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TC Regular" style:font-name-complex="Noto Sans CJK TC Regula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工作表1" table:style-name="ta1">
        <table:shapes>
          <draw:frame draw:z-index="0" draw:style-name="gr1" draw:text-style-name="P1" svg:width="159.99mm" svg:height="89.99mm" svg:x="322.32mm" svg:y="475.4mm">
            <loext:p draw:notify-on-update-of-ranges="工作表1.E1:工作表1.E2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41.94mm" svg:y="935.97mm">
            <loext:p draw:notify-on-update-of-ranges="工作表1.I1:工作表1.I2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1.65330970287323" calcext:value-type="float">
            <text:p>1.6533097029</text:p>
          </table:table-cell>
          <table:table-cell/>
          <table:table-cell table:style-name="ce1" table:formula="of:=SUM([.A1:.A11])/11" office:value-type="float" office:value="1.58117593418468" calcext:value-type="float">
            <text:p>1.5811759342</text:p>
          </table:table-cell>
          <table:table-cell/>
          <table:table-cell table:formula="of:=INDIRECT(&quot;C&quot;&amp;((ROW([.$A1:.$AMJ1])-1)*11+1) )" office:value-type="float" office:value="1.58117593418468" calcext:value-type="float">
            <text:p>1.581175934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SUM([.G1:.G11])/11" office:value-type="float" office:value="21.9090909090909" calcext:value-type="float">
            <text:p>21.9090909091</text:p>
          </table:table-cell>
          <table:table-cell table:style-name="ce1" table:formula="of:=INDIRECT(&quot;H&quot;&amp;((ROW([.$A1:.$AMJ1])-1)*11+1) )" office:value-type="float" office:value="21.9090909090909" calcext:value-type="float">
            <text:p>21.9090909091</text:p>
          </table:table-cell>
        </table:table-row>
        <table:table-row table:style-name="ro1">
          <table:table-cell office:value-type="float" office:value="1.60317647457123" calcext:value-type="float">
            <text:p>1.6031764746</text:p>
          </table:table-cell>
          <table:table-cell/>
          <table:table-cell table:style-name="ce1" table:formula="of:=SUM([.A2:.A12])/11" office:value-type="float" office:value="1.57146307555112" calcext:value-type="float">
            <text:p>1.5714630756</text:p>
          </table:table-cell>
          <table:table-cell/>
          <table:table-cell table:formula="of:=INDIRECT(&quot;C&quot;&amp;((ROW([.$A2:.$AMJ2])-1)*11+1) )" office:value-type="float" office:value="1.4820595221086" calcext:value-type="float">
            <text:p>1.4820595221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2:.G12])/11" office:value-type="float" office:value="21" calcext:value-type="float">
            <text:p>21</text:p>
          </table:table-cell>
          <table:table-cell table:style-name="ce1" table:formula="of:=INDIRECT(&quot;H&quot;&amp;((ROW([.$A2:.$AMJ2])-1)*11+1) )" office:value-type="float" office:value="20.8181818181818" calcext:value-type="float">
            <text:p>20.8181818182</text:p>
          </table:table-cell>
        </table:table-row>
        <table:table-row table:style-name="ro1">
          <table:table-cell office:value-type="float" office:value="1.58361518383026" calcext:value-type="float">
            <text:p>1.5836151838</text:p>
          </table:table-cell>
          <table:table-cell/>
          <table:table-cell table:style-name="ce1" table:formula="of:=SUM([.A3:.A13])/11" office:value-type="float" office:value="1.58690218491988" calcext:value-type="float">
            <text:p>1.5869021849</text:p>
          </table:table-cell>
          <table:table-cell/>
          <table:table-cell table:formula="of:=INDIRECT(&quot;C&quot;&amp;((ROW([.$A3:.$AMJ3])-1)*11+1) )" office:value-type="float" office:value="1.26908894560554" calcext:value-type="float">
            <text:p>1.2690889456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3:.G13])/11" office:value-type="float" office:value="20.3636363636364" calcext:value-type="float">
            <text:p>20.3636363636</text:p>
          </table:table-cell>
          <table:table-cell table:style-name="ce1" table:formula="of:=INDIRECT(&quot;H&quot;&amp;((ROW([.$A3:.$AMJ3])-1)*11+1) )" office:value-type="float" office:value="16.6363636363636" calcext:value-type="float">
            <text:p>16.6363636364</text:p>
          </table:table-cell>
        </table:table-row>
        <table:table-row table:style-name="ro1">
          <table:table-cell office:value-type="float" office:value="1.40300846099854" calcext:value-type="float">
            <text:p>1.403008461</text:p>
          </table:table-cell>
          <table:table-cell/>
          <table:table-cell table:style-name="ce1" table:formula="of:=SUM([.A4:.A14])/11" office:value-type="float" office:value="1.55341083353216" calcext:value-type="float">
            <text:p>1.5534108335</text:p>
          </table:table-cell>
          <table:table-cell/>
          <table:table-cell table:formula="of:=INDIRECT(&quot;C&quot;&amp;((ROW([.$A4:.$AMJ4])-1)*11+1) )" office:value-type="float" office:value="1.48461479490454" calcext:value-type="float">
            <text:p>1.4846147949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4:.G14])/11" office:value-type="float" office:value="19.1818181818182" calcext:value-type="float">
            <text:p>19.1818181818</text:p>
          </table:table-cell>
          <table:table-cell table:style-name="ce1" table:formula="of:=INDIRECT(&quot;H&quot;&amp;((ROW([.$A4:.$AMJ4])-1)*11+1) )" office:value-type="float" office:value="36.5454545454545" calcext:value-type="float">
            <text:p>36.5454545455</text:p>
          </table:table-cell>
        </table:table-row>
        <table:table-row table:style-name="ro1">
          <table:table-cell office:value-type="float" office:value="1.58375358581543" calcext:value-type="float">
            <text:p>1.5837535858</text:p>
          </table:table-cell>
          <table:table-cell/>
          <table:table-cell table:style-name="ce1" table:formula="of:=SUM([.A5:.A15])/11" office:value-type="float" office:value="1.57125893506137" calcext:value-type="float">
            <text:p>1.5712589351</text:p>
          </table:table-cell>
          <table:table-cell/>
          <table:table-cell table:formula="of:=INDIRECT(&quot;C&quot;&amp;((ROW([.$A5:.$AMJ5])-1)*11+1) )" office:value-type="float" office:value="1.40679852529006" calcext:value-type="float">
            <text:p>1.4067985253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SUM([.G5:.G15])/11" office:value-type="float" office:value="18.5454545454545" calcext:value-type="float">
            <text:p>18.5454545455</text:p>
          </table:table-cell>
          <table:table-cell table:style-name="ce1" table:formula="of:=INDIRECT(&quot;H&quot;&amp;((ROW([.$A5:.$AMJ5])-1)*11+1) )" office:value-type="float" office:value="50.3636363636364" calcext:value-type="float">
            <text:p>50.3636363636</text:p>
          </table:table-cell>
        </table:table-row>
        <table:table-row table:style-name="ro1">
          <table:table-cell office:value-type="float" office:value="1.83658874034882" calcext:value-type="float">
            <text:p>1.8365887403</text:p>
          </table:table-cell>
          <table:table-cell/>
          <table:table-cell table:style-name="ce1" table:formula="of:=SUM([.A6:.A16])/11" office:value-type="float" office:value="1.54705148393458" calcext:value-type="float">
            <text:p>1.5470514839</text:p>
          </table:table-cell>
          <table:table-cell/>
          <table:table-cell table:formula="of:=INDIRECT(&quot;C&quot;&amp;((ROW([.$A6:.$AMJ6])-1)*11+1) )" office:value-type="float" office:value="1.3883185711774" calcext:value-type="float">
            <text:p>1.388318571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6:.G16])/11" office:value-type="float" office:value="19.6363636363636" calcext:value-type="float">
            <text:p>19.6363636364</text:p>
          </table:table-cell>
          <table:table-cell table:style-name="ce1" table:formula="of:=INDIRECT(&quot;H&quot;&amp;((ROW([.$A6:.$AMJ6])-1)*11+1) )" office:value-type="float" office:value="47.3636363636364" calcext:value-type="float">
            <text:p>47.3636363636</text:p>
          </table:table-cell>
        </table:table-row>
        <table:table-row table:style-name="ro1">
          <table:table-cell office:value-type="float" office:value="1.82436072826386" calcext:value-type="float">
            <text:p>1.8243607283</text:p>
          </table:table-cell>
          <table:table-cell/>
          <table:table-cell table:style-name="ce1" table:formula="of:=SUM([.A7:.A17])/11" office:value-type="float" office:value="1.49646332047202" calcext:value-type="float">
            <text:p>1.4964633205</text:p>
          </table:table-cell>
          <table:table-cell/>
          <table:table-cell table:formula="of:=INDIRECT(&quot;C&quot;&amp;((ROW([.$A7:.$AMJ7])-1)*11+1) )" office:value-type="float" office:value="1.30611774054441" calcext:value-type="float">
            <text:p>1.306117740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SUM([.G7:.G17])/11" office:value-type="float" office:value="19.6363636363636" calcext:value-type="float">
            <text:p>19.6363636364</text:p>
          </table:table-cell>
          <table:table-cell table:style-name="ce1" table:formula="of:=INDIRECT(&quot;H&quot;&amp;((ROW([.$A7:.$AMJ7])-1)*11+1) )" office:value-type="float" office:value="50.9090909090909" calcext:value-type="float">
            <text:p>50.9090909091</text:p>
          </table:table-cell>
        </table:table-row>
        <table:table-row table:style-name="ro1">
          <table:table-cell office:value-type="float" office:value="1.3773113489151" calcext:value-type="float">
            <text:p>1.3773113489</text:p>
          </table:table-cell>
          <table:table-cell/>
          <table:table-cell table:style-name="ce1" table:formula="of:=SUM([.A8:.A18])/11" office:value-type="float" office:value="1.46546542644501" calcext:value-type="float">
            <text:p>1.4654654264</text:p>
          </table:table-cell>
          <table:table-cell/>
          <table:table-cell table:formula="of:=INDIRECT(&quot;C&quot;&amp;((ROW([.$A8:.$AMJ8])-1)*11+1) )" office:value-type="float" office:value="1.45578647743572" calcext:value-type="float">
            <text:p>1.4557864774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table:formula="of:=SUM([.G8:.G18])/11" office:value-type="float" office:value="20.2727272727273" calcext:value-type="float">
            <text:p>20.2727272727</text:p>
          </table:table-cell>
          <table:table-cell table:style-name="ce1" table:formula="of:=INDIRECT(&quot;H&quot;&amp;((ROW([.$A8:.$AMJ8])-1)*11+1) )" office:value-type="float" office:value="43.7272727272727" calcext:value-type="float">
            <text:p>43.7272727273</text:p>
          </table:table-cell>
        </table:table-row>
        <table:table-row table:style-name="ro1">
          <table:table-cell office:value-type="float" office:value="1.16710352897644" calcext:value-type="float">
            <text:p>1.167103529</text:p>
          </table:table-cell>
          <table:table-cell/>
          <table:table-cell table:style-name="ce1" table:formula="of:=SUM([.A9:.A19])/11" office:value-type="float" office:value="1.48001213507219" calcext:value-type="float">
            <text:p>1.4800121351</text:p>
          </table:table-cell>
          <table:table-cell/>
          <table:table-cell table:formula="of:=INDIRECT(&quot;C&quot;&amp;((ROW([.$A9:.$AMJ9])-1)*11+1) )" office:value-type="float" office:value="1.38042857430198" calcext:value-type="float">
            <text:p>1.380428574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SUM([.G9:.G19])/11" office:value-type="float" office:value="20.8181818181818" calcext:value-type="float">
            <text:p>20.8181818182</text:p>
          </table:table-cell>
          <table:table-cell table:style-name="ce1" table:formula="of:=INDIRECT(&quot;H&quot;&amp;((ROW([.$A9:.$AMJ9])-1)*11+1) )" office:value-type="float" office:value="54.2727272727273" calcext:value-type="float">
            <text:p>54.2727272727</text:p>
          </table:table-cell>
        </table:table-row>
        <table:table-row table:style-name="ro1">
          <table:table-cell office:value-type="float" office:value="1.59293341636658" calcext:value-type="float">
            <text:p>1.5929334164</text:p>
          </table:table-cell>
          <table:table-cell/>
          <table:table-cell table:style-name="ce1" table:formula="of:=SUM([.A10:.A20])/11" office:value-type="float" office:value="1.52271480993791" calcext:value-type="float">
            <text:p>1.5227148099</text:p>
          </table:table-cell>
          <table:table-cell/>
          <table:table-cell table:formula="of:=INDIRECT(&quot;C&quot;&amp;((ROW([.$A10:.$AMJ10])-1)*11+1) )" office:value-type="float" office:value="1.22676636414094" calcext:value-type="float">
            <text:p>1.2267663641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10:.G20])/11" office:value-type="float" office:value="21.4545454545455" calcext:value-type="float">
            <text:p>21.4545454545</text:p>
          </table:table-cell>
          <table:table-cell table:style-name="ce1" table:formula="of:=INDIRECT(&quot;H&quot;&amp;((ROW([.$A10:.$AMJ10])-1)*11+1) )" office:value-type="float" office:value="34.8181818181818" calcext:value-type="float">
            <text:p>34.8181818182</text:p>
          </table:table-cell>
        </table:table-row>
        <table:table-row table:style-name="ro1">
          <table:table-cell office:value-type="float" office:value="1.76777410507202" calcext:value-type="float">
            <text:p>1.7677741051</text:p>
          </table:table-cell>
          <table:table-cell/>
          <table:table-cell table:style-name="ce1" table:formula="of:=SUM([.A11:.A21])/11" office:value-type="float" office:value="1.52645312656056" calcext:value-type="float">
            <text:p>1.5264531266</text:p>
          </table:table-cell>
          <table:table-cell/>
          <table:table-cell table:formula="of:=INDIRECT(&quot;C&quot;&amp;((ROW([.$A11:.$AMJ11])-1)*11+1) )" office:value-type="float" office:value="1.18705191395499" calcext:value-type="float">
            <text:p>1.187051914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11:.G21])/11" office:value-type="float" office:value="20.8181818181818" calcext:value-type="float">
            <text:p>20.8181818182</text:p>
          </table:table-cell>
          <table:table-cell table:style-name="ce1" table:formula="of:=INDIRECT(&quot;H&quot;&amp;((ROW([.$A11:.$AMJ11])-1)*11+1) )" office:value-type="float" office:value="54.3636363636364" calcext:value-type="float">
            <text:p>54.3636363636</text:p>
          </table:table-cell>
        </table:table-row>
        <table:table-row table:style-name="ro1">
          <table:table-cell office:value-type="float" office:value="1.54646825790405" calcext:value-type="float">
            <text:p>1.5464682579</text:p>
          </table:table-cell>
          <table:table-cell/>
          <table:table-cell table:style-name="ce1" table:formula="of:=SUM([.A12:.A22])/11" office:value-type="float" office:value="1.4820595221086" calcext:value-type="float">
            <text:p>1.4820595221</text:p>
          </table:table-cell>
          <table:table-cell/>
          <table:table-cell table:formula="of:=INDIRECT(&quot;C&quot;&amp;((ROW([.$A12:.$AMJ12])-1)*11+1) )" office:value-type="float" office:value="1.33742405609651" calcext:value-type="float">
            <text:p>1.337424056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SUM([.G12:.G22])/11" office:value-type="float" office:value="20.8181818181818" calcext:value-type="float">
            <text:p>20.8181818182</text:p>
          </table:table-cell>
          <table:table-cell table:style-name="ce1" table:formula="of:=INDIRECT(&quot;H&quot;&amp;((ROW([.$A12:.$AMJ12])-1)*11+1) )" office:value-type="float" office:value="52.4545454545455" calcext:value-type="float">
            <text:p>52.4545454545</text:p>
          </table:table-cell>
        </table:table-row>
        <table:table-row table:style-name="ro1">
          <table:table-cell office:value-type="float" office:value="1.77300667762756" calcext:value-type="float">
            <text:p>1.7730066776</text:p>
          </table:table-cell>
          <table:table-cell/>
          <table:table-cell table:style-name="ce1" table:formula="of:=SUM([.A13:.A23])/11" office:value-type="float" office:value="1.42043184692209" calcext:value-type="float">
            <text:p>1.4204318469</text:p>
          </table:table-cell>
          <table:table-cell/>
          <table:table-cell table:formula="of:=INDIRECT(&quot;C&quot;&amp;((ROW([.$A13:.$AMJ13])-1)*11+1) )" office:value-type="float" office:value="1.36830226941542" calcext:value-type="float">
            <text:p>1.3683022694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SUM([.G13:.G23])/11" office:value-type="float" office:value="20.6363636363636" calcext:value-type="float">
            <text:p>20.6363636364</text:p>
          </table:table-cell>
          <table:table-cell table:style-name="ce1" table:formula="of:=INDIRECT(&quot;H&quot;&amp;((ROW([.$A13:.$AMJ13])-1)*11+1) )" office:value-type="float" office:value="54.0909090909091" calcext:value-type="float">
            <text:p>54.0909090909</text:p>
          </table:table-cell>
        </table:table-row>
        <table:table-row table:style-name="ro1">
          <table:table-cell office:value-type="float" office:value="1.21521031856537" calcext:value-type="float">
            <text:p>1.2152103186</text:p>
          </table:table-cell>
          <table:table-cell/>
          <table:table-cell table:style-name="ce1" table:formula="of:=SUM([.A14:.A24])/11" office:value-type="float" office:value="1.42289338870482" calcext:value-type="float">
            <text:p>1.4228933887</text:p>
          </table:table-cell>
          <table:table-cell/>
          <table:table-cell table:formula="of:=INDIRECT(&quot;C&quot;&amp;((ROW([.$A14:.$AMJ14])-1)*11+1) )" office:value-type="float" office:value="1.32056044990366" calcext:value-type="float">
            <text:p>1.320560449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formula="of:=SUM([.G14:.G24])/11" office:value-type="float" office:value="19" calcext:value-type="float">
            <text:p>19</text:p>
          </table:table-cell>
          <table:table-cell table:style-name="ce1" table:formula="of:=INDIRECT(&quot;H&quot;&amp;((ROW([.$A14:.$AMJ14])-1)*11+1) )" office:value-type="float" office:value="48.7272727272727" calcext:value-type="float">
            <text:p>48.7272727273</text:p>
          </table:table-cell>
        </table:table-row>
        <table:table-row table:style-name="ro1">
          <table:table-cell office:value-type="float" office:value="1.59933757781982" calcext:value-type="float">
            <text:p>1.5993375778</text:p>
          </table:table-cell>
          <table:table-cell/>
          <table:table-cell table:style-name="ce1" table:formula="of:=SUM([.A15:.A25])/11" office:value-type="float" office:value="1.4278977079825" calcext:value-type="float">
            <text:p>1.427897708</text:p>
          </table:table-cell>
          <table:table-cell/>
          <table:table-cell table:formula="of:=INDIRECT(&quot;C&quot;&amp;((ROW([.$A15:.$AMJ15])-1)*11+1) )" office:value-type="float" office:value="1.43323514678262" calcext:value-type="float">
            <text:p>1.433235146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SUM([.G15:.G25])/11" office:value-type="float" office:value="20.7272727272727" calcext:value-type="float">
            <text:p>20.7272727273</text:p>
          </table:table-cell>
          <table:table-cell table:style-name="ce1" table:formula="of:=INDIRECT(&quot;H&quot;&amp;((ROW([.$A15:.$AMJ15])-1)*11+1) )" office:value-type="float" office:value="52.8181818181818" calcext:value-type="float">
            <text:p>52.8181818182</text:p>
          </table:table-cell>
        </table:table-row>
        <table:table-row table:style-name="ro1">
          <table:table-cell office:value-type="float" office:value="1.31747162342072" calcext:value-type="float">
            <text:p>1.3174716234</text:p>
          </table:table-cell>
          <table:table-cell/>
          <table:table-cell table:style-name="ce1" table:formula="of:=SUM([.A16:.A26])/11" office:value-type="float" office:value="1.36756032705307" calcext:value-type="float">
            <text:p>1.3675603271</text:p>
          </table:table-cell>
          <table:table-cell/>
          <table:table-cell table:formula="of:=INDIRECT(&quot;C&quot;&amp;((ROW([.$A16:.$AMJ16])-1)*11+1) )" office:value-type="float" office:value="1.35729296640916" calcext:value-type="float">
            <text:p>1.3572929664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SUM([.G16:.G26])/11" office:value-type="float" office:value="22.4545454545455" calcext:value-type="float">
            <text:p>22.4545454545</text:p>
          </table:table-cell>
          <table:table-cell table:style-name="ce1" table:formula="of:=INDIRECT(&quot;H&quot;&amp;((ROW([.$A16:.$AMJ16])-1)*11+1) )" office:value-type="float" office:value="38.7272727272727" calcext:value-type="float">
            <text:p>38.7272727273</text:p>
          </table:table-cell>
        </table:table-row>
        <table:table-row table:style-name="ro1">
          <table:table-cell office:value-type="float" office:value="1.28011894226074" calcext:value-type="float">
            <text:p>1.2801189423</text:p>
          </table:table-cell>
          <table:table-cell/>
          <table:table-cell table:style-name="ce1" table:formula="of:=SUM([.A17:.A27])/11" office:value-type="float" office:value="1.39755534583872" calcext:value-type="float">
            <text:p>1.3975553458</text:p>
          </table:table-cell>
          <table:table-cell/>
          <table:table-cell table:formula="of:=INDIRECT(&quot;C&quot;&amp;((ROW([.$A17:.$AMJ17])-1)*11+1) )" office:value-type="float" office:value="1.30908574841239" calcext:value-type="float">
            <text:p>1.3090857484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17:.G27])/11" office:value-type="float" office:value="22.4545454545455" calcext:value-type="float">
            <text:p>22.4545454545</text:p>
          </table:table-cell>
          <table:table-cell table:style-name="ce1" table:formula="of:=INDIRECT(&quot;H&quot;&amp;((ROW([.$A17:.$AMJ17])-1)*11+1) )" office:value-type="float" office:value="36.1818181818182" calcext:value-type="float">
            <text:p>36.1818181818</text:p>
          </table:table-cell>
        </table:table-row>
        <table:table-row table:style-name="ro1">
          <table:table-cell office:value-type="float" office:value="1.48338389396667" calcext:value-type="float">
            <text:p>1.483383894</text:p>
          </table:table-cell>
          <table:table-cell/>
          <table:table-cell table:style-name="ce1" table:formula="of:=SUM([.A18:.A28])/11" office:value-type="float" office:value="1.3746670647101" calcext:value-type="float">
            <text:p>1.3746670647</text:p>
          </table:table-cell>
          <table:table-cell/>
          <table:table-cell table:formula="of:=INDIRECT(&quot;C&quot;&amp;((ROW([.$A18:.$AMJ18])-1)*11+1) )" office:value-type="float" office:value="1.27016151493246" calcext:value-type="float">
            <text:p>1.2701615149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18:.G28])/11" office:value-type="float" office:value="21.2727272727273" calcext:value-type="float">
            <text:p>21.2727272727</text:p>
          </table:table-cell>
          <table:table-cell table:style-name="ce1" table:formula="of:=INDIRECT(&quot;H&quot;&amp;((ROW([.$A18:.$AMJ18])-1)*11+1) )" office:value-type="float" office:value="42.9090909090909" calcext:value-type="float">
            <text:p>42.9090909091</text:p>
          </table:table-cell>
        </table:table-row>
        <table:table-row table:style-name="ro1">
          <table:table-cell office:value-type="float" office:value="1.53732514381409" calcext:value-type="float">
            <text:p>1.5373251438</text:p>
          </table:table-cell>
          <table:table-cell/>
          <table:table-cell table:style-name="ce1" table:formula="of:=SUM([.A19:.A29])/11" office:value-type="float" office:value="1.36886916919188" calcext:value-type="float">
            <text:p>1.3688691692</text:p>
          </table:table-cell>
          <table:table-cell/>
          <table:table-cell table:formula="of:=INDIRECT(&quot;C&quot;&amp;((ROW([.$A19:.$AMJ19])-1)*11+1) )" office:value-type="float" office:value="1.13075103001161" calcext:value-type="float">
            <text:p>1.13075103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19:.G29])/11" office:value-type="float" office:value="20.6363636363636" calcext:value-type="float">
            <text:p>20.6363636364</text:p>
          </table:table-cell>
          <table:table-cell table:style-name="ce1" table:formula="of:=INDIRECT(&quot;H&quot;&amp;((ROW([.$A19:.$AMJ19])-1)*11+1) )" office:value-type="float" office:value="43.5454545454545" calcext:value-type="float">
            <text:p>43.5454545455</text:p>
          </table:table-cell>
        </table:table-row>
        <table:table-row table:style-name="ro1">
          <table:table-cell office:value-type="float" office:value="1.63683295249939" calcext:value-type="float">
            <text:p>1.6368329525</text:p>
          </table:table-cell>
          <table:table-cell/>
          <table:table-cell table:style-name="ce1" table:formula="of:=SUM([.A20:.A30])/11" office:value-type="float" office:value="1.33030023899945" calcext:value-type="float">
            <text:p>1.330300239</text:p>
          </table:table-cell>
          <table:table-cell/>
          <table:table-cell table:formula="of:=INDIRECT(&quot;C&quot;&amp;((ROW([.$A20:.$AMJ20])-1)*11+1) )" office:value-type="float" office:value="1.19146196408705" calcext:value-type="float">
            <text:p>1.1914619641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20:.G30])/11" office:value-type="float" office:value="18.3636363636364" calcext:value-type="float">
            <text:p>18.3636363636</text:p>
          </table:table-cell>
          <table:table-cell table:style-name="ce1" table:formula="of:=INDIRECT(&quot;H&quot;&amp;((ROW([.$A20:.$AMJ20])-1)*11+1) )" office:value-type="float" office:value="60.6363636363636" calcext:value-type="float">
            <text:p>60.6363636364</text:p>
          </table:table-cell>
        </table:table-row>
        <table:table-row table:style-name="ro1">
          <table:table-cell office:value-type="float" office:value="1.6340548992157" calcext:value-type="float">
            <text:p>1.6340548992</text:p>
          </table:table-cell>
          <table:table-cell/>
          <table:table-cell table:style-name="ce1" table:formula="of:=SUM([.A21:.A31])/11" office:value-type="float" office:value="1.31318694353104" calcext:value-type="float">
            <text:p>1.3131869435</text:p>
          </table:table-cell>
          <table:table-cell/>
          <table:table-cell table:formula="of:=INDIRECT(&quot;C&quot;&amp;((ROW([.$A21:.$AMJ21])-1)*11+1) )" office:value-type="float" office:value="1.10323484377428" calcext:value-type="float">
            <text:p>1.103234843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SUM([.G21:.G31])/11" office:value-type="float" office:value="17.7272727272727" calcext:value-type="float">
            <text:p>17.7272727273</text:p>
          </table:table-cell>
          <table:table-cell table:style-name="ce1" table:formula="of:=INDIRECT(&quot;H&quot;&amp;((ROW([.$A21:.$AMJ21])-1)*11+1) )" office:value-type="float" office:value="62.9090909090909" calcext:value-type="float">
            <text:p>62.9090909091</text:p>
          </table:table-cell>
        </table:table-row>
        <table:table-row table:style-name="ro1">
          <table:table-cell office:value-type="float" office:value="1.27944445610046" calcext:value-type="float">
            <text:p>1.2794444561</text:p>
          </table:table-cell>
          <table:table-cell/>
          <table:table-cell table:style-name="ce1" table:formula="of:=SUM([.A22:.A32])/11" office:value-type="float" office:value="1.27498952367089" calcext:value-type="float">
            <text:p>1.2749895237</text:p>
          </table:table-cell>
          <table:table-cell/>
          <table:table-cell table:formula="of:=INDIRECT(&quot;C&quot;&amp;((ROW([.$A22:.$AMJ22])-1)*11+1) )" office:value-type="float" office:value="1.20267500118776" calcext:value-type="float">
            <text:p>1.202675001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22:.G32])/11" office:value-type="float" office:value="16.6363636363636" calcext:value-type="float">
            <text:p>16.6363636364</text:p>
          </table:table-cell>
          <table:table-cell table:style-name="ce1" table:formula="of:=INDIRECT(&quot;H&quot;&amp;((ROW([.$A22:.$AMJ22])-1)*11+1) )" office:value-type="float" office:value="59.9090909090909" calcext:value-type="float">
            <text:p>59.9090909091</text:p>
          </table:table-cell>
        </table:table-row>
        <table:table-row table:style-name="ro1">
          <table:table-cell office:value-type="float" office:value="0.868563830852508" calcext:value-type="float">
            <text:p>0.8685638309</text:p>
          </table:table-cell>
          <table:table-cell/>
          <table:table-cell table:style-name="ce1" table:formula="of:=SUM([.A23:.A33])/11" office:value-type="float" office:value="1.26908894560554" calcext:value-type="float">
            <text:p>1.2690889456</text:p>
          </table:table-cell>
          <table:table-cell/>
          <table:table-cell table:formula="of:=INDIRECT(&quot;C&quot;&amp;((ROW([.$A23:.$AMJ23])-1)*11+1) )" office:value-type="float" office:value="1.15723779526624" calcext:value-type="float">
            <text:p>1.1572377953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SUM([.G23:.G33])/11" office:value-type="float" office:value="16.6363636363636" calcext:value-type="float">
            <text:p>16.6363636364</text:p>
          </table:table-cell>
          <table:table-cell table:style-name="ce1" table:formula="of:=INDIRECT(&quot;H&quot;&amp;((ROW([.$A23:.$AMJ23])-1)*11+1) )" office:value-type="float" office:value="63.9090909090909" calcext:value-type="float">
            <text:p>63.9090909091</text:p>
          </table:table-cell>
        </table:table-row>
        <table:table-row table:style-name="ro1">
          <table:table-cell office:value-type="float" office:value="1.80008363723755" calcext:value-type="float">
            <text:p>1.8000836372</text:p>
          </table:table-cell>
          <table:table-cell/>
          <table:table-cell table:style-name="ce1" table:formula="of:=SUM([.A24:.A34])/11" office:value-type="float" office:value="1.31295576962558" calcext:value-type="float">
            <text:p>1.3129557696</text:p>
          </table:table-cell>
          <table:table-cell/>
          <table:table-cell table:formula="of:=INDIRECT(&quot;C&quot;&amp;((ROW([.$A24:.$AMJ24])-1)*11+1) )" office:value-type="float" office:value="1.16635411435908" calcext:value-type="float">
            <text:p>1.16635411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SUM([.G24:.G34])/11" office:value-type="float" office:value="18.9090909090909" calcext:value-type="float">
            <text:p>18.9090909091</text:p>
          </table:table-cell>
          <table:table-cell table:style-name="ce1" table:formula="of:=INDIRECT(&quot;H&quot;&amp;((ROW([.$A24:.$AMJ24])-1)*11+1) )" office:value-type="float" office:value="64.6363636363636" calcext:value-type="float">
            <text:p>64.6363636364</text:p>
          </table:table-cell>
        </table:table-row>
        <table:table-row table:style-name="ro1">
          <table:table-cell office:value-type="float" office:value="1.27025783061981" calcext:value-type="float">
            <text:p>1.2702578306</text:p>
          </table:table-cell>
          <table:table-cell/>
          <table:table-cell table:style-name="ce1" table:formula="of:=SUM([.A25:.A35])/11" office:value-type="float" office:value="1.32285377112302" calcext:value-type="float">
            <text:p>1.3228537711</text:p>
          </table:table-cell>
          <table:table-cell/>
          <table:table-cell table:formula="of:=INDIRECT(&quot;C&quot;&amp;((ROW([.$A25:.$AMJ25])-1)*11+1) )" office:value-type="float" office:value="0.937301115556197" calcext:value-type="float">
            <text:p>0.9373011156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table:formula="of:=SUM([.G25:.G35])/11" office:value-type="float" office:value="21.1818181818182" calcext:value-type="float">
            <text:p>21.1818181818</text:p>
          </table:table-cell>
          <table:table-cell table:style-name="ce1" table:formula="of:=INDIRECT(&quot;H&quot;&amp;((ROW([.$A25:.$AMJ25])-1)*11+1) )" office:value-type="float" office:value="60.4545454545455" calcext:value-type="float">
            <text:p>60.4545454545</text:p>
          </table:table-cell>
        </table:table-row>
        <table:table-row table:style-name="ro1">
          <table:table-cell office:value-type="float" office:value="0.93562638759613" calcext:value-type="float">
            <text:p>0.9356263876</text:p>
          </table:table-cell>
          <table:table-cell/>
          <table:table-cell table:style-name="ce1" table:formula="of:=SUM([.A26:.A36])/11" office:value-type="float" office:value="1.31535659053109" calcext:value-type="float">
            <text:p>1.3153565905</text:p>
          </table:table-cell>
          <table:table-cell/>
          <table:table-cell table:formula="of:=INDIRECT(&quot;C&quot;&amp;((ROW([.$A26:.$AMJ26])-1)*11+1) )" office:value-type="float" office:value="1.17585111206228" calcext:value-type="float">
            <text:p>1.1758511121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26:.G36])/11" office:value-type="float" office:value="19.8181818181818" calcext:value-type="float">
            <text:p>19.8181818182</text:p>
          </table:table-cell>
          <table:table-cell table:style-name="ce1" table:formula="of:=INDIRECT(&quot;H&quot;&amp;((ROW([.$A26:.$AMJ26])-1)*11+1) )" office:value-type="float" office:value="65.2727272727273" calcext:value-type="float">
            <text:p>65.2727272727</text:p>
          </table:table-cell>
        </table:table-row>
        <table:table-row table:style-name="ro1">
          <table:table-cell office:value-type="float" office:value="1.64741683006287" calcext:value-type="float">
            <text:p>1.6474168301</text:p>
          </table:table-cell>
          <table:table-cell/>
          <table:table-cell table:style-name="ce1" table:formula="of:=SUM([.A27:.A37])/11" office:value-type="float" office:value="1.38023161888123" calcext:value-type="float">
            <text:p>1.3802316189</text:p>
          </table:table-cell>
          <table:table-cell/>
          <table:table-cell table:formula="of:=INDIRECT(&quot;C&quot;&amp;((ROW([.$A27:.$AMJ27])-1)*11+1) )" office:value-type="float" office:value="1.06796019727534" calcext:value-type="float">
            <text:p>1.067960197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SUM([.G27:.G37])/11" office:value-type="float" office:value="18.0909090909091" calcext:value-type="float">
            <text:p>18.0909090909</text:p>
          </table:table-cell>
          <table:table-cell table:style-name="ce1" table:formula="of:=INDIRECT(&quot;H&quot;&amp;((ROW([.$A27:.$AMJ27])-1)*11+1) )" office:value-type="float" office:value="62.5454545454546" calcext:value-type="float">
            <text:p>62.5454545455</text:p>
          </table:table-cell>
        </table:table-row>
        <table:table-row table:style-name="ro1">
          <table:table-cell office:value-type="float" office:value="1.02834784984589" calcext:value-type="float">
            <text:p>1.0283478498</text:p>
          </table:table-cell>
          <table:table-cell/>
          <table:table-cell table:style-name="ce1" table:formula="of:=SUM([.A28:.A38])/11" office:value-type="float" office:value="1.34340079264207" calcext:value-type="float">
            <text:p>1.3434007926</text:p>
          </table:table-cell>
          <table:table-cell/>
          <table:table-cell table:formula="of:=INDIRECT(&quot;C&quot;&amp;((ROW([.$A28:.$AMJ28])-1)*11+1) )" office:value-type="float" office:value="1.04304105043411" calcext:value-type="float">
            <text:p>1.043041050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formula="of:=SUM([.G28:.G38])/11" office:value-type="float" office:value="18.7272727272727" calcext:value-type="float">
            <text:p>18.7272727273</text:p>
          </table:table-cell>
          <table:table-cell table:style-name="ce1" table:formula="of:=INDIRECT(&quot;H&quot;&amp;((ROW([.$A28:.$AMJ28])-1)*11+1) )" office:value-type="float" office:value="60.6363636363636" calcext:value-type="float">
            <text:p>60.6363636364</text:p>
          </table:table-cell>
        </table:table-row>
        <table:table-row table:style-name="ro1">
          <table:table-cell office:value-type="float" office:value="1.4196070432663" calcext:value-type="float">
            <text:p>1.4196070433</text:p>
          </table:table-cell>
          <table:table-cell/>
          <table:table-cell table:style-name="ce1" table:formula="of:=SUM([.A29:.A39])/11" office:value-type="float" office:value="1.37723895636472" calcext:value-type="float">
            <text:p>1.3772389564</text:p>
          </table:table-cell>
          <table:table-cell/>
          <table:table-cell table:formula="of:=INDIRECT(&quot;C&quot;&amp;((ROW([.$A29:.$AMJ29])-1)*11+1) )" office:value-type="float" office:value="0.997058364478023" calcext:value-type="float">
            <text:p>0.997058364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SUM([.G29:.G39])/11" office:value-type="float" office:value="22.1818181818182" calcext:value-type="float">
            <text:p>22.1818181818</text:p>
          </table:table-cell>
          <table:table-cell table:style-name="ce1" table:formula="of:=INDIRECT(&quot;H&quot;&amp;((ROW([.$A29:.$AMJ29])-1)*11+1) )" office:value-type="float" office:value="60.1818181818182" calcext:value-type="float">
            <text:p>60.1818181818</text:p>
          </table:table-cell>
        </table:table-row>
        <table:table-row table:style-name="ro1">
          <table:table-cell office:value-type="float" office:value="1.11306691169739" calcext:value-type="float">
            <text:p>1.1130669117</text:p>
          </table:table-cell>
          <table:table-cell/>
          <table:table-cell table:style-name="ce1" table:formula="of:=SUM([.A30:.A40])/11" office:value-type="float" office:value="1.40374174985019" calcext:value-type="float">
            <text:p>1.4037417499</text:p>
          </table:table-cell>
          <table:table-cell/>
          <table:table-cell table:formula="of:=INDIRECT(&quot;C&quot;&amp;((ROW([.$A30:.$AMJ30])-1)*11+1) )" office:value-type="float" office:value="0.934295513413169" calcext:value-type="float">
            <text:p>0.934295513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formula="of:=SUM([.G30:.G40])/11" office:value-type="float" office:value="25.0909090909091" calcext:value-type="float">
            <text:p>25.0909090909</text:p>
          </table:table-cell>
          <table:table-cell table:style-name="ce1" table:formula="of:=INDIRECT(&quot;H&quot;&amp;((ROW([.$A30:.$AMJ30])-1)*11+1) )" office:value-type="float" office:value="65.1818181818182" calcext:value-type="float">
            <text:p>65.1818181818</text:p>
          </table:table-cell>
        </table:table-row>
        <table:table-row table:style-name="ro1">
          <table:table-cell office:value-type="float" office:value="1.4485867023468" calcext:value-type="float">
            <text:p>1.4485867023</text:p>
          </table:table-cell>
          <table:table-cell/>
          <table:table-cell table:style-name="ce1" table:formula="of:=SUM([.A31:.A41])/11" office:value-type="float" office:value="1.42328534343026" calcext:value-type="float">
            <text:p>1.4232853434</text:p>
          </table:table-cell>
          <table:table-cell/>
          <table:table-cell table:formula="of:=INDIRECT(&quot;C&quot;&amp;((ROW([.$A31:.$AMJ31])-1)*11+1) )" office:value-type="float" office:value="1.05327785556967" calcext:value-type="float">
            <text:p>1.0532778556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SUM([.G31:.G41])/11" office:value-type="float" office:value="28.5454545454545" calcext:value-type="float">
            <text:p>28.5454545455</text:p>
          </table:table-cell>
          <table:table-cell table:style-name="ce1" table:formula="of:=INDIRECT(&quot;H&quot;&amp;((ROW([.$A31:.$AMJ31])-1)*11+1) 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.21388328075409" calcext:value-type="float">
            <text:p>1.2138832808</text:p>
          </table:table-cell>
          <table:table-cell/>
          <table:table-cell table:style-name="ce1" table:formula="of:=SUM([.A32:.A42])/11" office:value-type="float" office:value="1.44203414700248" calcext:value-type="float">
            <text:p>1.442034147</text:p>
          </table:table-cell>
          <table:table-cell/>
          <table:table-cell table:formula="of:=INDIRECT(&quot;C&quot;&amp;((ROW([.$A32:.$AMJ32])-1)*11+1) )" office:value-type="float" office:value="1.06446581537073" calcext:value-type="float">
            <text:p>1.064465815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SUM([.G32:.G42])/11" office:value-type="float" office:value="29.1818181818182" calcext:value-type="float">
            <text:p>29.1818181818</text:p>
          </table:table-cell>
          <table:table-cell table:style-name="ce1" table:formula="of:=INDIRECT(&quot;H&quot;&amp;((ROW([.$A32:.$AMJ32])-1)*11+1) )" office:value-type="float" office:value="68.7272727272727" calcext:value-type="float">
            <text:p>68.7272727273</text:p>
          </table:table-cell>
        </table:table-row>
        <table:table-row table:style-name="ro1">
          <table:table-cell office:value-type="float" office:value="1.21453809738159" calcext:value-type="float">
            <text:p>1.2145380974</text:p>
          </table:table-cell>
          <table:table-cell/>
          <table:table-cell table:style-name="ce1" table:formula="of:=SUM([.A33:.A43])/11" office:value-type="float" office:value="1.47421046820554" calcext:value-type="float">
            <text:p>1.4742104682</text:p>
          </table:table-cell>
          <table:table-cell/>
          <table:table-cell table:formula="of:=INDIRECT(&quot;C&quot;&amp;((ROW([.$A33:.$AMJ33])-1)*11+1) )" office:value-type="float" office:value="1.11379405585202" calcext:value-type="float">
            <text:p>1.1137940559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33:.G43])/11" office:value-type="float" office:value="33.7272727272727" calcext:value-type="float">
            <text:p>33.7272727273</text:p>
          </table:table-cell>
          <table:table-cell table:style-name="ce1" table:formula="of:=INDIRECT(&quot;H&quot;&amp;((ROW([.$A33:.$AMJ33])-1)*11+1) )" office:value-type="float" office:value="64.7272727272727" calcext:value-type="float">
            <text:p>64.7272727273</text:p>
          </table:table-cell>
        </table:table-row>
        <table:table-row table:style-name="ro1">
          <table:table-cell office:value-type="float" office:value="1.35109889507294" calcext:value-type="float">
            <text:p>1.3510988951</text:p>
          </table:table-cell>
          <table:table-cell/>
          <table:table-cell table:style-name="ce1" table:formula="of:=SUM([.A34:.A44])/11" office:value-type="float" office:value="1.48461479490454" calcext:value-type="float">
            <text:p>1.4846147949</text:p>
          </table:table-cell>
          <table:table-cell/>
          <table:table-cell table:formula="of:=INDIRECT(&quot;C&quot;&amp;((ROW([.$A34:.$AMJ34])-1)*11+1) )" office:value-type="float" office:value="1.01791724291715" calcext:value-type="float">
            <text:p>1.0179172429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table:formula="of:=SUM([.G34:.G44])/11" office:value-type="float" office:value="36.5454545454545" calcext:value-type="float">
            <text:p>36.5454545455</text:p>
          </table:table-cell>
          <table:table-cell table:style-name="ce1" table:formula="of:=INDIRECT(&quot;H&quot;&amp;((ROW([.$A34:.$AMJ34])-1)*11+1) )" office:value-type="float" office:value="56.6363636363636" calcext:value-type="float">
            <text:p>56.6363636364</text:p>
          </table:table-cell>
        </table:table-row>
        <table:table-row table:style-name="ro1">
          <table:table-cell office:value-type="float" office:value="1.90896165370941" calcext:value-type="float">
            <text:p>1.9089616537</text:p>
          </table:table-cell>
          <table:table-cell/>
          <table:table-cell table:style-name="ce1" table:formula="of:=SUM([.A35:.A45])/11" office:value-type="float" office:value="1.47809493541718" calcext:value-type="float">
            <text:p>1.4780949354</text:p>
          </table:table-cell>
          <table:table-cell/>
          <table:table-cell table:formula="of:=INDIRECT(&quot;C&quot;&amp;((ROW([.$A35:.$AMJ35])-1)*11+1) )" office:value-type="float" office:value="1.06170283122496" calcext:value-type="float">
            <text:p>1.061702831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35:.G45])/11" office:value-type="float" office:value="39.3636363636364" calcext:value-type="float">
            <text:p>39.3636363636</text:p>
          </table:table-cell>
          <table:table-cell table:style-name="ce1" table:formula="of:=INDIRECT(&quot;H&quot;&amp;((ROW([.$A35:.$AMJ35])-1)*11+1) 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.18778884410858" calcext:value-type="float">
            <text:p>1.1877888441</text:p>
          </table:table-cell>
          <table:table-cell/>
          <table:table-cell table:style-name="ce1" table:formula="of:=SUM([.A36:.A46])/11" office:value-type="float" office:value="1.43895480849526" calcext:value-type="float">
            <text:p>1.4389548085</text:p>
          </table:table-cell>
          <table:table-cell/>
          <table:table-cell table:formula="of:=INDIRECT(&quot;C&quot;&amp;((ROW([.$A36:.$AMJ36])-1)*11+1) )" office:value-type="float" office:value="0.896776047619907" calcext:value-type="float">
            <text:p>0.896776047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table:formula="of:=SUM([.G36:.G46])/11" office:value-type="float" office:value="42.1818181818182" calcext:value-type="float">
            <text:p>42.1818181818</text:p>
          </table:table-cell>
          <table:table-cell table:style-name="ce1" table:formula="of:=INDIRECT(&quot;H&quot;&amp;((ROW([.$A36:.$AMJ36])-1)*11+1) )" office:value-type="float" office:value="65.7272727272727" calcext:value-type="float">
            <text:p>65.7272727273</text:p>
          </table:table-cell>
        </table:table-row>
        <table:table-row table:style-name="ro1">
          <table:table-cell office:value-type="float" office:value="1.64925169944763" calcext:value-type="float">
            <text:p>1.6492516994</text:p>
          </table:table-cell>
          <table:table-cell/>
          <table:table-cell table:style-name="ce1" table:formula="of:=SUM([.A37:.A47])/11" office:value-type="float" office:value="1.49935321374373" calcext:value-type="float">
            <text:p>1.4993532137</text:p>
          </table:table-cell>
          <table:table-cell/>
          <table:table-cell table:formula="of:=INDIRECT(&quot;C&quot;&amp;((ROW([.$A37:.$AMJ37])-1)*11+1) )" office:value-type="float" office:value="0.94972514835271" calcext:value-type="float">
            <text:p>0.9497251484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SUM([.G37:.G47])/11" office:value-type="float" office:value="46.9090909090909" calcext:value-type="float">
            <text:p>46.9090909091</text:p>
          </table:table-cell>
          <table:table-cell table:style-name="ce1" table:formula="of:=INDIRECT(&quot;H&quot;&amp;((ROW([.$A37:.$AMJ37])-1)*11+1) )" office:value-type="float" office:value="64.4545454545455" calcext:value-type="float">
            <text:p>64.4545454545</text:p>
          </table:table-cell>
        </table:table-row>
        <table:table-row table:style-name="ro1">
          <table:table-cell office:value-type="float" office:value="1.24227774143219" calcext:value-type="float">
            <text:p>1.2422777414</text:p>
          </table:table-cell>
          <table:table-cell/>
          <table:table-cell table:style-name="ce1" table:formula="of:=SUM([.A38:.A48])/11" office:value-type="float" office:value="1.45647558298978" calcext:value-type="float">
            <text:p>1.456475583</text:p>
          </table:table-cell>
          <table:table-cell/>
          <table:table-cell table:formula="of:=INDIRECT(&quot;C&quot;&amp;((ROW([.$A38:.$AMJ38])-1)*11+1) )" office:value-type="float" office:value="0.903945565223694" calcext:value-type="float">
            <text:p>0.903945565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38:.G48])/11" office:value-type="float" office:value="48.2727272727273" calcext:value-type="float">
            <text:p>48.2727272727</text:p>
          </table:table-cell>
          <table:table-cell table:style-name="ce1" table:formula="of:=INDIRECT(&quot;H&quot;&amp;((ROW([.$A38:.$AMJ38])-1)*11+1) )" office:value-type="float" office:value="67.8181818181818" calcext:value-type="float">
            <text:p>67.8181818182</text:p>
          </table:table-cell>
        </table:table-row>
        <table:table-row table:style-name="ro1">
          <table:table-cell office:value-type="float" office:value="1.40056765079498" calcext:value-type="float">
            <text:p>1.4005676508</text:p>
          </table:table-cell>
          <table:table-cell/>
          <table:table-cell table:style-name="ce1" table:formula="of:=SUM([.A39:.A49])/11" office:value-type="float" office:value="1.46143437515606" calcext:value-type="float">
            <text:p>1.4614343752</text:p>
          </table:table-cell>
          <table:table-cell/>
          <table:table-cell table:formula="of:=INDIRECT(&quot;C&quot;&amp;((ROW([.$A39:.$AMJ39])-1)*11+1) )" office:value-type="float" office:value="1.10261713916605" calcext:value-type="float">
            <text:p>1.102617139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39:.G49])/11" office:value-type="float" office:value="49.3636363636364" calcext:value-type="float">
            <text:p>49.3636363636</text:p>
          </table:table-cell>
          <table:table-cell table:style-name="ce1" table:formula="of:=INDIRECT(&quot;H&quot;&amp;((ROW([.$A39:.$AMJ39])-1)*11+1) )" office:value-type="float" office:value="69.1818181818182" calcext:value-type="float">
            <text:p>69.1818181818</text:p>
          </table:table-cell>
        </table:table-row>
        <table:table-row table:style-name="ro1">
          <table:table-cell office:value-type="float" office:value="1.71113777160645" calcext:value-type="float">
            <text:p>1.7111377716</text:p>
          </table:table-cell>
          <table:table-cell/>
          <table:table-cell table:style-name="ce1" table:formula="of:=SUM([.A40:.A50])/11" office:value-type="float" office:value="1.46336250955408" calcext:value-type="float">
            <text:p>1.4633625096</text:p>
          </table:table-cell>
          <table:table-cell/>
          <table:table-cell table:formula="of:=INDIRECT(&quot;C&quot;&amp;((ROW([.$A40:.$AMJ40])-1)*11+1) )" office:value-type="float" office:value="1.13371123508974" calcext:value-type="float">
            <text:p>1.133711235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40:.G50])/11" office:value-type="float" office:value="49.3636363636364" calcext:value-type="float">
            <text:p>49.3636363636</text:p>
          </table:table-cell>
          <table:table-cell table:style-name="ce1" table:formula="of:=INDIRECT(&quot;H&quot;&amp;((ROW([.$A40:.$AMJ40])-1)*11+1) )" office:value-type="float" office:value="62.4545454545455" calcext:value-type="float">
            <text:p>62.4545454545</text:p>
          </table:table-cell>
        </table:table-row>
        <table:table-row table:style-name="ro1">
          <table:table-cell office:value-type="float" office:value="1.32804644107819" calcext:value-type="float">
            <text:p>1.3280464411</text:p>
          </table:table-cell>
          <table:table-cell/>
          <table:table-cell table:style-name="ce1" table:formula="of:=SUM([.A41:.A51])/11" office:value-type="float" office:value="1.4273423389955" calcext:value-type="float">
            <text:p>1.427342339</text:p>
          </table:table-cell>
          <table:table-cell/>
          <table:table-cell table:formula="of:=INDIRECT(&quot;C&quot;&amp;((ROW([.$A41:.$AMJ41])-1)*11+1) )" office:value-type="float" office:value="0.942438532005657" calcext:value-type="float">
            <text:p>0.94243853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41:.G51])/11" office:value-type="float" office:value="50.4545454545455" calcext:value-type="float">
            <text:p>50.4545454545</text:p>
          </table:table-cell>
          <table:table-cell table:style-name="ce1" table:formula="of:=INDIRECT(&quot;H&quot;&amp;((ROW([.$A41:.$AMJ41])-1)*11+1) )" office:value-type="float" office:value="59.7272727272727" calcext:value-type="float">
            <text:p>59.7272727273</text:p>
          </table:table-cell>
        </table:table-row>
        <table:table-row table:style-name="ro1">
          <table:table-cell office:value-type="float" office:value="1.65482354164124" calcext:value-type="float">
            <text:p>1.6548235416</text:p>
          </table:table-cell>
          <table:table-cell/>
          <table:table-cell table:style-name="ce1" table:formula="of:=SUM([.A42:.A52])/11" office:value-type="float" office:value="1.42200920798562" calcext:value-type="float">
            <text:p>1.422009208</text:p>
          </table:table-cell>
          <table:table-cell/>
          <table:table-cell table:formula="of:=INDIRECT(&quot;C&quot;&amp;((ROW([.$A42:.$AMJ42])-1)*11+1) )" office:value-type="float" office:value="0.990302600643852" calcext:value-type="float">
            <text:p>0.9903026006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42:.G52])/11" office:value-type="float" office:value="49.8181818181818" calcext:value-type="float">
            <text:p>49.8181818182</text:p>
          </table:table-cell>
          <table:table-cell table:style-name="ce1" table:formula="of:=INDIRECT(&quot;H&quot;&amp;((ROW([.$A42:.$AMJ42])-1)*11+1) 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.56782281398773" calcext:value-type="float">
            <text:p>1.567822814</text:p>
          </table:table-cell>
          <table:table-cell/>
          <table:table-cell table:style-name="ce1" table:formula="of:=SUM([.A43:.A53])/11" office:value-type="float" office:value="1.38951654867693" calcext:value-type="float">
            <text:p>1.3895165487</text:p>
          </table:table-cell>
          <table:table-cell/>
          <table:table-cell table:formula="of:=INDIRECT(&quot;C&quot;&amp;((ROW([.$A43:.$AMJ43])-1)*11+1) )" office:value-type="float" office:value="1.13040527430448" calcext:value-type="float">
            <text:p>1.1304052743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43:.G53])/11" office:value-type="float" office:value="52.0909090909091" calcext:value-type="float">
            <text:p>52.0909090909</text:p>
          </table:table-cell>
          <table:table-cell table:style-name="ce1" table:formula="of:=INDIRECT(&quot;H&quot;&amp;((ROW([.$A43:.$AMJ43])-1)*11+1) )" office:value-type="float" office:value="61.1818181818182" calcext:value-type="float">
            <text:p>61.1818181818</text:p>
          </table:table-cell>
        </table:table-row>
        <table:table-row table:style-name="ro1">
          <table:table-cell office:value-type="float" office:value="1.32898569107056" calcext:value-type="float">
            <text:p>1.3289856911</text:p>
          </table:table-cell>
          <table:table-cell/>
          <table:table-cell table:style-name="ce1" table:formula="of:=SUM([.A44:.A54])/11" office:value-type="float" office:value="1.40421391617168" calcext:value-type="float">
            <text:p>1.4042139162</text:p>
          </table:table-cell>
          <table:table-cell/>
          <table:table-cell table:formula="of:=INDIRECT(&quot;C&quot;&amp;((ROW([.$A44:.$AMJ44])-1)*11+1) )" office:value-type="float" office:value="0.894483062354001" calcext:value-type="float">
            <text:p>0.8944830624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44:.G54])/11" office:value-type="float" office:value="52.0909090909091" calcext:value-type="float">
            <text:p>52.0909090909</text:p>
          </table:table-cell>
          <table:table-cell table:style-name="ce1" table:formula="of:=INDIRECT(&quot;H&quot;&amp;((ROW([.$A44:.$AMJ44])-1)*11+1) 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.27938044071198" calcext:value-type="float">
            <text:p>1.2793804407</text:p>
          </table:table-cell>
          <table:table-cell/>
          <table:table-cell table:style-name="ce1" table:formula="of:=SUM([.A45:.A55])/11" office:value-type="float" office:value="1.40679852529006" calcext:value-type="float">
            <text:p>1.4067985253</text:p>
          </table:table-cell>
          <table:table-cell/>
          <table:table-cell table:formula="of:=INDIRECT(&quot;C&quot;&amp;((ROW([.$A45:.$AMJ45])-1)*11+1) )" office:value-type="float" office:value="0.996825191107662" calcext:value-type="float">
            <text:p>0.9968251911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45:.G55])/11" office:value-type="float" office:value="50.3636363636364" calcext:value-type="float">
            <text:p>50.3636363636</text:p>
          </table:table-cell>
          <table:table-cell table:style-name="ce1" table:formula="of:=INDIRECT(&quot;H&quot;&amp;((ROW([.$A45:.$AMJ45])-1)*11+1) )" office:value-type="float" office:value="65.1818181818182" calcext:value-type="float">
            <text:p>65.1818181818</text:p>
          </table:table-cell>
        </table:table-row>
        <table:table-row table:style-name="ro1">
          <table:table-cell office:value-type="float" office:value="1.47842025756836" calcext:value-type="float">
            <text:p>1.4784202576</text:p>
          </table:table-cell>
          <table:table-cell/>
          <table:table-cell table:style-name="ce1" table:formula="of:=SUM([.A46:.A56])/11" office:value-type="float" office:value="1.39250972054221" calcext:value-type="float">
            <text:p>1.3925097205</text:p>
          </table:table-cell>
          <table:table-cell/>
          <table:table-cell table:formula="of:=INDIRECT(&quot;C&quot;&amp;((ROW([.$A46:.$AMJ46])-1)*11+1) )" office:value-type="float" office:value="0.986239563335072" calcext:value-type="float">
            <text:p>0.9862395633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46:.G56])/11" office:value-type="float" office:value="48.6363636363636" calcext:value-type="float">
            <text:p>48.6363636364</text:p>
          </table:table-cell>
          <table:table-cell table:style-name="ce1" table:formula="of:=INDIRECT(&quot;H&quot;&amp;((ROW([.$A46:.$AMJ46])-1)*11+1) )" office:value-type="float" office:value="62.4545454545455" calcext:value-type="float">
            <text:p>62.4545454545</text:p>
          </table:table-cell>
        </table:table-row>
        <table:table-row table:style-name="ro1">
          <table:table-cell office:value-type="float" office:value="1.85217130184174" calcext:value-type="float">
            <text:p>1.8521713018</text:p>
          </table:table-cell>
          <table:table-cell/>
          <table:table-cell table:style-name="ce1" table:formula="of:=SUM([.A47:.A57])/11" office:value-type="float" office:value="1.3594050840898" calcext:value-type="float">
            <text:p>1.3594050841</text:p>
          </table:table-cell>
          <table:table-cell/>
          <table:table-cell table:formula="of:=INDIRECT(&quot;C&quot;&amp;((ROW([.$A47:.$AMJ47])-1)*11+1) )" office:value-type="float" office:value="0.774451128461144" calcext:value-type="float">
            <text:p>0.7744511285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" table:formula="of:=SUM([.G47:.G57])/11" office:value-type="float" office:value="48.6363636363636" calcext:value-type="float">
            <text:p>48.6363636364</text:p>
          </table:table-cell>
          <table:table-cell table:style-name="ce1" table:formula="of:=INDIRECT(&quot;H&quot;&amp;((ROW([.$A47:.$AMJ47])-1)*11+1) )" office:value-type="float" office:value="63.7272727272727" calcext:value-type="float">
            <text:p>63.7272727273</text:p>
          </table:table-cell>
        </table:table-row>
        <table:table-row table:style-name="ro1">
          <table:table-cell office:value-type="float" office:value="1.17759776115417" calcext:value-type="float">
            <text:p>1.1775977612</text:p>
          </table:table-cell>
          <table:table-cell/>
          <table:table-cell table:style-name="ce1" table:formula="of:=SUM([.A48:.A58])/11" office:value-type="float" office:value="1.31984718279405" calcext:value-type="float">
            <text:p>1.3198471828</text:p>
          </table:table-cell>
          <table:table-cell/>
          <table:table-cell table:formula="of:=INDIRECT(&quot;C&quot;&amp;((ROW([.$A48:.$AMJ48])-1)*11+1) )" office:value-type="float" office:value="1.0690043351867" calcext:value-type="float">
            <text:p>1.069004335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table:formula="of:=SUM([.G48:.G58])/11" office:value-type="float" office:value="47" calcext:value-type="float">
            <text:p>47</text:p>
          </table:table-cell>
          <table:table-cell table:style-name="ce1" table:formula="of:=INDIRECT(&quot;H&quot;&amp;((ROW([.$A48:.$AMJ48])-1)*11+1) )" office:value-type="float" office:value="68.1818181818182" calcext:value-type="float">
            <text:p>68.1818181818</text:p>
          </table:table-cell>
        </table:table-row>
        <table:table-row table:style-name="ro1">
          <table:table-cell office:value-type="float" office:value="1.29682445526123" calcext:value-type="float">
            <text:p>1.2968244553</text:p>
          </table:table-cell>
          <table:table-cell/>
          <table:table-cell table:style-name="ce1" table:formula="of:=SUM([.A49:.A59])/11" office:value-type="float" office:value="1.3699372031472" calcext:value-type="float">
            <text:p>1.3699372031</text:p>
          </table:table-cell>
          <table:table-cell/>
          <table:table-cell table:formula="of:=INDIRECT(&quot;C&quot;&amp;((ROW([.$A49:.$AMJ49])-1)*11+1) )" office:value-type="float" office:value="1.05000499161807" calcext:value-type="float">
            <text:p>1.0500049916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49:.G59])/11" office:value-type="float" office:value="47.3636363636364" calcext:value-type="float">
            <text:p>47.3636363636</text:p>
          </table:table-cell>
          <table:table-cell table:style-name="ce1" table:formula="of:=INDIRECT(&quot;H&quot;&amp;((ROW([.$A49:.$AMJ49])-1)*11+1) )" office:value-type="float" office:value="75.8181818181818" calcext:value-type="float">
            <text:p>75.8181818182</text:p>
          </table:table-cell>
        </table:table-row>
        <table:table-row table:style-name="ro1">
          <table:table-cell office:value-type="float" office:value="1.42177712917328" calcext:value-type="float">
            <text:p>1.4217771292</text:p>
          </table:table-cell>
          <table:table-cell/>
          <table:table-cell table:style-name="ce1" table:formula="of:=SUM([.A50:.A60])/11" office:value-type="float" office:value="1.3759983994744" calcext:value-type="float">
            <text:p>1.3759983995</text:p>
          </table:table-cell>
          <table:table-cell/>
          <table:table-cell table:formula="of:=INDIRECT(&quot;C&quot;&amp;((ROW([.$A50:.$AMJ50])-1)*11+1) )" office:value-type="float" office:value="0.849541333588687" calcext:value-type="float">
            <text:p>0.849541333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50:.G60])/11" office:value-type="float" office:value="46.2727272727273" calcext:value-type="float">
            <text:p>46.2727272727</text:p>
          </table:table-cell>
          <table:table-cell table:style-name="ce1" table:formula="of:=INDIRECT(&quot;H&quot;&amp;((ROW([.$A50:.$AMJ50])-1)*11+1) )" office:value-type="float" office:value="60.6363636363636" calcext:value-type="float">
            <text:p>60.6363636364</text:p>
          </table:table-cell>
        </table:table-row>
        <table:table-row table:style-name="ro1">
          <table:table-cell office:value-type="float" office:value="1.31491589546204" calcext:value-type="float">
            <text:p>1.3149158955</text:p>
          </table:table-cell>
          <table:table-cell/>
          <table:table-cell table:style-name="ce1" table:formula="of:=SUM([.A51:.A61])/11" office:value-type="float" office:value="1.38317576321689" calcext:value-type="float">
            <text:p>1.3831757632</text:p>
          </table:table-cell>
          <table:table-cell/>
          <table:table-cell table:formula="of:=INDIRECT(&quot;C&quot;&amp;((ROW([.$A51:.$AMJ51])-1)*11+1) )" office:value-type="float" office:value="1.07443230802363" calcext:value-type="float">
            <text:p>1.074432308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51:.G61])/11" office:value-type="float" office:value="45.6363636363636" calcext:value-type="float">
            <text:p>45.6363636364</text:p>
          </table:table-cell>
          <table:table-cell table:style-name="ce1" table:formula="of:=INDIRECT(&quot;H&quot;&amp;((ROW([.$A51:.$AMJ51])-1)*11+1) )" office:value-type="float" office:value="66.2727272727273" calcext:value-type="float">
            <text:p>66.2727272727</text:p>
          </table:table-cell>
        </table:table-row>
        <table:table-row table:style-name="ro1">
          <table:table-cell office:value-type="float" office:value="1.26938199996948" calcext:value-type="float">
            <text:p>1.269382</text:p>
          </table:table-cell>
          <table:table-cell/>
          <table:table-cell table:style-name="ce1" table:formula="of:=SUM([.A52:.A62])/11" office:value-type="float" office:value="1.38741558248347" calcext:value-type="float">
            <text:p>1.3874155825</text:p>
          </table:table-cell>
          <table:table-cell/>
          <table:table-cell table:formula="of:=INDIRECT(&quot;C&quot;&amp;((ROW([.$A52:.$AMJ52])-1)*11+1) )" office:value-type="float" office:value="0.897862374782563" calcext:value-type="float">
            <text:p>0.8978623748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52:.G62])/11" office:value-type="float" office:value="44.5454545454546" calcext:value-type="float">
            <text:p>44.5454545455</text:p>
          </table:table-cell>
          <table:table-cell table:style-name="ce1" table:formula="of:=INDIRECT(&quot;H&quot;&amp;((ROW([.$A52:.$AMJ52])-1)*11+1) )" office:value-type="float" office:value="70.9090909090909" calcext:value-type="float">
            <text:p>70.9090909091</text:p>
          </table:table-cell>
        </table:table-row>
        <table:table-row table:style-name="ro1">
          <table:table-cell office:value-type="float" office:value="1.29740428924561" calcext:value-type="float">
            <text:p>1.2974042892</text:p>
          </table:table-cell>
          <table:table-cell/>
          <table:table-cell table:style-name="ce1" table:formula="of:=SUM([.A53:.A63])/11" office:value-type="float" office:value="1.37850069999695" calcext:value-type="float">
            <text:p>1.3785007</text:p>
          </table:table-cell>
          <table:table-cell/>
          <table:table-cell table:formula="of:=INDIRECT(&quot;C&quot;&amp;((ROW([.$A53:.$AMJ53])-1)*11+1) )" office:value-type="float" office:value="1.00866454297846" calcext:value-type="float">
            <text:p>1.00866454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53:.G63])/11" office:value-type="float" office:value="44.5454545454546" calcext:value-type="float">
            <text:p>44.5454545455</text:p>
          </table:table-cell>
          <table:table-cell table:style-name="ce1" table:formula="of:=INDIRECT(&quot;H&quot;&amp;((ROW([.$A53:.$AMJ53])-1)*11+1) 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.72949385643005" calcext:value-type="float">
            <text:p>1.7294938564</text:p>
          </table:table-cell>
          <table:table-cell/>
          <table:table-cell table:style-name="ce1" table:formula="of:=SUM([.A54:.A64])/11" office:value-type="float" office:value="1.42222342707894" calcext:value-type="float">
            <text:p>1.4222234271</text:p>
          </table:table-cell>
          <table:table-cell/>
          <table:table-cell table:formula="of:=INDIRECT(&quot;C&quot;&amp;((ROW([.$A54:.$AMJ54])-1)*11+1) )" office:value-type="float" office:value="1.00828900120475" calcext:value-type="float">
            <text:p>1.0082890012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54:.G64])/11" office:value-type="float" office:value="44.5454545454546" calcext:value-type="float">
            <text:p>44.5454545455</text:p>
          </table:table-cell>
          <table:table-cell table:style-name="ce1" table:formula="of:=INDIRECT(&quot;H&quot;&amp;((ROW([.$A54:.$AMJ54])-1)*11+1) )" office:value-type="float" office:value="71.3636363636364" calcext:value-type="float">
            <text:p>71.3636363636</text:p>
          </table:table-cell>
        </table:table-row>
        <table:table-row table:style-name="ro1">
          <table:table-cell office:value-type="float" office:value="1.35741639137268" calcext:value-type="float">
            <text:p>1.3574163914</text:p>
          </table:table-cell>
          <table:table-cell/>
          <table:table-cell table:style-name="ce1" table:formula="of:=SUM([.A55:.A65])/11" office:value-type="float" office:value="1.39502422376113" calcext:value-type="float">
            <text:p>1.3950242238</text:p>
          </table:table-cell>
          <table:table-cell/>
          <table:table-cell table:formula="of:=INDIRECT(&quot;C&quot;&amp;((ROW([.$A55:.$AMJ55])-1)*11+1) )" office:value-type="float" office:value="0.936445317485116" calcext:value-type="float">
            <text:p>0.936445317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55:.G65])/11" office:value-type="float" office:value="45.0909090909091" calcext:value-type="float">
            <text:p>45.0909090909</text:p>
          </table:table-cell>
          <table:table-cell table:style-name="ce1" table:formula="of:=INDIRECT(&quot;H&quot;&amp;((ROW([.$A55:.$AMJ55])-1)*11+1) )" office:value-type="float" office:value="64.2727272727273" calcext:value-type="float">
            <text:p>64.2727272727</text:p>
          </table:table-cell>
        </table:table-row>
        <table:table-row table:style-name="ro1">
          <table:table-cell office:value-type="float" office:value="1.12220358848572" calcext:value-type="float">
            <text:p>1.1222035885</text:p>
          </table:table-cell>
          <table:table-cell/>
          <table:table-cell table:style-name="ce1" table:formula="of:=SUM([.A56:.A66])/11" office:value-type="float" office:value="1.3883185711774" calcext:value-type="float">
            <text:p>1.3883185712</text:p>
          </table:table-cell>
          <table:table-cell/>
          <table:table-cell table:formula="of:=INDIRECT(&quot;C&quot;&amp;((ROW([.$A56:.$AMJ56])-1)*11+1) )" office:value-type="float" office:value="0.966886639595032" calcext:value-type="float">
            <text:p>0.9668866396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56:.G66])/11" office:value-type="float" office:value="47.3636363636364" calcext:value-type="float">
            <text:p>47.3636363636</text:p>
          </table:table-cell>
          <table:table-cell table:style-name="ce1" table:formula="of:=INDIRECT(&quot;H&quot;&amp;((ROW([.$A56:.$AMJ56])-1)*11+1) )" office:value-type="float" office:value="70.7272727272727" calcext:value-type="float">
            <text:p>70.7272727273</text:p>
          </table:table-cell>
        </table:table-row>
        <table:table-row table:style-name="ro1">
          <table:table-cell office:value-type="float" office:value="1.1142692565918" calcext:value-type="float">
            <text:p>1.1142692566</text:p>
          </table:table-cell>
          <table:table-cell/>
          <table:table-cell table:style-name="ce1" table:formula="of:=SUM([.A57:.A67])/11" office:value-type="float" office:value="1.39527399973436" calcext:value-type="float">
            <text:p>1.3952739997</text:p>
          </table:table-cell>
          <table:table-cell/>
          <table:table-cell table:formula="of:=INDIRECT(&quot;C&quot;&amp;((ROW([.$A57:.$AMJ57])-1)*11+1) )" office:value-type="float" office:value="0.976641687479886" calcext:value-type="float">
            <text:p>0.9766416875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57:.G67])/11" office:value-type="float" office:value="48.5454545454545" calcext:value-type="float">
            <text:p>48.5454545455</text:p>
          </table:table-cell>
          <table:table-cell table:style-name="ce1" table:formula="of:=INDIRECT(&quot;H&quot;&amp;((ROW([.$A57:.$AMJ57])-1)*11+1) )" office:value-type="float" office:value="71.3636363636364" calcext:value-type="float">
            <text:p>71.3636363636</text:p>
          </table:table-cell>
        </table:table-row>
        <table:table-row table:style-name="ro1">
          <table:table-cell office:value-type="float" office:value="1.4170343875885" calcext:value-type="float">
            <text:p>1.4170343876</text:p>
          </table:table-cell>
          <table:table-cell/>
          <table:table-cell table:style-name="ce1" table:formula="of:=SUM([.A58:.A68])/11" office:value-type="float" office:value="1.44640109755776" calcext:value-type="float">
            <text:p>1.4464010976</text:p>
          </table:table-cell>
          <table:table-cell/>
          <table:table-cell table:formula="of:=INDIRECT(&quot;C&quot;&amp;((ROW([.$A58:.$AMJ58])-1)*11+1) )" office:value-type="float" office:value="0.953081201423299" calcext:value-type="float">
            <text:p>0.9530812014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58:.G68])/11" office:value-type="float" office:value="46.8181818181818" calcext:value-type="float">
            <text:p>46.8181818182</text:p>
          </table:table-cell>
          <table:table-cell table:style-name="ce1" table:formula="of:=INDIRECT(&quot;H&quot;&amp;((ROW([.$A58:.$AMJ58])-1)*11+1) )" office:value-type="float" office:value="65.8181818181818" calcext:value-type="float">
            <text:p>65.8181818182</text:p>
          </table:table-cell>
        </table:table-row>
        <table:table-row table:style-name="ro1">
          <table:table-cell office:value-type="float" office:value="1.72858798503876" calcext:value-type="float">
            <text:p>1.728587985</text:p>
          </table:table-cell>
          <table:table-cell/>
          <table:table-cell table:style-name="ce1" table:formula="of:=SUM([.A59:.A69])/11" office:value-type="float" office:value="1.47818038680337" calcext:value-type="float">
            <text:p>1.4781803868</text:p>
          </table:table-cell>
          <table:table-cell/>
          <table:table-cell table:formula="of:=INDIRECT(&quot;C&quot;&amp;((ROW([.$A59:.$AMJ59])-1)*11+1) )" office:value-type="float" office:value="0.790194920518182" calcext:value-type="float">
            <text:p>0.790194920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59:.G69])/11" office:value-type="float" office:value="46.8181818181818" calcext:value-type="float">
            <text:p>46.8181818182</text:p>
          </table:table-cell>
          <table:table-cell table:style-name="ce1" table:formula="of:=INDIRECT(&quot;H&quot;&amp;((ROW([.$A59:.$AMJ59])-1)*11+1) 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.36349761486053" calcext:value-type="float">
            <text:p>1.3634976149</text:p>
          </table:table-cell>
          <table:table-cell/>
          <table:table-cell table:style-name="ce1" table:formula="of:=SUM([.A60:.A70])/11" office:value-type="float" office:value="1.47514073415236" calcext:value-type="float">
            <text:p>1.4751407342</text:p>
          </table:table-cell>
          <table:table-cell/>
          <table:table-cell table:formula="of:=INDIRECT(&quot;C&quot;&amp;((ROW([.$A60:.$AMJ60])-1)*11+1) )" office:value-type="float" office:value="0.924760157411748" calcext:value-type="float">
            <text:p>0.9247601574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60:.G70])/11" office:value-type="float" office:value="49.0909090909091" calcext:value-type="float">
            <text:p>49.0909090909</text:p>
          </table:table-cell>
          <table:table-cell table:style-name="ce1" table:formula="of:=INDIRECT(&quot;H&quot;&amp;((ROW([.$A60:.$AMJ60])-1)*11+1) )" office:value-type="float" office:value="75.1818181818182" calcext:value-type="float">
            <text:p>75.1818181818</text:p>
          </table:table-cell>
        </table:table-row>
        <table:table-row table:style-name="ro1">
          <table:table-cell office:value-type="float" office:value="1.50072813034058" calcext:value-type="float">
            <text:p>1.5007281303</text:p>
          </table:table-cell>
          <table:table-cell/>
          <table:table-cell table:style-name="ce1" table:formula="of:=SUM([.A61:.A71])/11" office:value-type="float" office:value="1.4743855974891" calcext:value-type="float">
            <text:p>1.4743855975</text:p>
          </table:table-cell>
          <table:table-cell/>
          <table:table-cell table:formula="of:=INDIRECT(&quot;C&quot;&amp;((ROW([.$A61:.$AMJ61])-1)*11+1) )" office:value-type="float" office:value="0.896297869357195" calcext:value-type="float">
            <text:p>0.8962978694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61:.G71])/11" office:value-type="float" office:value="49.6363636363636" calcext:value-type="float">
            <text:p>49.6363636364</text:p>
          </table:table-cell>
          <table:table-cell table:style-name="ce1" table:formula="of:=INDIRECT(&quot;H&quot;&amp;((ROW([.$A61:.$AMJ61])-1)*11+1) 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.36155390739441" calcext:value-type="float">
            <text:p>1.3615539074</text:p>
          </table:table-cell>
          <table:table-cell/>
          <table:table-cell table:style-name="ce1" table:formula="of:=SUM([.A62:.A72])/11" office:value-type="float" office:value="1.43476632508365" calcext:value-type="float">
            <text:p>1.4347663251</text:p>
          </table:table-cell>
          <table:table-cell/>
          <table:table-cell table:formula="of:=INDIRECT(&quot;C&quot;&amp;((ROW([.$A62:.$AMJ62])-1)*11+1) )" office:value-type="float" office:value="1.08731407468969" calcext:value-type="float">
            <text:p>1.087314074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62:.G72])/11" office:value-type="float" office:value="50.2727272727273" calcext:value-type="float">
            <text:p>50.2727272727</text:p>
          </table:table-cell>
          <table:table-cell table:style-name="ce1" table:formula="of:=INDIRECT(&quot;H&quot;&amp;((ROW([.$A62:.$AMJ62])-1)*11+1) )" office:value-type="float" office:value="62.0909090909091" calcext:value-type="float">
            <text:p>62.0909090909</text:p>
          </table:table-cell>
        </table:table-row>
        <table:table-row table:style-name="ro1">
          <table:table-cell office:value-type="float" office:value="1.1713182926178" calcext:value-type="float">
            <text:p>1.1713182926</text:p>
          </table:table-cell>
          <table:table-cell/>
          <table:table-cell table:style-name="ce1" table:formula="of:=SUM([.A63:.A73])/11" office:value-type="float" office:value="1.44084535945546" calcext:value-type="float">
            <text:p>1.4408453595</text:p>
          </table:table-cell>
          <table:table-cell/>
          <table:table-cell table:formula="of:=INDIRECT(&quot;C&quot;&amp;((ROW([.$A63:.$AMJ63])-1)*11+1) )" office:value-type="float" office:value="0.79686477509412" calcext:value-type="float">
            <text:p>0.7968647751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63:.G73])/11" office:value-type="float" office:value="50.2727272727273" calcext:value-type="float">
            <text:p>50.2727272727</text:p>
          </table:table-cell>
          <table:table-cell table:style-name="ce1" table:formula="of:=INDIRECT(&quot;H&quot;&amp;((ROW([.$A63:.$AMJ63])-1)*11+1) )" office:value-type="float" office:value="68.3636363636364" calcext:value-type="float">
            <text:p>68.3636363636</text:p>
          </table:table-cell>
        </table:table-row>
        <table:table-row table:style-name="ro1">
          <table:table-cell office:value-type="float" office:value="1.77835428714752" calcext:value-type="float">
            <text:p>1.7783542871</text:p>
          </table:table-cell>
          <table:table-cell/>
          <table:table-cell table:style-name="ce1" table:formula="of:=SUM([.A64:.A74])/11" office:value-type="float" office:value="1.42644921216098" calcext:value-type="float">
            <text:p>1.4264492122</text:p>
          </table:table-cell>
          <table:table-cell/>
          <table:table-cell table:formula="of:=INDIRECT(&quot;C&quot;&amp;((ROW([.$A64:.$AMJ64])-1)*11+1) )" office:value-type="float" office:value="1.02980441938747" calcext:value-type="float">
            <text:p>1.0298044194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64:.G74])/11" office:value-type="float" office:value="50.9090909090909" calcext:value-type="float">
            <text:p>50.9090909091</text:p>
          </table:table-cell>
          <table:table-cell table:style-name="ce1" table:formula="of:=INDIRECT(&quot;H&quot;&amp;((ROW([.$A64:.$AMJ64])-1)*11+1) )" office:value-type="float" office:value="75.3636363636364" calcext:value-type="float">
            <text:p>75.3636363636</text:p>
          </table:table-cell>
        </table:table-row>
        <table:table-row table:style-name="ro1">
          <table:table-cell office:value-type="float" office:value="1.43030261993408" calcext:value-type="float">
            <text:p>1.4303026199</text:p>
          </table:table-cell>
          <table:table-cell/>
          <table:table-cell table:style-name="ce1" table:formula="of:=SUM([.A65:.A75])/11" office:value-type="float" office:value="1.37402518229051" calcext:value-type="float">
            <text:p>1.3740251823</text:p>
          </table:table-cell>
          <table:table-cell/>
          <table:table-cell table:formula="of:=INDIRECT(&quot;C&quot;&amp;((ROW([.$A65:.$AMJ65])-1)*11+1) )" office:value-type="float" office:value="0.835353477434679" calcext:value-type="float">
            <text:p>0.8353534774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65:.G75])/11" office:value-type="float" office:value="52.5454545454546" calcext:value-type="float">
            <text:p>52.5454545455</text:p>
          </table:table-cell>
          <table:table-cell table:style-name="ce1" table:formula="of:=INDIRECT(&quot;H&quot;&amp;((ROW([.$A65:.$AMJ65])-1)*11+1) 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.28365421295166" calcext:value-type="float">
            <text:p>1.283654213</text:p>
          </table:table-cell>
          <table:table-cell/>
          <table:table-cell table:style-name="ce1" table:formula="of:=SUM([.A66:.A76])/11" office:value-type="float" office:value="1.32714781977914" calcext:value-type="float">
            <text:p>1.3271478198</text:p>
          </table:table-cell>
          <table:table-cell/>
          <table:table-cell table:formula="of:=INDIRECT(&quot;C&quot;&amp;((ROW([.$A66:.$AMJ66])-1)*11+1) )" office:value-type="float" office:value="0.81894097274" calcext:value-type="float">
            <text:p>0.8189409727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66:.G76])/11" office:value-type="float" office:value="52" calcext:value-type="float">
            <text:p>52</text:p>
          </table:table-cell>
          <table:table-cell table:style-name="ce1" table:formula="of:=INDIRECT(&quot;H&quot;&amp;((ROW([.$A66:.$AMJ66])-1)*11+1) )" office:value-type="float" office:value="69.6363636363636" calcext:value-type="float">
            <text:p>69.6363636364</text:p>
          </table:table-cell>
        </table:table-row>
        <table:table-row table:style-name="ro1">
          <table:table-cell office:value-type="float" office:value="1.1987133026123" calcext:value-type="float">
            <text:p>1.1987133026</text:p>
          </table:table-cell>
          <table:table-cell/>
          <table:table-cell table:style-name="ce1" table:formula="of:=SUM([.A67:.A77])/11" office:value-type="float" office:value="1.30611774054441" calcext:value-type="float">
            <text:p>1.3061177405</text:p>
          </table:table-cell>
          <table:table-cell/>
          <table:table-cell table:formula="of:=INDIRECT(&quot;C&quot;&amp;((ROW([.$A67:.$AMJ67])-1)*11+1) )" office:value-type="float" office:value="0.824293743480335" calcext:value-type="float">
            <text:p>0.8242937435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67:.G77])/11" office:value-type="float" office:value="50.9090909090909" calcext:value-type="float">
            <text:p>50.9090909091</text:p>
          </table:table-cell>
          <table:table-cell table:style-name="ce1" table:formula="of:=INDIRECT(&quot;H&quot;&amp;((ROW([.$A67:.$AMJ67])-1)*11+1) )" office:value-type="float" office:value="73.3636363636364" calcext:value-type="float">
            <text:p>73.3636363636</text:p>
          </table:table-cell>
        </table:table-row>
        <table:table-row table:style-name="ro1">
          <table:table-cell office:value-type="float" office:value="1.67666733264923" calcext:value-type="float">
            <text:p>1.6766673326</text:p>
          </table:table-cell>
          <table:table-cell/>
          <table:table-cell table:style-name="ce1" table:formula="of:=SUM([.A68:.A78])/11" office:value-type="float" office:value="1.35608385909687" calcext:value-type="float">
            <text:p>1.3560838591</text:p>
          </table:table-cell>
          <table:table-cell/>
          <table:table-cell table:formula="of:=INDIRECT(&quot;C&quot;&amp;((ROW([.$A68:.$AMJ68])-1)*11+1) )" office:value-type="float" office:value="0.761721594767137" calcext:value-type="float">
            <text:p>0.7617215948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68:.G78])/11" office:value-type="float" office:value="49.7272727272727" calcext:value-type="float">
            <text:p>49.7272727273</text:p>
          </table:table-cell>
          <table:table-cell table:style-name="ce1" table:formula="of:=INDIRECT(&quot;H&quot;&amp;((ROW([.$A68:.$AMJ68])-1)*11+1) )" office:value-type="float" office:value="79.0909090909091" calcext:value-type="float">
            <text:p>79.0909090909</text:p>
          </table:table-cell>
        </table:table-row>
        <table:table-row table:style-name="ro1">
          <table:table-cell office:value-type="float" office:value="1.76660656929016" calcext:value-type="float">
            <text:p>1.7666065693</text:p>
          </table:table-cell>
          <table:table-cell/>
          <table:table-cell table:style-name="ce1" table:formula="of:=SUM([.A69:.A79])/11" office:value-type="float" office:value="1.30298953706568" calcext:value-type="float">
            <text:p>1.3029895371</text:p>
          </table:table-cell>
          <table:table-cell/>
          <table:table-cell table:formula="of:=INDIRECT(&quot;C&quot;&amp;((ROW([.$A69:.$AMJ69])-1)*11+1) )" office:value-type="float" office:value="0.814840739423578" calcext:value-type="float">
            <text:p>0.8148407394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69:.G79])/11" office:value-type="float" office:value="49.7272727272727" calcext:value-type="float">
            <text:p>49.7272727273</text:p>
          </table:table-cell>
          <table:table-cell table:style-name="ce1" table:formula="of:=INDIRECT(&quot;H&quot;&amp;((ROW([.$A69:.$AMJ69])-1)*11+1) 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.69515180587769" calcext:value-type="float">
            <text:p>1.6951518059</text:p>
          </table:table-cell>
          <table:table-cell/>
          <table:table-cell table:style-name="ce1" table:formula="of:=SUM([.A70:.A80])/11" office:value-type="float" office:value="1.28881257230585" calcext:value-type="float">
            <text:p>1.2888125723</text:p>
          </table:table-cell>
          <table:table-cell/>
          <table:table-cell table:formula="of:=INDIRECT(&quot;C&quot;&amp;((ROW([.$A70:.$AMJ70])-1)*11+1) )" office:value-type="float" office:value="0.765038083900105" calcext:value-type="float">
            <text:p>0.7650380839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70:.G80])/11" office:value-type="float" office:value="51.3636363636364" calcext:value-type="float">
            <text:p>51.3636363636</text:p>
          </table:table-cell>
          <table:table-cell table:style-name="ce1" table:formula="of:=INDIRECT(&quot;H&quot;&amp;((ROW([.$A70:.$AMJ70])-1)*11+1) )" office:value-type="float" office:value="73.6363636363636" calcext:value-type="float">
            <text:p>73.6363636364</text:p>
          </table:table-cell>
        </table:table-row>
        <table:table-row table:style-name="ro1">
          <table:table-cell office:value-type="float" office:value="1.35519111156464" calcext:value-type="float">
            <text:p>1.3551911116</text:p>
          </table:table-cell>
          <table:table-cell/>
          <table:table-cell table:style-name="ce1" table:formula="of:=SUM([.A71:.A81])/11" office:value-type="float" office:value="1.27609625729648" calcext:value-type="float">
            <text:p>1.2760962573</text:p>
          </table:table-cell>
          <table:table-cell/>
          <table:table-cell table:formula="of:=INDIRECT(&quot;C&quot;&amp;((ROW([.$A71:.$AMJ71])-1)*11+1) )" office:value-type="float" office:value="0.814469941637732" calcext:value-type="float">
            <text:p>0.8144699416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table:formula="of:=SUM([.G71:.G81])/11" office:value-type="float" office:value="49.6363636363636" calcext:value-type="float">
            <text:p>49.6363636364</text:p>
          </table:table-cell>
          <table:table-cell table:style-name="ce1" table:formula="of:=INDIRECT(&quot;H&quot;&amp;((ROW([.$A71:.$AMJ71])-1)*11+1) )" office:value-type="float" office:value="67.2727272727273" calcext:value-type="float">
            <text:p>67.2727272727</text:p>
          </table:table-cell>
        </table:table-row>
        <table:table-row table:style-name="ro1">
          <table:table-cell office:value-type="float" office:value="1.06491613388062" calcext:value-type="float">
            <text:p>1.0649161339</text:p>
          </table:table-cell>
          <table:table-cell/>
          <table:table-cell table:style-name="ce1" table:formula="of:=SUM([.A72:.A82])/11" office:value-type="float" office:value="1.27141928672791" calcext:value-type="float">
            <text:p>1.2714192867</text:p>
          </table:table-cell>
          <table:table-cell/>
          <table:table-cell table:formula="of:=INDIRECT(&quot;C&quot;&amp;((ROW([.$A72:.$AMJ72])-1)*11+1) )" office:value-type="float" office:value="0.73626866123893" calcext:value-type="float">
            <text:p>0.736268661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72:.G82])/11" office:value-type="float" office:value="49.0909090909091" calcext:value-type="float">
            <text:p>49.0909090909</text:p>
          </table:table-cell>
          <table:table-cell table:style-name="ce1" table:formula="of:=INDIRECT(&quot;H&quot;&amp;((ROW([.$A72:.$AMJ72])-1)*11+1) )" office:value-type="float" office:value="67.2727272727273" calcext:value-type="float">
            <text:p>67.2727272727</text:p>
          </table:table-cell>
        </table:table-row>
        <table:table-row table:style-name="ro1">
          <table:table-cell office:value-type="float" office:value="1.42842328548431" calcext:value-type="float">
            <text:p>1.4284232855</text:p>
          </table:table-cell>
          <table:table-cell/>
          <table:table-cell table:style-name="ce1" table:formula="of:=SUM([.A73:.A83])/11" office:value-type="float" office:value="1.29726702516729" calcext:value-type="float">
            <text:p>1.2972670252</text:p>
          </table:table-cell>
          <table:table-cell/>
          <table:table-cell table:formula="of:=INDIRECT(&quot;C&quot;&amp;((ROW([.$A73:.$AMJ73])-1)*11+1) )" office:value-type="float" office:value="0.898839923468503" calcext:value-type="float">
            <text:p>0.8988399235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73:.G83])/11" office:value-type="float" office:value="46.8181818181818" calcext:value-type="float">
            <text:p>46.8181818182</text:p>
          </table:table-cell>
          <table:table-cell table:style-name="ce1" table:formula="of:=INDIRECT(&quot;H&quot;&amp;((ROW([.$A73:.$AMJ73])-1)*11+1) )" office:value-type="float" office:value="79.6363636363636" calcext:value-type="float">
            <text:p>79.6363636364</text:p>
          </table:table-cell>
        </table:table-row>
        <table:table-row table:style-name="ro1">
          <table:table-cell office:value-type="float" office:value="1.01296067237854" calcext:value-type="float">
            <text:p>1.0129606724</text:p>
          </table:table-cell>
          <table:table-cell/>
          <table:table-cell table:style-name="ce1" table:formula="of:=SUM([.A74:.A84])/11" office:value-type="float" office:value="1.31071372465654" calcext:value-type="float">
            <text:p>1.3107137247</text:p>
          </table:table-cell>
          <table:table-cell/>
          <table:table-cell table:formula="of:=INDIRECT(&quot;C&quot;&amp;((ROW([.$A74:.$AMJ74])-1)*11+1) )" office:value-type="float" office:value="0.746888540007851" calcext:value-type="float">
            <text:p>0.74688854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74:.G84])/11" office:value-type="float" office:value="46" calcext:value-type="float">
            <text:p>46</text:p>
          </table:table-cell>
          <table:table-cell table:style-name="ce1" table:formula="of:=INDIRECT(&quot;H&quot;&amp;((ROW([.$A74:.$AMJ74])-1)*11+1) )" office:value-type="float" office:value="73.1818181818182" calcext:value-type="float">
            <text:p>73.1818181818</text:p>
          </table:table-cell>
        </table:table-row>
        <table:table-row table:style-name="ro1">
          <table:table-cell office:value-type="float" office:value="1.20168995857239" calcext:value-type="float">
            <text:p>1.2016899586</text:p>
          </table:table-cell>
          <table:table-cell/>
          <table:table-cell table:style-name="ce1" table:formula="of:=SUM([.A75:.A85])/11" office:value-type="float" office:value="1.35346774621443" calcext:value-type="float">
            <text:p>1.3534677462</text:p>
          </table:table-cell>
          <table:table-cell/>
          <table:table-cell table:formula="of:=INDIRECT(&quot;C&quot;&amp;((ROW([.$A75:.$AMJ75])-1)*11+1) )" office:value-type="float" office:value="0.839438386938788" calcext:value-type="float">
            <text:p>0.8394383869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" table:formula="of:=SUM([.G75:.G85])/11" office:value-type="float" office:value="47.0909090909091" calcext:value-type="float">
            <text:p>47.0909090909</text:p>
          </table:table-cell>
          <table:table-cell table:style-name="ce1" table:formula="of:=INDIRECT(&quot;H&quot;&amp;((ROW([.$A75:.$AMJ75])-1)*11+1) 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91465163230896" calcext:value-type="float">
            <text:p>0.9146516323</text:p>
          </table:table-cell>
          <table:table-cell/>
          <table:table-cell table:style-name="ce1" table:formula="of:=SUM([.A76:.A86])/11" office:value-type="float" office:value="1.34581137787212" calcext:value-type="float">
            <text:p>1.3458113779</text:p>
          </table:table-cell>
          <table:table-cell/>
          <table:table-cell table:formula="of:=INDIRECT(&quot;C&quot;&amp;((ROW([.$A76:.$AMJ76])-1)*11+1) )" office:value-type="float" office:value="0.874217927455902" calcext:value-type="float">
            <text:p>0.8742179275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76:.G86])/11" office:value-type="float" office:value="45.4545454545455" calcext:value-type="float">
            <text:p>45.4545454545</text:p>
          </table:table-cell>
          <table:table-cell table:style-name="ce1" table:formula="of:=INDIRECT(&quot;H&quot;&amp;((ROW([.$A76:.$AMJ76])-1)*11+1) 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.05232334136963" calcext:value-type="float">
            <text:p>1.0523233414</text:p>
          </table:table-cell>
          <table:table-cell/>
          <table:table-cell table:style-name="ce1" table:formula="of:=SUM([.A77:.A87])/11" office:value-type="float" office:value="1.41683545979587" calcext:value-type="float">
            <text:p>1.4168354598</text:p>
          </table:table-cell>
          <table:table-cell/>
          <table:table-cell table:formula="of:=INDIRECT(&quot;C&quot;&amp;((ROW([.$A77:.$AMJ77])-1)*11+1) )" office:value-type="float" office:value="0.73629090460864" calcext:value-type="float">
            <text:p>0.736290904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77:.G87])/11" office:value-type="float" office:value="44.9090909090909" calcext:value-type="float">
            <text:p>44.9090909091</text:p>
          </table:table-cell>
          <table:table-cell table:style-name="ce1" table:formula="of:=INDIRECT(&quot;H&quot;&amp;((ROW([.$A77:.$AMJ77])-1)*11+1) )" office:value-type="float" office:value="75.8181818181818" calcext:value-type="float">
            <text:p>75.8181818182</text:p>
          </table:table-cell>
        </table:table-row>
        <table:table-row table:style-name="ro1">
          <table:table-cell office:value-type="float" office:value="1.74834060668945" calcext:value-type="float">
            <text:p>1.7483406067</text:p>
          </table:table-cell>
          <table:table-cell/>
          <table:table-cell table:style-name="ce1" table:formula="of:=SUM([.A78:.A88])/11" office:value-type="float" office:value="1.45578647743572" calcext:value-type="float">
            <text:p>1.4557864774</text:p>
          </table:table-cell>
          <table:table-cell/>
          <table:table-cell table:formula="of:=INDIRECT(&quot;C&quot;&amp;((ROW([.$A78:.$AMJ78])-1)*11+1) )" office:value-type="float" office:value="0.661658655513416" calcext:value-type="float">
            <text:p>0.6616586555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78:.G88])/11" office:value-type="float" office:value="43.7272727272727" calcext:value-type="float">
            <text:p>43.7272727273</text:p>
          </table:table-cell>
          <table:table-cell table:style-name="ce1" table:formula="of:=INDIRECT(&quot;H&quot;&amp;((ROW([.$A78:.$AMJ78])-1)*11+1) )" office:value-type="float" office:value="65.7272727272727" calcext:value-type="float">
            <text:p>65.7272727273</text:p>
          </table:table-cell>
        </table:table-row>
        <table:table-row table:style-name="ro1">
          <table:table-cell office:value-type="float" office:value="1.09262979030609" calcext:value-type="float">
            <text:p>1.0926297903</text:p>
          </table:table-cell>
          <table:table-cell/>
          <table:table-cell table:style-name="ce1" table:formula="of:=SUM([.A79:.A89])/11" office:value-type="float" office:value="1.46531780199571" calcext:value-type="float">
            <text:p>1.465317802</text:p>
          </table:table-cell>
          <table:table-cell/>
          <table:table-cell table:formula="of:=INDIRECT(&quot;C&quot;&amp;((ROW([.$A79:.$AMJ79])-1)*11+1) )" office:value-type="float" office:value="0.769783846356652" calcext:value-type="float">
            <text:p>0.7697838464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79:.G89])/11" office:value-type="float" office:value="45.4545454545455" calcext:value-type="float">
            <text:p>45.4545454545</text:p>
          </table:table-cell>
          <table:table-cell table:style-name="ce1" table:formula="of:=INDIRECT(&quot;H&quot;&amp;((ROW([.$A79:.$AMJ79])-1)*11+1) )" office:value-type="float" office:value="76.0909090909091" calcext:value-type="float">
            <text:p>76.0909090909</text:p>
          </table:table-cell>
        </table:table-row>
        <table:table-row table:style-name="ro1">
          <table:table-cell office:value-type="float" office:value="1.61065995693207" calcext:value-type="float">
            <text:p>1.6106599569</text:p>
          </table:table-cell>
          <table:table-cell/>
          <table:table-cell table:style-name="ce1" table:formula="of:=SUM([.A80:.A90])/11" office:value-type="float" office:value="1.48529349673878" calcext:value-type="float">
            <text:p>1.4852934967</text:p>
          </table:table-cell>
          <table:table-cell/>
          <table:table-cell table:formula="of:=INDIRECT(&quot;C&quot;&amp;((ROW([.$A80:.$AMJ80])-1)*11+1) )" office:value-type="float" office:value="0.839865633032538" calcext:value-type="float">
            <text:p>0.839865633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" table:formula="of:=SUM([.G80:.G90])/11" office:value-type="float" office:value="47.7272727272727" calcext:value-type="float">
            <text:p>47.7272727273</text:p>
          </table:table-cell>
          <table:table-cell table:style-name="ce1" table:formula="of:=INDIRECT(&quot;H&quot;&amp;((ROW([.$A80:.$AMJ80])-1)*11+1) )" office:value-type="float" office:value="74.7272727272727" calcext:value-type="float">
            <text:p>74.7272727273</text:p>
          </table:table-cell>
        </table:table-row>
        <table:table-row table:style-name="ro1">
          <table:table-cell office:value-type="float" office:value="1.55527234077454" calcext:value-type="float">
            <text:p>1.5552723408</text:p>
          </table:table-cell>
          <table:table-cell/>
          <table:table-cell table:style-name="ce1" table:formula="of:=SUM([.A81:.A91])/11" office:value-type="float" office:value="1.47903433713046" calcext:value-type="float">
            <text:p>1.4790343371</text:p>
          </table:table-cell>
          <table:table-cell/>
          <table:table-cell table:formula="of:=INDIRECT(&quot;C&quot;&amp;((ROW([.$A81:.$AMJ81])-1)*11+1) )" office:value-type="float" office:value="0.930401162667708" calcext:value-type="float">
            <text:p>0.9304011627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81:.G91])/11" office:value-type="float" office:value="46.0909090909091" calcext:value-type="float">
            <text:p>46.0909090909</text:p>
          </table:table-cell>
          <table:table-cell table:style-name="ce1" table:formula="of:=INDIRECT(&quot;H&quot;&amp;((ROW([.$A81:.$AMJ81])-1)*11+1) )" office:value-type="float" office:value="77.1818181818182" calcext:value-type="float">
            <text:p>77.1818181818</text:p>
          </table:table-cell>
        </table:table-row>
        <table:table-row table:style-name="ro1">
          <table:table-cell office:value-type="float" office:value="1.30374443531036" calcext:value-type="float">
            <text:p>1.3037444353</text:p>
          </table:table-cell>
          <table:table-cell/>
          <table:table-cell table:style-name="ce1" table:formula="of:=SUM([.A82:.A92])/11" office:value-type="float" office:value="1.47944002801722" calcext:value-type="float">
            <text:p>1.479440028</text:p>
          </table:table-cell>
          <table:table-cell/>
          <table:table-cell table:formula="of:=INDIRECT(&quot;C&quot;&amp;((ROW([.$A82:.$AMJ82])-1)*11+1) )" office:value-type="float" office:value="0.893023179336027" calcext:value-type="float">
            <text:p>0.8930231793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82:.G92])/11" office:value-type="float" office:value="49" calcext:value-type="float">
            <text:p>49</text:p>
          </table:table-cell>
          <table:table-cell table:style-name="ce1" table:formula="of:=INDIRECT(&quot;H&quot;&amp;((ROW([.$A82:.$AMJ82])-1)*11+1) )" office:value-type="float" office:value="70.2727272727273" calcext:value-type="float">
            <text:p>70.2727272727</text:p>
          </table:table-cell>
        </table:table-row>
        <table:table-row table:style-name="ro1">
          <table:table-cell office:value-type="float" office:value="1.34924125671387" calcext:value-type="float">
            <text:p>1.3492412567</text:p>
          </table:table-cell>
          <table:table-cell/>
          <table:table-cell table:style-name="ce1" table:formula="of:=SUM([.A83:.A93])/11" office:value-type="float" office:value="1.47470660643144" calcext:value-type="float">
            <text:p>1.4747066064</text:p>
          </table:table-cell>
          <table:table-cell/>
          <table:table-cell table:formula="of:=INDIRECT(&quot;C&quot;&amp;((ROW([.$A83:.$AMJ83])-1)*11+1) )" office:value-type="float" office:value="0.805614482272755" calcext:value-type="float">
            <text:p>0.8056144823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83:.G93])/11" office:value-type="float" office:value="50.0909090909091" calcext:value-type="float">
            <text:p>50.0909090909</text:p>
          </table:table-cell>
          <table:table-cell table:style-name="ce1" table:formula="of:=INDIRECT(&quot;H&quot;&amp;((ROW([.$A83:.$AMJ83])-1)*11+1) 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.57633697986603" calcext:value-type="float">
            <text:p>1.5763369799</text:p>
          </table:table-cell>
          <table:table-cell/>
          <table:table-cell table:style-name="ce1" table:formula="of:=SUM([.A84:.A94])/11" office:value-type="float" office:value="1.51119623400948" calcext:value-type="float">
            <text:p>1.511196234</text:p>
          </table:table-cell>
          <table:table-cell/>
          <table:table-cell table:formula="of:=INDIRECT(&quot;C&quot;&amp;((ROW([.$A84:.$AMJ84])-1)*11+1) )" office:value-type="float" office:value="0.751020249995319" calcext:value-type="float">
            <text:p>0.75102025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1" table:formula="of:=SUM([.G84:.G94])/11" office:value-type="float" office:value="53.4545454545455" calcext:value-type="float">
            <text:p>53.4545454545</text:p>
          </table:table-cell>
          <table:table-cell table:style-name="ce1" table:formula="of:=INDIRECT(&quot;H&quot;&amp;((ROW([.$A84:.$AMJ84])-1)*11+1) )" office:value-type="float" office:value="67.2727272727273" calcext:value-type="float">
            <text:p>67.2727272727</text:p>
          </table:table-cell>
        </table:table-row>
        <table:table-row table:style-name="ro1">
          <table:table-cell office:value-type="float" office:value="1.48325490951538" calcext:value-type="float">
            <text:p>1.4832549095</text:p>
          </table:table-cell>
          <table:table-cell/>
          <table:table-cell table:style-name="ce1" table:formula="of:=SUM([.A85:.A95])/11" office:value-type="float" office:value="1.4725456237793" calcext:value-type="float">
            <text:p>1.4725456238</text:p>
          </table:table-cell>
          <table:table-cell/>
          <table:table-cell table:formula="of:=INDIRECT(&quot;C&quot;&amp;((ROW([.$A85:.$AMJ85])-1)*11+1) )" office:value-type="float" office:value="0.892707158218731" calcext:value-type="float">
            <text:p>0.8927071582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85:.G95])/11" office:value-type="float" office:value="55.3636363636364" calcext:value-type="float">
            <text:p>55.3636363636</text:p>
          </table:table-cell>
          <table:table-cell table:style-name="ce1" table:formula="of:=INDIRECT(&quot;H&quot;&amp;((ROW([.$A85:.$AMJ85])-1)*11+1) )" office:value-type="float" office:value="73.5454545454545" calcext:value-type="float">
            <text:p>73.5454545455</text:p>
          </table:table-cell>
        </table:table-row>
        <table:table-row table:style-name="ro1">
          <table:table-cell office:value-type="float" office:value="1.11746990680695" calcext:value-type="float">
            <text:p>1.1174699068</text:p>
          </table:table-cell>
          <table:table-cell/>
          <table:table-cell table:style-name="ce1" table:formula="of:=SUM([.A86:.A96])/11" office:value-type="float" office:value="1.4643834179098" calcext:value-type="float">
            <text:p>1.4643834179</text:p>
          </table:table-cell>
          <table:table-cell/>
          <table:table-cell table:formula="of:=INDIRECT(&quot;C&quot;&amp;((ROW([.$A86:.$AMJ86])-1)*11+1) )" office:value-type="float" office:value="1.06236962838606" calcext:value-type="float">
            <text:p>1.0623696284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86:.G96])/11" office:value-type="float" office:value="54.2727272727273" calcext:value-type="float">
            <text:p>54.2727272727</text:p>
          </table:table-cell>
          <table:table-cell table:style-name="ce1" table:formula="of:=INDIRECT(&quot;H&quot;&amp;((ROW([.$A86:.$AMJ86])-1)*11+1) )" office:value-type="float" office:value="74.7272727272727" calcext:value-type="float">
            <text:p>74.7272727273</text:p>
          </table:table-cell>
        </table:table-row>
        <table:table-row table:style-name="ro1">
          <table:table-cell office:value-type="float" office:value="1.69591653347015" calcext:value-type="float">
            <text:p>1.6959165335</text:p>
          </table:table-cell>
          <table:table-cell/>
          <table:table-cell table:style-name="ce1" table:formula="of:=SUM([.A87:.A97])/11" office:value-type="float" office:value="1.45838865366849" calcext:value-type="float">
            <text:p>1.4583886537</text:p>
          </table:table-cell>
          <table:table-cell/>
          <table:table-cell table:formula="of:=INDIRECT(&quot;C&quot;&amp;((ROW([.$A87:.$AMJ87])-1)*11+1) )" office:value-type="float" office:value="0.782563068649985" calcext:value-type="float">
            <text:p>0.782563068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87:.G97])/11" office:value-type="float" office:value="54.2727272727273" calcext:value-type="float">
            <text:p>54.2727272727</text:p>
          </table:table-cell>
          <table:table-cell table:style-name="ce1" table:formula="of:=INDIRECT(&quot;H&quot;&amp;((ROW([.$A87:.$AMJ87])-1)*11+1) 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.48078453540802" calcext:value-type="float">
            <text:p>1.4807845354</text:p>
          </table:table-cell>
          <table:table-cell/>
          <table:table-cell table:style-name="ce1" table:formula="of:=SUM([.A88:.A98])/11" office:value-type="float" office:value="1.39919537847692" calcext:value-type="float">
            <text:p>1.3991953785</text:p>
          </table:table-cell>
          <table:table-cell/>
          <table:table-cell table:formula="of:=INDIRECT(&quot;C&quot;&amp;((ROW([.$A88:.$AMJ88])-1)*11+1) )" office:value-type="float" office:value="0.792900516228242" calcext:value-type="float">
            <text:p>0.7929005162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88:.G98])/11" office:value-type="float" office:value="53.0909090909091" calcext:value-type="float">
            <text:p>53.0909090909</text:p>
          </table:table-cell>
          <table:table-cell table:style-name="ce1" table:formula="of:=INDIRECT(&quot;H&quot;&amp;((ROW([.$A88:.$AMJ88])-1)*11+1) )" office:value-type="float" office:value="68.6363636363636" calcext:value-type="float">
            <text:p>68.6363636364</text:p>
          </table:table-cell>
        </table:table-row>
        <table:table-row table:style-name="ro1">
          <table:table-cell office:value-type="float" office:value="1.85318517684937" calcext:value-type="float">
            <text:p>1.8531851768</text:p>
          </table:table-cell>
          <table:table-cell/>
          <table:table-cell table:style-name="ce1" table:formula="of:=SUM([.A89:.A99])/11" office:value-type="float" office:value="1.38042857430198" calcext:value-type="float">
            <text:p>1.3804285743</text:p>
          </table:table-cell>
          <table:table-cell/>
          <table:table-cell table:formula="of:=INDIRECT(&quot;C&quot;&amp;((ROW([.$A89:.$AMJ89])-1)*11+1) )" office:value-type="float" office:value="0.822475070303137" calcext:value-type="float">
            <text:p>0.8224750703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89:.G99])/11" office:value-type="float" office:value="54.2727272727273" calcext:value-type="float">
            <text:p>54.2727272727</text:p>
          </table:table-cell>
          <table:table-cell table:style-name="ce1" table:formula="of:=INDIRECT(&quot;H&quot;&amp;((ROW([.$A89:.$AMJ89])-1)*11+1) )" office:value-type="float" office:value="80.9090909090909" calcext:value-type="float">
            <text:p>80.9090909091</text:p>
          </table:table-cell>
        </table:table-row>
        <table:table-row table:style-name="ro1">
          <table:table-cell office:value-type="float" office:value="1.31236243247986" calcext:value-type="float">
            <text:p>1.3123624325</text:p>
          </table:table-cell>
          <table:table-cell/>
          <table:table-cell table:style-name="ce1" table:formula="of:=SUM([.A90:.A100])/11" office:value-type="float" office:value="1.32447384704243" calcext:value-type="float">
            <text:p>1.324473847</text:p>
          </table:table-cell>
          <table:table-cell/>
          <table:table-cell table:formula="of:=INDIRECT(&quot;C&quot;&amp;((ROW([.$A90:.$AMJ90])-1)*11+1) )" office:value-type="float" office:value="0.817718310789629" calcext:value-type="float">
            <text:p>0.8177183108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90:.G100])/11" office:value-type="float" office:value="53.1818181818182" calcext:value-type="float">
            <text:p>53.1818181818</text:p>
          </table:table-cell>
          <table:table-cell table:style-name="ce1" table:formula="of:=INDIRECT(&quot;H&quot;&amp;((ROW([.$A90:.$AMJ90])-1)*11+1) 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.54180920124054" calcext:value-type="float">
            <text:p>1.5418092012</text:p>
          </table:table-cell>
          <table:table-cell/>
          <table:table-cell table:style-name="ce1" table:formula="of:=SUM([.A91:.A101])/11" office:value-type="float" office:value="1.31725531274622" calcext:value-type="float">
            <text:p>1.3172553127</text:p>
          </table:table-cell>
          <table:table-cell/>
          <table:table-cell table:formula="of:=INDIRECT(&quot;C&quot;&amp;((ROW([.$A91:.$AMJ91])-1)*11+1) )" office:value-type="float" office:value="0.674216302958402" calcext:value-type="float">
            <text:p>0.67421630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91:.G101])/11" office:value-type="float" office:value="50.3636363636364" calcext:value-type="float">
            <text:p>50.3636363636</text:p>
          </table:table-cell>
          <table:table-cell table:style-name="ce1" table:formula="of:=INDIRECT(&quot;H&quot;&amp;((ROW([.$A91:.$AMJ91])-1)*11+1) )" office:value-type="float" office:value="80.9090909090909" calcext:value-type="float">
            <text:p>80.9090909091</text:p>
          </table:table-cell>
        </table:table-row>
        <table:table-row table:style-name="ro1">
          <table:table-cell office:value-type="float" office:value="1.55973494052887" calcext:value-type="float">
            <text:p>1.5597349405</text:p>
          </table:table-cell>
          <table:table-cell/>
          <table:table-cell table:style-name="ce1" table:formula="of:=SUM([.A92:.A102])/11" office:value-type="float" office:value="1.25933155146512" calcext:value-type="float">
            <text:p>1.2593315515</text:p>
          </table:table-cell>
          <table:table-cell/>
          <table:table-cell table:formula="of:=INDIRECT(&quot;C&quot;&amp;((ROW([.$A92:.$AMJ92])-1)*11+1) )" office:value-type="float" office:value="0.739625058390878" calcext:value-type="float">
            <text:p>0.7396250584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1" table:formula="of:=SUM([.G92:.G102])/11" office:value-type="float" office:value="48.0909090909091" calcext:value-type="float">
            <text:p>48.0909090909</text:p>
          </table:table-cell>
          <table:table-cell table:style-name="ce1" table:formula="of:=INDIRECT(&quot;H&quot;&amp;((ROW([.$A92:.$AMJ92])-1)*11+1) )" office:value-type="float" office:value="76.1818181818182" calcext:value-type="float">
            <text:p>76.1818181818</text:p>
          </table:table-cell>
        </table:table-row>
        <table:table-row table:style-name="ro1">
          <table:table-cell office:value-type="float" office:value="1.25167679786682" calcext:value-type="float">
            <text:p>1.2516767979</text:p>
          </table:table-cell>
          <table:table-cell/>
          <table:table-cell table:style-name="ce1" table:formula="of:=SUM([.A93:.A103])/11" office:value-type="float" office:value="1.20155524665659" calcext:value-type="float">
            <text:p>1.2015552467</text:p>
          </table:table-cell>
          <table:table-cell/>
          <table:table-cell table:formula="of:=INDIRECT(&quot;C&quot;&amp;((ROW([.$A93:.$AMJ93])-1)*11+1) )" office:value-type="float" office:value="0.792183483188803" calcext:value-type="float">
            <text:p>0.7921834832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93:.G103])/11" office:value-type="float" office:value="44.6363636363636" calcext:value-type="float">
            <text:p>44.6363636364</text:p>
          </table:table-cell>
          <table:table-cell table:style-name="ce1" table:formula="of:=INDIRECT(&quot;H&quot;&amp;((ROW([.$A93:.$AMJ93])-1)*11+1) )" office:value-type="float" office:value="81.8181818181818" calcext:value-type="float">
            <text:p>81.8181818182</text:p>
          </table:table-cell>
        </table:table-row>
        <table:table-row table:style-name="ro1">
          <table:table-cell office:value-type="float" office:value="1.75062716007233" calcext:value-type="float">
            <text:p>1.7506271601</text:p>
          </table:table-cell>
          <table:table-cell/>
          <table:table-cell table:style-name="ce1" table:formula="of:=SUM([.A94:.A104])/11" office:value-type="float" office:value="1.21394330263138" calcext:value-type="float">
            <text:p>1.2139433026</text:p>
          </table:table-cell>
          <table:table-cell/>
          <table:table-cell table:formula="of:=INDIRECT(&quot;C&quot;&amp;((ROW([.$A94:.$AMJ94])-1)*11+1) )" office:value-type="float" office:value="0.872939153151079" calcext:value-type="float">
            <text:p>0.8729391532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94:.G104])/11" office:value-type="float" office:value="45.1818181818182" calcext:value-type="float">
            <text:p>45.1818181818</text:p>
          </table:table-cell>
          <table:table-cell table:style-name="ce1" table:formula="of:=INDIRECT(&quot;H&quot;&amp;((ROW([.$A94:.$AMJ94])-1)*11+1) )" office:value-type="float" office:value="73.0909090909091" calcext:value-type="float">
            <text:p>73.0909090909</text:p>
          </table:table-cell>
        </table:table-row>
        <table:table-row table:style-name="ro1">
          <table:table-cell office:value-type="float" office:value="1.15118026733398" calcext:value-type="float">
            <text:p>1.1511802673</text:p>
          </table:table-cell>
          <table:table-cell/>
          <table:table-cell table:style-name="ce1" table:formula="of:=SUM([.A95:.A105])/11" office:value-type="float" office:value="1.21378036520698" calcext:value-type="float">
            <text:p>1.2137803652</text:p>
          </table:table-cell>
          <table:table-cell/>
          <table:table-cell table:formula="of:=INDIRECT(&quot;C&quot;&amp;((ROW([.$A95:.$AMJ95])-1)*11+1) )" office:value-type="float" office:value="0.742442271926186" calcext:value-type="float">
            <text:p>0.7424422719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95:.G105])/11" office:value-type="float" office:value="42.9090909090909" calcext:value-type="float">
            <text:p>42.9090909091</text:p>
          </table:table-cell>
          <table:table-cell table:style-name="ce1" table:formula="of:=INDIRECT(&quot;H&quot;&amp;((ROW([.$A95:.$AMJ95])-1)*11+1) )" office:value-type="float" office:value="58.8181818181818" calcext:value-type="float">
            <text:p>58.8181818182</text:p>
          </table:table-cell>
        </table:table-row>
        <table:table-row table:style-name="ro1">
          <table:table-cell office:value-type="float" office:value="1.39347064495087" calcext:value-type="float">
            <text:p>1.393470645</text:p>
          </table:table-cell>
          <table:table-cell/>
          <table:table-cell table:style-name="ce1" table:formula="of:=SUM([.A96:.A106])/11" office:value-type="float" office:value="1.22198033874685" calcext:value-type="float">
            <text:p>1.2219803387</text:p>
          </table:table-cell>
          <table:table-cell/>
          <table:table-cell table:formula="of:=INDIRECT(&quot;C&quot;&amp;((ROW([.$A96:.$AMJ96])-1)*11+1) )" office:value-type="float" office:value="0.822338456457312" calcext:value-type="float">
            <text:p>0.8223384565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96:.G106])/11" office:value-type="float" office:value="40.0909090909091" calcext:value-type="float">
            <text:p>40.0909090909</text:p>
          </table:table-cell>
          <table:table-cell table:style-name="ce1" table:formula="of:=INDIRECT(&quot;H&quot;&amp;((ROW([.$A96:.$AMJ96])-1)*11+1) )" office:value-type="float" office:value="58.5454545454545" calcext:value-type="float">
            <text:p>58.5454545455</text:p>
          </table:table-cell>
        </table:table-row>
        <table:table-row table:style-name="ro1">
          <table:table-cell office:value-type="float" office:value="1.05152750015259" calcext:value-type="float">
            <text:p>1.0515275002</text:p>
          </table:table-cell>
          <table:table-cell/>
          <table:table-cell table:style-name="ce1" table:formula="of:=SUM([.A97:.A107])/11" office:value-type="float" office:value="1.20034568418156" calcext:value-type="float">
            <text:p>1.2003456842</text:p>
          </table:table-cell>
          <table:table-cell/>
          <table:table-cell table:formula="of:=INDIRECT(&quot;C&quot;&amp;((ROW([.$A97:.$AMJ97])-1)*11+1) )" office:value-type="float" office:value="0.696595159443942" calcext:value-type="float">
            <text:p>0.6965951594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97:.G107])/11" office:value-type="float" office:value="37.1818181818182" calcext:value-type="float">
            <text:p>37.1818181818</text:p>
          </table:table-cell>
          <table:table-cell table:style-name="ce1" table:formula="of:=INDIRECT(&quot;H&quot;&amp;((ROW([.$A97:.$AMJ97])-1)*11+1) )" office:value-type="float" office:value="74.5454545454546" calcext:value-type="float">
            <text:p>74.5454545455</text:p>
          </table:table-cell>
        </table:table-row>
        <table:table-row table:style-name="ro1">
          <table:table-cell office:value-type="float" office:value="1.04479050636292" calcext:value-type="float">
            <text:p>1.0447905064</text:p>
          </table:table-cell>
          <table:table-cell/>
          <table:table-cell table:style-name="ce1" table:formula="of:=SUM([.A98:.A108])/11" office:value-type="float" office:value="1.23044188997962" calcext:value-type="float">
            <text:p>1.23044189</text:p>
          </table:table-cell>
          <table:table-cell/>
          <table:table-cell table:formula="of:=INDIRECT(&quot;C&quot;&amp;((ROW([.$A98:.$AMJ98])-1)*11+1) )" office:value-type="float" office:value="0.710215473716909" calcext:value-type="float">
            <text:p>0.7102154737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98:.G108])/11" office:value-type="float" office:value="37.1818181818182" calcext:value-type="float">
            <text:p>37.1818181818</text:p>
          </table:table-cell>
          <table:table-cell table:style-name="ce1" table:formula="of:=INDIRECT(&quot;H&quot;&amp;((ROW([.$A98:.$AMJ98])-1)*11+1) )" office:value-type="float" office:value="74.8181818181818" calcext:value-type="float">
            <text:p>74.8181818182</text:p>
          </table:table-cell>
        </table:table-row>
        <table:table-row table:style-name="ro1">
          <table:table-cell office:value-type="float" office:value="1.27434968948364" calcext:value-type="float">
            <text:p>1.2743496895</text:p>
          </table:table-cell>
          <table:table-cell/>
          <table:table-cell table:style-name="ce1" table:formula="of:=SUM([.A99:.A109])/11" office:value-type="float" office:value="1.24636943231929" calcext:value-type="float">
            <text:p>1.2463694323</text:p>
          </table:table-cell>
          <table:table-cell/>
          <table:table-cell table:formula="of:=INDIRECT(&quot;C&quot;&amp;((ROW([.$A99:.$AMJ99])-1)*11+1) )" office:value-type="float" office:value="0.790517549623143" calcext:value-type="float">
            <text:p>0.790517549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99:.G109])/11" office:value-type="float" office:value="35.4545454545455" calcext:value-type="float">
            <text:p>35.4545454545</text:p>
          </table:table-cell>
          <table:table-cell table:style-name="ce1" table:formula="of:=INDIRECT(&quot;H&quot;&amp;((ROW([.$A99:.$AMJ99])-1)*11+1) )" office:value-type="float" office:value="77.8181818181818" calcext:value-type="float">
            <text:p>77.8181818182</text:p>
          </table:table-cell>
        </table:table-row>
        <table:table-row table:style-name="ro1">
          <table:table-cell office:value-type="float" office:value="1.23768317699432" calcext:value-type="float">
            <text:p>1.237683177</text:p>
          </table:table-cell>
          <table:table-cell/>
          <table:table-cell table:style-name="ce1" table:formula="of:=SUM([.A100:.A110])/11" office:value-type="float" office:value="1.22676636414094" calcext:value-type="float">
            <text:p>1.2267663641</text:p>
          </table:table-cell>
          <table:table-cell/>
          <table:table-cell table:formula="of:=INDIRECT(&quot;C&quot;&amp;((ROW([.$A100:.$AMJ100])-1)*11+1) )" office:value-type="float" office:value="0.731059265407649" calcext:value-type="float">
            <text:p>0.7310592654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100:.G110])/11" office:value-type="float" office:value="34.8181818181818" calcext:value-type="float">
            <text:p>34.8181818182</text:p>
          </table:table-cell>
          <table:table-cell table:style-name="ce1" table:formula="of:=INDIRECT(&quot;H&quot;&amp;((ROW([.$A100:.$AMJ100])-1)*11+1) )" office:value-type="float" office:value="76.2727272727273" calcext:value-type="float">
            <text:p>76.2727272727</text:p>
          </table:table-cell>
        </table:table-row>
        <table:table-row table:style-name="ro1">
          <table:table-cell office:value-type="float" office:value="1.23295855522156" calcext:value-type="float">
            <text:p>1.2329585552</text:p>
          </table:table-cell>
          <table:table-cell/>
          <table:table-cell table:style-name="ce1" table:formula="of:=SUM([.A101:.A111])/11" office:value-type="float" office:value="1.2307719913396" calcext:value-type="float">
            <text:p>1.2307719913</text:p>
          </table:table-cell>
          <table:table-cell/>
          <table:table-cell table:formula="of:=INDIRECT(&quot;C&quot;&amp;((ROW([.$A101:.$AMJ101])-1)*11+1) )" office:value-type="float" office:value="0.771157405593179" calcext:value-type="float">
            <text:p>0.7711574056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table:formula="of:=SUM([.G101:.G111])/11" office:value-type="float" office:value="34.1818181818182" calcext:value-type="float">
            <text:p>34.1818181818</text:p>
          </table:table-cell>
          <table:table-cell table:style-name="ce1" table:formula="of:=INDIRECT(&quot;H&quot;&amp;((ROW([.$A101:.$AMJ101])-1)*11+1) )" office:value-type="float" office:value="79.5454545454546" calcext:value-type="float">
            <text:p>79.5454545455</text:p>
          </table:table-cell>
        </table:table-row>
        <table:table-row table:style-name="ro1">
          <table:table-cell office:value-type="float" office:value="0.904647827148438" calcext:value-type="float">
            <text:p>0.9046478271</text:p>
          </table:table-cell>
          <table:table-cell/>
          <table:table-cell table:style-name="ce1" table:formula="of:=SUM([.A102:.A112])/11" office:value-type="float" office:value="1.21842523596503" calcext:value-type="float">
            <text:p>1.218425236</text:p>
          </table:table-cell>
          <table:table-cell/>
          <table:table-cell table:formula="of:=INDIRECT(&quot;C&quot;&amp;((ROW([.$A102:.$AMJ102])-1)*11+1) )" office:value-type="float" office:value="0.873752431436019" calcext:value-type="float">
            <text:p>0.8737524314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102:.G112])/11" office:value-type="float" office:value="36.4545454545455" calcext:value-type="float">
            <text:p>36.4545454545</text:p>
          </table:table-cell>
          <table:table-cell table:style-name="ce1" table:formula="of:=INDIRECT(&quot;H&quot;&amp;((ROW([.$A102:.$AMJ102])-1)*11+1) )" office:value-type="float" office:value="79.8181818181818" calcext:value-type="float">
            <text:p>79.8181818182</text:p>
          </table:table-cell>
        </table:table-row>
        <table:table-row table:style-name="ro1">
          <table:table-cell office:value-type="float" office:value="0.92419558763504" calcext:value-type="float">
            <text:p>0.9241955876</text:p>
          </table:table-cell>
          <table:table-cell/>
          <table:table-cell table:style-name="ce1" table:formula="of:=SUM([.A103:.A113])/11" office:value-type="float" office:value="1.21506219018589" calcext:value-type="float">
            <text:p>1.2150621902</text:p>
          </table:table-cell>
          <table:table-cell/>
          <table:table-cell table:formula="of:=INDIRECT(&quot;C&quot;&amp;((ROW([.$A103:.$AMJ103])-1)*11+1) )" office:value-type="float" office:value="0.878679489547556" calcext:value-type="float">
            <text:p>0.878679489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103:.G113])/11" office:value-type="float" office:value="38.0909090909091" calcext:value-type="float">
            <text:p>38.0909090909</text:p>
          </table:table-cell>
          <table:table-cell table:style-name="ce1" table:formula="of:=INDIRECT(&quot;H&quot;&amp;((ROW([.$A103:.$AMJ103])-1)*11+1) )" office:value-type="float" office:value="76.5454545454545" calcext:value-type="float">
            <text:p>76.5454545455</text:p>
          </table:table-cell>
        </table:table-row>
        <table:table-row table:style-name="ro1">
          <table:table-cell office:value-type="float" office:value="1.38794541358948" calcext:value-type="float">
            <text:p>1.3879454136</text:p>
          </table:table-cell>
          <table:table-cell/>
          <table:table-cell table:style-name="ce1" table:formula="of:=SUM([.A104:.A114])/11" office:value-type="float" office:value="1.25020784681493" calcext:value-type="float">
            <text:p>1.2502078468</text:p>
          </table:table-cell>
          <table:table-cell/>
          <table:table-cell table:formula="of:=INDIRECT(&quot;C&quot;&amp;((ROW([.$A104:.$AMJ104])-1)*11+1) )" office:value-type="float" office:value="0.705464425412092" calcext:value-type="float">
            <text:p>0.7054644254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04:.G114])/11" office:value-type="float" office:value="40.9090909090909" calcext:value-type="float">
            <text:p>40.9090909091</text:p>
          </table:table-cell>
          <table:table-cell table:style-name="ce1" table:formula="of:=INDIRECT(&quot;H&quot;&amp;((ROW([.$A104:.$AMJ104])-1)*11+1) )" office:value-type="float" office:value="67.6363636363636" calcext:value-type="float">
            <text:p>67.6363636364</text:p>
          </table:table-cell>
        </table:table-row>
        <table:table-row table:style-name="ro1">
          <table:table-cell office:value-type="float" office:value="1.74883484840393" calcext:value-type="float">
            <text:p>1.7488348484</text:p>
          </table:table-cell>
          <table:table-cell/>
          <table:table-cell table:style-name="ce1" table:formula="of:=SUM([.A105:.A115])/11" office:value-type="float" office:value="1.2619360035116" calcext:value-type="float">
            <text:p>1.2619360035</text:p>
          </table:table-cell>
          <table:table-cell/>
          <table:table-cell table:formula="of:=INDIRECT(&quot;C&quot;&amp;((ROW([.$A105:.$AMJ105])-1)*11+1) )" office:value-type="float" office:value="0.803658759052103" calcext:value-type="float">
            <text:p>0.8036587591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105:.G115])/11" office:value-type="float" office:value="42.6363636363636" calcext:value-type="float">
            <text:p>42.6363636364</text:p>
          </table:table-cell>
          <table:table-cell table:style-name="ce1" table:formula="of:=INDIRECT(&quot;H&quot;&amp;((ROW([.$A105:.$AMJ105])-1)*11+1) )" office:value-type="float" office:value="70.4545454545455" calcext:value-type="float">
            <text:p>70.4545454545</text:p>
          </table:table-cell>
        </table:table-row>
        <table:table-row table:style-name="ro1">
          <table:table-cell office:value-type="float" office:value="1.24137997627258" calcext:value-type="float">
            <text:p>1.2413799763</text:p>
          </table:table-cell>
          <table:table-cell/>
          <table:table-cell table:style-name="ce1" table:formula="of:=SUM([.A106:.A116])/11" office:value-type="float" office:value="1.19656872749328" calcext:value-type="float">
            <text:p>1.1965687275</text:p>
          </table:table-cell>
          <table:table-cell/>
          <table:table-cell table:formula="of:=INDIRECT(&quot;C&quot;&amp;((ROW([.$A106:.$AMJ106])-1)*11+1) )" office:value-type="float" office:value="0.726208620450713" calcext:value-type="float">
            <text:p>0.7262086205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table:formula="of:=SUM([.G106:.G116])/11" office:value-type="float" office:value="44.9090909090909" calcext:value-type="float">
            <text:p>44.9090909091</text:p>
          </table:table-cell>
          <table:table-cell table:style-name="ce1" table:formula="of:=INDIRECT(&quot;H&quot;&amp;((ROW([.$A106:.$AMJ106])-1)*11+1) )" office:value-type="float" office:value="74.1818181818182" calcext:value-type="float">
            <text:p>74.1818181818</text:p>
          </table:table-cell>
        </table:table-row>
        <table:table-row table:style-name="ro1">
          <table:table-cell office:value-type="float" office:value="1.15548944473267" calcext:value-type="float">
            <text:p>1.1554894447</text:p>
          </table:table-cell>
          <table:table-cell/>
          <table:table-cell table:style-name="ce1" table:formula="of:=SUM([.A107:.A117])/11" office:value-type="float" office:value="1.18182192065499" calcext:value-type="float">
            <text:p>1.1818219207</text:p>
          </table:table-cell>
          <table:table-cell/>
          <table:table-cell table:formula="of:=INDIRECT(&quot;C&quot;&amp;((ROW([.$A107:.$AMJ107])-1)*11+1) )" office:value-type="float" office:value="0.684124087745493" calcext:value-type="float">
            <text:p>0.684124087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SUM([.G107:.G117])/11" office:value-type="float" office:value="46" calcext:value-type="float">
            <text:p>46</text:p>
          </table:table-cell>
          <table:table-cell table:style-name="ce1" table:formula="of:=INDIRECT(&quot;H&quot;&amp;((ROW([.$A107:.$AMJ107])-1)*11+1) )" office:value-type="float" office:value="76.9090909090909" calcext:value-type="float">
            <text:p>76.9090909091</text:p>
          </table:table-cell>
        </table:table-row>
        <table:table-row table:style-name="ro1">
          <table:table-cell office:value-type="float" office:value="1.38258576393127" calcext:value-type="float">
            <text:p>1.3825857639</text:p>
          </table:table-cell>
          <table:table-cell/>
          <table:table-cell table:style-name="ce1" table:formula="of:=SUM([.A108:.A118])/11" office:value-type="float" office:value="1.16839628869837" calcext:value-type="float">
            <text:p>1.1683962887</text:p>
          </table:table-cell>
          <table:table-cell/>
          <table:table-cell table:formula="of:=INDIRECT(&quot;C&quot;&amp;((ROW([.$A108:.$AMJ108])-1)*11+1) )" office:value-type="float" office:value="0.728695265271448" calcext:value-type="float">
            <text:p>0.728695265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108:.G118])/11" office:value-type="float" office:value="49.4545454545455" calcext:value-type="float">
            <text:p>49.4545454545</text:p>
          </table:table-cell>
          <table:table-cell table:style-name="ce1" table:formula="of:=INDIRECT(&quot;H&quot;&amp;((ROW([.$A108:.$AMJ108])-1)*11+1) )" office:value-type="float" office:value="66.7272727272727" calcext:value-type="float">
            <text:p>66.7272727273</text:p>
          </table:table-cell>
        </table:table-row>
        <table:table-row table:style-name="ro1">
          <table:table-cell office:value-type="float" office:value="1.2199934720993" calcext:value-type="float">
            <text:p>1.2199934721</text:p>
          </table:table-cell>
          <table:table-cell/>
          <table:table-cell table:style-name="ce1" table:formula="of:=SUM([.A109:.A119])/11" office:value-type="float" office:value="1.14286770603873" calcext:value-type="float">
            <text:p>1.142867706</text:p>
          </table:table-cell>
          <table:table-cell/>
          <table:table-cell table:formula="of:=INDIRECT(&quot;C&quot;&amp;((ROW([.$A109:.$AMJ109])-1)*11+1) )" office:value-type="float" office:value="0.614835863763636" calcext:value-type="float">
            <text:p>0.614835863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SUM([.G109:.G119])/11" office:value-type="float" office:value="50.5454545454546" calcext:value-type="float">
            <text:p>50.5454545455</text:p>
          </table:table-cell>
          <table:table-cell table:style-name="ce1" table:formula="of:=INDIRECT(&quot;H&quot;&amp;((ROW([.$A109:.$AMJ109])-1)*11+1) )" office:value-type="float" office:value="79.1818181818182" calcext:value-type="float">
            <text:p>79.1818181818</text:p>
          </table:table-cell>
        </table:table-row>
        <table:table-row table:style-name="ro1">
          <table:table-cell office:value-type="float" office:value="1.05871593952179" calcext:value-type="float">
            <text:p>1.0587159395</text:p>
          </table:table-cell>
          <table:table-cell/>
          <table:table-cell table:style-name="ce1" table:formula="of:=SUM([.A110:.A120])/11" office:value-type="float" office:value="1.15354773131284" calcext:value-type="float">
            <text:p>1.1535477313</text:p>
          </table:table-cell>
          <table:table-cell/>
          <table:table-cell table:formula="of:=INDIRECT(&quot;C&quot;&amp;((ROW([.$A110:.$AMJ110])-1)*11+1) )" office:value-type="float" office:value="0.697799091989344" calcext:value-type="float">
            <text:p>0.697799092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10:.G120])/11" office:value-type="float" office:value="52.6363636363636" calcext:value-type="float">
            <text:p>52.6363636364</text:p>
          </table:table-cell>
          <table:table-cell table:style-name="ce1" table:formula="of:=INDIRECT(&quot;H&quot;&amp;((ROW([.$A110:.$AMJ110])-1)*11+1) 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.2817450761795" calcext:value-type="float">
            <text:p>1.2817450762</text:p>
          </table:table-cell>
          <table:table-cell/>
          <table:table-cell table:style-name="ce1" table:formula="of:=SUM([.A111:.A121])/11" office:value-type="float" office:value="1.18705191395499" calcext:value-type="float">
            <text:p>1.187051914</text:p>
          </table:table-cell>
          <table:table-cell/>
          <table:table-cell table:formula="of:=INDIRECT(&quot;C&quot;&amp;((ROW([.$A111:.$AMJ111])-1)*11+1) )" office:value-type="float" office:value="0.767407663843849" calcext:value-type="float">
            <text:p>0.7674076638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11:.G121])/11" office:value-type="float" office:value="54.3636363636364" calcext:value-type="float">
            <text:p>54.3636363636</text:p>
          </table:table-cell>
          <table:table-cell table:style-name="ce1" table:formula="of:=INDIRECT(&quot;H&quot;&amp;((ROW([.$A111:.$AMJ111])-1)*11+1) )" office:value-type="float" office:value="78.7272727272727" calcext:value-type="float">
            <text:p>78.7272727273</text:p>
          </table:table-cell>
        </table:table-row>
        <table:table-row table:style-name="ro1">
          <table:table-cell office:value-type="float" office:value="1.09714424610138" calcext:value-type="float">
            <text:p>1.0971442461</text:p>
          </table:table-cell>
          <table:table-cell/>
          <table:table-cell table:style-name="ce1" table:formula="of:=SUM([.A112:.A122])/11" office:value-type="float" office:value="1.2049520665949" calcext:value-type="float">
            <text:p>1.2049520666</text:p>
          </table:table-cell>
          <table:table-cell/>
          <table:table-cell table:formula="of:=INDIRECT(&quot;C&quot;&amp;((ROW([.$A112:.$AMJ112])-1)*11+1) )" office:value-type="float" office:value="0.565114601091905" calcext:value-type="float">
            <text:p>0.5651146011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112:.G122])/11" office:value-type="float" office:value="55.5454545454546" calcext:value-type="float">
            <text:p>55.5454545455</text:p>
          </table:table-cell>
          <table:table-cell table:style-name="ce1" table:formula="of:=INDIRECT(&quot;H&quot;&amp;((ROW([.$A112:.$AMJ112])-1)*11+1) )" office:value-type="float" office:value="82.1818181818182" calcext:value-type="float">
            <text:p>82.1818181818</text:p>
          </table:table-cell>
        </table:table-row>
        <table:table-row table:style-name="ro1">
          <table:table-cell office:value-type="float" office:value="0.867654323577881" calcext:value-type="float">
            <text:p>0.8676543236</text:p>
          </table:table-cell>
          <table:table-cell/>
          <table:table-cell table:style-name="ce1" table:formula="of:=SUM([.A113:.A123])/11" office:value-type="float" office:value="1.25642767819491" calcext:value-type="float">
            <text:p>1.2564276782</text:p>
          </table:table-cell>
          <table:table-cell/>
          <table:table-cell table:formula="of:=INDIRECT(&quot;C&quot;&amp;((ROW([.$A113:.$AMJ113])-1)*11+1) )" office:value-type="float" office:value="0.698060349984603" calcext:value-type="float">
            <text:p>0.69806035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13:.G123])/11" office:value-type="float" office:value="55.5454545454546" calcext:value-type="float">
            <text:p>55.5454545455</text:p>
          </table:table-cell>
          <table:table-cell table:style-name="ce1" table:formula="of:=INDIRECT(&quot;H&quot;&amp;((ROW([.$A113:.$AMJ113])-1)*11+1) )" office:value-type="float" office:value="72.6363636363636" calcext:value-type="float">
            <text:p>72.6363636364</text:p>
          </table:table-cell>
        </table:table-row>
        <table:table-row table:style-name="ro1">
          <table:table-cell office:value-type="float" office:value="1.3107978105545" calcext:value-type="float">
            <text:p>1.3107978106</text:p>
          </table:table-cell>
          <table:table-cell/>
          <table:table-cell table:style-name="ce1" table:formula="of:=SUM([.A114:.A124])/11" office:value-type="float" office:value="1.3236645785245" calcext:value-type="float">
            <text:p>1.3236645785</text:p>
          </table:table-cell>
          <table:table-cell/>
          <table:table-cell table:formula="of:=INDIRECT(&quot;C&quot;&amp;((ROW([.$A114:.$AMJ114])-1)*11+1) )" office:value-type="float" office:value="0.863374409350481" calcext:value-type="float">
            <text:p>0.8633744094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" table:formula="of:=SUM([.G114:.G124])/11" office:value-type="float" office:value="55" calcext:value-type="float">
            <text:p>55</text:p>
          </table:table-cell>
          <table:table-cell table:style-name="ce1" table:formula="of:=INDIRECT(&quot;H&quot;&amp;((ROW([.$A114:.$AMJ114])-1)*11+1) )" office:value-type="float" office:value="83.9090909090909" calcext:value-type="float">
            <text:p>83.9090909091</text:p>
          </table:table-cell>
        </table:table-row>
        <table:table-row table:style-name="ro1">
          <table:table-cell office:value-type="float" office:value="1.51695513725281" calcext:value-type="float">
            <text:p>1.5169551373</text:p>
          </table:table-cell>
          <table:table-cell/>
          <table:table-cell table:style-name="ce1" table:formula="of:=SUM([.A115:.A125])/11" office:value-type="float" office:value="1.30209497971968" calcext:value-type="float">
            <text:p>1.3020949797</text:p>
          </table:table-cell>
          <table:table-cell/>
          <table:table-cell table:formula="of:=INDIRECT(&quot;C&quot;&amp;((ROW([.$A115:.$AMJ115])-1)*11+1) )" office:value-type="float" office:value="0.820470024238933" calcext:value-type="float">
            <text:p>0.8204700242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115:.G125])/11" office:value-type="float" office:value="53.3636363636364" calcext:value-type="float">
            <text:p>53.3636363636</text:p>
          </table:table-cell>
          <table:table-cell table:style-name="ce1" table:formula="of:=INDIRECT(&quot;H&quot;&amp;((ROW([.$A115:.$AMJ115])-1)*11+1) )" office:value-type="float" office:value="75.5454545454546" calcext:value-type="float">
            <text:p>75.5454545455</text:p>
          </table:table-cell>
        </table:table-row>
        <table:table-row table:style-name="ro1">
          <table:table-cell office:value-type="float" office:value="1.02979481220245" calcext:value-type="float">
            <text:p>1.0297948122</text:p>
          </table:table-cell>
          <table:table-cell/>
          <table:table-cell table:style-name="ce1" table:formula="of:=SUM([.A116:.A126])/11" office:value-type="float" office:value="1.2949747280641" calcext:value-type="float">
            <text:p>1.2949747281</text:p>
          </table:table-cell>
          <table:table-cell/>
          <table:table-cell table:formula="of:=INDIRECT(&quot;C&quot;&amp;((ROW([.$A116:.$AMJ116])-1)*11+1) )" office:value-type="float" office:value="0.692052778872577" calcext:value-type="float">
            <text:p>0.6920527789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116:.G126])/11" office:value-type="float" office:value="51.0909090909091" calcext:value-type="float">
            <text:p>51.0909090909</text:p>
          </table:table-cell>
          <table:table-cell table:style-name="ce1" table:formula="of:=INDIRECT(&quot;H&quot;&amp;((ROW([.$A116:.$AMJ116])-1)*11+1) )" office:value-type="float" office:value="72.9090909090909" calcext:value-type="float">
            <text:p>72.9090909091</text:p>
          </table:table-cell>
        </table:table-row>
        <table:table-row table:style-name="ro1">
          <table:table-cell office:value-type="float" office:value="1.07916510105133" calcext:value-type="float">
            <text:p>1.0791651011</text:p>
          </table:table-cell>
          <table:table-cell/>
          <table:table-cell table:style-name="ce1" table:formula="of:=SUM([.A117:.A127])/11" office:value-type="float" office:value="1.33156941153787" calcext:value-type="float">
            <text:p>1.3315694115</text:p>
          </table:table-cell>
          <table:table-cell/>
          <table:table-cell table:formula="of:=INDIRECT(&quot;C&quot;&amp;((ROW([.$A117:.$AMJ117])-1)*11+1) )" office:value-type="float" office:value="0.708490637215701" calcext:value-type="float">
            <text:p>0.7084906372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17:.G127])/11" office:value-type="float" office:value="51.6363636363636" calcext:value-type="float">
            <text:p>51.6363636364</text:p>
          </table:table-cell>
          <table:table-cell table:style-name="ce1" table:formula="of:=INDIRECT(&quot;H&quot;&amp;((ROW([.$A117:.$AMJ117])-1)*11+1) )" office:value-type="float" office:value="72.6363636363636" calcext:value-type="float">
            <text:p>72.6363636364</text:p>
          </table:table-cell>
        </table:table-row>
        <table:table-row table:style-name="ro1">
          <table:table-cell office:value-type="float" office:value="1.00780749320984" calcext:value-type="float">
            <text:p>1.0078074932</text:p>
          </table:table-cell>
          <table:table-cell/>
          <table:table-cell table:style-name="ce1" table:formula="of:=SUM([.A118:.A128])/11" office:value-type="float" office:value="1.37062209302729" calcext:value-type="float">
            <text:p>1.370622093</text:p>
          </table:table-cell>
          <table:table-cell/>
          <table:table-cell table:formula="of:=INDIRECT(&quot;C&quot;&amp;((ROW([.$A118:.$AMJ118])-1)*11+1) )" office:value-type="float" office:value="0.610756802287969" calcext:value-type="float">
            <text:p>0.6107568023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118:.G128])/11" office:value-type="float" office:value="51.6363636363636" calcext:value-type="float">
            <text:p>51.6363636364</text:p>
          </table:table-cell>
          <table:table-cell table:style-name="ce1" table:formula="of:=INDIRECT(&quot;H&quot;&amp;((ROW([.$A118:.$AMJ118])-1)*11+1) )" office:value-type="float" office:value="83.9090909090909" calcext:value-type="float">
            <text:p>83.9090909091</text:p>
          </table:table-cell>
        </table:table-row>
        <table:table-row table:style-name="ro1">
          <table:table-cell office:value-type="float" office:value="1.10177135467529" calcext:value-type="float">
            <text:p>1.1017713547</text:p>
          </table:table-cell>
          <table:table-cell/>
          <table:table-cell table:style-name="ce1" table:formula="of:=SUM([.A119:.A129])/11" office:value-type="float" office:value="1.40313324061307" calcext:value-type="float">
            <text:p>1.4031332406</text:p>
          </table:table-cell>
          <table:table-cell/>
          <table:table-cell table:formula="of:=INDIRECT(&quot;C&quot;&amp;((ROW([.$A119:.$AMJ119])-1)*11+1) )" office:value-type="float" office:value="0.705374511805448" calcext:value-type="float">
            <text:p>0.7053745118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119:.G129])/11" office:value-type="float" office:value="51.0909090909091" calcext:value-type="float">
            <text:p>51.0909090909</text:p>
          </table:table-cell>
          <table:table-cell table:style-name="ce1" table:formula="of:=INDIRECT(&quot;H&quot;&amp;((ROW([.$A119:.$AMJ119])-1)*11+1) )" office:value-type="float" office:value="81.4545454545454" calcext:value-type="float">
            <text:p>81.4545454545</text:p>
          </table:table-cell>
        </table:table-row>
        <table:table-row table:style-name="ro1">
          <table:table-cell office:value-type="float" office:value="1.33747375011444" calcext:value-type="float">
            <text:p>1.3374737501</text:p>
          </table:table-cell>
          <table:table-cell/>
          <table:table-cell table:style-name="ce1" table:formula="of:=SUM([.A120:.A130])/11" office:value-type="float" office:value="1.40769716826352" calcext:value-type="float">
            <text:p>1.4076971683</text:p>
          </table:table-cell>
          <table:table-cell/>
          <table:table-cell table:formula="of:=INDIRECT(&quot;C&quot;&amp;((ROW([.$A120:.$AMJ120])-1)*11+1) )" office:value-type="float" office:value="0.779084108092567" calcext:value-type="float">
            <text:p>0.7790841081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1" table:formula="of:=SUM([.G120:.G130])/11" office:value-type="float" office:value="51.0909090909091" calcext:value-type="float">
            <text:p>51.0909090909</text:p>
          </table:table-cell>
          <table:table-cell table:style-name="ce1" table:formula="of:=INDIRECT(&quot;H&quot;&amp;((ROW([.$A120:.$AMJ120])-1)*11+1) )" office:value-type="float" office:value="87.0909090909091" calcext:value-type="float">
            <text:p>87.0909090909</text:p>
          </table:table-cell>
        </table:table-row>
        <table:table-row table:style-name="ro1">
          <table:table-cell office:value-type="float" office:value="1.42726194858551" calcext:value-type="float">
            <text:p>1.4272619486</text:p>
          </table:table-cell>
          <table:table-cell/>
          <table:table-cell table:style-name="ce1" table:formula="of:=SUM([.A121:.A131])/11" office:value-type="float" office:value="1.38632704994895" calcext:value-type="float">
            <text:p>1.3863270499</text:p>
          </table:table-cell>
          <table:table-cell/>
          <table:table-cell table:formula="of:=INDIRECT(&quot;C&quot;&amp;((ROW([.$A121:.$AMJ121])-1)*11+1) )" office:value-type="float" office:value="0.786233701489188" calcext:value-type="float">
            <text:p>0.7862337015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121:.G131])/11" office:value-type="float" office:value="51.2727272727273" calcext:value-type="float">
            <text:p>51.2727272727</text:p>
          </table:table-cell>
          <table:table-cell table:style-name="ce1" table:formula="of:=INDIRECT(&quot;H&quot;&amp;((ROW([.$A121:.$AMJ121])-1)*11+1) )" office:value-type="float" office:value="81.3636363636364" calcext:value-type="float">
            <text:p>81.3636363636</text:p>
          </table:table-cell>
        </table:table-row>
        <table:table-row table:style-name="ro1">
          <table:table-cell office:value-type="float" office:value="1.47864675521851" calcext:value-type="float">
            <text:p>1.4786467552</text:p>
          </table:table-cell>
          <table:table-cell/>
          <table:table-cell table:style-name="ce1" table:formula="of:=SUM([.A122:.A132])/11" office:value-type="float" office:value="1.33742405609651" calcext:value-type="float">
            <text:p>1.3374240561</text:p>
          </table:table-cell>
          <table:table-cell/>
          <table:table-cell table:formula="of:=INDIRECT(&quot;C&quot;&amp;((ROW([.$A122:.$AMJ122])-1)*11+1) )" office:value-type="float" office:value="0.866118333556435" calcext:value-type="float">
            <text:p>0.8661183336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122:.G132])/11" office:value-type="float" office:value="52.4545454545455" calcext:value-type="float">
            <text:p>52.4545454545</text:p>
          </table:table-cell>
          <table:table-cell table:style-name="ce1" table:formula="of:=INDIRECT(&quot;H&quot;&amp;((ROW([.$A122:.$AMJ122])-1)*11+1) )" office:value-type="float" office:value="77.7272727272727" calcext:value-type="float">
            <text:p>77.7272727273</text:p>
          </table:table-cell>
        </table:table-row>
        <table:table-row table:style-name="ro1">
          <table:table-cell office:value-type="float" office:value="1.66337597370148" calcext:value-type="float">
            <text:p>1.6633759737</text:p>
          </table:table-cell>
          <table:table-cell/>
          <table:table-cell table:style-name="ce1" table:formula="of:=SUM([.A123:.A133])/11" office:value-type="float" office:value="1.34199312058362" calcext:value-type="float">
            <text:p>1.3419931206</text:p>
          </table:table-cell>
          <table:table-cell/>
          <table:table-cell table:formula="of:=INDIRECT(&quot;C&quot;&amp;((ROW([.$A123:.$AMJ123])-1)*11+1) )" office:value-type="float" office:value="0.745539982210506" calcext:value-type="float">
            <text:p>0.7455399822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123:.G133])/11" office:value-type="float" office:value="53" calcext:value-type="float">
            <text:p>53</text:p>
          </table:table-cell>
          <table:table-cell table:style-name="ce1" table:formula="of:=INDIRECT(&quot;H&quot;&amp;((ROW([.$A123:.$AMJ123])-1)*11+1) )" office:value-type="float" office:value="77.6363636363636" calcext:value-type="float">
            <text:p>77.6363636364</text:p>
          </table:table-cell>
        </table:table-row>
        <table:table-row table:style-name="ro1">
          <table:table-cell office:value-type="float" office:value="1.60726022720337" calcext:value-type="float">
            <text:p>1.6072602272</text:p>
          </table:table-cell>
          <table:table-cell/>
          <table:table-cell table:style-name="ce1" table:formula="of:=SUM([.A124:.A134])/11" office:value-type="float" office:value="1.27937889640981" calcext:value-type="float">
            <text:p>1.2793788964</text:p>
          </table:table-cell>
          <table:table-cell/>
          <table:table-cell table:formula="of:=INDIRECT(&quot;C&quot;&amp;((ROW([.$A124:.$AMJ124])-1)*11+1) )" office:value-type="float" office:value="0.588438838720322" calcext:value-type="float">
            <text:p>0.5884388387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124:.G134])/11" office:value-type="float" office:value="51.8181818181818" calcext:value-type="float">
            <text:p>51.8181818182</text:p>
          </table:table-cell>
          <table:table-cell table:style-name="ce1" table:formula="of:=INDIRECT(&quot;H&quot;&amp;((ROW([.$A124:.$AMJ124])-1)*11+1) )" office:value-type="float" office:value="78.2727272727273" calcext:value-type="float">
            <text:p>78.2727272727</text:p>
          </table:table-cell>
        </table:table-row>
        <table:table-row table:style-name="ro1">
          <table:table-cell office:value-type="float" office:value="1.07353222370148" calcext:value-type="float">
            <text:p>1.0735322237</text:p>
          </table:table-cell>
          <table:table-cell/>
          <table:table-cell table:style-name="ce1" table:formula="of:=SUM([.A125:.A135])/11" office:value-type="float" office:value="1.25967279889367" calcext:value-type="float">
            <text:p>1.2596727989</text:p>
          </table:table-cell>
          <table:table-cell/>
          <table:table-cell table:formula="of:=INDIRECT(&quot;C&quot;&amp;((ROW([.$A125:.$AMJ125])-1)*11+1) )" office:value-type="float" office:value="0.593132016333667" calcext:value-type="float">
            <text:p>0.593132016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125:.G135])/11" office:value-type="float" office:value="55.8181818181818" calcext:value-type="float">
            <text:p>55.8181818182</text:p>
          </table:table-cell>
          <table:table-cell table:style-name="ce1" table:formula="of:=INDIRECT(&quot;H&quot;&amp;((ROW([.$A125:.$AMJ125])-1)*11+1) )" office:value-type="float" office:value="80.9090909090909" calcext:value-type="float">
            <text:p>80.9090909091</text:p>
          </table:table-cell>
        </table:table-row>
        <table:table-row table:style-name="ro1">
          <table:table-cell office:value-type="float" office:value="1.43863236904144" calcext:value-type="float">
            <text:p>1.438632369</text:p>
          </table:table-cell>
          <table:table-cell/>
          <table:table-cell table:style-name="ce1" table:formula="of:=SUM([.A126:.A136])/11" office:value-type="float" office:value="1.30469350923191" calcext:value-type="float">
            <text:p>1.3046935092</text:p>
          </table:table-cell>
          <table:table-cell/>
          <table:table-cell table:formula="of:=INDIRECT(&quot;C&quot;&amp;((ROW([.$A126:.$AMJ126])-1)*11+1) )" office:value-type="float" office:value="0.588291918689554" calcext:value-type="float">
            <text:p>0.5882919187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126:.G136])/11" office:value-type="float" office:value="56.9090909090909" calcext:value-type="float">
            <text:p>56.9090909091</text:p>
          </table:table-cell>
          <table:table-cell table:style-name="ce1" table:formula="of:=INDIRECT(&quot;H&quot;&amp;((ROW([.$A126:.$AMJ126])-1)*11+1) )" office:value-type="float" office:value="83.4545454545455" calcext:value-type="float">
            <text:p>83.4545454545</text:p>
          </table:table-cell>
        </table:table-row>
        <table:table-row table:style-name="ro1">
          <table:table-cell office:value-type="float" office:value="1.43233633041382" calcext:value-type="float">
            <text:p>1.4323363304</text:p>
          </table:table-cell>
          <table:table-cell/>
          <table:table-cell table:style-name="ce1" table:formula="of:=SUM([.A127:.A137])/11" office:value-type="float" office:value="1.30612342466008" calcext:value-type="float">
            <text:p>1.3061234247</text:p>
          </table:table-cell>
          <table:table-cell/>
          <table:table-cell table:formula="of:=INDIRECT(&quot;C&quot;&amp;((ROW([.$A127:.$AMJ127])-1)*11+1) )" office:value-type="float" office:value="0.550306115638126" calcext:value-type="float">
            <text:p>0.5503061156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" table:formula="of:=SUM([.G127:.G137])/11" office:value-type="float" office:value="58.0909090909091" calcext:value-type="float">
            <text:p>58.0909090909</text:p>
          </table:table-cell>
          <table:table-cell table:style-name="ce1" table:formula="of:=INDIRECT(&quot;H&quot;&amp;((ROW([.$A127:.$AMJ127])-1)*11+1) )" office:value-type="float" office:value="80.2727272727273" calcext:value-type="float">
            <text:p>80.2727272727</text:p>
          </table:table-cell>
        </table:table-row>
        <table:table-row table:style-name="ro1">
          <table:table-cell office:value-type="float" office:value="1.508744597435" calcext:value-type="float">
            <text:p>1.5087445974</text:p>
          </table:table-cell>
          <table:table-cell/>
          <table:table-cell table:style-name="ce1" table:formula="of:=SUM([.A128:.A138])/11" office:value-type="float" office:value="1.27367822148583" calcext:value-type="float">
            <text:p>1.2736782215</text:p>
          </table:table-cell>
          <table:table-cell/>
          <table:table-cell table:formula="of:=INDIRECT(&quot;C&quot;&amp;((ROW([.$A128:.$AMJ128])-1)*11+1) )" office:value-type="float" office:value="0.675159389322454" calcext:value-type="float">
            <text:p>0.6751593893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28:.G138])/11" office:value-type="float" office:value="56.4545454545455" calcext:value-type="float">
            <text:p>56.4545454545</text:p>
          </table:table-cell>
          <table:table-cell table:style-name="ce1" table:formula="of:=INDIRECT(&quot;H&quot;&amp;((ROW([.$A128:.$AMJ128])-1)*11+1) )" office:value-type="float" office:value="84.9090909090909" calcext:value-type="float">
            <text:p>84.9090909091</text:p>
          </table:table-cell>
        </table:table-row>
        <table:table-row table:style-name="ro1">
          <table:table-cell office:value-type="float" office:value="1.36543011665344" calcext:value-type="float">
            <text:p>1.3654301167</text:p>
          </table:table-cell>
          <table:table-cell/>
          <table:table-cell table:style-name="ce1" table:formula="of:=SUM([.A129:.A139])/11" office:value-type="float" office:value="1.27919096838344" calcext:value-type="float">
            <text:p>1.2791909684</text:p>
          </table:table-cell>
          <table:table-cell/>
          <table:table-cell table:formula="of:=INDIRECT(&quot;C&quot;&amp;((ROW([.$A129:.$AMJ129])-1)*11+1) )" office:value-type="float" office:value="0.61452502283183" calcext:value-type="float">
            <text:p>0.6145250228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129:.G139])/11" office:value-type="float" office:value="56.4545454545455" calcext:value-type="float">
            <text:p>56.4545454545</text:p>
          </table:table-cell>
          <table:table-cell table:style-name="ce1" table:formula="of:=INDIRECT(&quot;H&quot;&amp;((ROW([.$A129:.$AMJ129])-1)*11+1) )" office:value-type="float" office:value="83.3636363636364" calcext:value-type="float">
            <text:p>83.3636363636</text:p>
          </table:table-cell>
        </table:table-row>
        <table:table-row table:style-name="ro1">
          <table:table-cell office:value-type="float" office:value="1.15197455883026" calcext:value-type="float">
            <text:p>1.1519745588</text:p>
          </table:table-cell>
          <table:table-cell/>
          <table:table-cell table:style-name="ce1" table:formula="of:=SUM([.A130:.A140])/11" office:value-type="float" office:value="1.2802416248755" calcext:value-type="float">
            <text:p>1.2802416249</text:p>
          </table:table-cell>
          <table:table-cell/>
          <table:table-cell table:formula="of:=INDIRECT(&quot;C&quot;&amp;((ROW([.$A130:.$AMJ130])-1)*11+1) )" office:value-type="float" office:value="0.614552050828934" calcext:value-type="float">
            <text:p>0.6145520508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130:.G140])/11" office:value-type="float" office:value="55.8181818181818" calcext:value-type="float">
            <text:p>55.8181818182</text:p>
          </table:table-cell>
          <table:table-cell table:style-name="ce1" table:formula="of:=INDIRECT(&quot;H&quot;&amp;((ROW([.$A130:.$AMJ130])-1)*11+1) )" office:value-type="float" office:value="84.5454545454546" calcext:value-type="float">
            <text:p>84.5454545455</text:p>
          </table:table-cell>
        </table:table-row>
        <table:table-row table:style-name="ro1">
          <table:table-cell office:value-type="float" office:value="1.10240244865417" calcext:value-type="float">
            <text:p>1.1024024487</text:p>
          </table:table-cell>
          <table:table-cell/>
          <table:table-cell table:style-name="ce1" table:formula="of:=SUM([.A131:.A141])/11" office:value-type="float" office:value="1.28253502737392" calcext:value-type="float">
            <text:p>1.2825350274</text:p>
          </table:table-cell>
          <table:table-cell/>
          <table:table-cell table:formula="of:=INDIRECT(&quot;C&quot;&amp;((ROW([.$A131:.$AMJ131])-1)*11+1) )" office:value-type="float" office:value="0.668904892422936" calcext:value-type="float">
            <text:p>0.6689048924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31:.G141])/11" office:value-type="float" office:value="55.2727272727273" calcext:value-type="float">
            <text:p>55.2727272727</text:p>
          </table:table-cell>
          <table:table-cell table:style-name="ce1" table:formula="of:=INDIRECT(&quot;H&quot;&amp;((ROW([.$A131:.$AMJ131])-1)*11+1) )" office:value-type="float" office:value="79.1818181818182" calcext:value-type="float">
            <text:p>79.1818181818</text:p>
          </table:table-cell>
        </table:table-row>
        <table:table-row table:style-name="ro1">
          <table:table-cell office:value-type="float" office:value="0.889329016208649" calcext:value-type="float">
            <text:p>0.8893290162</text:p>
          </table:table-cell>
          <table:table-cell/>
          <table:table-cell table:style-name="ce1" table:formula="of:=SUM([.A132:.A142])/11" office:value-type="float" office:value="1.3237656083974" calcext:value-type="float">
            <text:p>1.3237656084</text:p>
          </table:table-cell>
          <table:table-cell/>
          <table:table-cell table:formula="of:=INDIRECT(&quot;C&quot;&amp;((ROW([.$A132:.$AMJ132])-1)*11+1) )" office:value-type="float" office:value="0.596286220984025" calcext:value-type="float">
            <text:p>0.596286221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1" table:formula="of:=SUM([.G132:.G142])/11" office:value-type="float" office:value="55.2727272727273" calcext:value-type="float">
            <text:p>55.2727272727</text:p>
          </table:table-cell>
          <table:table-cell table:style-name="ce1" table:formula="of:=INDIRECT(&quot;H&quot;&amp;((ROW([.$A132:.$AMJ132])-1)*11+1) )" office:value-type="float" office:value="81.3636363636364" calcext:value-type="float">
            <text:p>81.3636363636</text:p>
          </table:table-cell>
        </table:table-row>
        <table:table-row table:style-name="ro1">
          <table:table-cell office:value-type="float" office:value="1.52890646457672" calcext:value-type="float">
            <text:p>1.5289064646</text:p>
          </table:table-cell>
          <table:table-cell/>
          <table:table-cell table:style-name="ce1" table:formula="of:=SUM([.A133:.A143])/11" office:value-type="float" office:value="1.36830226941542" calcext:value-type="float">
            <text:p>1.3683022694</text:p>
          </table:table-cell>
          <table:table-cell/>
          <table:table-cell table:formula="of:=INDIRECT(&quot;C&quot;&amp;((ROW([.$A133:.$AMJ133])-1)*11+1) )" office:value-type="float" office:value="0.585198638114063" calcext:value-type="float">
            <text:p>0.5851986381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133:.G143])/11" office:value-type="float" office:value="54.0909090909091" calcext:value-type="float">
            <text:p>54.0909090909</text:p>
          </table:table-cell>
          <table:table-cell table:style-name="ce1" table:formula="of:=INDIRECT(&quot;H&quot;&amp;((ROW([.$A133:.$AMJ133])-1)*11+1) )" office:value-type="float" office:value="82.0909090909091" calcext:value-type="float">
            <text:p>82.0909090909</text:p>
          </table:table-cell>
        </table:table-row>
        <table:table-row table:style-name="ro1">
          <table:table-cell office:value-type="float" office:value="0.974619507789612" calcext:value-type="float">
            <text:p>0.9746195078</text:p>
          </table:table-cell>
          <table:table-cell/>
          <table:table-cell table:style-name="ce1" table:formula="of:=SUM([.A134:.A144])/11" office:value-type="float" office:value="1.33463944088329" calcext:value-type="float">
            <text:p>1.3346394409</text:p>
          </table:table-cell>
          <table:table-cell/>
          <table:table-cell table:formula="of:=INDIRECT(&quot;C&quot;&amp;((ROW([.$A134:.$AMJ134])-1)*11+1) )" office:value-type="float" office:value="0.667003823952241" calcext:value-type="float">
            <text:p>0.667003824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34:.G144])/11" office:value-type="float" office:value="53.7272727272727" calcext:value-type="float">
            <text:p>53.7272727273</text:p>
          </table:table-cell>
          <table:table-cell table:style-name="ce1" table:formula="of:=INDIRECT(&quot;H&quot;&amp;((ROW([.$A134:.$AMJ134])-1)*11+1) )" office:value-type="float" office:value="77.2727272727273" calcext:value-type="float">
            <text:p>77.2727272727</text:p>
          </table:table-cell>
        </table:table-row>
        <table:table-row table:style-name="ro1">
          <table:table-cell office:value-type="float" office:value="1.39049315452576" calcext:value-type="float">
            <text:p>1.3904931545</text:p>
          </table:table-cell>
          <table:table-cell/>
          <table:table-cell table:style-name="ce1" table:formula="of:=SUM([.A135:.A145])/11" office:value-type="float" office:value="1.40118607607755" calcext:value-type="float">
            <text:p>1.4011860761</text:p>
          </table:table-cell>
          <table:table-cell/>
          <table:table-cell table:formula="of:=INDIRECT(&quot;C&quot;&amp;((ROW([.$A135:.$AMJ135])-1)*11+1) )" office:value-type="float" office:value="0.592966244979339" calcext:value-type="float">
            <text:p>0.592966245</text:p>
          </table:table-cell>
          <table:table-cell/>
          <table:table-cell office:value-type="float" office:value="81" calcext:value-type="float">
            <text:p>81</text:p>
          </table:table-cell>
          <table:table-cell table:style-name="ce1" table:formula="of:=SUM([.G135:.G145])/11" office:value-type="float" office:value="56" calcext:value-type="float">
            <text:p>56</text:p>
          </table:table-cell>
          <table:table-cell table:style-name="ce1" table:formula="of:=INDIRECT(&quot;H&quot;&amp;((ROW([.$A135:.$AMJ135])-1)*11+1) )" office:value-type="float" office:value="87.5454545454545" calcext:value-type="float">
            <text:p>87.5454545455</text:p>
          </table:table-cell>
        </table:table-row>
        <table:table-row table:style-name="ro1">
          <table:table-cell office:value-type="float" office:value="1.56876003742218" calcext:value-type="float">
            <text:p>1.5687600374</text:p>
          </table:table-cell>
          <table:table-cell/>
          <table:table-cell table:style-name="ce1" table:formula="of:=SUM([.A136:.A146])/11" office:value-type="float" office:value="1.3900998505679" calcext:value-type="float">
            <text:p>1.3900998506</text:p>
          </table:table-cell>
          <table:table-cell/>
          <table:table-cell table:formula="of:=INDIRECT(&quot;C&quot;&amp;((ROW([.$A136:.$AMJ136])-1)*11+1) )" office:value-type="float" office:value="0.638330142606388" calcext:value-type="float">
            <text:p>0.6383301426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136:.G146])/11" office:value-type="float" office:value="52" calcext:value-type="float">
            <text:p>52</text:p>
          </table:table-cell>
          <table:table-cell table:style-name="ce1" table:formula="of:=INDIRECT(&quot;H&quot;&amp;((ROW([.$A136:.$AMJ136])-1)*11+1) )" office:value-type="float" office:value="84.6363636363637" calcext:value-type="float">
            <text:p>84.6363636364</text:p>
          </table:table-cell>
        </table:table-row>
        <table:table-row table:style-name="ro1">
          <table:table-cell office:value-type="float" office:value="1.45436143875122" calcext:value-type="float">
            <text:p>1.4543614388</text:p>
          </table:table-cell>
          <table:table-cell/>
          <table:table-cell table:style-name="ce1" table:formula="of:=SUM([.A137:.A147])/11" office:value-type="float" office:value="1.33976766196164" calcext:value-type="float">
            <text:p>1.339767662</text:p>
          </table:table-cell>
          <table:table-cell/>
          <table:table-cell table:formula="of:=INDIRECT(&quot;C&quot;&amp;((ROW([.$A137:.$AMJ137])-1)*11+1) )" office:value-type="float" office:value="0.701263603839008" calcext:value-type="float">
            <text:p>0.7012636038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137:.G147])/11" office:value-type="float" office:value="49.1818181818182" calcext:value-type="float">
            <text:p>49.1818181818</text:p>
          </table:table-cell>
          <table:table-cell table:style-name="ce1" table:formula="of:=INDIRECT(&quot;H&quot;&amp;((ROW([.$A137:.$AMJ137])-1)*11+1) )" office:value-type="float" office:value="82.1818181818182" calcext:value-type="float">
            <text:p>82.1818181818</text:p>
          </table:table-cell>
        </table:table-row>
        <table:table-row table:style-name="ro1">
          <table:table-cell office:value-type="float" office:value="1.07543909549713" calcext:value-type="float">
            <text:p>1.0754390955</text:p>
          </table:table-cell>
          <table:table-cell/>
          <table:table-cell table:style-name="ce1" table:formula="of:=SUM([.A138:.A148])/11" office:value-type="float" office:value="1.28631342541088" calcext:value-type="float">
            <text:p>1.2863134254</text:p>
          </table:table-cell>
          <table:table-cell/>
          <table:table-cell table:formula="of:=INDIRECT(&quot;C&quot;&amp;((ROW([.$A138:.$AMJ138])-1)*11+1) )" office:value-type="float" office:value="0.609250846234235" calcext:value-type="float">
            <text:p>0.609250846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138:.G148])/11" office:value-type="float" office:value="50.2727272727273" calcext:value-type="float">
            <text:p>50.2727272727</text:p>
          </table:table-cell>
          <table:table-cell table:style-name="ce1" table:formula="of:=INDIRECT(&quot;H&quot;&amp;((ROW([.$A138:.$AMJ138])-1)*11+1) )" office:value-type="float" office:value="80.6363636363636" calcext:value-type="float">
            <text:p>80.6363636364</text:p>
          </table:table-cell>
        </table:table-row>
        <table:table-row table:style-name="ro1">
          <table:table-cell office:value-type="float" office:value="1.56938481330872" calcext:value-type="float">
            <text:p>1.5693848133</text:p>
          </table:table-cell>
          <table:table-cell/>
          <table:table-cell table:style-name="ce1" table:formula="of:=SUM([.A139:.A149])/11" office:value-type="float" office:value="1.30504742535678" calcext:value-type="float">
            <text:p>1.3050474254</text:p>
          </table:table-cell>
          <table:table-cell/>
          <table:table-cell table:formula="of:=INDIRECT(&quot;C&quot;&amp;((ROW([.$A139:.$AMJ139])-1)*11+1) )" office:value-type="float" office:value="0.699892583218488" calcext:value-type="float">
            <text:p>0.6998925832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39:.G149])/11" office:value-type="float" office:value="49.6363636363636" calcext:value-type="float">
            <text:p>49.6363636364</text:p>
          </table:table-cell>
          <table:table-cell table:style-name="ce1" table:formula="of:=INDIRECT(&quot;H&quot;&amp;((ROW([.$A139:.$AMJ139])-1)*11+1) )" office:value-type="float" office:value="84.5454545454546" calcext:value-type="float">
            <text:p>84.5454545455</text:p>
          </table:table-cell>
        </table:table-row>
        <table:table-row table:style-name="ro1">
          <table:table-cell office:value-type="float" office:value="1.3769873380661" calcext:value-type="float">
            <text:p>1.3769873381</text:p>
          </table:table-cell>
          <table:table-cell/>
          <table:table-cell table:style-name="ce1" table:formula="of:=SUM([.A140:.A150])/11" office:value-type="float" office:value="1.3150243434039" calcext:value-type="float">
            <text:p>1.3150243434</text:p>
          </table:table-cell>
          <table:table-cell/>
          <table:table-cell table:formula="of:=INDIRECT(&quot;C&quot;&amp;((ROW([.$A140:.$AMJ140])-1)*11+1) )" office:value-type="float" office:value="0.741119335998189" calcext:value-type="float">
            <text:p>0.741119336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40:.G150])/11" office:value-type="float" office:value="50.2727272727273" calcext:value-type="float">
            <text:p>50.2727272727</text:p>
          </table:table-cell>
          <table:table-cell table:style-name="ce1" table:formula="of:=INDIRECT(&quot;H&quot;&amp;((ROW([.$A140:.$AMJ140])-1)*11+1) )" office:value-type="float" office:value="83.5454545454546" calcext:value-type="float">
            <text:p>83.5454545455</text:p>
          </table:table-cell>
        </table:table-row>
        <table:table-row table:style-name="ro1">
          <table:table-cell office:value-type="float" office:value="1.17720198631287" calcext:value-type="float">
            <text:p>1.1772019863</text:p>
          </table:table-cell>
          <table:table-cell/>
          <table:table-cell table:style-name="ce1" table:formula="of:=SUM([.A141:.A151])/11" office:value-type="float" office:value="1.3448681939732" calcext:value-type="float">
            <text:p>1.344868194</text:p>
          </table:table-cell>
          <table:table-cell/>
          <table:table-cell table:formula="of:=INDIRECT(&quot;C&quot;&amp;((ROW([.$A141:.$AMJ141])-1)*11+1) )" office:value-type="float" office:value="0.619727630506862" calcext:value-type="float">
            <text:p>0.6197276305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141:.G151])/11" office:value-type="float" office:value="51.4545454545455" calcext:value-type="float">
            <text:p>51.4545454545</text:p>
          </table:table-cell>
          <table:table-cell table:style-name="ce1" table:formula="of:=INDIRECT(&quot;H&quot;&amp;((ROW([.$A141:.$AMJ141])-1)*11+1) )" office:value-type="float" office:value="81.8181818181818" calcext:value-type="float">
            <text:p>81.8181818182</text:p>
          </table:table-cell>
        </table:table-row>
        <table:table-row table:style-name="ro1">
          <table:table-cell office:value-type="float" office:value="1.55593883991241" calcext:value-type="float">
            <text:p>1.5559388399</text:p>
          </table:table-cell>
          <table:table-cell/>
          <table:table-cell table:style-name="ce1" table:formula="of:=SUM([.A142:.A152])/11" office:value-type="float" office:value="1.3958816094832" calcext:value-type="float">
            <text:p>1.3958816095</text:p>
          </table:table-cell>
          <table:table-cell/>
          <table:table-cell table:formula="of:=INDIRECT(&quot;C&quot;&amp;((ROW([.$A142:.$AMJ142])-1)*11+1) )" office:value-type="float" office:value="0.569904461503029" calcext:value-type="float">
            <text:p>0.5699044615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42:.G152])/11" office:value-type="float" office:value="49.1818181818182" calcext:value-type="float">
            <text:p>49.1818181818</text:p>
          </table:table-cell>
          <table:table-cell table:style-name="ce1" table:formula="of:=INDIRECT(&quot;H&quot;&amp;((ROW([.$A142:.$AMJ142])-1)*11+1) )" office:value-type="float" office:value="79.7272727272727" calcext:value-type="float">
            <text:p>79.7272727273</text:p>
          </table:table-cell>
        </table:table-row>
        <table:table-row table:style-name="ro1">
          <table:table-cell office:value-type="float" office:value="1.37923228740692" calcext:value-type="float">
            <text:p>1.3792322874</text:p>
          </table:table-cell>
          <table:table-cell/>
          <table:table-cell table:style-name="ce1" table:formula="of:=SUM([.A143:.A153])/11" office:value-type="float" office:value="1.32781095396389" calcext:value-type="float">
            <text:p>1.327810954</text:p>
          </table:table-cell>
          <table:table-cell/>
          <table:table-cell table:formula="of:=INDIRECT(&quot;C&quot;&amp;((ROW([.$A143:.$AMJ143])-1)*11+1) )" office:value-type="float" office:value="0.575758617032658" calcext:value-type="float">
            <text:p>0.575758617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143:.G153])/11" office:value-type="float" office:value="49.8181818181818" calcext:value-type="float">
            <text:p>49.8181818182</text:p>
          </table:table-cell>
          <table:table-cell table:style-name="ce1" table:formula="of:=INDIRECT(&quot;H&quot;&amp;((ROW([.$A143:.$AMJ143])-1)*11+1) )" office:value-type="float" office:value="79.5454545454546" calcext:value-type="float">
            <text:p>79.5454545455</text:p>
          </table:table-cell>
        </table:table-row>
        <table:table-row table:style-name="ro1">
          <table:table-cell office:value-type="float" office:value="1.15861535072327" calcext:value-type="float">
            <text:p>1.1586153507</text:p>
          </table:table-cell>
          <table:table-cell/>
          <table:table-cell table:style-name="ce1" table:formula="of:=SUM([.A144:.A154])/11" office:value-type="float" office:value="1.32056044990366" calcext:value-type="float">
            <text:p>1.3205604499</text:p>
          </table:table-cell>
          <table:table-cell/>
          <table:table-cell table:formula="of:=INDIRECT(&quot;C&quot;&amp;((ROW([.$A144:.$AMJ144])-1)*11+1) )" office:value-type="float" office:value="0.501539539207112" calcext:value-type="float">
            <text:p>0.5015395392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1" table:formula="of:=SUM([.G144:.G154])/11" office:value-type="float" office:value="48.7272727272727" calcext:value-type="float">
            <text:p>48.7272727273</text:p>
          </table:table-cell>
          <table:table-cell table:style-name="ce1" table:formula="of:=INDIRECT(&quot;H&quot;&amp;((ROW([.$A144:.$AMJ144])-1)*11+1) )" office:value-type="float" office:value="85.7272727272727" calcext:value-type="float">
            <text:p>85.7272727273</text:p>
          </table:table-cell>
        </table:table-row>
        <table:table-row table:style-name="ro1">
          <table:table-cell office:value-type="float" office:value="1.70663249492645" calcext:value-type="float">
            <text:p>1.7066324949</text:p>
          </table:table-cell>
          <table:table-cell/>
          <table:table-cell table:style-name="ce1" table:formula="of:=SUM([.A145:.A155])/11" office:value-type="float" office:value="1.3214860775254" calcext:value-type="float">
            <text:p>1.3214860775</text:p>
          </table:table-cell>
          <table:table-cell/>
          <table:table-cell table:formula="of:=INDIRECT(&quot;C&quot;&amp;((ROW([.$A145:.$AMJ145])-1)*11+1) )" office:value-type="float" office:value="0.581966658884829" calcext:value-type="float">
            <text:p>0.5819666589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" table:formula="of:=SUM([.G145:.G155])/11" office:value-type="float" office:value="47.3636363636364" calcext:value-type="float">
            <text:p>47.3636363636</text:p>
          </table:table-cell>
          <table:table-cell table:style-name="ce1" table:formula="of:=INDIRECT(&quot;H&quot;&amp;((ROW([.$A145:.$AMJ145])-1)*11+1) )" office:value-type="float" office:value="81.2727272727273" calcext:value-type="float">
            <text:p>81.2727272727</text:p>
          </table:table-cell>
        </table:table-row>
        <table:table-row table:style-name="ro1">
          <table:table-cell office:value-type="float" office:value="1.26854467391968" calcext:value-type="float">
            <text:p>1.2685446739</text:p>
          </table:table-cell>
          <table:table-cell/>
          <table:table-cell table:style-name="ce1" table:formula="of:=SUM([.A146:.A156])/11" office:value-type="float" office:value="1.28848800334064" calcext:value-type="float">
            <text:p>1.2884880033</text:p>
          </table:table-cell>
          <table:table-cell/>
          <table:table-cell table:formula="of:=INDIRECT(&quot;C&quot;&amp;((ROW([.$A146:.$AMJ146])-1)*11+1) )" office:value-type="float" office:value="0.526310013099151" calcext:value-type="float">
            <text:p>0.5263100131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146:.G156])/11" office:value-type="float" office:value="43.4545454545455" calcext:value-type="float">
            <text:p>43.4545454545</text:p>
          </table:table-cell>
          <table:table-cell table:style-name="ce1" table:formula="of:=INDIRECT(&quot;H&quot;&amp;((ROW([.$A146:.$AMJ146])-1)*11+1) )" office:value-type="float" office:value="84.0909090909091" calcext:value-type="float">
            <text:p>84.0909090909</text:p>
          </table:table-cell>
        </table:table-row>
        <table:table-row table:style-name="ro1">
          <table:table-cell office:value-type="float" office:value="1.0151059627533" calcext:value-type="float">
            <text:p>1.0151059628</text:p>
          </table:table-cell>
          <table:table-cell/>
          <table:table-cell table:style-name="ce1" table:formula="of:=SUM([.A147:.A157])/11" office:value-type="float" office:value="1.34380817955191" calcext:value-type="float">
            <text:p>1.3438081796</text:p>
          </table:table-cell>
          <table:table-cell/>
          <table:table-cell table:formula="of:=INDIRECT(&quot;C&quot;&amp;((ROW([.$A147:.$AMJ147])-1)*11+1) )" office:value-type="float" office:value="0.565856865861199" calcext:value-type="float">
            <text:p>0.5658568659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table:formula="of:=SUM([.G147:.G157])/11" office:value-type="float" office:value="46.9090909090909" calcext:value-type="float">
            <text:p>46.9090909091</text:p>
          </table:table-cell>
          <table:table-cell table:style-name="ce1" table:formula="of:=INDIRECT(&quot;H&quot;&amp;((ROW([.$A147:.$AMJ147])-1)*11+1) )" office:value-type="float" office:value="84.0909090909091" calcext:value-type="float">
            <text:p>84.0909090909</text:p>
          </table:table-cell>
        </table:table-row>
        <table:table-row table:style-name="ro1">
          <table:table-cell office:value-type="float" office:value="0.86636483669281" calcext:value-type="float">
            <text:p>0.8663648367</text:p>
          </table:table-cell>
          <table:table-cell/>
          <table:table-cell table:style-name="ce1" table:formula="of:=SUM([.A148:.A158])/11" office:value-type="float" office:value="1.37253162535754" calcext:value-type="float">
            <text:p>1.3725316254</text:p>
          </table:table-cell>
          <table:table-cell/>
          <table:table-cell table:formula="of:=INDIRECT(&quot;C&quot;&amp;((ROW([.$A148:.$AMJ148])-1)*11+1) )" office:value-type="float" office:value="0.517314425923607" calcext:value-type="float">
            <text:p>0.5173144259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148:.G158])/11" office:value-type="float" office:value="50.2727272727273" calcext:value-type="float">
            <text:p>50.2727272727</text:p>
          </table:table-cell>
          <table:table-cell table:style-name="ce1" table:formula="of:=INDIRECT(&quot;H&quot;&amp;((ROW([.$A148:.$AMJ148])-1)*11+1) )" office:value-type="float" office:value="86.1818181818182" calcext:value-type="float">
            <text:p>86.1818181818</text:p>
          </table:table-cell>
        </table:table-row>
        <table:table-row table:style-name="ro1">
          <table:table-cell office:value-type="float" office:value="1.28151309490204" calcext:value-type="float">
            <text:p>1.2815130949</text:p>
          </table:table-cell>
          <table:table-cell/>
          <table:table-cell table:style-name="ce1" table:formula="of:=SUM([.A149:.A159])/11" office:value-type="float" office:value="1.42734423008832" calcext:value-type="float">
            <text:p>1.4273442301</text:p>
          </table:table-cell>
          <table:table-cell/>
          <table:table-cell table:formula="of:=INDIRECT(&quot;C&quot;&amp;((ROW([.$A149:.$AMJ149])-1)*11+1) )" office:value-type="float" office:value="0.591528049924157" calcext:value-type="float">
            <text:p>0.5915280499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49:.G159])/11" office:value-type="float" office:value="48.5454545454545" calcext:value-type="float">
            <text:p>48.5454545455</text:p>
          </table:table-cell>
          <table:table-cell table:style-name="ce1" table:formula="of:=INDIRECT(&quot;H&quot;&amp;((ROW([.$A149:.$AMJ149])-1)*11+1) 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.67913091182709" calcext:value-type="float">
            <text:p>1.6791309118</text:p>
          </table:table-cell>
          <table:table-cell/>
          <table:table-cell table:style-name="ce1" table:formula="of:=SUM([.A150:.A160])/11" office:value-type="float" office:value="1.43118874051354" calcext:value-type="float">
            <text:p>1.4311887405</text:p>
          </table:table-cell>
          <table:table-cell/>
          <table:table-cell table:formula="of:=INDIRECT(&quot;C&quot;&amp;((ROW([.$A150:.$AMJ150])-1)*11+1) )" office:value-type="float" office:value="0.695793848146092" calcext:value-type="float">
            <text:p>0.695793848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150:.G160])/11" office:value-type="float" office:value="48.5454545454545" calcext:value-type="float">
            <text:p>48.5454545455</text:p>
          </table:table-cell>
          <table:table-cell table:style-name="ce1" table:formula="of:=INDIRECT(&quot;H&quot;&amp;((ROW([.$A150:.$AMJ150])-1)*11+1) )" office:value-type="float" office:value="77.1818181818182" calcext:value-type="float">
            <text:p>77.1818181818</text:p>
          </table:table-cell>
        </table:table-row>
        <table:table-row table:style-name="ro1">
          <table:table-cell office:value-type="float" office:value="1.70526969432831" calcext:value-type="float">
            <text:p>1.7052696943</text:p>
          </table:table-cell>
          <table:table-cell/>
          <table:table-cell table:style-name="ce1" table:formula="of:=SUM([.A151:.A161])/11" office:value-type="float" office:value="1.36576754938472" calcext:value-type="float">
            <text:p>1.3657675494</text:p>
          </table:table-cell>
          <table:table-cell/>
          <table:table-cell table:formula="of:=INDIRECT(&quot;C&quot;&amp;((ROW([.$A151:.$AMJ151])-1)*11+1) )" office:value-type="float" office:value="0.762944892048836" calcext:value-type="float">
            <text:p>0.762944892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151:.G161])/11" office:value-type="float" office:value="47.9090909090909" calcext:value-type="float">
            <text:p>47.9090909091</text:p>
          </table:table-cell>
          <table:table-cell table:style-name="ce1" table:formula="of:=INDIRECT(&quot;H&quot;&amp;((ROW([.$A151:.$AMJ151])-1)*11+1) )" office:value-type="float" office:value="85.1818181818182" calcext:value-type="float">
            <text:p>85.1818181818</text:p>
          </table:table-cell>
        </table:table-row>
        <table:table-row table:style-name="ro1">
          <table:table-cell office:value-type="float" office:value="1.73834955692291" calcext:value-type="float">
            <text:p>1.7383495569</text:p>
          </table:table-cell>
          <table:table-cell/>
          <table:table-cell table:style-name="ce1" table:formula="of:=SUM([.A152:.A162])/11" office:value-type="float" office:value="1.3377149050886" calcext:value-type="float">
            <text:p>1.3377149051</text:p>
          </table:table-cell>
          <table:table-cell/>
          <table:table-cell table:formula="of:=INDIRECT(&quot;C&quot;&amp;((ROW([.$A152:.$AMJ152])-1)*11+1) )" office:value-type="float" office:value="0.904693457213315" calcext:value-type="float">
            <text:p>0.904693457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table:formula="of:=SUM([.G152:.G162])/11" office:value-type="float" office:value="46.1818181818182" calcext:value-type="float">
            <text:p>46.1818181818</text:p>
          </table:table-cell>
          <table:table-cell table:style-name="ce1" table:formula="of:=INDIRECT(&quot;H&quot;&amp;((ROW([.$A152:.$AMJ152])-1)*11+1) )" office:value-type="float" office:value="79.9090909090909" calcext:value-type="float">
            <text:p>79.9090909091</text:p>
          </table:table-cell>
        </table:table-row>
        <table:table-row table:style-name="ro1">
          <table:table-cell office:value-type="float" office:value="0.807161629199982" calcext:value-type="float">
            <text:p>0.8071616292</text:p>
          </table:table-cell>
          <table:table-cell/>
          <table:table-cell table:style-name="ce1" table:formula="of:=SUM([.A153:.A163])/11" office:value-type="float" office:value="1.29739442196759" calcext:value-type="float">
            <text:p>1.297394422</text:p>
          </table:table-cell>
          <table:table-cell/>
          <table:table-cell table:formula="of:=INDIRECT(&quot;C&quot;&amp;((ROW([.$A153:.$AMJ153])-1)*11+1) )" office:value-type="float" office:value="0.656511444937099" calcext:value-type="float">
            <text:p>0.6565114449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153:.G163])/11" office:value-type="float" office:value="49.5454545454546" calcext:value-type="float">
            <text:p>49.5454545455</text:p>
          </table:table-cell>
          <table:table-cell table:style-name="ce1" table:formula="of:=INDIRECT(&quot;H&quot;&amp;((ROW([.$A153:.$AMJ153])-1)*11+1) )" office:value-type="float" office:value="75.5454545454546" calcext:value-type="float">
            <text:p>75.5454545455</text:p>
          </table:table-cell>
        </table:table-row>
        <table:table-row table:style-name="ro1">
          <table:table-cell office:value-type="float" office:value="1.29947674274445" calcext:value-type="float">
            <text:p>1.2994767427</text:p>
          </table:table-cell>
          <table:table-cell/>
          <table:table-cell table:style-name="ce1" table:formula="of:=SUM([.A154:.A164])/11" office:value-type="float" office:value="1.38182610815222" calcext:value-type="float">
            <text:p>1.3818261082</text:p>
          </table:table-cell>
          <table:table-cell/>
          <table:table-cell table:formula="of:=INDIRECT(&quot;C&quot;&amp;((ROW([.$A154:.$AMJ154])-1)*11+1) )" office:value-type="float" office:value="0.675394413146106" calcext:value-type="float">
            <text:p>0.675394413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154:.G164])/11" office:value-type="float" office:value="51.1818181818182" calcext:value-type="float">
            <text:p>51.1818181818</text:p>
          </table:table-cell>
          <table:table-cell table:style-name="ce1" table:formula="of:=INDIRECT(&quot;H&quot;&amp;((ROW([.$A154:.$AMJ154])-1)*11+1) )" office:value-type="float" office:value="76.9090909090909" calcext:value-type="float">
            <text:p>76.9090909091</text:p>
          </table:table-cell>
        </table:table-row>
        <table:table-row table:style-name="ro1">
          <table:table-cell office:value-type="float" office:value="1.16879725456238" calcext:value-type="float">
            <text:p>1.1687972546</text:p>
          </table:table-cell>
          <table:table-cell/>
          <table:table-cell table:style-name="ce1" table:formula="of:=SUM([.A155:.A165])/11" office:value-type="float" office:value="1.43323514678262" calcext:value-type="float">
            <text:p>1.4332351468</text:p>
          </table:table-cell>
          <table:table-cell/>
          <table:table-cell table:formula="of:=INDIRECT(&quot;C&quot;&amp;((ROW([.$A155:.$AMJ155])-1)*11+1) )" office:value-type="float" office:value="0.555731906132265" calcext:value-type="float">
            <text:p>0.5557319061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55:.G165])/11" office:value-type="float" office:value="52.8181818181818" calcext:value-type="float">
            <text:p>52.8181818182</text:p>
          </table:table-cell>
          <table:table-cell table:style-name="ce1" table:formula="of:=INDIRECT(&quot;H&quot;&amp;((ROW([.$A155:.$AMJ155])-1)*11+1) )" office:value-type="float" office:value="74.8181818181818" calcext:value-type="float">
            <text:p>74.8181818182</text:p>
          </table:table-cell>
        </table:table-row>
        <table:table-row table:style-name="ro1">
          <table:table-cell office:value-type="float" office:value="1.34365367889404" calcext:value-type="float">
            <text:p>1.3436536789</text:p>
          </table:table-cell>
          <table:table-cell/>
          <table:table-cell table:style-name="ce1" table:formula="of:=SUM([.A156:.A166])/11" office:value-type="float" office:value="1.43860391053286" calcext:value-type="float">
            <text:p>1.4386039105</text:p>
          </table:table-cell>
          <table:table-cell/>
          <table:table-cell table:formula="of:=INDIRECT(&quot;C&quot;&amp;((ROW([.$A156:.$AMJ156])-1)*11+1) )" office:value-type="float" office:value="0.453262274915522" calcext:value-type="float">
            <text:p>0.4532622749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156:.G166])/11" office:value-type="float" office:value="52.2727272727273" calcext:value-type="float">
            <text:p>52.2727272727</text:p>
          </table:table-cell>
          <table:table-cell table:style-name="ce1" table:formula="of:=INDIRECT(&quot;H&quot;&amp;((ROW([.$A156:.$AMJ156])-1)*11+1) )" office:value-type="float" office:value="78.2727272727273" calcext:value-type="float">
            <text:p>78.2727272727</text:p>
          </table:table-cell>
        </table:table-row>
        <table:table-row table:style-name="ro1">
          <table:table-cell office:value-type="float" office:value="1.87706661224365" calcext:value-type="float">
            <text:p>1.8770666122</text:p>
          </table:table-cell>
          <table:table-cell/>
          <table:table-cell table:style-name="ce1" table:formula="of:=SUM([.A157:.A167])/11" office:value-type="float" office:value="1.41236640106548" calcext:value-type="float">
            <text:p>1.4123664011</text:p>
          </table:table-cell>
          <table:table-cell/>
          <table:table-cell table:formula="of:=INDIRECT(&quot;C&quot;&amp;((ROW([.$A157:.$AMJ157])-1)*11+1) )" office:value-type="float" office:value="0.479154383594339" calcext:value-type="float">
            <text:p>0.4791543836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1" table:formula="of:=SUM([.G157:.G167])/11" office:value-type="float" office:value="55.0909090909091" calcext:value-type="float">
            <text:p>55.0909090909</text:p>
          </table:table-cell>
          <table:table-cell table:style-name="ce1" table:formula="of:=INDIRECT(&quot;H&quot;&amp;((ROW([.$A157:.$AMJ157])-1)*11+1) )" office:value-type="float" office:value="84.9090909090909" calcext:value-type="float">
            <text:p>84.9090909091</text:p>
          </table:table-cell>
        </table:table-row>
        <table:table-row table:style-name="ro1">
          <table:table-cell office:value-type="float" office:value="1.3310638666153" calcext:value-type="float">
            <text:p>1.3310638666</text:p>
          </table:table-cell>
          <table:table-cell/>
          <table:table-cell table:style-name="ce1" table:formula="of:=SUM([.A158:.A168])/11" office:value-type="float" office:value="1.40073288570751" calcext:value-type="float">
            <text:p>1.4007328857</text:p>
          </table:table-cell>
          <table:table-cell/>
          <table:table-cell table:formula="of:=INDIRECT(&quot;C&quot;&amp;((ROW([.$A158:.$AMJ158])-1)*11+1) )" office:value-type="float" office:value="0.500455726276745" calcext:value-type="float">
            <text:p>0.5004557263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" table:formula="of:=SUM([.G158:.G168])/11" office:value-type="float" office:value="54.2727272727273" calcext:value-type="float">
            <text:p>54.2727272727</text:p>
          </table:table-cell>
          <table:table-cell table:style-name="ce1" table:formula="of:=INDIRECT(&quot;H&quot;&amp;((ROW([.$A158:.$AMJ158])-1)*11+1) )" office:value-type="float" office:value="84.0909090909091" calcext:value-type="float">
            <text:p>84.0909090909</text:p>
          </table:table-cell>
        </table:table-row>
        <table:table-row table:style-name="ro1">
          <table:table-cell office:value-type="float" office:value="1.46930348873138" calcext:value-type="float">
            <text:p>1.4693034887</text:p>
          </table:table-cell>
          <table:table-cell/>
          <table:table-cell table:style-name="ce1" table:formula="of:=SUM([.A159:.A169])/11" office:value-type="float" office:value="1.39814559979872" calcext:value-type="float">
            <text:p>1.3981455998</text:p>
          </table:table-cell>
          <table:table-cell/>
          <table:table-cell table:formula="of:=INDIRECT(&quot;C&quot;&amp;((ROW([.$A159:.$AMJ159])-1)*11+1) )" office:value-type="float" office:value="0.614940109578046" calcext:value-type="float">
            <text:p>0.6149401096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59:.G169])/11" office:value-type="float" office:value="51.4545454545455" calcext:value-type="float">
            <text:p>51.4545454545</text:p>
          </table:table-cell>
          <table:table-cell table:style-name="ce1" table:formula="of:=INDIRECT(&quot;H&quot;&amp;((ROW([.$A159:.$AMJ159])-1)*11+1) )" office:value-type="float" office:value="90.6363636363636" calcext:value-type="float">
            <text:p>90.6363636364</text:p>
          </table:table-cell>
        </table:table-row>
        <table:table-row table:style-name="ro1">
          <table:table-cell office:value-type="float" office:value="1.32380270957947" calcext:value-type="float">
            <text:p>1.3238027096</text:p>
          </table:table-cell>
          <table:table-cell/>
          <table:table-cell table:style-name="ce1" table:formula="of:=SUM([.A160:.A170])/11" office:value-type="float" office:value="1.37254775654186" calcext:value-type="float">
            <text:p>1.3725477565</text:p>
          </table:table-cell>
          <table:table-cell/>
          <table:table-cell table:formula="of:=INDIRECT(&quot;C&quot;&amp;((ROW([.$A160:.$AMJ160])-1)*11+1) )" office:value-type="float" office:value="0.615092952143062" calcext:value-type="float">
            <text:p>0.6150929521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60:.G170])/11" office:value-type="float" office:value="50.9090909090909" calcext:value-type="float">
            <text:p>50.9090909091</text:p>
          </table:table-cell>
          <table:table-cell table:style-name="ce1" table:formula="of:=INDIRECT(&quot;H&quot;&amp;((ROW([.$A160:.$AMJ160])-1)*11+1) )" office:value-type="float" office:value="86.9090909090909" calcext:value-type="float">
            <text:p>86.9090909091</text:p>
          </table:table-cell>
        </table:table-row>
        <table:table-row table:style-name="ro1">
          <table:table-cell office:value-type="float" office:value="0.959497809410095" calcext:value-type="float">
            <text:p>0.9594978094</text:p>
          </table:table-cell>
          <table:table-cell/>
          <table:table-cell table:style-name="ce1" table:formula="of:=SUM([.A161:.A171])/11" office:value-type="float" office:value="1.35319791056893" calcext:value-type="float">
            <text:p>1.3531979106</text:p>
          </table:table-cell>
          <table:table-cell/>
          <table:table-cell table:formula="of:=INDIRECT(&quot;C&quot;&amp;((ROW([.$A161:.$AMJ161])-1)*11+1) )" office:value-type="float" office:value="0.720650084994056" calcext:value-type="float">
            <text:p>0.720650085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61:.G171])/11" office:value-type="float" office:value="51.5454545454545" calcext:value-type="float">
            <text:p>51.5454545455</text:p>
          </table:table-cell>
          <table:table-cell table:style-name="ce1" table:formula="of:=INDIRECT(&quot;H&quot;&amp;((ROW([.$A161:.$AMJ161])-1)*11+1) )" office:value-type="float" office:value="76.3636363636364" calcext:value-type="float">
            <text:p>76.3636363636</text:p>
          </table:table-cell>
        </table:table-row>
        <table:table-row table:style-name="ro1">
          <table:table-cell office:value-type="float" office:value="1.39669060707092" calcext:value-type="float">
            <text:p>1.3966906071</text:p>
          </table:table-cell>
          <table:table-cell/>
          <table:table-cell table:style-name="ce1" table:formula="of:=SUM([.A162:.A172])/11" office:value-type="float" office:value="1.3875330361453" calcext:value-type="float">
            <text:p>1.3875330361</text:p>
          </table:table-cell>
          <table:table-cell/>
          <table:table-cell table:formula="of:=INDIRECT(&quot;C&quot;&amp;((ROW([.$A162:.$AMJ162])-1)*11+1) )" office:value-type="float" office:value="0.566195379603993" calcext:value-type="float">
            <text:p>0.5661953796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162:.G172])/11" office:value-type="float" office:value="51" calcext:value-type="float">
            <text:p>51</text:p>
          </table:table-cell>
          <table:table-cell table:style-name="ce1" table:formula="of:=INDIRECT(&quot;H&quot;&amp;((ROW([.$A162:.$AMJ162])-1)*11+1) )" office:value-type="float" office:value="77.1818181818182" calcext:value-type="float">
            <text:p>77.1818181818</text:p>
          </table:table-cell>
        </table:table-row>
        <table:table-row table:style-name="ro1">
          <table:table-cell office:value-type="float" office:value="1.29482424259186" calcext:value-type="float">
            <text:p>1.2948242426</text:p>
          </table:table-cell>
          <table:table-cell/>
          <table:table-cell table:style-name="ce1" table:formula="of:=SUM([.A163:.A173])/11" office:value-type="float" office:value="1.42250103300268" calcext:value-type="float">
            <text:p>1.422501033</text:p>
          </table:table-cell>
          <table:table-cell/>
          <table:table-cell table:formula="of:=INDIRECT(&quot;C&quot;&amp;((ROW([.$A163:.$AMJ163])-1)*11+1) )" office:value-type="float" office:value="0.585501034151424" calcext:value-type="float">
            <text:p>0.5855010342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" table:formula="of:=SUM([.G163:.G173])/11" office:value-type="float" office:value="49.9090909090909" calcext:value-type="float">
            <text:p>49.9090909091</text:p>
          </table:table-cell>
          <table:table-cell table:style-name="ce1" table:formula="of:=INDIRECT(&quot;H&quot;&amp;((ROW([.$A163:.$AMJ163])-1)*11+1) )" office:value-type="float" office:value="81.3636363636364" calcext:value-type="float">
            <text:p>81.3636363636</text:p>
          </table:table-cell>
        </table:table-row>
        <table:table-row table:style-name="ro1">
          <table:table-cell office:value-type="float" office:value="1.73591017723084" calcext:value-type="float">
            <text:p>1.7359101772</text:p>
          </table:table-cell>
          <table:table-cell/>
          <table:table-cell table:style-name="ce1" table:formula="of:=SUM([.A164:.A174])/11" office:value-type="float" office:value="1.4249942519448" calcext:value-type="float">
            <text:p>1.4249942519</text:p>
          </table:table-cell>
          <table:table-cell/>
          <table:table-cell table:formula="of:=INDIRECT(&quot;C&quot;&amp;((ROW([.$A164:.$AMJ164])-1)*11+1) )" office:value-type="float" office:value="0.632440434260802" calcext:value-type="float">
            <text:p>0.6324404343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" table:formula="of:=SUM([.G164:.G174])/11" office:value-type="float" office:value="46" calcext:value-type="float">
            <text:p>46</text:p>
          </table:table-cell>
          <table:table-cell table:style-name="ce1" table:formula="of:=INDIRECT(&quot;H&quot;&amp;((ROW([.$A164:.$AMJ164])-1)*11+1) )" office:value-type="float" office:value="82.7272727272727" calcext:value-type="float">
            <text:p>82.7272727273</text:p>
          </table:table-cell>
        </table:table-row>
        <table:table-row table:style-name="ro1">
          <table:table-cell office:value-type="float" office:value="1.86497616767883" calcext:value-type="float">
            <text:p>1.8649761677</text:p>
          </table:table-cell>
          <table:table-cell/>
          <table:table-cell table:style-name="ce1" table:formula="of:=SUM([.A165:.A175])/11" office:value-type="float" office:value="1.3677629774267" calcext:value-type="float">
            <text:p>1.3677629774</text:p>
          </table:table-cell>
          <table:table-cell/>
          <table:table-cell table:formula="of:=INDIRECT(&quot;C&quot;&amp;((ROW([.$A165:.$AMJ165])-1)*11+1) )" office:value-type="float" office:value="0.527454560453242" calcext:value-type="float">
            <text:p>0.5274545605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" table:formula="of:=SUM([.G165:.G175])/11" office:value-type="float" office:value="42.6363636363636" calcext:value-type="float">
            <text:p>42.6363636364</text:p>
          </table:table-cell>
          <table:table-cell table:style-name="ce1" table:formula="of:=INDIRECT(&quot;H&quot;&amp;((ROW([.$A165:.$AMJ165])-1)*11+1) )" office:value-type="float" office:value="83.9090909090909" calcext:value-type="float">
            <text:p>83.9090909091</text:p>
          </table:table-cell>
        </table:table-row>
        <table:table-row table:style-name="ro1">
          <table:table-cell office:value-type="float" office:value="1.22785365581512" calcext:value-type="float">
            <text:p>1.2278536558</text:p>
          </table:table-cell>
          <table:table-cell/>
          <table:table-cell table:style-name="ce1" table:formula="of:=SUM([.A166:.A176])/11" office:value-type="float" office:value="1.35729296640916" calcext:value-type="float">
            <text:p>1.3572929664</text:p>
          </table:table-cell>
          <table:table-cell/>
          <table:table-cell table:formula="of:=INDIRECT(&quot;C&quot;&amp;((ROW([.$A166:.$AMJ166])-1)*11+1) )" office:value-type="float" office:value="0.676145970821381" calcext:value-type="float">
            <text:p>0.6761459708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166:.G176])/11" office:value-type="float" office:value="38.7272727272727" calcext:value-type="float">
            <text:p>38.7272727273</text:p>
          </table:table-cell>
          <table:table-cell table:style-name="ce1" table:formula="of:=INDIRECT(&quot;H&quot;&amp;((ROW([.$A166:.$AMJ166])-1)*11+1) )" office:value-type="float" office:value="87.9090909090909" calcext:value-type="float">
            <text:p>87.9090909091</text:p>
          </table:table-cell>
        </table:table-row>
        <table:table-row table:style-name="ro1">
          <table:table-cell office:value-type="float" office:value="1.05504107475281" calcext:value-type="float">
            <text:p>1.0550410748</text:p>
          </table:table-cell>
          <table:table-cell/>
          <table:table-cell table:style-name="ce1" table:formula="of:=SUM([.A167:.A177])/11" office:value-type="float" office:value="1.33808127316562" calcext:value-type="float">
            <text:p>1.3380812732</text:p>
          </table:table-cell>
          <table:table-cell/>
          <table:table-cell table:formula="of:=INDIRECT(&quot;C&quot;&amp;((ROW([.$A167:.$AMJ167])-1)*11+1) )" office:value-type="float" office:value="0.750830682841214" calcext:value-type="float">
            <text:p>0.7508306828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167:.G177])/11" office:value-type="float" office:value="39.9090909090909" calcext:value-type="float">
            <text:p>39.9090909091</text:p>
          </table:table-cell>
          <table:table-cell table:style-name="ce1" table:formula="of:=INDIRECT(&quot;H&quot;&amp;((ROW([.$A167:.$AMJ167])-1)*11+1) 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.74909794330597" calcext:value-type="float">
            <text:p>1.7490979433</text:p>
          </table:table-cell>
          <table:table-cell/>
          <table:table-cell table:style-name="ce1" table:formula="of:=SUM([.A168:.A178])/11" office:value-type="float" office:value="1.37698686122894" calcext:value-type="float">
            <text:p>1.3769868612</text:p>
          </table:table-cell>
          <table:table-cell/>
          <table:table-cell table:formula="of:=INDIRECT(&quot;C&quot;&amp;((ROW([.$A168:.$AMJ168])-1)*11+1) )" office:value-type="float" office:value="0.491798410361464" calcext:value-type="float">
            <text:p>0.4917984104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1" table:formula="of:=SUM([.G168:.G178])/11" office:value-type="float" office:value="40.4545454545455" calcext:value-type="float">
            <text:p>40.4545454545</text:p>
          </table:table-cell>
          <table:table-cell table:style-name="ce1" table:formula="of:=INDIRECT(&quot;H&quot;&amp;((ROW([.$A168:.$AMJ168])-1)*11+1) )" office:value-type="float" office:value="75.7272727272727" calcext:value-type="float">
            <text:p>75.7272727273</text:p>
          </table:table-cell>
        </table:table-row>
        <table:table-row table:style-name="ro1">
          <table:table-cell office:value-type="float" office:value="1.30260372161865" calcext:value-type="float">
            <text:p>1.3026037216</text:p>
          </table:table-cell>
          <table:table-cell/>
          <table:table-cell table:style-name="ce1" table:formula="of:=SUM([.A169:.A179])/11" office:value-type="float" office:value="1.31202537363226" calcext:value-type="float">
            <text:p>1.3120253736</text:p>
          </table:table-cell>
          <table:table-cell/>
          <table:table-cell table:formula="of:=INDIRECT(&quot;C&quot;&amp;((ROW([.$A169:.$AMJ169])-1)*11+1) )" office:value-type="float" office:value="0.65515844930302" calcext:value-type="float">
            <text:p>0.6551584493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169:.G179])/11" office:value-type="float" office:value="37.2727272727273" calcext:value-type="float">
            <text:p>37.2727272727</text:p>
          </table:table-cell>
          <table:table-cell table:style-name="ce1" table:formula="of:=INDIRECT(&quot;H&quot;&amp;((ROW([.$A169:.$AMJ169])-1)*11+1) )" office:value-type="float" office:value="70.0909090909091" calcext:value-type="float">
            <text:p>70.0909090909</text:p>
          </table:table-cell>
        </table:table-row>
        <table:table-row table:style-name="ro1">
          <table:table-cell office:value-type="float" office:value="1.18772721290588" calcext:value-type="float">
            <text:p>1.1877272129</text:p>
          </table:table-cell>
          <table:table-cell/>
          <table:table-cell table:style-name="ce1" table:formula="of:=SUM([.A170:.A180])/11" office:value-type="float" office:value="1.32314220341769" calcext:value-type="float">
            <text:p>1.3231422034</text:p>
          </table:table-cell>
          <table:table-cell/>
          <table:table-cell table:formula="of:=INDIRECT(&quot;C&quot;&amp;((ROW([.$A170:.$AMJ170])-1)*11+1) )" office:value-type="float" office:value="0.441046270457181" calcext:value-type="float">
            <text:p>0.441046270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170:.G180])/11" office:value-type="float" office:value="36.9090909090909" calcext:value-type="float">
            <text:p>36.9090909091</text:p>
          </table:table-cell>
          <table:table-cell table:style-name="ce1" table:formula="of:=INDIRECT(&quot;H&quot;&amp;((ROW([.$A170:.$AMJ170])-1)*11+1) )" office:value-type="float" office:value="85.2727272727273" calcext:value-type="float">
            <text:p>85.2727272727</text:p>
          </table:table-cell>
        </table:table-row>
        <table:table-row table:style-name="ro1">
          <table:table-cell office:value-type="float" office:value="1.11095440387726" calcext:value-type="float">
            <text:p>1.1109544039</text:p>
          </table:table-cell>
          <table:table-cell/>
          <table:table-cell table:style-name="ce1" table:formula="of:=SUM([.A171:.A181])/11" office:value-type="float" office:value="1.33353174816478" calcext:value-type="float">
            <text:p>1.3335317482</text:p>
          </table:table-cell>
          <table:table-cell/>
          <table:table-cell table:formula="of:=INDIRECT(&quot;C&quot;&amp;((ROW([.$A171:.$AMJ171])-1)*11+1) )" office:value-type="float" office:value="0.430693577636372" calcext:value-type="float">
            <text:p>0.430693577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171:.G181])/11" office:value-type="float" office:value="36.9090909090909" calcext:value-type="float">
            <text:p>36.9090909091</text:p>
          </table:table-cell>
          <table:table-cell table:style-name="ce1" table:formula="of:=INDIRECT(&quot;H&quot;&amp;((ROW([.$A171:.$AMJ171])-1)*11+1) )" office:value-type="float" office:value="85.6363636363636" calcext:value-type="float">
            <text:p>85.6363636364</text:p>
          </table:table-cell>
        </table:table-row>
        <table:table-row table:style-name="ro1">
          <table:table-cell office:value-type="float" office:value="1.33718419075012" calcext:value-type="float">
            <text:p>1.3371841908</text:p>
          </table:table-cell>
          <table:table-cell/>
          <table:table-cell table:style-name="ce1" table:formula="of:=SUM([.A172:.A182])/11" office:value-type="float" office:value="1.33404292843559" calcext:value-type="float">
            <text:p>1.3340429284</text:p>
          </table:table-cell>
          <table:table-cell/>
          <table:table-cell table:formula="of:=INDIRECT(&quot;C&quot;&amp;((ROW([.$A172:.$AMJ172])-1)*11+1) )" office:value-type="float" office:value="0.489448750560934" calcext:value-type="float">
            <text:p>0.4894487506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172:.G182])/11" office:value-type="float" office:value="35.1818181818182" calcext:value-type="float">
            <text:p>35.1818181818</text:p>
          </table:table-cell>
          <table:table-cell table:style-name="ce1" table:formula="of:=INDIRECT(&quot;H&quot;&amp;((ROW([.$A172:.$AMJ172])-1)*11+1) )" office:value-type="float" office:value="83.9090909090909" calcext:value-type="float">
            <text:p>83.9090909091</text:p>
          </table:table-cell>
        </table:table-row>
        <table:table-row table:style-name="ro1">
          <table:table-cell office:value-type="float" office:value="1.78133857250214" calcext:value-type="float">
            <text:p>1.7813385725</text:p>
          </table:table-cell>
          <table:table-cell/>
          <table:table-cell table:style-name="ce1" table:formula="of:=SUM([.A173:.A183])/11" office:value-type="float" office:value="1.33373272418976" calcext:value-type="float">
            <text:p>1.3337327242</text:p>
          </table:table-cell>
          <table:table-cell/>
          <table:table-cell table:formula="of:=INDIRECT(&quot;C&quot;&amp;((ROW([.$A173:.$AMJ173])-1)*11+1) )" office:value-type="float" office:value="0.493661797859452" calcext:value-type="float">
            <text:p>0.4936617979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173:.G183])/11" office:value-type="float" office:value="34.0909090909091" calcext:value-type="float">
            <text:p>34.0909090909</text:p>
          </table:table-cell>
          <table:table-cell table:style-name="ce1" table:formula="of:=INDIRECT(&quot;H&quot;&amp;((ROW([.$A173:.$AMJ173])-1)*11+1) )" office:value-type="float" office:value="89.4545454545455" calcext:value-type="float">
            <text:p>89.4545454545</text:p>
          </table:table-cell>
        </table:table-row>
        <table:table-row table:style-name="ro1">
          <table:table-cell office:value-type="float" office:value="1.3222496509552" calcext:value-type="float">
            <text:p>1.322249651</text:p>
          </table:table-cell>
          <table:table-cell/>
          <table:table-cell table:style-name="ce1" table:formula="of:=SUM([.A174:.A184])/11" office:value-type="float" office:value="1.31818502599543" calcext:value-type="float">
            <text:p>1.318185026</text:p>
          </table:table-cell>
          <table:table-cell/>
          <table:table-cell table:formula="of:=INDIRECT(&quot;C&quot;&amp;((ROW([.$A174:.$AMJ174])-1)*11+1) )" office:value-type="float" office:value="0.497529353607785" calcext:value-type="float">
            <text:p>0.4975293536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174:.G184])/11" office:value-type="float" office:value="35.1818181818182" calcext:value-type="float">
            <text:p>35.1818181818</text:p>
          </table:table-cell>
          <table:table-cell table:style-name="ce1" table:formula="of:=INDIRECT(&quot;H&quot;&amp;((ROW([.$A174:.$AMJ174])-1)*11+1) )" office:value-type="float" office:value="89.3636363636364" calcext:value-type="float">
            <text:p>89.3636363636</text:p>
          </table:table-cell>
        </table:table-row>
        <table:table-row table:style-name="ro1">
          <table:table-cell office:value-type="float" office:value="1.10636615753174" calcext:value-type="float">
            <text:p>1.1063661575</text:p>
          </table:table-cell>
          <table:table-cell/>
          <table:table-cell table:style-name="ce1" table:formula="of:=SUM([.A175:.A185])/11" office:value-type="float" office:value="1.28602537241849" calcext:value-type="float">
            <text:p>1.2860253724</text:p>
          </table:table-cell>
          <table:table-cell/>
          <table:table-cell table:formula="of:=INDIRECT(&quot;C&quot;&amp;((ROW([.$A175:.$AMJ175])-1)*11+1) )" office:value-type="float" office:value="0.537268730727109" calcext:value-type="float">
            <text:p>0.5372687307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table:formula="of:=SUM([.G175:.G185])/11" office:value-type="float" office:value="34" calcext:value-type="float">
            <text:p>34</text:p>
          </table:table-cell>
          <table:table-cell table:style-name="ce1" table:formula="of:=INDIRECT(&quot;H&quot;&amp;((ROW([.$A175:.$AMJ175])-1)*11+1) )" office:value-type="float" office:value="90.1818181818182" calcext:value-type="float">
            <text:p>90.1818181818</text:p>
          </table:table-cell>
        </table:table-row>
        <table:table-row table:style-name="ro1">
          <table:table-cell office:value-type="float" office:value="1.7498060464859" calcext:value-type="float">
            <text:p>1.7498060465</text:p>
          </table:table-cell>
          <table:table-cell/>
          <table:table-cell table:style-name="ce1" table:formula="of:=SUM([.A176:.A186])/11" office:value-type="float" office:value="1.31399103728208" calcext:value-type="float">
            <text:p>1.3139910373</text:p>
          </table:table-cell>
          <table:table-cell/>
          <table:table-cell table:formula="of:=INDIRECT(&quot;C&quot;&amp;((ROW([.$A176:.$AMJ176])-1)*11+1) )" office:value-type="float" office:value="0.579312632029707" calcext:value-type="float">
            <text:p>0.57931263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176:.G186])/11" office:value-type="float" office:value="34.5454545454545" calcext:value-type="float">
            <text:p>34.5454545455</text:p>
          </table:table-cell>
          <table:table-cell table:style-name="ce1" table:formula="of:=INDIRECT(&quot;H&quot;&amp;((ROW([.$A176:.$AMJ176])-1)*11+1) )" office:value-type="float" office:value="86.5454545454545" calcext:value-type="float">
            <text:p>86.5454545455</text:p>
          </table:table-cell>
        </table:table-row>
        <table:table-row table:style-name="ro1">
          <table:table-cell office:value-type="float" office:value="1.01652503013611" calcext:value-type="float">
            <text:p>1.0165250301</text:p>
          </table:table-cell>
          <table:table-cell/>
          <table:table-cell table:style-name="ce1" table:formula="of:=SUM([.A177:.A187])/11" office:value-type="float" office:value="1.30908574841239" calcext:value-type="float">
            <text:p>1.3090857484</text:p>
          </table:table-cell>
          <table:table-cell/>
          <table:table-cell table:formula="of:=INDIRECT(&quot;C&quot;&amp;((ROW([.$A177:.$AMJ177])-1)*11+1) )" office:value-type="float" office:value="0.602564161474055" calcext:value-type="float">
            <text:p>0.6025641615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177:.G187])/11" office:value-type="float" office:value="36.1818181818182" calcext:value-type="float">
            <text:p>36.1818181818</text:p>
          </table:table-cell>
          <table:table-cell table:style-name="ce1" table:formula="of:=INDIRECT(&quot;H&quot;&amp;((ROW([.$A177:.$AMJ177])-1)*11+1) )" office:value-type="float" office:value="86.2727272727273" calcext:value-type="float">
            <text:p>86.2727272727</text:p>
          </table:table-cell>
        </table:table-row>
        <table:table-row table:style-name="ro1">
          <table:table-cell office:value-type="float" office:value="1.4830025434494" calcext:value-type="float">
            <text:p>1.4830025434</text:p>
          </table:table-cell>
          <table:table-cell/>
          <table:table-cell table:style-name="ce1" table:formula="of:=SUM([.A178:.A188])/11" office:value-type="float" office:value="1.35396085002206" calcext:value-type="float">
            <text:p>1.35396085</text:p>
          </table:table-cell>
          <table:table-cell/>
          <table:table-cell table:formula="of:=INDIRECT(&quot;C&quot;&amp;((ROW([.$A178:.$AMJ178])-1)*11+1) )" office:value-type="float" office:value="0.607805869796059" calcext:value-type="float">
            <text:p>0.6078058698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178:.G188])/11" office:value-type="float" office:value="35.5454545454545" calcext:value-type="float">
            <text:p>35.5454545455</text:p>
          </table:table-cell>
          <table:table-cell table:style-name="ce1" table:formula="of:=INDIRECT(&quot;H&quot;&amp;((ROW([.$A178:.$AMJ178])-1)*11+1) )" office:value-type="float" office:value="84.7272727272727" calcext:value-type="float">
            <text:p>84.7272727273</text:p>
          </table:table-cell>
        </table:table-row>
        <table:table-row table:style-name="ro1">
          <table:table-cell office:value-type="float" office:value="1.03452157974243" calcext:value-type="float">
            <text:p>1.0345215797</text:p>
          </table:table-cell>
          <table:table-cell/>
          <table:table-cell table:style-name="ce1" table:formula="of:=SUM([.A179:.A189])/11" office:value-type="float" office:value="1.33913949402896" calcext:value-type="float">
            <text:p>1.339139494</text:p>
          </table:table-cell>
          <table:table-cell/>
          <table:table-cell table:formula="of:=INDIRECT(&quot;C&quot;&amp;((ROW([.$A179:.$AMJ179])-1)*11+1) )" office:value-type="float" office:value="0.519576093012636" calcext:value-type="float">
            <text:p>0.519576093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table:formula="of:=SUM([.G179:.G189])/11" office:value-type="float" office:value="35" calcext:value-type="float">
            <text:p>35</text:p>
          </table:table-cell>
          <table:table-cell table:style-name="ce1" table:formula="of:=INDIRECT(&quot;H&quot;&amp;((ROW([.$A179:.$AMJ179])-1)*11+1) )" office:value-type="float" office:value="83.4545454545455" calcext:value-type="float">
            <text:p>83.4545454545</text:p>
          </table:table-cell>
        </table:table-row>
        <table:table-row table:style-name="ro1">
          <table:table-cell office:value-type="float" office:value="1.42488884925842" calcext:value-type="float">
            <text:p>1.4248888493</text:p>
          </table:table-cell>
          <table:table-cell/>
          <table:table-cell table:style-name="ce1" table:formula="of:=SUM([.A180:.A190])/11" office:value-type="float" office:value="1.38423892584714" calcext:value-type="float">
            <text:p>1.3842389258</text:p>
          </table:table-cell>
          <table:table-cell/>
          <table:table-cell table:formula="of:=INDIRECT(&quot;C&quot;&amp;((ROW([.$A180:.$AMJ180])-1)*11+1) )" office:value-type="float" office:value="0.617471050132404" calcext:value-type="float">
            <text:p>0.6174710501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table:formula="of:=SUM([.G180:.G190])/11" office:value-type="float" office:value="34.4545454545455" calcext:value-type="float">
            <text:p>34.4545454545</text:p>
          </table:table-cell>
          <table:table-cell table:style-name="ce1" table:formula="of:=INDIRECT(&quot;H&quot;&amp;((ROW([.$A180:.$AMJ180])-1)*11+1) )" office:value-type="float" office:value="80.2727272727273" calcext:value-type="float">
            <text:p>80.2727272727</text:p>
          </table:table-cell>
        </table:table-row>
        <table:table-row table:style-name="ro1">
          <table:table-cell office:value-type="float" office:value="1.3020122051239" calcext:value-type="float">
            <text:p>1.3020122051</text:p>
          </table:table-cell>
          <table:table-cell/>
          <table:table-cell table:style-name="ce1" table:formula="of:=SUM([.A181:.A191])/11" office:value-type="float" office:value="1.35781689123674" calcext:value-type="float">
            <text:p>1.3578168912</text:p>
          </table:table-cell>
          <table:table-cell/>
          <table:table-cell table:formula="of:=INDIRECT(&quot;C&quot;&amp;((ROW([.$A181:.$AMJ181])-1)*11+1) )" office:value-type="float" office:value="0.545274719595909" calcext:value-type="float">
            <text:p>0.5452747196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181:.G191])/11" office:value-type="float" office:value="35.3636363636364" calcext:value-type="float">
            <text:p>35.3636363636</text:p>
          </table:table-cell>
          <table:table-cell table:style-name="ce1" table:formula="of:=INDIRECT(&quot;H&quot;&amp;((ROW([.$A181:.$AMJ181])-1)*11+1) )" office:value-type="float" office:value="84.7272727272727" calcext:value-type="float">
            <text:p>84.7272727273</text:p>
          </table:table-cell>
        </table:table-row>
        <table:table-row table:style-name="ro1">
          <table:table-cell office:value-type="float" office:value="1.11657738685608" calcext:value-type="float">
            <text:p>1.1165773869</text:p>
          </table:table-cell>
          <table:table-cell/>
          <table:table-cell table:style-name="ce1" table:formula="of:=SUM([.A182:.A192])/11" office:value-type="float" office:value="1.38663172721863" calcext:value-type="float">
            <text:p>1.3866317272</text:p>
          </table:table-cell>
          <table:table-cell/>
          <table:table-cell table:formula="of:=INDIRECT(&quot;C&quot;&amp;((ROW([.$A182:.$AMJ182])-1)*11+1) )" office:value-type="float" office:value="0.43343193016269" calcext:value-type="float">
            <text:p>0.433431930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table:formula="of:=SUM([.G182:.G192])/11" office:value-type="float" office:value="34.2727272727273" calcext:value-type="float">
            <text:p>34.2727272727</text:p>
          </table:table-cell>
          <table:table-cell table:style-name="ce1" table:formula="of:=INDIRECT(&quot;H&quot;&amp;((ROW([.$A182:.$AMJ182])-1)*11+1) )" office:value-type="float" office:value="83.9090909090909" calcext:value-type="float">
            <text:p>83.9090909091</text:p>
          </table:table-cell>
        </table:table-row>
        <table:table-row table:style-name="ro1">
          <table:table-cell office:value-type="float" office:value="1.33377194404602" calcext:value-type="float">
            <text:p>1.333771944</text:p>
          </table:table-cell>
          <table:table-cell/>
          <table:table-cell table:style-name="ce1" table:formula="of:=SUM([.A183:.A193])/11" office:value-type="float" office:value="1.39448728344657" calcext:value-type="float">
            <text:p>1.3944872834</text:p>
          </table:table-cell>
          <table:table-cell/>
          <table:table-cell table:formula="of:=INDIRECT(&quot;C&quot;&amp;((ROW([.$A183:.$AMJ183])-1)*11+1) )" office:value-type="float" office:value="0.496419408104637" calcext:value-type="float">
            <text:p>0.4964194081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183:.G193])/11" office:value-type="float" office:value="36.5454545454545" calcext:value-type="float">
            <text:p>36.5454545455</text:p>
          </table:table-cell>
          <table:table-cell table:style-name="ce1" table:formula="of:=INDIRECT(&quot;H&quot;&amp;((ROW([.$A183:.$AMJ183])-1)*11+1) )" office:value-type="float" office:value="79.5454545454546" calcext:value-type="float">
            <text:p>79.5454545455</text:p>
          </table:table-cell>
        </table:table-row>
        <table:table-row table:style-name="ro1">
          <table:table-cell office:value-type="float" office:value="1.6103138923645" calcext:value-type="float">
            <text:p>1.6103138924</text:p>
          </table:table-cell>
          <table:table-cell/>
          <table:table-cell table:style-name="ce1" table:formula="of:=SUM([.A184:.A194])/11" office:value-type="float" office:value="1.35454093326222" calcext:value-type="float">
            <text:p>1.3545409333</text:p>
          </table:table-cell>
          <table:table-cell/>
          <table:table-cell table:formula="of:=INDIRECT(&quot;C&quot;&amp;((ROW([.$A184:.$AMJ184])-1)*11+1) )" office:value-type="float" office:value="0.476578524166888" calcext:value-type="float">
            <text:p>0.4765785242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184:.G194])/11" office:value-type="float" office:value="39.9090909090909" calcext:value-type="float">
            <text:p>39.9090909091</text:p>
          </table:table-cell>
          <table:table-cell table:style-name="ce1" table:formula="of:=INDIRECT(&quot;H&quot;&amp;((ROW([.$A184:.$AMJ184])-1)*11+1) )" office:value-type="float" office:value="84.1818181818182" calcext:value-type="float">
            <text:p>84.1818181818</text:p>
          </table:table-cell>
        </table:table-row>
        <table:table-row table:style-name="ro1">
          <table:table-cell office:value-type="float" office:value="0.968493461608887" calcext:value-type="float">
            <text:p>0.9684934616</text:p>
          </table:table-cell>
          <table:table-cell/>
          <table:table-cell table:style-name="ce1" table:formula="of:=SUM([.A185:.A195])/11" office:value-type="float" office:value="1.29664686051282" calcext:value-type="float">
            <text:p>1.2966468605</text:p>
          </table:table-cell>
          <table:table-cell/>
          <table:table-cell table:formula="of:=INDIRECT(&quot;C&quot;&amp;((ROW([.$A185:.$AMJ185])-1)*11+1) )" office:value-type="float" office:value="0.399415828964927" calcext:value-type="float">
            <text:p>0.39941582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formula="of:=SUM([.G185:.G195])/11" office:value-type="float" office:value="39.9090909090909" calcext:value-type="float">
            <text:p>39.9090909091</text:p>
          </table:table-cell>
          <table:table-cell table:style-name="ce1" table:formula="of:=INDIRECT(&quot;H&quot;&amp;((ROW([.$A185:.$AMJ185])-1)*11+1) )" office:value-type="float" office:value="85.4545454545455" calcext:value-type="float">
            <text:p>85.4545454545</text:p>
          </table:table-cell>
        </table:table-row>
        <table:table-row table:style-name="ro1">
          <table:table-cell office:value-type="float" office:value="1.41398847103119" calcext:value-type="float">
            <text:p>1.413988471</text:p>
          </table:table-cell>
          <table:table-cell/>
          <table:table-cell table:style-name="ce1" table:formula="of:=SUM([.A186:.A196])/11" office:value-type="float" office:value="1.32642153718255" calcext:value-type="float">
            <text:p>1.3264215372</text:p>
          </table:table-cell>
          <table:table-cell/>
          <table:table-cell table:formula="of:=INDIRECT(&quot;C&quot;&amp;((ROW([.$A186:.$AMJ186])-1)*11+1) )" office:value-type="float" office:value="0.457493374293501" calcext:value-type="float">
            <text:p>0.4574933743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186:.G196])/11" office:value-type="float" office:value="43.3636363636364" calcext:value-type="float">
            <text:p>43.3636363636</text:p>
          </table:table-cell>
          <table:table-cell table:style-name="ce1" table:formula="of:=INDIRECT(&quot;H&quot;&amp;((ROW([.$A186:.$AMJ186])-1)*11+1) )" office:value-type="float" office:value="79.0909090909091" calcext:value-type="float">
            <text:p>79.0909090909</text:p>
          </table:table-cell>
        </table:table-row>
        <table:table-row table:style-name="ro1">
          <table:table-cell office:value-type="float" office:value="1.69584786891937" calcext:value-type="float">
            <text:p>1.6958478689</text:p>
          </table:table-cell>
          <table:table-cell/>
          <table:table-cell table:style-name="ce1" table:formula="of:=SUM([.A187:.A197])/11" office:value-type="float" office:value="1.32114384932951" calcext:value-type="float">
            <text:p>1.3211438493</text:p>
          </table:table-cell>
          <table:table-cell/>
          <table:table-cell table:formula="of:=INDIRECT(&quot;C&quot;&amp;((ROW([.$A187:.$AMJ187])-1)*11+1) )" office:value-type="float" office:value="0.816644888032566" calcext:value-type="float">
            <text:p>0.816644888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87:.G197])/11" office:value-type="float" office:value="44.5454545454546" calcext:value-type="float">
            <text:p>44.5454545455</text:p>
          </table:table-cell>
          <table:table-cell table:style-name="ce1" table:formula="of:=INDIRECT(&quot;H&quot;&amp;((ROW([.$A187:.$AMJ187])-1)*11+1) )" office:value-type="float" office:value="88.5454545454546" calcext:value-type="float">
            <text:p>88.5454545455</text:p>
          </table:table-cell>
        </table:table-row>
        <table:table-row table:style-name="ro1">
          <table:table-cell office:value-type="float" office:value="1.51015114784241" calcext:value-type="float">
            <text:p>1.5101511478</text:p>
          </table:table-cell>
          <table:table-cell/>
          <table:table-cell table:style-name="ce1" table:formula="of:=SUM([.A188:.A198])/11" office:value-type="float" office:value="1.27016151493246" calcext:value-type="float">
            <text:p>1.2701615149</text:p>
          </table:table-cell>
          <table:table-cell/>
          <table:table-cell table:formula="of:=INDIRECT(&quot;C&quot;&amp;((ROW([.$A188:.$AMJ188])-1)*11+1) )" office:value-type="float" office:value="0.758873655037446" calcext:value-type="float">
            <text:p>0.758873655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88:.G198])/11" office:value-type="float" office:value="42.9090909090909" calcext:value-type="float">
            <text:p>42.9090909091</text:p>
          </table:table-cell>
          <table:table-cell table:style-name="ce1" table:formula="of:=INDIRECT(&quot;H&quot;&amp;((ROW([.$A188:.$AMJ188])-1)*11+1) )" office:value-type="float" office:value="89.9090909090909" calcext:value-type="float">
            <text:p>89.9090909091</text:p>
          </table:table-cell>
        </table:table-row>
        <table:table-row table:style-name="ro1">
          <table:table-cell office:value-type="float" office:value="1.31996762752533" calcext:value-type="float">
            <text:p>1.3199676275</text:p>
          </table:table-cell>
          <table:table-cell/>
          <table:table-cell table:style-name="ce1" table:formula="of:=SUM([.A189:.A199])/11" office:value-type="float" office:value="1.24036779728803" calcext:value-type="float">
            <text:p>1.2403677973</text:p>
          </table:table-cell>
          <table:table-cell/>
          <table:table-cell table:formula="of:=INDIRECT(&quot;C&quot;&amp;((ROW([.$A189:.$AMJ189])-1)*11+1) )" office:value-type="float" office:value="0.625521432269704" calcext:value-type="float">
            <text:p>0.6255214323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189:.G199])/11" office:value-type="float" office:value="41.8181818181818" calcext:value-type="float">
            <text:p>41.8181818182</text:p>
          </table:table-cell>
          <table:table-cell table:style-name="ce1" table:formula="of:=INDIRECT(&quot;H&quot;&amp;((ROW([.$A189:.$AMJ189])-1)*11+1) )" office:value-type="float" office:value="86.9090909090909" calcext:value-type="float">
            <text:p>86.9090909091</text:p>
          </table:table-cell>
        </table:table-row>
        <table:table-row table:style-name="ro1">
          <table:table-cell office:value-type="float" office:value="1.53061532974243" calcext:value-type="float">
            <text:p>1.5306153297</text:p>
          </table:table-cell>
          <table:table-cell/>
          <table:table-cell table:style-name="ce1" table:formula="of:=SUM([.A190:.A200])/11" office:value-type="float" office:value="1.23020075126128" calcext:value-type="float">
            <text:p>1.2302007513</text:p>
          </table:table-cell>
          <table:table-cell/>
          <table:table-cell table:formula="of:=INDIRECT(&quot;C&quot;&amp;((ROW([.$A190:.$AMJ190])-1)*11+1) )" office:value-type="float" office:value="0.520088277079842" calcext:value-type="float">
            <text:p>0.5200882771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190:.G200])/11" office:value-type="float" office:value="40.0909090909091" calcext:value-type="float">
            <text:p>40.0909090909</text:p>
          </table:table-cell>
          <table:table-cell table:style-name="ce1" table:formula="of:=INDIRECT(&quot;H&quot;&amp;((ROW([.$A190:.$AMJ190])-1)*11+1) )" office:value-type="float" office:value="72.1818181818182" calcext:value-type="float">
            <text:p>72.1818181818</text:p>
          </table:table-cell>
        </table:table-row>
        <table:table-row table:style-name="ro1">
          <table:table-cell office:value-type="float" office:value="1.13424646854401" calcext:value-type="float">
            <text:p>1.1342464685</text:p>
          </table:table-cell>
          <table:table-cell/>
          <table:table-cell table:style-name="ce1" table:formula="of:=SUM([.A191:.A201])/11" office:value-type="float" office:value="1.22642732208425" calcext:value-type="float">
            <text:p>1.2264273221</text:p>
          </table:table-cell>
          <table:table-cell/>
          <table:table-cell table:formula="of:=INDIRECT(&quot;C&quot;&amp;((ROW([.$A191:.$AMJ191])-1)*11+1) )" office:value-type="float" office:value="0.537279966202649" calcext:value-type="float">
            <text:p>0.5372799662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191:.G201])/11" office:value-type="float" office:value="40.0909090909091" calcext:value-type="float">
            <text:p>40.0909090909</text:p>
          </table:table-cell>
          <table:table-cell table:style-name="ce1" table:formula="of:=INDIRECT(&quot;H&quot;&amp;((ROW([.$A191:.$AMJ191])-1)*11+1) )" office:value-type="float" office:value="70.5454545454546" calcext:value-type="float">
            <text:p>70.5454545455</text:p>
          </table:table-cell>
        </table:table-row>
        <table:table-row table:style-name="ro1">
          <table:table-cell office:value-type="float" office:value="1.61897540092468" calcext:value-type="float">
            <text:p>1.6189754009</text:p>
          </table:table-cell>
          <table:table-cell/>
          <table:table-cell table:style-name="ce1" table:formula="of:=SUM([.A192:.A202])/11" office:value-type="float" office:value="1.21474374966188" calcext:value-type="float">
            <text:p>1.2147437497</text:p>
          </table:table-cell>
          <table:table-cell/>
          <table:table-cell table:formula="of:=INDIRECT(&quot;C&quot;&amp;((ROW([.$A192:.$AMJ192])-1)*11+1) )" office:value-type="float" office:value="0.46464678645134" calcext:value-type="float">
            <text:p>0.464646786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192:.G202])/11" office:value-type="float" office:value="41.8181818181818" calcext:value-type="float">
            <text:p>41.8181818182</text:p>
          </table:table-cell>
          <table:table-cell table:style-name="ce1" table:formula="of:=INDIRECT(&quot;H&quot;&amp;((ROW([.$A192:.$AMJ192])-1)*11+1) )" office:value-type="float" office:value="83.4545454545455" calcext:value-type="float">
            <text:p>83.4545454545</text:p>
          </table:table-cell>
        </table:table-row>
        <table:table-row table:style-name="ro1">
          <table:table-cell office:value-type="float" office:value="1.20298850536346" calcext:value-type="float">
            <text:p>1.2029885054</text:p>
          </table:table-cell>
          <table:table-cell/>
          <table:table-cell table:style-name="ce1" table:formula="of:=SUM([.A193:.A203])/11" office:value-type="float" office:value="1.18522676012733" calcext:value-type="float">
            <text:p>1.1852267601</text:p>
          </table:table-cell>
          <table:table-cell/>
          <table:table-cell table:formula="of:=INDIRECT(&quot;C&quot;&amp;((ROW([.$A193:.$AMJ193])-1)*11+1) )" office:value-type="float" office:value="0.462592804973776" calcext:value-type="float">
            <text:p>0.462592805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193:.G203])/11" office:value-type="float" office:value="44.0909090909091" calcext:value-type="float">
            <text:p>44.0909090909</text:p>
          </table:table-cell>
          <table:table-cell table:style-name="ce1" table:formula="of:=INDIRECT(&quot;H&quot;&amp;((ROW([.$A193:.$AMJ193])-1)*11+1) )" office:value-type="float" office:value="77.4545454545455" calcext:value-type="float">
            <text:p>77.4545454545</text:p>
          </table:table-cell>
        </table:table-row>
        <table:table-row table:style-name="ro1">
          <table:table-cell office:value-type="float" office:value="0.894362092018127" calcext:value-type="float">
            <text:p>0.894362092</text:p>
          </table:table-cell>
          <table:table-cell/>
          <table:table-cell table:style-name="ce1" table:formula="of:=SUM([.A194:.A204])/11" office:value-type="float" office:value="1.16599214618856" calcext:value-type="float">
            <text:p>1.1659921462</text:p>
          </table:table-cell>
          <table:table-cell/>
          <table:table-cell table:formula="of:=INDIRECT(&quot;C&quot;&amp;((ROW([.$A194:.$AMJ194])-1)*11+1) )" office:value-type="float" office:value="0.460810009728779" calcext:value-type="float">
            <text:p>0.4608100097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194:.G204])/11" office:value-type="float" office:value="42" calcext:value-type="float">
            <text:p>42</text:p>
          </table:table-cell>
          <table:table-cell table:style-name="ce1" table:formula="of:=INDIRECT(&quot;H&quot;&amp;((ROW([.$A194:.$AMJ194])-1)*11+1) )" office:value-type="float" office:value="86.2727272727273" calcext:value-type="float">
            <text:p>86.2727272727</text:p>
          </table:table-cell>
        </table:table-row>
        <table:table-row table:style-name="ro1">
          <table:table-cell office:value-type="float" office:value="0.973479092121124" calcext:value-type="float">
            <text:p>0.9734790921</text:p>
          </table:table-cell>
          <table:table-cell/>
          <table:table-cell table:style-name="ce1" table:formula="of:=SUM([.A195:.A205])/11" office:value-type="float" office:value="1.18880622495305" calcext:value-type="float">
            <text:p>1.188806225</text:p>
          </table:table-cell>
          <table:table-cell/>
          <table:table-cell table:formula="of:=INDIRECT(&quot;C&quot;&amp;((ROW([.$A195:.$AMJ195])-1)*11+1) )" office:value-type="float" office:value="0.505760885097764" calcext:value-type="float">
            <text:p>0.5057608851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195:.G205])/11" office:value-type="float" office:value="39.7272727272727" calcext:value-type="float">
            <text:p>39.7272727273</text:p>
          </table:table-cell>
          <table:table-cell table:style-name="ce1" table:formula="of:=INDIRECT(&quot;H&quot;&amp;((ROW([.$A195:.$AMJ195])-1)*11+1) )" office:value-type="float" office:value="86.3636363636364" calcext:value-type="float">
            <text:p>86.3636363636</text:p>
          </table:table-cell>
        </table:table-row>
        <table:table-row table:style-name="ro1">
          <table:table-cell office:value-type="float" office:value="1.29601490497589" calcext:value-type="float">
            <text:p>1.296014905</text:p>
          </table:table-cell>
          <table:table-cell/>
          <table:table-cell table:style-name="ce1" table:formula="of:=SUM([.A196:.A206])/11" office:value-type="float" office:value="1.19843935966492" calcext:value-type="float">
            <text:p>1.1984393597</text:p>
          </table:table-cell>
          <table:table-cell/>
          <table:table-cell table:formula="of:=INDIRECT(&quot;C&quot;&amp;((ROW([.$A196:.$AMJ196])-1)*11+1) )" office:value-type="float" office:value="0.434209380637516" calcext:value-type="float">
            <text:p>0.434209380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196:.G206])/11" office:value-type="float" office:value="41.4545454545455" calcext:value-type="float">
            <text:p>41.4545454545</text:p>
          </table:table-cell>
          <table:table-cell table:style-name="ce1" table:formula="of:=INDIRECT(&quot;H&quot;&amp;((ROW([.$A196:.$AMJ196])-1)*11+1) )" office:value-type="float" office:value="88.3636363636364" calcext:value-type="float">
            <text:p>88.3636363636</text:p>
          </table:table-cell>
        </table:table-row>
        <table:table-row table:style-name="ro1">
          <table:table-cell office:value-type="float" office:value="1.35593390464783" calcext:value-type="float">
            <text:p>1.3559339046</text:p>
          </table:table-cell>
          <table:table-cell/>
          <table:table-cell table:style-name="ce1" table:formula="of:=SUM([.A197:.A207])/11" office:value-type="float" office:value="1.1649292328141" calcext:value-type="float">
            <text:p>1.1649292328</text:p>
          </table:table-cell>
          <table:table-cell/>
          <table:table-cell table:formula="of:=INDIRECT(&quot;C&quot;&amp;((ROW([.$A197:.$AMJ197])-1)*11+1) )" office:value-type="float" office:value="0.454127861694856" calcext:value-type="float">
            <text:p>0.454127861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197:.G207])/11" office:value-type="float" office:value="43.0909090909091" calcext:value-type="float">
            <text:p>43.0909090909</text:p>
          </table:table-cell>
          <table:table-cell table:style-name="ce1" table:formula="of:=INDIRECT(&quot;H&quot;&amp;((ROW([.$A197:.$AMJ197])-1)*11+1) )" office:value-type="float" office:value="86.0909090909091" calcext:value-type="float">
            <text:p>86.0909090909</text:p>
          </table:table-cell>
        </table:table-row>
        <table:table-row table:style-name="ro1">
          <table:table-cell office:value-type="float" office:value="1.13504219055176" calcext:value-type="float">
            <text:p>1.1350421906</text:p>
          </table:table-cell>
          <table:table-cell/>
          <table:table-cell table:style-name="ce1" table:formula="of:=SUM([.A198:.A208])/11" office:value-type="float" office:value="1.1404241160913" calcext:value-type="float">
            <text:p>1.1404241161</text:p>
          </table:table-cell>
          <table:table-cell/>
          <table:table-cell table:formula="of:=INDIRECT(&quot;C&quot;&amp;((ROW([.$A198:.$AMJ198])-1)*11+1) )" office:value-type="float" office:value="0.507660550150004" calcext:value-type="float">
            <text:p>0.507660550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198:.G208])/11" office:value-type="float" office:value="41.9090909090909" calcext:value-type="float">
            <text:p>41.9090909091</text:p>
          </table:table-cell>
          <table:table-cell table:style-name="ce1" table:formula="of:=INDIRECT(&quot;H&quot;&amp;((ROW([.$A198:.$AMJ198])-1)*11+1) )" office:value-type="float" office:value="87.7272727272727" calcext:value-type="float">
            <text:p>87.7272727273</text:p>
          </table:table-cell>
        </table:table-row>
        <table:table-row table:style-name="ro1">
          <table:table-cell office:value-type="float" office:value="1.18242025375366" calcext:value-type="float">
            <text:p>1.1824202538</text:p>
          </table:table-cell>
          <table:table-cell/>
          <table:table-cell table:style-name="ce1" table:formula="of:=SUM([.A199:.A209])/11" office:value-type="float" office:value="1.13075103001161" calcext:value-type="float">
            <text:p>1.13075103</text:p>
          </table:table-cell>
          <table:table-cell/>
          <table:table-cell table:formula="of:=INDIRECT(&quot;C&quot;&amp;((ROW([.$A199:.$AMJ199])-1)*11+1) )" office:value-type="float" office:value="0.613273107192733" calcext:value-type="float">
            <text:p>0.613273107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table:formula="of:=SUM([.G199:.G209])/11" office:value-type="float" office:value="43.5454545454545" calcext:value-type="float">
            <text:p>43.5454545455</text:p>
          </table:table-cell>
          <table:table-cell table:style-name="ce1" table:formula="of:=INDIRECT(&quot;H&quot;&amp;((ROW([.$A199:.$AMJ199])-1)*11+1) )" office:value-type="float" office:value="86.8181818181818" calcext:value-type="float">
            <text:p>86.8181818182</text:p>
          </table:table-cell>
        </table:table-row>
        <table:table-row table:style-name="ro1">
          <table:table-cell office:value-type="float" office:value="1.20813012123108" calcext:value-type="float">
            <text:p>1.2081301212</text:p>
          </table:table-cell>
          <table:table-cell/>
          <table:table-cell table:style-name="ce1" table:formula="of:=SUM([.A200:.A210])/11" office:value-type="float" office:value="1.11825642260638" calcext:value-type="float">
            <text:p>1.1182564226</text:p>
          </table:table-cell>
          <table:table-cell/>
          <table:table-cell table:formula="of:=INDIRECT(&quot;C&quot;&amp;((ROW([.$A200:.$AMJ200])-1)*11+1) )" office:value-type="float" office:value="0.501815224235708" calcext:value-type="float">
            <text:p>0.5018152242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200:.G210])/11" office:value-type="float" office:value="46.3636363636364" calcext:value-type="float">
            <text:p>46.3636363636</text:p>
          </table:table-cell>
          <table:table-cell table:style-name="ce1" table:formula="of:=INDIRECT(&quot;H&quot;&amp;((ROW([.$A200:.$AMJ200])-1)*11+1) )" office:value-type="float" office:value="81.8181818181818" calcext:value-type="float">
            <text:p>81.8181818182</text:p>
          </table:table-cell>
        </table:table-row>
        <table:table-row table:style-name="ro1">
          <table:table-cell office:value-type="float" office:value="1.48910760879517" calcext:value-type="float">
            <text:p>1.4891076088</text:p>
          </table:table-cell>
          <table:table-cell/>
          <table:table-cell table:style-name="ce1" table:formula="of:=SUM([.A201:.A211])/11" office:value-type="float" office:value="1.08508654616096" calcext:value-type="float">
            <text:p>1.0850865462</text:p>
          </table:table-cell>
          <table:table-cell/>
          <table:table-cell table:formula="of:=INDIRECT(&quot;C&quot;&amp;((ROW([.$A201:.$AMJ201])-1)*11+1) )" office:value-type="float" office:value="0.664882619272579" calcext:value-type="float">
            <text:p>0.6648826193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G201:.G211])/11" office:value-type="float" office:value="48.6363636363636" calcext:value-type="float">
            <text:p>48.6363636364</text:p>
          </table:table-cell>
          <table:table-cell table:style-name="ce1" table:formula="of:=INDIRECT(&quot;H&quot;&amp;((ROW([.$A201:.$AMJ201])-1)*11+1) )" office:value-type="float" office:value="75.0909090909091" calcext:value-type="float">
            <text:p>75.0909090909</text:p>
          </table:table-cell>
        </table:table-row>
        <table:table-row table:style-name="ro1">
          <table:table-cell office:value-type="float" office:value="1.00572717189789" calcext:value-type="float">
            <text:p>1.0057271719</text:p>
          </table:table-cell>
          <table:table-cell/>
          <table:table-cell table:style-name="ce1" table:formula="of:=SUM([.A202:.A212])/11" office:value-type="float" office:value="1.09103994477879" calcext:value-type="float">
            <text:p>1.0910399448</text:p>
          </table:table-cell>
          <table:table-cell/>
          <table:table-cell table:formula="of:=INDIRECT(&quot;C&quot;&amp;((ROW([.$A202:.$AMJ202])-1)*11+1) )" office:value-type="float" office:value="0.748792157931761" calcext:value-type="float">
            <text:p>0.7487921579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202:.G212])/11" office:value-type="float" office:value="52.5454545454546" calcext:value-type="float">
            <text:p>52.5454545455</text:p>
          </table:table-cell>
          <table:table-cell table:style-name="ce1" table:formula="of:=INDIRECT(&quot;H&quot;&amp;((ROW([.$A202:.$AMJ202])-1)*11+1) )" office:value-type="float" office:value="84.4545454545455" calcext:value-type="float">
            <text:p>84.4545454545</text:p>
          </table:table-cell>
        </table:table-row>
        <table:table-row table:style-name="ro1">
          <table:table-cell office:value-type="float" office:value="1.29428851604462" calcext:value-type="float">
            <text:p>1.294288516</text:p>
          </table:table-cell>
          <table:table-cell/>
          <table:table-cell table:style-name="ce1" table:formula="of:=SUM([.A203:.A213])/11" office:value-type="float" office:value="1.07905994220213" calcext:value-type="float">
            <text:p>1.0790599422</text:p>
          </table:table-cell>
          <table:table-cell/>
          <table:table-cell table:formula="of:=INDIRECT(&quot;C&quot;&amp;((ROW([.$A203:.$AMJ203])-1)*11+1) )" office:value-type="float" office:value="0.527753447944468" calcext:value-type="float">
            <text:p>0.5277534479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SUM([.G203:.G213])/11" office:value-type="float" office:value="50.2727272727273" calcext:value-type="float">
            <text:p>50.2727272727</text:p>
          </table:table-cell>
          <table:table-cell table:style-name="ce1" table:formula="of:=INDIRECT(&quot;H&quot;&amp;((ROW([.$A203:.$AMJ203])-1)*11+1) )" office:value-type="float" office:value="81.8181818181818" calcext:value-type="float">
            <text:p>81.8181818182</text:p>
          </table:table-cell>
        </table:table-row>
        <table:table-row table:style-name="ro1">
          <table:table-cell office:value-type="float" office:value="0.991407752037048" calcext:value-type="float">
            <text:p>0.991407752</text:p>
          </table:table-cell>
          <table:table-cell/>
          <table:table-cell table:style-name="ce1" table:formula="of:=SUM([.A204:.A214])/11" office:value-type="float" office:value="1.02557014877146" calcext:value-type="float">
            <text:p>1.0255701488</text:p>
          </table:table-cell>
          <table:table-cell/>
          <table:table-cell table:formula="of:=INDIRECT(&quot;C&quot;&amp;((ROW([.$A204:.$AMJ204])-1)*11+1) )" office:value-type="float" office:value="0.484683340246027" calcext:value-type="float">
            <text:p>0.484683340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table:formula="of:=SUM([.G204:.G214])/11" office:value-type="float" office:value="51.3636363636364" calcext:value-type="float">
            <text:p>51.3636363636</text:p>
          </table:table-cell>
          <table:table-cell table:style-name="ce1" table:formula="of:=INDIRECT(&quot;H&quot;&amp;((ROW([.$A204:.$AMJ204])-1)*11+1) )" office:value-type="float" office:value="83.9090909090909" calcext:value-type="float">
            <text:p>83.9090909091</text:p>
          </table:table-cell>
        </table:table-row>
        <table:table-row table:style-name="ro1">
          <table:table-cell office:value-type="float" office:value="1.14531695842743" calcext:value-type="float">
            <text:p>1.1453169584</text:p>
          </table:table-cell>
          <table:table-cell/>
          <table:table-cell table:style-name="ce1" table:formula="of:=SUM([.A205:.A215])/11" office:value-type="float" office:value="1.00517218221318" calcext:value-type="float">
            <text:p>1.0051721822</text:p>
          </table:table-cell>
          <table:table-cell/>
          <table:table-cell table:formula="of:=INDIRECT(&quot;C&quot;&amp;((ROW([.$A205:.$AMJ205])-1)*11+1) )" office:value-type="float" office:value="0.648510190573606" calcext:value-type="float">
            <text:p>0.6485101906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205:.G215])/11" office:value-type="float" office:value="53.4545454545455" calcext:value-type="float">
            <text:p>53.4545454545</text:p>
          </table:table-cell>
          <table:table-cell table:style-name="ce1" table:formula="of:=INDIRECT(&quot;H&quot;&amp;((ROW([.$A205:.$AMJ205])-1)*11+1) )" office:value-type="float" office:value="83.8181818181818" calcext:value-type="float">
            <text:p>83.8181818182</text:p>
          </table:table-cell>
        </table:table-row>
        <table:table-row table:style-name="ro1">
          <table:table-cell office:value-type="float" office:value="1.07944357395172" calcext:value-type="float">
            <text:p>1.079443574</text:p>
          </table:table-cell>
          <table:table-cell/>
          <table:table-cell table:style-name="ce1" table:formula="of:=SUM([.A206:.A216])/11" office:value-type="float" office:value="1.02246191826734" calcext:value-type="float">
            <text:p>1.0224619183</text:p>
          </table:table-cell>
          <table:table-cell/>
          <table:table-cell table:formula="of:=INDIRECT(&quot;C&quot;&amp;((ROW([.$A206:.$AMJ206])-1)*11+1) )" office:value-type="float" office:value="0.586023726246574" calcext:value-type="float">
            <text:p>0.5860237262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206:.G216])/11" office:value-type="float" office:value="56.0909090909091" calcext:value-type="float">
            <text:p>56.0909090909</text:p>
          </table:table-cell>
          <table:table-cell table:style-name="ce1" table:formula="of:=INDIRECT(&quot;H&quot;&amp;((ROW([.$A206:.$AMJ206])-1)*11+1) )" office:value-type="float" office:value="89.0909090909091" calcext:value-type="float">
            <text:p>89.0909090909</text:p>
          </table:table-cell>
        </table:table-row>
        <table:table-row table:style-name="ro1">
          <table:table-cell office:value-type="float" office:value="0.927403509616852" calcext:value-type="float">
            <text:p>0.9274035096</text:p>
          </table:table-cell>
          <table:table-cell/>
          <table:table-cell table:style-name="ce1" table:formula="of:=SUM([.A207:.A217])/11" office:value-type="float" office:value="1.03316659818996" calcext:value-type="float">
            <text:p>1.0331665982</text:p>
          </table:table-cell>
          <table:table-cell/>
          <table:table-cell table:formula="of:=INDIRECT(&quot;C&quot;&amp;((ROW([.$A207:.$AMJ207])-1)*11+1) )" office:value-type="float" office:value="0.580565632744269" calcext:value-type="float">
            <text:p>0.5805656327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" table:formula="of:=SUM([.G207:.G217])/11" office:value-type="float" office:value="57.1818181818182" calcext:value-type="float">
            <text:p>57.1818181818</text:p>
          </table:table-cell>
          <table:table-cell table:style-name="ce1" table:formula="of:=INDIRECT(&quot;H&quot;&amp;((ROW([.$A207:.$AMJ207])-1)*11+1) )" office:value-type="float" office:value="80.2727272727273" calcext:value-type="float">
            <text:p>80.2727272727</text:p>
          </table:table-cell>
        </table:table-row>
        <table:table-row table:style-name="ro1">
          <table:table-cell office:value-type="float" office:value="1.08637762069702" calcext:value-type="float">
            <text:p>1.0863776207</text:p>
          </table:table-cell>
          <table:table-cell/>
          <table:table-cell table:style-name="ce1" table:formula="of:=SUM([.A208:.A218])/11" office:value-type="float" office:value="1.10492606596513" calcext:value-type="float">
            <text:p>1.104926066</text:p>
          </table:table-cell>
          <table:table-cell/>
          <table:table-cell table:formula="of:=INDIRECT(&quot;C&quot;&amp;((ROW([.$A208:.$AMJ208])-1)*11+1) )" office:value-type="float" office:value="0.53451938114383" calcext:value-type="float">
            <text:p>0.5345193811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208:.G218])/11" office:value-type="float" office:value="54.9090909090909" calcext:value-type="float">
            <text:p>54.9090909091</text:p>
          </table:table-cell>
          <table:table-cell table:style-name="ce1" table:formula="of:=INDIRECT(&quot;H&quot;&amp;((ROW([.$A208:.$AMJ208])-1)*11+1) )" office:value-type="float" office:value="79.7272727272727" calcext:value-type="float">
            <text:p>79.7272727273</text:p>
          </table:table-cell>
        </table:table-row>
        <table:table-row table:style-name="ro1">
          <table:table-cell office:value-type="float" office:value="1.02863824367523" calcext:value-type="float">
            <text:p>1.0286382437</text:p>
          </table:table-cell>
          <table:table-cell/>
          <table:table-cell table:style-name="ce1" table:formula="of:=SUM([.A209:.A219])/11" office:value-type="float" office:value="1.11373546990481" calcext:value-type="float">
            <text:p>1.1137354699</text:p>
          </table:table-cell>
          <table:table-cell/>
          <table:table-cell table:formula="of:=INDIRECT(&quot;C&quot;&amp;((ROW([.$A209:.$AMJ209])-1)*11+1) )" office:value-type="float" office:value="0.587778912349181" calcext:value-type="float">
            <text:p>0.5877789123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SUM([.G209:.G219])/11" office:value-type="float" office:value="58.9090909090909" calcext:value-type="float">
            <text:p>58.9090909091</text:p>
          </table:table-cell>
          <table:table-cell table:style-name="ce1" table:formula="of:=INDIRECT(&quot;H&quot;&amp;((ROW([.$A209:.$AMJ209])-1)*11+1) )" office:value-type="float" office:value="80.2727272727273" calcext:value-type="float">
            <text:p>80.2727272727</text:p>
          </table:table-cell>
        </table:table-row>
        <table:table-row table:style-name="ro1">
          <table:table-cell office:value-type="float" office:value="1.04497957229614" calcext:value-type="float">
            <text:p>1.0449795723</text:p>
          </table:table-cell>
          <table:table-cell/>
          <table:table-cell table:style-name="ce1" table:formula="of:=SUM([.A210:.A220])/11" office:value-type="float" office:value="1.19146196408705" calcext:value-type="float">
            <text:p>1.1914619641</text:p>
          </table:table-cell>
          <table:table-cell/>
          <table:table-cell table:formula="of:=INDIRECT(&quot;C&quot;&amp;((ROW([.$A210:.$AMJ210])-1)*11+1) )" office:value-type="float" office:value="0.424955485896631" calcext:value-type="float">
            <text:p>0.4249554859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210:.G220])/11" office:value-type="float" office:value="60.6363636363636" calcext:value-type="float">
            <text:p>60.6363636364</text:p>
          </table:table-cell>
          <table:table-cell table:style-name="ce1" table:formula="of:=INDIRECT(&quot;H&quot;&amp;((ROW([.$A210:.$AMJ210])-1)*11+1) )" office:value-type="float" office:value="81.6363636363636" calcext:value-type="float">
            <text:p>81.6363636364</text:p>
          </table:table-cell>
        </table:table-row>
        <table:table-row table:style-name="ro1">
          <table:table-cell office:value-type="float" office:value="0.843261480331421" calcext:value-type="float">
            <text:p>0.8432614803</text:p>
          </table:table-cell>
          <table:table-cell/>
          <table:table-cell table:style-name="ce1" table:formula="of:=SUM([.A211:.A221])/11" office:value-type="float" office:value="1.21389858289198" calcext:value-type="float">
            <text:p>1.2138985829</text:p>
          </table:table-cell>
          <table:table-cell/>
          <table:table-cell table:formula="of:=INDIRECT(&quot;C&quot;&amp;((ROW([.$A211:.$AMJ211])-1)*11+1) )" office:value-type="float" office:value="0.610855842178518" calcext:value-type="float">
            <text:p>0.6108558422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211:.G221])/11" office:value-type="float" office:value="58.9090909090909" calcext:value-type="float">
            <text:p>58.9090909091</text:p>
          </table:table-cell>
          <table:table-cell table:style-name="ce1" table:formula="of:=INDIRECT(&quot;H&quot;&amp;((ROW([.$A211:.$AMJ211])-1)*11+1) )" office:value-type="float" office:value="79.3636363636364" calcext:value-type="float">
            <text:p>79.3636363636</text:p>
          </table:table-cell>
        </table:table-row>
        <table:table-row table:style-name="ro1">
          <table:table-cell office:value-type="float" office:value="1.55459499359131" calcext:value-type="float">
            <text:p>1.5545949936</text:p>
          </table:table-cell>
          <table:table-cell/>
          <table:table-cell table:style-name="ce1" table:formula="of:=SUM([.A212:.A222])/11" office:value-type="float" office:value="1.21657265858217" calcext:value-type="float">
            <text:p>1.2165726586</text:p>
          </table:table-cell>
          <table:table-cell/>
          <table:table-cell table:formula="of:=INDIRECT(&quot;C&quot;&amp;((ROW([.$A212:.$AMJ212])-1)*11+1) )" office:value-type="float" office:value="0.528644740581512" calcext:value-type="float">
            <text:p>0.5286447406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" table:formula="of:=SUM([.G212:.G222])/11" office:value-type="float" office:value="58.9090909090909" calcext:value-type="float">
            <text:p>58.9090909091</text:p>
          </table:table-cell>
          <table:table-cell table:style-name="ce1" table:formula="of:=INDIRECT(&quot;H&quot;&amp;((ROW([.$A212:.$AMJ212])-1)*11+1) )" office:value-type="float" office:value="85.6363636363636" calcext:value-type="float">
            <text:p>85.6363636364</text:p>
          </table:table-cell>
        </table:table-row>
        <table:table-row table:style-name="ro1">
          <table:table-cell office:value-type="float" office:value="0.873947143554688" calcext:value-type="float">
            <text:p>0.8739471436</text:p>
          </table:table-cell>
          <table:table-cell/>
          <table:table-cell table:style-name="ce1" table:formula="of:=SUM([.A213:.A223])/11" office:value-type="float" office:value="1.1963650692593" calcext:value-type="float">
            <text:p>1.1963650693</text:p>
          </table:table-cell>
          <table:table-cell/>
          <table:table-cell table:formula="of:=INDIRECT(&quot;C&quot;&amp;((ROW([.$A213:.$AMJ213])-1)*11+1) )" office:value-type="float" office:value="0.547959883104671" calcext:value-type="float">
            <text:p>0.5479598831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G213:.G223])/11" office:value-type="float" office:value="57.8181818181818" calcext:value-type="float">
            <text:p>57.8181818182</text:p>
          </table:table-cell>
          <table:table-cell table:style-name="ce1" table:formula="of:=INDIRECT(&quot;H&quot;&amp;((ROW([.$A213:.$AMJ213])-1)*11+1) )" office:value-type="float" office:value="82.2727272727273" calcext:value-type="float">
            <text:p>82.2727272727</text:p>
          </table:table-cell>
        </table:table-row>
        <table:table-row table:style-name="ro1">
          <table:table-cell office:value-type="float" office:value="0.70590078830719" calcext:value-type="float">
            <text:p>0.7059007883</text:p>
          </table:table-cell>
          <table:table-cell/>
          <table:table-cell table:style-name="ce1" table:formula="of:=SUM([.A214:.A224])/11" office:value-type="float" office:value="1.20805940302936" calcext:value-type="float">
            <text:p>1.208059403</text:p>
          </table:table-cell>
          <table:table-cell/>
          <table:table-cell table:formula="of:=INDIRECT(&quot;C&quot;&amp;((ROW([.$A214:.$AMJ214])-1)*11+1) )" office:value-type="float" office:value="0.564925944263285" calcext:value-type="float">
            <text:p>0.5649259443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1" table:formula="of:=SUM([.G214:.G224])/11" office:value-type="float" office:value="61.2727272727273" calcext:value-type="float">
            <text:p>61.2727272727</text:p>
          </table:table-cell>
          <table:table-cell table:style-name="ce1" table:formula="of:=INDIRECT(&quot;H&quot;&amp;((ROW([.$A214:.$AMJ214])-1)*11+1) )" office:value-type="float" office:value="84.4545454545455" calcext:value-type="float">
            <text:p>84.4545454545</text:p>
          </table:table-cell>
        </table:table-row>
        <table:table-row table:style-name="ro1">
          <table:table-cell office:value-type="float" office:value="0.767030119895935" calcext:value-type="float">
            <text:p>0.7670301199</text:p>
          </table:table-cell>
          <table:table-cell/>
          <table:table-cell table:style-name="ce1" table:formula="of:=SUM([.A215:.A225])/11" office:value-type="float" office:value="1.22190296649933" calcext:value-type="float">
            <text:p>1.2219029665</text:p>
          </table:table-cell>
          <table:table-cell/>
          <table:table-cell table:formula="of:=INDIRECT(&quot;C&quot;&amp;((ROW([.$A215:.$AMJ215])-1)*11+1) )" office:value-type="float" office:value="0.569718897342682" calcext:value-type="float">
            <text:p>0.5697188973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table:formula="of:=SUM([.G215:.G225])/11" office:value-type="float" office:value="61.2727272727273" calcext:value-type="float">
            <text:p>61.2727272727</text:p>
          </table:table-cell>
          <table:table-cell table:style-name="ce1" table:formula="of:=INDIRECT(&quot;H&quot;&amp;((ROW([.$A215:.$AMJ215])-1)*11+1) )" office:value-type="float" office:value="86.8181818181818" calcext:value-type="float">
            <text:p>86.8181818182</text:p>
          </table:table-cell>
        </table:table-row>
        <table:table-row table:style-name="ro1">
          <table:table-cell office:value-type="float" office:value="1.33550405502319" calcext:value-type="float">
            <text:p>1.335504055</text:p>
          </table:table-cell>
          <table:table-cell/>
          <table:table-cell table:style-name="ce1" table:formula="of:=SUM([.A216:.A226])/11" office:value-type="float" office:value="1.2692174911499" calcext:value-type="float">
            <text:p>1.2692174911</text:p>
          </table:table-cell>
          <table:table-cell/>
          <table:table-cell table:formula="of:=INDIRECT(&quot;C&quot;&amp;((ROW([.$A216:.$AMJ216])-1)*11+1) )" office:value-type="float" office:value="0.612995552745733" calcext:value-type="float">
            <text:p>0.6129955527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1" table:formula="of:=SUM([.G216:.G226])/11" office:value-type="float" office:value="61.2727272727273" calcext:value-type="float">
            <text:p>61.2727272727</text:p>
          </table:table-cell>
          <table:table-cell table:style-name="ce1" table:formula="of:=INDIRECT(&quot;H&quot;&amp;((ROW([.$A216:.$AMJ216])-1)*11+1) )" office:value-type="float" office:value="77.2727272727273" calcext:value-type="float">
            <text:p>77.2727272727</text:p>
          </table:table-cell>
        </table:table-row>
        <table:table-row table:style-name="ro1">
          <table:table-cell office:value-type="float" office:value="1.19719505310059" calcext:value-type="float">
            <text:p>1.1971950531</text:p>
          </table:table-cell>
          <table:table-cell/>
          <table:table-cell table:style-name="ce1" table:formula="of:=SUM([.A217:.A227])/11" office:value-type="float" office:value="1.30584655024789" calcext:value-type="float">
            <text:p>1.305846550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17:.G227])/11" office:value-type="float" office:value="62.0909090909091" calcext:value-type="float">
            <text:p>62.0909090909</text:p>
          </table:table-cell>
          <table:table-cell table:style-name="ce1" table:formula="of:=INDIRECT(&quot;H&quot;&amp;((ROW([.$A217:.$AMJ217])-1)*11+1) )" office:value-type="float" office:value="82.0909090909091" calcext:value-type="float">
            <text:p>82.0909090909</text:p>
          </table:table-cell>
        </table:table-row>
        <table:table-row table:style-name="ro1">
          <table:table-cell office:value-type="float" office:value="1.71675765514374" calcext:value-type="float">
            <text:p>1.7167576551</text:p>
          </table:table-cell>
          <table:table-cell/>
          <table:table-cell table:style-name="ce1" table:formula="of:=SUM([.A218:.A228])/11" office:value-type="float" office:value="1.26803749257868" calcext:value-type="float">
            <text:p>1.268037492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218:.G228])/11" office:value-type="float" office:value="63.4545454545455" calcext:value-type="float">
            <text:p>63.4545454545</text:p>
          </table:table-cell>
          <table:table-cell table:style-name="ce1" table:formula="of:=INDIRECT(&quot;H&quot;&amp;((ROW([.$A218:.$AMJ218])-1)*11+1) 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.18328106403351" calcext:value-type="float">
            <text:p>1.183281064</text:p>
          </table:table-cell>
          <table:table-cell/>
          <table:table-cell table:style-name="ce1" table:formula="of:=SUM([.A219:.A229])/11" office:value-type="float" office:value="1.17603022943843" calcext:value-type="float">
            <text:p>1.176030229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9:.G229])/11" office:value-type="float" office:value="63.4545454545455" calcext:value-type="float">
            <text:p>63.4545454545</text:p>
          </table:table-cell>
          <table:table-cell table:style-name="ce1"/>
        </table:table-row>
        <table:table-row table:style-name="ro1">
          <table:table-cell office:value-type="float" office:value="1.88362967967987" calcext:value-type="float">
            <text:p>1.8836296797</text:p>
          </table:table-cell>
          <table:table-cell/>
          <table:table-cell table:style-name="ce1" table:formula="of:=SUM([.A220:.A230])/11" office:value-type="float" office:value="1.18765315684405" calcext:value-type="float">
            <text:p>1.187653156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20:.G230])/11" office:value-type="float" office:value="62.9090909090909" calcext:value-type="float">
            <text:p>62.9090909091</text:p>
          </table:table-cell>
          <table:table-cell table:style-name="ce1"/>
        </table:table-row>
        <table:table-row table:style-name="ro1">
          <table:table-cell office:value-type="float" office:value="1.29178237915039" calcext:value-type="float">
            <text:p>1.2917823792</text:p>
          </table:table-cell>
          <table:table-cell/>
          <table:table-cell table:style-name="ce1" table:formula="of:=SUM([.A221:.A231])/11" office:value-type="float" office:value="1.10323484377428" calcext:value-type="float">
            <text:p>1.103234843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221:.G231])/11" office:value-type="float" office:value="62.9090909090909" calcext:value-type="float">
            <text:p>62.9090909091</text:p>
          </table:table-cell>
          <table:table-cell table:style-name="ce1"/>
        </table:table-row>
        <table:table-row table:style-name="ro1">
          <table:table-cell office:value-type="float" office:value="0.872676312923431" calcext:value-type="float">
            <text:p>0.8726763129</text:p>
          </table:table-cell>
          <table:table-cell/>
          <table:table-cell table:style-name="ce1" table:formula="of:=SUM([.A222:.A232])/11" office:value-type="float" office:value="1.08545576442372" calcext:value-type="float">
            <text:p>1.085455764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22:.G232])/11" office:value-type="float" office:value="64.6363636363636" calcext:value-type="float">
            <text:p>64.6363636364</text:p>
          </table:table-cell>
          <table:table-cell table:style-name="ce1"/>
        </table:table-row>
        <table:table-row table:style-name="ro1">
          <table:table-cell office:value-type="float" office:value="1.33231151103973" calcext:value-type="float">
            <text:p>1.332311511</text:p>
          </table:table-cell>
          <table:table-cell/>
          <table:table-cell table:style-name="ce1" table:formula="of:=SUM([.A223:.A233])/11" office:value-type="float" office:value="1.13833031329242" calcext:value-type="float">
            <text:p>1.138330313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23:.G233])/11" office:value-type="float" office:value="64.0909090909091" calcext:value-type="float">
            <text:p>64.0909090909</text:p>
          </table:table-cell>
          <table:table-cell table:style-name="ce1"/>
        </table:table-row>
        <table:table-row table:style-name="ro1">
          <table:table-cell office:value-type="float" office:value="1.00258481502533" calcext:value-type="float">
            <text:p>1.002584815</text:p>
          </table:table-cell>
          <table:table-cell/>
          <table:table-cell table:style-name="ce1" table:formula="of:=SUM([.A224:.A234])/11" office:value-type="float" office:value="1.11575563929298" calcext:value-type="float">
            <text:p>1.115755639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4:.G234])/11" office:value-type="float" office:value="65.8181818181818" calcext:value-type="float">
            <text:p>65.8181818182</text:p>
          </table:table-cell>
          <table:table-cell table:style-name="ce1"/>
        </table:table-row>
        <table:table-row table:style-name="ro1">
          <table:table-cell office:value-type="float" office:value="0.858179986476898" calcext:value-type="float">
            <text:p>0.8581799865</text:p>
          </table:table-cell>
          <table:table-cell/>
          <table:table-cell table:style-name="ce1" table:formula="of:=SUM([.A225:.A235])/11" office:value-type="float" office:value="1.13954005999999" calcext:value-type="float">
            <text:p>1.1395400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25:.G235])/11" office:value-type="float" office:value="62.9090909090909" calcext:value-type="float">
            <text:p>62.9090909091</text:p>
          </table:table-cell>
          <table:table-cell table:style-name="ce1"/>
        </table:table-row>
        <table:table-row table:style-name="ro1">
          <table:table-cell office:value-type="float" office:value="1.28748989105225" calcext:value-type="float">
            <text:p>1.2874898911</text:p>
          </table:table-cell>
          <table:table-cell/>
          <table:table-cell table:style-name="ce1" table:formula="of:=SUM([.A226:.A236])/11" office:value-type="float" office:value="1.17700335112485" calcext:value-type="float">
            <text:p>1.177003351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26:.G236])/11" office:value-type="float" office:value="62.9090909090909" calcext:value-type="float">
            <text:p>62.9090909091</text:p>
          </table:table-cell>
          <table:table-cell table:style-name="ce1"/>
        </table:table-row>
        <table:table-row table:style-name="ro1">
          <table:table-cell office:value-type="float" office:value="1.73842370510101" calcext:value-type="float">
            <text:p>1.7384237051</text:p>
          </table:table-cell>
          <table:table-cell/>
          <table:table-cell table:style-name="ce1" table:formula="of:=SUM([.A227:.A237])/11" office:value-type="float" office:value="1.15519113974138" calcext:value-type="float">
            <text:p>1.155191139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7:.G237])/11" office:value-type="float" office:value="61.1818181818182" calcext:value-type="float">
            <text:p>61.1818181818</text:p>
          </table:table-cell>
          <table:table-cell table:style-name="ce1"/>
        </table:table-row>
        <table:table-row table:style-name="ro1">
          <table:table-cell office:value-type="float" office:value="0.781295418739319" calcext:value-type="float">
            <text:p>0.7812954187</text:p>
          </table:table-cell>
          <table:table-cell/>
          <table:table-cell table:style-name="ce1" table:formula="of:=SUM([.A228:.A238])/11" office:value-type="float" office:value="1.08360714804043" calcext:value-type="float">
            <text:p>1.0836071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228:.G238])/11" office:value-type="float" office:value="59.4545454545455" calcext:value-type="float">
            <text:p>59.4545454545</text:p>
          </table:table-cell>
          <table:table-cell table:style-name="ce1"/>
        </table:table-row>
        <table:table-row table:style-name="ro1">
          <table:table-cell office:value-type="float" office:value="0.704677760601044" calcext:value-type="float">
            <text:p>0.7046777606</text:p>
          </table:table-cell>
          <table:table-cell/>
          <table:table-cell table:style-name="ce1" table:formula="of:=SUM([.A229:.A239])/11" office:value-type="float" office:value="1.1630499958992" calcext:value-type="float">
            <text:p>1.163049995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229:.G239])/11" office:value-type="float" office:value="58.7272727272727" calcext:value-type="float">
            <text:p>58.7272727273</text:p>
          </table:table-cell>
          <table:table-cell table:style-name="ce1"/>
        </table:table-row>
        <table:table-row table:style-name="ro1">
          <table:table-cell office:value-type="float" office:value="1.3111332654953" calcext:value-type="float">
            <text:p>1.3111332655</text:p>
          </table:table-cell>
          <table:table-cell/>
          <table:table-cell table:style-name="ce1" table:formula="of:=SUM([.A230:.A240])/11" office:value-type="float" office:value="1.19218806786971" calcext:value-type="float">
            <text:p>1.192188067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0:.G240])/11" office:value-type="float" office:value="59.3636363636364" calcext:value-type="float">
            <text:p>59.3636363636</text:p>
          </table:table-cell>
          <table:table-cell table:style-name="ce1"/>
        </table:table-row>
        <table:table-row table:style-name="ro1">
          <table:table-cell office:value-type="float" office:value="0.955028235912323" calcext:value-type="float">
            <text:p>0.9550282359</text:p>
          </table:table-cell>
          <table:table-cell/>
          <table:table-cell table:style-name="ce1" table:formula="of:=SUM([.A231:.A241])/11" office:value-type="float" office:value="1.16664045507258" calcext:value-type="float">
            <text:p>1.166640455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31:.G241])/11" office:value-type="float" office:value="59.3636363636364" calcext:value-type="float">
            <text:p>59.3636363636</text:p>
          </table:table-cell>
          <table:table-cell table:style-name="ce1"/>
        </table:table-row>
        <table:table-row table:style-name="ro1">
          <table:table-cell office:value-type="float" office:value="1.09621250629425" calcext:value-type="float">
            <text:p>1.0962125063</text:p>
          </table:table-cell>
          <table:table-cell/>
          <table:table-cell table:style-name="ce1" table:formula="of:=SUM([.A232:.A242])/11" office:value-type="float" office:value="1.20267500118776" calcext:value-type="float">
            <text:p>1.202675001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32:.G242])/11" office:value-type="float" office:value="59.9090909090909" calcext:value-type="float">
            <text:p>59.9090909091</text:p>
          </table:table-cell>
          <table:table-cell table:style-name="ce1"/>
        </table:table-row>
        <table:table-row table:style-name="ro1">
          <table:table-cell office:value-type="float" office:value="1.45429635047913" calcext:value-type="float">
            <text:p>1.4542963505</text:p>
          </table:table-cell>
          <table:table-cell/>
          <table:table-cell table:style-name="ce1" table:formula="of:=SUM([.A233:.A243])/11" office:value-type="float" office:value="1.20626518401233" calcext:value-type="float">
            <text:p>1.20626518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33:.G243])/11" office:value-type="float" office:value="58.8181818181818" calcext:value-type="float">
            <text:p>58.8181818182</text:p>
          </table:table-cell>
          <table:table-cell table:style-name="ce1"/>
        </table:table-row>
        <table:table-row table:style-name="ro1">
          <table:table-cell office:value-type="float" office:value="1.0839900970459" calcext:value-type="float">
            <text:p>1.083990097</text:p>
          </table:table-cell>
          <table:table-cell/>
          <table:table-cell table:style-name="ce1" table:formula="of:=SUM([.A234:.A244])/11" office:value-type="float" office:value="1.17269205505198" calcext:value-type="float">
            <text:p>1.172692055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4:.G244])/11" office:value-type="float" office:value="57.0909090909091" calcext:value-type="float">
            <text:p>57.0909090909</text:p>
          </table:table-cell>
          <table:table-cell table:style-name="ce1"/>
        </table:table-row>
        <table:table-row table:style-name="ro1">
          <table:table-cell office:value-type="float" office:value="1.26421344280243" calcext:value-type="float">
            <text:p>1.2642134428</text:p>
          </table:table-cell>
          <table:table-cell/>
          <table:table-cell table:style-name="ce1" table:formula="of:=SUM([.A235:.A245])/11" office:value-type="float" office:value="1.17059054699811" calcext:value-type="float">
            <text:p>1.170590547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235:.G245])/11" office:value-type="float" office:value="57.0909090909091" calcext:value-type="float">
            <text:p>57.0909090909</text:p>
          </table:table-cell>
          <table:table-cell table:style-name="ce1"/>
        </table:table-row>
        <table:table-row table:style-name="ro1">
          <table:table-cell office:value-type="float" office:value="1.2702761888504" calcext:value-type="float">
            <text:p>1.2702761889</text:p>
          </table:table-cell>
          <table:table-cell/>
          <table:table-cell table:style-name="ce1" table:formula="of:=SUM([.A236:.A246])/11" office:value-type="float" office:value="1.14713150262833" calcext:value-type="float">
            <text:p>1.147131502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36:.G246])/11" office:value-type="float" office:value="60" calcext:value-type="float">
            <text:p>60</text:p>
          </table:table-cell>
          <table:table-cell table:style-name="ce1"/>
        </table:table-row>
        <table:table-row table:style-name="ro1">
          <table:table-cell office:value-type="float" office:value="1.04755556583405" calcext:value-type="float">
            <text:p>1.0475555658</text:p>
          </table:table-cell>
          <table:table-cell/>
          <table:table-cell table:style-name="ce1" table:formula="of:=SUM([.A237:.A247])/11" office:value-type="float" office:value="1.18385591832074" calcext:value-type="float">
            <text:p>1.183855918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1" table:formula="of:=SUM([.G237:.G247])/11" office:value-type="float" office:value="60.5454545454546" calcext:value-type="float">
            <text:p>60.5454545455</text:p>
          </table:table-cell>
          <table:table-cell table:style-name="ce1"/>
        </table:table-row>
        <table:table-row table:style-name="ro1">
          <table:table-cell office:value-type="float" office:value="0.950999796390533" calcext:value-type="float">
            <text:p>0.9509997964</text:p>
          </table:table-cell>
          <table:table-cell/>
          <table:table-cell table:style-name="ce1" table:formula="of:=SUM([.A238:.A248])/11" office:value-type="float" office:value="1.19073707949031" calcext:value-type="float">
            <text:p>1.190737079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38:.G248])/11" office:value-type="float" office:value="64" calcext:value-type="float">
            <text:p>64</text:p>
          </table:table-cell>
          <table:table-cell table:style-name="ce1"/>
        </table:table-row>
        <table:table-row table:style-name="ro1">
          <table:table-cell office:value-type="float" office:value="1.65516674518585" calcext:value-type="float">
            <text:p>1.6551667452</text:p>
          </table:table-cell>
          <table:table-cell/>
          <table:table-cell table:style-name="ce1" table:formula="of:=SUM([.A239:.A249])/11" office:value-type="float" office:value="1.20150756835937" calcext:value-type="float">
            <text:p>1.201507568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9:.G249])/11" office:value-type="float" office:value="65.0909090909091" calcext:value-type="float">
            <text:p>65.0909090909</text:p>
          </table:table-cell>
          <table:table-cell table:style-name="ce1"/>
        </table:table-row>
        <table:table-row table:style-name="ro1">
          <table:table-cell office:value-type="float" office:value="1.02519655227661" calcext:value-type="float">
            <text:p>1.0251965523</text:p>
          </table:table-cell>
          <table:table-cell/>
          <table:table-cell table:style-name="ce1" table:formula="of:=SUM([.A240:.A250])/11" office:value-type="float" office:value="1.17645325443961" calcext:value-type="float">
            <text:p>1.17645325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240:.G250])/11" office:value-type="float" office:value="64.4545454545455" calcext:value-type="float">
            <text:p>64.4545454545</text:p>
          </table:table-cell>
          <table:table-cell table:style-name="ce1"/>
        </table:table-row>
        <table:table-row table:style-name="ro1">
          <table:table-cell office:value-type="float" office:value="1.03010952472687" calcext:value-type="float">
            <text:p>1.0301095247</text:p>
          </table:table-cell>
          <table:table-cell/>
          <table:table-cell table:style-name="ce1" table:formula="of:=SUM([.A241:.A251])/11" office:value-type="float" office:value="1.16084452108903" calcext:value-type="float">
            <text:p>1.160844521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41:.G251])/11" office:value-type="float" office:value="65" calcext:value-type="float">
            <text:p>65</text:p>
          </table:table-cell>
          <table:table-cell table:style-name="ce1"/>
        </table:table-row>
        <table:table-row table:style-name="ro1">
          <table:table-cell office:value-type="float" office:value="1.35140824317932" calcext:value-type="float">
            <text:p>1.3514082432</text:p>
          </table:table-cell>
          <table:table-cell/>
          <table:table-cell table:style-name="ce1" table:formula="of:=SUM([.A242:.A252])/11" office:value-type="float" office:value="1.14311162450097" calcext:value-type="float">
            <text:p>1.143111624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42:.G252])/11" office:value-type="float" office:value="65" calcext:value-type="float">
            <text:p>65</text:p>
          </table:table-cell>
          <table:table-cell table:style-name="ce1"/>
        </table:table-row>
        <table:table-row table:style-name="ro1">
          <table:table-cell office:value-type="float" office:value="1.1357045173645" calcext:value-type="float">
            <text:p>1.1357045174</text:p>
          </table:table-cell>
          <table:table-cell/>
          <table:table-cell table:style-name="ce1" table:formula="of:=SUM([.A243:.A253])/11" office:value-type="float" office:value="1.15723779526624" calcext:value-type="float">
            <text:p>1.157237795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243:.G253])/11" office:value-type="float" office:value="63.9090909090909" calcext:value-type="float">
            <text:p>63.9090909091</text:p>
          </table:table-cell>
          <table:table-cell table:style-name="ce1"/>
        </table:table-row>
        <table:table-row table:style-name="ro1">
          <table:table-cell office:value-type="float" office:value="1.08499193191528" calcext:value-type="float">
            <text:p>1.0849919319</text:p>
          </table:table-cell>
          <table:table-cell/>
          <table:table-cell table:style-name="ce1" table:formula="of:=SUM([.A244:.A254])/11" office:value-type="float" office:value="1.15747413310138" calcext:value-type="float">
            <text:p>1.157474133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1" table:formula="of:=SUM([.G244:.G254])/11" office:value-type="float" office:value="62.1818181818182" calcext:value-type="float">
            <text:p>62.1818181818</text:p>
          </table:table-cell>
          <table:table-cell table:style-name="ce1"/>
        </table:table-row>
        <table:table-row table:style-name="ro1">
          <table:table-cell office:value-type="float" office:value="1.06087350845337" calcext:value-type="float">
            <text:p>1.0608735085</text:p>
          </table:table-cell>
          <table:table-cell/>
          <table:table-cell table:style-name="ce1" table:formula="of:=SUM([.A245:.A255])/11" office:value-type="float" office:value="1.17509199814363" calcext:value-type="float">
            <text:p>1.175091998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45:.G255])/11" office:value-type="float" office:value="65.6363636363636" calcext:value-type="float">
            <text:p>65.6363636364</text:p>
          </table:table-cell>
          <table:table-cell table:style-name="ce1"/>
        </table:table-row>
        <table:table-row table:style-name="ro1">
          <table:table-cell office:value-type="float" office:value="1.0061639547348" calcext:value-type="float">
            <text:p>1.0061639547</text:p>
          </table:table-cell>
          <table:table-cell/>
          <table:table-cell table:style-name="ce1" table:formula="of:=SUM([.A246:.A256])/11" office:value-type="float" office:value="1.24417481097308" calcext:value-type="float">
            <text:p>1.24417481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46:.G256])/11" office:value-type="float" office:value="64.4545454545455" calcext:value-type="float">
            <text:p>64.4545454545</text:p>
          </table:table-cell>
          <table:table-cell table:style-name="ce1"/>
        </table:table-row>
        <table:table-row table:style-name="ro1">
          <table:table-cell office:value-type="float" office:value="1.67424476146698" calcext:value-type="float">
            <text:p>1.6742447615</text:p>
          </table:table-cell>
          <table:table-cell/>
          <table:table-cell table:style-name="ce1" table:formula="of:=SUM([.A247:.A257])/11" office:value-type="float" office:value="1.22746726057746" calcext:value-type="float">
            <text:p>1.227467260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47:.G257])/11" office:value-type="float" office:value="62.7272727272727" calcext:value-type="float">
            <text:p>62.7272727273</text:p>
          </table:table-cell>
          <table:table-cell table:style-name="ce1"/>
        </table:table-row>
        <table:table-row table:style-name="ro1">
          <table:table-cell office:value-type="float" office:value="1.12324833869934" calcext:value-type="float">
            <text:p>1.1232483387</text:p>
          </table:table-cell>
          <table:table-cell/>
          <table:table-cell table:style-name="ce1" table:formula="of:=SUM([.A248:.A258])/11" office:value-type="float" office:value="1.21528873118487" calcext:value-type="float">
            <text:p>1.215288731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48:.G258])/11" office:value-type="float" office:value="62.1818181818182" calcext:value-type="float">
            <text:p>62.1818181818</text:p>
          </table:table-cell>
          <table:table-cell table:style-name="ce1"/>
        </table:table-row>
        <table:table-row table:style-name="ro1">
          <table:table-cell office:value-type="float" office:value="1.0694751739502" calcext:value-type="float">
            <text:p>1.069475174</text:p>
          </table:table-cell>
          <table:table-cell/>
          <table:table-cell table:style-name="ce1" table:formula="of:=SUM([.A249:.A259])/11" office:value-type="float" office:value="1.19158715009689" calcext:value-type="float">
            <text:p>1.191587150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49:.G259])/11" office:value-type="float" office:value="62.1818181818182" calcext:value-type="float">
            <text:p>62.1818181818</text:p>
          </table:table-cell>
          <table:table-cell table:style-name="ce1"/>
        </table:table-row>
        <table:table-row table:style-name="ro1">
          <table:table-cell office:value-type="float" office:value="1.37956929206848" calcext:value-type="float">
            <text:p>1.3795692921</text:p>
          </table:table-cell>
          <table:table-cell/>
          <table:table-cell table:style-name="ce1" table:formula="of:=SUM([.A250:.A260])/11" office:value-type="float" office:value="1.20017180117694" calcext:value-type="float">
            <text:p>1.200171801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50:.G260])/11" office:value-type="float" office:value="61.6363636363636" calcext:value-type="float">
            <text:p>61.6363636364</text:p>
          </table:table-cell>
          <table:table-cell table:style-name="ce1"/>
        </table:table-row>
        <table:table-row table:style-name="ro1">
          <table:table-cell office:value-type="float" office:value="0.853500485420227" calcext:value-type="float">
            <text:p>0.8535004854</text:p>
          </table:table-cell>
          <table:table-cell/>
          <table:table-cell table:style-name="ce1" table:formula="of:=SUM([.A251:.A261])/11" office:value-type="float" office:value="1.21213159236041" calcext:value-type="float">
            <text:p>1.212131592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51:.G261])/11" office:value-type="float" office:value="61.0909090909091" calcext:value-type="float">
            <text:p>61.0909090909</text:p>
          </table:table-cell>
          <table:table-cell table:style-name="ce1"/>
        </table:table-row>
        <table:table-row table:style-name="ro1">
          <table:table-cell office:value-type="float" office:value="0.835047662258148" calcext:value-type="float">
            <text:p>0.8350476623</text:p>
          </table:table-cell>
          <table:table-cell/>
          <table:table-cell table:style-name="ce1" table:formula="of:=SUM([.A252:.A262])/11" office:value-type="float" office:value="1.21203859827735" calcext:value-type="float">
            <text:p>1.212038598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52:.G262])/11" office:value-type="float" office:value="63.3636363636364" calcext:value-type="float">
            <text:p>63.3636363636</text:p>
          </table:table-cell>
          <table:table-cell table:style-name="ce1"/>
        </table:table-row>
        <table:table-row table:style-name="ro1">
          <table:table-cell office:value-type="float" office:value="1.50679612159729" calcext:value-type="float">
            <text:p>1.5067961216</text:p>
          </table:table-cell>
          <table:table-cell/>
          <table:table-cell table:style-name="ce1" table:formula="of:=SUM([.A253:.A263])/11" office:value-type="float" office:value="1.20173693786968" calcext:value-type="float">
            <text:p>1.201736937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53:.G263])/11" office:value-type="float" office:value="62.1818181818182" calcext:value-type="float">
            <text:p>62.1818181818</text:p>
          </table:table-cell>
          <table:table-cell table:style-name="ce1"/>
        </table:table-row>
        <table:table-row table:style-name="ro1">
          <table:table-cell office:value-type="float" office:value="1.13830423355103" calcext:value-type="float">
            <text:p>1.1383042336</text:p>
          </table:table-cell>
          <table:table-cell/>
          <table:table-cell table:style-name="ce1" table:formula="of:=SUM([.A254:.A264])/11" office:value-type="float" office:value="1.16635411435908" calcext:value-type="float">
            <text:p>1.166354114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style-name="ce1" table:formula="of:=SUM([.G254:.G264])/11" office:value-type="float" office:value="64.6363636363636" calcext:value-type="float">
            <text:p>64.6363636364</text:p>
          </table:table-cell>
          <table:table-cell table:style-name="ce1"/>
        </table:table-row>
        <table:table-row table:style-name="ro1">
          <table:table-cell office:value-type="float" office:value="1.27878844738007" calcext:value-type="float">
            <text:p>1.2787884474</text:p>
          </table:table-cell>
          <table:table-cell/>
          <table:table-cell table:style-name="ce1" table:formula="of:=SUM([.A255:.A265])/11" office:value-type="float" office:value="1.12786106629805" calcext:value-type="float">
            <text:p>1.127861066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55:.G265])/11" office:value-type="float" office:value="66.3636363636364" calcext:value-type="float">
            <text:p>66.3636363636</text:p>
          </table:table-cell>
          <table:table-cell table:style-name="ce1"/>
        </table:table-row>
        <table:table-row table:style-name="ro1">
          <table:table-cell office:value-type="float" office:value="1.82078444957733" calcext:value-type="float">
            <text:p>1.8207844496</text:p>
          </table:table-cell>
          <table:table-cell/>
          <table:table-cell table:style-name="ce1" table:formula="of:=SUM([.A256:.A266])/11" office:value-type="float" office:value="1.11845821684057" calcext:value-type="float">
            <text:p>1.118458216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56:.G266])/11" office:value-type="float" office:value="65.7272727272727" calcext:value-type="float">
            <text:p>65.7272727273</text:p>
          </table:table-cell>
          <table:table-cell table:style-name="ce1"/>
        </table:table-row>
        <table:table-row table:style-name="ro1">
          <table:table-cell office:value-type="float" office:value="0.822380900382996" calcext:value-type="float">
            <text:p>0.8223809004</text:p>
          </table:table-cell>
          <table:table-cell/>
          <table:table-cell table:style-name="ce1" table:formula="of:=SUM([.A257:.A267])/11" office:value-type="float" office:value="1.02100377191197" calcext:value-type="float">
            <text:p>1.021003771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57:.G267])/11" office:value-type="float" office:value="66.2727272727273" calcext:value-type="float">
            <text:p>66.2727272727</text:p>
          </table:table-cell>
          <table:table-cell table:style-name="ce1"/>
        </table:table-row>
        <table:table-row table:style-name="ro1">
          <table:table-cell office:value-type="float" office:value="1.5402809381485" calcext:value-type="float">
            <text:p>1.5402809381</text:p>
          </table:table-cell>
          <table:table-cell/>
          <table:table-cell table:style-name="ce1" table:formula="of:=SUM([.A258:.A268])/11" office:value-type="float" office:value="1.06028213826093" calcext:value-type="float">
            <text:p>1.060282138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58:.G268])/11" office:value-type="float" office:value="65.7272727272727" calcext:value-type="float">
            <text:p>65.7272727273</text:p>
          </table:table-cell>
          <table:table-cell table:style-name="ce1"/>
        </table:table-row>
        <table:table-row table:style-name="ro1">
          <table:table-cell office:value-type="float" office:value="0.862530946731567" calcext:value-type="float">
            <text:p>0.8625309467</text:p>
          </table:table-cell>
          <table:table-cell/>
          <table:table-cell table:style-name="ce1" table:formula="of:=SUM([.A259:.A269])/11" office:value-type="float" office:value="1.02087807113474" calcext:value-type="float">
            <text:p>1.020878071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59:.G269])/11" office:value-type="float" office:value="66.2727272727273" calcext:value-type="float">
            <text:p>66.2727272727</text:p>
          </table:table-cell>
          <table:table-cell table:style-name="ce1"/>
        </table:table-row>
        <table:table-row table:style-name="ro1">
          <table:table-cell office:value-type="float" office:value="1.16390633583069" calcext:value-type="float">
            <text:p>1.1639063358</text:p>
          </table:table-cell>
          <table:table-cell/>
          <table:table-cell table:style-name="ce1" table:formula="of:=SUM([.A260:.A270])/11" office:value-type="float" office:value="1.06627646901391" calcext:value-type="float">
            <text:p>1.06627646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60:.G270])/11" office:value-type="float" office:value="67.3636363636364" calcext:value-type="float">
            <text:p>67.3636363636</text:p>
          </table:table-cell>
          <table:table-cell table:style-name="ce1"/>
        </table:table-row>
        <table:table-row table:style-name="ro1">
          <table:table-cell office:value-type="float" office:value="1.51112699508667" calcext:value-type="float">
            <text:p>1.5111269951</text:p>
          </table:table-cell>
          <table:table-cell/>
          <table:table-cell table:style-name="ce1" table:formula="of:=SUM([.A261:.A271])/11" office:value-type="float" office:value="1.02255054495551" calcext:value-type="float">
            <text:p>1.02255054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61:.G271])/11" office:value-type="float" office:value="67.3636363636364" calcext:value-type="float">
            <text:p>67.3636363636</text:p>
          </table:table-cell>
          <table:table-cell table:style-name="ce1"/>
        </table:table-row>
        <table:table-row table:style-name="ro1">
          <table:table-cell office:value-type="float" office:value="0.852477550506592" calcext:value-type="float">
            <text:p>0.8524775505</text:p>
          </table:table-cell>
          <table:table-cell/>
          <table:table-cell table:style-name="ce1" table:formula="of:=SUM([.A262:.A272])/11" office:value-type="float" office:value="0.927259315143932" calcext:value-type="float">
            <text:p>0.927259315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62:.G272])/11" office:value-type="float" office:value="66.8181818181818" calcext:value-type="float">
            <text:p>66.8181818182</text:p>
          </table:table-cell>
          <table:table-cell table:style-name="ce1"/>
        </table:table-row>
        <table:table-row table:style-name="ro1">
          <table:table-cell office:value-type="float" office:value="0.721729397773743" calcext:value-type="float">
            <text:p>0.7217293978</text:p>
          </table:table-cell>
          <table:table-cell/>
          <table:table-cell table:style-name="ce1" table:formula="of:=SUM([.A263:.A273])/11" office:value-type="float" office:value="0.927360745993527" calcext:value-type="float">
            <text:p>0.92736074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63:.G273])/11" office:value-type="float" office:value="64" calcext:value-type="float">
            <text:p>64</text:p>
          </table:table-cell>
          <table:table-cell table:style-name="ce1"/>
        </table:table-row>
        <table:table-row table:style-name="ro1">
          <table:table-cell office:value-type="float" office:value="1.11758506298065" calcext:value-type="float">
            <text:p>1.117585063</text:p>
          </table:table-cell>
          <table:table-cell/>
          <table:table-cell table:style-name="ce1" table:formula="of:=SUM([.A264:.A274])/11" office:value-type="float" office:value="0.957938839088786" calcext:value-type="float">
            <text:p>0.9579388391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264:.G274])/11" office:value-type="float" office:value="63.4545454545455" calcext:value-type="float">
            <text:p>63.4545454545</text:p>
          </table:table-cell>
          <table:table-cell table:style-name="ce1"/>
        </table:table-row>
        <table:table-row table:style-name="ro1">
          <table:table-cell office:value-type="float" office:value="0.714880704879761" calcext:value-type="float">
            <text:p>0.7148807049</text:p>
          </table:table-cell>
          <table:table-cell/>
          <table:table-cell table:style-name="ce1" table:formula="of:=SUM([.A265:.A275])/11" office:value-type="float" office:value="0.937301115556197" calcext:value-type="float">
            <text:p>0.937301115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265:.G275])/11" office:value-type="float" office:value="60.4545454545455" calcext:value-type="float">
            <text:p>60.4545454545</text:p>
          </table:table-cell>
          <table:table-cell table:style-name="ce1"/>
        </table:table-row>
        <table:table-row table:style-name="ro1">
          <table:table-cell office:value-type="float" office:value="1.17535710334778" calcext:value-type="float">
            <text:p>1.1753571033</text:p>
          </table:table-cell>
          <table:table-cell/>
          <table:table-cell table:style-name="ce1" table:formula="of:=SUM([.A266:.A276])/11" office:value-type="float" office:value="0.958461252125827" calcext:value-type="float">
            <text:p>0.958461252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66:.G276])/11" office:value-type="float" office:value="61.1818181818182" calcext:value-type="float">
            <text:p>61.1818181818</text:p>
          </table:table-cell>
          <table:table-cell table:style-name="ce1"/>
        </table:table-row>
        <table:table-row table:style-name="ro1">
          <table:table-cell office:value-type="float" office:value="0.748785555362701" calcext:value-type="float">
            <text:p>0.7487855554</text:p>
          </table:table-cell>
          <table:table-cell/>
          <table:table-cell table:style-name="ce1" table:formula="of:=SUM([.A267:.A277])/11" office:value-type="float" office:value="0.951691540804776" calcext:value-type="float">
            <text:p>0.951691540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67:.G277])/11" office:value-type="float" office:value="60.6363636363636" calcext:value-type="float">
            <text:p>60.6363636364</text:p>
          </table:table-cell>
          <table:table-cell table:style-name="ce1"/>
        </table:table-row>
        <table:table-row table:style-name="ro1">
          <table:table-cell office:value-type="float" office:value="1.25444293022156" calcext:value-type="float">
            <text:p>1.2544429302</text:p>
          </table:table-cell>
          <table:table-cell/>
          <table:table-cell table:style-name="ce1" table:formula="of:=SUM([.A268:.A278])/11" office:value-type="float" office:value="1.03326270255175" calcext:value-type="float">
            <text:p>1.033262702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268:.G278])/11" office:value-type="float" office:value="60.0909090909091" calcext:value-type="float">
            <text:p>60.0909090909</text:p>
          </table:table-cell>
          <table:table-cell table:style-name="ce1"/>
        </table:table-row>
        <table:table-row table:style-name="ro1">
          <table:table-cell office:value-type="float" office:value="1.10683619976044" calcext:value-type="float">
            <text:p>1.1068361998</text:p>
          </table:table-cell>
          <table:table-cell/>
          <table:table-cell table:style-name="ce1" table:formula="of:=SUM([.A269:.A279])/11" office:value-type="float" office:value="1.02084374969656" calcext:value-type="float">
            <text:p>1.020843749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69:.G279])/11" office:value-type="float" office:value="60.6363636363636" calcext:value-type="float">
            <text:p>60.6363636364</text:p>
          </table:table-cell>
          <table:table-cell table:style-name="ce1"/>
        </table:table-row>
        <table:table-row table:style-name="ro1">
          <table:table-cell office:value-type="float" office:value="1.3619133234024" calcext:value-type="float">
            <text:p>1.3619133234</text:p>
          </table:table-cell>
          <table:table-cell/>
          <table:table-cell table:style-name="ce1" table:formula="of:=SUM([.A270:.A280])/11" office:value-type="float" office:value="1.0413019711321" calcext:value-type="float">
            <text:p>1.041301971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70:.G280])/11" office:value-type="float" office:value="60.0909090909091" calcext:value-type="float">
            <text:p>60.0909090909</text:p>
          </table:table-cell>
          <table:table-cell table:style-name="ce1"/>
        </table:table-row>
        <table:table-row table:style-name="ro1">
          <table:table-cell office:value-type="float" office:value="0.682921171188355" calcext:value-type="float">
            <text:p>0.6829211712</text:p>
          </table:table-cell>
          <table:table-cell/>
          <table:table-cell table:style-name="ce1" table:formula="of:=SUM([.A271:.A281])/11" office:value-type="float" office:value="1.0773139054125" calcext:value-type="float">
            <text:p>1.077313905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71:.G281])/11" office:value-type="float" office:value="59" calcext:value-type="float">
            <text:p>59</text:p>
          </table:table-cell>
          <table:table-cell table:style-name="ce1"/>
        </table:table-row>
        <table:table-row table:style-name="ro1">
          <table:table-cell office:value-type="float" office:value="0.462923467159271" calcext:value-type="float">
            <text:p>0.4629234672</text:p>
          </table:table-cell>
          <table:table-cell/>
          <table:table-cell table:style-name="ce1" table:formula="of:=SUM([.A272:.A282])/11" office:value-type="float" office:value="1.09609536691145" calcext:value-type="float">
            <text:p>1.096095366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72:.G282])/11" office:value-type="float" office:value="60.1818181818182" calcext:value-type="float">
            <text:p>60.1818181818</text:p>
          </table:table-cell>
          <table:table-cell table:style-name="ce1"/>
        </table:table-row>
        <table:table-row table:style-name="ro1">
          <table:table-cell office:value-type="float" office:value="0.853593289852142" calcext:value-type="float">
            <text:p>0.8535932899</text:p>
          </table:table-cell>
          <table:table-cell/>
          <table:table-cell table:style-name="ce1" table:formula="of:=SUM([.A273:.A283])/11" office:value-type="float" office:value="1.14624208211899" calcext:value-type="float">
            <text:p>1.146242082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273:.G283])/11" office:value-type="float" office:value="62.4545454545455" calcext:value-type="float">
            <text:p>62.4545454545</text:p>
          </table:table-cell>
          <table:table-cell table:style-name="ce1"/>
        </table:table-row>
        <table:table-row table:style-name="ro1">
          <table:table-cell office:value-type="float" office:value="1.05808842182159" calcext:value-type="float">
            <text:p>1.0580884218</text:p>
          </table:table-cell>
          <table:table-cell/>
          <table:table-cell table:style-name="ce1" table:formula="of:=SUM([.A274:.A284])/11" office:value-type="float" office:value="1.13988481868397" calcext:value-type="float">
            <text:p>1.139884818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74:.G284])/11" office:value-type="float" office:value="63" calcext:value-type="float">
            <text:p>63</text:p>
          </table:table-cell>
          <table:table-cell table:style-name="ce1"/>
        </table:table-row>
        <table:table-row table:style-name="ro1">
          <table:table-cell office:value-type="float" office:value="0.890570104122162" calcext:value-type="float">
            <text:p>0.8905701041</text:p>
          </table:table-cell>
          <table:table-cell/>
          <table:table-cell table:style-name="ce1" table:formula="of:=SUM([.A275:.A285])/11" office:value-type="float" office:value="1.18977697329088" calcext:value-type="float">
            <text:p>1.189776973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275:.G285])/11" office:value-type="float" office:value="64.7272727272727" calcext:value-type="float">
            <text:p>64.7272727273</text:p>
          </table:table-cell>
          <table:table-cell table:style-name="ce1"/>
        </table:table-row>
        <table:table-row table:style-name="ro1">
          <table:table-cell office:value-type="float" office:value="0.947642207145691" calcext:value-type="float">
            <text:p>0.9476422071</text:p>
          </table:table-cell>
          <table:table-cell/>
          <table:table-cell table:style-name="ce1" table:formula="of:=SUM([.A276:.A286])/11" office:value-type="float" office:value="1.17585111206228" calcext:value-type="float">
            <text:p>1.175851112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276:.G286])/11" office:value-type="float" office:value="65.2727272727273" calcext:value-type="float">
            <text:p>65.2727272727</text:p>
          </table:table-cell>
          <table:table-cell table:style-name="ce1"/>
        </table:table-row>
        <table:table-row table:style-name="ro1">
          <table:table-cell office:value-type="float" office:value="1.10089027881622" calcext:value-type="float">
            <text:p>1.1008902788</text:p>
          </table:table-cell>
          <table:table-cell/>
          <table:table-cell table:style-name="ce1" table:formula="of:=SUM([.A277:.A287])/11" office:value-type="float" office:value="1.20859698273919" calcext:value-type="float">
            <text:p>1.208596982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77:.G287])/11" office:value-type="float" office:value="64.5454545454546" calcext:value-type="float">
            <text:p>64.5454545455</text:p>
          </table:table-cell>
          <table:table-cell table:style-name="ce1"/>
        </table:table-row>
        <table:table-row table:style-name="ro1">
          <table:table-cell office:value-type="float" office:value="1.64606833457947" calcext:value-type="float">
            <text:p>1.6460683346</text:p>
          </table:table-cell>
          <table:table-cell/>
          <table:table-cell table:style-name="ce1" table:formula="of:=SUM([.A278:.A288])/11" office:value-type="float" office:value="1.20741486007517" calcext:value-type="float">
            <text:p>1.207414860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78:.G288])/11" office:value-type="float" office:value="64.9090909090909" calcext:value-type="float">
            <text:p>64.9090909091</text:p>
          </table:table-cell>
          <table:table-cell table:style-name="ce1"/>
        </table:table-row>
        <table:table-row table:style-name="ro1">
          <table:table-cell office:value-type="float" office:value="1.11783444881439" calcext:value-type="float">
            <text:p>1.1178344488</text:p>
          </table:table-cell>
          <table:table-cell/>
          <table:table-cell table:style-name="ce1" table:formula="of:=SUM([.A279:.A289])/11" office:value-type="float" office:value="1.16850753805854" calcext:value-type="float">
            <text:p>1.168507538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79:.G289])/11" office:value-type="float" office:value="66.6363636363636" calcext:value-type="float">
            <text:p>66.6363636364</text:p>
          </table:table-cell>
          <table:table-cell table:style-name="ce1"/>
        </table:table-row>
        <table:table-row table:style-name="ro1">
          <table:table-cell office:value-type="float" office:value="1.33187663555145" calcext:value-type="float">
            <text:p>1.3318766356</text:p>
          </table:table-cell>
          <table:table-cell/>
          <table:table-cell table:style-name="ce1" table:formula="of:=SUM([.A280:.A290])/11" office:value-type="float" office:value="1.17610969868573" calcext:value-type="float">
            <text:p>1.176109698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80:.G290])/11" office:value-type="float" office:value="68.3636363636364" calcext:value-type="float">
            <text:p>68.3636363636</text:p>
          </table:table-cell>
          <table:table-cell table:style-name="ce1"/>
        </table:table-row>
        <table:table-row table:style-name="ro1">
          <table:table-cell office:value-type="float" office:value="1.75804460048676" calcext:value-type="float">
            <text:p>1.7580446005</text:p>
          </table:table-cell>
          <table:table-cell/>
          <table:table-cell table:style-name="ce1" table:formula="of:=SUM([.A281:.A291])/11" office:value-type="float" office:value="1.16865807771683" calcext:value-type="float">
            <text:p>1.168658077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81:.G291])/11" office:value-type="float" office:value="67.8181818181818" calcext:value-type="float">
            <text:p>67.8181818182</text:p>
          </table:table-cell>
          <table:table-cell table:style-name="ce1"/>
        </table:table-row>
        <table:table-row table:style-name="ro1">
          <table:table-cell office:value-type="float" office:value="0.889517247676849" calcext:value-type="float">
            <text:p>0.8895172477</text:p>
          </table:table-cell>
          <table:table-cell/>
          <table:table-cell table:style-name="ce1" table:formula="of:=SUM([.A282:.A292])/11" office:value-type="float" office:value="1.12176593325355" calcext:value-type="float">
            <text:p>1.121765933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82:.G292])/11" office:value-type="float" office:value="66.0909090909091" calcext:value-type="float">
            <text:p>66.0909090909</text:p>
          </table:table-cell>
          <table:table-cell table:style-name="ce1"/>
        </table:table-row>
        <table:table-row table:style-name="ro1">
          <table:table-cell office:value-type="float" office:value="1.01453733444214" calcext:value-type="float">
            <text:p>1.0145373344</text:p>
          </table:table-cell>
          <table:table-cell/>
          <table:table-cell table:style-name="ce1" table:formula="of:=SUM([.A283:.A293])/11" office:value-type="float" office:value="1.134432034059" calcext:value-type="float">
            <text:p>1.134432034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83:.G293])/11" office:value-type="float" office:value="66.0909090909091" calcext:value-type="float">
            <text:p>66.0909090909</text:p>
          </table:table-cell>
          <table:table-cell table:style-name="ce1"/>
        </table:table-row>
        <table:table-row table:style-name="ro1">
          <table:table-cell office:value-type="float" office:value="0.783663392066956" calcext:value-type="float">
            <text:p>0.7836633921</text:p>
          </table:table-cell>
          <table:table-cell/>
          <table:table-cell table:style-name="ce1" table:formula="of:=SUM([.A284:.A294])/11" office:value-type="float" office:value="1.12321039221504" calcext:value-type="float">
            <text:p>1.123210392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84:.G294])/11" office:value-type="float" office:value="63.8181818181818" calcext:value-type="float">
            <text:p>63.8181818182</text:p>
          </table:table-cell>
          <table:table-cell table:style-name="ce1"/>
        </table:table-row>
        <table:table-row table:style-name="ro1">
          <table:table-cell office:value-type="float" office:value="1.60690212249756" calcext:value-type="float">
            <text:p>1.6069021225</text:p>
          </table:table-cell>
          <table:table-cell/>
          <table:table-cell table:style-name="ce1" table:formula="of:=SUM([.A285:.A295])/11" office:value-type="float" office:value="1.10511322454973" calcext:value-type="float">
            <text:p>1.105113224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85:.G295])/11" office:value-type="float" office:value="64.9090909090909" calcext:value-type="float">
            <text:p>64.9090909091</text:p>
          </table:table-cell>
          <table:table-cell table:style-name="ce1"/>
        </table:table-row>
        <table:table-row table:style-name="ro1">
          <table:table-cell office:value-type="float" office:value="0.737385630607605" calcext:value-type="float">
            <text:p>0.7373856306</text:p>
          </table:table-cell>
          <table:table-cell/>
          <table:table-cell table:style-name="ce1" table:formula="of:=SUM([.A286:.A296])/11" office:value-type="float" office:value="1.04603325236927" calcext:value-type="float">
            <text:p>1.046033252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86:.G296])/11" office:value-type="float" office:value="62" calcext:value-type="float">
            <text:p>62</text:p>
          </table:table-cell>
          <table:table-cell table:style-name="ce1"/>
        </table:table-row>
        <table:table-row table:style-name="ro1">
          <table:table-cell office:value-type="float" office:value="1.30784678459167" calcext:value-type="float">
            <text:p>1.3078467846</text:p>
          </table:table-cell>
          <table:table-cell/>
          <table:table-cell table:style-name="ce1" table:formula="of:=SUM([.A287:.A297])/11" office:value-type="float" office:value="1.06796019727534" calcext:value-type="float">
            <text:p>1.067960197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287:.G297])/11" office:value-type="float" office:value="62.5454545454546" calcext:value-type="float">
            <text:p>62.5454545455</text:p>
          </table:table-cell>
          <table:table-cell table:style-name="ce1"/>
        </table:table-row>
        <table:table-row table:style-name="ro1">
          <table:table-cell office:value-type="float" office:value="1.08788692951202" calcext:value-type="float">
            <text:p>1.0878869295</text:p>
          </table:table-cell>
          <table:table-cell/>
          <table:table-cell table:style-name="ce1" table:formula="of:=SUM([.A288:.A298])/11" office:value-type="float" office:value="1.05111304196445" calcext:value-type="float">
            <text:p>1.05111304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288:.G298])/11" office:value-type="float" office:value="61.3636363636364" calcext:value-type="float">
            <text:p>61.3636363636</text:p>
          </table:table-cell>
          <table:table-cell table:style-name="ce1"/>
        </table:table-row>
        <table:table-row table:style-name="ro1">
          <table:table-cell office:value-type="float" office:value="1.21808779239655" calcext:value-type="float">
            <text:p>1.2180877924</text:p>
          </table:table-cell>
          <table:table-cell/>
          <table:table-cell table:style-name="ce1" table:formula="of:=SUM([.A289:.A299])/11" office:value-type="float" office:value="1.04394311254675" calcext:value-type="float">
            <text:p>1.043943112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89:.G299])/11" office:value-type="float" office:value="60.4545454545455" calcext:value-type="float">
            <text:p>60.4545454545</text:p>
          </table:table-cell>
          <table:table-cell table:style-name="ce1"/>
        </table:table-row>
        <table:table-row table:style-name="ro1">
          <table:table-cell office:value-type="float" office:value="1.2014582157135" calcext:value-type="float">
            <text:p>1.2014582157</text:p>
          </table:table-cell>
          <table:table-cell/>
          <table:table-cell table:style-name="ce1" table:formula="of:=SUM([.A290:.A300])/11" office:value-type="float" office:value="1.07709065350619" calcext:value-type="float">
            <text:p>1.077090653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90:.G300])/11" office:value-type="float" office:value="58.3636363636364" calcext:value-type="float">
            <text:p>58.3636363636</text:p>
          </table:table-cell>
          <table:table-cell table:style-name="ce1"/>
        </table:table-row>
        <table:table-row table:style-name="ro1">
          <table:table-cell office:value-type="float" office:value="1.24990880489349" calcext:value-type="float">
            <text:p>1.2499088049</text:p>
          </table:table-cell>
          <table:table-cell/>
          <table:table-cell table:style-name="ce1" table:formula="of:=SUM([.A291:.A301])/11" office:value-type="float" office:value="1.07140717723153" calcext:value-type="float">
            <text:p>1.071407177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91:.G301])/11" office:value-type="float" office:value="56.6363636363636" calcext:value-type="float">
            <text:p>56.6363636364</text:p>
          </table:table-cell>
          <table:table-cell table:style-name="ce1"/>
        </table:table-row>
        <table:table-row table:style-name="ro1">
          <table:table-cell office:value-type="float" office:value="1.24223101139069" calcext:value-type="float">
            <text:p>1.2422310114</text:p>
          </table:table-cell>
          <table:table-cell/>
          <table:table-cell table:style-name="ce1" table:formula="of:=SUM([.A292:.A302])/11" office:value-type="float" office:value="1.02176687392322" calcext:value-type="float">
            <text:p>1.021766873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92:.G302])/11" office:value-type="float" office:value="58.9090909090909" calcext:value-type="float">
            <text:p>58.9090909091</text:p>
          </table:table-cell>
          <table:table-cell table:style-name="ce1"/>
        </table:table-row>
        <table:table-row table:style-name="ro1">
          <table:table-cell office:value-type="float" office:value="1.02884435653687" calcext:value-type="float">
            <text:p>1.0288443565</text:p>
          </table:table-cell>
          <table:table-cell/>
          <table:table-cell table:style-name="ce1" table:formula="of:=SUM([.A293:.A303])/11" office:value-type="float" office:value="1.04652216759595" calcext:value-type="float">
            <text:p>1.046522167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93:.G303])/11" office:value-type="float" office:value="60" calcext:value-type="float">
            <text:p>60</text:p>
          </table:table-cell>
          <table:table-cell table:style-name="ce1"/>
        </table:table-row>
        <table:table-row table:style-name="ro1">
          <table:table-cell office:value-type="float" office:value="0.891099274158478" calcext:value-type="float">
            <text:p>0.8910992742</text:p>
          </table:table-cell>
          <table:table-cell/>
          <table:table-cell table:style-name="ce1" table:formula="of:=SUM([.A294:.A304])/11" office:value-type="float" office:value="1.10044385628267" calcext:value-type="float">
            <text:p>1.100443856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94:.G304])/11" office:value-type="float" office:value="61.0909090909091" calcext:value-type="float">
            <text:p>61.0909090909</text:p>
          </table:table-cell>
          <table:table-cell table:style-name="ce1"/>
        </table:table-row>
        <table:table-row table:style-name="ro1">
          <table:table-cell office:value-type="float" office:value="0.584594547748566" calcext:value-type="float">
            <text:p>0.5845945477</text:p>
          </table:table-cell>
          <table:table-cell/>
          <table:table-cell table:style-name="ce1" table:formula="of:=SUM([.A295:.A305])/11" office:value-type="float" office:value="1.07598722522909" calcext:value-type="float">
            <text:p>1.075987225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95:.G305])/11" office:value-type="float" office:value="60.5454545454546" calcext:value-type="float">
            <text:p>60.5454545455</text:p>
          </table:table-cell>
          <table:table-cell table:style-name="ce1"/>
        </table:table-row>
        <table:table-row table:style-name="ro1">
          <table:table-cell office:value-type="float" office:value="0.957022428512573" calcext:value-type="float">
            <text:p>0.9570224285</text:p>
          </table:table-cell>
          <table:table-cell/>
          <table:table-cell table:style-name="ce1" table:formula="of:=SUM([.A296:.A306])/11" office:value-type="float" office:value="1.08637614141811" calcext:value-type="float">
            <text:p>1.086376141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296:.G306])/11" office:value-type="float" office:value="58.9090909090909" calcext:value-type="float">
            <text:p>58.9090909091</text:p>
          </table:table-cell>
          <table:table-cell table:style-name="ce1"/>
        </table:table-row>
        <table:table-row table:style-name="ro1">
          <table:table-cell office:value-type="float" office:value="0.97858202457428" calcext:value-type="float">
            <text:p>0.9785820246</text:p>
          </table:table-cell>
          <table:table-cell/>
          <table:table-cell table:style-name="ce1" table:formula="of:=SUM([.A297:.A307])/11" office:value-type="float" office:value="1.06890069896525" calcext:value-type="float">
            <text:p>1.06890069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97:.G307])/11" office:value-type="float" office:value="61.1818181818182" calcext:value-type="float">
            <text:p>61.1818181818</text:p>
          </table:table-cell>
          <table:table-cell table:style-name="ce1"/>
        </table:table-row>
        <table:table-row table:style-name="ro1">
          <table:table-cell office:value-type="float" office:value="1.12252807617188" calcext:value-type="float">
            <text:p>1.1225280762</text:p>
          </table:table-cell>
          <table:table-cell/>
          <table:table-cell table:style-name="ce1" table:formula="of:=SUM([.A298:.A308])/11" office:value-type="float" office:value="1.04304105043411" calcext:value-type="float">
            <text:p>1.043041050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1" table:formula="of:=SUM([.G298:.G308])/11" office:value-type="float" office:value="60.6363636363636" calcext:value-type="float">
            <text:p>60.6363636364</text:p>
          </table:table-cell>
          <table:table-cell table:style-name="ce1"/>
        </table:table-row>
        <table:table-row table:style-name="ro1">
          <table:table-cell office:value-type="float" office:value="1.00901770591736" calcext:value-type="float">
            <text:p>1.0090177059</text:p>
          </table:table-cell>
          <table:table-cell/>
          <table:table-cell table:style-name="ce1" table:formula="of:=SUM([.A299:.A309])/11" office:value-type="float" office:value="1.09092372655869" calcext:value-type="float">
            <text:p>1.090923726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99:.G309])/11" office:value-type="float" office:value="62.9090909090909" calcext:value-type="float">
            <text:p>62.9090909091</text:p>
          </table:table-cell>
          <table:table-cell table:style-name="ce1"/>
        </table:table-row>
        <table:table-row table:style-name="ro1">
          <table:table-cell office:value-type="float" office:value="1.58271074295044" calcext:value-type="float">
            <text:p>1.582710743</text:p>
          </table:table-cell>
          <table:table-cell/>
          <table:table-cell table:style-name="ce1" table:formula="of:=SUM([.A300:.A310])/11" office:value-type="float" office:value="1.09032915397124" calcext:value-type="float">
            <text:p>1.090329154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300:.G310])/11" office:value-type="float" office:value="61.7272727272727" calcext:value-type="float">
            <text:p>61.7272727273</text:p>
          </table:table-cell>
          <table:table-cell table:style-name="ce1"/>
        </table:table-row>
        <table:table-row table:style-name="ro1">
          <table:table-cell office:value-type="float" office:value="1.1389399766922" calcext:value-type="float">
            <text:p>1.1389399767</text:p>
          </table:table-cell>
          <table:table-cell/>
          <table:table-cell table:style-name="ce1" table:formula="of:=SUM([.A301:.A311])/11" office:value-type="float" office:value="1.07096472111615" calcext:value-type="float">
            <text:p>1.070964721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301:.G311])/11" office:value-type="float" office:value="61.5454545454545" calcext:value-type="float">
            <text:p>61.5454545455</text:p>
          </table:table-cell>
          <table:table-cell table:style-name="ce1"/>
        </table:table-row>
        <table:table-row table:style-name="ro1">
          <table:table-cell office:value-type="float" office:value="0.703865468502045" calcext:value-type="float">
            <text:p>0.7038654685</text:p>
          </table:table-cell>
          <table:table-cell/>
          <table:table-cell table:style-name="ce1" table:formula="of:=SUM([.A302:.A312])/11" office:value-type="float" office:value="1.03632898222316" calcext:value-type="float">
            <text:p>1.036328982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302:.G312])/11" office:value-type="float" office:value="62.4545454545455" calcext:value-type="float">
            <text:p>62.4545454545</text:p>
          </table:table-cell>
          <table:table-cell table:style-name="ce1"/>
        </table:table-row>
        <table:table-row table:style-name="ro1">
          <table:table-cell office:value-type="float" office:value="1.51453924179077" calcext:value-type="float">
            <text:p>1.5145392418</text:p>
          </table:table-cell>
          <table:table-cell/>
          <table:table-cell table:style-name="ce1" table:formula="of:=SUM([.A303:.A313])/11" office:value-type="float" office:value="1.02060639858246" calcext:value-type="float">
            <text:p>1.020606398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03:.G313])/11" office:value-type="float" office:value="60.7272727272727" calcext:value-type="float">
            <text:p>60.7272727273</text:p>
          </table:table-cell>
          <table:table-cell table:style-name="ce1"/>
        </table:table-row>
        <table:table-row table:style-name="ro1">
          <table:table-cell office:value-type="float" office:value="1.62198293209076" calcext:value-type="float">
            <text:p>1.6219829321</text:p>
          </table:table-cell>
          <table:table-cell/>
          <table:table-cell table:style-name="ce1" table:formula="of:=SUM([.A304:.A314])/11" office:value-type="float" office:value="0.954670011997223" calcext:value-type="float">
            <text:p>0.95467001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304:.G314])/11" office:value-type="float" office:value="59.6363636363636" calcext:value-type="float">
            <text:p>59.6363636364</text:p>
          </table:table-cell>
          <table:table-cell table:style-name="ce1"/>
        </table:table-row>
        <table:table-row table:style-name="ro1">
          <table:table-cell office:value-type="float" office:value="0.622076332569122" calcext:value-type="float">
            <text:p>0.6220763326</text:p>
          </table:table-cell>
          <table:table-cell/>
          <table:table-cell table:style-name="ce1" table:formula="of:=SUM([.A305:.A315])/11" office:value-type="float" office:value="0.87487040866505" calcext:value-type="float">
            <text:p>0.874870408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305:.G315])/11" office:value-type="float" office:value="59.0909090909091" calcext:value-type="float">
            <text:p>59.0909090909</text:p>
          </table:table-cell>
          <table:table-cell table:style-name="ce1"/>
        </table:table-row>
        <table:table-row table:style-name="ro1">
          <table:table-cell office:value-type="float" office:value="0.698872625827789" calcext:value-type="float">
            <text:p>0.6988726258</text:p>
          </table:table-cell>
          <table:table-cell/>
          <table:table-cell table:style-name="ce1" table:formula="of:=SUM([.A306:.A316])/11" office:value-type="float" office:value="0.921498455784537" calcext:value-type="float">
            <text:p>0.921498455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306:.G316])/11" office:value-type="float" office:value="60.1818181818182" calcext:value-type="float">
            <text:p>60.1818181818</text:p>
          </table:table-cell>
          <table:table-cell table:style-name="ce1"/>
        </table:table-row>
        <table:table-row table:style-name="ro1">
          <table:table-cell office:value-type="float" office:value="0.764792561531067" calcext:value-type="float">
            <text:p>0.7647925615</text:p>
          </table:table-cell>
          <table:table-cell/>
          <table:table-cell table:style-name="ce1" table:formula="of:=SUM([.A307:.A317])/11" office:value-type="float" office:value="0.962175401774319" calcext:value-type="float">
            <text:p>0.962175401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07:.G317])/11" office:value-type="float" office:value="62.4545454545455" calcext:value-type="float">
            <text:p>62.4545454545</text:p>
          </table:table-cell>
          <table:table-cell table:style-name="ce1"/>
        </table:table-row>
        <table:table-row table:style-name="ro1">
          <table:table-cell office:value-type="float" office:value="0.694125890731812" calcext:value-type="float">
            <text:p>0.6941258907</text:p>
          </table:table-cell>
          <table:table-cell/>
          <table:table-cell table:style-name="ce1" table:formula="of:=SUM([.A308:.A318])/11" office:value-type="float" office:value="0.985805305567654" calcext:value-type="float">
            <text:p>0.985805305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308:.G318])/11" office:value-type="float" office:value="59.6363636363636" calcext:value-type="float">
            <text:p>59.6363636364</text:p>
          </table:table-cell>
          <table:table-cell table:style-name="ce1"/>
        </table:table-row>
        <table:table-row table:style-name="ro1">
          <table:table-cell office:value-type="float" office:value="1.64923751354218" calcext:value-type="float">
            <text:p>1.6492375135</text:p>
          </table:table-cell>
          <table:table-cell/>
          <table:table-cell table:style-name="ce1" table:formula="of:=SUM([.A309:.A319])/11" office:value-type="float" office:value="0.997058364478023" calcext:value-type="float">
            <text:p>0.997058364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309:.G319])/11" office:value-type="float" office:value="60.1818181818182" calcext:value-type="float">
            <text:p>60.1818181818</text:p>
          </table:table-cell>
          <table:table-cell table:style-name="ce1"/>
        </table:table-row>
        <table:table-row table:style-name="ro1">
          <table:table-cell office:value-type="float" office:value="1.00247740745544" calcext:value-type="float">
            <text:p>1.0024774075</text:p>
          </table:table-cell>
          <table:table-cell/>
          <table:table-cell table:style-name="ce1" table:formula="of:=SUM([.A310:.A320])/11" office:value-type="float" office:value="0.964329627427186" calcext:value-type="float">
            <text:p>0.964329627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310:.G320])/11" office:value-type="float" office:value="61.9090909090909" calcext:value-type="float">
            <text:p>61.9090909091</text:p>
          </table:table-cell>
          <table:table-cell table:style-name="ce1"/>
        </table:table-row>
        <table:table-row table:style-name="ro1">
          <table:table-cell office:value-type="float" office:value="1.36970198154449" calcext:value-type="float">
            <text:p>1.3697019815</text:p>
          </table:table-cell>
          <table:table-cell/>
          <table:table-cell table:style-name="ce1" table:formula="of:=SUM([.A311:.A321])/11" office:value-type="float" office:value="0.958228257569398" calcext:value-type="float">
            <text:p>0.958228257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311:.G321])/11" office:value-type="float" office:value="63.0909090909091" calcext:value-type="float">
            <text:p>63.0909090909</text:p>
          </table:table-cell>
          <table:table-cell table:style-name="ce1"/>
        </table:table-row>
        <table:table-row table:style-name="ro1">
          <table:table-cell office:value-type="float" office:value="0.757946848869324" calcext:value-type="float">
            <text:p>0.7579468489</text:p>
          </table:table-cell>
          <table:table-cell/>
          <table:table-cell table:style-name="ce1" table:formula="of:=SUM([.A312:.A322])/11" office:value-type="float" office:value="0.898627514188939" calcext:value-type="float">
            <text:p>0.898627514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312:.G322])/11" office:value-type="float" office:value="61.9090909090909" calcext:value-type="float">
            <text:p>61.9090909091</text:p>
          </table:table-cell>
          <table:table-cell table:style-name="ce1"/>
        </table:table-row>
        <table:table-row table:style-name="ro1">
          <table:table-cell office:value-type="float" office:value="0.530917048454285" calcext:value-type="float">
            <text:p>0.5309170485</text:p>
          </table:table-cell>
          <table:table-cell/>
          <table:table-cell table:style-name="ce1" table:formula="of:=SUM([.A313:.A323])/11" office:value-type="float" office:value="0.897111014886335" calcext:value-type="float">
            <text:p>0.897111014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313:.G323])/11" office:value-type="float" office:value="63.8181818181818" calcext:value-type="float">
            <text:p>63.8181818182</text:p>
          </table:table-cell>
          <table:table-cell table:style-name="ce1"/>
        </table:table-row>
        <table:table-row table:style-name="ro1">
          <table:table-cell office:value-type="float" office:value="0.78923898935318" calcext:value-type="float">
            <text:p>0.7892389894</text:p>
          </table:table-cell>
          <table:table-cell/>
          <table:table-cell table:style-name="ce1" table:formula="of:=SUM([.A314:.A324])/11" office:value-type="float" office:value="0.924666150049729" calcext:value-type="float">
            <text:p>0.9246661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314:.G324])/11" office:value-type="float" office:value="64.1818181818182" calcext:value-type="float">
            <text:p>64.1818181818</text:p>
          </table:table-cell>
          <table:table-cell table:style-name="ce1"/>
        </table:table-row>
        <table:table-row table:style-name="ro1">
          <table:table-cell office:value-type="float" office:value="0.744187295436859" calcext:value-type="float">
            <text:p>0.7441872954</text:p>
          </table:table-cell>
          <table:table-cell/>
          <table:table-cell table:style-name="ce1" table:formula="of:=SUM([.A315:.A325])/11" office:value-type="float" office:value="0.898948712782425" calcext:value-type="float">
            <text:p>0.898948712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315:.G325])/11" office:value-type="float" office:value="65.2727272727273" calcext:value-type="float">
            <text:p>65.2727272727</text:p>
          </table:table-cell>
          <table:table-cell table:style-name="ce1"/>
        </table:table-row>
        <table:table-row table:style-name="ro1">
          <table:table-cell office:value-type="float" office:value="1.13498485088348" calcext:value-type="float">
            <text:p>1.1349848509</text:p>
          </table:table-cell>
          <table:table-cell/>
          <table:table-cell table:style-name="ce1" table:formula="of:=SUM([.A316:.A326])/11" office:value-type="float" office:value="0.93544977903366" calcext:value-type="float">
            <text:p>0.93544977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316:.G326])/11" office:value-type="float" office:value="64.0909090909091" calcext:value-type="float">
            <text:p>64.0909090909</text:p>
          </table:table-cell>
          <table:table-cell table:style-name="ce1"/>
        </table:table-row>
        <table:table-row table:style-name="ro1">
          <table:table-cell office:value-type="float" office:value="1.14631903171539" calcext:value-type="float">
            <text:p>1.1463190317</text:p>
          </table:table-cell>
          <table:table-cell/>
          <table:table-cell table:style-name="ce1" table:formula="of:=SUM([.A317:.A327])/11" office:value-type="float" office:value="0.906811752102591" calcext:value-type="float">
            <text:p>0.906811752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317:.G327])/11" office:value-type="float" office:value="64.6363636363636" calcext:value-type="float">
            <text:p>64.6363636364</text:p>
          </table:table-cell>
          <table:table-cell table:style-name="ce1"/>
        </table:table-row>
        <table:table-row table:style-name="ro1">
          <table:table-cell office:value-type="float" office:value="1.02472150325775" calcext:value-type="float">
            <text:p>1.0247215033</text:p>
          </table:table-cell>
          <table:table-cell/>
          <table:table-cell table:style-name="ce1" table:formula="of:=SUM([.A318:.A328])/11" office:value-type="float" office:value="0.898772440173408" calcext:value-type="float">
            <text:p>0.898772440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1" table:formula="of:=SUM([.G318:.G328])/11" office:value-type="float" office:value="64" calcext:value-type="float">
            <text:p>64</text:p>
          </table:table-cell>
          <table:table-cell table:style-name="ce1"/>
        </table:table-row>
        <table:table-row table:style-name="ro1">
          <table:table-cell office:value-type="float" office:value="0.81790953874588" calcext:value-type="float">
            <text:p>0.8179095387</text:p>
          </table:table-cell>
          <table:table-cell/>
          <table:table-cell table:style-name="ce1" table:formula="of:=SUM([.A319:.A329])/11" office:value-type="float" office:value="0.901942215182564" calcext:value-type="float">
            <text:p>0.901942215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319:.G329])/11" office:value-type="float" office:value="65.1818181818182" calcext:value-type="float">
            <text:p>65.1818181818</text:p>
          </table:table-cell>
          <table:table-cell table:style-name="ce1"/>
        </table:table-row>
        <table:table-row table:style-name="ro1">
          <table:table-cell office:value-type="float" office:value="1.28922140598297" calcext:value-type="float">
            <text:p>1.289221406</text:p>
          </table:table-cell>
          <table:table-cell/>
          <table:table-cell table:style-name="ce1" table:formula="of:=SUM([.A320:.A330])/11" office:value-type="float" office:value="0.934295513413169" calcext:value-type="float">
            <text:p>0.934295513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320:.G330])/11" office:value-type="float" office:value="65.1818181818182" calcext:value-type="float">
            <text:p>65.1818181818</text:p>
          </table:table-cell>
          <table:table-cell table:style-name="ce1"/>
        </table:table-row>
        <table:table-row table:style-name="ro1">
          <table:table-cell office:value-type="float" office:value="0.935362339019775" calcext:value-type="float">
            <text:p>0.935362339</text:p>
          </table:table-cell>
          <table:table-cell/>
          <table:table-cell table:style-name="ce1" table:formula="of:=SUM([.A321:.A331])/11" office:value-type="float" office:value="0.888809577985243" calcext:value-type="float">
            <text:p>0.88880957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321:.G331])/11" office:value-type="float" office:value="65.7272727272727" calcext:value-type="float">
            <text:p>65.7272727273</text:p>
          </table:table-cell>
          <table:table-cell table:style-name="ce1"/>
        </table:table-row>
        <table:table-row table:style-name="ro1">
          <table:table-cell office:value-type="float" office:value="0.714093804359436" calcext:value-type="float">
            <text:p>0.7140938044</text:p>
          </table:table-cell>
          <table:table-cell/>
          <table:table-cell table:style-name="ce1" table:formula="of:=SUM([.A322:.A332])/11" office:value-type="float" office:value="0.857308393174951" calcext:value-type="float">
            <text:p>0.857308393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322:.G332])/11" office:value-type="float" office:value="67.4545454545455" calcext:value-type="float">
            <text:p>67.4545454545</text:p>
          </table:table-cell>
          <table:table-cell table:style-name="ce1"/>
        </table:table-row>
        <table:table-row table:style-name="ro1">
          <table:table-cell office:value-type="float" office:value="0.74126535654068" calcext:value-type="float">
            <text:p>0.7412653565</text:p>
          </table:table-cell>
          <table:table-cell/>
          <table:table-cell table:style-name="ce1" table:formula="of:=SUM([.A323:.A333])/11" office:value-type="float" office:value="0.950701252980665" calcext:value-type="float">
            <text:p>0.95070125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323:.G333])/11" office:value-type="float" office:value="69.7272727272727" calcext:value-type="float">
            <text:p>69.7272727273</text:p>
          </table:table-cell>
          <table:table-cell table:style-name="ce1"/>
        </table:table-row>
        <table:table-row table:style-name="ro1">
          <table:table-cell office:value-type="float" office:value="0.834023535251617" calcext:value-type="float">
            <text:p>0.8340235353</text:p>
          </table:table-cell>
          <table:table-cell/>
          <table:table-cell table:style-name="ce1" table:formula="of:=SUM([.A324:.A334])/11" office:value-type="float" office:value="0.989715587009082" calcext:value-type="float">
            <text:p>0.989715587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324:.G334])/11" office:value-type="float" office:value="68" calcext:value-type="float">
            <text:p>68</text:p>
          </table:table-cell>
          <table:table-cell table:style-name="ce1"/>
        </table:table-row>
        <table:table-row table:style-name="ro1">
          <table:table-cell office:value-type="float" office:value="0.506347179412842" calcext:value-type="float">
            <text:p>0.5063471794</text:p>
          </table:table-cell>
          <table:table-cell/>
          <table:table-cell table:style-name="ce1" table:formula="of:=SUM([.A325:.A335])/11" office:value-type="float" office:value="0.988112238320437" calcext:value-type="float">
            <text:p>0.988112238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25:.G335])/11" office:value-type="float" office:value="66.5454545454545" calcext:value-type="float">
            <text:p>66.5454545455</text:p>
          </table:table-cell>
          <table:table-cell table:style-name="ce1"/>
        </table:table-row>
        <table:table-row table:style-name="ro1">
          <table:table-cell office:value-type="float" office:value="1.14569902420044" calcext:value-type="float">
            <text:p>1.1456990242</text:p>
          </table:table-cell>
          <table:table-cell/>
          <table:table-cell table:style-name="ce1" table:formula="of:=SUM([.A326:.A336])/11" office:value-type="float" office:value="1.04036527872085" calcext:value-type="float">
            <text:p>1.040365278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26:.G336])/11" office:value-type="float" office:value="64.9090909090909" calcext:value-type="float">
            <text:p>64.9090909091</text:p>
          </table:table-cell>
          <table:table-cell table:style-name="ce1"/>
        </table:table-row>
        <table:table-row table:style-name="ro1">
          <table:table-cell office:value-type="float" office:value="0.819966554641724" calcext:value-type="float">
            <text:p>0.8199665546</text:p>
          </table:table-cell>
          <table:table-cell/>
          <table:table-cell table:style-name="ce1" table:formula="of:=SUM([.A327:.A337])/11" office:value-type="float" office:value="1.05197446454655" calcext:value-type="float">
            <text:p>1.051974464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27:.G337])/11" office:value-type="float" office:value="63.2727272727273" calcext:value-type="float">
            <text:p>63.2727272727</text:p>
          </table:table-cell>
          <table:table-cell table:style-name="ce1"/>
        </table:table-row>
        <table:table-row table:style-name="ro1">
          <table:table-cell office:value-type="float" office:value="1.05788660049438" calcext:value-type="float">
            <text:p>1.0578866005</text:p>
          </table:table-cell>
          <table:table-cell/>
          <table:table-cell table:style-name="ce1" table:formula="of:=SUM([.A328:.A338])/11" office:value-type="float" office:value="1.04507775198329" calcext:value-type="float">
            <text:p>1.04507775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28:.G338])/11" office:value-type="float" office:value="63.2727272727273" calcext:value-type="float">
            <text:p>63.2727272727</text:p>
          </table:table-cell>
          <table:table-cell table:style-name="ce1"/>
        </table:table-row>
        <table:table-row table:style-name="ro1">
          <table:table-cell office:value-type="float" office:value="1.05958902835846" calcext:value-type="float">
            <text:p>1.0595890284</text:p>
          </table:table-cell>
          <table:table-cell/>
          <table:table-cell table:style-name="ce1" table:formula="of:=SUM([.A329:.A339])/11" office:value-type="float" office:value="1.017025151036" calcext:value-type="float">
            <text:p>1.01702515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329:.G339])/11" office:value-type="float" office:value="61.6363636363636" calcext:value-type="float">
            <text:p>61.6363636364</text:p>
          </table:table-cell>
          <table:table-cell table:style-name="ce1"/>
        </table:table-row>
        <table:table-row table:style-name="ro1">
          <table:table-cell office:value-type="float" office:value="1.17379581928253" calcext:value-type="float">
            <text:p>1.1737958193</text:p>
          </table:table-cell>
          <table:table-cell/>
          <table:table-cell table:style-name="ce1" table:formula="of:=SUM([.A330:.A340])/11" office:value-type="float" office:value="0.996192243966188" calcext:value-type="float">
            <text:p>0.99619224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330:.G340])/11" office:value-type="float" office:value="64.4545454545455" calcext:value-type="float">
            <text:p>64.4545454545</text:p>
          </table:table-cell>
          <table:table-cell table:style-name="ce1"/>
        </table:table-row>
        <table:table-row table:style-name="ro1">
          <table:table-cell office:value-type="float" office:value="0.788876116275787" calcext:value-type="float">
            <text:p>0.7888761163</text:p>
          </table:table-cell>
          <table:table-cell/>
          <table:table-cell table:style-name="ce1" table:formula="of:=SUM([.A331:.A341])/11" office:value-type="float" office:value="1.05327785556967" calcext:value-type="float">
            <text:p>1.053277855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331:.G341])/11" office:value-type="float" office:value="65" calcext:value-type="float">
            <text:p>65</text:p>
          </table:table-cell>
          <table:table-cell table:style-name="ce1"/>
        </table:table-row>
        <table:table-row table:style-name="ro1">
          <table:table-cell office:value-type="float" office:value="0.588849306106567" calcext:value-type="float">
            <text:p>0.5888493061</text:p>
          </table:table-cell>
          <table:table-cell/>
          <table:table-cell table:style-name="ce1" table:formula="of:=SUM([.A332:.A342])/11" office:value-type="float" office:value="1.10287645730105" calcext:value-type="float">
            <text:p>1.102876457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332:.G342])/11" office:value-type="float" office:value="64.4545454545455" calcext:value-type="float">
            <text:p>64.4545454545</text:p>
          </table:table-cell>
          <table:table-cell table:style-name="ce1"/>
        </table:table-row>
        <table:table-row table:style-name="ro1">
          <table:table-cell office:value-type="float" office:value="1.74141526222229" calcext:value-type="float">
            <text:p>1.7414152622</text:p>
          </table:table-cell>
          <table:table-cell/>
          <table:table-cell table:style-name="ce1" table:formula="of:=SUM([.A333:.A343])/11" office:value-type="float" office:value="1.11238160458478" calcext:value-type="float">
            <text:p>1.112381604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33:.G343])/11" office:value-type="float" office:value="65" calcext:value-type="float">
            <text:p>65</text:p>
          </table:table-cell>
          <table:table-cell table:style-name="ce1"/>
        </table:table-row>
        <table:table-row table:style-name="ro1">
          <table:table-cell office:value-type="float" office:value="1.17042303085327" calcext:value-type="float">
            <text:p>1.1704230309</text:p>
          </table:table-cell>
          <table:table-cell/>
          <table:table-cell table:style-name="ce1" table:formula="of:=SUM([.A334:.A344])/11" office:value-type="float" office:value="1.04182386940176" calcext:value-type="float">
            <text:p>1.041823869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34:.G344])/11" office:value-type="float" office:value="64.4545454545455" calcext:value-type="float">
            <text:p>64.4545454545</text:p>
          </table:table-cell>
          <table:table-cell table:style-name="ce1"/>
        </table:table-row>
        <table:table-row table:style-name="ro1">
          <table:table-cell office:value-type="float" office:value="0.816386699676514" calcext:value-type="float">
            <text:p>0.8163866997</text:p>
          </table:table-cell>
          <table:table-cell/>
          <table:table-cell table:style-name="ce1" table:formula="of:=SUM([.A335:.A345])/11" office:value-type="float" office:value="0.998035002838482" calcext:value-type="float">
            <text:p>0.998035002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335:.G345])/11" office:value-type="float" office:value="63.9090909090909" calcext:value-type="float">
            <text:p>63.9090909091</text:p>
          </table:table-cell>
          <table:table-cell table:style-name="ce1"/>
        </table:table-row>
        <table:table-row table:style-name="ro1">
          <table:table-cell office:value-type="float" office:value="1.08113062381744" calcext:value-type="float">
            <text:p>1.0811306238</text:p>
          </table:table-cell>
          <table:table-cell/>
          <table:table-cell table:style-name="ce1" table:formula="of:=SUM([.A336:.A346])/11" office:value-type="float" office:value="0.996354612437162" calcext:value-type="float">
            <text:p>0.996354612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336:.G346])/11" office:value-type="float" office:value="65.5454545454546" calcext:value-type="float">
            <text:p>65.5454545455</text:p>
          </table:table-cell>
          <table:table-cell table:style-name="ce1"/>
        </table:table-row>
        <table:table-row table:style-name="ro1">
          <table:table-cell office:value-type="float" office:value="1.27340006828308" calcext:value-type="float">
            <text:p>1.2734000683</text:p>
          </table:table-cell>
          <table:table-cell/>
          <table:table-cell table:style-name="ce1" table:formula="of:=SUM([.A337:.A347])/11" office:value-type="float" office:value="1.00831922617826" calcext:value-type="float">
            <text:p>1.008319226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337:.G347])/11" office:value-type="float" office:value="66.6363636363636" calcext:value-type="float">
            <text:p>66.6363636364</text:p>
          </table:table-cell>
          <table:table-cell table:style-name="ce1"/>
        </table:table-row>
        <table:table-row table:style-name="ro1">
          <table:table-cell office:value-type="float" office:value="0.744102716445923" calcext:value-type="float">
            <text:p>0.7441027164</text:p>
          </table:table-cell>
          <table:table-cell/>
          <table:table-cell table:style-name="ce1" table:formula="of:=SUM([.A338:.A348])/11" office:value-type="float" office:value="0.967249751091004" calcext:value-type="float">
            <text:p>0.967249751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38:.G348])/11" office:value-type="float" office:value="68.0909090909091" calcext:value-type="float">
            <text:p>68.0909090909</text:p>
          </table:table-cell>
          <table:table-cell table:style-name="ce1"/>
        </table:table-row>
        <table:table-row table:style-name="ro1">
          <table:table-cell office:value-type="float" office:value="0.749307990074158" calcext:value-type="float">
            <text:p>0.7493079901</text:p>
          </table:table-cell>
          <table:table-cell/>
          <table:table-cell table:style-name="ce1" table:formula="of:=SUM([.A339:.A349])/11" office:value-type="float" office:value="0.998963540250606" calcext:value-type="float">
            <text:p>0.998963540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339:.G349])/11" office:value-type="float" office:value="68.7272727272727" calcext:value-type="float">
            <text:p>68.7272727273</text:p>
          </table:table-cell>
          <table:table-cell table:style-name="ce1"/>
        </table:table-row>
        <table:table-row table:style-name="ro1">
          <table:table-cell office:value-type="float" office:value="0.830427050590515" calcext:value-type="float">
            <text:p>0.8304270506</text:p>
          </table:table-cell>
          <table:table-cell/>
          <table:table-cell table:style-name="ce1" table:formula="of:=SUM([.A340:.A350])/11" office:value-type="float" office:value="1.05000705068762" calcext:value-type="float">
            <text:p>1.050007050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340:.G350])/11" office:value-type="float" office:value="71" calcext:value-type="float">
            <text:p>71</text:p>
          </table:table-cell>
          <table:table-cell table:style-name="ce1"/>
        </table:table-row>
        <table:table-row table:style-name="ro1">
          <table:table-cell office:value-type="float" office:value="1.80173754692078" calcext:value-type="float">
            <text:p>1.8017375469</text:p>
          </table:table-cell>
          <table:table-cell/>
          <table:table-cell table:style-name="ce1" table:formula="of:=SUM([.A341:.A351])/11" office:value-type="float" office:value="1.10786996104501" calcext:value-type="float">
            <text:p>1.10786996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41:.G351])/11" office:value-type="float" office:value="68.7272727272727" calcext:value-type="float">
            <text:p>68.7272727273</text:p>
          </table:table-cell>
          <table:table-cell table:style-name="ce1"/>
        </table:table-row>
        <table:table-row table:style-name="ro1">
          <table:table-cell office:value-type="float" office:value="1.33446073532105" calcext:value-type="float">
            <text:p>1.3344607353</text:p>
          </table:table-cell>
          <table:table-cell/>
          <table:table-cell table:style-name="ce1" table:formula="of:=SUM([.A342:.A352])/11" office:value-type="float" office:value="1.06446581537073" calcext:value-type="float">
            <text:p>1.064465815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342:.G352])/11" office:value-type="float" office:value="68.7272727272727" calcext:value-type="float">
            <text:p>68.7272727273</text:p>
          </table:table-cell>
          <table:table-cell table:style-name="ce1"/>
        </table:table-row>
        <table:table-row table:style-name="ro1">
          <table:table-cell office:value-type="float" office:value="0.69340592622757" calcext:value-type="float">
            <text:p>0.6934059262</text:p>
          </table:table-cell>
          <table:table-cell/>
          <table:table-cell table:style-name="ce1" table:formula="of:=SUM([.A343:.A353])/11" office:value-type="float" office:value="1.04368793964386" calcext:value-type="float">
            <text:p>1.043687939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343:.G353])/11" office:value-type="float" office:value="68.7272727272727" calcext:value-type="float">
            <text:p>68.7272727273</text:p>
          </table:table-cell>
          <table:table-cell table:style-name="ce1"/>
        </table:table-row>
        <table:table-row table:style-name="ro1">
          <table:table-cell office:value-type="float" office:value="0.965280175209045" calcext:value-type="float">
            <text:p>0.9652801752</text:p>
          </table:table-cell>
          <table:table-cell/>
          <table:table-cell table:style-name="ce1" table:formula="of:=SUM([.A344:.A354])/11" office:value-type="float" office:value="1.08794114264575" calcext:value-type="float">
            <text:p>1.087941142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344:.G354])/11" office:value-type="float" office:value="68.7272727272727" calcext:value-type="float">
            <text:p>68.7272727273</text:p>
          </table:table-cell>
          <table:table-cell table:style-name="ce1"/>
        </table:table-row>
        <table:table-row table:style-name="ro1">
          <table:table-cell office:value-type="float" office:value="0.688745498657227" calcext:value-type="float">
            <text:p>0.6887454987</text:p>
          </table:table-cell>
          <table:table-cell/>
          <table:table-cell table:style-name="ce1" table:formula="of:=SUM([.A345:.A355])/11" office:value-type="float" office:value="1.08013279871507" calcext:value-type="float">
            <text:p>1.080132798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345:.G355])/11" office:value-type="float" office:value="68.7272727272727" calcext:value-type="float">
            <text:p>68.7272727273</text:p>
          </table:table-cell>
          <table:table-cell table:style-name="ce1"/>
        </table:table-row>
        <table:table-row table:style-name="ro1">
          <table:table-cell office:value-type="float" office:value="0.797902405261993" calcext:value-type="float">
            <text:p>0.7979024053</text:p>
          </table:table-cell>
          <table:table-cell/>
          <table:table-cell table:style-name="ce1" table:formula="of:=SUM([.A346:.A356])/11" office:value-type="float" office:value="1.09646459059282" calcext:value-type="float">
            <text:p>1.096464590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46:.G356])/11" office:value-type="float" office:value="68.1818181818182" calcext:value-type="float">
            <text:p>68.1818181818</text:p>
          </table:table-cell>
          <table:table-cell table:style-name="ce1"/>
        </table:table-row>
        <table:table-row table:style-name="ro1">
          <table:table-cell office:value-type="float" office:value="1.21274137496948" calcext:value-type="float">
            <text:p>1.212741375</text:p>
          </table:table-cell>
          <table:table-cell/>
          <table:table-cell table:style-name="ce1" table:formula="of:=SUM([.A347:.A357])/11" office:value-type="float" office:value="1.13698251139034" calcext:value-type="float">
            <text:p>1.136982511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347:.G357])/11" office:value-type="float" office:value="68.8181818181818" calcext:value-type="float">
            <text:p>68.8181818182</text:p>
          </table:table-cell>
          <table:table-cell table:style-name="ce1"/>
        </table:table-row>
        <table:table-row table:style-name="ro1">
          <table:table-cell office:value-type="float" office:value="0.821635842323303" calcext:value-type="float">
            <text:p>0.8216358423</text:p>
          </table:table-cell>
          <table:table-cell/>
          <table:table-cell table:style-name="ce1" table:formula="of:=SUM([.A348:.A358])/11" office:value-type="float" office:value="1.1522887782617" calcext:value-type="float">
            <text:p>1.1522887783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348:.G358])/11" office:value-type="float" office:value="69.3636363636364" calcext:value-type="float">
            <text:p>69.3636363636</text:p>
          </table:table-cell>
          <table:table-cell table:style-name="ce1"/>
        </table:table-row>
        <table:table-row table:style-name="ro1">
          <table:table-cell office:value-type="float" office:value="1.09295439720154" calcext:value-type="float">
            <text:p>1.0929543972</text:p>
          </table:table-cell>
          <table:table-cell/>
          <table:table-cell table:style-name="ce1" table:formula="of:=SUM([.A349:.A359])/11" office:value-type="float" office:value="1.15960947491906" calcext:value-type="float">
            <text:p>1.159609474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349:.G359])/11" office:value-type="float" office:value="66.7272727272727" calcext:value-type="float">
            <text:p>66.7272727273</text:p>
          </table:table-cell>
          <table:table-cell table:style-name="ce1"/>
        </table:table-row>
        <table:table-row table:style-name="ro1">
          <table:table-cell office:value-type="float" office:value="1.31078660488129" calcext:value-type="float">
            <text:p>1.3107866049</text:p>
          </table:table-cell>
          <table:table-cell/>
          <table:table-cell table:style-name="ce1" table:formula="of:=SUM([.A350:.A360])/11" office:value-type="float" office:value="1.17402931235053" calcext:value-type="float">
            <text:p>1.174029312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350:.G360])/11" office:value-type="float" office:value="65.9090909090909" calcext:value-type="float">
            <text:p>65.9090909091</text:p>
          </table:table-cell>
          <table:table-cell table:style-name="ce1"/>
        </table:table-row>
        <table:table-row table:style-name="ro1">
          <table:table-cell office:value-type="float" office:value="1.46691906452179" calcext:value-type="float">
            <text:p>1.4669190645</text:p>
          </table:table-cell>
          <table:table-cell/>
          <table:table-cell table:style-name="ce1" table:formula="of:=SUM([.A351:.A361])/11" office:value-type="float" office:value="1.1937969326973" calcext:value-type="float">
            <text:p>1.193796932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351:.G361])/11" office:value-type="float" office:value="64.7272727272727" calcext:value-type="float">
            <text:p>64.7272727273</text:p>
          </table:table-cell>
          <table:table-cell table:style-name="ce1"/>
        </table:table-row>
        <table:table-row table:style-name="ro1">
          <table:table-cell office:value-type="float" office:value="1.32429194450378" calcext:value-type="float">
            <text:p>1.3242919445</text:p>
          </table:table-cell>
          <table:table-cell/>
          <table:table-cell table:style-name="ce1" table:formula="of:=SUM([.A352:.A362])/11" office:value-type="float" office:value="1.12026008692655" calcext:value-type="float">
            <text:p>1.120260086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52:.G362])/11" office:value-type="float" office:value="63.5454545454545" calcext:value-type="float">
            <text:p>63.5454545455</text:p>
          </table:table-cell>
          <table:table-cell table:style-name="ce1"/>
        </table:table-row>
        <table:table-row table:style-name="ro1">
          <table:table-cell office:value-type="float" office:value="1.10590410232544" calcext:value-type="float">
            <text:p>1.1059041023</text:p>
          </table:table-cell>
          <table:table-cell/>
          <table:table-cell table:style-name="ce1" table:formula="of:=SUM([.A353:.A363])/11" office:value-type="float" office:value="1.11379405585202" calcext:value-type="float">
            <text:p>1.113794055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353:.G363])/11" office:value-type="float" office:value="64.7272727272727" calcext:value-type="float">
            <text:p>64.7272727273</text:p>
          </table:table-cell>
          <table:table-cell table:style-name="ce1"/>
        </table:table-row>
        <table:table-row table:style-name="ro1">
          <table:table-cell office:value-type="float" office:value="1.18019115924835" calcext:value-type="float">
            <text:p>1.1801911592</text:p>
          </table:table-cell>
          <table:table-cell/>
          <table:table-cell table:style-name="ce1" table:formula="of:=SUM([.A354:.A364])/11" office:value-type="float" office:value="1.08716715465892" calcext:value-type="float">
            <text:p>1.087167154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354:.G364])/11" office:value-type="float" office:value="63.5454545454545" calcext:value-type="float">
            <text:p>63.5454545455</text:p>
          </table:table-cell>
          <table:table-cell table:style-name="ce1"/>
        </table:table-row>
        <table:table-row table:style-name="ro1">
          <table:table-cell office:value-type="float" office:value="0.879388391971588" calcext:value-type="float">
            <text:p>0.879388392</text:p>
          </table:table-cell>
          <table:table-cell/>
          <table:table-cell table:style-name="ce1" table:formula="of:=SUM([.A355:.A365])/11" office:value-type="float" office:value="1.10041140426289" calcext:value-type="float">
            <text:p>1.100411404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355:.G365])/11" office:value-type="float" office:value="61.2727272727273" calcext:value-type="float">
            <text:p>61.2727272727</text:p>
          </table:table-cell>
          <table:table-cell table:style-name="ce1"/>
        </table:table-row>
        <table:table-row table:style-name="ro1">
          <table:table-cell office:value-type="float" office:value="0.868395209312439" calcext:value-type="float">
            <text:p>0.8683952093</text:p>
          </table:table-cell>
          <table:table-cell/>
          <table:table-cell table:style-name="ce1" table:formula="of:=SUM([.A356:.A366])/11" office:value-type="float" office:value="1.08750681443648" calcext:value-type="float">
            <text:p>1.087506814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356:.G366])/11" office:value-type="float" office:value="60.7272727272727" calcext:value-type="float">
            <text:p>60.7272727273</text:p>
          </table:table-cell>
          <table:table-cell table:style-name="ce1"/>
        </table:table-row>
        <table:table-row table:style-name="ro1">
          <table:table-cell office:value-type="float" office:value="1.24359953403473" calcext:value-type="float">
            <text:p>1.243599534</text:p>
          </table:table-cell>
          <table:table-cell/>
          <table:table-cell table:style-name="ce1" table:formula="of:=SUM([.A357:.A367])/11" office:value-type="float" office:value="1.11222036318345" calcext:value-type="float">
            <text:p>1.112220363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357:.G367])/11" office:value-type="float" office:value="61.8181818181818" calcext:value-type="float">
            <text:p>61.8181818182</text:p>
          </table:table-cell>
          <table:table-cell table:style-name="ce1"/>
        </table:table-row>
        <table:table-row table:style-name="ro1">
          <table:table-cell office:value-type="float" office:value="1.3811103105545" calcext:value-type="float">
            <text:p>1.3811103106</text:p>
          </table:table-cell>
          <table:table-cell/>
          <table:table-cell table:style-name="ce1" table:formula="of:=SUM([.A358:.A368])/11" office:value-type="float" office:value="1.14639606259086" calcext:value-type="float">
            <text:p>1.146396062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58:.G368])/11" office:value-type="float" office:value="60.6363636363636" calcext:value-type="float">
            <text:p>60.6363636364</text:p>
          </table:table-cell>
          <table:table-cell table:style-name="ce1"/>
        </table:table-row>
        <table:table-row table:style-name="ro1">
          <table:table-cell office:value-type="float" office:value="0.902163505554199" calcext:value-type="float">
            <text:p>0.9021635056</text:p>
          </table:table-cell>
          <table:table-cell/>
          <table:table-cell table:style-name="ce1" table:formula="of:=SUM([.A359:.A369])/11" office:value-type="float" office:value="1.08985516158017" calcext:value-type="float">
            <text:p>1.089855161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1" table:formula="of:=SUM([.G359:.G369])/11" office:value-type="float" office:value="58.3636363636364" calcext:value-type="float">
            <text:p>58.3636363636</text:p>
          </table:table-cell>
          <table:table-cell table:style-name="ce1"/>
        </table:table-row>
        <table:table-row table:style-name="ro1">
          <table:table-cell office:value-type="float" office:value="1.25157260894775" calcext:value-type="float">
            <text:p>1.2515726089</text:p>
          </table:table-cell>
          <table:table-cell/>
          <table:table-cell table:style-name="ce1" table:formula="of:=SUM([.A360:.A370])/11" office:value-type="float" office:value="1.10241188786246" calcext:value-type="float">
            <text:p>1.1024118879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360:.G370])/11" office:value-type="float" office:value="59.5454545454546" calcext:value-type="float">
            <text:p>59.5454545455</text:p>
          </table:table-cell>
          <table:table-cell table:style-name="ce1"/>
        </table:table-row>
        <table:table-row table:style-name="ro1">
          <table:table-cell office:value-type="float" office:value="1.52823042869568" calcext:value-type="float">
            <text:p>1.5282304287</text:p>
          </table:table-cell>
          <table:table-cell/>
          <table:table-cell table:style-name="ce1" table:formula="of:=SUM([.A361:.A371])/11" office:value-type="float" office:value="1.06783686442809" calcext:value-type="float">
            <text:p>1.067836864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361:.G371])/11" office:value-type="float" office:value="58.0909090909091" calcext:value-type="float">
            <text:p>58.0909090909</text:p>
          </table:table-cell>
          <table:table-cell table:style-name="ce1"/>
        </table:table-row>
        <table:table-row table:style-name="ro1">
          <table:table-cell office:value-type="float" office:value="0.658013761043549" calcext:value-type="float">
            <text:p>0.658013761</text:p>
          </table:table-cell>
          <table:table-cell/>
          <table:table-cell table:style-name="ce1" table:formula="of:=SUM([.A362:.A372])/11" office:value-type="float" office:value="1.03401557423852" calcext:value-type="float">
            <text:p>1.034015574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362:.G372])/11" office:value-type="float" office:value="57.7272727272727" calcext:value-type="float">
            <text:p>57.7272727273</text:p>
          </table:table-cell>
          <table:table-cell table:style-name="ce1"/>
        </table:table-row>
        <table:table-row table:style-name="ro1">
          <table:table-cell office:value-type="float" office:value="1.25316560268402" calcext:value-type="float">
            <text:p>1.2531656027</text:p>
          </table:table-cell>
          <table:table-cell/>
          <table:table-cell table:style-name="ce1" table:formula="of:=SUM([.A363:.A373])/11" office:value-type="float" office:value="1.04935718666423" calcext:value-type="float">
            <text:p>1.049357186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363:.G373])/11" office:value-type="float" office:value="58.3636363636364" calcext:value-type="float">
            <text:p>58.3636363636</text:p>
          </table:table-cell>
          <table:table-cell table:style-name="ce1"/>
        </table:table-row>
        <table:table-row table:style-name="ro1">
          <table:table-cell office:value-type="float" office:value="0.813008189201355" calcext:value-type="float">
            <text:p>0.8130081892</text:p>
          </table:table-cell>
          <table:table-cell/>
          <table:table-cell table:style-name="ce1" table:formula="of:=SUM([.A364:.A374])/11" office:value-type="float" office:value="1.01791724291715" calcext:value-type="float">
            <text:p>1.017917242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64:.G374])/11" office:value-type="float" office:value="56.6363636363636" calcext:value-type="float">
            <text:p>56.6363636364</text:p>
          </table:table-cell>
          <table:table-cell table:style-name="ce1"/>
        </table:table-row>
        <table:table-row table:style-name="ro1">
          <table:table-cell office:value-type="float" office:value="1.32587790489197" calcext:value-type="float">
            <text:p>1.3258779049</text:p>
          </table:table-cell>
          <table:table-cell/>
          <table:table-cell table:style-name="ce1" table:formula="of:=SUM([.A365:.A375])/11" office:value-type="float" office:value="1.04626203667034" calcext:value-type="float">
            <text:p>1.046262036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365:.G375])/11" office:value-type="float" office:value="55.5454545454546" calcext:value-type="float">
            <text:p>55.5454545455</text:p>
          </table:table-cell>
          <table:table-cell table:style-name="ce1"/>
        </table:table-row>
        <table:table-row table:style-name="ro1">
          <table:table-cell office:value-type="float" office:value="0.737437903881073" calcext:value-type="float">
            <text:p>0.7374379039</text:p>
          </table:table-cell>
          <table:table-cell/>
          <table:table-cell table:style-name="ce1" table:formula="of:=SUM([.A366:.A376])/11" office:value-type="float" office:value="1.02497146346352" calcext:value-type="float">
            <text:p>1.024971463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366:.G376])/11" office:value-type="float" office:value="55" calcext:value-type="float">
            <text:p>55</text:p>
          </table:table-cell>
          <table:table-cell table:style-name="ce1"/>
        </table:table-row>
        <table:table-row table:style-name="ro1">
          <table:table-cell office:value-type="float" office:value="1.14024424552917" calcext:value-type="float">
            <text:p>1.1402442455</text:p>
          </table:table-cell>
          <table:table-cell/>
          <table:table-cell table:style-name="ce1" table:formula="of:=SUM([.A367:.A377])/11" office:value-type="float" office:value="1.0776592222127" calcext:value-type="float">
            <text:p>1.077659222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67:.G377])/11" office:value-type="float" office:value="55" calcext:value-type="float">
            <text:p>55</text:p>
          </table:table-cell>
          <table:table-cell table:style-name="ce1"/>
        </table:table-row>
        <table:table-row table:style-name="ro1">
          <table:table-cell office:value-type="float" office:value="1.61953222751617" calcext:value-type="float">
            <text:p>1.6195322275</text:p>
          </table:table-cell>
          <table:table-cell/>
          <table:table-cell table:style-name="ce1" table:formula="of:=SUM([.A368:.A378])/11" office:value-type="float" office:value="1.08396997776898" calcext:value-type="float">
            <text:p>1.083969977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368:.G378])/11" office:value-type="float" office:value="55" calcext:value-type="float">
            <text:p>55</text:p>
          </table:table-cell>
          <table:table-cell table:style-name="ce1"/>
        </table:table-row>
        <table:table-row table:style-name="ro1">
          <table:table-cell office:value-type="float" office:value="0.759160399436951" calcext:value-type="float">
            <text:p>0.7591603994</text:p>
          </table:table-cell>
          <table:table-cell/>
          <table:table-cell table:style-name="ce1" table:formula="of:=SUM([.A369:.A379])/11" office:value-type="float" office:value="1.0524873029102" calcext:value-type="float">
            <text:p>1.052487302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369:.G379])/11" office:value-type="float" office:value="54.4545454545455" calcext:value-type="float">
            <text:p>54.4545454545</text:p>
          </table:table-cell>
          <table:table-cell table:style-name="ce1"/>
        </table:table-row>
        <table:table-row table:style-name="ro1">
          <table:table-cell office:value-type="float" office:value="1.04028749465942" calcext:value-type="float">
            <text:p>1.0402874947</text:p>
          </table:table-cell>
          <table:table-cell/>
          <table:table-cell table:style-name="ce1" table:formula="of:=SUM([.A370:.A380])/11" office:value-type="float" office:value="1.03595493598418" calcext:value-type="float">
            <text:p>1.03595493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370:.G380])/11" office:value-type="float" office:value="57.3636363636364" calcext:value-type="float">
            <text:p>57.3636363636</text:p>
          </table:table-cell>
          <table:table-cell table:style-name="ce1"/>
        </table:table-row>
        <table:table-row table:style-name="ro1">
          <table:table-cell office:value-type="float" office:value="0.871247351169586" calcext:value-type="float">
            <text:p>0.8712473512</text:p>
          </table:table-cell>
          <table:table-cell/>
          <table:table-cell table:style-name="ce1" table:formula="of:=SUM([.A371:.A381])/11" office:value-type="float" office:value="1.01556965979663" calcext:value-type="float">
            <text:p>1.015569659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371:.G381])/11" office:value-type="float" office:value="57.9090909090909" calcext:value-type="float">
            <text:p>57.9090909091</text:p>
          </table:table-cell>
          <table:table-cell table:style-name="ce1"/>
        </table:table-row>
        <table:table-row table:style-name="ro1">
          <table:table-cell office:value-type="float" office:value="1.15619623661041" calcext:value-type="float">
            <text:p>1.1561962366</text:p>
          </table:table-cell>
          <table:table-cell/>
          <table:table-cell table:style-name="ce1" table:formula="of:=SUM([.A372:.A382])/11" office:value-type="float" office:value="1.02736500176516" calcext:value-type="float">
            <text:p>1.027365001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372:.G382])/11" office:value-type="float" office:value="60.1818181818182" calcext:value-type="float">
            <text:p>60.1818181818</text:p>
          </table:table-cell>
          <table:table-cell table:style-name="ce1"/>
        </table:table-row>
        <table:table-row table:style-name="ro1">
          <table:table-cell office:value-type="float" office:value="0.82677149772644" calcext:value-type="float">
            <text:p>0.8267714977</text:p>
          </table:table-cell>
          <table:table-cell/>
          <table:table-cell table:style-name="ce1" table:formula="of:=SUM([.A373:.A383])/11" office:value-type="float" office:value="1.00376623868942" calcext:value-type="float">
            <text:p>1.003766238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373:.G383])/11" office:value-type="float" office:value="61.7272727272727" calcext:value-type="float">
            <text:p>61.7272727273</text:p>
          </table:table-cell>
          <table:table-cell table:style-name="ce1"/>
        </table:table-row>
        <table:table-row table:style-name="ro1">
          <table:table-cell office:value-type="float" office:value="0.907326221466064" calcext:value-type="float">
            <text:p>0.9073262215</text:p>
          </table:table-cell>
          <table:table-cell/>
          <table:table-cell table:style-name="ce1" table:formula="of:=SUM([.A374:.A384])/11" office:value-type="float" office:value="1.02022994106466" calcext:value-type="float">
            <text:p>1.020229941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374:.G384])/11" office:value-type="float" office:value="64.7272727272727" calcext:value-type="float">
            <text:p>64.7272727273</text:p>
          </table:table-cell>
          <table:table-cell table:style-name="ce1"/>
        </table:table-row>
        <table:table-row table:style-name="ro1">
          <table:table-cell office:value-type="float" office:value="1.12480092048645" calcext:value-type="float">
            <text:p>1.1248009205</text:p>
          </table:table-cell>
          <table:table-cell/>
          <table:table-cell table:style-name="ce1" table:formula="of:=SUM([.A375:.A385])/11" office:value-type="float" office:value="1.06170283122496" calcext:value-type="float">
            <text:p>1.061702831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375:.G385])/11" office:value-type="float" office:value="63" calcext:value-type="float">
            <text:p>63</text:p>
          </table:table-cell>
          <table:table-cell table:style-name="ce1"/>
        </table:table-row>
        <table:table-row table:style-name="ro1">
          <table:table-cell office:value-type="float" office:value="1.091681599617" calcext:value-type="float">
            <text:p>1.0916815996</text:p>
          </table:table-cell>
          <table:table-cell/>
          <table:table-cell table:style-name="ce1" table:formula="of:=SUM([.A376:.A386])/11" office:value-type="float" office:value="1.02505780891939" calcext:value-type="float">
            <text:p>1.025057808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376:.G386])/11" office:value-type="float" office:value="61.2727272727273" calcext:value-type="float">
            <text:p>61.2727272727</text:p>
          </table:table-cell>
          <table:table-cell table:style-name="ce1"/>
        </table:table-row>
        <table:table-row table:style-name="ro1">
          <table:table-cell office:value-type="float" office:value="1.31700325012207" calcext:value-type="float">
            <text:p>1.3170032501</text:p>
          </table:table-cell>
          <table:table-cell/>
          <table:table-cell table:style-name="ce1" table:formula="of:=SUM([.A377:.A387])/11" office:value-type="float" office:value="1.00000557032499" calcext:value-type="float">
            <text:p>1.000005570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377:.G387])/11" office:value-type="float" office:value="64.6363636363636" calcext:value-type="float">
            <text:p>64.6363636364</text:p>
          </table:table-cell>
          <table:table-cell table:style-name="ce1"/>
        </table:table-row>
        <table:table-row table:style-name="ro1">
          <table:table-cell office:value-type="float" office:value="1.20966255664825" calcext:value-type="float">
            <text:p>1.2096625566</text:p>
          </table:table-cell>
          <table:table-cell/>
          <table:table-cell table:style-name="ce1" table:formula="of:=SUM([.A378:.A388])/11" office:value-type="float" office:value="0.980410846796903" calcext:value-type="float">
            <text:p>0.980410846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78:.G388])/11" office:value-type="float" office:value="66.3636363636364" calcext:value-type="float">
            <text:p>66.3636363636</text:p>
          </table:table-cell>
          <table:table-cell table:style-name="ce1"/>
        </table:table-row>
        <table:table-row table:style-name="ro1">
          <table:table-cell office:value-type="float" office:value="1.27322280406952" calcext:value-type="float">
            <text:p>1.2732228041</text:p>
          </table:table-cell>
          <table:table-cell/>
          <table:table-cell table:style-name="ce1" table:formula="of:=SUM([.A379:.A389])/11" office:value-type="float" office:value="0.949885433370418" calcext:value-type="float">
            <text:p>0.949885433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379:.G389])/11" office:value-type="float" office:value="68.0909090909091" calcext:value-type="float">
            <text:p>68.0909090909</text:p>
          </table:table-cell>
          <table:table-cell table:style-name="ce1"/>
        </table:table-row>
        <table:table-row table:style-name="ro1">
          <table:table-cell office:value-type="float" office:value="0.577304363250732" calcext:value-type="float">
            <text:p>0.5773043633</text:p>
          </table:table-cell>
          <table:table-cell/>
          <table:table-cell table:style-name="ce1" table:formula="of:=SUM([.A380:.A390])/11" office:value-type="float" office:value="0.9306424964558" calcext:value-type="float">
            <text:p>0.930642496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380:.G390])/11" office:value-type="float" office:value="69.8181818181818" calcext:value-type="float">
            <text:p>69.8181818182</text:p>
          </table:table-cell>
          <table:table-cell table:style-name="ce1"/>
        </table:table-row>
        <table:table-row table:style-name="ro1">
          <table:table-cell office:value-type="float" office:value="0.816049456596375" calcext:value-type="float">
            <text:p>0.8160494566</text:p>
          </table:table-cell>
          <table:table-cell/>
          <table:table-cell table:style-name="ce1" table:formula="of:=SUM([.A381:.A391])/11" office:value-type="float" office:value="0.960151688619094" calcext:value-type="float">
            <text:p>0.960151688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381:.G391])/11" office:value-type="float" office:value="69.1818181818182" calcext:value-type="float">
            <text:p>69.1818181818</text:p>
          </table:table-cell>
          <table:table-cell table:style-name="ce1"/>
        </table:table-row>
        <table:table-row table:style-name="ro1">
          <table:table-cell office:value-type="float" office:value="1.00099611282349" calcext:value-type="float">
            <text:p>1.0009961128</text:p>
          </table:table-cell>
          <table:table-cell/>
          <table:table-cell table:style-name="ce1" table:formula="of:=SUM([.A382:.A392])/11" office:value-type="float" office:value="0.968811772086405" calcext:value-type="float">
            <text:p>0.968811772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382:.G392])/11" office:value-type="float" office:value="69.1818181818182" calcext:value-type="float">
            <text:p>69.1818181818</text:p>
          </table:table-cell>
          <table:table-cell table:style-name="ce1"/>
        </table:table-row>
        <table:table-row table:style-name="ro1">
          <table:table-cell office:value-type="float" office:value="0.896609842777252" calcext:value-type="float">
            <text:p>0.8966098428</text:p>
          </table:table-cell>
          <table:table-cell/>
          <table:table-cell table:style-name="ce1" table:formula="of:=SUM([.A383:.A393])/11" office:value-type="float" office:value="0.98581396449696" calcext:value-type="float">
            <text:p>0.985813964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383:.G393])/11" office:value-type="float" office:value="69.1818181818182" calcext:value-type="float">
            <text:p>69.1818181818</text:p>
          </table:table-cell>
          <table:table-cell table:style-name="ce1"/>
        </table:table-row>
        <table:table-row table:style-name="ro1">
          <table:table-cell office:value-type="float" office:value="1.00787222385407" calcext:value-type="float">
            <text:p>1.0078722239</text:p>
          </table:table-cell>
          <table:table-cell/>
          <table:table-cell table:style-name="ce1" table:formula="of:=SUM([.A384:.A394])/11" office:value-type="float" office:value="0.974106398495761" calcext:value-type="float">
            <text:p>0.9741063985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384:.G394])/11" office:value-type="float" office:value="68" calcext:value-type="float">
            <text:p>68</text:p>
          </table:table-cell>
          <table:table-cell table:style-name="ce1"/>
        </table:table-row>
        <table:table-row table:style-name="ro1">
          <table:table-cell office:value-type="float" office:value="1.36352801322937" calcext:value-type="float">
            <text:p>1.3635280132</text:p>
          </table:table-cell>
          <table:table-cell/>
          <table:table-cell table:style-name="ce1" table:formula="of:=SUM([.A385:.A395])/11" office:value-type="float" office:value="0.937982971018011" calcext:value-type="float">
            <text:p>0.93798297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385:.G395])/11" office:value-type="float" office:value="64.3636363636364" calcext:value-type="float">
            <text:p>64.3636363636</text:p>
          </table:table-cell>
          <table:table-cell table:style-name="ce1"/>
        </table:table-row>
        <table:table-row table:style-name="ro1">
          <table:table-cell office:value-type="float" office:value="0.721705675125122" calcext:value-type="float">
            <text:p>0.7217056751</text:p>
          </table:table-cell>
          <table:table-cell/>
          <table:table-cell table:style-name="ce1" table:formula="of:=SUM([.A386:.A396])/11" office:value-type="float" office:value="0.896776047619907" calcext:value-type="float">
            <text:p>0.896776047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1" table:formula="of:=SUM([.G386:.G396])/11" office:value-type="float" office:value="65.7272727272727" calcext:value-type="float">
            <text:p>65.7272727273</text:p>
          </table:table-cell>
          <table:table-cell table:style-name="ce1"/>
        </table:table-row>
        <table:table-row table:style-name="ro1">
          <table:table-cell office:value-type="float" office:value="0.816106975078583" calcext:value-type="float">
            <text:p>0.8161069751</text:p>
          </table:table-cell>
          <table:table-cell/>
          <table:table-cell table:style-name="ce1" table:formula="of:=SUM([.A387:.A397])/11" office:value-type="float" office:value="0.921068202365529" calcext:value-type="float">
            <text:p>0.921068202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387:.G397])/11" office:value-type="float" office:value="67.4545454545455" calcext:value-type="float">
            <text:p>67.4545454545</text:p>
          </table:table-cell>
          <table:table-cell table:style-name="ce1"/>
        </table:table-row>
        <table:table-row table:style-name="ro1">
          <table:table-cell office:value-type="float" office:value="1.10146129131317" calcext:value-type="float">
            <text:p>1.1014612913</text:p>
          </table:table-cell>
          <table:table-cell/>
          <table:table-cell table:style-name="ce1" table:formula="of:=SUM([.A388:.A398])/11" office:value-type="float" office:value="0.952506883577867" calcext:value-type="float">
            <text:p>0.952506883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388:.G398])/11" office:value-type="float" office:value="67.4545454545455" calcext:value-type="float">
            <text:p>67.4545454545</text:p>
          </table:table-cell>
          <table:table-cell table:style-name="ce1"/>
        </table:table-row>
        <table:table-row table:style-name="ro1">
          <table:table-cell office:value-type="float" office:value="0.873883008956909" calcext:value-type="float">
            <text:p>0.873883009</text:p>
          </table:table-cell>
          <table:table-cell/>
          <table:table-cell table:style-name="ce1" table:formula="of:=SUM([.A389:.A399])/11" office:value-type="float" office:value="0.950997401367535" calcext:value-type="float">
            <text:p>0.950997401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389:.G399])/11" office:value-type="float" office:value="66.8181818181818" calcext:value-type="float">
            <text:p>66.8181818182</text:p>
          </table:table-cell>
          <table:table-cell table:style-name="ce1"/>
        </table:table-row>
        <table:table-row table:style-name="ro1">
          <table:table-cell office:value-type="float" office:value="1.06155049800873" calcext:value-type="float">
            <text:p>1.061550498</text:p>
          </table:table-cell>
          <table:table-cell/>
          <table:table-cell table:style-name="ce1" table:formula="of:=SUM([.A390:.A400])/11" office:value-type="float" office:value="0.956087031147697" calcext:value-type="float">
            <text:p>0.956087031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390:.G400])/11" office:value-type="float" office:value="63.4545454545455" calcext:value-type="float">
            <text:p>63.4545454545</text:p>
          </table:table-cell>
          <table:table-cell table:style-name="ce1"/>
        </table:table-row>
        <table:table-row table:style-name="ro1">
          <table:table-cell office:value-type="float" office:value="0.901905477046967" calcext:value-type="float">
            <text:p>0.901905477</text:p>
          </table:table-cell>
          <table:table-cell/>
          <table:table-cell table:style-name="ce1" table:formula="of:=SUM([.A391:.A401])/11" office:value-type="float" office:value="0.938469707965851" calcext:value-type="float">
            <text:p>0.93846970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91:.G401])/11" office:value-type="float" office:value="63.4545454545455" calcext:value-type="float">
            <text:p>63.4545454545</text:p>
          </table:table-cell>
          <table:table-cell table:style-name="ce1"/>
        </table:table-row>
        <table:table-row table:style-name="ro1">
          <table:table-cell office:value-type="float" office:value="0.911310374736786" calcext:value-type="float">
            <text:p>0.9113103747</text:p>
          </table:table-cell>
          <table:table-cell/>
          <table:table-cell table:style-name="ce1" table:formula="of:=SUM([.A392:.A402])/11" office:value-type="float" office:value="0.970848495310003" calcext:value-type="float">
            <text:p>0.970848495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392:.G402])/11" office:value-type="float" office:value="61.8181818181818" calcext:value-type="float">
            <text:p>61.8181818182</text:p>
          </table:table-cell>
          <table:table-cell table:style-name="ce1"/>
        </table:table-row>
        <table:table-row table:style-name="ro1">
          <table:table-cell office:value-type="float" office:value="1.1880202293396" calcext:value-type="float">
            <text:p>1.1880202293</text:p>
          </table:table-cell>
          <table:table-cell/>
          <table:table-cell table:style-name="ce1" table:formula="of:=SUM([.A393:.A403])/11" office:value-type="float" office:value="0.975049983371388" calcext:value-type="float">
            <text:p>0.975049983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393:.G403])/11" office:value-type="float" office:value="60.6363636363636" calcext:value-type="float">
            <text:p>60.6363636364</text:p>
          </table:table-cell>
          <table:table-cell table:style-name="ce1"/>
        </table:table-row>
        <table:table-row table:style-name="ro1">
          <table:table-cell office:value-type="float" office:value="0.767826616764069" calcext:value-type="float">
            <text:p>0.7678266168</text:p>
          </table:table-cell>
          <table:table-cell/>
          <table:table-cell table:style-name="ce1" table:formula="of:=SUM([.A394:.A404])/11" office:value-type="float" office:value="0.931601806120439" calcext:value-type="float">
            <text:p>0.931601806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394:.G404])/11" office:value-type="float" office:value="60.6363636363636" calcext:value-type="float">
            <text:p>60.6363636364</text:p>
          </table:table-cell>
          <table:table-cell table:style-name="ce1"/>
        </table:table-row>
        <table:table-row table:style-name="ro1">
          <table:table-cell office:value-type="float" office:value="0.610514521598816" calcext:value-type="float">
            <text:p>0.6105145216</text:p>
          </table:table-cell>
          <table:table-cell/>
          <table:table-cell table:style-name="ce1" table:formula="of:=SUM([.A395:.A405])/11" office:value-type="float" office:value="0.981568266044964" calcext:value-type="float">
            <text:p>0.98156826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395:.G405])/11" office:value-type="float" office:value="61.1818181818182" calcext:value-type="float">
            <text:p>61.1818181818</text:p>
          </table:table-cell>
          <table:table-cell table:style-name="ce1"/>
        </table:table-row>
        <table:table-row table:style-name="ro1">
          <table:table-cell office:value-type="float" office:value="0.91025185585022" calcext:value-type="float">
            <text:p>0.9102518559</text:p>
          </table:table-cell>
          <table:table-cell/>
          <table:table-cell table:style-name="ce1" table:formula="of:=SUM([.A396:.A406])/11" office:value-type="float" office:value="0.965889169411226" calcext:value-type="float">
            <text:p>0.9658891694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396:.G406])/11" office:value-type="float" office:value="64.0909090909091" calcext:value-type="float">
            <text:p>64.0909090909</text:p>
          </table:table-cell>
          <table:table-cell table:style-name="ce1"/>
        </table:table-row>
        <table:table-row table:style-name="ro1">
          <table:table-cell office:value-type="float" office:value="0.988919377326965" calcext:value-type="float">
            <text:p>0.9889193773</text:p>
          </table:table-cell>
          <table:table-cell/>
          <table:table-cell table:style-name="ce1" table:formula="of:=SUM([.A397:.A407])/11" office:value-type="float" office:value="0.94972514835271" calcext:value-type="float">
            <text:p>0.949725148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397:.G407])/11" office:value-type="float" office:value="64.4545454545455" calcext:value-type="float">
            <text:p>64.4545454545</text:p>
          </table:table-cell>
          <table:table-cell table:style-name="ce1"/>
        </table:table-row>
        <table:table-row table:style-name="ro1">
          <table:table-cell office:value-type="float" office:value="1.16193246841431" calcext:value-type="float">
            <text:p>1.1619324684</text:p>
          </table:table-cell>
          <table:table-cell/>
          <table:table-cell table:style-name="ce1" table:formula="of:=SUM([.A398:.A408])/11" office:value-type="float" office:value="0.946167352524671" calcext:value-type="float">
            <text:p>0.946167352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398:.G408])/11" office:value-type="float" office:value="66.1818181818182" calcext:value-type="float">
            <text:p>66.1818181818</text:p>
          </table:table-cell>
          <table:table-cell table:style-name="ce1"/>
        </table:table-row>
        <table:table-row table:style-name="ro1">
          <table:table-cell office:value-type="float" office:value="1.08485698699951" calcext:value-type="float">
            <text:p>1.084856987</text:p>
          </table:table-cell>
          <table:table-cell/>
          <table:table-cell table:style-name="ce1" table:formula="of:=SUM([.A399:.A409])/11" office:value-type="float" office:value="0.907685661857778" calcext:value-type="float">
            <text:p>0.907685661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399:.G409])/11" office:value-type="float" office:value="65.6363636363636" calcext:value-type="float">
            <text:p>65.6363636364</text:p>
          </table:table-cell>
          <table:table-cell table:style-name="ce1"/>
        </table:table-row>
        <table:table-row table:style-name="ro1">
          <table:table-cell office:value-type="float" office:value="0.929868936538696" calcext:value-type="float">
            <text:p>0.9298689365</text:p>
          </table:table-cell>
          <table:table-cell/>
          <table:table-cell table:style-name="ce1" table:formula="of:=SUM([.A400:.A410])/11" office:value-type="float" office:value="0.958828690377149" calcext:value-type="float">
            <text:p>0.95882869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400:.G410])/11" office:value-type="float" office:value="65.6363636363636" calcext:value-type="float">
            <text:p>65.6363636364</text:p>
          </table:table-cell>
          <table:table-cell table:style-name="ce1"/>
        </table:table-row>
        <table:table-row table:style-name="ro1">
          <table:table-cell office:value-type="float" office:value="0.867759943008423" calcext:value-type="float">
            <text:p>0.867759943</text:p>
          </table:table-cell>
          <table:table-cell/>
          <table:table-cell table:style-name="ce1" table:formula="of:=SUM([.A401:.A411])/11" office:value-type="float" office:value="0.94705881042914" calcext:value-type="float">
            <text:p>0.947058810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401:.G411])/11" office:value-type="float" office:value="65.6363636363636" calcext:value-type="float">
            <text:p>65.6363636364</text:p>
          </table:table-cell>
          <table:table-cell table:style-name="ce1"/>
        </table:table-row>
        <table:table-row table:style-name="ro1">
          <table:table-cell office:value-type="float" office:value="1.25807213783264" calcext:value-type="float">
            <text:p>1.2580721378</text:p>
          </table:table-cell>
          <table:table-cell/>
          <table:table-cell table:style-name="ce1" table:formula="of:=SUM([.A402:.A412])/11" office:value-type="float" office:value="0.950155623934486" calcext:value-type="float">
            <text:p>0.950155623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402:.G412])/11" office:value-type="float" office:value="65.6363636363636" calcext:value-type="float">
            <text:p>65.6363636364</text:p>
          </table:table-cell>
          <table:table-cell table:style-name="ce1"/>
        </table:table-row>
        <table:table-row table:style-name="ro1">
          <table:table-cell office:value-type="float" office:value="0.957526743412018" calcext:value-type="float">
            <text:p>0.9575267434</text:p>
          </table:table-cell>
          <table:table-cell/>
          <table:table-cell table:style-name="ce1" table:formula="of:=SUM([.A403:.A413])/11" office:value-type="float" office:value="0.927792633121664" calcext:value-type="float">
            <text:p>0.927792633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403:.G413])/11" office:value-type="float" office:value="69" calcext:value-type="float">
            <text:p>69</text:p>
          </table:table-cell>
          <table:table-cell table:style-name="ce1"/>
        </table:table-row>
        <table:table-row table:style-name="ro1">
          <table:table-cell office:value-type="float" office:value="0.710090279579163" calcext:value-type="float">
            <text:p>0.7100902796</text:p>
          </table:table-cell>
          <table:table-cell/>
          <table:table-cell table:style-name="ce1" table:formula="of:=SUM([.A404:.A414])/11" office:value-type="float" office:value="0.937258192084053" calcext:value-type="float">
            <text:p>0.937258192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404:.G414])/11" office:value-type="float" office:value="71.2727272727273" calcext:value-type="float">
            <text:p>71.2727272727</text:p>
          </table:table-cell>
          <table:table-cell table:style-name="ce1"/>
        </table:table-row>
        <table:table-row table:style-name="ro1">
          <table:table-cell office:value-type="float" office:value="1.31745767593384" calcext:value-type="float">
            <text:p>1.3174576759</text:p>
          </table:table-cell>
          <table:table-cell/>
          <table:table-cell table:style-name="ce1" table:formula="of:=SUM([.A405:.A415])/11" office:value-type="float" office:value="0.936601419340481" calcext:value-type="float">
            <text:p>0.936601419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405:.G415])/11" office:value-type="float" office:value="69.5454545454546" calcext:value-type="float">
            <text:p>69.5454545455</text:p>
          </table:table-cell>
          <table:table-cell table:style-name="ce1"/>
        </table:table-row>
        <table:table-row table:style-name="ro1">
          <table:table-cell office:value-type="float" office:value="0.438044458627701" calcext:value-type="float">
            <text:p>0.4380444586</text:p>
          </table:table-cell>
          <table:table-cell/>
          <table:table-cell table:style-name="ce1" table:formula="of:=SUM([.A406:.A416])/11" office:value-type="float" office:value="0.874255773696033" calcext:value-type="float">
            <text:p>0.874255773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406:.G416])/11" office:value-type="float" office:value="69" calcext:value-type="float">
            <text:p>69</text:p>
          </table:table-cell>
          <table:table-cell table:style-name="ce1"/>
        </table:table-row>
        <table:table-row table:style-name="ro1">
          <table:table-cell office:value-type="float" office:value="0.732447624206543" calcext:value-type="float">
            <text:p>0.7324476242</text:p>
          </table:table-cell>
          <table:table-cell/>
          <table:table-cell table:style-name="ce1" table:formula="of:=SUM([.A407:.A417])/11" office:value-type="float" office:value="0.906468716534701" calcext:value-type="float">
            <text:p>0.906468716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07:.G417])/11" office:value-type="float" office:value="67.8181818181818" calcext:value-type="float">
            <text:p>67.8181818182</text:p>
          </table:table-cell>
          <table:table-cell table:style-name="ce1"/>
        </table:table-row>
        <table:table-row table:style-name="ro1">
          <table:table-cell office:value-type="float" office:value="0.949783623218536" calcext:value-type="float">
            <text:p>0.9497836232</text:p>
          </table:table-cell>
          <table:table-cell/>
          <table:table-cell table:style-name="ce1" table:formula="of:=SUM([.A408:.A418])/11" office:value-type="float" office:value="0.903945565223694" calcext:value-type="float">
            <text:p>0.903945565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408:.G418])/11" office:value-type="float" office:value="67.8181818181818" calcext:value-type="float">
            <text:p>67.8181818182</text:p>
          </table:table-cell>
          <table:table-cell table:style-name="ce1"/>
        </table:table-row>
        <table:table-row table:style-name="ro1">
          <table:table-cell office:value-type="float" office:value="0.738633871078491" calcext:value-type="float">
            <text:p>0.7386338711</text:p>
          </table:table-cell>
          <table:table-cell/>
          <table:table-cell table:style-name="ce1" table:formula="of:=SUM([.A409:.A419])/11" office:value-type="float" office:value="0.900094915520061" calcext:value-type="float">
            <text:p>0.900094915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409:.G419])/11" office:value-type="float" office:value="67.8181818181818" calcext:value-type="float">
            <text:p>67.8181818182</text:p>
          </table:table-cell>
          <table:table-cell table:style-name="ce1"/>
        </table:table-row>
        <table:table-row table:style-name="ro1">
          <table:table-cell office:value-type="float" office:value="1.64743030071259" calcext:value-type="float">
            <text:p>1.6474303007</text:p>
          </table:table-cell>
          <table:table-cell/>
          <table:table-cell table:style-name="ce1" table:formula="of:=SUM([.A410:.A420])/11" office:value-type="float" office:value="0.926680895415219" calcext:value-type="float">
            <text:p>0.926680895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410:.G420])/11" office:value-type="float" office:value="65.7272727272727" calcext:value-type="float">
            <text:p>65.7272727273</text:p>
          </table:table-cell>
          <table:table-cell table:style-name="ce1"/>
        </table:table-row>
        <table:table-row table:style-name="ro1">
          <table:table-cell office:value-type="float" office:value="0.800400257110596" calcext:value-type="float">
            <text:p>0.8004002571</text:p>
          </table:table-cell>
          <table:table-cell/>
          <table:table-cell table:style-name="ce1" table:formula="of:=SUM([.A411:.A421])/11" office:value-type="float" office:value="0.937385976314544" calcext:value-type="float">
            <text:p>0.937385976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411:.G421])/11" office:value-type="float" office:value="65.7272727272727" calcext:value-type="float">
            <text:p>65.7272727273</text:p>
          </table:table-cell>
          <table:table-cell table:style-name="ce1"/>
        </table:table-row>
        <table:table-row table:style-name="ro1">
          <table:table-cell office:value-type="float" office:value="0.90182489156723" calcext:value-type="float">
            <text:p>0.9018248916</text:p>
          </table:table-cell>
          <table:table-cell/>
          <table:table-cell table:style-name="ce1" table:formula="of:=SUM([.A412:.A422])/11" office:value-type="float" office:value="1.02004523168911" calcext:value-type="float">
            <text:p>1.020045231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412:.G422])/11" office:value-type="float" office:value="67.3636363636364" calcext:value-type="float">
            <text:p>67.3636363636</text:p>
          </table:table-cell>
          <table:table-cell table:style-name="ce1"/>
        </table:table-row>
        <table:table-row table:style-name="ro1">
          <table:table-cell office:value-type="float" office:value="1.0120792388916" calcext:value-type="float">
            <text:p>1.0120792389</text:p>
          </table:table-cell>
          <table:table-cell/>
          <table:table-cell table:style-name="ce1" table:formula="of:=SUM([.A413:.A423])/11" office:value-type="float" office:value="1.07255361296914" calcext:value-type="float">
            <text:p>1.07255361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413:.G423])/11" office:value-type="float" office:value="66.1818181818182" calcext:value-type="float">
            <text:p>66.1818181818</text:p>
          </table:table-cell>
          <table:table-cell table:style-name="ce1"/>
        </table:table-row>
        <table:table-row table:style-name="ro1">
          <table:table-cell office:value-type="float" office:value="1.06164789199829" calcext:value-type="float">
            <text:p>1.061647892</text:p>
          </table:table-cell>
          <table:table-cell/>
          <table:table-cell table:style-name="ce1" table:formula="of:=SUM([.A414:.A424])/11" office:value-type="float" office:value="1.07157242298126" calcext:value-type="float">
            <text:p>1.07157242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414:.G424])/11" office:value-type="float" office:value="65.6363636363636" calcext:value-type="float">
            <text:p>65.6363636364</text:p>
          </table:table-cell>
          <table:table-cell table:style-name="ce1"/>
        </table:table-row>
        <table:table-row table:style-name="ro1">
          <table:table-cell office:value-type="float" office:value="0.702865779399872" calcext:value-type="float">
            <text:p>0.7028657794</text:p>
          </table:table-cell>
          <table:table-cell/>
          <table:table-cell table:style-name="ce1" table:formula="of:=SUM([.A415:.A425])/11" office:value-type="float" office:value="1.0528348792683" calcext:value-type="float">
            <text:p>1.052834879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415:.G425])/11" office:value-type="float" office:value="66.2727272727273" calcext:value-type="float">
            <text:p>66.2727272727</text:p>
          </table:table-cell>
          <table:table-cell table:style-name="ce1"/>
        </table:table-row>
        <table:table-row table:style-name="ro1">
          <table:table-cell office:value-type="float" office:value="0.63165557384491" calcext:value-type="float">
            <text:p>0.6316555738</text:p>
          </table:table-cell>
          <table:table-cell/>
          <table:table-cell table:style-name="ce1" table:formula="of:=SUM([.A416:.A426])/11" office:value-type="float" office:value="1.05618436228145" calcext:value-type="float">
            <text:p>1.056184362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16:.G426])/11" office:value-type="float" office:value="66.8181818181818" calcext:value-type="float">
            <text:p>66.8181818182</text:p>
          </table:table-cell>
          <table:table-cell table:style-name="ce1"/>
        </table:table-row>
        <table:table-row table:style-name="ro1">
          <table:table-cell office:value-type="float" office:value="0.792386829853058" calcext:value-type="float">
            <text:p>0.7923868299</text:p>
          </table:table-cell>
          <table:table-cell/>
          <table:table-cell table:style-name="ce1" table:formula="of:=SUM([.A417:.A427])/11" office:value-type="float" office:value="1.07176311449571" calcext:value-type="float">
            <text:p>1.071763114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17:.G427])/11" office:value-type="float" office:value="68" calcext:value-type="float">
            <text:p>68</text:p>
          </table:table-cell>
          <table:table-cell table:style-name="ce1"/>
        </table:table-row>
        <table:table-row table:style-name="ro1">
          <table:table-cell office:value-type="float" office:value="0.704692959785461" calcext:value-type="float">
            <text:p>0.7046929598</text:p>
          </table:table-cell>
          <table:table-cell/>
          <table:table-cell table:style-name="ce1" table:formula="of:=SUM([.A418:.A428])/11" office:value-type="float" office:value="1.0927752960812" calcext:value-type="float">
            <text:p>1.092775296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18:.G428])/11" office:value-type="float" office:value="69.1818181818182" calcext:value-type="float">
            <text:p>69.1818181818</text:p>
          </table:table-cell>
          <table:table-cell table:style-name="ce1"/>
        </table:table-row>
        <table:table-row table:style-name="ro1">
          <table:table-cell office:value-type="float" office:value="0.907426476478577" calcext:value-type="float">
            <text:p>0.9074264765</text:p>
          </table:table-cell>
          <table:table-cell/>
          <table:table-cell table:style-name="ce1" table:formula="of:=SUM([.A419:.A429])/11" office:value-type="float" office:value="1.10261713916605" calcext:value-type="float">
            <text:p>1.102617139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419:.G429])/11" office:value-type="float" office:value="69.1818181818182" calcext:value-type="float">
            <text:p>69.1818181818</text:p>
          </table:table-cell>
          <table:table-cell table:style-name="ce1"/>
        </table:table-row>
        <table:table-row table:style-name="ro1">
          <table:table-cell office:value-type="float" office:value="1.03107964992523" calcext:value-type="float">
            <text:p>1.0310796499</text:p>
          </table:table-cell>
          <table:table-cell/>
          <table:table-cell table:style-name="ce1" table:formula="of:=SUM([.A420:.A430])/11" office:value-type="float" office:value="1.12153212048791" calcext:value-type="float">
            <text:p>1.1215321205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420:.G430])/11" office:value-type="float" office:value="68.5454545454545" calcext:value-type="float">
            <text:p>68.5454545455</text:p>
          </table:table-cell>
          <table:table-cell table:style-name="ce1"/>
        </table:table-row>
        <table:table-row table:style-name="ro1">
          <table:table-cell office:value-type="float" office:value="1.76518619060516" calcext:value-type="float">
            <text:p>1.7651861906</text:p>
          </table:table-cell>
          <table:table-cell/>
          <table:table-cell table:style-name="ce1" table:formula="of:=SUM([.A421:.A431])/11" office:value-type="float" office:value="1.0891221111471" calcext:value-type="float">
            <text:p>1.089122111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421:.G431])/11" office:value-type="float" office:value="70.6363636363636" calcext:value-type="float">
            <text:p>70.6363636364</text:p>
          </table:table-cell>
          <table:table-cell table:style-name="ce1"/>
        </table:table-row>
        <table:table-row table:style-name="ro1">
          <table:table-cell office:value-type="float" office:value="1.70965206623077" calcext:value-type="float">
            <text:p>1.7096520662</text:p>
          </table:table-cell>
          <table:table-cell/>
          <table:table-cell table:style-name="ce1" table:formula="of:=SUM([.A422:.A432])/11" office:value-type="float" office:value="1.01179917292161" calcext:value-type="float">
            <text:p>1.011799172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422:.G432])/11" office:value-type="float" office:value="70.4545454545455" calcext:value-type="float">
            <text:p>70.4545454545</text:p>
          </table:table-cell>
          <table:table-cell table:style-name="ce1"/>
        </table:table-row>
        <table:table-row table:style-name="ro1">
          <table:table-cell office:value-type="float" office:value="1.47941708564758" calcext:value-type="float">
            <text:p>1.4794170856</text:p>
          </table:table-cell>
          <table:table-cell/>
          <table:table-cell table:style-name="ce1" table:formula="of:=SUM([.A423:.A433])/11" office:value-type="float" office:value="0.94926783171567" calcext:value-type="float">
            <text:p>0.949267831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23:.G433])/11" office:value-type="float" office:value="70.4545454545455" calcext:value-type="float">
            <text:p>70.4545454545</text:p>
          </table:table-cell>
          <table:table-cell table:style-name="ce1"/>
        </table:table-row>
        <table:table-row table:style-name="ro1">
          <table:table-cell office:value-type="float" office:value="1.00128614902496" calcext:value-type="float">
            <text:p>1.001286149</text:p>
          </table:table-cell>
          <table:table-cell/>
          <table:table-cell table:style-name="ce1" table:formula="of:=SUM([.A424:.A434])/11" office:value-type="float" office:value="0.879247324033217" calcext:value-type="float">
            <text:p>0.87924732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424:.G434])/11" office:value-type="float" office:value="69.9090909090909" calcext:value-type="float">
            <text:p>69.9090909091</text:p>
          </table:table-cell>
          <table:table-cell table:style-name="ce1"/>
        </table:table-row>
        <table:table-row table:style-name="ro1">
          <table:table-cell office:value-type="float" office:value="0.855534911155701" calcext:value-type="float">
            <text:p>0.8555349112</text:p>
          </table:table-cell>
          <table:table-cell/>
          <table:table-cell table:style-name="ce1" table:formula="of:=SUM([.A425:.A435])/11" office:value-type="float" office:value="0.94402216239409" calcext:value-type="float">
            <text:p>0.944022162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425:.G435])/11" office:value-type="float" office:value="67.0909090909091" calcext:value-type="float">
            <text:p>67.0909090909</text:p>
          </table:table-cell>
          <table:table-cell table:style-name="ce1"/>
        </table:table-row>
        <table:table-row table:style-name="ro1">
          <table:table-cell office:value-type="float" office:value="0.739710092544556" calcext:value-type="float">
            <text:p>0.7397100925</text:p>
          </table:table-cell>
          <table:table-cell/>
          <table:table-cell table:style-name="ce1" table:formula="of:=SUM([.A426:.A436])/11" office:value-type="float" office:value="0.990825019099496" calcext:value-type="float">
            <text:p>0.990825019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26:.G436])/11" office:value-type="float" office:value="65.3636363636364" calcext:value-type="float">
            <text:p>65.3636363636</text:p>
          </table:table-cell>
          <table:table-cell table:style-name="ce1"/>
        </table:table-row>
        <table:table-row table:style-name="ro1">
          <table:table-cell office:value-type="float" office:value="0.803021848201752" calcext:value-type="float">
            <text:p>0.8030218482</text:p>
          </table:table-cell>
          <table:table-cell/>
          <table:table-cell table:style-name="ce1" table:formula="of:=SUM([.A427:.A437])/11" office:value-type="float" office:value="1.0297060825608" calcext:value-type="float">
            <text:p>1.029706082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427:.G437])/11" office:value-type="float" office:value="65.9090909090909" calcext:value-type="float">
            <text:p>65.9090909091</text:p>
          </table:table-cell>
          <table:table-cell table:style-name="ce1"/>
        </table:table-row>
        <table:table-row table:style-name="ro1">
          <table:table-cell office:value-type="float" office:value="1.0235208272934" calcext:value-type="float">
            <text:p>1.0235208273</text:p>
          </table:table-cell>
          <table:table-cell/>
          <table:table-cell table:style-name="ce1" table:formula="of:=SUM([.A428:.A438])/11" office:value-type="float" office:value="1.09820899096402" calcext:value-type="float">
            <text:p>1.09820899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428:.G438])/11" office:value-type="float" office:value="63.6363636363636" calcext:value-type="float">
            <text:p>63.6363636364</text:p>
          </table:table-cell>
          <table:table-cell table:style-name="ce1"/>
        </table:table-row>
        <table:table-row table:style-name="ro1">
          <table:table-cell office:value-type="float" office:value="0.812953233718872" calcext:value-type="float">
            <text:p>0.8129532337</text:p>
          </table:table-cell>
          <table:table-cell/>
          <table:table-cell table:style-name="ce1" table:formula="of:=SUM([.A429:.A439])/11" office:value-type="float" office:value="1.12684948877855" calcext:value-type="float">
            <text:p>1.126849488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29:.G439])/11" office:value-type="float" office:value="62.4545454545455" calcext:value-type="float">
            <text:p>62.4545454545</text:p>
          </table:table-cell>
          <table:table-cell table:style-name="ce1"/>
        </table:table-row>
        <table:table-row table:style-name="ro1">
          <table:table-cell office:value-type="float" office:value="1.11549127101898" calcext:value-type="float">
            <text:p>1.115491271</text:p>
          </table:table-cell>
          <table:table-cell/>
          <table:table-cell table:style-name="ce1" table:formula="of:=SUM([.A430:.A440])/11" office:value-type="float" office:value="1.13371123508974" calcext:value-type="float">
            <text:p>1.133711235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430:.G440])/11" office:value-type="float" office:value="62.4545454545455" calcext:value-type="float">
            <text:p>62.4545454545</text:p>
          </table:table-cell>
          <table:table-cell table:style-name="ce1"/>
        </table:table-row>
        <table:table-row table:style-name="ro1">
          <table:table-cell office:value-type="float" office:value="0.674569547176361" calcext:value-type="float">
            <text:p>0.6745695472</text:p>
          </table:table-cell>
          <table:table-cell/>
          <table:table-cell table:style-name="ce1" table:formula="of:=SUM([.A431:.A441])/11" office:value-type="float" office:value="1.09365158731287" calcext:value-type="float">
            <text:p>1.093651587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431:.G441])/11" office:value-type="float" office:value="61.3636363636364" calcext:value-type="float">
            <text:p>61.3636363636</text:p>
          </table:table-cell>
          <table:table-cell table:style-name="ce1"/>
        </table:table-row>
        <table:table-row table:style-name="ro1">
          <table:table-cell office:value-type="float" office:value="0.914633870124817" calcext:value-type="float">
            <text:p>0.9146338701</text:p>
          </table:table-cell>
          <table:table-cell/>
          <table:table-cell table:style-name="ce1" table:formula="of:=SUM([.A432:.A442])/11" office:value-type="float" office:value="1.10157038406892" calcext:value-type="float">
            <text:p>1.101570384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432:.G442])/11" office:value-type="float" office:value="58.5454545454545" calcext:value-type="float">
            <text:p>58.5454545455</text:p>
          </table:table-cell>
          <table:table-cell table:style-name="ce1"/>
        </table:table-row>
        <table:table-row table:style-name="ro1">
          <table:table-cell office:value-type="float" office:value="1.02180731296539" calcext:value-type="float">
            <text:p>1.021807313</text:p>
          </table:table-cell>
          <table:table-cell/>
          <table:table-cell table:style-name="ce1" table:formula="of:=SUM([.A433:.A443])/11" office:value-type="float" office:value="1.10388600284403" calcext:value-type="float">
            <text:p>1.103886002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433:.G443])/11" office:value-type="float" office:value="57.6363636363636" calcext:value-type="float">
            <text:p>57.6363636364</text:p>
          </table:table-cell>
          <table:table-cell table:style-name="ce1"/>
        </table:table-row>
        <table:table-row table:style-name="ro1">
          <table:table-cell office:value-type="float" office:value="0.709191501140595" calcext:value-type="float">
            <text:p>0.7091915011</text:p>
          </table:table-cell>
          <table:table-cell/>
          <table:table-cell table:style-name="ce1" table:formula="of:=SUM([.A434:.A444])/11" office:value-type="float" office:value="1.10404345664111" calcext:value-type="float">
            <text:p>1.104043456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434:.G444])/11" office:value-type="float" office:value="59.7272727272727" calcext:value-type="float">
            <text:p>59.7272727273</text:p>
          </table:table-cell>
          <table:table-cell table:style-name="ce1"/>
        </table:table-row>
        <table:table-row table:style-name="ro1">
          <table:table-cell office:value-type="float" office:value="1.71380937099457" calcext:value-type="float">
            <text:p>1.713809371</text:p>
          </table:table-cell>
          <table:table-cell/>
          <table:table-cell table:style-name="ce1" table:formula="of:=SUM([.A435:.A445])/11" office:value-type="float" office:value="1.11479781974446" calcext:value-type="float">
            <text:p>1.114797819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435:.G445])/11" office:value-type="float" office:value="60.2727272727273" calcext:value-type="float">
            <text:p>60.2727272727</text:p>
          </table:table-cell>
          <table:table-cell table:style-name="ce1"/>
        </table:table-row>
        <table:table-row table:style-name="ro1">
          <table:table-cell office:value-type="float" office:value="1.37036633491516" calcext:value-type="float">
            <text:p>1.3703663349</text:p>
          </table:table-cell>
          <table:table-cell/>
          <table:table-cell table:style-name="ce1" table:formula="of:=SUM([.A436:.A446])/11" office:value-type="float" office:value="1.05369341373444" calcext:value-type="float">
            <text:p>1.053693413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436:.G446])/11" office:value-type="float" office:value="61.3636363636364" calcext:value-type="float">
            <text:p>61.3636363636</text:p>
          </table:table-cell>
          <table:table-cell table:style-name="ce1"/>
        </table:table-row>
        <table:table-row table:style-name="ro1">
          <table:table-cell office:value-type="float" office:value="1.1674017906189" calcext:value-type="float">
            <text:p>1.1674017906</text:p>
          </table:table-cell>
          <table:table-cell/>
          <table:table-cell table:style-name="ce1" table:formula="of:=SUM([.A437:.A447])/11" office:value-type="float" office:value="1.02382550456307" calcext:value-type="float">
            <text:p>1.023825504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437:.G447])/11" office:value-type="float" office:value="60.8181818181818" calcext:value-type="float">
            <text:p>60.8181818182</text:p>
          </table:table-cell>
          <table:table-cell table:style-name="ce1"/>
        </table:table-row>
        <table:table-row table:style-name="ro1">
          <table:table-cell office:value-type="float" office:value="1.55655384063721" calcext:value-type="float">
            <text:p>1.5565538406</text:p>
          </table:table-cell>
          <table:table-cell/>
          <table:table-cell table:style-name="ce1" table:formula="of:=SUM([.A438:.A448])/11" office:value-type="float" office:value="0.988307752392509" calcext:value-type="float">
            <text:p>0.988307752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438:.G448])/11" office:value-type="float" office:value="58" calcext:value-type="float">
            <text:p>58</text:p>
          </table:table-cell>
          <table:table-cell table:style-name="ce1"/>
        </table:table-row>
        <table:table-row table:style-name="ro1">
          <table:table-cell office:value-type="float" office:value="1.33856630325317" calcext:value-type="float">
            <text:p>1.3385663033</text:p>
          </table:table-cell>
          <table:table-cell/>
          <table:table-cell table:style-name="ce1" table:formula="of:=SUM([.A439:.A449])/11" office:value-type="float" office:value="0.965407181869854" calcext:value-type="float">
            <text:p>0.965407181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39:.G449])/11" office:value-type="float" office:value="58.5454545454545" calcext:value-type="float">
            <text:p>58.5454545455</text:p>
          </table:table-cell>
          <table:table-cell table:style-name="ce1"/>
        </table:table-row>
        <table:table-row table:style-name="ro1">
          <table:table-cell office:value-type="float" office:value="0.888432443141937" calcext:value-type="float">
            <text:p>0.8884324431</text:p>
          </table:table-cell>
          <table:table-cell/>
          <table:table-cell table:style-name="ce1" table:formula="of:=SUM([.A440:.A450])/11" office:value-type="float" office:value="0.932011311704462" calcext:value-type="float">
            <text:p>0.932011311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40:.G450])/11" office:value-type="float" office:value="58" calcext:value-type="float">
            <text:p>58</text:p>
          </table:table-cell>
          <table:table-cell table:style-name="ce1"/>
        </table:table-row>
        <table:table-row table:style-name="ro1">
          <table:table-cell office:value-type="float" office:value="0.67483514547348" calcext:value-type="float">
            <text:p>0.6748351455</text:p>
          </table:table-cell>
          <table:table-cell/>
          <table:table-cell table:style-name="ce1" table:formula="of:=SUM([.A441:.A451])/11" office:value-type="float" office:value="0.942438532005657" calcext:value-type="float">
            <text:p>0.94243853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441:.G451])/11" office:value-type="float" office:value="59.7272727272727" calcext:value-type="float">
            <text:p>59.7272727273</text:p>
          </table:table-cell>
          <table:table-cell table:style-name="ce1"/>
        </table:table-row>
        <table:table-row table:style-name="ro1">
          <table:table-cell office:value-type="float" office:value="0.76167631149292" calcext:value-type="float">
            <text:p>0.7616763115</text:p>
          </table:table-cell>
          <table:table-cell/>
          <table:table-cell table:style-name="ce1" table:formula="of:=SUM([.A442:.A452])/11" office:value-type="float" office:value="0.969743636521427" calcext:value-type="float">
            <text:p>0.969743636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442:.G452])/11" office:value-type="float" office:value="60.8181818181818" calcext:value-type="float">
            <text:p>60.8181818182</text:p>
          </table:table-cell>
          <table:table-cell table:style-name="ce1"/>
        </table:table-row>
        <table:table-row table:style-name="ro1">
          <table:table-cell office:value-type="float" office:value="0.940105676651001" calcext:value-type="float">
            <text:p>0.9401056767</text:p>
          </table:table-cell>
          <table:table-cell/>
          <table:table-cell table:style-name="ce1" table:formula="of:=SUM([.A443:.A453])/11" office:value-type="float" office:value="0.97803565047004" calcext:value-type="float">
            <text:p>0.978035650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443:.G453])/11" office:value-type="float" office:value="62.4545454545455" calcext:value-type="float">
            <text:p>62.4545454545</text:p>
          </table:table-cell>
          <table:table-cell table:style-name="ce1"/>
        </table:table-row>
        <table:table-row table:style-name="ro1">
          <table:table-cell office:value-type="float" office:value="1.02353930473328" calcext:value-type="float">
            <text:p>1.0235393047</text:p>
          </table:table-cell>
          <table:table-cell/>
          <table:table-cell table:style-name="ce1" table:formula="of:=SUM([.A444:.A454])/11" office:value-type="float" office:value="1.00335621291941" calcext:value-type="float">
            <text:p>1.0033562129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444:.G454])/11" office:value-type="float" office:value="64.1818181818182" calcext:value-type="float">
            <text:p>64.1818181818</text:p>
          </table:table-cell>
          <table:table-cell table:style-name="ce1"/>
        </table:table-row>
        <table:table-row table:style-name="ro1">
          <table:table-cell office:value-type="float" office:value="0.827489495277405" calcext:value-type="float">
            <text:p>0.8274894953</text:p>
          </table:table-cell>
          <table:table-cell/>
          <table:table-cell table:style-name="ce1" table:formula="of:=SUM([.A445:.A455])/11" office:value-type="float" office:value="1.02245468984951" calcext:value-type="float">
            <text:p>1.022454689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45:.G455])/11" office:value-type="float" office:value="63.2727272727273" calcext:value-type="float">
            <text:p>63.2727272727</text:p>
          </table:table-cell>
          <table:table-cell table:style-name="ce1"/>
        </table:table-row>
        <table:table-row table:style-name="ro1">
          <table:table-cell office:value-type="float" office:value="1.04166090488434" calcext:value-type="float">
            <text:p>1.0416609049</text:p>
          </table:table-cell>
          <table:table-cell/>
          <table:table-cell table:style-name="ce1" table:formula="of:=SUM([.A446:.A456])/11" office:value-type="float" office:value="1.0028728463433" calcext:value-type="float">
            <text:p>1.002872846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46:.G456])/11" office:value-type="float" office:value="61.3636363636364" calcext:value-type="float">
            <text:p>61.3636363636</text:p>
          </table:table-cell>
          <table:table-cell table:style-name="ce1"/>
        </table:table-row>
        <table:table-row table:style-name="ro1">
          <table:table-cell office:value-type="float" office:value="1.04181933403015" calcext:value-type="float">
            <text:p>1.041819334</text:p>
          </table:table-cell>
          <table:table-cell/>
          <table:table-cell table:style-name="ce1" table:formula="of:=SUM([.A447:.A457])/11" office:value-type="float" office:value="1.00952266563069" calcext:value-type="float">
            <text:p>1.009522665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447:.G457])/11" office:value-type="float" office:value="58.5454545454545" calcext:value-type="float">
            <text:p>58.5454545455</text:p>
          </table:table-cell>
          <table:table-cell table:style-name="ce1"/>
        </table:table-row>
        <table:table-row table:style-name="ro1">
          <table:table-cell office:value-type="float" office:value="0.776706516742706" calcext:value-type="float">
            <text:p>0.7767065167</text:p>
          </table:table-cell>
          <table:table-cell/>
          <table:table-cell table:style-name="ce1" table:formula="of:=SUM([.A448:.A458])/11" office:value-type="float" office:value="1.01881442286752" calcext:value-type="float">
            <text:p>1.0188144229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1" table:formula="of:=SUM([.G448:.G458])/11" office:value-type="float" office:value="60.1818181818182" calcext:value-type="float">
            <text:p>60.1818181818</text:p>
          </table:table-cell>
          <table:table-cell table:style-name="ce1"/>
        </table:table-row>
        <table:table-row table:style-name="ro1">
          <table:table-cell office:value-type="float" office:value="1.304647564888" calcext:value-type="float">
            <text:p>1.3046475649</text:p>
          </table:table-cell>
          <table:table-cell/>
          <table:table-cell table:style-name="ce1" table:formula="of:=SUM([.A449:.A459])/11" office:value-type="float" office:value="1.02063472704454" calcext:value-type="float">
            <text:p>1.02063472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449:.G459])/11" office:value-type="float" office:value="63" calcext:value-type="float">
            <text:p>63</text:p>
          </table:table-cell>
          <table:table-cell table:style-name="ce1"/>
        </table:table-row>
        <table:table-row table:style-name="ro1">
          <table:table-cell office:value-type="float" office:value="0.971211731433868" calcext:value-type="float">
            <text:p>0.9712117314</text:p>
          </table:table-cell>
          <table:table-cell/>
          <table:table-cell table:style-name="ce1" table:formula="of:=SUM([.A450:.A460])/11" office:value-type="float" office:value="0.966861648993059" calcext:value-type="float">
            <text:p>0.96686164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450:.G460])/11" office:value-type="float" office:value="64.7272727272727" calcext:value-type="float">
            <text:p>64.7272727273</text:p>
          </table:table-cell>
          <table:table-cell table:style-name="ce1"/>
        </table:table-row>
        <table:table-row table:style-name="ro1">
          <table:table-cell office:value-type="float" office:value="1.00313186645508" calcext:value-type="float">
            <text:p>1.0031318665</text:p>
          </table:table-cell>
          <table:table-cell/>
          <table:table-cell table:style-name="ce1" table:formula="of:=SUM([.A451:.A461])/11" office:value-type="float" office:value="0.976327229629864" calcext:value-type="float">
            <text:p>0.976327229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451:.G461])/11" office:value-type="float" office:value="64.1818181818182" calcext:value-type="float">
            <text:p>64.1818181818</text:p>
          </table:table-cell>
          <table:table-cell table:style-name="ce1"/>
        </table:table-row>
        <table:table-row table:style-name="ro1">
          <table:table-cell office:value-type="float" office:value="0.975191295146942" calcext:value-type="float">
            <text:p>0.9751912951</text:p>
          </table:table-cell>
          <table:table-cell/>
          <table:table-cell table:style-name="ce1" table:formula="of:=SUM([.A452:.A462])/11" office:value-type="float" office:value="0.990302600643852" calcext:value-type="float">
            <text:p>0.990302600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452:.G462])/11" office:value-type="float" office:value="63" calcext:value-type="float">
            <text:p>63</text:p>
          </table:table-cell>
          <table:table-cell table:style-name="ce1"/>
        </table:table-row>
        <table:table-row table:style-name="ro1">
          <table:table-cell office:value-type="float" office:value="0.852888464927673" calcext:value-type="float">
            <text:p>0.8528884649</text:p>
          </table:table-cell>
          <table:table-cell/>
          <table:table-cell table:style-name="ce1" table:formula="of:=SUM([.A453:.A463])/11" office:value-type="float" office:value="1.01231521909887" calcext:value-type="float">
            <text:p>1.012315219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453:.G463])/11" office:value-type="float" office:value="63" calcext:value-type="float">
            <text:p>63</text:p>
          </table:table-cell>
          <table:table-cell table:style-name="ce1"/>
        </table:table-row>
        <table:table-row table:style-name="ro1">
          <table:table-cell office:value-type="float" office:value="1.21863186359406" calcext:value-type="float">
            <text:p>1.2186318636</text:p>
          </table:table-cell>
          <table:table-cell/>
          <table:table-cell table:style-name="ce1" table:formula="of:=SUM([.A454:.A464])/11" office:value-type="float" office:value="1.04027453335849" calcext:value-type="float">
            <text:p>1.040274533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454:.G464])/11" office:value-type="float" office:value="61.3636363636364" calcext:value-type="float">
            <text:p>61.3636363636</text:p>
          </table:table-cell>
          <table:table-cell table:style-name="ce1"/>
        </table:table-row>
        <table:table-row table:style-name="ro1">
          <table:table-cell office:value-type="float" office:value="1.23362255096436" calcext:value-type="float">
            <text:p>1.233622551</text:p>
          </table:table-cell>
          <table:table-cell/>
          <table:table-cell table:style-name="ce1" table:formula="of:=SUM([.A455:.A465])/11" office:value-type="float" office:value="0.982344237240878" calcext:value-type="float">
            <text:p>0.982344237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455:.G465])/11" office:value-type="float" office:value="60.1818181818182" calcext:value-type="float">
            <text:p>60.1818181818</text:p>
          </table:table-cell>
          <table:table-cell table:style-name="ce1"/>
        </table:table-row>
        <table:table-row table:style-name="ro1">
          <table:table-cell office:value-type="float" office:value="0.612089216709137" calcext:value-type="float">
            <text:p>0.6120892167</text:p>
          </table:table-cell>
          <table:table-cell/>
          <table:table-cell table:style-name="ce1" table:formula="of:=SUM([.A456:.A466])/11" office:value-type="float" office:value="0.967845808375965" calcext:value-type="float">
            <text:p>0.967845808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style-name="ce1" table:formula="of:=SUM([.G456:.G466])/11" office:value-type="float" office:value="58.4545454545455" calcext:value-type="float">
            <text:p>58.4545454545</text:p>
          </table:table-cell>
          <table:table-cell table:style-name="ce1"/>
        </table:table-row>
        <table:table-row table:style-name="ro1">
          <table:table-cell office:value-type="float" office:value="1.11480891704559" calcext:value-type="float">
            <text:p>1.114808917</text:p>
          </table:table-cell>
          <table:table-cell/>
          <table:table-cell table:style-name="ce1" table:formula="of:=SUM([.A457:.A467])/11" office:value-type="float" office:value="1.01470420035449" calcext:value-type="float">
            <text:p>1.014704200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style-name="ce1" table:formula="of:=SUM([.G457:.G467])/11" office:value-type="float" office:value="58.0909090909091" calcext:value-type="float">
            <text:p>58.0909090909</text:p>
          </table:table-cell>
          <table:table-cell table:style-name="ce1"/>
        </table:table-row>
        <table:table-row table:style-name="ro1">
          <table:table-cell office:value-type="float" office:value="1.14402866363525" calcext:value-type="float">
            <text:p>1.1440286636</text:p>
          </table:table-cell>
          <table:table-cell/>
          <table:table-cell table:style-name="ce1" table:formula="of:=SUM([.A458:.A468])/11" office:value-type="float" office:value="1.01634169166738" calcext:value-type="float">
            <text:p>1.016341691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458:.G468])/11" office:value-type="float" office:value="60.5454545454546" calcext:value-type="float">
            <text:p>60.5454545455</text:p>
          </table:table-cell>
          <table:table-cell table:style-name="ce1"/>
        </table:table-row>
        <table:table-row table:style-name="ro1">
          <table:table-cell office:value-type="float" office:value="0.796729862689972" calcext:value-type="float">
            <text:p>0.7967298627</text:p>
          </table:table-cell>
          <table:table-cell/>
          <table:table-cell table:style-name="ce1" table:formula="of:=SUM([.A459:.A469])/11" office:value-type="float" office:value="1.03390818834305" calcext:value-type="float">
            <text:p>1.033908188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459:.G469])/11" office:value-type="float" office:value="60" calcext:value-type="float">
            <text:p>60</text:p>
          </table:table-cell>
          <table:table-cell table:style-name="ce1"/>
        </table:table-row>
        <table:table-row table:style-name="ro1">
          <table:table-cell office:value-type="float" office:value="0.713143706321716" calcext:value-type="float">
            <text:p>0.7131437063</text:p>
          </table:table-cell>
          <table:table-cell/>
          <table:table-cell table:style-name="ce1" table:formula="of:=SUM([.A460:.A470])/11" office:value-type="float" office:value="1.06248714707115" calcext:value-type="float">
            <text:p>1.062487147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460:.G470])/11" office:value-type="float" office:value="60.6363636363636" calcext:value-type="float">
            <text:p>60.6363636364</text:p>
          </table:table-cell>
          <table:table-cell table:style-name="ce1"/>
        </table:table-row>
        <table:table-row table:style-name="ro1">
          <table:table-cell office:value-type="float" office:value="1.07533311843872" calcext:value-type="float">
            <text:p>1.0753331184</text:p>
          </table:table-cell>
          <table:table-cell/>
          <table:table-cell table:style-name="ce1" table:formula="of:=SUM([.A461:.A471])/11" office:value-type="float" office:value="1.06490015983582" calcext:value-type="float">
            <text:p>1.064900159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461:.G471])/11" office:value-type="float" office:value="61.1818181818182" calcext:value-type="float">
            <text:p>61.1818181818</text:p>
          </table:table-cell>
          <table:table-cell table:style-name="ce1"/>
        </table:table-row>
        <table:table-row table:style-name="ro1">
          <table:table-cell office:value-type="float" office:value="1.15686094760895" calcext:value-type="float">
            <text:p>1.1568609476</text:p>
          </table:table-cell>
          <table:table-cell/>
          <table:table-cell table:style-name="ce1" table:formula="of:=SUM([.A462:.A472])/11" office:value-type="float" office:value="1.10305006937547" calcext:value-type="float">
            <text:p>1.103050069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462:.G472])/11" office:value-type="float" office:value="62.2727272727273" calcext:value-type="float">
            <text:p>62.2727272727</text:p>
          </table:table-cell>
          <table:table-cell table:style-name="ce1"/>
        </table:table-row>
        <table:table-row table:style-name="ro1">
          <table:table-cell office:value-type="float" office:value="1.21733009815216" calcext:value-type="float">
            <text:p>1.2173300982</text:p>
          </table:table-cell>
          <table:table-cell/>
          <table:table-cell table:style-name="ce1" table:formula="of:=SUM([.A463:.A473])/11" office:value-type="float" office:value="1.13040527430448" calcext:value-type="float">
            <text:p>1.130405274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463:.G473])/11" office:value-type="float" office:value="61.1818181818182" calcext:value-type="float">
            <text:p>61.1818181818</text:p>
          </table:table-cell>
          <table:table-cell table:style-name="ce1"/>
        </table:table-row>
        <table:table-row table:style-name="ro1">
          <table:table-cell office:value-type="float" office:value="1.16044092178345" calcext:value-type="float">
            <text:p>1.1604409218</text:p>
          </table:table-cell>
          <table:table-cell/>
          <table:table-cell table:style-name="ce1" table:formula="of:=SUM([.A464:.A474])/11" office:value-type="float" office:value="1.11996411193501" calcext:value-type="float">
            <text:p>1.119964111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464:.G474])/11" office:value-type="float" office:value="60.0909090909091" calcext:value-type="float">
            <text:p>60.0909090909</text:p>
          </table:table-cell>
          <table:table-cell table:style-name="ce1"/>
        </table:table-row>
        <table:table-row table:style-name="ro1">
          <table:table-cell office:value-type="float" office:value="0.581398606300354" calcext:value-type="float">
            <text:p>0.5813986063</text:p>
          </table:table-cell>
          <table:table-cell/>
          <table:table-cell table:style-name="ce1" table:formula="of:=SUM([.A465:.A475])/11" office:value-type="float" office:value="1.09405499154871" calcext:value-type="float">
            <text:p>1.094054991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65:.G475])/11" office:value-type="float" office:value="61.1818181818182" calcext:value-type="float">
            <text:p>61.1818181818</text:p>
          </table:table-cell>
          <table:table-cell table:style-name="ce1"/>
        </table:table-row>
        <table:table-row table:style-name="ro1">
          <table:table-cell office:value-type="float" office:value="1.07413983345032" calcext:value-type="float">
            <text:p>1.0741398335</text:p>
          </table:table-cell>
          <table:table-cell/>
          <table:table-cell table:style-name="ce1" table:formula="of:=SUM([.A466:.A476])/11" office:value-type="float" office:value="1.12073548273607" calcext:value-type="float">
            <text:p>1.120735482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66:.G476])/11" office:value-type="float" office:value="60.6363636363636" calcext:value-type="float">
            <text:p>60.6363636364</text:p>
          </table:table-cell>
          <table:table-cell table:style-name="ce1"/>
        </table:table-row>
        <table:table-row table:style-name="ro1">
          <table:table-cell office:value-type="float" office:value="1.1275315284729" calcext:value-type="float">
            <text:p>1.1275315285</text:p>
          </table:table-cell>
          <table:table-cell/>
          <table:table-cell table:style-name="ce1" table:formula="of:=SUM([.A467:.A477])/11" office:value-type="float" office:value="1.10687806389549" calcext:value-type="float">
            <text:p>1.1068780639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1" table:formula="of:=SUM([.G467:.G477])/11" office:value-type="float" office:value="62.3636363636364" calcext:value-type="float">
            <text:p>62.3636363636</text:p>
          </table:table-cell>
          <table:table-cell table:style-name="ce1"/>
        </table:table-row>
        <table:table-row table:style-name="ro1">
          <table:table-cell office:value-type="float" office:value="1.13282132148743" calcext:value-type="float">
            <text:p>1.1328213215</text:p>
          </table:table-cell>
          <table:table-cell/>
          <table:table-cell table:style-name="ce1" table:formula="of:=SUM([.A468:.A478])/11" office:value-type="float" office:value="1.06803041696549" calcext:value-type="float">
            <text:p>1.06803041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468:.G478])/11" office:value-type="float" office:value="66.3636363636364" calcext:value-type="float">
            <text:p>66.3636363636</text:p>
          </table:table-cell>
          <table:table-cell table:style-name="ce1"/>
        </table:table-row>
        <table:table-row table:style-name="ro1">
          <table:table-cell office:value-type="float" office:value="1.33726012706757" calcext:value-type="float">
            <text:p>1.3372601271</text:p>
          </table:table-cell>
          <table:table-cell/>
          <table:table-cell table:style-name="ce1" table:formula="of:=SUM([.A469:.A479])/11" office:value-type="float" office:value="1.05655114759098" calcext:value-type="float">
            <text:p>1.056551147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69:.G479])/11" office:value-type="float" office:value="66.7272727272727" calcext:value-type="float">
            <text:p>66.7272727273</text:p>
          </table:table-cell>
          <table:table-cell table:style-name="ce1"/>
        </table:table-row>
        <table:table-row table:style-name="ro1">
          <table:table-cell office:value-type="float" office:value="1.11109840869904" calcext:value-type="float">
            <text:p>1.1110984087</text:p>
          </table:table-cell>
          <table:table-cell/>
          <table:table-cell table:style-name="ce1" table:formula="of:=SUM([.A470:.A480])/11" office:value-type="float" office:value="0.986217363314195" calcext:value-type="float">
            <text:p>0.986217363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470:.G480])/11" office:value-type="float" office:value="67.9090909090909" calcext:value-type="float">
            <text:p>67.9090909091</text:p>
          </table:table-cell>
          <table:table-cell table:style-name="ce1"/>
        </table:table-row>
        <table:table-row table:style-name="ro1">
          <table:table-cell office:value-type="float" office:value="0.739686846733093" calcext:value-type="float">
            <text:p>0.7396868467</text:p>
          </table:table-cell>
          <table:table-cell/>
          <table:table-cell table:style-name="ce1" table:formula="of:=SUM([.A471:.A481])/11" office:value-type="float" office:value="0.991488353772597" calcext:value-type="float">
            <text:p>0.991488353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471:.G481])/11" office:value-type="float" office:value="66.1818181818182" calcext:value-type="float">
            <text:p>66.1818181818</text:p>
          </table:table-cell>
          <table:table-cell table:style-name="ce1"/>
        </table:table-row>
        <table:table-row table:style-name="ro1">
          <table:table-cell office:value-type="float" office:value="1.49498212337494" calcext:value-type="float">
            <text:p>1.4949821234</text:p>
          </table:table-cell>
          <table:table-cell/>
          <table:table-cell table:style-name="ce1" table:formula="of:=SUM([.A472:.A482])/11" office:value-type="float" office:value="1.00781800530174" calcext:value-type="float">
            <text:p>1.007818005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72:.G482])/11" office:value-type="float" office:value="64.4545454545455" calcext:value-type="float">
            <text:p>64.4545454545</text:p>
          </table:table-cell>
          <table:table-cell table:style-name="ce1"/>
        </table:table-row>
        <table:table-row table:style-name="ro1">
          <table:table-cell office:value-type="float" office:value="1.457768201828" calcext:value-type="float">
            <text:p>1.4577682018</text:p>
          </table:table-cell>
          <table:table-cell/>
          <table:table-cell table:style-name="ce1" table:formula="of:=SUM([.A473:.A483])/11" office:value-type="float" office:value="0.958494300192052" calcext:value-type="float">
            <text:p>0.958494300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473:.G483])/11" office:value-type="float" office:value="64.4545454545455" calcext:value-type="float">
            <text:p>64.4545454545</text:p>
          </table:table-cell>
          <table:table-cell table:style-name="ce1"/>
        </table:table-row>
        <table:table-row table:style-name="ro1">
          <table:table-cell office:value-type="float" office:value="1.10247731208801" calcext:value-type="float">
            <text:p>1.1024773121</text:p>
          </table:table-cell>
          <table:table-cell/>
          <table:table-cell table:style-name="ce1" table:formula="of:=SUM([.A474:.A484])/11" office:value-type="float" office:value="0.894483062354001" calcext:value-type="float">
            <text:p>0.894483062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474:.G484])/11" office:value-type="float" office:value="65" calcext:value-type="float">
            <text:p>65</text:p>
          </table:table-cell>
          <table:table-cell table:style-name="ce1"/>
        </table:table-row>
        <table:table-row table:style-name="ro1">
          <table:table-cell office:value-type="float" office:value="0.87544059753418" calcext:value-type="float">
            <text:p>0.8754405975</text:p>
          </table:table-cell>
          <table:table-cell/>
          <table:table-cell table:style-name="ce1" table:formula="of:=SUM([.A475:.A485])/11" office:value-type="float" office:value="0.909173049710014" calcext:value-type="float">
            <text:p>0.909173049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75:.G485])/11" office:value-type="float" office:value="66.0909090909091" calcext:value-type="float">
            <text:p>66.0909090909</text:p>
          </table:table-cell>
          <table:table-cell table:style-name="ce1"/>
        </table:table-row>
        <table:table-row table:style-name="ro1">
          <table:table-cell office:value-type="float" office:value="0.874884009361267" calcext:value-type="float">
            <text:p>0.8748840094</text:p>
          </table:table-cell>
          <table:table-cell/>
          <table:table-cell table:style-name="ce1" table:formula="of:=SUM([.A476:.A486])/11" office:value-type="float" office:value="0.943096924911846" calcext:value-type="float">
            <text:p>0.943096924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476:.G486])/11" office:value-type="float" office:value="65.5454545454546" calcext:value-type="float">
            <text:p>65.5454545455</text:p>
          </table:table-cell>
          <table:table-cell table:style-name="ce1"/>
        </table:table-row>
        <table:table-row table:style-name="ro1">
          <table:table-cell office:value-type="float" office:value="0.921708226203918" calcext:value-type="float">
            <text:p>0.9217082262</text:p>
          </table:table-cell>
          <table:table-cell/>
          <table:table-cell table:style-name="ce1" table:formula="of:=SUM([.A477:.A487])/11" office:value-type="float" office:value="0.955110598694194" calcext:value-type="float">
            <text:p>0.955110598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477:.G487])/11" office:value-type="float" office:value="65" calcext:value-type="float">
            <text:p>65</text:p>
          </table:table-cell>
          <table:table-cell table:style-name="ce1"/>
        </table:table-row>
        <table:table-row table:style-name="ro1">
          <table:table-cell office:value-type="float" office:value="0.700207412242889" calcext:value-type="float">
            <text:p>0.7002074122</text:p>
          </table:table-cell>
          <table:table-cell/>
          <table:table-cell table:style-name="ce1" table:formula="of:=SUM([.A478:.A488])/11" office:value-type="float" office:value="0.961512538519772" calcext:value-type="float">
            <text:p>0.961512538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478:.G488])/11" office:value-type="float" office:value="63.2727272727273" calcext:value-type="float">
            <text:p>63.2727272727</text:p>
          </table:table-cell>
          <table:table-cell table:style-name="ce1"/>
        </table:table-row>
        <table:table-row table:style-name="ro1">
          <table:table-cell office:value-type="float" office:value="1.00654935836792" calcext:value-type="float">
            <text:p>1.0065493584</text:p>
          </table:table-cell>
          <table:table-cell/>
          <table:table-cell table:style-name="ce1" table:formula="of:=SUM([.A479:.A489])/11" office:value-type="float" office:value="0.99285119230097" calcext:value-type="float">
            <text:p>0.992851192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79:.G489])/11" office:value-type="float" office:value="63.2727272727273" calcext:value-type="float">
            <text:p>63.2727272727</text:p>
          </table:table-cell>
          <table:table-cell table:style-name="ce1"/>
        </table:table-row>
        <table:table-row table:style-name="ro1">
          <table:table-cell office:value-type="float" office:value="0.563588500022888" calcext:value-type="float">
            <text:p>0.5635885</text:p>
          </table:table-cell>
          <table:table-cell/>
          <table:table-cell table:style-name="ce1" table:formula="of:=SUM([.A480:.A490])/11" office:value-type="float" office:value="1.02796354077079" calcext:value-type="float">
            <text:p>1.027963540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480:.G490])/11" office:value-type="float" office:value="62.7272727272727" calcext:value-type="float">
            <text:p>62.7272727273</text:p>
          </table:table-cell>
          <table:table-cell table:style-name="ce1"/>
        </table:table-row>
        <table:table-row table:style-name="ro1">
          <table:table-cell office:value-type="float" office:value="1.16907930374146" calcext:value-type="float">
            <text:p>1.1690793037</text:p>
          </table:table-cell>
          <table:table-cell/>
          <table:table-cell table:style-name="ce1" table:formula="of:=SUM([.A481:.A491])/11" office:value-type="float" office:value="1.04183168844743" calcext:value-type="float">
            <text:p>1.041831688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481:.G491])/11" office:value-type="float" office:value="61" calcext:value-type="float">
            <text:p>61</text:p>
          </table:table-cell>
          <table:table-cell table:style-name="ce1"/>
        </table:table-row>
        <table:table-row table:style-name="ro1">
          <table:table-cell office:value-type="float" office:value="0.919313013553619" calcext:value-type="float">
            <text:p>0.9193130136</text:p>
          </table:table-cell>
          <table:table-cell/>
          <table:table-cell table:style-name="ce1" table:formula="of:=SUM([.A482:.A492])/11" office:value-type="float" office:value="1.01225164803592" calcext:value-type="float">
            <text:p>1.01225164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82:.G492])/11" office:value-type="float" office:value="63.4545454545455" calcext:value-type="float">
            <text:p>63.4545454545</text:p>
          </table:table-cell>
          <table:table-cell table:style-name="ce1"/>
        </table:table-row>
        <table:table-row table:style-name="ro1">
          <table:table-cell office:value-type="float" office:value="0.952421367168426" calcext:value-type="float">
            <text:p>0.9524213672</text:p>
          </table:table-cell>
          <table:table-cell/>
          <table:table-cell table:style-name="ce1" table:formula="of:=SUM([.A483:.A493])/11" office:value-type="float" office:value="1.00155859643763" calcext:value-type="float">
            <text:p>1.00155859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83:.G493])/11" office:value-type="float" office:value="62.9090909090909" calcext:value-type="float">
            <text:p>62.9090909091</text:p>
          </table:table-cell>
          <table:table-cell table:style-name="ce1"/>
        </table:table-row>
        <table:table-row table:style-name="ro1">
          <table:table-cell office:value-type="float" office:value="0.753644585609436" calcext:value-type="float">
            <text:p>0.7536445856</text:p>
          </table:table-cell>
          <table:table-cell/>
          <table:table-cell table:style-name="ce1" table:formula="of:=SUM([.A484:.A494])/11" office:value-type="float" office:value="0.972147405147552" calcext:value-type="float">
            <text:p>0.972147405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84:.G494])/11" office:value-type="float" office:value="62.3636363636364" calcext:value-type="float">
            <text:p>62.3636363636</text:p>
          </table:table-cell>
          <table:table-cell table:style-name="ce1"/>
        </table:table-row>
        <table:table-row table:style-name="ro1">
          <table:table-cell office:value-type="float" office:value="1.26406717300415" calcext:value-type="float">
            <text:p>1.264067173</text:p>
          </table:table-cell>
          <table:table-cell/>
          <table:table-cell table:style-name="ce1" table:formula="of:=SUM([.A485:.A495])/11" office:value-type="float" office:value="0.996825191107662" calcext:value-type="float">
            <text:p>0.996825191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485:.G495])/11" office:value-type="float" office:value="65.1818181818182" calcext:value-type="float">
            <text:p>65.1818181818</text:p>
          </table:table-cell>
          <table:table-cell table:style-name="ce1"/>
        </table:table-row>
        <table:table-row table:style-name="ro1">
          <table:table-cell office:value-type="float" office:value="1.24860322475433" calcext:value-type="float">
            <text:p>1.2486032248</text:p>
          </table:table-cell>
          <table:table-cell/>
          <table:table-cell table:style-name="ce1" table:formula="of:=SUM([.A486:.A496])/11" office:value-type="float" office:value="0.995466031811453" calcext:value-type="float">
            <text:p>0.995466031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486:.G496])/11" office:value-type="float" office:value="64.6363636363636" calcext:value-type="float">
            <text:p>64.6363636364</text:p>
          </table:table-cell>
          <table:table-cell table:style-name="ce1"/>
        </table:table-row>
        <table:table-row table:style-name="ro1">
          <table:table-cell office:value-type="float" office:value="1.0070344209671" calcext:value-type="float">
            <text:p>1.007034421</text:p>
          </table:table-cell>
          <table:table-cell/>
          <table:table-cell table:style-name="ce1" table:formula="of:=SUM([.A487:.A497])/11" office:value-type="float" office:value="0.936415141279047" calcext:value-type="float">
            <text:p>0.936415141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487:.G497])/11" office:value-type="float" office:value="63.4545454545455" calcext:value-type="float">
            <text:p>63.4545454545</text:p>
          </table:table-cell>
          <table:table-cell table:style-name="ce1"/>
        </table:table-row>
        <table:table-row table:style-name="ro1">
          <table:table-cell office:value-type="float" office:value="0.992129564285278" calcext:value-type="float">
            <text:p>0.9921295643</text:p>
          </table:table-cell>
          <table:table-cell/>
          <table:table-cell table:style-name="ce1" table:formula="of:=SUM([.A488:.A498])/11" office:value-type="float" office:value="0.976006150245666" calcext:value-type="float">
            <text:p>0.976006150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88:.G498])/11" office:value-type="float" office:value="67.3636363636364" calcext:value-type="float">
            <text:p>67.3636363636</text:p>
          </table:table-cell>
          <table:table-cell table:style-name="ce1"/>
        </table:table-row>
        <table:table-row table:style-name="ro1">
          <table:table-cell office:value-type="float" office:value="1.04493260383606" calcext:value-type="float">
            <text:p>1.0449326038</text:p>
          </table:table-cell>
          <table:table-cell/>
          <table:table-cell table:style-name="ce1" table:formula="of:=SUM([.A489:.A499])/11" office:value-type="float" office:value="0.986988967115228" calcext:value-type="float">
            <text:p>0.986988967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489:.G499])/11" office:value-type="float" office:value="67.3636363636364" calcext:value-type="float">
            <text:p>67.3636363636</text:p>
          </table:table-cell>
          <table:table-cell table:style-name="ce1"/>
        </table:table-row>
        <table:table-row table:style-name="ro1">
          <table:table-cell office:value-type="float" office:value="1.39278519153595" calcext:value-type="float">
            <text:p>1.3927851915</text:p>
          </table:table-cell>
          <table:table-cell/>
          <table:table-cell table:style-name="ce1" table:formula="of:=SUM([.A490:.A500])/11" office:value-type="float" office:value="0.96960658376867" calcext:value-type="float">
            <text:p>0.969606583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490:.G500])/11" office:value-type="float" office:value="67.3636363636364" calcext:value-type="float">
            <text:p>67.3636363636</text:p>
          </table:table-cell>
          <table:table-cell table:style-name="ce1"/>
        </table:table-row>
        <table:table-row table:style-name="ro1">
          <table:table-cell office:value-type="float" office:value="0.716138124465942" calcext:value-type="float">
            <text:p>0.7161381245</text:p>
          </table:table-cell>
          <table:table-cell/>
          <table:table-cell table:style-name="ce1" table:formula="of:=SUM([.A491:.A501])/11" office:value-type="float" office:value="0.913281608711588" calcext:value-type="float">
            <text:p>0.913281608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491:.G501])/11" office:value-type="float" office:value="66.8181818181818" calcext:value-type="float">
            <text:p>66.8181818182</text:p>
          </table:table-cell>
          <table:table-cell table:style-name="ce1"/>
        </table:table-row>
        <table:table-row table:style-name="ro1">
          <table:table-cell office:value-type="float" office:value="0.843698859214783" calcext:value-type="float">
            <text:p>0.8436988592</text:p>
          </table:table-cell>
          <table:table-cell/>
          <table:table-cell table:style-name="ce1" table:formula="of:=SUM([.A492:.A502])/11" office:value-type="float" office:value="0.943370174277912" calcext:value-type="float">
            <text:p>0.943370174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492:.G502])/11" office:value-type="float" office:value="67.3636363636364" calcext:value-type="float">
            <text:p>67.3636363636</text:p>
          </table:table-cell>
          <table:table-cell table:style-name="ce1"/>
        </table:table-row>
        <table:table-row table:style-name="ro1">
          <table:table-cell office:value-type="float" office:value="0.801689445972443" calcext:value-type="float">
            <text:p>0.801689446</text:p>
          </table:table-cell>
          <table:table-cell/>
          <table:table-cell table:style-name="ce1" table:formula="of:=SUM([.A493:.A503])/11" office:value-type="float" office:value="0.953629027713428" calcext:value-type="float">
            <text:p>0.953629027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493:.G503])/11" office:value-type="float" office:value="66.6363636363636" calcext:value-type="float">
            <text:p>66.6363636364</text:p>
          </table:table-cell>
          <table:table-cell table:style-name="ce1"/>
        </table:table-row>
        <table:table-row table:style-name="ro1">
          <table:table-cell office:value-type="float" office:value="0.6288982629776" calcext:value-type="float">
            <text:p>0.628898263</text:p>
          </table:table-cell>
          <table:table-cell/>
          <table:table-cell table:style-name="ce1" table:formula="of:=SUM([.A494:.A504])/11" office:value-type="float" office:value="0.976004454222592" calcext:value-type="float">
            <text:p>0.976004454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494:.G504])/11" office:value-type="float" office:value="65.2727272727273" calcext:value-type="float">
            <text:p>65.2727272727</text:p>
          </table:table-cell>
          <table:table-cell table:style-name="ce1"/>
        </table:table-row>
        <table:table-row table:style-name="ro1">
          <table:table-cell office:value-type="float" office:value="1.02510023117065" calcext:value-type="float">
            <text:p>1.0251002312</text:p>
          </table:table-cell>
          <table:table-cell/>
          <table:table-cell table:style-name="ce1" table:formula="of:=SUM([.A495:.A505])/11" office:value-type="float" office:value="0.996870420195839" calcext:value-type="float">
            <text:p>0.996870420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495:.G505])/11" office:value-type="float" office:value="65.8181818181818" calcext:value-type="float">
            <text:p>65.8181818182</text:p>
          </table:table-cell>
          <table:table-cell table:style-name="ce1"/>
        </table:table-row>
        <table:table-row table:style-name="ro1">
          <table:table-cell office:value-type="float" office:value="1.24911642074585" calcext:value-type="float">
            <text:p>1.2491164207</text:p>
          </table:table-cell>
          <table:table-cell/>
          <table:table-cell table:style-name="ce1" table:formula="of:=SUM([.A496:.A506])/11" office:value-type="float" office:value="0.986239563335072" calcext:value-type="float">
            <text:p>0.986239563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96:.G506])/11" office:value-type="float" office:value="62.4545454545455" calcext:value-type="float">
            <text:p>62.4545454545</text:p>
          </table:table-cell>
          <table:table-cell table:style-name="ce1"/>
        </table:table-row>
        <table:table-row table:style-name="ro1">
          <table:table-cell office:value-type="float" office:value="0.599043428897858" calcext:value-type="float">
            <text:p>0.5990434289</text:p>
          </table:table-cell>
          <table:table-cell/>
          <table:table-cell table:style-name="ce1" table:formula="of:=SUM([.A497:.A507])/11" office:value-type="float" office:value="0.938762496818195" calcext:value-type="float">
            <text:p>0.938762496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497:.G507])/11" office:value-type="float" office:value="64.1818181818182" calcext:value-type="float">
            <text:p>64.1818181818</text:p>
          </table:table-cell>
          <table:table-cell table:style-name="ce1"/>
        </table:table-row>
        <table:table-row table:style-name="ro1">
          <table:table-cell office:value-type="float" office:value="1.44253551959991" calcext:value-type="float">
            <text:p>1.4425355196</text:p>
          </table:table-cell>
          <table:table-cell/>
          <table:table-cell table:style-name="ce1" table:formula="of:=SUM([.A498:.A508])/11" office:value-type="float" office:value="0.992090582847595" calcext:value-type="float">
            <text:p>0.992090582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498:.G508])/11" office:value-type="float" office:value="65.3636363636364" calcext:value-type="float">
            <text:p>65.3636363636</text:p>
          </table:table-cell>
          <table:table-cell table:style-name="ce1"/>
        </table:table-row>
        <table:table-row table:style-name="ro1">
          <table:table-cell office:value-type="float" office:value="1.11294054985046" calcext:value-type="float">
            <text:p>1.1129405499</text:p>
          </table:table-cell>
          <table:table-cell/>
          <table:table-cell table:style-name="ce1" table:formula="of:=SUM([.A499:.A509])/11" office:value-type="float" office:value="0.91452740539204" calcext:value-type="float">
            <text:p>0.914527405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499:.G509])/11" office:value-type="float" office:value="63.0909090909091" calcext:value-type="float">
            <text:p>63.0909090909</text:p>
          </table:table-cell>
          <table:table-cell table:style-name="ce1"/>
        </table:table-row>
        <table:table-row table:style-name="ro1">
          <table:table-cell office:value-type="float" office:value="0.853726387023926" calcext:value-type="float">
            <text:p>0.853726387</text:p>
          </table:table-cell>
          <table:table-cell/>
          <table:table-cell table:style-name="ce1" table:formula="of:=SUM([.A500:.A510])/11" office:value-type="float" office:value="0.853917731480165" calcext:value-type="float">
            <text:p>0.853917731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500:.G510])/11" office:value-type="float" office:value="62" calcext:value-type="float">
            <text:p>62</text:p>
          </table:table-cell>
          <table:table-cell table:style-name="ce1"/>
        </table:table-row>
        <table:table-row table:style-name="ro1">
          <table:table-cell office:value-type="float" office:value="0.773210465908051" calcext:value-type="float">
            <text:p>0.7732104659</text:p>
          </table:table-cell>
          <table:table-cell/>
          <table:table-cell table:style-name="ce1" table:formula="of:=SUM([.A501:.A511])/11" office:value-type="float" office:value="0.846173278310082" calcext:value-type="float">
            <text:p>0.846173278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501:.G511])/11" office:value-type="float" office:value="62" calcext:value-type="float">
            <text:p>62</text:p>
          </table:table-cell>
          <table:table-cell table:style-name="ce1"/>
        </table:table-row>
        <table:table-row table:style-name="ro1">
          <table:table-cell office:value-type="float" office:value="1.0471123456955" calcext:value-type="float">
            <text:p>1.0471123457</text:p>
          </table:table-cell>
          <table:table-cell/>
          <table:table-cell table:style-name="ce1" table:formula="of:=SUM([.A502:.A512])/11" office:value-type="float" office:value="0.876045581969347" calcext:value-type="float">
            <text:p>0.87604558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02:.G512])/11" office:value-type="float" office:value="64.2727272727273" calcext:value-type="float">
            <text:p>64.2727272727</text:p>
          </table:table-cell>
          <table:table-cell table:style-name="ce1"/>
        </table:table-row>
        <table:table-row table:style-name="ro1">
          <table:table-cell office:value-type="float" office:value="0.956546247005463" calcext:value-type="float">
            <text:p>0.956546247</text:p>
          </table:table-cell>
          <table:table-cell/>
          <table:table-cell table:style-name="ce1" table:formula="of:=SUM([.A503:.A513])/11" office:value-type="float" office:value="0.828270226716995" calcext:value-type="float">
            <text:p>0.828270226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03:.G513])/11" office:value-type="float" office:value="63.1818181818182" calcext:value-type="float">
            <text:p>63.1818181818</text:p>
          </table:table-cell>
          <table:table-cell table:style-name="ce1"/>
        </table:table-row>
        <table:table-row table:style-name="ro1">
          <table:table-cell office:value-type="float" office:value="1.04781913757324" calcext:value-type="float">
            <text:p>1.0478191376</text:p>
          </table:table-cell>
          <table:table-cell/>
          <table:table-cell table:style-name="ce1" table:formula="of:=SUM([.A504:.A514])/11" office:value-type="float" office:value="0.800438753583214" calcext:value-type="float">
            <text:p>0.800438753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style-name="ce1" table:formula="of:=SUM([.G504:.G514])/11" office:value-type="float" office:value="61.4545454545455" calcext:value-type="float">
            <text:p>61.4545454545</text:p>
          </table:table-cell>
          <table:table-cell table:style-name="ce1"/>
        </table:table-row>
        <table:table-row table:style-name="ro1">
          <table:table-cell office:value-type="float" office:value="0.858423888683319" calcext:value-type="float">
            <text:p>0.8584238887</text:p>
          </table:table-cell>
          <table:table-cell/>
          <table:table-cell table:style-name="ce1" table:formula="of:=SUM([.A505:.A515])/11" office:value-type="float" office:value="0.741556603800166" calcext:value-type="float">
            <text:p>0.741556603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05:.G515])/11" office:value-type="float" office:value="63.9090909090909" calcext:value-type="float">
            <text:p>63.9090909091</text:p>
          </table:table-cell>
          <table:table-cell table:style-name="ce1"/>
        </table:table-row>
        <table:table-row table:style-name="ro1">
          <table:table-cell office:value-type="float" office:value="0.90816080570221" calcext:value-type="float">
            <text:p>0.9081608057</text:p>
          </table:table-cell>
          <table:table-cell/>
          <table:table-cell table:style-name="ce1" table:formula="of:=SUM([.A506:.A516])/11" office:value-type="float" office:value="0.741153145378286" calcext:value-type="float">
            <text:p>0.741153145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06:.G516])/11" office:value-type="float" office:value="64.2727272727273" calcext:value-type="float">
            <text:p>64.2727272727</text:p>
          </table:table-cell>
          <table:table-cell table:style-name="ce1"/>
        </table:table-row>
        <table:table-row table:style-name="ro1">
          <table:table-cell office:value-type="float" office:value="0.726868689060211" calcext:value-type="float">
            <text:p>0.7268686891</text:p>
          </table:table-cell>
          <table:table-cell/>
          <table:table-cell table:style-name="ce1" table:formula="of:=SUM([.A507:.A517])/11" office:value-type="float" office:value="0.774451128461144" calcext:value-type="float">
            <text:p>0.774451128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507:.G517])/11" office:value-type="float" office:value="63.7272727272727" calcext:value-type="float">
            <text:p>63.7272727273</text:p>
          </table:table-cell>
          <table:table-cell table:style-name="ce1"/>
        </table:table-row>
        <table:table-row table:style-name="ro1">
          <table:table-cell office:value-type="float" office:value="1.18565237522125" calcext:value-type="float">
            <text:p>1.1856523752</text:p>
          </table:table-cell>
          <table:table-cell/>
          <table:table-cell table:style-name="ce1" table:formula="of:=SUM([.A508:.A518])/11" office:value-type="float" office:value="0.843479218808088" calcext:value-type="float">
            <text:p>0.843479218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08:.G518])/11" office:value-type="float" office:value="62.5454545454546" calcext:value-type="float">
            <text:p>62.5454545455</text:p>
          </table:table-cell>
          <table:table-cell table:style-name="ce1"/>
        </table:table-row>
        <table:table-row table:style-name="ro1">
          <table:table-cell office:value-type="float" office:value="0.589340567588806" calcext:value-type="float">
            <text:p>0.5893405676</text:p>
          </table:table-cell>
          <table:table-cell/>
          <table:table-cell table:style-name="ce1" table:formula="of:=SUM([.A509:.A519])/11" office:value-type="float" office:value="0.838114649057388" calcext:value-type="float">
            <text:p>0.838114649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509:.G519])/11" office:value-type="float" office:value="64.8181818181818" calcext:value-type="float">
            <text:p>64.8181818182</text:p>
          </table:table-cell>
          <table:table-cell table:style-name="ce1"/>
        </table:table-row>
        <table:table-row table:style-name="ro1">
          <table:table-cell office:value-type="float" office:value="0.44623413681984" calcext:value-type="float">
            <text:p>0.4462341368</text:p>
          </table:table-cell>
          <table:table-cell/>
          <table:table-cell table:style-name="ce1" table:formula="of:=SUM([.A510:.A520])/11" office:value-type="float" office:value="0.881754363125021" calcext:value-type="float">
            <text:p>0.881754363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510:.G520])/11" office:value-type="float" office:value="63.7272727272727" calcext:value-type="float">
            <text:p>63.7272727273</text:p>
          </table:table-cell>
          <table:table-cell table:style-name="ce1"/>
        </table:table-row>
        <table:table-row table:style-name="ro1">
          <table:table-cell office:value-type="float" office:value="0.768537402153015" calcext:value-type="float">
            <text:p>0.7685374022</text:p>
          </table:table-cell>
          <table:table-cell/>
          <table:table-cell table:style-name="ce1" table:formula="of:=SUM([.A511:.A521])/11" office:value-type="float" office:value="0.910256705500863" calcext:value-type="float">
            <text:p>0.910256705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511:.G521])/11" office:value-type="float" office:value="64.8181818181818" calcext:value-type="float">
            <text:p>64.8181818182</text:p>
          </table:table-cell>
          <table:table-cell table:style-name="ce1"/>
        </table:table-row>
        <table:table-row table:style-name="ro1">
          <table:table-cell office:value-type="float" office:value="1.10180580615997" calcext:value-type="float">
            <text:p>1.1018058062</text:p>
          </table:table-cell>
          <table:table-cell/>
          <table:table-cell table:style-name="ce1" table:formula="of:=SUM([.A512:.A522])/11" office:value-type="float" office:value="0.980291404507377" calcext:value-type="float">
            <text:p>0.980291404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12:.G522])/11" office:value-type="float" office:value="62.5454545454546" calcext:value-type="float">
            <text:p>62.5454545455</text:p>
          </table:table-cell>
          <table:table-cell table:style-name="ce1"/>
        </table:table-row>
        <table:table-row table:style-name="ro1">
          <table:table-cell office:value-type="float" office:value="0.521583437919617" calcext:value-type="float">
            <text:p>0.5215834379</text:p>
          </table:table-cell>
          <table:table-cell/>
          <table:table-cell table:style-name="ce1" table:formula="of:=SUM([.A513:.A523])/11" office:value-type="float" office:value="1.00705462694168" calcext:value-type="float">
            <text:p>1.007054626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513:.G523])/11" office:value-type="float" office:value="62.5454545454546" calcext:value-type="float">
            <text:p>62.5454545455</text:p>
          </table:table-cell>
          <table:table-cell table:style-name="ce1"/>
        </table:table-row>
        <table:table-row table:style-name="ro1">
          <table:table-cell office:value-type="float" office:value="0.650400042533875" calcext:value-type="float">
            <text:p>0.6504000425</text:p>
          </table:table-cell>
          <table:table-cell/>
          <table:table-cell table:style-name="ce1" table:formula="of:=SUM([.A514:.A524])/11" office:value-type="float" office:value="1.03597555377267" calcext:value-type="float">
            <text:p>1.035975553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14:.G524])/11" office:value-type="float" office:value="64.1818181818182" calcext:value-type="float">
            <text:p>64.1818181818</text:p>
          </table:table-cell>
          <table:table-cell table:style-name="ce1"/>
        </table:table-row>
        <table:table-row table:style-name="ro1">
          <table:table-cell office:value-type="float" office:value="0.400115489959717" calcext:value-type="float">
            <text:p>0.40011549</text:p>
          </table:table-cell>
          <table:table-cell/>
          <table:table-cell table:style-name="ce1" table:formula="of:=SUM([.A515:.A525])/11" office:value-type="float" office:value="1.0456126278097" calcext:value-type="float">
            <text:p>1.045612627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515:.G525])/11" office:value-type="float" office:value="64.7272727272727" calcext:value-type="float">
            <text:p>64.7272727273</text:p>
          </table:table-cell>
          <table:table-cell table:style-name="ce1"/>
        </table:table-row>
        <table:table-row table:style-name="ro1">
          <table:table-cell office:value-type="float" office:value="0.853985846042633" calcext:value-type="float">
            <text:p>0.853985846</text:p>
          </table:table-cell>
          <table:table-cell/>
          <table:table-cell table:style-name="ce1" table:formula="of:=SUM([.A516:.A526])/11" office:value-type="float" office:value="1.10170582207767" calcext:value-type="float">
            <text:p>1.101705822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516:.G526])/11" office:value-type="float" office:value="63.6363636363636" calcext:value-type="float">
            <text:p>63.6363636364</text:p>
          </table:table-cell>
          <table:table-cell table:style-name="ce1"/>
        </table:table-row>
        <table:table-row table:style-name="ro1">
          <table:table-cell office:value-type="float" office:value="1.27443861961365" calcext:value-type="float">
            <text:p>1.2744386196</text:p>
          </table:table-cell>
          <table:table-cell/>
          <table:table-cell table:style-name="ce1" table:formula="of:=SUM([.A517:.A527])/11" office:value-type="float" office:value="1.08851859244433" calcext:value-type="float">
            <text:p>1.088518592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517:.G527])/11" office:value-type="float" office:value="64.4545454545455" calcext:value-type="float">
            <text:p>64.4545454545</text:p>
          </table:table-cell>
          <table:table-cell table:style-name="ce1"/>
        </table:table-row>
        <table:table-row table:style-name="ro1">
          <table:table-cell office:value-type="float" office:value="1.48617768287659" calcext:value-type="float">
            <text:p>1.4861776829</text:p>
          </table:table-cell>
          <table:table-cell/>
          <table:table-cell table:style-name="ce1" table:formula="of:=SUM([.A518:.A528])/11" office:value-type="float" office:value="1.0690043351867" calcext:value-type="float">
            <text:p>1.069004335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518:.G528])/11" office:value-type="float" office:value="68.1818181818182" calcext:value-type="float">
            <text:p>68.1818181818</text:p>
          </table:table-cell>
          <table:table-cell table:style-name="ce1"/>
        </table:table-row>
        <table:table-row table:style-name="ro1">
          <table:table-cell office:value-type="float" office:value="1.12664210796356" calcext:value-type="float">
            <text:p>1.126642108</text:p>
          </table:table-cell>
          <table:table-cell/>
          <table:table-cell table:style-name="ce1" table:formula="of:=SUM([.A519:.A529])/11" office:value-type="float" office:value="1.05929664590142" calcext:value-type="float">
            <text:p>1.059296645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519:.G529])/11" office:value-type="float" office:value="69.3636363636364" calcext:value-type="float">
            <text:p>69.3636363636</text:p>
          </table:table-cell>
          <table:table-cell table:style-name="ce1"/>
        </table:table-row>
        <table:table-row table:style-name="ro1">
          <table:table-cell office:value-type="float" office:value="1.06937742233276" calcext:value-type="float">
            <text:p>1.0693774223</text:p>
          </table:table-cell>
          <table:table-cell/>
          <table:table-cell table:style-name="ce1" table:formula="of:=SUM([.A520:.A530])/11" office:value-type="float" office:value="1.04471260309219" calcext:value-type="float">
            <text:p>1.044712603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20:.G530])/11" office:value-type="float" office:value="69.3636363636364" calcext:value-type="float">
            <text:p>69.3636363636</text:p>
          </table:table-cell>
          <table:table-cell table:style-name="ce1"/>
        </table:table-row>
        <table:table-row table:style-name="ro1">
          <table:table-cell office:value-type="float" office:value="0.759759902954102" calcext:value-type="float">
            <text:p>0.759759903</text:p>
          </table:table-cell>
          <table:table-cell/>
          <table:table-cell table:style-name="ce1" table:formula="of:=SUM([.A521:.A531])/11" office:value-type="float" office:value="1.0392061309381" calcext:value-type="float">
            <text:p>1.039206130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21:.G531])/11" office:value-type="float" office:value="72.7272727272727" calcext:value-type="float">
            <text:p>72.7272727273</text:p>
          </table:table-cell>
          <table:table-cell table:style-name="ce1"/>
        </table:table-row>
        <table:table-row table:style-name="ro1">
          <table:table-cell office:value-type="float" office:value="1.53891909122467" calcext:value-type="float">
            <text:p>1.5389190912</text:p>
          </table:table-cell>
          <table:table-cell/>
          <table:table-cell table:style-name="ce1" table:formula="of:=SUM([.A522:.A532])/11" office:value-type="float" office:value="1.07321578264237" calcext:value-type="float">
            <text:p>1.073215782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22:.G532])/11" office:value-type="float" office:value="74.4545454545455" calcext:value-type="float">
            <text:p>74.4545454545</text:p>
          </table:table-cell>
          <table:table-cell table:style-name="ce1"/>
        </table:table-row>
        <table:table-row table:style-name="ro1">
          <table:table-cell office:value-type="float" office:value="1.39620125293732" calcext:value-type="float">
            <text:p>1.3962012529</text:p>
          </table:table-cell>
          <table:table-cell/>
          <table:table-cell table:style-name="ce1" table:formula="of:=SUM([.A523:.A533])/11" office:value-type="float" office:value="1.02315055782145" calcext:value-type="float">
            <text:p>1.023150557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23:.G533])/11" office:value-type="float" office:value="77.2727272727273" calcext:value-type="float">
            <text:p>77.2727272727</text:p>
          </table:table-cell>
          <table:table-cell table:style-name="ce1"/>
        </table:table-row>
        <table:table-row table:style-name="ro1">
          <table:table-cell office:value-type="float" office:value="0.839713633060455" calcext:value-type="float">
            <text:p>0.8397136331</text:p>
          </table:table-cell>
          <table:table-cell/>
          <table:table-cell table:style-name="ce1" table:formula="of:=SUM([.A524:.A534])/11" office:value-type="float" office:value="1.04438608884811" calcext:value-type="float">
            <text:p>1.044386088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524:.G534])/11" office:value-type="float" office:value="77.2727272727273" calcext:value-type="float">
            <text:p>77.2727272727</text:p>
          </table:table-cell>
          <table:table-cell table:style-name="ce1"/>
        </table:table-row>
        <table:table-row table:style-name="ro1">
          <table:table-cell office:value-type="float" office:value="0.756407856941223" calcext:value-type="float">
            <text:p>0.7564078569</text:p>
          </table:table-cell>
          <table:table-cell/>
          <table:table-cell table:style-name="ce1" table:formula="of:=SUM([.A525:.A535])/11" office:value-type="float" office:value="1.04314875060862" calcext:value-type="float">
            <text:p>1.043148750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25:.G535])/11" office:value-type="float" office:value="77.9090909090909" calcext:value-type="float">
            <text:p>77.9090909091</text:p>
          </table:table-cell>
          <table:table-cell table:style-name="ce1"/>
        </table:table-row>
        <table:table-row table:style-name="ro1">
          <table:table-cell office:value-type="float" office:value="1.01714062690735" calcext:value-type="float">
            <text:p>1.0171406269</text:p>
          </table:table-cell>
          <table:table-cell/>
          <table:table-cell table:style-name="ce1" table:formula="of:=SUM([.A526:.A536])/11" office:value-type="float" office:value="1.03034177151593" calcext:value-type="float">
            <text:p>1.030341771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26:.G536])/11" office:value-type="float" office:value="78.4545454545455" calcext:value-type="float">
            <text:p>78.4545454545</text:p>
          </table:table-cell>
          <table:table-cell table:style-name="ce1"/>
        </table:table-row>
        <table:table-row table:style-name="ro1">
          <table:table-cell office:value-type="float" office:value="0.708926320075989" calcext:value-type="float">
            <text:p>0.7089263201</text:p>
          </table:table-cell>
          <table:table-cell/>
          <table:table-cell table:style-name="ce1" table:formula="of:=SUM([.A527:.A537])/11" office:value-type="float" office:value="1.02783222090114" calcext:value-type="float">
            <text:p>1.027832220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27:.G537])/11" office:value-type="float" office:value="78.4545454545455" calcext:value-type="float">
            <text:p>78.4545454545</text:p>
          </table:table-cell>
          <table:table-cell table:style-name="ce1"/>
        </table:table-row>
        <table:table-row table:style-name="ro1">
          <table:table-cell office:value-type="float" office:value="1.05978178977966" calcext:value-type="float">
            <text:p>1.0597817898</text:p>
          </table:table-cell>
          <table:table-cell/>
          <table:table-cell table:style-name="ce1" table:formula="of:=SUM([.A528:.A538])/11" office:value-type="float" office:value="1.05557192997499" calcext:value-type="float">
            <text:p>1.0555719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528:.G538])/11" office:value-type="float" office:value="77.2727272727273" calcext:value-type="float">
            <text:p>77.2727272727</text:p>
          </table:table-cell>
          <table:table-cell table:style-name="ce1"/>
        </table:table-row>
        <table:table-row table:style-name="ro1">
          <table:table-cell office:value-type="float" office:value="1.37939310073853" calcext:value-type="float">
            <text:p>1.3793931007</text:p>
          </table:table-cell>
          <table:table-cell/>
          <table:table-cell table:style-name="ce1" table:formula="of:=SUM([.A529:.A539])/11" office:value-type="float" office:value="1.05000499161807" calcext:value-type="float">
            <text:p>1.050004991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529:.G539])/11" office:value-type="float" office:value="75.8181818181818" calcext:value-type="float">
            <text:p>75.8181818182</text:p>
          </table:table-cell>
          <table:table-cell table:style-name="ce1"/>
        </table:table-row>
        <table:table-row table:style-name="ro1">
          <table:table-cell office:value-type="float" office:value="0.966217637062073" calcext:value-type="float">
            <text:p>0.9662176371</text:p>
          </table:table-cell>
          <table:table-cell/>
          <table:table-cell table:style-name="ce1" table:formula="of:=SUM([.A530:.A540])/11" office:value-type="float" office:value="0.99956605651162" calcext:value-type="float">
            <text:p>0.999566056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530:.G540])/11" office:value-type="float" office:value="73.7272727272727" calcext:value-type="float">
            <text:p>73.7272727273</text:p>
          </table:table-cell>
          <table:table-cell table:style-name="ce1"/>
        </table:table-row>
        <table:table-row table:style-name="ro1">
          <table:table-cell office:value-type="float" office:value="1.0088062286377" calcext:value-type="float">
            <text:p>1.0088062286</text:p>
          </table:table-cell>
          <table:table-cell/>
          <table:table-cell table:style-name="ce1" table:formula="of:=SUM([.A531:.A541])/11" office:value-type="float" office:value="1.02273201942444" calcext:value-type="float">
            <text:p>1.02273201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531:.G541])/11" office:value-type="float" office:value="71.4545454545455" calcext:value-type="float">
            <text:p>71.4545454545</text:p>
          </table:table-cell>
          <table:table-cell table:style-name="ce1"/>
        </table:table-row>
        <table:table-row table:style-name="ro1">
          <table:table-cell office:value-type="float" office:value="1.13386607170105" calcext:value-type="float">
            <text:p>1.1338660717</text:p>
          </table:table-cell>
          <table:table-cell/>
          <table:table-cell table:style-name="ce1" table:formula="of:=SUM([.A532:.A542])/11" office:value-type="float" office:value="1.0075535882603" calcext:value-type="float">
            <text:p>1.007553588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532:.G542])/11" office:value-type="float" office:value="68.6363636363636" calcext:value-type="float">
            <text:p>68.6363636364</text:p>
          </table:table-cell>
          <table:table-cell table:style-name="ce1"/>
        </table:table-row>
        <table:table-row table:style-name="ro1">
          <table:table-cell office:value-type="float" office:value="0.98820161819458" calcext:value-type="float">
            <text:p>0.9882016182</text:p>
          </table:table-cell>
          <table:table-cell/>
          <table:table-cell table:style-name="ce1" table:formula="of:=SUM([.A533:.A543])/11" office:value-type="float" office:value="1.01065951043909" calcext:value-type="float">
            <text:p>1.010659510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533:.G543])/11" office:value-type="float" office:value="67.4545454545455" calcext:value-type="float">
            <text:p>67.4545454545</text:p>
          </table:table-cell>
          <table:table-cell table:style-name="ce1"/>
        </table:table-row>
        <table:table-row table:style-name="ro1">
          <table:table-cell office:value-type="float" office:value="1.62979209423065" calcext:value-type="float">
            <text:p>1.6297920942</text:p>
          </table:table-cell>
          <table:table-cell/>
          <table:table-cell table:style-name="ce1" table:formula="of:=SUM([.A534:.A544])/11" office:value-type="float" office:value="0.979714214801788" calcext:value-type="float">
            <text:p>0.979714214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34:.G544])/11" office:value-type="float" office:value="66.3636363636364" calcext:value-type="float">
            <text:p>66.3636363636</text:p>
          </table:table-cell>
          <table:table-cell table:style-name="ce1"/>
        </table:table-row>
        <table:table-row table:style-name="ro1">
          <table:table-cell office:value-type="float" office:value="0.826102912425995" calcext:value-type="float">
            <text:p>0.8261029124</text:p>
          </table:table-cell>
          <table:table-cell/>
          <table:table-cell table:style-name="ce1" table:formula="of:=SUM([.A535:.A545])/11" office:value-type="float" office:value="0.904353038831191" calcext:value-type="float">
            <text:p>0.904353038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35:.G545])/11" office:value-type="float" office:value="64.0909090909091" calcext:value-type="float">
            <text:p>64.0909090909</text:p>
          </table:table-cell>
          <table:table-cell table:style-name="ce1"/>
        </table:table-row>
        <table:table-row table:style-name="ro1">
          <table:table-cell office:value-type="float" office:value="0.615531086921692" calcext:value-type="float">
            <text:p>0.6155310869</text:p>
          </table:table-cell>
          <table:table-cell/>
          <table:table-cell table:style-name="ce1" table:formula="of:=SUM([.A536:.A546])/11" office:value-type="float" office:value="0.891731191765178" calcext:value-type="float">
            <text:p>0.891731191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536:.G546])/11" office:value-type="float" office:value="61.8181818181818" calcext:value-type="float">
            <text:p>61.8181818182</text:p>
          </table:table-cell>
          <table:table-cell table:style-name="ce1"/>
        </table:table-row>
        <table:table-row table:style-name="ro1">
          <table:table-cell office:value-type="float" office:value="0.989535570144653" calcext:value-type="float">
            <text:p>0.9895355701</text:p>
          </table:table-cell>
          <table:table-cell/>
          <table:table-cell table:style-name="ce1" table:formula="of:=SUM([.A537:.A547])/11" office:value-type="float" office:value="0.935477771542289" calcext:value-type="float">
            <text:p>0.935477771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37:.G547])/11" office:value-type="float" office:value="60.7272727272727" calcext:value-type="float">
            <text:p>60.7272727273</text:p>
          </table:table-cell>
          <table:table-cell table:style-name="ce1"/>
        </table:table-row>
        <table:table-row table:style-name="ro1">
          <table:table-cell office:value-type="float" office:value="1.01406311988831" calcext:value-type="float">
            <text:p>1.0140631199</text:p>
          </table:table-cell>
          <table:table-cell/>
          <table:table-cell table:style-name="ce1" table:formula="of:=SUM([.A538:.A548])/11" office:value-type="float" office:value="0.884769022464753" calcext:value-type="float">
            <text:p>0.884769022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38:.G548])/11" office:value-type="float" office:value="61.8181818181818" calcext:value-type="float">
            <text:p>61.8181818182</text:p>
          </table:table-cell>
          <table:table-cell table:style-name="ce1"/>
        </table:table-row>
        <table:table-row table:style-name="ro1">
          <table:table-cell office:value-type="float" office:value="0.998545467853546" calcext:value-type="float">
            <text:p>0.9985454679</text:p>
          </table:table-cell>
          <table:table-cell/>
          <table:table-cell table:style-name="ce1" table:formula="of:=SUM([.A539:.A549])/11" office:value-type="float" office:value="0.873722260648554" calcext:value-type="float">
            <text:p>0.873722260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39:.G549])/11" office:value-type="float" office:value="62.3636363636364" calcext:value-type="float">
            <text:p>62.3636363636</text:p>
          </table:table-cell>
          <table:table-cell table:style-name="ce1"/>
        </table:table-row>
        <table:table-row table:style-name="ro1">
          <table:table-cell office:value-type="float" office:value="0.824564814567566" calcext:value-type="float">
            <text:p>0.8245648146</text:p>
          </table:table-cell>
          <table:table-cell/>
          <table:table-cell table:style-name="ce1" table:formula="of:=SUM([.A540:.A550])/11" office:value-type="float" office:value="0.849541333588687" calcext:value-type="float">
            <text:p>0.8495413336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540:.G550])/11" office:value-type="float" office:value="60.6363636363636" calcext:value-type="float">
            <text:p>60.6363636364</text:p>
          </table:table-cell>
          <table:table-cell table:style-name="ce1"/>
        </table:table-row>
        <table:table-row table:style-name="ro1">
          <table:table-cell office:value-type="float" office:value="1.22104322910309" calcext:value-type="float">
            <text:p>1.2210432291</text:p>
          </table:table-cell>
          <table:table-cell/>
          <table:table-cell table:style-name="ce1" table:formula="of:=SUM([.A541:.A551])/11" office:value-type="float" office:value="0.85243564302271" calcext:value-type="float">
            <text:p>0.85243564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41:.G551])/11" office:value-type="float" office:value="61" calcext:value-type="float">
            <text:p>61</text:p>
          </table:table-cell>
          <table:table-cell table:style-name="ce1"/>
        </table:table-row>
        <table:table-row table:style-name="ro1">
          <table:table-cell office:value-type="float" office:value="0.841843485832214" calcext:value-type="float">
            <text:p>0.8418434858</text:p>
          </table:table-cell>
          <table:table-cell/>
          <table:table-cell table:style-name="ce1" table:formula="of:=SUM([.A542:.A552])/11" office:value-type="float" office:value="0.806125662543557" calcext:value-type="float">
            <text:p>0.806125662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42:.G552])/11" office:value-type="float" office:value="61.1818181818182" calcext:value-type="float">
            <text:p>61.1818181818</text:p>
          </table:table-cell>
          <table:table-cell table:style-name="ce1"/>
        </table:table-row>
        <table:table-row table:style-name="ro1">
          <table:table-cell office:value-type="float" office:value="1.16803121566772" calcext:value-type="float">
            <text:p>1.1680312157</text:p>
          </table:table-cell>
          <table:table-cell/>
          <table:table-cell table:style-name="ce1" table:formula="of:=SUM([.A543:.A553])/11" office:value-type="float" office:value="0.825010147961702" calcext:value-type="float">
            <text:p>0.82501014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543:.G553])/11" office:value-type="float" office:value="61.7272727272727" calcext:value-type="float">
            <text:p>61.7272727273</text:p>
          </table:table-cell>
          <table:table-cell table:style-name="ce1"/>
        </table:table-row>
        <table:table-row table:style-name="ro1">
          <table:table-cell office:value-type="float" office:value="0.647803366184235" calcext:value-type="float">
            <text:p>0.6478033662</text:p>
          </table:table-cell>
          <table:table-cell/>
          <table:table-cell table:style-name="ce1" table:formula="of:=SUM([.A544:.A554])/11" office:value-type="float" office:value="0.807132038203152" calcext:value-type="float">
            <text:p>0.807132038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44:.G554])/11" office:value-type="float" office:value="61.7272727272727" calcext:value-type="float">
            <text:p>61.7272727273</text:p>
          </table:table-cell>
          <table:table-cell table:style-name="ce1"/>
        </table:table-row>
        <table:table-row table:style-name="ro1">
          <table:table-cell office:value-type="float" office:value="0.800819158554077" calcext:value-type="float">
            <text:p>0.8008191586</text:p>
          </table:table-cell>
          <table:table-cell/>
          <table:table-cell table:style-name="ce1" table:formula="of:=SUM([.A545:.A555])/11" office:value-type="float" office:value="0.891234977678819" calcext:value-type="float">
            <text:p>0.891234977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545:.G555])/11" office:value-type="float" office:value="61.7272727272727" calcext:value-type="float">
            <text:p>61.7272727273</text:p>
          </table:table-cell>
          <table:table-cell table:style-name="ce1"/>
        </table:table-row>
        <table:table-row table:style-name="ro1">
          <table:table-cell office:value-type="float" office:value="0.68726259469986" calcext:value-type="float">
            <text:p>0.6872625947</text:p>
          </table:table-cell>
          <table:table-cell/>
          <table:table-cell table:style-name="ce1" table:formula="of:=SUM([.A546:.A556])/11" office:value-type="float" office:value="0.929147844964808" calcext:value-type="float">
            <text:p>0.92914784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546:.G556])/11" office:value-type="float" office:value="62.2727272727273" calcext:value-type="float">
            <text:p>62.2727272727</text:p>
          </table:table-cell>
          <table:table-cell table:style-name="ce1"/>
        </table:table-row>
        <table:table-row table:style-name="ro1">
          <table:table-cell office:value-type="float" office:value="1.09674346446991" calcext:value-type="float">
            <text:p>1.0967434645</text:p>
          </table:table-cell>
          <table:table-cell/>
          <table:table-cell table:style-name="ce1" table:formula="of:=SUM([.A547:.A557])/11" office:value-type="float" office:value="0.953299977562644" calcext:value-type="float">
            <text:p>0.953299977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47:.G557])/11" office:value-type="float" office:value="65.0909090909091" calcext:value-type="float">
            <text:p>65.0909090909</text:p>
          </table:table-cell>
          <table:table-cell table:style-name="ce1"/>
        </table:table-row>
        <table:table-row table:style-name="ro1">
          <table:table-cell office:value-type="float" office:value="0.431739330291748" calcext:value-type="float">
            <text:p>0.4317393303</text:p>
          </table:table-cell>
          <table:table-cell/>
          <table:table-cell table:style-name="ce1" table:formula="of:=SUM([.A548:.A558])/11" office:value-type="float" office:value="0.97451989217238" calcext:value-type="float">
            <text:p>0.974519892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548:.G558])/11" office:value-type="float" office:value="66.8181818181818" calcext:value-type="float">
            <text:p>66.8181818182</text:p>
          </table:table-cell>
          <table:table-cell table:style-name="ce1"/>
        </table:table-row>
        <table:table-row table:style-name="ro1">
          <table:table-cell office:value-type="float" office:value="0.892548739910126" calcext:value-type="float">
            <text:p>0.8925487399</text:p>
          </table:table-cell>
          <table:table-cell/>
          <table:table-cell table:style-name="ce1" table:formula="of:=SUM([.A549:.A559])/11" office:value-type="float" office:value="1.05149273438887" calcext:value-type="float">
            <text:p>1.051492734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549:.G559])/11" office:value-type="float" office:value="66.2727272727273" calcext:value-type="float">
            <text:p>66.2727272727</text:p>
          </table:table-cell>
          <table:table-cell table:style-name="ce1"/>
        </table:table-row>
        <table:table-row table:style-name="ro1">
          <table:table-cell office:value-type="float" office:value="0.732555270195007" calcext:value-type="float">
            <text:p>0.7325552702</text:p>
          </table:table-cell>
          <table:table-cell/>
          <table:table-cell table:style-name="ce1" table:formula="of:=SUM([.A550:.A560])/11" office:value-type="float" office:value="1.07727406783538" calcext:value-type="float">
            <text:p>1.077274067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50:.G560])/11" office:value-type="float" office:value="65.7272727272727" calcext:value-type="float">
            <text:p>65.7272727273</text:p>
          </table:table-cell>
          <table:table-cell table:style-name="ce1"/>
        </table:table-row>
        <table:table-row table:style-name="ro1">
          <table:table-cell office:value-type="float" office:value="0.856402218341827" calcext:value-type="float">
            <text:p>0.8564022183</text:p>
          </table:table-cell>
          <table:table-cell/>
          <table:table-cell table:style-name="ce1" table:formula="of:=SUM([.A551:.A561])/11" office:value-type="float" office:value="1.07443230802363" calcext:value-type="float">
            <text:p>1.07443230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51:.G561])/11" office:value-type="float" office:value="66.2727272727273" calcext:value-type="float">
            <text:p>66.2727272727</text:p>
          </table:table-cell>
          <table:table-cell table:style-name="ce1"/>
        </table:table-row>
        <table:table-row table:style-name="ro1">
          <table:table-cell office:value-type="float" office:value="0.711633443832397" calcext:value-type="float">
            <text:p>0.7116334438</text:p>
          </table:table-cell>
          <table:table-cell/>
          <table:table-cell table:style-name="ce1" table:formula="of:=SUM([.A552:.A562])/11" office:value-type="float" office:value="1.09571344744076" calcext:value-type="float">
            <text:p>1.0957134474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552:.G562])/11" office:value-type="float" office:value="66.8181818181818" calcext:value-type="float">
            <text:p>66.8181818182</text:p>
          </table:table-cell>
          <table:table-cell table:style-name="ce1"/>
        </table:table-row>
        <table:table-row table:style-name="ro1">
          <table:table-cell office:value-type="float" office:value="1.04957282543182" calcext:value-type="float">
            <text:p>1.0495728254</text:p>
          </table:table-cell>
          <table:table-cell/>
          <table:table-cell table:style-name="ce1" table:formula="of:=SUM([.A553:.A563])/11" office:value-type="float" office:value="1.11878803101453" calcext:value-type="float">
            <text:p>1.11878803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553:.G563])/11" office:value-type="float" office:value="67.1818181818182" calcext:value-type="float">
            <text:p>67.1818181818</text:p>
          </table:table-cell>
          <table:table-cell table:style-name="ce1"/>
        </table:table-row>
        <table:table-row table:style-name="ro1">
          <table:table-cell office:value-type="float" office:value="0.971372008323669" calcext:value-type="float">
            <text:p>0.9713720083</text:p>
          </table:table-cell>
          <table:table-cell/>
          <table:table-cell table:style-name="ce1" table:formula="of:=SUM([.A554:.A564])/11" office:value-type="float" office:value="1.11259391091087" calcext:value-type="float">
            <text:p>1.112593910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554:.G564])/11" office:value-type="float" office:value="66.2727272727273" calcext:value-type="float">
            <text:p>66.2727272727</text:p>
          </table:table-cell>
          <table:table-cell table:style-name="ce1"/>
        </table:table-row>
        <table:table-row table:style-name="ro1">
          <table:table-cell office:value-type="float" office:value="1.57293570041657" calcext:value-type="float">
            <text:p>1.5729357004</text:p>
          </table:table-cell>
          <table:table-cell/>
          <table:table-cell table:style-name="ce1" table:formula="of:=SUM([.A555:.A565])/11" office:value-type="float" office:value="1.12082549658689" calcext:value-type="float">
            <text:p>1.120825496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55:.G565])/11" office:value-type="float" office:value="65.1818181818182" calcext:value-type="float">
            <text:p>65.1818181818</text:p>
          </table:table-cell>
          <table:table-cell table:style-name="ce1"/>
        </table:table-row>
        <table:table-row table:style-name="ro1">
          <table:table-cell office:value-type="float" office:value="1.21786069869995" calcext:value-type="float">
            <text:p>1.2178606987</text:p>
          </table:table-cell>
          <table:table-cell/>
          <table:table-cell table:style-name="ce1" table:formula="of:=SUM([.A556:.A566])/11" office:value-type="float" office:value="1.03717893362045" calcext:value-type="float">
            <text:p>1.037178933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56:.G566])/11" office:value-type="float" office:value="65.1818181818182" calcext:value-type="float">
            <text:p>65.1818181818</text:p>
          </table:table-cell>
          <table:table-cell table:style-name="ce1"/>
        </table:table-row>
        <table:table-row table:style-name="ro1">
          <table:table-cell office:value-type="float" office:value="0.952936053276062" calcext:value-type="float">
            <text:p>0.9529360533</text:p>
          </table:table-cell>
          <table:table-cell/>
          <table:table-cell table:style-name="ce1" table:formula="of:=SUM([.A557:.A567])/11" office:value-type="float" office:value="1.05598784034902" calcext:value-type="float">
            <text:p>1.055987840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557:.G567])/11" office:value-type="float" office:value="66.9090909090909" calcext:value-type="float">
            <text:p>66.9090909091</text:p>
          </table:table-cell>
          <table:table-cell table:style-name="ce1"/>
        </table:table-row>
        <table:table-row table:style-name="ro1">
          <table:table-cell office:value-type="float" office:value="1.330162525177" calcext:value-type="float">
            <text:p>1.3301625252</text:p>
          </table:table-cell>
          <table:table-cell/>
          <table:table-cell table:style-name="ce1" table:formula="of:=SUM([.A558:.A568])/11" office:value-type="float" office:value="1.06401200186123" calcext:value-type="float">
            <text:p>1.064012001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58:.G568])/11" office:value-type="float" office:value="67.4545454545455" calcext:value-type="float">
            <text:p>67.4545454545</text:p>
          </table:table-cell>
          <table:table-cell table:style-name="ce1"/>
        </table:table-row>
        <table:table-row table:style-name="ro1">
          <table:table-cell office:value-type="float" office:value="1.27844059467316" calcext:value-type="float">
            <text:p>1.2784405947</text:p>
          </table:table-cell>
          <table:table-cell/>
          <table:table-cell table:style-name="ce1" table:formula="of:=SUM([.A559:.A569])/11" office:value-type="float" office:value="1.01651468060233" calcext:value-type="float">
            <text:p>1.016514680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59:.G569])/11" office:value-type="float" office:value="68.5454545454545" calcext:value-type="float">
            <text:p>68.5454545455</text:p>
          </table:table-cell>
          <table:table-cell table:style-name="ce1"/>
        </table:table-row>
        <table:table-row table:style-name="ro1">
          <table:table-cell office:value-type="float" office:value="1.17614340782166" calcext:value-type="float">
            <text:p>1.1761434078</text:p>
          </table:table-cell>
          <table:table-cell/>
          <table:table-cell table:style-name="ce1" table:formula="of:=SUM([.A560:.A570])/11" office:value-type="float" office:value="0.957731198180806" calcext:value-type="float">
            <text:p>0.957731198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60:.G570])/11" office:value-type="float" office:value="69.7272727272727" calcext:value-type="float">
            <text:p>69.7272727273</text:p>
          </table:table-cell>
          <table:table-cell table:style-name="ce1"/>
        </table:table-row>
        <table:table-row table:style-name="ro1">
          <table:table-cell office:value-type="float" office:value="0.701295912265778" calcext:value-type="float">
            <text:p>0.7012959123</text:p>
          </table:table-cell>
          <table:table-cell/>
          <table:table-cell table:style-name="ce1" table:formula="of:=SUM([.A561:.A571])/11" office:value-type="float" office:value="0.902876192873175" calcext:value-type="float">
            <text:p>0.902876192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61:.G571])/11" office:value-type="float" office:value="69.7272727272727" calcext:value-type="float">
            <text:p>69.7272727273</text:p>
          </table:table-cell>
          <table:table-cell table:style-name="ce1"/>
        </table:table-row>
        <table:table-row table:style-name="ro1">
          <table:table-cell office:value-type="float" office:value="1.09049475193024" calcext:value-type="float">
            <text:p>1.0904947519</text:p>
          </table:table-cell>
          <table:table-cell/>
          <table:table-cell table:style-name="ce1" table:formula="of:=SUM([.A562:.A572])/11" office:value-type="float" office:value="0.897862374782563" calcext:value-type="float">
            <text:p>0.897862374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562:.G572])/11" office:value-type="float" office:value="70.9090909090909" calcext:value-type="float">
            <text:p>70.9090909091</text:p>
          </table:table-cell>
          <table:table-cell table:style-name="ce1"/>
        </table:table-row>
        <table:table-row table:style-name="ro1">
          <table:table-cell office:value-type="float" office:value="0.965453863143921" calcext:value-type="float">
            <text:p>0.9654538631</text:p>
          </table:table-cell>
          <table:table-cell/>
          <table:table-cell table:style-name="ce1" table:formula="of:=SUM([.A563:.A573])/11" office:value-type="float" office:value="0.873555400154807" calcext:value-type="float">
            <text:p>0.873555400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63:.G573])/11" office:value-type="float" office:value="69.8181818181818" calcext:value-type="float">
            <text:p>69.8181818182</text:p>
          </table:table-cell>
          <table:table-cell table:style-name="ce1"/>
        </table:table-row>
        <table:table-row table:style-name="ro1">
          <table:table-cell office:value-type="float" office:value="0.981437504291534" calcext:value-type="float">
            <text:p>0.9814375043</text:p>
          </table:table-cell>
          <table:table-cell/>
          <table:table-cell table:style-name="ce1" table:formula="of:=SUM([.A564:.A574])/11" office:value-type="float" office:value="0.879838878458196" calcext:value-type="float">
            <text:p>0.8798388785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564:.G574])/11" office:value-type="float" office:value="69.8181818181818" calcext:value-type="float">
            <text:p>69.8181818182</text:p>
          </table:table-cell>
          <table:table-cell table:style-name="ce1"/>
        </table:table-row>
        <table:table-row table:style-name="ro1">
          <table:table-cell office:value-type="float" office:value="1.06191945075989" calcext:value-type="float">
            <text:p>1.0619194508</text:p>
          </table:table-cell>
          <table:table-cell/>
          <table:table-cell table:style-name="ce1" table:formula="of:=SUM([.A565:.A575])/11" office:value-type="float" office:value="0.861423259431666" calcext:value-type="float">
            <text:p>0.861423259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65:.G575])/11" office:value-type="float" office:value="70.1818181818182" calcext:value-type="float">
            <text:p>70.1818181818</text:p>
          </table:table-cell>
          <table:table-cell table:style-name="ce1"/>
        </table:table-row>
        <table:table-row table:style-name="ro1">
          <table:table-cell office:value-type="float" office:value="0.652823507785797" calcext:value-type="float">
            <text:p>0.6528235078</text:p>
          </table:table-cell>
          <table:table-cell/>
          <table:table-cell table:style-name="ce1" table:formula="of:=SUM([.A566:.A576])/11" office:value-type="float" office:value="0.83554190939123" calcext:value-type="float">
            <text:p>0.835541909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66:.G576])/11" office:value-type="float" office:value="70.3636363636364" calcext:value-type="float">
            <text:p>70.3636363636</text:p>
          </table:table-cell>
          <table:table-cell table:style-name="ce1"/>
        </table:table-row>
        <table:table-row table:style-name="ro1">
          <table:table-cell office:value-type="float" office:value="1.42475867271423" calcext:value-type="float">
            <text:p>1.4247586727</text:p>
          </table:table-cell>
          <table:table-cell/>
          <table:table-cell table:style-name="ce1" table:formula="of:=SUM([.A567:.A577])/11" office:value-type="float" office:value="0.85852482102134" calcext:value-type="float">
            <text:p>0.85852482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67:.G577])/11" office:value-type="float" office:value="70.9090909090909" calcext:value-type="float">
            <text:p>70.9090909091</text:p>
          </table:table-cell>
          <table:table-cell table:style-name="ce1"/>
        </table:table-row>
        <table:table-row table:style-name="ro1">
          <table:table-cell office:value-type="float" office:value="1.04120182991028" calcext:value-type="float">
            <text:p>1.0412018299</text:p>
          </table:table-cell>
          <table:table-cell/>
          <table:table-cell table:style-name="ce1" table:formula="of:=SUM([.A568:.A578])/11" office:value-type="float" office:value="0.857134613123807" calcext:value-type="float">
            <text:p>0.857134613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568:.G578])/11" office:value-type="float" office:value="69.1818181818182" calcext:value-type="float">
            <text:p>69.1818181818</text:p>
          </table:table-cell>
          <table:table-cell table:style-name="ce1"/>
        </table:table-row>
        <table:table-row table:style-name="ro1">
          <table:table-cell office:value-type="float" office:value="0.807691991329193" calcext:value-type="float">
            <text:p>0.8076919913</text:p>
          </table:table-cell>
          <table:table-cell/>
          <table:table-cell table:style-name="ce1" table:formula="of:=SUM([.A569:.A579])/11" office:value-type="float" office:value="0.862137566913258" calcext:value-type="float">
            <text:p>0.862137566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569:.G579])/11" office:value-type="float" office:value="68.6363636363636" calcext:value-type="float">
            <text:p>68.6363636364</text:p>
          </table:table-cell>
          <table:table-cell table:style-name="ce1"/>
        </table:table-row>
        <table:table-row table:style-name="ro1">
          <table:table-cell office:value-type="float" office:value="0.631822288036346" calcext:value-type="float">
            <text:p>0.631822288</text:p>
          </table:table-cell>
          <table:table-cell/>
          <table:table-cell table:style-name="ce1" table:formula="of:=SUM([.A570:.A580])/11" office:value-type="float" office:value="0.912558246742595" calcext:value-type="float">
            <text:p>0.912558246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70:.G580])/11" office:value-type="float" office:value="65.8181818181818" calcext:value-type="float">
            <text:p>65.8181818182</text:p>
          </table:table-cell>
          <table:table-cell table:style-name="ce1"/>
        </table:table-row>
        <table:table-row table:style-name="ro1">
          <table:table-cell office:value-type="float" office:value="0.572738349437714" calcext:value-type="float">
            <text:p>0.5727383494</text:p>
          </table:table-cell>
          <table:table-cell/>
          <table:table-cell table:style-name="ce1" table:formula="of:=SUM([.A571:.A581])/11" office:value-type="float" office:value="0.991767503998496" calcext:value-type="float">
            <text:p>0.99176750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71:.G581])/11" office:value-type="float" office:value="64.6363636363636" calcext:value-type="float">
            <text:p>64.6363636364</text:p>
          </table:table-cell>
          <table:table-cell table:style-name="ce1"/>
        </table:table-row>
        <table:table-row table:style-name="ro1">
          <table:table-cell office:value-type="float" office:value="0.646143913269043" calcext:value-type="float">
            <text:p>0.6461439133</text:p>
          </table:table-cell>
          <table:table-cell/>
          <table:table-cell table:style-name="ce1" table:formula="of:=SUM([.A572:.A582])/11" office:value-type="float" office:value="1.01495629549026" calcext:value-type="float">
            <text:p>1.014956295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72:.G582])/11" office:value-type="float" office:value="65.1818181818182" calcext:value-type="float">
            <text:p>65.1818181818</text:p>
          </table:table-cell>
          <table:table-cell table:style-name="ce1"/>
        </table:table-row>
        <table:table-row table:style-name="ro1">
          <table:table-cell office:value-type="float" office:value="0.823118031024933" calcext:value-type="float">
            <text:p>0.823118031</text:p>
          </table:table-cell>
          <table:table-cell/>
          <table:table-cell table:style-name="ce1" table:formula="of:=SUM([.A573:.A583])/11" office:value-type="float" office:value="1.00866454297846" calcext:value-type="float">
            <text:p>1.00866454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73:.G583])/11" office:value-type="float" office:value="64" calcext:value-type="float">
            <text:p>64</text:p>
          </table:table-cell>
          <table:table-cell table:style-name="ce1"/>
        </table:table-row>
        <table:table-row table:style-name="ro1">
          <table:table-cell office:value-type="float" office:value="1.0345721244812" calcext:value-type="float">
            <text:p>1.0345721245</text:p>
          </table:table-cell>
          <table:table-cell/>
          <table:table-cell table:style-name="ce1" table:formula="of:=SUM([.A574:.A584])/11" office:value-type="float" office:value="1.00626266544515" calcext:value-type="float">
            <text:p>1.006262665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74:.G584])/11" office:value-type="float" office:value="66.2727272727273" calcext:value-type="float">
            <text:p>66.2727272727</text:p>
          </table:table-cell>
          <table:table-cell table:style-name="ce1"/>
        </table:table-row>
        <table:table-row table:style-name="ro1">
          <table:table-cell office:value-type="float" office:value="0.778865694999695" calcext:value-type="float">
            <text:p>0.778865695</text:p>
          </table:table-cell>
          <table:table-cell/>
          <table:table-cell table:style-name="ce1" table:formula="of:=SUM([.A575:.A585])/11" office:value-type="float" office:value="1.00721263343638" calcext:value-type="float">
            <text:p>1.007212633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75:.G585])/11" office:value-type="float" office:value="65.7272727272727" calcext:value-type="float">
            <text:p>65.7272727273</text:p>
          </table:table-cell>
          <table:table-cell table:style-name="ce1"/>
        </table:table-row>
        <table:table-row table:style-name="ro1">
          <table:table-cell office:value-type="float" office:value="0.777224600315094" calcext:value-type="float">
            <text:p>0.7772246003</text:p>
          </table:table-cell>
          <table:table-cell/>
          <table:table-cell table:style-name="ce1" table:formula="of:=SUM([.A576:.A586])/11" office:value-type="float" office:value="1.02459929748015" calcext:value-type="float">
            <text:p>1.0245992975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576:.G586])/11" office:value-type="float" office:value="66.9090909090909" calcext:value-type="float">
            <text:p>66.9090909091</text:p>
          </table:table-cell>
          <table:table-cell table:style-name="ce1"/>
        </table:table-row>
        <table:table-row table:style-name="ro1">
          <table:table-cell office:value-type="float" office:value="0.90563553571701" calcext:value-type="float">
            <text:p>0.9056355357</text:p>
          </table:table-cell>
          <table:table-cell/>
          <table:table-cell table:style-name="ce1" table:formula="of:=SUM([.A577:.A587])/11" office:value-type="float" office:value="1.04200518131256" calcext:value-type="float">
            <text:p>1.042005181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577:.G587])/11" office:value-type="float" office:value="67.2727272727273" calcext:value-type="float">
            <text:p>67.2727272727</text:p>
          </table:table-cell>
          <table:table-cell table:style-name="ce1"/>
        </table:table-row>
        <table:table-row table:style-name="ro1">
          <table:table-cell office:value-type="float" office:value="1.40946638584137" calcext:value-type="float">
            <text:p>1.4094663858</text:p>
          </table:table-cell>
          <table:table-cell/>
          <table:table-cell table:style-name="ce1" table:formula="of:=SUM([.A578:.A588])/11" office:value-type="float" office:value="1.02638114582409" calcext:value-type="float">
            <text:p>1.02638114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78:.G588])/11" office:value-type="float" office:value="66.7272727272727" calcext:value-type="float">
            <text:p>66.7272727273</text:p>
          </table:table-cell>
          <table:table-cell table:style-name="ce1"/>
        </table:table-row>
        <table:table-row table:style-name="ro1">
          <table:table-cell office:value-type="float" office:value="1.09623432159424" calcext:value-type="float">
            <text:p>1.0962343216</text:p>
          </table:table-cell>
          <table:table-cell/>
          <table:table-cell table:style-name="ce1" table:formula="of:=SUM([.A579:.A589])/11" office:value-type="float" office:value="0.975828842683272" calcext:value-type="float">
            <text:p>0.975828842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579:.G589])/11" office:value-type="float" office:value="69.5454545454546" calcext:value-type="float">
            <text:p>69.5454545455</text:p>
          </table:table-cell>
          <table:table-cell table:style-name="ce1"/>
        </table:table-row>
        <table:table-row table:style-name="ro1">
          <table:table-cell office:value-type="float" office:value="1.3623194694519" calcext:value-type="float">
            <text:p>1.3623194695</text:p>
          </table:table-cell>
          <table:table-cell/>
          <table:table-cell table:style-name="ce1" table:formula="of:=SUM([.A580:.A590])/11" office:value-type="float" office:value="0.956915806640278" calcext:value-type="float">
            <text:p>0.956915806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80:.G590])/11" office:value-type="float" office:value="69.5454545454546" calcext:value-type="float">
            <text:p>69.5454545455</text:p>
          </table:table-cell>
          <table:table-cell table:style-name="ce1"/>
        </table:table-row>
        <table:table-row table:style-name="ro1">
          <table:table-cell office:value-type="float" office:value="1.50312411785126" calcext:value-type="float">
            <text:p>1.5031241179</text:p>
          </table:table-cell>
          <table:table-cell/>
          <table:table-cell table:style-name="ce1" table:formula="of:=SUM([.A581:.A591])/11" office:value-type="float" office:value="0.932301385836168" calcext:value-type="float">
            <text:p>0.932301385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81:.G591])/11" office:value-type="float" office:value="70.0909090909091" calcext:value-type="float">
            <text:p>70.0909090909</text:p>
          </table:table-cell>
          <table:table-cell table:style-name="ce1"/>
        </table:table-row>
        <table:table-row table:style-name="ro1">
          <table:table-cell office:value-type="float" office:value="0.827815055847168" calcext:value-type="float">
            <text:p>0.8278150558</text:p>
          </table:table-cell>
          <table:table-cell/>
          <table:table-cell table:style-name="ce1" table:formula="of:=SUM([.A582:.A592])/11" office:value-type="float" office:value="0.889591265808452" calcext:value-type="float">
            <text:p>0.889591265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582:.G592])/11" office:value-type="float" office:value="69.5454545454546" calcext:value-type="float">
            <text:p>69.5454545455</text:p>
          </table:table-cell>
          <table:table-cell table:style-name="ce1"/>
        </table:table-row>
        <table:table-row table:style-name="ro1">
          <table:table-cell office:value-type="float" office:value="0.576934635639191" calcext:value-type="float">
            <text:p>0.5769346356</text:p>
          </table:table-cell>
          <table:table-cell/>
          <table:table-cell table:style-name="ce1" table:formula="of:=SUM([.A583:.A593])/11" office:value-type="float" office:value="0.923427955670791" calcext:value-type="float">
            <text:p>0.923427955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83:.G593])/11" office:value-type="float" office:value="70.1818181818182" calcext:value-type="float">
            <text:p>70.1818181818</text:p>
          </table:table-cell>
          <table:table-cell table:style-name="ce1"/>
        </table:table-row>
        <table:table-row table:style-name="ro1">
          <table:table-cell office:value-type="float" office:value="0.796697378158569" calcext:value-type="float">
            <text:p>0.7966973782</text:p>
          </table:table-cell>
          <table:table-cell/>
          <table:table-cell table:style-name="ce1" table:formula="of:=SUM([.A584:.A594])/11" office:value-type="float" office:value="1.00828900120475" calcext:value-type="float">
            <text:p>1.008289001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584:.G594])/11" office:value-type="float" office:value="71.3636363636364" calcext:value-type="float">
            <text:p>71.3636363636</text:p>
          </table:table-cell>
          <table:table-cell table:style-name="ce1"/>
        </table:table-row>
        <table:table-row table:style-name="ro1">
          <table:table-cell office:value-type="float" office:value="1.04502177238464" calcext:value-type="float">
            <text:p>1.0450217724</text:p>
          </table:table-cell>
          <table:table-cell/>
          <table:table-cell table:style-name="ce1" table:formula="of:=SUM([.A585:.A595])/11" office:value-type="float" office:value="1.00295434214852" calcext:value-type="float">
            <text:p>1.002954342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85:.G595])/11" office:value-type="float" office:value="70.1818181818182" calcext:value-type="float">
            <text:p>70.1818181818</text:p>
          </table:table-cell>
          <table:table-cell table:style-name="ce1"/>
        </table:table-row>
        <table:table-row table:style-name="ro1">
          <table:table-cell office:value-type="float" office:value="0.970118999481201" calcext:value-type="float">
            <text:p>0.9701189995</text:p>
          </table:table-cell>
          <table:table-cell/>
          <table:table-cell table:style-name="ce1" table:formula="of:=SUM([.A586:.A596])/11" office:value-type="float" office:value="1.0103058273142" calcext:value-type="float">
            <text:p>1.010305827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86:.G596])/11" office:value-type="float" office:value="69" calcext:value-type="float">
            <text:p>69</text:p>
          </table:table-cell>
          <table:table-cell table:style-name="ce1"/>
        </table:table-row>
        <table:table-row table:style-name="ro1">
          <table:table-cell office:value-type="float" office:value="0.968689322471619" calcext:value-type="float">
            <text:p>0.9686893225</text:p>
          </table:table-cell>
          <table:table-cell/>
          <table:table-cell table:style-name="ce1" table:formula="of:=SUM([.A587:.A597])/11" office:value-type="float" office:value="0.99199422381141" calcext:value-type="float">
            <text:p>0.991994223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87:.G597])/11" office:value-type="float" office:value="67.2727272727273" calcext:value-type="float">
            <text:p>67.2727272727</text:p>
          </table:table-cell>
          <table:table-cell table:style-name="ce1"/>
        </table:table-row>
        <table:table-row table:style-name="ro1">
          <table:table-cell office:value-type="float" office:value="0.733771145343781" calcext:value-type="float">
            <text:p>0.7337711453</text:p>
          </table:table-cell>
          <table:table-cell/>
          <table:table-cell table:style-name="ce1" table:formula="of:=SUM([.A588:.A598])/11" office:value-type="float" office:value="0.97578114271164" calcext:value-type="float">
            <text:p>0.975781142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88:.G598])/11" office:value-type="float" office:value="66.1818181818182" calcext:value-type="float">
            <text:p>66.1818181818</text:p>
          </table:table-cell>
          <table:table-cell table:style-name="ce1"/>
        </table:table-row>
        <table:table-row table:style-name="ro1">
          <table:table-cell office:value-type="float" office:value="0.853391051292419" calcext:value-type="float">
            <text:p>0.8533910513</text:p>
          </table:table-cell>
          <table:table-cell/>
          <table:table-cell table:style-name="ce1" table:formula="of:=SUM([.A589:.A599])/11" office:value-type="float" office:value="0.970245621421121" calcext:value-type="float">
            <text:p>0.970245621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589:.G599])/11" office:value-type="float" office:value="63.9090909090909" calcext:value-type="float">
            <text:p>63.9090909091</text:p>
          </table:table-cell>
          <table:table-cell table:style-name="ce1"/>
        </table:table-row>
        <table:table-row table:style-name="ro1">
          <table:table-cell office:value-type="float" office:value="0.888190925121307" calcext:value-type="float">
            <text:p>0.8881909251</text:p>
          </table:table-cell>
          <table:table-cell/>
          <table:table-cell table:style-name="ce1" table:formula="of:=SUM([.A590:.A600])/11" office:value-type="float" office:value="0.99474771456285" calcext:value-type="float">
            <text:p>0.994747714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590:.G600])/11" office:value-type="float" office:value="62" calcext:value-type="float">
            <text:p>62</text:p>
          </table:table-cell>
          <table:table-cell table:style-name="ce1"/>
        </table:table-row>
        <table:table-row table:style-name="ro1">
          <table:table-cell office:value-type="float" office:value="1.09156084060669" calcext:value-type="float">
            <text:p>1.0915608406</text:p>
          </table:table-cell>
          <table:table-cell/>
          <table:table-cell table:style-name="ce1" table:formula="of:=SUM([.A591:.A601])/11" office:value-type="float" office:value="1.00383109396154" calcext:value-type="float">
            <text:p>1.00383109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591:.G601])/11" office:value-type="float" office:value="61.4545454545455" calcext:value-type="float">
            <text:p>61.4545454545</text:p>
          </table:table-cell>
          <table:table-cell table:style-name="ce1"/>
        </table:table-row>
        <table:table-row table:style-name="ro1">
          <table:table-cell office:value-type="float" office:value="1.03331279754639" calcext:value-type="float">
            <text:p>1.0333127975</text:p>
          </table:table-cell>
          <table:table-cell/>
          <table:table-cell table:style-name="ce1" table:formula="of:=SUM([.A592:.A602])/11" office:value-type="float" office:value="0.996960282325746" calcext:value-type="float">
            <text:p>0.996960282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92:.G602])/11" office:value-type="float" office:value="63.1818181818182" calcext:value-type="float">
            <text:p>63.1818181818</text:p>
          </table:table-cell>
          <table:table-cell table:style-name="ce1"/>
        </table:table-row>
        <table:table-row table:style-name="ro1">
          <table:table-cell office:value-type="float" office:value="1.20001864433289" calcext:value-type="float">
            <text:p>1.2000186443</text:p>
          </table:table-cell>
          <table:table-cell/>
          <table:table-cell table:style-name="ce1" table:formula="of:=SUM([.A593:.A603])/11" office:value-type="float" office:value="0.983323725787077" calcext:value-type="float">
            <text:p>0.983323725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93:.G603])/11" office:value-type="float" office:value="64.9090909090909" calcext:value-type="float">
            <text:p>64.9090909091</text:p>
          </table:table-cell>
          <table:table-cell table:style-name="ce1"/>
        </table:table-row>
        <table:table-row table:style-name="ro1">
          <table:table-cell office:value-type="float" office:value="1.51040613651276" calcext:value-type="float">
            <text:p>1.5104061365</text:p>
          </table:table-cell>
          <table:table-cell/>
          <table:table-cell table:style-name="ce1" table:formula="of:=SUM([.A594:.A604])/11" office:value-type="float" office:value="0.996240388263356" calcext:value-type="float">
            <text:p>0.996240388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594:.G604])/11" office:value-type="float" office:value="64.2727272727273" calcext:value-type="float">
            <text:p>64.2727272727</text:p>
          </table:table-cell>
          <table:table-cell table:style-name="ce1"/>
        </table:table-row>
        <table:table-row table:style-name="ro1">
          <table:table-cell office:value-type="float" office:value="0.738016128540039" calcext:value-type="float">
            <text:p>0.7380161285</text:p>
          </table:table-cell>
          <table:table-cell/>
          <table:table-cell table:style-name="ce1" table:formula="of:=SUM([.A595:.A605])/11" office:value-type="float" office:value="0.936445317485116" calcext:value-type="float">
            <text:p>0.936445317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595:.G605])/11" office:value-type="float" office:value="64.2727272727273" calcext:value-type="float">
            <text:p>64.2727272727</text:p>
          </table:table-cell>
          <table:table-cell table:style-name="ce1"/>
        </table:table-row>
        <table:table-row table:style-name="ro1">
          <table:table-cell office:value-type="float" office:value="1.12588810920715" calcext:value-type="float">
            <text:p>1.1258881092</text:p>
          </table:table-cell>
          <table:table-cell/>
          <table:table-cell table:style-name="ce1" table:formula="of:=SUM([.A596:.A606])/11" office:value-type="float" office:value="0.990537908944217" calcext:value-type="float">
            <text:p>0.990537908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596:.G606])/11" office:value-type="float" office:value="63.7272727272727" calcext:value-type="float">
            <text:p>63.7272727273</text:p>
          </table:table-cell>
          <table:table-cell table:style-name="ce1"/>
        </table:table-row>
        <table:table-row table:style-name="ro1">
          <table:table-cell office:value-type="float" office:value="0.76869136095047" calcext:value-type="float">
            <text:p>0.768691361</text:p>
          </table:table-cell>
          <table:table-cell/>
          <table:table-cell table:style-name="ce1" table:formula="of:=SUM([.A597:.A607])/11" office:value-type="float" office:value="0.956877870993181" calcext:value-type="float">
            <text:p>0.95687787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597:.G607])/11" office:value-type="float" office:value="67.1818181818182" calcext:value-type="float">
            <text:p>67.1818181818</text:p>
          </table:table-cell>
          <table:table-cell table:style-name="ce1"/>
        </table:table-row>
        <table:table-row table:style-name="ro1">
          <table:table-cell office:value-type="float" office:value="0.790345430374146" calcext:value-type="float">
            <text:p>0.7903454304</text:p>
          </table:table-cell>
          <table:table-cell/>
          <table:table-cell table:style-name="ce1" table:formula="of:=SUM([.A598:.A608])/11" office:value-type="float" office:value="0.992276067083533" calcext:value-type="float">
            <text:p>0.992276067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598:.G608])/11" office:value-type="float" office:value="70.5454545454546" calcext:value-type="float">
            <text:p>70.5454545455</text:p>
          </table:table-cell>
          <table:table-cell table:style-name="ce1"/>
        </table:table-row>
        <table:table-row table:style-name="ro1">
          <table:table-cell office:value-type="float" office:value="0.672880411148071" calcext:value-type="float">
            <text:p>0.6728804111</text:p>
          </table:table-cell>
          <table:table-cell/>
          <table:table-cell table:style-name="ce1" table:formula="of:=SUM([.A599:.A609])/11" office:value-type="float" office:value="0.994407409971412" calcext:value-type="float">
            <text:p>0.9944074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599:.G609])/11" office:value-type="float" office:value="71.0909090909091" calcext:value-type="float">
            <text:p>71.0909090909</text:p>
          </table:table-cell>
          <table:table-cell table:style-name="ce1"/>
        </table:table-row>
        <table:table-row table:style-name="ro1">
          <table:table-cell office:value-type="float" office:value="1.12291407585144" calcext:value-type="float">
            <text:p>1.1229140759</text:p>
          </table:table-cell>
          <table:table-cell/>
          <table:table-cell table:style-name="ce1" table:formula="of:=SUM([.A600:.A610])/11" office:value-type="float" office:value="1.02410817688162" calcext:value-type="float">
            <text:p>1.0241081769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600:.G610])/11" office:value-type="float" office:value="72.7272727272727" calcext:value-type="float">
            <text:p>72.7272727273</text:p>
          </table:table-cell>
          <table:table-cell table:style-name="ce1"/>
        </table:table-row>
        <table:table-row table:style-name="ro1">
          <table:table-cell office:value-type="float" office:value="0.988108098506928" calcext:value-type="float">
            <text:p>0.9881080985</text:p>
          </table:table-cell>
          <table:table-cell/>
          <table:table-cell table:style-name="ce1" table:formula="of:=SUM([.A601:.A611])/11" office:value-type="float" office:value="1.00253533233296" calcext:value-type="float">
            <text:p>1.002535332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01:.G611])/11" office:value-type="float" office:value="70.6363636363636" calcext:value-type="float">
            <text:p>70.6363636364</text:p>
          </table:table-cell>
          <table:table-cell table:style-name="ce1"/>
        </table:table-row>
        <table:table-row table:style-name="ro1">
          <table:table-cell office:value-type="float" office:value="1.01598191261292" calcext:value-type="float">
            <text:p>1.0159819126</text:p>
          </table:table-cell>
          <table:table-cell/>
          <table:table-cell table:style-name="ce1" table:formula="of:=SUM([.A602:.A612])/11" office:value-type="float" office:value="0.997374762188306" calcext:value-type="float">
            <text:p>0.997374762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02:.G612])/11" office:value-type="float" office:value="71.3636363636364" calcext:value-type="float">
            <text:p>71.3636363636</text:p>
          </table:table-cell>
          <table:table-cell table:style-name="ce1"/>
        </table:table-row>
        <table:table-row table:style-name="ro1">
          <table:table-cell office:value-type="float" office:value="0.883310675621033" calcext:value-type="float">
            <text:p>0.8833106756</text:p>
          </table:table-cell>
          <table:table-cell/>
          <table:table-cell table:style-name="ce1" table:formula="of:=SUM([.A603:.A613])/11" office:value-type="float" office:value="1.01556641405279" calcext:value-type="float">
            <text:p>1.015566414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03:.G613])/11" office:value-type="float" office:value="70.1818181818182" calcext:value-type="float">
            <text:p>70.1818181818</text:p>
          </table:table-cell>
          <table:table-cell table:style-name="ce1"/>
        </table:table-row>
        <table:table-row table:style-name="ro1">
          <table:table-cell office:value-type="float" office:value="1.34210193157196" calcext:value-type="float">
            <text:p>1.3421019316</text:p>
          </table:table-cell>
          <table:table-cell/>
          <table:table-cell table:style-name="ce1" table:formula="of:=SUM([.A604:.A614])/11" office:value-type="float" office:value="0.995163061402061" calcext:value-type="float">
            <text:p>0.995163061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04:.G614])/11" office:value-type="float" office:value="68.4545454545455" calcext:value-type="float">
            <text:p>68.4545454545</text:p>
          </table:table-cell>
          <table:table-cell table:style-name="ce1"/>
        </table:table-row>
        <table:table-row table:style-name="ro1">
          <table:table-cell office:value-type="float" office:value="0.852660357952118" calcext:value-type="float">
            <text:p>0.852660358</text:p>
          </table:table-cell>
          <table:table-cell/>
          <table:table-cell table:style-name="ce1" table:formula="of:=SUM([.A605:.A615])/11" office:value-type="float" office:value="0.958185531876304" calcext:value-type="float">
            <text:p>0.958185531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05:.G615])/11" office:value-type="float" office:value="69.6363636363636" calcext:value-type="float">
            <text:p>69.6363636364</text:p>
          </table:table-cell>
          <table:table-cell table:style-name="ce1"/>
        </table:table-row>
        <table:table-row table:style-name="ro1">
          <table:table-cell office:value-type="float" office:value="1.33303463459015" calcext:value-type="float">
            <text:p>1.3330346346</text:p>
          </table:table-cell>
          <table:table-cell/>
          <table:table-cell table:style-name="ce1" table:formula="of:=SUM([.A606:.A616])/11" office:value-type="float" office:value="0.966886639595032" calcext:value-type="float">
            <text:p>0.966886639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606:.G616])/11" office:value-type="float" office:value="70.7272727272727" calcext:value-type="float">
            <text:p>70.7272727273</text:p>
          </table:table-cell>
          <table:table-cell table:style-name="ce1"/>
        </table:table-row>
        <table:table-row table:style-name="ro1">
          <table:table-cell office:value-type="float" office:value="0.755627691745758" calcext:value-type="float">
            <text:p>0.7556276917</text:p>
          </table:table-cell>
          <table:table-cell/>
          <table:table-cell table:style-name="ce1" table:formula="of:=SUM([.A607:.A617])/11" office:value-type="float" office:value="0.915295730937611" calcext:value-type="float">
            <text:p>0.915295730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07:.G617])/11" office:value-type="float" office:value="72.4545454545455" calcext:value-type="float">
            <text:p>72.4545454545</text:p>
          </table:table-cell>
          <table:table-cell table:style-name="ce1"/>
        </table:table-row>
        <table:table-row table:style-name="ro1">
          <table:table-cell office:value-type="float" office:value="1.15807151794434" calcext:value-type="float">
            <text:p>1.1580715179</text:p>
          </table:table-cell>
          <table:table-cell/>
          <table:table-cell table:style-name="ce1" table:formula="of:=SUM([.A608:.A618])/11" office:value-type="float" office:value="0.943558221513575" calcext:value-type="float">
            <text:p>0.943558221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608:.G618])/11" office:value-type="float" office:value="70.1818181818182" calcext:value-type="float">
            <text:p>70.1818181818</text:p>
          </table:table-cell>
          <table:table-cell table:style-name="ce1"/>
        </table:table-row>
        <table:table-row table:style-name="ro1">
          <table:table-cell office:value-type="float" office:value="0.813790202140808" calcext:value-type="float">
            <text:p>0.8137902021</text:p>
          </table:table-cell>
          <table:table-cell/>
          <table:table-cell table:style-name="ce1" table:formula="of:=SUM([.A609:.A619])/11" office:value-type="float" office:value="0.945506664839658" calcext:value-type="float">
            <text:p>0.945506664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609:.G619])/11" office:value-type="float" office:value="67.3636363636364" calcext:value-type="float">
            <text:p>67.3636363636</text:p>
          </table:table-cell>
          <table:table-cell table:style-name="ce1"/>
        </table:table-row>
        <table:table-row table:style-name="ro1">
          <table:table-cell office:value-type="float" office:value="0.999588847160339" calcext:value-type="float">
            <text:p>0.9995888472</text:p>
          </table:table-cell>
          <table:table-cell/>
          <table:table-cell table:style-name="ce1" table:formula="of:=SUM([.A610:.A620])/11" office:value-type="float" office:value="0.939685425975106" calcext:value-type="float">
            <text:p>0.93968542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10:.G620])/11" office:value-type="float" office:value="69.0909090909091" calcext:value-type="float">
            <text:p>69.0909090909</text:p>
          </table:table-cell>
          <table:table-cell table:style-name="ce1"/>
        </table:table-row>
        <table:table-row table:style-name="ro1">
          <table:table-cell office:value-type="float" office:value="0.885612785816193" calcext:value-type="float">
            <text:p>0.8856127858</text:p>
          </table:table-cell>
          <table:table-cell/>
          <table:table-cell table:style-name="ce1" table:formula="of:=SUM([.A611:.A621])/11" office:value-type="float" office:value="0.93489766662771" calcext:value-type="float">
            <text:p>0.934897666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611:.G621])/11" office:value-type="float" office:value="69.7272727272727" calcext:value-type="float">
            <text:p>69.7272727273</text:p>
          </table:table-cell>
          <table:table-cell table:style-name="ce1"/>
        </table:table-row>
        <table:table-row table:style-name="ro1">
          <table:table-cell office:value-type="float" office:value="0.931341826915741" calcext:value-type="float">
            <text:p>0.9313418269</text:p>
          </table:table-cell>
          <table:table-cell/>
          <table:table-cell table:style-name="ce1" table:formula="of:=SUM([.A612:.A622])/11" office:value-type="float" office:value="0.931610031561418" calcext:value-type="float">
            <text:p>0.9316100316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612:.G622])/11" office:value-type="float" office:value="73.1818181818182" calcext:value-type="float">
            <text:p>73.1818181818</text:p>
          </table:table-cell>
          <table:table-cell table:style-name="ce1"/>
        </table:table-row>
        <table:table-row table:style-name="ro1">
          <table:table-cell office:value-type="float" office:value="1.21609008312225" calcext:value-type="float">
            <text:p>1.2160900831</text:p>
          </table:table-cell>
          <table:table-cell/>
          <table:table-cell table:style-name="ce1" table:formula="of:=SUM([.A613:.A623])/11" office:value-type="float" office:value="0.950178357687863" calcext:value-type="float">
            <text:p>0.950178357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13:.G623])/11" office:value-type="float" office:value="71.2727272727273" calcext:value-type="float">
            <text:p>71.2727272727</text:p>
          </table:table-cell>
          <table:table-cell table:style-name="ce1"/>
        </table:table-row>
        <table:table-row table:style-name="ro1">
          <table:table-cell office:value-type="float" office:value="0.658873796463013" calcext:value-type="float">
            <text:p>0.6588737965</text:p>
          </table:table-cell>
          <table:table-cell/>
          <table:table-cell table:style-name="ce1" table:formula="of:=SUM([.A614:.A624])/11" office:value-type="float" office:value="0.912509295073422" calcext:value-type="float">
            <text:p>0.912509295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614:.G624])/11" office:value-type="float" office:value="69.6363636363636" calcext:value-type="float">
            <text:p>69.6363636364</text:p>
          </table:table-cell>
          <table:table-cell table:style-name="ce1"/>
        </table:table-row>
        <table:table-row table:style-name="ro1">
          <table:table-cell office:value-type="float" office:value="0.935349106788635" calcext:value-type="float">
            <text:p>0.9353491068</text:p>
          </table:table-cell>
          <table:table-cell/>
          <table:table-cell table:style-name="ce1" table:formula="of:=SUM([.A615:.A625])/11" office:value-type="float" office:value="0.936519725756212" calcext:value-type="float">
            <text:p>0.936519725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15:.G625])/11" office:value-type="float" office:value="71.9090909090909" calcext:value-type="float">
            <text:p>71.9090909091</text:p>
          </table:table-cell>
          <table:table-cell table:style-name="ce1"/>
        </table:table-row>
        <table:table-row table:style-name="ro1">
          <table:table-cell office:value-type="float" office:value="0.948372542858124" calcext:value-type="float">
            <text:p>0.9483725429</text:p>
          </table:table-cell>
          <table:table-cell/>
          <table:table-cell table:style-name="ce1" table:formula="of:=SUM([.A616:.A626])/11" office:value-type="float" office:value="0.972067242318934" calcext:value-type="float">
            <text:p>0.972067242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616:.G626])/11" office:value-type="float" office:value="71.9090909090909" calcext:value-type="float">
            <text:p>71.9090909091</text:p>
          </table:table-cell>
          <table:table-cell table:style-name="ce1"/>
        </table:table-row>
        <table:table-row table:style-name="ro1">
          <table:table-cell office:value-type="float" office:value="0.765534639358521" calcext:value-type="float">
            <text:p>0.7655346394</text:p>
          </table:table-cell>
          <table:table-cell/>
          <table:table-cell table:style-name="ce1" table:formula="of:=SUM([.A617:.A627])/11" office:value-type="float" office:value="0.976641687479886" calcext:value-type="float">
            <text:p>0.976641687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17:.G627])/11" office:value-type="float" office:value="71.3636363636364" calcext:value-type="float">
            <text:p>71.3636363636</text:p>
          </table:table-cell>
          <table:table-cell table:style-name="ce1"/>
        </table:table-row>
        <table:table-row table:style-name="ro1">
          <table:table-cell office:value-type="float" office:value="1.06651508808136" calcext:value-type="float">
            <text:p>1.0665150881</text:p>
          </table:table-cell>
          <table:table-cell/>
          <table:table-cell table:style-name="ce1" table:formula="of:=SUM([.A618:.A628])/11" office:value-type="float" office:value="1.03794620253823" calcext:value-type="float">
            <text:p>1.037946202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618:.G628])/11" office:value-type="float" office:value="68.5454545454545" calcext:value-type="float">
            <text:p>68.5454545455</text:p>
          </table:table-cell>
          <table:table-cell table:style-name="ce1"/>
        </table:table-row>
        <table:table-row table:style-name="ro1">
          <table:table-cell office:value-type="float" office:value="1.17950439453125" calcext:value-type="float">
            <text:p>1.1795043945</text:p>
          </table:table-cell>
          <table:table-cell/>
          <table:table-cell table:style-name="ce1" table:formula="of:=SUM([.A619:.A629])/11" office:value-type="float" office:value="1.01539406993172" calcext:value-type="float">
            <text:p>1.015394069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619:.G629])/11" office:value-type="float" office:value="68.5454545454545" calcext:value-type="float">
            <text:p>68.5454545455</text:p>
          </table:table-cell>
          <table:table-cell table:style-name="ce1"/>
        </table:table-row>
        <table:table-row table:style-name="ro1">
          <table:table-cell office:value-type="float" office:value="0.749756574630737" calcext:value-type="float">
            <text:p>0.7497565746</text:p>
          </table:table-cell>
          <table:table-cell/>
          <table:table-cell table:style-name="ce1" table:formula="of:=SUM([.A620:.A630])/11" office:value-type="float" office:value="1.00380939787084" calcext:value-type="float">
            <text:p>1.003809397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20:.G630])/11" office:value-type="float" office:value="70.2727272727273" calcext:value-type="float">
            <text:p>70.2727272727</text:p>
          </table:table-cell>
          <table:table-cell table:style-name="ce1"/>
        </table:table-row>
        <table:table-row table:style-name="ro1">
          <table:table-cell office:value-type="float" office:value="0.946923494338989" calcext:value-type="float">
            <text:p>0.9469234943</text:p>
          </table:table-cell>
          <table:table-cell/>
          <table:table-cell table:style-name="ce1" table:formula="of:=SUM([.A621:.A631])/11" office:value-type="float" office:value="1.00492672486739" calcext:value-type="float">
            <text:p>1.004926724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21:.G631])/11" office:value-type="float" office:value="70.2727272727273" calcext:value-type="float">
            <text:p>70.2727272727</text:p>
          </table:table-cell>
          <table:table-cell table:style-name="ce1"/>
        </table:table-row>
        <table:table-row table:style-name="ro1">
          <table:table-cell office:value-type="float" office:value="0.849448800086975" calcext:value-type="float">
            <text:p>0.8494488001</text:p>
          </table:table-cell>
          <table:table-cell/>
          <table:table-cell table:style-name="ce1" table:formula="of:=SUM([.A622:.A632])/11" office:value-type="float" office:value="1.02755131504753" calcext:value-type="float">
            <text:p>1.02755131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22:.G632])/11" office:value-type="float" office:value="70.2727272727273" calcext:value-type="float">
            <text:p>70.2727272727</text:p>
          </table:table-cell>
          <table:table-cell table:style-name="ce1"/>
        </table:table-row>
        <table:table-row table:style-name="ro1">
          <table:table-cell office:value-type="float" office:value="1.13559341430664" calcext:value-type="float">
            <text:p>1.1355934143</text:p>
          </table:table-cell>
          <table:table-cell/>
          <table:table-cell table:style-name="ce1" table:formula="of:=SUM([.A623:.A633])/11" office:value-type="float" office:value="1.03750235926021" calcext:value-type="float">
            <text:p>1.037502359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623:.G633])/11" office:value-type="float" office:value="69.7272727272727" calcext:value-type="float">
            <text:p>69.7272727273</text:p>
          </table:table-cell>
          <table:table-cell table:style-name="ce1"/>
        </table:table-row>
        <table:table-row table:style-name="ro1">
          <table:table-cell office:value-type="float" office:value="0.801730394363403" calcext:value-type="float">
            <text:p>0.8017303944</text:p>
          </table:table-cell>
          <table:table-cell/>
          <table:table-cell table:style-name="ce1" table:formula="of:=SUM([.A624:.A634])/11" office:value-type="float" office:value="1.04894737221978" calcext:value-type="float">
            <text:p>1.048947372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624:.G634])/11" office:value-type="float" office:value="70.2727272727273" calcext:value-type="float">
            <text:p>70.2727272727</text:p>
          </table:table-cell>
          <table:table-cell table:style-name="ce1"/>
        </table:table-row>
        <table:table-row table:style-name="ro1">
          <table:table-cell office:value-type="float" office:value="0.922988533973694" calcext:value-type="float">
            <text:p>0.922988534</text:p>
          </table:table-cell>
          <table:table-cell/>
          <table:table-cell table:style-name="ce1" table:formula="of:=SUM([.A625:.A635])/11" office:value-type="float" office:value="1.05616662177173" calcext:value-type="float">
            <text:p>1.056166621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25:.G635])/11" office:value-type="float" office:value="71.9090909090909" calcext:value-type="float">
            <text:p>71.9090909091</text:p>
          </table:table-cell>
          <table:table-cell table:style-name="ce1"/>
        </table:table-row>
        <table:table-row table:style-name="ro1">
          <table:table-cell office:value-type="float" office:value="1.32637178897858" calcext:value-type="float">
            <text:p>1.326371789</text:p>
          </table:table-cell>
          <table:table-cell/>
          <table:table-cell table:style-name="ce1" table:formula="of:=SUM([.A626:.A636])/11" office:value-type="float" office:value="1.02672845125198" calcext:value-type="float">
            <text:p>1.026728451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26:.G636])/11" office:value-type="float" office:value="69.8181818181818" calcext:value-type="float">
            <text:p>69.8181818182</text:p>
          </table:table-cell>
          <table:table-cell table:style-name="ce1"/>
        </table:table-row>
        <table:table-row table:style-name="ro1">
          <table:table-cell office:value-type="float" office:value="0.998691439628601" calcext:value-type="float">
            <text:p>0.9986914396</text:p>
          </table:table-cell>
          <table:table-cell/>
          <table:table-cell table:style-name="ce1" table:formula="of:=SUM([.A627:.A637])/11" office:value-type="float" office:value="0.993424247611653" calcext:value-type="float">
            <text:p>0.993424247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27:.G637])/11" office:value-type="float" office:value="67" calcext:value-type="float">
            <text:p>67</text:p>
          </table:table-cell>
          <table:table-cell table:style-name="ce1"/>
        </table:table-row>
        <table:table-row table:style-name="ro1">
          <table:table-cell office:value-type="float" office:value="1.43988430500031" calcext:value-type="float">
            <text:p>1.439884305</text:p>
          </table:table-cell>
          <table:table-cell/>
          <table:table-cell table:style-name="ce1" table:formula="of:=SUM([.A628:.A638])/11" office:value-type="float" office:value="0.953081201423299" calcext:value-type="float">
            <text:p>0.95308120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628:.G638])/11" office:value-type="float" office:value="65.8181818181818" calcext:value-type="float">
            <text:p>65.8181818182</text:p>
          </table:table-cell>
          <table:table-cell table:style-name="ce1"/>
        </table:table-row>
        <table:table-row table:style-name="ro1">
          <table:table-cell office:value-type="float" office:value="0.81844162940979" calcext:value-type="float">
            <text:p>0.8184416294</text:p>
          </table:table-cell>
          <table:table-cell/>
          <table:table-cell table:style-name="ce1" table:formula="of:=SUM([.A629:.A639])/11" office:value-type="float" office:value="0.893092784014616" calcext:value-type="float">
            <text:p>0.89309278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629:.G639])/11" office:value-type="float" office:value="68.6363636363636" calcext:value-type="float">
            <text:p>68.6363636364</text:p>
          </table:table-cell>
          <table:table-cell table:style-name="ce1"/>
        </table:table-row>
        <table:table-row table:style-name="ro1">
          <table:table-cell office:value-type="float" office:value="1.05207300186157" calcext:value-type="float">
            <text:p>1.0520730019</text:p>
          </table:table-cell>
          <table:table-cell/>
          <table:table-cell table:style-name="ce1" table:formula="of:=SUM([.A630:.A640])/11" office:value-type="float" office:value="0.887392130765048" calcext:value-type="float">
            <text:p>0.887392130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30:.G640])/11" office:value-type="float" office:value="69.1818181818182" calcext:value-type="float">
            <text:p>69.1818181818</text:p>
          </table:table-cell>
          <table:table-cell table:style-name="ce1"/>
        </table:table-row>
        <table:table-row table:style-name="ro1">
          <table:table-cell office:value-type="float" office:value="0.762047171592712" calcext:value-type="float">
            <text:p>0.7620471716</text:p>
          </table:table-cell>
          <table:table-cell/>
          <table:table-cell table:style-name="ce1" table:formula="of:=SUM([.A631:.A641])/11" office:value-type="float" office:value="0.870687706903978" calcext:value-type="float">
            <text:p>0.870687706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31:.G641])/11" office:value-type="float" office:value="68.6363636363636" calcext:value-type="float">
            <text:p>68.6363636364</text:p>
          </table:table-cell>
          <table:table-cell table:style-name="ce1"/>
        </table:table-row>
        <table:table-row table:style-name="ro1">
          <table:table-cell office:value-type="float" office:value="1.1957939863205" calcext:value-type="float">
            <text:p>1.1957939863</text:p>
          </table:table-cell>
          <table:table-cell/>
          <table:table-cell table:style-name="ce1" table:formula="of:=SUM([.A632:.A642])/11" office:value-type="float" office:value="0.881028218702837" calcext:value-type="float">
            <text:p>0.881028218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32:.G642])/11" office:value-type="float" office:value="68.6363636363636" calcext:value-type="float">
            <text:p>68.6363636364</text:p>
          </table:table-cell>
          <table:table-cell table:style-name="ce1"/>
        </table:table-row>
        <table:table-row table:style-name="ro1">
          <table:table-cell office:value-type="float" office:value="0.958910286426544" calcext:value-type="float">
            <text:p>0.9589102864</text:p>
          </table:table-cell>
          <table:table-cell/>
          <table:table-cell table:style-name="ce1" table:formula="of:=SUM([.A633:.A643])/11" office:value-type="float" office:value="0.842629107561979" calcext:value-type="float">
            <text:p>0.842629107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33:.G643])/11" office:value-type="float" office:value="67.4545454545455" calcext:value-type="float">
            <text:p>67.4545454545</text:p>
          </table:table-cell>
          <table:table-cell table:style-name="ce1"/>
        </table:table-row>
        <table:table-row table:style-name="ro1">
          <table:table-cell office:value-type="float" office:value="1.26148855686188" calcext:value-type="float">
            <text:p>1.2614885569</text:p>
          </table:table-cell>
          <table:table-cell/>
          <table:table-cell table:style-name="ce1" table:formula="of:=SUM([.A634:.A644])/11" office:value-type="float" office:value="0.844809239560908" calcext:value-type="float">
            <text:p>0.844809239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34:.G644])/11" office:value-type="float" office:value="68.5454545454545" calcext:value-type="float">
            <text:p>68.5454545455</text:p>
          </table:table-cell>
          <table:table-cell table:style-name="ce1"/>
        </table:table-row>
        <table:table-row table:style-name="ro1">
          <table:table-cell office:value-type="float" office:value="0.881142139434814" calcext:value-type="float">
            <text:p>0.8811421394</text:p>
          </table:table-cell>
          <table:table-cell/>
          <table:table-cell table:style-name="ce1" table:formula="of:=SUM([.A635:.A645])/11" office:value-type="float" office:value="0.781203145330602" calcext:value-type="float">
            <text:p>0.781203145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35:.G645])/11" office:value-type="float" office:value="68" calcext:value-type="float">
            <text:p>68</text:p>
          </table:table-cell>
          <table:table-cell table:style-name="ce1"/>
        </table:table-row>
        <table:table-row table:style-name="ro1">
          <table:table-cell office:value-type="float" office:value="0.599168658256531" calcext:value-type="float">
            <text:p>0.5991686583</text:p>
          </table:table-cell>
          <table:table-cell/>
          <table:table-cell table:style-name="ce1" table:formula="of:=SUM([.A636:.A646])/11" office:value-type="float" office:value="0.744130928408016" calcext:value-type="float">
            <text:p>0.7441309284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636:.G646])/11" office:value-type="float" office:value="69.1818181818182" calcext:value-type="float">
            <text:p>69.1818181818</text:p>
          </table:table-cell>
          <table:table-cell table:style-name="ce1"/>
        </table:table-row>
        <table:table-row table:style-name="ro1">
          <table:table-cell office:value-type="float" office:value="0.960025548934936" calcext:value-type="float">
            <text:p>0.9600255489</text:p>
          </table:table-cell>
          <table:table-cell/>
          <table:table-cell table:style-name="ce1" table:formula="of:=SUM([.A637:.A647])/11" office:value-type="float" office:value="0.765400130640377" calcext:value-type="float">
            <text:p>0.765400130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637:.G647])/11" office:value-type="float" office:value="70.0909090909091" calcext:value-type="float">
            <text:p>70.0909090909</text:p>
          </table:table-cell>
          <table:table-cell table:style-name="ce1"/>
        </table:table-row>
        <table:table-row table:style-name="ro1">
          <table:table-cell office:value-type="float" office:value="0.554917931556702" calcext:value-type="float">
            <text:p>0.5549179316</text:p>
          </table:table-cell>
          <table:table-cell/>
          <table:table-cell table:style-name="ce1" table:formula="of:=SUM([.A638:.A648])/11" office:value-type="float" office:value="0.765637151219628" calcext:value-type="float">
            <text:p>0.765637151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38:.G648])/11" office:value-type="float" office:value="70.8181818181818" calcext:value-type="float">
            <text:p>70.8181818182</text:p>
          </table:table-cell>
          <table:table-cell table:style-name="ce1"/>
        </table:table-row>
        <table:table-row table:style-name="ro1">
          <table:table-cell office:value-type="float" office:value="0.780011713504791" calcext:value-type="float">
            <text:p>0.7800117135</text:p>
          </table:table-cell>
          <table:table-cell/>
          <table:table-cell table:style-name="ce1" table:formula="of:=SUM([.A639:.A649])/11" office:value-type="float" office:value="0.790194920518182" calcext:value-type="float">
            <text:p>0.790194920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39:.G649])/11" office:value-type="float" office:value="72" calcext:value-type="float">
            <text:p>72</text:p>
          </table:table-cell>
          <table:table-cell table:style-name="ce1"/>
        </table:table-row>
        <table:table-row table:style-name="ro1">
          <table:table-cell office:value-type="float" office:value="0.755734443664551" calcext:value-type="float">
            <text:p>0.7557344437</text:p>
          </table:table-cell>
          <table:table-cell/>
          <table:table-cell table:style-name="ce1" table:formula="of:=SUM([.A640:.A650])/11" office:value-type="float" office:value="0.785654536702416" calcext:value-type="float">
            <text:p>0.785654536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640:.G650])/11" office:value-type="float" office:value="70.8181818181818" calcext:value-type="float">
            <text:p>70.8181818182</text:p>
          </table:table-cell>
          <table:table-cell table:style-name="ce1"/>
        </table:table-row>
        <table:table-row table:style-name="ro1">
          <table:table-cell office:value-type="float" office:value="0.868324339389801" calcext:value-type="float">
            <text:p>0.8683243394</text:p>
          </table:table-cell>
          <table:table-cell/>
          <table:table-cell table:style-name="ce1" table:formula="of:=SUM([.A641:.A651])/11" office:value-type="float" office:value="0.7808421227065" calcext:value-type="float">
            <text:p>0.780842122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41:.G651])/11" office:value-type="float" office:value="71.3636363636364" calcext:value-type="float">
            <text:p>71.3636363636</text:p>
          </table:table-cell>
          <table:table-cell table:style-name="ce1"/>
        </table:table-row>
        <table:table-row table:style-name="ro1">
          <table:table-cell office:value-type="float" office:value="0.875792801380158" calcext:value-type="float">
            <text:p>0.8757928014</text:p>
          </table:table-cell>
          <table:table-cell/>
          <table:table-cell table:style-name="ce1" table:formula="of:=SUM([.A642:.A652])/11" office:value-type="float" office:value="0.813060313463211" calcext:value-type="float">
            <text:p>0.813060313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42:.G652])/11" office:value-type="float" office:value="71.9090909090909" calcext:value-type="float">
            <text:p>71.9090909091</text:p>
          </table:table-cell>
          <table:table-cell table:style-name="ce1"/>
        </table:table-row>
        <table:table-row table:style-name="ro1">
          <table:table-cell office:value-type="float" office:value="0.773403763771057" calcext:value-type="float">
            <text:p>0.7734037638</text:p>
          </table:table-cell>
          <table:table-cell/>
          <table:table-cell table:style-name="ce1" table:formula="of:=SUM([.A643:.A653])/11" office:value-type="float" office:value="0.818658002398231" calcext:value-type="float">
            <text:p>0.818658002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643:.G653])/11" office:value-type="float" office:value="71.9090909090909" calcext:value-type="float">
            <text:p>71.9090909091</text:p>
          </table:table-cell>
          <table:table-cell table:style-name="ce1"/>
        </table:table-row>
        <table:table-row table:style-name="ro1">
          <table:table-cell office:value-type="float" office:value="0.982891738414764" calcext:value-type="float">
            <text:p>0.9828917384</text:p>
          </table:table-cell>
          <table:table-cell/>
          <table:table-cell table:style-name="ce1" table:formula="of:=SUM([.A644:.A654])/11" office:value-type="float" office:value="0.82572301138531" calcext:value-type="float">
            <text:p>0.825723011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644:.G654])/11" office:value-type="float" office:value="73.6363636363636" calcext:value-type="float">
            <text:p>73.6363636364</text:p>
          </table:table-cell>
          <table:table-cell table:style-name="ce1"/>
        </table:table-row>
        <table:table-row table:style-name="ro1">
          <table:table-cell office:value-type="float" office:value="0.561821520328522" calcext:value-type="float">
            <text:p>0.5618215203</text:p>
          </table:table-cell>
          <table:table-cell/>
          <table:table-cell table:style-name="ce1" table:formula="of:=SUM([.A645:.A655])/11" office:value-type="float" office:value="0.836801894686438" calcext:value-type="float">
            <text:p>0.836801894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645:.G655])/11" office:value-type="float" office:value="71.9090909090909" calcext:value-type="float">
            <text:p>71.9090909091</text:p>
          </table:table-cell>
          <table:table-cell table:style-name="ce1"/>
        </table:table-row>
        <table:table-row table:style-name="ro1">
          <table:table-cell office:value-type="float" office:value="0.473347753286362" calcext:value-type="float">
            <text:p>0.4733477533</text:p>
          </table:table-cell>
          <table:table-cell/>
          <table:table-cell table:style-name="ce1" table:formula="of:=SUM([.A646:.A656])/11" office:value-type="float" office:value="0.845942857590588" calcext:value-type="float">
            <text:p>0.845942857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46:.G656])/11" office:value-type="float" office:value="73.6363636363636" calcext:value-type="float">
            <text:p>73.6363636364</text:p>
          </table:table-cell>
          <table:table-cell table:style-name="ce1"/>
        </table:table-row>
        <table:table-row table:style-name="ro1">
          <table:table-cell office:value-type="float" office:value="0.8331298828125" calcext:value-type="float">
            <text:p>0.8331298828</text:p>
          </table:table-cell>
          <table:table-cell/>
          <table:table-cell table:style-name="ce1" table:formula="of:=SUM([.A647:.A657])/11" office:value-type="float" office:value="0.857392240654338" calcext:value-type="float">
            <text:p>0.857392240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47:.G657])/11" office:value-type="float" office:value="73.0909090909091" calcext:value-type="float">
            <text:p>73.0909090909</text:p>
          </table:table-cell>
          <table:table-cell table:style-name="ce1"/>
        </table:table-row>
        <table:table-row table:style-name="ro1">
          <table:table-cell office:value-type="float" office:value="0.962632775306702" calcext:value-type="float">
            <text:p>0.9626327753</text:p>
          </table:table-cell>
          <table:table-cell/>
          <table:table-cell table:style-name="ce1" table:formula="of:=SUM([.A648:.A658])/11" office:value-type="float" office:value="0.839534678242423" calcext:value-type="float">
            <text:p>0.839534678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648:.G658])/11" office:value-type="float" office:value="74.8181818181818" calcext:value-type="float">
            <text:p>74.8181818182</text:p>
          </table:table-cell>
          <table:table-cell table:style-name="ce1"/>
        </table:table-row>
        <table:table-row table:style-name="ro1">
          <table:table-cell office:value-type="float" office:value="0.82505339384079" calcext:value-type="float">
            <text:p>0.8250533938</text:p>
          </table:table-cell>
          <table:table-cell/>
          <table:table-cell table:style-name="ce1" table:formula="of:=SUM([.A649:.A659])/11" office:value-type="float" office:value="0.88115752285177" calcext:value-type="float">
            <text:p>0.881157522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49:.G659])/11" office:value-type="float" office:value="75.7272727272727" calcext:value-type="float">
            <text:p>75.7272727273</text:p>
          </table:table-cell>
          <table:table-cell table:style-name="ce1"/>
        </table:table-row>
        <table:table-row table:style-name="ro1">
          <table:table-cell office:value-type="float" office:value="0.730067491531372" calcext:value-type="float">
            <text:p>0.7300674915</text:p>
          </table:table-cell>
          <table:table-cell/>
          <table:table-cell table:style-name="ce1" table:formula="of:=SUM([.A650:.A660])/11" office:value-type="float" office:value="0.924760157411748" calcext:value-type="float">
            <text:p>0.924760157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50:.G660])/11" office:value-type="float" office:value="75.1818181818182" calcext:value-type="float">
            <text:p>75.1818181818</text:p>
          </table:table-cell>
          <table:table-cell table:style-name="ce1"/>
        </table:table-row>
        <table:table-row table:style-name="ro1">
          <table:table-cell office:value-type="float" office:value="0.702797889709473" calcext:value-type="float">
            <text:p>0.7027978897</text:p>
          </table:table-cell>
          <table:table-cell/>
          <table:table-cell table:style-name="ce1" table:formula="of:=SUM([.A651:.A661])/11" office:value-type="float" office:value="0.931365750052712" calcext:value-type="float">
            <text:p>0.931365750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51:.G661])/11" office:value-type="float" office:value="76.9090909090909" calcext:value-type="float">
            <text:p>76.9090909091</text:p>
          </table:table-cell>
          <table:table-cell table:style-name="ce1"/>
        </table:table-row>
        <table:table-row table:style-name="ro1">
          <table:table-cell office:value-type="float" office:value="1.22272443771362" calcext:value-type="float">
            <text:p>1.2227244377</text:p>
          </table:table-cell>
          <table:table-cell/>
          <table:table-cell table:style-name="ce1" table:formula="of:=SUM([.A652:.A662])/11" office:value-type="float" office:value="0.912072011015631" calcext:value-type="float">
            <text:p>0.91207201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52:.G662])/11" office:value-type="float" office:value="76.3636363636364" calcext:value-type="float">
            <text:p>76.3636363636</text:p>
          </table:table-cell>
          <table:table-cell table:style-name="ce1"/>
        </table:table-row>
        <table:table-row table:style-name="ro1">
          <table:table-cell office:value-type="float" office:value="0.937367379665375" calcext:value-type="float">
            <text:p>0.9373673797</text:p>
          </table:table-cell>
          <table:table-cell/>
          <table:table-cell table:style-name="ce1" table:formula="of:=SUM([.A653:.A663])/11" office:value-type="float" office:value="0.890521290627392" calcext:value-type="float">
            <text:p>0.890521290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53:.G663])/11" office:value-type="float" office:value="76.3636363636364" calcext:value-type="float">
            <text:p>76.3636363636</text:p>
          </table:table-cell>
          <table:table-cell table:style-name="ce1"/>
        </table:table-row>
        <table:table-row table:style-name="ro1">
          <table:table-cell office:value-type="float" office:value="0.851118862628937" calcext:value-type="float">
            <text:p>0.8511188626</text:p>
          </table:table-cell>
          <table:table-cell/>
          <table:table-cell table:style-name="ce1" table:formula="of:=SUM([.A654:.A664])/11" office:value-type="float" office:value="0.871587577191266" calcext:value-type="float">
            <text:p>0.871587577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54:.G664])/11" office:value-type="float" office:value="77.4545454545455" calcext:value-type="float">
            <text:p>77.4545454545</text:p>
          </table:table-cell>
          <table:table-cell table:style-name="ce1"/>
        </table:table-row>
        <table:table-row table:style-name="ro1">
          <table:table-cell office:value-type="float" office:value="1.10475945472717" calcext:value-type="float">
            <text:p>1.1047594547</text:p>
          </table:table-cell>
          <table:table-cell/>
          <table:table-cell table:style-name="ce1" table:formula="of:=SUM([.A655:.A665])/11" office:value-type="float" office:value="0.949540737000378" calcext:value-type="float">
            <text:p>0.94954073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55:.G665])/11" office:value-type="float" office:value="76.9090909090909" calcext:value-type="float">
            <text:p>76.9090909091</text:p>
          </table:table-cell>
          <table:table-cell table:style-name="ce1"/>
        </table:table-row>
        <table:table-row table:style-name="ro1">
          <table:table-cell office:value-type="float" office:value="0.66237211227417" calcext:value-type="float">
            <text:p>0.6623721123</text:p>
          </table:table-cell>
          <table:table-cell/>
          <table:table-cell table:style-name="ce1" table:formula="of:=SUM([.A656:.A666])/11" office:value-type="float" office:value="0.975254592570391" calcext:value-type="float">
            <text:p>0.975254592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56:.G666])/11" office:value-type="float" office:value="76.9090909090909" calcext:value-type="float">
            <text:p>76.9090909091</text:p>
          </table:table-cell>
          <table:table-cell table:style-name="ce1"/>
        </table:table-row>
        <table:table-row table:style-name="ro1">
          <table:table-cell office:value-type="float" office:value="0.59929096698761" calcext:value-type="float">
            <text:p>0.599290967</text:p>
          </table:table-cell>
          <table:table-cell/>
          <table:table-cell table:style-name="ce1" table:formula="of:=SUM([.A657:.A667])/11" office:value-type="float" office:value="1.00679870356213" calcext:value-type="float">
            <text:p>1.006798703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57:.G667])/11" office:value-type="float" office:value="77.4545454545455" calcext:value-type="float">
            <text:p>77.4545454545</text:p>
          </table:table-cell>
          <table:table-cell table:style-name="ce1"/>
        </table:table-row>
        <table:table-row table:style-name="ro1">
          <table:table-cell office:value-type="float" office:value="0.636696696281433" calcext:value-type="float">
            <text:p>0.6366966963</text:p>
          </table:table-cell>
          <table:table-cell/>
          <table:table-cell table:style-name="ce1" table:formula="of:=SUM([.A658:.A668])/11" office:value-type="float" office:value="0.994429162957451" calcext:value-type="float">
            <text:p>0.99442916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658:.G668])/11" office:value-type="float" office:value="76.8181818181818" calcext:value-type="float">
            <text:p>76.8181818182</text:p>
          </table:table-cell>
          <table:table-cell table:style-name="ce1"/>
        </table:table-row>
        <table:table-row table:style-name="ro1">
          <table:table-cell office:value-type="float" office:value="1.42048406600952" calcext:value-type="float">
            <text:p>1.420484066</text:p>
          </table:table-cell>
          <table:table-cell/>
          <table:table-cell table:style-name="ce1" table:formula="of:=SUM([.A659:.A669])/11" office:value-type="float" office:value="0.997175810011949" calcext:value-type="float">
            <text:p>0.9971758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59:.G669])/11" office:value-type="float" office:value="76.2727272727273" calcext:value-type="float">
            <text:p>76.2727272727</text:p>
          </table:table-cell>
          <table:table-cell table:style-name="ce1"/>
        </table:table-row>
        <table:table-row table:style-name="ro1">
          <table:table-cell office:value-type="float" office:value="1.30468237400055" calcext:value-type="float">
            <text:p>1.304682374</text:p>
          </table:table-cell>
          <table:table-cell/>
          <table:table-cell table:style-name="ce1" table:formula="of:=SUM([.A660:.A670])/11" office:value-type="float" office:value="0.976991574872623" calcext:value-type="float">
            <text:p>0.976991574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60:.G670])/11" office:value-type="float" office:value="75.7272727272727" calcext:value-type="float">
            <text:p>75.7272727273</text:p>
          </table:table-cell>
          <table:table-cell table:style-name="ce1"/>
        </table:table-row>
        <table:table-row table:style-name="ro1">
          <table:table-cell office:value-type="float" office:value="0.80272901058197" calcext:value-type="float">
            <text:p>0.8027290106</text:p>
          </table:table-cell>
          <table:table-cell/>
          <table:table-cell table:style-name="ce1" table:formula="of:=SUM([.A661:.A671])/11" office:value-type="float" office:value="0.896297869357195" calcext:value-type="float">
            <text:p>0.896297869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661:.G671])/11" office:value-type="float" office:value="74" calcext:value-type="float">
            <text:p>74</text:p>
          </table:table-cell>
          <table:table-cell table:style-name="ce1"/>
        </table:table-row>
        <table:table-row table:style-name="ro1">
          <table:table-cell office:value-type="float" office:value="0.49056676030159" calcext:value-type="float">
            <text:p>0.4905667603</text:p>
          </table:table-cell>
          <table:table-cell/>
          <table:table-cell table:style-name="ce1" table:formula="of:=SUM([.A662:.A672])/11" office:value-type="float" office:value="0.934526868841864" calcext:value-type="float">
            <text:p>0.934526868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662:.G672])/11" office:value-type="float" office:value="72.9090909090909" calcext:value-type="float">
            <text:p>72.9090909091</text:p>
          </table:table-cell>
          <table:table-cell table:style-name="ce1"/>
        </table:table-row>
        <table:table-row table:style-name="ro1">
          <table:table-cell office:value-type="float" office:value="0.985666513442993" calcext:value-type="float">
            <text:p>0.9856665134</text:p>
          </table:table-cell>
          <table:table-cell/>
          <table:table-cell table:style-name="ce1" table:formula="of:=SUM([.A663:.A673])/11" office:value-type="float" office:value="1.01158540899103" calcext:value-type="float">
            <text:p>1.01158540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63:.G673])/11" office:value-type="float" office:value="72.9090909090909" calcext:value-type="float">
            <text:p>72.9090909091</text:p>
          </table:table-cell>
          <table:table-cell table:style-name="ce1"/>
        </table:table-row>
        <table:table-row table:style-name="ro1">
          <table:table-cell office:value-type="float" office:value="0.729096531867981" calcext:value-type="float">
            <text:p>0.7290965319</text:p>
          </table:table-cell>
          <table:table-cell/>
          <table:table-cell table:style-name="ce1" table:formula="of:=SUM([.A664:.A674])/11" office:value-type="float" office:value="1.00496067784049" calcext:value-type="float">
            <text:p>1.004960677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664:.G674])/11" office:value-type="float" office:value="71.7272727272727" calcext:value-type="float">
            <text:p>71.7272727273</text:p>
          </table:table-cell>
          <table:table-cell table:style-name="ce1"/>
        </table:table-row>
        <table:table-row table:style-name="ro1">
          <table:table-cell office:value-type="float" office:value="1.70860362052917" calcext:value-type="float">
            <text:p>1.7086036205</text:p>
          </table:table-cell>
          <table:table-cell/>
          <table:table-cell table:style-name="ce1" table:formula="of:=SUM([.A665:.A675])/11" office:value-type="float" office:value="1.02833911505612" calcext:value-type="float">
            <text:p>1.028339115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65:.G675])/11" office:value-type="float" office:value="68.3636363636364" calcext:value-type="float">
            <text:p>68.3636363636</text:p>
          </table:table-cell>
          <table:table-cell table:style-name="ce1"/>
        </table:table-row>
        <table:table-row table:style-name="ro1">
          <table:table-cell office:value-type="float" office:value="1.38761186599731" calcext:value-type="float">
            <text:p>1.387611866</text:p>
          </table:table-cell>
          <table:table-cell/>
          <table:table-cell table:style-name="ce1" table:formula="of:=SUM([.A666:.A676])/11" office:value-type="float" office:value="0.995026750998063" calcext:value-type="float">
            <text:p>0.99502675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66:.G676])/11" office:value-type="float" office:value="67.1818181818182" calcext:value-type="float">
            <text:p>67.1818181818</text:p>
          </table:table-cell>
          <table:table-cell table:style-name="ce1"/>
        </table:table-row>
        <table:table-row table:style-name="ro1">
          <table:table-cell office:value-type="float" office:value="1.00935733318329" calcext:value-type="float">
            <text:p>1.0093573332</text:p>
          </table:table-cell>
          <table:table-cell/>
          <table:table-cell table:style-name="ce1" table:formula="of:=SUM([.A667:.A677])/11" office:value-type="float" office:value="0.92877342484214" calcext:value-type="float">
            <text:p>0.928773424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667:.G677])/11" office:value-type="float" office:value="66.0909090909091" calcext:value-type="float">
            <text:p>66.0909090909</text:p>
          </table:table-cell>
          <table:table-cell table:style-name="ce1"/>
        </table:table-row>
        <table:table-row table:style-name="ro1">
          <table:table-cell office:value-type="float" office:value="0.463226020336151" calcext:value-type="float">
            <text:p>0.4632260203</text:p>
          </table:table-cell>
          <table:table-cell/>
          <table:table-cell table:style-name="ce1" table:formula="of:=SUM([.A668:.A678])/11" office:value-type="float" office:value="0.923064172267913" calcext:value-type="float">
            <text:p>0.923064172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68:.G678])/11" office:value-type="float" office:value="64.3636363636364" calcext:value-type="float">
            <text:p>64.3636363636</text:p>
          </table:table-cell>
          <table:table-cell table:style-name="ce1"/>
        </table:table-row>
        <table:table-row table:style-name="ro1">
          <table:table-cell office:value-type="float" office:value="0.66690981388092" calcext:value-type="float">
            <text:p>0.6669098139</text:p>
          </table:table-cell>
          <table:table-cell/>
          <table:table-cell table:style-name="ce1" table:formula="of:=SUM([.A669:.A679])/11" office:value-type="float" office:value="0.951676682992414" calcext:value-type="float">
            <text:p>0.95167668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69:.G679])/11" office:value-type="float" office:value="64.3636363636364" calcext:value-type="float">
            <text:p>64.3636363636</text:p>
          </table:table-cell>
          <table:table-cell table:style-name="ce1"/>
        </table:table-row>
        <table:table-row table:style-name="ro1">
          <table:table-cell office:value-type="float" office:value="1.19845747947693" calcext:value-type="float">
            <text:p>1.1984574795</text:p>
          </table:table-cell>
          <table:table-cell/>
          <table:table-cell table:style-name="ce1" table:formula="of:=SUM([.A670:.A680])/11" office:value-type="float" office:value="1.03667286309329" calcext:value-type="float">
            <text:p>1.036672863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670:.G680])/11" office:value-type="float" office:value="61.5454545454545" calcext:value-type="float">
            <text:p>61.5454545455</text:p>
          </table:table-cell>
          <table:table-cell table:style-name="ce1"/>
        </table:table-row>
        <table:table-row table:style-name="ro1">
          <table:table-cell office:value-type="float" office:value="0.417051613330841" calcext:value-type="float">
            <text:p>0.4170516133</text:p>
          </table:table-cell>
          <table:table-cell/>
          <table:table-cell table:style-name="ce1" table:formula="of:=SUM([.A671:.A681])/11" office:value-type="float" office:value="0.973294751210646" calcext:value-type="float">
            <text:p>0.973294751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671:.G681])/11" office:value-type="float" office:value="61" calcext:value-type="float">
            <text:p>61</text:p>
          </table:table-cell>
          <table:table-cell table:style-name="ce1"/>
        </table:table-row>
        <table:table-row table:style-name="ro1">
          <table:table-cell office:value-type="float" office:value="1.22324800491333" calcext:value-type="float">
            <text:p>1.2232480049</text:p>
          </table:table-cell>
          <table:table-cell/>
          <table:table-cell table:style-name="ce1" table:formula="of:=SUM([.A672:.A682])/11" office:value-type="float" office:value="1.08731407468969" calcext:value-type="float">
            <text:p>1.087314074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72:.G682])/11" office:value-type="float" office:value="62.0909090909091" calcext:value-type="float">
            <text:p>62.0909090909</text:p>
          </table:table-cell>
          <table:table-cell table:style-name="ce1"/>
        </table:table-row>
        <table:table-row table:style-name="ro1">
          <table:table-cell office:value-type="float" office:value="1.33821070194244" calcext:value-type="float">
            <text:p>1.3382107019</text:p>
          </table:table-cell>
          <table:table-cell/>
          <table:table-cell table:style-name="ce1" table:formula="of:=SUM([.A673:.A683])/11" office:value-type="float" office:value="1.05179139158942" calcext:value-type="float">
            <text:p>1.051791391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673:.G683])/11" office:value-type="float" office:value="59.1818181818182" calcext:value-type="float">
            <text:p>59.1818181818</text:p>
          </table:table-cell>
          <table:table-cell table:style-name="ce1"/>
        </table:table-row>
        <table:table-row table:style-name="ro1">
          <table:table-cell office:value-type="float" office:value="0.912794470787048" calcext:value-type="float">
            <text:p>0.9127944708</text:p>
          </table:table-cell>
          <table:table-cell/>
          <table:table-cell table:style-name="ce1" table:formula="of:=SUM([.A674:.A684])/11" office:value-type="float" office:value="0.9806790785356" calcext:value-type="float">
            <text:p>0.980679078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74:.G684])/11" office:value-type="float" office:value="60.3636363636364" calcext:value-type="float">
            <text:p>60.3636363636</text:p>
          </table:table-cell>
          <table:table-cell table:style-name="ce1"/>
        </table:table-row>
        <table:table-row table:style-name="ro1">
          <table:table-cell office:value-type="float" office:value="0.986259341239929" calcext:value-type="float">
            <text:p>0.9862593412</text:p>
          </table:table-cell>
          <table:table-cell/>
          <table:table-cell table:style-name="ce1" table:formula="of:=SUM([.A675:.A685])/11" office:value-type="float" office:value="0.981020396406" calcext:value-type="float">
            <text:p>0.981020396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675:.G685])/11" office:value-type="float" office:value="60.3636363636364" calcext:value-type="float">
            <text:p>60.3636363636</text:p>
          </table:table-cell>
          <table:table-cell table:style-name="ce1"/>
        </table:table-row>
        <table:table-row table:style-name="ro1">
          <table:table-cell office:value-type="float" office:value="1.3421676158905" calcext:value-type="float">
            <text:p>1.3421676159</text:p>
          </table:table-cell>
          <table:table-cell/>
          <table:table-cell table:style-name="ce1" table:formula="of:=SUM([.A676:.A686])/11" office:value-type="float" office:value="0.960211873054504" calcext:value-type="float">
            <text:p>0.960211873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676:.G686])/11" office:value-type="float" office:value="64.9090909090909" calcext:value-type="float">
            <text:p>64.9090909091</text:p>
          </table:table-cell>
          <table:table-cell table:style-name="ce1"/>
        </table:table-row>
        <table:table-row table:style-name="ro1">
          <table:table-cell office:value-type="float" office:value="0.658825278282166" calcext:value-type="float">
            <text:p>0.6588252783</text:p>
          </table:table-cell>
          <table:table-cell/>
          <table:table-cell table:style-name="ce1" table:formula="of:=SUM([.A677:.A687])/11" office:value-type="float" office:value="0.902674490755254" calcext:value-type="float">
            <text:p>0.902674490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677:.G687])/11" office:value-type="float" office:value="66.6363636363636" calcext:value-type="float">
            <text:p>66.6363636364</text:p>
          </table:table-cell>
          <table:table-cell table:style-name="ce1"/>
        </table:table-row>
        <table:table-row table:style-name="ro1">
          <table:table-cell office:value-type="float" office:value="0.946555554866791" calcext:value-type="float">
            <text:p>0.9465555549</text:p>
          </table:table-cell>
          <table:table-cell/>
          <table:table-cell table:style-name="ce1" table:formula="of:=SUM([.A678:.A688])/11" office:value-type="float" office:value="0.904583378271623" calcext:value-type="float">
            <text:p>0.904583378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78:.G688])/11" office:value-type="float" office:value="67.1818181818182" calcext:value-type="float">
            <text:p>67.1818181818</text:p>
          </table:table-cell>
          <table:table-cell table:style-name="ce1"/>
        </table:table-row>
        <table:table-row table:style-name="ro1">
          <table:table-cell office:value-type="float" office:value="0.777963638305664" calcext:value-type="float">
            <text:p>0.7779636383</text:p>
          </table:table-cell>
          <table:table-cell/>
          <table:table-cell table:style-name="ce1" table:formula="of:=SUM([.A679:.A689])/11" office:value-type="float" office:value="0.911243899302049" calcext:value-type="float">
            <text:p>0.911243899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79:.G689])/11" office:value-type="float" office:value="67.8181818181818" calcext:value-type="float">
            <text:p>67.8181818182</text:p>
          </table:table-cell>
          <table:table-cell table:style-name="ce1"/>
        </table:table-row>
        <table:table-row table:style-name="ro1">
          <table:table-cell office:value-type="float" office:value="1.60186779499054" calcext:value-type="float">
            <text:p>1.601867795</text:p>
          </table:table-cell>
          <table:table-cell/>
          <table:table-cell table:style-name="ce1" table:formula="of:=SUM([.A680:.A690])/11" office:value-type="float" office:value="0.907469348473983" calcext:value-type="float">
            <text:p>0.907469348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680:.G690])/11" office:value-type="float" office:value="67.8181818181818" calcext:value-type="float">
            <text:p>67.8181818182</text:p>
          </table:table-cell>
          <table:table-cell table:style-name="ce1"/>
        </table:table-row>
        <table:table-row table:style-name="ro1">
          <table:table-cell office:value-type="float" office:value="0.501298248767853" calcext:value-type="float">
            <text:p>0.5012982488</text:p>
          </table:table-cell>
          <table:table-cell/>
          <table:table-cell table:style-name="ce1" table:formula="of:=SUM([.A681:.A691])/11" office:value-type="float" office:value="0.825395735827359" calcext:value-type="float">
            <text:p>0.82539573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681:.G691])/11" office:value-type="float" office:value="69.4545454545455" calcext:value-type="float">
            <text:p>69.4545454545</text:p>
          </table:table-cell>
          <table:table-cell table:style-name="ce1"/>
        </table:table-row>
        <table:table-row table:style-name="ro1">
          <table:table-cell office:value-type="float" office:value="1.67126417160034" calcext:value-type="float">
            <text:p>1.6712641716</text:p>
          </table:table-cell>
          <table:table-cell/>
          <table:table-cell table:style-name="ce1" table:formula="of:=SUM([.A682:.A692])/11" office:value-type="float" office:value="0.886484996839004" calcext:value-type="float">
            <text:p>0.886484996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82:.G692])/11" office:value-type="float" office:value="70" calcext:value-type="float">
            <text:p>70</text:p>
          </table:table-cell>
          <table:table-cell table:style-name="ce1"/>
        </table:table-row>
        <table:table-row table:style-name="ro1">
          <table:table-cell office:value-type="float" office:value="0.832498490810394" calcext:value-type="float">
            <text:p>0.8324984908</text:p>
          </table:table-cell>
          <table:table-cell/>
          <table:table-cell table:style-name="ce1" table:formula="of:=SUM([.A683:.A693])/11" office:value-type="float" office:value="0.79686477509412" calcext:value-type="float">
            <text:p>0.796864775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683:.G693])/11" office:value-type="float" office:value="68.3636363636364" calcext:value-type="float">
            <text:p>68.3636363636</text:p>
          </table:table-cell>
          <table:table-cell table:style-name="ce1"/>
        </table:table-row>
        <table:table-row table:style-name="ro1">
          <table:table-cell office:value-type="float" office:value="0.555975258350372" calcext:value-type="float">
            <text:p>0.5559752584</text:p>
          </table:table-cell>
          <table:table-cell/>
          <table:table-cell table:style-name="ce1" table:formula="of:=SUM([.A684:.A694])/11" office:value-type="float" office:value="0.821143161166798" calcext:value-type="float">
            <text:p>0.821143161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84:.G694])/11" office:value-type="float" office:value="71.2727272727273" calcext:value-type="float">
            <text:p>71.2727272727</text:p>
          </table:table-cell>
          <table:table-cell table:style-name="ce1"/>
        </table:table-row>
        <table:table-row table:style-name="ro1">
          <table:table-cell office:value-type="float" office:value="0.91654896736145" calcext:value-type="float">
            <text:p>0.9165489674</text:p>
          </table:table-cell>
          <table:table-cell/>
          <table:table-cell table:style-name="ce1" table:formula="of:=SUM([.A685:.A695])/11" office:value-type="float" office:value="0.863847391171889" calcext:value-type="float">
            <text:p>0.863847391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85:.G695])/11" office:value-type="float" office:value="71.8181818181818" calcext:value-type="float">
            <text:p>71.8181818182</text:p>
          </table:table-cell>
          <table:table-cell table:style-name="ce1"/>
        </table:table-row>
        <table:table-row table:style-name="ro1">
          <table:table-cell office:value-type="float" office:value="0.757365584373474" calcext:value-type="float">
            <text:p>0.7573655844</text:p>
          </table:table-cell>
          <table:table-cell/>
          <table:table-cell table:style-name="ce1" table:formula="of:=SUM([.A686:.A696])/11" office:value-type="float" office:value="0.830291672186418" calcext:value-type="float">
            <text:p>0.830291672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686:.G696])/11" office:value-type="float" office:value="72.4545454545455" calcext:value-type="float">
            <text:p>72.4545454545</text:p>
          </table:table-cell>
          <table:table-cell table:style-name="ce1"/>
        </table:table-row>
        <table:table-row table:style-name="ro1">
          <table:table-cell office:value-type="float" office:value="0.709256410598755" calcext:value-type="float">
            <text:p>0.7092564106</text:p>
          </table:table-cell>
          <table:table-cell/>
          <table:table-cell table:style-name="ce1" table:formula="of:=SUM([.A687:.A697])/11" office:value-type="float" office:value="0.820893601937728" calcext:value-type="float">
            <text:p>0.820893601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87:.G697])/11" office:value-type="float" office:value="70.7272727272727" calcext:value-type="float">
            <text:p>70.7272727273</text:p>
          </table:table-cell>
          <table:table-cell table:style-name="ce1"/>
        </table:table-row>
        <table:table-row table:style-name="ro1">
          <table:table-cell office:value-type="float" office:value="0.679823040962219" calcext:value-type="float">
            <text:p>0.679823041</text:p>
          </table:table-cell>
          <table:table-cell/>
          <table:table-cell table:style-name="ce1" table:formula="of:=SUM([.A688:.A698])/11" office:value-type="float" office:value="0.827648336237127" calcext:value-type="float">
            <text:p>0.82764833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688:.G698])/11" office:value-type="float" office:value="68.4545454545455" calcext:value-type="float">
            <text:p>68.4545454545</text:p>
          </table:table-cell>
          <table:table-cell table:style-name="ce1"/>
        </table:table-row>
        <table:table-row table:style-name="ro1">
          <table:table-cell office:value-type="float" office:value="1.01982128620148" calcext:value-type="float">
            <text:p>1.0198212862</text:p>
          </table:table-cell>
          <table:table-cell/>
          <table:table-cell table:style-name="ce1" table:formula="of:=SUM([.A689:.A699])/11" office:value-type="float" office:value="0.866517587141557" calcext:value-type="float">
            <text:p>0.866517587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89:.G699])/11" office:value-type="float" office:value="70.1818181818182" calcext:value-type="float">
            <text:p>70.1818181818</text:p>
          </table:table-cell>
          <table:table-cell table:style-name="ce1"/>
        </table:table-row>
        <table:table-row table:style-name="ro1">
          <table:table-cell office:value-type="float" office:value="0.73644357919693" calcext:value-type="float">
            <text:p>0.7364435792</text:p>
          </table:table-cell>
          <table:table-cell/>
          <table:table-cell table:style-name="ce1" table:formula="of:=SUM([.A690:.A700])/11" office:value-type="float" office:value="0.861768874255094" calcext:value-type="float">
            <text:p>0.861768874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90:.G700])/11" office:value-type="float" office:value="68.4545454545455" calcext:value-type="float">
            <text:p>68.4545454545</text:p>
          </table:table-cell>
          <table:table-cell table:style-name="ce1"/>
        </table:table-row>
        <table:table-row table:style-name="ro1">
          <table:table-cell office:value-type="float" office:value="0.699058055877685" calcext:value-type="float">
            <text:p>0.6990580559</text:p>
          </table:table-cell>
          <table:table-cell/>
          <table:table-cell table:style-name="ce1" table:formula="of:=SUM([.A691:.A701])/11" office:value-type="float" office:value="0.943438080224124" calcext:value-type="float">
            <text:p>0.943438080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691:.G701])/11" office:value-type="float" office:value="69.6363636363636" calcext:value-type="float">
            <text:p>69.6363636364</text:p>
          </table:table-cell>
          <table:table-cell table:style-name="ce1"/>
        </table:table-row>
        <table:table-row table:style-name="ro1">
          <table:table-cell office:value-type="float" office:value="1.17328011989594" calcext:value-type="float">
            <text:p>1.1732801199</text:p>
          </table:table-cell>
          <table:table-cell/>
          <table:table-cell table:style-name="ce1" table:formula="of:=SUM([.A692:.A702])/11" office:value-type="float" office:value="0.976486764170907" calcext:value-type="float">
            <text:p>0.976486764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692:.G702])/11" office:value-type="float" office:value="71.3636363636364" calcext:value-type="float">
            <text:p>71.3636363636</text:p>
          </table:table-cell>
          <table:table-cell table:style-name="ce1"/>
        </table:table-row>
        <table:table-row table:style-name="ro1">
          <table:table-cell office:value-type="float" office:value="0.685441732406616" calcext:value-type="float">
            <text:p>0.6854417324</text:p>
          </table:table-cell>
          <table:table-cell/>
          <table:table-cell table:style-name="ce1" table:formula="of:=SUM([.A693:.A703])/11" office:value-type="float" office:value="0.992655380205674" calcext:value-type="float">
            <text:p>0.992655380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693:.G703])/11" office:value-type="float" office:value="73.0909090909091" calcext:value-type="float">
            <text:p>73.0909090909</text:p>
          </table:table-cell>
          <table:table-cell table:style-name="ce1"/>
        </table:table-row>
        <table:table-row table:style-name="ro1">
          <table:table-cell office:value-type="float" office:value="1.09956073760986" calcext:value-type="float">
            <text:p>1.0995607376</text:p>
          </table:table-cell>
          <table:table-cell/>
          <table:table-cell table:style-name="ce1" table:formula="of:=SUM([.A694:.A704])/11" office:value-type="float" office:value="1.02980441938747" calcext:value-type="float">
            <text:p>1.029804419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94:.G704])/11" office:value-type="float" office:value="75.3636363636364" calcext:value-type="float">
            <text:p>75.3636363636</text:p>
          </table:table-cell>
          <table:table-cell table:style-name="ce1"/>
        </table:table-row>
        <table:table-row table:style-name="ro1">
          <table:table-cell office:value-type="float" office:value="1.02572178840637" calcext:value-type="float">
            <text:p>1.0257217884</text:p>
          </table:table-cell>
          <table:table-cell/>
          <table:table-cell table:style-name="ce1" table:formula="of:=SUM([.A695:.A705])/11" office:value-type="float" office:value="1.00123678554188" calcext:value-type="float">
            <text:p>1.001236785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95:.G705])/11" office:value-type="float" office:value="74.7272727272727" calcext:value-type="float">
            <text:p>74.7272727273</text:p>
          </table:table-cell>
          <table:table-cell table:style-name="ce1"/>
        </table:table-row>
        <table:table-row table:style-name="ro1">
          <table:table-cell office:value-type="float" office:value="0.547436058521271" calcext:value-type="float">
            <text:p>0.5474360585</text:p>
          </table:table-cell>
          <table:table-cell/>
          <table:table-cell table:style-name="ce1" table:formula="of:=SUM([.A696:.A706])/11" office:value-type="float" office:value="1.00347375869751" calcext:value-type="float">
            <text:p>1.003473758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696:.G706])/11" office:value-type="float" office:value="75.2727272727273" calcext:value-type="float">
            <text:p>75.2727272727</text:p>
          </table:table-cell>
          <table:table-cell table:style-name="ce1"/>
        </table:table-row>
        <table:table-row table:style-name="ro1">
          <table:table-cell office:value-type="float" office:value="0.653986811637878" calcext:value-type="float">
            <text:p>0.6539868116</text:p>
          </table:table-cell>
          <table:table-cell/>
          <table:table-cell table:style-name="ce1" table:formula="of:=SUM([.A697:.A707])/11" office:value-type="float" office:value="1.02548988840797" calcext:value-type="float">
            <text:p>1.025489888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97:.G707])/11" office:value-type="float" office:value="74.6363636363636" calcext:value-type="float">
            <text:p>74.6363636364</text:p>
          </table:table-cell>
          <table:table-cell table:style-name="ce1"/>
        </table:table-row>
        <table:table-row table:style-name="ro1">
          <table:table-cell office:value-type="float" office:value="0.783558487892151" calcext:value-type="float">
            <text:p>0.7835584879</text:p>
          </table:table-cell>
          <table:table-cell/>
          <table:table-cell table:style-name="ce1" table:formula="of:=SUM([.A698:.A708])/11" office:value-type="float" office:value="1.03372910889712" calcext:value-type="float">
            <text:p>1.033729108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698:.G708])/11" office:value-type="float" office:value="74.8181818181818" calcext:value-type="float">
            <text:p>74.8181818182</text:p>
          </table:table-cell>
          <table:table-cell table:style-name="ce1"/>
        </table:table-row>
        <table:table-row table:style-name="ro1">
          <table:table-cell office:value-type="float" office:value="1.10738480091095" calcext:value-type="float">
            <text:p>1.1073848009</text:p>
          </table:table-cell>
          <table:table-cell/>
          <table:table-cell table:style-name="ce1" table:formula="of:=SUM([.A699:.A709])/11" office:value-type="float" office:value="1.02938109636307" calcext:value-type="float">
            <text:p>1.029381096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699:.G709])/11" office:value-type="float" office:value="77.0909090909091" calcext:value-type="float">
            <text:p>77.0909090909</text:p>
          </table:table-cell>
          <table:table-cell table:style-name="ce1"/>
        </table:table-row>
        <table:table-row table:style-name="ro1">
          <table:table-cell office:value-type="float" office:value="0.967585444450378" calcext:value-type="float">
            <text:p>0.9675854445</text:p>
          </table:table-cell>
          <table:table-cell/>
          <table:table-cell table:style-name="ce1" table:formula="of:=SUM([.A700:.A710])/11" office:value-type="float" office:value="0.98926209861582" calcext:value-type="float">
            <text:p>0.989262098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700:.G710])/11" office:value-type="float" office:value="74.8181818181818" calcext:value-type="float">
            <text:p>74.8181818182</text:p>
          </table:table-cell>
          <table:table-cell table:style-name="ce1"/>
        </table:table-row>
        <table:table-row table:style-name="ro1">
          <table:table-cell office:value-type="float" office:value="1.63480484485626" calcext:value-type="float">
            <text:p>1.6348048449</text:p>
          </table:table-cell>
          <table:table-cell/>
          <table:table-cell table:style-name="ce1" table:formula="of:=SUM([.A701:.A711])/11" office:value-type="float" office:value="0.937735812230544" calcext:value-type="float">
            <text:p>0.937735812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01:.G711])/11" office:value-type="float" office:value="75.9090909090909" calcext:value-type="float">
            <text:p>75.9090909091</text:p>
          </table:table-cell>
          <table:table-cell table:style-name="ce1"/>
        </table:table-row>
        <table:table-row table:style-name="ro1">
          <table:table-cell office:value-type="float" office:value="1.0625935792923" calcext:value-type="float">
            <text:p>1.0625935793</text:p>
          </table:table-cell>
          <table:table-cell/>
          <table:table-cell table:style-name="ce1" table:formula="of:=SUM([.A702:.A712])/11" office:value-type="float" office:value="0.87899066101421" calcext:value-type="float">
            <text:p>0.87899066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702:.G712])/11" office:value-type="float" office:value="75.9090909090909" calcext:value-type="float">
            <text:p>75.9090909091</text:p>
          </table:table-cell>
          <table:table-cell table:style-name="ce1"/>
        </table:table-row>
        <table:table-row table:style-name="ro1">
          <table:table-cell office:value-type="float" office:value="1.35113489627838" calcext:value-type="float">
            <text:p>1.3511348963</text:p>
          </table:table-cell>
          <table:table-cell/>
          <table:table-cell table:style-name="ce1" table:formula="of:=SUM([.A703:.A713])/11" office:value-type="float" office:value="0.877965894612399" calcext:value-type="float">
            <text:p>0.877965894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03:.G713])/11" office:value-type="float" office:value="74.1818181818182" calcext:value-type="float">
            <text:p>74.1818181818</text:p>
          </table:table-cell>
          <table:table-cell table:style-name="ce1"/>
        </table:table-row>
        <table:table-row table:style-name="ro1">
          <table:table-cell office:value-type="float" office:value="1.09408116340637" calcext:value-type="float">
            <text:p>1.0940811634</text:p>
          </table:table-cell>
          <table:table-cell/>
          <table:table-cell table:style-name="ce1" table:formula="of:=SUM([.A704:.A714])/11" office:value-type="float" office:value="0.882931297475642" calcext:value-type="float">
            <text:p>0.88293129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04:.G714])/11" office:value-type="float" office:value="73" calcext:value-type="float">
            <text:p>73</text:p>
          </table:table-cell>
          <table:table-cell table:style-name="ce1"/>
        </table:table-row>
        <table:table-row table:style-name="ro1">
          <table:table-cell office:value-type="float" office:value="0.78531676530838" calcext:value-type="float">
            <text:p>0.7853167653</text:p>
          </table:table-cell>
          <table:table-cell/>
          <table:table-cell table:style-name="ce1" table:formula="of:=SUM([.A705:.A715])/11" office:value-type="float" office:value="0.835353477434679" calcext:value-type="float">
            <text:p>0.835353477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05:.G715])/11" office:value-type="float" office:value="73" calcext:value-type="float">
            <text:p>73</text:p>
          </table:table-cell>
          <table:table-cell table:style-name="ce1"/>
        </table:table-row>
        <table:table-row table:style-name="ro1">
          <table:table-cell office:value-type="float" office:value="1.05032849311829" calcext:value-type="float">
            <text:p>1.0503284931</text:p>
          </table:table-cell>
          <table:table-cell/>
          <table:table-cell table:style-name="ce1" table:formula="of:=SUM([.A706:.A716])/11" office:value-type="float" office:value="0.82935730977492" calcext:value-type="float">
            <text:p>0.829357309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706:.G716])/11" office:value-type="float" office:value="74.1818181818182" calcext:value-type="float">
            <text:p>74.1818181818</text:p>
          </table:table-cell>
          <table:table-cell table:style-name="ce1"/>
        </table:table-row>
        <table:table-row table:style-name="ro1">
          <table:table-cell office:value-type="float" office:value="0.789613485336304" calcext:value-type="float">
            <text:p>0.7896134853</text:p>
          </table:table-cell>
          <table:table-cell/>
          <table:table-cell table:style-name="ce1" table:formula="of:=SUM([.A707:.A717])/11" office:value-type="float" office:value="0.803059111941945" calcext:value-type="float">
            <text:p>0.803059111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07:.G717])/11" office:value-type="float" office:value="71.3636363636364" calcext:value-type="float">
            <text:p>71.3636363636</text:p>
          </table:table-cell>
          <table:table-cell table:style-name="ce1"/>
        </table:table-row>
        <table:table-row table:style-name="ro1">
          <table:table-cell office:value-type="float" office:value="0.744618237018585" calcext:value-type="float">
            <text:p>0.744618237</text:p>
          </table:table-cell>
          <table:table-cell/>
          <table:table-cell table:style-name="ce1" table:formula="of:=SUM([.A708:.A718])/11" office:value-type="float" office:value="0.838298277421432" calcext:value-type="float">
            <text:p>0.8382982774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708:.G718])/11" office:value-type="float" office:value="70.2727272727273" calcext:value-type="float">
            <text:p>70.2727272727</text:p>
          </table:table-cell>
          <table:table-cell table:style-name="ce1"/>
        </table:table-row>
        <table:table-row table:style-name="ro1">
          <table:table-cell office:value-type="float" office:value="0.735730350017548" calcext:value-type="float">
            <text:p>0.73573035</text:p>
          </table:table-cell>
          <table:table-cell/>
          <table:table-cell table:style-name="ce1" table:formula="of:=SUM([.A709:.A719])/11" office:value-type="float" office:value="0.823137137022886" calcext:value-type="float">
            <text:p>0.82313713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09:.G719])/11" office:value-type="float" office:value="66.0909090909091" calcext:value-type="float">
            <text:p>66.0909090909</text:p>
          </table:table-cell>
          <table:table-cell table:style-name="ce1"/>
        </table:table-row>
        <table:table-row table:style-name="ro1">
          <table:table-cell office:value-type="float" office:value="0.666075825691223" calcext:value-type="float">
            <text:p>0.6660758257</text:p>
          </table:table-cell>
          <table:table-cell/>
          <table:table-cell table:style-name="ce1" table:formula="of:=SUM([.A710:.A720])/11" office:value-type="float" office:value="0.857243104414507" calcext:value-type="float">
            <text:p>0.857243104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710:.G720])/11" office:value-type="float" office:value="65.5454545454546" calcext:value-type="float">
            <text:p>65.5454545455</text:p>
          </table:table-cell>
          <table:table-cell table:style-name="ce1"/>
        </table:table-row>
        <table:table-row table:style-name="ro1">
          <table:table-cell office:value-type="float" office:value="0.400796294212341" calcext:value-type="float">
            <text:p>0.4007962942</text:p>
          </table:table-cell>
          <table:table-cell/>
          <table:table-cell table:style-name="ce1" table:formula="of:=SUM([.A711:.A721])/11" office:value-type="float" office:value="0.867103219032289" calcext:value-type="float">
            <text:p>0.86710321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11:.G721])/11" office:value-type="float" office:value="67.2727272727273" calcext:value-type="float">
            <text:p>67.2727272727</text:p>
          </table:table-cell>
          <table:table-cell table:style-name="ce1"/>
        </table:table-row>
        <table:table-row table:style-name="ro1">
          <table:table-cell office:value-type="float" office:value="0.988608181476593" calcext:value-type="float">
            <text:p>0.9886081815</text:p>
          </table:table-cell>
          <table:table-cell/>
          <table:table-cell table:style-name="ce1" table:formula="of:=SUM([.A712:.A722])/11" office:value-type="float" office:value="0.893398815935309" calcext:value-type="float">
            <text:p>0.893398815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12:.G722])/11" office:value-type="float" office:value="69" calcext:value-type="float">
            <text:p>69</text:p>
          </table:table-cell>
          <table:table-cell table:style-name="ce1"/>
        </table:table-row>
        <table:table-row table:style-name="ro1">
          <table:table-cell office:value-type="float" office:value="1.05132114887238" calcext:value-type="float">
            <text:p>1.0513211489</text:p>
          </table:table-cell>
          <table:table-cell/>
          <table:table-cell table:style-name="ce1" table:formula="of:=SUM([.A713:.A723])/11" office:value-type="float" office:value="0.848630848256025" calcext:value-type="float">
            <text:p>0.848630848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13:.G723])/11" office:value-type="float" office:value="68.4545454545455" calcext:value-type="float">
            <text:p>68.4545454545</text:p>
          </table:table-cell>
          <table:table-cell table:style-name="ce1"/>
        </table:table-row>
        <table:table-row table:style-name="ro1">
          <table:table-cell office:value-type="float" office:value="1.40575432777405" calcext:value-type="float">
            <text:p>1.4057543278</text:p>
          </table:table-cell>
          <table:table-cell/>
          <table:table-cell table:style-name="ce1" table:formula="of:=SUM([.A714:.A724])/11" office:value-type="float" office:value="0.844420972195539" calcext:value-type="float">
            <text:p>0.844420972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14:.G724])/11" office:value-type="float" office:value="67.3636363636364" calcext:value-type="float">
            <text:p>67.3636363636</text:p>
          </table:table-cell>
          <table:table-cell table:style-name="ce1"/>
        </table:table-row>
        <table:table-row table:style-name="ro1">
          <table:table-cell office:value-type="float" office:value="0.57072514295578" calcext:value-type="float">
            <text:p>0.570725143</text:p>
          </table:table-cell>
          <table:table-cell/>
          <table:table-cell table:style-name="ce1" table:formula="of:=SUM([.A715:.A725])/11" office:value-type="float" office:value="0.782701397483999" calcext:value-type="float">
            <text:p>0.78270139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15:.G725])/11" office:value-type="float" office:value="69.0909090909091" calcext:value-type="float">
            <text:p>69.0909090909</text:p>
          </table:table-cell>
          <table:table-cell table:style-name="ce1"/>
        </table:table-row>
        <table:table-row table:style-name="ro1">
          <table:table-cell office:value-type="float" office:value="0.719358921051025" calcext:value-type="float">
            <text:p>0.7193589211</text:p>
          </table:table-cell>
          <table:table-cell/>
          <table:table-cell table:style-name="ce1" table:formula="of:=SUM([.A716:.A726])/11" office:value-type="float" office:value="0.81894097274" calcext:value-type="float">
            <text:p>0.818940972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16:.G726])/11" office:value-type="float" office:value="69.6363636363636" calcext:value-type="float">
            <text:p>69.6363636364</text:p>
          </table:table-cell>
          <table:table-cell table:style-name="ce1"/>
        </table:table-row>
        <table:table-row table:style-name="ro1">
          <table:table-cell office:value-type="float" office:value="0.761048316955566" calcext:value-type="float">
            <text:p>0.761048317</text:p>
          </table:table-cell>
          <table:table-cell/>
          <table:table-cell table:style-name="ce1" table:formula="of:=SUM([.A717:.A727])/11" office:value-type="float" office:value="0.825216854160483" calcext:value-type="float">
            <text:p>0.825216854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717:.G727])/11" office:value-type="float" office:value="69.0909090909091" calcext:value-type="float">
            <text:p>69.0909090909</text:p>
          </table:table-cell>
          <table:table-cell table:style-name="ce1"/>
        </table:table-row>
        <table:table-row table:style-name="ro1">
          <table:table-cell office:value-type="float" office:value="1.17724430561066" calcext:value-type="float">
            <text:p>1.1772443056</text:p>
          </table:table-cell>
          <table:table-cell/>
          <table:table-cell table:style-name="ce1" table:formula="of:=SUM([.A718:.A728])/11" office:value-type="float" office:value="0.803310169415041" calcext:value-type="float">
            <text:p>0.803310169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718:.G728])/11" office:value-type="float" office:value="71.3636363636364" calcext:value-type="float">
            <text:p>71.3636363636</text:p>
          </table:table-cell>
          <table:table-cell table:style-name="ce1"/>
        </table:table-row>
        <table:table-row table:style-name="ro1">
          <table:table-cell office:value-type="float" office:value="0.577845692634583" calcext:value-type="float">
            <text:p>0.5778456926</text:p>
          </table:table-cell>
          <table:table-cell/>
          <table:table-cell table:style-name="ce1" table:formula="of:=SUM([.A719:.A729])/11" office:value-type="float" office:value="0.798215641216798" calcext:value-type="float">
            <text:p>0.798215641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1" table:formula="of:=SUM([.G719:.G729])/11" office:value-type="float" office:value="75.3636363636364" calcext:value-type="float">
            <text:p>75.3636363636</text:p>
          </table:table-cell>
          <table:table-cell table:style-name="ce1"/>
        </table:table-row>
        <table:table-row table:style-name="ro1">
          <table:table-cell office:value-type="float" office:value="1.11089599132538" calcext:value-type="float">
            <text:p>1.1108959913</text:p>
          </table:table-cell>
          <table:table-cell/>
          <table:table-cell table:style-name="ce1" table:formula="of:=SUM([.A720:.A730])/11" office:value-type="float" office:value="0.820610742677342" calcext:value-type="float">
            <text:p>0.820610742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20:.G730])/11" office:value-type="float" office:value="78.1818181818182" calcext:value-type="float">
            <text:p>78.1818181818</text:p>
          </table:table-cell>
          <table:table-cell table:style-name="ce1"/>
        </table:table-row>
        <table:table-row table:style-name="ro1">
          <table:table-cell office:value-type="float" office:value="0.774537086486816" calcext:value-type="float">
            <text:p>0.7745370865</text:p>
          </table:table-cell>
          <table:table-cell/>
          <table:table-cell table:style-name="ce1" table:formula="of:=SUM([.A721:.A731])/11" office:value-type="float" office:value="0.798036794770848" calcext:value-type="float">
            <text:p>0.798036794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21:.G731])/11" office:value-type="float" office:value="76.4545454545455" calcext:value-type="float">
            <text:p>76.4545454545</text:p>
          </table:table-cell>
          <table:table-cell table:style-name="ce1"/>
        </table:table-row>
        <table:table-row table:style-name="ro1">
          <table:table-cell office:value-type="float" office:value="0.690047860145569" calcext:value-type="float">
            <text:p>0.6900478601</text:p>
          </table:table-cell>
          <table:table-cell/>
          <table:table-cell table:style-name="ce1" table:formula="of:=SUM([.A722:.A732])/11" office:value-type="float" office:value="0.76154119589112" calcext:value-type="float">
            <text:p>0.761541195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722:.G732])/11" office:value-type="float" office:value="73.3636363636364" calcext:value-type="float">
            <text:p>73.3636363636</text:p>
          </table:table-cell>
          <table:table-cell table:style-name="ce1"/>
        </table:table-row>
        <table:table-row table:style-name="ro1">
          <table:table-cell office:value-type="float" office:value="0.496160537004471" calcext:value-type="float">
            <text:p>0.496160537</text:p>
          </table:table-cell>
          <table:table-cell/>
          <table:table-cell table:style-name="ce1" table:formula="of:=SUM([.A723:.A733])/11" office:value-type="float" office:value="0.763808654113249" calcext:value-type="float">
            <text:p>0.763808654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23:.G733])/11" office:value-type="float" office:value="72.2727272727273" calcext:value-type="float">
            <text:p>72.2727272727</text:p>
          </table:table-cell>
          <table:table-cell table:style-name="ce1"/>
        </table:table-row>
        <table:table-row table:style-name="ro1">
          <table:table-cell office:value-type="float" office:value="1.00501251220703" calcext:value-type="float">
            <text:p>1.0050125122</text:p>
          </table:table-cell>
          <table:table-cell/>
          <table:table-cell table:style-name="ce1" table:formula="of:=SUM([.A724:.A734])/11" office:value-type="float" office:value="0.806412442163987" calcext:value-type="float">
            <text:p>0.806412442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724:.G734])/11" office:value-type="float" office:value="72.8181818181818" calcext:value-type="float">
            <text:p>72.8181818182</text:p>
          </table:table-cell>
          <table:table-cell table:style-name="ce1"/>
        </table:table-row>
        <table:table-row table:style-name="ro1">
          <table:table-cell office:value-type="float" office:value="0.726839005947113" calcext:value-type="float">
            <text:p>0.7268390059</text:p>
          </table:table-cell>
          <table:table-cell/>
          <table:table-cell table:style-name="ce1" table:formula="of:=SUM([.A725:.A735])/11" office:value-type="float" office:value="0.78015710548921" calcext:value-type="float">
            <text:p>0.780157105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725:.G735])/11" office:value-type="float" office:value="74.5454545454546" calcext:value-type="float">
            <text:p>74.5454545455</text:p>
          </table:table-cell>
          <table:table-cell table:style-name="ce1"/>
        </table:table-row>
        <table:table-row table:style-name="ro1">
          <table:table-cell office:value-type="float" office:value="0.96936047077179" calcext:value-type="float">
            <text:p>0.9693604708</text:p>
          </table:table-cell>
          <table:table-cell/>
          <table:table-cell table:style-name="ce1" table:formula="of:=SUM([.A726:.A736])/11" office:value-type="float" office:value="0.778314763849432" calcext:value-type="float">
            <text:p>0.778314763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26:.G736])/11" office:value-type="float" office:value="74.5454545454546" calcext:value-type="float">
            <text:p>74.5454545455</text:p>
          </table:table-cell>
          <table:table-cell table:style-name="ce1"/>
        </table:table-row>
        <table:table-row table:style-name="ro1">
          <table:table-cell office:value-type="float" office:value="0.788393616676331" calcext:value-type="float">
            <text:p>0.7883936167</text:p>
          </table:table-cell>
          <table:table-cell/>
          <table:table-cell table:style-name="ce1" table:formula="of:=SUM([.A727:.A737])/11" office:value-type="float" office:value="0.824293743480335" calcext:value-type="float">
            <text:p>0.824293743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27:.G737])/11" office:value-type="float" office:value="73.3636363636364" calcext:value-type="float">
            <text:p>73.3636363636</text:p>
          </table:table-cell>
          <table:table-cell table:style-name="ce1"/>
        </table:table-row>
        <table:table-row table:style-name="ro1">
          <table:table-cell office:value-type="float" office:value="0.520074784755707" calcext:value-type="float">
            <text:p>0.5200747848</text:p>
          </table:table-cell>
          <table:table-cell/>
          <table:table-cell table:style-name="ce1" table:formula="of:=SUM([.A728:.A738])/11" office:value-type="float" office:value="0.827580072663047" calcext:value-type="float">
            <text:p>0.827580072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28:.G738])/11" office:value-type="float" office:value="74.4545454545455" calcext:value-type="float">
            <text:p>74.4545454545</text:p>
          </table:table-cell>
          <table:table-cell table:style-name="ce1"/>
        </table:table-row>
        <table:table-row table:style-name="ro1">
          <table:table-cell office:value-type="float" office:value="1.12120449542999" calcext:value-type="float">
            <text:p>1.1212044954</text:p>
          </table:table-cell>
          <table:table-cell/>
          <table:table-cell table:style-name="ce1" table:formula="of:=SUM([.A729:.A739])/11" office:value-type="float" office:value="0.845033055002039" calcext:value-type="float">
            <text:p>0.84503305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729:.G739])/11" office:value-type="float" office:value="72.7272727272727" calcext:value-type="float">
            <text:p>72.7272727273</text:p>
          </table:table-cell>
          <table:table-cell table:style-name="ce1"/>
        </table:table-row>
        <table:table-row table:style-name="ro1">
          <table:table-cell office:value-type="float" office:value="0.824191808700562" calcext:value-type="float">
            <text:p>0.8241918087</text:p>
          </table:table-cell>
          <table:table-cell/>
          <table:table-cell table:style-name="ce1" table:formula="of:=SUM([.A730:.A740])/11" office:value-type="float" office:value="0.853041123260152" calcext:value-type="float">
            <text:p>0.853041123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30:.G740])/11" office:value-type="float" office:value="70.4545454545455" calcext:value-type="float">
            <text:p>70.4545454545</text:p>
          </table:table-cell>
          <table:table-cell table:style-name="ce1"/>
        </table:table-row>
        <table:table-row table:style-name="ro1">
          <table:table-cell office:value-type="float" office:value="0.862582564353943" calcext:value-type="float">
            <text:p>0.8625825644</text:p>
          </table:table-cell>
          <table:table-cell/>
          <table:table-cell table:style-name="ce1" table:formula="of:=SUM([.A731:.A741])/11" office:value-type="float" office:value="0.838105564767664" calcext:value-type="float">
            <text:p>0.838105564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731:.G741])/11" office:value-type="float" office:value="71.6363636363636" calcext:value-type="float">
            <text:p>71.6363636364</text:p>
          </table:table-cell>
          <table:table-cell table:style-name="ce1"/>
        </table:table-row>
        <table:table-row table:style-name="ro1">
          <table:table-cell office:value-type="float" office:value="0.373085498809814" calcext:value-type="float">
            <text:p>0.3730854988</text:p>
          </table:table-cell>
          <table:table-cell/>
          <table:table-cell table:style-name="ce1" table:formula="of:=SUM([.A732:.A742])/11" office:value-type="float" office:value="0.798310870474035" calcext:value-type="float">
            <text:p>0.798310870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style-name="ce1" table:formula="of:=SUM([.G732:.G742])/11" office:value-type="float" office:value="75" calcext:value-type="float">
            <text:p>75</text:p>
          </table:table-cell>
          <table:table-cell table:style-name="ce1"/>
        </table:table-row>
        <table:table-row table:style-name="ro1">
          <table:table-cell office:value-type="float" office:value="0.714989900588989" calcext:value-type="float">
            <text:p>0.7149899006</text:p>
          </table:table-cell>
          <table:table-cell/>
          <table:table-cell table:style-name="ce1" table:formula="of:=SUM([.A733:.A743])/11" office:value-type="float" office:value="0.834768018939279" calcext:value-type="float">
            <text:p>0.834768018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33:.G743])/11" office:value-type="float" office:value="77.4545454545455" calcext:value-type="float">
            <text:p>77.4545454545</text:p>
          </table:table-cell>
          <table:table-cell table:style-name="ce1"/>
        </table:table-row>
        <table:table-row table:style-name="ro1">
          <table:table-cell office:value-type="float" office:value="0.964802205562592" calcext:value-type="float">
            <text:p>0.9648022056</text:p>
          </table:table-cell>
          <table:table-cell/>
          <table:table-cell table:style-name="ce1" table:formula="of:=SUM([.A734:.A744])/11" office:value-type="float" office:value="0.828116595745087" calcext:value-type="float">
            <text:p>0.828116595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34:.G744])/11" office:value-type="float" office:value="77.4545454545455" calcext:value-type="float">
            <text:p>77.4545454545</text:p>
          </table:table-cell>
          <table:table-cell table:style-name="ce1"/>
        </table:table-row>
        <table:table-row table:style-name="ro1">
          <table:table-cell office:value-type="float" office:value="0.716203808784485" calcext:value-type="float">
            <text:p>0.7162038088</text:p>
          </table:table-cell>
          <table:table-cell/>
          <table:table-cell table:style-name="ce1" table:formula="of:=SUM([.A735:.A745])/11" office:value-type="float" office:value="0.805734563957561" calcext:value-type="float">
            <text:p>0.80573456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35:.G745])/11" office:value-type="float" office:value="77.4545454545455" calcext:value-type="float">
            <text:p>77.4545454545</text:p>
          </table:table-cell>
          <table:table-cell table:style-name="ce1"/>
        </table:table-row>
        <table:table-row table:style-name="ro1">
          <table:table-cell office:value-type="float" office:value="0.706573247909546" calcext:value-type="float">
            <text:p>0.7065732479</text:p>
          </table:table-cell>
          <table:table-cell/>
          <table:table-cell table:style-name="ce1" table:formula="of:=SUM([.A736:.A746])/11" office:value-type="float" office:value="0.831395561044867" calcext:value-type="float">
            <text:p>0.83139556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736:.G746])/11" office:value-type="float" office:value="79.0909090909091" calcext:value-type="float">
            <text:p>79.0909090909</text:p>
          </table:table-cell>
          <table:table-cell table:style-name="ce1"/>
        </table:table-row>
        <table:table-row table:style-name="ro1">
          <table:table-cell office:value-type="float" office:value="1.47512924671173" calcext:value-type="float">
            <text:p>1.4751292467</text:p>
          </table:table-cell>
          <table:table-cell/>
          <table:table-cell table:style-name="ce1" table:formula="of:=SUM([.A737:.A747])/11" office:value-type="float" office:value="0.84435878016732" calcext:value-type="float">
            <text:p>0.844358780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37:.G747])/11" office:value-type="float" office:value="79.0909090909091" calcext:value-type="float">
            <text:p>79.0909090909</text:p>
          </table:table-cell>
          <table:table-cell table:style-name="ce1"/>
        </table:table-row>
        <table:table-row table:style-name="ro1">
          <table:table-cell office:value-type="float" office:value="0.824543237686157" calcext:value-type="float">
            <text:p>0.8245432377</text:p>
          </table:table-cell>
          <table:table-cell/>
          <table:table-cell table:style-name="ce1" table:formula="of:=SUM([.A738:.A748])/11" office:value-type="float" office:value="0.761721594767137" calcext:value-type="float">
            <text:p>0.761721594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738:.G748])/11" office:value-type="float" office:value="79.0909090909091" calcext:value-type="float">
            <text:p>79.0909090909</text:p>
          </table:table-cell>
          <table:table-cell table:style-name="ce1"/>
        </table:table-row>
        <table:table-row table:style-name="ro1">
          <table:table-cell office:value-type="float" office:value="0.712057590484619" calcext:value-type="float">
            <text:p>0.7120575905</text:p>
          </table:table-cell>
          <table:table-cell/>
          <table:table-cell table:style-name="ce1" table:formula="of:=SUM([.A739:.A749])/11" office:value-type="float" office:value="0.806718333200975" calcext:value-type="float">
            <text:p>0.806718333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739:.G749])/11" office:value-type="float" office:value="78.5454545454545" calcext:value-type="float">
            <text:p>78.5454545455</text:p>
          </table:table-cell>
          <table:table-cell table:style-name="ce1"/>
        </table:table-row>
        <table:table-row table:style-name="ro1">
          <table:table-cell office:value-type="float" office:value="1.20929324626923" calcext:value-type="float">
            <text:p>1.2092932463</text:p>
          </table:table-cell>
          <table:table-cell/>
          <table:table-cell table:style-name="ce1" table:formula="of:=SUM([.A740:.A750])/11" office:value-type="float" office:value="0.795699374242262" calcext:value-type="float">
            <text:p>0.795699374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40:.G750])/11" office:value-type="float" office:value="78.5454545454545" calcext:value-type="float">
            <text:p>78.5454545455</text:p>
          </table:table-cell>
          <table:table-cell table:style-name="ce1"/>
        </table:table-row>
        <table:table-row table:style-name="ro1">
          <table:table-cell office:value-type="float" office:value="0.659900665283203" calcext:value-type="float">
            <text:p>0.6599006653</text:p>
          </table:table-cell>
          <table:table-cell/>
          <table:table-cell table:style-name="ce1" table:formula="of:=SUM([.A741:.A751])/11" office:value-type="float" office:value="0.776580187407407" calcext:value-type="float">
            <text:p>0.776580187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41:.G751])/11" office:value-type="float" office:value="80.1818181818182" calcext:value-type="float">
            <text:p>80.1818181818</text:p>
          </table:table-cell>
          <table:table-cell table:style-name="ce1"/>
        </table:table-row>
        <table:table-row table:style-name="ro1">
          <table:table-cell office:value-type="float" office:value="0.424840927124023" calcext:value-type="float">
            <text:p>0.4248409271</text:p>
          </table:table-cell>
          <table:table-cell/>
          <table:table-cell table:style-name="ce1" table:formula="of:=SUM([.A742:.A752])/11" office:value-type="float" office:value="0.773447876626795" calcext:value-type="float">
            <text:p>0.773447876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742:.G752])/11" office:value-type="float" office:value="80.1818181818182" calcext:value-type="float">
            <text:p>80.1818181818</text:p>
          </table:table-cell>
          <table:table-cell table:style-name="ce1"/>
        </table:table-row>
        <table:table-row table:style-name="ro1">
          <table:table-cell office:value-type="float" office:value="0.77411413192749" calcext:value-type="float">
            <text:p>0.7741141319</text:p>
          </table:table-cell>
          <table:table-cell/>
          <table:table-cell table:style-name="ce1" table:formula="of:=SUM([.A743:.A753])/11" office:value-type="float" office:value="0.83654927665537" calcext:value-type="float">
            <text:p>0.836549276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43:.G753])/11" office:value-type="float" office:value="76.8181818181818" calcext:value-type="float">
            <text:p>76.8181818182</text:p>
          </table:table-cell>
          <table:table-cell table:style-name="ce1"/>
        </table:table-row>
        <table:table-row table:style-name="ro1">
          <table:table-cell office:value-type="float" office:value="0.641824245452881" calcext:value-type="float">
            <text:p>0.6418242455</text:p>
          </table:table-cell>
          <table:table-cell/>
          <table:table-cell table:style-name="ce1" table:formula="of:=SUM([.A744:.A754])/11" office:value-type="float" office:value="0.834274741736325" calcext:value-type="float">
            <text:p>0.834274741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44:.G754])/11" office:value-type="float" office:value="79.0909090909091" calcext:value-type="float">
            <text:p>79.0909090909</text:p>
          </table:table-cell>
          <table:table-cell table:style-name="ce1"/>
        </table:table-row>
        <table:table-row table:style-name="ro1">
          <table:table-cell office:value-type="float" office:value="0.718599855899811" calcext:value-type="float">
            <text:p>0.7185998559</text:p>
          </table:table-cell>
          <table:table-cell/>
          <table:table-cell table:style-name="ce1" table:formula="of:=SUM([.A745:.A755])/11" office:value-type="float" office:value="0.822959596460515" calcext:value-type="float">
            <text:p>0.822959596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45:.G755])/11" office:value-type="float" office:value="79.0909090909091" calcext:value-type="float">
            <text:p>79.0909090909</text:p>
          </table:table-cell>
          <table:table-cell table:style-name="ce1"/>
        </table:table-row>
        <table:table-row table:style-name="ro1">
          <table:table-cell office:value-type="float" office:value="0.998474776744842" calcext:value-type="float">
            <text:p>0.9984747767</text:p>
          </table:table-cell>
          <table:table-cell/>
          <table:table-cell table:style-name="ce1" table:formula="of:=SUM([.A746:.A756])/11" office:value-type="float" office:value="0.833126631650057" calcext:value-type="float">
            <text:p>0.833126631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746:.G756])/11" office:value-type="float" office:value="77.7272727272727" calcext:value-type="float">
            <text:p>77.7272727273</text:p>
          </table:table-cell>
          <table:table-cell table:style-name="ce1"/>
        </table:table-row>
        <table:table-row table:style-name="ro1">
          <table:table-cell office:value-type="float" office:value="0.849168658256531" calcext:value-type="float">
            <text:p>0.8491686583</text:p>
          </table:table-cell>
          <table:table-cell/>
          <table:table-cell table:style-name="ce1" table:formula="of:=SUM([.A747:.A757])/11" office:value-type="float" office:value="0.80543857271021" calcext:value-type="float">
            <text:p>0.805438572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747:.G757])/11" office:value-type="float" office:value="77.1818181818182" calcext:value-type="float">
            <text:p>77.1818181818</text:p>
          </table:table-cell>
          <table:table-cell table:style-name="ce1"/>
        </table:table-row>
        <table:table-row table:style-name="ro1">
          <table:table-cell office:value-type="float" office:value="0.566120207309723" calcext:value-type="float">
            <text:p>0.5661202073</text:p>
          </table:table-cell>
          <table:table-cell/>
          <table:table-cell table:style-name="ce1" table:formula="of:=SUM([.A748:.A758])/11" office:value-type="float" office:value="0.793442839925939" calcext:value-type="float">
            <text:p>0.793442839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48:.G758])/11" office:value-type="float" office:value="76.0909090909091" calcext:value-type="float">
            <text:p>76.0909090909</text:p>
          </table:table-cell>
          <table:table-cell table:style-name="ce1"/>
        </table:table-row>
        <table:table-row table:style-name="ro1">
          <table:table-cell office:value-type="float" office:value="1.31950736045837" calcext:value-type="float">
            <text:p>1.3195073605</text:p>
          </table:table-cell>
          <table:table-cell/>
          <table:table-cell table:style-name="ce1" table:formula="of:=SUM([.A749:.A759])/11" office:value-type="float" office:value="0.814840739423578" calcext:value-type="float">
            <text:p>0.814840739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49:.G759])/11" office:value-type="float" office:value="75" calcext:value-type="float">
            <text:p>75</text:p>
          </table:table-cell>
          <table:table-cell table:style-name="ce1"/>
        </table:table-row>
        <table:table-row table:style-name="ro1">
          <table:table-cell office:value-type="float" office:value="0.590849041938782" calcext:value-type="float">
            <text:p>0.5908490419</text:p>
          </table:table-cell>
          <table:table-cell/>
          <table:table-cell table:style-name="ce1" table:formula="of:=SUM([.A750:.A760])/11" office:value-type="float" office:value="0.773158458146182" calcext:value-type="float">
            <text:p>0.773158458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750:.G760])/11" office:value-type="float" office:value="76.0909090909091" calcext:value-type="float">
            <text:p>76.0909090909</text:p>
          </table:table-cell>
          <table:table-cell table:style-name="ce1"/>
        </table:table-row>
        <table:table-row table:style-name="ro1">
          <table:table-cell office:value-type="float" office:value="0.998982191085815" calcext:value-type="float">
            <text:p>0.9989821911</text:p>
          </table:table-cell>
          <table:table-cell/>
          <table:table-cell table:style-name="ce1" table:formula="of:=SUM([.A751:.A761])/11" office:value-type="float" office:value="0.833752366629513" calcext:value-type="float">
            <text:p>0.833752366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751:.G761])/11" office:value-type="float" office:value="78.9090909090909" calcext:value-type="float">
            <text:p>78.9090909091</text:p>
          </table:table-cell>
          <table:table-cell table:style-name="ce1"/>
        </table:table-row>
        <table:table-row table:style-name="ro1">
          <table:table-cell office:value-type="float" office:value="0.625445246696472" calcext:value-type="float">
            <text:p>0.6254452467</text:p>
          </table:table-cell>
          <table:table-cell/>
          <table:table-cell table:style-name="ce1" table:formula="of:=SUM([.A752:.A762])/11" office:value-type="float" office:value="0.796976100314746" calcext:value-type="float">
            <text:p>0.796976100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52:.G762])/11" office:value-type="float" office:value="77.2727272727273" calcext:value-type="float">
            <text:p>77.2727272727</text:p>
          </table:table-cell>
          <table:table-cell table:style-name="ce1"/>
        </table:table-row>
        <table:table-row table:style-name="ro1">
          <table:table-cell office:value-type="float" office:value="1.11895632743835" calcext:value-type="float">
            <text:p>1.1189563274</text:p>
          </table:table-cell>
          <table:table-cell/>
          <table:table-cell table:style-name="ce1" table:formula="of:=SUM([.A753:.A763])/11" office:value-type="float" office:value="0.813003800132057" calcext:value-type="float">
            <text:p>0.813003800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753:.G763])/11" office:value-type="float" office:value="76.0909090909091" calcext:value-type="float">
            <text:p>76.0909090909</text:p>
          </table:table-cell>
          <table:table-cell table:style-name="ce1"/>
        </table:table-row>
        <table:table-row table:style-name="ro1">
          <table:table-cell office:value-type="float" office:value="0.749094247817993" calcext:value-type="float">
            <text:p>0.7490942478</text:p>
          </table:table-cell>
          <table:table-cell/>
          <table:table-cell table:style-name="ce1" table:formula="of:=SUM([.A754:.A764])/11" office:value-type="float" office:value="0.780520753426985" calcext:value-type="float">
            <text:p>0.780520753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754:.G764])/11" office:value-type="float" office:value="77.8181818181818" calcext:value-type="float">
            <text:p>77.8181818182</text:p>
          </table:table-cell>
          <table:table-cell table:style-name="ce1"/>
        </table:table-row>
        <table:table-row table:style-name="ro1">
          <table:table-cell office:value-type="float" office:value="0.517357647418976" calcext:value-type="float">
            <text:p>0.5173576474</text:p>
          </table:table-cell>
          <table:table-cell/>
          <table:table-cell table:style-name="ce1" table:formula="of:=SUM([.A755:.A765])/11" office:value-type="float" office:value="0.789437098936601" calcext:value-type="float">
            <text:p>0.789437098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55:.G765])/11" office:value-type="float" office:value="75" calcext:value-type="float">
            <text:p>75</text:p>
          </table:table-cell>
          <table:table-cell table:style-name="ce1"/>
        </table:table-row>
        <table:table-row table:style-name="ro1">
          <table:table-cell office:value-type="float" office:value="0.830437242984772" calcext:value-type="float">
            <text:p>0.830437243</text:p>
          </table:table-cell>
          <table:table-cell/>
          <table:table-cell table:style-name="ce1" table:formula="of:=SUM([.A756:.A766])/11" office:value-type="float" office:value="0.811632725325497" calcext:value-type="float">
            <text:p>0.8116327253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756:.G766])/11" office:value-type="float" office:value="73.8181818181818" calcext:value-type="float">
            <text:p>73.8181818182</text:p>
          </table:table-cell>
          <table:table-cell table:style-name="ce1"/>
        </table:table-row>
        <table:table-row table:style-name="ro1">
          <table:table-cell office:value-type="float" office:value="0.693906128406525" calcext:value-type="float">
            <text:p>0.6939061284</text:p>
          </table:table-cell>
          <table:table-cell/>
          <table:table-cell table:style-name="ce1" table:formula="of:=SUM([.A757:.A767])/11" office:value-type="float" office:value="0.80956771698865" calcext:value-type="float">
            <text:p>0.80956771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757:.G767])/11" office:value-type="float" office:value="75.1818181818182" calcext:value-type="float">
            <text:p>75.1818181818</text:p>
          </table:table-cell>
          <table:table-cell table:style-name="ce1"/>
        </table:table-row>
        <table:table-row table:style-name="ro1">
          <table:table-cell office:value-type="float" office:value="0.717215597629547" calcext:value-type="float">
            <text:p>0.7172155976</text:p>
          </table:table-cell>
          <table:table-cell/>
          <table:table-cell table:style-name="ce1" table:formula="of:=SUM([.A758:.A768])/11" office:value-type="float" office:value="0.778959783640775" calcext:value-type="float">
            <text:p>0.778959783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58:.G768])/11" office:value-type="float" office:value="72.5454545454546" calcext:value-type="float">
            <text:p>72.5454545455</text:p>
          </table:table-cell>
          <table:table-cell table:style-name="ce1"/>
        </table:table-row>
        <table:table-row table:style-name="ro1">
          <table:table-cell office:value-type="float" office:value="0.801497101783752" calcext:value-type="float">
            <text:p>0.8014971018</text:p>
          </table:table-cell>
          <table:table-cell/>
          <table:table-cell table:style-name="ce1" table:formula="of:=SUM([.A759:.A769])/11" office:value-type="float" office:value="0.766330160877921" calcext:value-type="float">
            <text:p>0.766330160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759:.G769])/11" office:value-type="float" office:value="73.0909090909091" calcext:value-type="float">
            <text:p>73.0909090909</text:p>
          </table:table-cell>
          <table:table-cell table:style-name="ce1"/>
        </table:table-row>
        <table:table-row table:style-name="ro1">
          <table:table-cell office:value-type="float" office:value="0.861002266407013" calcext:value-type="float">
            <text:p>0.8610022664</text:p>
          </table:table-cell>
          <table:table-cell/>
          <table:table-cell table:style-name="ce1" table:formula="of:=SUM([.A760:.A770])/11" office:value-type="float" office:value="0.765038083900105" calcext:value-type="float">
            <text:p>0.765038083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760:.G770])/11" office:value-type="float" office:value="73.6363636363636" calcext:value-type="float">
            <text:p>73.6363636364</text:p>
          </table:table-cell>
          <table:table-cell table:style-name="ce1"/>
        </table:table-row>
        <table:table-row table:style-name="ro1">
          <table:table-cell office:value-type="float" office:value="1.25738203525543" calcext:value-type="float">
            <text:p>1.2573820353</text:p>
          </table:table-cell>
          <table:table-cell/>
          <table:table-cell table:style-name="ce1" table:formula="of:=SUM([.A761:.A771])/11" office:value-type="float" office:value="0.754314465956254" calcext:value-type="float">
            <text:p>0.75431446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761:.G771])/11" office:value-type="float" office:value="72.5454545454546" calcext:value-type="float">
            <text:p>72.5454545455</text:p>
          </table:table-cell>
          <table:table-cell table:style-name="ce1"/>
        </table:table-row>
        <table:table-row table:style-name="ro1">
          <table:table-cell office:value-type="float" office:value="0.594443261623383" calcext:value-type="float">
            <text:p>0.5944432616</text:p>
          </table:table-cell>
          <table:table-cell/>
          <table:table-cell table:style-name="ce1" table:formula="of:=SUM([.A762:.A772])/11" office:value-type="float" office:value="0.73864081772891" calcext:value-type="float">
            <text:p>0.738640817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62:.G772])/11" office:value-type="float" office:value="70.2727272727273" calcext:value-type="float">
            <text:p>70.2727272727</text:p>
          </table:table-cell>
          <table:table-cell table:style-name="ce1"/>
        </table:table-row>
        <table:table-row table:style-name="ro1">
          <table:table-cell office:value-type="float" office:value="0.80174994468689" calcext:value-type="float">
            <text:p>0.8017499447</text:p>
          </table:table-cell>
          <table:table-cell/>
          <table:table-cell table:style-name="ce1" table:formula="of:=SUM([.A763:.A773])/11" office:value-type="float" office:value="0.738403098149733" calcext:value-type="float">
            <text:p>0.738403098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63:.G773])/11" office:value-type="float" office:value="70.2727272727273" calcext:value-type="float">
            <text:p>70.2727272727</text:p>
          </table:table-cell>
          <table:table-cell table:style-name="ce1"/>
        </table:table-row>
        <table:table-row table:style-name="ro1">
          <table:table-cell office:value-type="float" office:value="0.761642813682556" calcext:value-type="float">
            <text:p>0.7616428137</text:p>
          </table:table-cell>
          <table:table-cell/>
          <table:table-cell table:style-name="ce1" table:formula="of:=SUM([.A764:.A774])/11" office:value-type="float" office:value="0.733154058456421" calcext:value-type="float">
            <text:p>0.733154058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64:.G774])/11" office:value-type="float" office:value="70.9090909090909" calcext:value-type="float">
            <text:p>70.9090909091</text:p>
          </table:table-cell>
          <table:table-cell table:style-name="ce1"/>
        </table:table-row>
        <table:table-row table:style-name="ro1">
          <table:table-cell office:value-type="float" office:value="0.847174048423767" calcext:value-type="float">
            <text:p>0.8471740484</text:p>
          </table:table-cell>
          <table:table-cell/>
          <table:table-cell table:style-name="ce1" table:formula="of:=SUM([.A765:.A775])/11" office:value-type="float" office:value="0.709181219339371" calcext:value-type="float">
            <text:p>0.709181219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765:.G775])/11" office:value-type="float" office:value="69.1818181818182" calcext:value-type="float">
            <text:p>69.1818181818</text:p>
          </table:table-cell>
          <table:table-cell table:style-name="ce1"/>
        </table:table-row>
        <table:table-row table:style-name="ro1">
          <table:table-cell office:value-type="float" office:value="0.761509537696838" calcext:value-type="float">
            <text:p>0.7615095377</text:p>
          </table:table-cell>
          <table:table-cell/>
          <table:table-cell table:style-name="ce1" table:formula="of:=SUM([.A766:.A776])/11" office:value-type="float" office:value="0.68968495184725" calcext:value-type="float">
            <text:p>0.689684951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766:.G776])/11" office:value-type="float" office:value="68.0909090909091" calcext:value-type="float">
            <text:p>68.0909090909</text:p>
          </table:table-cell>
          <table:table-cell table:style-name="ce1"/>
        </table:table-row>
        <table:table-row table:style-name="ro1">
          <table:table-cell office:value-type="float" office:value="0.807722151279449" calcext:value-type="float">
            <text:p>0.8077221513</text:p>
          </table:table-cell>
          <table:table-cell/>
          <table:table-cell table:style-name="ce1" table:formula="of:=SUM([.A767:.A777])/11" office:value-type="float" office:value="0.674607718532736" calcext:value-type="float">
            <text:p>0.674607718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67:.G777])/11" office:value-type="float" office:value="68.6363636363636" calcext:value-type="float">
            <text:p>68.6363636364</text:p>
          </table:table-cell>
          <table:table-cell table:style-name="ce1"/>
        </table:table-row>
        <table:table-row table:style-name="ro1">
          <table:table-cell office:value-type="float" office:value="0.357218861579895" calcext:value-type="float">
            <text:p>0.3572188616</text:p>
          </table:table-cell>
          <table:table-cell/>
          <table:table-cell table:style-name="ce1" table:formula="of:=SUM([.A768:.A778])/11" office:value-type="float" office:value="0.713455278765071" calcext:value-type="float">
            <text:p>0.713455278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768:.G778])/11" office:value-type="float" office:value="65.1818181818182" calcext:value-type="float">
            <text:p>65.1818181818</text:p>
          </table:table-cell>
          <table:table-cell table:style-name="ce1"/>
        </table:table-row>
        <table:table-row table:style-name="ro1">
          <table:table-cell office:value-type="float" office:value="0.578289747238159" calcext:value-type="float">
            <text:p>0.5782897472</text:p>
          </table:table-cell>
          <table:table-cell/>
          <table:table-cell table:style-name="ce1" table:formula="of:=SUM([.A769:.A779])/11" office:value-type="float" office:value="0.779958359219811" calcext:value-type="float">
            <text:p>0.779958359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69:.G779])/11" office:value-type="float" office:value="66.0909090909091" calcext:value-type="float">
            <text:p>66.0909090909</text:p>
          </table:table-cell>
          <table:table-cell table:style-name="ce1"/>
        </table:table-row>
        <table:table-row table:style-name="ro1">
          <table:table-cell office:value-type="float" office:value="0.787284255027771" calcext:value-type="float">
            <text:p>0.787284255</text:p>
          </table:table-cell>
          <table:table-cell/>
          <table:table-cell table:style-name="ce1" table:formula="of:=SUM([.A770:.A780])/11" office:value-type="float" office:value="0.787590598518198" calcext:value-type="float">
            <text:p>0.787590598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770:.G780])/11" office:value-type="float" office:value="65.5454545454546" calcext:value-type="float">
            <text:p>65.5454545455</text:p>
          </table:table-cell>
          <table:table-cell table:style-name="ce1"/>
        </table:table-row>
        <table:table-row table:style-name="ro1">
          <table:table-cell office:value-type="float" office:value="0.743042469024658" calcext:value-type="float">
            <text:p>0.743042469</text:p>
          </table:table-cell>
          <table:table-cell/>
          <table:table-cell table:style-name="ce1" table:formula="of:=SUM([.A771:.A781])/11" office:value-type="float" office:value="0.814469941637732" calcext:value-type="float">
            <text:p>0.814469941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71:.G781])/11" office:value-type="float" office:value="67.2727272727273" calcext:value-type="float">
            <text:p>67.2727272727</text:p>
          </table:table-cell>
          <table:table-cell table:style-name="ce1"/>
        </table:table-row>
        <table:table-row table:style-name="ro1">
          <table:table-cell office:value-type="float" office:value="1.08497190475464" calcext:value-type="float">
            <text:p>1.0849719048</text:p>
          </table:table-cell>
          <table:table-cell/>
          <table:table-cell table:style-name="ce1" table:formula="of:=SUM([.A772:.A782])/11" office:value-type="float" office:value="0.793514823371713" calcext:value-type="float">
            <text:p>0.793514823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72:.G782])/11" office:value-type="float" office:value="65.5454545454546" calcext:value-type="float">
            <text:p>65.5454545455</text:p>
          </table:table-cell>
          <table:table-cell table:style-name="ce1"/>
        </table:table-row>
        <table:table-row table:style-name="ro1">
          <table:table-cell office:value-type="float" office:value="0.591828346252441" calcext:value-type="float">
            <text:p>0.5918283463</text:p>
          </table:table-cell>
          <table:table-cell/>
          <table:table-cell table:style-name="ce1" table:formula="of:=SUM([.A773:.A783])/11" office:value-type="float" office:value="0.731282686645334" calcext:value-type="float">
            <text:p>0.731282686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73:.G783])/11" office:value-type="float" office:value="65.5454545454546" calcext:value-type="float">
            <text:p>65.5454545455</text:p>
          </table:table-cell>
          <table:table-cell table:style-name="ce1"/>
        </table:table-row>
        <table:table-row table:style-name="ro1">
          <table:table-cell office:value-type="float" office:value="0.744010508060455" calcext:value-type="float">
            <text:p>0.7440105081</text:p>
          </table:table-cell>
          <table:table-cell/>
          <table:table-cell table:style-name="ce1" table:formula="of:=SUM([.A774:.A784])/11" office:value-type="float" office:value="0.748836417089808" calcext:value-type="float">
            <text:p>0.748836417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74:.G784])/11" office:value-type="float" office:value="63.2727272727273" calcext:value-type="float">
            <text:p>63.2727272727</text:p>
          </table:table-cell>
          <table:table-cell table:style-name="ce1"/>
        </table:table-row>
        <table:table-row table:style-name="ro1">
          <table:table-cell office:value-type="float" office:value="0.497941583395004" calcext:value-type="float">
            <text:p>0.4979415834</text:p>
          </table:table-cell>
          <table:table-cell/>
          <table:table-cell table:style-name="ce1" table:formula="of:=SUM([.A775:.A785])/11" office:value-type="float" office:value="0.797137588262557" calcext:value-type="float">
            <text:p>0.797137588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775:.G785])/11" office:value-type="float" office:value="63.2727272727273" calcext:value-type="float">
            <text:p>63.2727272727</text:p>
          </table:table-cell>
          <table:table-cell table:style-name="ce1"/>
        </table:table-row>
        <table:table-row table:style-name="ro1">
          <table:table-cell office:value-type="float" office:value="0.632715106010437" calcext:value-type="float">
            <text:p>0.632715106</text:p>
          </table:table-cell>
          <table:table-cell/>
          <table:table-cell table:style-name="ce1" table:formula="of:=SUM([.A776:.A786])/11" office:value-type="float" office:value="0.833038530566475" calcext:value-type="float">
            <text:p>0.833038530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776:.G786])/11" office:value-type="float" office:value="63.2727272727273" calcext:value-type="float">
            <text:p>63.2727272727</text:p>
          </table:table-cell>
          <table:table-cell table:style-name="ce1"/>
        </table:table-row>
        <table:table-row table:style-name="ro1">
          <table:table-cell office:value-type="float" office:value="0.595659971237183" calcext:value-type="float">
            <text:p>0.5956599712</text:p>
          </table:table-cell>
          <table:table-cell/>
          <table:table-cell table:style-name="ce1" table:formula="of:=SUM([.A777:.A787])/11" office:value-type="float" office:value="0.847836738282983" calcext:value-type="float">
            <text:p>0.847836738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77:.G787])/11" office:value-type="float" office:value="64.9090909090909" calcext:value-type="float">
            <text:p>64.9090909091</text:p>
          </table:table-cell>
          <table:table-cell table:style-name="ce1"/>
        </table:table-row>
        <table:table-row table:style-name="ro1">
          <table:table-cell office:value-type="float" office:value="1.23504531383514" calcext:value-type="float">
            <text:p>1.2350453138</text:p>
          </table:table-cell>
          <table:table-cell/>
          <table:table-cell table:style-name="ce1" table:formula="of:=SUM([.A778:.A788])/11" office:value-type="float" office:value="0.852814587679776" calcext:value-type="float">
            <text:p>0.8528145877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778:.G788])/11" office:value-type="float" office:value="66.0909090909091" calcext:value-type="float">
            <text:p>66.0909090909</text:p>
          </table:table-cell>
          <table:table-cell table:style-name="ce1"/>
        </table:table-row>
        <table:table-row table:style-name="ro1">
          <table:table-cell office:value-type="float" office:value="1.08875274658203" calcext:value-type="float">
            <text:p>1.0887527466</text:p>
          </table:table-cell>
          <table:table-cell/>
          <table:table-cell table:style-name="ce1" table:formula="of:=SUM([.A779:.A789])/11" office:value-type="float" office:value="0.830985015088861" calcext:value-type="float">
            <text:p>0.830985015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79:.G789])/11" office:value-type="float" office:value="69" calcext:value-type="float">
            <text:p>69</text:p>
          </table:table-cell>
          <table:table-cell table:style-name="ce1"/>
        </table:table-row>
        <table:table-row table:style-name="ro1">
          <table:table-cell office:value-type="float" office:value="0.662244379520416" calcext:value-type="float">
            <text:p>0.6622443795</text:p>
          </table:table-cell>
          <table:table-cell/>
          <table:table-cell table:style-name="ce1" table:formula="of:=SUM([.A780:.A790])/11" office:value-type="float" office:value="0.775771650401028" calcext:value-type="float">
            <text:p>0.775771650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80:.G790])/11" office:value-type="float" office:value="68.4545454545455" calcext:value-type="float">
            <text:p>68.4545454545</text:p>
          </table:table-cell>
          <table:table-cell table:style-name="ce1"/>
        </table:table-row>
        <table:table-row table:style-name="ro1">
          <table:table-cell office:value-type="float" office:value="1.08295702934265" calcext:value-type="float">
            <text:p>1.0829570293</text:p>
          </table:table-cell>
          <table:table-cell/>
          <table:table-cell table:style-name="ce1" table:formula="of:=SUM([.A781:.A791])/11" office:value-type="float" office:value="0.784944366325031" calcext:value-type="float">
            <text:p>0.784944366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81:.G791])/11" office:value-type="float" office:value="67.8181818181818" calcext:value-type="float">
            <text:p>67.8181818182</text:p>
          </table:table-cell>
          <table:table-cell table:style-name="ce1"/>
        </table:table-row>
        <table:table-row table:style-name="ro1">
          <table:table-cell office:value-type="float" office:value="0.51253616809845" calcext:value-type="float">
            <text:p>0.5125361681</text:p>
          </table:table-cell>
          <table:table-cell/>
          <table:table-cell table:style-name="ce1" table:formula="of:=SUM([.A782:.A792])/11" office:value-type="float" office:value="0.73626866123893" calcext:value-type="float">
            <text:p>0.736268661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782:.G792])/11" office:value-type="float" office:value="67.2727272727273" calcext:value-type="float">
            <text:p>67.2727272727</text:p>
          </table:table-cell>
          <table:table-cell table:style-name="ce1"/>
        </table:table-row>
        <table:table-row table:style-name="ro1">
          <table:table-cell office:value-type="float" office:value="0.400418400764465" calcext:value-type="float">
            <text:p>0.4004184008</text:p>
          </table:table-cell>
          <table:table-cell/>
          <table:table-cell table:style-name="ce1" table:formula="of:=SUM([.A783:.A793])/11" office:value-type="float" office:value="0.791164517402648" calcext:value-type="float">
            <text:p>0.791164517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83:.G793])/11" office:value-type="float" office:value="69.5454545454546" calcext:value-type="float">
            <text:p>69.5454545455</text:p>
          </table:table-cell>
          <table:table-cell table:style-name="ce1"/>
        </table:table-row>
        <table:table-row table:style-name="ro1">
          <table:table-cell office:value-type="float" office:value="0.784919381141663" calcext:value-type="float">
            <text:p>0.7849193811</text:p>
          </table:table-cell>
          <table:table-cell/>
          <table:table-cell table:style-name="ce1" table:formula="of:=SUM([.A784:.A794])/11" office:value-type="float" office:value="0.902479616078463" calcext:value-type="float">
            <text:p>0.902479616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784:.G794])/11" office:value-type="float" office:value="71.2727272727273" calcext:value-type="float">
            <text:p>71.2727272727</text:p>
          </table:table-cell>
          <table:table-cell table:style-name="ce1"/>
        </table:table-row>
        <table:table-row table:style-name="ro1">
          <table:table-cell office:value-type="float" office:value="1.27532339096069" calcext:value-type="float">
            <text:p>1.275323391</text:p>
          </table:table-cell>
          <table:table-cell/>
          <table:table-cell table:style-name="ce1" table:formula="of:=SUM([.A785:.A795])/11" office:value-type="float" office:value="0.891127521341497" calcext:value-type="float">
            <text:p>0.891127521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85:.G795])/11" office:value-type="float" office:value="74.6363636363636" calcext:value-type="float">
            <text:p>74.6363636364</text:p>
          </table:table-cell>
          <table:table-cell table:style-name="ce1"/>
        </table:table-row>
        <table:table-row table:style-name="ro1">
          <table:table-cell office:value-type="float" office:value="0.892851948738098" calcext:value-type="float">
            <text:p>0.8928519487</text:p>
          </table:table-cell>
          <table:table-cell/>
          <table:table-cell table:style-name="ce1" table:formula="of:=SUM([.A786:.A796])/11" office:value-type="float" office:value="0.861972353675149" calcext:value-type="float">
            <text:p>0.861972353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786:.G796])/11" office:value-type="float" office:value="75.1818181818182" calcext:value-type="float">
            <text:p>75.1818181818</text:p>
          </table:table-cell>
          <table:table-cell table:style-name="ce1"/>
        </table:table-row>
        <table:table-row table:style-name="ro1">
          <table:table-cell office:value-type="float" office:value="0.795495390892029" calcext:value-type="float">
            <text:p>0.7954953909</text:p>
          </table:table-cell>
          <table:table-cell/>
          <table:table-cell table:style-name="ce1" table:formula="of:=SUM([.A787:.A797])/11" office:value-type="float" office:value="0.838525978001681" calcext:value-type="float">
            <text:p>0.83852597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87:.G797])/11" office:value-type="float" office:value="76.2727272727273" calcext:value-type="float">
            <text:p>76.2727272727</text:p>
          </table:table-cell>
          <table:table-cell table:style-name="ce1"/>
        </table:table-row>
        <table:table-row table:style-name="ro1">
          <table:table-cell office:value-type="float" office:value="0.650416314601898" calcext:value-type="float">
            <text:p>0.6504163146</text:p>
          </table:table-cell>
          <table:table-cell/>
          <table:table-cell table:style-name="ce1" table:formula="of:=SUM([.A788:.A798])/11" office:value-type="float" office:value="0.838376001878218" calcext:value-type="float">
            <text:p>0.838376001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88:.G798])/11" office:value-type="float" office:value="76.2727272727273" calcext:value-type="float">
            <text:p>76.2727272727</text:p>
          </table:table-cell>
          <table:table-cell table:style-name="ce1"/>
        </table:table-row>
        <table:table-row table:style-name="ro1">
          <table:table-cell office:value-type="float" office:value="0.994920015335083" calcext:value-type="float">
            <text:p>0.9949200153</text:p>
          </table:table-cell>
          <table:table-cell/>
          <table:table-cell table:style-name="ce1" table:formula="of:=SUM([.A789:.A799])/11" office:value-type="float" office:value="0.837823981588537" calcext:value-type="float">
            <text:p>0.837823981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89:.G799])/11" office:value-type="float" office:value="75.7272727272727" calcext:value-type="float">
            <text:p>75.7272727273</text:p>
          </table:table-cell>
          <table:table-cell table:style-name="ce1"/>
        </table:table-row>
        <table:table-row table:style-name="ro1">
          <table:table-cell office:value-type="float" office:value="0.481405735015869" calcext:value-type="float">
            <text:p>0.481405735</text:p>
          </table:table-cell>
          <table:table-cell/>
          <table:table-cell table:style-name="ce1" table:formula="of:=SUM([.A790:.A800])/11" office:value-type="float" office:value="0.784096246415919" calcext:value-type="float">
            <text:p>0.78409624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790:.G800])/11" office:value-type="float" office:value="74.5454545454546" calcext:value-type="float">
            <text:p>74.5454545455</text:p>
          </table:table-cell>
          <table:table-cell table:style-name="ce1"/>
        </table:table-row>
        <table:table-row table:style-name="ro1">
          <table:table-cell office:value-type="float" office:value="0.763144254684448" calcext:value-type="float">
            <text:p>0.7631442547</text:p>
          </table:table-cell>
          <table:table-cell/>
          <table:table-cell table:style-name="ce1" table:formula="of:=SUM([.A791:.A801])/11" office:value-type="float" office:value="0.838778869672255" calcext:value-type="float">
            <text:p>0.838778869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91:.G801])/11" office:value-type="float" office:value="77.3636363636364" calcext:value-type="float">
            <text:p>77.3636363636</text:p>
          </table:table-cell>
          <table:table-cell table:style-name="ce1"/>
        </table:table-row>
        <table:table-row table:style-name="ro1">
          <table:table-cell office:value-type="float" office:value="0.547524273395538" calcext:value-type="float">
            <text:p>0.5475242734</text:p>
          </table:table-cell>
          <table:table-cell/>
          <table:table-cell table:style-name="ce1" table:formula="of:=SUM([.A792:.A802])/11" office:value-type="float" office:value="0.844121445309032" calcext:value-type="float">
            <text:p>0.844121445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92:.G802])/11" office:value-type="float" office:value="79.0909090909091" calcext:value-type="float">
            <text:p>79.0909090909</text:p>
          </table:table-cell>
          <table:table-cell table:style-name="ce1"/>
        </table:table-row>
        <table:table-row table:style-name="ro1">
          <table:table-cell office:value-type="float" office:value="1.11639058589935" calcext:value-type="float">
            <text:p>1.1163905859</text:p>
          </table:table-cell>
          <table:table-cell/>
          <table:table-cell table:style-name="ce1" table:formula="of:=SUM([.A793:.A803])/11" office:value-type="float" office:value="0.898839923468503" calcext:value-type="float">
            <text:p>0.898839923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793:.G803])/11" office:value-type="float" office:value="79.6363636363636" calcext:value-type="float">
            <text:p>79.6363636364</text:p>
          </table:table-cell>
          <table:table-cell table:style-name="ce1"/>
        </table:table-row>
        <table:table-row table:style-name="ro1">
          <table:table-cell office:value-type="float" office:value="1.62488448619843" calcext:value-type="float">
            <text:p>1.6248844862</text:p>
          </table:table-cell>
          <table:table-cell/>
          <table:table-cell table:style-name="ce1" table:formula="of:=SUM([.A794:.A804])/11" office:value-type="float" office:value="0.840537911111658" calcext:value-type="float">
            <text:p>0.840537911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794:.G804])/11" office:value-type="float" office:value="77" calcext:value-type="float">
            <text:p>77</text:p>
          </table:table-cell>
          <table:table-cell table:style-name="ce1"/>
        </table:table-row>
        <table:table-row table:style-name="ro1">
          <table:table-cell office:value-type="float" office:value="0.660046339035034" calcext:value-type="float">
            <text:p>0.660046339</text:p>
          </table:table-cell>
          <table:table-cell/>
          <table:table-cell table:style-name="ce1" table:formula="of:=SUM([.A795:.A805])/11" office:value-type="float" office:value="0.735630040818995" calcext:value-type="float">
            <text:p>0.735630040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795:.G805])/11" office:value-type="float" office:value="75.9090909090909" calcext:value-type="float">
            <text:p>75.9090909091</text:p>
          </table:table-cell>
          <table:table-cell table:style-name="ce1"/>
        </table:table-row>
        <table:table-row table:style-name="ro1">
          <table:table-cell office:value-type="float" office:value="0.954616546630859" calcext:value-type="float">
            <text:p>0.9546165466</text:p>
          </table:table-cell>
          <table:table-cell/>
          <table:table-cell table:style-name="ce1" table:formula="of:=SUM([.A796:.A806])/11" office:value-type="float" office:value="0.754741175608201" calcext:value-type="float">
            <text:p>0.754741175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796:.G806])/11" office:value-type="float" office:value="75.3636363636364" calcext:value-type="float">
            <text:p>75.3636363636</text:p>
          </table:table-cell>
          <table:table-cell table:style-name="ce1"/>
        </table:table-row>
        <table:table-row table:style-name="ro1">
          <table:table-cell office:value-type="float" office:value="0.634941816329956" calcext:value-type="float">
            <text:p>0.6349418163</text:p>
          </table:table-cell>
          <table:table-cell/>
          <table:table-cell table:style-name="ce1" table:formula="of:=SUM([.A797:.A807])/11" office:value-type="float" office:value="0.714197998697107" calcext:value-type="float">
            <text:p>0.714197998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97:.G807])/11" office:value-type="float" office:value="74.8181818181818" calcext:value-type="float">
            <text:p>74.8181818182</text:p>
          </table:table-cell>
          <table:table-cell table:style-name="ce1"/>
        </table:table-row>
        <table:table-row table:style-name="ro1">
          <table:table-cell office:value-type="float" office:value="0.793845653533935" calcext:value-type="float">
            <text:p>0.7938456535</text:p>
          </table:table-cell>
          <table:table-cell/>
          <table:table-cell table:style-name="ce1" table:formula="of:=SUM([.A798:.A808])/11" office:value-type="float" office:value="0.75997884165157" calcext:value-type="float">
            <text:p>0.759978841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798:.G808])/11" office:value-type="float" office:value="74.2727272727273" calcext:value-type="float">
            <text:p>74.2727272727</text:p>
          </table:table-cell>
          <table:table-cell table:style-name="ce1"/>
        </table:table-row>
        <table:table-row table:style-name="ro1">
          <table:table-cell office:value-type="float" office:value="0.644344091415405" calcext:value-type="float">
            <text:p>0.6443440914</text:p>
          </table:table-cell>
          <table:table-cell/>
          <table:table-cell table:style-name="ce1" table:formula="of:=SUM([.A799:.A809])/11" office:value-type="float" office:value="0.722599631006067" calcext:value-type="float">
            <text:p>0.72259963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799:.G809])/11" office:value-type="float" office:value="75.4545454545455" calcext:value-type="float">
            <text:p>75.4545454545</text:p>
          </table:table-cell>
          <table:table-cell table:style-name="ce1"/>
        </table:table-row>
        <table:table-row table:style-name="ro1">
          <table:table-cell office:value-type="float" office:value="0.403914928436279" calcext:value-type="float">
            <text:p>0.4039149284</text:p>
          </table:table-cell>
          <table:table-cell/>
          <table:table-cell table:style-name="ce1" table:formula="of:=SUM([.A800:.A810])/11" office:value-type="float" office:value="0.731758112257177" calcext:value-type="float">
            <text:p>0.731758112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800:.G810])/11" office:value-type="float" office:value="76.5454545454545" calcext:value-type="float">
            <text:p>76.5454545455</text:p>
          </table:table-cell>
          <table:table-cell table:style-name="ce1"/>
        </table:table-row>
        <table:table-row table:style-name="ro1">
          <table:table-cell office:value-type="float" office:value="1.08291459083557" calcext:value-type="float">
            <text:p>1.0829145908</text:p>
          </table:table-cell>
          <table:table-cell/>
          <table:table-cell table:style-name="ce1" table:formula="of:=SUM([.A801:.A811])/11" office:value-type="float" office:value="0.7506650632078" calcext:value-type="float">
            <text:p>0.750665063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801:.G811])/11" office:value-type="float" office:value="78.2727272727273" calcext:value-type="float">
            <text:p>78.2727272727</text:p>
          </table:table-cell>
          <table:table-cell table:style-name="ce1"/>
        </table:table-row>
        <table:table-row table:style-name="ro1">
          <table:table-cell office:value-type="float" office:value="0.821912586688995" calcext:value-type="float">
            <text:p>0.8219125867</text:p>
          </table:table-cell>
          <table:table-cell/>
          <table:table-cell table:style-name="ce1" table:formula="of:=SUM([.A802:.A812])/11" office:value-type="float" office:value="0.741386018016122" calcext:value-type="float">
            <text:p>0.74138601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802:.G812])/11" office:value-type="float" office:value="76" calcext:value-type="float">
            <text:p>76</text:p>
          </table:table-cell>
          <table:table-cell table:style-name="ce1"/>
        </table:table-row>
        <table:table-row table:style-name="ro1">
          <table:table-cell office:value-type="float" office:value="1.14942753314972" calcext:value-type="float">
            <text:p>1.1494275331</text:p>
          </table:table-cell>
          <table:table-cell/>
          <table:table-cell table:style-name="ce1" table:formula="of:=SUM([.A803:.A813])/11" office:value-type="float" office:value="0.780510761521079" calcext:value-type="float">
            <text:p>0.780510761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03:.G813])/11" office:value-type="float" office:value="73.1818181818182" calcext:value-type="float">
            <text:p>73.1818181818</text:p>
          </table:table-cell>
          <table:table-cell table:style-name="ce1"/>
        </table:table-row>
        <table:table-row table:style-name="ro1">
          <table:table-cell office:value-type="float" office:value="0.47506844997406" calcext:value-type="float">
            <text:p>0.47506845</text:p>
          </table:table-cell>
          <table:table-cell/>
          <table:table-cell table:style-name="ce1" table:formula="of:=SUM([.A804:.A814])/11" office:value-type="float" office:value="0.746888540007851" calcext:value-type="float">
            <text:p>0.74688854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804:.G814])/11" office:value-type="float" office:value="73.1818181818182" calcext:value-type="float">
            <text:p>73.1818181818</text:p>
          </table:table-cell>
          <table:table-cell table:style-name="ce1"/>
        </table:table-row>
        <table:table-row table:style-name="ro1">
          <table:table-cell office:value-type="float" office:value="0.470897912979126" calcext:value-type="float">
            <text:p>0.470897913</text:p>
          </table:table-cell>
          <table:table-cell/>
          <table:table-cell table:style-name="ce1" table:formula="of:=SUM([.A805:.A815])/11" office:value-type="float" office:value="0.72468010132963" calcext:value-type="float">
            <text:p>0.724680101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05:.G815])/11" office:value-type="float" office:value="74.0909090909091" calcext:value-type="float">
            <text:p>74.0909090909</text:p>
          </table:table-cell>
          <table:table-cell table:style-name="ce1"/>
        </table:table-row>
        <table:table-row table:style-name="ro1">
          <table:table-cell office:value-type="float" office:value="0.870268821716309" calcext:value-type="float">
            <text:p>0.8702688217</text:p>
          </table:table-cell>
          <table:table-cell/>
          <table:table-cell table:style-name="ce1" table:formula="of:=SUM([.A806:.A816])/11" office:value-type="float" office:value="0.780277027325197" calcext:value-type="float">
            <text:p>0.780277027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06:.G816])/11" office:value-type="float" office:value="73.2727272727273" calcext:value-type="float">
            <text:p>73.2727272727</text:p>
          </table:table-cell>
          <table:table-cell table:style-name="ce1"/>
        </table:table-row>
        <table:table-row table:style-name="ro1">
          <table:table-cell office:value-type="float" office:value="0.508641600608826" calcext:value-type="float">
            <text:p>0.5086416006</text:p>
          </table:table-cell>
          <table:table-cell/>
          <table:table-cell table:style-name="ce1" table:formula="of:=SUM([.A807:.A817])/11" office:value-type="float" office:value="0.77103300799023" calcext:value-type="float">
            <text:p>0.77103300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07:.G817])/11" office:value-type="float" office:value="72.7272727272727" calcext:value-type="float">
            <text:p>72.7272727273</text:p>
          </table:table-cell>
          <table:table-cell table:style-name="ce1"/>
        </table:table-row>
        <table:table-row table:style-name="ro1">
          <table:table-cell office:value-type="float" office:value="1.13853108882904" calcext:value-type="float">
            <text:p>1.1385310888</text:p>
          </table:table-cell>
          <table:table-cell/>
          <table:table-cell table:style-name="ce1" table:formula="of:=SUM([.A808:.A818])/11" office:value-type="float" office:value="0.823439622467214" calcext:value-type="float">
            <text:p>0.823439622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808:.G818])/11" office:value-type="float" office:value="73.8181818181818" calcext:value-type="float">
            <text:p>73.8181818182</text:p>
          </table:table-cell>
          <table:table-cell table:style-name="ce1"/>
        </table:table-row>
        <table:table-row table:style-name="ro1">
          <table:table-cell office:value-type="float" office:value="0.382674336433411" calcext:value-type="float">
            <text:p>0.3826743364</text:p>
          </table:table-cell>
          <table:table-cell/>
          <table:table-cell table:style-name="ce1" table:formula="of:=SUM([.A809:.A819])/11" office:value-type="float" office:value="0.79554809494452" calcext:value-type="float">
            <text:p>0.795548094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09:.G819])/11" office:value-type="float" office:value="76.6363636363636" calcext:value-type="float">
            <text:p>76.6363636364</text:p>
          </table:table-cell>
          <table:table-cell table:style-name="ce1"/>
        </table:table-row>
        <table:table-row table:style-name="ro1">
          <table:table-cell office:value-type="float" office:value="0.745087385177612" calcext:value-type="float">
            <text:p>0.7450873852</text:p>
          </table:table-cell>
          <table:table-cell/>
          <table:table-cell table:style-name="ce1" table:formula="of:=SUM([.A810:.A820])/11" office:value-type="float" office:value="0.81082533435388" calcext:value-type="float">
            <text:p>0.810825334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810:.G820])/11" office:value-type="float" office:value="75.4545454545455" calcext:value-type="float">
            <text:p>75.4545454545</text:p>
          </table:table-cell>
          <table:table-cell table:style-name="ce1"/>
        </table:table-row>
        <table:table-row table:style-name="ro1">
          <table:table-cell office:value-type="float" office:value="0.611891388893127" calcext:value-type="float">
            <text:p>0.6118913889</text:p>
          </table:table-cell>
          <table:table-cell/>
          <table:table-cell table:style-name="ce1" table:formula="of:=SUM([.A811:.A821])/11" office:value-type="float" office:value="0.869839806448329" calcext:value-type="float">
            <text:p>0.869839806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11:.G821])/11" office:value-type="float" office:value="74.9090909090909" calcext:value-type="float">
            <text:p>74.9090909091</text:p>
          </table:table-cell>
          <table:table-cell table:style-name="ce1"/>
        </table:table-row>
        <table:table-row table:style-name="ro1">
          <table:table-cell office:value-type="float" office:value="0.980845093727112" calcext:value-type="float">
            <text:p>0.9808450937</text:p>
          </table:table-cell>
          <table:table-cell/>
          <table:table-cell table:style-name="ce1" table:formula="of:=SUM([.A812:.A822])/11" office:value-type="float" office:value="0.868957180868495" calcext:value-type="float">
            <text:p>0.868957180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812:.G822])/11" office:value-type="float" office:value="73.1818181818182" calcext:value-type="float">
            <text:p>73.1818181818</text:p>
          </table:table-cell>
          <table:table-cell table:style-name="ce1"/>
        </table:table-row>
        <table:table-row table:style-name="ro1">
          <table:table-cell office:value-type="float" office:value="1.25228476524353" calcext:value-type="float">
            <text:p>1.2522847652</text:p>
          </table:table-cell>
          <table:table-cell/>
          <table:table-cell table:style-name="ce1" table:formula="of:=SUM([.A813:.A823])/11" office:value-type="float" office:value="0.857923223213716" calcext:value-type="float">
            <text:p>0.857923223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813:.G823])/11" office:value-type="float" office:value="74.3636363636364" calcext:value-type="float">
            <text:p>74.3636363636</text:p>
          </table:table-cell>
          <table:table-cell table:style-name="ce1"/>
        </table:table-row>
        <table:table-row table:style-name="ro1">
          <table:table-cell office:value-type="float" office:value="0.779583096504211" calcext:value-type="float">
            <text:p>0.7795830965</text:p>
          </table:table-cell>
          <table:table-cell/>
          <table:table-cell table:style-name="ce1" table:formula="of:=SUM([.A814:.A824])/11" office:value-type="float" office:value="0.821971278298985" calcext:value-type="float">
            <text:p>0.821971278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14:.G824])/11" office:value-type="float" office:value="77.7272727272727" calcext:value-type="float">
            <text:p>77.7272727273</text:p>
          </table:table-cell>
          <table:table-cell table:style-name="ce1"/>
        </table:table-row>
        <table:table-row table:style-name="ro1">
          <table:table-cell office:value-type="float" office:value="0.230775624513626" calcext:value-type="float">
            <text:p>0.2307756245</text:p>
          </table:table-cell>
          <table:table-cell/>
          <table:table-cell table:style-name="ce1" table:formula="of:=SUM([.A815:.A825])/11" office:value-type="float" office:value="0.839438386938788" calcext:value-type="float">
            <text:p>0.839438386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815:.G825])/11" office:value-type="float" office:value="76" calcext:value-type="float">
            <text:p>76</text:p>
          </table:table-cell>
          <table:table-cell table:style-name="ce1"/>
        </table:table-row>
        <table:table-row table:style-name="ro1">
          <table:table-cell office:value-type="float" office:value="1.08246409893036" calcext:value-type="float">
            <text:p>1.0824640989</text:p>
          </table:table-cell>
          <table:table-cell/>
          <table:table-cell table:style-name="ce1" table:formula="of:=SUM([.A816:.A826])/11" office:value-type="float" office:value="0.935943191701715" calcext:value-type="float">
            <text:p>0.9359431917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816:.G826])/11" office:value-type="float" office:value="76" calcext:value-type="float">
            <text:p>76</text:p>
          </table:table-cell>
          <table:table-cell table:style-name="ce1"/>
        </table:table-row>
        <table:table-row table:style-name="ro1">
          <table:table-cell office:value-type="float" office:value="0.768584609031677" calcext:value-type="float">
            <text:p>0.768584609</text:p>
          </table:table-cell>
          <table:table-cell/>
          <table:table-cell table:style-name="ce1" table:formula="of:=SUM([.A817:.A827])/11" office:value-type="float" office:value="0.928768775679848" calcext:value-type="float">
            <text:p>0.928768775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17:.G827])/11" office:value-type="float" office:value="73.9090909090909" calcext:value-type="float">
            <text:p>73.9090909091</text:p>
          </table:table-cell>
          <table:table-cell table:style-name="ce1"/>
        </table:table-row>
        <table:table-row table:style-name="ro1">
          <table:table-cell office:value-type="float" office:value="1.08511435985565" calcext:value-type="float">
            <text:p>1.0851143599</text:p>
          </table:table-cell>
          <table:table-cell/>
          <table:table-cell table:style-name="ce1" table:formula="of:=SUM([.A818:.A828])/11" office:value-type="float" office:value="0.931996844031593" calcext:value-type="float">
            <text:p>0.93199684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818:.G828])/11" office:value-type="float" office:value="74.6363636363636" calcext:value-type="float">
            <text:p>74.6363636364</text:p>
          </table:table-cell>
          <table:table-cell table:style-name="ce1"/>
        </table:table-row>
        <table:table-row table:style-name="ro1">
          <table:table-cell office:value-type="float" office:value="0.831724286079407" calcext:value-type="float">
            <text:p>0.8317242861</text:p>
          </table:table-cell>
          <table:table-cell/>
          <table:table-cell table:style-name="ce1" table:formula="of:=SUM([.A819:.A829])/11" office:value-type="float" office:value="0.912778328765522" calcext:value-type="float">
            <text:p>0.912778328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819:.G829])/11" office:value-type="float" office:value="72.9090909090909" calcext:value-type="float">
            <text:p>72.9090909091</text:p>
          </table:table-cell>
          <table:table-cell table:style-name="ce1"/>
        </table:table-row>
        <table:table-row table:style-name="ro1">
          <table:table-cell office:value-type="float" office:value="0.550723969936371" calcext:value-type="float">
            <text:p>0.5507239699</text:p>
          </table:table-cell>
          <table:table-cell/>
          <table:table-cell table:style-name="ce1" table:formula="of:=SUM([.A820:.A830])/11" office:value-type="float" office:value="0.912405913526361" calcext:value-type="float">
            <text:p>0.912405913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820:.G830])/11" office:value-type="float" office:value="72.3636363636364" calcext:value-type="float">
            <text:p>72.3636363636</text:p>
          </table:table-cell>
          <table:table-cell table:style-name="ce1"/>
        </table:table-row>
        <table:table-row table:style-name="ro1">
          <table:table-cell office:value-type="float" office:value="1.39424657821655" calcext:value-type="float">
            <text:p>1.3942465782</text:p>
          </table:table-cell>
          <table:table-cell/>
          <table:table-cell table:style-name="ce1" table:formula="of:=SUM([.A821:.A831])/11" office:value-type="float" office:value="0.925664907152002" calcext:value-type="float">
            <text:p>0.925664907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21:.G831])/11" office:value-type="float" office:value="73.5454545454545" calcext:value-type="float">
            <text:p>73.5454545455</text:p>
          </table:table-cell>
          <table:table-cell table:style-name="ce1"/>
        </table:table-row>
        <table:table-row table:style-name="ro1">
          <table:table-cell office:value-type="float" office:value="0.602182507514954" calcext:value-type="float">
            <text:p>0.6021825075</text:p>
          </table:table-cell>
          <table:table-cell/>
          <table:table-cell table:style-name="ce1" table:formula="of:=SUM([.A822:.A832])/11" office:value-type="float" office:value="0.925619618459181" calcext:value-type="float">
            <text:p>0.925619618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822:.G832])/11" office:value-type="float" office:value="71.8181818181818" calcext:value-type="float">
            <text:p>71.8181818182</text:p>
          </table:table-cell>
          <table:table-cell table:style-name="ce1"/>
        </table:table-row>
        <table:table-row table:style-name="ro1">
          <table:table-cell office:value-type="float" office:value="0.859471559524536" calcext:value-type="float">
            <text:p>0.8594715595</text:p>
          </table:table-cell>
          <table:table-cell/>
          <table:table-cell table:style-name="ce1" table:formula="of:=SUM([.A823:.A833])/11" office:value-type="float" office:value="0.946055927059867" calcext:value-type="float">
            <text:p>0.946055927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23:.G833])/11" office:value-type="float" office:value="70.7272727272727" calcext:value-type="float">
            <text:p>70.7272727273</text:p>
          </table:table-cell>
          <table:table-cell table:style-name="ce1"/>
        </table:table-row>
        <table:table-row table:style-name="ro1">
          <table:table-cell office:value-type="float" office:value="0.856813371181488" calcext:value-type="float">
            <text:p>0.8568133712</text:p>
          </table:table-cell>
          <table:table-cell/>
          <table:table-cell table:style-name="ce1" table:formula="of:=SUM([.A824:.A834])/11" office:value-type="float" office:value="0.914766750552437" calcext:value-type="float">
            <text:p>0.914766750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824:.G834])/11" office:value-type="float" office:value="71.2727272727273" calcext:value-type="float">
            <text:p>71.2727272727</text:p>
          </table:table-cell>
          <table:table-cell table:style-name="ce1"/>
        </table:table-row>
        <table:table-row table:style-name="ro1">
          <table:table-cell office:value-type="float" office:value="0.971721291542053" calcext:value-type="float">
            <text:p>0.9717212915</text:p>
          </table:table-cell>
          <table:table-cell/>
          <table:table-cell table:style-name="ce1" table:formula="of:=SUM([.A825:.A835])/11" office:value-type="float" office:value="0.906456952745264" calcext:value-type="float">
            <text:p>0.906456952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825:.G835])/11" office:value-type="float" office:value="70.7272727272727" calcext:value-type="float">
            <text:p>70.7272727273</text:p>
          </table:table-cell>
          <table:table-cell table:style-name="ce1"/>
        </table:table-row>
        <table:table-row table:style-name="ro1">
          <table:table-cell office:value-type="float" office:value="1.29232847690582" calcext:value-type="float">
            <text:p>1.2923284769</text:p>
          </table:table-cell>
          <table:table-cell/>
          <table:table-cell table:style-name="ce1" table:formula="of:=SUM([.A826:.A836])/11" office:value-type="float" office:value="0.874217927455902" calcext:value-type="float">
            <text:p>0.874217927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826:.G836])/11" office:value-type="float" office:value="73" calcext:value-type="float">
            <text:p>73</text:p>
          </table:table-cell>
          <table:table-cell table:style-name="ce1"/>
        </table:table-row>
        <table:table-row table:style-name="ro1">
          <table:table-cell office:value-type="float" office:value="1.00354552268982" calcext:value-type="float">
            <text:p>1.0035455227</text:p>
          </table:table-cell>
          <table:table-cell/>
          <table:table-cell table:style-name="ce1" table:formula="of:=SUM([.A827:.A837])/11" office:value-type="float" office:value="0.84739260781895" calcext:value-type="float">
            <text:p>0.847392607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827:.G837])/11" office:value-type="float" office:value="73.6363636363636" calcext:value-type="float">
            <text:p>73.6363636364</text:p>
          </table:table-cell>
          <table:table-cell table:style-name="ce1"/>
        </table:table-row>
        <table:table-row table:style-name="ro1">
          <table:table-cell office:value-type="float" office:value="0.804093360900879" calcext:value-type="float">
            <text:p>0.8040933609</text:p>
          </table:table-cell>
          <table:table-cell/>
          <table:table-cell table:style-name="ce1" table:formula="of:=SUM([.A828:.A838])/11" office:value-type="float" office:value="0.8201310580427" calcext:value-type="float">
            <text:p>0.82013105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828:.G838])/11" office:value-type="float" office:value="76.5454545454545" calcext:value-type="float">
            <text:p>76.5454545455</text:p>
          </table:table-cell>
          <table:table-cell table:style-name="ce1"/>
        </table:table-row>
        <table:table-row table:style-name="ro1">
          <table:table-cell office:value-type="float" office:value="0.873710691928864" calcext:value-type="float">
            <text:p>0.8737106919</text:p>
          </table:table-cell>
          <table:table-cell/>
          <table:table-cell table:style-name="ce1" table:formula="of:=SUM([.A829:.A839])/11" office:value-type="float" office:value="0.811288643967022" calcext:value-type="float">
            <text:p>0.81128864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829:.G839])/11" office:value-type="float" office:value="77.4545454545455" calcext:value-type="float">
            <text:p>77.4545454545</text:p>
          </table:table-cell>
          <table:table-cell table:style-name="ce1"/>
        </table:table-row>
        <table:table-row table:style-name="ro1">
          <table:table-cell office:value-type="float" office:value="0.827627718448639" calcext:value-type="float">
            <text:p>0.8276277184</text:p>
          </table:table-cell>
          <table:table-cell/>
          <table:table-cell table:style-name="ce1" table:formula="of:=SUM([.A830:.A840])/11" office:value-type="float" office:value="0.810735388235612" calcext:value-type="float">
            <text:p>0.810735388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830:.G840])/11" office:value-type="float" office:value="78.0909090909091" calcext:value-type="float">
            <text:p>78.0909090909</text:p>
          </table:table-cell>
          <table:table-cell table:style-name="ce1"/>
        </table:table-row>
        <table:table-row table:style-name="ro1">
          <table:table-cell office:value-type="float" office:value="0.69657289981842" calcext:value-type="float">
            <text:p>0.6965728998</text:p>
          </table:table-cell>
          <table:table-cell/>
          <table:table-cell table:style-name="ce1" table:formula="of:=SUM([.A831:.A841])/11" office:value-type="float" office:value="0.809897124767303" calcext:value-type="float">
            <text:p>0.809897124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31:.G841])/11" office:value-type="float" office:value="78.0909090909091" calcext:value-type="float">
            <text:p>78.0909090909</text:p>
          </table:table-cell>
          <table:table-cell table:style-name="ce1"/>
        </table:table-row>
        <table:table-row table:style-name="ro1">
          <table:table-cell office:value-type="float" office:value="1.39374840259552" calcext:value-type="float">
            <text:p>1.3937484026</text:p>
          </table:table-cell>
          <table:table-cell/>
          <table:table-cell table:style-name="ce1" table:formula="of:=SUM([.A832:.A842])/11" office:value-type="float" office:value="0.794586653059179" calcext:value-type="float">
            <text:p>0.794586653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832:.G842])/11" office:value-type="float" office:value="76.3636363636364" calcext:value-type="float">
            <text:p>76.3636363636</text:p>
          </table:table-cell>
          <table:table-cell table:style-name="ce1"/>
        </table:table-row>
        <table:table-row table:style-name="ro1">
          <table:table-cell office:value-type="float" office:value="0.826981902122498" calcext:value-type="float">
            <text:p>0.8269819021</text:p>
          </table:table-cell>
          <table:table-cell/>
          <table:table-cell table:style-name="ce1" table:formula="of:=SUM([.A833:.A843])/11" office:value-type="float" office:value="0.752333901145242" calcext:value-type="float">
            <text:p>0.752333901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833:.G843])/11" office:value-type="float" office:value="78.0909090909091" calcext:value-type="float">
            <text:p>78.0909090909</text:p>
          </table:table-cell>
          <table:table-cell table:style-name="ce1"/>
        </table:table-row>
        <table:table-row table:style-name="ro1">
          <table:table-cell office:value-type="float" office:value="0.51529061794281" calcext:value-type="float">
            <text:p>0.5152906179</text:p>
          </table:table-cell>
          <table:table-cell/>
          <table:table-cell table:style-name="ce1" table:formula="of:=SUM([.A834:.A844])/11" office:value-type="float" office:value="0.742424861951308" calcext:value-type="float">
            <text:p>0.74242486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834:.G844])/11" office:value-type="float" office:value="81.4545454545454" calcext:value-type="float">
            <text:p>81.4545454545</text:p>
          </table:table-cell>
          <table:table-cell table:style-name="ce1"/>
        </table:table-row>
        <table:table-row table:style-name="ro1">
          <table:table-cell office:value-type="float" office:value="0.765405595302582" calcext:value-type="float">
            <text:p>0.7654055953</text:p>
          </table:table-cell>
          <table:table-cell/>
          <table:table-cell table:style-name="ce1" table:formula="of:=SUM([.A835:.A845])/11" office:value-type="float" office:value="0.75868958234787" calcext:value-type="float">
            <text:p>0.758689582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835:.G845])/11" office:value-type="float" office:value="78.6363636363636" calcext:value-type="float">
            <text:p>78.6363636364</text:p>
          </table:table-cell>
          <table:table-cell table:style-name="ce1"/>
        </table:table-row>
        <table:table-row table:style-name="ro1">
          <table:table-cell office:value-type="float" office:value="0.61709201335907" calcext:value-type="float">
            <text:p>0.6170920134</text:p>
          </table:table-cell>
          <table:table-cell/>
          <table:table-cell table:style-name="ce1" table:formula="of:=SUM([.A836:.A846])/11" office:value-type="float" office:value="0.738108992576599" calcext:value-type="float">
            <text:p>0.738108992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836:.G846])/11" office:value-type="float" office:value="78.6363636363636" calcext:value-type="float">
            <text:p>78.6363636364</text:p>
          </table:table-cell>
          <table:table-cell table:style-name="ce1"/>
        </table:table-row>
        <table:table-row table:style-name="ro1">
          <table:table-cell office:value-type="float" office:value="0.997249960899353" calcext:value-type="float">
            <text:p>0.9972499609</text:p>
          </table:table-cell>
          <table:table-cell/>
          <table:table-cell table:style-name="ce1" table:formula="of:=SUM([.A837:.A847])/11" office:value-type="float" office:value="0.73629090460864" calcext:value-type="float">
            <text:p>0.736290904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37:.G847])/11" office:value-type="float" office:value="75.8181818181818" calcext:value-type="float">
            <text:p>75.8181818182</text:p>
          </table:table-cell>
          <table:table-cell table:style-name="ce1"/>
        </table:table-row>
        <table:table-row table:style-name="ro1">
          <table:table-cell office:value-type="float" office:value="0.703668475151062" calcext:value-type="float">
            <text:p>0.7036684752</text:p>
          </table:table-cell>
          <table:table-cell/>
          <table:table-cell table:style-name="ce1" table:formula="of:=SUM([.A838:.A848])/11" office:value-type="float" office:value="0.695121315392581" calcext:value-type="float">
            <text:p>0.695121315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38:.G848])/11" office:value-type="float" office:value="74.6363636363636" calcext:value-type="float">
            <text:p>74.6363636364</text:p>
          </table:table-cell>
          <table:table-cell table:style-name="ce1"/>
        </table:table-row>
        <table:table-row table:style-name="ro1">
          <table:table-cell office:value-type="float" office:value="0.70682680606842" calcext:value-type="float">
            <text:p>0.7068268061</text:p>
          </table:table-cell>
          <table:table-cell/>
          <table:table-cell table:style-name="ce1" table:formula="of:=SUM([.A839:.A849])/11" office:value-type="float" office:value="0.718579254367135" calcext:value-type="float">
            <text:p>0.718579254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839:.G849])/11" office:value-type="float" office:value="74.6363636363636" calcext:value-type="float">
            <text:p>74.6363636364</text:p>
          </table:table-cell>
          <table:table-cell table:style-name="ce1"/>
        </table:table-row>
        <table:table-row table:style-name="ro1">
          <table:table-cell office:value-type="float" office:value="0.867624878883362" calcext:value-type="float">
            <text:p>0.8676248789</text:p>
          </table:table-cell>
          <table:table-cell/>
          <table:table-cell table:style-name="ce1" table:formula="of:=SUM([.A840:.A850])/11" office:value-type="float" office:value="0.759027432311665" calcext:value-type="float">
            <text:p>0.759027432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40:.G850])/11" office:value-type="float" office:value="72.3636363636364" calcext:value-type="float">
            <text:p>72.3636363636</text:p>
          </table:table-cell>
          <table:table-cell table:style-name="ce1"/>
        </table:table-row>
        <table:table-row table:style-name="ro1">
          <table:table-cell office:value-type="float" office:value="0.818406820297241" calcext:value-type="float">
            <text:p>0.8184068203</text:p>
          </table:table-cell>
          <table:table-cell/>
          <table:table-cell table:style-name="ce1" table:formula="of:=SUM([.A841:.A851])/11" office:value-type="float" office:value="0.72869106314399" calcext:value-type="float">
            <text:p>0.728691063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841:.G851])/11" office:value-type="float" office:value="70.0909090909091" calcext:value-type="float">
            <text:p>70.0909090909</text:p>
          </table:table-cell>
          <table:table-cell table:style-name="ce1"/>
        </table:table-row>
        <table:table-row table:style-name="ro1">
          <table:table-cell office:value-type="float" office:value="0.528157711029053" calcext:value-type="float">
            <text:p>0.528157711</text:p>
          </table:table-cell>
          <table:table-cell/>
          <table:table-cell table:style-name="ce1" table:formula="of:=SUM([.A842:.A852])/11" office:value-type="float" office:value="0.720442576841875" calcext:value-type="float">
            <text:p>0.720442576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842:.G852])/11" office:value-type="float" office:value="66.7272727272727" calcext:value-type="float">
            <text:p>66.7272727273</text:p>
          </table:table-cell>
          <table:table-cell table:style-name="ce1"/>
        </table:table-row>
        <table:table-row table:style-name="ro1">
          <table:table-cell office:value-type="float" office:value="0.928968131542206" calcext:value-type="float">
            <text:p>0.9289681315</text:p>
          </table:table-cell>
          <table:table-cell/>
          <table:table-cell table:style-name="ce1" table:formula="of:=SUM([.A843:.A853])/11" office:value-type="float" office:value="0.744233830408616" calcext:value-type="float">
            <text:p>0.744233830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43:.G853])/11" office:value-type="float" office:value="69" calcext:value-type="float">
            <text:p>69</text:p>
          </table:table-cell>
          <table:table-cell table:style-name="ce1"/>
        </table:table-row>
        <table:table-row table:style-name="ro1">
          <table:table-cell office:value-type="float" office:value="0.717982470989227" calcext:value-type="float">
            <text:p>0.717982471</text:p>
          </table:table-cell>
          <table:table-cell/>
          <table:table-cell table:style-name="ce1" table:formula="of:=SUM([.A844:.A854])/11" office:value-type="float" office:value="0.735715893181887" calcext:value-type="float">
            <text:p>0.735715893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844:.G854])/11" office:value-type="float" office:value="68.4545454545455" calcext:value-type="float">
            <text:p>68.4545454545</text:p>
          </table:table-cell>
          <table:table-cell table:style-name="ce1"/>
        </table:table-row>
        <table:table-row table:style-name="ro1">
          <table:table-cell office:value-type="float" office:value="0.694202542304993" calcext:value-type="float">
            <text:p>0.6942025423</text:p>
          </table:table-cell>
          <table:table-cell/>
          <table:table-cell table:style-name="ce1" table:formula="of:=SUM([.A845:.A855])/11" office:value-type="float" office:value="0.707738177342848" calcext:value-type="float">
            <text:p>0.707738177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845:.G855])/11" office:value-type="float" office:value="67.9090909090909" calcext:value-type="float">
            <text:p>67.9090909091</text:p>
          </table:table-cell>
          <table:table-cell table:style-name="ce1"/>
        </table:table-row>
        <table:table-row table:style-name="ro1">
          <table:table-cell office:value-type="float" office:value="0.539019107818604" calcext:value-type="float">
            <text:p>0.5390191078</text:p>
          </table:table-cell>
          <table:table-cell/>
          <table:table-cell table:style-name="ce1" table:formula="of:=SUM([.A846:.A856])/11" office:value-type="float" office:value="0.700822380456057" calcext:value-type="float">
            <text:p>0.700822380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846:.G856])/11" office:value-type="float" office:value="67.3636363636364" calcext:value-type="float">
            <text:p>67.3636363636</text:p>
          </table:table-cell>
          <table:table-cell table:style-name="ce1"/>
        </table:table-row>
        <table:table-row table:style-name="ro1">
          <table:table-cell office:value-type="float" office:value="0.597093045711517" calcext:value-type="float">
            <text:p>0.5970930457</text:p>
          </table:table-cell>
          <table:table-cell/>
          <table:table-cell table:style-name="ce1" table:formula="of:=SUM([.A847:.A857])/11" office:value-type="float" office:value="0.679898202419281" calcext:value-type="float">
            <text:p>0.679898202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847:.G857])/11" office:value-type="float" office:value="64" calcext:value-type="float">
            <text:p>64</text:p>
          </table:table-cell>
          <table:table-cell table:style-name="ce1"/>
        </table:table-row>
        <table:table-row table:style-name="ro1">
          <table:table-cell office:value-type="float" office:value="0.544384479522705" calcext:value-type="float">
            <text:p>0.5443844795</text:p>
          </table:table-cell>
          <table:table-cell/>
          <table:table-cell table:style-name="ce1" table:formula="of:=SUM([.A848:.A858])/11" office:value-type="float" office:value="0.661658655513416" calcext:value-type="float">
            <text:p>0.661658655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848:.G858])/11" office:value-type="float" office:value="65.7272727272727" calcext:value-type="float">
            <text:p>65.7272727273</text:p>
          </table:table-cell>
          <table:table-cell table:style-name="ce1"/>
        </table:table-row>
        <table:table-row table:style-name="ro1">
          <table:table-cell office:value-type="float" office:value="0.961705803871155" calcext:value-type="float">
            <text:p>0.9617058039</text:p>
          </table:table-cell>
          <table:table-cell/>
          <table:table-cell table:style-name="ce1" table:formula="of:=SUM([.A849:.A859])/11" office:value-type="float" office:value="0.658046521923759" calcext:value-type="float">
            <text:p>0.658046521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49:.G859])/11" office:value-type="float" office:value="68" calcext:value-type="float">
            <text:p>68</text:p>
          </table:table-cell>
          <table:table-cell table:style-name="ce1"/>
        </table:table-row>
        <table:table-row table:style-name="ro1">
          <table:table-cell office:value-type="float" office:value="1.15175676345825" calcext:value-type="float">
            <text:p>1.1517567635</text:p>
          </table:table-cell>
          <table:table-cell/>
          <table:table-cell table:style-name="ce1" table:formula="of:=SUM([.A850:.A860])/11" office:value-type="float" office:value="0.652419810945337" calcext:value-type="float">
            <text:p>0.652419810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850:.G860])/11" office:value-type="float" office:value="67.3636363636364" calcext:value-type="float">
            <text:p>67.3636363636</text:p>
          </table:table-cell>
          <table:table-cell table:style-name="ce1"/>
        </table:table-row>
        <table:table-row table:style-name="ro1">
          <table:table-cell office:value-type="float" office:value="0.53392481803894" calcext:value-type="float">
            <text:p>0.533924818</text:p>
          </table:table-cell>
          <table:table-cell/>
          <table:table-cell table:style-name="ce1" table:formula="of:=SUM([.A851:.A861])/11" office:value-type="float" office:value="0.597644182768735" calcext:value-type="float">
            <text:p>0.597644182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851:.G861])/11" office:value-type="float" office:value="68" calcext:value-type="float">
            <text:p>68</text:p>
          </table:table-cell>
          <table:table-cell table:style-name="ce1"/>
        </table:table-row>
        <table:table-row table:style-name="ro1">
          <table:table-cell office:value-type="float" office:value="0.727673470973969" calcext:value-type="float">
            <text:p>0.727673471</text:p>
          </table:table-cell>
          <table:table-cell/>
          <table:table-cell table:style-name="ce1" table:formula="of:=SUM([.A852:.A862])/11" office:value-type="float" office:value="0.65197529034181" calcext:value-type="float">
            <text:p>0.651975290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852:.G862])/11" office:value-type="float" office:value="70.8181818181818" calcext:value-type="float">
            <text:p>70.8181818182</text:p>
          </table:table-cell>
          <table:table-cell table:style-name="ce1"/>
        </table:table-row>
        <table:table-row table:style-name="ro1">
          <table:table-cell office:value-type="float" office:value="0.789861500263214" calcext:value-type="float">
            <text:p>0.7898615003</text:p>
          </table:table-cell>
          <table:table-cell/>
          <table:table-cell table:style-name="ce1" table:formula="of:=SUM([.A853:.A863])/11" office:value-type="float" office:value="0.626070729710839" calcext:value-type="float">
            <text:p>0.626070729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853:.G863])/11" office:value-type="float" office:value="72.4545454545455" calcext:value-type="float">
            <text:p>72.4545454545</text:p>
          </table:table-cell>
          <table:table-cell table:style-name="ce1"/>
        </table:table-row>
        <table:table-row table:style-name="ro1">
          <table:table-cell office:value-type="float" office:value="0.835270822048187" calcext:value-type="float">
            <text:p>0.835270822</text:p>
          </table:table-cell>
          <table:table-cell/>
          <table:table-cell table:style-name="ce1" table:formula="of:=SUM([.A854:.A864])/11" office:value-type="float" office:value="0.657086748968471" calcext:value-type="float">
            <text:p>0.65708674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54:.G864])/11" office:value-type="float" office:value="70.5454545454546" calcext:value-type="float">
            <text:p>70.5454545455</text:p>
          </table:table-cell>
          <table:table-cell table:style-name="ce1"/>
        </table:table-row>
        <table:table-row table:style-name="ro1">
          <table:table-cell office:value-type="float" office:value="0.410227596759796" calcext:value-type="float">
            <text:p>0.4102275968</text:p>
          </table:table-cell>
          <table:table-cell/>
          <table:table-cell table:style-name="ce1" table:formula="of:=SUM([.A855:.A865])/11" office:value-type="float" office:value="0.638469834219325" calcext:value-type="float">
            <text:p>0.638469834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55:.G865])/11" office:value-type="float" office:value="71.0909090909091" calcext:value-type="float">
            <text:p>71.0909090909</text:p>
          </table:table-cell>
          <table:table-cell table:style-name="ce1"/>
        </table:table-row>
        <table:table-row table:style-name="ro1">
          <table:table-cell office:value-type="float" office:value="0.618128776550293" calcext:value-type="float">
            <text:p>0.6181287766</text:p>
          </table:table-cell>
          <table:table-cell/>
          <table:table-cell table:style-name="ce1" table:formula="of:=SUM([.A856:.A866])/11" office:value-type="float" office:value="0.674428877505389" calcext:value-type="float">
            <text:p>0.674428877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856:.G866])/11" office:value-type="float" office:value="71.0909090909091" calcext:value-type="float">
            <text:p>71.0909090909</text:p>
          </table:table-cell>
          <table:table-cell table:style-name="ce1"/>
        </table:table-row>
        <table:table-row table:style-name="ro1">
          <table:table-cell office:value-type="float" office:value="0.308853149414062" calcext:value-type="float">
            <text:p>0.3088531494</text:p>
          </table:table-cell>
          <table:table-cell/>
          <table:table-cell table:style-name="ce1" table:formula="of:=SUM([.A857:.A867])/11" office:value-type="float" office:value="0.695188378745859" calcext:value-type="float">
            <text:p>0.695188378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857:.G867])/11" office:value-type="float" office:value="73.9090909090909" calcext:value-type="float">
            <text:p>73.9090909091</text:p>
          </table:table-cell>
          <table:table-cell table:style-name="ce1"/>
        </table:table-row>
        <table:table-row table:style-name="ro1">
          <table:table-cell office:value-type="float" office:value="0.396458029747009" calcext:value-type="float">
            <text:p>0.3964580297</text:p>
          </table:table-cell>
          <table:table-cell/>
          <table:table-cell table:style-name="ce1" table:formula="of:=SUM([.A858:.A868])/11" office:value-type="float" office:value="0.735733099959113" calcext:value-type="float">
            <text:p>0.735733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58:.G868])/11" office:value-type="float" office:value="77.2727272727273" calcext:value-type="float">
            <text:p>77.2727272727</text:p>
          </table:table-cell>
          <table:table-cell table:style-name="ce1"/>
        </table:table-row>
        <table:table-row table:style-name="ro1">
          <table:table-cell office:value-type="float" office:value="0.504651010036469" calcext:value-type="float">
            <text:p>0.50465101</text:p>
          </table:table-cell>
          <table:table-cell/>
          <table:table-cell table:style-name="ce1" table:formula="of:=SUM([.A859:.A869])/11" office:value-type="float" office:value="0.769783846356652" calcext:value-type="float">
            <text:p>0.769783846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859:.G869])/11" office:value-type="float" office:value="76.0909090909091" calcext:value-type="float">
            <text:p>76.0909090909</text:p>
          </table:table-cell>
          <table:table-cell table:style-name="ce1"/>
        </table:table-row>
        <table:table-row table:style-name="ro1">
          <table:table-cell office:value-type="float" office:value="0.899811983108521" calcext:value-type="float">
            <text:p>0.8998119831</text:p>
          </table:table-cell>
          <table:table-cell/>
          <table:table-cell table:style-name="ce1" table:formula="of:=SUM([.A860:.A870])/11" office:value-type="float" office:value="0.820562186566266" calcext:value-type="float">
            <text:p>0.820562186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860:.G870])/11" office:value-type="float" office:value="72.7272727272727" calcext:value-type="float">
            <text:p>72.7272727273</text:p>
          </table:table-cell>
          <table:table-cell table:style-name="ce1"/>
        </table:table-row>
        <table:table-row table:style-name="ro1">
          <table:table-cell office:value-type="float" office:value="0.549224853515625" calcext:value-type="float">
            <text:p>0.5492248535</text:p>
          </table:table-cell>
          <table:table-cell/>
          <table:table-cell table:style-name="ce1" table:formula="of:=SUM([.A861:.A871])/11" office:value-type="float" office:value="0.774914757771925" calcext:value-type="float">
            <text:p>0.774914757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61:.G871])/11" office:value-type="float" office:value="73.3636363636364" calcext:value-type="float">
            <text:p>73.3636363636</text:p>
          </table:table-cell>
          <table:table-cell table:style-name="ce1"/>
        </table:table-row>
        <table:table-row table:style-name="ro1">
          <table:table-cell office:value-type="float" office:value="1.13156700134277" calcext:value-type="float">
            <text:p>1.1315670013</text:p>
          </table:table-cell>
          <table:table-cell/>
          <table:table-cell table:style-name="ce1" table:formula="of:=SUM([.A862:.A872])/11" office:value-type="float" office:value="0.820391714572906" calcext:value-type="float">
            <text:p>0.820391714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62:.G872])/11" office:value-type="float" office:value="72.1818181818182" calcext:value-type="float">
            <text:p>72.1818181818</text:p>
          </table:table-cell>
          <table:table-cell table:style-name="ce1"/>
        </table:table-row>
        <table:table-row table:style-name="ro1">
          <table:table-cell office:value-type="float" office:value="0.442723304033279" calcext:value-type="float">
            <text:p>0.442723304</text:p>
          </table:table-cell>
          <table:table-cell/>
          <table:table-cell table:style-name="ce1" table:formula="of:=SUM([.A863:.A873])/11" office:value-type="float" office:value="0.811996866356243" calcext:value-type="float">
            <text:p>0.811996866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863:.G873])/11" office:value-type="float" office:value="71" calcext:value-type="float">
            <text:p>71</text:p>
          </table:table-cell>
          <table:table-cell table:style-name="ce1"/>
        </table:table-row>
        <table:table-row table:style-name="ro1">
          <table:table-cell office:value-type="float" office:value="1.13103771209717" calcext:value-type="float">
            <text:p>1.1310377121</text:p>
          </table:table-cell>
          <table:table-cell/>
          <table:table-cell table:style-name="ce1" table:formula="of:=SUM([.A864:.A874])/11" office:value-type="float" office:value="0.836250605908307" calcext:value-type="float">
            <text:p>0.8362506059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864:.G874])/11" office:value-type="float" office:value="71.6363636363636" calcext:value-type="float">
            <text:p>71.6363636364</text:p>
          </table:table-cell>
          <table:table-cell table:style-name="ce1"/>
        </table:table-row>
        <table:table-row table:style-name="ro1">
          <table:table-cell office:value-type="float" office:value="0.630484759807587" calcext:value-type="float">
            <text:p>0.6304847598</text:p>
          </table:table-cell>
          <table:table-cell/>
          <table:table-cell table:style-name="ce1" table:formula="of:=SUM([.A865:.A875])/11" office:value-type="float" office:value="0.803780720992521" calcext:value-type="float">
            <text:p>0.80378072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65:.G875])/11" office:value-type="float" office:value="72.4545454545455" calcext:value-type="float">
            <text:p>72.4545454545</text:p>
          </table:table-cell>
          <table:table-cell table:style-name="ce1"/>
        </table:table-row>
        <table:table-row table:style-name="ro1">
          <table:table-cell office:value-type="float" office:value="0.805777072906494" calcext:value-type="float">
            <text:p>0.8057770729</text:p>
          </table:table-cell>
          <table:table-cell/>
          <table:table-cell table:style-name="ce1" table:formula="of:=SUM([.A866:.A876])/11" office:value-type="float" office:value="0.824820586226203" calcext:value-type="float">
            <text:p>0.824820586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66:.G876])/11" office:value-type="float" office:value="71.9090909090909" calcext:value-type="float">
            <text:p>71.9090909091</text:p>
          </table:table-cell>
          <table:table-cell table:style-name="ce1"/>
        </table:table-row>
        <table:table-row table:style-name="ro1">
          <table:table-cell office:value-type="float" office:value="0.846483290195465" calcext:value-type="float">
            <text:p>0.8464832902</text:p>
          </table:table-cell>
          <table:table-cell/>
          <table:table-cell table:style-name="ce1" table:formula="of:=SUM([.A867:.A877])/11" office:value-type="float" office:value="0.866655287417498" calcext:value-type="float">
            <text:p>0.866655287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67:.G877])/11" office:value-type="float" office:value="73" calcext:value-type="float">
            <text:p>73</text:p>
          </table:table-cell>
          <table:table-cell table:style-name="ce1"/>
        </table:table-row>
        <table:table-row table:style-name="ro1">
          <table:table-cell office:value-type="float" office:value="0.754845082759857" calcext:value-type="float">
            <text:p>0.7548450828</text:p>
          </table:table-cell>
          <table:table-cell/>
          <table:table-cell table:style-name="ce1" table:formula="of:=SUM([.A868:.A878])/11" office:value-type="float" office:value="0.83741602843458" calcext:value-type="float">
            <text:p>0.837416028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868:.G878])/11" office:value-type="float" office:value="73.5454545454545" calcext:value-type="float">
            <text:p>73.5454545455</text:p>
          </table:table-cell>
          <table:table-cell table:style-name="ce1"/>
        </table:table-row>
        <table:table-row table:style-name="ro1">
          <table:table-cell office:value-type="float" office:value="0.771016240119934" calcext:value-type="float">
            <text:p>0.7710162401</text:p>
          </table:table-cell>
          <table:table-cell/>
          <table:table-cell table:style-name="ce1" table:formula="of:=SUM([.A869:.A879])/11" office:value-type="float" office:value="0.831386986103924" calcext:value-type="float">
            <text:p>0.831386986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869:.G879])/11" office:value-type="float" office:value="74.7272727272727" calcext:value-type="float">
            <text:p>74.7272727273</text:p>
          </table:table-cell>
          <table:table-cell table:style-name="ce1"/>
        </table:table-row>
        <table:table-row table:style-name="ro1">
          <table:table-cell office:value-type="float" office:value="1.06321275234222" calcext:value-type="float">
            <text:p>1.0632127523</text:p>
          </table:table-cell>
          <table:table-cell/>
          <table:table-cell table:style-name="ce1" table:formula="of:=SUM([.A870:.A880])/11" office:value-type="float" office:value="0.839865633032538" calcext:value-type="float">
            <text:p>0.83986563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870:.G880])/11" office:value-type="float" office:value="74.7272727272727" calcext:value-type="float">
            <text:p>74.7272727273</text:p>
          </table:table-cell>
          <table:table-cell table:style-name="ce1"/>
        </table:table-row>
        <table:table-row table:style-name="ro1">
          <table:table-cell office:value-type="float" office:value="0.397690266370773" calcext:value-type="float">
            <text:p>0.3976902664</text:p>
          </table:table-cell>
          <table:table-cell/>
          <table:table-cell table:style-name="ce1" table:formula="of:=SUM([.A871:.A881])/11" office:value-type="float" office:value="0.812077481638301" calcext:value-type="float">
            <text:p>0.812077481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71:.G881])/11" office:value-type="float" office:value="78.6363636363636" calcext:value-type="float">
            <text:p>78.6363636364</text:p>
          </table:table-cell>
          <table:table-cell table:style-name="ce1"/>
        </table:table-row>
        <table:table-row table:style-name="ro1">
          <table:table-cell office:value-type="float" office:value="1.04947137832642" calcext:value-type="float">
            <text:p>1.0494713783</text:p>
          </table:table-cell>
          <table:table-cell/>
          <table:table-cell table:style-name="ce1" table:formula="of:=SUM([.A872:.A882])/11" office:value-type="float" office:value="0.870704309506849" calcext:value-type="float">
            <text:p>0.870704309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872:.G882])/11" office:value-type="float" office:value="78.6363636363636" calcext:value-type="float">
            <text:p>78.6363636364</text:p>
          </table:table-cell>
          <table:table-cell table:style-name="ce1"/>
        </table:table-row>
        <table:table-row table:style-name="ro1">
          <table:table-cell office:value-type="float" office:value="1.03922367095947" calcext:value-type="float">
            <text:p>1.039223671</text:p>
          </table:table-cell>
          <table:table-cell/>
          <table:table-cell table:style-name="ce1" table:formula="of:=SUM([.A873:.A883])/11" office:value-type="float" office:value="0.860363754359158" calcext:value-type="float">
            <text:p>0.860363754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873:.G883])/11" office:value-type="float" office:value="80.9090909090909" calcext:value-type="float">
            <text:p>80.9090909091</text:p>
          </table:table-cell>
          <table:table-cell table:style-name="ce1"/>
        </table:table-row>
        <table:table-row table:style-name="ro1">
          <table:table-cell office:value-type="float" office:value="0.709514439105987" calcext:value-type="float">
            <text:p>0.7095144391</text:p>
          </table:table-cell>
          <table:table-cell/>
          <table:table-cell table:style-name="ce1" table:formula="of:=SUM([.A874:.A884])/11" office:value-type="float" office:value="0.854174662720073" calcext:value-type="float">
            <text:p>0.854174662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74:.G884])/11" office:value-type="float" office:value="79.8181818181818" calcext:value-type="float">
            <text:p>79.8181818182</text:p>
          </table:table-cell>
          <table:table-cell table:style-name="ce1"/>
        </table:table-row>
        <table:table-row table:style-name="ro1">
          <table:table-cell office:value-type="float" office:value="0.773868978023529" calcext:value-type="float">
            <text:p>0.773868978</text:p>
          </table:table-cell>
          <table:table-cell/>
          <table:table-cell table:style-name="ce1" table:formula="of:=SUM([.A875:.A885])/11" office:value-type="float" office:value="0.868380557407032" calcext:value-type="float">
            <text:p>0.868380557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75:.G885])/11" office:value-type="float" office:value="80.3636363636364" calcext:value-type="float">
            <text:p>80.3636363636</text:p>
          </table:table-cell>
          <table:table-cell table:style-name="ce1"/>
        </table:table-row>
        <table:table-row table:style-name="ro1">
          <table:table-cell office:value-type="float" office:value="0.861923277378082" calcext:value-type="float">
            <text:p>0.8619232774</text:p>
          </table:table-cell>
          <table:table-cell/>
          <table:table-cell table:style-name="ce1" table:formula="of:=SUM([.A876:.A886])/11" office:value-type="float" office:value="0.877337504516948" calcext:value-type="float">
            <text:p>0.877337504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76:.G886])/11" office:value-type="float" office:value="80.3636363636364" calcext:value-type="float">
            <text:p>80.3636363636</text:p>
          </table:table-cell>
          <table:table-cell table:style-name="ce1"/>
        </table:table-row>
        <table:table-row table:style-name="ro1">
          <table:table-cell office:value-type="float" office:value="1.26595878601074" calcext:value-type="float">
            <text:p>1.265958786</text:p>
          </table:table-cell>
          <table:table-cell/>
          <table:table-cell table:style-name="ce1" table:formula="of:=SUM([.A877:.A887])/11" office:value-type="float" office:value="0.862737639383836" calcext:value-type="float">
            <text:p>0.86273763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877:.G887])/11" office:value-type="float" office:value="80.9090909090909" calcext:value-type="float">
            <text:p>80.9090909091</text:p>
          </table:table-cell>
          <table:table-cell table:style-name="ce1"/>
        </table:table-row>
        <table:table-row table:style-name="ro1">
          <table:table-cell office:value-type="float" office:value="0.524851441383362" calcext:value-type="float">
            <text:p>0.5248514414</text:p>
          </table:table-cell>
          <table:table-cell/>
          <table:table-cell table:style-name="ce1" table:formula="of:=SUM([.A878:.A888])/11" office:value-type="float" office:value="0.852972903034904" calcext:value-type="float">
            <text:p>0.85297290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878:.G888])/11" office:value-type="float" office:value="80" calcext:value-type="float">
            <text:p>80</text:p>
          </table:table-cell>
          <table:table-cell table:style-name="ce1"/>
        </table:table-row>
        <table:table-row table:style-name="ro1">
          <table:table-cell office:value-type="float" office:value="0.68852561712265" calcext:value-type="float">
            <text:p>0.6885256171</text:p>
          </table:table-cell>
          <table:table-cell/>
          <table:table-cell table:style-name="ce1" table:formula="of:=SUM([.A879:.A889])/11" office:value-type="float" office:value="0.894041587005962" calcext:value-type="float">
            <text:p>0.89404158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879:.G889])/11" office:value-type="float" office:value="77.7272727272727" calcext:value-type="float">
            <text:p>77.7272727273</text:p>
          </table:table-cell>
          <table:table-cell table:style-name="ce1"/>
        </table:table-row>
        <table:table-row table:style-name="ro1">
          <table:table-cell office:value-type="float" office:value="0.864281356334686" calcext:value-type="float">
            <text:p>0.8642813563</text:p>
          </table:table-cell>
          <table:table-cell/>
          <table:table-cell table:style-name="ce1" table:formula="of:=SUM([.A880:.A890])/11" office:value-type="float" office:value="0.888748867945237" calcext:value-type="float">
            <text:p>0.888748867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880:.G890])/11" office:value-type="float" office:value="75.4545454545455" calcext:value-type="float">
            <text:p>75.4545454545</text:p>
          </table:table-cell>
          <table:table-cell table:style-name="ce1"/>
        </table:table-row>
        <table:table-row table:style-name="ro1">
          <table:table-cell office:value-type="float" office:value="0.757543087005615" calcext:value-type="float">
            <text:p>0.757543087</text:p>
          </table:table-cell>
          <table:table-cell/>
          <table:table-cell table:style-name="ce1" table:formula="of:=SUM([.A881:.A891])/11" office:value-type="float" office:value="0.930401162667708" calcext:value-type="float">
            <text:p>0.930401162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881:.G891])/11" office:value-type="float" office:value="77.1818181818182" calcext:value-type="float">
            <text:p>77.1818181818</text:p>
          </table:table-cell>
          <table:table-cell table:style-name="ce1"/>
        </table:table-row>
        <table:table-row table:style-name="ro1">
          <table:table-cell office:value-type="float" office:value="1.0425853729248" calcext:value-type="float">
            <text:p>1.0425853729</text:p>
          </table:table-cell>
          <table:table-cell/>
          <table:table-cell table:style-name="ce1" table:formula="of:=SUM([.A882:.A892])/11" office:value-type="float" office:value="0.999232313849709" calcext:value-type="float">
            <text:p>0.999232313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82:.G892])/11" office:value-type="float" office:value="75.5454545454546" calcext:value-type="float">
            <text:p>75.5454545455</text:p>
          </table:table-cell>
          <table:table-cell table:style-name="ce1"/>
        </table:table-row>
        <table:table-row table:style-name="ro1">
          <table:table-cell office:value-type="float" office:value="0.935725271701813" calcext:value-type="float">
            <text:p>0.9357252717</text:p>
          </table:table-cell>
          <table:table-cell/>
          <table:table-cell table:style-name="ce1" table:formula="of:=SUM([.A883:.A893])/11" office:value-type="float" office:value="0.949175279248845" calcext:value-type="float">
            <text:p>0.949175279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883:.G893])/11" office:value-type="float" office:value="73.8181818181818" calcext:value-type="float">
            <text:p>73.8181818182</text:p>
          </table:table-cell>
          <table:table-cell table:style-name="ce1"/>
        </table:table-row>
        <table:table-row table:style-name="ro1">
          <table:table-cell office:value-type="float" office:value="0.971143662929535" calcext:value-type="float">
            <text:p>0.9711436629</text:p>
          </table:table-cell>
          <table:table-cell/>
          <table:table-cell table:style-name="ce1" table:formula="of:=SUM([.A884:.A894])/11" office:value-type="float" office:value="0.936292239210823" calcext:value-type="float">
            <text:p>0.936292239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884:.G894])/11" office:value-type="float" office:value="72.7272727272727" calcext:value-type="float">
            <text:p>72.7272727273</text:p>
          </table:table-cell>
          <table:table-cell table:style-name="ce1"/>
        </table:table-row>
        <table:table-row table:style-name="ro1">
          <table:table-cell office:value-type="float" office:value="0.865779280662537" calcext:value-type="float">
            <text:p>0.8657792807</text:p>
          </table:table-cell>
          <table:table-cell/>
          <table:table-cell table:style-name="ce1" table:formula="of:=SUM([.A885:.A895])/11" office:value-type="float" office:value="0.976408327167685" calcext:value-type="float">
            <text:p>0.976408327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85:.G895])/11" office:value-type="float" office:value="74.4545454545455" calcext:value-type="float">
            <text:p>74.4545454545</text:p>
          </table:table-cell>
          <table:table-cell table:style-name="ce1"/>
        </table:table-row>
        <table:table-row table:style-name="ro1">
          <table:table-cell office:value-type="float" office:value="0.872395396232605" calcext:value-type="float">
            <text:p>0.8723953962</text:p>
          </table:table-cell>
          <table:table-cell/>
          <table:table-cell table:style-name="ce1" table:formula="of:=SUM([.A886:.A896])/11" office:value-type="float" office:value="0.964091590859674" calcext:value-type="float">
            <text:p>0.964091590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86:.G896])/11" office:value-type="float" office:value="73.2727272727273" calcext:value-type="float">
            <text:p>73.2727272727</text:p>
          </table:table-cell>
          <table:table-cell table:style-name="ce1"/>
        </table:table-row>
        <table:table-row table:style-name="ro1">
          <table:table-cell office:value-type="float" office:value="0.701324760913849" calcext:value-type="float">
            <text:p>0.7013247609</text:p>
          </table:table-cell>
          <table:table-cell/>
          <table:table-cell table:style-name="ce1" table:formula="of:=SUM([.A887:.A897])/11" office:value-type="float" office:value="0.934798476370899" calcext:value-type="float">
            <text:p>0.934798476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87:.G897])/11" office:value-type="float" office:value="72.0909090909091" calcext:value-type="float">
            <text:p>72.0909090909</text:p>
          </table:table-cell>
          <table:table-cell table:style-name="ce1"/>
        </table:table-row>
        <table:table-row table:style-name="ro1">
          <table:table-cell office:value-type="float" office:value="1.15854668617249" calcext:value-type="float">
            <text:p>1.1585466862</text:p>
          </table:table-cell>
          <table:table-cell/>
          <table:table-cell table:style-name="ce1" table:formula="of:=SUM([.A888:.A898])/11" office:value-type="float" office:value="0.985703015869314" calcext:value-type="float">
            <text:p>0.9857030159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888:.G898])/11" office:value-type="float" office:value="71.5454545454545" calcext:value-type="float">
            <text:p>71.5454545455</text:p>
          </table:table-cell>
          <table:table-cell table:style-name="ce1"/>
        </table:table-row>
        <table:table-row table:style-name="ro1">
          <table:table-cell office:value-type="float" office:value="0.976606965065002" calcext:value-type="float">
            <text:p>0.9766069651</text:p>
          </table:table-cell>
          <table:table-cell/>
          <table:table-cell table:style-name="ce1" table:formula="of:=SUM([.A889:.A899])/11" office:value-type="float" office:value="0.937476442618803" calcext:value-type="float">
            <text:p>0.937476442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889:.G899])/11" office:value-type="float" office:value="70.1818181818182" calcext:value-type="float">
            <text:p>70.1818181818</text:p>
          </table:table-cell>
          <table:table-cell table:style-name="ce1"/>
        </table:table-row>
        <table:table-row table:style-name="ro1">
          <table:table-cell office:value-type="float" office:value="0.630305707454681" calcext:value-type="float">
            <text:p>0.6303057075</text:p>
          </table:table-cell>
          <table:table-cell/>
          <table:table-cell table:style-name="ce1" table:formula="of:=SUM([.A890:.A900])/11" office:value-type="float" office:value="0.912000886418602" calcext:value-type="float">
            <text:p>0.912000886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90:.G900])/11" office:value-type="float" office:value="69.8181818181818" calcext:value-type="float">
            <text:p>69.8181818182</text:p>
          </table:table-cell>
          <table:table-cell table:style-name="ce1"/>
        </table:table-row>
        <table:table-row table:style-name="ro1">
          <table:table-cell office:value-type="float" office:value="1.32245659828186" calcext:value-type="float">
            <text:p>1.3224565983</text:p>
          </table:table-cell>
          <table:table-cell/>
          <table:table-cell table:style-name="ce1" table:formula="of:=SUM([.A891:.A901])/11" office:value-type="float" office:value="0.949319067326459" calcext:value-type="float">
            <text:p>0.949319067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891:.G901])/11" office:value-type="float" office:value="71.4545454545455" calcext:value-type="float">
            <text:p>71.4545454545</text:p>
          </table:table-cell>
          <table:table-cell table:style-name="ce1"/>
        </table:table-row>
        <table:table-row table:style-name="ro1">
          <table:table-cell office:value-type="float" office:value="1.51468575000763" calcext:value-type="float">
            <text:p>1.51468575</text:p>
          </table:table-cell>
          <table:table-cell/>
          <table:table-cell table:style-name="ce1" table:formula="of:=SUM([.A892:.A902])/11" office:value-type="float" office:value="0.893023179336027" calcext:value-type="float">
            <text:p>0.893023179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92:.G902])/11" office:value-type="float" office:value="70.2727272727273" calcext:value-type="float">
            <text:p>70.2727272727</text:p>
          </table:table-cell>
          <table:table-cell table:style-name="ce1"/>
        </table:table-row>
        <table:table-row table:style-name="ro1">
          <table:table-cell office:value-type="float" office:value="0.491957992315292" calcext:value-type="float">
            <text:p>0.4919579923</text:p>
          </table:table-cell>
          <table:table-cell/>
          <table:table-cell table:style-name="ce1" table:formula="of:=SUM([.A893:.A903])/11" office:value-type="float" office:value="0.870364831252531" calcext:value-type="float">
            <text:p>0.870364831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893:.G903])/11" office:value-type="float" office:value="70.8181818181818" calcext:value-type="float">
            <text:p>70.8181818182</text:p>
          </table:table-cell>
          <table:table-cell table:style-name="ce1"/>
        </table:table-row>
        <table:table-row table:style-name="ro1">
          <table:table-cell office:value-type="float" office:value="0.794011831283569" calcext:value-type="float">
            <text:p>0.7940118313</text:p>
          </table:table-cell>
          <table:table-cell/>
          <table:table-cell table:style-name="ce1" table:formula="of:=SUM([.A894:.A904])/11" office:value-type="float" office:value="0.913495069200342" calcext:value-type="float">
            <text:p>0.913495069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94:.G904])/11" office:value-type="float" office:value="73.0909090909091" calcext:value-type="float">
            <text:p>73.0909090909</text:p>
          </table:table-cell>
          <table:table-cell table:style-name="ce1"/>
        </table:table-row>
        <table:table-row table:style-name="ro1">
          <table:table-cell office:value-type="float" office:value="1.41242063045502" calcext:value-type="float">
            <text:p>1.4124206305</text:p>
          </table:table-cell>
          <table:table-cell/>
          <table:table-cell table:style-name="ce1" table:formula="of:=SUM([.A895:.A905])/11" office:value-type="float" office:value="0.927318795160814" calcext:value-type="float">
            <text:p>0.927318795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95:.G905])/11" office:value-type="float" office:value="73.6363636363636" calcext:value-type="float">
            <text:p>73.6363636364</text:p>
          </table:table-cell>
          <table:table-cell table:style-name="ce1"/>
        </table:table-row>
        <table:table-row table:style-name="ro1">
          <table:table-cell office:value-type="float" office:value="0.730295181274414" calcext:value-type="float">
            <text:p>0.7302951813</text:p>
          </table:table-cell>
          <table:table-cell/>
          <table:table-cell table:style-name="ce1" table:formula="of:=SUM([.A896:.A906])/11" office:value-type="float" office:value="0.900869331576607" calcext:value-type="float">
            <text:p>0.900869331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896:.G906])/11" office:value-type="float" office:value="74.1818181818182" calcext:value-type="float">
            <text:p>74.1818181818</text:p>
          </table:table-cell>
          <table:table-cell table:style-name="ce1"/>
        </table:table-row>
        <table:table-row table:style-name="ro1">
          <table:table-cell office:value-type="float" office:value="0.550171136856079" calcext:value-type="float">
            <text:p>0.5501711369</text:p>
          </table:table-cell>
          <table:table-cell/>
          <table:table-cell table:style-name="ce1" table:formula="of:=SUM([.A897:.A907])/11" office:value-type="float" office:value="0.891862273216247" calcext:value-type="float">
            <text:p>0.891862273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897:.G907])/11" office:value-type="float" office:value="75.9090909090909" calcext:value-type="float">
            <text:p>75.9090909091</text:p>
          </table:table-cell>
          <table:table-cell table:style-name="ce1"/>
        </table:table-row>
        <table:table-row table:style-name="ro1">
          <table:table-cell office:value-type="float" office:value="1.26127469539642" calcext:value-type="float">
            <text:p>1.2612746954</text:p>
          </table:table-cell>
          <table:table-cell/>
          <table:table-cell table:style-name="ce1" table:formula="of:=SUM([.A898:.A908])/11" office:value-type="float" office:value="0.917531251907348" calcext:value-type="float">
            <text:p>0.917531251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898:.G908])/11" office:value-type="float" office:value="77.6363636363636" calcext:value-type="float">
            <text:p>77.6363636364</text:p>
          </table:table-cell>
          <table:table-cell table:style-name="ce1"/>
        </table:table-row>
        <table:table-row table:style-name="ro1">
          <table:table-cell office:value-type="float" office:value="0.62805438041687" calcext:value-type="float">
            <text:p>0.6280543804</text:p>
          </table:table-cell>
          <table:table-cell/>
          <table:table-cell table:style-name="ce1" table:formula="of:=SUM([.A899:.A909])/11" office:value-type="float" office:value="0.859764998609369" calcext:value-type="float">
            <text:p>0.859764998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899:.G909])/11" office:value-type="float" office:value="77" calcext:value-type="float">
            <text:p>77</text:p>
          </table:table-cell>
          <table:table-cell table:style-name="ce1"/>
        </table:table-row>
        <table:table-row table:style-name="ro1">
          <table:table-cell office:value-type="float" office:value="0.696375846862793" calcext:value-type="float">
            <text:p>0.6963758469</text:p>
          </table:table-cell>
          <table:table-cell/>
          <table:table-cell table:style-name="ce1" table:formula="of:=SUM([.A900:.A910])/11" office:value-type="float" office:value="0.857574614611539" calcext:value-type="float">
            <text:p>0.8575746146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900:.G910])/11" office:value-type="float" office:value="78.1818181818182" calcext:value-type="float">
            <text:p>78.1818181818</text:p>
          </table:table-cell>
          <table:table-cell table:style-name="ce1"/>
        </table:table-row>
        <table:table-row table:style-name="ro1">
          <table:table-cell office:value-type="float" office:value="1.0408056974411" calcext:value-type="float">
            <text:p>1.0408056974</text:p>
          </table:table-cell>
          <table:table-cell/>
          <table:table-cell table:style-name="ce1" table:formula="of:=SUM([.A901:.A911])/11" office:value-type="float" office:value="0.847783457149159" calcext:value-type="float">
            <text:p>0.847783457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901:.G911])/11" office:value-type="float" office:value="76.2727272727273" calcext:value-type="float">
            <text:p>76.2727272727</text:p>
          </table:table-cell>
          <table:table-cell table:style-name="ce1"/>
        </table:table-row>
        <table:table-row table:style-name="ro1">
          <table:table-cell office:value-type="float" office:value="0.703201830387116" calcext:value-type="float">
            <text:p>0.7032018304</text:p>
          </table:table-cell>
          <table:table-cell/>
          <table:table-cell table:style-name="ce1" table:formula="of:=SUM([.A902:.A912])/11" office:value-type="float" office:value="0.818407448855313" calcext:value-type="float">
            <text:p>0.818407448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02:.G912])/11" office:value-type="float" office:value="75.3636363636364" calcext:value-type="float">
            <text:p>75.3636363636</text:p>
          </table:table-cell>
          <table:table-cell table:style-name="ce1"/>
        </table:table-row>
        <table:table-row table:style-name="ro1">
          <table:table-cell office:value-type="float" office:value="1.26544392108917" calcext:value-type="float">
            <text:p>1.2654439211</text:p>
          </table:table-cell>
          <table:table-cell/>
          <table:table-cell table:style-name="ce1" table:formula="of:=SUM([.A903:.A913])/11" office:value-type="float" office:value="0.805614482272755" calcext:value-type="float">
            <text:p>0.805614482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03:.G913])/11" office:value-type="float" office:value="76" calcext:value-type="float">
            <text:p>76</text:p>
          </table:table-cell>
          <table:table-cell table:style-name="ce1"/>
        </table:table-row>
        <table:table-row table:style-name="ro1">
          <table:table-cell office:value-type="float" office:value="0.966390609741211" calcext:value-type="float">
            <text:p>0.9663906097</text:p>
          </table:table-cell>
          <table:table-cell/>
          <table:table-cell table:style-name="ce1" table:formula="of:=SUM([.A904:.A914])/11" office:value-type="float" office:value="0.745436874302951" calcext:value-type="float">
            <text:p>0.745436874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04:.G914])/11" office:value-type="float" office:value="74.8181818181818" calcext:value-type="float">
            <text:p>74.8181818182</text:p>
          </table:table-cell>
          <table:table-cell table:style-name="ce1"/>
        </table:table-row>
        <table:table-row table:style-name="ro1">
          <table:table-cell office:value-type="float" office:value="0.946072816848755" calcext:value-type="float">
            <text:p>0.9460728168</text:p>
          </table:table-cell>
          <table:table-cell/>
          <table:table-cell table:style-name="ce1" table:formula="of:=SUM([.A905:.A915])/11" office:value-type="float" office:value="0.758417942307213" calcext:value-type="float">
            <text:p>0.758417942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05:.G915])/11" office:value-type="float" office:value="72.5454545454546" calcext:value-type="float">
            <text:p>72.5454545455</text:p>
          </table:table-cell>
          <table:table-cell table:style-name="ce1"/>
        </table:table-row>
        <table:table-row table:style-name="ro1">
          <table:table-cell office:value-type="float" office:value="1.12147653102875" calcext:value-type="float">
            <text:p>1.121476531</text:p>
          </table:table-cell>
          <table:table-cell/>
          <table:table-cell table:style-name="ce1" table:formula="of:=SUM([.A906:.A916])/11" office:value-type="float" office:value="0.726459779522636" calcext:value-type="float">
            <text:p>0.726459779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06:.G916])/11" office:value-type="float" office:value="72" calcext:value-type="float">
            <text:p>72</text:p>
          </table:table-cell>
          <table:table-cell table:style-name="ce1"/>
        </table:table-row>
        <table:table-row table:style-name="ro1">
          <table:table-cell office:value-type="float" office:value="0.631217539310455" calcext:value-type="float">
            <text:p>0.6312175393</text:p>
          </table:table-cell>
          <table:table-cell/>
          <table:table-cell table:style-name="ce1" table:formula="of:=SUM([.A907:.A917])/11" office:value-type="float" office:value="0.662028919566762" calcext:value-type="float">
            <text:p>0.662028919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907:.G917])/11" office:value-type="float" office:value="71.4545454545455" calcext:value-type="float">
            <text:p>71.4545454545</text:p>
          </table:table-cell>
          <table:table-cell table:style-name="ce1"/>
        </table:table-row>
        <table:table-row table:style-name="ro1">
          <table:table-cell office:value-type="float" office:value="0.832529902458191" calcext:value-type="float">
            <text:p>0.8325299025</text:p>
          </table:table-cell>
          <table:table-cell/>
          <table:table-cell table:style-name="ce1" table:formula="of:=SUM([.A908:.A918])/11" office:value-type="float" office:value="0.675415781411258" calcext:value-type="float">
            <text:p>0.675415781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08:.G918])/11" office:value-type="float" office:value="68.6363636363636" calcext:value-type="float">
            <text:p>68.6363636364</text:p>
          </table:table-cell>
          <table:table-cell table:style-name="ce1"/>
        </table:table-row>
        <table:table-row table:style-name="ro1">
          <table:table-cell office:value-type="float" office:value="0.625845909118652" calcext:value-type="float">
            <text:p>0.6258459091</text:p>
          </table:table-cell>
          <table:table-cell/>
          <table:table-cell table:style-name="ce1" table:formula="of:=SUM([.A909:.A919])/11" office:value-type="float" office:value="0.667340603741733" calcext:value-type="float">
            <text:p>0.667340603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09:.G919])/11" office:value-type="float" office:value="68.6363636363636" calcext:value-type="float">
            <text:p>68.6363636364</text:p>
          </table:table-cell>
          <table:table-cell table:style-name="ce1"/>
        </table:table-row>
        <table:table-row table:style-name="ro1">
          <table:table-cell office:value-type="float" office:value="0.603960156440735" calcext:value-type="float">
            <text:p>0.6039601564</text:p>
          </table:table-cell>
          <table:table-cell/>
          <table:table-cell table:style-name="ce1" table:formula="of:=SUM([.A910:.A920])/11" office:value-type="float" office:value="0.647809286009182" calcext:value-type="float">
            <text:p>0.64780928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10:.G920])/11" office:value-type="float" office:value="68.0909090909091" calcext:value-type="float">
            <text:p>68.0909090909</text:p>
          </table:table-cell>
          <table:table-cell table:style-name="ce1"/>
        </table:table-row>
        <table:table-row table:style-name="ro1">
          <table:table-cell office:value-type="float" office:value="0.588673114776611" calcext:value-type="float">
            <text:p>0.5886731148</text:p>
          </table:table-cell>
          <table:table-cell/>
          <table:table-cell table:style-name="ce1" table:formula="of:=SUM([.A911:.A921])/11" office:value-type="float" office:value="0.67746603217992" calcext:value-type="float">
            <text:p>0.677466032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1" table:formula="of:=SUM([.G911:.G921])/11" office:value-type="float" office:value="66.3636363636364" calcext:value-type="float">
            <text:p>66.3636363636</text:p>
          </table:table-cell>
          <table:table-cell table:style-name="ce1"/>
        </table:table-row>
        <table:table-row table:style-name="ro1">
          <table:table-cell office:value-type="float" office:value="0.717669606208801" calcext:value-type="float">
            <text:p>0.7176696062</text:p>
          </table:table-cell>
          <table:table-cell/>
          <table:table-cell table:style-name="ce1" table:formula="of:=SUM([.A912:.A922])/11" office:value-type="float" office:value="0.737022884867409" calcext:value-type="float">
            <text:p>0.7370228849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912:.G922])/11" office:value-type="float" office:value="68.6363636363636" calcext:value-type="float">
            <text:p>68.6363636364</text:p>
          </table:table-cell>
          <table:table-cell table:style-name="ce1"/>
        </table:table-row>
        <table:table-row table:style-name="ro1">
          <table:table-cell office:value-type="float" office:value="0.562479197978973" calcext:value-type="float">
            <text:p>0.562479198</text:p>
          </table:table-cell>
          <table:table-cell/>
          <table:table-cell table:style-name="ce1" table:formula="of:=SUM([.A913:.A923])/11" office:value-type="float" office:value="0.731923425739462" calcext:value-type="float">
            <text:p>0.731923425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13:.G923])/11" office:value-type="float" office:value="67.2727272727273" calcext:value-type="float">
            <text:p>67.2727272727</text:p>
          </table:table-cell>
          <table:table-cell table:style-name="ce1"/>
        </table:table-row>
        <table:table-row table:style-name="ro1">
          <table:table-cell office:value-type="float" office:value="0.603490233421326" calcext:value-type="float">
            <text:p>0.6034902334</text:p>
          </table:table-cell>
          <table:table-cell/>
          <table:table-cell table:style-name="ce1" table:formula="of:=SUM([.A914:.A924])/11" office:value-type="float" office:value="0.751020249995319" calcext:value-type="float">
            <text:p>0.7510202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14:.G924])/11" office:value-type="float" office:value="67.2727272727273" calcext:value-type="float">
            <text:p>67.2727272727</text:p>
          </table:table-cell>
          <table:table-cell table:style-name="ce1"/>
        </table:table-row>
        <table:table-row table:style-name="ro1">
          <table:table-cell office:value-type="float" office:value="1.10918235778809" calcext:value-type="float">
            <text:p>1.1091823578</text:p>
          </table:table-cell>
          <table:table-cell/>
          <table:table-cell table:style-name="ce1" table:formula="of:=SUM([.A915:.A925])/11" office:value-type="float" office:value="0.755884953520515" calcext:value-type="float">
            <text:p>0.755884953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915:.G925])/11" office:value-type="float" office:value="68.4545454545455" calcext:value-type="float">
            <text:p>68.4545454545</text:p>
          </table:table-cell>
          <table:table-cell table:style-name="ce1"/>
        </table:table-row>
        <table:table-row table:style-name="ro1">
          <table:table-cell office:value-type="float" office:value="0.594533026218414" calcext:value-type="float">
            <text:p>0.5945330262</text:p>
          </table:table-cell>
          <table:table-cell/>
          <table:table-cell table:style-name="ce1" table:formula="of:=SUM([.A916:.A926])/11" office:value-type="float" office:value="0.720513693310998" calcext:value-type="float">
            <text:p>0.720513693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16:.G926])/11" office:value-type="float" office:value="69.5454545454546" calcext:value-type="float">
            <text:p>69.5454545455</text:p>
          </table:table-cell>
          <table:table-cell table:style-name="ce1"/>
        </table:table-row>
        <table:table-row table:style-name="ro1">
          <table:table-cell office:value-type="float" office:value="0.41273707151413" calcext:value-type="float">
            <text:p>0.4127370715</text:p>
          </table:table-cell>
          <table:table-cell/>
          <table:table-cell table:style-name="ce1" table:formula="of:=SUM([.A917:.A927])/11" office:value-type="float" office:value="0.752800808711486" calcext:value-type="float">
            <text:p>0.752800808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17:.G927])/11" office:value-type="float" office:value="68.9090909090909" calcext:value-type="float">
            <text:p>68.9090909091</text:p>
          </table:table-cell>
          <table:table-cell table:style-name="ce1"/>
        </table:table-row>
        <table:table-row table:style-name="ro1">
          <table:table-cell office:value-type="float" office:value="0.778473019599915" calcext:value-type="float">
            <text:p>0.7784730196</text:p>
          </table:table-cell>
          <table:table-cell/>
          <table:table-cell table:style-name="ce1" table:formula="of:=SUM([.A918:.A928])/11" office:value-type="float" office:value="0.825569513169202" calcext:value-type="float">
            <text:p>0.825569513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918:.G928])/11" office:value-type="float" office:value="67.7272727272727" calcext:value-type="float">
            <text:p>67.7272727273</text:p>
          </table:table-cell>
          <table:table-cell table:style-name="ce1"/>
        </table:table-row>
        <table:table-row table:style-name="ro1">
          <table:table-cell office:value-type="float" office:value="0.743702948093414" calcext:value-type="float">
            <text:p>0.7437029481</text:p>
          </table:table-cell>
          <table:table-cell/>
          <table:table-cell table:style-name="ce1" table:formula="of:=SUM([.A919:.A929])/11" office:value-type="float" office:value="0.833572460846467" calcext:value-type="float">
            <text:p>0.833572460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19:.G929])/11" office:value-type="float" office:value="70" calcext:value-type="float">
            <text:p>70</text:p>
          </table:table-cell>
          <table:table-cell table:style-name="ce1"/>
        </table:table-row>
        <table:table-row table:style-name="ro1">
          <table:table-cell office:value-type="float" office:value="0.411001414060593" calcext:value-type="float">
            <text:p>0.4110014141</text:p>
          </table:table-cell>
          <table:table-cell/>
          <table:table-cell table:style-name="ce1" table:formula="of:=SUM([.A920:.A930])/11" office:value-type="float" office:value="0.850353184071454" calcext:value-type="float">
            <text:p>0.850353184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920:.G930])/11" office:value-type="float" office:value="69.4545454545455" calcext:value-type="float">
            <text:p>69.4545454545</text:p>
          </table:table-cell>
          <table:table-cell table:style-name="ce1"/>
        </table:table-row>
        <table:table-row table:style-name="ro1">
          <table:table-cell office:value-type="float" office:value="0.930184364318848" calcext:value-type="float">
            <text:p>0.9301843643</text:p>
          </table:table-cell>
          <table:table-cell/>
          <table:table-cell table:style-name="ce1" table:formula="of:=SUM([.A921:.A931])/11" office:value-type="float" office:value="0.919482372023843" calcext:value-type="float">
            <text:p>0.91948237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921:.G931])/11" office:value-type="float" office:value="71.1818181818182" calcext:value-type="float">
            <text:p>71.1818181818</text:p>
          </table:table-cell>
          <table:table-cell table:style-name="ce1"/>
        </table:table-row>
        <table:table-row table:style-name="ro1">
          <table:table-cell office:value-type="float" office:value="1.24379849433899" calcext:value-type="float">
            <text:p>1.2437984943</text:p>
          </table:table-cell>
          <table:table-cell/>
          <table:table-cell table:style-name="ce1" table:formula="of:=SUM([.A922:.A932])/11" office:value-type="float" office:value="0.927944270047275" calcext:value-type="float">
            <text:p>0.9279442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922:.G932])/11" office:value-type="float" office:value="72.3636363636364" calcext:value-type="float">
            <text:p>72.3636363636</text:p>
          </table:table-cell>
          <table:table-cell table:style-name="ce1"/>
        </table:table-row>
        <table:table-row table:style-name="ro1">
          <table:table-cell office:value-type="float" office:value="0.661575555801392" calcext:value-type="float">
            <text:p>0.6615755558</text:p>
          </table:table-cell>
          <table:table-cell/>
          <table:table-cell table:style-name="ce1" table:formula="of:=SUM([.A923:.A933])/11" office:value-type="float" office:value="0.871806870807301" calcext:value-type="float">
            <text:p>0.871806870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23:.G933])/11" office:value-type="float" office:value="73.5454545454545" calcext:value-type="float">
            <text:p>73.5454545455</text:p>
          </table:table-cell>
          <table:table-cell table:style-name="ce1"/>
        </table:table-row>
        <table:table-row table:style-name="ro1">
          <table:table-cell office:value-type="float" office:value="0.772544264793396" calcext:value-type="float">
            <text:p>0.7725442648</text:p>
          </table:table-cell>
          <table:table-cell/>
          <table:table-cell table:style-name="ce1" table:formula="of:=SUM([.A924:.A934])/11" office:value-type="float" office:value="0.877583189444109" calcext:value-type="float">
            <text:p>0.877583189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24:.G934])/11" office:value-type="float" office:value="74.1818181818182" calcext:value-type="float">
            <text:p>74.1818181818</text:p>
          </table:table-cell>
          <table:table-cell table:style-name="ce1"/>
        </table:table-row>
        <table:table-row table:style-name="ro1">
          <table:table-cell office:value-type="float" office:value="0.657001972198486" calcext:value-type="float">
            <text:p>0.6570019722</text:p>
          </table:table-cell>
          <table:table-cell/>
          <table:table-cell table:style-name="ce1" table:formula="of:=SUM([.A925:.A935])/11" office:value-type="float" office:value="0.892707158218731" calcext:value-type="float">
            <text:p>0.892707158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25:.G935])/11" office:value-type="float" office:value="73.5454545454545" calcext:value-type="float">
            <text:p>73.5454545455</text:p>
          </table:table-cell>
          <table:table-cell table:style-name="ce1"/>
        </table:table-row>
        <table:table-row table:style-name="ro1">
          <table:table-cell office:value-type="float" office:value="0.720098495483398" calcext:value-type="float">
            <text:p>0.7200984955</text:p>
          </table:table-cell>
          <table:table-cell/>
          <table:table-cell table:style-name="ce1" table:formula="of:=SUM([.A926:.A936])/11" office:value-type="float" office:value="0.886497286233035" calcext:value-type="float">
            <text:p>0.886497286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26:.G936])/11" office:value-type="float" office:value="73" calcext:value-type="float">
            <text:p>73</text:p>
          </table:table-cell>
          <table:table-cell table:style-name="ce1"/>
        </table:table-row>
        <table:table-row table:style-name="ro1">
          <table:table-cell office:value-type="float" office:value="0.949691295623779" calcext:value-type="float">
            <text:p>0.9496912956</text:p>
          </table:table-cell>
          <table:table-cell/>
          <table:table-cell table:style-name="ce1" table:formula="of:=SUM([.A927:.A937])/11" office:value-type="float" office:value="0.902447906407443" calcext:value-type="float">
            <text:p>0.902447906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27:.G937])/11" office:value-type="float" office:value="74.1818181818182" calcext:value-type="float">
            <text:p>74.1818181818</text:p>
          </table:table-cell>
          <table:table-cell table:style-name="ce1"/>
        </table:table-row>
        <table:table-row table:style-name="ro1">
          <table:table-cell office:value-type="float" office:value="1.21319282054901" calcext:value-type="float">
            <text:p>1.2131928205</text:p>
          </table:table-cell>
          <table:table-cell/>
          <table:table-cell table:style-name="ce1" table:formula="of:=SUM([.A928:.A938])/11" office:value-type="float" office:value="0.968497037887573" calcext:value-type="float">
            <text:p>0.968497037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928:.G938])/11" office:value-type="float" office:value="73.0909090909091" calcext:value-type="float">
            <text:p>73.0909090909</text:p>
          </table:table-cell>
          <table:table-cell table:style-name="ce1"/>
        </table:table-row>
        <table:table-row table:style-name="ro1">
          <table:table-cell office:value-type="float" office:value="0.866505444049835" calcext:value-type="float">
            <text:p>0.866505444</text:p>
          </table:table-cell>
          <table:table-cell/>
          <table:table-cell table:style-name="ce1" table:formula="of:=SUM([.A929:.A939])/11" office:value-type="float" office:value="0.964905814691023" calcext:value-type="float">
            <text:p>0.964905814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29:.G939])/11" office:value-type="float" office:value="73.6363636363636" calcext:value-type="float">
            <text:p>73.6363636364</text:p>
          </table:table-cell>
          <table:table-cell table:style-name="ce1"/>
        </table:table-row>
        <table:table-row table:style-name="ro1">
          <table:table-cell office:value-type="float" office:value="0.928290903568268" calcext:value-type="float">
            <text:p>0.9282909036</text:p>
          </table:table-cell>
          <table:table-cell/>
          <table:table-cell table:style-name="ce1" table:formula="of:=SUM([.A930:.A940])/11" office:value-type="float" office:value="0.950918121771379" calcext:value-type="float">
            <text:p>0.950918121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30:.G940])/11" office:value-type="float" office:value="73.0909090909091" calcext:value-type="float">
            <text:p>73.0909090909</text:p>
          </table:table-cell>
          <table:table-cell table:style-name="ce1"/>
        </table:table-row>
        <table:table-row table:style-name="ro1">
          <table:table-cell office:value-type="float" office:value="1.17142248153687" calcext:value-type="float">
            <text:p>1.1714224815</text:p>
          </table:table-cell>
          <table:table-cell/>
          <table:table-cell table:style-name="ce1" table:formula="of:=SUM([.A931:.A941])/11" office:value-type="float" office:value="0.958444535732269" calcext:value-type="float">
            <text:p>0.958444535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31:.G941])/11" office:value-type="float" office:value="73.0909090909091" calcext:value-type="float">
            <text:p>73.0909090909</text:p>
          </table:table-cell>
          <table:table-cell table:style-name="ce1"/>
        </table:table-row>
        <table:table-row table:style-name="ro1">
          <table:table-cell office:value-type="float" office:value="1.0232652425766" calcext:value-type="float">
            <text:p>1.0232652426</text:p>
          </table:table-cell>
          <table:table-cell/>
          <table:table-cell table:style-name="ce1" table:formula="of:=SUM([.A932:.A942])/11" office:value-type="float" office:value="0.919216800819743" calcext:value-type="float">
            <text:p>0.919216800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32:.G942])/11" office:value-type="float" office:value="73.0909090909091" calcext:value-type="float">
            <text:p>73.0909090909</text:p>
          </table:table-cell>
          <table:table-cell table:style-name="ce1"/>
        </table:table-row>
        <table:table-row table:style-name="ro1">
          <table:table-cell office:value-type="float" office:value="0.62628710269928" calcext:value-type="float">
            <text:p>0.6262871027</text:p>
          </table:table-cell>
          <table:table-cell/>
          <table:table-cell table:style-name="ce1" table:formula="of:=SUM([.A933:.A943])/11" office:value-type="float" office:value="0.913459642366929" calcext:value-type="float">
            <text:p>0.913459642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33:.G943])/11" office:value-type="float" office:value="73.6363636363636" calcext:value-type="float">
            <text:p>73.6363636364</text:p>
          </table:table-cell>
          <table:table-cell table:style-name="ce1"/>
        </table:table-row>
        <table:table-row table:style-name="ro1">
          <table:table-cell office:value-type="float" office:value="0.725115060806274" calcext:value-type="float">
            <text:p>0.7251150608</text:p>
          </table:table-cell>
          <table:table-cell/>
          <table:table-cell table:style-name="ce1" table:formula="of:=SUM([.A934:.A944])/11" office:value-type="float" office:value="0.945841101082888" calcext:value-type="float">
            <text:p>0.945841101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34:.G944])/11" office:value-type="float" office:value="73" calcext:value-type="float">
            <text:p>73</text:p>
          </table:table-cell>
          <table:table-cell table:style-name="ce1"/>
        </table:table-row>
        <table:table-row table:style-name="ro1">
          <table:table-cell office:value-type="float" office:value="0.93890792131424" calcext:value-type="float">
            <text:p>0.9389079213</text:p>
          </table:table-cell>
          <table:table-cell/>
          <table:table-cell table:style-name="ce1" table:formula="of:=SUM([.A935:.A945])/11" office:value-type="float" office:value="0.998046425255861" calcext:value-type="float">
            <text:p>0.998046425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35:.G945])/11" office:value-type="float" office:value="74.0909090909091" calcext:value-type="float">
            <text:p>74.0909090909</text:p>
          </table:table-cell>
          <table:table-cell table:style-name="ce1"/>
        </table:table-row>
        <table:table-row table:style-name="ro1">
          <table:table-cell office:value-type="float" office:value="0.588693380355835" calcext:value-type="float">
            <text:p>0.5886933804</text:p>
          </table:table-cell>
          <table:table-cell/>
          <table:table-cell table:style-name="ce1" table:formula="of:=SUM([.A936:.A946])/11" office:value-type="float" office:value="1.06236962838606" calcext:value-type="float">
            <text:p>1.062369628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36:.G946])/11" office:value-type="float" office:value="74.7272727272727" calcext:value-type="float">
            <text:p>74.7272727273</text:p>
          </table:table-cell>
          <table:table-cell table:style-name="ce1"/>
        </table:table-row>
        <table:table-row table:style-name="ro1">
          <table:table-cell office:value-type="float" office:value="0.895555317401886" calcext:value-type="float">
            <text:p>0.8955553174</text:p>
          </table:table-cell>
          <table:table-cell/>
          <table:table-cell table:style-name="ce1" table:formula="of:=SUM([.A937:.A947])/11" office:value-type="float" office:value="1.06006679751656" calcext:value-type="float">
            <text:p>1.060066797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37:.G947])/11" office:value-type="float" office:value="73.5454545454545" calcext:value-type="float">
            <text:p>73.5454545455</text:p>
          </table:table-cell>
          <table:table-cell table:style-name="ce1"/>
        </table:table-row>
        <table:table-row table:style-name="ro1">
          <table:table-cell office:value-type="float" office:value="1.67623174190521" calcext:value-type="float">
            <text:p>1.6762317419</text:p>
          </table:table-cell>
          <table:table-cell/>
          <table:table-cell table:style-name="ce1" table:formula="of:=SUM([.A938:.A948])/11" office:value-type="float" office:value="1.10391268405047" calcext:value-type="float">
            <text:p>1.103912684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938:.G948])/11" office:value-type="float" office:value="71.4545454545455" calcext:value-type="float">
            <text:p>71.4545454545</text:p>
          </table:table-cell>
          <table:table-cell table:style-name="ce1"/>
        </table:table-row>
        <table:table-row table:style-name="ro1">
          <table:table-cell office:value-type="float" office:value="1.17368936538696" calcext:value-type="float">
            <text:p>1.1736893654</text:p>
          </table:table-cell>
          <table:table-cell/>
          <table:table-cell table:style-name="ce1" table:formula="of:=SUM([.A939:.A949])/11" office:value-type="float" office:value="1.01317815889012" calcext:value-type="float">
            <text:p>1.013178158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39:.G949])/11" office:value-type="float" office:value="73.1818181818182" calcext:value-type="float">
            <text:p>73.1818181818</text:p>
          </table:table-cell>
          <table:table-cell table:style-name="ce1"/>
        </table:table-row>
        <table:table-row table:style-name="ro1">
          <table:table-cell office:value-type="float" office:value="0.712640821933746" calcext:value-type="float">
            <text:p>0.7126408219</text:p>
          </table:table-cell>
          <table:table-cell/>
          <table:table-cell table:style-name="ce1" table:formula="of:=SUM([.A940:.A950])/11" office:value-type="float" office:value="0.978311560370705" calcext:value-type="float">
            <text:p>0.978311560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40:.G950])/11" office:value-type="float" office:value="74.3636363636364" calcext:value-type="float">
            <text:p>74.3636363636</text:p>
          </table:table-cell>
          <table:table-cell table:style-name="ce1"/>
        </table:table-row>
        <table:table-row table:style-name="ro1">
          <table:table-cell office:value-type="float" office:value="1.01108145713806" calcext:value-type="float">
            <text:p>1.0110814571</text:p>
          </table:table-cell>
          <table:table-cell/>
          <table:table-cell table:style-name="ce1" table:formula="of:=SUM([.A941:.A951])/11" office:value-type="float" office:value="1.00317123261365" calcext:value-type="float">
            <text:p>1.003171232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41:.G951])/11" office:value-type="float" office:value="73.1818181818182" calcext:value-type="float">
            <text:p>73.1818181818</text:p>
          </table:table-cell>
          <table:table-cell table:style-name="ce1"/>
        </table:table-row>
        <table:table-row table:style-name="ro1">
          <table:table-cell office:value-type="float" office:value="0.739917397499085" calcext:value-type="float">
            <text:p>0.7399173975</text:p>
          </table:table-cell>
          <table:table-cell/>
          <table:table-cell table:style-name="ce1" table:formula="of:=SUM([.A942:.A952])/11" office:value-type="float" office:value="0.97389455275102" calcext:value-type="float">
            <text:p>0.973894552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42:.G952])/11" office:value-type="float" office:value="73.7272727272727" calcext:value-type="float">
            <text:p>73.7272727273</text:p>
          </table:table-cell>
          <table:table-cell table:style-name="ce1"/>
        </table:table-row>
        <table:table-row table:style-name="ro1">
          <table:table-cell office:value-type="float" office:value="0.959936499595642" calcext:value-type="float">
            <text:p>0.9599364996</text:p>
          </table:table-cell>
          <table:table-cell/>
          <table:table-cell table:style-name="ce1" table:formula="of:=SUM([.A943:.A953])/11" office:value-type="float" office:value="0.962945851412686" calcext:value-type="float">
            <text:p>0.962945851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43:.G953])/11" office:value-type="float" office:value="72.5454545454546" calcext:value-type="float">
            <text:p>72.5454545455</text:p>
          </table:table-cell>
          <table:table-cell table:style-name="ce1"/>
        </table:table-row>
        <table:table-row table:style-name="ro1">
          <table:table-cell office:value-type="float" office:value="0.982483148574829" calcext:value-type="float">
            <text:p>0.9824831486</text:p>
          </table:table-cell>
          <table:table-cell/>
          <table:table-cell table:style-name="ce1" table:formula="of:=SUM([.A944:.A954])/11" office:value-type="float" office:value="0.935675610195506" calcext:value-type="float">
            <text:p>0.935675610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44:.G954])/11" office:value-type="float" office:value="69.7272727272727" calcext:value-type="float">
            <text:p>69.7272727273</text:p>
          </table:table-cell>
          <table:table-cell table:style-name="ce1"/>
        </table:table-row>
        <table:table-row table:style-name="ro1">
          <table:table-cell office:value-type="float" office:value="1.29937362670898" calcext:value-type="float">
            <text:p>1.2993736267</text:p>
          </table:table-cell>
          <table:table-cell/>
          <table:table-cell table:style-name="ce1" table:formula="of:=SUM([.A945:.A955])/11" office:value-type="float" office:value="0.908476108854467" calcext:value-type="float">
            <text:p>0.908476108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945:.G955])/11" office:value-type="float" office:value="69.7272727272727" calcext:value-type="float">
            <text:p>69.7272727273</text:p>
          </table:table-cell>
          <table:table-cell table:style-name="ce1"/>
        </table:table-row>
        <table:table-row table:style-name="ro1">
          <table:table-cell office:value-type="float" office:value="1.64646315574646" calcext:value-type="float">
            <text:p>1.6464631557</text:p>
          </table:table-cell>
          <table:table-cell/>
          <table:table-cell table:style-name="ce1" table:formula="of:=SUM([.A946:.A956])/11" office:value-type="float" office:value="0.866223313591697" calcext:value-type="float">
            <text:p>0.866223313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46:.G956])/11" office:value-type="float" office:value="68" calcext:value-type="float">
            <text:p>68</text:p>
          </table:table-cell>
          <table:table-cell table:style-name="ce1"/>
        </table:table-row>
        <table:table-row table:style-name="ro1">
          <table:table-cell office:value-type="float" office:value="0.563362240791321" calcext:value-type="float">
            <text:p>0.5633622408</text:p>
          </table:table-cell>
          <table:table-cell/>
          <table:table-cell table:style-name="ce1" table:formula="of:=SUM([.A947:.A957])/11" office:value-type="float" office:value="0.782563068649985" calcext:value-type="float">
            <text:p>0.782563068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947:.G957])/11" office:value-type="float" office:value="68" calcext:value-type="float">
            <text:p>68</text:p>
          </table:table-cell>
          <table:table-cell table:style-name="ce1"/>
        </table:table-row>
        <table:table-row table:style-name="ro1">
          <table:table-cell office:value-type="float" office:value="1.3778600692749" calcext:value-type="float">
            <text:p>1.3778600693</text:p>
          </table:table-cell>
          <table:table-cell/>
          <table:table-cell table:style-name="ce1" table:formula="of:=SUM([.A948:.A958])/11" office:value-type="float" office:value="0.790199198506095" calcext:value-type="float">
            <text:p>0.7901991985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948:.G958])/11" office:value-type="float" office:value="68" calcext:value-type="float">
            <text:p>68</text:p>
          </table:table-cell>
          <table:table-cell table:style-name="ce1"/>
        </table:table-row>
        <table:table-row table:style-name="ro1">
          <table:table-cell office:value-type="float" office:value="0.678151965141296" calcext:value-type="float">
            <text:p>0.6781519651</text:p>
          </table:table-cell>
          <table:table-cell/>
          <table:table-cell table:style-name="ce1" table:formula="of:=SUM([.A949:.A959])/11" office:value-type="float" office:value="0.798538614403118" calcext:value-type="float">
            <text:p>0.798538614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49:.G959])/11" office:value-type="float" office:value="68.3636363636364" calcext:value-type="float">
            <text:p>68.3636363636</text:p>
          </table:table-cell>
          <table:table-cell table:style-name="ce1"/>
        </table:table-row>
        <table:table-row table:style-name="ro1">
          <table:table-cell office:value-type="float" office:value="0.790156781673431" calcext:value-type="float">
            <text:p>0.7901567817</text:p>
          </table:table-cell>
          <table:table-cell/>
          <table:table-cell table:style-name="ce1" table:formula="of:=SUM([.A950:.A960])/11" office:value-type="float" office:value="0.816189863465049" calcext:value-type="float">
            <text:p>0.816189863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50:.G960])/11" office:value-type="float" office:value="66.8181818181818" calcext:value-type="float">
            <text:p>66.8181818182</text:p>
          </table:table-cell>
          <table:table-cell table:style-name="ce1"/>
        </table:table-row>
        <table:table-row table:style-name="ro1">
          <table:table-cell office:value-type="float" office:value="0.98609721660614" calcext:value-type="float">
            <text:p>0.9860972166</text:p>
          </table:table-cell>
          <table:table-cell/>
          <table:table-cell table:style-name="ce1" table:formula="of:=SUM([.A951:.A961])/11" office:value-type="float" office:value="0.788897755471143" calcext:value-type="float">
            <text:p>0.788897755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951:.G961])/11" office:value-type="float" office:value="65.0909090909091" calcext:value-type="float">
            <text:p>65.0909090909</text:p>
          </table:table-cell>
          <table:table-cell table:style-name="ce1"/>
        </table:table-row>
        <table:table-row table:style-name="ro1">
          <table:table-cell office:value-type="float" office:value="0.689037978649139" calcext:value-type="float">
            <text:p>0.6890379786</text:p>
          </table:table-cell>
          <table:table-cell/>
          <table:table-cell table:style-name="ce1" table:formula="of:=SUM([.A952:.A962])/11" office:value-type="float" office:value="0.779569937424226" calcext:value-type="float">
            <text:p>0.779569937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52:.G962])/11" office:value-type="float" office:value="66.8181818181818" calcext:value-type="float">
            <text:p>66.8181818182</text:p>
          </table:table-cell>
          <table:table-cell table:style-name="ce1"/>
        </table:table-row>
        <table:table-row table:style-name="ro1">
          <table:table-cell office:value-type="float" office:value="0.619481682777405" calcext:value-type="float">
            <text:p>0.6194816828</text:p>
          </table:table-cell>
          <table:table-cell/>
          <table:table-cell table:style-name="ce1" table:formula="of:=SUM([.A953:.A963])/11" office:value-type="float" office:value="0.800391584634781" calcext:value-type="float">
            <text:p>0.800391584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53:.G963])/11" office:value-type="float" office:value="66.2727272727273" calcext:value-type="float">
            <text:p>66.2727272727</text:p>
          </table:table-cell>
          <table:table-cell table:style-name="ce1"/>
        </table:table-row>
        <table:table-row table:style-name="ro1">
          <table:table-cell office:value-type="float" office:value="0.659963846206665" calcext:value-type="float">
            <text:p>0.6599638462</text:p>
          </table:table-cell>
          <table:table-cell/>
          <table:table-cell table:style-name="ce1" table:formula="of:=SUM([.A954:.A964])/11" office:value-type="float" office:value="0.794282189824364" calcext:value-type="float">
            <text:p>0.794282189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954:.G964])/11" office:value-type="float" office:value="66.2727272727273" calcext:value-type="float">
            <text:p>66.2727272727</text:p>
          </table:table-cell>
          <table:table-cell table:style-name="ce1"/>
        </table:table-row>
        <table:table-row table:style-name="ro1">
          <table:table-cell office:value-type="float" office:value="0.683288633823395" calcext:value-type="float">
            <text:p>0.6832886338</text:p>
          </table:table-cell>
          <table:table-cell/>
          <table:table-cell table:style-name="ce1" table:formula="of:=SUM([.A955:.A965])/11" office:value-type="float" office:value="0.818684835325588" calcext:value-type="float">
            <text:p>0.818684835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55:.G965])/11" office:value-type="float" office:value="69.6363636363636" calcext:value-type="float">
            <text:p>69.6363636364</text:p>
          </table:table-cell>
          <table:table-cell table:style-name="ce1"/>
        </table:table-row>
        <table:table-row table:style-name="ro1">
          <table:table-cell office:value-type="float" office:value="0.834592878818512" calcext:value-type="float">
            <text:p>0.8345928788</text:p>
          </table:table-cell>
          <table:table-cell/>
          <table:table-cell table:style-name="ce1" table:formula="of:=SUM([.A956:.A966])/11" office:value-type="float" office:value="0.821988390250639" calcext:value-type="float">
            <text:p>0.821988390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56:.G966])/11" office:value-type="float" office:value="68" calcext:value-type="float">
            <text:p>68</text:p>
          </table:table-cell>
          <table:table-cell table:style-name="ce1"/>
        </table:table-row>
        <table:table-row table:style-name="ro1">
          <table:table-cell office:value-type="float" office:value="0.726200461387634" calcext:value-type="float">
            <text:p>0.7262004614</text:p>
          </table:table-cell>
          <table:table-cell/>
          <table:table-cell table:style-name="ce1" table:formula="of:=SUM([.A957:.A967])/11" office:value-type="float" office:value="0.795432673259215" calcext:value-type="float">
            <text:p>0.795432673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57:.G967])/11" office:value-type="float" office:value="68.6363636363636" calcext:value-type="float">
            <text:p>68.6363636364</text:p>
          </table:table-cell>
          <table:table-cell table:style-name="ce1"/>
        </table:table-row>
        <table:table-row table:style-name="ro1">
          <table:table-cell office:value-type="float" office:value="0.647359669208527" calcext:value-type="float">
            <text:p>0.6473596692</text:p>
          </table:table-cell>
          <table:table-cell/>
          <table:table-cell table:style-name="ce1" table:formula="of:=SUM([.A958:.A968])/11" office:value-type="float" office:value="0.792900516228242" calcext:value-type="float">
            <text:p>0.79290051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958:.G968])/11" office:value-type="float" office:value="68.6363636363636" calcext:value-type="float">
            <text:p>68.6363636364</text:p>
          </table:table-cell>
          <table:table-cell table:style-name="ce1"/>
        </table:table-row>
        <table:table-row table:style-name="ro1">
          <table:table-cell office:value-type="float" office:value="1.46959364414215" calcext:value-type="float">
            <text:p>1.4695936441</text:p>
          </table:table-cell>
          <table:table-cell/>
          <table:table-cell table:style-name="ce1" table:formula="of:=SUM([.A959:.A969])/11" office:value-type="float" office:value="0.794576501304453" calcext:value-type="float">
            <text:p>0.794576501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959:.G969])/11" office:value-type="float" office:value="69.8181818181818" calcext:value-type="float">
            <text:p>69.8181818182</text:p>
          </table:table-cell>
          <table:table-cell table:style-name="ce1"/>
        </table:table-row>
        <table:table-row table:style-name="ro1">
          <table:table-cell office:value-type="float" office:value="0.87231570482254" calcext:value-type="float">
            <text:p>0.8723157048</text:p>
          </table:table-cell>
          <table:table-cell/>
          <table:table-cell table:style-name="ce1" table:formula="of:=SUM([.A960:.A970])/11" office:value-type="float" office:value="0.75958728519353" calcext:value-type="float">
            <text:p>0.759587285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960:.G970])/11" office:value-type="float" office:value="72.0909090909091" calcext:value-type="float">
            <text:p>72.0909090909</text:p>
          </table:table-cell>
          <table:table-cell table:style-name="ce1"/>
        </table:table-row>
        <table:table-row table:style-name="ro1">
          <table:table-cell office:value-type="float" office:value="0.489943593740463" calcext:value-type="float">
            <text:p>0.4899435937</text:p>
          </table:table-cell>
          <table:table-cell/>
          <table:table-cell table:style-name="ce1" table:formula="of:=SUM([.A961:.A971])/11" office:value-type="float" office:value="0.760337805206126" calcext:value-type="float">
            <text:p>0.760337805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961:.G971])/11" office:value-type="float" office:value="74.7272727272727" calcext:value-type="float">
            <text:p>74.7272727273</text:p>
          </table:table-cell>
          <table:table-cell table:style-name="ce1"/>
        </table:table-row>
        <table:table-row table:style-name="ro1">
          <table:table-cell office:value-type="float" office:value="0.883491218090057" calcext:value-type="float">
            <text:p>0.8834912181</text:p>
          </table:table-cell>
          <table:table-cell/>
          <table:table-cell table:style-name="ce1" table:formula="of:=SUM([.A962:.A972])/11" office:value-type="float" office:value="0.785402807322416" calcext:value-type="float">
            <text:p>0.785402807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62:.G972])/11" office:value-type="float" office:value="75.9090909090909" calcext:value-type="float">
            <text:p>75.9090909091</text:p>
          </table:table-cell>
          <table:table-cell table:style-name="ce1"/>
        </table:table-row>
        <table:table-row table:style-name="ro1">
          <table:table-cell office:value-type="float" office:value="0.91807609796524" calcext:value-type="float">
            <text:p>0.918076098</text:p>
          </table:table-cell>
          <table:table-cell/>
          <table:table-cell table:style-name="ce1" table:formula="of:=SUM([.A963:.A973])/11" office:value-type="float" office:value="0.779390839013187" calcext:value-type="float">
            <text:p>0.77939083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63:.G973])/11" office:value-type="float" office:value="75.9090909090909" calcext:value-type="float">
            <text:p>75.9090909091</text:p>
          </table:table-cell>
          <table:table-cell table:style-name="ce1"/>
        </table:table-row>
        <table:table-row table:style-name="ro1">
          <table:table-cell office:value-type="float" office:value="0.552278339862824" calcext:value-type="float">
            <text:p>0.5522783399</text:p>
          </table:table-cell>
          <table:table-cell/>
          <table:table-cell table:style-name="ce1" table:formula="of:=SUM([.A964:.A974])/11" office:value-type="float" office:value="0.766217892820185" calcext:value-type="float">
            <text:p>0.766217892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64:.G974])/11" office:value-type="float" office:value="77" calcext:value-type="float">
            <text:p>77</text:p>
          </table:table-cell>
          <table:table-cell table:style-name="ce1"/>
        </table:table-row>
        <table:table-row table:style-name="ro1">
          <table:table-cell office:value-type="float" office:value="0.928392946720123" calcext:value-type="float">
            <text:p>0.9283929467</text:p>
          </table:table-cell>
          <table:table-cell/>
          <table:table-cell table:style-name="ce1" table:formula="of:=SUM([.A965:.A975])/11" office:value-type="float" office:value="0.759090011770075" calcext:value-type="float">
            <text:p>0.759090011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965:.G975])/11" office:value-type="float" office:value="78.1818181818182" calcext:value-type="float">
            <text:p>78.1818181818</text:p>
          </table:table-cell>
          <table:table-cell table:style-name="ce1"/>
        </table:table-row>
        <table:table-row table:style-name="ro1">
          <table:table-cell office:value-type="float" office:value="0.719627737998962" calcext:value-type="float">
            <text:p>0.719627738</text:p>
          </table:table-cell>
          <table:table-cell/>
          <table:table-cell table:style-name="ce1" table:formula="of:=SUM([.A966:.A976])/11" office:value-type="float" office:value="0.746410846710205" calcext:value-type="float">
            <text:p>0.746410846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966:.G976])/11" office:value-type="float" office:value="76.4545454545455" calcext:value-type="float">
            <text:p>76.4545454545</text:p>
          </table:table-cell>
          <table:table-cell table:style-name="ce1"/>
        </table:table-row>
        <table:table-row table:style-name="ro1">
          <table:table-cell office:value-type="float" office:value="0.542479991912842" calcext:value-type="float">
            <text:p>0.5424799919</text:p>
          </table:table-cell>
          <table:table-cell/>
          <table:table-cell table:style-name="ce1" table:formula="of:=SUM([.A967:.A977])/11" office:value-type="float" office:value="0.758833863518455" calcext:value-type="float">
            <text:p>0.758833863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67:.G977])/11" office:value-type="float" office:value="78.7272727272727" calcext:value-type="float">
            <text:p>78.7272727273</text:p>
          </table:table-cell>
          <table:table-cell table:style-name="ce1"/>
        </table:table-row>
        <table:table-row table:style-name="ro1">
          <table:table-cell office:value-type="float" office:value="0.698346734046936" calcext:value-type="float">
            <text:p>0.698346734</text:p>
          </table:table-cell>
          <table:table-cell/>
          <table:table-cell table:style-name="ce1" table:formula="of:=SUM([.A968:.A978])/11" office:value-type="float" office:value="0.793897970156236" calcext:value-type="float">
            <text:p>0.793897970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68:.G978])/11" office:value-type="float" office:value="80.3636363636364" calcext:value-type="float">
            <text:p>80.3636363636</text:p>
          </table:table-cell>
          <table:table-cell table:style-name="ce1"/>
        </table:table-row>
        <table:table-row table:style-name="ro1">
          <table:table-cell office:value-type="float" office:value="0.665795505046845" calcext:value-type="float">
            <text:p>0.665795505</text:p>
          </table:table-cell>
          <table:table-cell/>
          <table:table-cell table:style-name="ce1" table:formula="of:=SUM([.A969:.A979])/11" office:value-type="float" office:value="0.822475070303137" calcext:value-type="float">
            <text:p>0.822475070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69:.G979])/11" office:value-type="float" office:value="80.9090909090909" calcext:value-type="float">
            <text:p>80.9090909091</text:p>
          </table:table-cell>
          <table:table-cell table:style-name="ce1"/>
        </table:table-row>
        <table:table-row table:style-name="ro1">
          <table:table-cell office:value-type="float" office:value="1.084712266922" calcext:value-type="float">
            <text:p>1.0847122669</text:p>
          </table:table-cell>
          <table:table-cell/>
          <table:table-cell table:style-name="ce1" table:formula="of:=SUM([.A970:.A980])/11" office:value-type="float" office:value="0.846269629218362" calcext:value-type="float">
            <text:p>0.846269629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970:.G980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88057142496109" calcext:value-type="float">
            <text:p>0.880571425</text:p>
          </table:table-cell>
          <table:table-cell/>
          <table:table-cell table:style-name="ce1" table:formula="of:=SUM([.A971:.A981])/11" office:value-type="float" office:value="0.792100261558186" calcext:value-type="float">
            <text:p>0.792100261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971:.G981])/11" office:value-type="float" office:value="79.1818181818182" calcext:value-type="float">
            <text:p>79.1818181818</text:p>
          </table:table-cell>
          <table:table-cell table:style-name="ce1"/>
        </table:table-row>
        <table:table-row table:style-name="ro1">
          <table:table-cell office:value-type="float" office:value="0.765658617019653" calcext:value-type="float">
            <text:p>0.765658617</text:p>
          </table:table-cell>
          <table:table-cell/>
          <table:table-cell table:style-name="ce1" table:formula="of:=SUM([.A972:.A982])/11" office:value-type="float" office:value="0.773664019324563" calcext:value-type="float">
            <text:p>0.773664019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72:.G982])/11" office:value-type="float" office:value="78.0909090909091" calcext:value-type="float">
            <text:p>78.0909090909</text:p>
          </table:table-cell>
          <table:table-cell table:style-name="ce1"/>
        </table:table-row>
        <table:table-row table:style-name="ro1">
          <table:table-cell office:value-type="float" office:value="0.817359566688538" calcext:value-type="float">
            <text:p>0.8173595667</text:p>
          </table:table-cell>
          <table:table-cell/>
          <table:table-cell table:style-name="ce1" table:formula="of:=SUM([.A973:.A983])/11" office:value-type="float" office:value="0.759667429057035" calcext:value-type="float">
            <text:p>0.759667429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73:.G983])/11" office:value-type="float" office:value="77.4545454545455" calcext:value-type="float">
            <text:p>77.4545454545</text:p>
          </table:table-cell>
          <table:table-cell table:style-name="ce1"/>
        </table:table-row>
        <table:table-row table:style-name="ro1">
          <table:table-cell office:value-type="float" office:value="0.773173689842224" calcext:value-type="float">
            <text:p>0.7731736898</text:p>
          </table:table-cell>
          <table:table-cell/>
          <table:table-cell table:style-name="ce1" table:formula="of:=SUM([.A974:.A984])/11" office:value-type="float" office:value="0.817321712320501" calcext:value-type="float">
            <text:p>0.817321712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974:.G984])/11" office:value-type="float" office:value="77.6363636363636" calcext:value-type="float">
            <text:p>77.6363636364</text:p>
          </table:table-cell>
          <table:table-cell table:style-name="ce1"/>
        </table:table-row>
        <table:table-row table:style-name="ro1">
          <table:table-cell office:value-type="float" office:value="0.473871648311615" calcext:value-type="float">
            <text:p>0.4738716483</text:p>
          </table:table-cell>
          <table:table-cell/>
          <table:table-cell table:style-name="ce1" table:formula="of:=SUM([.A975:.A985])/11" office:value-type="float" office:value="0.79358883337541" calcext:value-type="float">
            <text:p>0.793588833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75:.G985])/11" office:value-type="float" office:value="74.2727272727273" calcext:value-type="float">
            <text:p>74.2727272727</text:p>
          </table:table-cell>
          <table:table-cell table:style-name="ce1"/>
        </table:table-row>
        <table:table-row table:style-name="ro1">
          <table:table-cell office:value-type="float" office:value="0.788922131061554" calcext:value-type="float">
            <text:p>0.7889221311</text:p>
          </table:table-cell>
          <table:table-cell/>
          <table:table-cell table:style-name="ce1" table:formula="of:=SUM([.A976:.A986])/11" office:value-type="float" office:value="0.816563145680861" calcext:value-type="float">
            <text:p>0.816563145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76:.G986])/11" office:value-type="float" office:value="74.2727272727273" calcext:value-type="float">
            <text:p>74.2727272727</text:p>
          </table:table-cell>
          <table:table-cell table:style-name="ce1"/>
        </table:table-row>
        <table:table-row table:style-name="ro1">
          <table:table-cell office:value-type="float" office:value="0.85628092288971" calcext:value-type="float">
            <text:p>0.8562809229</text:p>
          </table:table-cell>
          <table:table-cell/>
          <table:table-cell table:style-name="ce1" table:formula="of:=SUM([.A977:.A987])/11" office:value-type="float" office:value="0.817646319215948" calcext:value-type="float">
            <text:p>0.817646319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77:.G987])/11" office:value-type="float" office:value="76" calcext:value-type="float">
            <text:p>76</text:p>
          </table:table-cell>
          <table:table-cell table:style-name="ce1"/>
        </table:table-row>
        <table:table-row table:style-name="ro1">
          <table:table-cell office:value-type="float" office:value="0.928185164928436" calcext:value-type="float">
            <text:p>0.9281851649</text:p>
          </table:table-cell>
          <table:table-cell/>
          <table:table-cell table:style-name="ce1" table:formula="of:=SUM([.A978:.A988])/11" office:value-type="float" office:value="0.824970413338054" calcext:value-type="float">
            <text:p>0.824970413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978:.G988])/11" office:value-type="float" office:value="77.0909090909091" calcext:value-type="float">
            <text:p>77.0909090909</text:p>
          </table:table-cell>
          <table:table-cell table:style-name="ce1"/>
        </table:table-row>
        <table:table-row table:style-name="ro1">
          <table:table-cell office:value-type="float" office:value="1.01269483566284" calcext:value-type="float">
            <text:p>1.0126948357</text:p>
          </table:table-cell>
          <table:table-cell/>
          <table:table-cell table:style-name="ce1" table:formula="of:=SUM([.A979:.A989])/11" office:value-type="float" office:value="0.801046154715798" calcext:value-type="float">
            <text:p>0.801046154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79:.G989])/11" office:value-type="float" office:value="76" calcext:value-type="float">
            <text:p>76</text:p>
          </table:table-cell>
          <table:table-cell table:style-name="ce1"/>
        </table:table-row>
        <table:table-row table:style-name="ro1">
          <table:table-cell office:value-type="float" office:value="0.927535653114319" calcext:value-type="float">
            <text:p>0.9275356531</text:p>
          </table:table-cell>
          <table:table-cell/>
          <table:table-cell table:style-name="ce1" table:formula="of:=SUM([.A980:.A990])/11" office:value-type="float" office:value="0.817718310789629" calcext:value-type="float">
            <text:p>0.817718310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80:.G990])/11" office:value-type="float" office:value="76" calcext:value-type="float">
            <text:p>76</text:p>
          </table:table-cell>
          <table:table-cell table:style-name="ce1"/>
        </table:table-row>
        <table:table-row table:style-name="ro1">
          <table:table-cell office:value-type="float" office:value="0.488849222660065" calcext:value-type="float">
            <text:p>0.4888492227</text:p>
          </table:table-cell>
          <table:table-cell/>
          <table:table-cell table:style-name="ce1" table:formula="of:=SUM([.A981:.A991])/11" office:value-type="float" office:value="0.792291419072585" calcext:value-type="float">
            <text:p>0.792291419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81:.G991])/11" office:value-type="float" office:value="75.4545454545455" calcext:value-type="float">
            <text:p>75.4545454545</text:p>
          </table:table-cell>
          <table:table-cell table:style-name="ce1"/>
        </table:table-row>
        <table:table-row table:style-name="ro1">
          <table:table-cell office:value-type="float" office:value="0.677772760391235" calcext:value-type="float">
            <text:p>0.6777727604</text:p>
          </table:table-cell>
          <table:table-cell/>
          <table:table-cell table:style-name="ce1" table:formula="of:=SUM([.A982:.A992])/11" office:value-type="float" office:value="0.801198092373935" calcext:value-type="float">
            <text:p>0.801198092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82:.G992])/11" office:value-type="float" office:value="74.8181818181818" calcext:value-type="float">
            <text:p>74.8181818182</text:p>
          </table:table-cell>
          <table:table-cell table:style-name="ce1"/>
        </table:table-row>
        <table:table-row table:style-name="ro1">
          <table:table-cell office:value-type="float" office:value="0.611696124076843" calcext:value-type="float">
            <text:p>0.6116961241</text:p>
          </table:table-cell>
          <table:table-cell/>
          <table:table-cell table:style-name="ce1" table:formula="of:=SUM([.A983:.A993])/11" office:value-type="float" office:value="0.818126911466772" calcext:value-type="float">
            <text:p>0.818126911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83:.G993])/11" office:value-type="float" office:value="73.6363636363636" calcext:value-type="float">
            <text:p>73.6363636364</text:p>
          </table:table-cell>
          <table:table-cell table:style-name="ce1"/>
        </table:table-row>
        <table:table-row table:style-name="ro1">
          <table:table-cell office:value-type="float" office:value="1.45155668258667" calcext:value-type="float">
            <text:p>1.4515566826</text:p>
          </table:table-cell>
          <table:table-cell/>
          <table:table-cell table:style-name="ce1" table:formula="of:=SUM([.A984:.A994])/11" office:value-type="float" office:value="0.822344828735699" calcext:value-type="float">
            <text:p>0.8223448287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984:.G994])/11" office:value-type="float" office:value="74.8181818181818" calcext:value-type="float">
            <text:p>74.8181818182</text:p>
          </table:table-cell>
          <table:table-cell table:style-name="ce1"/>
        </table:table-row>
        <table:table-row table:style-name="ro1">
          <table:table-cell office:value-type="float" office:value="0.512112021446228" calcext:value-type="float">
            <text:p>0.5121120214</text:p>
          </table:table-cell>
          <table:table-cell/>
          <table:table-cell table:style-name="ce1" table:formula="of:=SUM([.A985:.A995])/11" office:value-type="float" office:value="0.755530379035256" calcext:value-type="float">
            <text:p>0.75553037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985:.G995])/11" office:value-type="float" office:value="75.1818181818182" calcext:value-type="float">
            <text:p>75.1818181818</text:p>
          </table:table-cell>
          <table:table-cell table:style-name="ce1"/>
        </table:table-row>
        <table:table-row table:style-name="ro1">
          <table:table-cell office:value-type="float" office:value="0.72658908367157" calcext:value-type="float">
            <text:p>0.7265890837</text:p>
          </table:table-cell>
          <table:table-cell/>
          <table:table-cell table:style-name="ce1" table:formula="of:=SUM([.A986:.A996])/11" office:value-type="float" office:value="0.776879971677607" calcext:value-type="float">
            <text:p>0.776879971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86:.G996])/11" office:value-type="float" office:value="79.7272727272727" calcext:value-type="float">
            <text:p>79.7272727273</text:p>
          </table:table-cell>
          <table:table-cell table:style-name="ce1"/>
        </table:table-row>
        <table:table-row table:style-name="ro1">
          <table:table-cell office:value-type="float" office:value="0.80083703994751" calcext:value-type="float">
            <text:p>0.8008370399</text:p>
          </table:table-cell>
          <table:table-cell/>
          <table:table-cell table:style-name="ce1" table:formula="of:=SUM([.A987:.A997])/11" office:value-type="float" office:value="0.77067905664444" calcext:value-type="float">
            <text:p>0.770679056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987:.G997])/11" office:value-type="float" office:value="79.7272727272727" calcext:value-type="float">
            <text:p>79.7272727273</text:p>
          </table:table-cell>
          <table:table-cell table:style-name="ce1"/>
        </table:table-row>
        <table:table-row table:style-name="ro1">
          <table:table-cell office:value-type="float" office:value="0.936845958232879" calcext:value-type="float">
            <text:p>0.9368459582</text:p>
          </table:table-cell>
          <table:table-cell/>
          <table:table-cell table:style-name="ce1" table:formula="of:=SUM([.A988:.A998])/11" office:value-type="float" office:value="0.760962849313563" calcext:value-type="float">
            <text:p>0.760962849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988:.G998])/11" office:value-type="float" office:value="78.6363636363636" calcext:value-type="float">
            <text:p>78.6363636364</text:p>
          </table:table-cell>
          <table:table-cell table:style-name="ce1"/>
        </table:table-row>
        <table:table-row table:style-name="ro1">
          <table:table-cell office:value-type="float" office:value="0.665018320083618" calcext:value-type="float">
            <text:p>0.6650183201</text:p>
          </table:table-cell>
          <table:table-cell/>
          <table:table-cell table:style-name="ce1" table:formula="of:=SUM([.A989:.A999])/11" office:value-type="float" office:value="0.736052686517889" calcext:value-type="float">
            <text:p>0.736052686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89:.G999])/11" office:value-type="float" office:value="79.1818181818182" calcext:value-type="float">
            <text:p>79.1818181818</text:p>
          </table:table-cell>
          <table:table-cell table:style-name="ce1"/>
        </table:table-row>
        <table:table-row table:style-name="ro1">
          <table:table-cell office:value-type="float" office:value="1.19608855247498" calcext:value-type="float">
            <text:p>1.1960885525</text:p>
          </table:table-cell>
          <table:table-cell/>
          <table:table-cell table:style-name="ce1" table:formula="of:=SUM([.A990:.A1000])/11" office:value-type="float" office:value="0.724104648286647" calcext:value-type="float">
            <text:p>0.724104648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90:.G1000])/11" office:value-type="float" office:value="79.1818181818182" calcext:value-type="float">
            <text:p>79.1818181818</text:p>
          </table:table-cell>
          <table:table-cell table:style-name="ce1"/>
        </table:table-row>
        <table:table-row table:style-name="ro1">
          <table:table-cell office:value-type="float" office:value="0.647839844226837" calcext:value-type="float">
            <text:p>0.6478398442</text:p>
          </table:table-cell>
          <table:table-cell/>
          <table:table-cell table:style-name="ce1" table:formula="of:=SUM([.A991:.A1001])/11" office:value-type="float" office:value="0.674216302958402" calcext:value-type="float">
            <text:p>0.67421630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991:.G1001])/11" office:value-type="float" office:value="80.9090909090909" calcext:value-type="float">
            <text:p>80.9090909091</text:p>
          </table:table-cell>
          <table:table-cell table:style-name="ce1"/>
        </table:table-row>
        <table:table-row table:style-name="ro1">
          <table:table-cell office:value-type="float" office:value="0.586822628974915" calcext:value-type="float">
            <text:p>0.586822629</text:p>
          </table:table-cell>
          <table:table-cell/>
          <table:table-cell table:style-name="ce1" table:formula="of:=SUM([.A992:.A1002])/11" office:value-type="float" office:value="0.655499198219993" calcext:value-type="float">
            <text:p>0.655499198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992:.G1002])/11" office:value-type="float" office:value="82.0909090909091" calcext:value-type="float">
            <text:p>82.0909090909</text:p>
          </table:table-cell>
          <table:table-cell table:style-name="ce1"/>
        </table:table-row>
        <table:table-row table:style-name="ro1">
          <table:table-cell office:value-type="float" office:value="0.863989770412445" calcext:value-type="float">
            <text:p>0.8639897704</text:p>
          </table:table-cell>
          <table:table-cell/>
          <table:table-cell table:style-name="ce1" table:formula="of:=SUM([.A993:.A1003])/11" office:value-type="float" office:value="0.657185554504395" calcext:value-type="float">
            <text:p>0.657185554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993:.G1003])/11" office:value-type="float" office:value="82.7272727272727" calcext:value-type="float">
            <text:p>82.7272727273</text:p>
          </table:table-cell>
          <table:table-cell table:style-name="ce1"/>
        </table:table-row>
        <table:table-row table:style-name="ro1">
          <table:table-cell office:value-type="float" office:value="0.658093214035034" calcext:value-type="float">
            <text:p>0.658093214</text:p>
          </table:table-cell>
          <table:table-cell/>
          <table:table-cell table:style-name="ce1" table:formula="of:=SUM([.A994:.A1004])/11" office:value-type="float" office:value="0.661391458728097" calcext:value-type="float">
            <text:p>0.661391458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94:.G1004])/11" office:value-type="float" office:value="83.9090909090909" calcext:value-type="float">
            <text:p>83.9090909091</text:p>
          </table:table-cell>
          <table:table-cell table:style-name="ce1"/>
        </table:table-row>
        <table:table-row table:style-name="ro1">
          <table:table-cell office:value-type="float" office:value="0.716597735881805" calcext:value-type="float">
            <text:p>0.7165977359</text:p>
          </table:table-cell>
          <table:table-cell/>
          <table:table-cell table:style-name="ce1" table:formula="of:=SUM([.A995:.A1005])/11" office:value-type="float" office:value="0.643970148129897" calcext:value-type="float">
            <text:p>0.643970148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995:.G1005])/11" office:value-type="float" office:value="85.6363636363636" calcext:value-type="float">
            <text:p>85.6363636364</text:p>
          </table:table-cell>
          <table:table-cell table:style-name="ce1"/>
        </table:table-row>
        <table:table-row table:style-name="ro1">
          <table:table-cell office:value-type="float" office:value="0.746957540512085" calcext:value-type="float">
            <text:p>0.7469575405</text:p>
          </table:table-cell>
          <table:table-cell/>
          <table:table-cell table:style-name="ce1" table:formula="of:=SUM([.A996:.A1006])/11" office:value-type="float" office:value="0.657291201027957" calcext:value-type="float">
            <text:p>0.65729120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996:.G1006])/11" office:value-type="float" office:value="85.0909090909091" calcext:value-type="float">
            <text:p>85.0909090909</text:p>
          </table:table-cell>
          <table:table-cell table:style-name="ce1"/>
        </table:table-row>
        <table:table-row table:style-name="ro1">
          <table:table-cell office:value-type="float" office:value="0.658379018306732" calcext:value-type="float">
            <text:p>0.6583790183</text:p>
          </table:table-cell>
          <table:table-cell/>
          <table:table-cell table:style-name="ce1" table:formula="of:=SUM([.A997:.A1007])/11" office:value-type="float" office:value="0.687391860918566" calcext:value-type="float">
            <text:p>0.687391860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997:.G1007])/11" office:value-type="float" office:value="82.8181818181818" calcext:value-type="float">
            <text:p>82.8181818182</text:p>
          </table:table-cell>
          <table:table-cell table:style-name="ce1"/>
        </table:table-row>
        <table:table-row table:style-name="ro1">
          <table:table-cell office:value-type="float" office:value="0.693958759307861" calcext:value-type="float">
            <text:p>0.6939587593</text:p>
          </table:table-cell>
          <table:table-cell/>
          <table:table-cell table:style-name="ce1" table:formula="of:=SUM([.A998:.A1008])/11" office:value-type="float" office:value="0.708034363659946" calcext:value-type="float">
            <text:p>0.708034363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998:.G1008])/11" office:value-type="float" office:value="80.7272727272727" calcext:value-type="float">
            <text:p>80.7272727273</text:p>
          </table:table-cell>
          <table:table-cell table:style-name="ce1"/>
        </table:table-row>
        <table:table-row table:style-name="ro1">
          <table:table-cell office:value-type="float" office:value="0.662834167480469" calcext:value-type="float">
            <text:p>0.6628341675</text:p>
          </table:table-cell>
          <table:table-cell/>
          <table:table-cell table:style-name="ce1" table:formula="of:=SUM([.A999:.A1009])/11" office:value-type="float" office:value="0.699206585233862" calcext:value-type="float">
            <text:p>0.699206585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999:.G1009])/11" office:value-type="float" office:value="81.2727272727273" calcext:value-type="float">
            <text:p>81.2727272727</text:p>
          </table:table-cell>
          <table:table-cell table:style-name="ce1"/>
        </table:table-row>
        <table:table-row table:style-name="ro1">
          <table:table-cell office:value-type="float" office:value="0.533589899539948" calcext:value-type="float">
            <text:p>0.5335898995</text:p>
          </table:table-cell>
          <table:table-cell/>
          <table:table-cell table:style-name="ce1" table:formula="of:=SUM([.A1000:.A1010])/11" office:value-type="float" office:value="0.753347835757516" calcext:value-type="float">
            <text:p>0.753347835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000:.G1010])/11" office:value-type="float" office:value="78.4545454545455" calcext:value-type="float">
            <text:p>78.4545454545</text:p>
          </table:table-cell>
          <table:table-cell table:style-name="ce1"/>
        </table:table-row>
        <table:table-row table:style-name="ro1">
          <table:table-cell office:value-type="float" office:value="0.647316753864288" calcext:value-type="float">
            <text:p>0.6473167539</text:p>
          </table:table-cell>
          <table:table-cell/>
          <table:table-cell table:style-name="ce1" table:formula="of:=SUM([.A1001:.A1011])/11" office:value-type="float" office:value="0.733305259184404" calcext:value-type="float">
            <text:p>0.733305259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001:.G1011])/11" office:value-type="float" office:value="77.9090909090909" calcext:value-type="float">
            <text:p>77.9090909091</text:p>
          </table:table-cell>
          <table:table-cell table:style-name="ce1"/>
        </table:table-row>
        <table:table-row table:style-name="ro1">
          <table:table-cell office:value-type="float" office:value="0.44195169210434" calcext:value-type="float">
            <text:p>0.4419516921</text:p>
          </table:table-cell>
          <table:table-cell/>
          <table:table-cell table:style-name="ce1" table:formula="of:=SUM([.A1002:.A1012])/11" office:value-type="float" office:value="0.739625058390878" calcext:value-type="float">
            <text:p>0.739625058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02:.G1012])/11" office:value-type="float" office:value="76.1818181818182" calcext:value-type="float">
            <text:p>76.1818181818</text:p>
          </table:table-cell>
          <table:table-cell table:style-name="ce1"/>
        </table:table-row>
        <table:table-row table:style-name="ro1">
          <table:table-cell office:value-type="float" office:value="0.605372548103333" calcext:value-type="float">
            <text:p>0.6053725481</text:p>
          </table:table-cell>
          <table:table-cell/>
          <table:table-cell table:style-name="ce1" table:formula="of:=SUM([.A1003:.A1013])/11" office:value-type="float" office:value="0.735579336231405" calcext:value-type="float">
            <text:p>0.735579336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03:.G1013])/11" office:value-type="float" office:value="76.1818181818182" calcext:value-type="float">
            <text:p>76.1818181818</text:p>
          </table:table-cell>
          <table:table-cell table:style-name="ce1"/>
        </table:table-row>
        <table:table-row table:style-name="ro1">
          <table:table-cell office:value-type="float" office:value="0.910254716873169" calcext:value-type="float">
            <text:p>0.9102547169</text:p>
          </table:table-cell>
          <table:table-cell/>
          <table:table-cell table:style-name="ce1" table:formula="of:=SUM([.A1004:.A1014])/11" office:value-type="float" office:value="0.801298149607399" calcext:value-type="float">
            <text:p>0.801298149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04:.G1014])/11" office:value-type="float" office:value="77.8181818181818" calcext:value-type="float">
            <text:p>77.8181818182</text:p>
          </table:table-cell>
          <table:table-cell table:style-name="ce1"/>
        </table:table-row>
        <table:table-row table:style-name="ro1">
          <table:table-cell office:value-type="float" office:value="0.466458797454834" calcext:value-type="float">
            <text:p>0.4664587975</text:p>
          </table:table-cell>
          <table:table-cell/>
          <table:table-cell table:style-name="ce1" table:formula="of:=SUM([.A1005:.A1015])/11" office:value-type="float" office:value="0.776678451082924" calcext:value-type="float">
            <text:p>0.776678451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005:.G1015])/11" office:value-type="float" office:value="77.8181818181818" calcext:value-type="float">
            <text:p>77.8181818182</text:p>
          </table:table-cell>
          <table:table-cell table:style-name="ce1"/>
        </table:table-row>
        <table:table-row table:style-name="ro1">
          <table:table-cell office:value-type="float" office:value="0.863129317760468" calcext:value-type="float">
            <text:p>0.8631293178</text:p>
          </table:table-cell>
          <table:table-cell/>
          <table:table-cell table:style-name="ce1" table:formula="of:=SUM([.A1006:.A1016])/11" office:value-type="float" office:value="0.815357032147321" calcext:value-type="float">
            <text:p>0.815357032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006:.G1016])/11" office:value-type="float" office:value="77.1818181818182" calcext:value-type="float">
            <text:p>77.1818181818</text:p>
          </table:table-cell>
          <table:table-cell table:style-name="ce1"/>
        </table:table-row>
        <table:table-row table:style-name="ro1">
          <table:table-cell office:value-type="float" office:value="1.07806479930878" calcext:value-type="float">
            <text:p>1.0780647993</text:p>
          </table:table-cell>
          <table:table-cell/>
          <table:table-cell table:style-name="ce1" table:formula="of:=SUM([.A1007:.A1017])/11" office:value-type="float" office:value="0.839705795049668" calcext:value-type="float">
            <text:p>0.83970579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07:.G1017])/11" office:value-type="float" office:value="78.2727272727273" calcext:value-type="float">
            <text:p>78.2727272727</text:p>
          </table:table-cell>
          <table:table-cell table:style-name="ce1"/>
        </table:table-row>
        <table:table-row table:style-name="ro1">
          <table:table-cell office:value-type="float" office:value="0.885446548461914" calcext:value-type="float">
            <text:p>0.8854465485</text:p>
          </table:table-cell>
          <table:table-cell/>
          <table:table-cell table:style-name="ce1" table:formula="of:=SUM([.A1008:.A1018])/11" office:value-type="float" office:value="0.797218379649249" calcext:value-type="float">
            <text:p>0.7972183796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1008:.G1018])/11" office:value-type="float" office:value="78.8181818181818" calcext:value-type="float">
            <text:p>78.8181818182</text:p>
          </table:table-cell>
          <table:table-cell table:style-name="ce1"/>
        </table:table-row>
        <table:table-row table:style-name="ro1">
          <table:table-cell office:value-type="float" office:value="0.596853196620941" calcext:value-type="float">
            <text:p>0.5968531966</text:p>
          </table:table-cell>
          <table:table-cell/>
          <table:table-cell table:style-name="ce1" table:formula="of:=SUM([.A1009:.A1019])/11" office:value-type="float" office:value="0.778166979551315" calcext:value-type="float">
            <text:p>0.778166979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009:.G1019])/11" office:value-type="float" office:value="80.3636363636364" calcext:value-type="float">
            <text:p>80.3636363636</text:p>
          </table:table-cell>
          <table:table-cell table:style-name="ce1"/>
        </table:table-row>
        <table:table-row table:style-name="ro1">
          <table:table-cell office:value-type="float" office:value="1.25838792324066" calcext:value-type="float">
            <text:p>1.2583879232</text:p>
          </table:table-cell>
          <table:table-cell/>
          <table:table-cell table:style-name="ce1" table:formula="of:=SUM([.A1010:.A1020])/11" office:value-type="float" office:value="0.816331936554475" calcext:value-type="float">
            <text:p>0.816331936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010:.G1020])/11" office:value-type="float" office:value="79" calcext:value-type="float">
            <text:p>79</text:p>
          </table:table-cell>
          <table:table-cell table:style-name="ce1"/>
        </table:table-row>
        <table:table-row table:style-name="ro1">
          <table:table-cell office:value-type="float" office:value="0.313121557235718" calcext:value-type="float">
            <text:p>0.3131215572</text:p>
          </table:table-cell>
          <table:table-cell/>
          <table:table-cell table:style-name="ce1" table:formula="of:=SUM([.A1011:.A1021])/11" office:value-type="float" office:value="0.735213883898475" calcext:value-type="float">
            <text:p>0.735213883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11:.G1021])/11" office:value-type="float" office:value="81.2727272727273" calcext:value-type="float">
            <text:p>81.2727272727</text:p>
          </table:table-cell>
          <table:table-cell table:style-name="ce1"/>
        </table:table-row>
        <table:table-row table:style-name="ro1">
          <table:table-cell office:value-type="float" office:value="0.716834545135498" calcext:value-type="float">
            <text:p>0.7168345451</text:p>
          </table:table-cell>
          <table:table-cell/>
          <table:table-cell table:style-name="ce1" table:formula="of:=SUM([.A1012:.A1022])/11" office:value-type="float" office:value="0.751883504065601" calcext:value-type="float">
            <text:p>0.751883504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012:.G1022])/11" office:value-type="float" office:value="81.8181818181818" calcext:value-type="float">
            <text:p>81.8181818182</text:p>
          </table:table-cell>
          <table:table-cell table:style-name="ce1"/>
        </table:table-row>
        <table:table-row table:style-name="ro1">
          <table:table-cell office:value-type="float" office:value="0.397448748350143" calcext:value-type="float">
            <text:p>0.3974487484</text:p>
          </table:table-cell>
          <table:table-cell/>
          <table:table-cell table:style-name="ce1" table:formula="of:=SUM([.A1013:.A1023])/11" office:value-type="float" office:value="0.792183483188803" calcext:value-type="float">
            <text:p>0.792183483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13:.G1023])/11" office:value-type="float" office:value="81.8181818181818" calcext:value-type="float">
            <text:p>81.8181818182</text:p>
          </table:table-cell>
          <table:table-cell table:style-name="ce1"/>
        </table:table-row>
        <table:table-row table:style-name="ro1">
          <table:table-cell office:value-type="float" office:value="1.32827949523926" calcext:value-type="float">
            <text:p>1.3282794952</text:p>
          </table:table-cell>
          <table:table-cell/>
          <table:table-cell table:style-name="ce1" table:formula="of:=SUM([.A1014:.A1024])/11" office:value-type="float" office:value="0.813651615923101" calcext:value-type="float">
            <text:p>0.813651615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014:.G1024])/11" office:value-type="float" office:value="81.8181818181818" calcext:value-type="float">
            <text:p>81.8181818182</text:p>
          </table:table-cell>
          <table:table-cell table:style-name="ce1"/>
        </table:table-row>
        <table:table-row table:style-name="ro1">
          <table:table-cell office:value-type="float" office:value="0.639438033103943" calcext:value-type="float">
            <text:p>0.6394380331</text:p>
          </table:table-cell>
          <table:table-cell/>
          <table:table-cell table:style-name="ce1" table:formula="of:=SUM([.A1015:.A1025])/11" office:value-type="float" office:value="0.786422686143355" calcext:value-type="float">
            <text:p>0.786422686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15:.G1025])/11" office:value-type="float" office:value="81.2727272727273" calcext:value-type="float">
            <text:p>81.2727272727</text:p>
          </table:table-cell>
          <table:table-cell table:style-name="ce1"/>
        </table:table-row>
        <table:table-row table:style-name="ro1">
          <table:table-cell office:value-type="float" office:value="0.891923189163208" calcext:value-type="float">
            <text:p>0.8919231892</text:p>
          </table:table-cell>
          <table:table-cell/>
          <table:table-cell table:style-name="ce1" table:formula="of:=SUM([.A1016:.A1026])/11" office:value-type="float" office:value="0.783551801334728" calcext:value-type="float">
            <text:p>0.783551801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016:.G1026])/11" office:value-type="float" office:value="80.0909090909091" calcext:value-type="float">
            <text:p>80.0909090909</text:p>
          </table:table-cell>
          <table:table-cell table:style-name="ce1"/>
        </table:table-row>
        <table:table-row table:style-name="ro1">
          <table:table-cell office:value-type="float" office:value="1.13096570968628" calcext:value-type="float">
            <text:p>1.1309657097</text:p>
          </table:table-cell>
          <table:table-cell/>
          <table:table-cell table:style-name="ce1" table:formula="of:=SUM([.A1017:.A1027])/11" office:value-type="float" office:value="0.768565698103471" calcext:value-type="float">
            <text:p>0.768565698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017:.G1027])/11" office:value-type="float" office:value="76.7272727272727" calcext:value-type="float">
            <text:p>76.7272727273</text:p>
          </table:table-cell>
          <table:table-cell table:style-name="ce1"/>
        </table:table-row>
        <table:table-row table:style-name="ro1">
          <table:table-cell office:value-type="float" office:value="0.610703229904175" calcext:value-type="float">
            <text:p>0.6107032299</text:p>
          </table:table-cell>
          <table:table-cell/>
          <table:table-cell table:style-name="ce1" table:formula="of:=SUM([.A1018:.A1028])/11" office:value-type="float" office:value="0.748361094431443" calcext:value-type="float">
            <text:p>0.748361094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018:.G1028])/11" office:value-type="float" office:value="75.0909090909091" calcext:value-type="float">
            <text:p>75.0909090909</text:p>
          </table:table-cell>
          <table:table-cell table:style-name="ce1"/>
        </table:table-row>
        <table:table-row table:style-name="ro1">
          <table:table-cell office:value-type="float" office:value="0.675881147384644" calcext:value-type="float">
            <text:p>0.6758811474</text:p>
          </table:table-cell>
          <table:table-cell/>
          <table:table-cell table:style-name="ce1" table:formula="of:=SUM([.A1019:.A1029])/11" office:value-type="float" office:value="0.776185528798537" calcext:value-type="float">
            <text:p>0.776185528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19:.G1029])/11" office:value-type="float" office:value="75.0909090909091" calcext:value-type="float">
            <text:p>75.0909090909</text:p>
          </table:table-cell>
          <table:table-cell table:style-name="ce1"/>
        </table:table-row>
        <table:table-row table:style-name="ro1">
          <table:table-cell office:value-type="float" office:value="1.0166677236557" calcext:value-type="float">
            <text:p>1.0166677237</text:p>
          </table:table-cell>
          <table:table-cell/>
          <table:table-cell table:style-name="ce1" table:formula="of:=SUM([.A1020:.A1030])/11" office:value-type="float" office:value="0.858489096164704" calcext:value-type="float">
            <text:p>0.858489096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1020:.G1030])/11" office:value-type="float" office:value="75.0909090909091" calcext:value-type="float">
            <text:p>75.0909090909</text:p>
          </table:table-cell>
          <table:table-cell table:style-name="ce1"/>
        </table:table-row>
        <table:table-row table:style-name="ro1">
          <table:table-cell office:value-type="float" office:value="0.366089344024658" calcext:value-type="float">
            <text:p>0.366089344</text:p>
          </table:table-cell>
          <table:table-cell/>
          <table:table-cell table:style-name="ce1" table:formula="of:=SUM([.A1021:.A1031])/11" office:value-type="float" office:value="0.818686295639385" calcext:value-type="float">
            <text:p>0.818686295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021:.G1031])/11" office:value-type="float" office:value="75.9090909090909" calcext:value-type="float">
            <text:p>75.9090909091</text:p>
          </table:table-cell>
          <table:table-cell table:style-name="ce1"/>
        </table:table-row>
        <table:table-row table:style-name="ro1">
          <table:table-cell office:value-type="float" office:value="0.496487379074097" calcext:value-type="float">
            <text:p>0.4964873791</text:p>
          </table:table-cell>
          <table:table-cell/>
          <table:table-cell table:style-name="ce1" table:formula="of:=SUM([.A1022:.A1032])/11" office:value-type="float" office:value="0.851656832478263" calcext:value-type="float">
            <text:p>0.851656832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022:.G1032])/11" office:value-type="float" office:value="74.8181818181818" calcext:value-type="float">
            <text:p>74.8181818182</text:p>
          </table:table-cell>
          <table:table-cell table:style-name="ce1"/>
        </table:table-row>
        <table:table-row table:style-name="ro1">
          <table:table-cell office:value-type="float" office:value="1.16013431549072" calcext:value-type="float">
            <text:p>1.1601343155</text:p>
          </table:table-cell>
          <table:table-cell/>
          <table:table-cell table:style-name="ce1" table:formula="of:=SUM([.A1023:.A1033])/11" office:value-type="float" office:value="0.902780711650848" calcext:value-type="float">
            <text:p>0.902780711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023:.G1033])/11" office:value-type="float" office:value="74.8181818181818" calcext:value-type="float">
            <text:p>74.8181818182</text:p>
          </table:table-cell>
          <table:table-cell table:style-name="ce1"/>
        </table:table-row>
        <table:table-row table:style-name="ro1">
          <table:table-cell office:value-type="float" office:value="0.633598208427429" calcext:value-type="float">
            <text:p>0.6335982084</text:p>
          </table:table-cell>
          <table:table-cell/>
          <table:table-cell table:style-name="ce1" table:formula="of:=SUM([.A1024:.A1034])/11" office:value-type="float" office:value="0.872939153151079" calcext:value-type="float">
            <text:p>0.872939153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24:.G1034])/11" office:value-type="float" office:value="73.0909090909091" calcext:value-type="float">
            <text:p>73.0909090909</text:p>
          </table:table-cell>
          <table:table-cell table:style-name="ce1"/>
        </table:table-row>
        <table:table-row table:style-name="ro1">
          <table:table-cell office:value-type="float" office:value="1.02876126766205" calcext:value-type="float">
            <text:p>1.0287612677</text:p>
          </table:table-cell>
          <table:table-cell/>
          <table:table-cell table:style-name="ce1" table:formula="of:=SUM([.A1025:.A1035])/11" office:value-type="float" office:value="0.924876679073681" calcext:value-type="float">
            <text:p>0.924876679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025:.G1035])/11" office:value-type="float" office:value="71.9090909090909" calcext:value-type="float">
            <text:p>71.9090909091</text:p>
          </table:table-cell>
          <table:table-cell table:style-name="ce1"/>
        </table:table-row>
        <table:table-row table:style-name="ro1">
          <table:table-cell office:value-type="float" office:value="0.607858300209045" calcext:value-type="float">
            <text:p>0.6078583002</text:p>
          </table:table-cell>
          <table:table-cell/>
          <table:table-cell table:style-name="ce1" table:formula="of:=SUM([.A1026:.A1036])/11" office:value-type="float" office:value="0.902176623994654" calcext:value-type="float">
            <text:p>0.90217662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026:.G1036])/11" office:value-type="float" office:value="67.3636363636364" calcext:value-type="float">
            <text:p>67.3636363636</text:p>
          </table:table-cell>
          <table:table-cell table:style-name="ce1"/>
        </table:table-row>
        <table:table-row table:style-name="ro1">
          <table:table-cell office:value-type="float" office:value="0.727076053619385" calcext:value-type="float">
            <text:p>0.7270760536</text:p>
          </table:table-cell>
          <table:table-cell/>
          <table:table-cell table:style-name="ce1" table:formula="of:=SUM([.A1027:.A1037])/11" office:value-type="float" office:value="0.913789212703705" calcext:value-type="float">
            <text:p>0.913789212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027:.G1037])/11" office:value-type="float" office:value="66.2727272727273" calcext:value-type="float">
            <text:p>66.2727272727</text:p>
          </table:table-cell>
          <table:table-cell table:style-name="ce1"/>
        </table:table-row>
        <table:table-row table:style-name="ro1">
          <table:table-cell office:value-type="float" office:value="0.908715069293976" calcext:value-type="float">
            <text:p>0.9087150693</text:p>
          </table:table-cell>
          <table:table-cell/>
          <table:table-cell table:style-name="ce1" table:formula="of:=SUM([.A1028:.A1038])/11" office:value-type="float" office:value="0.904505111954429" calcext:value-type="float">
            <text:p>0.90450511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28:.G1038])/11" office:value-type="float" office:value="64.5454545454546" calcext:value-type="float">
            <text:p>64.5454545455</text:p>
          </table:table-cell>
          <table:table-cell table:style-name="ce1"/>
        </table:table-row>
        <table:table-row table:style-name="ro1">
          <table:table-cell office:value-type="float" office:value="0.9167720079422" calcext:value-type="float">
            <text:p>0.9167720079</text:p>
          </table:table-cell>
          <table:table-cell/>
          <table:table-cell table:style-name="ce1" table:formula="of:=SUM([.A1029:.A1039])/11" office:value-type="float" office:value="0.881467288190668" calcext:value-type="float">
            <text:p>0.881467288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029:.G1039])/11" office:value-type="float" office:value="63.9090909090909" calcext:value-type="float">
            <text:p>63.9090909091</text:p>
          </table:table-cell>
          <table:table-cell table:style-name="ce1"/>
        </table:table-row>
        <table:table-row table:style-name="ro1">
          <table:table-cell office:value-type="float" office:value="1.58122038841248" calcext:value-type="float">
            <text:p>1.5812203884</text:p>
          </table:table-cell>
          <table:table-cell/>
          <table:table-cell table:style-name="ce1" table:formula="of:=SUM([.A1030:.A1040])/11" office:value-type="float" office:value="0.868594668128274" calcext:value-type="float">
            <text:p>0.868594668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30:.G1040])/11" office:value-type="float" office:value="63.3636363636364" calcext:value-type="float">
            <text:p>63.3636363636</text:p>
          </table:table-cell>
          <table:table-cell table:style-name="ce1"/>
        </table:table-row>
        <table:table-row table:style-name="ro1">
          <table:table-cell office:value-type="float" office:value="0.578836917877197" calcext:value-type="float">
            <text:p>0.5788369179</text:p>
          </table:table-cell>
          <table:table-cell/>
          <table:table-cell table:style-name="ce1" table:formula="of:=SUM([.A1031:.A1041])/11" office:value-type="float" office:value="0.78362596576864" calcext:value-type="float">
            <text:p>0.783625965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31:.G1041])/11" office:value-type="float" office:value="62.7272727272727" calcext:value-type="float">
            <text:p>62.7272727273</text:p>
          </table:table-cell>
          <table:table-cell table:style-name="ce1"/>
        </table:table-row>
        <table:table-row table:style-name="ro1">
          <table:table-cell office:value-type="float" office:value="0.728765249252319" calcext:value-type="float">
            <text:p>0.7287652493</text:p>
          </table:table-cell>
          <table:table-cell/>
          <table:table-cell table:style-name="ce1" table:formula="of:=SUM([.A1032:.A1042])/11" office:value-type="float" office:value="0.82128882408142" calcext:value-type="float">
            <text:p>0.821288824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32:.G1042])/11" office:value-type="float" office:value="62.0909090909091" calcext:value-type="float">
            <text:p>62.0909090909</text:p>
          </table:table-cell>
          <table:table-cell table:style-name="ce1"/>
        </table:table-row>
        <table:table-row table:style-name="ro1">
          <table:table-cell office:value-type="float" office:value="1.05885004997253" calcext:value-type="float">
            <text:p>1.05885005</text:p>
          </table:table-cell>
          <table:table-cell/>
          <table:table-cell table:style-name="ce1" table:formula="of:=SUM([.A1033:.A1043])/11" office:value-type="float" office:value="0.8276066346602" calcext:value-type="float">
            <text:p>0.827606634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033:.G1043])/11" office:value-type="float" office:value="61.4545454545455" calcext:value-type="float">
            <text:p>61.4545454545</text:p>
          </table:table-cell>
          <table:table-cell table:style-name="ce1"/>
        </table:table-row>
        <table:table-row table:style-name="ro1">
          <table:table-cell office:value-type="float" office:value="0.831877171993256" calcext:value-type="float">
            <text:p>0.831877172</text:p>
          </table:table-cell>
          <table:table-cell/>
          <table:table-cell table:style-name="ce1" table:formula="of:=SUM([.A1034:.A1044])/11" office:value-type="float" office:value="0.78969832983884" calcext:value-type="float">
            <text:p>0.789698329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034:.G1044])/11" office:value-type="float" office:value="59.3636363636364" calcext:value-type="float">
            <text:p>59.3636363636</text:p>
          </table:table-cell>
          <table:table-cell table:style-name="ce1"/>
        </table:table-row>
        <table:table-row table:style-name="ro1">
          <table:table-cell office:value-type="float" office:value="1.20491099357605" calcext:value-type="float">
            <text:p>1.2049109936</text:p>
          </table:table-cell>
          <table:table-cell/>
          <table:table-cell table:style-name="ce1" table:formula="of:=SUM([.A1035:.A1045])/11" office:value-type="float" office:value="0.742442271926186" calcext:value-type="float">
            <text:p>0.742442271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035:.G1045])/11" office:value-type="float" office:value="58.8181818181818" calcext:value-type="float">
            <text:p>58.8181818182</text:p>
          </table:table-cell>
          <table:table-cell table:style-name="ce1"/>
        </table:table-row>
        <table:table-row table:style-name="ro1">
          <table:table-cell office:value-type="float" office:value="0.779060661792755" calcext:value-type="float">
            <text:p>0.7790606618</text:p>
          </table:table-cell>
          <table:table-cell/>
          <table:table-cell table:style-name="ce1" table:formula="of:=SUM([.A1036:.A1046])/11" office:value-type="float" office:value="0.717129718173634" calcext:value-type="float">
            <text:p>0.717129718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1" table:formula="of:=SUM([.G1036:.G1046])/11" office:value-type="float" office:value="58.8181818181818" calcext:value-type="float">
            <text:p>58.8181818182</text:p>
          </table:table-cell>
          <table:table-cell table:style-name="ce1"/>
        </table:table-row>
        <table:table-row table:style-name="ro1">
          <table:table-cell office:value-type="float" office:value="0.735596776008606" calcext:value-type="float">
            <text:p>0.735596776</text:p>
          </table:table-cell>
          <table:table-cell/>
          <table:table-cell table:style-name="ce1" table:formula="of:=SUM([.A1037:.A1047])/11" office:value-type="float" office:value="0.722698997367512" calcext:value-type="float">
            <text:p>0.722698997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1037:.G1047])/11" office:value-type="float" office:value="60.5454545454546" calcext:value-type="float">
            <text:p>60.5454545455</text:p>
          </table:table-cell>
          <table:table-cell table:style-name="ce1"/>
        </table:table-row>
        <table:table-row table:style-name="ro1">
          <table:table-cell office:value-type="float" office:value="0.62495094537735" calcext:value-type="float">
            <text:p>0.6249509454</text:p>
          </table:table-cell>
          <table:table-cell/>
          <table:table-cell table:style-name="ce1" table:formula="of:=SUM([.A1038:.A1048])/11" office:value-type="float" office:value="0.724872220646251" calcext:value-type="float">
            <text:p>0.724872220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1" table:formula="of:=SUM([.G1038:.G1048])/11" office:value-type="float" office:value="60.5454545454546" calcext:value-type="float">
            <text:p>60.5454545455</text:p>
          </table:table-cell>
          <table:table-cell table:style-name="ce1"/>
        </table:table-row>
        <table:table-row table:style-name="ro1">
          <table:table-cell office:value-type="float" office:value="0.655299007892608" calcext:value-type="float">
            <text:p>0.6552990079</text:p>
          </table:table-cell>
          <table:table-cell/>
          <table:table-cell table:style-name="ce1" table:formula="of:=SUM([.A1039:.A1049])/11" office:value-type="float" office:value="0.809778782454404" calcext:value-type="float">
            <text:p>0.809778782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039:.G1049])/11" office:value-type="float" office:value="61.7272727272727" calcext:value-type="float">
            <text:p>61.7272727273</text:p>
          </table:table-cell>
          <table:table-cell table:style-name="ce1"/>
        </table:table-row>
        <table:table-row table:style-name="ro1">
          <table:table-cell office:value-type="float" office:value="0.775173187255859" calcext:value-type="float">
            <text:p>0.7751731873</text:p>
          </table:table-cell>
          <table:table-cell/>
          <table:table-cell table:style-name="ce1" table:formula="of:=SUM([.A1040:.A1050])/11" office:value-type="float" office:value="0.827303875576366" calcext:value-type="float">
            <text:p>0.827303875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40:.G1050])/11" office:value-type="float" office:value="61.1818181818182" calcext:value-type="float">
            <text:p>61.1818181818</text:p>
          </table:table-cell>
          <table:table-cell table:style-name="ce1"/>
        </table:table-row>
        <table:table-row table:style-name="ro1">
          <table:table-cell office:value-type="float" office:value="0.646564662456512" calcext:value-type="float">
            <text:p>0.6465646625</text:p>
          </table:table-cell>
          <table:table-cell/>
          <table:table-cell table:style-name="ce1" table:formula="of:=SUM([.A1041:.A1051])/11" office:value-type="float" office:value="0.804735237901861" calcext:value-type="float">
            <text:p>0.804735237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041:.G1051])/11" office:value-type="float" office:value="60" calcext:value-type="float">
            <text:p>60</text:p>
          </table:table-cell>
          <table:table-cell table:style-name="ce1"/>
        </table:table-row>
        <table:table-row table:style-name="ro1">
          <table:table-cell office:value-type="float" office:value="0.99312835931778" calcext:value-type="float">
            <text:p>0.9931283593</text:p>
          </table:table-cell>
          <table:table-cell/>
          <table:table-cell table:style-name="ce1" table:formula="of:=SUM([.A1042:.A1052])/11" office:value-type="float" office:value="0.80810269984332" calcext:value-type="float">
            <text:p>0.808102699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042:.G1052])/11" office:value-type="float" office:value="60.6363636363636" calcext:value-type="float">
            <text:p>60.6363636364</text:p>
          </table:table-cell>
          <table:table-cell table:style-name="ce1"/>
        </table:table-row>
        <table:table-row table:style-name="ro1">
          <table:table-cell office:value-type="float" office:value="0.798261165618897" calcext:value-type="float">
            <text:p>0.7982611656</text:p>
          </table:table-cell>
          <table:table-cell/>
          <table:table-cell table:style-name="ce1" table:formula="of:=SUM([.A1043:.A1053])/11" office:value-type="float" office:value="0.784802881154147" calcext:value-type="float">
            <text:p>0.784802881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043:.G1053])/11" office:value-type="float" office:value="59.5454545454546" calcext:value-type="float">
            <text:p>59.5454545455</text:p>
          </table:table-cell>
          <table:table-cell table:style-name="ce1"/>
        </table:table-row>
        <table:table-row table:style-name="ro1">
          <table:table-cell office:value-type="float" office:value="0.641858696937561" calcext:value-type="float">
            <text:p>0.6418586969</text:p>
          </table:table-cell>
          <table:table-cell/>
          <table:table-cell table:style-name="ce1" table:formula="of:=SUM([.A1044:.A1054])/11" office:value-type="float" office:value="0.756571141156283" calcext:value-type="float">
            <text:p>0.756571141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1044:.G1054])/11" office:value-type="float" office:value="59" calcext:value-type="float">
            <text:p>59</text:p>
          </table:table-cell>
          <table:table-cell table:style-name="ce1"/>
        </table:table-row>
        <table:table-row table:style-name="ro1">
          <table:table-cell office:value-type="float" office:value="0.312060534954071" calcext:value-type="float">
            <text:p>0.312060535</text:p>
          </table:table-cell>
          <table:table-cell/>
          <table:table-cell table:style-name="ce1" table:formula="of:=SUM([.A1045:.A1055])/11" office:value-type="float" office:value="0.803536512634972" calcext:value-type="float">
            <text:p>0.803536512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045:.G1055])/11" office:value-type="float" office:value="59.9090909090909" calcext:value-type="float">
            <text:p>59.9090909091</text:p>
          </table:table-cell>
          <table:table-cell table:style-name="ce1"/>
        </table:table-row>
        <table:table-row table:style-name="ro1">
          <table:table-cell office:value-type="float" office:value="0.926472902297974" calcext:value-type="float">
            <text:p>0.9264729023</text:p>
          </table:table-cell>
          <table:table-cell/>
          <table:table-cell table:style-name="ce1" table:formula="of:=SUM([.A1046:.A1056])/11" office:value-type="float" office:value="0.822338456457312" calcext:value-type="float">
            <text:p>0.822338456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046:.G1056])/11" office:value-type="float" office:value="58.5454545454545" calcext:value-type="float">
            <text:p>58.5454545455</text:p>
          </table:table-cell>
          <table:table-cell table:style-name="ce1"/>
        </table:table-row>
        <table:table-row table:style-name="ro1">
          <table:table-cell office:value-type="float" office:value="0.840322732925415" calcext:value-type="float">
            <text:p>0.8403227329</text:p>
          </table:table-cell>
          <table:table-cell/>
          <table:table-cell table:style-name="ce1" table:formula="of:=SUM([.A1047:.A1057])/11" office:value-type="float" office:value="0.785253188826822" calcext:value-type="float">
            <text:p>0.785253188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047:.G1057])/11" office:value-type="float" office:value="59.0909090909091" calcext:value-type="float">
            <text:p>59.0909090909</text:p>
          </table:table-cell>
          <table:table-cell table:style-name="ce1"/>
        </table:table-row>
        <table:table-row table:style-name="ro1">
          <table:table-cell office:value-type="float" office:value="0.759502232074737" calcext:value-type="float">
            <text:p>0.7595022321</text:p>
          </table:table-cell>
          <table:table-cell/>
          <table:table-cell table:style-name="ce1" table:formula="of:=SUM([.A1048:.A1058])/11" office:value-type="float" office:value="0.791491920297797" calcext:value-type="float">
            <text:p>0.791491920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1048:.G1058])/11" office:value-type="float" office:value="59.6363636363636" calcext:value-type="float">
            <text:p>59.6363636364</text:p>
          </table:table-cell>
          <table:table-cell table:style-name="ce1"/>
        </table:table-row>
        <table:table-row table:style-name="ro1">
          <table:table-cell office:value-type="float" office:value="1.55892312526703" calcext:value-type="float">
            <text:p>1.5589231253</text:p>
          </table:table-cell>
          <table:table-cell/>
          <table:table-cell table:style-name="ce1" table:formula="of:=SUM([.A1049:.A1059])/11" office:value-type="float" office:value="0.797745742581108" calcext:value-type="float">
            <text:p>0.797745742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1049:.G1059])/11" office:value-type="float" office:value="61.9090909090909" calcext:value-type="float">
            <text:p>61.9090909091</text:p>
          </table:table-cell>
          <table:table-cell table:style-name="ce1"/>
        </table:table-row>
        <table:table-row table:style-name="ro1">
          <table:table-cell office:value-type="float" office:value="0.848075032234192" calcext:value-type="float">
            <text:p>0.8480750322</text:p>
          </table:table-cell>
          <table:table-cell/>
          <table:table-cell table:style-name="ce1" table:formula="of:=SUM([.A1050:.A1060])/11" office:value-type="float" office:value="0.707931106740779" calcext:value-type="float">
            <text:p>0.707931106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050:.G1060])/11" office:value-type="float" office:value="65.2727272727273" calcext:value-type="float">
            <text:p>65.2727272727</text:p>
          </table:table-cell>
          <table:table-cell table:style-name="ce1"/>
        </table:table-row>
        <table:table-row table:style-name="ro1">
          <table:table-cell office:value-type="float" office:value="0.526918172836304" calcext:value-type="float">
            <text:p>0.5269181728</text:p>
          </table:table-cell>
          <table:table-cell/>
          <table:table-cell table:style-name="ce1" table:formula="of:=SUM([.A1051:.A1061])/11" office:value-type="float" office:value="0.688353906978261" calcext:value-type="float">
            <text:p>0.68835390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051:.G1061])/11" office:value-type="float" office:value="67.5454545454546" calcext:value-type="float">
            <text:p>67.5454545455</text:p>
          </table:table-cell>
          <table:table-cell table:style-name="ce1"/>
        </table:table-row>
        <table:table-row table:style-name="ro1">
          <table:table-cell office:value-type="float" office:value="0.683606743812561" calcext:value-type="float">
            <text:p>0.6836067438</text:p>
          </table:table-cell>
          <table:table-cell/>
          <table:table-cell table:style-name="ce1" table:formula="of:=SUM([.A1052:.A1062])/11" office:value-type="float" office:value="0.721215459433469" calcext:value-type="float">
            <text:p>0.721215459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52:.G1062])/11" office:value-type="float" office:value="68.7272727272727" calcext:value-type="float">
            <text:p>68.7272727273</text:p>
          </table:table-cell>
          <table:table-cell table:style-name="ce1"/>
        </table:table-row>
        <table:table-row table:style-name="ro1">
          <table:table-cell office:value-type="float" office:value="0.736830353736877" calcext:value-type="float">
            <text:p>0.7368303537</text:p>
          </table:table-cell>
          <table:table-cell/>
          <table:table-cell table:style-name="ce1" table:formula="of:=SUM([.A1053:.A1063])/11" office:value-type="float" office:value="0.763382635333322" calcext:value-type="float">
            <text:p>0.763382635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053:.G1063])/11" office:value-type="float" office:value="68.0909090909091" calcext:value-type="float">
            <text:p>68.0909090909</text:p>
          </table:table-cell>
          <table:table-cell table:style-name="ce1"/>
        </table:table-row>
        <table:table-row table:style-name="ro1">
          <table:table-cell office:value-type="float" office:value="0.487712025642395" calcext:value-type="float">
            <text:p>0.4877120256</text:p>
          </table:table-cell>
          <table:table-cell/>
          <table:table-cell table:style-name="ce1" table:formula="of:=SUM([.A1054:.A1064])/11" office:value-type="float" office:value="0.76440794359554" calcext:value-type="float">
            <text:p>0.764407943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054:.G1064])/11" office:value-type="float" office:value="69.1818181818182" calcext:value-type="float">
            <text:p>69.1818181818</text:p>
          </table:table-cell>
          <table:table-cell table:style-name="ce1"/>
        </table:table-row>
        <table:table-row table:style-name="ro1">
          <table:table-cell office:value-type="float" office:value="1.15847778320313" calcext:value-type="float">
            <text:p>1.1584777832</text:p>
          </table:table-cell>
          <table:table-cell/>
          <table:table-cell table:style-name="ce1" table:formula="of:=SUM([.A1055:.A1065])/11" office:value-type="float" office:value="0.781413620168513" calcext:value-type="float">
            <text:p>0.781413620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055:.G1065])/11" office:value-type="float" office:value="69.7272727272727" calcext:value-type="float">
            <text:p>69.7272727273</text:p>
          </table:table-cell>
          <table:table-cell table:style-name="ce1"/>
        </table:table-row>
        <table:table-row table:style-name="ro1">
          <table:table-cell office:value-type="float" office:value="0.518881916999817" calcext:value-type="float">
            <text:p>0.518881917</text:p>
          </table:table-cell>
          <table:table-cell/>
          <table:table-cell table:style-name="ce1" table:formula="of:=SUM([.A1056:.A1066])/11" office:value-type="float" office:value="0.71206670999527" calcext:value-type="float">
            <text:p>0.7120667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style-name="ce1" table:formula="of:=SUM([.G1056:.G1066])/11" office:value-type="float" office:value="72.6363636363636" calcext:value-type="float">
            <text:p>72.6363636364</text:p>
          </table:table-cell>
          <table:table-cell table:style-name="ce1"/>
        </table:table-row>
        <table:table-row table:style-name="ro1">
          <table:table-cell office:value-type="float" office:value="0.518534958362579" calcext:value-type="float">
            <text:p>0.5185349584</text:p>
          </table:table-cell>
          <table:table-cell/>
          <table:table-cell table:style-name="ce1" table:formula="of:=SUM([.A1057:.A1067])/11" office:value-type="float" office:value="0.696595159443942" calcext:value-type="float">
            <text:p>0.696595159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057:.G1067])/11" office:value-type="float" office:value="74.5454545454546" calcext:value-type="float">
            <text:p>74.5454545455</text:p>
          </table:table-cell>
          <table:table-cell table:style-name="ce1"/>
        </table:table-row>
        <table:table-row table:style-name="ro1">
          <table:table-cell office:value-type="float" office:value="0.90894877910614" calcext:value-type="float">
            <text:p>0.9089487791</text:p>
          </table:table-cell>
          <table:table-cell/>
          <table:table-cell table:style-name="ce1" table:formula="of:=SUM([.A1058:.A1068])/11" office:value-type="float" office:value="0.687579309398478" calcext:value-type="float">
            <text:p>0.687579309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058:.G1068])/11" office:value-type="float" office:value="75.9090909090909" calcext:value-type="float">
            <text:p>75.9090909091</text:p>
          </table:table-cell>
          <table:table-cell table:style-name="ce1"/>
        </table:table-row>
        <table:table-row table:style-name="ro1">
          <table:table-cell office:value-type="float" office:value="0.828294277191162" calcext:value-type="float">
            <text:p>0.8282942772</text:p>
          </table:table-cell>
          <table:table-cell/>
          <table:table-cell table:style-name="ce1" table:formula="of:=SUM([.A1059:.A1069])/11" office:value-type="float" office:value="0.682348031889309" calcext:value-type="float">
            <text:p>0.682348031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59:.G1069])/11" office:value-type="float" office:value="78.1818181818182" calcext:value-type="float">
            <text:p>78.1818181818</text:p>
          </table:table-cell>
          <table:table-cell table:style-name="ce1"/>
        </table:table-row>
        <table:table-row table:style-name="ro1">
          <table:table-cell office:value-type="float" office:value="0.570962131023407" calcext:value-type="float">
            <text:p>0.570962131</text:p>
          </table:table-cell>
          <table:table-cell/>
          <table:table-cell table:style-name="ce1" table:formula="of:=SUM([.A1060:.A1070])/11" office:value-type="float" office:value="0.742143617434935" calcext:value-type="float">
            <text:p>0.742143617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060:.G1070])/11" office:value-type="float" office:value="75.9090909090909" calcext:value-type="float">
            <text:p>75.9090909091</text:p>
          </table:table-cell>
          <table:table-cell table:style-name="ce1"/>
        </table:table-row>
        <table:table-row table:style-name="ro1">
          <table:table-cell office:value-type="float" office:value="0.632725834846497" calcext:value-type="float">
            <text:p>0.6327258348</text:p>
          </table:table-cell>
          <table:table-cell/>
          <table:table-cell table:style-name="ce1" table:formula="of:=SUM([.A1061:.A1071])/11" office:value-type="float" office:value="0.757030370560559" calcext:value-type="float">
            <text:p>0.757030370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061:.G1071])/11" office:value-type="float" office:value="73.6363636363636" calcext:value-type="float">
            <text:p>73.6363636364</text:p>
          </table:table-cell>
          <table:table-cell table:style-name="ce1"/>
        </table:table-row>
        <table:table-row table:style-name="ro1">
          <table:table-cell office:value-type="float" office:value="0.888395249843597" calcext:value-type="float">
            <text:p>0.8883952498</text:p>
          </table:table-cell>
          <table:table-cell/>
          <table:table-cell table:style-name="ce1" table:formula="of:=SUM([.A1062:.A1072])/11" office:value-type="float" office:value="0.768744227561083" calcext:value-type="float">
            <text:p>0.768744227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62:.G1072])/11" office:value-type="float" office:value="72.5454545454546" calcext:value-type="float">
            <text:p>72.5454545455</text:p>
          </table:table-cell>
          <table:table-cell table:style-name="ce1"/>
        </table:table-row>
        <table:table-row table:style-name="ro1">
          <table:table-cell office:value-type="float" office:value="1.14744567871094" calcext:value-type="float">
            <text:p>1.1474456787</text:p>
          </table:table-cell>
          <table:table-cell/>
          <table:table-cell table:style-name="ce1" table:formula="of:=SUM([.A1063:.A1073])/11" office:value-type="float" office:value="0.749329775571823" calcext:value-type="float">
            <text:p>0.749329775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063:.G1073])/11" office:value-type="float" office:value="72.5454545454546" calcext:value-type="float">
            <text:p>72.5454545455</text:p>
          </table:table-cell>
          <table:table-cell table:style-name="ce1"/>
        </table:table-row>
        <table:table-row table:style-name="ro1">
          <table:table-cell office:value-type="float" office:value="0.748108744621277" calcext:value-type="float">
            <text:p>0.7481087446</text:p>
          </table:table-cell>
          <table:table-cell/>
          <table:table-cell table:style-name="ce1" table:formula="of:=SUM([.A1064:.A1074])/11" office:value-type="float" office:value="0.682057058269327" calcext:value-type="float">
            <text:p>0.682057058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064:.G1074])/11" office:value-type="float" office:value="73.7272727272727" calcext:value-type="float">
            <text:p>73.7272727273</text:p>
          </table:table-cell>
          <table:table-cell table:style-name="ce1"/>
        </table:table-row>
        <table:table-row table:style-name="ro1">
          <table:table-cell office:value-type="float" office:value="0.674774467945099" calcext:value-type="float">
            <text:p>0.6747744679</text:p>
          </table:table-cell>
          <table:table-cell/>
          <table:table-cell table:style-name="ce1" table:formula="of:=SUM([.A1065:.A1075])/11" office:value-type="float" office:value="0.678503147580406" calcext:value-type="float">
            <text:p>0.678503147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065:.G1075])/11" office:value-type="float" office:value="73.7272727272727" calcext:value-type="float">
            <text:p>73.7272727273</text:p>
          </table:table-cell>
          <table:table-cell table:style-name="ce1"/>
        </table:table-row>
        <table:table-row table:style-name="ro1">
          <table:table-cell office:value-type="float" office:value="0.395661771297455" calcext:value-type="float">
            <text:p>0.3956617713</text:p>
          </table:table-cell>
          <table:table-cell/>
          <table:table-cell table:style-name="ce1" table:formula="of:=SUM([.A1066:.A1076])/11" office:value-type="float" office:value="0.669161577116359" calcext:value-type="float">
            <text:p>0.669161577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066:.G1076])/11" office:value-type="float" office:value="74.9090909090909" calcext:value-type="float">
            <text:p>74.9090909091</text:p>
          </table:table-cell>
          <table:table-cell table:style-name="ce1"/>
        </table:table-row>
        <table:table-row table:style-name="ro1">
          <table:table-cell office:value-type="float" office:value="0.348694860935211" calcext:value-type="float">
            <text:p>0.3486948609</text:p>
          </table:table-cell>
          <table:table-cell/>
          <table:table-cell table:style-name="ce1" table:formula="of:=SUM([.A1067:.A1077])/11" office:value-type="float" office:value="0.691025194796648" calcext:value-type="float">
            <text:p>0.691025194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067:.G1077])/11" office:value-type="float" office:value="72" calcext:value-type="float">
            <text:p>72</text:p>
          </table:table-cell>
          <table:table-cell table:style-name="ce1"/>
        </table:table-row>
        <table:table-row table:style-name="ro1">
          <table:table-cell office:value-type="float" office:value="0.419360607862473" calcext:value-type="float">
            <text:p>0.4193606079</text:p>
          </table:table-cell>
          <table:table-cell/>
          <table:table-cell table:style-name="ce1" table:formula="of:=SUM([.A1068:.A1078])/11" office:value-type="float" office:value="0.710215473716909" calcext:value-type="float">
            <text:p>0.7102154737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068:.G1078])/11" office:value-type="float" office:value="74.8181818181818" calcext:value-type="float">
            <text:p>74.8181818182</text:p>
          </table:table-cell>
          <table:table-cell table:style-name="ce1"/>
        </table:table-row>
        <table:table-row table:style-name="ro1">
          <table:table-cell office:value-type="float" office:value="0.851404726505279" calcext:value-type="float">
            <text:p>0.8514047265</text:p>
          </table:table-cell>
          <table:table-cell/>
          <table:table-cell table:style-name="ce1" table:formula="of:=SUM([.A1069:.A1079])/11" office:value-type="float" office:value="0.730632158842953" calcext:value-type="float">
            <text:p>0.730632158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069:.G1079])/11" office:value-type="float" office:value="74.0909090909091" calcext:value-type="float">
            <text:p>74.0909090909</text:p>
          </table:table-cell>
          <table:table-cell table:style-name="ce1"/>
        </table:table-row>
        <table:table-row table:style-name="ro1">
          <table:table-cell office:value-type="float" office:value="1.48604571819305" calcext:value-type="float">
            <text:p>1.4860457182</text:p>
          </table:table-cell>
          <table:table-cell/>
          <table:table-cell table:style-name="ce1" table:formula="of:=SUM([.A1070:.A1080])/11" office:value-type="float" office:value="0.720763038505207" calcext:value-type="float">
            <text:p>0.720763038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1070:.G1080])/11" office:value-type="float" office:value="72.1818181818182" calcext:value-type="float">
            <text:p>72.1818181818</text:p>
          </table:table-cell>
          <table:table-cell table:style-name="ce1"/>
        </table:table-row>
        <table:table-row table:style-name="ro1">
          <table:table-cell office:value-type="float" office:value="0.734716415405273" calcext:value-type="float">
            <text:p>0.7347164154</text:p>
          </table:table-cell>
          <table:table-cell/>
          <table:table-cell table:style-name="ce1" table:formula="of:=SUM([.A1071:.A1081])/11" office:value-type="float" office:value="0.643159259449352" calcext:value-type="float">
            <text:p>0.643159259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071:.G1081])/11" office:value-type="float" office:value="75.5454545454546" calcext:value-type="float">
            <text:p>75.5454545455</text:p>
          </table:table-cell>
          <table:table-cell table:style-name="ce1"/>
        </table:table-row>
        <table:table-row table:style-name="ro1">
          <table:table-cell office:value-type="float" office:value="0.761578261852264" calcext:value-type="float">
            <text:p>0.7615782619</text:p>
          </table:table-cell>
          <table:table-cell/>
          <table:table-cell table:style-name="ce1" table:formula="of:=SUM([.A1072:.A1082])/11" office:value-type="float" office:value="0.621577455238862" calcext:value-type="float">
            <text:p>0.621577455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72:.G1082])/11" office:value-type="float" office:value="76.7272727272727" calcext:value-type="float">
            <text:p>76.7272727273</text:p>
          </table:table-cell>
          <table:table-cell table:style-name="ce1"/>
        </table:table-row>
        <table:table-row table:style-name="ro1">
          <table:table-cell office:value-type="float" office:value="0.674836277961731" calcext:value-type="float">
            <text:p>0.674836278</text:p>
          </table:table-cell>
          <table:table-cell/>
          <table:table-cell table:style-name="ce1" table:formula="of:=SUM([.A1073:.A1083])/11" office:value-type="float" office:value="0.671966522932053" calcext:value-type="float">
            <text:p>0.671966522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73:.G1083])/11" office:value-type="float" office:value="77.2727272727273" calcext:value-type="float">
            <text:p>77.2727272727</text:p>
          </table:table-cell>
          <table:table-cell table:style-name="ce1"/>
        </table:table-row>
        <table:table-row table:style-name="ro1">
          <table:table-cell office:value-type="float" office:value="0.407445788383484" calcext:value-type="float">
            <text:p>0.4074457884</text:p>
          </table:table-cell>
          <table:table-cell/>
          <table:table-cell table:style-name="ce1" table:formula="of:=SUM([.A1074:.A1084])/11" office:value-type="float" office:value="0.665613502264023" calcext:value-type="float">
            <text:p>0.665613502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074:.G1084])/11" office:value-type="float" office:value="76.0909090909091" calcext:value-type="float">
            <text:p>76.0909090909</text:p>
          </table:table-cell>
          <table:table-cell table:style-name="ce1"/>
        </table:table-row>
        <table:table-row table:style-name="ro1">
          <table:table-cell office:value-type="float" office:value="0.709015727043152" calcext:value-type="float">
            <text:p>0.709015727</text:p>
          </table:table-cell>
          <table:table-cell/>
          <table:table-cell table:style-name="ce1" table:formula="of:=SUM([.A1075:.A1085])/11" office:value-type="float" office:value="0.683731081810865" calcext:value-type="float">
            <text:p>0.683731081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075:.G1085])/11" office:value-type="float" office:value="74.9090909090909" calcext:value-type="float">
            <text:p>74.9090909091</text:p>
          </table:table-cell>
          <table:table-cell table:style-name="ce1"/>
        </table:table-row>
        <table:table-row table:style-name="ro1">
          <table:table-cell office:value-type="float" office:value="0.572017192840576" calcext:value-type="float">
            <text:p>0.5720171928</text:p>
          </table:table-cell>
          <table:table-cell/>
          <table:table-cell table:style-name="ce1" table:formula="of:=SUM([.A1076:.A1086])/11" office:value-type="float" office:value="0.71986876021732" calcext:value-type="float">
            <text:p>0.71986876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076:.G1086])/11" office:value-type="float" office:value="74.9090909090909" calcext:value-type="float">
            <text:p>74.9090909091</text:p>
          </table:table-cell>
          <table:table-cell table:style-name="ce1"/>
        </table:table-row>
        <table:table-row table:style-name="ro1">
          <table:table-cell office:value-type="float" office:value="0.63616156578064" calcext:value-type="float">
            <text:p>0.6361615658</text:p>
          </table:table-cell>
          <table:table-cell/>
          <table:table-cell table:style-name="ce1" table:formula="of:=SUM([.A1077:.A1087])/11" office:value-type="float" office:value="0.74610049887137" calcext:value-type="float">
            <text:p>0.746100498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077:.G1087])/11" office:value-type="float" office:value="75.4545454545455" calcext:value-type="float">
            <text:p>75.4545454545</text:p>
          </table:table-cell>
          <table:table-cell table:style-name="ce1"/>
        </table:table-row>
        <table:table-row table:style-name="ro1">
          <table:table-cell office:value-type="float" office:value="0.559787929058075" calcext:value-type="float">
            <text:p>0.5597879291</text:p>
          </table:table-cell>
          <table:table-cell/>
          <table:table-cell table:style-name="ce1" table:formula="of:=SUM([.A1078:.A1088])/11" office:value-type="float" office:value="0.770664282820442" calcext:value-type="float">
            <text:p>0.770664282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078:.G1088])/11" office:value-type="float" office:value="78.3636363636364" calcext:value-type="float">
            <text:p>78.3636363636</text:p>
          </table:table-cell>
          <table:table-cell table:style-name="ce1"/>
        </table:table-row>
        <table:table-row table:style-name="ro1">
          <table:table-cell office:value-type="float" office:value="0.643944144248962" calcext:value-type="float">
            <text:p>0.6439441442</text:p>
          </table:table-cell>
          <table:table-cell/>
          <table:table-cell table:style-name="ce1" table:formula="of:=SUM([.A1079:.A1089])/11" office:value-type="float" office:value="0.790517549623143" calcext:value-type="float">
            <text:p>0.790517549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79:.G1089])/11" office:value-type="float" office:value="77.8181818181818" calcext:value-type="float">
            <text:p>77.8181818182</text:p>
          </table:table-cell>
          <table:table-cell table:style-name="ce1"/>
        </table:table-row>
        <table:table-row table:style-name="ro1">
          <table:table-cell office:value-type="float" office:value="0.74284440279007" calcext:value-type="float">
            <text:p>0.7428444028</text:p>
          </table:table-cell>
          <table:table-cell/>
          <table:table-cell table:style-name="ce1" table:formula="of:=SUM([.A1080:.A1090])/11" office:value-type="float" office:value="0.813590957359834" calcext:value-type="float">
            <text:p>0.8135909574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1080:.G1090])/11" office:value-type="float" office:value="78.9090909090909" calcext:value-type="float">
            <text:p>78.9090909091</text:p>
          </table:table-cell>
          <table:table-cell table:style-name="ce1"/>
        </table:table-row>
        <table:table-row table:style-name="ro1">
          <table:table-cell office:value-type="float" office:value="0.632404148578644" calcext:value-type="float">
            <text:p>0.6324041486</text:p>
          </table:table-cell>
          <table:table-cell/>
          <table:table-cell table:style-name="ce1" table:formula="of:=SUM([.A1081:.A1091])/11" office:value-type="float" office:value="0.789343311028047" calcext:value-type="float">
            <text:p>0.78934331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081:.G1091])/11" office:value-type="float" office:value="79.7272727272727" calcext:value-type="float">
            <text:p>79.7272727273</text:p>
          </table:table-cell>
          <table:table-cell table:style-name="ce1"/>
        </table:table-row>
        <table:table-row table:style-name="ro1">
          <table:table-cell office:value-type="float" office:value="0.497316569089889" calcext:value-type="float">
            <text:p>0.4973165691</text:p>
          </table:table-cell>
          <table:table-cell/>
          <table:table-cell table:style-name="ce1" table:formula="of:=SUM([.A1082:.A1092])/11" office:value-type="float" office:value="0.747593653472987" calcext:value-type="float">
            <text:p>0.747593653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82:.G1092])/11" office:value-type="float" office:value="77.8181818181818" calcext:value-type="float">
            <text:p>77.8181818182</text:p>
          </table:table-cell>
          <table:table-cell table:style-name="ce1"/>
        </table:table-row>
        <table:table-row table:style-name="ro1">
          <table:table-cell office:value-type="float" office:value="1.31585800647736" calcext:value-type="float">
            <text:p>1.3158580065</text:p>
          </table:table-cell>
          <table:table-cell/>
          <table:table-cell table:style-name="ce1" table:formula="of:=SUM([.A1083:.A1093])/11" office:value-type="float" office:value="0.784361258149147" calcext:value-type="float">
            <text:p>0.784361258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083:.G1093])/11" office:value-type="float" office:value="76.0909090909091" calcext:value-type="float">
            <text:p>76.0909090909</text:p>
          </table:table-cell>
          <table:table-cell table:style-name="ce1"/>
        </table:table-row>
        <table:table-row table:style-name="ro1">
          <table:table-cell office:value-type="float" office:value="0.604953050613403" calcext:value-type="float">
            <text:p>0.6049530506</text:p>
          </table:table-cell>
          <table:table-cell/>
          <table:table-cell table:style-name="ce1" table:formula="of:=SUM([.A1084:.A1094])/11" office:value-type="float" office:value="0.726447022774003" calcext:value-type="float">
            <text:p>0.726447022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084:.G1094])/11" office:value-type="float" office:value="76.6363636363636" calcext:value-type="float">
            <text:p>76.6363636364</text:p>
          </table:table-cell>
          <table:table-cell table:style-name="ce1"/>
        </table:table-row>
        <table:table-row table:style-name="ro1">
          <table:table-cell office:value-type="float" office:value="0.606739163398743" calcext:value-type="float">
            <text:p>0.6067391634</text:p>
          </table:table-cell>
          <table:table-cell/>
          <table:table-cell table:style-name="ce1" table:formula="of:=SUM([.A1085:.A1095])/11" office:value-type="float" office:value="0.759969233111902" calcext:value-type="float">
            <text:p>0.759969233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085:.G1095])/11" office:value-type="float" office:value="78.3636363636364" calcext:value-type="float">
            <text:p>78.3636363636</text:p>
          </table:table-cell>
          <table:table-cell table:style-name="ce1"/>
        </table:table-row>
        <table:table-row table:style-name="ro1">
          <table:table-cell office:value-type="float" office:value="1.10653018951416" calcext:value-type="float">
            <text:p>1.1065301895</text:p>
          </table:table-cell>
          <table:table-cell/>
          <table:table-cell table:style-name="ce1" table:formula="of:=SUM([.A1086:.A1096])/11" office:value-type="float" office:value="0.794504191387783" calcext:value-type="float">
            <text:p>0.794504191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086:.G1096])/11" office:value-type="float" office:value="79.5454545454546" calcext:value-type="float">
            <text:p>79.5454545455</text:p>
          </table:table-cell>
          <table:table-cell table:style-name="ce1"/>
        </table:table-row>
        <table:table-row table:style-name="ro1">
          <table:table-cell office:value-type="float" office:value="0.860566318035126" calcext:value-type="float">
            <text:p>0.860566318</text:p>
          </table:table-cell>
          <table:table-cell/>
          <table:table-cell table:style-name="ce1" table:formula="of:=SUM([.A1087:.A1097])/11" office:value-type="float" office:value="0.73170578615232" calcext:value-type="float">
            <text:p>0.731705786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087:.G1097])/11" office:value-type="float" office:value="80.1818181818182" calcext:value-type="float">
            <text:p>80.1818181818</text:p>
          </table:table-cell>
          <table:table-cell table:style-name="ce1"/>
        </table:table-row>
        <table:table-row table:style-name="ro1">
          <table:table-cell office:value-type="float" office:value="0.906363189220428" calcext:value-type="float">
            <text:p>0.9063631892</text:p>
          </table:table-cell>
          <table:table-cell/>
          <table:table-cell table:style-name="ce1" table:formula="of:=SUM([.A1088:.A1098])/11" office:value-type="float" office:value="0.728470278057185" calcext:value-type="float">
            <text:p>0.728470278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088:.G1098])/11" office:value-type="float" office:value="79.6363636363636" calcext:value-type="float">
            <text:p>79.6363636364</text:p>
          </table:table-cell>
          <table:table-cell table:style-name="ce1"/>
        </table:table-row>
        <table:table-row table:style-name="ro1">
          <table:table-cell office:value-type="float" office:value="0.778173863887787" calcext:value-type="float">
            <text:p>0.7781738639</text:p>
          </table:table-cell>
          <table:table-cell/>
          <table:table-cell table:style-name="ce1" table:formula="of:=SUM([.A1089:.A1099])/11" office:value-type="float" office:value="0.741952312263575" calcext:value-type="float">
            <text:p>0.741952312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089:.G1099])/11" office:value-type="float" office:value="77.3636363636364" calcext:value-type="float">
            <text:p>77.3636363636</text:p>
          </table:table-cell>
          <table:table-cell table:style-name="ce1"/>
        </table:table-row>
        <table:table-row table:style-name="ro1">
          <table:table-cell office:value-type="float" office:value="0.89775162935257" calcext:value-type="float">
            <text:p>0.8977516294</text:p>
          </table:table-cell>
          <table:table-cell/>
          <table:table-cell table:style-name="ce1" table:formula="of:=SUM([.A1090:.A1100])/11" office:value-type="float" office:value="0.731059265407649" calcext:value-type="float">
            <text:p>0.731059265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090:.G1100])/11" office:value-type="float" office:value="76.2727272727273" calcext:value-type="float">
            <text:p>76.2727272727</text:p>
          </table:table-cell>
          <table:table-cell table:style-name="ce1"/>
        </table:table-row>
        <table:table-row table:style-name="ro1">
          <table:table-cell office:value-type="float" office:value="0.476120293140411" calcext:value-type="float">
            <text:p>0.4761202931</text:p>
          </table:table-cell>
          <table:table-cell/>
          <table:table-cell table:style-name="ce1" table:formula="of:=SUM([.A1091:.A1101])/11" office:value-type="float" office:value="0.741575014862147" calcext:value-type="float">
            <text:p>0.741575014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91:.G1101])/11" office:value-type="float" office:value="75.7272727272727" calcext:value-type="float">
            <text:p>75.7272727273</text:p>
          </table:table-cell>
          <table:table-cell table:style-name="ce1"/>
        </table:table-row>
        <table:table-row table:style-name="ro1">
          <table:table-cell office:value-type="float" office:value="0.173157915472984" calcext:value-type="float">
            <text:p>0.1731579155</text:p>
          </table:table-cell>
          <table:table-cell/>
          <table:table-cell table:style-name="ce1" table:formula="of:=SUM([.A1092:.A1102])/11" office:value-type="float" office:value="0.793847665190697" calcext:value-type="float">
            <text:p>0.793847665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1092:.G1102])/11" office:value-type="float" office:value="75.7272727272727" calcext:value-type="float">
            <text:p>75.7272727273</text:p>
          </table:table-cell>
          <table:table-cell table:style-name="ce1"/>
        </table:table-row>
        <table:table-row table:style-name="ro1">
          <table:table-cell office:value-type="float" office:value="0.901760220527649" calcext:value-type="float">
            <text:p>0.9017602205</text:p>
          </table:table-cell>
          <table:table-cell/>
          <table:table-cell table:style-name="ce1" table:formula="of:=SUM([.A1093:.A1103])/11" office:value-type="float" office:value="0.83325406908989" calcext:value-type="float">
            <text:p>0.833254069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093:.G1103])/11" office:value-type="float" office:value="78.1818181818182" calcext:value-type="float">
            <text:p>78.1818181818</text:p>
          </table:table-cell>
          <table:table-cell table:style-name="ce1"/>
        </table:table-row>
        <table:table-row table:style-name="ro1">
          <table:table-cell office:value-type="float" office:value="0.678801417350769" calcext:value-type="float">
            <text:p>0.6788014174</text:p>
          </table:table-cell>
          <table:table-cell/>
          <table:table-cell table:style-name="ce1" table:formula="of:=SUM([.A1094:.A1104])/11" office:value-type="float" office:value="0.841808527708054" calcext:value-type="float">
            <text:p>0.841808527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094:.G1104])/11" office:value-type="float" office:value="79.0909090909091" calcext:value-type="float">
            <text:p>79.0909090909</text:p>
          </table:table-cell>
          <table:table-cell table:style-name="ce1"/>
        </table:table-row>
        <table:table-row table:style-name="ro1">
          <table:table-cell office:value-type="float" office:value="0.973697364330291" calcext:value-type="float">
            <text:p>0.9736973643</text:p>
          </table:table-cell>
          <table:table-cell/>
          <table:table-cell table:style-name="ce1" table:formula="of:=SUM([.A1095:.A1105])/11" office:value-type="float" office:value="0.835363759235902" calcext:value-type="float">
            <text:p>0.835363759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095:.G1105])/11" office:value-type="float" office:value="79.6363636363636" calcext:value-type="float">
            <text:p>79.6363636364</text:p>
          </table:table-cell>
          <table:table-cell table:style-name="ce1"/>
        </table:table-row>
        <table:table-row table:style-name="ro1">
          <table:table-cell office:value-type="float" office:value="0.986623704433441" calcext:value-type="float">
            <text:p>0.9866237044</text:p>
          </table:table-cell>
          <table:table-cell/>
          <table:table-cell table:style-name="ce1" table:formula="of:=SUM([.A1096:.A1106])/11" office:value-type="float" office:value="0.783412058245052" calcext:value-type="float">
            <text:p>0.783412058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096:.G1106])/11" office:value-type="float" office:value="79.6363636363636" calcext:value-type="float">
            <text:p>79.6363636364</text:p>
          </table:table-cell>
          <table:table-cell table:style-name="ce1"/>
        </table:table-row>
        <table:table-row table:style-name="ro1">
          <table:table-cell office:value-type="float" office:value="0.415747731924057" calcext:value-type="float">
            <text:p>0.4157477319</text:p>
          </table:table-cell>
          <table:table-cell/>
          <table:table-cell table:style-name="ce1" table:formula="of:=SUM([.A1097:.A1107])/11" office:value-type="float" office:value="0.742899100888859" calcext:value-type="float">
            <text:p>0.742899100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97:.G1107])/11" office:value-type="float" office:value="79.0909090909091" calcext:value-type="float">
            <text:p>79.0909090909</text:p>
          </table:table-cell>
          <table:table-cell table:style-name="ce1"/>
        </table:table-row>
        <table:table-row table:style-name="ro1">
          <table:table-cell office:value-type="float" office:value="0.824975728988647" calcext:value-type="float">
            <text:p>0.824975729</text:p>
          </table:table-cell>
          <table:table-cell/>
          <table:table-cell table:style-name="ce1" table:formula="of:=SUM([.A1098:.A1108])/11" office:value-type="float" office:value="0.787733121351762" calcext:value-type="float">
            <text:p>0.787733121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098:.G1108])/11" office:value-type="float" office:value="78.4545454545455" calcext:value-type="float">
            <text:p>78.4545454545</text:p>
          </table:table-cell>
          <table:table-cell table:style-name="ce1"/>
        </table:table-row>
        <table:table-row table:style-name="ro1">
          <table:table-cell office:value-type="float" office:value="1.05466556549072" calcext:value-type="float">
            <text:p>1.0546655655</text:p>
          </table:table-cell>
          <table:table-cell/>
          <table:table-cell table:style-name="ce1" table:formula="of:=SUM([.A1099:.A1109])/11" office:value-type="float" office:value="0.759336623278531" calcext:value-type="float">
            <text:p>0.759336623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099:.G1109])/11" office:value-type="float" office:value="80.1818181818182" calcext:value-type="float">
            <text:p>80.1818181818</text:p>
          </table:table-cell>
          <table:table-cell table:style-name="ce1"/>
        </table:table-row>
        <table:table-row table:style-name="ro1">
          <table:table-cell office:value-type="float" office:value="0.658350348472595" calcext:value-type="float">
            <text:p>0.6583503485</text:p>
          </table:table-cell>
          <table:table-cell/>
          <table:table-cell table:style-name="ce1" table:formula="of:=SUM([.A1100:.A1110])/11" office:value-type="float" office:value="0.724098996682601" calcext:value-type="float">
            <text:p>0.724098996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00:.G1110])/11" office:value-type="float" office:value="80.1818181818182" calcext:value-type="float">
            <text:p>80.1818181818</text:p>
          </table:table-cell>
          <table:table-cell table:style-name="ce1"/>
        </table:table-row>
        <table:table-row table:style-name="ro1">
          <table:table-cell office:value-type="float" office:value="1.01342487335205" calcext:value-type="float">
            <text:p>1.0134248734</text:p>
          </table:table-cell>
          <table:table-cell/>
          <table:table-cell table:style-name="ce1" table:formula="of:=SUM([.A1101:.A1111])/11" office:value-type="float" office:value="0.771157405593179" calcext:value-type="float">
            <text:p>0.771157405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01:.G1111])/11" office:value-type="float" office:value="79.5454545454546" calcext:value-type="float">
            <text:p>79.5454545455</text:p>
          </table:table-cell>
          <table:table-cell table:style-name="ce1"/>
        </table:table-row>
        <table:table-row table:style-name="ro1">
          <table:table-cell office:value-type="float" office:value="1.05111944675446" calcext:value-type="float">
            <text:p>1.0511194468</text:p>
          </table:table-cell>
          <table:table-cell/>
          <table:table-cell table:style-name="ce1" table:formula="of:=SUM([.A1102:.A1112])/11" office:value-type="float" office:value="0.733092952858318" calcext:value-type="float">
            <text:p>0.733092952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02:.G1112])/11" office:value-type="float" office:value="79.5454545454546" calcext:value-type="float">
            <text:p>79.5454545455</text:p>
          </table:table-cell>
          <table:table-cell table:style-name="ce1"/>
        </table:table-row>
        <table:table-row table:style-name="ro1">
          <table:table-cell office:value-type="float" office:value="0.606628358364105" calcext:value-type="float">
            <text:p>0.6066283584</text:p>
          </table:table-cell>
          <table:table-cell/>
          <table:table-cell table:style-name="ce1" table:formula="of:=SUM([.A1103:.A1113])/11" office:value-type="float" office:value="0.714032221924175" calcext:value-type="float">
            <text:p>0.714032221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103:.G1113])/11" office:value-type="float" office:value="81.1818181818182" calcext:value-type="float">
            <text:p>81.1818181818</text:p>
          </table:table-cell>
          <table:table-cell table:style-name="ce1"/>
        </table:table-row>
        <table:table-row table:style-name="ro1">
          <table:table-cell office:value-type="float" office:value="0.995859265327454" calcext:value-type="float">
            <text:p>0.9958592653</text:p>
          </table:table-cell>
          <table:table-cell/>
          <table:table-cell table:style-name="ce1" table:formula="of:=SUM([.A1104:.A1114])/11" office:value-type="float" office:value="0.781458074396307" calcext:value-type="float">
            <text:p>0.7814580744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1104:.G1114])/11" office:value-type="float" office:value="78.9090909090909" calcext:value-type="float">
            <text:p>78.9090909091</text:p>
          </table:table-cell>
          <table:table-cell table:style-name="ce1"/>
        </table:table-row>
        <table:table-row table:style-name="ro1">
          <table:table-cell office:value-type="float" office:value="0.607908964157105" calcext:value-type="float">
            <text:p>0.6079089642</text:p>
          </table:table-cell>
          <table:table-cell/>
          <table:table-cell table:style-name="ce1" table:formula="of:=SUM([.A1105:.A1115])/11" office:value-type="float" office:value="0.739374388347973" calcext:value-type="float">
            <text:p>0.739374388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105:.G1115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402228653430939" calcext:value-type="float">
            <text:p>0.4022286534</text:p>
          </table:table-cell>
          <table:table-cell/>
          <table:table-cell table:style-name="ce1" table:formula="of:=SUM([.A1106:.A1116])/11" office:value-type="float" office:value="0.74904404445128" calcext:value-type="float">
            <text:p>0.749044044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06:.G1116])/11" office:value-type="float" office:value="79.3636363636364" calcext:value-type="float">
            <text:p>79.3636363636</text:p>
          </table:table-cell>
          <table:table-cell table:style-name="ce1"/>
        </table:table-row>
        <table:table-row table:style-name="ro1">
          <table:table-cell office:value-type="float" office:value="0.54098117351532" calcext:value-type="float">
            <text:p>0.5409811735</text:p>
          </table:table-cell>
          <table:table-cell/>
          <table:table-cell table:style-name="ce1" table:formula="of:=SUM([.A1107:.A1117])/11" office:value-type="float" office:value="0.774510524489663" calcext:value-type="float">
            <text:p>0.774510524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07:.G1117])/11" office:value-type="float" office:value="79.9090909090909" calcext:value-type="float">
            <text:p>79.9090909091</text:p>
          </table:table-cell>
          <table:table-cell table:style-name="ce1"/>
        </table:table-row>
        <table:table-row table:style-name="ro1">
          <table:table-cell office:value-type="float" office:value="0.908921957015991" calcext:value-type="float">
            <text:p>0.908921957</text:p>
          </table:table-cell>
          <table:table-cell/>
          <table:table-cell table:style-name="ce1" table:formula="of:=SUM([.A1108:.A1118])/11" office:value-type="float" office:value="0.822310328483582" calcext:value-type="float">
            <text:p>0.822310328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108:.G1118])/11" office:value-type="float" office:value="80.4545454545455" calcext:value-type="float">
            <text:p>80.4545454545</text:p>
          </table:table-cell>
          <table:table-cell table:style-name="ce1"/>
        </table:table-row>
        <table:table-row table:style-name="ro1">
          <table:table-cell office:value-type="float" office:value="0.512614250183106" calcext:value-type="float">
            <text:p>0.5126142502</text:p>
          </table:table-cell>
          <table:table-cell/>
          <table:table-cell table:style-name="ce1" table:formula="of:=SUM([.A1109:.A1119])/11" office:value-type="float" office:value="0.885669838298451" calcext:value-type="float">
            <text:p>0.885669838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109:.G1119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667051672935486" calcext:value-type="float">
            <text:p>0.6670516729</text:p>
          </table:table-cell>
          <table:table-cell/>
          <table:table-cell table:style-name="ce1" table:formula="of:=SUM([.A1110:.A1120])/11" office:value-type="float" office:value="0.892060214822943" calcext:value-type="float">
            <text:p>0.892060214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10:.G1120])/11" office:value-type="float" office:value="79.2727272727273" calcext:value-type="float">
            <text:p>79.2727272727</text:p>
          </table:table-cell>
          <table:table-cell table:style-name="ce1"/>
        </table:table-row>
        <table:table-row table:style-name="ro1">
          <table:table-cell office:value-type="float" office:value="1.17599284648895" calcext:value-type="float">
            <text:p>1.1759928465</text:p>
          </table:table-cell>
          <table:table-cell/>
          <table:table-cell table:style-name="ce1" table:formula="of:=SUM([.A1111:.A1121])/11" office:value-type="float" office:value="0.883797060359608" calcext:value-type="float">
            <text:p>0.883797060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111:.G1121])/11" office:value-type="float" office:value="78.6363636363636" calcext:value-type="float">
            <text:p>78.6363636364</text:p>
          </table:table-cell>
          <table:table-cell table:style-name="ce1"/>
        </table:table-row>
        <table:table-row table:style-name="ro1">
          <table:table-cell office:value-type="float" office:value="0.594715893268585" calcext:value-type="float">
            <text:p>0.5947158933</text:p>
          </table:table-cell>
          <table:table-cell/>
          <table:table-cell table:style-name="ce1" table:formula="of:=SUM([.A1112:.A1122])/11" office:value-type="float" office:value="0.873752431436019" calcext:value-type="float">
            <text:p>0.873752431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12:.G1122])/11" office:value-type="float" office:value="79.8181818181818" calcext:value-type="float">
            <text:p>79.8181818182</text:p>
          </table:table-cell>
          <table:table-cell table:style-name="ce1"/>
        </table:table-row>
        <table:table-row table:style-name="ro1">
          <table:table-cell office:value-type="float" office:value="0.841451406478882" calcext:value-type="float">
            <text:p>0.8414514065</text:p>
          </table:table-cell>
          <table:table-cell/>
          <table:table-cell table:style-name="ce1" table:formula="of:=SUM([.A1113:.A1123])/11" office:value-type="float" office:value="0.885522414337506" calcext:value-type="float">
            <text:p>0.885522414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113:.G1123])/11" office:value-type="float" office:value="78.6363636363636" calcext:value-type="float">
            <text:p>78.6363636364</text:p>
          </table:table-cell>
          <table:table-cell table:style-name="ce1"/>
        </table:table-row>
        <table:table-row table:style-name="ro1">
          <table:table-cell office:value-type="float" office:value="1.34831273555756" calcext:value-type="float">
            <text:p>1.3483127356</text:p>
          </table:table-cell>
          <table:table-cell/>
          <table:table-cell table:style-name="ce1" table:formula="of:=SUM([.A1114:.A1124])/11" office:value-type="float" office:value="0.880933355201375" calcext:value-type="float">
            <text:p>0.880933355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114:.G1124])/11" office:value-type="float" office:value="77" calcext:value-type="float">
            <text:p>77</text:p>
          </table:table-cell>
          <table:table-cell table:style-name="ce1"/>
        </table:table-row>
        <table:table-row table:style-name="ro1">
          <table:table-cell office:value-type="float" office:value="0.532938718795776" calcext:value-type="float">
            <text:p>0.5329387188</text:p>
          </table:table-cell>
          <table:table-cell/>
          <table:table-cell table:style-name="ce1" table:formula="of:=SUM([.A1115:.A1125])/11" office:value-type="float" office:value="0.846031579104337" calcext:value-type="float">
            <text:p>0.846031579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15:.G1125])/11" office:value-type="float" office:value="76.4545454545455" calcext:value-type="float">
            <text:p>76.4545454545</text:p>
          </table:table-cell>
          <table:table-cell table:style-name="ce1"/>
        </table:table-row>
        <table:table-row table:style-name="ro1">
          <table:table-cell office:value-type="float" office:value="0.714275181293487" calcext:value-type="float">
            <text:p>0.7142751813</text:p>
          </table:table-cell>
          <table:table-cell/>
          <table:table-cell table:style-name="ce1" table:formula="of:=SUM([.A1116:.A1126])/11" office:value-type="float" office:value="0.893858432769776" calcext:value-type="float">
            <text:p>0.893858432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116:.G1126])/11" office:value-type="float" office:value="76.4545454545455" calcext:value-type="float">
            <text:p>76.4545454545</text:p>
          </table:table-cell>
          <table:table-cell table:style-name="ce1"/>
        </table:table-row>
        <table:table-row table:style-name="ro1">
          <table:table-cell office:value-type="float" office:value="0.682359933853149" calcext:value-type="float">
            <text:p>0.6823599339</text:p>
          </table:table-cell>
          <table:table-cell/>
          <table:table-cell table:style-name="ce1" table:formula="of:=SUM([.A1117:.A1127])/11" office:value-type="float" office:value="0.922030150890351" calcext:value-type="float">
            <text:p>0.922030150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117:.G1127])/11" office:value-type="float" office:value="77.3636363636364" calcext:value-type="float">
            <text:p>77.3636363636</text:p>
          </table:table-cell>
          <table:table-cell table:style-name="ce1"/>
        </table:table-row>
        <table:table-row table:style-name="ro1">
          <table:table-cell office:value-type="float" office:value="1.06677901744843" calcext:value-type="float">
            <text:p>1.0667790174</text:p>
          </table:table-cell>
          <table:table-cell/>
          <table:table-cell table:style-name="ce1" table:formula="of:=SUM([.A1118:.A1128])/11" office:value-type="float" office:value="0.898701361634515" calcext:value-type="float">
            <text:p>0.898701361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18:.G1128])/11" office:value-type="float" office:value="77" calcext:value-type="float">
            <text:p>77</text:p>
          </table:table-cell>
          <table:table-cell table:style-name="ce1"/>
        </table:table-row>
        <table:table-row table:style-name="ro1">
          <table:table-cell office:value-type="float" office:value="1.60587656497955" calcext:value-type="float">
            <text:p>1.605876565</text:p>
          </table:table-cell>
          <table:table-cell/>
          <table:table-cell table:style-name="ce1" table:formula="of:=SUM([.A1119:.A1129])/11" office:value-type="float" office:value="0.913772948763587" calcext:value-type="float">
            <text:p>0.913772948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119:.G1129])/11" office:value-type="float" office:value="77" calcext:value-type="float">
            <text:p>77</text:p>
          </table:table-cell>
          <table:table-cell table:style-name="ce1"/>
        </table:table-row>
        <table:table-row table:style-name="ro1">
          <table:table-cell office:value-type="float" office:value="0.582908391952515" calcext:value-type="float">
            <text:p>0.582908392</text:p>
          </table:table-cell>
          <table:table-cell/>
          <table:table-cell table:style-name="ce1" table:formula="of:=SUM([.A1120:.A1130])/11" office:value-type="float" office:value="0.856048884716901" calcext:value-type="float">
            <text:p>0.856048884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120:.G1130])/11" office:value-type="float" office:value="77" calcext:value-type="float">
            <text:p>77</text:p>
          </table:table-cell>
          <table:table-cell table:style-name="ce1"/>
        </table:table-row>
        <table:table-row table:style-name="ro1">
          <table:table-cell office:value-type="float" office:value="0.576156973838806" calcext:value-type="float">
            <text:p>0.5761569738</text:p>
          </table:table-cell>
          <table:table-cell/>
          <table:table-cell table:style-name="ce1" table:formula="of:=SUM([.A1121:.A1131])/11" office:value-type="float" office:value="0.884254837577994" calcext:value-type="float">
            <text:p>0.884254837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121:.G1131])/11" office:value-type="float" office:value="77.6363636363636" calcext:value-type="float">
            <text:p>77.6363636364</text:p>
          </table:table-cell>
          <table:table-cell table:style-name="ce1"/>
        </table:table-row>
        <table:table-row table:style-name="ro1">
          <table:table-cell office:value-type="float" office:value="1.06550192832947" calcext:value-type="float">
            <text:p>1.0655019283</text:p>
          </table:table-cell>
          <table:table-cell/>
          <table:table-cell table:style-name="ce1" table:formula="of:=SUM([.A1122:.A1132])/11" office:value-type="float" office:value="0.899007615717975" calcext:value-type="float">
            <text:p>0.899007615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22:.G1132])/11" office:value-type="float" office:value="77.0909090909091" calcext:value-type="float">
            <text:p>77.0909090909</text:p>
          </table:table-cell>
          <table:table-cell table:style-name="ce1"/>
        </table:table-row>
        <table:table-row table:style-name="ro1">
          <table:table-cell office:value-type="float" office:value="0.724185705184937" calcext:value-type="float">
            <text:p>0.7241857052</text:p>
          </table:table-cell>
          <table:table-cell/>
          <table:table-cell table:style-name="ce1" table:formula="of:=SUM([.A1123:.A1133])/11" office:value-type="float" office:value="0.878679489547556" calcext:value-type="float">
            <text:p>0.878679489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123:.G1133])/11" office:value-type="float" office:value="76.5454545454545" calcext:value-type="float">
            <text:p>76.5454545455</text:p>
          </table:table-cell>
          <table:table-cell table:style-name="ce1"/>
        </table:table-row>
        <table:table-row table:style-name="ro1">
          <table:table-cell office:value-type="float" office:value="0.790971755981445" calcext:value-type="float">
            <text:p>0.790971756</text:p>
          </table:table-cell>
          <table:table-cell/>
          <table:table-cell table:style-name="ce1" table:formula="of:=SUM([.A1124:.A1134])/11" office:value-type="float" office:value="0.877598098733209" calcext:value-type="float">
            <text:p>0.877598098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24:.G1134])/11" office:value-type="float" office:value="77.7272727272727" calcext:value-type="float">
            <text:p>77.7272727273</text:p>
          </table:table-cell>
          <table:table-cell table:style-name="ce1"/>
        </table:table-row>
        <table:table-row table:style-name="ro1">
          <table:table-cell office:value-type="float" office:value="0.964393198490143" calcext:value-type="float">
            <text:p>0.9643931985</text:p>
          </table:table-cell>
          <table:table-cell/>
          <table:table-cell table:style-name="ce1" table:formula="of:=SUM([.A1125:.A1135])/11" office:value-type="float" office:value="0.86180793968114" calcext:value-type="float">
            <text:p>0.861807939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125:.G1135])/11" office:value-type="float" office:value="75.4545454545455" calcext:value-type="float">
            <text:p>75.4545454545</text:p>
          </table:table-cell>
          <table:table-cell table:style-name="ce1"/>
        </table:table-row>
        <table:table-row table:style-name="ro1">
          <table:table-cell office:value-type="float" office:value="1.0590341091156" calcext:value-type="float">
            <text:p>1.0590341091</text:p>
          </table:table-cell>
          <table:table-cell/>
          <table:table-cell table:style-name="ce1" table:formula="of:=SUM([.A1126:.A1136])/11" office:value-type="float" office:value="0.834354332902215" calcext:value-type="float">
            <text:p>0.834354332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26:.G1136])/11" office:value-type="float" office:value="77.1818181818182" calcext:value-type="float">
            <text:p>77.1818181818</text:p>
          </table:table-cell>
          <table:table-cell table:style-name="ce1"/>
        </table:table-row>
        <table:table-row table:style-name="ro1">
          <table:table-cell office:value-type="float" office:value="1.02416408061981" calcext:value-type="float">
            <text:p>1.0241640806</text:p>
          </table:table-cell>
          <table:table-cell/>
          <table:table-cell table:style-name="ce1" table:formula="of:=SUM([.A1127:.A1137])/11" office:value-type="float" office:value="0.835983750495044" calcext:value-type="float">
            <text:p>0.835983750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127:.G1137])/11" office:value-type="float" office:value="76.6363636363636" calcext:value-type="float">
            <text:p>76.6363636364</text:p>
          </table:table-cell>
          <table:table-cell table:style-name="ce1"/>
        </table:table-row>
        <table:table-row table:style-name="ro1">
          <table:table-cell office:value-type="float" office:value="0.425743252038956" calcext:value-type="float">
            <text:p>0.425743252</text:p>
          </table:table-cell>
          <table:table-cell/>
          <table:table-cell table:style-name="ce1" table:formula="of:=SUM([.A1128:.A1138])/11" office:value-type="float" office:value="0.801666506312111" calcext:value-type="float">
            <text:p>0.801666506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128:.G1138])/11" office:value-type="float" office:value="75" calcext:value-type="float">
            <text:p>75</text:p>
          </table:table-cell>
          <table:table-cell table:style-name="ce1"/>
        </table:table-row>
        <table:table-row table:style-name="ro1">
          <table:table-cell office:value-type="float" office:value="1.23256647586823" calcext:value-type="float">
            <text:p>1.2325664759</text:p>
          </table:table-cell>
          <table:table-cell/>
          <table:table-cell table:style-name="ce1" table:formula="of:=SUM([.A1129:.A1139])/11" office:value-type="float" office:value="0.840279438278892" calcext:value-type="float">
            <text:p>0.840279438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29:.G1139])/11" office:value-type="float" office:value="72" calcext:value-type="float">
            <text:p>72</text:p>
          </table:table-cell>
          <table:table-cell table:style-name="ce1"/>
        </table:table-row>
        <table:table-row table:style-name="ro1">
          <table:table-cell office:value-type="float" office:value="0.970911860466003" calcext:value-type="float">
            <text:p>0.9709118605</text:p>
          </table:table-cell>
          <table:table-cell/>
          <table:table-cell table:style-name="ce1" table:formula="of:=SUM([.A1130:.A1140])/11" office:value-type="float" office:value="0.80546650019559" calcext:value-type="float">
            <text:p>0.805466500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130:.G1140])/11" office:value-type="float" office:value="69.9090909090909" calcext:value-type="float">
            <text:p>69.9090909091</text:p>
          </table:table-cell>
          <table:table-cell table:style-name="ce1"/>
        </table:table-row>
        <table:table-row table:style-name="ro1">
          <table:table-cell office:value-type="float" office:value="0.89317387342453" calcext:value-type="float">
            <text:p>0.8931738734</text:p>
          </table:table-cell>
          <table:table-cell/>
          <table:table-cell table:style-name="ce1" table:formula="of:=SUM([.A1131:.A1141])/11" office:value-type="float" office:value="0.817292267625982" calcext:value-type="float">
            <text:p>0.817292267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31:.G1141])/11" office:value-type="float" office:value="67.6363636363636" calcext:value-type="float">
            <text:p>67.6363636364</text:p>
          </table:table-cell>
          <table:table-cell table:style-name="ce1"/>
        </table:table-row>
        <table:table-row table:style-name="ro1">
          <table:table-cell office:value-type="float" office:value="0.738437533378601" calcext:value-type="float">
            <text:p>0.7384375334</text:p>
          </table:table-cell>
          <table:table-cell/>
          <table:table-cell table:style-name="ce1" table:formula="of:=SUM([.A1132:.A1142])/11" office:value-type="float" office:value="0.774757114323703" calcext:value-type="float">
            <text:p>0.774757114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132:.G1142])/11" office:value-type="float" office:value="67.6363636363636" calcext:value-type="float">
            <text:p>67.6363636364</text:p>
          </table:table-cell>
          <table:table-cell table:style-name="ce1"/>
        </table:table-row>
        <table:table-row table:style-name="ro1">
          <table:table-cell office:value-type="float" office:value="0.841892540454865" calcext:value-type="float">
            <text:p>0.8418925405</text:p>
          </table:table-cell>
          <table:table-cell/>
          <table:table-cell table:style-name="ce1" table:formula="of:=SUM([.A1133:.A1143])/11" office:value-type="float" office:value="0.738130447539417" calcext:value-type="float">
            <text:p>0.73813044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33:.G1143])/11" office:value-type="float" office:value="67.6363636363636" calcext:value-type="float">
            <text:p>67.6363636364</text:p>
          </table:table-cell>
          <table:table-cell table:style-name="ce1"/>
        </table:table-row>
        <table:table-row table:style-name="ro1">
          <table:table-cell office:value-type="float" office:value="0.712290406227112" calcext:value-type="float">
            <text:p>0.7122904062</text:p>
          </table:table-cell>
          <table:table-cell/>
          <table:table-cell table:style-name="ce1" table:formula="of:=SUM([.A1134:.A1144])/11" office:value-type="float" office:value="0.705464425412092" calcext:value-type="float">
            <text:p>0.705464425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34:.G1144])/11" office:value-type="float" office:value="67.6363636363636" calcext:value-type="float">
            <text:p>67.6363636364</text:p>
          </table:table-cell>
          <table:table-cell table:style-name="ce1"/>
        </table:table-row>
        <table:table-row table:style-name="ro1">
          <table:table-cell office:value-type="float" office:value="0.617280006408691" calcext:value-type="float">
            <text:p>0.6172800064</text:p>
          </table:table-cell>
          <table:table-cell/>
          <table:table-cell table:style-name="ce1" table:formula="of:=SUM([.A1135:.A1145])/11" office:value-type="float" office:value="0.728573698889126" calcext:value-type="float">
            <text:p>0.728573698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1135:.G1145])/11" office:value-type="float" office:value="67.0909090909091" calcext:value-type="float">
            <text:p>67.0909090909</text:p>
          </table:table-cell>
          <table:table-cell table:style-name="ce1"/>
        </table:table-row>
        <table:table-row table:style-name="ro1">
          <table:table-cell office:value-type="float" office:value="0.662403523921967" calcext:value-type="float">
            <text:p>0.6624035239</text:p>
          </table:table-cell>
          <table:table-cell/>
          <table:table-cell table:style-name="ce1" table:formula="of:=SUM([.A1136:.A1146])/11" office:value-type="float" office:value="0.701180219650269" calcext:value-type="float">
            <text:p>0.701180219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36:.G1146])/11" office:value-type="float" office:value="70.4545454545455" calcext:value-type="float">
            <text:p>70.4545454545</text:p>
          </table:table-cell>
          <table:table-cell table:style-name="ce1"/>
        </table:table-row>
        <table:table-row table:style-name="ro1">
          <table:table-cell office:value-type="float" office:value="1.07695770263672" calcext:value-type="float">
            <text:p>1.0769577026</text:p>
          </table:table-cell>
          <table:table-cell/>
          <table:table-cell table:style-name="ce1" table:formula="of:=SUM([.A1137:.A1147])/11" office:value-type="float" office:value="0.7067206827077" calcext:value-type="float">
            <text:p>0.706720682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37:.G1147])/11" office:value-type="float" office:value="68.7272727272727" calcext:value-type="float">
            <text:p>68.7272727273</text:p>
          </table:table-cell>
          <table:table-cell table:style-name="ce1"/>
        </table:table-row>
        <table:table-row table:style-name="ro1">
          <table:table-cell office:value-type="float" office:value="0.646674394607544" calcext:value-type="float">
            <text:p>0.6466743946</text:p>
          </table:table-cell>
          <table:table-cell/>
          <table:table-cell table:style-name="ce1" table:formula="of:=SUM([.A1138:.A1148])/11" office:value-type="float" office:value="0.681443599137393" calcext:value-type="float">
            <text:p>0.681443599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38:.G1148])/11" office:value-type="float" office:value="68.0909090909091" calcext:value-type="float">
            <text:p>68.0909090909</text:p>
          </table:table-cell>
          <table:table-cell table:style-name="ce1"/>
        </table:table-row>
        <table:table-row table:style-name="ro1">
          <table:table-cell office:value-type="float" office:value="0.850485503673553" calcext:value-type="float">
            <text:p>0.8504855037</text:p>
          </table:table-cell>
          <table:table-cell/>
          <table:table-cell table:style-name="ce1" table:formula="of:=SUM([.A1139:.A1149])/11" office:value-type="float" office:value="0.706896884874864" calcext:value-type="float">
            <text:p>0.706896884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1139:.G1149])/11" office:value-type="float" office:value="68.0909090909091" calcext:value-type="float">
            <text:p>68.0909090909</text:p>
          </table:table-cell>
          <table:table-cell table:style-name="ce1"/>
        </table:table-row>
        <table:table-row table:style-name="ro1">
          <table:table-cell office:value-type="float" office:value="0.849624156951904" calcext:value-type="float">
            <text:p>0.849624157</text:p>
          </table:table-cell>
          <table:table-cell/>
          <table:table-cell table:style-name="ce1" table:formula="of:=SUM([.A1140:.A1150])/11" office:value-type="float" office:value="0.678802631118081" calcext:value-type="float">
            <text:p>0.678802631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1140:.G1150])/11" office:value-type="float" office:value="67.4545454545455" calcext:value-type="float">
            <text:p>67.4545454545</text:p>
          </table:table-cell>
          <table:table-cell table:style-name="ce1"/>
        </table:table-row>
        <table:table-row table:style-name="ro1">
          <table:table-cell office:value-type="float" office:value="1.10099530220032" calcext:value-type="float">
            <text:p>1.1009953022</text:p>
          </table:table-cell>
          <table:table-cell/>
          <table:table-cell table:style-name="ce1" table:formula="of:=SUM([.A1141:.A1151])/11" office:value-type="float" office:value="0.671632615002719" calcext:value-type="float">
            <text:p>0.67163261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141:.G1151])/11" office:value-type="float" office:value="69.5454545454546" calcext:value-type="float">
            <text:p>69.5454545455</text:p>
          </table:table-cell>
          <table:table-cell table:style-name="ce1"/>
        </table:table-row>
        <table:table-row table:style-name="ro1">
          <table:table-cell office:value-type="float" office:value="0.425287187099457" calcext:value-type="float">
            <text:p>0.4252871871</text:p>
          </table:table-cell>
          <table:table-cell/>
          <table:table-cell table:style-name="ce1" table:formula="of:=SUM([.A1142:.A1152])/11" office:value-type="float" office:value="0.635302532802929" calcext:value-type="float">
            <text:p>0.635302532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42:.G1152])/11" office:value-type="float" office:value="67.6363636363636" calcext:value-type="float">
            <text:p>67.6363636364</text:p>
          </table:table-cell>
          <table:table-cell table:style-name="ce1"/>
        </table:table-row>
        <table:table-row table:style-name="ro1">
          <table:table-cell office:value-type="float" office:value="0.33554419875145" calcext:value-type="float">
            <text:p>0.3355441988</text:p>
          </table:table-cell>
          <table:table-cell/>
          <table:table-cell table:style-name="ce1" table:formula="of:=SUM([.A1143:.A1153])/11" office:value-type="float" office:value="0.706664957783439" calcext:value-type="float">
            <text:p>0.706664957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143:.G1153])/11" office:value-type="float" office:value="68.1818181818182" calcext:value-type="float">
            <text:p>68.1818181818</text:p>
          </table:table-cell>
          <table:table-cell table:style-name="ce1"/>
        </table:table-row>
        <table:table-row table:style-name="ro1">
          <table:table-cell office:value-type="float" office:value="0.482566297054291" calcext:value-type="float">
            <text:p>0.4825662971</text:p>
          </table:table-cell>
          <table:table-cell/>
          <table:table-cell table:style-name="ce1" table:formula="of:=SUM([.A1144:.A1154])/11" office:value-type="float" office:value="0.768173052506014" calcext:value-type="float">
            <text:p>0.768173052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44:.G1154])/11" office:value-type="float" office:value="69.9090909090909" calcext:value-type="float">
            <text:p>69.9090909091</text:p>
          </table:table-cell>
          <table:table-cell table:style-name="ce1"/>
        </table:table-row>
        <table:table-row table:style-name="ro1">
          <table:table-cell office:value-type="float" office:value="0.966492414474487" calcext:value-type="float">
            <text:p>0.9664924145</text:p>
          </table:table-cell>
          <table:table-cell/>
          <table:table-cell table:style-name="ce1" table:formula="of:=SUM([.A1145:.A1155])/11" office:value-type="float" office:value="0.803658759052103" calcext:value-type="float">
            <text:p>0.803658759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45:.G1155])/11" office:value-type="float" office:value="70.4545454545455" calcext:value-type="float">
            <text:p>70.4545454545</text:p>
          </table:table-cell>
          <table:table-cell table:style-name="ce1"/>
        </table:table-row>
        <table:table-row table:style-name="ro1">
          <table:table-cell office:value-type="float" office:value="0.315951734781265" calcext:value-type="float">
            <text:p>0.3159517348</text:p>
          </table:table-cell>
          <table:table-cell/>
          <table:table-cell table:style-name="ce1" table:formula="of:=SUM([.A1146:.A1156])/11" office:value-type="float" office:value="0.766570283608003" calcext:value-type="float">
            <text:p>0.766570283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146:.G1156])/11" office:value-type="float" office:value="71.5454545454545" calcext:value-type="float">
            <text:p>71.5454545455</text:p>
          </table:table-cell>
          <table:table-cell table:style-name="ce1"/>
        </table:table-row>
        <table:table-row table:style-name="ro1">
          <table:table-cell office:value-type="float" office:value="0.723348617553711" calcext:value-type="float">
            <text:p>0.7233486176</text:p>
          </table:table-cell>
          <table:table-cell/>
          <table:table-cell table:style-name="ce1" table:formula="of:=SUM([.A1147:.A1157])/11" office:value-type="float" office:value="0.787615575573661" calcext:value-type="float">
            <text:p>0.787615575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147:.G1157])/11" office:value-type="float" office:value="71.5454545454545" calcext:value-type="float">
            <text:p>71.5454545455</text:p>
          </table:table-cell>
          <table:table-cell table:style-name="ce1"/>
        </table:table-row>
        <table:table-row table:style-name="ro1">
          <table:table-cell office:value-type="float" office:value="0.798909783363342" calcext:value-type="float">
            <text:p>0.7989097834</text:p>
          </table:table-cell>
          <table:table-cell/>
          <table:table-cell table:style-name="ce1" table:formula="of:=SUM([.A1148:.A1158])/11" office:value-type="float" office:value="0.742033491080458" calcext:value-type="float">
            <text:p>0.742033491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148:.G1158])/11" office:value-type="float" office:value="72.0909090909091" calcext:value-type="float">
            <text:p>72.0909090909</text:p>
          </table:table-cell>
          <table:table-cell table:style-name="ce1"/>
        </table:table-row>
        <table:table-row table:style-name="ro1">
          <table:table-cell office:value-type="float" office:value="0.926660537719727" calcext:value-type="float">
            <text:p>0.9266605377</text:p>
          </table:table-cell>
          <table:table-cell/>
          <table:table-cell table:style-name="ce1" table:formula="of:=SUM([.A1149:.A1159])/11" office:value-type="float" office:value="0.706027988683094" calcext:value-type="float">
            <text:p>0.706027988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49:.G1159])/11" office:value-type="float" office:value="71" calcext:value-type="float">
            <text:p>71</text:p>
          </table:table-cell>
          <table:table-cell table:style-name="ce1"/>
        </table:table-row>
        <table:table-row table:style-name="ro1">
          <table:table-cell office:value-type="float" office:value="0.541448712348938" calcext:value-type="float">
            <text:p>0.5414487123</text:p>
          </table:table-cell>
          <table:table-cell/>
          <table:table-cell table:style-name="ce1" table:formula="of:=SUM([.A1150:.A1160])/11" office:value-type="float" office:value="0.77688941494985" calcext:value-type="float">
            <text:p>0.776889414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1150:.G1160])/11" office:value-type="float" office:value="70.3636363636364" calcext:value-type="float">
            <text:p>70.3636363636</text:p>
          </table:table-cell>
          <table:table-cell table:style-name="ce1"/>
        </table:table-row>
        <table:table-row table:style-name="ro1">
          <table:table-cell office:value-type="float" office:value="0.770753979682922" calcext:value-type="float">
            <text:p>0.7707539797</text:p>
          </table:table-cell>
          <table:table-cell/>
          <table:table-cell table:style-name="ce1" table:formula="of:=SUM([.A1151:.A1161])/11" office:value-type="float" office:value="0.772214313799685" calcext:value-type="float">
            <text:p>0.772214313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51:.G1161])/11" office:value-type="float" office:value="73.8181818181818" calcext:value-type="float">
            <text:p>73.8181818182</text:p>
          </table:table-cell>
          <table:table-cell table:style-name="ce1"/>
        </table:table-row>
        <table:table-row table:style-name="ro1">
          <table:table-cell office:value-type="float" office:value="0.701364398002625" calcext:value-type="float">
            <text:p>0.701364398</text:p>
          </table:table-cell>
          <table:table-cell/>
          <table:table-cell table:style-name="ce1" table:formula="of:=SUM([.A1152:.A1162])/11" office:value-type="float" office:value="0.751510992646217" calcext:value-type="float">
            <text:p>0.751510992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style-name="ce1" table:formula="of:=SUM([.G1152:.G1162])/11" office:value-type="float" office:value="72.6363636363636" calcext:value-type="float">
            <text:p>72.6363636364</text:p>
          </table:table-cell>
          <table:table-cell table:style-name="ce1"/>
        </table:table-row>
        <table:table-row table:style-name="ro1">
          <table:table-cell office:value-type="float" office:value="1.21027386188507" calcext:value-type="float">
            <text:p>1.2102738619</text:p>
          </table:table-cell>
          <table:table-cell/>
          <table:table-cell table:style-name="ce1" table:formula="of:=SUM([.A1153:.A1163])/11" office:value-type="float" office:value="0.773783980445428" calcext:value-type="float">
            <text:p>0.773783980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53:.G1163])/11" office:value-type="float" office:value="75.7272727272727" calcext:value-type="float">
            <text:p>75.7272727273</text:p>
          </table:table-cell>
          <table:table-cell table:style-name="ce1"/>
        </table:table-row>
        <table:table-row table:style-name="ro1">
          <table:table-cell office:value-type="float" office:value="1.01213324069977" calcext:value-type="float">
            <text:p>1.0121332407</text:p>
          </table:table-cell>
          <table:table-cell/>
          <table:table-cell table:style-name="ce1" table:formula="of:=SUM([.A1154:.A1164])/11" office:value-type="float" office:value="0.726623067801649" calcext:value-type="float">
            <text:p>0.726623067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54:.G1164])/11" office:value-type="float" office:value="75.9090909090909" calcext:value-type="float">
            <text:p>75.9090909091</text:p>
          </table:table-cell>
          <table:table-cell table:style-name="ce1"/>
        </table:table-row>
        <table:table-row table:style-name="ro1">
          <table:table-cell office:value-type="float" office:value="0.872909069061279" calcext:value-type="float">
            <text:p>0.8729090691</text:p>
          </table:table-cell>
          <table:table-cell/>
          <table:table-cell table:style-name="ce1" table:formula="of:=SUM([.A1155:.A1165])/11" office:value-type="float" office:value="0.759434113448316" calcext:value-type="float">
            <text:p>0.759434113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55:.G1165])/11" office:value-type="float" office:value="75.9090909090909" calcext:value-type="float">
            <text:p>75.9090909091</text:p>
          </table:table-cell>
          <table:table-cell table:style-name="ce1"/>
        </table:table-row>
        <table:table-row table:style-name="ro1">
          <table:table-cell office:value-type="float" office:value="0.558519184589386" calcext:value-type="float">
            <text:p>0.5585191846</text:p>
          </table:table-cell>
          <table:table-cell/>
          <table:table-cell table:style-name="ce1" table:formula="of:=SUM([.A1156:.A1166])/11" office:value-type="float" office:value="0.726208620450713" calcext:value-type="float">
            <text:p>0.726208620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156:.G1166])/11" office:value-type="float" office:value="74.1818181818182" calcext:value-type="float">
            <text:p>74.1818181818</text:p>
          </table:table-cell>
          <table:table-cell table:style-name="ce1"/>
        </table:table-row>
        <table:table-row table:style-name="ro1">
          <table:table-cell office:value-type="float" office:value="0.547449946403503" calcext:value-type="float">
            <text:p>0.5474499464</text:p>
          </table:table-cell>
          <table:table-cell/>
          <table:table-cell table:style-name="ce1" table:formula="of:=SUM([.A1157:.A1167])/11" office:value-type="float" office:value="0.730323725126006" calcext:value-type="float">
            <text:p>0.730323725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157:.G1167])/11" office:value-type="float" office:value="74.7272727272727" calcext:value-type="float">
            <text:p>74.7272727273</text:p>
          </table:table-cell>
          <table:table-cell table:style-name="ce1"/>
        </table:table-row>
        <table:table-row table:style-name="ro1">
          <table:table-cell office:value-type="float" office:value="0.221945688128471" calcext:value-type="float">
            <text:p>0.2219456881</text:p>
          </table:table-cell>
          <table:table-cell/>
          <table:table-cell table:style-name="ce1" table:formula="of:=SUM([.A1158:.A1168])/11" office:value-type="float" office:value="0.712534437125379" calcext:value-type="float">
            <text:p>0.712534437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158:.G1168])/11" office:value-type="float" office:value="73.6363636363636" calcext:value-type="float">
            <text:p>73.6363636364</text:p>
          </table:table-cell>
          <table:table-cell table:style-name="ce1"/>
        </table:table-row>
        <table:table-row table:style-name="ro1">
          <table:table-cell office:value-type="float" office:value="0.40284925699234" calcext:value-type="float">
            <text:p>0.402849257</text:p>
          </table:table-cell>
          <table:table-cell/>
          <table:table-cell table:style-name="ce1" table:formula="of:=SUM([.A1159:.A1169])/11" office:value-type="float" office:value="0.73902935331518" calcext:value-type="float">
            <text:p>0.739029353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159:.G1169])/11" office:value-type="float" office:value="73.6363636363636" calcext:value-type="float">
            <text:p>73.6363636364</text:p>
          </table:table-cell>
          <table:table-cell table:style-name="ce1"/>
        </table:table-row>
        <table:table-row table:style-name="ro1">
          <table:table-cell office:value-type="float" office:value="1.70613622665405" calcext:value-type="float">
            <text:p>1.7061362267</text:p>
          </table:table-cell>
          <table:table-cell/>
          <table:table-cell table:style-name="ce1" table:formula="of:=SUM([.A1160:.A1170])/11" office:value-type="float" office:value="0.758326357061212" calcext:value-type="float">
            <text:p>0.758326357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160:.G1170])/11" office:value-type="float" office:value="74.7272727272727" calcext:value-type="float">
            <text:p>74.7272727273</text:p>
          </table:table-cell>
          <table:table-cell table:style-name="ce1"/>
        </table:table-row>
        <table:table-row table:style-name="ro1">
          <table:table-cell office:value-type="float" office:value="0.490022599697113" calcext:value-type="float">
            <text:p>0.4900225997</text:p>
          </table:table-cell>
          <table:table-cell/>
          <table:table-cell table:style-name="ce1" table:formula="of:=SUM([.A1161:.A1171])/11" office:value-type="float" office:value="0.647035065022382" calcext:value-type="float">
            <text:p>0.64703506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61:.G1171])/11" office:value-type="float" office:value="75.3636363636364" calcext:value-type="float">
            <text:p>75.3636363636</text:p>
          </table:table-cell>
          <table:table-cell table:style-name="ce1"/>
        </table:table-row>
        <table:table-row table:style-name="ro1">
          <table:table-cell office:value-type="float" office:value="0.543017446994782" calcext:value-type="float">
            <text:p>0.543017447</text:p>
          </table:table-cell>
          <table:table-cell/>
          <table:table-cell table:style-name="ce1" table:formula="of:=SUM([.A1162:.A1172])/11" office:value-type="float" office:value="0.695631430907683" calcext:value-type="float">
            <text:p>0.695631430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162:.G1172])/11" office:value-type="float" office:value="74.8181818181818" calcext:value-type="float">
            <text:p>74.8181818182</text:p>
          </table:table-cell>
          <table:table-cell table:style-name="ce1"/>
        </table:table-row>
        <table:table-row table:style-name="ro1">
          <table:table-cell office:value-type="float" office:value="0.946367263793945" calcext:value-type="float">
            <text:p>0.9463672638</text:p>
          </table:table-cell>
          <table:table-cell/>
          <table:table-cell table:style-name="ce1" table:formula="of:=SUM([.A1163:.A1173])/11" office:value-type="float" office:value="0.711896655234423" calcext:value-type="float">
            <text:p>0.711896655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63:.G1173])/11" office:value-type="float" office:value="76.5454545454545" calcext:value-type="float">
            <text:p>76.5454545455</text:p>
          </table:table-cell>
          <table:table-cell table:style-name="ce1"/>
        </table:table-row>
        <table:table-row table:style-name="ro1">
          <table:table-cell office:value-type="float" office:value="0.691503822803497" calcext:value-type="float">
            <text:p>0.6915038228</text:p>
          </table:table-cell>
          <table:table-cell/>
          <table:table-cell table:style-name="ce1" table:formula="of:=SUM([.A1164:.A1174])/11" office:value-type="float" office:value="0.698482678695158" calcext:value-type="float">
            <text:p>0.6984826787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164:.G1174])/11" office:value-type="float" office:value="74.8181818181818" calcext:value-type="float">
            <text:p>74.8181818182</text:p>
          </table:table-cell>
          <table:table-cell table:style-name="ce1"/>
        </table:table-row>
        <table:table-row table:style-name="ro1">
          <table:table-cell office:value-type="float" office:value="1.37305474281311" calcext:value-type="float">
            <text:p>1.3730547428</text:p>
          </table:table-cell>
          <table:table-cell/>
          <table:table-cell table:style-name="ce1" table:formula="of:=SUM([.A1165:.A1175])/11" office:value-type="float" office:value="0.676398610526865" calcext:value-type="float">
            <text:p>0.676398610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65:.G1175])/11" office:value-type="float" office:value="75.1818181818182" calcext:value-type="float">
            <text:p>75.1818181818</text:p>
          </table:table-cell>
          <table:table-cell table:style-name="ce1"/>
        </table:table-row>
        <table:table-row table:style-name="ro1">
          <table:table-cell office:value-type="float" office:value="0.507428646087647" calcext:value-type="float">
            <text:p>0.5074286461</text:p>
          </table:table-cell>
          <table:table-cell/>
          <table:table-cell table:style-name="ce1" table:formula="of:=SUM([.A1166:.A1176])/11" office:value-type="float" office:value="0.673382994803515" calcext:value-type="float">
            <text:p>0.673382994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166:.G1176])/11" office:value-type="float" office:value="74.6363636363636" calcext:value-type="float">
            <text:p>74.6363636364</text:p>
          </table:table-cell>
          <table:table-cell table:style-name="ce1"/>
        </table:table-row>
        <table:table-row table:style-name="ro1">
          <table:table-cell office:value-type="float" office:value="0.603785336017609" calcext:value-type="float">
            <text:p>0.603785336</text:p>
          </table:table-cell>
          <table:table-cell/>
          <table:table-cell table:style-name="ce1" table:formula="of:=SUM([.A1167:.A1177])/11" office:value-type="float" office:value="0.684124087745493" calcext:value-type="float">
            <text:p>0.684124087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167:.G1177])/11" office:value-type="float" office:value="76.9090909090909" calcext:value-type="float">
            <text:p>76.9090909091</text:p>
          </table:table-cell>
          <table:table-cell table:style-name="ce1"/>
        </table:table-row>
        <table:table-row table:style-name="ro1">
          <table:table-cell office:value-type="float" office:value="0.351767778396606" calcext:value-type="float">
            <text:p>0.3517677784</text:p>
          </table:table-cell>
          <table:table-cell/>
          <table:table-cell table:style-name="ce1" table:formula="of:=SUM([.A1168:.A1178])/11" office:value-type="float" office:value="0.687237948179244" calcext:value-type="float">
            <text:p>0.687237948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68:.G1178])/11" office:value-type="float" office:value="75.8181818181818" calcext:value-type="float">
            <text:p>75.8181818182</text:p>
          </table:table-cell>
          <table:table-cell table:style-name="ce1"/>
        </table:table-row>
        <table:table-row table:style-name="ro1">
          <table:table-cell office:value-type="float" office:value="0.513389766216278" calcext:value-type="float">
            <text:p>0.5133897662</text:p>
          </table:table-cell>
          <table:table-cell/>
          <table:table-cell table:style-name="ce1" table:formula="of:=SUM([.A1169:.A1179])/11" office:value-type="float" office:value="0.749223625118082" calcext:value-type="float">
            <text:p>0.749223625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169:.G1179])/11" office:value-type="float" office:value="77.4545454545455" calcext:value-type="float">
            <text:p>77.4545454545</text:p>
          </table:table-cell>
          <table:table-cell table:style-name="ce1"/>
        </table:table-row>
        <table:table-row table:style-name="ro1">
          <table:table-cell office:value-type="float" office:value="0.6151162981987" calcext:value-type="float">
            <text:p>0.6151162982</text:p>
          </table:table-cell>
          <table:table-cell/>
          <table:table-cell table:style-name="ce1" table:formula="of:=SUM([.A1170:.A1180])/11" office:value-type="float" office:value="0.765369894829663" calcext:value-type="float">
            <text:p>0.765369894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170:.G1180])/11" office:value-type="float" office:value="78.0909090909091" calcext:value-type="float">
            <text:p>78.0909090909</text:p>
          </table:table-cell>
          <table:table-cell table:style-name="ce1"/>
        </table:table-row>
        <table:table-row table:style-name="ro1">
          <table:table-cell office:value-type="float" office:value="0.481932014226914" calcext:value-type="float">
            <text:p>0.4819320142</text:p>
          </table:table-cell>
          <table:table-cell/>
          <table:table-cell table:style-name="ce1" table:formula="of:=SUM([.A1171:.A1181])/11" office:value-type="float" office:value="0.744486299428073" calcext:value-type="float">
            <text:p>0.744486299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71:.G1181])/11" office:value-type="float" office:value="76.4545454545455" calcext:value-type="float">
            <text:p>76.4545454545</text:p>
          </table:table-cell>
          <table:table-cell table:style-name="ce1"/>
        </table:table-row>
        <table:table-row table:style-name="ro1">
          <table:table-cell office:value-type="float" office:value="1.02458262443542" calcext:value-type="float">
            <text:p>1.0245826244</text:p>
          </table:table-cell>
          <table:table-cell/>
          <table:table-cell table:style-name="ce1" table:formula="of:=SUM([.A1172:.A1182])/11" office:value-type="float" office:value="0.783136993646621" calcext:value-type="float">
            <text:p>0.783136993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72:.G1182])/11" office:value-type="float" office:value="75.8181818181818" calcext:value-type="float">
            <text:p>75.8181818182</text:p>
          </table:table-cell>
          <table:table-cell table:style-name="ce1"/>
        </table:table-row>
        <table:table-row table:style-name="ro1">
          <table:table-cell office:value-type="float" office:value="0.721934914588928" calcext:value-type="float">
            <text:p>0.7219349146</text:p>
          </table:table-cell>
          <table:table-cell/>
          <table:table-cell table:style-name="ce1" table:formula="of:=SUM([.A1173:.A1183])/11" office:value-type="float" office:value="0.744526968760924" calcext:value-type="float">
            <text:p>0.744526968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173:.G1183])/11" office:value-type="float" office:value="75.1818181818182" calcext:value-type="float">
            <text:p>75.1818181818</text:p>
          </table:table-cell>
          <table:table-cell table:style-name="ce1"/>
        </table:table-row>
        <table:table-row table:style-name="ro1">
          <table:table-cell office:value-type="float" office:value="0.79881352186203" calcext:value-type="float">
            <text:p>0.7988135219</text:p>
          </table:table-cell>
          <table:table-cell/>
          <table:table-cell table:style-name="ce1" table:formula="of:=SUM([.A1174:.A1184])/11" office:value-type="float" office:value="0.754116380756552" calcext:value-type="float">
            <text:p>0.754116380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174:.G1184])/11" office:value-type="float" office:value="70.0909090909091" calcext:value-type="float">
            <text:p>70.0909090909</text:p>
          </table:table-cell>
          <table:table-cell table:style-name="ce1"/>
        </table:table-row>
        <table:table-row table:style-name="ro1">
          <table:table-cell office:value-type="float" office:value="0.448579072952271" calcext:value-type="float">
            <text:p>0.448579073</text:p>
          </table:table-cell>
          <table:table-cell/>
          <table:table-cell table:style-name="ce1" table:formula="of:=SUM([.A1175:.A1185])/11" office:value-type="float" office:value="0.726065074855631" calcext:value-type="float">
            <text:p>0.726065074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175:.G1185])/11" office:value-type="float" office:value="70.6363636363636" calcext:value-type="float">
            <text:p>70.6363636364</text:p>
          </table:table-cell>
          <table:table-cell table:style-name="ce1"/>
        </table:table-row>
        <table:table-row table:style-name="ro1">
          <table:table-cell office:value-type="float" office:value="1.33988296985626" calcext:value-type="float">
            <text:p>1.3398829699</text:p>
          </table:table-cell>
          <table:table-cell/>
          <table:table-cell table:style-name="ce1" table:formula="of:=SUM([.A1176:.A1186])/11" office:value-type="float" office:value="0.738221615552903" calcext:value-type="float">
            <text:p>0.738221615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76:.G1186])/11" office:value-type="float" office:value="67.2727272727273" calcext:value-type="float">
            <text:p>67.2727272727</text:p>
          </table:table-cell>
          <table:table-cell table:style-name="ce1"/>
        </table:table-row>
        <table:table-row table:style-name="ro1">
          <table:table-cell office:value-type="float" office:value="0.625580668449402" calcext:value-type="float">
            <text:p>0.6255806684</text:p>
          </table:table-cell>
          <table:table-cell/>
          <table:table-cell table:style-name="ce1" table:formula="of:=SUM([.A1177:.A1187])/11" office:value-type="float" office:value="0.687142992561514" calcext:value-type="float">
            <text:p>0.687142992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177:.G1187])/11" office:value-type="float" office:value="67.8181818181818" calcext:value-type="float">
            <text:p>67.8181818182</text:p>
          </table:table-cell>
          <table:table-cell table:style-name="ce1"/>
        </table:table-row>
        <table:table-row table:style-name="ro1">
          <table:table-cell office:value-type="float" office:value="0.638037800788879" calcext:value-type="float">
            <text:p>0.6380378008</text:p>
          </table:table-cell>
          <table:table-cell/>
          <table:table-cell table:style-name="ce1" table:formula="of:=SUM([.A1178:.A1188])/11" office:value-type="float" office:value="0.728695265271448" calcext:value-type="float">
            <text:p>0.728695265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78:.G1188])/11" office:value-type="float" office:value="66.7272727272727" calcext:value-type="float">
            <text:p>66.7272727273</text:p>
          </table:table-cell>
          <table:table-cell table:style-name="ce1"/>
        </table:table-row>
        <table:table-row table:style-name="ro1">
          <table:table-cell office:value-type="float" office:value="1.03361022472382" calcext:value-type="float">
            <text:p>1.0336102247</text:p>
          </table:table-cell>
          <table:table-cell/>
          <table:table-cell table:style-name="ce1" table:formula="of:=SUM([.A1179:.A1189])/11" office:value-type="float" office:value="0.738223192366687" calcext:value-type="float">
            <text:p>0.738223192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179:.G1189])/11" office:value-type="float" office:value="67.2727272727273" calcext:value-type="float">
            <text:p>67.2727272727</text:p>
          </table:table-cell>
          <table:table-cell table:style-name="ce1"/>
        </table:table-row>
        <table:table-row table:style-name="ro1">
          <table:table-cell office:value-type="float" office:value="0.690998733043671" calcext:value-type="float">
            <text:p>0.690998733</text:p>
          </table:table-cell>
          <table:table-cell/>
          <table:table-cell table:style-name="ce1" table:formula="of:=SUM([.A1180:.A1190])/11" office:value-type="float" office:value="0.677540478381244" calcext:value-type="float">
            <text:p>0.677540478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80:.G1190])/11" office:value-type="float" office:value="65.6363636363636" calcext:value-type="float">
            <text:p>65.6363636364</text:p>
          </table:table-cell>
          <table:table-cell table:style-name="ce1"/>
        </table:table-row>
        <table:table-row table:style-name="ro1">
          <table:table-cell office:value-type="float" office:value="0.385396748781204" calcext:value-type="float">
            <text:p>0.3853967488</text:p>
          </table:table-cell>
          <table:table-cell/>
          <table:table-cell table:style-name="ce1" table:formula="of:=SUM([.A1181:.A1191])/11" office:value-type="float" office:value="0.671110990372571" calcext:value-type="float">
            <text:p>0.67111099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1181:.G1191])/11" office:value-type="float" office:value="66.7272727272727" calcext:value-type="float">
            <text:p>66.7272727273</text:p>
          </table:table-cell>
          <table:table-cell table:style-name="ce1"/>
        </table:table-row>
        <table:table-row table:style-name="ro1">
          <table:table-cell office:value-type="float" office:value="0.907089650630951" calcext:value-type="float">
            <text:p>0.9070896506</text:p>
          </table:table-cell>
          <table:table-cell/>
          <table:table-cell table:style-name="ce1" table:formula="of:=SUM([.A1182:.A1192])/11" office:value-type="float" office:value="0.664212421937423" calcext:value-type="float">
            <text:p>0.664212421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182:.G1192])/11" office:value-type="float" office:value="70.6363636363636" calcext:value-type="float">
            <text:p>70.6363636364</text:p>
          </table:table-cell>
          <table:table-cell table:style-name="ce1"/>
        </table:table-row>
        <table:table-row table:style-name="ro1">
          <table:table-cell office:value-type="float" office:value="0.599872350692749" calcext:value-type="float">
            <text:p>0.5998723507</text:p>
          </table:table-cell>
          <table:table-cell/>
          <table:table-cell table:style-name="ce1" table:formula="of:=SUM([.A1183:.A1193])/11" office:value-type="float" office:value="0.645892798900605" calcext:value-type="float">
            <text:p>0.645892798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183:.G1193])/11" office:value-type="float" office:value="71.2727272727273" calcext:value-type="float">
            <text:p>71.2727272727</text:p>
          </table:table-cell>
          <table:table-cell table:style-name="ce1"/>
        </table:table-row>
        <table:table-row table:style-name="ro1">
          <table:table-cell office:value-type="float" office:value="0.827418446540833" calcext:value-type="float">
            <text:p>0.8274184465</text:p>
          </table:table-cell>
          <table:table-cell/>
          <table:table-cell table:style-name="ce1" table:formula="of:=SUM([.A1184:.A1194])/11" office:value-type="float" office:value="0.656108661131426" calcext:value-type="float">
            <text:p>0.656108661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style-name="ce1" table:formula="of:=SUM([.G1184:.G1194])/11" office:value-type="float" office:value="72.4545454545455" calcext:value-type="float">
            <text:p>72.4545454545</text:p>
          </table:table-cell>
          <table:table-cell table:style-name="ce1"/>
        </table:table-row>
        <table:table-row table:style-name="ro1">
          <table:table-cell office:value-type="float" office:value="0.490249156951904" calcext:value-type="float">
            <text:p>0.490249157</text:p>
          </table:table-cell>
          <table:table-cell/>
          <table:table-cell table:style-name="ce1" table:formula="of:=SUM([.A1185:.A1195])/11" office:value-type="float" office:value="0.623466670513153" calcext:value-type="float">
            <text:p>0.623466670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185:.G1195])/11" office:value-type="float" office:value="77" calcext:value-type="float">
            <text:p>77</text:p>
          </table:table-cell>
          <table:table-cell table:style-name="ce1"/>
        </table:table-row>
        <table:table-row table:style-name="ro1">
          <table:table-cell office:value-type="float" office:value="0.582301020622253" calcext:value-type="float">
            <text:p>0.5823010206</text:p>
          </table:table-cell>
          <table:table-cell/>
          <table:table-cell table:style-name="ce1" table:formula="of:=SUM([.A1186:.A1196])/11" office:value-type="float" office:value="0.620419881560586" calcext:value-type="float">
            <text:p>0.620419881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1186:.G1196])/11" office:value-type="float" office:value="79.8181818181818" calcext:value-type="float">
            <text:p>79.8181818182</text:p>
          </table:table-cell>
          <table:table-cell table:style-name="ce1"/>
        </table:table-row>
        <table:table-row table:style-name="ro1">
          <table:table-cell office:value-type="float" office:value="0.778018116950989" calcext:value-type="float">
            <text:p>0.778018117</text:p>
          </table:table-cell>
          <table:table-cell/>
          <table:table-cell table:style-name="ce1" table:formula="of:=SUM([.A1187:.A1197])/11" office:value-type="float" office:value="0.665825854648244" calcext:value-type="float">
            <text:p>0.665825854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87:.G1197])/11" office:value-type="float" office:value="80.9090909090909" calcext:value-type="float">
            <text:p>80.9090909091</text:p>
          </table:table-cell>
          <table:table-cell table:style-name="ce1"/>
        </table:table-row>
        <table:table-row table:style-name="ro1">
          <table:table-cell office:value-type="float" office:value="1.08265566825867" calcext:value-type="float">
            <text:p>1.0826556683</text:p>
          </table:table-cell>
          <table:table-cell/>
          <table:table-cell table:style-name="ce1" table:formula="of:=SUM([.A1188:.A1198])/11" office:value-type="float" office:value="0.646647886796432" calcext:value-type="float">
            <text:p>0.646647886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88:.G1198])/11" office:value-type="float" office:value="80.9090909090909" calcext:value-type="float">
            <text:p>80.9090909091</text:p>
          </table:table-cell>
          <table:table-cell table:style-name="ce1"/>
        </table:table-row>
        <table:table-row table:style-name="ro1">
          <table:table-cell office:value-type="float" office:value="0.742844998836517" calcext:value-type="float">
            <text:p>0.7428449988</text:p>
          </table:table-cell>
          <table:table-cell/>
          <table:table-cell table:style-name="ce1" table:formula="of:=SUM([.A1189:.A1199])/11" office:value-type="float" office:value="0.614835863763636" calcext:value-type="float">
            <text:p>0.614835863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189:.G1199])/11" office:value-type="float" office:value="79.1818181818182" calcext:value-type="float">
            <text:p>79.1818181818</text:p>
          </table:table-cell>
          <table:table-cell table:style-name="ce1"/>
        </table:table-row>
        <table:table-row table:style-name="ro1">
          <table:table-cell office:value-type="float" office:value="0.366100370883942" calcext:value-type="float">
            <text:p>0.3661003709</text:p>
          </table:table-cell>
          <table:table-cell/>
          <table:table-cell table:style-name="ce1" table:formula="of:=SUM([.A1190:.A1200])/11" office:value-type="float" office:value="0.577412767843767" calcext:value-type="float">
            <text:p>0.577412767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90:.G1200])/11" office:value-type="float" office:value="78.8181818181818" calcext:value-type="float">
            <text:p>78.8181818182</text:p>
          </table:table-cell>
          <table:table-cell table:style-name="ce1"/>
        </table:table-row>
        <table:table-row table:style-name="ro1">
          <table:table-cell office:value-type="float" office:value="0.620274364948273" calcext:value-type="float">
            <text:p>0.6202743649</text:p>
          </table:table-cell>
          <table:table-cell/>
          <table:table-cell table:style-name="ce1" table:formula="of:=SUM([.A1191:.A1201])/11" office:value-type="float" office:value="0.680185355923393" calcext:value-type="float">
            <text:p>0.680185355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191:.G1201])/11" office:value-type="float" office:value="78.8181818181818" calcext:value-type="float">
            <text:p>78.8181818182</text:p>
          </table:table-cell>
          <table:table-cell table:style-name="ce1"/>
        </table:table-row>
        <table:table-row table:style-name="ro1">
          <table:table-cell office:value-type="float" office:value="0.309512495994568" calcext:value-type="float">
            <text:p>0.309512496</text:p>
          </table:table-cell>
          <table:table-cell/>
          <table:table-cell table:style-name="ce1" table:formula="of:=SUM([.A1192:.A1202])/11" office:value-type="float" office:value="0.689762337641283" calcext:value-type="float">
            <text:p>0.689762337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192:.G1202])/11" office:value-type="float" office:value="78.2727272727273" calcext:value-type="float">
            <text:p>78.2727272727</text:p>
          </table:table-cell>
          <table:table-cell table:style-name="ce1"/>
        </table:table-row>
        <table:table-row table:style-name="ro1">
          <table:table-cell office:value-type="float" office:value="0.705573797225952" calcext:value-type="float">
            <text:p>0.7055737972</text:p>
          </table:table-cell>
          <table:table-cell/>
          <table:table-cell table:style-name="ce1" table:formula="of:=SUM([.A1193:.A1203])/11" office:value-type="float" office:value="0.708796598694542" calcext:value-type="float">
            <text:p>0.708796598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193:.G1203])/11" office:value-type="float" office:value="76.6363636363636" calcext:value-type="float">
            <text:p>76.6363636364</text:p>
          </table:table-cell>
          <table:table-cell table:style-name="ce1"/>
        </table:table-row>
        <table:table-row table:style-name="ro1">
          <table:table-cell office:value-type="float" office:value="0.712246835231781" calcext:value-type="float">
            <text:p>0.7122468352</text:p>
          </table:table-cell>
          <table:table-cell/>
          <table:table-cell table:style-name="ce1" table:formula="of:=SUM([.A1194:.A1204])/11" office:value-type="float" office:value="0.710006843913686" calcext:value-type="float">
            <text:p>0.710006843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94:.G1204])/11" office:value-type="float" office:value="77.1818181818182" calcext:value-type="float">
            <text:p>77.1818181818</text:p>
          </table:table-cell>
          <table:table-cell table:style-name="ce1"/>
        </table:table-row>
        <table:table-row table:style-name="ro1">
          <table:table-cell office:value-type="float" office:value="0.468356549739838" calcext:value-type="float">
            <text:p>0.4683565497</text:p>
          </table:table-cell>
          <table:table-cell/>
          <table:table-cell table:style-name="ce1" table:formula="of:=SUM([.A1195:.A1205])/11" office:value-type="float" office:value="0.737197057767348" calcext:value-type="float">
            <text:p>0.737197057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95:.G1205])/11" office:value-type="float" office:value="77.7272727272727" calcext:value-type="float">
            <text:p>77.7272727273</text:p>
          </table:table-cell>
          <table:table-cell table:style-name="ce1"/>
        </table:table-row>
        <table:table-row table:style-name="ro1">
          <table:table-cell office:value-type="float" office:value="0.456734478473663" calcext:value-type="float">
            <text:p>0.4567344785</text:p>
          </table:table-cell>
          <table:table-cell/>
          <table:table-cell table:style-name="ce1" table:formula="of:=SUM([.A1196:.A1206])/11" office:value-type="float" office:value="0.728169863874263" calcext:value-type="float">
            <text:p>0.728169863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196:.G1206])/11" office:value-type="float" office:value="78.2727272727273" calcext:value-type="float">
            <text:p>78.2727272727</text:p>
          </table:table-cell>
          <table:table-cell table:style-name="ce1"/>
        </table:table-row>
        <table:table-row table:style-name="ro1">
          <table:table-cell office:value-type="float" office:value="1.08176672458649" calcext:value-type="float">
            <text:p>1.0817667246</text:p>
          </table:table-cell>
          <table:table-cell/>
          <table:table-cell table:style-name="ce1" table:formula="of:=SUM([.A1197:.A1207])/11" office:value-type="float" office:value="0.741551870649512" calcext:value-type="float">
            <text:p>0.741551870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197:.G1207])/11" office:value-type="float" office:value="78.2727272727273" calcext:value-type="float">
            <text:p>78.2727272727</text:p>
          </table:table-cell>
          <table:table-cell table:style-name="ce1"/>
        </table:table-row>
        <table:table-row table:style-name="ro1">
          <table:table-cell office:value-type="float" office:value="0.567060470581055" calcext:value-type="float">
            <text:p>0.5670604706</text:p>
          </table:table-cell>
          <table:table-cell/>
          <table:table-cell table:style-name="ce1" table:formula="of:=SUM([.A1198:.A1208])/11" office:value-type="float" office:value="0.697390447963368" calcext:value-type="float">
            <text:p>0.69739044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198:.G1208])/11" office:value-type="float" office:value="81.0909090909091" calcext:value-type="float">
            <text:p>81.0909090909</text:p>
          </table:table-cell>
          <table:table-cell table:style-name="ce1"/>
        </table:table-row>
        <table:table-row table:style-name="ro1">
          <table:table-cell office:value-type="float" office:value="0.732723414897919" calcext:value-type="float">
            <text:p>0.7327234149</text:p>
          </table:table-cell>
          <table:table-cell/>
          <table:table-cell table:style-name="ce1" table:formula="of:=SUM([.A1199:.A1209])/11" office:value-type="float" office:value="0.707035698673942" calcext:value-type="float">
            <text:p>0.707035698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199:.G1209])/11" office:value-type="float" office:value="79.9090909090909" calcext:value-type="float">
            <text:p>79.9090909091</text:p>
          </table:table-cell>
          <table:table-cell table:style-name="ce1"/>
        </table:table-row>
        <table:table-row table:style-name="ro1">
          <table:table-cell office:value-type="float" office:value="0.331190943717957" calcext:value-type="float">
            <text:p>0.3311909437</text:p>
          </table:table-cell>
          <table:table-cell/>
          <table:table-cell table:style-name="ce1" table:formula="of:=SUM([.A1200:.A1210])/11" office:value-type="float" office:value="0.697799091989344" calcext:value-type="float">
            <text:p>0.69779909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200:.G1210])/11" office:value-type="float" office:value="81" calcext:value-type="float">
            <text:p>81</text:p>
          </table:table-cell>
          <table:table-cell table:style-name="ce1"/>
        </table:table-row>
        <table:table-row table:style-name="ro1">
          <table:table-cell office:value-type="float" office:value="1.49659883975983" calcext:value-type="float">
            <text:p>1.4965988398</text:p>
          </table:table-cell>
          <table:table-cell/>
          <table:table-cell table:style-name="ce1" table:formula="of:=SUM([.A1201:.A1211])/11" office:value-type="float" office:value="0.730541825294495" calcext:value-type="float">
            <text:p>0.730541825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201:.G1211])/11" office:value-type="float" office:value="81.9090909090909" calcext:value-type="float">
            <text:p>81.9090909091</text:p>
          </table:table-cell>
          <table:table-cell table:style-name="ce1"/>
        </table:table-row>
        <table:table-row table:style-name="ro1">
          <table:table-cell office:value-type="float" office:value="0.725621163845062" calcext:value-type="float">
            <text:p>0.7256211638</text:p>
          </table:table-cell>
          <table:table-cell/>
          <table:table-cell table:style-name="ce1" table:formula="of:=SUM([.A1202:.A1212])/11" office:value-type="float" office:value="0.658648566766219" calcext:value-type="float">
            <text:p>0.658648566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02:.G1212])/11" office:value-type="float" office:value="80.3636363636364" calcext:value-type="float">
            <text:p>80.3636363636</text:p>
          </table:table-cell>
          <table:table-cell table:style-name="ce1"/>
        </table:table-row>
        <table:table-row table:style-name="ro1">
          <table:table-cell office:value-type="float" office:value="0.518889367580414" calcext:value-type="float">
            <text:p>0.5188893676</text:p>
          </table:table-cell>
          <table:table-cell/>
          <table:table-cell table:style-name="ce1" table:formula="of:=SUM([.A1203:.A1213])/11" office:value-type="float" office:value="0.718058624050834" calcext:value-type="float">
            <text:p>0.718058624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203:.G1213])/11" office:value-type="float" office:value="80.3636363636364" calcext:value-type="float">
            <text:p>80.3636363636</text:p>
          </table:table-cell>
          <table:table-cell table:style-name="ce1"/>
        </table:table-row>
        <table:table-row table:style-name="ro1">
          <table:table-cell office:value-type="float" office:value="0.718886494636535" calcext:value-type="float">
            <text:p>0.7188864946</text:p>
          </table:table-cell>
          <table:table-cell/>
          <table:table-cell table:style-name="ce1" table:formula="of:=SUM([.A1204:.A1214])/11" office:value-type="float" office:value="0.729271303523671" calcext:value-type="float">
            <text:p>0.729271303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04:.G1214])/11" office:value-type="float" office:value="79.1818181818182" calcext:value-type="float">
            <text:p>79.1818181818</text:p>
          </table:table-cell>
          <table:table-cell table:style-name="ce1"/>
        </table:table-row>
        <table:table-row table:style-name="ro1">
          <table:table-cell office:value-type="float" office:value="1.01133918762207" calcext:value-type="float">
            <text:p>1.0113391876</text:p>
          </table:table-cell>
          <table:table-cell/>
          <table:table-cell table:style-name="ce1" table:formula="of:=SUM([.A1205:.A1215])/11" office:value-type="float" office:value="0.74050909280777" calcext:value-type="float">
            <text:p>0.740509092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05:.G1215])/11" office:value-type="float" office:value="79.1818181818182" calcext:value-type="float">
            <text:p>79.1818181818</text:p>
          </table:table-cell>
          <table:table-cell table:style-name="ce1"/>
        </table:table-row>
        <table:table-row table:style-name="ro1">
          <table:table-cell office:value-type="float" office:value="0.369057416915894" calcext:value-type="float">
            <text:p>0.3690574169</text:p>
          </table:table-cell>
          <table:table-cell/>
          <table:table-cell table:style-name="ce1" table:formula="of:=SUM([.A1206:.A1216])/11" office:value-type="float" office:value="0.692091654647481" calcext:value-type="float">
            <text:p>0.692091654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06:.G1216])/11" office:value-type="float" office:value="79.7272727272727" calcext:value-type="float">
            <text:p>79.7272727273</text:p>
          </table:table-cell>
          <table:table-cell table:style-name="ce1"/>
        </table:table-row>
        <table:table-row table:style-name="ro1">
          <table:table-cell office:value-type="float" office:value="0.603936553001404" calcext:value-type="float">
            <text:p>0.603936553</text:p>
          </table:table-cell>
          <table:table-cell/>
          <table:table-cell table:style-name="ce1" table:formula="of:=SUM([.A1207:.A1217])/11" office:value-type="float" office:value="0.717977740547874" calcext:value-type="float">
            <text:p>0.717977740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207:.G1217])/11" office:value-type="float" office:value="79.1818181818182" calcext:value-type="float">
            <text:p>79.1818181818</text:p>
          </table:table-cell>
          <table:table-cell table:style-name="ce1"/>
        </table:table-row>
        <table:table-row table:style-name="ro1">
          <table:table-cell office:value-type="float" office:value="0.59599107503891" calcext:value-type="float">
            <text:p>0.595991075</text:p>
          </table:table-cell>
          <table:table-cell/>
          <table:table-cell table:style-name="ce1" table:formula="of:=SUM([.A1208:.A1218])/11" office:value-type="float" office:value="0.726929854262959" calcext:value-type="float">
            <text:p>0.726929854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208:.G1218])/11" office:value-type="float" office:value="75.8181818181818" calcext:value-type="float">
            <text:p>75.8181818182</text:p>
          </table:table-cell>
          <table:table-cell table:style-name="ce1"/>
        </table:table-row>
        <table:table-row table:style-name="ro1">
          <table:table-cell office:value-type="float" office:value="0.673158228397369" calcext:value-type="float">
            <text:p>0.6731582284</text:p>
          </table:table-cell>
          <table:table-cell/>
          <table:table-cell table:style-name="ce1" table:formula="of:=SUM([.A1209:.A1219])/11" office:value-type="float" office:value="0.715698282827031" calcext:value-type="float">
            <text:p>0.715698282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209:.G1219])/11" office:value-type="float" office:value="75.8181818181818" calcext:value-type="float">
            <text:p>75.8181818182</text:p>
          </table:table-cell>
          <table:table-cell table:style-name="ce1"/>
        </table:table-row>
        <table:table-row table:style-name="ro1">
          <table:table-cell office:value-type="float" office:value="0.63112074136734" calcext:value-type="float">
            <text:p>0.6311207414</text:p>
          </table:table-cell>
          <table:table-cell/>
          <table:table-cell table:style-name="ce1" table:formula="of:=SUM([.A1210:.A1220])/11" office:value-type="float" office:value="0.743218218738383" calcext:value-type="float">
            <text:p>0.743218218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210:.G1220])/11" office:value-type="float" office:value="77" calcext:value-type="float">
            <text:p>77</text:p>
          </table:table-cell>
          <table:table-cell table:style-name="ce1"/>
        </table:table-row>
        <table:table-row table:style-name="ro1">
          <table:table-cell office:value-type="float" office:value="0.691361010074616" calcext:value-type="float">
            <text:p>0.6913610101</text:p>
          </table:table-cell>
          <table:table-cell/>
          <table:table-cell table:style-name="ce1" table:formula="of:=SUM([.A1211:.A1221])/11" office:value-type="float" office:value="0.767407663843849" calcext:value-type="float">
            <text:p>0.767407663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211:.G1221])/11" office:value-type="float" office:value="78.7272727272727" calcext:value-type="float">
            <text:p>78.7272727273</text:p>
          </table:table-cell>
          <table:table-cell table:style-name="ce1"/>
        </table:table-row>
        <table:table-row table:style-name="ro1">
          <table:table-cell office:value-type="float" office:value="0.705772995948792" calcext:value-type="float">
            <text:p>0.7057729959</text:p>
          </table:table-cell>
          <table:table-cell/>
          <table:table-cell table:style-name="ce1" table:formula="of:=SUM([.A1212:.A1222])/11" office:value-type="float" office:value="0.766600270162929" calcext:value-type="float">
            <text:p>0.766600270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1212:.G1222])/11" office:value-type="float" office:value="77.0909090909091" calcext:value-type="float">
            <text:p>77.0909090909</text:p>
          </table:table-cell>
          <table:table-cell table:style-name="ce1"/>
        </table:table-row>
        <table:table-row table:style-name="ro1">
          <table:table-cell office:value-type="float" office:value="1.37913179397583" calcext:value-type="float">
            <text:p>1.379131794</text:p>
          </table:table-cell>
          <table:table-cell/>
          <table:table-cell table:style-name="ce1" table:formula="of:=SUM([.A1213:.A1223])/11" office:value-type="float" office:value="0.761763862588189" calcext:value-type="float">
            <text:p>0.761763862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13:.G1223])/11" office:value-type="float" office:value="79.7272727272727" calcext:value-type="float">
            <text:p>79.7272727273</text:p>
          </table:table-cell>
          <table:table-cell table:style-name="ce1"/>
        </table:table-row>
        <table:table-row table:style-name="ro1">
          <table:table-cell office:value-type="float" office:value="0.642228841781616" calcext:value-type="float">
            <text:p>0.6422288418</text:p>
          </table:table-cell>
          <table:table-cell/>
          <table:table-cell table:style-name="ce1" table:formula="of:=SUM([.A1214:.A1224])/11" office:value-type="float" office:value="0.660277989777652" calcext:value-type="float">
            <text:p>0.660277989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214:.G1224])/11" office:value-type="float" office:value="79.9090909090909" calcext:value-type="float">
            <text:p>79.9090909091</text:p>
          </table:table-cell>
          <table:table-cell table:style-name="ce1"/>
        </table:table-row>
        <table:table-row table:style-name="ro1">
          <table:table-cell office:value-type="float" office:value="0.842502176761627" calcext:value-type="float">
            <text:p>0.8425021768</text:p>
          </table:table-cell>
          <table:table-cell/>
          <table:table-cell table:style-name="ce1" table:formula="of:=SUM([.A1215:.A1225])/11" office:value-type="float" office:value="0.661482372067191" calcext:value-type="float">
            <text:p>0.661482372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15:.G1225])/11" office:value-type="float" office:value="81.6363636363636" calcext:value-type="float">
            <text:p>81.6363636364</text:p>
          </table:table-cell>
          <table:table-cell table:style-name="ce1"/>
        </table:table-row>
        <table:table-row table:style-name="ro1">
          <table:table-cell office:value-type="float" office:value="0.478747367858887" calcext:value-type="float">
            <text:p>0.4787473679</text:p>
          </table:table-cell>
          <table:table-cell/>
          <table:table-cell table:style-name="ce1" table:formula="of:=SUM([.A1216:.A1226])/11" office:value-type="float" office:value="0.661859143864025" calcext:value-type="float">
            <text:p>0.661859143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216:.G1226])/11" office:value-type="float" office:value="81.6363636363636" calcext:value-type="float">
            <text:p>81.6363636364</text:p>
          </table:table-cell>
          <table:table-cell table:style-name="ce1"/>
        </table:table-row>
        <table:table-row table:style-name="ro1">
          <table:table-cell office:value-type="float" office:value="0.653804361820221" calcext:value-type="float">
            <text:p>0.6538043618</text:p>
          </table:table-cell>
          <table:table-cell/>
          <table:table-cell table:style-name="ce1" table:formula="of:=SUM([.A1217:.A1227])/11" office:value-type="float" office:value="0.65730957551436" calcext:value-type="float">
            <text:p>0.657309575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17:.G1227])/11" office:value-type="float" office:value="81.6363636363636" calcext:value-type="float">
            <text:p>81.6363636364</text:p>
          </table:table-cell>
          <table:table-cell table:style-name="ce1"/>
        </table:table-row>
        <table:table-row table:style-name="ro1">
          <table:table-cell office:value-type="float" office:value="0.70240980386734" calcext:value-type="float">
            <text:p>0.7024098039</text:p>
          </table:table-cell>
          <table:table-cell/>
          <table:table-cell table:style-name="ce1" table:formula="of:=SUM([.A1218:.A1228])/11" office:value-type="float" office:value="0.63307185606523" calcext:value-type="float">
            <text:p>0.633071856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218:.G1228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472443789243698" calcext:value-type="float">
            <text:p>0.4724437892</text:p>
          </table:table-cell>
          <table:table-cell/>
          <table:table-cell table:style-name="ce1" table:formula="of:=SUM([.A1219:.A1229])/11" office:value-type="float" office:value="0.634361137043346" calcext:value-type="float">
            <text:p>0.63436113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219:.G1229])/11" office:value-type="float" office:value="85" calcext:value-type="float">
            <text:p>85</text:p>
          </table:table-cell>
          <table:table-cell table:style-name="ce1"/>
        </table:table-row>
        <table:table-row table:style-name="ro1">
          <table:table-cell office:value-type="float" office:value="0.975877523422241" calcext:value-type="float">
            <text:p>0.9758775234</text:p>
          </table:table-cell>
          <table:table-cell/>
          <table:table-cell table:style-name="ce1" table:formula="of:=SUM([.A1220:.A1230])/11" office:value-type="float" office:value="0.63370342688127" calcext:value-type="float">
            <text:p>0.633703426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20:.G1230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897204637527466" calcext:value-type="float">
            <text:p>0.8972046375</text:p>
          </table:table-cell>
          <table:table-cell/>
          <table:table-cell table:style-name="ce1" table:formula="of:=SUM([.A1221:.A1231])/11" office:value-type="float" office:value="0.60516308112578" calcext:value-type="float">
            <text:p>0.605163081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21:.G1231])/11" office:value-type="float" office:value="82.7272727272727" calcext:value-type="float">
            <text:p>82.7272727273</text:p>
          </table:table-cell>
          <table:table-cell table:style-name="ce1"/>
        </table:table-row>
        <table:table-row table:style-name="ro1">
          <table:table-cell office:value-type="float" office:value="0.682479679584503" calcext:value-type="float">
            <text:p>0.6824796796</text:p>
          </table:table-cell>
          <table:table-cell/>
          <table:table-cell table:style-name="ce1" table:formula="of:=SUM([.A1222:.A1232])/11" office:value-type="float" office:value="0.565114601091905" calcext:value-type="float">
            <text:p>0.565114601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222:.G1232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652572512626648" calcext:value-type="float">
            <text:p>0.6525725126</text:p>
          </table:table-cell>
          <table:table-cell/>
          <table:table-cell table:style-name="ce1" table:formula="of:=SUM([.A1223:.A1233])/11" office:value-type="float" office:value="0.54273274269971" calcext:value-type="float">
            <text:p>0.542732742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23:.G1233])/11" office:value-type="float" office:value="81" calcext:value-type="float">
            <text:p>81</text:p>
          </table:table-cell>
          <table:table-cell table:style-name="ce1"/>
        </table:table-row>
        <table:table-row table:style-name="ro1">
          <table:table-cell office:value-type="float" office:value="0.262787193059921" calcext:value-type="float">
            <text:p>0.2627871931</text:p>
          </table:table-cell>
          <table:table-cell/>
          <table:table-cell table:style-name="ce1" table:formula="of:=SUM([.A1224:.A1234])/11" office:value-type="float" office:value="0.547029023820704" calcext:value-type="float">
            <text:p>0.547029023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224:.G1234])/11" office:value-type="float" office:value="80.4545454545455" calcext:value-type="float">
            <text:p>80.4545454545</text:p>
          </table:table-cell>
          <table:table-cell table:style-name="ce1"/>
        </table:table-row>
        <table:table-row table:style-name="ro1">
          <table:table-cell office:value-type="float" office:value="0.655477046966553" calcext:value-type="float">
            <text:p>0.655477047</text:p>
          </table:table-cell>
          <table:table-cell/>
          <table:table-cell table:style-name="ce1" table:formula="of:=SUM([.A1225:.A1235])/11" office:value-type="float" office:value="0.619209427725185" calcext:value-type="float">
            <text:p>0.619209427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25:.G1235])/11" office:value-type="float" office:value="79.7272727272727" calcext:value-type="float">
            <text:p>79.7272727273</text:p>
          </table:table-cell>
          <table:table-cell table:style-name="ce1"/>
        </table:table-row>
        <table:table-row table:style-name="ro1">
          <table:table-cell office:value-type="float" office:value="0.846646666526794" calcext:value-type="float">
            <text:p>0.8466466665</text:p>
          </table:table-cell>
          <table:table-cell/>
          <table:table-cell table:style-name="ce1" table:formula="of:=SUM([.A1226:.A1236])/11" office:value-type="float" office:value="0.611820256168192" calcext:value-type="float">
            <text:p>0.611820256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26:.G1236])/11" office:value-type="float" office:value="77.6363636363636" calcext:value-type="float">
            <text:p>77.6363636364</text:p>
          </table:table-cell>
          <table:table-cell table:style-name="ce1"/>
        </table:table-row>
        <table:table-row table:style-name="ro1">
          <table:table-cell office:value-type="float" office:value="0.428702116012573" calcext:value-type="float">
            <text:p>0.428702116</text:p>
          </table:table-cell>
          <table:table-cell/>
          <table:table-cell table:style-name="ce1" table:formula="of:=SUM([.A1227:.A1237])/11" office:value-type="float" office:value="0.621057903224772" calcext:value-type="float">
            <text:p>0.621057903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227:.G1237])/11" office:value-type="float" office:value="76.4545454545455" calcext:value-type="float">
            <text:p>76.4545454545</text:p>
          </table:table-cell>
          <table:table-cell table:style-name="ce1"/>
        </table:table-row>
        <table:table-row table:style-name="ro1">
          <table:table-cell office:value-type="float" office:value="0.387189447879791" calcext:value-type="float">
            <text:p>0.3871894479</text:p>
          </table:table-cell>
          <table:table-cell/>
          <table:table-cell table:style-name="ce1" table:formula="of:=SUM([.A1228:.A1238])/11" office:value-type="float" office:value="0.660005756399849" calcext:value-type="float">
            <text:p>0.660005756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28:.G1238])/11" office:value-type="float" office:value="75.3636363636364" calcext:value-type="float">
            <text:p>75.3636363636</text:p>
          </table:table-cell>
          <table:table-cell table:style-name="ce1"/>
        </table:table-row>
        <table:table-row table:style-name="ro1">
          <table:table-cell office:value-type="float" office:value="0.716591894626617" calcext:value-type="float">
            <text:p>0.7165918946</text:p>
          </table:table-cell>
          <table:table-cell/>
          <table:table-cell table:style-name="ce1" table:formula="of:=SUM([.A1229:.A1239])/11" office:value-type="float" office:value="0.674474968151613" calcext:value-type="float">
            <text:p>0.674474968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29:.G1239])/11" office:value-type="float" office:value="74.8181818181818" calcext:value-type="float">
            <text:p>74.8181818182</text:p>
          </table:table-cell>
          <table:table-cell table:style-name="ce1"/>
        </table:table-row>
        <table:table-row table:style-name="ro1">
          <table:table-cell office:value-type="float" office:value="0.465208977460861" calcext:value-type="float">
            <text:p>0.4652089775</text:p>
          </table:table-cell>
          <table:table-cell/>
          <table:table-cell table:style-name="ce1" table:formula="of:=SUM([.A1230:.A1240])/11" office:value-type="float" office:value="0.644916249947115" calcext:value-type="float">
            <text:p>0.644916249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230:.G1240])/11" office:value-type="float" office:value="73.7272727272727" calcext:value-type="float">
            <text:p>73.7272727273</text:p>
          </table:table-cell>
          <table:table-cell table:style-name="ce1"/>
        </table:table-row>
        <table:table-row table:style-name="ro1">
          <table:table-cell office:value-type="float" office:value="0.661933720111847" calcext:value-type="float">
            <text:p>0.6619337201</text:p>
          </table:table-cell>
          <table:table-cell/>
          <table:table-cell table:style-name="ce1" table:formula="of:=SUM([.A1231:.A1241])/11" office:value-type="float" office:value="0.67826970057054" calcext:value-type="float">
            <text:p>0.678269700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31:.G1241])/11" office:value-type="float" office:value="73.1818181818182" calcext:value-type="float">
            <text:p>73.1818181818</text:p>
          </table:table-cell>
          <table:table-cell table:style-name="ce1"/>
        </table:table-row>
        <table:table-row table:style-name="ro1">
          <table:table-cell office:value-type="float" office:value="0.456671357154846" calcext:value-type="float">
            <text:p>0.4566713572</text:p>
          </table:table-cell>
          <table:table-cell/>
          <table:table-cell table:style-name="ce1" table:formula="of:=SUM([.A1232:.A1242])/11" office:value-type="float" office:value="0.686537943103097" calcext:value-type="float">
            <text:p>0.686537943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32:.G1242])/11" office:value-type="float" office:value="73.1818181818182" calcext:value-type="float">
            <text:p>73.1818181818</text:p>
          </table:table-cell>
          <table:table-cell table:style-name="ce1"/>
        </table:table-row>
        <table:table-row table:style-name="ro1">
          <table:table-cell office:value-type="float" office:value="0.436279237270355" calcext:value-type="float">
            <text:p>0.4362792373</text:p>
          </table:table-cell>
          <table:table-cell/>
          <table:table-cell table:style-name="ce1" table:formula="of:=SUM([.A1233:.A1243])/11" office:value-type="float" office:value="0.698060349984603" calcext:value-type="float">
            <text:p>0.6980603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233:.G1243])/11" office:value-type="float" office:value="72.6363636363636" calcext:value-type="float">
            <text:p>72.6363636364</text:p>
          </table:table-cell>
          <table:table-cell table:style-name="ce1"/>
        </table:table-row>
        <table:table-row table:style-name="ro1">
          <table:table-cell office:value-type="float" office:value="0.699831604957581" calcext:value-type="float">
            <text:p>0.699831605</text:p>
          </table:table-cell>
          <table:table-cell/>
          <table:table-cell table:style-name="ce1" table:formula="of:=SUM([.A1234:.A1244])/11" office:value-type="float" office:value="0.74227200313048" calcext:value-type="float">
            <text:p>0.742272003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34:.G1244])/11" office:value-type="float" office:value="73.8181818181818" calcext:value-type="float">
            <text:p>73.8181818182</text:p>
          </table:table-cell>
          <table:table-cell table:style-name="ce1"/>
        </table:table-row>
        <table:table-row table:style-name="ro1">
          <table:table-cell office:value-type="float" office:value="1.05677163600922" calcext:value-type="float">
            <text:p>1.056771636</text:p>
          </table:table-cell>
          <table:table-cell/>
          <table:table-cell table:style-name="ce1" table:formula="of:=SUM([.A1235:.A1245])/11" office:value-type="float" office:value="0.782036938450553" calcext:value-type="float">
            <text:p>0.782036938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235:.G1245])/11" office:value-type="float" office:value="75.5454545454546" calcext:value-type="float">
            <text:p>75.5454545455</text:p>
          </table:table-cell>
          <table:table-cell table:style-name="ce1"/>
        </table:table-row>
        <table:table-row table:style-name="ro1">
          <table:table-cell office:value-type="float" office:value="0.57419615983963" calcext:value-type="float">
            <text:p>0.5741961598</text:p>
          </table:table-cell>
          <table:table-cell/>
          <table:table-cell table:style-name="ce1" table:formula="of:=SUM([.A1236:.A1246])/11" office:value-type="float" office:value="0.78746698661284" calcext:value-type="float">
            <text:p>0.7874669866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" table:formula="of:=SUM([.G1236:.G1246])/11" office:value-type="float" office:value="76.6363636363636" calcext:value-type="float">
            <text:p>76.6363636364</text:p>
          </table:table-cell>
          <table:table-cell table:style-name="ce1"/>
        </table:table-row>
        <table:table-row table:style-name="ro1">
          <table:table-cell office:value-type="float" office:value="0.94826078414917" calcext:value-type="float">
            <text:p>0.9482607841</text:p>
          </table:table-cell>
          <table:table-cell/>
          <table:table-cell table:style-name="ce1" table:formula="of:=SUM([.A1237:.A1247])/11" office:value-type="float" office:value="0.786739934574474" calcext:value-type="float">
            <text:p>0.786739934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237:.G1247])/11" office:value-type="float" office:value="79.2727272727273" calcext:value-type="float">
            <text:p>79.2727272727</text:p>
          </table:table-cell>
          <table:table-cell table:style-name="ce1"/>
        </table:table-row>
        <table:table-row table:style-name="ro1">
          <table:table-cell office:value-type="float" office:value="0.857128500938416" calcext:value-type="float">
            <text:p>0.8571285009</text:p>
          </table:table-cell>
          <table:table-cell/>
          <table:table-cell table:style-name="ce1" table:formula="of:=SUM([.A1238:.A1248])/11" office:value-type="float" office:value="0.744377859614112" calcext:value-type="float">
            <text:p>0.744377859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38:.G1248])/11" office:value-type="float" office:value="80.6363636363636" calcext:value-type="float">
            <text:p>80.6363636364</text:p>
          </table:table-cell>
          <table:table-cell table:style-name="ce1"/>
        </table:table-row>
        <table:table-row table:style-name="ro1">
          <table:table-cell office:value-type="float" office:value="0.5463507771492" calcext:value-type="float">
            <text:p>0.5463507771</text:p>
          </table:table-cell>
          <table:table-cell/>
          <table:table-cell table:style-name="ce1" table:formula="of:=SUM([.A1239:.A1249])/11" office:value-type="float" office:value="0.747867733240127" calcext:value-type="float">
            <text:p>0.747867733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39:.G1249])/11" office:value-type="float" office:value="81.1818181818182" calcext:value-type="float">
            <text:p>81.1818181818</text:p>
          </table:table-cell>
          <table:table-cell table:style-name="ce1"/>
        </table:table-row>
        <table:table-row table:style-name="ro1">
          <table:table-cell office:value-type="float" office:value="0.391445994377136" calcext:value-type="float">
            <text:p>0.3914459944</text:p>
          </table:table-cell>
          <table:table-cell/>
          <table:table-cell table:style-name="ce1" table:formula="of:=SUM([.A1240:.A1250])/11" office:value-type="float" office:value="0.77486562999812" calcext:value-type="float">
            <text:p>0.7748656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240:.G1250])/11" office:value-type="float" office:value="80" calcext:value-type="float">
            <text:p>80</text:p>
          </table:table-cell>
          <table:table-cell table:style-name="ce1"/>
        </table:table-row>
        <table:table-row table:style-name="ro1">
          <table:table-cell office:value-type="float" office:value="0.832096934318543" calcext:value-type="float">
            <text:p>0.8320969343</text:p>
          </table:table-cell>
          <table:table-cell/>
          <table:table-cell table:style-name="ce1" table:formula="of:=SUM([.A1241:.A1251])/11" office:value-type="float" office:value="0.895367982712659" calcext:value-type="float">
            <text:p>0.895367982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241:.G1251])/11" office:value-type="float" office:value="81.6363636363636" calcext:value-type="float">
            <text:p>81.6363636364</text:p>
          </table:table-cell>
          <table:table-cell table:style-name="ce1"/>
        </table:table-row>
        <table:table-row table:style-name="ro1">
          <table:table-cell office:value-type="float" office:value="0.752884387969971" calcext:value-type="float">
            <text:p>0.752884388</text:p>
          </table:table-cell>
          <table:table-cell/>
          <table:table-cell table:style-name="ce1" table:formula="of:=SUM([.A1242:.A1252])/11" office:value-type="float" office:value="0.856436136094006" calcext:value-type="float">
            <text:p>0.856436136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42:.G1252])/11" office:value-type="float" office:value="83.9090909090909" calcext:value-type="float">
            <text:p>83.9090909091</text:p>
          </table:table-cell>
          <table:table-cell table:style-name="ce1"/>
        </table:table-row>
        <table:table-row table:style-name="ro1">
          <table:table-cell office:value-type="float" office:value="0.58341783285141" calcext:value-type="float">
            <text:p>0.5834178329</text:p>
          </table:table-cell>
          <table:table-cell/>
          <table:table-cell table:style-name="ce1" table:formula="of:=SUM([.A1243:.A1253])/11" office:value-type="float" office:value="0.840080323544415" calcext:value-type="float">
            <text:p>0.840080323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243:.G1253])/11" office:value-type="float" office:value="82.8181818181818" calcext:value-type="float">
            <text:p>82.8181818182</text:p>
          </table:table-cell>
          <table:table-cell table:style-name="ce1"/>
        </table:table-row>
        <table:table-row table:style-name="ro1">
          <table:table-cell office:value-type="float" office:value="0.922607421875" calcext:value-type="float">
            <text:p>0.9226074219</text:p>
          </table:table-cell>
          <table:table-cell/>
          <table:table-cell table:style-name="ce1" table:formula="of:=SUM([.A1244:.A1254])/11" office:value-type="float" office:value="0.863374409350481" calcext:value-type="float">
            <text:p>0.863374409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244:.G1254])/11" office:value-type="float" office:value="83.9090909090909" calcext:value-type="float">
            <text:p>83.9090909091</text:p>
          </table:table-cell>
          <table:table-cell table:style-name="ce1"/>
        </table:table-row>
        <table:table-row table:style-name="ro1">
          <table:table-cell office:value-type="float" office:value="1.13724589347839" calcext:value-type="float">
            <text:p>1.1372458935</text:p>
          </table:table-cell>
          <table:table-cell/>
          <table:table-cell table:style-name="ce1" table:formula="of:=SUM([.A1245:.A1255])/11" office:value-type="float" office:value="0.842770340767773" calcext:value-type="float">
            <text:p>0.842770340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245:.G1255])/11" office:value-type="float" office:value="85.5454545454546" calcext:value-type="float">
            <text:p>85.5454545455</text:p>
          </table:table-cell>
          <table:table-cell table:style-name="ce1"/>
        </table:table-row>
        <table:table-row table:style-name="ro1">
          <table:table-cell office:value-type="float" office:value="1.11650216579437" calcext:value-type="float">
            <text:p>1.1165021658</text:p>
          </table:table-cell>
          <table:table-cell/>
          <table:table-cell table:style-name="ce1" table:formula="of:=SUM([.A1246:.A1256])/11" office:value-type="float" office:value="0.808103726668791" calcext:value-type="float">
            <text:p>0.808103726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46:.G1256])/11" office:value-type="float" office:value="83.8181818181818" calcext:value-type="float">
            <text:p>83.8181818182</text:p>
          </table:table-cell>
          <table:table-cell table:style-name="ce1"/>
        </table:table-row>
        <table:table-row table:style-name="ro1">
          <table:table-cell office:value-type="float" office:value="0.566198587417603" calcext:value-type="float">
            <text:p>0.5661985874</text:p>
          </table:table-cell>
          <table:table-cell/>
          <table:table-cell table:style-name="ce1" table:formula="of:=SUM([.A1247:.A1257])/11" office:value-type="float" office:value="0.763703706589612" calcext:value-type="float">
            <text:p>0.763703706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47:.G1257])/11" office:value-type="float" office:value="83.8181818181818" calcext:value-type="float">
            <text:p>83.8181818182</text:p>
          </table:table-cell>
          <table:table-cell table:style-name="ce1"/>
        </table:table-row>
        <table:table-row table:style-name="ro1">
          <table:table-cell office:value-type="float" office:value="0.48227795958519" calcext:value-type="float">
            <text:p>0.4822779596</text:p>
          </table:table-cell>
          <table:table-cell/>
          <table:table-cell table:style-name="ce1" table:formula="of:=SUM([.A1248:.A1258])/11" office:value-type="float" office:value="0.813150907104665" calcext:value-type="float">
            <text:p>0.8131509071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248:.G1258])/11" office:value-type="float" office:value="83.2727272727273" calcext:value-type="float">
            <text:p>83.2727272727</text:p>
          </table:table-cell>
          <table:table-cell table:style-name="ce1"/>
        </table:table-row>
        <table:table-row table:style-name="ro1">
          <table:table-cell office:value-type="float" office:value="0.895517110824585" calcext:value-type="float">
            <text:p>0.8955171108</text:p>
          </table:table-cell>
          <table:table-cell/>
          <table:table-cell table:style-name="ce1" table:formula="of:=SUM([.A1249:.A1259])/11" office:value-type="float" office:value="0.841040269895033" calcext:value-type="float">
            <text:p>0.841040269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49:.G1259])/11" office:value-type="float" office:value="84.1818181818182" calcext:value-type="float">
            <text:p>84.1818181818</text:p>
          </table:table-cell>
          <table:table-cell table:style-name="ce1"/>
        </table:table-row>
        <table:table-row table:style-name="ro1">
          <table:table-cell office:value-type="float" office:value="0.843327641487122" calcext:value-type="float">
            <text:p>0.8433276415</text:p>
          </table:table-cell>
          <table:table-cell/>
          <table:table-cell table:style-name="ce1" table:formula="of:=SUM([.A1250:.A1260])/11" office:value-type="float" office:value="0.850492309440266" calcext:value-type="float">
            <text:p>0.850492309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250:.G1260])/11" office:value-type="float" office:value="82.2727272727273" calcext:value-type="float">
            <text:p>82.2727272727</text:p>
          </table:table-cell>
          <table:table-cell table:style-name="ce1"/>
        </table:table-row>
        <table:table-row table:style-name="ro1">
          <table:table-cell office:value-type="float" office:value="1.71697187423706" calcext:value-type="float">
            <text:p>1.7169718742</text:p>
          </table:table-cell>
          <table:table-cell/>
          <table:table-cell table:style-name="ce1" table:formula="of:=SUM([.A1251:.A1261])/11" office:value-type="float" office:value="0.864841423251412" calcext:value-type="float">
            <text:p>0.864841423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251:.G1261])/11" office:value-type="float" office:value="84" calcext:value-type="float">
            <text:p>84</text:p>
          </table:table-cell>
          <table:table-cell table:style-name="ce1"/>
        </table:table-row>
        <table:table-row table:style-name="ro1">
          <table:table-cell office:value-type="float" office:value="0.403846621513367" calcext:value-type="float">
            <text:p>0.4038466215</text:p>
          </table:table-cell>
          <table:table-cell/>
          <table:table-cell table:style-name="ce1" table:formula="of:=SUM([.A1252:.A1262])/11" office:value-type="float" office:value="0.774138022552837" calcext:value-type="float">
            <text:p>0.774138022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52:.G1262])/11" office:value-type="float" office:value="80.6363636363636" calcext:value-type="float">
            <text:p>80.6363636364</text:p>
          </table:table-cell>
          <table:table-cell table:style-name="ce1"/>
        </table:table-row>
        <table:table-row table:style-name="ro1">
          <table:table-cell office:value-type="float" office:value="0.572970449924469" calcext:value-type="float">
            <text:p>0.5729704499</text:p>
          </table:table-cell>
          <table:table-cell/>
          <table:table-cell table:style-name="ce1" table:formula="of:=SUM([.A1253:.A1263])/11" office:value-type="float" office:value="0.810457164591009" calcext:value-type="float">
            <text:p>0.810457164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253:.G1263])/11" office:value-type="float" office:value="78.3636363636364" calcext:value-type="float">
            <text:p>78.3636363636</text:p>
          </table:table-cell>
          <table:table-cell table:style-name="ce1"/>
        </table:table-row>
        <table:table-row table:style-name="ro1">
          <table:table-cell office:value-type="float" office:value="0.83965277671814" calcext:value-type="float">
            <text:p>0.8396527767</text:p>
          </table:table-cell>
          <table:table-cell/>
          <table:table-cell table:style-name="ce1" table:formula="of:=SUM([.A1254:.A1264])/11" office:value-type="float" office:value="0.837888972325758" calcext:value-type="float">
            <text:p>0.837888972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54:.G1264])/11" office:value-type="float" office:value="78.3636363636364" calcext:value-type="float">
            <text:p>78.3636363636</text:p>
          </table:table-cell>
          <table:table-cell table:style-name="ce1"/>
        </table:table-row>
        <table:table-row table:style-name="ro1">
          <table:table-cell office:value-type="float" office:value="0.69596266746521" calcext:value-type="float">
            <text:p>0.6959626675</text:p>
          </table:table-cell>
          <table:table-cell/>
          <table:table-cell table:style-name="ce1" table:formula="of:=SUM([.A1255:.A1265])/11" office:value-type="float" office:value="0.820470024238933" calcext:value-type="float">
            <text:p>0.820470024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255:.G1265])/11" office:value-type="float" office:value="75.5454545454546" calcext:value-type="float">
            <text:p>75.5454545455</text:p>
          </table:table-cell>
          <table:table-cell table:style-name="ce1"/>
        </table:table-row>
        <table:table-row table:style-name="ro1">
          <table:table-cell office:value-type="float" office:value="0.755913138389587" calcext:value-type="float">
            <text:p>0.7559131384</text:p>
          </table:table-cell>
          <table:table-cell/>
          <table:table-cell table:style-name="ce1" table:formula="of:=SUM([.A1256:.A1266])/11" office:value-type="float" office:value="0.848247446797111" calcext:value-type="float">
            <text:p>0.848247446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56:.G1266])/11" office:value-type="float" office:value="72.7272727272727" calcext:value-type="float">
            <text:p>72.7272727273</text:p>
          </table:table-cell>
          <table:table-cell table:style-name="ce1"/>
        </table:table-row>
        <table:table-row table:style-name="ro1">
          <table:table-cell office:value-type="float" office:value="0.628101944923401" calcext:value-type="float">
            <text:p>0.6281019449</text:p>
          </table:table-cell>
          <table:table-cell/>
          <table:table-cell table:style-name="ce1" table:formula="of:=SUM([.A1257:.A1267])/11" office:value-type="float" office:value="0.850552894852378" calcext:value-type="float">
            <text:p>0.850552894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57:.G1267])/11" office:value-type="float" office:value="71" calcext:value-type="float">
            <text:p>71</text:p>
          </table:table-cell>
          <table:table-cell table:style-name="ce1"/>
        </table:table-row>
        <table:table-row table:style-name="ro1">
          <table:table-cell office:value-type="float" office:value="1.11011779308319" calcext:value-type="float">
            <text:p>1.1101177931</text:p>
          </table:table-cell>
          <table:table-cell/>
          <table:table-cell table:style-name="ce1" table:formula="of:=SUM([.A1258:.A1268])/11" office:value-type="float" office:value="0.863361775875091" calcext:value-type="float">
            <text:p>0.863361775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58:.G1268])/11" office:value-type="float" office:value="69.2727272727273" calcext:value-type="float">
            <text:p>69.2727272727</text:p>
          </table:table-cell>
          <table:table-cell table:style-name="ce1"/>
        </table:table-row>
        <table:table-row table:style-name="ro1">
          <table:table-cell office:value-type="float" office:value="0.789060950279236" calcext:value-type="float">
            <text:p>0.7890609503</text:p>
          </table:table-cell>
          <table:table-cell/>
          <table:table-cell table:style-name="ce1" table:formula="of:=SUM([.A1259:.A1269])/11" office:value-type="float" office:value="0.833191671154716" calcext:value-type="float">
            <text:p>0.833191671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259:.G1269])/11" office:value-type="float" office:value="70.3636363636364" calcext:value-type="float">
            <text:p>70.3636363636</text:p>
          </table:table-cell>
          <table:table-cell table:style-name="ce1"/>
        </table:table-row>
        <table:table-row table:style-name="ro1">
          <table:table-cell office:value-type="float" office:value="0.999489545822144" calcext:value-type="float">
            <text:p>0.9994895458</text:p>
          </table:table-cell>
          <table:table-cell/>
          <table:table-cell table:style-name="ce1" table:formula="of:=SUM([.A1260:.A1270])/11" office:value-type="float" office:value="0.805490602146495" calcext:value-type="float">
            <text:p>0.805490602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1260:.G1270])/11" office:value-type="float" office:value="69.2727272727273" calcext:value-type="float">
            <text:p>69.2727272727</text:p>
          </table:table-cell>
          <table:table-cell table:style-name="ce1"/>
        </table:table-row>
        <table:table-row table:style-name="ro1">
          <table:table-cell office:value-type="float" office:value="1.00116789340973" calcext:value-type="float">
            <text:p>1.0011678934</text:p>
          </table:table-cell>
          <table:table-cell/>
          <table:table-cell table:style-name="ce1" table:formula="of:=SUM([.A1261:.A1271])/11" office:value-type="float" office:value="0.775827559557828" calcext:value-type="float">
            <text:p>0.775827559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61:.G1271])/11" office:value-type="float" office:value="68.9090909090909" calcext:value-type="float">
            <text:p>68.9090909091</text:p>
          </table:table-cell>
          <table:table-cell table:style-name="ce1"/>
        </table:table-row>
        <table:table-row table:style-name="ro1">
          <table:table-cell office:value-type="float" office:value="0.719234466552734" calcext:value-type="float">
            <text:p>0.7192344666</text:p>
          </table:table-cell>
          <table:table-cell/>
          <table:table-cell table:style-name="ce1" table:formula="of:=SUM([.A1262:.A1272])/11" office:value-type="float" office:value="0.789288683371111" calcext:value-type="float">
            <text:p>0.789288683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262:.G1272])/11" office:value-type="float" office:value="67.8181818181818" calcext:value-type="float">
            <text:p>67.8181818182</text:p>
          </table:table-cell>
          <table:table-cell table:style-name="ce1"/>
        </table:table-row>
        <table:table-row table:style-name="ro1">
          <table:table-cell office:value-type="float" office:value="0.803357183933258" calcext:value-type="float">
            <text:p>0.8033571839</text:p>
          </table:table-cell>
          <table:table-cell/>
          <table:table-cell table:style-name="ce1" table:formula="of:=SUM([.A1263:.A1273])/11" office:value-type="float" office:value="0.774283132769845" calcext:value-type="float">
            <text:p>0.774283132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263:.G1273])/11" office:value-type="float" office:value="70.0909090909091" calcext:value-type="float">
            <text:p>70.0909090909</text:p>
          </table:table-cell>
          <table:table-cell table:style-name="ce1"/>
        </table:table-row>
        <table:table-row table:style-name="ro1">
          <table:table-cell office:value-type="float" office:value="0.874720335006714" calcext:value-type="float">
            <text:p>0.874720335</text:p>
          </table:table-cell>
          <table:table-cell/>
          <table:table-cell table:style-name="ce1" table:formula="of:=SUM([.A1264:.A1274])/11" office:value-type="float" office:value="0.75897234136408" calcext:value-type="float">
            <text:p>0.758972341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264:.G1274])/11" office:value-type="float" office:value="71.8181818181818" calcext:value-type="float">
            <text:p>71.8181818182</text:p>
          </table:table-cell>
          <table:table-cell table:style-name="ce1"/>
        </table:table-row>
        <table:table-row table:style-name="ro1">
          <table:table-cell office:value-type="float" office:value="0.648044347763062" calcext:value-type="float">
            <text:p>0.6480443478</text:p>
          </table:table-cell>
          <table:table-cell/>
          <table:table-cell table:style-name="ce1" table:formula="of:=SUM([.A1265:.A1275])/11" office:value-type="float" office:value="0.713910048658198" calcext:value-type="float">
            <text:p>0.713910048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265:.G1275])/11" office:value-type="float" office:value="70.0909090909091" calcext:value-type="float">
            <text:p>70.0909090909</text:p>
          </table:table-cell>
          <table:table-cell table:style-name="ce1"/>
        </table:table-row>
        <table:table-row table:style-name="ro1">
          <table:table-cell office:value-type="float" office:value="1.00151431560516" calcext:value-type="float">
            <text:p>1.0015143156</text:p>
          </table:table-cell>
          <table:table-cell/>
          <table:table-cell table:style-name="ce1" table:formula="of:=SUM([.A1266:.A1276])/11" office:value-type="float" office:value="0.692052778872577" calcext:value-type="float">
            <text:p>0.692052778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266:.G1276])/11" office:value-type="float" office:value="72.9090909090909" calcext:value-type="float">
            <text:p>72.9090909091</text:p>
          </table:table-cell>
          <table:table-cell table:style-name="ce1"/>
        </table:table-row>
        <table:table-row table:style-name="ro1">
          <table:table-cell office:value-type="float" office:value="0.781273066997528" calcext:value-type="float">
            <text:p>0.781273067</text:p>
          </table:table-cell>
          <table:table-cell/>
          <table:table-cell table:style-name="ce1" table:formula="of:=SUM([.A1267:.A1277])/11" office:value-type="float" office:value="0.637617905031551" calcext:value-type="float">
            <text:p>0.63761790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267:.G1277])/11" office:value-type="float" office:value="72.9090909090909" calcext:value-type="float">
            <text:p>72.9090909091</text:p>
          </table:table-cell>
          <table:table-cell table:style-name="ce1"/>
        </table:table-row>
        <table:table-row table:style-name="ro1">
          <table:table-cell office:value-type="float" office:value="0.768999636173248" calcext:value-type="float">
            <text:p>0.7689996362</text:p>
          </table:table-cell>
          <table:table-cell/>
          <table:table-cell table:style-name="ce1" table:formula="of:=SUM([.A1268:.A1278])/11" office:value-type="float" office:value="0.611802301623605" calcext:value-type="float">
            <text:p>0.611802301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268:.G1278])/11" office:value-type="float" office:value="74.0909090909091" calcext:value-type="float">
            <text:p>74.0909090909</text:p>
          </table:table-cell>
          <table:table-cell table:style-name="ce1"/>
        </table:table-row>
        <table:table-row table:style-name="ro1">
          <table:table-cell office:value-type="float" office:value="0.778246641159058" calcext:value-type="float">
            <text:p>0.7782466412</text:p>
          </table:table-cell>
          <table:table-cell/>
          <table:table-cell table:style-name="ce1" table:formula="of:=SUM([.A1269:.A1279])/11" office:value-type="float" office:value="0.626903181726283" calcext:value-type="float">
            <text:p>0.626903181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269:.G1279])/11" office:value-type="float" office:value="73.5454545454545" calcext:value-type="float">
            <text:p>73.5454545455</text:p>
          </table:table-cell>
          <table:table-cell table:style-name="ce1"/>
        </table:table-row>
        <table:table-row table:style-name="ro1">
          <table:table-cell office:value-type="float" office:value="0.484349191188812" calcext:value-type="float">
            <text:p>0.4843491912</text:p>
          </table:table-cell>
          <table:table-cell/>
          <table:table-cell table:style-name="ce1" table:formula="of:=SUM([.A1270:.A1280])/11" office:value-type="float" office:value="0.591010435061022" calcext:value-type="float">
            <text:p>0.591010435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70:.G1280])/11" office:value-type="float" office:value="71.9090909090909" calcext:value-type="float">
            <text:p>71.9090909091</text:p>
          </table:table-cell>
          <table:table-cell table:style-name="ce1"/>
        </table:table-row>
        <table:table-row table:style-name="ro1">
          <table:table-cell office:value-type="float" office:value="0.673196077346802" calcext:value-type="float">
            <text:p>0.6731960773</text:p>
          </table:table-cell>
          <table:table-cell/>
          <table:table-cell table:style-name="ce1" table:formula="of:=SUM([.A1271:.A1281])/11" office:value-type="float" office:value="0.633351569825953" calcext:value-type="float">
            <text:p>0.633351569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271:.G1281])/11" office:value-type="float" office:value="71.3636363636364" calcext:value-type="float">
            <text:p>71.3636363636</text:p>
          </table:table-cell>
          <table:table-cell table:style-name="ce1"/>
        </table:table-row>
        <table:table-row table:style-name="ro1">
          <table:table-cell office:value-type="float" office:value="1.14924025535584" calcext:value-type="float">
            <text:p>1.1492402554</text:p>
          </table:table-cell>
          <table:table-cell/>
          <table:table-cell table:style-name="ce1" table:formula="of:=SUM([.A1272:.A1282])/11" office:value-type="float" office:value="0.610030369325118" calcext:value-type="float">
            <text:p>0.610030369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272:.G1282])/11" office:value-type="float" office:value="71.3636363636364" calcext:value-type="float">
            <text:p>71.3636363636</text:p>
          </table:table-cell>
          <table:table-cell table:style-name="ce1"/>
        </table:table-row>
        <table:table-row table:style-name="ro1">
          <table:table-cell office:value-type="float" office:value="0.554173409938812" calcext:value-type="float">
            <text:p>0.5541734099</text:p>
          </table:table-cell>
          <table:table-cell/>
          <table:table-cell table:style-name="ce1" table:formula="of:=SUM([.A1273:.A1283])/11" office:value-type="float" office:value="0.582158635963093" calcext:value-type="float">
            <text:p>0.58215863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73:.G1283])/11" office:value-type="float" office:value="71.9090909090909" calcext:value-type="float">
            <text:p>71.9090909091</text:p>
          </table:table-cell>
          <table:table-cell table:style-name="ce1"/>
        </table:table-row>
        <table:table-row table:style-name="ro1">
          <table:table-cell office:value-type="float" office:value="0.634938478469849" calcext:value-type="float">
            <text:p>0.6349384785</text:p>
          </table:table-cell>
          <table:table-cell/>
          <table:table-cell table:style-name="ce1" table:formula="of:=SUM([.A1274:.A1284])/11" office:value-type="float" office:value="0.575001115148718" calcext:value-type="float">
            <text:p>0.575001115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274:.G1284])/11" office:value-type="float" office:value="72.0909090909091" calcext:value-type="float">
            <text:p>72.0909090909</text:p>
          </table:table-cell>
          <table:table-cell table:style-name="ce1"/>
        </table:table-row>
        <table:table-row table:style-name="ro1">
          <table:table-cell office:value-type="float" office:value="0.379035115242004" calcext:value-type="float">
            <text:p>0.3790351152</text:p>
          </table:table-cell>
          <table:table-cell/>
          <table:table-cell table:style-name="ce1" table:formula="of:=SUM([.A1275:.A1285])/11" office:value-type="float" office:value="0.640337526798249" calcext:value-type="float">
            <text:p>0.640337526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275:.G1285])/11" office:value-type="float" office:value="72.6363636363636" calcext:value-type="float">
            <text:p>72.6363636364</text:p>
          </table:table-cell>
          <table:table-cell table:style-name="ce1"/>
        </table:table-row>
        <table:table-row table:style-name="ro1">
          <table:table-cell office:value-type="float" office:value="0.407614380121231" calcext:value-type="float">
            <text:p>0.4076143801</text:p>
          </table:table-cell>
          <table:table-cell/>
          <table:table-cell table:style-name="ce1" table:formula="of:=SUM([.A1276:.A1286])/11" office:value-type="float" office:value="0.705336120995608" calcext:value-type="float">
            <text:p>0.70533612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76:.G1286])/11" office:value-type="float" office:value="74.9090909090909" calcext:value-type="float">
            <text:p>74.9090909091</text:p>
          </table:table-cell>
          <table:table-cell table:style-name="ce1"/>
        </table:table-row>
        <table:table-row table:style-name="ro1">
          <table:table-cell office:value-type="float" office:value="0.402730703353882" calcext:value-type="float">
            <text:p>0.4027307034</text:p>
          </table:table-cell>
          <table:table-cell/>
          <table:table-cell table:style-name="ce1" table:formula="of:=SUM([.A1277:.A1287])/11" office:value-type="float" office:value="0.708490637215701" calcext:value-type="float">
            <text:p>0.708490637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277:.G1287])/11" office:value-type="float" office:value="72.6363636363636" calcext:value-type="float">
            <text:p>72.6363636364</text:p>
          </table:table-cell>
          <table:table-cell table:style-name="ce1"/>
        </table:table-row>
        <table:table-row table:style-name="ro1">
          <table:table-cell office:value-type="float" office:value="0.497301429510117" calcext:value-type="float">
            <text:p>0.4973014295</text:p>
          </table:table-cell>
          <table:table-cell/>
          <table:table-cell table:style-name="ce1" table:formula="of:=SUM([.A1278:.A1288])/11" office:value-type="float" office:value="0.72247402234511" calcext:value-type="float">
            <text:p>0.722474022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278:.G1288])/11" office:value-type="float" office:value="73.8181818181818" calcext:value-type="float">
            <text:p>73.8181818182</text:p>
          </table:table-cell>
          <table:table-cell table:style-name="ce1"/>
        </table:table-row>
        <table:table-row table:style-name="ro1">
          <table:table-cell office:value-type="float" office:value="0.935109317302704" calcext:value-type="float">
            <text:p>0.9351093173</text:p>
          </table:table-cell>
          <table:table-cell/>
          <table:table-cell table:style-name="ce1" table:formula="of:=SUM([.A1279:.A1289])/11" office:value-type="float" office:value="0.735243388197639" calcext:value-type="float">
            <text:p>0.735243388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279:.G1289])/11" office:value-type="float" office:value="74.9090909090909" calcext:value-type="float">
            <text:p>74.9090909091</text:p>
          </table:table-cell>
          <table:table-cell table:style-name="ce1"/>
        </table:table-row>
        <table:table-row table:style-name="ro1">
          <table:table-cell office:value-type="float" office:value="0.383426427841186" calcext:value-type="float">
            <text:p>0.3834264278</text:p>
          </table:table-cell>
          <table:table-cell/>
          <table:table-cell table:style-name="ce1" table:formula="of:=SUM([.A1280:.A1290])/11" office:value-type="float" office:value="0.688587139953267" calcext:value-type="float">
            <text:p>0.6885871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280:.G1290])/11" office:value-type="float" office:value="77.1818181818182" calcext:value-type="float">
            <text:p>77.1818181818</text:p>
          </table:table-cell>
          <table:table-cell table:style-name="ce1"/>
        </table:table-row>
        <table:table-row table:style-name="ro1">
          <table:table-cell office:value-type="float" office:value="0.950101673603058" calcext:value-type="float">
            <text:p>0.9501016736</text:p>
          </table:table-cell>
          <table:table-cell/>
          <table:table-cell table:style-name="ce1" table:formula="of:=SUM([.A1281:.A1291])/11" office:value-type="float" office:value="0.697657931934704" calcext:value-type="float">
            <text:p>0.697657931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281:.G1291])/11" office:value-type="float" office:value="78.2727272727273" calcext:value-type="float">
            <text:p>78.2727272727</text:p>
          </table:table-cell>
          <table:table-cell table:style-name="ce1"/>
        </table:table-row>
        <table:table-row table:style-name="ro1">
          <table:table-cell office:value-type="float" office:value="0.416662871837616" calcext:value-type="float">
            <text:p>0.4166628718</text:p>
          </table:table-cell>
          <table:table-cell/>
          <table:table-cell table:style-name="ce1" table:formula="of:=SUM([.A1282:.A1292])/11" office:value-type="float" office:value="0.662141442298889" calcext:value-type="float">
            <text:p>0.662141442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282:.G1292])/11" office:value-type="float" office:value="78.2727272727273" calcext:value-type="float">
            <text:p>78.2727272727</text:p>
          </table:table-cell>
          <table:table-cell table:style-name="ce1"/>
        </table:table-row>
        <table:table-row table:style-name="ro1">
          <table:table-cell office:value-type="float" office:value="0.842651188373566" calcext:value-type="float">
            <text:p>0.8426511884</text:p>
          </table:table-cell>
          <table:table-cell/>
          <table:table-cell table:style-name="ce1" table:formula="of:=SUM([.A1283:.A1293])/11" office:value-type="float" office:value="0.671066040342504" calcext:value-type="float">
            <text:p>0.671066040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83:.G1293])/11" office:value-type="float" office:value="80" calcext:value-type="float">
            <text:p>80</text:p>
          </table:table-cell>
          <table:table-cell table:style-name="ce1"/>
        </table:table-row>
        <table:table-row table:style-name="ro1">
          <table:table-cell office:value-type="float" office:value="0.475440680980682" calcext:value-type="float">
            <text:p>0.475440681</text:p>
          </table:table-cell>
          <table:table-cell/>
          <table:table-cell table:style-name="ce1" table:formula="of:=SUM([.A1284:.A1294])/11" office:value-type="float" office:value="0.649727171117609" calcext:value-type="float">
            <text:p>0.6497271711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284:.G1294])/11" office:value-type="float" office:value="80.5454545454546" calcext:value-type="float">
            <text:p>80.5454545455</text:p>
          </table:table-cell>
          <table:table-cell table:style-name="ce1"/>
        </table:table-row>
        <table:table-row table:style-name="ro1">
          <table:table-cell office:value-type="float" office:value="1.35363900661469" calcext:value-type="float">
            <text:p>1.3536390066</text:p>
          </table:table-cell>
          <table:table-cell/>
          <table:table-cell table:style-name="ce1" table:formula="of:=SUM([.A1285:.A1295])/11" office:value-type="float" office:value="0.627996213056825" calcext:value-type="float">
            <text:p>0.627996213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85:.G1295])/11" office:value-type="float" office:value="80.9090909090909" calcext:value-type="float">
            <text:p>80.9090909091</text:p>
          </table:table-cell>
          <table:table-cell table:style-name="ce1"/>
        </table:table-row>
        <table:table-row table:style-name="ro1">
          <table:table-cell office:value-type="float" office:value="1.09401965141296" calcext:value-type="float">
            <text:p>1.0940196514</text:p>
          </table:table-cell>
          <table:table-cell/>
          <table:table-cell table:style-name="ce1" table:formula="of:=SUM([.A1286:.A1296])/11" office:value-type="float" office:value="0.572575239972634" calcext:value-type="float">
            <text:p>0.5725752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86:.G1296])/11" office:value-type="float" office:value="81.0909090909091" calcext:value-type="float">
            <text:p>81.0909090909</text:p>
          </table:table-cell>
          <table:table-cell table:style-name="ce1"/>
        </table:table-row>
        <table:table-row table:style-name="ro1">
          <table:table-cell office:value-type="float" office:value="0.442314058542252" calcext:value-type="float">
            <text:p>0.4423140585</text:p>
          </table:table-cell>
          <table:table-cell/>
          <table:table-cell table:style-name="ce1" table:formula="of:=SUM([.A1287:.A1297])/11" office:value-type="float" office:value="0.548252275044268" calcext:value-type="float">
            <text:p>0.54825227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287:.G1297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556547939777374" calcext:value-type="float">
            <text:p>0.5565479398</text:p>
          </table:table-cell>
          <table:table-cell/>
          <table:table-cell table:style-name="ce1" table:formula="of:=SUM([.A1288:.A1298])/11" office:value-type="float" office:value="0.610756802287969" calcext:value-type="float">
            <text:p>0.610756802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288:.G1298])/11" office:value-type="float" office:value="83.9090909090909" calcext:value-type="float">
            <text:p>83.9090909091</text:p>
          </table:table-cell>
          <table:table-cell table:style-name="ce1"/>
        </table:table-row>
        <table:table-row table:style-name="ro1">
          <table:table-cell office:value-type="float" office:value="0.637764453887939" calcext:value-type="float">
            <text:p>0.6377644539</text:p>
          </table:table-cell>
          <table:table-cell/>
          <table:table-cell table:style-name="ce1" table:formula="of:=SUM([.A1289:.A1299])/11" office:value-type="float" office:value="0.61955290897326" calcext:value-type="float">
            <text:p>0.61955290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89:.G1299])/11" office:value-type="float" office:value="85.5454545454546" calcext:value-type="float">
            <text:p>85.5454545455</text:p>
          </table:table-cell>
          <table:table-cell table:style-name="ce1"/>
        </table:table-row>
        <table:table-row table:style-name="ro1">
          <table:table-cell office:value-type="float" office:value="0.421890586614609" calcext:value-type="float">
            <text:p>0.4218905866</text:p>
          </table:table-cell>
          <table:table-cell/>
          <table:table-cell table:style-name="ce1" table:formula="of:=SUM([.A1290:.A1300])/11" office:value-type="float" office:value="0.60814405977726" calcext:value-type="float">
            <text:p>0.608144059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90:.G1300])/11" office:value-type="float" office:value="82.7272727272727" calcext:value-type="float">
            <text:p>82.7272727273</text:p>
          </table:table-cell>
          <table:table-cell table:style-name="ce1"/>
        </table:table-row>
        <table:table-row table:style-name="ro1">
          <table:table-cell office:value-type="float" office:value="0.483205139636993" calcext:value-type="float">
            <text:p>0.4832051396</text:p>
          </table:table-cell>
          <table:table-cell/>
          <table:table-cell table:style-name="ce1" table:formula="of:=SUM([.A1291:.A1301])/11" office:value-type="float" office:value="0.593072892590003" calcext:value-type="float">
            <text:p>0.593072892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91:.G1301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5594202876091" calcext:value-type="float">
            <text:p>0.5594202876</text:p>
          </table:table-cell>
          <table:table-cell/>
          <table:table-cell table:style-name="ce1" table:formula="of:=SUM([.A1292:.A1302])/11" office:value-type="float" office:value="0.66529128361832" calcext:value-type="float">
            <text:p>0.665291283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292:.G1302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514833450317383" calcext:value-type="float">
            <text:p>0.5148334503</text:p>
          </table:table-cell>
          <table:table-cell/>
          <table:table-cell table:style-name="ce1" table:formula="of:=SUM([.A1293:.A1303])/11" office:value-type="float" office:value="0.642583219842478" calcext:value-type="float">
            <text:p>0.642583219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93:.G1303])/11" office:value-type="float" office:value="83.2727272727273" calcext:value-type="float">
            <text:p>83.2727272727</text:p>
          </table:table-cell>
          <table:table-cell table:style-name="ce1"/>
        </table:table-row>
        <table:table-row table:style-name="ro1">
          <table:table-cell office:value-type="float" office:value="0.607923626899719" calcext:value-type="float">
            <text:p>0.6079236269</text:p>
          </table:table-cell>
          <table:table-cell/>
          <table:table-cell table:style-name="ce1" table:formula="of:=SUM([.A1294:.A1304])/11" office:value-type="float" office:value="0.666039912538095" calcext:value-type="float">
            <text:p>0.666039912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94:.G1304])/11" office:value-type="float" office:value="83.2727272727273" calcext:value-type="float">
            <text:p>83.2727272727</text:p>
          </table:table-cell>
          <table:table-cell table:style-name="ce1"/>
        </table:table-row>
        <table:table-row table:style-name="ro1">
          <table:table-cell office:value-type="float" office:value="0.23640014231205" calcext:value-type="float">
            <text:p>0.2364001423</text:p>
          </table:table-cell>
          <table:table-cell/>
          <table:table-cell table:style-name="ce1" table:formula="of:=SUM([.A1295:.A1305])/11" office:value-type="float" office:value="0.687060769308697" calcext:value-type="float">
            <text:p>0.687060769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295:.G1305])/11" office:value-type="float" office:value="82.7272727272727" calcext:value-type="float">
            <text:p>82.7272727273</text:p>
          </table:table-cell>
          <table:table-cell table:style-name="ce1"/>
        </table:table-row>
        <table:table-row table:style-name="ro1">
          <table:table-cell office:value-type="float" office:value="0.744008302688599" calcext:value-type="float">
            <text:p>0.7440083027</text:p>
          </table:table-cell>
          <table:table-cell/>
          <table:table-cell table:style-name="ce1" table:formula="of:=SUM([.A1296:.A1306])/11" office:value-type="float" office:value="0.705292501232841" calcext:value-type="float">
            <text:p>0.705292501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296:.G1306])/11" office:value-type="float" office:value="82.7272727272727" calcext:value-type="float">
            <text:p>82.7272727273</text:p>
          </table:table-cell>
          <table:table-cell table:style-name="ce1"/>
        </table:table-row>
        <table:table-row table:style-name="ro1">
          <table:table-cell office:value-type="float" office:value="0.826467037200928" calcext:value-type="float">
            <text:p>0.8264670372</text:p>
          </table:table-cell>
          <table:table-cell/>
          <table:table-cell table:style-name="ce1" table:formula="of:=SUM([.A1297:.A1307])/11" office:value-type="float" office:value="0.695915363051675" calcext:value-type="float">
            <text:p>0.695915363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297:.G1307])/11" office:value-type="float" office:value="81.3636363636364" calcext:value-type="float">
            <text:p>81.3636363636</text:p>
          </table:table-cell>
          <table:table-cell table:style-name="ce1"/>
        </table:table-row>
        <table:table-row table:style-name="ro1">
          <table:table-cell office:value-type="float" office:value="1.12986385822296" calcext:value-type="float">
            <text:p>1.1298638582</text:p>
          </table:table-cell>
          <table:table-cell/>
          <table:table-cell table:style-name="ce1" table:formula="of:=SUM([.A1298:.A1308])/11" office:value-type="float" office:value="0.73017768426375" calcext:value-type="float">
            <text:p>0.730177684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298:.G1308])/11" office:value-type="float" office:value="82" calcext:value-type="float">
            <text:p>82</text:p>
          </table:table-cell>
          <table:table-cell table:style-name="ce1"/>
        </table:table-row>
        <table:table-row table:style-name="ro1">
          <table:table-cell office:value-type="float" office:value="0.653305113315582" calcext:value-type="float">
            <text:p>0.6533051133</text:p>
          </table:table-cell>
          <table:table-cell/>
          <table:table-cell table:style-name="ce1" table:formula="of:=SUM([.A1299:.A1309])/11" office:value-type="float" office:value="0.705374511805448" calcext:value-type="float">
            <text:p>0.705374511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299:.G1309])/11" office:value-type="float" office:value="81.4545454545454" calcext:value-type="float">
            <text:p>81.4545454545</text:p>
          </table:table-cell>
          <table:table-cell table:style-name="ce1"/>
        </table:table-row>
        <table:table-row table:style-name="ro1">
          <table:table-cell office:value-type="float" office:value="0.512267112731934" calcext:value-type="float">
            <text:p>0.5122671127</text:p>
          </table:table-cell>
          <table:table-cell/>
          <table:table-cell table:style-name="ce1" table:formula="of:=SUM([.A1300:.A1310])/11" office:value-type="float" office:value="0.717104407874021" calcext:value-type="float">
            <text:p>0.717104407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300:.G1310])/11" office:value-type="float" office:value="80.3636363636364" calcext:value-type="float">
            <text:p>80.3636363636</text:p>
          </table:table-cell>
          <table:table-cell table:style-name="ce1"/>
        </table:table-row>
        <table:table-row table:style-name="ro1">
          <table:table-cell office:value-type="float" office:value="0.256107747554779" calcext:value-type="float">
            <text:p>0.2561077476</text:p>
          </table:table-cell>
          <table:table-cell/>
          <table:table-cell table:style-name="ce1" table:formula="of:=SUM([.A1301:.A1311])/11" office:value-type="float" office:value="0.763725112784992" calcext:value-type="float">
            <text:p>0.763725112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01:.G1311])/11" office:value-type="float" office:value="83.7272727272727" calcext:value-type="float">
            <text:p>83.7272727273</text:p>
          </table:table-cell>
          <table:table-cell table:style-name="ce1"/>
        </table:table-row>
        <table:table-row table:style-name="ro1">
          <table:table-cell office:value-type="float" office:value="1.27760744094849" calcext:value-type="float">
            <text:p>1.2776074409</text:p>
          </table:table-cell>
          <table:table-cell/>
          <table:table-cell table:style-name="ce1" table:formula="of:=SUM([.A1302:.A1312])/11" office:value-type="float" office:value="0.783321269533851" calcext:value-type="float">
            <text:p>0.783321269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302:.G1312])/11" office:value-type="float" office:value="84.2727272727273" calcext:value-type="float">
            <text:p>84.2727272727</text:p>
          </table:table-cell>
          <table:table-cell table:style-name="ce1"/>
        </table:table-row>
        <table:table-row table:style-name="ro1">
          <table:table-cell office:value-type="float" office:value="0.309631586074829" calcext:value-type="float">
            <text:p>0.3096315861</text:p>
          </table:table-cell>
          <table:table-cell/>
          <table:table-cell table:style-name="ce1" table:formula="of:=SUM([.A1303:.A1313])/11" office:value-type="float" office:value="0.704034748402508" calcext:value-type="float">
            <text:p>0.704034748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303:.G1313])/11" office:value-type="float" office:value="84.2727272727273" calcext:value-type="float">
            <text:p>84.2727272727</text:p>
          </table:table-cell>
          <table:table-cell table:style-name="ce1"/>
        </table:table-row>
        <table:table-row table:style-name="ro1">
          <table:table-cell office:value-type="float" office:value="0.772857069969177" calcext:value-type="float">
            <text:p>0.77285707</text:p>
          </table:table-cell>
          <table:table-cell/>
          <table:table-cell table:style-name="ce1" table:formula="of:=SUM([.A1304:.A1314])/11" office:value-type="float" office:value="0.720361053943633" calcext:value-type="float">
            <text:p>0.720361053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04:.G1314])/11" office:value-type="float" office:value="84.8181818181818" calcext:value-type="float">
            <text:p>84.8181818182</text:p>
          </table:table-cell>
          <table:table-cell table:style-name="ce1"/>
        </table:table-row>
        <table:table-row table:style-name="ro1">
          <table:table-cell office:value-type="float" office:value="0.839153051376343" calcext:value-type="float">
            <text:p>0.8391530514</text:p>
          </table:table-cell>
          <table:table-cell/>
          <table:table-cell table:style-name="ce1" table:formula="of:=SUM([.A1305:.A1315])/11" office:value-type="float" office:value="0.714207210324027" calcext:value-type="float">
            <text:p>0.714207210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05:.G1315])/11" office:value-type="float" office:value="85.3636363636364" calcext:value-type="float">
            <text:p>85.3636363636</text:p>
          </table:table-cell>
          <table:table-cell table:style-name="ce1"/>
        </table:table-row>
        <table:table-row table:style-name="ro1">
          <table:table-cell office:value-type="float" office:value="0.436949193477631" calcext:value-type="float">
            <text:p>0.4369491935</text:p>
          </table:table-cell>
          <table:table-cell/>
          <table:table-cell table:style-name="ce1" table:formula="of:=SUM([.A1306:.A1316])/11" office:value-type="float" office:value="0.712044618346474" calcext:value-type="float">
            <text:p>0.712044618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306:.G1316])/11" office:value-type="float" office:value="87.0909090909091" calcext:value-type="float">
            <text:p>87.0909090909</text:p>
          </table:table-cell>
          <table:table-cell table:style-name="ce1"/>
        </table:table-row>
        <table:table-row table:style-name="ro1">
          <table:table-cell office:value-type="float" office:value="0.64085978269577" calcext:value-type="float">
            <text:p>0.6408597827</text:p>
          </table:table-cell>
          <table:table-cell/>
          <table:table-cell table:style-name="ce1" table:formula="of:=SUM([.A1307:.A1317])/11" office:value-type="float" office:value="0.783197570930827" calcext:value-type="float">
            <text:p>0.783197570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307:.G1317])/11" office:value-type="float" office:value="85.3636363636364" calcext:value-type="float">
            <text:p>85.3636363636</text:p>
          </table:table-cell>
          <table:table-cell table:style-name="ce1"/>
        </table:table-row>
        <table:table-row table:style-name="ro1">
          <table:table-cell office:value-type="float" office:value="1.20335257053375" calcext:value-type="float">
            <text:p>1.2033525705</text:p>
          </table:table-cell>
          <table:table-cell/>
          <table:table-cell table:style-name="ce1" table:formula="of:=SUM([.A1308:.A1318])/11" office:value-type="float" office:value="0.78655964677984" calcext:value-type="float">
            <text:p>0.786559646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308:.G1318])/11" office:value-type="float" office:value="87.0909090909091" calcext:value-type="float">
            <text:p>87.0909090909</text:p>
          </table:table-cell>
          <table:table-cell table:style-name="ce1"/>
        </table:table-row>
        <table:table-row table:style-name="ro1">
          <table:table-cell office:value-type="float" office:value="0.857028961181641" calcext:value-type="float">
            <text:p>0.8570289612</text:p>
          </table:table-cell>
          <table:table-cell/>
          <table:table-cell table:style-name="ce1" table:formula="of:=SUM([.A1309:.A1319])/11" office:value-type="float" office:value="0.777890194546092" calcext:value-type="float">
            <text:p>0.777890194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09:.G1319])/11" office:value-type="float" office:value="84.8181818181818" calcext:value-type="float">
            <text:p>84.8181818182</text:p>
          </table:table-cell>
          <table:table-cell table:style-name="ce1"/>
        </table:table-row>
        <table:table-row table:style-name="ro1">
          <table:table-cell office:value-type="float" office:value="0.782333970069885" calcext:value-type="float">
            <text:p>0.7823339701</text:p>
          </table:table-cell>
          <table:table-cell/>
          <table:table-cell table:style-name="ce1" table:formula="of:=SUM([.A1310:.A1320])/11" office:value-type="float" office:value="0.779084108092567" calcext:value-type="float">
            <text:p>0.779084108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10:.G1320])/11" office:value-type="float" office:value="87.0909090909091" calcext:value-type="float">
            <text:p>87.0909090909</text:p>
          </table:table-cell>
          <table:table-cell table:style-name="ce1"/>
        </table:table-row>
        <table:table-row table:style-name="ro1">
          <table:table-cell office:value-type="float" office:value="1.02509486675262" calcext:value-type="float">
            <text:p>1.0250948668</text:p>
          </table:table-cell>
          <table:table-cell/>
          <table:table-cell table:style-name="ce1" table:formula="of:=SUM([.A1311:.A1321])/11" office:value-type="float" office:value="0.793369054794311" calcext:value-type="float">
            <text:p>0.793369054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311:.G1321])/11" office:value-type="float" office:value="88.1818181818182" calcext:value-type="float">
            <text:p>88.1818181818</text:p>
          </table:table-cell>
          <table:table-cell table:style-name="ce1"/>
        </table:table-row>
        <table:table-row table:style-name="ro1">
          <table:table-cell office:value-type="float" office:value="0.471665471792221" calcext:value-type="float">
            <text:p>0.4716654718</text:p>
          </table:table-cell>
          <table:table-cell/>
          <table:table-cell table:style-name="ce1" table:formula="of:=SUM([.A1312:.A1322])/11" office:value-type="float" office:value="0.74884312803095" calcext:value-type="float">
            <text:p>0.74884312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312:.G1322])/11" office:value-type="float" office:value="87.0909090909091" calcext:value-type="float">
            <text:p>87.0909090909</text:p>
          </table:table-cell>
          <table:table-cell table:style-name="ce1"/>
        </table:table-row>
        <table:table-row table:style-name="ro1">
          <table:table-cell office:value-type="float" office:value="0.405455708503723" calcext:value-type="float">
            <text:p>0.4054557085</text:p>
          </table:table-cell>
          <table:table-cell/>
          <table:table-cell table:style-name="ce1" table:formula="of:=SUM([.A1313:.A1323])/11" office:value-type="float" office:value="0.782908155159517" calcext:value-type="float">
            <text:p>0.782908155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313:.G1323])/11" office:value-type="float" office:value="86" calcext:value-type="float">
            <text:p>86</text:p>
          </table:table-cell>
          <table:table-cell table:style-name="ce1"/>
        </table:table-row>
        <table:table-row table:style-name="ro1">
          <table:table-cell office:value-type="float" office:value="0.489220947027206" calcext:value-type="float">
            <text:p>0.489220947</text:p>
          </table:table-cell>
          <table:table-cell/>
          <table:table-cell table:style-name="ce1" table:formula="of:=SUM([.A1314:.A1324])/11" office:value-type="float" office:value="0.854140853339975" calcext:value-type="float">
            <text:p>0.854140853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314:.G1324])/11" office:value-type="float" office:value="86.5454545454545" calcext:value-type="float">
            <text:p>86.5454545455</text:p>
          </table:table-cell>
          <table:table-cell table:style-name="ce1"/>
        </table:table-row>
        <table:table-row table:style-name="ro1">
          <table:table-cell office:value-type="float" office:value="0.705164790153503" calcext:value-type="float">
            <text:p>0.7051647902</text:p>
          </table:table-cell>
          <table:table-cell/>
          <table:table-cell table:style-name="ce1" table:formula="of:=SUM([.A1315:.A1325])/11" office:value-type="float" office:value="0.858428743752566" calcext:value-type="float">
            <text:p>0.858428743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315:.G1325])/11" office:value-type="float" office:value="86.5454545454545" calcext:value-type="float">
            <text:p>86.5454545455</text:p>
          </table:table-cell>
          <table:table-cell table:style-name="ce1"/>
        </table:table-row>
        <table:table-row table:style-name="ro1">
          <table:table-cell office:value-type="float" office:value="0.815364539623261" calcext:value-type="float">
            <text:p>0.8153645396</text:p>
          </table:table-cell>
          <table:table-cell/>
          <table:table-cell table:style-name="ce1" table:formula="of:=SUM([.A1316:.A1326])/11" office:value-type="float" office:value="0.854539670727469" calcext:value-type="float">
            <text:p>0.854539670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316:.G1326])/11" office:value-type="float" office:value="85.4545454545455" calcext:value-type="float">
            <text:p>85.4545454545</text:p>
          </table:table-cell>
          <table:table-cell table:style-name="ce1"/>
        </table:table-row>
        <table:table-row table:style-name="ro1">
          <table:table-cell office:value-type="float" office:value="1.21963167190552" calcext:value-type="float">
            <text:p>1.2196316719</text:p>
          </table:table-cell>
          <table:table-cell/>
          <table:table-cell table:style-name="ce1" table:formula="of:=SUM([.A1317:.A1327])/11" office:value-type="float" office:value="0.840038223700089" calcext:value-type="float">
            <text:p>0.840038223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317:.G1327])/11" office:value-type="float" office:value="82.5454545454545" calcext:value-type="float">
            <text:p>82.5454545455</text:p>
          </table:table-cell>
          <table:table-cell table:style-name="ce1"/>
        </table:table-row>
        <table:table-row table:style-name="ro1">
          <table:table-cell office:value-type="float" office:value="0.677842617034912" calcext:value-type="float">
            <text:p>0.677842617</text:p>
          </table:table-cell>
          <table:table-cell/>
          <table:table-cell table:style-name="ce1" table:formula="of:=SUM([.A1318:.A1328])/11" office:value-type="float" office:value="0.80767239223827" calcext:value-type="float">
            <text:p>0.807672392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318:.G1328])/11" office:value-type="float" office:value="82.5454545454545" calcext:value-type="float">
            <text:p>82.5454545455</text:p>
          </table:table-cell>
          <table:table-cell table:style-name="ce1"/>
        </table:table-row>
        <table:table-row table:style-name="ro1">
          <table:table-cell office:value-type="float" office:value="1.10798859596252" calcext:value-type="float">
            <text:p>1.107988596</text:p>
          </table:table-cell>
          <table:table-cell/>
          <table:table-cell table:style-name="ce1" table:formula="of:=SUM([.A1319:.A1329])/11" office:value-type="float" office:value="0.823666458780115" calcext:value-type="float">
            <text:p>0.823666458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19:.G1329])/11" office:value-type="float" office:value="82.5454545454545" calcext:value-type="float">
            <text:p>82.5454545455</text:p>
          </table:table-cell>
          <table:table-cell table:style-name="ce1"/>
        </table:table-row>
        <table:table-row table:style-name="ro1">
          <table:table-cell office:value-type="float" office:value="0.870162010192871" calcext:value-type="float">
            <text:p>0.8701620102</text:p>
          </table:table-cell>
          <table:table-cell/>
          <table:table-cell table:style-name="ce1" table:formula="of:=SUM([.A1320:.A1330])/11" office:value-type="float" office:value="0.807329280809923" calcext:value-type="float">
            <text:p>0.807329280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320:.G1330])/11" office:value-type="float" office:value="82.5454545454545" calcext:value-type="float">
            <text:p>82.5454545455</text:p>
          </table:table-cell>
          <table:table-cell table:style-name="ce1"/>
        </table:table-row>
        <table:table-row table:style-name="ro1">
          <table:table-cell office:value-type="float" office:value="0.939468383789062" calcext:value-type="float">
            <text:p>0.9394683838</text:p>
          </table:table-cell>
          <table:table-cell/>
          <table:table-cell table:style-name="ce1" table:formula="of:=SUM([.A1321:.A1331])/11" office:value-type="float" office:value="0.786233701489188" calcext:value-type="float">
            <text:p>0.786233701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321:.G1331])/11" office:value-type="float" office:value="81.3636363636364" calcext:value-type="float">
            <text:p>81.3636363636</text:p>
          </table:table-cell>
          <table:table-cell table:style-name="ce1"/>
        </table:table-row>
        <table:table-row table:style-name="ro1">
          <table:table-cell office:value-type="float" office:value="0.535309672355652" calcext:value-type="float">
            <text:p>0.5353096724</text:p>
          </table:table-cell>
          <table:table-cell/>
          <table:table-cell table:style-name="ce1" table:formula="of:=SUM([.A1322:.A1332])/11" office:value-type="float" office:value="0.804438173770905" calcext:value-type="float">
            <text:p>0.804438173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22:.G1332])/11" office:value-type="float" office:value="80.4545454545455" calcext:value-type="float">
            <text:p>80.4545454545</text:p>
          </table:table-cell>
          <table:table-cell table:style-name="ce1"/>
        </table:table-row>
        <table:table-row table:style-name="ro1">
          <table:table-cell office:value-type="float" office:value="0.846380770206451" calcext:value-type="float">
            <text:p>0.8463807702</text:p>
          </table:table-cell>
          <table:table-cell/>
          <table:table-cell table:style-name="ce1" table:formula="of:=SUM([.A1323:.A1333])/11" office:value-type="float" office:value="0.833406475457278" calcext:value-type="float">
            <text:p>0.833406475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23:.G1333])/11" office:value-type="float" office:value="81.5454545454545" calcext:value-type="float">
            <text:p>81.5454545455</text:p>
          </table:table-cell>
          <table:table-cell table:style-name="ce1"/>
        </table:table-row>
        <table:table-row table:style-name="ro1">
          <table:table-cell office:value-type="float" office:value="1.18901538848877" calcext:value-type="float">
            <text:p>1.1890153885</text:p>
          </table:table-cell>
          <table:table-cell/>
          <table:table-cell table:style-name="ce1" table:formula="of:=SUM([.A1324:.A1334])/11" office:value-type="float" office:value="0.829941500316967" calcext:value-type="float">
            <text:p>0.829941500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324:.G1334])/11" office:value-type="float" office:value="83.1818181818182" calcext:value-type="float">
            <text:p>83.1818181818</text:p>
          </table:table-cell>
          <table:table-cell table:style-name="ce1"/>
        </table:table-row>
        <table:table-row table:style-name="ro1">
          <table:table-cell office:value-type="float" office:value="0.536387741565704" calcext:value-type="float">
            <text:p>0.5363877416</text:p>
          </table:table-cell>
          <table:table-cell/>
          <table:table-cell table:style-name="ce1" table:formula="of:=SUM([.A1325:.A1335])/11" office:value-type="float" office:value="0.866584756157615" calcext:value-type="float">
            <text:p>0.866584756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325:.G1335])/11" office:value-type="float" office:value="82.0909090909091" calcext:value-type="float">
            <text:p>82.0909090909</text:p>
          </table:table-cell>
          <table:table-cell table:style-name="ce1"/>
        </table:table-row>
        <table:table-row table:style-name="ro1">
          <table:table-cell office:value-type="float" office:value="0.662384986877441" calcext:value-type="float">
            <text:p>0.6623849869</text:p>
          </table:table-cell>
          <table:table-cell/>
          <table:table-cell table:style-name="ce1" table:formula="of:=SUM([.A1326:.A1336])/11" office:value-type="float" office:value="0.898135223171928" calcext:value-type="float">
            <text:p>0.898135223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26:.G1336])/11" office:value-type="float" office:value="81" calcext:value-type="float">
            <text:p>81</text:p>
          </table:table-cell>
          <table:table-cell table:style-name="ce1"/>
        </table:table-row>
        <table:table-row table:style-name="ro1">
          <table:table-cell office:value-type="float" office:value="0.655848622322083" calcext:value-type="float">
            <text:p>0.6558486223</text:p>
          </table:table-cell>
          <table:table-cell/>
          <table:table-cell table:style-name="ce1" table:formula="of:=SUM([.A1327:.A1337])/11" office:value-type="float" office:value="0.912684381008148" calcext:value-type="float">
            <text:p>0.91268438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327:.G1337])/11" office:value-type="float" office:value="81.5454545454545" calcext:value-type="float">
            <text:p>81.5454545455</text:p>
          </table:table-cell>
          <table:table-cell table:style-name="ce1"/>
        </table:table-row>
        <table:table-row table:style-name="ro1">
          <table:table-cell office:value-type="float" office:value="0.863607525825501" calcext:value-type="float">
            <text:p>0.8636075258</text:p>
          </table:table-cell>
          <table:table-cell/>
          <table:table-cell table:style-name="ce1" table:formula="of:=SUM([.A1328:.A1338])/11" office:value-type="float" office:value="0.915787583047694" calcext:value-type="float">
            <text:p>0.91578758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328:.G1338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853777348995209" calcext:value-type="float">
            <text:p>0.853777349</text:p>
          </table:table-cell>
          <table:table-cell/>
          <table:table-cell table:style-name="ce1" table:formula="of:=SUM([.A1329:.A1339])/11" office:value-type="float" office:value="0.926568096334284" calcext:value-type="float">
            <text:p>0.926568096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329:.G1339])/11" office:value-type="float" office:value="82.8181818181818" calcext:value-type="float">
            <text:p>82.8181818182</text:p>
          </table:table-cell>
          <table:table-cell table:style-name="ce1"/>
        </table:table-row>
        <table:table-row table:style-name="ro1">
          <table:table-cell office:value-type="float" office:value="0.928279638290405" calcext:value-type="float">
            <text:p>0.9282796383</text:p>
          </table:table-cell>
          <table:table-cell/>
          <table:table-cell table:style-name="ce1" table:formula="of:=SUM([.A1330:.A1340])/11" office:value-type="float" office:value="0.873927669091658" calcext:value-type="float">
            <text:p>0.873927669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30:.G1340])/11" office:value-type="float" office:value="81.7272727272727" calcext:value-type="float">
            <text:p>81.7272727273</text:p>
          </table:table-cell>
          <table:table-cell table:style-name="ce1"/>
        </table:table-row>
        <table:table-row table:style-name="ro1">
          <table:table-cell office:value-type="float" office:value="0.638110637664795" calcext:value-type="float">
            <text:p>0.6381106377</text:p>
          </table:table-cell>
          <table:table-cell/>
          <table:table-cell table:style-name="ce1" table:formula="of:=SUM([.A1331:.A1341])/11" office:value-type="float" office:value="0.851774118163369" calcext:value-type="float">
            <text:p>0.851774118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331:.G1341])/11" office:value-type="float" office:value="80.5454545454546" calcext:value-type="float">
            <text:p>80.5454545455</text:p>
          </table:table-cell>
          <table:table-cell table:style-name="ce1"/>
        </table:table-row>
        <table:table-row table:style-name="ro1">
          <table:table-cell office:value-type="float" office:value="1.13971757888794" calcext:value-type="float">
            <text:p>1.1397175789</text:p>
          </table:table-cell>
          <table:table-cell/>
          <table:table-cell table:style-name="ce1" table:formula="of:=SUM([.A1332:.A1342])/11" office:value-type="float" office:value="0.866118333556435" calcext:value-type="float">
            <text:p>0.8661183336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332:.G1342])/11" office:value-type="float" office:value="77.7272727272727" calcext:value-type="float">
            <text:p>77.7272727273</text:p>
          </table:table-cell>
          <table:table-cell table:style-name="ce1"/>
        </table:table-row>
        <table:table-row table:style-name="ro1">
          <table:table-cell office:value-type="float" office:value="0.853960990905762" calcext:value-type="float">
            <text:p>0.8539609909</text:p>
          </table:table-cell>
          <table:table-cell/>
          <table:table-cell table:style-name="ce1" table:formula="of:=SUM([.A1333:.A1343])/11" office:value-type="float" office:value="0.836650089784102" calcext:value-type="float">
            <text:p>0.836650089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333:.G1343])/11" office:value-type="float" office:value="76.3636363636364" calcext:value-type="float">
            <text:p>76.3636363636</text:p>
          </table:table-cell>
          <table:table-cell table:style-name="ce1"/>
        </table:table-row>
        <table:table-row table:style-name="ro1">
          <table:table-cell office:value-type="float" office:value="0.808266043663025" calcext:value-type="float">
            <text:p>0.8082660437</text:p>
          </table:table-cell>
          <table:table-cell/>
          <table:table-cell table:style-name="ce1" table:formula="of:=SUM([.A1334:.A1344])/11" office:value-type="float" office:value="0.819200840863314" calcext:value-type="float">
            <text:p>0.819200840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334:.G1344])/11" office:value-type="float" office:value="75.4545454545455" calcext:value-type="float">
            <text:p>75.4545454545</text:p>
          </table:table-cell>
          <table:table-cell table:style-name="ce1"/>
        </table:table-row>
        <table:table-row table:style-name="ro1">
          <table:table-cell office:value-type="float" office:value="1.5920912027359" calcext:value-type="float">
            <text:p>1.5920912027</text:p>
          </table:table-cell>
          <table:table-cell/>
          <table:table-cell table:style-name="ce1" table:formula="of:=SUM([.A1335:.A1345])/11" office:value-type="float" office:value="0.814151449636979" calcext:value-type="float">
            <text:p>0.814151449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35:.G1345])/11" office:value-type="float" office:value="73.1818181818182" calcext:value-type="float">
            <text:p>73.1818181818</text:p>
          </table:table-cell>
          <table:table-cell table:style-name="ce1"/>
        </table:table-row>
        <table:table-row table:style-name="ro1">
          <table:table-cell office:value-type="float" office:value="0.883442878723145" calcext:value-type="float">
            <text:p>0.8834428787</text:p>
          </table:table-cell>
          <table:table-cell/>
          <table:table-cell table:style-name="ce1" table:formula="of:=SUM([.A1336:.A1346])/11" office:value-type="float" office:value="0.739870895038952" calcext:value-type="float">
            <text:p>0.73987089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36:.G1346])/11" office:value-type="float" office:value="72.6363636363636" calcext:value-type="float">
            <text:p>72.6363636364</text:p>
          </table:table-cell>
          <table:table-cell table:style-name="ce1"/>
        </table:table-row>
        <table:table-row table:style-name="ro1">
          <table:table-cell office:value-type="float" office:value="0.822425723075867" calcext:value-type="float">
            <text:p>0.8224257231</text:p>
          </table:table-cell>
          <table:table-cell/>
          <table:table-cell table:style-name="ce1" table:formula="of:=SUM([.A1337:.A1347])/11" office:value-type="float" office:value="0.762003410946239" calcext:value-type="float">
            <text:p>0.762003410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37:.G1347])/11" office:value-type="float" office:value="72.6363636363636" calcext:value-type="float">
            <text:p>72.6363636364</text:p>
          </table:table-cell>
          <table:table-cell table:style-name="ce1"/>
        </table:table-row>
        <table:table-row table:style-name="ro1">
          <table:table-cell office:value-type="float" office:value="0.68998384475708" calcext:value-type="float">
            <text:p>0.6899838448</text:p>
          </table:table-cell>
          <table:table-cell/>
          <table:table-cell table:style-name="ce1" table:formula="of:=SUM([.A1338:.A1348])/11" office:value-type="float" office:value="0.750637943094427" calcext:value-type="float">
            <text:p>0.750637943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38:.G1348])/11" office:value-type="float" office:value="73.1818181818182" calcext:value-type="float">
            <text:p>73.1818181818</text:p>
          </table:table-cell>
          <table:table-cell table:style-name="ce1"/>
        </table:table-row>
        <table:table-row table:style-name="ro1">
          <table:table-cell office:value-type="float" office:value="0.982193171977997" calcext:value-type="float">
            <text:p>0.982193172</text:p>
          </table:table-cell>
          <table:table-cell/>
          <table:table-cell table:style-name="ce1" table:formula="of:=SUM([.A1339:.A1349])/11" office:value-type="float" office:value="0.726789870045402" calcext:value-type="float">
            <text:p>0.7267898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39:.G1349])/11" office:value-type="float" office:value="73.7272727272727" calcext:value-type="float">
            <text:p>73.7272727273</text:p>
          </table:table-cell>
          <table:table-cell table:style-name="ce1"/>
        </table:table-row>
        <table:table-row table:style-name="ro1">
          <table:table-cell office:value-type="float" office:value="0.274732649326324" calcext:value-type="float">
            <text:p>0.2747326493</text:p>
          </table:table-cell>
          <table:table-cell/>
          <table:table-cell table:style-name="ce1" table:formula="of:=SUM([.A1340:.A1350])/11" office:value-type="float" office:value="0.680793109265241" calcext:value-type="float">
            <text:p>0.680793109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40:.G1350])/11" office:value-type="float" office:value="73.7272727272727" calcext:value-type="float">
            <text:p>73.7272727273</text:p>
          </table:table-cell>
          <table:table-cell table:style-name="ce1"/>
        </table:table-row>
        <table:table-row table:style-name="ro1">
          <table:table-cell office:value-type="float" office:value="0.684590578079224" calcext:value-type="float">
            <text:p>0.6845905781</text:p>
          </table:table-cell>
          <table:table-cell/>
          <table:table-cell table:style-name="ce1" table:formula="of:=SUM([.A1341:.A1351])/11" office:value-type="float" office:value="0.729234427213669" calcext:value-type="float">
            <text:p>0.729234427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341:.G1351])/11" office:value-type="float" office:value="75.3636363636364" calcext:value-type="float">
            <text:p>75.3636363636</text:p>
          </table:table-cell>
          <table:table-cell table:style-name="ce1"/>
        </table:table-row>
        <table:table-row table:style-name="ro1">
          <table:table-cell office:value-type="float" office:value="0.795897006988525" calcext:value-type="float">
            <text:p>0.795897007</text:p>
          </table:table-cell>
          <table:table-cell/>
          <table:table-cell table:style-name="ce1" table:formula="of:=SUM([.A1342:.A1352])/11" office:value-type="float" office:value="0.729023589329286" calcext:value-type="float">
            <text:p>0.729023589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342:.G1352])/11" office:value-type="float" office:value="77.0909090909091" calcext:value-type="float">
            <text:p>77.0909090909</text:p>
          </table:table-cell>
          <table:table-cell table:style-name="ce1"/>
        </table:table-row>
        <table:table-row table:style-name="ro1">
          <table:table-cell office:value-type="float" office:value="0.815566897392273" calcext:value-type="float">
            <text:p>0.8155668974</text:p>
          </table:table-cell>
          <table:table-cell/>
          <table:table-cell table:style-name="ce1" table:formula="of:=SUM([.A1343:.A1353])/11" office:value-type="float" office:value="0.745539982210506" calcext:value-type="float">
            <text:p>0.745539982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343:.G1353])/11" office:value-type="float" office:value="77.6363636363636" calcext:value-type="float">
            <text:p>77.6363636364</text:p>
          </table:table-cell>
          <table:table-cell table:style-name="ce1"/>
        </table:table-row>
        <table:table-row table:style-name="ro1">
          <table:table-cell office:value-type="float" office:value="0.6620192527771" calcext:value-type="float">
            <text:p>0.6620192528</text:p>
          </table:table-cell>
          <table:table-cell/>
          <table:table-cell table:style-name="ce1" table:formula="of:=SUM([.A1344:.A1354])/11" office:value-type="float" office:value="0.701556620272724" calcext:value-type="float">
            <text:p>0.701556620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344:.G1354])/11" office:value-type="float" office:value="78.8181818181818" calcext:value-type="float">
            <text:p>78.8181818182</text:p>
          </table:table-cell>
          <table:table-cell table:style-name="ce1"/>
        </table:table-row>
        <table:table-row table:style-name="ro1">
          <table:table-cell office:value-type="float" office:value="0.75272274017334" calcext:value-type="float">
            <text:p>0.7527227402</text:p>
          </table:table-cell>
          <table:table-cell/>
          <table:table-cell table:style-name="ce1" table:formula="of:=SUM([.A1345:.A1355])/11" office:value-type="float" office:value="0.681702153249221" calcext:value-type="float">
            <text:p>0.681702153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345:.G1355])/11" office:value-type="float" office:value="78.0909090909091" calcext:value-type="float">
            <text:p>78.0909090909</text:p>
          </table:table-cell>
          <table:table-cell table:style-name="ce1"/>
        </table:table-row>
        <table:table-row table:style-name="ro1">
          <table:table-cell office:value-type="float" office:value="0.775005102157593" calcext:value-type="float">
            <text:p>0.7750051022</text:p>
          </table:table-cell>
          <table:table-cell/>
          <table:table-cell table:style-name="ce1" table:formula="of:=SUM([.A1346:.A1356])/11" office:value-type="float" office:value="0.641205760565671" calcext:value-type="float">
            <text:p>0.641205760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46:.G1356])/11" office:value-type="float" office:value="78.7272727272727" calcext:value-type="float">
            <text:p>78.7272727273</text:p>
          </table:table-cell>
          <table:table-cell table:style-name="ce1"/>
        </table:table-row>
        <table:table-row table:style-name="ro1">
          <table:table-cell office:value-type="float" office:value="1.12690055370331" calcext:value-type="float">
            <text:p>1.1269005537</text:p>
          </table:table-cell>
          <table:table-cell/>
          <table:table-cell table:style-name="ce1" table:formula="of:=SUM([.A1347:.A1357])/11" office:value-type="float" office:value="0.645674396644939" calcext:value-type="float">
            <text:p>0.645674396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47:.G1357])/11" office:value-type="float" office:value="79.2727272727273" calcext:value-type="float">
            <text:p>79.2727272727</text:p>
          </table:table-cell>
          <table:table-cell table:style-name="ce1"/>
        </table:table-row>
        <table:table-row table:style-name="ro1">
          <table:table-cell office:value-type="float" office:value="0.697405576705933" calcext:value-type="float">
            <text:p>0.6974055767</text:p>
          </table:table-cell>
          <table:table-cell/>
          <table:table-cell table:style-name="ce1" table:formula="of:=SUM([.A1348:.A1358])/11" office:value-type="float" office:value="0.603020803494887" calcext:value-type="float">
            <text:p>0.603020803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348:.G1358])/11" office:value-type="float" office:value="78.0909090909091" calcext:value-type="float">
            <text:p>78.0909090909</text:p>
          </table:table-cell>
          <table:table-cell table:style-name="ce1"/>
        </table:table-row>
        <table:table-row table:style-name="ro1">
          <table:table-cell office:value-type="float" office:value="0.427655041217804" calcext:value-type="float">
            <text:p>0.4276550412</text:p>
          </table:table-cell>
          <table:table-cell/>
          <table:table-cell table:style-name="ce1" table:formula="of:=SUM([.A1349:.A1359])/11" office:value-type="float" office:value="0.607451921159571" calcext:value-type="float">
            <text:p>0.607451921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49:.G1359])/11" office:value-type="float" office:value="77" calcext:value-type="float">
            <text:p>77</text:p>
          </table:table-cell>
          <table:table-cell table:style-name="ce1"/>
        </table:table-row>
        <table:table-row table:style-name="ro1">
          <table:table-cell office:value-type="float" office:value="0.476228803396225" calcext:value-type="float">
            <text:p>0.4762288034</text:p>
          </table:table-cell>
          <table:table-cell/>
          <table:table-cell table:style-name="ce1" table:formula="of:=SUM([.A1350:.A1360])/11" office:value-type="float" office:value="0.61923981254751" calcext:value-type="float">
            <text:p>0.619239812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50:.G1360])/11" office:value-type="float" office:value="77" calcext:value-type="float">
            <text:p>77</text:p>
          </table:table-cell>
          <table:table-cell table:style-name="ce1"/>
        </table:table-row>
        <table:table-row table:style-name="ro1">
          <table:table-cell office:value-type="float" office:value="0.807587146759033" calcext:value-type="float">
            <text:p>0.8075871468</text:p>
          </table:table-cell>
          <table:table-cell/>
          <table:table-cell table:style-name="ce1" table:formula="of:=SUM([.A1351:.A1361])/11" office:value-type="float" office:value="0.625250353054567" calcext:value-type="float">
            <text:p>0.625250353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351:.G1361])/11" office:value-type="float" office:value="79.2727272727273" calcext:value-type="float">
            <text:p>79.2727272727</text:p>
          </table:table-cell>
          <table:table-cell table:style-name="ce1"/>
        </table:table-row>
        <table:table-row table:style-name="ro1">
          <table:table-cell office:value-type="float" office:value="0.682271361351013" calcext:value-type="float">
            <text:p>0.6822713614</text:p>
          </table:table-cell>
          <table:table-cell/>
          <table:table-cell table:style-name="ce1" table:formula="of:=SUM([.A1352:.A1362])/11" office:value-type="float" office:value="0.623381763696671" calcext:value-type="float">
            <text:p>0.623381763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52:.G1362])/11" office:value-type="float" office:value="77.6363636363636" calcext:value-type="float">
            <text:p>77.6363636364</text:p>
          </table:table-cell>
          <table:table-cell table:style-name="ce1"/>
        </table:table-row>
        <table:table-row table:style-name="ro1">
          <table:table-cell office:value-type="float" office:value="0.977577328681946" calcext:value-type="float">
            <text:p>0.9775773287</text:p>
          </table:table-cell>
          <table:table-cell/>
          <table:table-cell table:style-name="ce1" table:formula="of:=SUM([.A1353:.A1363])/11" office:value-type="float" office:value="0.637591928243637" calcext:value-type="float">
            <text:p>0.637591928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353:.G1363])/11" office:value-type="float" office:value="77.0909090909091" calcext:value-type="float">
            <text:p>77.0909090909</text:p>
          </table:table-cell>
          <table:table-cell table:style-name="ce1"/>
        </table:table-row>
        <table:table-row table:style-name="ro1">
          <table:table-cell office:value-type="float" office:value="0.33174991607666" calcext:value-type="float">
            <text:p>0.3317499161</text:p>
          </table:table-cell>
          <table:table-cell/>
          <table:table-cell table:style-name="ce1" table:formula="of:=SUM([.A1354:.A1364])/11" office:value-type="float" office:value="0.588438838720322" calcext:value-type="float">
            <text:p>0.588438838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54:.G1364])/11" office:value-type="float" office:value="78.2727272727273" calcext:value-type="float">
            <text:p>78.2727272727</text:p>
          </table:table-cell>
          <table:table-cell table:style-name="ce1"/>
        </table:table-row>
        <table:table-row table:style-name="ro1">
          <table:table-cell office:value-type="float" office:value="0.44362011551857" calcext:value-type="float">
            <text:p>0.4436201155</text:p>
          </table:table-cell>
          <table:table-cell/>
          <table:table-cell table:style-name="ce1" table:formula="of:=SUM([.A1355:.A1365])/11" office:value-type="float" office:value="0.591250831430609" calcext:value-type="float">
            <text:p>0.591250831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55:.G1365])/11" office:value-type="float" office:value="77.7272727272727" calcext:value-type="float">
            <text:p>77.7272727273</text:p>
          </table:table-cell>
          <table:table-cell table:style-name="ce1"/>
        </table:table-row>
        <table:table-row table:style-name="ro1">
          <table:table-cell office:value-type="float" office:value="0.307262420654297" calcext:value-type="float">
            <text:p>0.3072624207</text:p>
          </table:table-cell>
          <table:table-cell/>
          <table:table-cell table:style-name="ce1" table:formula="of:=SUM([.A1356:.A1366])/11" office:value-type="float" office:value="0.592833570458672" calcext:value-type="float">
            <text:p>0.592833570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56:.G1366])/11" office:value-type="float" office:value="78.2727272727273" calcext:value-type="float">
            <text:p>78.2727272727</text:p>
          </table:table-cell>
          <table:table-cell table:style-name="ce1"/>
        </table:table-row>
        <table:table-row table:style-name="ro1">
          <table:table-cell office:value-type="float" office:value="0.824160099029541" calcext:value-type="float">
            <text:p>0.824160099</text:p>
          </table:table-cell>
          <table:table-cell/>
          <table:table-cell table:style-name="ce1" table:formula="of:=SUM([.A1357:.A1367])/11" office:value-type="float" office:value="0.634317796338688" calcext:value-type="float">
            <text:p>0.634317796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57:.G1367])/11" office:value-type="float" office:value="78.2727272727273" calcext:value-type="float">
            <text:p>78.2727272727</text:p>
          </table:table-cell>
          <table:table-cell table:style-name="ce1"/>
        </table:table-row>
        <table:table-row table:style-name="ro1">
          <table:table-cell office:value-type="float" office:value="0.657711029052734" calcext:value-type="float">
            <text:p>0.6577110291</text:p>
          </table:table-cell>
          <table:table-cell/>
          <table:table-cell table:style-name="ce1" table:formula="of:=SUM([.A1358:.A1368])/11" office:value-type="float" office:value="0.597349635579369" calcext:value-type="float">
            <text:p>0.597349635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358:.G1368])/11" office:value-type="float" office:value="77.7272727272727" calcext:value-type="float">
            <text:p>77.7272727273</text:p>
          </table:table-cell>
          <table:table-cell table:style-name="ce1"/>
        </table:table-row>
        <table:table-row table:style-name="ro1">
          <table:table-cell office:value-type="float" office:value="0.746147871017456" calcext:value-type="float">
            <text:p>0.746147871</text:p>
          </table:table-cell>
          <table:table-cell/>
          <table:table-cell table:style-name="ce1" table:formula="of:=SUM([.A1359:.A1369])/11" office:value-type="float" office:value="0.574242291125384" calcext:value-type="float">
            <text:p>0.574242291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59:.G1369])/11" office:value-type="float" office:value="78.3636363636364" calcext:value-type="float">
            <text:p>78.3636363636</text:p>
          </table:table-cell>
          <table:table-cell table:style-name="ce1"/>
        </table:table-row>
        <table:table-row table:style-name="ro1">
          <table:table-cell office:value-type="float" office:value="0.557321846485138" calcext:value-type="float">
            <text:p>0.5573218465</text:p>
          </table:table-cell>
          <table:table-cell/>
          <table:table-cell table:style-name="ce1" table:formula="of:=SUM([.A1360:.A1370])/11" office:value-type="float" office:value="0.560130311684175" calcext:value-type="float">
            <text:p>0.560130311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60:.G1370])/11" office:value-type="float" office:value="80" calcext:value-type="float">
            <text:p>80</text:p>
          </table:table-cell>
          <table:table-cell table:style-name="ce1"/>
        </table:table-row>
        <table:table-row table:style-name="ro1">
          <table:table-cell office:value-type="float" office:value="0.542344748973846" calcext:value-type="float">
            <text:p>0.542344749</text:p>
          </table:table-cell>
          <table:table-cell/>
          <table:table-cell table:style-name="ce1" table:formula="of:=SUM([.A1361:.A1371])/11" office:value-type="float" office:value="0.583665270696987" calcext:value-type="float">
            <text:p>0.583665270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361:.G1371])/11" office:value-type="float" office:value="81.7272727272727" calcext:value-type="float">
            <text:p>81.7272727273</text:p>
          </table:table-cell>
          <table:table-cell table:style-name="ce1"/>
        </table:table-row>
        <table:table-row table:style-name="ro1">
          <table:table-cell office:value-type="float" office:value="0.787032663822174" calcext:value-type="float">
            <text:p>0.7870326638</text:p>
          </table:table-cell>
          <table:table-cell/>
          <table:table-cell table:style-name="ce1" table:formula="of:=SUM([.A1362:.A1372])/11" office:value-type="float" office:value="0.583606440912594" calcext:value-type="float">
            <text:p>0.583606440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62:.G1372])/11" office:value-type="float" office:value="80.5454545454546" calcext:value-type="float">
            <text:p>80.5454545455</text:p>
          </table:table-cell>
          <table:table-cell table:style-name="ce1"/>
        </table:table-row>
        <table:table-row table:style-name="ro1">
          <table:table-cell office:value-type="float" office:value="0.838583171367645" calcext:value-type="float">
            <text:p>0.8385831714</text:p>
          </table:table-cell>
          <table:table-cell/>
          <table:table-cell table:style-name="ce1" table:formula="of:=SUM([.A1363:.A1373])/11" office:value-type="float" office:value="0.59541670571674" calcext:value-type="float">
            <text:p>0.595416705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63:.G1373])/11" office:value-type="float" office:value="79.9090909090909" calcext:value-type="float">
            <text:p>79.9090909091</text:p>
          </table:table-cell>
          <table:table-cell table:style-name="ce1"/>
        </table:table-row>
        <table:table-row table:style-name="ro1">
          <table:table-cell office:value-type="float" office:value="0.436893343925476" calcext:value-type="float">
            <text:p>0.4368933439</text:p>
          </table:table-cell>
          <table:table-cell/>
          <table:table-cell table:style-name="ce1" table:formula="of:=SUM([.A1364:.A1374])/11" office:value-type="float" office:value="0.575082835826007" calcext:value-type="float">
            <text:p>0.575082835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64:.G1374])/11" office:value-type="float" office:value="79.2727272727273" calcext:value-type="float">
            <text:p>79.2727272727</text:p>
          </table:table-cell>
          <table:table-cell table:style-name="ce1"/>
        </table:table-row>
        <table:table-row table:style-name="ro1">
          <table:table-cell office:value-type="float" office:value="0.362681835889816" calcext:value-type="float">
            <text:p>0.3626818359</text:p>
          </table:table-cell>
          <table:table-cell/>
          <table:table-cell table:style-name="ce1" table:formula="of:=SUM([.A1365:.A1375])/11" office:value-type="float" office:value="0.593132016333667" calcext:value-type="float">
            <text:p>0.593132016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65:.G1375])/11" office:value-type="float" office:value="80.9090909090909" calcext:value-type="float">
            <text:p>80.9090909091</text:p>
          </table:table-cell>
          <table:table-cell table:style-name="ce1"/>
        </table:table-row>
        <table:table-row table:style-name="ro1">
          <table:table-cell office:value-type="float" office:value="0.461030244827271" calcext:value-type="float">
            <text:p>0.4610302448</text:p>
          </table:table-cell>
          <table:table-cell/>
          <table:table-cell table:style-name="ce1" table:formula="of:=SUM([.A1366:.A1376])/11" office:value-type="float" office:value="0.622578203678131" calcext:value-type="float">
            <text:p>0.622578203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66:.G1376])/11" office:value-type="float" office:value="81.4545454545454" calcext:value-type="float">
            <text:p>81.4545454545</text:p>
          </table:table-cell>
          <table:table-cell table:style-name="ce1"/>
        </table:table-row>
        <table:table-row table:style-name="ro1">
          <table:table-cell office:value-type="float" office:value="0.763588905334473" calcext:value-type="float">
            <text:p>0.7635889053</text:p>
          </table:table-cell>
          <table:table-cell/>
          <table:table-cell table:style-name="ce1" table:formula="of:=SUM([.A1367:.A1377])/11" office:value-type="float" office:value="0.637059379707683" calcext:value-type="float">
            <text:p>0.637059379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67:.G1377])/11" office:value-type="float" office:value="83.1818181818182" calcext:value-type="float">
            <text:p>83.1818181818</text:p>
          </table:table-cell>
          <table:table-cell table:style-name="ce1"/>
        </table:table-row>
        <table:table-row table:style-name="ro1">
          <table:table-cell office:value-type="float" office:value="0.417510330677033" calcext:value-type="float">
            <text:p>0.4175103307</text:p>
          </table:table-cell>
          <table:table-cell/>
          <table:table-cell table:style-name="ce1" table:formula="of:=SUM([.A1368:.A1378])/11" office:value-type="float" office:value="0.614964804866097" calcext:value-type="float">
            <text:p>0.614964804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68:.G1378])/11" office:value-type="float" office:value="82.5454545454545" calcext:value-type="float">
            <text:p>82.5454545455</text:p>
          </table:table-cell>
          <table:table-cell table:style-name="ce1"/>
        </table:table-row>
        <table:table-row table:style-name="ro1">
          <table:table-cell office:value-type="float" office:value="0.403530240058899" calcext:value-type="float">
            <text:p>0.4035302401</text:p>
          </table:table-cell>
          <table:table-cell/>
          <table:table-cell table:style-name="ce1" table:formula="of:=SUM([.A1369:.A1379])/11" office:value-type="float" office:value="0.621739252047105" calcext:value-type="float">
            <text:p>0.62173925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69:.G1379])/11" office:value-type="float" office:value="82.5454545454545" calcext:value-type="float">
            <text:p>82.5454545455</text:p>
          </table:table-cell>
          <table:table-cell table:style-name="ce1"/>
        </table:table-row>
        <table:table-row table:style-name="ro1">
          <table:table-cell office:value-type="float" office:value="0.590916097164154" calcext:value-type="float">
            <text:p>0.5909160972</text:p>
          </table:table-cell>
          <table:table-cell/>
          <table:table-cell table:style-name="ce1" table:formula="of:=SUM([.A1370:.A1380])/11" office:value-type="float" office:value="0.639575161717155" calcext:value-type="float">
            <text:p>0.639575161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370:.G1380])/11" office:value-type="float" office:value="84" calcext:value-type="float">
            <text:p>84</text:p>
          </table:table-cell>
          <table:table-cell table:style-name="ce1"/>
        </table:table-row>
        <table:table-row table:style-name="ro1">
          <table:table-cell office:value-type="float" office:value="0.816206395626068" calcext:value-type="float">
            <text:p>0.8162063956</text:p>
          </table:table-cell>
          <table:table-cell/>
          <table:table-cell table:style-name="ce1" table:formula="of:=SUM([.A1371:.A1381])/11" office:value-type="float" office:value="0.651072973554785" calcext:value-type="float">
            <text:p>0.65107297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371:.G1381])/11" office:value-type="float" office:value="83.4545454545455" calcext:value-type="float">
            <text:p>83.4545454545</text:p>
          </table:table-cell>
          <table:table-cell table:style-name="ce1"/>
        </table:table-row>
        <table:table-row table:style-name="ro1">
          <table:table-cell office:value-type="float" office:value="0.54169762134552" calcext:value-type="float">
            <text:p>0.5416976213</text:p>
          </table:table-cell>
          <table:table-cell/>
          <table:table-cell table:style-name="ce1" table:formula="of:=SUM([.A1372:.A1382])/11" office:value-type="float" office:value="0.603659564798528" calcext:value-type="float">
            <text:p>0.603659564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372:.G1382])/11" office:value-type="float" office:value="82.8181818181818" calcext:value-type="float">
            <text:p>82.8181818182</text:p>
          </table:table-cell>
          <table:table-cell table:style-name="ce1"/>
        </table:table-row>
        <table:table-row table:style-name="ro1">
          <table:table-cell office:value-type="float" office:value="0.916945576667785" calcext:value-type="float">
            <text:p>0.9169455767</text:p>
          </table:table-cell>
          <table:table-cell/>
          <table:table-cell table:style-name="ce1" table:formula="of:=SUM([.A1373:.A1383])/11" office:value-type="float" office:value="0.611701000820507" calcext:value-type="float">
            <text:p>0.611701000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373:.G1383])/11" office:value-type="float" office:value="81.7272727272727" calcext:value-type="float">
            <text:p>81.7272727273</text:p>
          </table:table-cell>
          <table:table-cell table:style-name="ce1"/>
        </table:table-row>
        <table:table-row table:style-name="ro1">
          <table:table-cell office:value-type="float" office:value="0.61491060256958" calcext:value-type="float">
            <text:p>0.6149106026</text:p>
          </table:table-cell>
          <table:table-cell/>
          <table:table-cell table:style-name="ce1" table:formula="of:=SUM([.A1374:.A1384])/11" office:value-type="float" office:value="0.573689005591653" calcext:value-type="float">
            <text:p>0.573689005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374:.G1384])/11" office:value-type="float" office:value="81.1818181818182" calcext:value-type="float">
            <text:p>81.1818181818</text:p>
          </table:table-cell>
          <table:table-cell table:style-name="ce1"/>
        </table:table-row>
        <table:table-row table:style-name="ro1">
          <table:table-cell office:value-type="float" office:value="0.635434329509735" calcext:value-type="float">
            <text:p>0.6354343295</text:p>
          </table:table-cell>
          <table:table-cell/>
          <table:table-cell table:style-name="ce1" table:formula="of:=SUM([.A1375:.A1385])/11" office:value-type="float" office:value="0.554607757113197" calcext:value-type="float">
            <text:p>0.554607757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375:.G1385])/11" office:value-type="float" office:value="83.4545454545455" calcext:value-type="float">
            <text:p>83.4545454545</text:p>
          </table:table-cell>
          <table:table-cell table:style-name="ce1"/>
        </table:table-row>
        <table:table-row table:style-name="ro1">
          <table:table-cell office:value-type="float" office:value="0.686589896678925" calcext:value-type="float">
            <text:p>0.6865898967</text:p>
          </table:table-cell>
          <table:table-cell/>
          <table:table-cell table:style-name="ce1" table:formula="of:=SUM([.A1376:.A1386])/11" office:value-type="float" office:value="0.588291918689554" calcext:value-type="float">
            <text:p>0.588291918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76:.G1386])/11" office:value-type="float" office:value="83.4545454545455" calcext:value-type="float">
            <text:p>83.4545454545</text:p>
          </table:table-cell>
          <table:table-cell table:style-name="ce1"/>
        </table:table-row>
        <table:table-row table:style-name="ro1">
          <table:table-cell office:value-type="float" office:value="0.620323181152344" calcext:value-type="float">
            <text:p>0.6203231812</text:p>
          </table:table-cell>
          <table:table-cell/>
          <table:table-cell table:style-name="ce1" table:formula="of:=SUM([.A1377:.A1387])/11" office:value-type="float" office:value="0.56125717271458" calcext:value-type="float">
            <text:p>0.561257172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377:.G1387])/11" office:value-type="float" office:value="84" calcext:value-type="float">
            <text:p>84</text:p>
          </table:table-cell>
          <table:table-cell table:style-name="ce1"/>
        </table:table-row>
        <table:table-row table:style-name="ro1">
          <table:table-cell office:value-type="float" office:value="0.520548582077026" calcext:value-type="float">
            <text:p>0.5205485821</text:p>
          </table:table-cell>
          <table:table-cell/>
          <table:table-cell table:style-name="ce1" table:formula="of:=SUM([.A1378:.A1388])/11" office:value-type="float" office:value="0.548998388377103" calcext:value-type="float">
            <text:p>0.548998388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378:.G1388])/11" office:value-type="float" office:value="81.7272727272727" calcext:value-type="float">
            <text:p>81.7272727273</text:p>
          </table:table-cell>
          <table:table-cell table:style-name="ce1"/>
        </table:table-row>
        <table:table-row table:style-name="ro1">
          <table:table-cell office:value-type="float" office:value="0.492029249668121" calcext:value-type="float">
            <text:p>0.4920292497</text:p>
          </table:table-cell>
          <table:table-cell/>
          <table:table-cell table:style-name="ce1" table:formula="of:=SUM([.A1379:.A1389])/11" office:value-type="float" office:value="0.547045770016583" calcext:value-type="float">
            <text:p>0.5470457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79:.G1389])/11" office:value-type="float" office:value="83.4545454545455" calcext:value-type="float">
            <text:p>83.4545454545</text:p>
          </table:table-cell>
          <table:table-cell table:style-name="ce1"/>
        </table:table-row>
        <table:table-row table:style-name="ro1">
          <table:table-cell office:value-type="float" office:value="0.599725246429443" calcext:value-type="float">
            <text:p>0.5997252464</text:p>
          </table:table-cell>
          <table:table-cell/>
          <table:table-cell table:style-name="ce1" table:formula="of:=SUM([.A1380:.A1390])/11" office:value-type="float" office:value="0.537610333074223" calcext:value-type="float">
            <text:p>0.537610333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380:.G1390])/11" office:value-type="float" office:value="85.0909090909091" calcext:value-type="float">
            <text:p>85.0909090909</text:p>
          </table:table-cell>
          <table:table-cell table:style-name="ce1"/>
        </table:table-row>
        <table:table-row table:style-name="ro1">
          <table:table-cell office:value-type="float" office:value="0.717392027378082" calcext:value-type="float">
            <text:p>0.7173920274</text:p>
          </table:table-cell>
          <table:table-cell/>
          <table:table-cell table:style-name="ce1" table:formula="of:=SUM([.A1381:.A1391])/11" office:value-type="float" office:value="0.60965923558582" calcext:value-type="float">
            <text:p>0.609659235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381:.G1391])/11" office:value-type="float" office:value="83.6363636363636" calcext:value-type="float">
            <text:p>83.6363636364</text:p>
          </table:table-cell>
          <table:table-cell table:style-name="ce1"/>
        </table:table-row>
        <table:table-row table:style-name="ro1">
          <table:table-cell office:value-type="float" office:value="0.294658899307251" calcext:value-type="float">
            <text:p>0.2946588993</text:p>
          </table:table-cell>
          <table:table-cell/>
          <table:table-cell table:style-name="ce1" table:formula="of:=SUM([.A1382:.A1392])/11" office:value-type="float" office:value="0.575069814920426" calcext:value-type="float">
            <text:p>0.575069814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382:.G1392])/11" office:value-type="float" office:value="82.5454545454545" calcext:value-type="float">
            <text:p>82.5454545455</text:p>
          </table:table-cell>
          <table:table-cell table:style-name="ce1"/>
        </table:table-row>
        <table:table-row table:style-name="ro1">
          <table:table-cell office:value-type="float" office:value="0.63015341758728" calcext:value-type="float">
            <text:p>0.6301534176</text:p>
          </table:table-cell>
          <table:table-cell/>
          <table:table-cell table:style-name="ce1" table:formula="of:=SUM([.A1383:.A1393])/11" office:value-type="float" office:value="0.615950852632523" calcext:value-type="float">
            <text:p>0.615950852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83:.G1393])/11" office:value-type="float" office:value="81.4545454545454" calcext:value-type="float">
            <text:p>81.4545454545</text:p>
          </table:table-cell>
          <table:table-cell table:style-name="ce1"/>
        </table:table-row>
        <table:table-row table:style-name="ro1">
          <table:table-cell office:value-type="float" office:value="0.498813629150391" calcext:value-type="float">
            <text:p>0.4988136292</text:p>
          </table:table-cell>
          <table:table-cell/>
          <table:table-cell table:style-name="ce1" table:formula="of:=SUM([.A1384:.A1394])/11" office:value-type="float" office:value="0.591863618655639" calcext:value-type="float">
            <text:p>0.591863618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384:.G1394])/11" office:value-type="float" office:value="80.8181818181818" calcext:value-type="float">
            <text:p>80.8181818182</text:p>
          </table:table-cell>
          <table:table-cell table:style-name="ce1"/>
        </table:table-row>
        <table:table-row table:style-name="ro1">
          <table:table-cell office:value-type="float" office:value="0.405016869306564" calcext:value-type="float">
            <text:p>0.4050168693</text:p>
          </table:table-cell>
          <table:table-cell/>
          <table:table-cell table:style-name="ce1" table:formula="of:=SUM([.A1385:.A1395])/11" office:value-type="float" office:value="0.58800389549949" calcext:value-type="float">
            <text:p>0.588003895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385:.G1395])/11" office:value-type="float" office:value="83.6363636363636" calcext:value-type="float">
            <text:p>83.6363636364</text:p>
          </table:table-cell>
          <table:table-cell table:style-name="ce1"/>
        </table:table-row>
        <table:table-row table:style-name="ro1">
          <table:table-cell office:value-type="float" office:value="1.00596010684967" calcext:value-type="float">
            <text:p>1.0059601068</text:p>
          </table:table-cell>
          <table:table-cell/>
          <table:table-cell table:style-name="ce1" table:formula="of:=SUM([.A1386:.A1396])/11" office:value-type="float" office:value="0.619521663947539" calcext:value-type="float">
            <text:p>0.619521663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386:.G1396])/11" office:value-type="float" office:value="83.0909090909091" calcext:value-type="float">
            <text:p>83.0909090909</text:p>
          </table:table-cell>
          <table:table-cell table:style-name="ce1"/>
        </table:table-row>
        <table:table-row table:style-name="ro1">
          <table:table-cell office:value-type="float" office:value="0.389207690954208" calcext:value-type="float">
            <text:p>0.389207691</text:p>
          </table:table-cell>
          <table:table-cell/>
          <table:table-cell table:style-name="ce1" table:formula="of:=SUM([.A1387:.A1397])/11" office:value-type="float" office:value="0.550306115638126" calcext:value-type="float">
            <text:p>0.550306115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387:.G1397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485476553440094" calcext:value-type="float">
            <text:p>0.4854765534</text:p>
          </table:table-cell>
          <table:table-cell/>
          <table:table-cell table:style-name="ce1" table:formula="of:=SUM([.A1388:.A1398])/11" office:value-type="float" office:value="0.656081442128528" calcext:value-type="float">
            <text:p>0.656081442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88:.G1398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499069780111313" calcext:value-type="float">
            <text:p>0.4990697801</text:p>
          </table:table-cell>
          <table:table-cell/>
          <table:table-cell table:style-name="ce1" table:formula="of:=SUM([.A1389:.A1399])/11" office:value-type="float" office:value="0.635624315251004" calcext:value-type="float">
            <text:p>0.635624315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389:.G1399])/11" office:value-type="float" office:value="82.5454545454545" calcext:value-type="float">
            <text:p>82.5454545455</text:p>
          </table:table-cell>
          <table:table-cell table:style-name="ce1"/>
        </table:table-row>
        <table:table-row table:style-name="ro1">
          <table:table-cell office:value-type="float" office:value="0.388239443302155" calcext:value-type="float">
            <text:p>0.3882394433</text:p>
          </table:table-cell>
          <table:table-cell/>
          <table:table-cell table:style-name="ce1" table:formula="of:=SUM([.A1390:.A1400])/11" office:value-type="float" office:value="0.621500991962173" calcext:value-type="float">
            <text:p>0.62150099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390:.G1400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1.39226317405701" calcext:value-type="float">
            <text:p>1.3922631741</text:p>
          </table:table-cell>
          <table:table-cell/>
          <table:table-cell table:style-name="ce1" table:formula="of:=SUM([.A1391:.A1401])/11" office:value-type="float" office:value="0.649226834828204" calcext:value-type="float">
            <text:p>0.649226834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91:.G1401])/11" office:value-type="float" office:value="79.1818181818182" calcext:value-type="float">
            <text:p>79.1818181818</text:p>
          </table:table-cell>
          <table:table-cell table:style-name="ce1"/>
        </table:table-row>
        <table:table-row table:style-name="ro1">
          <table:table-cell office:value-type="float" office:value="0.336908400058746" calcext:value-type="float">
            <text:p>0.3369084001</text:p>
          </table:table-cell>
          <table:table-cell/>
          <table:table-cell table:style-name="ce1" table:formula="of:=SUM([.A1392:.A1402])/11" office:value-type="float" office:value="0.584657827561552" calcext:value-type="float">
            <text:p>0.584657827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392:.G1402])/11" office:value-type="float" office:value="79.1818181818182" calcext:value-type="float">
            <text:p>79.1818181818</text:p>
          </table:table-cell>
          <table:table-cell table:style-name="ce1"/>
        </table:table-row>
        <table:table-row table:style-name="ro1">
          <table:table-cell office:value-type="float" office:value="0.74435031414032" calcext:value-type="float">
            <text:p>0.7443503141</text:p>
          </table:table-cell>
          <table:table-cell/>
          <table:table-cell table:style-name="ce1" table:formula="of:=SUM([.A1393:.A1403])/11" office:value-type="float" office:value="0.605106062509797" calcext:value-type="float">
            <text:p>0.605106062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393:.G1403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365193843841553" calcext:value-type="float">
            <text:p>0.3651938438</text:p>
          </table:table-cell>
          <table:table-cell/>
          <table:table-cell table:style-name="ce1" table:formula="of:=SUM([.A1394:.A1404])/11" office:value-type="float" office:value="0.649899408221245" calcext:value-type="float">
            <text:p>0.649899408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394:.G1404])/11" office:value-type="float" office:value="82" calcext:value-type="float">
            <text:p>82</text:p>
          </table:table-cell>
          <table:table-cell table:style-name="ce1"/>
        </table:table-row>
        <table:table-row table:style-name="ro1">
          <table:table-cell office:value-type="float" office:value="0.456356674432755" calcext:value-type="float">
            <text:p>0.4563566744</text:p>
          </table:table-cell>
          <table:table-cell/>
          <table:table-cell table:style-name="ce1" table:formula="of:=SUM([.A1395:.A1405])/11" office:value-type="float" office:value="0.642338521101258" calcext:value-type="float">
            <text:p>0.642338521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395:.G1405])/11" office:value-type="float" office:value="84.2727272727273" calcext:value-type="float">
            <text:p>84.2727272727</text:p>
          </table:table-cell>
          <table:table-cell table:style-name="ce1"/>
        </table:table-row>
        <table:table-row table:style-name="ro1">
          <table:table-cell office:value-type="float" office:value="0.751712322235107" calcext:value-type="float">
            <text:p>0.7517123222</text:p>
          </table:table-cell>
          <table:table-cell/>
          <table:table-cell table:style-name="ce1" table:formula="of:=SUM([.A1396:.A1406])/11" office:value-type="float" office:value="0.674201519651847" calcext:value-type="float">
            <text:p>0.674201519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396:.G1406])/11" office:value-type="float" office:value="83.7272727272727" calcext:value-type="float">
            <text:p>83.7272727273</text:p>
          </table:table-cell>
          <table:table-cell table:style-name="ce1"/>
        </table:table-row>
        <table:table-row table:style-name="ro1">
          <table:table-cell office:value-type="float" office:value="0.244589075446129" calcext:value-type="float">
            <text:p>0.2445890754</text:p>
          </table:table-cell>
          <table:table-cell/>
          <table:table-cell table:style-name="ce1" table:formula="of:=SUM([.A1397:.A1407])/11" office:value-type="float" office:value="0.658563249490478" calcext:value-type="float">
            <text:p>0.658563249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397:.G1407])/11" office:value-type="float" office:value="82.6363636363636" calcext:value-type="float">
            <text:p>82.6363636364</text:p>
          </table:table-cell>
          <table:table-cell table:style-name="ce1"/>
        </table:table-row>
        <table:table-row table:style-name="ro1">
          <table:table-cell office:value-type="float" office:value="1.55273628234863" calcext:value-type="float">
            <text:p>1.5527362823</text:p>
          </table:table-cell>
          <table:table-cell/>
          <table:table-cell table:style-name="ce1" table:formula="of:=SUM([.A1398:.A1408])/11" office:value-type="float" office:value="0.675159389322454" calcext:value-type="float">
            <text:p>0.675159389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398:.G1408])/11" office:value-type="float" office:value="84.9090909090909" calcext:value-type="float">
            <text:p>84.9090909091</text:p>
          </table:table-cell>
          <table:table-cell table:style-name="ce1"/>
        </table:table-row>
        <table:table-row table:style-name="ro1">
          <table:table-cell office:value-type="float" office:value="0.260448157787323" calcext:value-type="float">
            <text:p>0.2604481578</text:p>
          </table:table-cell>
          <table:table-cell/>
          <table:table-cell table:style-name="ce1" table:formula="of:=SUM([.A1399:.A1409])/11" office:value-type="float" office:value="0.570141670378772" calcext:value-type="float">
            <text:p>0.570141670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399:.G1409])/11" office:value-type="float" office:value="84.9090909090909" calcext:value-type="float">
            <text:p>84.9090909091</text:p>
          </table:table-cell>
          <table:table-cell table:style-name="ce1"/>
        </table:table-row>
        <table:table-row table:style-name="ro1">
          <table:table-cell office:value-type="float" office:value="0.343713223934174" calcext:value-type="float">
            <text:p>0.3437132239</text:p>
          </table:table-cell>
          <table:table-cell/>
          <table:table-cell table:style-name="ce1" table:formula="of:=SUM([.A1400:.A1410])/11" office:value-type="float" office:value="0.601884936744517" calcext:value-type="float">
            <text:p>0.601884936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400:.G1410])/11" office:value-type="float" office:value="83.7272727272727" calcext:value-type="float">
            <text:p>83.7272727273</text:p>
          </table:table-cell>
          <table:table-cell table:style-name="ce1"/>
        </table:table-row>
        <table:table-row table:style-name="ro1">
          <table:table-cell office:value-type="float" office:value="0.693223714828491" calcext:value-type="float">
            <text:p>0.6932237148</text:p>
          </table:table-cell>
          <table:table-cell/>
          <table:table-cell table:style-name="ce1" table:formula="of:=SUM([.A1401:.A1411])/11" office:value-type="float" office:value="0.617334325205196" calcext:value-type="float">
            <text:p>0.617334325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01:.G1411])/11" office:value-type="float" office:value="86.5454545454545" calcext:value-type="float">
            <text:p>86.5454545455</text:p>
          </table:table-cell>
          <table:table-cell table:style-name="ce1"/>
        </table:table-row>
        <table:table-row table:style-name="ro1">
          <table:table-cell office:value-type="float" office:value="0.68200409412384" calcext:value-type="float">
            <text:p>0.6820040941</text:p>
          </table:table-cell>
          <table:table-cell/>
          <table:table-cell table:style-name="ce1" table:formula="of:=SUM([.A1402:.A1412])/11" office:value-type="float" office:value="0.612417169592597" calcext:value-type="float">
            <text:p>0.612417169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02:.G1412])/11" office:value-type="float" office:value="86" calcext:value-type="float">
            <text:p>86</text:p>
          </table:table-cell>
          <table:table-cell table:style-name="ce1"/>
        </table:table-row>
        <table:table-row table:style-name="ro1">
          <table:table-cell office:value-type="float" office:value="0.561838984489441" calcext:value-type="float">
            <text:p>0.5618389845</text:p>
          </table:table-cell>
          <table:table-cell/>
          <table:table-cell table:style-name="ce1" table:formula="of:=SUM([.A1403:.A1413])/11" office:value-type="float" office:value="0.587510100819848" calcext:value-type="float">
            <text:p>0.587510100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03:.G1413])/11" office:value-type="float" office:value="87.6363636363636" calcext:value-type="float">
            <text:p>87.6363636364</text:p>
          </table:table-cell>
          <table:table-cell table:style-name="ce1"/>
        </table:table-row>
        <table:table-row table:style-name="ro1">
          <table:table-cell office:value-type="float" office:value="1.23707711696625" calcext:value-type="float">
            <text:p>1.237077117</text:p>
          </table:table-cell>
          <table:table-cell/>
          <table:table-cell table:style-name="ce1" table:formula="of:=SUM([.A1404:.A1414])/11" office:value-type="float" office:value="0.571257707747546" calcext:value-type="float">
            <text:p>0.571257707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404:.G1414])/11" office:value-type="float" office:value="87.0909090909091" calcext:value-type="float">
            <text:p>87.0909090909</text:p>
          </table:table-cell>
          <table:table-cell table:style-name="ce1"/>
        </table:table-row>
        <table:table-row table:style-name="ro1">
          <table:table-cell office:value-type="float" office:value="0.282024085521698" calcext:value-type="float">
            <text:p>0.2820240855</text:p>
          </table:table-cell>
          <table:table-cell/>
          <table:table-cell table:style-name="ce1" table:formula="of:=SUM([.A1405:.A1415])/11" office:value-type="float" office:value="0.49404681541703" calcext:value-type="float">
            <text:p>0.494046815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405:.G1415])/11" office:value-type="float" office:value="85.9090909090909" calcext:value-type="float">
            <text:p>85.9090909091</text:p>
          </table:table-cell>
          <table:table-cell table:style-name="ce1"/>
        </table:table-row>
        <table:table-row table:style-name="ro1">
          <table:table-cell office:value-type="float" office:value="0.806849658489227" calcext:value-type="float">
            <text:p>0.8068496585</text:p>
          </table:table-cell>
          <table:table-cell/>
          <table:table-cell table:style-name="ce1" table:formula="of:=SUM([.A1406:.A1416])/11" office:value-type="float" office:value="0.534272624687715" calcext:value-type="float">
            <text:p>0.534272624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06:.G1416])/11" office:value-type="float" office:value="85.7272727272727" calcext:value-type="float">
            <text:p>85.7272727273</text:p>
          </table:table-cell>
          <table:table-cell table:style-name="ce1"/>
        </table:table-row>
        <table:table-row table:style-name="ro1">
          <table:table-cell office:value-type="float" office:value="0.579691350460053" calcext:value-type="float">
            <text:p>0.5796913505</text:p>
          </table:table-cell>
          <table:table-cell/>
          <table:table-cell table:style-name="ce1" table:formula="of:=SUM([.A1407:.A1417])/11" office:value-type="float" office:value="0.542086202989925" calcext:value-type="float">
            <text:p>0.54208620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07:.G1417])/11" office:value-type="float" office:value="84" calcext:value-type="float">
            <text:p>84</text:p>
          </table:table-cell>
          <table:table-cell table:style-name="ce1"/>
        </table:table-row>
        <table:table-row table:style-name="ro1">
          <table:table-cell office:value-type="float" office:value="0.42714661359787" calcext:value-type="float">
            <text:p>0.4271466136</text:p>
          </table:table-cell>
          <table:table-cell/>
          <table:table-cell table:style-name="ce1" table:formula="of:=SUM([.A1408:.A1418])/11" office:value-type="float" office:value="0.576103164391084" calcext:value-type="float">
            <text:p>0.576103164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08:.G1418])/11" office:value-type="float" office:value="85.6363636363636" calcext:value-type="float">
            <text:p>85.6363636364</text:p>
          </table:table-cell>
          <table:table-cell table:style-name="ce1"/>
        </table:table-row>
        <table:table-row table:style-name="ro1">
          <table:table-cell office:value-type="float" office:value="0.397541373968124" calcext:value-type="float">
            <text:p>0.397541374</text:p>
          </table:table-cell>
          <table:table-cell/>
          <table:table-cell table:style-name="ce1" table:formula="of:=SUM([.A1409:.A1419])/11" office:value-type="float" office:value="0.61452502283183" calcext:value-type="float">
            <text:p>0.614525022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09:.G1419])/11" office:value-type="float" office:value="83.3636363636364" calcext:value-type="float">
            <text:p>83.3636363636</text:p>
          </table:table-cell>
          <table:table-cell table:style-name="ce1"/>
        </table:table-row>
        <table:table-row table:style-name="ro1">
          <table:table-cell office:value-type="float" office:value="0.609624087810516" calcext:value-type="float">
            <text:p>0.6096240878</text:p>
          </table:table-cell>
          <table:table-cell/>
          <table:table-cell table:style-name="ce1" table:formula="of:=SUM([.A1410:.A1420])/11" office:value-type="float" office:value="0.619977498596365" calcext:value-type="float">
            <text:p>0.619977498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10:.G1420])/11" office:value-type="float" office:value="82.8181818181818" calcext:value-type="float">
            <text:p>82.8181818182</text:p>
          </table:table-cell>
          <table:table-cell table:style-name="ce1"/>
        </table:table-row>
        <table:table-row table:style-name="ro1">
          <table:table-cell office:value-type="float" office:value="0.513656497001648" calcext:value-type="float">
            <text:p>0.513656497</text:p>
          </table:table-cell>
          <table:table-cell/>
          <table:table-cell table:style-name="ce1" table:formula="of:=SUM([.A1411:.A1421])/11" office:value-type="float" office:value="0.610625546086918" calcext:value-type="float">
            <text:p>0.610625546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411:.G1421])/11" office:value-type="float" office:value="83.3636363636364" calcext:value-type="float">
            <text:p>83.3636363636</text:p>
          </table:table-cell>
          <table:table-cell table:style-name="ce1"/>
        </table:table-row>
        <table:table-row table:style-name="ro1">
          <table:table-cell office:value-type="float" office:value="0.639135003089905" calcext:value-type="float">
            <text:p>0.6391350031</text:p>
          </table:table-cell>
          <table:table-cell/>
          <table:table-cell table:style-name="ce1" table:formula="of:=SUM([.A1412:.A1422])/11" office:value-type="float" office:value="0.584984906695106" calcext:value-type="float">
            <text:p>0.584984906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12:.G1422])/11" office:value-type="float" office:value="83.3636363636364" calcext:value-type="float">
            <text:p>83.3636363636</text:p>
          </table:table-cell>
          <table:table-cell table:style-name="ce1"/>
        </table:table-row>
        <table:table-row table:style-name="ro1">
          <table:table-cell office:value-type="float" office:value="0.408026337623596" calcext:value-type="float">
            <text:p>0.4080263376</text:p>
          </table:table-cell>
          <table:table-cell/>
          <table:table-cell table:style-name="ce1" table:formula="of:=SUM([.A1413:.A1423])/11" office:value-type="float" office:value="0.623389512300492" calcext:value-type="float">
            <text:p>0.623389512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413:.G1423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383062660694122" calcext:value-type="float">
            <text:p>0.3830626607</text:p>
          </table:table-cell>
          <table:table-cell/>
          <table:table-cell table:style-name="ce1" table:formula="of:=SUM([.A1414:.A1424])/11" office:value-type="float" office:value="0.6435668007894" calcext:value-type="float">
            <text:p>0.643566800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14:.G1424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387757301330566" calcext:value-type="float">
            <text:p>0.3877573013</text:p>
          </table:table-cell>
          <table:table-cell/>
          <table:table-cell table:style-name="ce1" table:formula="of:=SUM([.A1415:.A1425])/11" office:value-type="float" office:value="0.642496119845998" calcext:value-type="float">
            <text:p>0.642496119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15:.G1425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724507987499237" calcext:value-type="float">
            <text:p>0.7245079875</text:p>
          </table:table-cell>
          <table:table-cell/>
          <table:table-cell table:style-name="ce1" table:formula="of:=SUM([.A1416:.A1426])/11" office:value-type="float" office:value="0.651993030851538" calcext:value-type="float">
            <text:p>0.6519930309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416:.G1426])/11" office:value-type="float" office:value="81.6363636363636" calcext:value-type="float">
            <text:p>81.6363636364</text:p>
          </table:table-cell>
          <table:table-cell table:style-name="ce1"/>
        </table:table-row>
        <table:table-row table:style-name="ro1">
          <table:table-cell office:value-type="float" office:value="0.892799019813538" calcext:value-type="float">
            <text:p>0.8927990198</text:p>
          </table:table-cell>
          <table:table-cell/>
          <table:table-cell table:style-name="ce1" table:formula="of:=SUM([.A1417:.A1427])/11" office:value-type="float" office:value="0.642604090950706" calcext:value-type="float">
            <text:p>0.64260409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417:.G1427])/11" office:value-type="float" office:value="80.1818181818182" calcext:value-type="float">
            <text:p>80.1818181818</text:p>
          </table:table-cell>
          <table:table-cell table:style-name="ce1"/>
        </table:table-row>
        <table:table-row table:style-name="ro1">
          <table:table-cell office:value-type="float" office:value="0.953877925872803" calcext:value-type="float">
            <text:p>0.9538779259</text:p>
          </table:table-cell>
          <table:table-cell/>
          <table:table-cell table:style-name="ce1" table:formula="of:=SUM([.A1418:.A1428])/11" office:value-type="float" office:value="0.642854555086656" calcext:value-type="float">
            <text:p>0.642854555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418:.G1428])/11" office:value-type="float" office:value="82.2727272727273" calcext:value-type="float">
            <text:p>82.2727272727</text:p>
          </table:table-cell>
          <table:table-cell table:style-name="ce1"/>
        </table:table-row>
        <table:table-row table:style-name="ro1">
          <table:table-cell office:value-type="float" office:value="0.849787056446075" calcext:value-type="float">
            <text:p>0.8497870564</text:p>
          </table:table-cell>
          <table:table-cell/>
          <table:table-cell table:style-name="ce1" table:formula="of:=SUM([.A1419:.A1429])/11" office:value-type="float" office:value="0.661856006492268" calcext:value-type="float">
            <text:p>0.661856006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419:.G1429])/11" office:value-type="float" office:value="82.2727272727273" calcext:value-type="float">
            <text:p>82.2727272727</text:p>
          </table:table-cell>
          <table:table-cell table:style-name="ce1"/>
        </table:table-row>
        <table:table-row table:style-name="ro1">
          <table:table-cell office:value-type="float" office:value="0.457518607378006" calcext:value-type="float">
            <text:p>0.4575186074</text:p>
          </table:table-cell>
          <table:table-cell/>
          <table:table-cell table:style-name="ce1" table:formula="of:=SUM([.A1420:.A1430])/11" office:value-type="float" office:value="0.614552050828934" calcext:value-type="float">
            <text:p>0.614552050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20:.G1430])/11" office:value-type="float" office:value="84.5454545454546" calcext:value-type="float">
            <text:p>84.5454545455</text:p>
          </table:table-cell>
          <table:table-cell table:style-name="ce1"/>
        </table:table-row>
        <table:table-row table:style-name="ro1">
          <table:table-cell office:value-type="float" office:value="0.506752610206604" calcext:value-type="float">
            <text:p>0.5067526102</text:p>
          </table:table-cell>
          <table:table-cell/>
          <table:table-cell table:style-name="ce1" table:formula="of:=SUM([.A1421:.A1431])/11" office:value-type="float" office:value="0.609302637251941" calcext:value-type="float">
            <text:p>0.609302637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421:.G1431])/11" office:value-type="float" office:value="84.5454545454546" calcext:value-type="float">
            <text:p>84.5454545455</text:p>
          </table:table-cell>
          <table:table-cell table:style-name="ce1"/>
        </table:table-row>
        <table:table-row table:style-name="ro1">
          <table:table-cell office:value-type="float" office:value="0.231609463691711" calcext:value-type="float">
            <text:p>0.2316094637</text:p>
          </table:table-cell>
          <table:table-cell/>
          <table:table-cell table:style-name="ce1" table:formula="of:=SUM([.A1422:.A1432])/11" office:value-type="float" office:value="0.631853133440018" calcext:value-type="float">
            <text:p>0.631853133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422:.G1432])/11" office:value-type="float" office:value="82.9090909090909" calcext:value-type="float">
            <text:p>82.9090909091</text:p>
          </table:table-cell>
          <table:table-cell table:style-name="ce1"/>
        </table:table-row>
        <table:table-row table:style-name="ro1">
          <table:table-cell office:value-type="float" office:value="1.06158566474915" calcext:value-type="float">
            <text:p>1.0615856647</text:p>
          </table:table-cell>
          <table:table-cell/>
          <table:table-cell table:style-name="ce1" table:formula="of:=SUM([.A1423:.A1433])/11" office:value-type="float" office:value="0.676134648648175" calcext:value-type="float">
            <text:p>0.676134648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423:.G1433])/11" office:value-type="float" office:value="80.0909090909091" calcext:value-type="float">
            <text:p>80.0909090909</text:p>
          </table:table-cell>
          <table:table-cell table:style-name="ce1"/>
        </table:table-row>
        <table:table-row table:style-name="ro1">
          <table:table-cell office:value-type="float" office:value="0.629976511001587" calcext:value-type="float">
            <text:p>0.629976511</text:p>
          </table:table-cell>
          <table:table-cell/>
          <table:table-cell table:style-name="ce1" table:formula="of:=SUM([.A1424:.A1434])/11" office:value-type="float" office:value="0.612522295930168" calcext:value-type="float">
            <text:p>0.612522295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424:.G1434])/11" office:value-type="float" office:value="81.8181818181818" calcext:value-type="float">
            <text:p>81.8181818182</text:p>
          </table:table-cell>
          <table:table-cell table:style-name="ce1"/>
        </table:table-row>
        <table:table-row table:style-name="ro1">
          <table:table-cell office:value-type="float" office:value="0.371285170316696" calcext:value-type="float">
            <text:p>0.3712851703</text:p>
          </table:table-cell>
          <table:table-cell/>
          <table:table-cell table:style-name="ce1" table:formula="of:=SUM([.A1425:.A1435])/11" office:value-type="float" office:value="0.6205168122595" calcext:value-type="float">
            <text:p>0.620516812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25:.G1435])/11" office:value-type="float" office:value="80.7272727272727" calcext:value-type="float">
            <text:p>80.7272727273</text:p>
          </table:table-cell>
          <table:table-cell table:style-name="ce1"/>
        </table:table-row>
        <table:table-row table:style-name="ro1">
          <table:table-cell office:value-type="float" office:value="0.49222332239151" calcext:value-type="float">
            <text:p>0.4922233224</text:p>
          </table:table-cell>
          <table:table-cell/>
          <table:table-cell table:style-name="ce1" table:formula="of:=SUM([.A1426:.A1436])/11" office:value-type="float" office:value="0.627904317595742" calcext:value-type="float">
            <text:p>0.627904317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26:.G1436])/11" office:value-type="float" office:value="81.8181818181818" calcext:value-type="float">
            <text:p>81.8181818182</text:p>
          </table:table-cell>
          <table:table-cell table:style-name="ce1"/>
        </table:table-row>
        <table:table-row table:style-name="ro1">
          <table:table-cell office:value-type="float" office:value="0.621229648590088" calcext:value-type="float">
            <text:p>0.6212296486</text:p>
          </table:table-cell>
          <table:table-cell/>
          <table:table-cell table:style-name="ce1" table:formula="of:=SUM([.A1427:.A1437])/11" office:value-type="float" office:value="0.68001392212781" calcext:value-type="float">
            <text:p>0.680013922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27:.G1437])/11" office:value-type="float" office:value="82.3636363636364" calcext:value-type="float">
            <text:p>82.3636363636</text:p>
          </table:table-cell>
          <table:table-cell table:style-name="ce1"/>
        </table:table-row>
        <table:table-row table:style-name="ro1">
          <table:table-cell office:value-type="float" office:value="0.895554125308991" calcext:value-type="float">
            <text:p>0.8955541253</text:p>
          </table:table-cell>
          <table:table-cell/>
          <table:table-cell table:style-name="ce1" table:formula="of:=SUM([.A1428:.A1438])/11" office:value-type="float" office:value="0.670211857015436" calcext:value-type="float">
            <text:p>0.670211857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428:.G1438])/11" office:value-type="float" office:value="82.9090909090909" calcext:value-type="float">
            <text:p>82.9090909091</text:p>
          </table:table-cell>
          <table:table-cell table:style-name="ce1"/>
        </table:table-row>
        <table:table-row table:style-name="ro1">
          <table:table-cell office:value-type="float" office:value="1.16289389133453" calcext:value-type="float">
            <text:p>1.1628938913</text:p>
          </table:table-cell>
          <table:table-cell/>
          <table:table-cell table:style-name="ce1" table:formula="of:=SUM([.A1429:.A1439])/11" office:value-type="float" office:value="0.625052538785067" calcext:value-type="float">
            <text:p>0.625052538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429:.G1439])/11" office:value-type="float" office:value="80.8181818181818" calcext:value-type="float">
            <text:p>80.8181818182</text:p>
          </table:table-cell>
          <table:table-cell table:style-name="ce1"/>
        </table:table-row>
        <table:table-row table:style-name="ro1">
          <table:table-cell office:value-type="float" office:value="0.329443544149399" calcext:value-type="float">
            <text:p>0.3294435441</text:p>
          </table:table-cell>
          <table:table-cell/>
          <table:table-cell table:style-name="ce1" table:formula="of:=SUM([.A1430:.A1440])/11" office:value-type="float" office:value="0.577471267093311" calcext:value-type="float">
            <text:p>0.577471267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30:.G1440])/11" office:value-type="float" office:value="79.1818181818182" calcext:value-type="float">
            <text:p>79.1818181818</text:p>
          </table:table-cell>
          <table:table-cell table:style-name="ce1"/>
        </table:table-row>
        <table:table-row table:style-name="ro1">
          <table:table-cell office:value-type="float" office:value="0.399775058031082" calcext:value-type="float">
            <text:p>0.399775058</text:p>
          </table:table-cell>
          <table:table-cell/>
          <table:table-cell table:style-name="ce1" table:formula="of:=SUM([.A1431:.A1441])/11" office:value-type="float" office:value="0.668904892422936" calcext:value-type="float">
            <text:p>0.668904892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31:.G1441])/11" office:value-type="float" office:value="79.1818181818182" calcext:value-type="float">
            <text:p>79.1818181818</text:p>
          </table:table-cell>
          <table:table-cell table:style-name="ce1"/>
        </table:table-row>
        <table:table-row table:style-name="ro1">
          <table:table-cell office:value-type="float" office:value="0.754808068275452" calcext:value-type="float">
            <text:p>0.7548080683</text:p>
          </table:table-cell>
          <table:table-cell/>
          <table:table-cell table:style-name="ce1" table:formula="of:=SUM([.A1432:.A1442])/11" office:value-type="float" office:value="0.687986753203652" calcext:value-type="float">
            <text:p>0.687986753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32:.G1442])/11" office:value-type="float" office:value="78.6363636363636" calcext:value-type="float">
            <text:p>78.6363636364</text:p>
          </table:table-cell>
          <table:table-cell table:style-name="ce1"/>
        </table:table-row>
        <table:table-row table:style-name="ro1">
          <table:table-cell office:value-type="float" office:value="0.718706130981445" calcext:value-type="float">
            <text:p>0.718706131</text:p>
          </table:table-cell>
          <table:table-cell/>
          <table:table-cell table:style-name="ce1" table:formula="of:=SUM([.A1433:.A1443])/11" office:value-type="float" office:value="0.712491208856756" calcext:value-type="float">
            <text:p>0.712491208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433:.G1443])/11" office:value-type="float" office:value="79.1818181818182" calcext:value-type="float">
            <text:p>79.1818181818</text:p>
          </table:table-cell>
          <table:table-cell table:style-name="ce1"/>
        </table:table-row>
        <table:table-row table:style-name="ro1">
          <table:table-cell office:value-type="float" office:value="0.361849784851074" calcext:value-type="float">
            <text:p>0.3618497849</text:p>
          </table:table-cell>
          <table:table-cell/>
          <table:table-cell table:style-name="ce1" table:formula="of:=SUM([.A1434:.A1444])/11" office:value-type="float" office:value="0.679637318307703" calcext:value-type="float">
            <text:p>0.679637318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34:.G1444])/11" office:value-type="float" office:value="80.3636363636364" calcext:value-type="float">
            <text:p>80.3636363636</text:p>
          </table:table-cell>
          <table:table-cell table:style-name="ce1"/>
        </table:table-row>
        <table:table-row table:style-name="ro1">
          <table:table-cell office:value-type="float" office:value="0.717916190624237" calcext:value-type="float">
            <text:p>0.7179161906</text:p>
          </table:table-cell>
          <table:table-cell/>
          <table:table-cell table:style-name="ce1" table:formula="of:=SUM([.A1435:.A1445])/11" office:value-type="float" office:value="0.704131565310738" calcext:value-type="float">
            <text:p>0.704131565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35:.G1445])/11" office:value-type="float" office:value="81.4545454545454" calcext:value-type="float">
            <text:p>81.4545454545</text:p>
          </table:table-cell>
          <table:table-cell table:style-name="ce1"/>
        </table:table-row>
        <table:table-row table:style-name="ro1">
          <table:table-cell office:value-type="float" office:value="0.45254772901535" calcext:value-type="float">
            <text:p>0.452547729</text:p>
          </table:table-cell>
          <table:table-cell/>
          <table:table-cell table:style-name="ce1" table:formula="of:=SUM([.A1436:.A1446])/11" office:value-type="float" office:value="0.698717388239773" calcext:value-type="float">
            <text:p>0.698717388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436:.G1446])/11" office:value-type="float" office:value="80.9090909090909" calcext:value-type="float">
            <text:p>80.9090909091</text:p>
          </table:table-cell>
          <table:table-cell table:style-name="ce1"/>
        </table:table-row>
        <table:table-row table:style-name="ro1">
          <table:table-cell office:value-type="float" office:value="1.06542897224426" calcext:value-type="float">
            <text:p>1.0654289722</text:p>
          </table:table-cell>
          <table:table-cell/>
          <table:table-cell table:style-name="ce1" table:formula="of:=SUM([.A1437:.A1447])/11" office:value-type="float" office:value="0.692246304316954" calcext:value-type="float">
            <text:p>0.692246304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37:.G1447])/11" office:value-type="float" office:value="80.3636363636364" calcext:value-type="float">
            <text:p>80.3636363636</text:p>
          </table:table-cell>
          <table:table-cell table:style-name="ce1"/>
        </table:table-row>
        <table:table-row table:style-name="ro1">
          <table:table-cell office:value-type="float" office:value="0.513406932353973" calcext:value-type="float">
            <text:p>0.5134069324</text:p>
          </table:table-cell>
          <table:table-cell/>
          <table:table-cell table:style-name="ce1" table:formula="of:=SUM([.A1438:.A1448])/11" office:value-type="float" office:value="0.658698588609695" calcext:value-type="float">
            <text:p>0.658698588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38:.G1448])/11" office:value-type="float" office:value="80.3636363636364" calcext:value-type="float">
            <text:p>80.3636363636</text:p>
          </table:table-cell>
          <table:table-cell table:style-name="ce1"/>
        </table:table-row>
        <table:table-row table:style-name="ro1">
          <table:table-cell office:value-type="float" office:value="0.398801624774933" calcext:value-type="float">
            <text:p>0.3988016248</text:p>
          </table:table-cell>
          <table:table-cell/>
          <table:table-cell table:style-name="ce1" table:formula="of:=SUM([.A1439:.A1449])/11" office:value-type="float" office:value="0.692452866922725" calcext:value-type="float">
            <text:p>0.692452866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439:.G1449])/11" office:value-type="float" office:value="79.8181818181818" calcext:value-type="float">
            <text:p>79.8181818182</text:p>
          </table:table-cell>
          <table:table-cell table:style-name="ce1"/>
        </table:table-row>
        <table:table-row table:style-name="ro1">
          <table:table-cell office:value-type="float" office:value="0.63949990272522" calcext:value-type="float">
            <text:p>0.6394999027</text:p>
          </table:table-cell>
          <table:table-cell/>
          <table:table-cell table:style-name="ce1" table:formula="of:=SUM([.A1440:.A1450])/11" office:value-type="float" office:value="0.710148922421715" calcext:value-type="float">
            <text:p>0.710148922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40:.G1450])/11" office:value-type="float" office:value="80.4545454545455" calcext:value-type="float">
            <text:p>80.4545454545</text:p>
          </table:table-cell>
          <table:table-cell table:style-name="ce1"/>
        </table:table-row>
        <table:table-row table:style-name="ro1">
          <table:table-cell office:value-type="float" office:value="1.33521342277527" calcext:value-type="float">
            <text:p>1.3352134228</text:p>
          </table:table-cell>
          <table:table-cell/>
          <table:table-cell table:style-name="ce1" table:formula="of:=SUM([.A1441:.A1451])/11" office:value-type="float" office:value="0.679417499087073" calcext:value-type="float">
            <text:p>0.679417499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41:.G1451])/11" office:value-type="float" office:value="81" calcext:value-type="float">
            <text:p>81</text:p>
          </table:table-cell>
          <table:table-cell table:style-name="ce1"/>
        </table:table-row>
        <table:table-row table:style-name="ro1">
          <table:table-cell office:value-type="float" office:value="0.609675526618958" calcext:value-type="float">
            <text:p>0.6096755266</text:p>
          </table:table-cell>
          <table:table-cell/>
          <table:table-cell table:style-name="ce1" table:formula="of:=SUM([.A1442:.A1452])/11" office:value-type="float" office:value="0.596286220984025" calcext:value-type="float">
            <text:p>0.59628622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42:.G1452])/11" office:value-type="float" office:value="81.3636363636364" calcext:value-type="float">
            <text:p>81.3636363636</text:p>
          </table:table-cell>
          <table:table-cell table:style-name="ce1"/>
        </table:table-row>
        <table:table-row table:style-name="ro1">
          <table:table-cell office:value-type="float" office:value="1.02435708045959" calcext:value-type="float">
            <text:p>1.0243570805</text:p>
          </table:table-cell>
          <table:table-cell/>
          <table:table-cell table:style-name="ce1" table:formula="of:=SUM([.A1443:.A1453])/11" office:value-type="float" office:value="0.608963522044095" calcext:value-type="float">
            <text:p>0.60896352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43:.G1453])/11" office:value-type="float" office:value="81.3636363636364" calcext:value-type="float">
            <text:p>81.3636363636</text:p>
          </table:table-cell>
          <table:table-cell table:style-name="ce1"/>
        </table:table-row>
        <table:table-row table:style-name="ro1">
          <table:table-cell office:value-type="float" office:value="0.357313334941864" calcext:value-type="float">
            <text:p>0.3573133349</text:p>
          </table:table-cell>
          <table:table-cell/>
          <table:table-cell table:style-name="ce1" table:formula="of:=SUM([.A1444:.A1454])/11" office:value-type="float" office:value="0.568968404423107" calcext:value-type="float">
            <text:p>0.568968404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44:.G1454])/11" office:value-type="float" office:value="81.3636363636364" calcext:value-type="float">
            <text:p>81.3636363636</text:p>
          </table:table-cell>
          <table:table-cell table:style-name="ce1"/>
        </table:table-row>
        <table:table-row table:style-name="ro1">
          <table:table-cell office:value-type="float" office:value="0.63128650188446" calcext:value-type="float">
            <text:p>0.6312865019</text:p>
          </table:table-cell>
          <table:table-cell/>
          <table:table-cell table:style-name="ce1" table:formula="of:=SUM([.A1445:.A1455])/11" office:value-type="float" office:value="0.578012829477137" calcext:value-type="float">
            <text:p>0.578012829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445:.G1455])/11" office:value-type="float" office:value="81.9090909090909" calcext:value-type="float">
            <text:p>81.9090909091</text:p>
          </table:table-cell>
          <table:table-cell table:style-name="ce1"/>
        </table:table-row>
        <table:table-row table:style-name="ro1">
          <table:table-cell office:value-type="float" office:value="0.658360242843628" calcext:value-type="float">
            <text:p>0.6583602428</text:p>
          </table:table-cell>
          <table:table-cell/>
          <table:table-cell table:style-name="ce1" table:formula="of:=SUM([.A1446:.A1456])/11" office:value-type="float" office:value="0.554058028893037" calcext:value-type="float">
            <text:p>0.554058028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46:.G1456])/11" office:value-type="float" office:value="81.3636363636364" calcext:value-type="float">
            <text:p>81.3636363636</text:p>
          </table:table-cell>
          <table:table-cell table:style-name="ce1"/>
        </table:table-row>
        <table:table-row table:style-name="ro1">
          <table:table-cell office:value-type="float" office:value="0.381365805864334" calcext:value-type="float">
            <text:p>0.3813658059</text:p>
          </table:table-cell>
          <table:table-cell/>
          <table:table-cell table:style-name="ce1" table:formula="of:=SUM([.A1447:.A1457])/11" office:value-type="float" office:value="0.558433399959044" calcext:value-type="float">
            <text:p>0.558433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47:.G1457])/11" office:value-type="float" office:value="83" calcext:value-type="float">
            <text:p>83</text:p>
          </table:table-cell>
          <table:table-cell table:style-name="ce1"/>
        </table:table-row>
        <table:table-row table:style-name="ro1">
          <table:table-cell office:value-type="float" office:value="0.696404099464417" calcext:value-type="float">
            <text:p>0.6964040995</text:p>
          </table:table-cell>
          <table:table-cell/>
          <table:table-cell table:style-name="ce1" table:formula="of:=SUM([.A1448:.A1458])/11" office:value-type="float" office:value="0.559564419768073" calcext:value-type="float">
            <text:p>0.559564419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48:.G1458])/11" office:value-type="float" office:value="82.4545454545455" calcext:value-type="float">
            <text:p>82.4545454545</text:p>
          </table:table-cell>
          <table:table-cell table:style-name="ce1"/>
        </table:table-row>
        <table:table-row table:style-name="ro1">
          <table:table-cell office:value-type="float" office:value="0.884703993797302" calcext:value-type="float">
            <text:p>0.8847039938</text:p>
          </table:table-cell>
          <table:table-cell/>
          <table:table-cell table:style-name="ce1" table:formula="of:=SUM([.A1449:.A1459])/11" office:value-type="float" office:value="0.533129155635834" calcext:value-type="float">
            <text:p>0.533129155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49:.G1459])/11" office:value-type="float" office:value="82.4545454545455" calcext:value-type="float">
            <text:p>82.4545454545</text:p>
          </table:table-cell>
          <table:table-cell table:style-name="ce1"/>
        </table:table-row>
        <table:table-row table:style-name="ro1">
          <table:table-cell office:value-type="float" office:value="0.593458235263824" calcext:value-type="float">
            <text:p>0.5934582353</text:p>
          </table:table-cell>
          <table:table-cell/>
          <table:table-cell table:style-name="ce1" table:formula="of:=SUM([.A1450:.A1460])/11" office:value-type="float" office:value="0.502782534469258" calcext:value-type="float">
            <text:p>0.502782534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50:.G1460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0.301454246044159" calcext:value-type="float">
            <text:p>0.301454246</text:p>
          </table:table-cell>
          <table:table-cell/>
          <table:table-cell table:style-name="ce1" table:formula="of:=SUM([.A1451:.A1461])/11" office:value-type="float" office:value="0.514646443453702" calcext:value-type="float">
            <text:p>0.514646443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51:.G1461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0.420769363641739" calcext:value-type="float">
            <text:p>0.4207693636</text:p>
          </table:table-cell>
          <table:table-cell/>
          <table:table-cell table:style-name="ce1" table:formula="of:=SUM([.A1452:.A1462])/11" office:value-type="float" office:value="0.580139989202673" calcext:value-type="float">
            <text:p>0.580139989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452:.G1462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0.749125838279724" calcext:value-type="float">
            <text:p>0.7491258383</text:p>
          </table:table-cell>
          <table:table-cell/>
          <table:table-cell table:style-name="ce1" table:formula="of:=SUM([.A1453:.A1463])/11" office:value-type="float" office:value="0.585198638114063" calcext:value-type="float">
            <text:p>0.585198638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53:.G1463])/11" office:value-type="float" office:value="82.0909090909091" calcext:value-type="float">
            <text:p>82.0909090909</text:p>
          </table:table-cell>
          <table:table-cell table:style-name="ce1"/>
        </table:table-row>
        <table:table-row table:style-name="ro1">
          <table:table-cell office:value-type="float" office:value="0.584410786628723" calcext:value-type="float">
            <text:p>0.5844107866</text:p>
          </table:table-cell>
          <table:table-cell/>
          <table:table-cell table:style-name="ce1" table:formula="of:=SUM([.A1454:.A1464])/11" office:value-type="float" office:value="0.581988418644125" calcext:value-type="float">
            <text:p>0.581988418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54:.G1464])/11" office:value-type="float" office:value="81.2727272727273" calcext:value-type="float">
            <text:p>81.2727272727</text:p>
          </table:table-cell>
          <table:table-cell table:style-name="ce1"/>
        </table:table-row>
        <table:table-row table:style-name="ro1">
          <table:table-cell office:value-type="float" office:value="0.456802010536194" calcext:value-type="float">
            <text:p>0.4568020105</text:p>
          </table:table-cell>
          <table:table-cell/>
          <table:table-cell table:style-name="ce1" table:formula="of:=SUM([.A1455:.A1465])/11" office:value-type="float" office:value="0.581424537030134" calcext:value-type="float">
            <text:p>0.58142453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55:.G1465])/11" office:value-type="float" office:value="80.7272727272727" calcext:value-type="float">
            <text:p>80.7272727273</text:p>
          </table:table-cell>
          <table:table-cell table:style-name="ce1"/>
        </table:table-row>
        <table:table-row table:style-name="ro1">
          <table:table-cell office:value-type="float" office:value="0.367783695459366" calcext:value-type="float">
            <text:p>0.3677836955</text:p>
          </table:table-cell>
          <table:table-cell/>
          <table:table-cell table:style-name="ce1" table:formula="of:=SUM([.A1456:.A1466])/11" office:value-type="float" office:value="0.601265807043423" calcext:value-type="float">
            <text:p>0.60126580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56:.G1466])/11" office:value-type="float" office:value="81.8181818181818" calcext:value-type="float">
            <text:p>81.8181818182</text:p>
          </table:table-cell>
          <table:table-cell table:style-name="ce1"/>
        </table:table-row>
        <table:table-row table:style-name="ro1">
          <table:table-cell office:value-type="float" office:value="0.706489324569702" calcext:value-type="float">
            <text:p>0.7064893246</text:p>
          </table:table-cell>
          <table:table-cell/>
          <table:table-cell table:style-name="ce1" table:formula="of:=SUM([.A1457:.A1467])/11" office:value-type="float" office:value="0.628511851484126" calcext:value-type="float">
            <text:p>0.628511851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457:.G1467])/11" office:value-type="float" office:value="80.0909090909091" calcext:value-type="float">
            <text:p>80.0909090909</text:p>
          </table:table-cell>
          <table:table-cell table:style-name="ce1"/>
        </table:table-row>
        <table:table-row table:style-name="ro1">
          <table:table-cell office:value-type="float" office:value="0.393807023763657" calcext:value-type="float">
            <text:p>0.3938070238</text:p>
          </table:table-cell>
          <table:table-cell/>
          <table:table-cell table:style-name="ce1" table:formula="of:=SUM([.A1458:.A1468])/11" office:value-type="float" office:value="0.611376903273843" calcext:value-type="float">
            <text:p>0.611376903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58:.G1468])/11" office:value-type="float" office:value="79.5454545454546" calcext:value-type="float">
            <text:p>79.5454545455</text:p>
          </table:table-cell>
          <table:table-cell table:style-name="ce1"/>
        </table:table-row>
        <table:table-row table:style-name="ro1">
          <table:table-cell office:value-type="float" office:value="0.405616194009781" calcext:value-type="float">
            <text:p>0.405616194</text:p>
          </table:table-cell>
          <table:table-cell/>
          <table:table-cell table:style-name="ce1" table:formula="of:=SUM([.A1459:.A1469])/11" office:value-type="float" office:value="0.645601378245788" calcext:value-type="float">
            <text:p>0.645601378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59:.G1469])/11" office:value-type="float" office:value="79.5454545454546" calcext:value-type="float">
            <text:p>79.5454545455</text:p>
          </table:table-cell>
          <table:table-cell table:style-name="ce1"/>
        </table:table-row>
        <table:table-row table:style-name="ro1">
          <table:table-cell office:value-type="float" office:value="0.550891160964966" calcext:value-type="float">
            <text:p>0.550891161</text:p>
          </table:table-cell>
          <table:table-cell/>
          <table:table-cell table:style-name="ce1" table:formula="of:=SUM([.A1460:.A1470])/11" office:value-type="float" office:value="0.648932394656268" calcext:value-type="float">
            <text:p>0.648932394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60:.G1470])/11" office:value-type="float" office:value="77.2727272727273" calcext:value-type="float">
            <text:p>77.2727272727</text:p>
          </table:table-cell>
          <table:table-cell table:style-name="ce1"/>
        </table:table-row>
        <table:table-row table:style-name="ro1">
          <table:table-cell office:value-type="float" office:value="0.723961234092712" calcext:value-type="float">
            <text:p>0.7239612341</text:p>
          </table:table-cell>
          <table:table-cell/>
          <table:table-cell table:style-name="ce1" table:formula="of:=SUM([.A1461:.A1471])/11" office:value-type="float" office:value="0.653351959857074" calcext:value-type="float">
            <text:p>0.653351959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61:.G1471])/11" office:value-type="float" office:value="76.7272727272727" calcext:value-type="float">
            <text:p>76.7272727273</text:p>
          </table:table-cell>
          <table:table-cell table:style-name="ce1"/>
        </table:table-row>
        <table:table-row table:style-name="ro1">
          <table:table-cell office:value-type="float" office:value="1.02188324928284" calcext:value-type="float">
            <text:p>1.0218832493</text:p>
          </table:table-cell>
          <table:table-cell/>
          <table:table-cell table:style-name="ce1" table:formula="of:=SUM([.A1462:.A1472])/11" office:value-type="float" office:value="0.631515744057569" calcext:value-type="float">
            <text:p>0.631515744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62:.G1472])/11" office:value-type="float" office:value="76.7272727272727" calcext:value-type="float">
            <text:p>76.7272727273</text:p>
          </table:table-cell>
          <table:table-cell table:style-name="ce1"/>
        </table:table-row>
        <table:table-row table:style-name="ro1">
          <table:table-cell office:value-type="float" office:value="0.476414501667023" calcext:value-type="float">
            <text:p>0.4764145017</text:p>
          </table:table-cell>
          <table:table-cell/>
          <table:table-cell table:style-name="ce1" table:formula="of:=SUM([.A1463:.A1473])/11" office:value-type="float" office:value="0.632260368628935" calcext:value-type="float">
            <text:p>0.63226036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63:.G1473])/11" office:value-type="float" office:value="76.7272727272727" calcext:value-type="float">
            <text:p>76.7272727273</text:p>
          </table:table-cell>
          <table:table-cell table:style-name="ce1"/>
        </table:table-row>
        <table:table-row table:style-name="ro1">
          <table:table-cell office:value-type="float" office:value="0.713813424110413" calcext:value-type="float">
            <text:p>0.7138134241</text:p>
          </table:table-cell>
          <table:table-cell/>
          <table:table-cell table:style-name="ce1" table:formula="of:=SUM([.A1464:.A1474])/11" office:value-type="float" office:value="0.667003823952241" calcext:value-type="float">
            <text:p>0.667003824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1464:.G1474])/11" office:value-type="float" office:value="77.2727272727273" calcext:value-type="float">
            <text:p>77.2727272727</text:p>
          </table:table-cell>
          <table:table-cell table:style-name="ce1"/>
        </table:table-row>
        <table:table-row table:style-name="ro1">
          <table:table-cell office:value-type="float" office:value="0.578208088874817" calcext:value-type="float">
            <text:p>0.5782080889</text:p>
          </table:table-cell>
          <table:table-cell/>
          <table:table-cell table:style-name="ce1" table:formula="of:=SUM([.A1465:.A1475])/11" office:value-type="float" office:value="0.645362444899299" calcext:value-type="float">
            <text:p>0.645362444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65:.G1475])/11" office:value-type="float" office:value="79.1818181818182" calcext:value-type="float">
            <text:p>79.1818181818</text:p>
          </table:table-cell>
          <table:table-cell table:style-name="ce1"/>
        </table:table-row>
        <table:table-row table:style-name="ro1">
          <table:table-cell office:value-type="float" office:value="0.675055980682373" calcext:value-type="float">
            <text:p>0.6750559807</text:p>
          </table:table-cell>
          <table:table-cell/>
          <table:table-cell table:style-name="ce1" table:formula="of:=SUM([.A1466:.A1476])/11" office:value-type="float" office:value="0.639901109717109" calcext:value-type="float">
            <text:p>0.639901109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466:.G1476])/11" office:value-type="float" office:value="80.6363636363636" calcext:value-type="float">
            <text:p>80.6363636364</text:p>
          </table:table-cell>
          <table:table-cell table:style-name="ce1"/>
        </table:table-row>
        <table:table-row table:style-name="ro1">
          <table:table-cell office:value-type="float" office:value="0.667490184307098" calcext:value-type="float">
            <text:p>0.6674901843</text:p>
          </table:table-cell>
          <table:table-cell/>
          <table:table-cell table:style-name="ce1" table:formula="of:=SUM([.A1467:.A1477])/11" office:value-type="float" office:value="0.66270586848259" calcext:value-type="float">
            <text:p>0.662705868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467:.G1477])/11" office:value-type="float" office:value="81.2727272727273" calcext:value-type="float">
            <text:p>81.2727272727</text:p>
          </table:table-cell>
          <table:table-cell table:style-name="ce1"/>
        </table:table-row>
        <table:table-row table:style-name="ro1">
          <table:table-cell office:value-type="float" office:value="0.518004894256592" calcext:value-type="float">
            <text:p>0.5180048943</text:p>
          </table:table-cell>
          <table:table-cell/>
          <table:table-cell table:style-name="ce1" table:formula="of:=SUM([.A1468:.A1478])/11" office:value-type="float" office:value="0.639550162987276" calcext:value-type="float">
            <text:p>0.63955016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68:.G1478])/11" office:value-type="float" office:value="83" calcext:value-type="float">
            <text:p>83</text:p>
          </table:table-cell>
          <table:table-cell table:style-name="ce1"/>
        </table:table-row>
        <table:table-row table:style-name="ro1">
          <table:table-cell office:value-type="float" office:value="0.770276248455048" calcext:value-type="float">
            <text:p>0.7702762485</text:p>
          </table:table-cell>
          <table:table-cell/>
          <table:table-cell table:style-name="ce1" table:formula="of:=SUM([.A1469:.A1479])/11" office:value-type="float" office:value="0.695207517255436" calcext:value-type="float">
            <text:p>0.695207517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69:.G1479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0.44225737452507" calcext:value-type="float">
            <text:p>0.4422573745</text:p>
          </table:table-cell>
          <table:table-cell/>
          <table:table-cell table:style-name="ce1" table:formula="of:=SUM([.A1470:.A1480])/11" office:value-type="float" office:value="0.652694073590365" calcext:value-type="float">
            <text:p>0.652694073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470:.G1480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0.599506378173828" calcext:value-type="float">
            <text:p>0.5995063782</text:p>
          </table:table-cell>
          <table:table-cell/>
          <table:table-cell table:style-name="ce1" table:formula="of:=SUM([.A1471:.A1481])/11" office:value-type="float" office:value="0.6437869803472" calcext:value-type="float">
            <text:p>0.643786980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71:.G1481])/11" office:value-type="float" office:value="85.8181818181818" calcext:value-type="float">
            <text:p>85.8181818182</text:p>
          </table:table-cell>
          <table:table-cell table:style-name="ce1"/>
        </table:table-row>
        <table:table-row table:style-name="ro1">
          <table:table-cell office:value-type="float" office:value="0.483762860298157" calcext:value-type="float">
            <text:p>0.4837628603</text:p>
          </table:table-cell>
          <table:table-cell/>
          <table:table-cell table:style-name="ce1" table:formula="of:=SUM([.A1472:.A1482])/11" office:value-type="float" office:value="0.650269651954824" calcext:value-type="float">
            <text:p>0.65026965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72:.G1482])/11" office:value-type="float" office:value="85.2727272727273" calcext:value-type="float">
            <text:p>85.2727272727</text:p>
          </table:table-cell>
          <table:table-cell table:style-name="ce1"/>
        </table:table-row>
        <table:table-row table:style-name="ro1">
          <table:table-cell office:value-type="float" office:value="1.03007411956787" calcext:value-type="float">
            <text:p>1.0300741196</text:p>
          </table:table-cell>
          <table:table-cell/>
          <table:table-cell table:style-name="ce1" table:formula="of:=SUM([.A1473:.A1483])/11" office:value-type="float" office:value="0.663581590760838" calcext:value-type="float">
            <text:p>0.663581590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73:.G1483])/11" office:value-type="float" office:value="84.7272727272727" calcext:value-type="float">
            <text:p>84.7272727273</text:p>
          </table:table-cell>
          <table:table-cell table:style-name="ce1"/>
        </table:table-row>
        <table:table-row table:style-name="ro1">
          <table:table-cell office:value-type="float" office:value="0.858592510223389" calcext:value-type="float">
            <text:p>0.8585925102</text:p>
          </table:table-cell>
          <table:table-cell/>
          <table:table-cell table:style-name="ce1" table:formula="of:=SUM([.A1474:.A1484])/11" office:value-type="float" office:value="0.621047044342215" calcext:value-type="float">
            <text:p>0.621047044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74:.G1484])/11" office:value-type="float" office:value="85.8181818181818" calcext:value-type="float">
            <text:p>85.8181818182</text:p>
          </table:table-cell>
          <table:table-cell table:style-name="ce1"/>
        </table:table-row>
        <table:table-row table:style-name="ro1">
          <table:table-cell office:value-type="float" office:value="0.475758254528046" calcext:value-type="float">
            <text:p>0.4757582545</text:p>
          </table:table-cell>
          <table:table-cell/>
          <table:table-cell table:style-name="ce1" table:formula="of:=SUM([.A1475:.A1485])/11" office:value-type="float" office:value="0.592966244979339" calcext:value-type="float">
            <text:p>0.59296624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75:.G1485])/11" office:value-type="float" office:value="87.5454545454545" calcext:value-type="float">
            <text:p>87.5454545455</text:p>
          </table:table-cell>
          <table:table-cell table:style-name="ce1"/>
        </table:table-row>
        <table:table-row table:style-name="ro1">
          <table:table-cell office:value-type="float" office:value="0.518133401870728" calcext:value-type="float">
            <text:p>0.5181334019</text:p>
          </table:table-cell>
          <table:table-cell/>
          <table:table-cell table:style-name="ce1" table:formula="of:=SUM([.A1476:.A1486])/11" office:value-type="float" office:value="0.578804222020236" calcext:value-type="float">
            <text:p>0.57880422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476:.G1486])/11" office:value-type="float" office:value="87" calcext:value-type="float">
            <text:p>87</text:p>
          </table:table-cell>
          <table:table-cell table:style-name="ce1"/>
        </table:table-row>
        <table:table-row table:style-name="ro1">
          <table:table-cell office:value-type="float" office:value="0.925908327102661" calcext:value-type="float">
            <text:p>0.9259083271</text:p>
          </table:table-cell>
          <table:table-cell/>
          <table:table-cell table:style-name="ce1" table:formula="of:=SUM([.A1477:.A1487])/11" office:value-type="float" office:value="0.602708513086493" calcext:value-type="float">
            <text:p>0.602708513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477:.G1487])/11" office:value-type="float" office:value="86.6363636363636" calcext:value-type="float">
            <text:p>86.6363636364</text:p>
          </table:table-cell>
          <table:table-cell table:style-name="ce1"/>
        </table:table-row>
        <table:table-row table:style-name="ro1">
          <table:table-cell office:value-type="float" office:value="0.412777423858643" calcext:value-type="float">
            <text:p>0.4127774239</text:p>
          </table:table-cell>
          <table:table-cell/>
          <table:table-cell table:style-name="ce1" table:formula="of:=SUM([.A1478:.A1488])/11" office:value-type="float" office:value="0.586907386779785" calcext:value-type="float">
            <text:p>0.586907386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78:.G1488])/11" office:value-type="float" office:value="85.8181818181818" calcext:value-type="float">
            <text:p>85.8181818182</text:p>
          </table:table-cell>
          <table:table-cell table:style-name="ce1"/>
        </table:table-row>
        <table:table-row table:style-name="ro1">
          <table:table-cell office:value-type="float" office:value="1.13023579120636" calcext:value-type="float">
            <text:p>1.1302357912</text:p>
          </table:table-cell>
          <table:table-cell/>
          <table:table-cell table:style-name="ce1" table:formula="of:=SUM([.A1479:.A1489])/11" office:value-type="float" office:value="0.653765505010431" calcext:value-type="float">
            <text:p>0.65376550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479:.G1489])/11" office:value-type="float" office:value="86.3636363636364" calcext:value-type="float">
            <text:p>86.3636363636</text:p>
          </table:table-cell>
          <table:table-cell table:style-name="ce1"/>
        </table:table-row>
        <table:table-row table:style-name="ro1">
          <table:table-cell office:value-type="float" office:value="0.302628368139267" calcext:value-type="float">
            <text:p>0.3026283681</text:p>
          </table:table-cell>
          <table:table-cell/>
          <table:table-cell table:style-name="ce1" table:formula="of:=SUM([.A1480:.A1490])/11" office:value-type="float" office:value="0.596377508206801" calcext:value-type="float">
            <text:p>0.596377508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80:.G1490])/11" office:value-type="float" office:value="85.2727272727273" calcext:value-type="float">
            <text:p>85.2727272727</text:p>
          </table:table-cell>
          <table:table-cell table:style-name="ce1"/>
        </table:table-row>
        <table:table-row table:style-name="ro1">
          <table:table-cell office:value-type="float" office:value="0.34427934885025" calcext:value-type="float">
            <text:p>0.3442793489</text:p>
          </table:table-cell>
          <table:table-cell/>
          <table:table-cell table:style-name="ce1" table:formula="of:=SUM([.A1481:.A1491])/11" office:value-type="float" office:value="0.636923332105984" calcext:value-type="float">
            <text:p>0.636923332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81:.G1491])/11" office:value-type="float" office:value="85.8181818181818" calcext:value-type="float">
            <text:p>85.8181818182</text:p>
          </table:table-cell>
          <table:table-cell table:style-name="ce1"/>
        </table:table-row>
        <table:table-row table:style-name="ro1">
          <table:table-cell office:value-type="float" office:value="0.670815765857697" calcext:value-type="float">
            <text:p>0.6708157659</text:p>
          </table:table-cell>
          <table:table-cell/>
          <table:table-cell table:style-name="ce1" table:formula="of:=SUM([.A1482:.A1492])/11" office:value-type="float" office:value="0.689040771939538" calcext:value-type="float">
            <text:p>0.689040771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82:.G1492])/11" office:value-type="float" office:value="85.2727272727273" calcext:value-type="float">
            <text:p>85.2727272727</text:p>
          </table:table-cell>
          <table:table-cell table:style-name="ce1"/>
        </table:table-row>
        <table:table-row table:style-name="ro1">
          <table:table-cell office:value-type="float" office:value="0.630194187164307" calcext:value-type="float">
            <text:p>0.6301941872</text:p>
          </table:table-cell>
          <table:table-cell/>
          <table:table-cell table:style-name="ce1" table:formula="of:=SUM([.A1483:.A1493])/11" office:value-type="float" office:value="0.66754286126657" calcext:value-type="float">
            <text:p>0.667542861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483:.G1493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0.562194108963013" calcext:value-type="float">
            <text:p>0.562194109</text:p>
          </table:table-cell>
          <table:table-cell/>
          <table:table-cell table:style-name="ce1" table:formula="of:=SUM([.A1484:.A1494])/11" office:value-type="float" office:value="0.663963510231538" calcext:value-type="float">
            <text:p>0.663963510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84:.G1494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0.549703717231751" calcext:value-type="float">
            <text:p>0.5497037172</text:p>
          </table:table-cell>
          <table:table-cell/>
          <table:table-cell table:style-name="ce1" table:formula="of:=SUM([.A1485:.A1495])/11" office:value-type="float" office:value="0.640502309257334" calcext:value-type="float">
            <text:p>0.640502309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485:.G1495])/11" office:value-type="float" office:value="84.6363636363637" calcext:value-type="float">
            <text:p>84.6363636364</text:p>
          </table:table-cell>
          <table:table-cell table:style-name="ce1"/>
        </table:table-row>
        <table:table-row table:style-name="ro1">
          <table:table-cell office:value-type="float" office:value="0.319976001977921" calcext:value-type="float">
            <text:p>0.319976002</text:p>
          </table:table-cell>
          <table:table-cell/>
          <table:table-cell table:style-name="ce1" table:formula="of:=SUM([.A1486:.A1496])/11" office:value-type="float" office:value="0.638330142606388" calcext:value-type="float">
            <text:p>0.638330142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86:.G1496])/11" office:value-type="float" office:value="84.6363636363637" calcext:value-type="float">
            <text:p>84.6363636364</text:p>
          </table:table-cell>
          <table:table-cell table:style-name="ce1"/>
        </table:table-row>
        <table:table-row table:style-name="ro1">
          <table:table-cell office:value-type="float" office:value="0.781080603599548" calcext:value-type="float">
            <text:p>0.7810806036</text:p>
          </table:table-cell>
          <table:table-cell/>
          <table:table-cell table:style-name="ce1" table:formula="of:=SUM([.A1487:.A1497])/11" office:value-type="float" office:value="0.665721167217601" calcext:value-type="float">
            <text:p>0.665721167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87:.G1497])/11" office:value-type="float" office:value="84.6363636363637" calcext:value-type="float">
            <text:p>84.6363636364</text:p>
          </table:table-cell>
          <table:table-cell table:style-name="ce1"/>
        </table:table-row>
        <table:table-row table:style-name="ro1">
          <table:table-cell office:value-type="float" office:value="0.752095937728882" calcext:value-type="float">
            <text:p>0.7520959377</text:p>
          </table:table-cell>
          <table:table-cell/>
          <table:table-cell table:style-name="ce1" table:formula="of:=SUM([.A1488:.A1498])/11" office:value-type="float" office:value="0.654911388050426" calcext:value-type="float">
            <text:p>0.654911388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488:.G1498])/11" office:value-type="float" office:value="84.6363636363637" calcext:value-type="float">
            <text:p>84.6363636364</text:p>
          </table:table-cell>
          <table:table-cell table:style-name="ce1"/>
        </table:table-row>
        <table:table-row table:style-name="ro1">
          <table:table-cell office:value-type="float" office:value="1.14821672439575" calcext:value-type="float">
            <text:p>1.1482167244</text:p>
          </table:table-cell>
          <table:table-cell/>
          <table:table-cell table:style-name="ce1" table:formula="of:=SUM([.A1489:.A1499])/11" office:value-type="float" office:value="0.679247650233182" calcext:value-type="float">
            <text:p>0.679247650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489:.G1499])/11" office:value-type="float" office:value="85.4545454545455" calcext:value-type="float">
            <text:p>85.4545454545</text:p>
          </table:table-cell>
          <table:table-cell table:style-name="ce1"/>
        </table:table-row>
        <table:table-row table:style-name="ro1">
          <table:table-cell office:value-type="float" office:value="0.498967826366425" calcext:value-type="float">
            <text:p>0.4989678264</text:p>
          </table:table-cell>
          <table:table-cell/>
          <table:table-cell table:style-name="ce1" table:formula="of:=SUM([.A1490:.A1500])/11" office:value-type="float" office:value="0.668982711705295" calcext:value-type="float">
            <text:p>0.668982711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90:.G1500])/11" office:value-type="float" office:value="83.8181818181818" calcext:value-type="float">
            <text:p>83.8181818182</text:p>
          </table:table-cell>
          <table:table-cell table:style-name="ce1"/>
        </table:table-row>
        <table:table-row table:style-name="ro1">
          <table:table-cell office:value-type="float" office:value="0.748632431030273" calcext:value-type="float">
            <text:p>0.748632431</text:p>
          </table:table-cell>
          <table:table-cell/>
          <table:table-cell table:style-name="ce1" table:formula="of:=SUM([.A1491:.A1501])/11" office:value-type="float" office:value="0.66661396893588" calcext:value-type="float">
            <text:p>0.666613968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91:.G1501])/11" office:value-type="float" office:value="85.5454545454546" calcext:value-type="float">
            <text:p>85.5454545455</text:p>
          </table:table-cell>
          <table:table-cell table:style-name="ce1"/>
        </table:table-row>
        <table:table-row table:style-name="ro1">
          <table:table-cell office:value-type="float" office:value="0.917571187019348" calcext:value-type="float">
            <text:p>0.917571187</text:p>
          </table:table-cell>
          <table:table-cell/>
          <table:table-cell table:style-name="ce1" table:formula="of:=SUM([.A1492:.A1502])/11" office:value-type="float" office:value="0.677287871187384" calcext:value-type="float">
            <text:p>0.677287871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92:.G1502])/11" office:value-type="float" office:value="84.4545454545455" calcext:value-type="float">
            <text:p>84.4545454545</text:p>
          </table:table-cell>
          <table:table-cell table:style-name="ce1"/>
        </table:table-row>
        <table:table-row table:style-name="ro1">
          <table:table-cell office:value-type="float" office:value="0.434338748455048" calcext:value-type="float">
            <text:p>0.4343387485</text:p>
          </table:table-cell>
          <table:table-cell/>
          <table:table-cell table:style-name="ce1" table:formula="of:=SUM([.A1493:.A1503])/11" office:value-type="float" office:value="0.64405632019043" calcext:value-type="float">
            <text:p>0.644056320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493:.G1503])/11" office:value-type="float" office:value="83.9090909090909" calcext:value-type="float">
            <text:p>83.9090909091</text:p>
          </table:table-cell>
          <table:table-cell table:style-name="ce1"/>
        </table:table-row>
        <table:table-row table:style-name="ro1">
          <table:table-cell office:value-type="float" office:value="0.590821325778961" calcext:value-type="float">
            <text:p>0.5908213258</text:p>
          </table:table-cell>
          <table:table-cell/>
          <table:table-cell table:style-name="ce1" table:formula="of:=SUM([.A1494:.A1504])/11" office:value-type="float" office:value="0.628818384625695" calcext:value-type="float">
            <text:p>0.628818384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94:.G1504])/11" office:value-type="float" office:value="84.4545454545455" calcext:value-type="float">
            <text:p>84.4545454545</text:p>
          </table:table-cell>
          <table:table-cell table:style-name="ce1"/>
        </table:table-row>
        <table:table-row table:style-name="ro1">
          <table:table-cell office:value-type="float" office:value="0.304120898246765" calcext:value-type="float">
            <text:p>0.3041208982</text:p>
          </table:table-cell>
          <table:table-cell/>
          <table:table-cell table:style-name="ce1" table:formula="of:=SUM([.A1495:.A1505])/11" office:value-type="float" office:value="0.624921075322412" calcext:value-type="float">
            <text:p>0.624921075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495:.G1505])/11" office:value-type="float" office:value="83.9090909090909" calcext:value-type="float">
            <text:p>83.9090909091</text:p>
          </table:table-cell>
          <table:table-cell table:style-name="ce1"/>
        </table:table-row>
        <table:table-row table:style-name="ro1">
          <table:table-cell office:value-type="float" office:value="0.52580988407135" calcext:value-type="float">
            <text:p>0.5258098841</text:p>
          </table:table-cell>
          <table:table-cell/>
          <table:table-cell table:style-name="ce1" table:formula="of:=SUM([.A1496:.A1506])/11" office:value-type="float" office:value="0.646817773580551" calcext:value-type="float">
            <text:p>0.64681777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496:.G1506])/11" office:value-type="float" office:value="83.3636363636364" calcext:value-type="float">
            <text:p>83.3636363636</text:p>
          </table:table-cell>
          <table:table-cell table:style-name="ce1"/>
        </table:table-row>
        <table:table-row table:style-name="ro1">
          <table:table-cell office:value-type="float" office:value="0.621277272701263" calcext:value-type="float">
            <text:p>0.6212772727</text:p>
          </table:table-cell>
          <table:table-cell/>
          <table:table-cell table:style-name="ce1" table:formula="of:=SUM([.A1497:.A1507])/11" office:value-type="float" office:value="0.701263603839008" calcext:value-type="float">
            <text:p>0.701263603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497:.G1507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66217303276062" calcext:value-type="float">
            <text:p>0.6621730328</text:p>
          </table:table-cell>
          <table:table-cell/>
          <table:table-cell table:style-name="ce1" table:formula="of:=SUM([.A1498:.A1508])/11" office:value-type="float" office:value="0.677303753115915" calcext:value-type="float">
            <text:p>0.677303753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498:.G1508])/11" office:value-type="float" office:value="80.4545454545455" calcext:value-type="float">
            <text:p>80.4545454545</text:p>
          </table:table-cell>
          <table:table-cell table:style-name="ce1"/>
        </table:table-row>
        <table:table-row table:style-name="ro1">
          <table:table-cell office:value-type="float" office:value="1.0197948217392" calcext:value-type="float">
            <text:p>1.0197948217</text:p>
          </table:table-cell>
          <table:table-cell/>
          <table:table-cell table:style-name="ce1" table:formula="of:=SUM([.A1499:.A1509])/11" office:value-type="float" office:value="0.660059495405718" calcext:value-type="float">
            <text:p>0.660059495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499:.G1509])/11" office:value-type="float" office:value="79.9090909090909" calcext:value-type="float">
            <text:p>79.9090909091</text:p>
          </table:table-cell>
          <table:table-cell table:style-name="ce1"/>
        </table:table-row>
        <table:table-row table:style-name="ro1">
          <table:table-cell office:value-type="float" office:value="1.03530240058899" calcext:value-type="float">
            <text:p>1.0353024006</text:p>
          </table:table-cell>
          <table:table-cell/>
          <table:table-cell table:style-name="ce1" table:formula="of:=SUM([.A1500:.A1510])/11" office:value-type="float" office:value="0.639288674701344" calcext:value-type="float">
            <text:p>0.639288674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500:.G1510])/11" office:value-type="float" office:value="78.7272727272727" calcext:value-type="float">
            <text:p>78.7272727273</text:p>
          </table:table-cell>
          <table:table-cell table:style-name="ce1"/>
        </table:table-row>
        <table:table-row table:style-name="ro1">
          <table:table-cell office:value-type="float" office:value="0.472911655902863" calcext:value-type="float">
            <text:p>0.4729116559</text:p>
          </table:table-cell>
          <table:table-cell/>
          <table:table-cell table:style-name="ce1" table:formula="of:=SUM([.A1501:.A1511])/11" office:value-type="float" office:value="0.604485956105319" calcext:value-type="float">
            <text:p>0.604485956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501:.G1511])/11" office:value-type="float" office:value="78.7272727272727" calcext:value-type="float">
            <text:p>78.7272727273</text:p>
          </table:table-cell>
          <table:table-cell table:style-name="ce1"/>
        </table:table-row>
        <table:table-row table:style-name="ro1">
          <table:table-cell office:value-type="float" office:value="0.866045355796814" calcext:value-type="float">
            <text:p>0.8660453558</text:p>
          </table:table-cell>
          <table:table-cell/>
          <table:table-cell table:style-name="ce1" table:formula="of:=SUM([.A1502:.A1512])/11" office:value-type="float" office:value="0.63973730802536" calcext:value-type="float">
            <text:p>0.63973730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502:.G1512])/11" office:value-type="float" office:value="75.6363636363636" calcext:value-type="float">
            <text:p>75.6363636364</text:p>
          </table:table-cell>
          <table:table-cell table:style-name="ce1"/>
        </table:table-row>
        <table:table-row table:style-name="ro1">
          <table:table-cell office:value-type="float" office:value="0.552024126052856" calcext:value-type="float">
            <text:p>0.5520241261</text:p>
          </table:table-cell>
          <table:table-cell/>
          <table:table-cell table:style-name="ce1" table:formula="of:=SUM([.A1503:.A1513])/11" office:value-type="float" office:value="0.622562375935642" calcext:value-type="float">
            <text:p>0.622562375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503:.G1513])/11" office:value-type="float" office:value="75.6363636363636" calcext:value-type="float">
            <text:p>75.6363636364</text:p>
          </table:table-cell>
          <table:table-cell table:style-name="ce1"/>
        </table:table-row>
        <table:table-row table:style-name="ro1">
          <table:table-cell office:value-type="float" office:value="0.266721457242966" calcext:value-type="float">
            <text:p>0.2667214572</text:p>
          </table:table-cell>
          <table:table-cell/>
          <table:table-cell table:style-name="ce1" table:formula="of:=SUM([.A1504:.A1514])/11" office:value-type="float" office:value="0.606345382603732" calcext:value-type="float">
            <text:p>0.606345382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504:.G1514])/11" office:value-type="float" office:value="76.7272727272727" calcext:value-type="float">
            <text:p>76.7272727273</text:p>
          </table:table-cell>
          <table:table-cell table:style-name="ce1"/>
        </table:table-row>
        <table:table-row table:style-name="ro1">
          <table:table-cell office:value-type="float" office:value="0.547950923442841" calcext:value-type="float">
            <text:p>0.5479509234</text:p>
          </table:table-cell>
          <table:table-cell/>
          <table:table-cell table:style-name="ce1" table:formula="of:=SUM([.A1505:.A1515])/11" office:value-type="float" office:value="0.628937555985017" calcext:value-type="float">
            <text:p>0.62893755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505:.G1515])/11" office:value-type="float" office:value="78.4545454545455" calcext:value-type="float">
            <text:p>78.4545454545</text:p>
          </table:table-cell>
          <table:table-cell table:style-name="ce1"/>
        </table:table-row>
        <table:table-row table:style-name="ro1">
          <table:table-cell office:value-type="float" office:value="0.544984579086304" calcext:value-type="float">
            <text:p>0.5449845791</text:p>
          </table:table-cell>
          <table:table-cell/>
          <table:table-cell table:style-name="ce1" table:formula="of:=SUM([.A1506:.A1516])/11" office:value-type="float" office:value="0.61035184155811" calcext:value-type="float">
            <text:p>0.610351841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06:.G1516])/11" office:value-type="float" office:value="79.5454545454546" calcext:value-type="float">
            <text:p>79.5454545455</text:p>
          </table:table-cell>
          <table:table-cell table:style-name="ce1"/>
        </table:table-row>
        <table:table-row table:style-name="ro1">
          <table:table-cell office:value-type="float" office:value="1.12471401691437" calcext:value-type="float">
            <text:p>1.1247140169</text:p>
          </table:table-cell>
          <table:table-cell/>
          <table:table-cell table:style-name="ce1" table:formula="of:=SUM([.A1507:.A1517])/11" office:value-type="float" office:value="0.652003480629488" calcext:value-type="float">
            <text:p>0.652003480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07:.G1517])/11" office:value-type="float" office:value="80.0909090909091" calcext:value-type="float">
            <text:p>80.0909090909</text:p>
          </table:table-cell>
          <table:table-cell table:style-name="ce1"/>
        </table:table-row>
        <table:table-row table:style-name="ro1">
          <table:table-cell office:value-type="float" office:value="0.357718914747238" calcext:value-type="float">
            <text:p>0.3577189147</text:p>
          </table:table-cell>
          <table:table-cell/>
          <table:table-cell table:style-name="ce1" table:formula="of:=SUM([.A1508:.A1518])/11" office:value-type="float" office:value="0.609250846234235" calcext:value-type="float">
            <text:p>0.60925084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508:.G1518])/11" office:value-type="float" office:value="80.6363636363636" calcext:value-type="float">
            <text:p>80.6363636364</text:p>
          </table:table-cell>
          <table:table-cell table:style-name="ce1"/>
        </table:table-row>
        <table:table-row table:style-name="ro1">
          <table:table-cell office:value-type="float" office:value="0.472486197948456" calcext:value-type="float">
            <text:p>0.4724861979</text:p>
          </table:table-cell>
          <table:table-cell/>
          <table:table-cell table:style-name="ce1" table:formula="of:=SUM([.A1509:.A1519])/11" office:value-type="float" office:value="0.677462122657082" calcext:value-type="float">
            <text:p>0.677462122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509:.G1519])/11" office:value-type="float" office:value="82.3636363636364" calcext:value-type="float">
            <text:p>82.3636363636</text:p>
          </table:table-cell>
          <table:table-cell table:style-name="ce1"/>
        </table:table-row>
        <table:table-row table:style-name="ro1">
          <table:table-cell office:value-type="float" office:value="0.791315793991089" calcext:value-type="float">
            <text:p>0.791315794</text:p>
          </table:table-cell>
          <table:table-cell/>
          <table:table-cell table:style-name="ce1" table:formula="of:=SUM([.A1510:.A1520])/11" office:value-type="float" office:value="0.69324963201176" calcext:value-type="float">
            <text:p>0.69324963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10:.G1520])/11" office:value-type="float" office:value="82.9090909090909" calcext:value-type="float">
            <text:p>82.9090909091</text:p>
          </table:table-cell>
          <table:table-cell table:style-name="ce1"/>
        </table:table-row>
        <table:table-row table:style-name="ro1">
          <table:table-cell office:value-type="float" office:value="0.652472496032715" calcext:value-type="float">
            <text:p>0.652472496</text:p>
          </table:table-cell>
          <table:table-cell/>
          <table:table-cell table:style-name="ce1" table:formula="of:=SUM([.A1511:.A1521])/11" office:value-type="float" office:value="0.688356930559332" calcext:value-type="float">
            <text:p>0.688356930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511:.G1521])/11" office:value-type="float" office:value="81.1818181818182" calcext:value-type="float">
            <text:p>81.1818181818</text:p>
          </table:table-cell>
          <table:table-cell table:style-name="ce1"/>
        </table:table-row>
        <table:table-row table:style-name="ro1">
          <table:table-cell office:value-type="float" office:value="0.860676527023315" calcext:value-type="float">
            <text:p>0.860676527</text:p>
          </table:table-cell>
          <table:table-cell/>
          <table:table-cell table:style-name="ce1" table:formula="of:=SUM([.A1512:.A1522])/11" office:value-type="float" office:value="0.723928744142706" calcext:value-type="float">
            <text:p>0.723928744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1512:.G1522])/11" office:value-type="float" office:value="80.5454545454546" calcext:value-type="float">
            <text:p>80.5454545455</text:p>
          </table:table-cell>
          <table:table-cell table:style-name="ce1"/>
        </table:table-row>
        <table:table-row table:style-name="ro1">
          <table:table-cell office:value-type="float" office:value="0.677121102809906" calcext:value-type="float">
            <text:p>0.6771211028</text:p>
          </table:table-cell>
          <table:table-cell/>
          <table:table-cell table:style-name="ce1" table:formula="of:=SUM([.A1513:.A1523])/11" office:value-type="float" office:value="0.680419144305316" calcext:value-type="float">
            <text:p>0.680419144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513:.G1523])/11" office:value-type="float" office:value="83" calcext:value-type="float">
            <text:p>83</text:p>
          </table:table-cell>
          <table:table-cell table:style-name="ce1"/>
        </table:table-row>
        <table:table-row table:style-name="ro1">
          <table:table-cell office:value-type="float" office:value="0.373637199401855" calcext:value-type="float">
            <text:p>0.3736371994</text:p>
          </table:table-cell>
          <table:table-cell/>
          <table:table-cell table:style-name="ce1" table:formula="of:=SUM([.A1514:.A1524])/11" office:value-type="float" office:value="0.739482790231705" calcext:value-type="float">
            <text:p>0.739482790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14:.G1524])/11" office:value-type="float" office:value="84.4545454545455" calcext:value-type="float">
            <text:p>84.4545454545</text:p>
          </table:table-cell>
          <table:table-cell table:style-name="ce1"/>
        </table:table-row>
        <table:table-row table:style-name="ro1">
          <table:table-cell office:value-type="float" office:value="0.515235364437103" calcext:value-type="float">
            <text:p>0.5152353644</text:p>
          </table:table-cell>
          <table:table-cell/>
          <table:table-cell table:style-name="ce1" table:formula="of:=SUM([.A1515:.A1525])/11" office:value-type="float" office:value="0.758224056525664" calcext:value-type="float">
            <text:p>0.758224056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515:.G1525])/11" office:value-type="float" office:value="85" calcext:value-type="float">
            <text:p>85</text:p>
          </table:table-cell>
          <table:table-cell table:style-name="ce1"/>
        </table:table-row>
        <table:table-row table:style-name="ro1">
          <table:table-cell office:value-type="float" office:value="0.343508064746857" calcext:value-type="float">
            <text:p>0.3435080647</text:p>
          </table:table-cell>
          <table:table-cell/>
          <table:table-cell table:style-name="ce1" table:formula="of:=SUM([.A1516:.A1526])/11" office:value-type="float" office:value="0.766055971384048" calcext:value-type="float">
            <text:p>0.766055971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16:.G1526])/11" office:value-type="float" office:value="85" calcext:value-type="float">
            <text:p>85</text:p>
          </table:table-cell>
          <table:table-cell table:style-name="ce1"/>
        </table:table-row>
        <table:table-row table:style-name="ro1">
          <table:table-cell office:value-type="float" office:value="1.00315260887146" calcext:value-type="float">
            <text:p>1.0031526089</text:p>
          </table:table-cell>
          <table:table-cell/>
          <table:table-cell table:style-name="ce1" table:formula="of:=SUM([.A1517:.A1527])/11" office:value-type="float" office:value="0.780911074443297" calcext:value-type="float">
            <text:p>0.780911074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517:.G1527])/11" office:value-type="float" office:value="86.1818181818182" calcext:value-type="float">
            <text:p>86.1818181818</text:p>
          </table:table-cell>
          <table:table-cell table:style-name="ce1"/>
        </table:table-row>
        <table:table-row table:style-name="ro1">
          <table:table-cell office:value-type="float" office:value="0.654435038566589" calcext:value-type="float">
            <text:p>0.6544350386</text:p>
          </table:table-cell>
          <table:table-cell/>
          <table:table-cell table:style-name="ce1" table:formula="of:=SUM([.A1518:.A1528])/11" office:value-type="float" office:value="0.727588493715633" calcext:value-type="float">
            <text:p>0.727588493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518:.G1528])/11" office:value-type="float" office:value="84.5454545454546" calcext:value-type="float">
            <text:p>84.5454545455</text:p>
          </table:table-cell>
          <table:table-cell table:style-name="ce1"/>
        </table:table-row>
        <table:table-row table:style-name="ro1">
          <table:table-cell office:value-type="float" office:value="1.10804295539856" calcext:value-type="float">
            <text:p>1.1080429554</text:p>
          </table:table-cell>
          <table:table-cell/>
          <table:table-cell table:style-name="ce1" table:formula="of:=SUM([.A1519:.A1529])/11" office:value-type="float" office:value="0.699892583218488" calcext:value-type="float">
            <text:p>0.699892583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519:.G1529])/11" office:value-type="float" office:value="84.5454545454546" calcext:value-type="float">
            <text:p>84.5454545455</text:p>
          </table:table-cell>
          <table:table-cell table:style-name="ce1"/>
        </table:table-row>
        <table:table-row table:style-name="ro1">
          <table:table-cell office:value-type="float" office:value="0.646148800849915" calcext:value-type="float">
            <text:p>0.6461488008</text:p>
          </table:table-cell>
          <table:table-cell/>
          <table:table-cell table:style-name="ce1" table:formula="of:=SUM([.A1520:.A1530])/11" office:value-type="float" office:value="0.659613628279079" calcext:value-type="float">
            <text:p>0.659613628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20:.G1530])/11" office:value-type="float" office:value="85.0909090909091" calcext:value-type="float">
            <text:p>85.0909090909</text:p>
          </table:table-cell>
          <table:table-cell table:style-name="ce1"/>
        </table:table-row>
        <table:table-row table:style-name="ro1">
          <table:table-cell office:value-type="float" office:value="0.737496078014374" calcext:value-type="float">
            <text:p>0.737496078</text:p>
          </table:table-cell>
          <table:table-cell/>
          <table:table-cell table:style-name="ce1" table:formula="of:=SUM([.A1521:.A1531])/11" office:value-type="float" office:value="0.654372548515146" calcext:value-type="float">
            <text:p>0.654372548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521:.G1531])/11" office:value-type="float" office:value="85.0909090909091" calcext:value-type="float">
            <text:p>85.0909090909</text:p>
          </table:table-cell>
          <table:table-cell table:style-name="ce1"/>
        </table:table-row>
        <table:table-row table:style-name="ro1">
          <table:table-cell office:value-type="float" office:value="1.04376244544983" calcext:value-type="float">
            <text:p>1.0437624454</text:p>
          </table:table-cell>
          <table:table-cell/>
          <table:table-cell table:style-name="ce1" table:formula="of:=SUM([.A1522:.A1532])/11" office:value-type="float" office:value="0.644909698854793" calcext:value-type="float">
            <text:p>0.644909698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522:.G1532])/11" office:value-type="float" office:value="86.2727272727273" calcext:value-type="float">
            <text:p>86.2727272727</text:p>
          </table:table-cell>
          <table:table-cell table:style-name="ce1"/>
        </table:table-row>
        <table:table-row table:style-name="ro1">
          <table:table-cell office:value-type="float" office:value="0.382070928812027" calcext:value-type="float">
            <text:p>0.3820709288</text:p>
          </table:table-cell>
          <table:table-cell/>
          <table:table-cell table:style-name="ce1" table:formula="of:=SUM([.A1523:.A1533])/11" office:value-type="float" office:value="0.591683861884204" calcext:value-type="float">
            <text:p>0.591683861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523:.G1533])/11" office:value-type="float" office:value="88" calcext:value-type="float">
            <text:p>88</text:p>
          </table:table-cell>
          <table:table-cell table:style-name="ce1"/>
        </table:table-row>
        <table:table-row table:style-name="ro1">
          <table:table-cell office:value-type="float" office:value="1.32682120800018" calcext:value-type="float">
            <text:p>1.326821208</text:p>
          </table:table-cell>
          <table:table-cell/>
          <table:table-cell table:style-name="ce1" table:formula="of:=SUM([.A1524:.A1534])/11" office:value-type="float" office:value="0.62246561050415" calcext:value-type="float">
            <text:p>0.622465610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524:.G1534])/11" office:value-type="float" office:value="88.6363636363636" calcext:value-type="float">
            <text:p>88.6363636364</text:p>
          </table:table-cell>
          <table:table-cell table:style-name="ce1"/>
        </table:table-row>
        <table:table-row table:style-name="ro1">
          <table:table-cell office:value-type="float" office:value="0.579791128635407" calcext:value-type="float">
            <text:p>0.5797911286</text:p>
          </table:table-cell>
          <table:table-cell/>
          <table:table-cell table:style-name="ce1" table:formula="of:=SUM([.A1525:.A1535])/11" office:value-type="float" office:value="0.555603823878549" calcext:value-type="float">
            <text:p>0.555603823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525:.G1535])/11" office:value-type="float" office:value="89.4545454545455" calcext:value-type="float">
            <text:p>89.4545454545</text:p>
          </table:table-cell>
          <table:table-cell table:style-name="ce1"/>
        </table:table-row>
        <table:table-row table:style-name="ro1">
          <table:table-cell office:value-type="float" office:value="0.601386427879334" calcext:value-type="float">
            <text:p>0.6013864279</text:p>
          </table:table-cell>
          <table:table-cell/>
          <table:table-cell table:style-name="ce1" table:formula="of:=SUM([.A1526:.A1536])/11" office:value-type="float" office:value="0.615474592555653" calcext:value-type="float">
            <text:p>0.615474592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526:.G1536])/11" office:value-type="float" office:value="89.2727272727273" calcext:value-type="float">
            <text:p>89.2727272727</text:p>
          </table:table-cell>
          <table:table-cell table:style-name="ce1"/>
        </table:table-row>
        <table:table-row table:style-name="ro1">
          <table:table-cell office:value-type="float" office:value="0.50691419839859" calcext:value-type="float">
            <text:p>0.5069141984</text:p>
          </table:table-cell>
          <table:table-cell/>
          <table:table-cell table:style-name="ce1" table:formula="of:=SUM([.A1527:.A1537])/11" office:value-type="float" office:value="0.632274660197172" calcext:value-type="float">
            <text:p>0.632274660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527:.G1537])/11" office:value-type="float" office:value="90.3636363636364" calcext:value-type="float">
            <text:p>90.3636363636</text:p>
          </table:table-cell>
          <table:table-cell table:style-name="ce1"/>
        </table:table-row>
        <table:table-row table:style-name="ro1">
          <table:table-cell office:value-type="float" office:value="0.416604220867157" calcext:value-type="float">
            <text:p>0.4166042209</text:p>
          </table:table-cell>
          <table:table-cell/>
          <table:table-cell table:style-name="ce1" table:formula="of:=SUM([.A1528:.A1538])/11" office:value-type="float" office:value="0.675607307390733" calcext:value-type="float">
            <text:p>0.675607307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528:.G1538])/11" office:value-type="float" office:value="86.3636363636364" calcext:value-type="float">
            <text:p>86.3636363636</text:p>
          </table:table-cell>
          <table:table-cell table:style-name="ce1"/>
        </table:table-row>
        <table:table-row table:style-name="ro1">
          <table:table-cell office:value-type="float" office:value="0.349780023097992" calcext:value-type="float">
            <text:p>0.3497800231</text:p>
          </table:table-cell>
          <table:table-cell/>
          <table:table-cell table:style-name="ce1" table:formula="of:=SUM([.A1529:.A1539])/11" office:value-type="float" office:value="0.698806806044146" calcext:value-type="float">
            <text:p>0.69880680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529:.G1539])/11" office:value-type="float" office:value="86.3636363636364" calcext:value-type="float">
            <text:p>86.3636363636</text:p>
          </table:table-cell>
          <table:table-cell table:style-name="ce1"/>
        </table:table-row>
        <table:table-row table:style-name="ro1">
          <table:table-cell office:value-type="float" office:value="0.664974451065064" calcext:value-type="float">
            <text:p>0.6649744511</text:p>
          </table:table-cell>
          <table:table-cell/>
          <table:table-cell table:style-name="ce1" table:formula="of:=SUM([.A1530:.A1540])/11" office:value-type="float" office:value="0.741119335998189" calcext:value-type="float">
            <text:p>0.74111933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30:.G1540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0.588496923446655" calcext:value-type="float">
            <text:p>0.5884969234</text:p>
          </table:table-cell>
          <table:table-cell/>
          <table:table-cell table:style-name="ce1" table:formula="of:=SUM([.A1531:.A1541])/11" office:value-type="float" office:value="0.721662112257698" calcext:value-type="float">
            <text:p>0.721662112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31:.G1541])/11" office:value-type="float" office:value="82.4545454545455" calcext:value-type="float">
            <text:p>82.4545454545</text:p>
          </table:table-cell>
          <table:table-cell table:style-name="ce1"/>
        </table:table-row>
        <table:table-row table:style-name="ro1">
          <table:table-cell office:value-type="float" office:value="0.633404731750488" calcext:value-type="float">
            <text:p>0.6334047318</text:p>
          </table:table-cell>
          <table:table-cell/>
          <table:table-cell table:style-name="ce1" table:formula="of:=SUM([.A1532:.A1542])/11" office:value-type="float" office:value="0.699095625769009" calcext:value-type="float">
            <text:p>0.699095625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532:.G1542])/11" office:value-type="float" office:value="80.7272727272727" calcext:value-type="float">
            <text:p>80.7272727273</text:p>
          </table:table-cell>
          <table:table-cell table:style-name="ce1"/>
        </table:table-row>
        <table:table-row table:style-name="ro1">
          <table:table-cell office:value-type="float" office:value="0.458278238773346" calcext:value-type="float">
            <text:p>0.4582782388</text:p>
          </table:table-cell>
          <table:table-cell/>
          <table:table-cell table:style-name="ce1" table:formula="of:=SUM([.A1533:.A1543])/11" office:value-type="float" office:value="0.695760301568292" calcext:value-type="float">
            <text:p>0.695760301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33:.G1543])/11" office:value-type="float" office:value="80.7272727272727" calcext:value-type="float">
            <text:p>80.7272727273</text:p>
          </table:table-cell>
          <table:table-cell table:style-name="ce1"/>
        </table:table-row>
        <table:table-row table:style-name="ro1">
          <table:table-cell office:value-type="float" office:value="0.720670163631439" calcext:value-type="float">
            <text:p>0.7206701636</text:p>
          </table:table-cell>
          <table:table-cell/>
          <table:table-cell table:style-name="ce1" table:formula="of:=SUM([.A1534:.A1544])/11" office:value-type="float" office:value="0.739891049536792" calcext:value-type="float">
            <text:p>0.739891049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534:.G1544])/11" office:value-type="float" office:value="80.7272727272727" calcext:value-type="float">
            <text:p>80.7272727273</text:p>
          </table:table-cell>
          <table:table-cell table:style-name="ce1"/>
        </table:table-row>
        <table:table-row table:style-name="ro1">
          <table:table-cell office:value-type="float" office:value="0.591341555118561" calcext:value-type="float">
            <text:p>0.5913415551</text:p>
          </table:table-cell>
          <table:table-cell/>
          <table:table-cell table:style-name="ce1" table:formula="of:=SUM([.A1535:.A1545])/11" office:value-type="float" office:value="0.706001306122" calcext:value-type="float">
            <text:p>0.706001306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535:.G1545])/11" office:value-type="float" office:value="78.4545454545455" calcext:value-type="float">
            <text:p>78.4545454545</text:p>
          </table:table-cell>
          <table:table-cell table:style-name="ce1"/>
        </table:table-row>
        <table:table-row table:style-name="ro1">
          <table:table-cell office:value-type="float" office:value="1.23836958408356" calcext:value-type="float">
            <text:p>1.2383695841</text:p>
          </table:table-cell>
          <table:table-cell/>
          <table:table-cell table:style-name="ce1" table:formula="of:=SUM([.A1536:.A1546])/11" office:value-type="float" office:value="0.739033349535682" calcext:value-type="float">
            <text:p>0.739033349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536:.G1546])/11" office:value-type="float" office:value="77.2727272727273" calcext:value-type="float">
            <text:p>77.2727272727</text:p>
          </table:table-cell>
          <table:table-cell table:style-name="ce1"/>
        </table:table-row>
        <table:table-row table:style-name="ro1">
          <table:table-cell office:value-type="float" office:value="0.786187171936035" calcext:value-type="float">
            <text:p>0.7861871719</text:p>
          </table:table-cell>
          <table:table-cell/>
          <table:table-cell table:style-name="ce1" table:formula="of:=SUM([.A1537:.A1547])/11" office:value-type="float" office:value="0.668572358109734" calcext:value-type="float">
            <text:p>0.668572358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537:.G1547])/11" office:value-type="float" office:value="75.8181818181818" calcext:value-type="float">
            <text:p>75.8181818182</text:p>
          </table:table-cell>
          <table:table-cell table:style-name="ce1"/>
        </table:table-row>
        <table:table-row table:style-name="ro1">
          <table:table-cell office:value-type="float" office:value="0.983573317527771" calcext:value-type="float">
            <text:p>0.9835733175</text:p>
          </table:table-cell>
          <table:table-cell/>
          <table:table-cell table:style-name="ce1" table:formula="of:=SUM([.A1538:.A1548])/11" office:value-type="float" office:value="0.657377495007082" calcext:value-type="float">
            <text:p>0.65737749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538:.G1548])/11" office:value-type="float" office:value="75.6363636363636" calcext:value-type="float">
            <text:p>75.6363636364</text:p>
          </table:table-cell>
          <table:table-cell table:style-name="ce1"/>
        </table:table-row>
        <table:table-row table:style-name="ro1">
          <table:table-cell office:value-type="float" office:value="0.671798706054688" calcext:value-type="float">
            <text:p>0.6717987061</text:p>
          </table:table-cell>
          <table:table-cell/>
          <table:table-cell table:style-name="ce1" table:formula="of:=SUM([.A1539:.A1549])/11" office:value-type="float" office:value="0.621856594627554" calcext:value-type="float">
            <text:p>0.621856594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539:.G1549])/11" office:value-type="float" office:value="78.4545454545455" calcext:value-type="float">
            <text:p>78.4545454545</text:p>
          </table:table-cell>
          <table:table-cell table:style-name="ce1"/>
        </table:table-row>
        <table:table-row table:style-name="ro1">
          <table:table-cell office:value-type="float" office:value="0.815217852592468" calcext:value-type="float">
            <text:p>0.8152178526</text:p>
          </table:table-cell>
          <table:table-cell/>
          <table:table-cell table:style-name="ce1" table:formula="of:=SUM([.A1540:.A1550])/11" office:value-type="float" office:value="0.648059565912593" calcext:value-type="float">
            <text:p>0.648059565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540:.G1550])/11" office:value-type="float" office:value="80.0909090909091" calcext:value-type="float">
            <text:p>80.0909090909</text:p>
          </table:table-cell>
          <table:table-cell table:style-name="ce1"/>
        </table:table-row>
        <table:table-row table:style-name="ro1">
          <table:table-cell office:value-type="float" office:value="0.450944989919663" calcext:value-type="float">
            <text:p>0.4509449899</text:p>
          </table:table-cell>
          <table:table-cell/>
          <table:table-cell table:style-name="ce1" table:formula="of:=SUM([.A1541:.A1551])/11" office:value-type="float" office:value="0.619727630506862" calcext:value-type="float">
            <text:p>0.619727630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541:.G1551])/11" office:value-type="float" office:value="81.8181818181818" calcext:value-type="float">
            <text:p>81.8181818182</text:p>
          </table:table-cell>
          <table:table-cell table:style-name="ce1"/>
        </table:table-row>
        <table:table-row table:style-name="ro1">
          <table:table-cell office:value-type="float" office:value="0.340265572071075" calcext:value-type="float">
            <text:p>0.3402655721</text:p>
          </table:table-cell>
          <table:table-cell/>
          <table:table-cell table:style-name="ce1" table:formula="of:=SUM([.A1542:.A1552])/11" office:value-type="float" office:value="0.669029642235149" calcext:value-type="float">
            <text:p>0.669029642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542:.G1552])/11" office:value-type="float" office:value="81.1818181818182" calcext:value-type="float">
            <text:p>81.1818181818</text:p>
          </table:table-cell>
          <table:table-cell table:style-name="ce1"/>
        </table:table-row>
        <table:table-row table:style-name="ro1">
          <table:table-cell office:value-type="float" office:value="0.596716165542603" calcext:value-type="float">
            <text:p>0.5967161655</text:p>
          </table:table-cell>
          <table:table-cell/>
          <table:table-cell table:style-name="ce1" table:formula="of:=SUM([.A1543:.A1553])/11" office:value-type="float" office:value="0.67781536416574" calcext:value-type="float">
            <text:p>0.677815364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543:.G1553])/11" office:value-type="float" office:value="82.9090909090909" calcext:value-type="float">
            <text:p>82.9090909091</text:p>
          </table:table-cell>
          <table:table-cell table:style-name="ce1"/>
        </table:table-row>
        <table:table-row table:style-name="ro1">
          <table:table-cell office:value-type="float" office:value="0.943716466426849" calcext:value-type="float">
            <text:p>0.9437164664</text:p>
          </table:table-cell>
          <table:table-cell/>
          <table:table-cell table:style-name="ce1" table:formula="of:=SUM([.A1544:.A1554])/11" office:value-type="float" office:value="0.638922950083559" calcext:value-type="float">
            <text:p>0.638922950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44:.G1554])/11" office:value-type="float" office:value="82.9090909090909" calcext:value-type="float">
            <text:p>82.9090909091</text:p>
          </table:table-cell>
          <table:table-cell table:style-name="ce1"/>
        </table:table-row>
        <table:table-row table:style-name="ro1">
          <table:table-cell office:value-type="float" office:value="0.347882986068726" calcext:value-type="float">
            <text:p>0.3478829861</text:p>
          </table:table-cell>
          <table:table-cell/>
          <table:table-cell table:style-name="ce1" table:formula="of:=SUM([.A1545:.A1555])/11" office:value-type="float" office:value="0.601834073662758" calcext:value-type="float">
            <text:p>0.601834073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545:.G1555])/11" office:value-type="float" office:value="81.1818181818182" calcext:value-type="float">
            <text:p>81.1818181818</text:p>
          </table:table-cell>
          <table:table-cell table:style-name="ce1"/>
        </table:table-row>
        <table:table-row table:style-name="ro1">
          <table:table-cell office:value-type="float" office:value="0.954694032669067" calcext:value-type="float">
            <text:p>0.9546940327</text:p>
          </table:table-cell>
          <table:table-cell/>
          <table:table-cell table:style-name="ce1" table:formula="of:=SUM([.A1546:.A1556])/11" office:value-type="float" office:value="0.626187664541331" calcext:value-type="float">
            <text:p>0.626187664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46:.G1556])/11" office:value-type="float" office:value="82.8181818181818" calcext:value-type="float">
            <text:p>82.8181818182</text:p>
          </table:table-cell>
          <table:table-cell table:style-name="ce1"/>
        </table:table-row>
        <table:table-row table:style-name="ro1">
          <table:table-cell office:value-type="float" office:value="0.463298678398132" calcext:value-type="float">
            <text:p>0.4632986784</text:p>
          </table:table-cell>
          <table:table-cell/>
          <table:table-cell table:style-name="ce1" table:formula="of:=SUM([.A1547:.A1557])/11" office:value-type="float" office:value="0.574676463549787" calcext:value-type="float">
            <text:p>0.574676463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547:.G1557])/11" office:value-type="float" office:value="82.2727272727273" calcext:value-type="float">
            <text:p>82.2727272727</text:p>
          </table:table-cell>
          <table:table-cell table:style-name="ce1"/>
        </table:table-row>
        <table:table-row table:style-name="ro1">
          <table:table-cell office:value-type="float" office:value="0.663043677806854" calcext:value-type="float">
            <text:p>0.6630436778</text:p>
          </table:table-cell>
          <table:table-cell/>
          <table:table-cell table:style-name="ce1" table:formula="of:=SUM([.A1548:.A1558])/11" office:value-type="float" office:value="0.578707948327065" calcext:value-type="float">
            <text:p>0.578707948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548:.G1558])/11" office:value-type="float" office:value="81.6363636363636" calcext:value-type="float">
            <text:p>81.6363636364</text:p>
          </table:table-cell>
          <table:table-cell table:style-name="ce1"/>
        </table:table-row>
        <table:table-row table:style-name="ro1">
          <table:table-cell office:value-type="float" office:value="0.592843413352966" calcext:value-type="float">
            <text:p>0.5928434134</text:p>
          </table:table-cell>
          <table:table-cell/>
          <table:table-cell table:style-name="ce1" table:formula="of:=SUM([.A1549:.A1559])/11" office:value-type="float" office:value="0.585907555439255" calcext:value-type="float">
            <text:p>0.585907555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49:.G1559])/11" office:value-type="float" office:value="79" calcext:value-type="float">
            <text:p>79</text:p>
          </table:table-cell>
          <table:table-cell table:style-name="ce1"/>
        </table:table-row>
        <table:table-row table:style-name="ro1">
          <table:table-cell office:value-type="float" office:value="0.960031390190124" calcext:value-type="float">
            <text:p>0.9600313902</text:p>
          </table:table-cell>
          <table:table-cell/>
          <table:table-cell table:style-name="ce1" table:formula="of:=SUM([.A1550:.A1560])/11" office:value-type="float" office:value="0.580809353427453" calcext:value-type="float">
            <text:p>0.580809353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550:.G1560])/11" office:value-type="float" office:value="78.6363636363636" calcext:value-type="float">
            <text:p>78.6363636364</text:p>
          </table:table-cell>
          <table:table-cell table:style-name="ce1"/>
        </table:table-row>
        <table:table-row table:style-name="ro1">
          <table:table-cell office:value-type="float" office:value="0.503566563129425" calcext:value-type="float">
            <text:p>0.5035665631</text:p>
          </table:table-cell>
          <table:table-cell/>
          <table:table-cell table:style-name="ce1" table:formula="of:=SUM([.A1551:.A1561])/11" office:value-type="float" office:value="0.556556635282256" calcext:value-type="float">
            <text:p>0.556556635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551:.G1561])/11" office:value-type="float" office:value="78.6363636363636" calcext:value-type="float">
            <text:p>78.6363636364</text:p>
          </table:table-cell>
          <table:table-cell table:style-name="ce1"/>
        </table:table-row>
        <table:table-row table:style-name="ro1">
          <table:table-cell office:value-type="float" office:value="0.993267118930817" calcext:value-type="float">
            <text:p>0.9932671189</text:p>
          </table:table-cell>
          <table:table-cell/>
          <table:table-cell table:style-name="ce1" table:formula="of:=SUM([.A1552:.A1562])/11" office:value-type="float" office:value="0.569904461503029" calcext:value-type="float">
            <text:p>0.569904461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552:.G1562])/11" office:value-type="float" office:value="79.7272727272727" calcext:value-type="float">
            <text:p>79.7272727273</text:p>
          </table:table-cell>
          <table:table-cell table:style-name="ce1"/>
        </table:table-row>
        <table:table-row table:style-name="ro1">
          <table:table-cell office:value-type="float" office:value="0.436908513307571" calcext:value-type="float">
            <text:p>0.4369085133</text:p>
          </table:table-cell>
          <table:table-cell/>
          <table:table-cell table:style-name="ce1" table:formula="of:=SUM([.A1553:.A1563])/11" office:value-type="float" office:value="0.539395163005049" calcext:value-type="float">
            <text:p>0.53939516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53:.G1563])/11" office:value-type="float" office:value="82" calcext:value-type="float">
            <text:p>82</text:p>
          </table:table-cell>
          <table:table-cell table:style-name="ce1"/>
        </table:table-row>
        <table:table-row table:style-name="ro1">
          <table:table-cell office:value-type="float" office:value="0.168899610638619" calcext:value-type="float">
            <text:p>0.1688996106</text:p>
          </table:table-cell>
          <table:table-cell/>
          <table:table-cell table:style-name="ce1" table:formula="of:=SUM([.A1554:.A1564])/11" office:value-type="float" office:value="0.537042952396653" calcext:value-type="float">
            <text:p>0.537042952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554:.G1564])/11" office:value-type="float" office:value="82" calcext:value-type="float">
            <text:p>82</text:p>
          </table:table-cell>
          <table:table-cell table:style-name="ce1"/>
        </table:table-row>
        <table:table-row table:style-name="ro1">
          <table:table-cell office:value-type="float" office:value="0.535738825798035" calcext:value-type="float">
            <text:p>0.5357388258</text:p>
          </table:table-cell>
          <table:table-cell/>
          <table:table-cell table:style-name="ce1" table:formula="of:=SUM([.A1555:.A1565])/11" office:value-type="float" office:value="0.580767612565647" calcext:value-type="float">
            <text:p>0.580767612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555:.G1565])/11" office:value-type="float" office:value="81.4545454545454" calcext:value-type="float">
            <text:p>81.4545454545</text:p>
          </table:table-cell>
          <table:table-cell table:style-name="ce1"/>
        </table:table-row>
        <table:table-row table:style-name="ro1">
          <table:table-cell office:value-type="float" office:value="0.615772485733032" calcext:value-type="float">
            <text:p>0.6157724857</text:p>
          </table:table-cell>
          <table:table-cell/>
          <table:table-cell table:style-name="ce1" table:formula="of:=SUM([.A1556:.A1566])/11" office:value-type="float" office:value="0.5600993281061" calcext:value-type="float">
            <text:p>0.560099328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556:.G1566])/11" office:value-type="float" office:value="82.6363636363636" calcext:value-type="float">
            <text:p>82.6363636364</text:p>
          </table:table-cell>
          <table:table-cell table:style-name="ce1"/>
        </table:table-row>
        <table:table-row table:style-name="ro1">
          <table:table-cell office:value-type="float" office:value="0.388070821762085" calcext:value-type="float">
            <text:p>0.3880708218</text:p>
          </table:table-cell>
          <table:table-cell/>
          <table:table-cell table:style-name="ce1" table:formula="of:=SUM([.A1557:.A1567])/11" office:value-type="float" office:value="0.543877468867736" calcext:value-type="float">
            <text:p>0.543877468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557:.G1567])/11" office:value-type="float" office:value="79.8181818181818" calcext:value-type="float">
            <text:p>79.8181818182</text:p>
          </table:table-cell>
          <table:table-cell table:style-name="ce1"/>
        </table:table-row>
        <table:table-row table:style-name="ro1">
          <table:table-cell office:value-type="float" office:value="0.507645010948181" calcext:value-type="float">
            <text:p>0.5076450109</text:p>
          </table:table-cell>
          <table:table-cell/>
          <table:table-cell table:style-name="ce1" table:formula="of:=SUM([.A1558:.A1568])/11" office:value-type="float" office:value="0.565791761333292" calcext:value-type="float">
            <text:p>0.565791761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558:.G1568])/11" office:value-type="float" office:value="79.2727272727273" calcext:value-type="float">
            <text:p>79.2727272727</text:p>
          </table:table-cell>
          <table:table-cell table:style-name="ce1"/>
        </table:table-row>
        <table:table-row table:style-name="ro1">
          <table:table-cell office:value-type="float" office:value="0.742239356040955" calcext:value-type="float">
            <text:p>0.742239356</text:p>
          </table:table-cell>
          <table:table-cell/>
          <table:table-cell table:style-name="ce1" table:formula="of:=SUM([.A1559:.A1569])/11" office:value-type="float" office:value="0.587491910565983" calcext:value-type="float">
            <text:p>0.587491910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559:.G1569])/11" office:value-type="float" office:value="81" calcext:value-type="float">
            <text:p>81</text:p>
          </table:table-cell>
          <table:table-cell table:style-name="ce1"/>
        </table:table-row>
        <table:table-row table:style-name="ro1">
          <table:table-cell office:value-type="float" office:value="0.536763191223145" calcext:value-type="float">
            <text:p>0.5367631912</text:p>
          </table:table-cell>
          <table:table-cell/>
          <table:table-cell table:style-name="ce1" table:formula="of:=SUM([.A1560:.A1570])/11" office:value-type="float" office:value="0.564023150639101" calcext:value-type="float">
            <text:p>0.5640231506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560:.G1570])/11" office:value-type="float" office:value="83.2727272727273" calcext:value-type="float">
            <text:p>83.2727272727</text:p>
          </table:table-cell>
          <table:table-cell table:style-name="ce1"/>
        </table:table-row>
        <table:table-row table:style-name="ro1">
          <table:table-cell office:value-type="float" office:value="0.693251490592956" calcext:value-type="float">
            <text:p>0.6932514906</text:p>
          </table:table-cell>
          <table:table-cell/>
          <table:table-cell table:style-name="ce1" table:formula="of:=SUM([.A1561:.A1571])/11" office:value-type="float" office:value="0.592479892752387" calcext:value-type="float">
            <text:p>0.592479892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561:.G1571])/11" office:value-type="float" office:value="82.5454545454545" calcext:value-type="float">
            <text:p>82.5454545455</text:p>
          </table:table-cell>
          <table:table-cell table:style-name="ce1"/>
        </table:table-row>
        <table:table-row table:style-name="ro1">
          <table:table-cell office:value-type="float" office:value="0.650392651557922" calcext:value-type="float">
            <text:p>0.6503926516</text:p>
          </table:table-cell>
          <table:table-cell/>
          <table:table-cell table:style-name="ce1" table:formula="of:=SUM([.A1562:.A1572])/11" office:value-type="float" office:value="0.571117961948568" calcext:value-type="float">
            <text:p>0.571117961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562:.G1572])/11" office:value-type="float" office:value="82.3636363636364" calcext:value-type="float">
            <text:p>82.3636363636</text:p>
          </table:table-cell>
          <table:table-cell table:style-name="ce1"/>
        </table:table-row>
        <table:table-row table:style-name="ro1">
          <table:table-cell office:value-type="float" office:value="0.657664835453033" calcext:value-type="float">
            <text:p>0.6576648355</text:p>
          </table:table-cell>
          <table:table-cell/>
          <table:table-cell table:style-name="ce1" table:formula="of:=SUM([.A1563:.A1573])/11" office:value-type="float" office:value="0.575758617032658" calcext:value-type="float">
            <text:p>0.57575861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563:.G1573])/11" office:value-type="float" office:value="79.5454545454546" calcext:value-type="float">
            <text:p>79.5454545455</text:p>
          </table:table-cell>
          <table:table-cell table:style-name="ce1"/>
        </table:table-row>
        <table:table-row table:style-name="ro1">
          <table:table-cell office:value-type="float" office:value="0.411034196615219" calcext:value-type="float">
            <text:p>0.4110341966</text:p>
          </table:table-cell>
          <table:table-cell/>
          <table:table-cell table:style-name="ce1" table:formula="of:=SUM([.A1564:.A1574])/11" office:value-type="float" office:value="0.566513519395481" calcext:value-type="float">
            <text:p>0.566513519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64:.G1574])/11" office:value-type="float" office:value="79.5454545454546" calcext:value-type="float">
            <text:p>79.5454545455</text:p>
          </table:table-cell>
          <table:table-cell table:style-name="ce1"/>
        </table:table-row>
        <table:table-row table:style-name="ro1">
          <table:table-cell office:value-type="float" office:value="0.649870872497559" calcext:value-type="float">
            <text:p>0.6498708725</text:p>
          </table:table-cell>
          <table:table-cell/>
          <table:table-cell table:style-name="ce1" table:formula="of:=SUM([.A1565:.A1575])/11" office:value-type="float" office:value="0.582711794159629" calcext:value-type="float">
            <text:p>0.582711794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565:.G1575])/11" office:value-type="float" office:value="80.7272727272727" calcext:value-type="float">
            <text:p>80.7272727273</text:p>
          </table:table-cell>
          <table:table-cell table:style-name="ce1"/>
        </table:table-row>
        <table:table-row table:style-name="ro1">
          <table:table-cell office:value-type="float" office:value="0.308387696743011" calcext:value-type="float">
            <text:p>0.3083876967</text:p>
          </table:table-cell>
          <table:table-cell/>
          <table:table-cell table:style-name="ce1" table:formula="of:=SUM([.A1566:.A1576])/11" office:value-type="float" office:value="0.564323308792981" calcext:value-type="float">
            <text:p>0.564323308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566:.G1576])/11" office:value-type="float" office:value="81.2727272727273" calcext:value-type="float">
            <text:p>81.2727272727</text:p>
          </table:table-cell>
          <table:table-cell table:style-name="ce1"/>
        </table:table-row>
        <table:table-row table:style-name="ro1">
          <table:table-cell office:value-type="float" office:value="0.437332034111023" calcext:value-type="float">
            <text:p>0.4373320341</text:p>
          </table:table-cell>
          <table:table-cell/>
          <table:table-cell table:style-name="ce1" table:formula="of:=SUM([.A1567:.A1577])/11" office:value-type="float" office:value="0.581162179058248" calcext:value-type="float">
            <text:p>0.581162179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567:.G1577])/11" office:value-type="float" office:value="81.8181818181818" calcext:value-type="float">
            <text:p>81.8181818182</text:p>
          </table:table-cell>
          <table:table-cell table:style-name="ce1"/>
        </table:table-row>
        <table:table-row table:style-name="ro1">
          <table:table-cell office:value-type="float" office:value="0.629128038883209" calcext:value-type="float">
            <text:p>0.6291280389</text:p>
          </table:table-cell>
          <table:table-cell/>
          <table:table-cell table:style-name="ce1" table:formula="of:=SUM([.A1568:.A1578])/11" office:value-type="float" office:value="0.589874378659508" calcext:value-type="float">
            <text:p>0.589874378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568:.G1578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0.746346652507782" calcext:value-type="float">
            <text:p>0.7463466525</text:p>
          </table:table-cell>
          <table:table-cell/>
          <table:table-cell table:style-name="ce1" table:formula="of:=SUM([.A1569:.A1579])/11" office:value-type="float" office:value="0.610581547021866" calcext:value-type="float">
            <text:p>0.61058154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69:.G1579])/11" office:value-type="float" office:value="85.7272727272727" calcext:value-type="float">
            <text:p>85.7272727273</text:p>
          </table:table-cell>
          <table:table-cell table:style-name="ce1"/>
        </table:table-row>
        <table:table-row table:style-name="ro1">
          <table:table-cell office:value-type="float" office:value="0.484082996845245" calcext:value-type="float">
            <text:p>0.4840829968</text:p>
          </table:table-cell>
          <table:table-cell/>
          <table:table-cell table:style-name="ce1" table:formula="of:=SUM([.A1570:.A1580])/11" office:value-type="float" office:value="0.579506687142632" calcext:value-type="float">
            <text:p>0.579506687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70:.G1580])/11" office:value-type="float" office:value="84.6363636363637" calcext:value-type="float">
            <text:p>84.6363636364</text:p>
          </table:table-cell>
          <table:table-cell table:style-name="ce1"/>
        </table:table-row>
        <table:table-row table:style-name="ro1">
          <table:table-cell office:value-type="float" office:value="0.849787354469299" calcext:value-type="float">
            <text:p>0.8497873545</text:p>
          </table:table-cell>
          <table:table-cell/>
          <table:table-cell table:style-name="ce1" table:formula="of:=SUM([.A1571:.A1581])/11" office:value-type="float" office:value="0.577290984717283" calcext:value-type="float">
            <text:p>0.577290984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571:.G1581])/11" office:value-type="float" office:value="84.6363636363637" calcext:value-type="float">
            <text:p>84.6363636364</text:p>
          </table:table-cell>
          <table:table-cell table:style-name="ce1"/>
        </table:table-row>
        <table:table-row table:style-name="ro1">
          <table:table-cell office:value-type="float" office:value="0.458270251750946" calcext:value-type="float">
            <text:p>0.4582702518</text:p>
          </table:table-cell>
          <table:table-cell/>
          <table:table-cell table:style-name="ce1" table:formula="of:=SUM([.A1572:.A1582])/11" office:value-type="float" office:value="0.542194496501576" calcext:value-type="float">
            <text:p>0.542194496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572:.G1582])/11" office:value-type="float" office:value="85.1818181818182" calcext:value-type="float">
            <text:p>85.1818181818</text:p>
          </table:table-cell>
          <table:table-cell table:style-name="ce1"/>
        </table:table-row>
        <table:table-row table:style-name="ro1">
          <table:table-cell office:value-type="float" office:value="0.70143985748291" calcext:value-type="float">
            <text:p>0.7014398575</text:p>
          </table:table-cell>
          <table:table-cell/>
          <table:table-cell table:style-name="ce1" table:formula="of:=SUM([.A1573:.A1583])/11" office:value-type="float" office:value="0.523040400309996" calcext:value-type="float">
            <text:p>0.523040400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573:.G1583])/11" office:value-type="float" office:value="83.0909090909091" calcext:value-type="float">
            <text:p>83.0909090909</text:p>
          </table:table-cell>
          <table:table-cell table:style-name="ce1"/>
        </table:table-row>
        <table:table-row table:style-name="ro1">
          <table:table-cell office:value-type="float" office:value="0.555968761444092" calcext:value-type="float">
            <text:p>0.5559687614</text:p>
          </table:table-cell>
          <table:table-cell/>
          <table:table-cell table:style-name="ce1" table:formula="of:=SUM([.A1574:.A1584])/11" office:value-type="float" office:value="0.501539539207112" calcext:value-type="float">
            <text:p>0.501539539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574:.G1584])/11" office:value-type="float" office:value="85.7272727272727" calcext:value-type="float">
            <text:p>85.7272727273</text:p>
          </table:table-cell>
          <table:table-cell table:style-name="ce1"/>
        </table:table-row>
        <table:table-row table:style-name="ro1">
          <table:table-cell office:value-type="float" office:value="0.589215219020844" calcext:value-type="float">
            <text:p>0.589215219</text:p>
          </table:table-cell>
          <table:table-cell/>
          <table:table-cell table:style-name="ce1" table:formula="of:=SUM([.A1575:.A1585])/11" office:value-type="float" office:value="0.49952987649224" calcext:value-type="float">
            <text:p>0.499529876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575:.G1585])/11" office:value-type="float" office:value="85.7272727272727" calcext:value-type="float">
            <text:p>85.7272727273</text:p>
          </table:table-cell>
          <table:table-cell table:style-name="ce1"/>
        </table:table-row>
        <table:table-row table:style-name="ro1">
          <table:table-cell office:value-type="float" office:value="0.447597533464432" calcext:value-type="float">
            <text:p>0.4475975335</text:p>
          </table:table-cell>
          <table:table-cell/>
          <table:table-cell table:style-name="ce1" table:formula="of:=SUM([.A1576:.A1586])/11" office:value-type="float" office:value="0.510889026251706" calcext:value-type="float">
            <text:p>0.510889026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576:.G1586])/11" office:value-type="float" office:value="82.8181818181818" calcext:value-type="float">
            <text:p>82.8181818182</text:p>
          </table:table-cell>
          <table:table-cell table:style-name="ce1"/>
        </table:table-row>
        <table:table-row table:style-name="ro1">
          <table:table-cell office:value-type="float" office:value="0.49361526966095" calcext:value-type="float">
            <text:p>0.4936152697</text:p>
          </table:table-cell>
          <table:table-cell/>
          <table:table-cell table:style-name="ce1" table:formula="of:=SUM([.A1577:.A1587])/11" office:value-type="float" office:value="0.510311235081066" calcext:value-type="float">
            <text:p>0.510311235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77:.G1587])/11" office:value-type="float" office:value="82.8181818181818" calcext:value-type="float">
            <text:p>82.8181818182</text:p>
          </table:table-cell>
          <table:table-cell table:style-name="ce1"/>
        </table:table-row>
        <table:table-row table:style-name="ro1">
          <table:table-cell office:value-type="float" office:value="0.533166229724884" calcext:value-type="float">
            <text:p>0.5331662297</text:p>
          </table:table-cell>
          <table:table-cell/>
          <table:table-cell table:style-name="ce1" table:formula="of:=SUM([.A1578:.A1588])/11" office:value-type="float" office:value="0.526933523741635" calcext:value-type="float">
            <text:p>0.526933523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78:.G1588])/11" office:value-type="float" office:value="82.8181818181818" calcext:value-type="float">
            <text:p>82.8181818182</text:p>
          </table:table-cell>
          <table:table-cell table:style-name="ce1"/>
        </table:table-row>
        <table:table-row table:style-name="ro1">
          <table:table-cell office:value-type="float" office:value="0.856906890869141" calcext:value-type="float">
            <text:p>0.8569068909</text:p>
          </table:table-cell>
          <table:table-cell/>
          <table:table-cell table:style-name="ce1" table:formula="of:=SUM([.A1579:.A1589])/11" office:value-type="float" office:value="0.561872493137013" calcext:value-type="float">
            <text:p>0.561872493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579:.G1589])/11" office:value-type="float" office:value="83.3636363636364" calcext:value-type="float">
            <text:p>83.3636363636</text:p>
          </table:table-cell>
          <table:table-cell table:style-name="ce1"/>
        </table:table-row>
        <table:table-row table:style-name="ro1">
          <table:table-cell office:value-type="float" office:value="0.404523193836212" calcext:value-type="float">
            <text:p>0.4045231938</text:p>
          </table:table-cell>
          <table:table-cell/>
          <table:table-cell table:style-name="ce1" table:formula="of:=SUM([.A1580:.A1590])/11" office:value-type="float" office:value="0.534913046793504" calcext:value-type="float">
            <text:p>0.534913046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580:.G1590])/11" office:value-type="float" office:value="81.0909090909091" calcext:value-type="float">
            <text:p>81.0909090909</text:p>
          </table:table-cell>
          <table:table-cell table:style-name="ce1"/>
        </table:table-row>
        <table:table-row table:style-name="ro1">
          <table:table-cell office:value-type="float" office:value="0.459710270166397" calcext:value-type="float">
            <text:p>0.4597102702</text:p>
          </table:table-cell>
          <table:table-cell/>
          <table:table-cell table:style-name="ce1" table:formula="of:=SUM([.A1581:.A1591])/11" office:value-type="float" office:value="0.515880038792437" calcext:value-type="float">
            <text:p>0.515880038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81:.G1591])/11" office:value-type="float" office:value="82.7272727272727" calcext:value-type="float">
            <text:p>82.7272727273</text:p>
          </table:table-cell>
          <table:table-cell table:style-name="ce1"/>
        </table:table-row>
        <table:table-row table:style-name="ro1">
          <table:table-cell office:value-type="float" office:value="0.463725984096527" calcext:value-type="float">
            <text:p>0.4637259841</text:p>
          </table:table-cell>
          <table:table-cell/>
          <table:table-cell table:style-name="ce1" table:formula="of:=SUM([.A1582:.A1592])/11" office:value-type="float" office:value="0.523653229529207" calcext:value-type="float">
            <text:p>0.523653229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582:.G1592])/11" office:value-type="float" office:value="81" calcext:value-type="float">
            <text:p>81</text:p>
          </table:table-cell>
          <table:table-cell table:style-name="ce1"/>
        </table:table-row>
        <table:table-row table:style-name="ro1">
          <table:table-cell office:value-type="float" office:value="0.24757519364357" calcext:value-type="float">
            <text:p>0.2475751936</text:p>
          </table:table-cell>
          <table:table-cell/>
          <table:table-cell table:style-name="ce1" table:formula="of:=SUM([.A1583:.A1593])/11" office:value-type="float" office:value="0.515157096765258" calcext:value-type="float">
            <text:p>0.515157096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583:.G1593])/11" office:value-type="float" office:value="81.5454545454545" calcext:value-type="float">
            <text:p>81.5454545455</text:p>
          </table:table-cell>
          <table:table-cell table:style-name="ce1"/>
        </table:table-row>
        <table:table-row table:style-name="ro1">
          <table:table-cell office:value-type="float" office:value="0.464930385351181" calcext:value-type="float">
            <text:p>0.4649303854</text:p>
          </table:table-cell>
          <table:table-cell/>
          <table:table-cell table:style-name="ce1" table:formula="of:=SUM([.A1584:.A1594])/11" office:value-type="float" office:value="0.578002855181694" calcext:value-type="float">
            <text:p>0.578002855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584:.G1594])/11" office:value-type="float" office:value="82.7272727272727" calcext:value-type="float">
            <text:p>82.7272727273</text:p>
          </table:table-cell>
          <table:table-cell table:style-name="ce1"/>
        </table:table-row>
        <table:table-row table:style-name="ro1">
          <table:table-cell office:value-type="float" office:value="0.533862471580505" calcext:value-type="float">
            <text:p>0.5338624716</text:p>
          </table:table-cell>
          <table:table-cell/>
          <table:table-cell table:style-name="ce1" table:formula="of:=SUM([.A1585:.A1595])/11" office:value-type="float" office:value="0.581966658884829" calcext:value-type="float">
            <text:p>0.581966658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585:.G1595])/11" office:value-type="float" office:value="81.2727272727273" calcext:value-type="float">
            <text:p>81.2727272727</text:p>
          </table:table-cell>
          <table:table-cell table:style-name="ce1"/>
        </table:table-row>
        <table:table-row table:style-name="ro1">
          <table:table-cell office:value-type="float" office:value="0.71416586637497" calcext:value-type="float">
            <text:p>0.7141658664</text:p>
          </table:table-cell>
          <table:table-cell/>
          <table:table-cell table:style-name="ce1" table:formula="of:=SUM([.A1586:.A1596])/11" office:value-type="float" office:value="0.601446708494967" calcext:value-type="float">
            <text:p>0.601446708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586:.G1596])/11" office:value-type="float" office:value="81.0909090909091" calcext:value-type="float">
            <text:p>81.0909090909</text:p>
          </table:table-cell>
          <table:table-cell table:style-name="ce1"/>
        </table:table-row>
        <table:table-row table:style-name="ro1">
          <table:table-cell office:value-type="float" office:value="0.441241830587387" calcext:value-type="float">
            <text:p>0.4412418306</text:p>
          </table:table-cell>
          <table:table-cell/>
          <table:table-cell table:style-name="ce1" table:formula="of:=SUM([.A1587:.A1597])/11" office:value-type="float" office:value="0.57269774377346" calcext:value-type="float">
            <text:p>0.572697743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587:.G1597])/11" office:value-type="float" office:value="82.8181818181818" calcext:value-type="float">
            <text:p>82.8181818182</text:p>
          </table:table-cell>
          <table:table-cell table:style-name="ce1"/>
        </table:table-row>
        <table:table-row table:style-name="ro1">
          <table:table-cell office:value-type="float" office:value="0.676460444927216" calcext:value-type="float">
            <text:p>0.6764604449</text:p>
          </table:table-cell>
          <table:table-cell/>
          <table:table-cell table:style-name="ce1" table:formula="of:=SUM([.A1588:.A1598])/11" office:value-type="float" office:value="0.570840899239887" calcext:value-type="float">
            <text:p>0.570840899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88:.G1598])/11" office:value-type="float" office:value="83.3636363636364" calcext:value-type="float">
            <text:p>83.3636363636</text:p>
          </table:table-cell>
          <table:table-cell table:style-name="ce1"/>
        </table:table-row>
        <table:table-row table:style-name="ro1">
          <table:table-cell office:value-type="float" office:value="0.917494893074035" calcext:value-type="float">
            <text:p>0.9174948931</text:p>
          </table:table-cell>
          <table:table-cell/>
          <table:table-cell table:style-name="ce1" table:formula="of:=SUM([.A1589:.A1599])/11" office:value-type="float" office:value="0.61576622589068" calcext:value-type="float">
            <text:p>0.615766225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589:.G1599])/11" office:value-type="float" office:value="82.8181818181818" calcext:value-type="float">
            <text:p>82.8181818182</text:p>
          </table:table-cell>
          <table:table-cell table:style-name="ce1"/>
        </table:table-row>
        <table:table-row table:style-name="ro1">
          <table:table-cell office:value-type="float" office:value="0.560352981090546" calcext:value-type="float">
            <text:p>0.5603529811</text:p>
          </table:table-cell>
          <table:table-cell/>
          <table:table-cell table:style-name="ce1" table:formula="of:=SUM([.A1590:.A1600])/11" office:value-type="float" office:value="0.582854437557134" calcext:value-type="float">
            <text:p>0.582854437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590:.G1600])/11" office:value-type="float" office:value="80.5454545454546" calcext:value-type="float">
            <text:p>80.5454545455</text:p>
          </table:table-cell>
          <table:table-cell table:style-name="ce1"/>
        </table:table-row>
        <table:table-row table:style-name="ro1">
          <table:table-cell office:value-type="float" office:value="0.19516010582447" calcext:value-type="float">
            <text:p>0.1951601058</text:p>
          </table:table-cell>
          <table:table-cell/>
          <table:table-cell table:style-name="ce1" table:formula="of:=SUM([.A1591:.A1601])/11" office:value-type="float" office:value="0.557777625593272" calcext:value-type="float">
            <text:p>0.557777625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591:.G1601])/11" office:value-type="float" office:value="81.7272727272727" calcext:value-type="float">
            <text:p>81.7272727273</text:p>
          </table:table-cell>
          <table:table-cell table:style-name="ce1"/>
        </table:table-row>
        <table:table-row table:style-name="ro1">
          <table:table-cell office:value-type="float" office:value="0.545215368270874" calcext:value-type="float">
            <text:p>0.5452153683</text:p>
          </table:table-cell>
          <table:table-cell/>
          <table:table-cell table:style-name="ce1" table:formula="of:=SUM([.A1592:.A1602])/11" office:value-type="float" office:value="0.591233808885921" calcext:value-type="float">
            <text:p>0.591233808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592:.G1602])/11" office:value-type="float" office:value="81.1818181818182" calcext:value-type="float">
            <text:p>81.1818181818</text:p>
          </table:table-cell>
          <table:table-cell table:style-name="ce1"/>
        </table:table-row>
        <table:table-row table:style-name="ro1">
          <table:table-cell office:value-type="float" office:value="0.370268523693085" calcext:value-type="float">
            <text:p>0.3702685237</text:p>
          </table:table-cell>
          <table:table-cell/>
          <table:table-cell table:style-name="ce1" table:formula="of:=SUM([.A1593:.A1603])/11" office:value-type="float" office:value="0.588674006136981" calcext:value-type="float">
            <text:p>0.588674006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93:.G1603])/11" office:value-type="float" office:value="82.3636363636364" calcext:value-type="float">
            <text:p>82.3636363636</text:p>
          </table:table-cell>
          <table:table-cell table:style-name="ce1"/>
        </table:table-row>
        <table:table-row table:style-name="ro1">
          <table:table-cell office:value-type="float" office:value="0.938878536224365" calcext:value-type="float">
            <text:p>0.9388785362</text:p>
          </table:table-cell>
          <table:table-cell/>
          <table:table-cell table:style-name="ce1" table:formula="of:=SUM([.A1594:.A1604])/11" office:value-type="float" office:value="0.603767706589266" calcext:value-type="float">
            <text:p>0.603767706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594:.G1604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0.508532226085663" calcext:value-type="float">
            <text:p>0.5085322261</text:p>
          </table:table-cell>
          <table:table-cell/>
          <table:table-cell table:style-name="ce1" table:formula="of:=SUM([.A1595:.A1605])/11" office:value-type="float" office:value="0.559556806629355" calcext:value-type="float">
            <text:p>0.559556806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595:.G1605])/11" office:value-type="float" office:value="83" calcext:value-type="float">
            <text:p>83</text:p>
          </table:table-cell>
          <table:table-cell table:style-name="ce1"/>
        </table:table-row>
        <table:table-row table:style-name="ro1">
          <table:table-cell office:value-type="float" office:value="0.748143017292023" calcext:value-type="float">
            <text:p>0.7481430173</text:p>
          </table:table-cell>
          <table:table-cell/>
          <table:table-cell table:style-name="ce1" table:formula="of:=SUM([.A1596:.A1606])/11" office:value-type="float" office:value="0.526310013099151" calcext:value-type="float">
            <text:p>0.526310013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596:.G1606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0.3979272544384" calcext:value-type="float">
            <text:p>0.3979272544</text:p>
          </table:table-cell>
          <table:table-cell/>
          <table:table-cell table:style-name="ce1" table:formula="of:=SUM([.A1597:.A1607])/11" office:value-type="float" office:value="0.506443459879269" calcext:value-type="float">
            <text:p>0.506443459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97:.G1607])/11" office:value-type="float" office:value="83.1818181818182" calcext:value-type="float">
            <text:p>83.1818181818</text:p>
          </table:table-cell>
          <table:table-cell table:style-name="ce1"/>
        </table:table-row>
        <table:table-row table:style-name="ro1">
          <table:table-cell office:value-type="float" office:value="0.420816540718079" calcext:value-type="float">
            <text:p>0.4208165407</text:p>
          </table:table-cell>
          <table:table-cell/>
          <table:table-cell table:style-name="ce1" table:formula="of:=SUM([.A1598:.A1608])/11" office:value-type="float" office:value="0.514127045869828" calcext:value-type="float">
            <text:p>0.514127045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598:.G1608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1.17063903808594" calcext:value-type="float">
            <text:p>1.1706390381</text:p>
          </table:table-cell>
          <table:table-cell/>
          <table:table-cell table:style-name="ce1" table:formula="of:=SUM([.A1599:.A1609])/11" office:value-type="float" office:value="0.550970925526186" calcext:value-type="float">
            <text:p>0.550970925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599:.G1609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0.555465221405029" calcext:value-type="float">
            <text:p>0.5554652214</text:p>
          </table:table-cell>
          <table:table-cell/>
          <table:table-cell table:style-name="ce1" table:formula="of:=SUM([.A1600:.A1610])/11" office:value-type="float" office:value="0.521931564266032" calcext:value-type="float">
            <text:p>0.521931564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600:.G1610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0.284508049488068" calcext:value-type="float">
            <text:p>0.2845080495</text:p>
          </table:table-cell>
          <table:table-cell/>
          <table:table-cell table:style-name="ce1" table:formula="of:=SUM([.A1601:.A1611])/11" office:value-type="float" office:value="0.528617520223964" calcext:value-type="float">
            <text:p>0.52861752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01:.G1611])/11" office:value-type="float" office:value="84.1818181818182" calcext:value-type="float">
            <text:p>84.1818181818</text:p>
          </table:table-cell>
          <table:table-cell table:style-name="ce1"/>
        </table:table-row>
        <table:table-row table:style-name="ro1">
          <table:table-cell office:value-type="float" office:value="0.56317812204361" calcext:value-type="float">
            <text:p>0.563178122</text:p>
          </table:table-cell>
          <table:table-cell/>
          <table:table-cell table:style-name="ce1" table:formula="of:=SUM([.A1602:.A1612])/11" office:value-type="float" office:value="0.538132567297329" calcext:value-type="float">
            <text:p>0.538132567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02:.G1612])/11" office:value-type="float" office:value="85.2727272727273" calcext:value-type="float">
            <text:p>85.2727272727</text:p>
          </table:table-cell>
          <table:table-cell table:style-name="ce1"/>
        </table:table-row>
        <table:table-row table:style-name="ro1">
          <table:table-cell office:value-type="float" office:value="0.517057538032532" calcext:value-type="float">
            <text:p>0.517057538</text:p>
          </table:table-cell>
          <table:table-cell/>
          <table:table-cell table:style-name="ce1" table:formula="of:=SUM([.A1603:.A1613])/11" office:value-type="float" office:value="0.542328262870962" calcext:value-type="float">
            <text:p>0.542328262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03:.G1613])/11" office:value-type="float" office:value="84.1818181818182" calcext:value-type="float">
            <text:p>84.1818181818</text:p>
          </table:table-cell>
          <table:table-cell table:style-name="ce1"/>
        </table:table-row>
        <table:table-row table:style-name="ro1">
          <table:table-cell office:value-type="float" office:value="0.536299228668213" calcext:value-type="float">
            <text:p>0.5362992287</text:p>
          </table:table-cell>
          <table:table-cell/>
          <table:table-cell table:style-name="ce1" table:formula="of:=SUM([.A1604:.A1614])/11" office:value-type="float" office:value="0.539277133616534" calcext:value-type="float">
            <text:p>0.53927713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604:.G1614])/11" office:value-type="float" office:value="84.7272727272727" calcext:value-type="float">
            <text:p>84.7272727273</text:p>
          </table:table-cell>
          <table:table-cell table:style-name="ce1"/>
        </table:table-row>
        <table:table-row table:style-name="ro1">
          <table:table-cell office:value-type="float" office:value="0.452558636665344" calcext:value-type="float">
            <text:p>0.4525586367</text:p>
          </table:table-cell>
          <table:table-cell/>
          <table:table-cell table:style-name="ce1" table:formula="of:=SUM([.A1605:.A1615])/11" office:value-type="float" office:value="0.542769781567834" calcext:value-type="float">
            <text:p>0.542769781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05:.G1615])/11" office:value-type="float" office:value="83" calcext:value-type="float">
            <text:p>83</text:p>
          </table:table-cell>
          <table:table-cell table:style-name="ce1"/>
        </table:table-row>
        <table:table-row table:style-name="ro1">
          <table:table-cell office:value-type="float" office:value="0.142817497253418" calcext:value-type="float">
            <text:p>0.1428174973</text:p>
          </table:table-cell>
          <table:table-cell/>
          <table:table-cell table:style-name="ce1" table:formula="of:=SUM([.A1606:.A1616])/11" office:value-type="float" office:value="0.533357162367214" calcext:value-type="float">
            <text:p>0.533357162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06:.G1616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0.529610931873322" calcext:value-type="float">
            <text:p>0.5296109319</text:p>
          </table:table-cell>
          <table:table-cell/>
          <table:table-cell table:style-name="ce1" table:formula="of:=SUM([.A1607:.A1617])/11" office:value-type="float" office:value="0.565856865861199" calcext:value-type="float">
            <text:p>0.565856865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07:.G1617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0.482446700334549" calcext:value-type="float">
            <text:p>0.4824467003</text:p>
          </table:table-cell>
          <table:table-cell/>
          <table:table-cell table:style-name="ce1" table:formula="of:=SUM([.A1608:.A1618])/11" office:value-type="float" office:value="0.549608650532636" calcext:value-type="float">
            <text:p>0.549608650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608:.G1618])/11" office:value-type="float" office:value="84.6363636363637" calcext:value-type="float">
            <text:p>84.6363636364</text:p>
          </table:table-cell>
          <table:table-cell table:style-name="ce1"/>
        </table:table-row>
        <table:table-row table:style-name="ro1">
          <table:table-cell office:value-type="float" office:value="0.826099216938019" calcext:value-type="float">
            <text:p>0.8260992169</text:p>
          </table:table-cell>
          <table:table-cell/>
          <table:table-cell table:style-name="ce1" table:formula="of:=SUM([.A1609:.A1619])/11" office:value-type="float" office:value="0.541256243532354" calcext:value-type="float">
            <text:p>0.541256243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09:.G1619])/11" office:value-type="float" office:value="84.8181818181818" calcext:value-type="float">
            <text:p>84.8181818182</text:p>
          </table:table-cell>
          <table:table-cell table:style-name="ce1"/>
        </table:table-row>
        <table:table-row table:style-name="ro1">
          <table:table-cell office:value-type="float" office:value="0.851206064224243" calcext:value-type="float">
            <text:p>0.8512060642</text:p>
          </table:table-cell>
          <table:table-cell/>
          <table:table-cell table:style-name="ce1" table:formula="of:=SUM([.A1610:.A1620])/11" office:value-type="float" office:value="0.49524913592772" calcext:value-type="float">
            <text:p>0.495249135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10:.G1620])/11" office:value-type="float" office:value="82.9090909090909" calcext:value-type="float">
            <text:p>82.9090909091</text:p>
          </table:table-cell>
          <table:table-cell table:style-name="ce1"/>
        </table:table-row>
        <table:table-row table:style-name="ro1">
          <table:table-cell office:value-type="float" office:value="0.629010736942291" calcext:value-type="float">
            <text:p>0.6290107369</text:p>
          </table:table-cell>
          <table:table-cell/>
          <table:table-cell table:style-name="ce1" table:formula="of:=SUM([.A1611:.A1621])/11" office:value-type="float" office:value="0.480048217556693" calcext:value-type="float">
            <text:p>0.480048217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11:.G1621])/11" office:value-type="float" office:value="82.9090909090909" calcext:value-type="float">
            <text:p>82.9090909091</text:p>
          </table:table-cell>
          <table:table-cell table:style-name="ce1"/>
        </table:table-row>
        <table:table-row table:style-name="ro1">
          <table:table-cell office:value-type="float" office:value="0.389173567295074" calcext:value-type="float">
            <text:p>0.3891735673</text:p>
          </table:table-cell>
          <table:table-cell/>
          <table:table-cell table:style-name="ce1" table:formula="of:=SUM([.A1612:.A1622])/11" office:value-type="float" office:value="0.487002291462638" calcext:value-type="float">
            <text:p>0.487002291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612:.G1622])/11" office:value-type="float" office:value="84" calcext:value-type="float">
            <text:p>84</text:p>
          </table:table-cell>
          <table:table-cell table:style-name="ce1"/>
        </table:table-row>
        <table:table-row table:style-name="ro1">
          <table:table-cell office:value-type="float" office:value="0.609330773353577" calcext:value-type="float">
            <text:p>0.6093307734</text:p>
          </table:table-cell>
          <table:table-cell/>
          <table:table-cell table:style-name="ce1" table:formula="of:=SUM([.A1613:.A1623])/11" office:value-type="float" office:value="0.466709680177949" calcext:value-type="float">
            <text:p>0.466709680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13:.G1623])/11" office:value-type="float" office:value="83.4545454545455" calcext:value-type="float">
            <text:p>83.4545454545</text:p>
          </table:table-cell>
          <table:table-cell table:style-name="ce1"/>
        </table:table-row>
        <table:table-row table:style-name="ro1">
          <table:table-cell office:value-type="float" office:value="0.483495116233826" calcext:value-type="float">
            <text:p>0.4834951162</text:p>
          </table:table-cell>
          <table:table-cell/>
          <table:table-cell table:style-name="ce1" table:formula="of:=SUM([.A1614:.A1624])/11" office:value-type="float" office:value="0.424786433577537" calcext:value-type="float">
            <text:p>0.424786433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14:.G1624])/11" office:value-type="float" office:value="85.0909090909091" calcext:value-type="float">
            <text:p>85.0909090909</text:p>
          </table:table-cell>
          <table:table-cell table:style-name="ce1"/>
        </table:table-row>
        <table:table-row table:style-name="ro1">
          <table:table-cell office:value-type="float" office:value="0.574718356132507" calcext:value-type="float">
            <text:p>0.5747183561</text:p>
          </table:table-cell>
          <table:table-cell/>
          <table:table-cell table:style-name="ce1" table:formula="of:=SUM([.A1615:.A1625])/11" office:value-type="float" office:value="0.501525788144631" calcext:value-type="float">
            <text:p>0.501525788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15:.G1625])/11" office:value-type="float" office:value="85.0909090909091" calcext:value-type="float">
            <text:p>85.0909090909</text:p>
          </table:table-cell>
          <table:table-cell table:style-name="ce1"/>
        </table:table-row>
        <table:table-row table:style-name="ro1">
          <table:table-cell office:value-type="float" office:value="0.349019825458527" calcext:value-type="float">
            <text:p>0.3490198255</text:p>
          </table:table-cell>
          <table:table-cell/>
          <table:table-cell table:style-name="ce1" table:formula="of:=SUM([.A1616:.A1626])/11" office:value-type="float" office:value="0.500575180758129" calcext:value-type="float">
            <text:p>0.500575180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16:.G1626])/11" office:value-type="float" office:value="86.1818181818182" calcext:value-type="float">
            <text:p>86.1818181818</text:p>
          </table:table-cell>
          <table:table-cell table:style-name="ce1"/>
        </table:table-row>
        <table:table-row table:style-name="ro1">
          <table:table-cell office:value-type="float" office:value="0.500314235687256" calcext:value-type="float">
            <text:p>0.5003142357</text:p>
          </table:table-cell>
          <table:table-cell/>
          <table:table-cell table:style-name="ce1" table:formula="of:=SUM([.A1617:.A1627])/11" office:value-type="float" office:value="0.49111044677821" calcext:value-type="float">
            <text:p>0.491110446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17:.G1627])/11" office:value-type="float" office:value="86.1818181818182" calcext:value-type="float">
            <text:p>86.1818181818</text:p>
          </table:table-cell>
          <table:table-cell table:style-name="ce1"/>
        </table:table-row>
        <table:table-row table:style-name="ro1">
          <table:table-cell office:value-type="float" office:value="0.350880563259125" calcext:value-type="float">
            <text:p>0.3508805633</text:p>
          </table:table-cell>
          <table:table-cell/>
          <table:table-cell table:style-name="ce1" table:formula="of:=SUM([.A1618:.A1628])/11" office:value-type="float" office:value="0.517314425923607" calcext:value-type="float">
            <text:p>0.517314425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18:.G1628])/11" office:value-type="float" office:value="86.1818181818182" calcext:value-type="float">
            <text:p>86.1818181818</text:p>
          </table:table-cell>
          <table:table-cell table:style-name="ce1"/>
        </table:table-row>
        <table:table-row table:style-name="ro1">
          <table:table-cell office:value-type="float" office:value="0.390570223331451" calcext:value-type="float">
            <text:p>0.3905702233</text:p>
          </table:table-cell>
          <table:table-cell/>
          <table:table-cell table:style-name="ce1" table:formula="of:=SUM([.A1619:.A1629])/11" office:value-type="float" office:value="0.570249977436932" calcext:value-type="float">
            <text:p>0.570249977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619:.G1629])/11" office:value-type="float" office:value="85.6363636363636" calcext:value-type="float">
            <text:p>85.6363636364</text:p>
          </table:table-cell>
          <table:table-cell table:style-name="ce1"/>
        </table:table-row>
        <table:table-row table:style-name="ro1">
          <table:table-cell office:value-type="float" office:value="0.320021033287048" calcext:value-type="float">
            <text:p>0.3200210333</text:p>
          </table:table-cell>
          <table:table-cell/>
          <table:table-cell table:style-name="ce1" table:formula="of:=SUM([.A1620:.A1630])/11" office:value-type="float" office:value="0.571366811340505" calcext:value-type="float">
            <text:p>0.5713668113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1620:.G1630])/11" office:value-type="float" office:value="84" calcext:value-type="float">
            <text:p>84</text:p>
          </table:table-cell>
          <table:table-cell table:style-name="ce1"/>
        </table:table-row>
        <table:table-row table:style-name="ro1">
          <table:table-cell office:value-type="float" office:value="0.683995962142944" calcext:value-type="float">
            <text:p>0.6839959621</text:p>
          </table:table-cell>
          <table:table-cell/>
          <table:table-cell table:style-name="ce1" table:formula="of:=SUM([.A1621:.A1631])/11" office:value-type="float" office:value="0.590917373245412" calcext:value-type="float">
            <text:p>0.590917373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21:.G1631])/11" office:value-type="float" office:value="85.3636363636364" calcext:value-type="float">
            <text:p>85.3636363636</text:p>
          </table:table-cell>
          <table:table-cell table:style-name="ce1"/>
        </table:table-row>
        <table:table-row table:style-name="ro1">
          <table:table-cell office:value-type="float" office:value="0.705505549907684" calcext:value-type="float">
            <text:p>0.7055055499</text:p>
          </table:table-cell>
          <table:table-cell/>
          <table:table-cell table:style-name="ce1" table:formula="of:=SUM([.A1622:.A1632])/11" office:value-type="float" office:value="0.577142945744774" calcext:value-type="float">
            <text:p>0.577142945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22:.G1632])/11" office:value-type="float" office:value="86.2727272727273" calcext:value-type="float">
            <text:p>86.2727272727</text:p>
          </table:table-cell>
          <table:table-cell table:style-name="ce1"/>
        </table:table-row>
        <table:table-row table:style-name="ro1">
          <table:table-cell office:value-type="float" office:value="0.16595484316349" calcext:value-type="float">
            <text:p>0.1659548432</text:p>
          </table:table-cell>
          <table:table-cell/>
          <table:table-cell table:style-name="ce1" table:formula="of:=SUM([.A1623:.A1633])/11" office:value-type="float" office:value="0.552502510222521" calcext:value-type="float">
            <text:p>0.552502510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23:.G1633])/11" office:value-type="float" office:value="86.8181818181818" calcext:value-type="float">
            <text:p>86.8181818182</text:p>
          </table:table-cell>
          <table:table-cell table:style-name="ce1"/>
        </table:table-row>
        <table:table-row table:style-name="ro1">
          <table:table-cell office:value-type="float" office:value="0.148175060749054" calcext:value-type="float">
            <text:p>0.1481750607</text:p>
          </table:table-cell>
          <table:table-cell/>
          <table:table-cell table:style-name="ce1" table:formula="of:=SUM([.A1624:.A1634])/11" office:value-type="float" office:value="0.599032717672261" calcext:value-type="float">
            <text:p>0.599032717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624:.G1634])/11" office:value-type="float" office:value="86.8181818181818" calcext:value-type="float">
            <text:p>86.8181818182</text:p>
          </table:table-cell>
          <table:table-cell table:style-name="ce1"/>
        </table:table-row>
        <table:table-row table:style-name="ro1">
          <table:table-cell office:value-type="float" office:value="1.32762801647186" calcext:value-type="float">
            <text:p>1.3276280165</text:p>
          </table:table-cell>
          <table:table-cell/>
          <table:table-cell table:style-name="ce1" table:formula="of:=SUM([.A1625:.A1635])/11" office:value-type="float" office:value="0.670267436992038" calcext:value-type="float">
            <text:p>0.67026743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25:.G1635])/11" office:value-type="float" office:value="87.4545454545455" calcext:value-type="float">
            <text:p>87.4545454545</text:p>
          </table:table-cell>
          <table:table-cell table:style-name="ce1"/>
        </table:table-row>
        <table:table-row table:style-name="ro1">
          <table:table-cell office:value-type="float" office:value="0.564261674880981" calcext:value-type="float">
            <text:p>0.5642616749</text:p>
          </table:table-cell>
          <table:table-cell/>
          <table:table-cell table:style-name="ce1" table:formula="of:=SUM([.A1626:.A1636])/11" office:value-type="float" office:value="0.597541230646047" calcext:value-type="float">
            <text:p>0.597541230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626:.G1636])/11" office:value-type="float" office:value="87.4545454545455" calcext:value-type="float">
            <text:p>87.4545454545</text:p>
          </table:table-cell>
          <table:table-cell table:style-name="ce1"/>
        </table:table-row>
        <table:table-row table:style-name="ro1">
          <table:table-cell office:value-type="float" office:value="0.24490775167942" calcext:value-type="float">
            <text:p>0.2449077517</text:p>
          </table:table-cell>
          <table:table-cell/>
          <table:table-cell table:style-name="ce1" table:formula="of:=SUM([.A1627:.A1637])/11" office:value-type="float" office:value="0.586094919930805" calcext:value-type="float">
            <text:p>0.586094919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27:.G1637])/11" office:value-type="float" office:value="88.0909090909091" calcext:value-type="float">
            <text:p>88.0909090909</text:p>
          </table:table-cell>
          <table:table-cell table:style-name="ce1"/>
        </table:table-row>
        <table:table-row table:style-name="ro1">
          <table:table-cell office:value-type="float" office:value="0.788558006286621" calcext:value-type="float">
            <text:p>0.7885580063</text:p>
          </table:table-cell>
          <table:table-cell/>
          <table:table-cell table:style-name="ce1" table:formula="of:=SUM([.A1628:.A1638])/11" office:value-type="float" office:value="0.625568289648403" calcext:value-type="float">
            <text:p>0.625568289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28:.G1638])/11" office:value-type="float" office:value="87.5454545454545" calcext:value-type="float">
            <text:p>87.5454545455</text:p>
          </table:table-cell>
          <table:table-cell table:style-name="ce1"/>
        </table:table-row>
        <table:table-row table:style-name="ro1">
          <table:table-cell office:value-type="float" office:value="0.933171629905701" calcext:value-type="float">
            <text:p>0.9331716299</text:p>
          </table:table-cell>
          <table:table-cell/>
          <table:table-cell table:style-name="ce1" table:formula="of:=SUM([.A1629:.A1639])/11" office:value-type="float" office:value="0.591528049924157" calcext:value-type="float">
            <text:p>0.591528049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29:.G1639])/11" office:value-type="float" office:value="87" calcext:value-type="float">
            <text:p>87</text:p>
          </table:table-cell>
          <table:table-cell table:style-name="ce1"/>
        </table:table-row>
        <table:table-row table:style-name="ro1">
          <table:table-cell office:value-type="float" office:value="0.402855396270752" calcext:value-type="float">
            <text:p>0.4028553963</text:p>
          </table:table-cell>
          <table:table-cell/>
          <table:table-cell table:style-name="ce1" table:formula="of:=SUM([.A1630:.A1640])/11" office:value-type="float" office:value="0.553579452362928" calcext:value-type="float">
            <text:p>0.553579452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30:.G1640])/11" office:value-type="float" office:value="86.4545454545454" calcext:value-type="float">
            <text:p>86.4545454545</text:p>
          </table:table-cell>
          <table:table-cell table:style-name="ce1"/>
        </table:table-row>
        <table:table-row table:style-name="ro1">
          <table:table-cell office:value-type="float" office:value="0.535077214241028" calcext:value-type="float">
            <text:p>0.5350772142</text:p>
          </table:table-cell>
          <table:table-cell/>
          <table:table-cell table:style-name="ce1" table:formula="of:=SUM([.A1631:.A1641])/11" office:value-type="float" office:value="0.580939653244886" calcext:value-type="float">
            <text:p>0.580939653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31:.G1641])/11" office:value-type="float" office:value="88.0909090909091" calcext:value-type="float">
            <text:p>88.0909090909</text:p>
          </table:table-cell>
          <table:table-cell table:style-name="ce1"/>
        </table:table-row>
        <table:table-row table:style-name="ro1">
          <table:table-cell office:value-type="float" office:value="0.532477259635925" calcext:value-type="float">
            <text:p>0.5324772596</text:p>
          </table:table-cell>
          <table:table-cell/>
          <table:table-cell table:style-name="ce1" table:formula="of:=SUM([.A1632:.A1642])/11" office:value-type="float" office:value="0.594888836145401" calcext:value-type="float">
            <text:p>0.594888836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632:.G1642])/11" office:value-type="float" office:value="86.3636363636364" calcext:value-type="float">
            <text:p>86.3636363636</text:p>
          </table:table-cell>
          <table:table-cell table:style-name="ce1"/>
        </table:table-row>
        <table:table-row table:style-name="ro1">
          <table:table-cell office:value-type="float" office:value="0.434460759162903" calcext:value-type="float">
            <text:p>0.4344607592</text:p>
          </table:table-cell>
          <table:table-cell/>
          <table:table-cell table:style-name="ce1" table:formula="of:=SUM([.A1633:.A1643])/11" office:value-type="float" office:value="0.61922105604952" calcext:value-type="float">
            <text:p>0.61922105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633:.G1643])/11" office:value-type="float" office:value="85.4545454545455" calcext:value-type="float">
            <text:p>85.4545454545</text:p>
          </table:table-cell>
          <table:table-cell table:style-name="ce1"/>
        </table:table-row>
        <table:table-row table:style-name="ro1">
          <table:table-cell office:value-type="float" office:value="0.677787125110626" calcext:value-type="float">
            <text:p>0.6777871251</text:p>
          </table:table-cell>
          <table:table-cell/>
          <table:table-cell table:style-name="ce1" table:formula="of:=SUM([.A1634:.A1644])/11" office:value-type="float" office:value="0.685055534948002" calcext:value-type="float">
            <text:p>0.685055534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34:.G1644])/11" office:value-type="float" office:value="85.2727272727273" calcext:value-type="float">
            <text:p>85.2727272727</text:p>
          </table:table-cell>
          <table:table-cell table:style-name="ce1"/>
        </table:table-row>
        <table:table-row table:style-name="ro1">
          <table:table-cell office:value-type="float" office:value="0.931756973266602" calcext:value-type="float">
            <text:p>0.9317569733</text:p>
          </table:table-cell>
          <table:table-cell/>
          <table:table-cell table:style-name="ce1" table:formula="of:=SUM([.A1635:.A1645])/11" office:value-type="float" office:value="0.681310894814405" calcext:value-type="float">
            <text:p>0.681310894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635:.G1645])/11" office:value-type="float" office:value="85.8181818181818" calcext:value-type="float">
            <text:p>85.8181818182</text:p>
          </table:table-cell>
          <table:table-cell table:style-name="ce1"/>
        </table:table-row>
        <table:table-row table:style-name="ro1">
          <table:table-cell office:value-type="float" office:value="0.527639746665955" calcext:value-type="float">
            <text:p>0.5276397467</text:p>
          </table:table-cell>
          <table:table-cell/>
          <table:table-cell table:style-name="ce1" table:formula="of:=SUM([.A1636:.A1646])/11" office:value-type="float" office:value="0.637284013358029" calcext:value-type="float">
            <text:p>0.637284013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36:.G1646])/11" office:value-type="float" office:value="82.3636363636364" calcext:value-type="float">
            <text:p>82.3636363636</text:p>
          </table:table-cell>
          <table:table-cell table:style-name="ce1"/>
        </table:table-row>
        <table:table-row table:style-name="ro1">
          <table:table-cell office:value-type="float" office:value="0.438352257013321" calcext:value-type="float">
            <text:p>0.438352257</text:p>
          </table:table-cell>
          <table:table-cell/>
          <table:table-cell table:style-name="ce1" table:formula="of:=SUM([.A1637:.A1647])/11" office:value-type="float" office:value="0.629244950684634" calcext:value-type="float">
            <text:p>0.629244950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637:.G1647])/11" office:value-type="float" office:value="80.6363636363636" calcext:value-type="float">
            <text:p>80.6363636364</text:p>
          </table:table-cell>
          <table:table-cell table:style-name="ce1"/>
        </table:table-row>
        <table:table-row table:style-name="ro1">
          <table:table-cell office:value-type="float" office:value="0.679114818572998" calcext:value-type="float">
            <text:p>0.6791148186</text:p>
          </table:table-cell>
          <table:table-cell/>
          <table:table-cell table:style-name="ce1" table:formula="of:=SUM([.A1638:.A1648])/11" office:value-type="float" office:value="0.687501454895193" calcext:value-type="float">
            <text:p>0.687501454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38:.G1648])/11" office:value-type="float" office:value="78.9090909090909" calcext:value-type="float">
            <text:p>78.9090909091</text:p>
          </table:table-cell>
          <table:table-cell table:style-name="ce1"/>
        </table:table-row>
        <table:table-row table:style-name="ro1">
          <table:table-cell office:value-type="float" office:value="0.414115369319916" calcext:value-type="float">
            <text:p>0.4141153693</text:p>
          </table:table-cell>
          <table:table-cell/>
          <table:table-cell table:style-name="ce1" table:formula="of:=SUM([.A1639:.A1649])/11" office:value-type="float" office:value="0.707030244848945" calcext:value-type="float">
            <text:p>0.707030244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39:.G1649])/11" office:value-type="float" office:value="77.7272727272727" calcext:value-type="float">
            <text:p>77.7272727273</text:p>
          </table:table-cell>
          <table:table-cell table:style-name="ce1"/>
        </table:table-row>
        <table:table-row table:style-name="ro1">
          <table:table-cell office:value-type="float" office:value="0.515737056732178" calcext:value-type="float">
            <text:p>0.5157370567</text:p>
          </table:table-cell>
          <table:table-cell/>
          <table:table-cell table:style-name="ce1" table:formula="of:=SUM([.A1640:.A1650])/11" office:value-type="float" office:value="0.695793848146092" calcext:value-type="float">
            <text:p>0.695793848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40:.G1650])/11" office:value-type="float" office:value="77.1818181818182" calcext:value-type="float">
            <text:p>77.1818181818</text:p>
          </table:table-cell>
          <table:table-cell table:style-name="ce1"/>
        </table:table-row>
        <table:table-row table:style-name="ro1">
          <table:table-cell office:value-type="float" office:value="0.70381760597229" calcext:value-type="float">
            <text:p>0.703817606</text:p>
          </table:table-cell>
          <table:table-cell/>
          <table:table-cell table:style-name="ce1" table:formula="of:=SUM([.A1641:.A1651])/11" office:value-type="float" office:value="0.742333956740119" calcext:value-type="float">
            <text:p>0.742333956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641:.G1651])/11" office:value-type="float" office:value="78.2727272727273" calcext:value-type="float">
            <text:p>78.2727272727</text:p>
          </table:table-cell>
          <table:table-cell table:style-name="ce1"/>
        </table:table-row>
        <table:table-row table:style-name="ro1">
          <table:table-cell office:value-type="float" office:value="0.688518226146698" calcext:value-type="float">
            <text:p>0.6885182261</text:p>
          </table:table-cell>
          <table:table-cell/>
          <table:table-cell table:style-name="ce1" table:formula="of:=SUM([.A1642:.A1652])/11" office:value-type="float" office:value="0.689765541390939" calcext:value-type="float">
            <text:p>0.689765541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642:.G1652])/11" office:value-type="float" office:value="77.7272727272727" calcext:value-type="float">
            <text:p>77.7272727273</text:p>
          </table:table-cell>
          <table:table-cell table:style-name="ce1"/>
        </table:table-row>
        <table:table-row table:style-name="ro1">
          <table:table-cell office:value-type="float" office:value="0.800131678581238" calcext:value-type="float">
            <text:p>0.8001316786</text:p>
          </table:table-cell>
          <table:table-cell/>
          <table:table-cell table:style-name="ce1" table:formula="of:=SUM([.A1643:.A1653])/11" office:value-type="float" office:value="0.697830288247628" calcext:value-type="float">
            <text:p>0.697830288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43:.G1653])/11" office:value-type="float" office:value="80" calcext:value-type="float">
            <text:p>80</text:p>
          </table:table-cell>
          <table:table-cell table:style-name="ce1"/>
        </table:table-row>
        <table:table-row table:style-name="ro1">
          <table:table-cell office:value-type="float" office:value="1.1586400270462" calcext:value-type="float">
            <text:p>1.158640027</text:p>
          </table:table-cell>
          <table:table-cell/>
          <table:table-cell table:style-name="ce1" table:formula="of:=SUM([.A1644:.A1654])/11" office:value-type="float" office:value="0.701337241313674" calcext:value-type="float">
            <text:p>0.701337241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644:.G1654])/11" office:value-type="float" office:value="80.5454545454546" calcext:value-type="float">
            <text:p>80.5454545455</text:p>
          </table:table-cell>
          <table:table-cell table:style-name="ce1"/>
        </table:table-row>
        <table:table-row table:style-name="ro1">
          <table:table-cell office:value-type="float" office:value="0.636596083641052" calcext:value-type="float">
            <text:p>0.6365960836</text:p>
          </table:table-cell>
          <table:table-cell/>
          <table:table-cell table:style-name="ce1" table:formula="of:=SUM([.A1645:.A1655])/11" office:value-type="float" office:value="0.646672185171734" calcext:value-type="float">
            <text:p>0.646672185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645:.G1655])/11" office:value-type="float" office:value="79.0909090909091" calcext:value-type="float">
            <text:p>79.0909090909</text:p>
          </table:table-cell>
          <table:table-cell table:style-name="ce1"/>
        </table:table-row>
        <table:table-row table:style-name="ro1">
          <table:table-cell office:value-type="float" office:value="0.447461277246475" calcext:value-type="float">
            <text:p>0.4474612772</text:p>
          </table:table-cell>
          <table:table-cell/>
          <table:table-cell table:style-name="ce1" table:formula="of:=SUM([.A1646:.A1656])/11" office:value-type="float" office:value="0.689335000785914" calcext:value-type="float">
            <text:p>0.689335000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646:.G1656])/11" office:value-type="float" office:value="78.9090909090909" calcext:value-type="float">
            <text:p>78.9090909091</text:p>
          </table:table-cell>
          <table:table-cell table:style-name="ce1"/>
        </table:table-row>
        <table:table-row table:style-name="ro1">
          <table:table-cell office:value-type="float" office:value="0.439210057258606" calcext:value-type="float">
            <text:p>0.4392100573</text:p>
          </table:table-cell>
          <table:table-cell/>
          <table:table-cell table:style-name="ce1" table:formula="of:=SUM([.A1647:.A1657])/11" office:value-type="float" office:value="0.729117971929637" calcext:value-type="float">
            <text:p>0.729117971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647:.G1657])/11" office:value-type="float" office:value="80.0909090909091" calcext:value-type="float">
            <text:p>80.0909090909</text:p>
          </table:table-cell>
          <table:table-cell table:style-name="ce1"/>
        </table:table-row>
        <table:table-row table:style-name="ro1">
          <table:table-cell office:value-type="float" office:value="1.07917380332947" calcext:value-type="float">
            <text:p>1.0791738033</text:p>
          </table:table-cell>
          <table:table-cell/>
          <table:table-cell table:style-name="ce1" table:formula="of:=SUM([.A1648:.A1658])/11" office:value-type="float" office:value="0.768374620513482" calcext:value-type="float">
            <text:p>0.768374620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48:.G1658])/11" office:value-type="float" office:value="81.2727272727273" calcext:value-type="float">
            <text:p>81.2727272727</text:p>
          </table:table-cell>
          <table:table-cell table:style-name="ce1"/>
        </table:table-row>
        <table:table-row table:style-name="ro1">
          <table:table-cell office:value-type="float" office:value="0.89393150806427" calcext:value-type="float">
            <text:p>0.8939315081</text:p>
          </table:table-cell>
          <table:table-cell/>
          <table:table-cell table:style-name="ce1" table:formula="of:=SUM([.A1649:.A1659])/11" office:value-type="float" office:value="0.743675994602116" calcext:value-type="float">
            <text:p>0.743675994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649:.G1659])/11" office:value-type="float" office:value="81.8181818181818" calcext:value-type="float">
            <text:p>81.8181818182</text:p>
          </table:table-cell>
          <table:table-cell table:style-name="ce1"/>
        </table:table-row>
        <table:table-row table:style-name="ro1">
          <table:table-cell office:value-type="float" office:value="0.290515005588531" calcext:value-type="float">
            <text:p>0.2905150056</text:p>
          </table:table-cell>
          <table:table-cell/>
          <table:table-cell table:style-name="ce1" table:formula="of:=SUM([.A1650:.A1660])/11" office:value-type="float" office:value="0.730835962024602" calcext:value-type="float">
            <text:p>0.73083596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50:.G1660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1.02767825126648" calcext:value-type="float">
            <text:p>1.0276782513</text:p>
          </table:table-cell>
          <table:table-cell/>
          <table:table-cell table:style-name="ce1" table:formula="of:=SUM([.A1651:.A1661])/11" office:value-type="float" office:value="0.762944892048836" calcext:value-type="float">
            <text:p>0.76294489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51:.G1661])/11" office:value-type="float" office:value="85.1818181818182" calcext:value-type="float">
            <text:p>85.1818181818</text:p>
          </table:table-cell>
          <table:table-cell table:style-name="ce1"/>
        </table:table-row>
        <table:table-row table:style-name="ro1">
          <table:table-cell office:value-type="float" office:value="0.12556503713131" calcext:value-type="float">
            <text:p>0.1255650371</text:p>
          </table:table-cell>
          <table:table-cell/>
          <table:table-cell table:style-name="ce1" table:formula="of:=SUM([.A1652:.A1662])/11" office:value-type="float" office:value="0.786136116493832" calcext:value-type="float">
            <text:p>0.786136116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52:.G1662])/11" office:value-type="float" office:value="85.1818181818182" calcext:value-type="float">
            <text:p>85.1818181818</text:p>
          </table:table-cell>
          <table:table-cell table:style-name="ce1"/>
        </table:table-row>
        <table:table-row table:style-name="ro1">
          <table:table-cell office:value-type="float" office:value="0.777230441570282" calcext:value-type="float">
            <text:p>0.7772304416</text:p>
          </table:table-cell>
          <table:table-cell/>
          <table:table-cell table:style-name="ce1" table:formula="of:=SUM([.A1653:.A1663])/11" office:value-type="float" office:value="0.873098362575877" calcext:value-type="float">
            <text:p>0.873098362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53:.G1663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0.838708162307739" calcext:value-type="float">
            <text:p>0.8387081623</text:p>
          </table:table-cell>
          <table:table-cell/>
          <table:table-cell table:style-name="ce1" table:formula="of:=SUM([.A1654:.A1664])/11" office:value-type="float" office:value="0.868832571939988" calcext:value-type="float">
            <text:p>0.868832571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54:.G1664])/11" office:value-type="float" office:value="82.3636363636364" calcext:value-type="float">
            <text:p>82.3636363636</text:p>
          </table:table-cell>
          <table:table-cell table:style-name="ce1"/>
        </table:table-row>
        <table:table-row table:style-name="ro1">
          <table:table-cell office:value-type="float" office:value="0.557324409484863" calcext:value-type="float">
            <text:p>0.5573244095</text:p>
          </table:table-cell>
          <table:table-cell/>
          <table:table-cell table:style-name="ce1" table:formula="of:=SUM([.A1655:.A1665])/11" office:value-type="float" office:value="0.879193078387867" calcext:value-type="float">
            <text:p>0.879193078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55:.G1665])/11" office:value-type="float" office:value="82.3636363636364" calcext:value-type="float">
            <text:p>82.3636363636</text:p>
          </table:table-cell>
          <table:table-cell table:style-name="ce1"/>
        </table:table-row>
        <table:table-row table:style-name="ro1">
          <table:table-cell office:value-type="float" office:value="1.10588705539703" calcext:value-type="float">
            <text:p>1.1058870554</text:p>
          </table:table-cell>
          <table:table-cell/>
          <table:table-cell table:style-name="ce1" table:formula="of:=SUM([.A1656:.A1666])/11" office:value-type="float" office:value="0.892263732173226" calcext:value-type="float">
            <text:p>0.892263732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656:.G1666])/11" office:value-type="float" office:value="82.3636363636364" calcext:value-type="float">
            <text:p>82.3636363636</text:p>
          </table:table-cell>
          <table:table-cell table:style-name="ce1"/>
        </table:table-row>
        <table:table-row table:style-name="ro1">
          <table:table-cell office:value-type="float" office:value="0.885073959827423" calcext:value-type="float">
            <text:p>0.8850739598</text:p>
          </table:table-cell>
          <table:table-cell/>
          <table:table-cell table:style-name="ce1" table:formula="of:=SUM([.A1657:.A1667])/11" office:value-type="float" office:value="0.871629211035642" calcext:value-type="float">
            <text:p>0.87162921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57:.G1667])/11" office:value-type="float" office:value="82" calcext:value-type="float">
            <text:p>82</text:p>
          </table:table-cell>
          <table:table-cell table:style-name="ce1"/>
        </table:table-row>
        <table:table-row table:style-name="ro1">
          <table:table-cell office:value-type="float" office:value="0.871033191680908" calcext:value-type="float">
            <text:p>0.8710331917</text:p>
          </table:table-cell>
          <table:table-cell/>
          <table:table-cell table:style-name="ce1" table:formula="of:=SUM([.A1658:.A1668])/11" office:value-type="float" office:value="0.843363322994926" calcext:value-type="float">
            <text:p>0.84336332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58:.G1668])/11" office:value-type="float" office:value="82.7272727272727" calcext:value-type="float">
            <text:p>82.7272727273</text:p>
          </table:table-cell>
          <table:table-cell table:style-name="ce1"/>
        </table:table-row>
        <table:table-row table:style-name="ro1">
          <table:table-cell office:value-type="float" office:value="0.807488918304443" calcext:value-type="float">
            <text:p>0.8074889183</text:p>
          </table:table-cell>
          <table:table-cell/>
          <table:table-cell table:style-name="ce1" table:formula="of:=SUM([.A1659:.A1669])/11" office:value-type="float" office:value="0.865141928195953" calcext:value-type="float">
            <text:p>0.865141928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59:.G1669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752691149711609" calcext:value-type="float">
            <text:p>0.7526911497</text:p>
          </table:table-cell>
          <table:table-cell/>
          <table:table-cell table:style-name="ce1" table:formula="of:=SUM([.A1660:.A1670])/11" office:value-type="float" office:value="0.837750375270843" calcext:value-type="float">
            <text:p>0.837750375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660:.G1670])/11" office:value-type="float" office:value="81.6363636363636" calcext:value-type="float">
            <text:p>81.6363636364</text:p>
          </table:table-cell>
          <table:table-cell table:style-name="ce1"/>
        </table:table-row>
        <table:table-row table:style-name="ro1">
          <table:table-cell office:value-type="float" office:value="0.643713235855103" calcext:value-type="float">
            <text:p>0.6437132359</text:p>
          </table:table-cell>
          <table:table-cell/>
          <table:table-cell table:style-name="ce1" table:formula="of:=SUM([.A1661:.A1671])/11" office:value-type="float" office:value="0.908562383868477" calcext:value-type="float">
            <text:p>0.908562383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61:.G1671])/11" office:value-type="float" office:value="81.6363636363636" calcext:value-type="float">
            <text:p>81.6363636364</text:p>
          </table:table-cell>
          <table:table-cell table:style-name="ce1"/>
        </table:table-row>
        <table:table-row table:style-name="ro1">
          <table:table-cell office:value-type="float" office:value="1.28278172016144" calcext:value-type="float">
            <text:p>1.2827817202</text:p>
          </table:table-cell>
          <table:table-cell/>
          <table:table-cell table:style-name="ce1" table:formula="of:=SUM([.A1662:.A1672])/11" office:value-type="float" office:value="0.904693457213315" calcext:value-type="float">
            <text:p>0.904693457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62:.G1672])/11" office:value-type="float" office:value="79.9090909090909" calcext:value-type="float">
            <text:p>79.9090909091</text:p>
          </table:table-cell>
          <table:table-cell table:style-name="ce1"/>
        </table:table-row>
        <table:table-row table:style-name="ro1">
          <table:table-cell office:value-type="float" office:value="1.08214974403381" calcext:value-type="float">
            <text:p>1.082149744</text:p>
          </table:table-cell>
          <table:table-cell/>
          <table:table-cell table:style-name="ce1" table:formula="of:=SUM([.A1663:.A1673])/11" office:value-type="float" office:value="0.834555441682988" calcext:value-type="float">
            <text:p>0.834555441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63:.G1673])/11" office:value-type="float" office:value="81.0909090909091" calcext:value-type="float">
            <text:p>81.0909090909</text:p>
          </table:table-cell>
          <table:table-cell table:style-name="ce1"/>
        </table:table-row>
        <table:table-row table:style-name="ro1">
          <table:table-cell office:value-type="float" office:value="0.730306744575501" calcext:value-type="float">
            <text:p>0.7303067446</text:p>
          </table:table-cell>
          <table:table-cell/>
          <table:table-cell table:style-name="ce1" table:formula="of:=SUM([.A1664:.A1674])/11" office:value-type="float" office:value="0.77606526017189" calcext:value-type="float">
            <text:p>0.776065260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664:.G1674])/11" office:value-type="float" office:value="79.3636363636364" calcext:value-type="float">
            <text:p>79.3636363636</text:p>
          </table:table-cell>
          <table:table-cell table:style-name="ce1"/>
        </table:table-row>
        <table:table-row table:style-name="ro1">
          <table:table-cell office:value-type="float" office:value="0.952673733234406" calcext:value-type="float">
            <text:p>0.9526737332</text:p>
          </table:table-cell>
          <table:table-cell/>
          <table:table-cell table:style-name="ce1" table:formula="of:=SUM([.A1665:.A1675])/11" office:value-type="float" office:value="0.739588956941257" calcext:value-type="float">
            <text:p>0.739588956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65:.G1675])/11" office:value-type="float" office:value="82.2727272727273" calcext:value-type="float">
            <text:p>82.2727272727</text:p>
          </table:table-cell>
          <table:table-cell table:style-name="ce1"/>
        </table:table-row>
        <table:table-row table:style-name="ro1">
          <table:table-cell office:value-type="float" office:value="0.70110160112381" calcext:value-type="float">
            <text:p>0.7011016011</text:p>
          </table:table-cell>
          <table:table-cell/>
          <table:table-cell table:style-name="ce1" table:formula="of:=SUM([.A1666:.A1676])/11" office:value-type="float" office:value="0.709277637980201" calcext:value-type="float">
            <text:p>0.70927763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66:.G1676])/11" office:value-type="float" office:value="80.5454545454546" calcext:value-type="float">
            <text:p>80.5454545455</text:p>
          </table:table-cell>
          <table:table-cell table:style-name="ce1"/>
        </table:table-row>
        <table:table-row table:style-name="ro1">
          <table:table-cell office:value-type="float" office:value="0.878907322883606" calcext:value-type="float">
            <text:p>0.8789073229</text:p>
          </table:table-cell>
          <table:table-cell/>
          <table:table-cell table:style-name="ce1" table:formula="of:=SUM([.A1667:.A1677])/11" office:value-type="float" office:value="0.721521575342525" calcext:value-type="float">
            <text:p>0.721521575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67:.G1677])/11" office:value-type="float" office:value="79.9090909090909" calcext:value-type="float">
            <text:p>79.9090909091</text:p>
          </table:table-cell>
          <table:table-cell table:style-name="ce1"/>
        </table:table-row>
        <table:table-row table:style-name="ro1">
          <table:table-cell office:value-type="float" office:value="0.574149191379547" calcext:value-type="float">
            <text:p>0.5741491914</text:p>
          </table:table-cell>
          <table:table-cell/>
          <table:table-cell table:style-name="ce1" table:formula="of:=SUM([.A1668:.A1678])/11" office:value-type="float" office:value="0.693557926199652" calcext:value-type="float">
            <text:p>0.693557926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668:.G1678])/11" office:value-type="float" office:value="78.1818181818182" calcext:value-type="float">
            <text:p>78.1818181818</text:p>
          </table:table-cell>
          <table:table-cell table:style-name="ce1"/>
        </table:table-row>
        <table:table-row table:style-name="ro1">
          <table:table-cell office:value-type="float" office:value="1.11059784889221" calcext:value-type="float">
            <text:p>1.1105978489</text:p>
          </table:table-cell>
          <table:table-cell/>
          <table:table-cell table:style-name="ce1" table:formula="of:=SUM([.A1669:.A1679])/11" office:value-type="float" office:value="0.709910883144898" calcext:value-type="float">
            <text:p>0.709910883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69:.G1679])/11" office:value-type="float" office:value="78" calcext:value-type="float">
            <text:p>78</text:p>
          </table:table-cell>
          <table:table-cell table:style-name="ce1"/>
        </table:table-row>
        <table:table-row table:style-name="ro1">
          <table:table-cell office:value-type="float" office:value="0.506181836128235" calcext:value-type="float">
            <text:p>0.5061818361</text:p>
          </table:table-cell>
          <table:table-cell/>
          <table:table-cell table:style-name="ce1" table:formula="of:=SUM([.A1670:.A1680])/11" office:value-type="float" office:value="0.665272243998267" calcext:value-type="float">
            <text:p>0.66527224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70:.G1680])/11" office:value-type="float" office:value="77.1818181818182" calcext:value-type="float">
            <text:p>77.1818181818</text:p>
          </table:table-cell>
          <table:table-cell table:style-name="ce1"/>
        </table:table-row>
        <table:table-row table:style-name="ro1">
          <table:table-cell office:value-type="float" office:value="1.53162324428558" calcext:value-type="float">
            <text:p>1.5316232443</text:p>
          </table:table-cell>
          <table:table-cell/>
          <table:table-cell table:style-name="ce1" table:formula="of:=SUM([.A1671:.A1681])/11" office:value-type="float" office:value="0.692701570012352" calcext:value-type="float">
            <text:p>0.6927015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671:.G1681])/11" office:value-type="float" office:value="75.4545454545455" calcext:value-type="float">
            <text:p>75.4545454545</text:p>
          </table:table-cell>
          <table:table-cell table:style-name="ce1"/>
        </table:table-row>
        <table:table-row table:style-name="ro1">
          <table:table-cell office:value-type="float" office:value="0.601155042648315" calcext:value-type="float">
            <text:p>0.6011550426</text:p>
          </table:table-cell>
          <table:table-cell/>
          <table:table-cell table:style-name="ce1" table:formula="of:=SUM([.A1672:.A1682])/11" office:value-type="float" office:value="0.628909503871744" calcext:value-type="float">
            <text:p>0.628909503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672:.G1682])/11" office:value-type="float" office:value="73.8181818181818" calcext:value-type="float">
            <text:p>73.8181818182</text:p>
          </table:table-cell>
          <table:table-cell table:style-name="ce1"/>
        </table:table-row>
        <table:table-row table:style-name="ro1">
          <table:table-cell office:value-type="float" office:value="0.51126354932785" calcext:value-type="float">
            <text:p>0.5112635493</text:p>
          </table:table-cell>
          <table:table-cell/>
          <table:table-cell table:style-name="ce1" table:formula="of:=SUM([.A1673:.A1683])/11" office:value-type="float" office:value="0.656511444937099" calcext:value-type="float">
            <text:p>0.656511444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673:.G1683])/11" office:value-type="float" office:value="75.5454545454546" calcext:value-type="float">
            <text:p>75.5454545455</text:p>
          </table:table-cell>
          <table:table-cell table:style-name="ce1"/>
        </table:table-row>
        <table:table-row table:style-name="ro1">
          <table:table-cell office:value-type="float" office:value="0.438757747411728" calcext:value-type="float">
            <text:p>0.4387577474</text:p>
          </table:table-cell>
          <table:table-cell/>
          <table:table-cell table:style-name="ce1" table:formula="of:=SUM([.A1674:.A1684])/11" office:value-type="float" office:value="0.660830354148692" calcext:value-type="float">
            <text:p>0.660830354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674:.G1684])/11" office:value-type="float" office:value="72.6363636363636" calcext:value-type="float">
            <text:p>72.6363636364</text:p>
          </table:table-cell>
          <table:table-cell table:style-name="ce1"/>
        </table:table-row>
        <table:table-row table:style-name="ro1">
          <table:table-cell office:value-type="float" office:value="0.329067409038544" calcext:value-type="float">
            <text:p>0.329067409</text:p>
          </table:table-cell>
          <table:table-cell/>
          <table:table-cell table:style-name="ce1" table:formula="of:=SUM([.A1675:.A1685])/11" office:value-type="float" office:value="0.718924977562644" calcext:value-type="float">
            <text:p>0.718924977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675:.G1685])/11" office:value-type="float" office:value="76" calcext:value-type="float">
            <text:p>76</text:p>
          </table:table-cell>
          <table:table-cell table:style-name="ce1"/>
        </table:table-row>
        <table:table-row table:style-name="ro1">
          <table:table-cell office:value-type="float" office:value="0.619249224662781" calcext:value-type="float">
            <text:p>0.6192492247</text:p>
          </table:table-cell>
          <table:table-cell/>
          <table:table-cell table:style-name="ce1" table:formula="of:=SUM([.A1676:.A1686])/11" office:value-type="float" office:value="0.758029455488378" calcext:value-type="float">
            <text:p>0.758029455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676:.G1686])/11" office:value-type="float" office:value="72.5454545454546" calcext:value-type="float">
            <text:p>72.5454545455</text:p>
          </table:table-cell>
          <table:table-cell table:style-name="ce1"/>
        </table:table-row>
        <table:table-row table:style-name="ro1">
          <table:table-cell office:value-type="float" office:value="0.835784912109375" calcext:value-type="float">
            <text:p>0.8357849121</text:p>
          </table:table-cell>
          <table:table-cell/>
          <table:table-cell table:style-name="ce1" table:formula="of:=SUM([.A1677:.A1687])/11" office:value-type="float" office:value="0.793619475581429" calcext:value-type="float">
            <text:p>0.793619475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677:.G1687])/11" office:value-type="float" office:value="72" calcext:value-type="float">
            <text:p>72</text:p>
          </table:table-cell>
          <table:table-cell table:style-name="ce1"/>
        </table:table-row>
        <table:table-row table:style-name="ro1">
          <table:table-cell office:value-type="float" office:value="0.571307182312012" calcext:value-type="float">
            <text:p>0.5713071823</text:p>
          </table:table-cell>
          <table:table-cell/>
          <table:table-cell table:style-name="ce1" table:formula="of:=SUM([.A1678:.A1688])/11" office:value-type="float" office:value="0.765493192455985" calcext:value-type="float">
            <text:p>0.765493192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678:.G1688])/11" office:value-type="float" office:value="72.6363636363636" calcext:value-type="float">
            <text:p>72.6363636364</text:p>
          </table:table-cell>
          <table:table-cell table:style-name="ce1"/>
        </table:table-row>
        <table:table-row table:style-name="ro1">
          <table:table-cell office:value-type="float" office:value="0.754031717777252" calcext:value-type="float">
            <text:p>0.7540317178</text:p>
          </table:table-cell>
          <table:table-cell/>
          <table:table-cell table:style-name="ce1" table:formula="of:=SUM([.A1679:.A1689])/11" office:value-type="float" office:value="0.773282457481731" calcext:value-type="float">
            <text:p>0.773282457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79:.G1689])/11" office:value-type="float" office:value="73.2727272727273" calcext:value-type="float">
            <text:p>73.2727272727</text:p>
          </table:table-cell>
          <table:table-cell table:style-name="ce1"/>
        </table:table-row>
        <table:table-row table:style-name="ro1">
          <table:table-cell office:value-type="float" office:value="0.619572818279266" calcext:value-type="float">
            <text:p>0.6195728183</text:p>
          </table:table-cell>
          <table:table-cell/>
          <table:table-cell table:style-name="ce1" table:formula="of:=SUM([.A1680:.A1690])/11" office:value-type="float" office:value="0.765677452087402" calcext:value-type="float">
            <text:p>0.765677452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1680:.G1690])/11" office:value-type="float" office:value="73.2727272727273" calcext:value-type="float">
            <text:p>73.2727272727</text:p>
          </table:table-cell>
          <table:table-cell table:style-name="ce1"/>
        </table:table-row>
        <table:table-row table:style-name="ro1">
          <table:table-cell office:value-type="float" office:value="0.807904422283173" calcext:value-type="float">
            <text:p>0.8079044223</text:p>
          </table:table-cell>
          <table:table-cell/>
          <table:table-cell table:style-name="ce1" table:formula="of:=SUM([.A1681:.A1691])/11" office:value-type="float" office:value="0.762839219786904" calcext:value-type="float">
            <text:p>0.762839219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681:.G1691])/11" office:value-type="float" office:value="74.6363636363636" calcext:value-type="float">
            <text:p>74.6363636364</text:p>
          </table:table-cell>
          <table:table-cell table:style-name="ce1"/>
        </table:table-row>
        <table:table-row table:style-name="ro1">
          <table:table-cell office:value-type="float" office:value="0.829910516738892" calcext:value-type="float">
            <text:p>0.8299105167</text:p>
          </table:table-cell>
          <table:table-cell/>
          <table:table-cell table:style-name="ce1" table:formula="of:=SUM([.A1682:.A1692])/11" office:value-type="float" office:value="0.754970756444064" calcext:value-type="float">
            <text:p>0.754970756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82:.G1692])/11" office:value-type="float" office:value="75.8181818181818" calcext:value-type="float">
            <text:p>75.8181818182</text:p>
          </table:table-cell>
          <table:table-cell table:style-name="ce1"/>
        </table:table-row>
        <table:table-row table:style-name="ro1">
          <table:table-cell office:value-type="float" office:value="0.904776394367218" calcext:value-type="float">
            <text:p>0.9047763944</text:p>
          </table:table-cell>
          <table:table-cell/>
          <table:table-cell table:style-name="ce1" table:formula="of:=SUM([.A1683:.A1693])/11" office:value-type="float" office:value="0.719874731519005" calcext:value-type="float">
            <text:p>0.719874731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83:.G1693])/11" office:value-type="float" office:value="76.9090909090909" calcext:value-type="float">
            <text:p>76.9090909091</text:p>
          </table:table-cell>
          <table:table-cell table:style-name="ce1"/>
        </table:table-row>
        <table:table-row table:style-name="ro1">
          <table:table-cell office:value-type="float" office:value="0.558771550655365" calcext:value-type="float">
            <text:p>0.5587715507</text:p>
          </table:table-cell>
          <table:table-cell/>
          <table:table-cell table:style-name="ce1" table:formula="of:=SUM([.A1684:.A1694])/11" office:value-type="float" office:value="0.675394413146106" calcext:value-type="float">
            <text:p>0.675394413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684:.G1694])/11" office:value-type="float" office:value="76.9090909090909" calcext:value-type="float">
            <text:p>76.9090909091</text:p>
          </table:table-cell>
          <table:table-cell table:style-name="ce1"/>
        </table:table-row>
        <table:table-row table:style-name="ro1">
          <table:table-cell office:value-type="float" office:value="1.07779860496521" calcext:value-type="float">
            <text:p>1.077798605</text:p>
          </table:table-cell>
          <table:table-cell/>
          <table:table-cell table:style-name="ce1" table:formula="of:=SUM([.A1685:.A1695])/11" office:value-type="float" office:value="0.682615082372319" calcext:value-type="float">
            <text:p>0.682615082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685:.G1695])/11" office:value-type="float" office:value="76.9090909090909" calcext:value-type="float">
            <text:p>76.9090909091</text:p>
          </table:table-cell>
          <table:table-cell table:style-name="ce1"/>
        </table:table-row>
        <table:table-row table:style-name="ro1">
          <table:table-cell office:value-type="float" office:value="0.759216666221619" calcext:value-type="float">
            <text:p>0.7592166662</text:p>
          </table:table-cell>
          <table:table-cell/>
          <table:table-cell table:style-name="ce1" table:formula="of:=SUM([.A1686:.A1696])/11" office:value-type="float" office:value="0.629635762084614" calcext:value-type="float">
            <text:p>0.629635762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686:.G1696])/11" office:value-type="float" office:value="75.8181818181818" calcext:value-type="float">
            <text:p>75.8181818182</text:p>
          </table:table-cell>
          <table:table-cell table:style-name="ce1"/>
        </table:table-row>
        <table:table-row table:style-name="ro1">
          <table:table-cell office:value-type="float" office:value="1.01073944568634" calcext:value-type="float">
            <text:p>1.0107394457</text:p>
          </table:table-cell>
          <table:table-cell/>
          <table:table-cell table:style-name="ce1" table:formula="of:=SUM([.A1687:.A1697])/11" office:value-type="float" office:value="0.596544347026131" calcext:value-type="float">
            <text:p>0.59654434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687:.G1697])/11" office:value-type="float" office:value="76.3636363636364" calcext:value-type="float">
            <text:p>76.3636363636</text:p>
          </table:table-cell>
          <table:table-cell table:style-name="ce1"/>
        </table:table-row>
        <table:table-row table:style-name="ro1">
          <table:table-cell office:value-type="float" office:value="0.526395797729492" calcext:value-type="float">
            <text:p>0.5263957977</text:p>
          </table:table-cell>
          <table:table-cell/>
          <table:table-cell table:style-name="ce1" table:formula="of:=SUM([.A1688:.A1698])/11" office:value-type="float" office:value="0.540395511822267" calcext:value-type="float">
            <text:p>0.540395511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88:.G1698])/11" office:value-type="float" office:value="77.5454545454546" calcext:value-type="float">
            <text:p>77.5454545455</text:p>
          </table:table-cell>
          <table:table-cell table:style-name="ce1"/>
        </table:table-row>
        <table:table-row table:style-name="ro1">
          <table:table-cell office:value-type="float" office:value="0.656989097595215" calcext:value-type="float">
            <text:p>0.6569890976</text:p>
          </table:table-cell>
          <table:table-cell/>
          <table:table-cell table:style-name="ce1" table:formula="of:=SUM([.A1689:.A1699])/11" office:value-type="float" office:value="0.535618489438837" calcext:value-type="float">
            <text:p>0.535618489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89:.G1699])/11" office:value-type="float" office:value="77.5454545454546" calcext:value-type="float">
            <text:p>77.5454545455</text:p>
          </table:table-cell>
          <table:table-cell table:style-name="ce1"/>
        </table:table-row>
        <table:table-row table:style-name="ro1">
          <table:table-cell office:value-type="float" office:value="0.670376658439636" calcext:value-type="float">
            <text:p>0.6703766584</text:p>
          </table:table-cell>
          <table:table-cell/>
          <table:table-cell table:style-name="ce1" table:formula="of:=SUM([.A1690:.A1700])/11" office:value-type="float" office:value="0.564429862932725" calcext:value-type="float">
            <text:p>0.564429862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90:.G1700])/11" office:value-type="float" office:value="76.3636363636364" calcext:value-type="float">
            <text:p>76.3636363636</text:p>
          </table:table-cell>
          <table:table-cell table:style-name="ce1"/>
        </table:table-row>
        <table:table-row table:style-name="ro1">
          <table:table-cell office:value-type="float" office:value="0.588352262973785" calcext:value-type="float">
            <text:p>0.588352263</text:p>
          </table:table-cell>
          <table:table-cell/>
          <table:table-cell table:style-name="ce1" table:formula="of:=SUM([.A1691:.A1701])/11" office:value-type="float" office:value="0.593211201104251" calcext:value-type="float">
            <text:p>0.593211201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91:.G1701])/11" office:value-type="float" office:value="74.6363636363636" calcext:value-type="float">
            <text:p>74.6363636364</text:p>
          </table:table-cell>
          <table:table-cell table:style-name="ce1"/>
        </table:table-row>
        <table:table-row table:style-name="ro1">
          <table:table-cell office:value-type="float" office:value="0.721351325511932" calcext:value-type="float">
            <text:p>0.7213513255</text:p>
          </table:table-cell>
          <table:table-cell/>
          <table:table-cell table:style-name="ce1" table:formula="of:=SUM([.A1692:.A1702])/11" office:value-type="float" office:value="0.576577013189142" calcext:value-type="float">
            <text:p>0.576577013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92:.G1702])/11" office:value-type="float" office:value="74.0909090909091" calcext:value-type="float">
            <text:p>74.0909090909</text:p>
          </table:table-cell>
          <table:table-cell table:style-name="ce1"/>
        </table:table-row>
        <table:table-row table:style-name="ro1">
          <table:table-cell office:value-type="float" office:value="0.443854242563248" calcext:value-type="float">
            <text:p>0.4438542426</text:p>
          </table:table-cell>
          <table:table-cell/>
          <table:table-cell table:style-name="ce1" table:formula="of:=SUM([.A1693:.A1703])/11" office:value-type="float" office:value="0.542078402909366" calcext:value-type="float">
            <text:p>0.542078402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93:.G1703])/11" office:value-type="float" office:value="75.7272727272727" calcext:value-type="float">
            <text:p>75.7272727273</text:p>
          </table:table-cell>
          <table:table-cell table:style-name="ce1"/>
        </table:table-row>
        <table:table-row table:style-name="ro1">
          <table:table-cell office:value-type="float" office:value="0.41549289226532" calcext:value-type="float">
            <text:p>0.4154928923</text:p>
          </table:table-cell>
          <table:table-cell/>
          <table:table-cell table:style-name="ce1" table:formula="of:=SUM([.A1694:.A1704])/11" office:value-type="float" office:value="0.556310342116789" calcext:value-type="float">
            <text:p>0.556310342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694:.G1704])/11" office:value-type="float" office:value="75.3636363636364" calcext:value-type="float">
            <text:p>75.3636363636</text:p>
          </table:table-cell>
          <table:table-cell table:style-name="ce1"/>
        </table:table-row>
        <table:table-row table:style-name="ro1">
          <table:table-cell office:value-type="float" office:value="0.638198912143707" calcext:value-type="float">
            <text:p>0.6381989121</text:p>
          </table:table-cell>
          <table:table-cell/>
          <table:table-cell table:style-name="ce1" table:formula="of:=SUM([.A1695:.A1705])/11" office:value-type="float" office:value="0.555731906132265" calcext:value-type="float">
            <text:p>0.555731906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695:.G1705])/11" office:value-type="float" office:value="74.8181818181818" calcext:value-type="float">
            <text:p>74.8181818182</text:p>
          </table:table-cell>
          <table:table-cell table:style-name="ce1"/>
        </table:table-row>
        <table:table-row table:style-name="ro1">
          <table:table-cell office:value-type="float" office:value="0.495026081800461" calcext:value-type="float">
            <text:p>0.4950260818</text:p>
          </table:table-cell>
          <table:table-cell/>
          <table:table-cell table:style-name="ce1" table:formula="of:=SUM([.A1696:.A1706])/11" office:value-type="float" office:value="0.52273199504072" calcext:value-type="float">
            <text:p>0.52273199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696:.G1706])/11" office:value-type="float" office:value="74.8181818181818" calcext:value-type="float">
            <text:p>74.8181818182</text:p>
          </table:table-cell>
          <table:table-cell table:style-name="ce1"/>
        </table:table-row>
        <table:table-row table:style-name="ro1">
          <table:table-cell office:value-type="float" office:value="0.395211100578308" calcext:value-type="float">
            <text:p>0.3952111006</text:p>
          </table:table-cell>
          <table:table-cell/>
          <table:table-cell table:style-name="ce1" table:formula="of:=SUM([.A1697:.A1707])/11" office:value-type="float" office:value="0.520173368128863" calcext:value-type="float">
            <text:p>0.520173368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697:.G1707])/11" office:value-type="float" office:value="73.0909090909091" calcext:value-type="float">
            <text:p>73.0909090909</text:p>
          </table:table-cell>
          <table:table-cell table:style-name="ce1"/>
        </table:table-row>
        <table:table-row table:style-name="ro1">
          <table:table-cell office:value-type="float" office:value="0.393102258443832" calcext:value-type="float">
            <text:p>0.3931022584</text:p>
          </table:table-cell>
          <table:table-cell/>
          <table:table-cell table:style-name="ce1" table:formula="of:=SUM([.A1698:.A1708])/11" office:value-type="float" office:value="0.508665166117928" calcext:value-type="float">
            <text:p>0.508665166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98:.G1708])/11" office:value-type="float" office:value="73.0909090909091" calcext:value-type="float">
            <text:p>73.0909090909</text:p>
          </table:table-cell>
          <table:table-cell table:style-name="ce1"/>
        </table:table-row>
        <table:table-row table:style-name="ro1">
          <table:table-cell office:value-type="float" office:value="0.473848551511764" calcext:value-type="float">
            <text:p>0.4738485515</text:p>
          </table:table-cell>
          <table:table-cell/>
          <table:table-cell table:style-name="ce1" table:formula="of:=SUM([.A1699:.A1709])/11" office:value-type="float" office:value="0.523239761590958" calcext:value-type="float">
            <text:p>0.523239761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699:.G1709])/11" office:value-type="float" office:value="72.4545454545455" calcext:value-type="float">
            <text:p>72.4545454545</text:p>
          </table:table-cell>
          <table:table-cell table:style-name="ce1"/>
        </table:table-row>
        <table:table-row table:style-name="ro1">
          <table:table-cell office:value-type="float" office:value="0.973914206027985" calcext:value-type="float">
            <text:p>0.973914206</text:p>
          </table:table-cell>
          <table:table-cell/>
          <table:table-cell table:style-name="ce1" table:formula="of:=SUM([.A1700:.A1710])/11" office:value-type="float" office:value="0.507022808898579" calcext:value-type="float">
            <text:p>0.507022808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700:.G1710])/11" office:value-type="float" office:value="74.0909090909091" calcext:value-type="float">
            <text:p>74.0909090909</text:p>
          </table:table-cell>
          <table:table-cell table:style-name="ce1"/>
        </table:table-row>
        <table:table-row table:style-name="ro1">
          <table:table-cell office:value-type="float" office:value="0.986971378326416" calcext:value-type="float">
            <text:p>0.9869713783</text:p>
          </table:table-cell>
          <table:table-cell/>
          <table:table-cell table:style-name="ce1" table:formula="of:=SUM([.A1701:.A1711])/11" office:value-type="float" office:value="0.4582897587256" calcext:value-type="float">
            <text:p>0.458289758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701:.G1711])/11" office:value-type="float" office:value="75.8181818181818" calcext:value-type="float">
            <text:p>75.8181818182</text:p>
          </table:table-cell>
          <table:table-cell table:style-name="ce1"/>
        </table:table-row>
        <table:table-row table:style-name="ro1">
          <table:table-cell office:value-type="float" office:value="0.405376195907593" calcext:value-type="float">
            <text:p>0.4053761959</text:p>
          </table:table-cell>
          <table:table-cell/>
          <table:table-cell table:style-name="ce1" table:formula="of:=SUM([.A1702:.A1712])/11" office:value-type="float" office:value="0.40942177718336" calcext:value-type="float">
            <text:p>0.409421777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02:.G1712])/11" office:value-type="float" office:value="77" calcext:value-type="float">
            <text:p>77</text:p>
          </table:table-cell>
          <table:table-cell table:style-name="ce1"/>
        </table:table-row>
        <table:table-row table:style-name="ro1">
          <table:table-cell office:value-type="float" office:value="0.341866612434387" calcext:value-type="float">
            <text:p>0.3418666124</text:p>
          </table:table-cell>
          <table:table-cell/>
          <table:table-cell table:style-name="ce1" table:formula="of:=SUM([.A1703:.A1713])/11" office:value-type="float" office:value="0.40221659432758" calcext:value-type="float">
            <text:p>0.402216594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703:.G1713])/11" office:value-type="float" office:value="78.0909090909091" calcext:value-type="float">
            <text:p>78.0909090909</text:p>
          </table:table-cell>
          <table:table-cell table:style-name="ce1"/>
        </table:table-row>
        <table:table-row table:style-name="ro1">
          <table:table-cell office:value-type="float" office:value="0.60040557384491" calcext:value-type="float">
            <text:p>0.6004055738</text:p>
          </table:table-cell>
          <table:table-cell/>
          <table:table-cell table:style-name="ce1" table:formula="of:=SUM([.A1704:.A1714])/11" office:value-type="float" office:value="0.41476045684381" calcext:value-type="float">
            <text:p>0.414760456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704:.G1714])/11" office:value-type="float" office:value="77.5454545454546" calcext:value-type="float">
            <text:p>77.5454545455</text:p>
          </table:table-cell>
          <table:table-cell table:style-name="ce1"/>
        </table:table-row>
        <table:table-row table:style-name="ro1">
          <table:table-cell office:value-type="float" office:value="0.409130096435547" calcext:value-type="float">
            <text:p>0.4091300964</text:p>
          </table:table-cell>
          <table:table-cell/>
          <table:table-cell table:style-name="ce1" table:formula="of:=SUM([.A1705:.A1715])/11" office:value-type="float" office:value="0.38425193049691" calcext:value-type="float">
            <text:p>0.384251930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05:.G1715])/11" office:value-type="float" office:value="77.3636363636364" calcext:value-type="float">
            <text:p>77.3636363636</text:p>
          </table:table-cell>
          <table:table-cell table:style-name="ce1"/>
        </table:table-row>
        <table:table-row table:style-name="ro1">
          <table:table-cell office:value-type="float" office:value="0.275199890136719" calcext:value-type="float">
            <text:p>0.2751998901</text:p>
          </table:table-cell>
          <table:table-cell/>
          <table:table-cell table:style-name="ce1" table:formula="of:=SUM([.A1706:.A1716])/11" office:value-type="float" office:value="0.453262274915522" calcext:value-type="float">
            <text:p>0.453262274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706:.G1716])/11" office:value-type="float" office:value="78.2727272727273" calcext:value-type="float">
            <text:p>78.2727272727</text:p>
          </table:table-cell>
          <table:table-cell table:style-name="ce1"/>
        </table:table-row>
        <table:table-row table:style-name="ro1">
          <table:table-cell office:value-type="float" office:value="0.466881185770035" calcext:value-type="float">
            <text:p>0.4668811858</text:p>
          </table:table-cell>
          <table:table-cell/>
          <table:table-cell table:style-name="ce1" table:formula="of:=SUM([.A1707:.A1717])/11" office:value-type="float" office:value="0.483044185421683" calcext:value-type="float">
            <text:p>0.483044185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707:.G1717])/11" office:value-type="float" office:value="81.1818181818182" calcext:value-type="float">
            <text:p>81.1818181818</text:p>
          </table:table-cell>
          <table:table-cell table:style-name="ce1"/>
        </table:table-row>
        <table:table-row table:style-name="ro1">
          <table:table-cell office:value-type="float" office:value="0.268620878458023" calcext:value-type="float">
            <text:p>0.2686208785</text:p>
          </table:table-cell>
          <table:table-cell/>
          <table:table-cell table:style-name="ce1" table:formula="of:=SUM([.A1708:.A1718])/11" office:value-type="float" office:value="0.504688612439416" calcext:value-type="float">
            <text:p>0.504688612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708:.G1718])/11" office:value-type="float" office:value="84" calcext:value-type="float">
            <text:p>84</text:p>
          </table:table-cell>
          <table:table-cell table:style-name="ce1"/>
        </table:table-row>
        <table:table-row table:style-name="ro1">
          <table:table-cell office:value-type="float" office:value="0.553422808647156" calcext:value-type="float">
            <text:p>0.5534228086</text:p>
          </table:table-cell>
          <table:table-cell/>
          <table:table-cell table:style-name="ce1" table:formula="of:=SUM([.A1709:.A1719])/11" office:value-type="float" office:value="0.523226659406315" calcext:value-type="float">
            <text:p>0.523226659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709:.G1719])/11" office:value-type="float" office:value="86.2727272727273" calcext:value-type="float">
            <text:p>86.2727272727</text:p>
          </table:table-cell>
          <table:table-cell table:style-name="ce1"/>
        </table:table-row>
        <table:table-row table:style-name="ro1">
          <table:table-cell office:value-type="float" office:value="0.295462071895599" calcext:value-type="float">
            <text:p>0.2954620719</text:p>
          </table:table-cell>
          <table:table-cell/>
          <table:table-cell table:style-name="ce1" table:formula="of:=SUM([.A1710:.A1720])/11" office:value-type="float" office:value="0.509258928624066" calcext:value-type="float">
            <text:p>0.509258928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710:.G1720])/11" office:value-type="float" office:value="88" calcext:value-type="float">
            <text:p>88</text:p>
          </table:table-cell>
          <table:table-cell table:style-name="ce1"/>
        </table:table-row>
        <table:table-row table:style-name="ro1">
          <table:table-cell office:value-type="float" office:value="0.437850654125214" calcext:value-type="float">
            <text:p>0.4378506541</text:p>
          </table:table-cell>
          <table:table-cell/>
          <table:table-cell table:style-name="ce1" table:formula="of:=SUM([.A1711:.A1721])/11" office:value-type="float" office:value="0.503450198607011" calcext:value-type="float">
            <text:p>0.503450198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11:.G1721])/11" office:value-type="float" office:value="86.3636363636364" calcext:value-type="float">
            <text:p>86.3636363636</text:p>
          </table:table-cell>
          <table:table-cell table:style-name="ce1"/>
        </table:table-row>
        <table:table-row table:style-name="ro1">
          <table:table-cell office:value-type="float" office:value="0.449423581361771" calcext:value-type="float">
            <text:p>0.4494235814</text:p>
          </table:table-cell>
          <table:table-cell/>
          <table:table-cell table:style-name="ce1" table:formula="of:=SUM([.A1712:.A1722])/11" office:value-type="float" office:value="0.510426521301269" calcext:value-type="float">
            <text:p>0.510426521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12:.G1722])/11" office:value-type="float" office:value="85.1818181818182" calcext:value-type="float">
            <text:p>85.1818181818</text:p>
          </table:table-cell>
          <table:table-cell table:style-name="ce1"/>
        </table:table-row>
        <table:table-row table:style-name="ro1">
          <table:table-cell office:value-type="float" office:value="0.326119184494019" calcext:value-type="float">
            <text:p>0.3261191845</text:p>
          </table:table-cell>
          <table:table-cell/>
          <table:table-cell table:style-name="ce1" table:formula="of:=SUM([.A1713:.A1723])/11" office:value-type="float" office:value="0.49668723615733" calcext:value-type="float">
            <text:p>0.496687236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13:.G1723])/11" office:value-type="float" office:value="85.1818181818182" calcext:value-type="float">
            <text:p>85.1818181818</text:p>
          </table:table-cell>
          <table:table-cell table:style-name="ce1"/>
        </table:table-row>
        <table:table-row table:style-name="ro1">
          <table:table-cell office:value-type="float" office:value="0.479849100112915" calcext:value-type="float">
            <text:p>0.4798491001</text:p>
          </table:table-cell>
          <table:table-cell/>
          <table:table-cell table:style-name="ce1" table:formula="of:=SUM([.A1714:.A1724])/11" office:value-type="float" office:value="0.509478292681954" calcext:value-type="float">
            <text:p>0.509478292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14:.G1724])/11" office:value-type="float" office:value="86.3636363636364" calcext:value-type="float">
            <text:p>86.3636363636</text:p>
          </table:table-cell>
          <table:table-cell table:style-name="ce1"/>
        </table:table-row>
        <table:table-row table:style-name="ro1">
          <table:table-cell office:value-type="float" office:value="0.264811784029007" calcext:value-type="float">
            <text:p>0.264811784</text:p>
          </table:table-cell>
          <table:table-cell/>
          <table:table-cell table:style-name="ce1" table:formula="of:=SUM([.A1715:.A1725])/11" office:value-type="float" office:value="0.506516399708661" calcext:value-type="float">
            <text:p>0.506516399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15:.G1725])/11" office:value-type="float" office:value="86.3636363636364" calcext:value-type="float">
            <text:p>86.3636363636</text:p>
          </table:table-cell>
          <table:table-cell table:style-name="ce1"/>
        </table:table-row>
        <table:table-row table:style-name="ro1">
          <table:table-cell office:value-type="float" office:value="1.16824388504028" calcext:value-type="float">
            <text:p>1.168243885</text:p>
          </table:table-cell>
          <table:table-cell/>
          <table:table-cell table:style-name="ce1" table:formula="of:=SUM([.A1716:.A1726])/11" office:value-type="float" office:value="0.525094425136393" calcext:value-type="float">
            <text:p>0.525094425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716:.G1726])/11" office:value-type="float" office:value="86.3636363636364" calcext:value-type="float">
            <text:p>86.3636363636</text:p>
          </table:table-cell>
          <table:table-cell table:style-name="ce1"/>
        </table:table-row>
        <table:table-row table:style-name="ro1">
          <table:table-cell office:value-type="float" office:value="0.602800905704498" calcext:value-type="float">
            <text:p>0.6028009057</text:p>
          </table:table-cell>
          <table:table-cell/>
          <table:table-cell table:style-name="ce1" table:formula="of:=SUM([.A1717:.A1727])/11" office:value-type="float" office:value="0.479154383594339" calcext:value-type="float">
            <text:p>0.47915438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717:.G1727])/11" office:value-type="float" office:value="84.9090909090909" calcext:value-type="float">
            <text:p>84.9090909091</text:p>
          </table:table-cell>
          <table:table-cell table:style-name="ce1"/>
        </table:table-row>
        <table:table-row table:style-name="ro1">
          <table:table-cell office:value-type="float" office:value="0.704969882965088" calcext:value-type="float">
            <text:p>0.704969883</text:p>
          </table:table-cell>
          <table:table-cell/>
          <table:table-cell table:style-name="ce1" table:formula="of:=SUM([.A1718:.A1728])/11" office:value-type="float" office:value="0.4433613053777" calcext:value-type="float">
            <text:p>0.443361305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718:.G1728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0.472539395093918" calcext:value-type="float">
            <text:p>0.4725393951</text:p>
          </table:table-cell>
          <table:table-cell/>
          <table:table-cell table:style-name="ce1" table:formula="of:=SUM([.A1719:.A1729])/11" office:value-type="float" office:value="0.43110093338923" calcext:value-type="float">
            <text:p>0.431100933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719:.G1729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0.399777770042419" calcext:value-type="float">
            <text:p>0.39977777</text:p>
          </table:table-cell>
          <table:table-cell/>
          <table:table-cell table:style-name="ce1" table:formula="of:=SUM([.A1720:.A1730])/11" office:value-type="float" office:value="0.439523982730779" calcext:value-type="float">
            <text:p>0.439523982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20:.G1730])/11" office:value-type="float" office:value="81.8181818181818" calcext:value-type="float">
            <text:p>81.8181818182</text:p>
          </table:table-cell>
          <table:table-cell table:style-name="ce1"/>
        </table:table-row>
        <table:table-row table:style-name="ro1">
          <table:table-cell office:value-type="float" office:value="0.231566041707992" calcext:value-type="float">
            <text:p>0.2315660417</text:p>
          </table:table-cell>
          <table:table-cell/>
          <table:table-cell table:style-name="ce1" table:formula="of:=SUM([.A1721:.A1731])/11" office:value-type="float" office:value="0.439636773683808" calcext:value-type="float">
            <text:p>0.439636773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21:.G1731])/11" office:value-type="float" office:value="81.2727272727273" calcext:value-type="float">
            <text:p>81.2727272727</text:p>
          </table:table-cell>
          <table:table-cell table:style-name="ce1"/>
        </table:table-row>
        <table:table-row table:style-name="ro1">
          <table:table-cell office:value-type="float" office:value="0.514590203762054" calcext:value-type="float">
            <text:p>0.5145902038</text:p>
          </table:table-cell>
          <table:table-cell/>
          <table:table-cell table:style-name="ce1" table:formula="of:=SUM([.A1722:.A1732])/11" office:value-type="float" office:value="0.494487159631469" calcext:value-type="float">
            <text:p>0.494487159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722:.G1732])/11" office:value-type="float" office:value="82.3636363636364" calcext:value-type="float">
            <text:p>82.3636363636</text:p>
          </table:table-cell>
          <table:table-cell table:style-name="ce1"/>
        </table:table-row>
        <table:table-row table:style-name="ro1">
          <table:table-cell office:value-type="float" office:value="0.298291444778442" calcext:value-type="float">
            <text:p>0.2982914448</text:p>
          </table:table-cell>
          <table:table-cell/>
          <table:table-cell table:style-name="ce1" table:formula="of:=SUM([.A1723:.A1733])/11" office:value-type="float" office:value="0.535189697688276" calcext:value-type="float">
            <text:p>0.535189697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23:.G1733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0.466820806264877" calcext:value-type="float">
            <text:p>0.4668208063</text:p>
          </table:table-cell>
          <table:table-cell/>
          <table:table-cell table:style-name="ce1" table:formula="of:=SUM([.A1724:.A1734])/11" office:value-type="float" office:value="0.569331400773742" calcext:value-type="float">
            <text:p>0.569331400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724:.G1734])/11" office:value-type="float" office:value="85.8181818181818" calcext:value-type="float">
            <text:p>85.8181818182</text:p>
          </table:table-cell>
          <table:table-cell table:style-name="ce1"/>
        </table:table-row>
        <table:table-row table:style-name="ro1">
          <table:table-cell office:value-type="float" office:value="0.447268277406693" calcext:value-type="float">
            <text:p>0.4472682774</text:p>
          </table:table-cell>
          <table:table-cell/>
          <table:table-cell table:style-name="ce1" table:formula="of:=SUM([.A1725:.A1735])/11" office:value-type="float" office:value="0.553243624893102" calcext:value-type="float">
            <text:p>0.553243624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25:.G1735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0.469170063734055" calcext:value-type="float">
            <text:p>0.4691700637</text:p>
          </table:table-cell>
          <table:table-cell/>
          <table:table-cell table:style-name="ce1" table:formula="of:=SUM([.A1726:.A1736])/11" office:value-type="float" office:value="0.537169772115621" calcext:value-type="float">
            <text:p>0.537169772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26:.G1736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0.662903428077698" calcext:value-type="float">
            <text:p>0.6629034281</text:p>
          </table:table-cell>
          <table:table-cell/>
          <table:table-cell table:style-name="ce1" table:formula="of:=SUM([.A1727:.A1737])/11" office:value-type="float" office:value="0.539281943982298" calcext:value-type="float">
            <text:p>0.53928194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27:.G1737])/11" office:value-type="float" office:value="83" calcext:value-type="float">
            <text:p>83</text:p>
          </table:table-cell>
          <table:table-cell table:style-name="ce1"/>
        </table:table-row>
        <table:table-row table:style-name="ro1">
          <table:table-cell office:value-type="float" office:value="0.209077045321465" calcext:value-type="float">
            <text:p>0.2090770453</text:p>
          </table:table-cell>
          <table:table-cell/>
          <table:table-cell table:style-name="ce1" table:formula="of:=SUM([.A1728:.A1738])/11" office:value-type="float" office:value="0.500455726276745" calcext:value-type="float">
            <text:p>0.500455726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728:.G1738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0.570105791091919" calcext:value-type="float">
            <text:p>0.5701057911</text:p>
          </table:table-cell>
          <table:table-cell/>
          <table:table-cell table:style-name="ce1" table:formula="of:=SUM([.A1729:.A1739])/11" office:value-type="float" office:value="0.520968376235528" calcext:value-type="float">
            <text:p>0.520968376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729:.G1739])/11" office:value-type="float" office:value="83.1818181818182" calcext:value-type="float">
            <text:p>83.1818181818</text:p>
          </table:table-cell>
          <table:table-cell table:style-name="ce1"/>
        </table:table-row>
        <table:table-row table:style-name="ro1">
          <table:table-cell office:value-type="float" office:value="0.565192937850952" calcext:value-type="float">
            <text:p>0.5651929379</text:p>
          </table:table-cell>
          <table:table-cell/>
          <table:table-cell table:style-name="ce1" table:formula="of:=SUM([.A1730:.A1740])/11" office:value-type="float" office:value="0.52371879463846" calcext:value-type="float">
            <text:p>0.523718794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730:.G1740])/11" office:value-type="float" office:value="83.8181818181818" calcext:value-type="float">
            <text:p>83.8181818182</text:p>
          </table:table-cell>
          <table:table-cell table:style-name="ce1"/>
        </table:table-row>
        <table:table-row table:style-name="ro1">
          <table:table-cell office:value-type="float" office:value="0.401018470525742" calcext:value-type="float">
            <text:p>0.4010184705</text:p>
          </table:table-cell>
          <table:table-cell/>
          <table:table-cell table:style-name="ce1" table:formula="of:=SUM([.A1731:.A1741])/11" office:value-type="float" office:value="0.499284103512764" calcext:value-type="float">
            <text:p>0.499284103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31:.G1741])/11" office:value-type="float" office:value="85" calcext:value-type="float">
            <text:p>85</text:p>
          </table:table-cell>
          <table:table-cell table:style-name="ce1"/>
        </table:table-row>
        <table:table-row table:style-name="ro1">
          <table:table-cell office:value-type="float" office:value="0.834920287132263" calcext:value-type="float">
            <text:p>0.8349202871</text:p>
          </table:table-cell>
          <table:table-cell/>
          <table:table-cell table:style-name="ce1" table:formula="of:=SUM([.A1732:.A1742])/11" office:value-type="float" office:value="0.521179720759392" calcext:value-type="float">
            <text:p>0.521179720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32:.G1742])/11" office:value-type="float" office:value="86.7272727272727" calcext:value-type="float">
            <text:p>86.7272727273</text:p>
          </table:table-cell>
          <table:table-cell table:style-name="ce1"/>
        </table:table-row>
        <table:table-row table:style-name="ro1">
          <table:table-cell office:value-type="float" office:value="0.962318122386932" calcext:value-type="float">
            <text:p>0.9623181224</text:p>
          </table:table-cell>
          <table:table-cell/>
          <table:table-cell table:style-name="ce1" table:formula="of:=SUM([.A1733:.A1743])/11" office:value-type="float" office:value="0.507735725153576" calcext:value-type="float">
            <text:p>0.507735725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33:.G1743])/11" office:value-type="float" office:value="86.1818181818182" calcext:value-type="float">
            <text:p>86.1818181818</text:p>
          </table:table-cell>
          <table:table-cell table:style-name="ce1"/>
        </table:table-row>
        <table:table-row table:style-name="ro1">
          <table:table-cell office:value-type="float" office:value="0.673850178718567" calcext:value-type="float">
            <text:p>0.6738501787</text:p>
          </table:table-cell>
          <table:table-cell/>
          <table:table-cell table:style-name="ce1" table:formula="of:=SUM([.A1734:.A1744])/11" office:value-type="float" office:value="0.457725607536056" calcext:value-type="float">
            <text:p>0.457725607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734:.G1744])/11" office:value-type="float" office:value="87.2727272727273" calcext:value-type="float">
            <text:p>87.2727272727</text:p>
          </table:table-cell>
          <table:table-cell table:style-name="ce1"/>
        </table:table-row>
        <table:table-row table:style-name="ro1">
          <table:table-cell office:value-type="float" office:value="0.289855271577835" calcext:value-type="float">
            <text:p>0.2898552716</text:p>
          </table:table-cell>
          <table:table-cell/>
          <table:table-cell table:style-name="ce1" table:formula="of:=SUM([.A1735:.A1745])/11" office:value-type="float" office:value="0.5205865515904" calcext:value-type="float">
            <text:p>0.520586551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35:.G1745])/11" office:value-type="float" office:value="87.2727272727273" calcext:value-type="float">
            <text:p>87.2727272727</text:p>
          </table:table-cell>
          <table:table-cell table:style-name="ce1"/>
        </table:table-row>
        <table:table-row table:style-name="ro1">
          <table:table-cell office:value-type="float" office:value="0.270455896854401" calcext:value-type="float">
            <text:p>0.2704558969</text:p>
          </table:table-cell>
          <table:table-cell/>
          <table:table-cell table:style-name="ce1" table:formula="of:=SUM([.A1736:.A1746])/11" office:value-type="float" office:value="0.535341667858038" calcext:value-type="float">
            <text:p>0.535341667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36:.G1746])/11" office:value-type="float" office:value="87.8181818181818" calcext:value-type="float">
            <text:p>87.8181818182</text:p>
          </table:table-cell>
          <table:table-cell table:style-name="ce1"/>
        </table:table-row>
        <table:table-row table:style-name="ro1">
          <table:table-cell office:value-type="float" office:value="0.492403954267502" calcext:value-type="float">
            <text:p>0.4924039543</text:p>
          </table:table-cell>
          <table:table-cell/>
          <table:table-cell table:style-name="ce1" table:formula="of:=SUM([.A1737:.A1747])/11" office:value-type="float" office:value="0.57226830043576" calcext:value-type="float">
            <text:p>0.572268300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37:.G1747])/11" office:value-type="float" office:value="88.3636363636364" calcext:value-type="float">
            <text:p>88.3636363636</text:p>
          </table:table-cell>
          <table:table-cell table:style-name="ce1"/>
        </table:table-row>
        <table:table-row table:style-name="ro1">
          <table:table-cell office:value-type="float" office:value="0.235815033316612" calcext:value-type="float">
            <text:p>0.2358150333</text:p>
          </table:table-cell>
          <table:table-cell/>
          <table:table-cell table:style-name="ce1" table:formula="of:=SUM([.A1738:.A1748])/11" office:value-type="float" office:value="0.586271997202527" calcext:value-type="float">
            <text:p>0.586271997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38:.G1748])/11" office:value-type="float" office:value="89.4545454545455" calcext:value-type="float">
            <text:p>89.4545454545</text:p>
          </table:table-cell>
          <table:table-cell table:style-name="ce1"/>
        </table:table-row>
        <table:table-row table:style-name="ro1">
          <table:table-cell office:value-type="float" office:value="0.434716194868088" calcext:value-type="float">
            <text:p>0.4347161949</text:p>
          </table:table-cell>
          <table:table-cell/>
          <table:table-cell table:style-name="ce1" table:formula="of:=SUM([.A1739:.A1749])/11" office:value-type="float" office:value="0.614940109578046" calcext:value-type="float">
            <text:p>0.614940109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39:.G1749])/11" office:value-type="float" office:value="90.6363636363636" calcext:value-type="float">
            <text:p>90.6363636364</text:p>
          </table:table-cell>
          <table:table-cell table:style-name="ce1"/>
        </table:table-row>
        <table:table-row table:style-name="ro1">
          <table:table-cell office:value-type="float" office:value="0.60036039352417" calcext:value-type="float">
            <text:p>0.6003603935</text:p>
          </table:table-cell>
          <table:table-cell/>
          <table:table-cell table:style-name="ce1" table:formula="of:=SUM([.A1740:.A1750])/11" office:value-type="float" office:value="0.636019051074982" calcext:value-type="float">
            <text:p>0.636019051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740:.G1750])/11" office:value-type="float" office:value="91.1818181818182" calcext:value-type="float">
            <text:p>91.1818181818</text:p>
          </table:table-cell>
          <table:table-cell table:style-name="ce1"/>
        </table:table-row>
        <table:table-row table:style-name="ro1">
          <table:table-cell office:value-type="float" office:value="0.296411335468292" calcext:value-type="float">
            <text:p>0.2964113355</text:p>
          </table:table-cell>
          <table:table-cell/>
          <table:table-cell table:style-name="ce1" table:formula="of:=SUM([.A1741:.A1751])/11" office:value-type="float" office:value="0.628382401032882" calcext:value-type="float">
            <text:p>0.62838240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41:.G1751])/11" office:value-type="float" office:value="88.9090909090909" calcext:value-type="float">
            <text:p>88.9090909091</text:p>
          </table:table-cell>
          <table:table-cell table:style-name="ce1"/>
        </table:table-row>
        <table:table-row table:style-name="ro1">
          <table:table-cell office:value-type="float" office:value="0.641870260238647" calcext:value-type="float">
            <text:p>0.6418702602</text:p>
          </table:table-cell>
          <table:table-cell/>
          <table:table-cell table:style-name="ce1" table:formula="of:=SUM([.A1742:.A1752])/11" office:value-type="float" office:value="0.674201840704138" calcext:value-type="float">
            <text:p>0.674201840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742:.G1752])/11" office:value-type="float" office:value="89.8181818181818" calcext:value-type="float">
            <text:p>89.8181818182</text:p>
          </table:table-cell>
          <table:table-cell table:style-name="ce1"/>
        </table:table-row>
        <table:table-row table:style-name="ro1">
          <table:table-cell office:value-type="float" office:value="0.687036335468292" calcext:value-type="float">
            <text:p>0.6870363355</text:p>
          </table:table-cell>
          <table:table-cell/>
          <table:table-cell table:style-name="ce1" table:formula="of:=SUM([.A1743:.A1753])/11" office:value-type="float" office:value="0.656160896474665" calcext:value-type="float">
            <text:p>0.656160896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43:.G1753])/11" office:value-type="float" office:value="88.6363636363636" calcext:value-type="float">
            <text:p>88.6363636364</text:p>
          </table:table-cell>
          <table:table-cell table:style-name="ce1"/>
        </table:table-row>
        <table:table-row table:style-name="ro1">
          <table:table-cell office:value-type="float" office:value="0.412206828594208" calcext:value-type="float">
            <text:p>0.4122068286</text:p>
          </table:table-cell>
          <table:table-cell/>
          <table:table-cell table:style-name="ce1" table:formula="of:=SUM([.A1744:.A1754])/11" office:value-type="float" office:value="0.672112199393186" calcext:value-type="float">
            <text:p>0.67211219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744:.G1754])/11" office:value-type="float" office:value="88.0909090909091" calcext:value-type="float">
            <text:p>88.0909090909</text:p>
          </table:table-cell>
          <table:table-cell table:style-name="ce1"/>
        </table:table-row>
        <table:table-row table:style-name="ro1">
          <table:table-cell office:value-type="float" office:value="1.36532056331635" calcext:value-type="float">
            <text:p>1.3653205633</text:p>
          </table:table-cell>
          <table:table-cell/>
          <table:table-cell table:style-name="ce1" table:formula="of:=SUM([.A1745:.A1755])/11" office:value-type="float" office:value="0.700371005318382" calcext:value-type="float">
            <text:p>0.700371005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745:.G1755])/11" office:value-type="float" office:value="87" calcext:value-type="float">
            <text:p>87</text:p>
          </table:table-cell>
          <table:table-cell table:style-name="ce1"/>
        </table:table-row>
        <table:table-row table:style-name="ro1">
          <table:table-cell office:value-type="float" office:value="0.452161550521851" calcext:value-type="float">
            <text:p>0.4521615505</text:p>
          </table:table-cell>
          <table:table-cell/>
          <table:table-cell table:style-name="ce1" table:formula="of:=SUM([.A1746:.A1756])/11" office:value-type="float" office:value="0.613692405548963" calcext:value-type="float">
            <text:p>0.613692405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46:.G1756])/11" office:value-type="float" office:value="87" calcext:value-type="float">
            <text:p>87</text:p>
          </table:table-cell>
          <table:table-cell table:style-name="ce1"/>
        </table:table-row>
        <table:table-row table:style-name="ro1">
          <table:table-cell office:value-type="float" office:value="0.676648855209351" calcext:value-type="float">
            <text:p>0.6766488552</text:p>
          </table:table-cell>
          <table:table-cell/>
          <table:table-cell table:style-name="ce1" table:formula="of:=SUM([.A1747:.A1757])/11" office:value-type="float" office:value="0.618398793719032" calcext:value-type="float">
            <text:p>0.618398793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747:.G1757])/11" office:value-type="float" office:value="87.5454545454545" calcext:value-type="float">
            <text:p>87.5454545455</text:p>
          </table:table-cell>
          <table:table-cell table:style-name="ce1"/>
        </table:table-row>
        <table:table-row table:style-name="ro1">
          <table:table-cell office:value-type="float" office:value="0.646444618701935" calcext:value-type="float">
            <text:p>0.6464446187</text:p>
          </table:table-cell>
          <table:table-cell/>
          <table:table-cell table:style-name="ce1" table:formula="of:=SUM([.A1748:.A1758])/11" office:value-type="float" office:value="0.647640783678402" calcext:value-type="float">
            <text:p>0.647640783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48:.G1758])/11" office:value-type="float" office:value="87" calcext:value-type="float">
            <text:p>87</text:p>
          </table:table-cell>
          <table:table-cell table:style-name="ce1"/>
        </table:table-row>
        <table:table-row table:style-name="ro1">
          <table:table-cell office:value-type="float" office:value="0.551164269447327" calcext:value-type="float">
            <text:p>0.5511642694</text:p>
          </table:table-cell>
          <table:table-cell/>
          <table:table-cell table:style-name="ce1" table:formula="of:=SUM([.A1749:.A1759])/11" office:value-type="float" office:value="0.62996922026981" calcext:value-type="float">
            <text:p>0.629969220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749:.G1759])/11" office:value-type="float" office:value="87.5454545454545" calcext:value-type="float">
            <text:p>87.5454545455</text:p>
          </table:table-cell>
          <table:table-cell table:style-name="ce1"/>
        </table:table-row>
        <table:table-row table:style-name="ro1">
          <table:table-cell office:value-type="float" office:value="0.666584551334381" calcext:value-type="float">
            <text:p>0.6665845513</text:p>
          </table:table-cell>
          <table:table-cell/>
          <table:table-cell table:style-name="ce1" table:formula="of:=SUM([.A1750:.A1760])/11" office:value-type="float" office:value="0.615092952143062" calcext:value-type="float">
            <text:p>0.615092952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50:.G1760])/11" office:value-type="float" office:value="86.9090909090909" calcext:value-type="float">
            <text:p>86.9090909091</text:p>
          </table:table-cell>
          <table:table-cell table:style-name="ce1"/>
        </table:table-row>
        <table:table-row table:style-name="ro1">
          <table:table-cell office:value-type="float" office:value="0.516357243061066" calcext:value-type="float">
            <text:p>0.5163572431</text:p>
          </table:table-cell>
          <table:table-cell/>
          <table:table-cell table:style-name="ce1" table:formula="of:=SUM([.A1751:.A1761])/11" office:value-type="float" office:value="0.614440362561833" calcext:value-type="float">
            <text:p>0.614440362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51:.G1761])/11" office:value-type="float" office:value="85.8181818181818" calcext:value-type="float">
            <text:p>85.8181818182</text:p>
          </table:table-cell>
          <table:table-cell table:style-name="ce1"/>
        </table:table-row>
        <table:table-row table:style-name="ro1">
          <table:table-cell office:value-type="float" office:value="0.800425171852112" calcext:value-type="float">
            <text:p>0.8004251719</text:p>
          </table:table-cell>
          <table:table-cell/>
          <table:table-cell table:style-name="ce1" table:formula="of:=SUM([.A1752:.A1762])/11" office:value-type="float" office:value="0.628459575501355" calcext:value-type="float">
            <text:p>0.628459575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752:.G1762])/11" office:value-type="float" office:value="87.4545454545455" calcext:value-type="float">
            <text:p>87.4545454545</text:p>
          </table:table-cell>
          <table:table-cell table:style-name="ce1"/>
        </table:table-row>
        <table:table-row table:style-name="ro1">
          <table:table-cell office:value-type="float" office:value="0.443419873714447" calcext:value-type="float">
            <text:p>0.4434198737</text:p>
          </table:table-cell>
          <table:table-cell/>
          <table:table-cell table:style-name="ce1" table:formula="of:=SUM([.A1753:.A1763])/11" office:value-type="float" office:value="0.604425422169946" calcext:value-type="float">
            <text:p>0.604425422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53:.G1763])/11" office:value-type="float" office:value="87.0909090909091" calcext:value-type="float">
            <text:p>87.0909090909</text:p>
          </table:table-cell>
          <table:table-cell table:style-name="ce1"/>
        </table:table-row>
        <table:table-row table:style-name="ro1">
          <table:table-cell office:value-type="float" office:value="0.862500667572022" calcext:value-type="float">
            <text:p>0.8625006676</text:p>
          </table:table-cell>
          <table:table-cell/>
          <table:table-cell table:style-name="ce1" table:formula="of:=SUM([.A1754:.A1764])/11" office:value-type="float" office:value="0.662927960807627" calcext:value-type="float">
            <text:p>0.662927960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54:.G1764])/11" office:value-type="float" office:value="86" calcext:value-type="float">
            <text:p>86</text:p>
          </table:table-cell>
          <table:table-cell table:style-name="ce1"/>
        </table:table-row>
        <table:table-row table:style-name="ro1">
          <table:table-cell office:value-type="float" office:value="0.723053693771362" calcext:value-type="float">
            <text:p>0.7230536938</text:p>
          </table:table-cell>
          <table:table-cell/>
          <table:table-cell table:style-name="ce1" table:formula="of:=SUM([.A1755:.A1765])/11" office:value-type="float" office:value="0.639951768246564" calcext:value-type="float">
            <text:p>0.639951768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55:.G1765])/11" office:value-type="float" office:value="86.5454545454545" calcext:value-type="float">
            <text:p>86.5454545455</text:p>
          </table:table-cell>
          <table:table-cell table:style-name="ce1"/>
        </table:table-row>
        <table:table-row table:style-name="ro1">
          <table:table-cell office:value-type="float" office:value="0.411855965852737" calcext:value-type="float">
            <text:p>0.4118559659</text:p>
          </table:table-cell>
          <table:table-cell/>
          <table:table-cell table:style-name="ce1" table:formula="of:=SUM([.A1756:.A1766])/11" office:value-type="float" office:value="0.609570178118619" calcext:value-type="float">
            <text:p>0.609570178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756:.G1766])/11" office:value-type="float" office:value="87.0909090909091" calcext:value-type="float">
            <text:p>87.0909090909</text:p>
          </table:table-cell>
          <table:table-cell table:style-name="ce1"/>
        </table:table-row>
        <table:table-row table:style-name="ro1">
          <table:table-cell office:value-type="float" office:value="0.503931820392609" calcext:value-type="float">
            <text:p>0.5039318204</text:p>
          </table:table-cell>
          <table:table-cell/>
          <table:table-cell table:style-name="ce1" table:formula="of:=SUM([.A1757:.A1767])/11" office:value-type="float" office:value="0.678495198488236" calcext:value-type="float">
            <text:p>0.678495198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57:.G1767])/11" office:value-type="float" office:value="85.3636363636364" calcext:value-type="float">
            <text:p>85.3636363636</text:p>
          </table:table-cell>
          <table:table-cell table:style-name="ce1"/>
        </table:table-row>
        <table:table-row table:style-name="ro1">
          <table:table-cell office:value-type="float" office:value="0.998310744762421" calcext:value-type="float">
            <text:p>0.9983107448</text:p>
          </table:table-cell>
          <table:table-cell/>
          <table:table-cell table:style-name="ce1" table:formula="of:=SUM([.A1758:.A1768])/11" office:value-type="float" office:value="0.693050246347081" calcext:value-type="float">
            <text:p>0.693050246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58:.G1768])/11" office:value-type="float" office:value="84.8181818181818" calcext:value-type="float">
            <text:p>84.8181818182</text:p>
          </table:table-cell>
          <table:table-cell table:style-name="ce1"/>
        </table:table-row>
        <table:table-row table:style-name="ro1">
          <table:table-cell office:value-type="float" office:value="0.452057421207428" calcext:value-type="float">
            <text:p>0.4520574212</text:p>
          </table:table-cell>
          <table:table-cell/>
          <table:table-cell table:style-name="ce1" table:formula="of:=SUM([.A1759:.A1769])/11" office:value-type="float" office:value="0.707392299717123" calcext:value-type="float">
            <text:p>0.707392299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759:.G1769])/11" office:value-type="float" office:value="80.8181818181818" calcext:value-type="float">
            <text:p>80.8181818182</text:p>
          </table:table-cell>
          <table:table-cell table:style-name="ce1"/>
        </table:table-row>
        <table:table-row table:style-name="ro1">
          <table:table-cell office:value-type="float" office:value="0.387525320053101" calcext:value-type="float">
            <text:p>0.3875253201</text:p>
          </table:table-cell>
          <table:table-cell/>
          <table:table-cell table:style-name="ce1" table:formula="of:=SUM([.A1760:.A1770])/11" office:value-type="float" office:value="0.705310081893748" calcext:value-type="float">
            <text:p>0.705310081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760:.G1770])/11" office:value-type="float" office:value="78" calcext:value-type="float">
            <text:p>78</text:p>
          </table:table-cell>
          <table:table-cell table:style-name="ce1"/>
        </table:table-row>
        <table:table-row table:style-name="ro1">
          <table:table-cell office:value-type="float" office:value="0.659406065940857" calcext:value-type="float">
            <text:p>0.6594060659</text:p>
          </table:table-cell>
          <table:table-cell/>
          <table:table-cell table:style-name="ce1" table:formula="of:=SUM([.A1761:.A1771])/11" office:value-type="float" office:value="0.720650084994056" calcext:value-type="float">
            <text:p>0.72065008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61:.G1771])/11" office:value-type="float" office:value="76.3636363636364" calcext:value-type="float">
            <text:p>76.3636363636</text:p>
          </table:table-cell>
          <table:table-cell table:style-name="ce1"/>
        </table:table-row>
        <table:table-row table:style-name="ro1">
          <table:table-cell office:value-type="float" office:value="0.670568585395813" calcext:value-type="float">
            <text:p>0.6705685854</text:p>
          </table:table-cell>
          <table:table-cell/>
          <table:table-cell table:style-name="ce1" table:formula="of:=SUM([.A1762:.A1772])/11" office:value-type="float" office:value="0.738484033129432" calcext:value-type="float">
            <text:p>0.738484033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762:.G1772])/11" office:value-type="float" office:value="76.3636363636364" calcext:value-type="float">
            <text:p>76.3636363636</text:p>
          </table:table-cell>
          <table:table-cell table:style-name="ce1"/>
        </table:table-row>
        <table:table-row table:style-name="ro1">
          <table:table-cell office:value-type="float" office:value="0.536049485206604" calcext:value-type="float">
            <text:p>0.5360494852</text:p>
          </table:table-cell>
          <table:table-cell/>
          <table:table-cell table:style-name="ce1" table:formula="of:=SUM([.A1763:.A1773])/11" office:value-type="float" office:value="0.725496598265388" calcext:value-type="float">
            <text:p>0.725496598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63:.G1773])/11" office:value-type="float" office:value="75.2727272727273" calcext:value-type="float">
            <text:p>75.2727272727</text:p>
          </table:table-cell>
          <table:table-cell table:style-name="ce1"/>
        </table:table-row>
        <table:table-row table:style-name="ro1">
          <table:table-cell office:value-type="float" office:value="1.08694779872894" calcext:value-type="float">
            <text:p>1.0869477987</text:p>
          </table:table-cell>
          <table:table-cell/>
          <table:table-cell table:style-name="ce1" table:formula="of:=SUM([.A1764:.A1774])/11" office:value-type="float" office:value="0.725994269956242" calcext:value-type="float">
            <text:p>0.7259942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64:.G1774])/11" office:value-type="float" office:value="74.1818181818182" calcext:value-type="float">
            <text:p>74.1818181818</text:p>
          </table:table-cell>
          <table:table-cell table:style-name="ce1"/>
        </table:table-row>
        <table:table-row table:style-name="ro1">
          <table:table-cell office:value-type="float" office:value="0.60976254940033" calcext:value-type="float">
            <text:p>0.6097625494</text:p>
          </table:table-cell>
          <table:table-cell/>
          <table:table-cell table:style-name="ce1" table:formula="of:=SUM([.A1765:.A1775])/11" office:value-type="float" office:value="0.717237654057417" calcext:value-type="float">
            <text:p>0.717237654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65:.G1775])/11" office:value-type="float" office:value="73.5454545454545" calcext:value-type="float">
            <text:p>73.5454545455</text:p>
          </table:table-cell>
          <table:table-cell table:style-name="ce1"/>
        </table:table-row>
        <table:table-row table:style-name="ro1">
          <table:table-cell office:value-type="float" office:value="0.388856202363968" calcext:value-type="float">
            <text:p>0.3888562024</text:p>
          </table:table-cell>
          <table:table-cell/>
          <table:table-cell table:style-name="ce1" table:formula="of:=SUM([.A1766:.A1776])/11" office:value-type="float" office:value="0.723571650006555" calcext:value-type="float">
            <text:p>0.7235716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66:.G1776])/11" office:value-type="float" office:value="73.7272727272727" calcext:value-type="float">
            <text:p>73.7272727273</text:p>
          </table:table-cell>
          <table:table-cell table:style-name="ce1"/>
        </table:table-row>
        <table:table-row table:style-name="ro1">
          <table:table-cell office:value-type="float" office:value="1.17003118991852" calcext:value-type="float">
            <text:p>1.1700311899</text:p>
          </table:table-cell>
          <table:table-cell/>
          <table:table-cell table:style-name="ce1" table:formula="of:=SUM([.A1767:.A1777])/11" office:value-type="float" office:value="0.764629624106668" calcext:value-type="float">
            <text:p>0.764629624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67:.G1777])/11" office:value-type="float" office:value="73.1818181818182" calcext:value-type="float">
            <text:p>73.1818181818</text:p>
          </table:table-cell>
          <table:table-cell table:style-name="ce1"/>
        </table:table-row>
        <table:table-row table:style-name="ro1">
          <table:table-cell office:value-type="float" office:value="0.664037346839905" calcext:value-type="float">
            <text:p>0.6640373468</text:p>
          </table:table-cell>
          <table:table-cell/>
          <table:table-cell table:style-name="ce1" table:formula="of:=SUM([.A1768:.A1778])/11" office:value-type="float" office:value="0.68322484872558" calcext:value-type="float">
            <text:p>0.683224848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68:.G1778])/11" office:value-type="float" office:value="72.6363636363636" calcext:value-type="float">
            <text:p>72.6363636364</text:p>
          </table:table-cell>
          <table:table-cell table:style-name="ce1"/>
        </table:table-row>
        <table:table-row table:style-name="ro1">
          <table:table-cell office:value-type="float" office:value="1.15607333183289" calcext:value-type="float">
            <text:p>1.1560733318</text:p>
          </table:table-cell>
          <table:table-cell/>
          <table:table-cell table:style-name="ce1" table:formula="of:=SUM([.A1769:.A1779])/11" office:value-type="float" office:value="0.646282377568159" calcext:value-type="float">
            <text:p>0.646282377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1769:.G1779])/11" office:value-type="float" office:value="72.6363636363636" calcext:value-type="float">
            <text:p>72.6363636364</text:p>
          </table:table-cell>
          <table:table-cell table:style-name="ce1"/>
        </table:table-row>
        <table:table-row table:style-name="ro1">
          <table:table-cell office:value-type="float" office:value="0.429153025150299" calcext:value-type="float">
            <text:p>0.4291530252</text:p>
          </table:table-cell>
          <table:table-cell/>
          <table:table-cell table:style-name="ce1" table:formula="of:=SUM([.A1770:.A1780])/11" office:value-type="float" office:value="0.578742829236117" calcext:value-type="float">
            <text:p>0.578742829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770:.G1780])/11" office:value-type="float" office:value="74.3636363636364" calcext:value-type="float">
            <text:p>74.3636363636</text:p>
          </table:table-cell>
          <table:table-cell table:style-name="ce1"/>
        </table:table-row>
        <table:table-row table:style-name="ro1">
          <table:table-cell office:value-type="float" office:value="0.556265354156494" calcext:value-type="float">
            <text:p>0.5562653542</text:p>
          </table:table-cell>
          <table:table-cell/>
          <table:table-cell table:style-name="ce1" table:formula="of:=SUM([.A1771:.A1781])/11" office:value-type="float" office:value="0.583564947951924" calcext:value-type="float">
            <text:p>0.58356494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71:.G1781])/11" office:value-type="float" office:value="76.6363636363636" calcext:value-type="float">
            <text:p>76.6363636364</text:p>
          </table:table-cell>
          <table:table-cell table:style-name="ce1"/>
        </table:table-row>
        <table:table-row table:style-name="ro1">
          <table:table-cell office:value-type="float" office:value="0.855579495429993" calcext:value-type="float">
            <text:p>0.8555794954</text:p>
          </table:table-cell>
          <table:table-cell/>
          <table:table-cell table:style-name="ce1" table:formula="of:=SUM([.A1772:.A1782])/11" office:value-type="float" office:value="0.566195379603993" calcext:value-type="float">
            <text:p>0.566195379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72:.G1782])/11" office:value-type="float" office:value="77.1818181818182" calcext:value-type="float">
            <text:p>77.1818181818</text:p>
          </table:table-cell>
          <table:table-cell table:style-name="ce1"/>
        </table:table-row>
        <table:table-row table:style-name="ro1">
          <table:table-cell office:value-type="float" office:value="0.527706801891327" calcext:value-type="float">
            <text:p>0.5277068019</text:p>
          </table:table-cell>
          <table:table-cell/>
          <table:table-cell table:style-name="ce1" table:formula="of:=SUM([.A1773:.A1783])/11" office:value-type="float" office:value="0.524175383827903" calcext:value-type="float">
            <text:p>0.524175383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73:.G1783])/11" office:value-type="float" office:value="77.7272727272727" calcext:value-type="float">
            <text:p>77.7272727273</text:p>
          </table:table-cell>
          <table:table-cell table:style-name="ce1"/>
        </table:table-row>
        <table:table-row table:style-name="ro1">
          <table:table-cell office:value-type="float" office:value="0.541523873806" calcext:value-type="float">
            <text:p>0.5415238738</text:p>
          </table:table-cell>
          <table:table-cell/>
          <table:table-cell table:style-name="ce1" table:formula="of:=SUM([.A1774:.A1784])/11" office:value-type="float" office:value="0.550804468718442" calcext:value-type="float">
            <text:p>0.550804468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74:.G1784])/11" office:value-type="float" office:value="78.2727272727273" calcext:value-type="float">
            <text:p>78.2727272727</text:p>
          </table:table-cell>
          <table:table-cell table:style-name="ce1"/>
        </table:table-row>
        <table:table-row table:style-name="ro1">
          <table:table-cell office:value-type="float" office:value="0.990625023841858" calcext:value-type="float">
            <text:p>0.9906250238</text:p>
          </table:table-cell>
          <table:table-cell/>
          <table:table-cell table:style-name="ce1" table:formula="of:=SUM([.A1775:.A1785])/11" office:value-type="float" office:value="0.574329468336972" calcext:value-type="float">
            <text:p>0.574329468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775:.G1785])/11" office:value-type="float" office:value="77.6363636363636" calcext:value-type="float">
            <text:p>77.6363636364</text:p>
          </table:table-cell>
          <table:table-cell table:style-name="ce1"/>
        </table:table-row>
        <table:table-row table:style-name="ro1">
          <table:table-cell office:value-type="float" office:value="0.679436504840851" calcext:value-type="float">
            <text:p>0.6794365048</text:p>
          </table:table-cell>
          <table:table-cell/>
          <table:table-cell table:style-name="ce1" table:formula="of:=SUM([.A1776:.A1786])/11" office:value-type="float" office:value="0.530934306708249" calcext:value-type="float">
            <text:p>0.5309343067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776:.G1786])/11" office:value-type="float" office:value="78.2727272727273" calcext:value-type="float">
            <text:p>78.2727272727</text:p>
          </table:table-cell>
          <table:table-cell table:style-name="ce1"/>
        </table:table-row>
        <table:table-row table:style-name="ro1">
          <table:table-cell office:value-type="float" office:value="0.84049391746521" calcext:value-type="float">
            <text:p>0.8404939175</text:p>
          </table:table-cell>
          <table:table-cell/>
          <table:table-cell table:style-name="ce1" table:formula="of:=SUM([.A1777:.A1787])/11" office:value-type="float" office:value="0.530609607696533" calcext:value-type="float">
            <text:p>0.530609607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77:.G1787])/11" office:value-type="float" office:value="78.6363636363636" calcext:value-type="float">
            <text:p>78.6363636364</text:p>
          </table:table-cell>
          <table:table-cell table:style-name="ce1"/>
        </table:table-row>
        <table:table-row table:style-name="ro1">
          <table:table-cell office:value-type="float" office:value="0.274578660726547" calcext:value-type="float">
            <text:p>0.2745786607</text:p>
          </table:table-cell>
          <table:table-cell/>
          <table:table-cell table:style-name="ce1" table:formula="of:=SUM([.A1778:.A1788])/11" office:value-type="float" office:value="0.483990587971427" calcext:value-type="float">
            <text:p>0.48399058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78:.G1788])/11" office:value-type="float" office:value="78.0909090909091" calcext:value-type="float">
            <text:p>78.0909090909</text:p>
          </table:table-cell>
          <table:table-cell table:style-name="ce1"/>
        </table:table-row>
        <table:table-row table:style-name="ro1">
          <table:table-cell office:value-type="float" office:value="0.257670164108276" calcext:value-type="float">
            <text:p>0.2576701641</text:p>
          </table:table-cell>
          <table:table-cell/>
          <table:table-cell table:style-name="ce1" table:formula="of:=SUM([.A1779:.A1789])/11" office:value-type="float" office:value="0.490414440631866" calcext:value-type="float">
            <text:p>0.490414440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79:.G1789])/11" office:value-type="float" office:value="79.7272727272727" calcext:value-type="float">
            <text:p>79.7272727273</text:p>
          </table:table-cell>
          <table:table-cell table:style-name="ce1"/>
        </table:table-row>
        <table:table-row table:style-name="ro1">
          <table:table-cell office:value-type="float" office:value="0.413138300180435" calcext:value-type="float">
            <text:p>0.4131383002</text:p>
          </table:table-cell>
          <table:table-cell/>
          <table:table-cell table:style-name="ce1" table:formula="of:=SUM([.A1780:.A1790])/11" office:value-type="float" office:value="0.539209707216783" calcext:value-type="float">
            <text:p>0.539209707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780:.G1790])/11" office:value-type="float" office:value="80.8181818181818" calcext:value-type="float">
            <text:p>80.8181818182</text:p>
          </table:table-cell>
          <table:table-cell table:style-name="ce1"/>
        </table:table-row>
        <table:table-row table:style-name="ro1">
          <table:table-cell office:value-type="float" office:value="0.48219633102417" calcext:value-type="float">
            <text:p>0.482196331</text:p>
          </table:table-cell>
          <table:table-cell/>
          <table:table-cell table:style-name="ce1" table:formula="of:=SUM([.A1781:.A1791])/11" office:value-type="float" office:value="0.561504171653227" calcext:value-type="float">
            <text:p>0.561504171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81:.G1791])/11" office:value-type="float" office:value="83.0909090909091" calcext:value-type="float">
            <text:p>83.0909090909</text:p>
          </table:table-cell>
          <table:table-cell table:style-name="ce1"/>
        </table:table-row>
        <table:table-row table:style-name="ro1">
          <table:table-cell office:value-type="float" office:value="0.365200102329254" calcext:value-type="float">
            <text:p>0.3652001023</text:p>
          </table:table-cell>
          <table:table-cell/>
          <table:table-cell table:style-name="ce1" table:formula="of:=SUM([.A1782:.A1792])/11" office:value-type="float" office:value="0.586130063642155" calcext:value-type="float">
            <text:p>0.586130063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82:.G1792])/11" office:value-type="float" office:value="81.3636363636364" calcext:value-type="float">
            <text:p>81.3636363636</text:p>
          </table:table-cell>
          <table:table-cell table:style-name="ce1"/>
        </table:table-row>
        <table:table-row table:style-name="ro1">
          <table:table-cell office:value-type="float" office:value="0.393359541893005" calcext:value-type="float">
            <text:p>0.3933595419</text:p>
          </table:table-cell>
          <table:table-cell/>
          <table:table-cell table:style-name="ce1" table:formula="of:=SUM([.A1783:.A1793])/11" office:value-type="float" office:value="0.585501034151424" calcext:value-type="float">
            <text:p>0.585501034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83:.G1793])/11" office:value-type="float" office:value="81.3636363636364" calcext:value-type="float">
            <text:p>81.3636363636</text:p>
          </table:table-cell>
          <table:table-cell table:style-name="ce1"/>
        </table:table-row>
        <table:table-row table:style-name="ro1">
          <table:table-cell office:value-type="float" office:value="0.820626735687256" calcext:value-type="float">
            <text:p>0.8206267357</text:p>
          </table:table-cell>
          <table:table-cell/>
          <table:table-cell table:style-name="ce1" table:formula="of:=SUM([.A1784:.A1794])/11" office:value-type="float" office:value="0.633854066783732" calcext:value-type="float">
            <text:p>0.633854066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84:.G1794])/11" office:value-type="float" office:value="81.3636363636364" calcext:value-type="float">
            <text:p>81.3636363636</text:p>
          </table:table-cell>
          <table:table-cell table:style-name="ce1"/>
        </table:table-row>
        <table:table-row table:style-name="ro1">
          <table:table-cell office:value-type="float" office:value="0.800298869609833" calcext:value-type="float">
            <text:p>0.8002988696</text:p>
          </table:table-cell>
          <table:table-cell/>
          <table:table-cell table:style-name="ce1" table:formula="of:=SUM([.A1785:.A1795])/11" office:value-type="float" office:value="0.619098693132401" calcext:value-type="float">
            <text:p>0.619098693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785:.G1795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513278245925903" calcext:value-type="float">
            <text:p>0.5132782459</text:p>
          </table:table-cell>
          <table:table-cell/>
          <table:table-cell table:style-name="ce1" table:formula="of:=SUM([.A1786:.A1796])/11" office:value-type="float" office:value="0.619593140753833" calcext:value-type="float">
            <text:p>0.619593140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86:.G1796])/11" office:value-type="float" office:value="79.1818181818182" calcext:value-type="float">
            <text:p>79.1818181818</text:p>
          </table:table-cell>
          <table:table-cell table:style-name="ce1"/>
        </table:table-row>
        <table:table-row table:style-name="ro1">
          <table:table-cell office:value-type="float" office:value="0.675864815711975" calcext:value-type="float">
            <text:p>0.6758648157</text:p>
          </table:table-cell>
          <table:table-cell/>
          <table:table-cell table:style-name="ce1" table:formula="of:=SUM([.A1787:.A1797])/11" office:value-type="float" office:value="0.60163016481833" calcext:value-type="float">
            <text:p>0.601630164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87:.G1797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327684700489044" calcext:value-type="float">
            <text:p>0.3276847005</text:p>
          </table:table-cell>
          <table:table-cell/>
          <table:table-cell table:style-name="ce1" table:formula="of:=SUM([.A1788:.A1798])/11" office:value-type="float" office:value="0.604827683080326" calcext:value-type="float">
            <text:p>0.604827683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88:.G1798])/11" office:value-type="float" office:value="79.1818181818182" calcext:value-type="float">
            <text:p>79.1818181818</text:p>
          </table:table-cell>
          <table:table-cell table:style-name="ce1"/>
        </table:table-row>
        <table:table-row table:style-name="ro1">
          <table:table-cell office:value-type="float" office:value="0.345241039991379" calcext:value-type="float">
            <text:p>0.34524104</text:p>
          </table:table-cell>
          <table:table-cell/>
          <table:table-cell table:style-name="ce1" table:formula="of:=SUM([.A1789:.A1799])/11" office:value-type="float" office:value="0.596995565024289" calcext:value-type="float">
            <text:p>0.59699556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789:.G1799])/11" office:value-type="float" office:value="81.4545454545454" calcext:value-type="float">
            <text:p>81.4545454545</text:p>
          </table:table-cell>
          <table:table-cell table:style-name="ce1"/>
        </table:table-row>
        <table:table-row table:style-name="ro1">
          <table:table-cell office:value-type="float" office:value="0.794418096542358" calcext:value-type="float">
            <text:p>0.7944180965</text:p>
          </table:table-cell>
          <table:table-cell/>
          <table:table-cell table:style-name="ce1" table:formula="of:=SUM([.A1790:.A1800])/11" office:value-type="float" office:value="0.628821771253239" calcext:value-type="float">
            <text:p>0.628821771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790:.G1800])/11" office:value-type="float" office:value="82.0909090909091" calcext:value-type="float">
            <text:p>82.0909090909</text:p>
          </table:table-cell>
          <table:table-cell table:style-name="ce1"/>
        </table:table-row>
        <table:table-row table:style-name="ro1">
          <table:table-cell office:value-type="float" office:value="0.658377408981323" calcext:value-type="float">
            <text:p>0.658377409</text:p>
          </table:table-cell>
          <table:table-cell/>
          <table:table-cell table:style-name="ce1" table:formula="of:=SUM([.A1791:.A1801])/11" office:value-type="float" office:value="0.610630384900353" calcext:value-type="float">
            <text:p>0.610630384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91:.G1801])/11" office:value-type="float" office:value="81" calcext:value-type="float">
            <text:p>81</text:p>
          </table:table-cell>
          <table:table-cell table:style-name="ce1"/>
        </table:table-row>
        <table:table-row table:style-name="ro1">
          <table:table-cell office:value-type="float" office:value="0.753081142902374" calcext:value-type="float">
            <text:p>0.7530811429</text:p>
          </table:table-cell>
          <table:table-cell/>
          <table:table-cell table:style-name="ce1" table:formula="of:=SUM([.A1792:.A1802])/11" office:value-type="float" office:value="0.592436500570991" calcext:value-type="float">
            <text:p>0.592436500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792:.G1802])/11" office:value-type="float" office:value="80.4545454545455" calcext:value-type="float">
            <text:p>80.4545454545</text:p>
          </table:table-cell>
          <table:table-cell table:style-name="ce1"/>
        </table:table-row>
        <table:table-row table:style-name="ro1">
          <table:table-cell office:value-type="float" office:value="0.358280777931213" calcext:value-type="float">
            <text:p>0.3582807779</text:p>
          </table:table-cell>
          <table:table-cell/>
          <table:table-cell table:style-name="ce1" table:formula="of:=SUM([.A1793:.A1803])/11" office:value-type="float" office:value="0.637750991366126" calcext:value-type="float">
            <text:p>0.637750991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93:.G1803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925242900848389" calcext:value-type="float">
            <text:p>0.9252429008</text:p>
          </table:table-cell>
          <table:table-cell/>
          <table:table-cell table:style-name="ce1" table:formula="of:=SUM([.A1794:.A1804])/11" office:value-type="float" office:value="0.632440434260802" calcext:value-type="float">
            <text:p>0.632440434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794:.G1804])/11" office:value-type="float" office:value="82.7272727272727" calcext:value-type="float">
            <text:p>82.7272727273</text:p>
          </table:table-cell>
          <table:table-cell table:style-name="ce1"/>
        </table:table-row>
        <table:table-row table:style-name="ro1">
          <table:table-cell office:value-type="float" office:value="0.658317625522614" calcext:value-type="float">
            <text:p>0.6583176255</text:p>
          </table:table-cell>
          <table:table-cell/>
          <table:table-cell table:style-name="ce1" table:formula="of:=SUM([.A1795:.A1805])/11" office:value-type="float" office:value="0.585918862711299" calcext:value-type="float">
            <text:p>0.585918862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95:.G1805])/11" office:value-type="float" office:value="81.5454545454545" calcext:value-type="float">
            <text:p>81.5454545455</text:p>
          </table:table-cell>
          <table:table-cell table:style-name="ce1"/>
        </table:table-row>
        <table:table-row table:style-name="ro1">
          <table:table-cell office:value-type="float" office:value="0.805737793445587" calcext:value-type="float">
            <text:p>0.8057377934</text:p>
          </table:table-cell>
          <table:table-cell/>
          <table:table-cell table:style-name="ce1" table:formula="of:=SUM([.A1796:.A1806])/11" office:value-type="float" office:value="0.550068733367052" calcext:value-type="float">
            <text:p>0.550068733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796:.G1806])/11" office:value-type="float" office:value="82.0909090909091" calcext:value-type="float">
            <text:p>82.0909090909</text:p>
          </table:table-cell>
          <table:table-cell table:style-name="ce1"/>
        </table:table-row>
        <table:table-row table:style-name="ro1">
          <table:table-cell office:value-type="float" office:value="0.315685510635376" calcext:value-type="float">
            <text:p>0.3156855106</text:p>
          </table:table-cell>
          <table:table-cell/>
          <table:table-cell table:style-name="ce1" table:formula="of:=SUM([.A1797:.A1807])/11" office:value-type="float" office:value="0.503706861626018" calcext:value-type="float">
            <text:p>0.503706861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797:.G1807])/11" office:value-type="float" office:value="85.4545454545455" calcext:value-type="float">
            <text:p>85.4545454545</text:p>
          </table:table-cell>
          <table:table-cell table:style-name="ce1"/>
        </table:table-row>
        <table:table-row table:style-name="ro1">
          <table:table-cell office:value-type="float" office:value="0.711037516593933" calcext:value-type="float">
            <text:p>0.7110375166</text:p>
          </table:table-cell>
          <table:table-cell/>
          <table:table-cell table:style-name="ce1" table:formula="of:=SUM([.A1798:.A1808])/11" office:value-type="float" office:value="0.518849955363707" calcext:value-type="float">
            <text:p>0.518849955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798:.G1808])/11" office:value-type="float" office:value="84.3636363636364" calcext:value-type="float">
            <text:p>84.3636363636</text:p>
          </table:table-cell>
          <table:table-cell table:style-name="ce1"/>
        </table:table-row>
        <table:table-row table:style-name="ro1">
          <table:table-cell office:value-type="float" office:value="0.241531401872635" calcext:value-type="float">
            <text:p>0.2415314019</text:p>
          </table:table-cell>
          <table:table-cell/>
          <table:table-cell table:style-name="ce1" table:formula="of:=SUM([.A1799:.A1809])/11" office:value-type="float" office:value="0.494361788034439" calcext:value-type="float">
            <text:p>0.49436178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799:.G1809])/11" office:value-type="float" office:value="84.9090909090909" calcext:value-type="float">
            <text:p>84.9090909091</text:p>
          </table:table-cell>
          <table:table-cell table:style-name="ce1"/>
        </table:table-row>
        <table:table-row table:style-name="ro1">
          <table:table-cell office:value-type="float" office:value="0.695329308509827" calcext:value-type="float">
            <text:p>0.6953293085</text:p>
          </table:table-cell>
          <table:table-cell/>
          <table:table-cell table:style-name="ce1" table:formula="of:=SUM([.A1800:.A1810])/11" office:value-type="float" office:value="0.526606272567402" calcext:value-type="float">
            <text:p>0.526606272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800:.G1810])/11" office:value-type="float" office:value="84.9090909090909" calcext:value-type="float">
            <text:p>84.9090909091</text:p>
          </table:table-cell>
          <table:table-cell table:style-name="ce1"/>
        </table:table-row>
        <table:table-row table:style-name="ro1">
          <table:table-cell office:value-type="float" office:value="0.594312846660614" calcext:value-type="float">
            <text:p>0.5943128467</text:p>
          </table:table-cell>
          <table:table-cell/>
          <table:table-cell table:style-name="ce1" table:formula="of:=SUM([.A1801:.A1811])/11" office:value-type="float" office:value="0.527754312211817" calcext:value-type="float">
            <text:p>0.527754312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01:.G1811])/11" office:value-type="float" office:value="83.1818181818182" calcext:value-type="float">
            <text:p>83.1818181818</text:p>
          </table:table-cell>
          <table:table-cell table:style-name="ce1"/>
        </table:table-row>
        <table:table-row table:style-name="ro1">
          <table:table-cell office:value-type="float" office:value="0.458244681358337" calcext:value-type="float">
            <text:p>0.4582446814</text:p>
          </table:table-cell>
          <table:table-cell/>
          <table:table-cell table:style-name="ce1" table:formula="of:=SUM([.A1802:.A1812])/11" office:value-type="float" office:value="0.539032318375327" calcext:value-type="float">
            <text:p>0.539032318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02:.G1812])/11" office:value-type="float" office:value="83.3636363636364" calcext:value-type="float">
            <text:p>83.3636363636</text:p>
          </table:table-cell>
          <table:table-cell table:style-name="ce1"/>
        </table:table-row>
        <table:table-row table:style-name="ro1">
          <table:table-cell office:value-type="float" office:value="1.25154054164886" calcext:value-type="float">
            <text:p>1.2515405416</text:p>
          </table:table-cell>
          <table:table-cell/>
          <table:table-cell table:style-name="ce1" table:formula="of:=SUM([.A1803:.A1813])/11" office:value-type="float" office:value="0.565231415358456" calcext:value-type="float">
            <text:p>0.565231415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03:.G1813])/11" office:value-type="float" office:value="83.9090909090909" calcext:value-type="float">
            <text:p>83.9090909091</text:p>
          </table:table-cell>
          <table:table-cell table:style-name="ce1"/>
        </table:table-row>
        <table:table-row table:style-name="ro1">
          <table:table-cell office:value-type="float" office:value="0.299864649772644" calcext:value-type="float">
            <text:p>0.2998646498</text:p>
          </table:table-cell>
          <table:table-cell/>
          <table:table-cell table:style-name="ce1" table:formula="of:=SUM([.A1804:.A1814])/11" office:value-type="float" office:value="0.489777754653584" calcext:value-type="float">
            <text:p>0.489777754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04:.G1814])/11" office:value-type="float" office:value="83.9090909090909" calcext:value-type="float">
            <text:p>83.9090909091</text:p>
          </table:table-cell>
          <table:table-cell table:style-name="ce1"/>
        </table:table-row>
        <table:table-row table:style-name="ro1">
          <table:table-cell office:value-type="float" office:value="0.413505613803863" calcext:value-type="float">
            <text:p>0.4135056138</text:p>
          </table:table-cell>
          <table:table-cell/>
          <table:table-cell table:style-name="ce1" table:formula="of:=SUM([.A1805:.A1815])/11" office:value-type="float" office:value="0.527454560453242" calcext:value-type="float">
            <text:p>0.527454560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805:.G1815])/11" office:value-type="float" office:value="83.9090909090909" calcext:value-type="float">
            <text:p>83.9090909091</text:p>
          </table:table-cell>
          <table:table-cell table:style-name="ce1"/>
        </table:table-row>
        <table:table-row table:style-name="ro1">
          <table:table-cell office:value-type="float" office:value="0.263966202735901" calcext:value-type="float">
            <text:p>0.2639662027</text:p>
          </table:table-cell>
          <table:table-cell/>
          <table:table-cell table:style-name="ce1" table:formula="of:=SUM([.A1806:.A1816])/11" office:value-type="float" office:value="0.54561075297269" calcext:value-type="float">
            <text:p>0.54561075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06:.G1816])/11" office:value-type="float" office:value="85.0909090909091" calcext:value-type="float">
            <text:p>85.0909090909</text:p>
          </table:table-cell>
          <table:table-cell table:style-name="ce1"/>
        </table:table-row>
        <table:table-row table:style-name="ro1">
          <table:table-cell office:value-type="float" office:value="0.295757204294205" calcext:value-type="float">
            <text:p>0.2957572043</text:p>
          </table:table-cell>
          <table:table-cell/>
          <table:table-cell table:style-name="ce1" table:formula="of:=SUM([.A1807:.A1817])/11" office:value-type="float" office:value="0.56525042924014" calcext:value-type="float">
            <text:p>0.565250429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07:.G1817])/11" office:value-type="float" office:value="86.1818181818182" calcext:value-type="float">
            <text:p>86.1818181818</text:p>
          </table:table-cell>
          <table:table-cell table:style-name="ce1"/>
        </table:table-row>
        <table:table-row table:style-name="ro1">
          <table:table-cell office:value-type="float" office:value="0.482259541749954" calcext:value-type="float">
            <text:p>0.4822595417</text:p>
          </table:table-cell>
          <table:table-cell/>
          <table:table-cell table:style-name="ce1" table:formula="of:=SUM([.A1808:.A1818])/11" office:value-type="float" office:value="0.582033967429942" calcext:value-type="float">
            <text:p>0.582033967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808:.G1818])/11" office:value-type="float" office:value="86.8181818181818" calcext:value-type="float">
            <text:p>86.8181818182</text:p>
          </table:table-cell>
          <table:table-cell table:style-name="ce1"/>
        </table:table-row>
        <table:table-row table:style-name="ro1">
          <table:table-cell office:value-type="float" office:value="0.441667675971985" calcext:value-type="float">
            <text:p>0.441667676</text:p>
          </table:table-cell>
          <table:table-cell/>
          <table:table-cell table:style-name="ce1" table:formula="of:=SUM([.A1809:.A1819])/11" office:value-type="float" office:value="0.611811068924991" calcext:value-type="float">
            <text:p>0.611811068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09:.G1819])/11" office:value-type="float" office:value="88.4545454545455" calcext:value-type="float">
            <text:p>88.4545454545</text:p>
          </table:table-cell>
          <table:table-cell table:style-name="ce1"/>
        </table:table-row>
        <table:table-row table:style-name="ro1">
          <table:table-cell office:value-type="float" office:value="0.59622073173523" calcext:value-type="float">
            <text:p>0.5962207317</text:p>
          </table:table-cell>
          <table:table-cell/>
          <table:table-cell table:style-name="ce1" table:formula="of:=SUM([.A1810:.A1820])/11" office:value-type="float" office:value="0.619229013269598" calcext:value-type="float">
            <text:p>0.619229013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810:.G1820])/11" office:value-type="float" office:value="90.1818181818182" calcext:value-type="float">
            <text:p>90.1818181818</text:p>
          </table:table-cell>
          <table:table-cell table:style-name="ce1"/>
        </table:table-row>
        <table:table-row table:style-name="ro1">
          <table:table-cell office:value-type="float" office:value="0.707957744598389" calcext:value-type="float">
            <text:p>0.7079577446</text:p>
          </table:table-cell>
          <table:table-cell/>
          <table:table-cell table:style-name="ce1" table:formula="of:=SUM([.A1811:.A1821])/11" office:value-type="float" office:value="0.632469155571678" calcext:value-type="float">
            <text:p>0.632469155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11:.G1821])/11" office:value-type="float" office:value="89" calcext:value-type="float">
            <text:p>89</text:p>
          </table:table-cell>
          <table:table-cell table:style-name="ce1"/>
        </table:table-row>
        <table:table-row table:style-name="ro1">
          <table:table-cell office:value-type="float" office:value="0.718370914459229" calcext:value-type="float">
            <text:p>0.7183709145</text:p>
          </table:table-cell>
          <table:table-cell/>
          <table:table-cell table:style-name="ce1" table:formula="of:=SUM([.A1812:.A1822])/11" office:value-type="float" office:value="0.639870686964555" calcext:value-type="float">
            <text:p>0.639870687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812:.G1822])/11" office:value-type="float" office:value="88.4545454545455" calcext:value-type="float">
            <text:p>88.4545454545</text:p>
          </table:table-cell>
          <table:table-cell table:style-name="ce1"/>
        </table:table-row>
        <table:table-row table:style-name="ro1">
          <table:table-cell office:value-type="float" office:value="0.74643474817276" calcext:value-type="float">
            <text:p>0.7464347482</text:p>
          </table:table-cell>
          <table:table-cell/>
          <table:table-cell table:style-name="ce1" table:formula="of:=SUM([.A1813:.A1823])/11" office:value-type="float" office:value="0.613971433856271" calcext:value-type="float">
            <text:p>0.613971433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13:.G1823])/11" office:value-type="float" office:value="87.7272727272727" calcext:value-type="float">
            <text:p>87.7272727273</text:p>
          </table:table-cell>
          <table:table-cell table:style-name="ce1"/>
        </table:table-row>
        <table:table-row table:style-name="ro1">
          <table:table-cell office:value-type="float" office:value="0.421550273895264" calcext:value-type="float">
            <text:p>0.4215502739</text:p>
          </table:table-cell>
          <table:table-cell/>
          <table:table-cell table:style-name="ce1" table:formula="of:=SUM([.A1814:.A1824])/11" office:value-type="float" office:value="0.606101420792666" calcext:value-type="float">
            <text:p>0.606101420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14:.G1824])/11" office:value-type="float" office:value="87.3636363636364" calcext:value-type="float">
            <text:p>87.3636363636</text:p>
          </table:table-cell>
          <table:table-cell table:style-name="ce1"/>
        </table:table-row>
        <table:table-row table:style-name="ro1">
          <table:table-cell office:value-type="float" office:value="0.714309513568878" calcext:value-type="float">
            <text:p>0.7143095136</text:p>
          </table:table-cell>
          <table:table-cell/>
          <table:table-cell table:style-name="ce1" table:formula="of:=SUM([.A1815:.A1825])/11" office:value-type="float" office:value="0.672892630100251" calcext:value-type="float">
            <text:p>0.672892630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15:.G1825])/11" office:value-type="float" office:value="87.9090909090909" calcext:value-type="float">
            <text:p>87.9090909091</text:p>
          </table:table-cell>
          <table:table-cell table:style-name="ce1"/>
        </table:table-row>
        <table:table-row table:style-name="ro1">
          <table:table-cell office:value-type="float" office:value="0.613223731517792" calcext:value-type="float">
            <text:p>0.6132237315</text:p>
          </table:table-cell>
          <table:table-cell/>
          <table:table-cell table:style-name="ce1" table:formula="of:=SUM([.A1816:.A1826])/11" office:value-type="float" office:value="0.676145970821381" calcext:value-type="float">
            <text:p>0.676145970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16:.G1826])/11" office:value-type="float" office:value="87.9090909090909" calcext:value-type="float">
            <text:p>87.9090909091</text:p>
          </table:table-cell>
          <table:table-cell table:style-name="ce1"/>
        </table:table-row>
        <table:table-row table:style-name="ro1">
          <table:table-cell office:value-type="float" office:value="0.480002641677856" calcext:value-type="float">
            <text:p>0.4800026417</text:p>
          </table:table-cell>
          <table:table-cell/>
          <table:table-cell table:style-name="ce1" table:formula="of:=SUM([.A1817:.A1827])/11" office:value-type="float" office:value="0.675950987772509" calcext:value-type="float">
            <text:p>0.675950987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17:.G1827])/11" office:value-type="float" office:value="89" calcext:value-type="float">
            <text:p>89</text:p>
          </table:table-cell>
          <table:table-cell table:style-name="ce1"/>
        </table:table-row>
        <table:table-row table:style-name="ro1">
          <table:table-cell office:value-type="float" office:value="0.480376124382019" calcext:value-type="float">
            <text:p>0.4803761244</text:p>
          </table:table-cell>
          <table:table-cell/>
          <table:table-cell table:style-name="ce1" table:formula="of:=SUM([.A1818:.A1828])/11" office:value-type="float" office:value="0.655629615892064" calcext:value-type="float">
            <text:p>0.655629615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818:.G1828])/11" office:value-type="float" office:value="89" calcext:value-type="float">
            <text:p>89</text:p>
          </table:table-cell>
          <table:table-cell table:style-name="ce1"/>
        </table:table-row>
        <table:table-row table:style-name="ro1">
          <table:table-cell office:value-type="float" office:value="0.809807658195496" calcext:value-type="float">
            <text:p>0.8098076582</text:p>
          </table:table-cell>
          <table:table-cell/>
          <table:table-cell table:style-name="ce1" table:formula="of:=SUM([.A1819:.A1829])/11" office:value-type="float" office:value="0.658817526969043" calcext:value-type="float">
            <text:p>0.65881752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19:.G1829])/11" office:value-type="float" office:value="87.2727272727273" calcext:value-type="float">
            <text:p>87.2727272727</text:p>
          </table:table-cell>
          <table:table-cell table:style-name="ce1"/>
        </table:table-row>
        <table:table-row table:style-name="ro1">
          <table:table-cell office:value-type="float" office:value="0.523265063762665" calcext:value-type="float">
            <text:p>0.5232650638</text:p>
          </table:table-cell>
          <table:table-cell/>
          <table:table-cell table:style-name="ce1" table:formula="of:=SUM([.A1820:.A1830])/11" office:value-type="float" office:value="0.648716322400354" calcext:value-type="float">
            <text:p>0.648716322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820:.G1830])/11" office:value-type="float" office:value="87.2727272727273" calcext:value-type="float">
            <text:p>87.2727272727</text:p>
          </table:table-cell>
          <table:table-cell table:style-name="ce1"/>
        </table:table-row>
        <table:table-row table:style-name="ro1">
          <table:table-cell office:value-type="float" office:value="0.741862297058106" calcext:value-type="float">
            <text:p>0.7418622971</text:p>
          </table:table-cell>
          <table:table-cell/>
          <table:table-cell table:style-name="ce1" table:formula="of:=SUM([.A1821:.A1831])/11" office:value-type="float" office:value="0.614772487770428" calcext:value-type="float">
            <text:p>0.614772487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21:.G1831])/11" office:value-type="float" office:value="86.0909090909091" calcext:value-type="float">
            <text:p>86.0909090909</text:p>
          </table:table-cell>
          <table:table-cell table:style-name="ce1"/>
        </table:table-row>
        <table:table-row table:style-name="ro1">
          <table:table-cell office:value-type="float" office:value="0.789374589920044" calcext:value-type="float">
            <text:p>0.7893745899</text:p>
          </table:table-cell>
          <table:table-cell/>
          <table:table-cell table:style-name="ce1" table:formula="of:=SUM([.A1822:.A1832])/11" office:value-type="float" office:value="0.637876266782934" calcext:value-type="float">
            <text:p>0.637876266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822:.G1832])/11" office:value-type="float" office:value="86.6363636363636" calcext:value-type="float">
            <text:p>86.6363636364</text:p>
          </table:table-cell>
          <table:table-cell table:style-name="ce1"/>
        </table:table-row>
        <table:table-row table:style-name="ro1">
          <table:table-cell office:value-type="float" office:value="0.433479130268097" calcext:value-type="float">
            <text:p>0.4334791303</text:p>
          </table:table-cell>
          <table:table-cell/>
          <table:table-cell table:style-name="ce1" table:formula="of:=SUM([.A1823:.A1833])/11" office:value-type="float" office:value="0.642672690478238" calcext:value-type="float">
            <text:p>0.642672690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823:.G1833])/11" office:value-type="float" office:value="87.1818181818182" calcext:value-type="float">
            <text:p>87.1818181818</text:p>
          </table:table-cell>
          <table:table-cell table:style-name="ce1"/>
        </table:table-row>
        <table:table-row table:style-name="ro1">
          <table:table-cell office:value-type="float" office:value="0.659864604473114" calcext:value-type="float">
            <text:p>0.6598646045</text:p>
          </table:table-cell>
          <table:table-cell/>
          <table:table-cell table:style-name="ce1" table:formula="of:=SUM([.A1824:.A1834])/11" office:value-type="float" office:value="0.684628995982084" calcext:value-type="float">
            <text:p>0.684628996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824:.G1834])/11" office:value-type="float" office:value="87.7272727272727" calcext:value-type="float">
            <text:p>87.7272727273</text:p>
          </table:table-cell>
          <table:table-cell table:style-name="ce1"/>
        </table:table-row>
        <table:table-row table:style-name="ro1">
          <table:table-cell office:value-type="float" office:value="1.15625357627869" calcext:value-type="float">
            <text:p>1.1562535763</text:p>
          </table:table-cell>
          <table:table-cell/>
          <table:table-cell table:style-name="ce1" table:formula="of:=SUM([.A1825:.A1835])/11" office:value-type="float" office:value="0.719654760577462" calcext:value-type="float">
            <text:p>0.719654760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25:.G1835])/11" office:value-type="float" office:value="88.6363636363636" calcext:value-type="float">
            <text:p>88.6363636364</text:p>
          </table:table-cell>
          <table:table-cell table:style-name="ce1"/>
        </table:table-row>
        <table:table-row table:style-name="ro1">
          <table:table-cell office:value-type="float" office:value="0.750096261501312" calcext:value-type="float">
            <text:p>0.7500962615</text:p>
          </table:table-cell>
          <table:table-cell/>
          <table:table-cell table:style-name="ce1" table:formula="of:=SUM([.A1826:.A1836])/11" office:value-type="float" office:value="0.749543780630285" calcext:value-type="float">
            <text:p>0.749543780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26:.G1836])/11" office:value-type="float" office:value="87.7272727272727" calcext:value-type="float">
            <text:p>87.7272727273</text:p>
          </table:table-cell>
          <table:table-cell table:style-name="ce1"/>
        </table:table-row>
        <table:table-row table:style-name="ro1">
          <table:table-cell office:value-type="float" office:value="0.611078917980194" calcext:value-type="float">
            <text:p>0.611078918</text:p>
          </table:table-cell>
          <table:table-cell/>
          <table:table-cell table:style-name="ce1" table:formula="of:=SUM([.A1827:.A1837])/11" office:value-type="float" office:value="0.750830682841214" calcext:value-type="float">
            <text:p>0.750830682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27:.G1837])/11" office:value-type="float" office:value="86" calcext:value-type="float">
            <text:p>86</text:p>
          </table:table-cell>
          <table:table-cell table:style-name="ce1"/>
        </table:table-row>
        <table:table-row table:style-name="ro1">
          <table:table-cell office:value-type="float" office:value="0.256467550992966" calcext:value-type="float">
            <text:p>0.256467551</text:p>
          </table:table-cell>
          <table:table-cell/>
          <table:table-cell table:style-name="ce1" table:formula="of:=SUM([.A1828:.A1838])/11" office:value-type="float" office:value="0.725222089073875" calcext:value-type="float">
            <text:p>0.725222089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28:.G1838])/11" office:value-type="float" office:value="84.9090909090909" calcext:value-type="float">
            <text:p>84.9090909091</text:p>
          </table:table-cell>
          <table:table-cell table:style-name="ce1"/>
        </table:table-row>
        <table:table-row table:style-name="ro1">
          <table:table-cell office:value-type="float" office:value="0.51544314622879" calcext:value-type="float">
            <text:p>0.5154431462</text:p>
          </table:table-cell>
          <table:table-cell/>
          <table:table-cell table:style-name="ce1" table:formula="of:=SUM([.A1829:.A1839])/11" office:value-type="float" office:value="0.7591262541034" calcext:value-type="float">
            <text:p>0.759126254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29:.G1839])/11" office:value-type="float" office:value="83.8181818181818" calcext:value-type="float">
            <text:p>83.8181818182</text:p>
          </table:table-cell>
          <table:table-cell table:style-name="ce1"/>
        </table:table-row>
        <table:table-row table:style-name="ro1">
          <table:table-cell office:value-type="float" office:value="0.698694407939911" calcext:value-type="float">
            <text:p>0.6986944079</text:p>
          </table:table-cell>
          <table:table-cell/>
          <table:table-cell table:style-name="ce1" table:formula="of:=SUM([.A1830:.A1840])/11" office:value-type="float" office:value="0.744556345722892" calcext:value-type="float">
            <text:p>0.744556345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30:.G1840])/11" office:value-type="float" office:value="83.2727272727273" calcext:value-type="float">
            <text:p>83.2727272727</text:p>
          </table:table-cell>
          <table:table-cell table:style-name="ce1"/>
        </table:table-row>
        <table:table-row table:style-name="ro1">
          <table:table-cell office:value-type="float" office:value="0.149882882833481" calcext:value-type="float">
            <text:p>0.1498828828</text:p>
          </table:table-cell>
          <table:table-cell/>
          <table:table-cell table:style-name="ce1" table:formula="of:=SUM([.A1831:.A1841])/11" office:value-type="float" office:value="0.713411049409346" calcext:value-type="float">
            <text:p>0.713411049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31:.G1841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996003866195679" calcext:value-type="float">
            <text:p>0.9960038662</text:p>
          </table:table-cell>
          <table:table-cell/>
          <table:table-cell table:style-name="ce1" table:formula="of:=SUM([.A1832:.A1842])/11" office:value-type="float" office:value="0.733476248654452" calcext:value-type="float">
            <text:p>0.733476248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32:.G1842])/11" office:value-type="float" office:value="80.4545454545455" calcext:value-type="float">
            <text:p>80.4545454545</text:p>
          </table:table-cell>
          <table:table-cell table:style-name="ce1"/>
        </table:table-row>
        <table:table-row table:style-name="ro1">
          <table:table-cell office:value-type="float" office:value="0.84213525056839" calcext:value-type="float">
            <text:p>0.8421352506</text:p>
          </table:table-cell>
          <table:table-cell/>
          <table:table-cell table:style-name="ce1" table:formula="of:=SUM([.A1833:.A1843])/11" office:value-type="float" office:value="0.659769268198447" calcext:value-type="float">
            <text:p>0.659769268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33:.G1843])/11" office:value-type="float" office:value="78.8181818181818" calcext:value-type="float">
            <text:p>78.8181818182</text:p>
          </table:table-cell>
          <table:table-cell table:style-name="ce1"/>
        </table:table-row>
        <table:table-row table:style-name="ro1">
          <table:table-cell office:value-type="float" office:value="0.894998490810394" calcext:value-type="float">
            <text:p>0.8949984908</text:p>
          </table:table-cell>
          <table:table-cell/>
          <table:table-cell table:style-name="ce1" table:formula="of:=SUM([.A1834:.A1844])/11" office:value-type="float" office:value="0.652976749972864" calcext:value-type="float">
            <text:p>0.6529767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34:.G1844])/11" office:value-type="float" office:value="78.8181818181818" calcext:value-type="float">
            <text:p>78.8181818182</text:p>
          </table:table-cell>
          <table:table-cell table:style-name="ce1"/>
        </table:table-row>
        <table:table-row table:style-name="ro1">
          <table:table-cell office:value-type="float" office:value="1.04514801502228" calcext:value-type="float">
            <text:p>1.045148015</text:p>
          </table:table-cell>
          <table:table-cell/>
          <table:table-cell table:style-name="ce1" table:formula="of:=SUM([.A1835:.A1845])/11" office:value-type="float" office:value="0.613761038942771" calcext:value-type="float">
            <text:p>0.613761038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35:.G1845])/11" office:value-type="float" office:value="78.2727272727273" calcext:value-type="float">
            <text:p>78.2727272727</text:p>
          </table:table-cell>
          <table:table-cell table:style-name="ce1"/>
        </table:table-row>
        <table:table-row table:style-name="ro1">
          <table:table-cell office:value-type="float" office:value="1.48503279685974" calcext:value-type="float">
            <text:p>1.4850327969</text:p>
          </table:table-cell>
          <table:table-cell/>
          <table:table-cell table:style-name="ce1" table:formula="of:=SUM([.A1836:.A1846])/11" office:value-type="float" office:value="0.590826309540055" calcext:value-type="float">
            <text:p>0.5908263095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836:.G1846])/11" office:value-type="float" office:value="76.6363636363636" calcext:value-type="float">
            <text:p>76.6363636364</text:p>
          </table:table-cell>
          <table:table-cell table:style-name="ce1"/>
        </table:table-row>
        <table:table-row table:style-name="ro1">
          <table:table-cell office:value-type="float" office:value="0.764252185821533" calcext:value-type="float">
            <text:p>0.7642521858</text:p>
          </table:table-cell>
          <table:table-cell/>
          <table:table-cell table:style-name="ce1" table:formula="of:=SUM([.A1837:.A1847])/11" office:value-type="float" office:value="0.516175257888707" calcext:value-type="float">
            <text:p>0.516175257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837:.G1847])/11" office:value-type="float" office:value="75.9090909090909" calcext:value-type="float">
            <text:p>75.9090909091</text:p>
          </table:table-cell>
          <table:table-cell table:style-name="ce1"/>
        </table:table-row>
        <table:table-row table:style-name="ro1">
          <table:table-cell office:value-type="float" office:value="0.329384386539459" calcext:value-type="float">
            <text:p>0.3293843865</text:p>
          </table:table-cell>
          <table:table-cell/>
          <table:table-cell table:style-name="ce1" table:formula="of:=SUM([.A1838:.A1848])/11" office:value-type="float" office:value="0.491798410361464" calcext:value-type="float">
            <text:p>0.491798410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38:.G1848])/11" office:value-type="float" office:value="75.7272727272727" calcext:value-type="float">
            <text:p>75.7272727273</text:p>
          </table:table-cell>
          <table:table-cell table:style-name="ce1"/>
        </table:table-row>
        <table:table-row table:style-name="ro1">
          <table:table-cell office:value-type="float" office:value="0.629413366317749" calcext:value-type="float">
            <text:p>0.6294133663</text:p>
          </table:table-cell>
          <table:table-cell/>
          <table:table-cell table:style-name="ce1" table:formula="of:=SUM([.A1839:.A1849])/11" office:value-type="float" office:value="0.529845263470303" calcext:value-type="float">
            <text:p>0.529845263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39:.G1849])/11" office:value-type="float" office:value="75.1818181818182" calcext:value-type="float">
            <text:p>75.1818181818</text:p>
          </table:table-cell>
          <table:table-cell table:style-name="ce1"/>
        </table:table-row>
        <table:table-row table:style-name="ro1">
          <table:table-cell office:value-type="float" office:value="0.355174154043198" calcext:value-type="float">
            <text:p>0.355174154</text:p>
          </table:table-cell>
          <table:table-cell/>
          <table:table-cell table:style-name="ce1" table:formula="of:=SUM([.A1840:.A1850])/11" office:value-type="float" office:value="0.537961741740054" calcext:value-type="float">
            <text:p>0.537961741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840:.G1850])/11" office:value-type="float" office:value="74.6363636363636" calcext:value-type="float">
            <text:p>74.6363636364</text:p>
          </table:table-cell>
          <table:table-cell table:style-name="ce1"/>
        </table:table-row>
        <table:table-row table:style-name="ro1">
          <table:table-cell office:value-type="float" office:value="0.356096148490906" calcext:value-type="float">
            <text:p>0.3560961485</text:p>
          </table:table-cell>
          <table:table-cell/>
          <table:table-cell table:style-name="ce1" table:formula="of:=SUM([.A1841:.A1851])/11" office:value-type="float" office:value="0.577030459588224" calcext:value-type="float">
            <text:p>0.577030459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41:.G1851])/11" office:value-type="float" office:value="73.4545454545455" calcext:value-type="float">
            <text:p>73.4545454545</text:p>
          </table:table-cell>
          <table:table-cell table:style-name="ce1"/>
        </table:table-row>
        <table:table-row table:style-name="ro1">
          <table:table-cell office:value-type="float" office:value="0.370600074529648" calcext:value-type="float">
            <text:p>0.3706000745</text:p>
          </table:table-cell>
          <table:table-cell/>
          <table:table-cell table:style-name="ce1" table:formula="of:=SUM([.A1842:.A1852])/11" office:value-type="float" office:value="0.574309331449595" calcext:value-type="float">
            <text:p>0.574309331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842:.G1852])/11" office:value-type="float" office:value="72.2727272727273" calcext:value-type="float">
            <text:p>72.2727272727</text:p>
          </table:table-cell>
          <table:table-cell table:style-name="ce1"/>
        </table:table-row>
        <table:table-row table:style-name="ro1">
          <table:table-cell office:value-type="float" office:value="0.185227081179619" calcext:value-type="float">
            <text:p>0.1852270812</text:p>
          </table:table-cell>
          <table:table-cell/>
          <table:table-cell table:style-name="ce1" table:formula="of:=SUM([.A1843:.A1853])/11" office:value-type="float" office:value="0.603148835626515" calcext:value-type="float">
            <text:p>0.603148835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843:.G1853])/11" office:value-type="float" office:value="72.2727272727273" calcext:value-type="float">
            <text:p>72.2727272727</text:p>
          </table:table-cell>
          <table:table-cell table:style-name="ce1"/>
        </table:table-row>
        <table:table-row table:style-name="ro1">
          <table:table-cell office:value-type="float" office:value="0.767417550086975" calcext:value-type="float">
            <text:p>0.7674175501</text:p>
          </table:table-cell>
          <table:table-cell/>
          <table:table-cell table:style-name="ce1" table:formula="of:=SUM([.A1844:.A1854])/11" office:value-type="float" office:value="0.667455730113116" calcext:value-type="float">
            <text:p>0.667455730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44:.G1854])/11" office:value-type="float" office:value="71.0909090909091" calcext:value-type="float">
            <text:p>71.0909090909</text:p>
          </table:table-cell>
          <table:table-cell table:style-name="ce1"/>
        </table:table-row>
        <table:table-row table:style-name="ro1">
          <table:table-cell office:value-type="float" office:value="0.46362566947937" calcext:value-type="float">
            <text:p>0.4636256695</text:p>
          </table:table-cell>
          <table:table-cell/>
          <table:table-cell table:style-name="ce1" table:formula="of:=SUM([.A1845:.A1855])/11" office:value-type="float" office:value="0.700293868780136" calcext:value-type="float">
            <text:p>0.700293868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845:.G1855])/11" office:value-type="float" office:value="71.0909090909091" calcext:value-type="float">
            <text:p>71.0909090909</text:p>
          </table:table-cell>
          <table:table-cell table:style-name="ce1"/>
        </table:table-row>
        <table:table-row table:style-name="ro1">
          <table:table-cell office:value-type="float" office:value="0.792865991592407" calcext:value-type="float">
            <text:p>0.7928659916</text:p>
          </table:table-cell>
          <table:table-cell/>
          <table:table-cell table:style-name="ce1" table:formula="of:=SUM([.A1846:.A1856])/11" office:value-type="float" office:value="0.724078636277805" calcext:value-type="float">
            <text:p>0.724078636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846:.G1856])/11" office:value-type="float" office:value="69.3636363636364" calcext:value-type="float">
            <text:p>69.3636363636</text:p>
          </table:table-cell>
          <table:table-cell table:style-name="ce1"/>
        </table:table-row>
        <table:table-row table:style-name="ro1">
          <table:table-cell office:value-type="float" office:value="0.663871228694916" calcext:value-type="float">
            <text:p>0.6638712287</text:p>
          </table:table-cell>
          <table:table-cell/>
          <table:table-cell table:style-name="ce1" table:formula="of:=SUM([.A1847:.A1857])/11" office:value-type="float" office:value="0.696494300257076" calcext:value-type="float">
            <text:p>0.696494300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847:.G1857])/11" office:value-type="float" office:value="68.1818181818182" calcext:value-type="float">
            <text:p>68.1818181818</text:p>
          </table:table-cell>
          <table:table-cell table:style-name="ce1"/>
        </table:table-row>
        <table:table-row table:style-name="ro1">
          <table:table-cell office:value-type="float" office:value="0.496106863021851" calcext:value-type="float">
            <text:p>0.496106863</text:p>
          </table:table-cell>
          <table:table-cell/>
          <table:table-cell table:style-name="ce1" table:formula="of:=SUM([.A1848:.A1858])/11" office:value-type="float" office:value="0.668534641916101" calcext:value-type="float">
            <text:p>0.6685346419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1848:.G1858])/11" office:value-type="float" office:value="68.7272727272727" calcext:value-type="float">
            <text:p>68.7272727273</text:p>
          </table:table-cell>
          <table:table-cell table:style-name="ce1"/>
        </table:table-row>
        <table:table-row table:style-name="ro1">
          <table:table-cell office:value-type="float" office:value="0.747899770736694" calcext:value-type="float">
            <text:p>0.7478997707</text:p>
          </table:table-cell>
          <table:table-cell/>
          <table:table-cell table:style-name="ce1" table:formula="of:=SUM([.A1849:.A1859])/11" office:value-type="float" office:value="0.65515844930302" calcext:value-type="float">
            <text:p>0.655158449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849:.G1859])/11" office:value-type="float" office:value="70.0909090909091" calcext:value-type="float">
            <text:p>70.0909090909</text:p>
          </table:table-cell>
          <table:table-cell table:style-name="ce1"/>
        </table:table-row>
        <table:table-row table:style-name="ro1">
          <table:table-cell office:value-type="float" office:value="0.718694627285004" calcext:value-type="float">
            <text:p>0.7186946273</text:p>
          </table:table-cell>
          <table:table-cell/>
          <table:table-cell table:style-name="ce1" table:formula="of:=SUM([.A1850:.A1860])/11" office:value-type="float" office:value="0.640421748161316" calcext:value-type="float">
            <text:p>0.640421748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850:.G1860])/11" office:value-type="float" office:value="72.3636363636364" calcext:value-type="float">
            <text:p>72.3636363636</text:p>
          </table:table-cell>
          <table:table-cell table:style-name="ce1"/>
        </table:table-row>
        <table:table-row table:style-name="ro1">
          <table:table-cell office:value-type="float" office:value="0.784930050373077" calcext:value-type="float">
            <text:p>0.7849300504</text:p>
          </table:table-cell>
          <table:table-cell/>
          <table:table-cell table:style-name="ce1" table:formula="of:=SUM([.A1851:.A1861])/11" office:value-type="float" office:value="0.607101735743609" calcext:value-type="float">
            <text:p>0.607101735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851:.G1861])/11" office:value-type="float" office:value="74" calcext:value-type="float">
            <text:p>74</text:p>
          </table:table-cell>
          <table:table-cell table:style-name="ce1"/>
        </table:table-row>
        <table:table-row table:style-name="ro1">
          <table:table-cell office:value-type="float" office:value="0.326163738965988" calcext:value-type="float">
            <text:p>0.326163739</text:p>
          </table:table-cell>
          <table:table-cell/>
          <table:table-cell table:style-name="ce1" table:formula="of:=SUM([.A1852:.A1862])/11" office:value-type="float" office:value="0.556697915900837" calcext:value-type="float">
            <text:p>0.556697915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852:.G1862])/11" office:value-type="float" office:value="76.2727272727273" calcext:value-type="float">
            <text:p>76.2727272727</text:p>
          </table:table-cell>
          <table:table-cell table:style-name="ce1"/>
        </table:table-row>
        <table:table-row table:style-name="ro1">
          <table:table-cell office:value-type="float" office:value="0.687834620475769" calcext:value-type="float">
            <text:p>0.6878346205</text:p>
          </table:table-cell>
          <table:table-cell/>
          <table:table-cell table:style-name="ce1" table:formula="of:=SUM([.A1853:.A1863])/11" office:value-type="float" office:value="0.553984501145102" calcext:value-type="float">
            <text:p>0.553984501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853:.G1863])/11" office:value-type="float" office:value="78" calcext:value-type="float">
            <text:p>78</text:p>
          </table:table-cell>
          <table:table-cell table:style-name="ce1"/>
        </table:table-row>
        <table:table-row table:style-name="ro1">
          <table:table-cell office:value-type="float" office:value="0.892602920532227" calcext:value-type="float">
            <text:p>0.8926029205</text:p>
          </table:table-cell>
          <table:table-cell/>
          <table:table-cell table:style-name="ce1" table:formula="of:=SUM([.A1854:.A1864])/11" office:value-type="float" office:value="0.535765211690556" calcext:value-type="float">
            <text:p>0.535765211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854:.G1864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1.12863707542419" calcext:value-type="float">
            <text:p>1.1286370754</text:p>
          </table:table-cell>
          <table:table-cell/>
          <table:table-cell table:style-name="ce1" table:formula="of:=SUM([.A1855:.A1865])/11" office:value-type="float" office:value="0.476384282112121" calcext:value-type="float">
            <text:p>0.476384282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55:.G1865])/11" office:value-type="float" office:value="82" calcext:value-type="float">
            <text:p>82</text:p>
          </table:table-cell>
          <table:table-cell table:style-name="ce1"/>
        </table:table-row>
        <table:table-row table:style-name="ro1">
          <table:table-cell office:value-type="float" office:value="0.725258111953735" calcext:value-type="float">
            <text:p>0.725258112</text:p>
          </table:table-cell>
          <table:table-cell/>
          <table:table-cell table:style-name="ce1" table:formula="of:=SUM([.A1856:.A1866])/11" office:value-type="float" office:value="0.415629996494813" calcext:value-type="float">
            <text:p>0.415629996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1856:.G1866])/11" office:value-type="float" office:value="83.0909090909091" calcext:value-type="float">
            <text:p>83.0909090909</text:p>
          </table:table-cell>
          <table:table-cell table:style-name="ce1"/>
        </table:table-row>
        <table:table-row table:style-name="ro1">
          <table:table-cell office:value-type="float" office:value="0.48943829536438" calcext:value-type="float">
            <text:p>0.4894382954</text:p>
          </table:table-cell>
          <table:table-cell/>
          <table:table-cell table:style-name="ce1" table:formula="of:=SUM([.A1857:.A1867])/11" office:value-type="float" office:value="0.373549255457791" calcext:value-type="float">
            <text:p>0.373549255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857:.G1867])/11" office:value-type="float" office:value="85.3636363636364" calcext:value-type="float">
            <text:p>85.3636363636</text:p>
          </table:table-cell>
          <table:table-cell table:style-name="ce1"/>
        </table:table-row>
        <table:table-row table:style-name="ro1">
          <table:table-cell office:value-type="float" office:value="0.356314986944199" calcext:value-type="float">
            <text:p>0.3563149869</text:p>
          </table:table-cell>
          <table:table-cell/>
          <table:table-cell table:style-name="ce1" table:formula="of:=SUM([.A1858:.A1868])/11" office:value-type="float" office:value="0.393141161311757" calcext:value-type="float">
            <text:p>0.393141161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58:.G1868])/11" office:value-type="float" office:value="85.9090909090909" calcext:value-type="float">
            <text:p>85.9090909091</text:p>
          </table:table-cell>
          <table:table-cell table:style-name="ce1"/>
        </table:table-row>
        <table:table-row table:style-name="ro1">
          <table:table-cell office:value-type="float" office:value="0.348968744277954" calcext:value-type="float">
            <text:p>0.3489687443</text:p>
          </table:table-cell>
          <table:table-cell/>
          <table:table-cell table:style-name="ce1" table:formula="of:=SUM([.A1859:.A1869])/11" office:value-type="float" office:value="0.405762986703353" calcext:value-type="float">
            <text:p>0.405762986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59:.G1869])/11" office:value-type="float" office:value="84.7272727272727" calcext:value-type="float">
            <text:p>84.7272727273</text:p>
          </table:table-cell>
          <table:table-cell table:style-name="ce1"/>
        </table:table-row>
        <table:table-row table:style-name="ro1">
          <table:table-cell office:value-type="float" office:value="0.585796058177948" calcext:value-type="float">
            <text:p>0.5857960582</text:p>
          </table:table-cell>
          <table:table-cell/>
          <table:table-cell table:style-name="ce1" table:formula="of:=SUM([.A1860:.A1870])/11" office:value-type="float" office:value="0.441046270457181" calcext:value-type="float">
            <text:p>0.441046270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860:.G1870])/11" office:value-type="float" office:value="85.2727272727273" calcext:value-type="float">
            <text:p>85.2727272727</text:p>
          </table:table-cell>
          <table:table-cell table:style-name="ce1"/>
        </table:table-row>
        <table:table-row table:style-name="ro1">
          <table:table-cell office:value-type="float" office:value="0.352174490690231" calcext:value-type="float">
            <text:p>0.3521744907</text:p>
          </table:table-cell>
          <table:table-cell/>
          <table:table-cell table:style-name="ce1" table:formula="of:=SUM([.A1861:.A1871])/11" office:value-type="float" office:value="0.419250588525425" calcext:value-type="float">
            <text:p>0.419250588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61:.G1871])/11" office:value-type="float" office:value="83" calcext:value-type="float">
            <text:p>83</text:p>
          </table:table-cell>
          <table:table-cell table:style-name="ce1"/>
        </table:table-row>
        <table:table-row table:style-name="ro1">
          <table:table-cell office:value-type="float" office:value="0.230488032102585" calcext:value-type="float">
            <text:p>0.2304880321</text:p>
          </table:table-cell>
          <table:table-cell/>
          <table:table-cell table:style-name="ce1" table:formula="of:=SUM([.A1862:.A1872])/11" office:value-type="float" office:value="0.41256735812534" calcext:value-type="float">
            <text:p>0.412567358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62:.G1872])/11" office:value-type="float" office:value="82.0909090909091" calcext:value-type="float">
            <text:p>82.0909090909</text:p>
          </table:table-cell>
          <table:table-cell table:style-name="ce1"/>
        </table:table-row>
        <table:table-row table:style-name="ro1">
          <table:table-cell office:value-type="float" office:value="0.296316176652908" calcext:value-type="float">
            <text:p>0.2963161767</text:p>
          </table:table-cell>
          <table:table-cell/>
          <table:table-cell table:style-name="ce1" table:formula="of:=SUM([.A1863:.A1873])/11" office:value-type="float" office:value="0.449468731880188" calcext:value-type="float">
            <text:p>0.449468731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63:.G1873])/11" office:value-type="float" office:value="83.2727272727273" calcext:value-type="float">
            <text:p>83.2727272727</text:p>
          </table:table-cell>
          <table:table-cell table:style-name="ce1"/>
        </table:table-row>
        <table:table-row table:style-name="ro1">
          <table:table-cell office:value-type="float" office:value="0.487422436475754" calcext:value-type="float">
            <text:p>0.4874224365</text:p>
          </table:table-cell>
          <table:table-cell/>
          <table:table-cell table:style-name="ce1" table:formula="of:=SUM([.A1864:.A1874])/11" office:value-type="float" office:value="0.436251815069806" calcext:value-type="float">
            <text:p>0.436251815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64:.G1874])/11" office:value-type="float" office:value="83.2727272727273" calcext:value-type="float">
            <text:p>83.2727272727</text:p>
          </table:table-cell>
          <table:table-cell table:style-name="ce1"/>
        </table:table-row>
        <table:table-row table:style-name="ro1">
          <table:table-cell office:value-type="float" office:value="0.239412695169449" calcext:value-type="float">
            <text:p>0.2394126952</text:p>
          </table:table-cell>
          <table:table-cell/>
          <table:table-cell table:style-name="ce1" table:formula="of:=SUM([.A1865:.A1875])/11" office:value-type="float" office:value="0.42854755981402" calcext:value-type="float">
            <text:p>0.428547559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65:.G1875])/11" office:value-type="float" office:value="82.7272727272727" calcext:value-type="float">
            <text:p>82.7272727273</text:p>
          </table:table-cell>
          <table:table-cell table:style-name="ce1"/>
        </table:table-row>
        <table:table-row table:style-name="ro1">
          <table:table-cell office:value-type="float" office:value="0.460339933633804" calcext:value-type="float">
            <text:p>0.4603399336</text:p>
          </table:table-cell>
          <table:table-cell/>
          <table:table-cell table:style-name="ce1" table:formula="of:=SUM([.A1866:.A1876])/11" office:value-type="float" office:value="0.445918423208324" calcext:value-type="float">
            <text:p>0.445918423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66:.G1876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262369960546494" calcext:value-type="float">
            <text:p>0.2623699605</text:p>
          </table:table-cell>
          <table:table-cell/>
          <table:table-cell table:style-name="ce1" table:formula="of:=SUM([.A1867:.A1877])/11" office:value-type="float" office:value="0.473288244821809" calcext:value-type="float">
            <text:p>0.473288244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67:.G1877])/11" office:value-type="float" office:value="81.6363636363636" calcext:value-type="float">
            <text:p>81.6363636364</text:p>
          </table:table-cell>
          <table:table-cell table:style-name="ce1"/>
        </table:table-row>
        <table:table-row table:style-name="ro1">
          <table:table-cell office:value-type="float" office:value="0.704949259757996" calcext:value-type="float">
            <text:p>0.7049492598</text:p>
          </table:table-cell>
          <table:table-cell/>
          <table:table-cell table:style-name="ce1" table:formula="of:=SUM([.A1868:.A1878])/11" office:value-type="float" office:value="0.469368654218587" calcext:value-type="float">
            <text:p>0.469368654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868:.G1878])/11" office:value-type="float" office:value="82.7272727272727" calcext:value-type="float">
            <text:p>82.7272727273</text:p>
          </table:table-cell>
          <table:table-cell table:style-name="ce1"/>
        </table:table-row>
        <table:table-row table:style-name="ro1">
          <table:table-cell office:value-type="float" office:value="0.495155066251755" calcext:value-type="float">
            <text:p>0.4951550663</text:p>
          </table:table-cell>
          <table:table-cell/>
          <table:table-cell table:style-name="ce1" table:formula="of:=SUM([.A1869:.A1879])/11" office:value-type="float" office:value="0.421307943084023" calcext:value-type="float">
            <text:p>0.421307943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869:.G1879])/11" office:value-type="float" office:value="85" calcext:value-type="float">
            <text:p>85</text:p>
          </table:table-cell>
          <table:table-cell table:style-name="ce1"/>
        </table:table-row>
        <table:table-row table:style-name="ro1">
          <table:table-cell office:value-type="float" office:value="0.737084865570068" calcext:value-type="float">
            <text:p>0.7370848656</text:p>
          </table:table-cell>
          <table:table-cell/>
          <table:table-cell table:style-name="ce1" table:formula="of:=SUM([.A1870:.A1880])/11" office:value-type="float" office:value="0.407722185958515" calcext:value-type="float">
            <text:p>0.40772218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70:.G1880])/11" office:value-type="float" office:value="86.7272727272727" calcext:value-type="float">
            <text:p>86.7272727273</text:p>
          </table:table-cell>
          <table:table-cell table:style-name="ce1"/>
        </table:table-row>
        <table:table-row table:style-name="ro1">
          <table:table-cell office:value-type="float" office:value="0.346043556928635" calcext:value-type="float">
            <text:p>0.3460435569</text:p>
          </table:table-cell>
          <table:table-cell/>
          <table:table-cell table:style-name="ce1" table:formula="of:=SUM([.A1871:.A1881])/11" office:value-type="float" office:value="0.430693577636372" calcext:value-type="float">
            <text:p>0.430693577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871:.G1881])/11" office:value-type="float" office:value="85.6363636363636" calcext:value-type="float">
            <text:p>85.6363636364</text:p>
          </table:table-cell>
          <table:table-cell table:style-name="ce1"/>
        </table:table-row>
        <table:table-row table:style-name="ro1">
          <table:table-cell office:value-type="float" office:value="0.278658956289291" calcext:value-type="float">
            <text:p>0.2786589563</text:p>
          </table:table-cell>
          <table:table-cell/>
          <table:table-cell table:style-name="ce1" table:formula="of:=SUM([.A1872:.A1882])/11" office:value-type="float" office:value="0.465556635098024" calcext:value-type="float">
            <text:p>0.4655566351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872:.G1882])/11" office:value-type="float" office:value="86.1818181818182" calcext:value-type="float">
            <text:p>86.1818181818</text:p>
          </table:table-cell>
          <table:table-cell table:style-name="ce1"/>
        </table:table-row>
        <table:table-row table:style-name="ro1">
          <table:table-cell office:value-type="float" office:value="0.636403143405914" calcext:value-type="float">
            <text:p>0.6364031434</text:p>
          </table:table-cell>
          <table:table-cell/>
          <table:table-cell table:style-name="ce1" table:formula="of:=SUM([.A1873:.A1883])/11" office:value-type="float" office:value="0.481003801931034" calcext:value-type="float">
            <text:p>0.481003801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873:.G1883])/11" office:value-type="float" office:value="87.0909090909091" calcext:value-type="float">
            <text:p>87.0909090909</text:p>
          </table:table-cell>
          <table:table-cell table:style-name="ce1"/>
        </table:table-row>
        <table:table-row table:style-name="ro1">
          <table:table-cell office:value-type="float" office:value="0.150930091738701" calcext:value-type="float">
            <text:p>0.1509300917</text:p>
          </table:table-cell>
          <table:table-cell/>
          <table:table-cell table:style-name="ce1" table:formula="of:=SUM([.A1874:.A1884])/11" office:value-type="float" office:value="0.488158093257384" calcext:value-type="float">
            <text:p>0.488158093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74:.G1884])/11" office:value-type="float" office:value="85.5454545454546" calcext:value-type="float">
            <text:p>85.5454545455</text:p>
          </table:table-cell>
          <table:table-cell table:style-name="ce1"/>
        </table:table-row>
        <table:table-row table:style-name="ro1">
          <table:table-cell office:value-type="float" office:value="0.402675628662109" calcext:value-type="float">
            <text:p>0.4026756287</text:p>
          </table:table-cell>
          <table:table-cell/>
          <table:table-cell table:style-name="ce1" table:formula="of:=SUM([.A1875:.A1885])/11" office:value-type="float" office:value="0.522106700322845" calcext:value-type="float">
            <text:p>0.522106700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75:.G1885])/11" office:value-type="float" office:value="84.4545454545455" calcext:value-type="float">
            <text:p>84.4545454545</text:p>
          </table:table-cell>
          <table:table-cell table:style-name="ce1"/>
        </table:table-row>
        <table:table-row table:style-name="ro1">
          <table:table-cell office:value-type="float" office:value="0.43049219250679" calcext:value-type="float">
            <text:p>0.4304921925</text:p>
          </table:table-cell>
          <table:table-cell/>
          <table:table-cell table:style-name="ce1" table:formula="of:=SUM([.A1876:.A1886])/11" office:value-type="float" office:value="0.514136052944443" calcext:value-type="float">
            <text:p>0.514136052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876:.G1886])/11" office:value-type="float" office:value="85" calcext:value-type="float">
            <text:p>85</text:p>
          </table:table-cell>
          <table:table-cell table:style-name="ce1"/>
        </table:table-row>
        <table:table-row table:style-name="ro1">
          <table:table-cell office:value-type="float" office:value="0.761407971382141" calcext:value-type="float">
            <text:p>0.7614079714</text:p>
          </table:table-cell>
          <table:table-cell/>
          <table:table-cell table:style-name="ce1" table:formula="of:=SUM([.A1877:.A1887])/11" office:value-type="float" office:value="0.524499883705919" calcext:value-type="float">
            <text:p>0.524499883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77:.G1887])/11" office:value-type="float" office:value="85.5454545454546" calcext:value-type="float">
            <text:p>85.5454545455</text:p>
          </table:table-cell>
          <table:table-cell table:style-name="ce1"/>
        </table:table-row>
        <table:table-row table:style-name="ro1">
          <table:table-cell office:value-type="float" office:value="0.219254463911056" calcext:value-type="float">
            <text:p>0.2192544639</text:p>
          </table:table-cell>
          <table:table-cell/>
          <table:table-cell table:style-name="ce1" table:formula="of:=SUM([.A1878:.A1888])/11" office:value-type="float" office:value="0.485851218754595" calcext:value-type="float">
            <text:p>0.485851218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78:.G1888])/11" office:value-type="float" office:value="85.5454545454546" calcext:value-type="float">
            <text:p>85.5454545455</text:p>
          </table:table-cell>
          <table:table-cell table:style-name="ce1"/>
        </table:table-row>
        <table:table-row table:style-name="ro1">
          <table:table-cell office:value-type="float" office:value="0.176281437277794" calcext:value-type="float">
            <text:p>0.1762814373</text:p>
          </table:table-cell>
          <table:table-cell/>
          <table:table-cell table:style-name="ce1" table:formula="of:=SUM([.A1879:.A1889])/11" office:value-type="float" office:value="0.485556091774594" calcext:value-type="float">
            <text:p>0.485556091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79:.G1889])/11" office:value-type="float" office:value="83.9090909090909" calcext:value-type="float">
            <text:p>83.9090909091</text:p>
          </table:table-cell>
          <table:table-cell table:style-name="ce1"/>
        </table:table-row>
        <table:table-row table:style-name="ro1">
          <table:table-cell office:value-type="float" office:value="0.34571173787117" calcext:value-type="float">
            <text:p>0.3457117379</text:p>
          </table:table-cell>
          <table:table-cell/>
          <table:table-cell table:style-name="ce1" table:formula="of:=SUM([.A1880:.A1890])/11" office:value-type="float" office:value="0.501176173036749" calcext:value-type="float">
            <text:p>0.50117617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80:.G1890])/11" office:value-type="float" office:value="82.8181818181818" calcext:value-type="float">
            <text:p>82.8181818182</text:p>
          </table:table-cell>
          <table:table-cell table:style-name="ce1"/>
        </table:table-row>
        <table:table-row table:style-name="ro1">
          <table:table-cell office:value-type="float" office:value="0.989770174026489" calcext:value-type="float">
            <text:p>0.989770174</text:p>
          </table:table-cell>
          <table:table-cell/>
          <table:table-cell table:style-name="ce1" table:formula="of:=SUM([.A1881:.A1891])/11" office:value-type="float" office:value="0.542845560745759" calcext:value-type="float">
            <text:p>0.542845560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881:.G1891])/11" office:value-type="float" office:value="82.2727272727273" calcext:value-type="float">
            <text:p>82.2727272727</text:p>
          </table:table-cell>
          <table:table-cell table:style-name="ce1"/>
        </table:table-row>
        <table:table-row table:style-name="ro1">
          <table:table-cell office:value-type="float" office:value="0.729537189006805" calcext:value-type="float">
            <text:p>0.729537189</text:p>
          </table:table-cell>
          <table:table-cell/>
          <table:table-cell table:style-name="ce1" table:formula="of:=SUM([.A1882:.A1892])/11" office:value-type="float" office:value="0.489448750560934" calcext:value-type="float">
            <text:p>0.489448750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82:.G1892])/11" office:value-type="float" office:value="83.9090909090909" calcext:value-type="float">
            <text:p>83.9090909091</text:p>
          </table:table-cell>
          <table:table-cell table:style-name="ce1"/>
        </table:table-row>
        <table:table-row table:style-name="ro1">
          <table:table-cell office:value-type="float" office:value="0.448577791452408" calcext:value-type="float">
            <text:p>0.4485777915</text:p>
          </table:table-cell>
          <table:table-cell/>
          <table:table-cell table:style-name="ce1" table:formula="of:=SUM([.A1883:.A1893])/11" office:value-type="float" office:value="0.469974504275756" calcext:value-type="float">
            <text:p>0.469974504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83:.G1893])/11" office:value-type="float" office:value="84.4545454545455" calcext:value-type="float">
            <text:p>84.4545454545</text:p>
          </table:table-cell>
          <table:table-cell table:style-name="ce1"/>
        </table:table-row>
        <table:table-row table:style-name="ro1">
          <table:table-cell office:value-type="float" office:value="0.715100347995758" calcext:value-type="float">
            <text:p>0.715100348</text:p>
          </table:table-cell>
          <table:table-cell/>
          <table:table-cell table:style-name="ce1" table:formula="of:=SUM([.A1884:.A1894])/11" office:value-type="float" office:value="0.461019792340019" calcext:value-type="float">
            <text:p>0.461019792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884:.G1894])/11" office:value-type="float" office:value="83.9090909090909" calcext:value-type="float">
            <text:p>83.9090909091</text:p>
          </table:table-cell>
          <table:table-cell table:style-name="ce1"/>
        </table:table-row>
        <table:table-row table:style-name="ro1">
          <table:table-cell office:value-type="float" office:value="0.524364769458771" calcext:value-type="float">
            <text:p>0.5243647695</text:p>
          </table:table-cell>
          <table:table-cell/>
          <table:table-cell table:style-name="ce1" table:formula="of:=SUM([.A1885:.A1895])/11" office:value-type="float" office:value="0.447471987117421" calcext:value-type="float">
            <text:p>0.447471987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885:.G1895])/11" office:value-type="float" office:value="85.4545454545455" calcext:value-type="float">
            <text:p>85.4545454545</text:p>
          </table:table-cell>
          <table:table-cell table:style-name="ce1"/>
        </table:table-row>
        <table:table-row table:style-name="ro1">
          <table:table-cell office:value-type="float" office:value="0.314998507499695" calcext:value-type="float">
            <text:p>0.3149985075</text:p>
          </table:table-cell>
          <table:table-cell/>
          <table:table-cell table:style-name="ce1" table:formula="of:=SUM([.A1886:.A1896])/11" office:value-type="float" office:value="0.463423669338226" calcext:value-type="float">
            <text:p>0.46342366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86:.G1896])/11" office:value-type="float" office:value="87.7272727272727" calcext:value-type="float">
            <text:p>87.7272727273</text:p>
          </table:table-cell>
          <table:table-cell table:style-name="ce1"/>
        </table:table-row>
        <table:table-row table:style-name="ro1">
          <table:table-cell office:value-type="float" office:value="0.544494330883026" calcext:value-type="float">
            <text:p>0.5444943309</text:p>
          </table:table-cell>
          <table:table-cell/>
          <table:table-cell table:style-name="ce1" table:formula="of:=SUM([.A1887:.A1897])/11" office:value-type="float" office:value="0.480840921401978" calcext:value-type="float">
            <text:p>0.480840921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87:.G1897])/11" office:value-type="float" office:value="86.6363636363636" calcext:value-type="float">
            <text:p>86.6363636364</text:p>
          </table:table-cell>
          <table:table-cell table:style-name="ce1"/>
        </table:table-row>
        <table:table-row table:style-name="ro1">
          <table:table-cell office:value-type="float" office:value="0.336272656917572" calcext:value-type="float">
            <text:p>0.3362726569</text:p>
          </table:table-cell>
          <table:table-cell/>
          <table:table-cell table:style-name="ce1" table:formula="of:=SUM([.A1888:.A1898])/11" office:value-type="float" office:value="0.52212885834954" calcext:value-type="float">
            <text:p>0.522128858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88:.G1898])/11" office:value-type="float" office:value="86.0909090909091" calcext:value-type="float">
            <text:p>86.0909090909</text:p>
          </table:table-cell>
          <table:table-cell table:style-name="ce1"/>
        </table:table-row>
        <table:table-row table:style-name="ro1">
          <table:table-cell office:value-type="float" office:value="0.216008067131042" calcext:value-type="float">
            <text:p>0.2160080671</text:p>
          </table:table-cell>
          <table:table-cell/>
          <table:table-cell table:style-name="ce1" table:formula="of:=SUM([.A1889:.A1899])/11" office:value-type="float" office:value="0.536252653056925" calcext:value-type="float">
            <text:p>0.536252653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889:.G1899])/11" office:value-type="float" office:value="86.6363636363636" calcext:value-type="float">
            <text:p>86.6363636364</text:p>
          </table:table-cell>
          <table:table-cell table:style-name="ce1"/>
        </table:table-row>
        <table:table-row table:style-name="ro1">
          <table:table-cell office:value-type="float" office:value="0.348102331161499" calcext:value-type="float">
            <text:p>0.3481023312</text:p>
          </table:table-cell>
          <table:table-cell/>
          <table:table-cell table:style-name="ce1" table:formula="of:=SUM([.A1890:.A1900])/11" office:value-type="float" office:value="0.536045283079147" calcext:value-type="float">
            <text:p>0.536045283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90:.G1900])/11" office:value-type="float" office:value="88.9090909090909" calcext:value-type="float">
            <text:p>88.9090909091</text:p>
          </table:table-cell>
          <table:table-cell table:style-name="ce1"/>
        </table:table-row>
        <table:table-row table:style-name="ro1">
          <table:table-cell office:value-type="float" office:value="0.804075002670288" calcext:value-type="float">
            <text:p>0.8040750027</text:p>
          </table:table-cell>
          <table:table-cell/>
          <table:table-cell table:style-name="ce1" table:formula="of:=SUM([.A1891:.A1901])/11" office:value-type="float" office:value="0.516243778846481" calcext:value-type="float">
            <text:p>0.516243778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91:.G1901])/11" office:value-type="float" office:value="88.9090909090909" calcext:value-type="float">
            <text:p>88.9090909091</text:p>
          </table:table-cell>
          <table:table-cell table:style-name="ce1"/>
        </table:table-row>
        <table:table-row table:style-name="ro1">
          <table:table-cell office:value-type="float" office:value="0.402405261993408" calcext:value-type="float">
            <text:p>0.402405262</text:p>
          </table:table-cell>
          <table:table-cell/>
          <table:table-cell table:style-name="ce1" table:formula="of:=SUM([.A1892:.A1902])/11" office:value-type="float" office:value="0.491728724403815" calcext:value-type="float">
            <text:p>0.491728724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92:.G1902])/11" office:value-type="float" office:value="89.4545454545455" calcext:value-type="float">
            <text:p>89.4545454545</text:p>
          </table:table-cell>
          <table:table-cell table:style-name="ce1"/>
        </table:table-row>
        <table:table-row table:style-name="ro1">
          <table:table-cell office:value-type="float" office:value="0.515320479869843" calcext:value-type="float">
            <text:p>0.5153204799</text:p>
          </table:table-cell>
          <table:table-cell/>
          <table:table-cell table:style-name="ce1" table:formula="of:=SUM([.A1893:.A1903])/11" office:value-type="float" office:value="0.493661797859452" calcext:value-type="float">
            <text:p>0.493661797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93:.G1903])/11" office:value-type="float" office:value="89.4545454545455" calcext:value-type="float">
            <text:p>89.4545454545</text:p>
          </table:table-cell>
          <table:table-cell table:style-name="ce1"/>
        </table:table-row>
        <table:table-row table:style-name="ro1">
          <table:table-cell office:value-type="float" office:value="0.350075960159302" calcext:value-type="float">
            <text:p>0.3500759602</text:p>
          </table:table-cell>
          <table:table-cell/>
          <table:table-cell table:style-name="ce1" table:formula="of:=SUM([.A1894:.A1904])/11" office:value-type="float" office:value="0.482163200324232" calcext:value-type="float">
            <text:p>0.482163200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894:.G1904])/11" office:value-type="float" office:value="90.6363636363636" calcext:value-type="float">
            <text:p>90.6363636364</text:p>
          </table:table-cell>
          <table:table-cell table:style-name="ce1"/>
        </table:table-row>
        <table:table-row table:style-name="ro1">
          <table:table-cell office:value-type="float" office:value="0.56607449054718" calcext:value-type="float">
            <text:p>0.5660744905</text:p>
          </table:table-cell>
          <table:table-cell/>
          <table:table-cell table:style-name="ce1" table:formula="of:=SUM([.A1895:.A1905])/11" office:value-type="float" office:value="0.481892069632357" calcext:value-type="float">
            <text:p>0.481892069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895:.G1905])/11" office:value-type="float" office:value="90.6363636363636" calcext:value-type="float">
            <text:p>90.6363636364</text:p>
          </table:table-cell>
          <table:table-cell table:style-name="ce1"/>
        </table:table-row>
        <table:table-row table:style-name="ro1">
          <table:table-cell office:value-type="float" office:value="0.699833273887634" calcext:value-type="float">
            <text:p>0.6998332739</text:p>
          </table:table-cell>
          <table:table-cell/>
          <table:table-cell table:style-name="ce1" table:formula="of:=SUM([.A1896:.A1906])/11" office:value-type="float" office:value="0.555099729787219" calcext:value-type="float">
            <text:p>0.555099729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896:.G1906])/11" office:value-type="float" office:value="90.6363636363636" calcext:value-type="float">
            <text:p>90.6363636364</text:p>
          </table:table-cell>
          <table:table-cell table:style-name="ce1"/>
        </table:table-row>
        <table:table-row table:style-name="ro1">
          <table:table-cell office:value-type="float" office:value="0.506588280200958" calcext:value-type="float">
            <text:p>0.5065882802</text:p>
          </table:table-cell>
          <table:table-cell/>
          <table:table-cell table:style-name="ce1" table:formula="of:=SUM([.A1897:.A1907])/11" office:value-type="float" office:value="0.50536884367466" calcext:value-type="float">
            <text:p>0.505368843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897:.G1907])/11" office:value-type="float" office:value="90" calcext:value-type="float">
            <text:p>90</text:p>
          </table:table-cell>
          <table:table-cell table:style-name="ce1"/>
        </table:table-row>
        <table:table-row table:style-name="ro1">
          <table:table-cell office:value-type="float" office:value="0.998661637306213" calcext:value-type="float">
            <text:p>0.9986616373</text:p>
          </table:table-cell>
          <table:table-cell/>
          <table:table-cell table:style-name="ce1" table:formula="of:=SUM([.A1898:.A1908])/11" office:value-type="float" office:value="0.516014867208221" calcext:value-type="float">
            <text:p>0.516014867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898:.G1908])/11" office:value-type="float" office:value="89.4545454545455" calcext:value-type="float">
            <text:p>89.4545454545</text:p>
          </table:table-cell>
          <table:table-cell table:style-name="ce1"/>
        </table:table-row>
        <table:table-row table:style-name="ro1">
          <table:table-cell office:value-type="float" office:value="0.491634398698807" calcext:value-type="float">
            <text:p>0.4916343987</text:p>
          </table:table-cell>
          <table:table-cell/>
          <table:table-cell table:style-name="ce1" table:formula="of:=SUM([.A1899:.A1909])/11" office:value-type="float" office:value="0.439459486441179" calcext:value-type="float">
            <text:p>0.439459486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899:.G1909])/11" office:value-type="float" office:value="90.5454545454546" calcext:value-type="float">
            <text:p>90.5454545455</text:p>
          </table:table-cell>
          <table:table-cell table:style-name="ce1"/>
        </table:table-row>
        <table:table-row table:style-name="ro1">
          <table:table-cell office:value-type="float" office:value="0.213726997375488" calcext:value-type="float">
            <text:p>0.2137269974</text:p>
          </table:table-cell>
          <table:table-cell/>
          <table:table-cell table:style-name="ce1" table:formula="of:=SUM([.A1900:.A1910])/11" office:value-type="float" office:value="0.429191413250836" calcext:value-type="float">
            <text:p>0.429191413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900:.G1910])/11" office:value-type="float" office:value="90.5454545454546" calcext:value-type="float">
            <text:p>90.5454545455</text:p>
          </table:table-cell>
          <table:table-cell table:style-name="ce1"/>
        </table:table-row>
        <table:table-row table:style-name="ro1">
          <table:table-cell office:value-type="float" office:value="0.130285784602165" calcext:value-type="float">
            <text:p>0.1302857846</text:p>
          </table:table-cell>
          <table:table-cell/>
          <table:table-cell table:style-name="ce1" table:formula="of:=SUM([.A1901:.A1911])/11" office:value-type="float" office:value="0.439839563586495" calcext:value-type="float">
            <text:p>0.439839563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01:.G1911])/11" office:value-type="float" office:value="89.3636363636364" calcext:value-type="float">
            <text:p>89.3636363636</text:p>
          </table:table-cell>
          <table:table-cell table:style-name="ce1"/>
        </table:table-row>
        <table:table-row table:style-name="ro1">
          <table:table-cell office:value-type="float" office:value="0.534409403800964" calcext:value-type="float">
            <text:p>0.5344094038</text:p>
          </table:table-cell>
          <table:table-cell/>
          <table:table-cell table:style-name="ce1" table:formula="of:=SUM([.A1902:.A1912])/11" office:value-type="float" office:value="0.490354859016158" calcext:value-type="float">
            <text:p>0.49035485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02:.G1912])/11" office:value-type="float" office:value="88.1818181818182" calcext:value-type="float">
            <text:p>88.1818181818</text:p>
          </table:table-cell>
          <table:table-cell table:style-name="ce1"/>
        </table:table-row>
        <table:table-row table:style-name="ro1">
          <table:table-cell office:value-type="float" office:value="0.423669070005417" calcext:value-type="float">
            <text:p>0.42366907</text:p>
          </table:table-cell>
          <table:table-cell/>
          <table:table-cell table:style-name="ce1" table:formula="of:=SUM([.A1903:.A1913])/11" office:value-type="float" office:value="0.474152804775671" calcext:value-type="float">
            <text:p>0.474152804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03:.G1913])/11" office:value-type="float" office:value="88.7272727272727" calcext:value-type="float">
            <text:p>88.7272727273</text:p>
          </table:table-cell>
          <table:table-cell table:style-name="ce1"/>
        </table:table-row>
        <table:table-row table:style-name="ro1">
          <table:table-cell office:value-type="float" office:value="0.388835906982422" calcext:value-type="float">
            <text:p>0.388835907</text:p>
          </table:table-cell>
          <table:table-cell/>
          <table:table-cell table:style-name="ce1" table:formula="of:=SUM([.A1904:.A1914])/11" office:value-type="float" office:value="0.497529353607785" calcext:value-type="float">
            <text:p>0.49752935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904:.G1914])/11" office:value-type="float" office:value="89.3636363636364" calcext:value-type="float">
            <text:p>89.3636363636</text:p>
          </table:table-cell>
          <table:table-cell table:style-name="ce1"/>
        </table:table-row>
        <table:table-row table:style-name="ro1">
          <table:table-cell office:value-type="float" office:value="0.347093522548676" calcext:value-type="float">
            <text:p>0.3470935225</text:p>
          </table:table-cell>
          <table:table-cell/>
          <table:table-cell table:style-name="ce1" table:formula="of:=SUM([.A1905:.A1915])/11" office:value-type="float" office:value="0.529667321931232" calcext:value-type="float">
            <text:p>0.529667321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05:.G1915])/11" office:value-type="float" office:value="88.7272727272727" calcext:value-type="float">
            <text:p>88.7272727273</text:p>
          </table:table-cell>
          <table:table-cell table:style-name="ce1"/>
        </table:table-row>
        <table:table-row table:style-name="ro1">
          <table:table-cell office:value-type="float" office:value="1.37135875225067" calcext:value-type="float">
            <text:p>1.3713587523</text:p>
          </table:table-cell>
          <table:table-cell/>
          <table:table-cell table:style-name="ce1" table:formula="of:=SUM([.A1906:.A1916])/11" office:value-type="float" office:value="0.570917518301443" calcext:value-type="float">
            <text:p>0.570917518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906:.G1916])/11" office:value-type="float" office:value="88.7272727272727" calcext:value-type="float">
            <text:p>88.7272727273</text:p>
          </table:table-cell>
          <table:table-cell table:style-name="ce1"/>
        </table:table-row>
        <table:table-row table:style-name="ro1">
          <table:table-cell office:value-type="float" office:value="0.152793526649475" calcext:value-type="float">
            <text:p>0.1527935266</text:p>
          </table:table-cell>
          <table:table-cell/>
          <table:table-cell table:style-name="ce1" table:formula="of:=SUM([.A1907:.A1917])/11" office:value-type="float" office:value="0.51681101186709" calcext:value-type="float">
            <text:p>0.516811011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07:.G1917])/11" office:value-type="float" office:value="87" calcext:value-type="float">
            <text:p>87</text:p>
          </table:table-cell>
          <table:table-cell table:style-name="ce1"/>
        </table:table-row>
        <table:table-row table:style-name="ro1">
          <table:table-cell office:value-type="float" office:value="0.623694539070129" calcext:value-type="float">
            <text:p>0.6236945391</text:p>
          </table:table-cell>
          <table:table-cell/>
          <table:table-cell table:style-name="ce1" table:formula="of:=SUM([.A1908:.A1918])/11" office:value-type="float" office:value="0.532444982366128" calcext:value-type="float">
            <text:p>0.532444982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908:.G1918])/11" office:value-type="float" office:value="87.6363636363636" calcext:value-type="float">
            <text:p>87.6363636364</text:p>
          </table:table-cell>
          <table:table-cell table:style-name="ce1"/>
        </table:table-row>
        <table:table-row table:style-name="ro1">
          <table:table-cell office:value-type="float" office:value="0.156552448868752" calcext:value-type="float">
            <text:p>0.1565524489</text:p>
          </table:table-cell>
          <table:table-cell/>
          <table:table-cell table:style-name="ce1" table:formula="of:=SUM([.A1909:.A1919])/11" office:value-type="float" office:value="0.505628394809636" calcext:value-type="float">
            <text:p>0.505628394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09:.G1919])/11" office:value-type="float" office:value="87.6363636363636" calcext:value-type="float">
            <text:p>87.6363636364</text:p>
          </table:table-cell>
          <table:table-cell table:style-name="ce1"/>
        </table:table-row>
        <table:table-row table:style-name="ro1">
          <table:table-cell office:value-type="float" office:value="0.378685593605041" calcext:value-type="float">
            <text:p>0.3786855936</text:p>
          </table:table-cell>
          <table:table-cell/>
          <table:table-cell table:style-name="ce1" table:formula="of:=SUM([.A1910:.A1920])/11" office:value-type="float" office:value="0.540880791165612" calcext:value-type="float">
            <text:p>0.540880791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10:.G1920])/11" office:value-type="float" office:value="87.2727272727273" calcext:value-type="float">
            <text:p>87.2727272727</text:p>
          </table:table-cell>
          <table:table-cell table:style-name="ce1"/>
        </table:table-row>
        <table:table-row table:style-name="ro1">
          <table:table-cell office:value-type="float" office:value="0.330856651067734" calcext:value-type="float">
            <text:p>0.3308566511</text:p>
          </table:table-cell>
          <table:table-cell/>
          <table:table-cell table:style-name="ce1" table:formula="of:=SUM([.A1911:.A1921])/11" office:value-type="float" office:value="0.564398827877912" calcext:value-type="float">
            <text:p>0.564398827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11:.G1921])/11" office:value-type="float" office:value="87.2727272727273" calcext:value-type="float">
            <text:p>87.2727272727</text:p>
          </table:table-cell>
          <table:table-cell table:style-name="ce1"/>
        </table:table-row>
        <table:table-row table:style-name="ro1">
          <table:table-cell office:value-type="float" office:value="0.685954034328461" calcext:value-type="float">
            <text:p>0.6859540343</text:p>
          </table:table-cell>
          <table:table-cell/>
          <table:table-cell table:style-name="ce1" table:formula="of:=SUM([.A1912:.A1922])/11" office:value-type="float" office:value="0.565408739176663" calcext:value-type="float">
            <text:p>0.565408739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912:.G1922])/11" office:value-type="float" office:value="88.4545454545455" calcext:value-type="float">
            <text:p>88.4545454545</text:p>
          </table:table-cell>
          <table:table-cell table:style-name="ce1"/>
        </table:table-row>
        <table:table-row table:style-name="ro1">
          <table:table-cell office:value-type="float" office:value="0.356186807155609" calcext:value-type="float">
            <text:p>0.3561868072</text:p>
          </table:table-cell>
          <table:table-cell/>
          <table:table-cell table:style-name="ce1" table:formula="of:=SUM([.A1913:.A1923])/11" office:value-type="float" office:value="0.532518936829133" calcext:value-type="float">
            <text:p>0.532518936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13:.G1923])/11" office:value-type="float" office:value="91.3636363636364" calcext:value-type="float">
            <text:p>91.3636363636</text:p>
          </table:table-cell>
          <table:table-cell table:style-name="ce1"/>
        </table:table-row>
        <table:table-row table:style-name="ro1">
          <table:table-cell office:value-type="float" office:value="0.680811107158661" calcext:value-type="float">
            <text:p>0.6808111072</text:p>
          </table:table-cell>
          <table:table-cell/>
          <table:table-cell table:style-name="ce1" table:formula="of:=SUM([.A1914:.A1924])/11" office:value-type="float" office:value="0.531572417779402" calcext:value-type="float">
            <text:p>0.531572417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914:.G1924])/11" office:value-type="float" office:value="90.8181818181818" calcext:value-type="float">
            <text:p>90.8181818182</text:p>
          </table:table-cell>
          <table:table-cell table:style-name="ce1"/>
        </table:table-row>
        <table:table-row table:style-name="ro1">
          <table:table-cell office:value-type="float" office:value="0.742353558540344" calcext:value-type="float">
            <text:p>0.7423535585</text:p>
          </table:table-cell>
          <table:table-cell/>
          <table:table-cell table:style-name="ce1" table:formula="of:=SUM([.A1915:.A1925])/11" office:value-type="float" office:value="0.537268730727109" calcext:value-type="float">
            <text:p>0.537268730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15:.G1925])/11" office:value-type="float" office:value="90.1818181818182" calcext:value-type="float">
            <text:p>90.1818181818</text:p>
          </table:table-cell>
          <table:table-cell table:style-name="ce1"/>
        </table:table-row>
        <table:table-row table:style-name="ro1">
          <table:table-cell office:value-type="float" office:value="0.800845682621002" calcext:value-type="float">
            <text:p>0.8008456826</text:p>
          </table:table-cell>
          <table:table-cell/>
          <table:table-cell table:style-name="ce1" table:formula="of:=SUM([.A1916:.A1926])/11" office:value-type="float" office:value="0.492866670543497" calcext:value-type="float">
            <text:p>0.492866670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16:.G1926])/11" office:value-type="float" office:value="88.5454545454546" calcext:value-type="float">
            <text:p>88.5454545455</text:p>
          </table:table-cell>
          <table:table-cell table:style-name="ce1"/>
        </table:table-row>
        <table:table-row table:style-name="ro1">
          <table:table-cell office:value-type="float" office:value="0.776187181472778" calcext:value-type="float">
            <text:p>0.7761871815</text:p>
          </table:table-cell>
          <table:table-cell/>
          <table:table-cell table:style-name="ce1" table:formula="of:=SUM([.A1917:.A1927])/11" office:value-type="float" office:value="0.464498360048641" calcext:value-type="float">
            <text:p>0.4644983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17:.G1927])/11" office:value-type="float" office:value="88" calcext:value-type="float">
            <text:p>88</text:p>
          </table:table-cell>
          <table:table-cell table:style-name="ce1"/>
        </table:table-row>
        <table:table-row table:style-name="ro1">
          <table:table-cell office:value-type="float" office:value="0.324767202138901" calcext:value-type="float">
            <text:p>0.3247672021</text:p>
          </table:table-cell>
          <table:table-cell/>
          <table:table-cell table:style-name="ce1" table:formula="of:=SUM([.A1918:.A1928])/11" office:value-type="float" office:value="0.473526133732362" calcext:value-type="float">
            <text:p>0.47352613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918:.G1928])/11" office:value-type="float" office:value="89.0909090909091" calcext:value-type="float">
            <text:p>89.0909090909</text:p>
          </table:table-cell>
          <table:table-cell table:style-name="ce1"/>
        </table:table-row>
        <table:table-row table:style-name="ro1">
          <table:table-cell office:value-type="float" office:value="0.328712075948715" calcext:value-type="float">
            <text:p>0.3287120759</text:p>
          </table:table-cell>
          <table:table-cell/>
          <table:table-cell table:style-name="ce1" table:formula="of:=SUM([.A1919:.A1929])/11" office:value-type="float" office:value="0.462486337531697" calcext:value-type="float">
            <text:p>0.46248633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919:.G1929])/11" office:value-type="float" office:value="87.9090909090909" calcext:value-type="float">
            <text:p>87.9090909091</text:p>
          </table:table-cell>
          <table:table-cell table:style-name="ce1"/>
        </table:table-row>
        <table:table-row table:style-name="ro1">
          <table:table-cell office:value-type="float" office:value="0.544328808784485" calcext:value-type="float">
            <text:p>0.5443288088</text:p>
          </table:table-cell>
          <table:table-cell/>
          <table:table-cell table:style-name="ce1" table:formula="of:=SUM([.A1920:.A1930])/11" office:value-type="float" office:value="0.499031703580509" calcext:value-type="float">
            <text:p>0.4990317036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920:.G1930])/11" office:value-type="float" office:value="89.5454545454546" calcext:value-type="float">
            <text:p>89.5454545455</text:p>
          </table:table-cell>
          <table:table-cell table:style-name="ce1"/>
        </table:table-row>
        <table:table-row table:style-name="ro1">
          <table:table-cell office:value-type="float" office:value="0.637383997440338" calcext:value-type="float">
            <text:p>0.6373839974</text:p>
          </table:table-cell>
          <table:table-cell/>
          <table:table-cell table:style-name="ce1" table:formula="of:=SUM([.A1921:.A1931])/11" office:value-type="float" office:value="0.558062279766256" calcext:value-type="float">
            <text:p>0.558062279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21:.G1931])/11" office:value-type="float" office:value="89.9090909090909" calcext:value-type="float">
            <text:p>89.9090909091</text:p>
          </table:table-cell>
          <table:table-cell table:style-name="ce1"/>
        </table:table-row>
        <table:table-row table:style-name="ro1">
          <table:table-cell office:value-type="float" office:value="0.341965675354004" calcext:value-type="float">
            <text:p>0.3419656754</text:p>
          </table:table-cell>
          <table:table-cell/>
          <table:table-cell table:style-name="ce1" table:formula="of:=SUM([.A1922:.A1932])/11" office:value-type="float" office:value="0.558668518608267" calcext:value-type="float">
            <text:p>0.558668518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922:.G1932])/11" office:value-type="float" office:value="90.5454545454546" calcext:value-type="float">
            <text:p>90.5454545455</text:p>
          </table:table-cell>
          <table:table-cell table:style-name="ce1"/>
        </table:table-row>
        <table:table-row table:style-name="ro1">
          <table:table-cell office:value-type="float" office:value="0.32416620850563" calcext:value-type="float">
            <text:p>0.3241662085</text:p>
          </table:table-cell>
          <table:table-cell/>
          <table:table-cell table:style-name="ce1" table:formula="of:=SUM([.A1923:.A1933])/11" office:value-type="float" office:value="0.560458733276888" calcext:value-type="float">
            <text:p>0.560458733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923:.G1933])/11" office:value-type="float" office:value="88.8181818181818" calcext:value-type="float">
            <text:p>88.8181818182</text:p>
          </table:table-cell>
          <table:table-cell table:style-name="ce1"/>
        </table:table-row>
        <table:table-row table:style-name="ro1">
          <table:table-cell office:value-type="float" office:value="0.345775097608566" calcext:value-type="float">
            <text:p>0.3457750976</text:p>
          </table:table-cell>
          <table:table-cell/>
          <table:table-cell table:style-name="ce1" table:formula="of:=SUM([.A1924:.A1934])/11" office:value-type="float" office:value="0.565687626600266" calcext:value-type="float">
            <text:p>0.565687626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24:.G1934])/11" office:value-type="float" office:value="87.6363636363636" calcext:value-type="float">
            <text:p>87.6363636364</text:p>
          </table:table-cell>
          <table:table-cell table:style-name="ce1"/>
        </table:table-row>
        <table:table-row table:style-name="ro1">
          <table:table-cell office:value-type="float" office:value="0.743470549583435" calcext:value-type="float">
            <text:p>0.7434705496</text:p>
          </table:table-cell>
          <table:table-cell/>
          <table:table-cell table:style-name="ce1" table:formula="of:=SUM([.A1925:.A1935])/11" office:value-type="float" office:value="0.555084319277244" calcext:value-type="float">
            <text:p>0.55508431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25:.G1935])/11" office:value-type="float" office:value="86.5454545454545" calcext:value-type="float">
            <text:p>86.5454545455</text:p>
          </table:table-cell>
          <table:table-cell table:style-name="ce1"/>
        </table:table-row>
        <table:table-row table:style-name="ro1">
          <table:table-cell office:value-type="float" office:value="0.253930896520615" calcext:value-type="float">
            <text:p>0.2539308965</text:p>
          </table:table-cell>
          <table:table-cell/>
          <table:table-cell table:style-name="ce1" table:formula="of:=SUM([.A1926:.A1936])/11" office:value-type="float" office:value="0.579312632029707" calcext:value-type="float">
            <text:p>0.57931263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926:.G1936])/11" office:value-type="float" office:value="86.5454545454545" calcext:value-type="float">
            <text:p>86.5454545455</text:p>
          </table:table-cell>
          <table:table-cell table:style-name="ce1"/>
        </table:table-row>
        <table:table-row table:style-name="ro1">
          <table:table-cell office:value-type="float" office:value="0.488794267177582" calcext:value-type="float">
            <text:p>0.4887942672</text:p>
          </table:table-cell>
          <table:table-cell/>
          <table:table-cell table:style-name="ce1" table:formula="of:=SUM([.A1927:.A1937])/11" office:value-type="float" office:value="0.624513773755594" calcext:value-type="float">
            <text:p>0.624513773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27:.G1937])/11" office:value-type="float" office:value="87.0909090909091" calcext:value-type="float">
            <text:p>87.0909090909</text:p>
          </table:table-cell>
          <table:table-cell table:style-name="ce1"/>
        </table:table-row>
        <table:table-row table:style-name="ro1">
          <table:table-cell office:value-type="float" office:value="0.875492691993713" calcext:value-type="float">
            <text:p>0.875492692</text:p>
          </table:table-cell>
          <table:table-cell/>
          <table:table-cell table:style-name="ce1" table:formula="of:=SUM([.A1928:.A1938])/11" office:value-type="float" office:value="0.649105837399309" calcext:value-type="float">
            <text:p>0.649105837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28:.G1938])/11" office:value-type="float" office:value="86.5454545454545" calcext:value-type="float">
            <text:p>86.5454545455</text:p>
          </table:table-cell>
          <table:table-cell table:style-name="ce1"/>
        </table:table-row>
        <table:table-row table:style-name="ro1">
          <table:table-cell office:value-type="float" office:value="0.20332944393158" calcext:value-type="float">
            <text:p>0.2033294439</text:p>
          </table:table-cell>
          <table:table-cell/>
          <table:table-cell table:style-name="ce1" table:formula="of:=SUM([.A1929:.A1939])/11" office:value-type="float" office:value="0.597049302675507" calcext:value-type="float">
            <text:p>0.597049302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29:.G1939])/11" office:value-type="float" office:value="86" calcext:value-type="float">
            <text:p>86</text:p>
          </table:table-cell>
          <table:table-cell table:style-name="ce1"/>
        </table:table-row>
        <table:table-row table:style-name="ro1">
          <table:table-cell office:value-type="float" office:value="0.730711102485657" calcext:value-type="float">
            <text:p>0.7307111025</text:p>
          </table:table-cell>
          <table:table-cell/>
          <table:table-cell table:style-name="ce1" table:formula="of:=SUM([.A1930:.A1940])/11" office:value-type="float" office:value="0.6276973282749" calcext:value-type="float">
            <text:p>0.627697328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30:.G1940])/11" office:value-type="float" office:value="86" calcext:value-type="float">
            <text:p>86</text:p>
          </table:table-cell>
          <table:table-cell table:style-name="ce1"/>
        </table:table-row>
        <table:table-row table:style-name="ro1">
          <table:table-cell office:value-type="float" office:value="1.1936651468277" calcext:value-type="float">
            <text:p>1.1936651468</text:p>
          </table:table-cell>
          <table:table-cell/>
          <table:table-cell table:style-name="ce1" table:formula="of:=SUM([.A1931:.A1941])/11" office:value-type="float" office:value="0.595372854308648" calcext:value-type="float">
            <text:p>0.595372854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31:.G1941])/11" office:value-type="float" office:value="84.9090909090909" calcext:value-type="float">
            <text:p>84.9090909091</text:p>
          </table:table-cell>
          <table:table-cell table:style-name="ce1"/>
        </table:table-row>
        <table:table-row table:style-name="ro1">
          <table:table-cell office:value-type="float" office:value="0.644052624702454" calcext:value-type="float">
            <text:p>0.6440526247</text:p>
          </table:table-cell>
          <table:table-cell/>
          <table:table-cell table:style-name="ce1" table:formula="of:=SUM([.A1932:.A1942])/11" office:value-type="float" office:value="0.535729260607199" calcext:value-type="float">
            <text:p>0.535729260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932:.G1942])/11" office:value-type="float" office:value="85.4545454545455" calcext:value-type="float">
            <text:p>85.4545454545</text:p>
          </table:table-cell>
          <table:table-cell table:style-name="ce1"/>
        </table:table-row>
        <table:table-row table:style-name="ro1">
          <table:table-cell office:value-type="float" office:value="0.361658036708832" calcext:value-type="float">
            <text:p>0.3616580367</text:p>
          </table:table-cell>
          <table:table-cell/>
          <table:table-cell table:style-name="ce1" table:formula="of:=SUM([.A1933:.A1943])/11" office:value-type="float" office:value="0.51264130662788" calcext:value-type="float">
            <text:p>0.512641306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33:.G1943])/11" office:value-type="float" office:value="84.8181818181818" calcext:value-type="float">
            <text:p>84.8181818182</text:p>
          </table:table-cell>
          <table:table-cell table:style-name="ce1"/>
        </table:table-row>
        <table:table-row table:style-name="ro1">
          <table:table-cell office:value-type="float" office:value="0.38168403506279" calcext:value-type="float">
            <text:p>0.3816840351</text:p>
          </table:table-cell>
          <table:table-cell/>
          <table:table-cell table:style-name="ce1" table:formula="of:=SUM([.A1934:.A1944])/11" office:value-type="float" office:value="0.516568878834897" calcext:value-type="float">
            <text:p>0.516568878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34:.G1944])/11" office:value-type="float" office:value="85.7272727272727" calcext:value-type="float">
            <text:p>85.7272727273</text:p>
          </table:table-cell>
          <table:table-cell table:style-name="ce1"/>
        </table:table-row>
        <table:table-row table:style-name="ro1">
          <table:table-cell office:value-type="float" office:value="0.229138717055321" calcext:value-type="float">
            <text:p>0.2291387171</text:p>
          </table:table-cell>
          <table:table-cell/>
          <table:table-cell table:style-name="ce1" table:formula="of:=SUM([.A1935:.A1945])/11" office:value-type="float" office:value="0.543620514598759" calcext:value-type="float">
            <text:p>0.543620514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935:.G1945])/11" office:value-type="float" office:value="85.7272727272727" calcext:value-type="float">
            <text:p>85.7272727273</text:p>
          </table:table-cell>
          <table:table-cell table:style-name="ce1"/>
        </table:table-row>
        <table:table-row table:style-name="ro1">
          <table:table-cell office:value-type="float" office:value="1.00998198986053" calcext:value-type="float">
            <text:p>1.0099819899</text:p>
          </table:table-cell>
          <table:table-cell/>
          <table:table-cell table:style-name="ce1" table:formula="of:=SUM([.A1936:.A1946])/11" office:value-type="float" office:value="0.577377015894109" calcext:value-type="float">
            <text:p>0.577377015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36:.G1946])/11" office:value-type="float" office:value="86.2727272727273" calcext:value-type="float">
            <text:p>86.2727272727</text:p>
          </table:table-cell>
          <table:table-cell table:style-name="ce1"/>
        </table:table-row>
        <table:table-row table:style-name="ro1">
          <table:table-cell office:value-type="float" office:value="0.751143455505371" calcext:value-type="float">
            <text:p>0.7511434555</text:p>
          </table:table-cell>
          <table:table-cell/>
          <table:table-cell table:style-name="ce1" table:formula="of:=SUM([.A1937:.A1947])/11" office:value-type="float" office:value="0.602564161474055" calcext:value-type="float">
            <text:p>0.602564161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37:.G1947])/11" office:value-type="float" office:value="86.2727272727273" calcext:value-type="float">
            <text:p>86.2727272727</text:p>
          </table:table-cell>
          <table:table-cell table:style-name="ce1"/>
        </table:table-row>
        <table:table-row table:style-name="ro1">
          <table:table-cell office:value-type="float" office:value="0.759306967258453" calcext:value-type="float">
            <text:p>0.7593069673</text:p>
          </table:table-cell>
          <table:table-cell/>
          <table:table-cell table:style-name="ce1" table:formula="of:=SUM([.A1938:.A1948])/11" office:value-type="float" office:value="0.617052511735396" calcext:value-type="float">
            <text:p>0.617052511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938:.G1948])/11" office:value-type="float" office:value="86.2727272727273" calcext:value-type="float">
            <text:p>86.2727272727</text:p>
          </table:table-cell>
          <table:table-cell table:style-name="ce1"/>
        </table:table-row>
        <table:table-row table:style-name="ro1">
          <table:table-cell office:value-type="float" office:value="0.302870810031891" calcext:value-type="float">
            <text:p>0.30287081</text:p>
          </table:table-cell>
          <table:table-cell/>
          <table:table-cell table:style-name="ce1" table:formula="of:=SUM([.A1939:.A1949])/11" office:value-type="float" office:value="0.586993862282146" calcext:value-type="float">
            <text:p>0.586993862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39:.G1949])/11" office:value-type="float" office:value="86.8181818181818" calcext:value-type="float">
            <text:p>86.8181818182</text:p>
          </table:table-cell>
          <table:table-cell table:style-name="ce1"/>
        </table:table-row>
        <table:table-row table:style-name="ro1">
          <table:table-cell office:value-type="float" office:value="0.540457725524902" calcext:value-type="float">
            <text:p>0.5404577255</text:p>
          </table:table-cell>
          <table:table-cell/>
          <table:table-cell table:style-name="ce1" table:formula="of:=SUM([.A1940:.A1950])/11" office:value-type="float" office:value="0.599104038693688" calcext:value-type="float">
            <text:p>0.599104038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40:.G1950])/11" office:value-type="float" office:value="88" calcext:value-type="float">
            <text:p>88</text:p>
          </table:table-cell>
          <table:table-cell table:style-name="ce1"/>
        </table:table-row>
        <table:table-row table:style-name="ro1">
          <table:table-cell office:value-type="float" office:value="0.375141888856888" calcext:value-type="float">
            <text:p>0.3751418889</text:p>
          </table:table-cell>
          <table:table-cell/>
          <table:table-cell table:style-name="ce1" table:formula="of:=SUM([.A1941:.A1951])/11" office:value-type="float" office:value="0.606056118553335" calcext:value-type="float">
            <text:p>0.606056118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41:.G1951])/11" office:value-type="float" office:value="88.5454545454546" calcext:value-type="float">
            <text:p>88.5454545455</text:p>
          </table:table-cell>
          <table:table-cell table:style-name="ce1"/>
        </table:table-row>
        <table:table-row table:style-name="ro1">
          <table:table-cell office:value-type="float" office:value="0.537585616111755" calcext:value-type="float">
            <text:p>0.5375856161</text:p>
          </table:table-cell>
          <table:table-cell/>
          <table:table-cell table:style-name="ce1" table:formula="of:=SUM([.A1942:.A1952])/11" office:value-type="float" office:value="0.701187578114596" calcext:value-type="float">
            <text:p>0.701187578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42:.G1952])/11" office:value-type="float" office:value="86.8181818181818" calcext:value-type="float">
            <text:p>86.8181818182</text:p>
          </table:table-cell>
          <table:table-cell table:style-name="ce1"/>
        </table:table-row>
        <table:table-row table:style-name="ro1">
          <table:table-cell office:value-type="float" office:value="0.390085130929947" calcext:value-type="float">
            <text:p>0.3900851309</text:p>
          </table:table-cell>
          <table:table-cell/>
          <table:table-cell table:style-name="ce1" table:formula="of:=SUM([.A1943:.A1953])/11" office:value-type="float" office:value="0.689466479149732" calcext:value-type="float">
            <text:p>0.689466479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43:.G1953])/11" office:value-type="float" office:value="85.1818181818182" calcext:value-type="float">
            <text:p>85.1818181818</text:p>
          </table:table-cell>
          <table:table-cell table:style-name="ce1"/>
        </table:table-row>
        <table:table-row table:style-name="ro1">
          <table:table-cell office:value-type="float" office:value="0.404861330986023" calcext:value-type="float">
            <text:p>0.404861331</text:p>
          </table:table-cell>
          <table:table-cell/>
          <table:table-cell table:style-name="ce1" table:formula="of:=SUM([.A1944:.A1954])/11" office:value-type="float" office:value="0.717289577830922" calcext:value-type="float">
            <text:p>0.7172895778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944:.G1954])/11" office:value-type="float" office:value="84.6363636363637" calcext:value-type="float">
            <text:p>84.6363636364</text:p>
          </table:table-cell>
          <table:table-cell table:style-name="ce1"/>
        </table:table-row>
        <table:table-row table:style-name="ro1">
          <table:table-cell office:value-type="float" office:value="0.679252028465271" calcext:value-type="float">
            <text:p>0.6792520285</text:p>
          </table:table-cell>
          <table:table-cell/>
          <table:table-cell table:style-name="ce1" table:formula="of:=SUM([.A1945:.A1955])/11" office:value-type="float" office:value="0.704081808978861" calcext:value-type="float">
            <text:p>0.70408180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45:.G1955])/11" office:value-type="float" office:value="85.4545454545455" calcext:value-type="float">
            <text:p>85.4545454545</text:p>
          </table:table-cell>
          <table:table-cell table:style-name="ce1"/>
        </table:table-row>
        <table:table-row table:style-name="ro1">
          <table:table-cell office:value-type="float" office:value="0.600460231304169" calcext:value-type="float">
            <text:p>0.6004602313</text:p>
          </table:table-cell>
          <table:table-cell/>
          <table:table-cell table:style-name="ce1" table:formula="of:=SUM([.A1946:.A1956])/11" office:value-type="float" office:value="0.678825405510989" calcext:value-type="float">
            <text:p>0.678825405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46:.G1956])/11" office:value-type="float" office:value="85.8181818181818" calcext:value-type="float">
            <text:p>85.8181818182</text:p>
          </table:table-cell>
          <table:table-cell table:style-name="ce1"/>
        </table:table-row>
        <table:table-row table:style-name="ro1">
          <table:table-cell office:value-type="float" office:value="1.28704059123993" calcext:value-type="float">
            <text:p>1.2870405912</text:p>
          </table:table-cell>
          <table:table-cell/>
          <table:table-cell table:style-name="ce1" table:formula="of:=SUM([.A1947:.A1957])/11" office:value-type="float" office:value="0.665467565709894" calcext:value-type="float">
            <text:p>0.665467565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47:.G1957])/11" office:value-type="float" office:value="85.8181818181818" calcext:value-type="float">
            <text:p>85.8181818182</text:p>
          </table:table-cell>
          <table:table-cell table:style-name="ce1"/>
        </table:table-row>
        <table:table-row table:style-name="ro1">
          <table:table-cell office:value-type="float" office:value="0.910515308380127" calcext:value-type="float">
            <text:p>0.9105153084</text:p>
          </table:table-cell>
          <table:table-cell/>
          <table:table-cell table:style-name="ce1" table:formula="of:=SUM([.A1948:.A1958])/11" office:value-type="float" office:value="0.607805869796059" calcext:value-type="float">
            <text:p>0.607805869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48:.G1958])/11" office:value-type="float" office:value="84.7272727272727" calcext:value-type="float">
            <text:p>84.7272727273</text:p>
          </table:table-cell>
          <table:table-cell table:style-name="ce1"/>
        </table:table-row>
        <table:table-row table:style-name="ro1">
          <table:table-cell office:value-type="float" office:value="0.428661823272705" calcext:value-type="float">
            <text:p>0.4286618233</text:p>
          </table:table-cell>
          <table:table-cell/>
          <table:table-cell table:style-name="ce1" table:formula="of:=SUM([.A1949:.A1959])/11" office:value-type="float" office:value="0.568460973826322" calcext:value-type="float">
            <text:p>0.568460973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49:.G1959])/11" office:value-type="float" office:value="85.8181818181818" calcext:value-type="float">
            <text:p>85.8181818182</text:p>
          </table:table-cell>
          <table:table-cell table:style-name="ce1"/>
        </table:table-row>
        <table:table-row table:style-name="ro1">
          <table:table-cell office:value-type="float" office:value="0.436082750558853" calcext:value-type="float">
            <text:p>0.4360827506</text:p>
          </table:table-cell>
          <table:table-cell/>
          <table:table-cell table:style-name="ce1" table:formula="of:=SUM([.A1950:.A1960])/11" office:value-type="float" office:value="0.585019490935586" calcext:value-type="float">
            <text:p>0.585019490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950:.G1960])/11" office:value-type="float" office:value="87.5454545454545" calcext:value-type="float">
            <text:p>87.5454545455</text:p>
          </table:table-cell>
          <table:table-cell table:style-name="ce1"/>
        </table:table-row>
        <table:table-row table:style-name="ro1">
          <table:table-cell office:value-type="float" office:value="0.616930603981018" calcext:value-type="float">
            <text:p>0.616930604</text:p>
          </table:table-cell>
          <table:table-cell/>
          <table:table-cell table:style-name="ce1" table:formula="of:=SUM([.A1951:.A1961])/11" office:value-type="float" office:value="0.62775015018203" calcext:value-type="float">
            <text:p>0.627750150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51:.G1961])/11" office:value-type="float" office:value="85.8181818181818" calcext:value-type="float">
            <text:p>85.8181818182</text:p>
          </table:table-cell>
          <table:table-cell table:style-name="ce1"/>
        </table:table-row>
        <table:table-row table:style-name="ro1">
          <table:table-cell office:value-type="float" office:value="1.42158794403076" calcext:value-type="float">
            <text:p>1.421587944</text:p>
          </table:table-cell>
          <table:table-cell/>
          <table:table-cell table:style-name="ce1" table:formula="of:=SUM([.A1952:.A1962])/11" office:value-type="float" office:value="0.632665647701783" calcext:value-type="float">
            <text:p>0.632665647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1952:.G1962])/11" office:value-type="float" office:value="85.2727272727273" calcext:value-type="float">
            <text:p>85.2727272727</text:p>
          </table:table-cell>
          <table:table-cell table:style-name="ce1"/>
        </table:table-row>
        <table:table-row table:style-name="ro1">
          <table:table-cell office:value-type="float" office:value="0.408653527498245" calcext:value-type="float">
            <text:p>0.4086535275</text:p>
          </table:table-cell>
          <table:table-cell/>
          <table:table-cell table:style-name="ce1" table:formula="of:=SUM([.A1953:.A1963])/11" office:value-type="float" office:value="0.555423056537455" calcext:value-type="float">
            <text:p>0.555423056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953:.G1963])/11" office:value-type="float" office:value="87" calcext:value-type="float">
            <text:p>87</text:p>
          </table:table-cell>
          <table:table-cell table:style-name="ce1"/>
        </table:table-row>
        <table:table-row table:style-name="ro1">
          <table:table-cell office:value-type="float" office:value="0.696139216423035" calcext:value-type="float">
            <text:p>0.6961392164</text:p>
          </table:table-cell>
          <table:table-cell/>
          <table:table-cell table:style-name="ce1" table:formula="of:=SUM([.A1954:.A1964])/11" office:value-type="float" office:value="0.538707934997299" calcext:value-type="float">
            <text:p>0.53870793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54:.G1964])/11" office:value-type="float" office:value="87.5454545454545" calcext:value-type="float">
            <text:p>87.5454545455</text:p>
          </table:table-cell>
          <table:table-cell table:style-name="ce1"/>
        </table:table-row>
        <table:table-row table:style-name="ro1">
          <table:table-cell office:value-type="float" office:value="0.259575873613358" calcext:value-type="float">
            <text:p>0.2595758736</text:p>
          </table:table-cell>
          <table:table-cell/>
          <table:table-cell table:style-name="ce1" table:formula="of:=SUM([.A1955:.A1965])/11" office:value-type="float" office:value="0.533823442730037" calcext:value-type="float">
            <text:p>0.533823442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955:.G1965])/11" office:value-type="float" office:value="86.4545454545454" calcext:value-type="float">
            <text:p>86.4545454545</text:p>
          </table:table-cell>
          <table:table-cell table:style-name="ce1"/>
        </table:table-row>
        <table:table-row table:style-name="ro1">
          <table:table-cell office:value-type="float" office:value="0.40143159031868" calcext:value-type="float">
            <text:p>0.4014315903</text:p>
          </table:table-cell>
          <table:table-cell/>
          <table:table-cell table:style-name="ce1" table:formula="of:=SUM([.A1956:.A1966])/11" office:value-type="float" office:value="0.556554104794155" calcext:value-type="float">
            <text:p>0.5565541048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1956:.G1966])/11" office:value-type="float" office:value="85.2727272727273" calcext:value-type="float">
            <text:p>85.2727272727</text:p>
          </table:table-cell>
          <table:table-cell table:style-name="ce1"/>
        </table:table-row>
        <table:table-row table:style-name="ro1">
          <table:table-cell office:value-type="float" office:value="0.453523993492126" calcext:value-type="float">
            <text:p>0.4535239935</text:p>
          </table:table-cell>
          <table:table-cell/>
          <table:table-cell table:style-name="ce1" table:formula="of:=SUM([.A1957:.A1967])/11" office:value-type="float" office:value="0.56017032130198" calcext:value-type="float">
            <text:p>0.560170321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57:.G1967])/11" office:value-type="float" office:value="83.8181818181818" calcext:value-type="float">
            <text:p>83.8181818182</text:p>
          </table:table-cell>
          <table:table-cell table:style-name="ce1"/>
        </table:table-row>
        <table:table-row table:style-name="ro1">
          <table:table-cell office:value-type="float" office:value="0.652761936187744" calcext:value-type="float">
            <text:p>0.6527619362</text:p>
          </table:table-cell>
          <table:table-cell/>
          <table:table-cell table:style-name="ce1" table:formula="of:=SUM([.A1958:.A1968])/11" office:value-type="float" office:value="0.554294414140961" calcext:value-type="float">
            <text:p>0.554294414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58:.G1968])/11" office:value-type="float" office:value="84" calcext:value-type="float">
            <text:p>84</text:p>
          </table:table-cell>
          <table:table-cell table:style-name="ce1"/>
        </table:table-row>
        <table:table-row table:style-name="ro1">
          <table:table-cell office:value-type="float" office:value="0.477721452713013" calcext:value-type="float">
            <text:p>0.4777214527</text:p>
          </table:table-cell>
          <table:table-cell/>
          <table:table-cell table:style-name="ce1" table:formula="of:=SUM([.A1959:.A1969])/11" office:value-type="float" office:value="0.519576093012636" calcext:value-type="float">
            <text:p>0.5195760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59:.G1969])/11" office:value-type="float" office:value="83.4545454545455" calcext:value-type="float">
            <text:p>83.4545454545</text:p>
          </table:table-cell>
          <table:table-cell table:style-name="ce1"/>
        </table:table-row>
        <table:table-row table:style-name="ro1">
          <table:table-cell office:value-type="float" office:value="0.610805511474609" calcext:value-type="float">
            <text:p>0.6108055115</text:p>
          </table:table-cell>
          <table:table-cell/>
          <table:table-cell table:style-name="ce1" table:formula="of:=SUM([.A1960:.A1970])/11" office:value-type="float" office:value="0.54447591169314" calcext:value-type="float">
            <text:p>0.544475911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960:.G1970])/11" office:value-type="float" office:value="81.1818181818182" calcext:value-type="float">
            <text:p>81.1818181818</text:p>
          </table:table-cell>
          <table:table-cell table:style-name="ce1"/>
        </table:table-row>
        <table:table-row table:style-name="ro1">
          <table:table-cell office:value-type="float" office:value="0.906120002269745" calcext:value-type="float">
            <text:p>0.9061200023</text:p>
          </table:table-cell>
          <table:table-cell/>
          <table:table-cell table:style-name="ce1" table:formula="of:=SUM([.A1961:.A1971])/11" office:value-type="float" office:value="0.554027052088217" calcext:value-type="float">
            <text:p>0.554027052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61:.G1971])/11" office:value-type="float" office:value="79.4545454545455" calcext:value-type="float">
            <text:p>79.4545454545</text:p>
          </table:table-cell>
          <table:table-cell table:style-name="ce1"/>
        </table:table-row>
        <table:table-row table:style-name="ro1">
          <table:table-cell office:value-type="float" office:value="0.671001076698303" calcext:value-type="float">
            <text:p>0.6710010767</text:p>
          </table:table-cell>
          <table:table-cell/>
          <table:table-cell table:style-name="ce1" table:formula="of:=SUM([.A1962:.A1972])/11" office:value-type="float" office:value="0.499748765067621" calcext:value-type="float">
            <text:p>0.499748765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62:.G1972])/11" office:value-type="float" office:value="78.9090909090909" calcext:value-type="float">
            <text:p>78.9090909091</text:p>
          </table:table-cell>
          <table:table-cell table:style-name="ce1"/>
        </table:table-row>
        <table:table-row table:style-name="ro1">
          <table:table-cell office:value-type="float" office:value="0.571919441223145" calcext:value-type="float">
            <text:p>0.5719194412</text:p>
          </table:table-cell>
          <table:table-cell/>
          <table:table-cell table:style-name="ce1" table:formula="of:=SUM([.A1963:.A1973])/11" office:value-type="float" office:value="0.493660329417749" calcext:value-type="float">
            <text:p>0.493660329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63:.G1973])/11" office:value-type="float" office:value="77.1818181818182" calcext:value-type="float">
            <text:p>77.1818181818</text:p>
          </table:table-cell>
          <table:table-cell table:style-name="ce1"/>
        </table:table-row>
        <table:table-row table:style-name="ro1">
          <table:table-cell office:value-type="float" office:value="0.224787190556526" calcext:value-type="float">
            <text:p>0.2247871906</text:p>
          </table:table-cell>
          <table:table-cell/>
          <table:table-cell table:style-name="ce1" table:formula="of:=SUM([.A1964:.A1974])/11" office:value-type="float" office:value="0.511676575649868" calcext:value-type="float">
            <text:p>0.511676575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64:.G1974])/11" office:value-type="float" office:value="76.6363636363636" calcext:value-type="float">
            <text:p>76.6363636364</text:p>
          </table:table-cell>
          <table:table-cell table:style-name="ce1"/>
        </table:table-row>
        <table:table-row table:style-name="ro1">
          <table:table-cell office:value-type="float" office:value="0.642409801483154" calcext:value-type="float">
            <text:p>0.6424098015</text:p>
          </table:table-cell>
          <table:table-cell/>
          <table:table-cell table:style-name="ce1" table:formula="of:=SUM([.A1965:.A1975])/11" office:value-type="float" office:value="0.541782295162028" calcext:value-type="float">
            <text:p>0.541782295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965:.G1975])/11" office:value-type="float" office:value="76.6363636363636" calcext:value-type="float">
            <text:p>76.6363636364</text:p>
          </table:table-cell>
          <table:table-cell table:style-name="ce1"/>
        </table:table-row>
        <table:table-row table:style-name="ro1">
          <table:table-cell office:value-type="float" office:value="0.509613156318665" calcext:value-type="float">
            <text:p>0.5096131563</text:p>
          </table:table-cell>
          <table:table-cell/>
          <table:table-cell table:style-name="ce1" table:formula="of:=SUM([.A1966:.A1976])/11" office:value-type="float" office:value="0.552326822822744" calcext:value-type="float">
            <text:p>0.552326822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66:.G1976])/11" office:value-type="float" office:value="78.2727272727273" calcext:value-type="float">
            <text:p>78.2727272727</text:p>
          </table:table-cell>
          <table:table-cell table:style-name="ce1"/>
        </table:table-row>
        <table:table-row table:style-name="ro1">
          <table:table-cell office:value-type="float" office:value="0.441209971904755" calcext:value-type="float">
            <text:p>0.4412099719</text:p>
          </table:table-cell>
          <table:table-cell/>
          <table:table-cell table:style-name="ce1" table:formula="of:=SUM([.A1967:.A1977])/11" office:value-type="float" office:value="0.523538673465902" calcext:value-type="float">
            <text:p>0.523538673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967:.G1977])/11" office:value-type="float" office:value="78.8181818181818" calcext:value-type="float">
            <text:p>78.8181818182</text:p>
          </table:table-cell>
          <table:table-cell table:style-name="ce1"/>
        </table:table-row>
        <table:table-row table:style-name="ro1">
          <table:table-cell office:value-type="float" office:value="0.388889014720917" calcext:value-type="float">
            <text:p>0.3888890147</text:p>
          </table:table-cell>
          <table:table-cell/>
          <table:table-cell table:style-name="ce1" table:formula="of:=SUM([.A1968:.A1978])/11" office:value-type="float" office:value="0.513784449208866" calcext:value-type="float">
            <text:p>0.513784449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968:.G1978])/11" office:value-type="float" office:value="80.4545454545455" calcext:value-type="float">
            <text:p>80.4545454545</text:p>
          </table:table-cell>
          <table:table-cell table:style-name="ce1"/>
        </table:table-row>
        <table:table-row table:style-name="ro1">
          <table:table-cell office:value-type="float" office:value="0.270860403776169" calcext:value-type="float">
            <text:p>0.2708604038</text:p>
          </table:table-cell>
          <table:table-cell/>
          <table:table-cell table:style-name="ce1" table:formula="of:=SUM([.A1969:.A1979])/11" office:value-type="float" office:value="0.579599610783837" calcext:value-type="float">
            <text:p>0.579599610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969:.G1979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751619458198547" calcext:value-type="float">
            <text:p>0.7516194582</text:p>
          </table:table-cell>
          <table:table-cell/>
          <table:table-cell table:style-name="ce1" table:formula="of:=SUM([.A1970:.A1980])/11" office:value-type="float" office:value="0.617471050132404" calcext:value-type="float">
            <text:p>0.617471050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970:.G1980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715868055820465" calcext:value-type="float">
            <text:p>0.7158680558</text:p>
          </table:table-cell>
          <table:table-cell/>
          <table:table-cell table:style-name="ce1" table:formula="of:=SUM([.A1971:.A1981])/11" office:value-type="float" office:value="0.571215920827605" calcext:value-type="float">
            <text:p>0.571215920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71:.G1981])/11" office:value-type="float" office:value="82" calcext:value-type="float">
            <text:p>82</text:p>
          </table:table-cell>
          <table:table-cell table:style-name="ce1"/>
        </table:table-row>
        <table:table-row table:style-name="ro1">
          <table:table-cell office:value-type="float" office:value="0.309058845043182" calcext:value-type="float">
            <text:p>0.309058845</text:p>
          </table:table-cell>
          <table:table-cell/>
          <table:table-cell table:style-name="ce1" table:formula="of:=SUM([.A1972:.A1982])/11" office:value-type="float" office:value="0.580539750781926" calcext:value-type="float">
            <text:p>0.580539750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972:.G1982])/11" office:value-type="float" office:value="80.8181818181818" calcext:value-type="float">
            <text:p>80.8181818182</text:p>
          </table:table-cell>
          <table:table-cell table:style-name="ce1"/>
        </table:table-row>
        <table:table-row table:style-name="ro1">
          <table:table-cell office:value-type="float" office:value="0.604028284549713" calcext:value-type="float">
            <text:p>0.6040282845</text:p>
          </table:table-cell>
          <table:table-cell/>
          <table:table-cell table:style-name="ce1" table:formula="of:=SUM([.A1973:.A1983])/11" office:value-type="float" office:value="0.579394217241894" calcext:value-type="float">
            <text:p>0.579394217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973:.G1983])/11" office:value-type="float" office:value="82.4545454545455" calcext:value-type="float">
            <text:p>82.4545454545</text:p>
          </table:table-cell>
          <table:table-cell table:style-name="ce1"/>
        </table:table-row>
        <table:table-row table:style-name="ro1">
          <table:table-cell office:value-type="float" office:value="0.770098149776459" calcext:value-type="float">
            <text:p>0.7700981498</text:p>
          </table:table-cell>
          <table:table-cell/>
          <table:table-cell table:style-name="ce1" table:formula="of:=SUM([.A1974:.A1984])/11" office:value-type="float" office:value="0.563757477836175" calcext:value-type="float">
            <text:p>0.563757477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974:.G1984])/11" office:value-type="float" office:value="84.1818181818182" calcext:value-type="float">
            <text:p>84.1818181818</text:p>
          </table:table-cell>
          <table:table-cell table:style-name="ce1"/>
        </table:table-row>
        <table:table-row table:style-name="ro1">
          <table:table-cell office:value-type="float" office:value="0.555950105190277" calcext:value-type="float">
            <text:p>0.5559501052</text:p>
          </table:table-cell>
          <table:table-cell/>
          <table:table-cell table:style-name="ce1" table:formula="of:=SUM([.A1975:.A1985])/11" office:value-type="float" office:value="0.564133491028439" calcext:value-type="float">
            <text:p>0.56413349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75:.G1985])/11" office:value-type="float" office:value="86.4545454545454" calcext:value-type="float">
            <text:p>86.4545454545</text:p>
          </table:table-cell>
          <table:table-cell table:style-name="ce1"/>
        </table:table-row>
        <table:table-row table:style-name="ro1">
          <table:table-cell office:value-type="float" office:value="0.758399605751038" calcext:value-type="float">
            <text:p>0.7583996058</text:p>
          </table:table-cell>
          <table:table-cell/>
          <table:table-cell table:style-name="ce1" table:formula="of:=SUM([.A1976:.A1986])/11" office:value-type="float" office:value="0.558384319598024" calcext:value-type="float">
            <text:p>0.558384319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76:.G1986])/11" office:value-type="float" office:value="86.4545454545454" calcext:value-type="float">
            <text:p>86.4545454545</text:p>
          </table:table-cell>
          <table:table-cell table:style-name="ce1"/>
        </table:table-row>
        <table:table-row table:style-name="ro1">
          <table:table-cell office:value-type="float" office:value="0.192943513393402" calcext:value-type="float">
            <text:p>0.1929435134</text:p>
          </table:table-cell>
          <table:table-cell/>
          <table:table-cell table:style-name="ce1" table:formula="of:=SUM([.A1977:.A1987])/11" office:value-type="float" office:value="0.576612595807422" calcext:value-type="float">
            <text:p>0.576612595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77:.G1987])/11" office:value-type="float" office:value="85.9090909090909" calcext:value-type="float">
            <text:p>85.9090909091</text:p>
          </table:table-cell>
          <table:table-cell table:style-name="ce1"/>
        </table:table-row>
        <table:table-row table:style-name="ro1">
          <table:table-cell office:value-type="float" office:value="0.333913505077362" calcext:value-type="float">
            <text:p>0.3339135051</text:p>
          </table:table-cell>
          <table:table-cell/>
          <table:table-cell table:style-name="ce1" table:formula="of:=SUM([.A1978:.A1988])/11" office:value-type="float" office:value="0.590972950512712" calcext:value-type="float">
            <text:p>0.590972950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78:.G1988])/11" office:value-type="float" office:value="85.3636363636364" calcext:value-type="float">
            <text:p>85.3636363636</text:p>
          </table:table-cell>
          <table:table-cell table:style-name="ce1"/>
        </table:table-row>
        <table:table-row table:style-name="ro1">
          <table:table-cell office:value-type="float" office:value="1.11285579204559" calcext:value-type="float">
            <text:p>1.112855792</text:p>
          </table:table-cell>
          <table:table-cell/>
          <table:table-cell table:style-name="ce1" table:formula="of:=SUM([.A1979:.A1989])/11" office:value-type="float" office:value="0.606656541878527" calcext:value-type="float">
            <text:p>0.606656541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79:.G1989])/11" office:value-type="float" office:value="84.2727272727273" calcext:value-type="float">
            <text:p>84.2727272727</text:p>
          </table:table-cell>
          <table:table-cell table:style-name="ce1"/>
        </table:table-row>
        <table:table-row table:style-name="ro1">
          <table:table-cell office:value-type="float" office:value="0.687446236610413" calcext:value-type="float">
            <text:p>0.6874462366</text:p>
          </table:table-cell>
          <table:table-cell/>
          <table:table-cell table:style-name="ce1" table:formula="of:=SUM([.A1980:.A1990])/11" office:value-type="float" office:value="0.557494116100398" calcext:value-type="float">
            <text:p>0.557494116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1980:.G1990])/11" office:value-type="float" office:value="85.3636363636364" calcext:value-type="float">
            <text:p>85.3636363636</text:p>
          </table:table-cell>
          <table:table-cell table:style-name="ce1"/>
        </table:table-row>
        <table:table-row table:style-name="ro1">
          <table:table-cell office:value-type="float" office:value="0.242813035845757" calcext:value-type="float">
            <text:p>0.2428130358</text:p>
          </table:table-cell>
          <table:table-cell/>
          <table:table-cell table:style-name="ce1" table:formula="of:=SUM([.A1981:.A1991])/11" office:value-type="float" office:value="0.545274719595909" calcext:value-type="float">
            <text:p>0.545274719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81:.G1991])/11" office:value-type="float" office:value="84.7272727272727" calcext:value-type="float">
            <text:p>84.7272727273</text:p>
          </table:table-cell>
          <table:table-cell table:style-name="ce1"/>
        </table:table-row>
        <table:table-row table:style-name="ro1">
          <table:table-cell office:value-type="float" office:value="0.818430185317993" calcext:value-type="float">
            <text:p>0.8184301853</text:p>
          </table:table-cell>
          <table:table-cell/>
          <table:table-cell table:style-name="ce1" table:formula="of:=SUM([.A1982:.A1992])/11" office:value-type="float" office:value="0.561486772515557" calcext:value-type="float">
            <text:p>0.561486772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982:.G1992])/11" office:value-type="float" office:value="84.3636363636364" calcext:value-type="float">
            <text:p>84.3636363636</text:p>
          </table:table-cell>
          <table:table-cell table:style-name="ce1"/>
        </table:table-row>
        <table:table-row table:style-name="ro1">
          <table:table-cell office:value-type="float" office:value="0.296457976102829" calcext:value-type="float">
            <text:p>0.2964579761</text:p>
          </table:table-cell>
          <table:table-cell/>
          <table:table-cell table:style-name="ce1" table:formula="of:=SUM([.A1983:.A1993])/11" office:value-type="float" office:value="0.520657980983908" calcext:value-type="float">
            <text:p>0.52065798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83:.G1993])/11" office:value-type="float" office:value="86.6363636363636" calcext:value-type="float">
            <text:p>86.6363636364</text:p>
          </table:table-cell>
          <table:table-cell table:style-name="ce1"/>
        </table:table-row>
        <table:table-row table:style-name="ro1">
          <table:table-cell office:value-type="float" office:value="0.432024151086807" calcext:value-type="float">
            <text:p>0.4320241511</text:p>
          </table:table-cell>
          <table:table-cell/>
          <table:table-cell table:style-name="ce1" table:formula="of:=SUM([.A1984:.A1994])/11" office:value-type="float" office:value="0.528788506984711" calcext:value-type="float">
            <text:p>0.52878850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84:.G1994])/11" office:value-type="float" office:value="85.5454545454546" calcext:value-type="float">
            <text:p>85.5454545455</text:p>
          </table:table-cell>
          <table:table-cell table:style-name="ce1"/>
        </table:table-row>
        <table:table-row table:style-name="ro1">
          <table:table-cell office:value-type="float" office:value="0.774234294891357" calcext:value-type="float">
            <text:p>0.7742342949</text:p>
          </table:table-cell>
          <table:table-cell/>
          <table:table-cell table:style-name="ce1" table:formula="of:=SUM([.A1985:.A1995])/11" office:value-type="float" office:value="0.525172092697837" calcext:value-type="float">
            <text:p>0.525172092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985:.G1995])/11" office:value-type="float" office:value="85.5454545454546" calcext:value-type="float">
            <text:p>85.5454545455</text:p>
          </table:table-cell>
          <table:table-cell table:style-name="ce1"/>
        </table:table-row>
        <table:table-row table:style-name="ro1">
          <table:table-cell office:value-type="float" office:value="0.492709219455719" calcext:value-type="float">
            <text:p>0.4927092195</text:p>
          </table:table-cell>
          <table:table-cell/>
          <table:table-cell table:style-name="ce1" table:formula="of:=SUM([.A1986:.A1996])/11" office:value-type="float" office:value="0.475365113128315" calcext:value-type="float">
            <text:p>0.475365113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86:.G1996])/11" office:value-type="float" office:value="85.5454545454546" calcext:value-type="float">
            <text:p>85.5454545455</text:p>
          </table:table-cell>
          <table:table-cell table:style-name="ce1"/>
        </table:table-row>
        <table:table-row table:style-name="ro1">
          <table:table-cell office:value-type="float" office:value="0.958910644054413" calcext:value-type="float">
            <text:p>0.9589106441</text:p>
          </table:table-cell>
          <table:table-cell/>
          <table:table-cell table:style-name="ce1" table:formula="of:=SUM([.A1987:.A1997])/11" office:value-type="float" office:value="0.469749168916182" calcext:value-type="float">
            <text:p>0.469749168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87:.G1997])/11" office:value-type="float" office:value="85.5454545454546" calcext:value-type="float">
            <text:p>85.5454545455</text:p>
          </table:table-cell>
          <table:table-cell table:style-name="ce1"/>
        </table:table-row>
        <table:table-row table:style-name="ro1">
          <table:table-cell office:value-type="float" office:value="0.350907415151596" calcext:value-type="float">
            <text:p>0.3509074152</text:p>
          </table:table-cell>
          <table:table-cell/>
          <table:table-cell table:style-name="ce1" table:formula="of:=SUM([.A1988:.A1998])/11" office:value-type="float" office:value="0.460066838697954" calcext:value-type="float">
            <text:p>0.460066838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88:.G1998])/11" office:value-type="float" office:value="85.5454545454546" calcext:value-type="float">
            <text:p>85.5454545455</text:p>
          </table:table-cell>
          <table:table-cell table:style-name="ce1"/>
        </table:table-row>
        <table:table-row table:style-name="ro1">
          <table:table-cell office:value-type="float" office:value="0.506433010101318" calcext:value-type="float">
            <text:p>0.5064330101</text:p>
          </table:table-cell>
          <table:table-cell/>
          <table:table-cell table:style-name="ce1" table:formula="of:=SUM([.A1989:.A1999])/11" office:value-type="float" office:value="0.484235722910274" calcext:value-type="float">
            <text:p>0.484235722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89:.G1999])/11" office:value-type="float" office:value="85.5454545454546" calcext:value-type="float">
            <text:p>85.5454545455</text:p>
          </table:table-cell>
          <table:table-cell table:style-name="ce1"/>
        </table:table-row>
        <table:table-row table:style-name="ro1">
          <table:table-cell office:value-type="float" office:value="0.572069108486176" calcext:value-type="float">
            <text:p>0.5720691085</text:p>
          </table:table-cell>
          <table:table-cell/>
          <table:table-cell table:style-name="ce1" table:formula="of:=SUM([.A1990:.A2000])/11" office:value-type="float" office:value="0.458115606145425" calcext:value-type="float">
            <text:p>0.458115606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90:.G2000])/11" office:value-type="float" office:value="85" calcext:value-type="float">
            <text:p>85</text:p>
          </table:table-cell>
          <table:table-cell table:style-name="ce1"/>
        </table:table-row>
        <table:table-row table:style-name="ro1">
          <table:table-cell office:value-type="float" office:value="0.553032875061035" calcext:value-type="float">
            <text:p>0.5530328751</text:p>
          </table:table-cell>
          <table:table-cell/>
          <table:table-cell table:style-name="ce1" table:formula="of:=SUM([.A1991:.A2001])/11" office:value-type="float" office:value="0.434320201927965" calcext:value-type="float">
            <text:p>0.434320201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1991:.G2001])/11" office:value-type="float" office:value="82.1818181818182" calcext:value-type="float">
            <text:p>82.1818181818</text:p>
          </table:table-cell>
          <table:table-cell table:style-name="ce1"/>
        </table:table-row>
        <table:table-row table:style-name="ro1">
          <table:table-cell office:value-type="float" office:value="0.421145617961884" calcext:value-type="float">
            <text:p>0.421145618</text:p>
          </table:table-cell>
          <table:table-cell/>
          <table:table-cell table:style-name="ce1" table:formula="of:=SUM([.A1992:.A2002])/11" office:value-type="float" office:value="0.43343193016269" calcext:value-type="float">
            <text:p>0.433431930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1992:.G2002])/11" office:value-type="float" office:value="83.9090909090909" calcext:value-type="float">
            <text:p>83.9090909091</text:p>
          </table:table-cell>
          <table:table-cell table:style-name="ce1"/>
        </table:table-row>
        <table:table-row table:style-name="ro1">
          <table:table-cell office:value-type="float" office:value="0.369313478469849" calcext:value-type="float">
            <text:p>0.3693134785</text:p>
          </table:table-cell>
          <table:table-cell/>
          <table:table-cell table:style-name="ce1" table:formula="of:=SUM([.A1993:.A2003])/11" office:value-type="float" office:value="0.434882913123477" calcext:value-type="float">
            <text:p>0.434882913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1993:.G2003])/11" office:value-type="float" office:value="82.5454545454545" calcext:value-type="float">
            <text:p>82.5454545455</text:p>
          </table:table-cell>
          <table:table-cell table:style-name="ce1"/>
        </table:table-row>
        <table:table-row table:style-name="ro1">
          <table:table-cell office:value-type="float" office:value="0.385893762111664" calcext:value-type="float">
            <text:p>0.3858937621</text:p>
          </table:table-cell>
          <table:table-cell/>
          <table:table-cell table:style-name="ce1" table:formula="of:=SUM([.A1994:.A2004])/11" office:value-type="float" office:value="0.450538956306197" calcext:value-type="float">
            <text:p>0.450538956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94:.G2004])/11" office:value-type="float" office:value="82.3636363636364" calcext:value-type="float">
            <text:p>82.3636363636</text:p>
          </table:table-cell>
          <table:table-cell table:style-name="ce1"/>
        </table:table-row>
        <table:table-row table:style-name="ro1">
          <table:table-cell office:value-type="float" office:value="0.392243593931198" calcext:value-type="float">
            <text:p>0.3922435939</text:p>
          </table:table-cell>
          <table:table-cell/>
          <table:table-cell table:style-name="ce1" table:formula="of:=SUM([.A1995:.A2005])/11" office:value-type="float" office:value="0.463336794213815" calcext:value-type="float">
            <text:p>0.463336794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95:.G2005])/11" office:value-type="float" office:value="81.8181818181818" calcext:value-type="float">
            <text:p>81.8181818182</text:p>
          </table:table-cell>
          <table:table-cell table:style-name="ce1"/>
        </table:table-row>
        <table:table-row table:style-name="ro1">
          <table:table-cell office:value-type="float" office:value="0.226357519626617" calcext:value-type="float">
            <text:p>0.2263575196</text:p>
          </table:table-cell>
          <table:table-cell/>
          <table:table-cell table:style-name="ce1" table:formula="of:=SUM([.A1996:.A2006])/11" office:value-type="float" office:value="0.49989599395882" calcext:value-type="float">
            <text:p>0.4998959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1996:.G2006])/11" office:value-type="float" office:value="80.7272727272727" calcext:value-type="float">
            <text:p>80.7272727273</text:p>
          </table:table-cell>
          <table:table-cell table:style-name="ce1"/>
        </table:table-row>
        <table:table-row table:style-name="ro1">
          <table:table-cell office:value-type="float" office:value="0.430933833122253" calcext:value-type="float">
            <text:p>0.4309338331</text:p>
          </table:table-cell>
          <table:table-cell/>
          <table:table-cell table:style-name="ce1" table:formula="of:=SUM([.A1997:.A2007])/11" office:value-type="float" office:value="0.522593903270635" calcext:value-type="float">
            <text:p>0.522593903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1997:.G2007])/11" office:value-type="float" office:value="78.4545454545455" calcext:value-type="float">
            <text:p>78.4545454545</text:p>
          </table:table-cell>
          <table:table-cell table:style-name="ce1"/>
        </table:table-row>
        <table:table-row table:style-name="ro1">
          <table:table-cell office:value-type="float" office:value="0.8524050116539" calcext:value-type="float">
            <text:p>0.8524050117</text:p>
          </table:table-cell>
          <table:table-cell/>
          <table:table-cell table:style-name="ce1" table:formula="of:=SUM([.A1998:.A2008])/11" office:value-type="float" office:value="0.507562955672091" calcext:value-type="float">
            <text:p>0.507562955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98:.G2008])/11" office:value-type="float" office:value="78.4545454545455" calcext:value-type="float">
            <text:p>78.4545454545</text:p>
          </table:table-cell>
          <table:table-cell table:style-name="ce1"/>
        </table:table-row>
        <table:table-row table:style-name="ro1">
          <table:table-cell office:value-type="float" office:value="0.616765141487122" calcext:value-type="float">
            <text:p>0.6167651415</text:p>
          </table:table-cell>
          <table:table-cell/>
          <table:table-cell table:style-name="ce1" table:formula="of:=SUM([.A1999:.A2009])/11" office:value-type="float" office:value="0.476924764839086" calcext:value-type="float">
            <text:p>0.476924764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1999:.G2009])/11" office:value-type="float" office:value="76.7272727272727" calcext:value-type="float">
            <text:p>76.7272727273</text:p>
          </table:table-cell>
          <table:table-cell table:style-name="ce1"/>
        </table:table-row>
        <table:table-row table:style-name="ro1">
          <table:table-cell office:value-type="float" office:value="0.219111725687981" calcext:value-type="float">
            <text:p>0.2191117257</text:p>
          </table:table-cell>
          <table:table-cell/>
          <table:table-cell table:style-name="ce1" table:formula="of:=SUM([.A2000:.A2010])/11" office:value-type="float" office:value="0.455329376188192" calcext:value-type="float">
            <text:p>0.455329376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000:.G2010])/11" office:value-type="float" office:value="76.7272727272727" calcext:value-type="float">
            <text:p>76.7272727273</text:p>
          </table:table-cell>
          <table:table-cell table:style-name="ce1"/>
        </table:table-row>
        <table:table-row table:style-name="ro1">
          <table:table-cell office:value-type="float" office:value="0.310319662094116" calcext:value-type="float">
            <text:p>0.3103196621</text:p>
          </table:table-cell>
          <table:table-cell/>
          <table:table-cell table:style-name="ce1" table:formula="of:=SUM([.A2001:.A2011])/11" office:value-type="float" office:value="0.476493618705056" calcext:value-type="float">
            <text:p>0.476493618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001:.G2011])/11" office:value-type="float" office:value="77.8181818181818" calcext:value-type="float">
            <text:p>77.8181818182</text:p>
          </table:table-cell>
          <table:table-cell table:style-name="ce1"/>
        </table:table-row>
        <table:table-row table:style-name="ro1">
          <table:table-cell office:value-type="float" office:value="0.543261885643005" calcext:value-type="float">
            <text:p>0.5432618856</text:p>
          </table:table-cell>
          <table:table-cell/>
          <table:table-cell table:style-name="ce1" table:formula="of:=SUM([.A2002:.A2012])/11" office:value-type="float" office:value="0.507958292961121" calcext:value-type="float">
            <text:p>0.50795829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02:.G2012])/11" office:value-type="float" office:value="79.5454545454546" calcext:value-type="float">
            <text:p>79.5454545455</text:p>
          </table:table-cell>
          <table:table-cell table:style-name="ce1"/>
        </table:table-row>
        <table:table-row table:style-name="ro1">
          <table:table-cell office:value-type="float" office:value="0.437106430530548" calcext:value-type="float">
            <text:p>0.4371064305</text:p>
          </table:table-cell>
          <table:table-cell/>
          <table:table-cell table:style-name="ce1" table:formula="of:=SUM([.A2003:.A2013])/11" office:value-type="float" office:value="0.496419408104637" calcext:value-type="float">
            <text:p>0.496419408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003:.G2013])/11" office:value-type="float" office:value="79.5454545454546" calcext:value-type="float">
            <text:p>79.5454545455</text:p>
          </table:table-cell>
          <table:table-cell table:style-name="ce1"/>
        </table:table-row>
        <table:table-row table:style-name="ro1">
          <table:table-cell office:value-type="float" office:value="0.541529953479767" calcext:value-type="float">
            <text:p>0.5415299535</text:p>
          </table:table-cell>
          <table:table-cell/>
          <table:table-cell table:style-name="ce1" table:formula="of:=SUM([.A2004:.A2014])/11" office:value-type="float" office:value="0.489196094599637" calcext:value-type="float">
            <text:p>0.4891960946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2004:.G2014])/11" office:value-type="float" office:value="80.7272727272727" calcext:value-type="float">
            <text:p>80.7272727273</text:p>
          </table:table-cell>
          <table:table-cell table:style-name="ce1"/>
        </table:table-row>
        <table:table-row table:style-name="ro1">
          <table:table-cell office:value-type="float" office:value="0.526669979095459" calcext:value-type="float">
            <text:p>0.5266699791</text:p>
          </table:table-cell>
          <table:table-cell/>
          <table:table-cell table:style-name="ce1" table:formula="of:=SUM([.A2005:.A2015])/11" office:value-type="float" office:value="0.515836049209942" calcext:value-type="float">
            <text:p>0.515836049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005:.G2015])/11" office:value-type="float" office:value="79.2727272727273" calcext:value-type="float">
            <text:p>79.2727272727</text:p>
          </table:table-cell>
          <table:table-cell table:style-name="ce1"/>
        </table:table-row>
        <table:table-row table:style-name="ro1">
          <table:table-cell office:value-type="float" office:value="0.794394791126251" calcext:value-type="float">
            <text:p>0.7943947911</text:p>
          </table:table-cell>
          <table:table-cell/>
          <table:table-cell table:style-name="ce1" table:formula="of:=SUM([.A2006:.A2016])/11" office:value-type="float" office:value="0.508834595030004" calcext:value-type="float">
            <text:p>0.50883459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006:.G2016])/11" office:value-type="float" office:value="80.7272727272727" calcext:value-type="float">
            <text:p>80.7272727273</text:p>
          </table:table-cell>
          <table:table-cell table:style-name="ce1"/>
        </table:table-row>
        <table:table-row table:style-name="ro1">
          <table:table-cell office:value-type="float" office:value="0.47603452205658" calcext:value-type="float">
            <text:p>0.4760345221</text:p>
          </table:table-cell>
          <table:table-cell/>
          <table:table-cell table:style-name="ce1" table:formula="of:=SUM([.A2007:.A2017])/11" office:value-type="float" office:value="0.487672610716386" calcext:value-type="float">
            <text:p>0.487672610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007:.G2017])/11" office:value-type="float" office:value="81.2727272727273" calcext:value-type="float">
            <text:p>81.2727272727</text:p>
          </table:table-cell>
          <table:table-cell table:style-name="ce1"/>
        </table:table-row>
        <table:table-row table:style-name="ro1">
          <table:table-cell office:value-type="float" office:value="0.265593409538269" calcext:value-type="float">
            <text:p>0.2655934095</text:p>
          </table:table-cell>
          <table:table-cell/>
          <table:table-cell table:style-name="ce1" table:formula="of:=SUM([.A2008:.A2018])/11" office:value-type="float" office:value="0.475501783869483" calcext:value-type="float">
            <text:p>0.475501783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08:.G2018])/11" office:value-type="float" office:value="81.8181818181818" calcext:value-type="float">
            <text:p>81.8181818182</text:p>
          </table:table-cell>
          <table:table-cell table:style-name="ce1"/>
        </table:table-row>
        <table:table-row table:style-name="ro1">
          <table:table-cell office:value-type="float" office:value="0.515384912490845" calcext:value-type="float">
            <text:p>0.5153849125</text:p>
          </table:table-cell>
          <table:table-cell/>
          <table:table-cell table:style-name="ce1" table:formula="of:=SUM([.A2009:.A2019])/11" office:value-type="float" office:value="0.466690696098588" calcext:value-type="float">
            <text:p>0.466690696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009:.G2019])/11" office:value-type="float" office:value="81.2727272727273" calcext:value-type="float">
            <text:p>81.2727272727</text:p>
          </table:table-cell>
          <table:table-cell table:style-name="ce1"/>
        </table:table-row>
        <table:table-row table:style-name="ro1">
          <table:table-cell office:value-type="float" office:value="0.379215866327286" calcext:value-type="float">
            <text:p>0.3792158663</text:p>
          </table:table-cell>
          <table:table-cell/>
          <table:table-cell table:style-name="ce1" table:formula="of:=SUM([.A2010:.A2020])/11" office:value-type="float" office:value="0.434317265044559" calcext:value-type="float">
            <text:p>0.43431726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10:.G2020])/11" office:value-type="float" office:value="82.4545454545455" calcext:value-type="float">
            <text:p>82.4545454545</text:p>
          </table:table-cell>
          <table:table-cell table:style-name="ce1"/>
        </table:table-row>
        <table:table-row table:style-name="ro1">
          <table:table-cell office:value-type="float" office:value="0.451918393373489" calcext:value-type="float">
            <text:p>0.4519183934</text:p>
          </table:table-cell>
          <table:table-cell/>
          <table:table-cell table:style-name="ce1" table:formula="of:=SUM([.A2011:.A2021])/11" office:value-type="float" office:value="0.50360124625943" calcext:value-type="float">
            <text:p>0.503601246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11:.G2021])/11" office:value-type="float" office:value="83.6363636363636" calcext:value-type="float">
            <text:p>83.6363636364</text:p>
          </table:table-cell>
          <table:table-cell table:style-name="ce1"/>
        </table:table-row>
        <table:table-row table:style-name="ro1">
          <table:table-cell office:value-type="float" office:value="0.656431078910828" calcext:value-type="float">
            <text:p>0.6564310789</text:p>
          </table:table-cell>
          <table:table-cell/>
          <table:table-cell table:style-name="ce1" table:formula="of:=SUM([.A2012:.A2022])/11" office:value-type="float" office:value="0.481797547502952" calcext:value-type="float">
            <text:p>0.481797547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12:.G2022])/11" office:value-type="float" office:value="84.1818181818182" calcext:value-type="float">
            <text:p>84.1818181818</text:p>
          </table:table-cell>
          <table:table-cell table:style-name="ce1"/>
        </table:table-row>
        <table:table-row table:style-name="ro1">
          <table:table-cell office:value-type="float" office:value="0.41633415222168" calcext:value-type="float">
            <text:p>0.4163341522</text:p>
          </table:table-cell>
          <table:table-cell/>
          <table:table-cell table:style-name="ce1" table:formula="of:=SUM([.A2013:.A2023])/11" office:value-type="float" office:value="0.469420816410672" calcext:value-type="float">
            <text:p>0.469420816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13:.G2023])/11" office:value-type="float" office:value="84.1818181818182" calcext:value-type="float">
            <text:p>84.1818181818</text:p>
          </table:table-cell>
          <table:table-cell table:style-name="ce1"/>
        </table:table-row>
        <table:table-row table:style-name="ro1">
          <table:table-cell office:value-type="float" office:value="0.357649981975555" calcext:value-type="float">
            <text:p>0.357649982</text:p>
          </table:table-cell>
          <table:table-cell/>
          <table:table-cell table:style-name="ce1" table:formula="of:=SUM([.A2014:.A2024])/11" office:value-type="float" office:value="0.476578524166888" calcext:value-type="float">
            <text:p>0.476578524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14:.G2024])/11" office:value-type="float" office:value="84.1818181818182" calcext:value-type="float">
            <text:p>84.1818181818</text:p>
          </table:table-cell>
          <table:table-cell table:style-name="ce1"/>
        </table:table-row>
        <table:table-row table:style-name="ro1">
          <table:table-cell office:value-type="float" office:value="0.834569454193115" calcext:value-type="float">
            <text:p>0.8345694542</text:p>
          </table:table-cell>
          <table:table-cell/>
          <table:table-cell table:style-name="ce1" table:formula="of:=SUM([.A2015:.A2025])/11" office:value-type="float" office:value="0.505643699656834" calcext:value-type="float">
            <text:p>0.505643699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015:.G2025])/11" office:value-type="float" office:value="85.2727272727273" calcext:value-type="float">
            <text:p>85.2727272727</text:p>
          </table:table-cell>
          <table:table-cell table:style-name="ce1"/>
        </table:table-row>
        <table:table-row table:style-name="ro1">
          <table:table-cell office:value-type="float" office:value="0.44965398311615" calcext:value-type="float">
            <text:p>0.4496539831</text:p>
          </table:table-cell>
          <table:table-cell/>
          <table:table-cell table:style-name="ce1" table:formula="of:=SUM([.A2016:.A2026])/11" office:value-type="float" office:value="0.463570753281767" calcext:value-type="float">
            <text:p>0.463570753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2016:.G2026])/11" office:value-type="float" office:value="86.9090909090909" calcext:value-type="float">
            <text:p>86.9090909091</text:p>
          </table:table-cell>
          <table:table-cell table:style-name="ce1"/>
        </table:table-row>
        <table:table-row table:style-name="ro1">
          <table:table-cell office:value-type="float" office:value="0.561612963676453" calcext:value-type="float">
            <text:p>0.5616129637</text:p>
          </table:table-cell>
          <table:table-cell/>
          <table:table-cell table:style-name="ce1" table:formula="of:=SUM([.A2017:.A2027])/11" office:value-type="float" office:value="0.484972310337154" calcext:value-type="float">
            <text:p>0.484972310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17:.G2027])/11" office:value-type="float" office:value="86.5454545454545" calcext:value-type="float">
            <text:p>86.5454545455</text:p>
          </table:table-cell>
          <table:table-cell table:style-name="ce1"/>
        </table:table-row>
        <table:table-row table:style-name="ro1">
          <table:table-cell office:value-type="float" office:value="0.342155426740646" calcext:value-type="float">
            <text:p>0.3421554267</text:p>
          </table:table-cell>
          <table:table-cell/>
          <table:table-cell table:style-name="ce1" table:formula="of:=SUM([.A2018:.A2028])/11" office:value-type="float" office:value="0.490330253135075" calcext:value-type="float">
            <text:p>0.490330253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18:.G2028])/11" office:value-type="float" office:value="86.7272727272727" calcext:value-type="float">
            <text:p>86.7272727273</text:p>
          </table:table-cell>
          <table:table-cell table:style-name="ce1"/>
        </table:table-row>
        <table:table-row table:style-name="ro1">
          <table:table-cell office:value-type="float" office:value="0.168671444058418" calcext:value-type="float">
            <text:p>0.1686714441</text:p>
          </table:table-cell>
          <table:table-cell/>
          <table:table-cell table:style-name="ce1" table:formula="of:=SUM([.A2019:.A2029])/11" office:value-type="float" office:value="0.469495341181755" calcext:value-type="float">
            <text:p>0.469495341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019:.G2029])/11" office:value-type="float" office:value="87.2727272727273" calcext:value-type="float">
            <text:p>87.2727272727</text:p>
          </table:table-cell>
          <table:table-cell table:style-name="ce1"/>
        </table:table-row>
        <table:table-row table:style-name="ro1">
          <table:table-cell office:value-type="float" office:value="0.15927717089653" calcext:value-type="float">
            <text:p>0.1592771709</text:p>
          </table:table-cell>
          <table:table-cell/>
          <table:table-cell table:style-name="ce1" table:formula="of:=SUM([.A2020:.A2030])/11" office:value-type="float" office:value="0.492892216552388" calcext:value-type="float">
            <text:p>0.492892216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20:.G2030])/11" office:value-type="float" office:value="86.6363636363636" calcext:value-type="float">
            <text:p>86.6363636364</text:p>
          </table:table-cell>
          <table:table-cell table:style-name="ce1"/>
        </table:table-row>
        <table:table-row table:style-name="ro1">
          <table:table-cell office:value-type="float" office:value="1.14133965969086" calcext:value-type="float">
            <text:p>1.1413396597</text:p>
          </table:table-cell>
          <table:table-cell/>
          <table:table-cell table:style-name="ce1" table:formula="of:=SUM([.A2021:.A2031])/11" office:value-type="float" office:value="0.505013950846412" calcext:value-type="float">
            <text:p>0.505013950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021:.G2031])/11" office:value-type="float" office:value="86.0909090909091" calcext:value-type="float">
            <text:p>86.0909090909</text:p>
          </table:table-cell>
          <table:table-cell table:style-name="ce1"/>
        </table:table-row>
        <table:table-row table:style-name="ro1">
          <table:table-cell office:value-type="float" office:value="0.212077707052231" calcext:value-type="float">
            <text:p>0.2120777071</text:p>
          </table:table-cell>
          <table:table-cell/>
          <table:table-cell table:style-name="ce1" table:formula="of:=SUM([.A2022:.A2032])/11" office:value-type="float" office:value="0.443786558779803" calcext:value-type="float">
            <text:p>0.443786558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22:.G2032])/11" office:value-type="float" office:value="84.3636363636364" calcext:value-type="float">
            <text:p>84.3636363636</text:p>
          </table:table-cell>
          <table:table-cell table:style-name="ce1"/>
        </table:table-row>
        <table:table-row table:style-name="ro1">
          <table:table-cell office:value-type="float" office:value="0.520287036895752" calcext:value-type="float">
            <text:p>0.5202870369</text:p>
          </table:table-cell>
          <table:table-cell/>
          <table:table-cell table:style-name="ce1" table:formula="of:=SUM([.A2023:.A2033])/11" office:value-type="float" office:value="0.446045814590021" calcext:value-type="float">
            <text:p>0.446045814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23:.G2033])/11" office:value-type="float" office:value="84.3636363636364" calcext:value-type="float">
            <text:p>84.3636363636</text:p>
          </table:table-cell>
          <table:table-cell table:style-name="ce1"/>
        </table:table-row>
        <table:table-row table:style-name="ro1">
          <table:table-cell office:value-type="float" office:value="0.495068937540054" calcext:value-type="float">
            <text:p>0.4950689375</text:p>
          </table:table-cell>
          <table:table-cell/>
          <table:table-cell table:style-name="ce1" table:formula="of:=SUM([.A2024:.A2034])/11" office:value-type="float" office:value="0.409782398830761" calcext:value-type="float">
            <text:p>0.409782398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24:.G2034])/11" office:value-type="float" office:value="84.9090909090909" calcext:value-type="float">
            <text:p>84.9090909091</text:p>
          </table:table-cell>
          <table:table-cell table:style-name="ce1"/>
        </table:table-row>
        <table:table-row table:style-name="ro1">
          <table:table-cell office:value-type="float" office:value="0.67736691236496" calcext:value-type="float">
            <text:p>0.6773669124</text:p>
          </table:table-cell>
          <table:table-cell/>
          <table:table-cell table:style-name="ce1" table:formula="of:=SUM([.A2025:.A2035])/11" office:value-type="float" office:value="0.399415828964927" calcext:value-type="float">
            <text:p>0.39941582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25:.G2035])/11" office:value-type="float" office:value="85.4545454545455" calcext:value-type="float">
            <text:p>85.4545454545</text:p>
          </table:table-cell>
          <table:table-cell table:style-name="ce1"/>
        </table:table-row>
        <table:table-row table:style-name="ro1">
          <table:table-cell office:value-type="float" office:value="0.371767044067383" calcext:value-type="float">
            <text:p>0.3717670441</text:p>
          </table:table-cell>
          <table:table-cell/>
          <table:table-cell table:style-name="ce1" table:formula="of:=SUM([.A2026:.A2036])/11" office:value-type="float" office:value="0.386785913597454" calcext:value-type="float">
            <text:p>0.386785913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26:.G2036])/11" office:value-type="float" office:value="82.0909090909091" calcext:value-type="float">
            <text:p>82.0909090909</text:p>
          </table:table-cell>
          <table:table-cell table:style-name="ce1"/>
        </table:table-row>
        <table:table-row table:style-name="ro1">
          <table:table-cell office:value-type="float" office:value="0.685071110725403" calcext:value-type="float">
            <text:p>0.6850711107</text:p>
          </table:table-cell>
          <table:table-cell/>
          <table:table-cell table:style-name="ce1" table:formula="of:=SUM([.A2027:.A2037])/11" office:value-type="float" office:value="0.407765236767856" calcext:value-type="float">
            <text:p>0.407765236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27:.G2037])/11" office:value-type="float" office:value="81.5454545454545" calcext:value-type="float">
            <text:p>81.5454545455</text:p>
          </table:table-cell>
          <table:table-cell table:style-name="ce1"/>
        </table:table-row>
        <table:table-row table:style-name="ro1">
          <table:table-cell office:value-type="float" office:value="0.620550334453583" calcext:value-type="float">
            <text:p>0.6205503345</text:p>
          </table:table-cell>
          <table:table-cell/>
          <table:table-cell table:style-name="ce1" table:formula="of:=SUM([.A2028:.A2038])/11" office:value-type="float" office:value="0.372370467944578" calcext:value-type="float">
            <text:p>0.3723704679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2028:.G2038])/11" office:value-type="float" office:value="79.8181818181818" calcext:value-type="float">
            <text:p>79.8181818182</text:p>
          </table:table-cell>
          <table:table-cell table:style-name="ce1"/>
        </table:table-row>
        <table:table-row table:style-name="ro1">
          <table:table-cell office:value-type="float" office:value="0.112971395254135" calcext:value-type="float">
            <text:p>0.1129713953</text:p>
          </table:table-cell>
          <table:table-cell/>
          <table:table-cell table:style-name="ce1" table:formula="of:=SUM([.A2029:.A2039])/11" office:value-type="float" office:value="0.33701532672752" calcext:value-type="float">
            <text:p>0.337015326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29:.G2039])/11" office:value-type="float" office:value="79.6363636363636" calcext:value-type="float">
            <text:p>79.6363636364</text:p>
          </table:table-cell>
          <table:table-cell table:style-name="ce1"/>
        </table:table-row>
        <table:table-row table:style-name="ro1">
          <table:table-cell office:value-type="float" office:value="0.426037073135376" calcext:value-type="float">
            <text:p>0.4260370731</text:p>
          </table:table-cell>
          <table:table-cell/>
          <table:table-cell table:style-name="ce1" table:formula="of:=SUM([.A2030:.A2040])/11" office:value-type="float" office:value="0.351480425758795" calcext:value-type="float">
            <text:p>0.351480425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030:.G2040])/11" office:value-type="float" office:value="78.5454545454545" calcext:value-type="float">
            <text:p>78.5454545455</text:p>
          </table:table-cell>
          <table:table-cell table:style-name="ce1"/>
        </table:table-row>
        <table:table-row table:style-name="ro1">
          <table:table-cell office:value-type="float" office:value="0.292616248130798" calcext:value-type="float">
            <text:p>0.2926162481</text:p>
          </table:table-cell>
          <table:table-cell/>
          <table:table-cell table:style-name="ce1" table:formula="of:=SUM([.A2031:.A2041])/11" office:value-type="float" office:value="0.391034664078192" calcext:value-type="float">
            <text:p>0.391034664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031:.G2041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46783834695816" calcext:value-type="float">
            <text:p>0.467838347</text:p>
          </table:table-cell>
          <table:table-cell/>
          <table:table-cell table:style-name="ce1" table:formula="of:=SUM([.A2032:.A2042])/11" office:value-type="float" office:value="0.396209918639877" calcext:value-type="float">
            <text:p>0.396209918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32:.G2042])/11" office:value-type="float" office:value="81.9090909090909" calcext:value-type="float">
            <text:p>81.9090909091</text:p>
          </table:table-cell>
          <table:table-cell table:style-name="ce1"/>
        </table:table-row>
        <table:table-row table:style-name="ro1">
          <table:table-cell office:value-type="float" office:value="0.236929520964622" calcext:value-type="float">
            <text:p>0.236929521</text:p>
          </table:table-cell>
          <table:table-cell/>
          <table:table-cell table:style-name="ce1" table:formula="of:=SUM([.A2033:.A2043])/11" office:value-type="float" office:value="0.414014611731876" calcext:value-type="float">
            <text:p>0.414014611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33:.G2043])/11" office:value-type="float" office:value="82.4545454545455" calcext:value-type="float">
            <text:p>82.4545454545</text:p>
          </table:table-cell>
          <table:table-cell table:style-name="ce1"/>
        </table:table-row>
        <table:table-row table:style-name="ro1">
          <table:table-cell office:value-type="float" office:value="0.121389463543892" calcext:value-type="float">
            <text:p>0.1213894635</text:p>
          </table:table-cell>
          <table:table-cell/>
          <table:table-cell table:style-name="ce1" table:formula="of:=SUM([.A2034:.A2044])/11" office:value-type="float" office:value="0.422088227488778" calcext:value-type="float">
            <text:p>0.422088227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34:.G2044])/11" office:value-type="float" office:value="79.6363636363636" calcext:value-type="float">
            <text:p>79.6363636364</text:p>
          </table:table-cell>
          <table:table-cell table:style-name="ce1"/>
        </table:table-row>
        <table:table-row table:style-name="ro1">
          <table:table-cell office:value-type="float" office:value="0.381036669015884" calcext:value-type="float">
            <text:p>0.381036669</text:p>
          </table:table-cell>
          <table:table-cell/>
          <table:table-cell table:style-name="ce1" table:formula="of:=SUM([.A2035:.A2045])/11" office:value-type="float" office:value="0.442987340417775" calcext:value-type="float">
            <text:p>0.442987340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35:.G2045])/11" office:value-type="float" office:value="79.6363636363636" calcext:value-type="float">
            <text:p>79.6363636364</text:p>
          </table:table-cell>
          <table:table-cell table:style-name="ce1"/>
        </table:table-row>
        <table:table-row table:style-name="ro1">
          <table:table-cell office:value-type="float" office:value="0.538437843322754" calcext:value-type="float">
            <text:p>0.5384378433</text:p>
          </table:table-cell>
          <table:table-cell/>
          <table:table-cell table:style-name="ce1" table:formula="of:=SUM([.A2036:.A2046])/11" office:value-type="float" office:value="0.457493374293501" calcext:value-type="float">
            <text:p>0.457493374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036:.G2046])/11" office:value-type="float" office:value="79.0909090909091" calcext:value-type="float">
            <text:p>79.0909090909</text:p>
          </table:table-cell>
          <table:table-cell table:style-name="ce1"/>
        </table:table-row>
        <table:table-row table:style-name="ro1">
          <table:table-cell office:value-type="float" office:value="0.602539598941803" calcext:value-type="float">
            <text:p>0.6025395989</text:p>
          </table:table-cell>
          <table:table-cell/>
          <table:table-cell table:style-name="ce1" table:formula="of:=SUM([.A2037:.A2047])/11" office:value-type="float" office:value="0.53743765977296" calcext:value-type="float">
            <text:p>0.537437659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37:.G2047])/11" office:value-type="float" office:value="82.4545454545455" calcext:value-type="float">
            <text:p>82.4545454545</text:p>
          </table:table-cell>
          <table:table-cell table:style-name="ce1"/>
        </table:table-row>
        <table:table-row table:style-name="ro1">
          <table:table-cell office:value-type="float" office:value="0.295728653669357" calcext:value-type="float">
            <text:p>0.2957286537</text:p>
          </table:table-cell>
          <table:table-cell/>
          <table:table-cell table:style-name="ce1" table:formula="of:=SUM([.A2038:.A2048])/11" office:value-type="float" office:value="0.584622338414192" calcext:value-type="float">
            <text:p>0.584622338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038:.G2048])/11" office:value-type="float" office:value="81.9090909090909" calcext:value-type="float">
            <text:p>81.9090909091</text:p>
          </table:table-cell>
          <table:table-cell table:style-name="ce1"/>
        </table:table-row>
        <table:table-row table:style-name="ro1">
          <table:table-cell office:value-type="float" office:value="0.231643781065941" calcext:value-type="float">
            <text:p>0.2316437811</text:p>
          </table:table-cell>
          <table:table-cell/>
          <table:table-cell table:style-name="ce1" table:formula="of:=SUM([.A2039:.A2049])/11" office:value-type="float" office:value="0.611522616310553" calcext:value-type="float">
            <text:p>0.611522616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39:.G2049])/11" office:value-type="float" office:value="83.0909090909091" calcext:value-type="float">
            <text:p>83.0909090909</text:p>
          </table:table-cell>
          <table:table-cell table:style-name="ce1"/>
        </table:table-row>
        <table:table-row table:style-name="ro1">
          <table:table-cell office:value-type="float" office:value="0.27208748459816" calcext:value-type="float">
            <text:p>0.2720874846</text:p>
          </table:table-cell>
          <table:table-cell/>
          <table:table-cell table:style-name="ce1" table:formula="of:=SUM([.A2040:.A2050])/11" office:value-type="float" office:value="0.697126028212634" calcext:value-type="float">
            <text:p>0.697126028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040:.G2050])/11" office:value-type="float" office:value="84.1818181818182" calcext:value-type="float">
            <text:p>84.1818181818</text:p>
          </table:table-cell>
          <table:table-cell table:style-name="ce1"/>
        </table:table-row>
        <table:table-row table:style-name="ro1">
          <table:table-cell office:value-type="float" office:value="0.861133694648743" calcext:value-type="float">
            <text:p>0.8611336946</text:p>
          </table:table-cell>
          <table:table-cell/>
          <table:table-cell table:style-name="ce1" table:formula="of:=SUM([.A2041:.A2051])/11" office:value-type="float" office:value="0.703830924901095" calcext:value-type="float">
            <text:p>0.703830924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41:.G2051])/11" office:value-type="float" office:value="85.2727272727273" calcext:value-type="float">
            <text:p>85.2727272727</text:p>
          </table:table-cell>
          <table:table-cell table:style-name="ce1"/>
        </table:table-row>
        <table:table-row table:style-name="ro1">
          <table:table-cell office:value-type="float" office:value="0.349544048309326" calcext:value-type="float">
            <text:p>0.3495440483</text:p>
          </table:table-cell>
          <table:table-cell/>
          <table:table-cell table:style-name="ce1" table:formula="of:=SUM([.A2042:.A2052])/11" office:value-type="float" office:value="0.72762580351396" calcext:value-type="float">
            <text:p>0.727625803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42:.G2052])/11" office:value-type="float" office:value="85.6363636363636" calcext:value-type="float">
            <text:p>85.6363636364</text:p>
          </table:table-cell>
          <table:table-cell table:style-name="ce1"/>
        </table:table-row>
        <table:table-row table:style-name="ro1">
          <table:table-cell office:value-type="float" office:value="0.663689970970154" calcext:value-type="float">
            <text:p>0.663689971</text:p>
          </table:table-cell>
          <table:table-cell/>
          <table:table-cell table:style-name="ce1" table:formula="of:=SUM([.A2043:.A2053])/11" office:value-type="float" office:value="0.783412489024075" calcext:value-type="float">
            <text:p>0.78341248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43:.G2053])/11" office:value-type="float" office:value="84" calcext:value-type="float">
            <text:p>84</text:p>
          </table:table-cell>
          <table:table-cell table:style-name="ce1"/>
        </table:table-row>
        <table:table-row table:style-name="ro1">
          <table:table-cell office:value-type="float" office:value="0.325739294290543" calcext:value-type="float">
            <text:p>0.3257392943</text:p>
          </table:table-cell>
          <table:table-cell/>
          <table:table-cell table:style-name="ce1" table:formula="of:=SUM([.A2044:.A2054])/11" office:value-type="float" office:value="0.816624955697493" calcext:value-type="float">
            <text:p>0.816624955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044:.G2054])/11" office:value-type="float" office:value="84.5454545454546" calcext:value-type="float">
            <text:p>84.5454545455</text:p>
          </table:table-cell>
          <table:table-cell table:style-name="ce1"/>
        </table:table-row>
        <table:table-row table:style-name="ro1">
          <table:table-cell office:value-type="float" office:value="0.351279705762863" calcext:value-type="float">
            <text:p>0.3512797058</text:p>
          </table:table-cell>
          <table:table-cell/>
          <table:table-cell table:style-name="ce1" table:formula="of:=SUM([.A2045:.A2055])/11" office:value-type="float" office:value="0.8423683562062" calcext:value-type="float">
            <text:p>0.842368356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45:.G2055])/11" office:value-type="float" office:value="88" calcext:value-type="float">
            <text:p>88</text:p>
          </table:table-cell>
          <table:table-cell table:style-name="ce1"/>
        </table:table-row>
        <table:table-row table:style-name="ro1">
          <table:table-cell office:value-type="float" office:value="0.540603041648865" calcext:value-type="float">
            <text:p>0.5406030416</text:p>
          </table:table-cell>
          <table:table-cell/>
          <table:table-cell table:style-name="ce1" table:formula="of:=SUM([.A2046:.A2056])/11" office:value-type="float" office:value="0.836497970602729" calcext:value-type="float">
            <text:p>0.836497970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46:.G2056])/11" office:value-type="float" office:value="88.5454545454546" calcext:value-type="float">
            <text:p>88.5454545455</text:p>
          </table:table-cell>
          <table:table-cell table:style-name="ce1"/>
        </table:table-row>
        <table:table-row table:style-name="ro1">
          <table:table-cell office:value-type="float" office:value="1.4178249835968" calcext:value-type="float">
            <text:p>1.4178249836</text:p>
          </table:table-cell>
          <table:table-cell/>
          <table:table-cell table:style-name="ce1" table:formula="of:=SUM([.A2047:.A2057])/11" office:value-type="float" office:value="0.816644888032566" calcext:value-type="float">
            <text:p>0.81664488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47:.G2057])/11" office:value-type="float" office:value="88.5454545454546" calcext:value-type="float">
            <text:p>88.5454545455</text:p>
          </table:table-cell>
          <table:table-cell table:style-name="ce1"/>
        </table:table-row>
        <table:table-row table:style-name="ro1">
          <table:table-cell office:value-type="float" office:value="1.12157106399536" calcext:value-type="float">
            <text:p>1.121571064</text:p>
          </table:table-cell>
          <table:table-cell/>
          <table:table-cell table:style-name="ce1" table:formula="of:=SUM([.A2048:.A2058])/11" office:value-type="float" office:value="0.764678079973568" calcext:value-type="float">
            <text:p>0.7646780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48:.G2058])/11" office:value-type="float" office:value="88.5454545454546" calcext:value-type="float">
            <text:p>88.5454545455</text:p>
          </table:table-cell>
          <table:table-cell table:style-name="ce1"/>
        </table:table-row>
        <table:table-row table:style-name="ro1">
          <table:table-cell office:value-type="float" office:value="0.591631710529327" calcext:value-type="float">
            <text:p>0.5916317105</text:p>
          </table:table-cell>
          <table:table-cell/>
          <table:table-cell table:style-name="ce1" table:formula="of:=SUM([.A2049:.A2059])/11" office:value-type="float" office:value="0.713177347725088" calcext:value-type="float">
            <text:p>0.713177347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49:.G2059])/11" office:value-type="float" office:value="90.2727272727273" calcext:value-type="float">
            <text:p>90.2727272727</text:p>
          </table:table-cell>
          <table:table-cell table:style-name="ce1"/>
        </table:table-row>
        <table:table-row table:style-name="ro1">
          <table:table-cell office:value-type="float" office:value="1.17328131198883" calcext:value-type="float">
            <text:p>1.173281312</text:p>
          </table:table-cell>
          <table:table-cell/>
          <table:table-cell table:style-name="ce1" table:formula="of:=SUM([.A2050:.A2060])/11" office:value-type="float" office:value="0.703807673671029" calcext:value-type="float">
            <text:p>0.703807673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50:.G2060])/11" office:value-type="float" office:value="91.3636363636364" calcext:value-type="float">
            <text:p>91.3636363636</text:p>
          </table:table-cell>
          <table:table-cell table:style-name="ce1"/>
        </table:table-row>
        <table:table-row table:style-name="ro1">
          <table:table-cell office:value-type="float" office:value="0.345841348171234" calcext:value-type="float">
            <text:p>0.3458413482</text:p>
          </table:table-cell>
          <table:table-cell/>
          <table:table-cell table:style-name="ce1" table:formula="of:=SUM([.A2051:.A2061])/11" office:value-type="float" office:value="0.617675317959352" calcext:value-type="float">
            <text:p>0.61767531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51:.G2061])/11" office:value-type="float" office:value="90.8181818181818" calcext:value-type="float">
            <text:p>90.8181818182</text:p>
          </table:table-cell>
          <table:table-cell table:style-name="ce1"/>
        </table:table-row>
        <table:table-row table:style-name="ro1">
          <table:table-cell office:value-type="float" office:value="1.12287735939026" calcext:value-type="float">
            <text:p>1.1228773594</text:p>
          </table:table-cell>
          <table:table-cell/>
          <table:table-cell table:style-name="ce1" table:formula="of:=SUM([.A2052:.A2062])/11" office:value-type="float" office:value="0.614727529612455" calcext:value-type="float">
            <text:p>0.6147275296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2052:.G2062])/11" office:value-type="float" office:value="90.8181818181818" calcext:value-type="float">
            <text:p>90.8181818182</text:p>
          </table:table-cell>
          <table:table-cell table:style-name="ce1"/>
        </table:table-row>
        <table:table-row table:style-name="ro1">
          <table:table-cell office:value-type="float" office:value="0.963197588920593" calcext:value-type="float">
            <text:p>0.9631975889</text:p>
          </table:table-cell>
          <table:table-cell/>
          <table:table-cell table:style-name="ce1" table:formula="of:=SUM([.A2053:.A2063])/11" office:value-type="float" office:value="0.585996042598378" calcext:value-type="float">
            <text:p>0.585996042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053:.G2063])/11" office:value-type="float" office:value="90.4545454545455" calcext:value-type="float">
            <text:p>90.4545454545</text:p>
          </table:table-cell>
          <table:table-cell table:style-name="ce1"/>
        </table:table-row>
        <table:table-row table:style-name="ro1">
          <table:table-cell office:value-type="float" office:value="1.02902710437775" calcext:value-type="float">
            <text:p>1.0290271044</text:p>
          </table:table-cell>
          <table:table-cell/>
          <table:table-cell table:style-name="ce1" table:formula="of:=SUM([.A2054:.A2064])/11" office:value-type="float" office:value="0.615955276922747" calcext:value-type="float">
            <text:p>0.615955276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54:.G2064])/11" office:value-type="float" office:value="92.7272727272727" calcext:value-type="float">
            <text:p>92.7272727273</text:p>
          </table:table-cell>
          <table:table-cell table:style-name="ce1"/>
        </table:table-row>
        <table:table-row table:style-name="ro1">
          <table:table-cell office:value-type="float" office:value="0.608916699886322" calcext:value-type="float">
            <text:p>0.6089166999</text:p>
          </table:table-cell>
          <table:table-cell/>
          <table:table-cell table:style-name="ce1" table:formula="of:=SUM([.A2055:.A2065])/11" office:value-type="float" office:value="0.625422900373286" calcext:value-type="float">
            <text:p>0.625422900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055:.G2065])/11" office:value-type="float" office:value="92.7272727272727" calcext:value-type="float">
            <text:p>92.7272727273</text:p>
          </table:table-cell>
          <table:table-cell table:style-name="ce1"/>
        </table:table-row>
        <table:table-row table:style-name="ro1">
          <table:table-cell office:value-type="float" office:value="0.28670546412468" calcext:value-type="float">
            <text:p>0.2867054641</text:p>
          </table:table-cell>
          <table:table-cell/>
          <table:table-cell table:style-name="ce1" table:formula="of:=SUM([.A2056:.A2066])/11" office:value-type="float" office:value="0.655912664803592" calcext:value-type="float">
            <text:p>0.655912664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56:.G2066])/11" office:value-type="float" office:value="92.0909090909091" calcext:value-type="float">
            <text:p>92.0909090909</text:p>
          </table:table-cell>
          <table:table-cell table:style-name="ce1"/>
        </table:table-row>
        <table:table-row table:style-name="ro1">
          <table:table-cell office:value-type="float" office:value="0.322219133377075" calcext:value-type="float">
            <text:p>0.3222191334</text:p>
          </table:table-cell>
          <table:table-cell/>
          <table:table-cell table:style-name="ce1" table:formula="of:=SUM([.A2057:.A2067])/11" office:value-type="float" office:value="0.737686718052084" calcext:value-type="float">
            <text:p>0.737686718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57:.G2067])/11" office:value-type="float" office:value="91" calcext:value-type="float">
            <text:p>91</text:p>
          </table:table-cell>
          <table:table-cell table:style-name="ce1"/>
        </table:table-row>
        <table:table-row table:style-name="ro1">
          <table:table-cell office:value-type="float" office:value="0.846190094947815" calcext:value-type="float">
            <text:p>0.8461900949</text:p>
          </table:table-cell>
          <table:table-cell/>
          <table:table-cell table:style-name="ce1" table:formula="of:=SUM([.A2058:.A2068])/11" office:value-type="float" office:value="0.758873655037446" calcext:value-type="float">
            <text:p>0.75887365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58:.G2068])/11" office:value-type="float" office:value="89.9090909090909" calcext:value-type="float">
            <text:p>89.9090909091</text:p>
          </table:table-cell>
          <table:table-cell table:style-name="ce1"/>
        </table:table-row>
        <table:table-row table:style-name="ro1">
          <table:table-cell office:value-type="float" office:value="0.555063009262085" calcext:value-type="float">
            <text:p>0.5550630093</text:p>
          </table:table-cell>
          <table:table-cell/>
          <table:table-cell table:style-name="ce1" table:formula="of:=SUM([.A2059:.A2069])/11" office:value-type="float" office:value="0.733260385014794" calcext:value-type="float">
            <text:p>0.73326038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059:.G2069])/11" office:value-type="float" office:value="89.3636363636364" calcext:value-type="float">
            <text:p>89.3636363636</text:p>
          </table:table-cell>
          <table:table-cell table:style-name="ce1"/>
        </table:table-row>
        <table:table-row table:style-name="ro1">
          <table:table-cell office:value-type="float" office:value="0.488565295934677" calcext:value-type="float">
            <text:p>0.4885652959</text:p>
          </table:table-cell>
          <table:table-cell/>
          <table:table-cell table:style-name="ce1" table:formula="of:=SUM([.A2060:.A2070])/11" office:value-type="float" office:value="0.744014889001846" calcext:value-type="float">
            <text:p>0.74401488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60:.G2070])/11" office:value-type="float" office:value="87.6363636363636" calcext:value-type="float">
            <text:p>87.6363636364</text:p>
          </table:table-cell>
          <table:table-cell table:style-name="ce1"/>
        </table:table-row>
        <table:table-row table:style-name="ro1">
          <table:table-cell office:value-type="float" office:value="0.225825399160385" calcext:value-type="float">
            <text:p>0.2258253992</text:p>
          </table:table-cell>
          <table:table-cell/>
          <table:table-cell table:style-name="ce1" table:formula="of:=SUM([.A2061:.A2071])/11" office:value-type="float" office:value="0.72517378763719" calcext:value-type="float">
            <text:p>0.725173787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61:.G2071])/11" office:value-type="float" office:value="86" calcext:value-type="float">
            <text:p>86</text:p>
          </table:table-cell>
          <table:table-cell table:style-name="ce1"/>
        </table:table-row>
        <table:table-row table:style-name="ro1">
          <table:table-cell office:value-type="float" office:value="0.313415676355362" calcext:value-type="float">
            <text:p>0.3134156764</text:p>
          </table:table-cell>
          <table:table-cell/>
          <table:table-cell table:style-name="ce1" table:formula="of:=SUM([.A2062:.A2072])/11" office:value-type="float" office:value="0.750164511528882" calcext:value-type="float">
            <text:p>0.750164511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62:.G2072])/11" office:value-type="float" office:value="85.4545454545455" calcext:value-type="float">
            <text:p>85.4545454545</text:p>
          </table:table-cell>
          <table:table-cell table:style-name="ce1"/>
        </table:table-row>
        <table:table-row table:style-name="ro1">
          <table:table-cell office:value-type="float" office:value="0.806831002235413" calcext:value-type="float">
            <text:p>0.8068310022</text:p>
          </table:table-cell>
          <table:table-cell/>
          <table:table-cell table:style-name="ce1" table:formula="of:=SUM([.A2063:.A2073])/11" office:value-type="float" office:value="0.791204246607694" calcext:value-type="float">
            <text:p>0.791204246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63:.G2073])/11" office:value-type="float" office:value="84.9090909090909" calcext:value-type="float">
            <text:p>84.9090909091</text:p>
          </table:table-cell>
          <table:table-cell table:style-name="ce1"/>
        </table:table-row>
        <table:table-row table:style-name="ro1">
          <table:table-cell office:value-type="float" office:value="1.29274916648865" calcext:value-type="float">
            <text:p>1.2927491665</text:p>
          </table:table-cell>
          <table:table-cell/>
          <table:table-cell table:style-name="ce1" table:formula="of:=SUM([.A2064:.A2074])/11" office:value-type="float" office:value="0.760879129171371" calcext:value-type="float">
            <text:p>0.760879129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064:.G2074])/11" office:value-type="float" office:value="85.4545454545455" calcext:value-type="float">
            <text:p>85.4545454545</text:p>
          </table:table-cell>
          <table:table-cell table:style-name="ce1"/>
        </table:table-row>
        <table:table-row table:style-name="ro1">
          <table:table-cell office:value-type="float" office:value="1.13317096233368" calcext:value-type="float">
            <text:p>1.1331709623</text:p>
          </table:table-cell>
          <table:table-cell/>
          <table:table-cell table:style-name="ce1" table:formula="of:=SUM([.A2065:.A2075])/11" office:value-type="float" office:value="0.702743262052536" calcext:value-type="float">
            <text:p>0.702743262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65:.G2075])/11" office:value-type="float" office:value="83.7272727272727" calcext:value-type="float">
            <text:p>83.7272727273</text:p>
          </table:table-cell>
          <table:table-cell table:style-name="ce1"/>
        </table:table-row>
        <table:table-row table:style-name="ro1">
          <table:table-cell office:value-type="float" office:value="0.94430410861969" calcext:value-type="float">
            <text:p>0.9443041086</text:p>
          </table:table-cell>
          <table:table-cell/>
          <table:table-cell table:style-name="ce1" table:formula="of:=SUM([.A2066:.A2076])/11" office:value-type="float" office:value="0.687745422124862" calcext:value-type="float">
            <text:p>0.687745422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66:.G2076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1.18622004985809" calcext:value-type="float">
            <text:p>1.1862200499</text:p>
          </table:table-cell>
          <table:table-cell/>
          <table:table-cell table:style-name="ce1" table:formula="of:=SUM([.A2067:.A2077])/11" office:value-type="float" office:value="0.695465372367339" calcext:value-type="float">
            <text:p>0.695465372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67:.G2077])/11" office:value-type="float" office:value="84.1818181818182" calcext:value-type="float">
            <text:p>84.1818181818</text:p>
          </table:table-cell>
          <table:table-cell table:style-name="ce1"/>
        </table:table-row>
        <table:table-row table:style-name="ro1">
          <table:table-cell office:value-type="float" office:value="0.555275440216064" calcext:value-type="float">
            <text:p>0.5552754402</text:p>
          </table:table-cell>
          <table:table-cell/>
          <table:table-cell table:style-name="ce1" table:formula="of:=SUM([.A2068:.A2078])/11" office:value-type="float" office:value="0.621834110129964" calcext:value-type="float">
            <text:p>0.621834110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068:.G2078])/11" office:value-type="float" office:value="85.2727272727273" calcext:value-type="float">
            <text:p>85.2727272727</text:p>
          </table:table-cell>
          <table:table-cell table:style-name="ce1"/>
        </table:table-row>
        <table:table-row table:style-name="ro1">
          <table:table-cell office:value-type="float" office:value="0.564444124698639" calcext:value-type="float">
            <text:p>0.5644441247</text:p>
          </table:table-cell>
          <table:table-cell/>
          <table:table-cell table:style-name="ce1" table:formula="of:=SUM([.A2069:.A2079])/11" office:value-type="float" office:value="0.625521432269704" calcext:value-type="float">
            <text:p>0.625521432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69:.G2079])/11" office:value-type="float" office:value="86.9090909090909" calcext:value-type="float">
            <text:p>86.9090909091</text:p>
          </table:table-cell>
          <table:table-cell table:style-name="ce1"/>
        </table:table-row>
        <table:table-row table:style-name="ro1">
          <table:table-cell office:value-type="float" office:value="0.673362553119659" calcext:value-type="float">
            <text:p>0.6733625531</text:p>
          </table:table-cell>
          <table:table-cell/>
          <table:table-cell table:style-name="ce1" table:formula="of:=SUM([.A2070:.A2080])/11" office:value-type="float" office:value="0.607006455009634" calcext:value-type="float">
            <text:p>0.60700645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70:.G2080])/11" office:value-type="float" office:value="85.8181818181818" calcext:value-type="float">
            <text:p>85.8181818182</text:p>
          </table:table-cell>
          <table:table-cell table:style-name="ce1"/>
        </table:table-row>
        <table:table-row table:style-name="ro1">
          <table:table-cell office:value-type="float" office:value="0.281313180923462" calcext:value-type="float">
            <text:p>0.2813131809</text:p>
          </table:table-cell>
          <table:table-cell/>
          <table:table-cell table:style-name="ce1" table:formula="of:=SUM([.A2071:.A2081])/11" office:value-type="float" office:value="0.593214043162086" calcext:value-type="float">
            <text:p>0.593214043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071:.G2081])/11" office:value-type="float" office:value="85.8181818181818" calcext:value-type="float">
            <text:p>85.8181818182</text:p>
          </table:table-cell>
          <table:table-cell table:style-name="ce1"/>
        </table:table-row>
        <table:table-row table:style-name="ro1">
          <table:table-cell office:value-type="float" office:value="0.500723361968994" calcext:value-type="float">
            <text:p>0.500723362</text:p>
          </table:table-cell>
          <table:table-cell/>
          <table:table-cell table:style-name="ce1" table:formula="of:=SUM([.A2072:.A2082])/11" office:value-type="float" office:value="0.645396695895629" calcext:value-type="float">
            <text:p>0.645396695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72:.G2082])/11" office:value-type="float" office:value="85.8181818181818" calcext:value-type="float">
            <text:p>85.8181818182</text:p>
          </table:table-cell>
          <table:table-cell table:style-name="ce1"/>
        </table:table-row>
        <table:table-row table:style-name="ro1">
          <table:table-cell office:value-type="float" office:value="0.76485276222229" calcext:value-type="float">
            <text:p>0.7648527622</text:p>
          </table:table-cell>
          <table:table-cell/>
          <table:table-cell table:style-name="ce1" table:formula="of:=SUM([.A2073:.A2083])/11" office:value-type="float" office:value="0.60958761789582" calcext:value-type="float">
            <text:p>0.609587617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73:.G2083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0.473254710435867" calcext:value-type="float">
            <text:p>0.4732547104</text:p>
          </table:table-cell>
          <table:table-cell/>
          <table:table-cell table:style-name="ce1" table:formula="of:=SUM([.A2074:.A2084])/11" office:value-type="float" office:value="0.56748640537262" calcext:value-type="float">
            <text:p>0.567486405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74:.G2084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0.653254628181458" calcext:value-type="float">
            <text:p>0.6532546282</text:p>
          </table:table-cell>
          <table:table-cell/>
          <table:table-cell table:style-name="ce1" table:formula="of:=SUM([.A2075:.A2085])/11" office:value-type="float" office:value="0.603710442781449" calcext:value-type="float">
            <text:p>0.603710442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75:.G2085])/11" office:value-type="float" office:value="81.2727272727273" calcext:value-type="float">
            <text:p>81.2727272727</text:p>
          </table:table-cell>
          <table:table-cell table:style-name="ce1"/>
        </table:table-row>
        <table:table-row table:style-name="ro1">
          <table:table-cell office:value-type="float" office:value="0.968194723129272" calcext:value-type="float">
            <text:p>0.9681947231</text:p>
          </table:table-cell>
          <table:table-cell/>
          <table:table-cell table:style-name="ce1" table:formula="of:=SUM([.A2076:.A2086])/11" office:value-type="float" office:value="0.590568241747943" calcext:value-type="float">
            <text:p>0.5905682417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2076:.G2086])/11" office:value-type="float" office:value="79.5454545454546" calcext:value-type="float">
            <text:p>79.5454545455</text:p>
          </table:table-cell>
          <table:table-cell table:style-name="ce1"/>
        </table:table-row>
        <table:table-row table:style-name="ro1">
          <table:table-cell office:value-type="float" office:value="1.02922356128693" calcext:value-type="float">
            <text:p>1.0292235613</text:p>
          </table:table-cell>
          <table:table-cell/>
          <table:table-cell table:style-name="ce1" table:formula="of:=SUM([.A2077:.A2087])/11" office:value-type="float" office:value="0.531234700571407" calcext:value-type="float">
            <text:p>0.531234700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077:.G2087])/11" office:value-type="float" office:value="77.4545454545455" calcext:value-type="float">
            <text:p>77.4545454545</text:p>
          </table:table-cell>
          <table:table-cell table:style-name="ce1"/>
        </table:table-row>
        <table:table-row table:style-name="ro1">
          <table:table-cell office:value-type="float" office:value="0.376276165246963" calcext:value-type="float">
            <text:p>0.3762761652</text:p>
          </table:table-cell>
          <table:table-cell/>
          <table:table-cell table:style-name="ce1" table:formula="of:=SUM([.A2078:.A2088])/11" office:value-type="float" office:value="0.473035056482662" calcext:value-type="float">
            <text:p>0.473035056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78:.G2088])/11" office:value-type="float" office:value="74.3636363636364" calcext:value-type="float">
            <text:p>74.3636363636</text:p>
          </table:table-cell>
          <table:table-cell table:style-name="ce1"/>
        </table:table-row>
        <table:table-row table:style-name="ro1">
          <table:table-cell office:value-type="float" office:value="0.595835983753204" calcext:value-type="float">
            <text:p>0.5958359838</text:p>
          </table:table-cell>
          <table:table-cell/>
          <table:table-cell table:style-name="ce1" table:formula="of:=SUM([.A2079:.A2089])/11" office:value-type="float" office:value="0.525138985026966" calcext:value-type="float">
            <text:p>0.52513898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079:.G2089])/11" office:value-type="float" office:value="73.8181818181818" calcext:value-type="float">
            <text:p>73.8181818182</text:p>
          </table:table-cell>
          <table:table-cell table:style-name="ce1"/>
        </table:table-row>
        <table:table-row table:style-name="ro1">
          <table:table-cell office:value-type="float" office:value="0.360779374837875" calcext:value-type="float">
            <text:p>0.3607793748</text:p>
          </table:table-cell>
          <table:table-cell/>
          <table:table-cell table:style-name="ce1" table:formula="of:=SUM([.A2080:.A2090])/11" office:value-type="float" office:value="0.520088277079842" calcext:value-type="float">
            <text:p>0.520088277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080:.G2090])/11" office:value-type="float" office:value="72.1818181818182" calcext:value-type="float">
            <text:p>72.1818181818</text:p>
          </table:table-cell>
          <table:table-cell table:style-name="ce1"/>
        </table:table-row>
        <table:table-row table:style-name="ro1">
          <table:table-cell office:value-type="float" office:value="0.521646022796631" calcext:value-type="float">
            <text:p>0.5216460228</text:p>
          </table:table-cell>
          <table:table-cell/>
          <table:table-cell table:style-name="ce1" table:formula="of:=SUM([.A2081:.A2091])/11" office:value-type="float" office:value="0.52661162072962" calcext:value-type="float">
            <text:p>0.526611620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81:.G2091])/11" office:value-type="float" office:value="71.5454545454545" calcext:value-type="float">
            <text:p>71.5454545455</text:p>
          </table:table-cell>
          <table:table-cell table:style-name="ce1"/>
        </table:table-row>
        <table:table-row table:style-name="ro1">
          <table:table-cell office:value-type="float" office:value="0.855322360992431" calcext:value-type="float">
            <text:p>0.855322361</text:p>
          </table:table-cell>
          <table:table-cell/>
          <table:table-cell table:style-name="ce1" table:formula="of:=SUM([.A2082:.A2092])/11" office:value-type="float" office:value="0.544448283585635" calcext:value-type="float">
            <text:p>0.544448283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082:.G2092])/11" office:value-type="float" office:value="70.3636363636364" calcext:value-type="float">
            <text:p>70.3636363636</text:p>
          </table:table-cell>
          <table:table-cell table:style-name="ce1"/>
        </table:table-row>
        <table:table-row table:style-name="ro1">
          <table:table-cell office:value-type="float" office:value="0.1068235039711" calcext:value-type="float">
            <text:p>0.106823504</text:p>
          </table:table-cell>
          <table:table-cell/>
          <table:table-cell table:style-name="ce1" table:formula="of:=SUM([.A2083:.A2093])/11" office:value-type="float" office:value="0.502759852192619" calcext:value-type="float">
            <text:p>0.502759852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083:.G2093])/11" office:value-type="float" office:value="69.7272727272727" calcext:value-type="float">
            <text:p>69.7272727273</text:p>
          </table:table-cell>
          <table:table-cell table:style-name="ce1"/>
        </table:table-row>
        <table:table-row table:style-name="ro1">
          <table:table-cell office:value-type="float" office:value="0.301739424467087" calcext:value-type="float">
            <text:p>0.3017394245</text:p>
          </table:table-cell>
          <table:table-cell/>
          <table:table-cell table:style-name="ce1" table:formula="of:=SUM([.A2084:.A2094])/11" office:value-type="float" office:value="0.542664327404716" calcext:value-type="float">
            <text:p>0.542664327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84:.G2094])/11" office:value-type="float" office:value="68" calcext:value-type="float">
            <text:p>68</text:p>
          </table:table-cell>
          <table:table-cell table:style-name="ce1"/>
        </table:table-row>
        <table:table-row table:style-name="ro1">
          <table:table-cell office:value-type="float" office:value="0.871719121932983" calcext:value-type="float">
            <text:p>0.8717191219</text:p>
          </table:table-cell>
          <table:table-cell/>
          <table:table-cell table:style-name="ce1" table:formula="of:=SUM([.A2085:.A2095])/11" office:value-type="float" office:value="0.544984511353753" calcext:value-type="float">
            <text:p>0.544984511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085:.G2095])/11" office:value-type="float" office:value="68" calcext:value-type="float">
            <text:p>68</text:p>
          </table:table-cell>
          <table:table-cell table:style-name="ce1"/>
        </table:table-row>
        <table:table-row table:style-name="ro1">
          <table:table-cell office:value-type="float" office:value="0.508690416812897" calcext:value-type="float">
            <text:p>0.5086904168</text:p>
          </table:table-cell>
          <table:table-cell/>
          <table:table-cell table:style-name="ce1" table:formula="of:=SUM([.A2086:.A2096])/11" office:value-type="float" office:value="0.50678211721507" calcext:value-type="float">
            <text:p>0.506782117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086:.G2096])/11" office:value-type="float" office:value="67.4545454545455" calcext:value-type="float">
            <text:p>67.4545454545</text:p>
          </table:table-cell>
          <table:table-cell table:style-name="ce1"/>
        </table:table-row>
        <table:table-row table:style-name="ro1">
          <table:table-cell office:value-type="float" office:value="0.315525770187378" calcext:value-type="float">
            <text:p>0.3155257702</text:p>
          </table:table-cell>
          <table:table-cell/>
          <table:table-cell table:style-name="ce1" table:formula="of:=SUM([.A2087:.A2097])/11" office:value-type="float" office:value="0.496025261553851" calcext:value-type="float">
            <text:p>0.496025261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087:.G2097])/11" office:value-type="float" office:value="67.4545454545455" calcext:value-type="float">
            <text:p>67.4545454545</text:p>
          </table:table-cell>
          <table:table-cell table:style-name="ce1"/>
        </table:table-row>
        <table:table-row table:style-name="ro1">
          <table:table-cell office:value-type="float" office:value="0.38902747631073" calcext:value-type="float">
            <text:p>0.3890274763</text:p>
          </table:table-cell>
          <table:table-cell/>
          <table:table-cell table:style-name="ce1" table:formula="of:=SUM([.A2088:.A2098])/11" office:value-type="float" office:value="0.537737865339626" calcext:value-type="float">
            <text:p>0.5377378653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2088:.G2098])/11" office:value-type="float" office:value="66.3636363636364" calcext:value-type="float">
            <text:p>66.3636363636</text:p>
          </table:table-cell>
          <table:table-cell table:style-name="ce1"/>
        </table:table-row>
        <table:table-row table:style-name="ro1">
          <table:table-cell office:value-type="float" office:value="0.949419379234314" calcext:value-type="float">
            <text:p>0.9494193792</text:p>
          </table:table-cell>
          <table:table-cell/>
          <table:table-cell table:style-name="ce1" table:formula="of:=SUM([.A2089:.A2099])/11" office:value-type="float" office:value="0.552646748044274" calcext:value-type="float">
            <text:p>0.55264674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89:.G2099])/11" office:value-type="float" office:value="68.2727272727273" calcext:value-type="float">
            <text:p>68.2727272727</text:p>
          </table:table-cell>
          <table:table-cell table:style-name="ce1"/>
        </table:table-row>
        <table:table-row table:style-name="ro1">
          <table:table-cell office:value-type="float" office:value="0.540278196334839" calcext:value-type="float">
            <text:p>0.5402781963</text:p>
          </table:table-cell>
          <table:table-cell/>
          <table:table-cell table:style-name="ce1" table:formula="of:=SUM([.A2090:.A2100])/11" office:value-type="float" office:value="0.542221310463819" calcext:value-type="float">
            <text:p>0.542221310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090:.G2100])/11" office:value-type="float" office:value="69.4545454545455" calcext:value-type="float">
            <text:p>69.4545454545</text:p>
          </table:table-cell>
          <table:table-cell table:style-name="ce1"/>
        </table:table-row>
        <table:table-row table:style-name="ro1">
          <table:table-cell office:value-type="float" office:value="0.432536154985428" calcext:value-type="float">
            <text:p>0.432536155</text:p>
          </table:table-cell>
          <table:table-cell/>
          <table:table-cell table:style-name="ce1" table:formula="of:=SUM([.A2091:.A2101])/11" office:value-type="float" office:value="0.537279966202649" calcext:value-type="float">
            <text:p>0.537279966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091:.G2101])/11" office:value-type="float" office:value="70.5454545454546" calcext:value-type="float">
            <text:p>70.5454545455</text:p>
          </table:table-cell>
          <table:table-cell table:style-name="ce1"/>
        </table:table-row>
        <table:table-row table:style-name="ro1">
          <table:table-cell office:value-type="float" office:value="0.717849314212799" calcext:value-type="float">
            <text:p>0.7178493142</text:p>
          </table:table-cell>
          <table:table-cell/>
          <table:table-cell table:style-name="ce1" table:formula="of:=SUM([.A2092:.A2102])/11" office:value-type="float" office:value="0.533086649396203" calcext:value-type="float">
            <text:p>0.533086649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092:.G2102])/11" office:value-type="float" office:value="71.7272727272727" calcext:value-type="float">
            <text:p>71.7272727273</text:p>
          </table:table-cell>
          <table:table-cell table:style-name="ce1"/>
        </table:table-row>
        <table:table-row table:style-name="ro1">
          <table:table-cell office:value-type="float" office:value="0.39674961566925" calcext:value-type="float">
            <text:p>0.3967496157</text:p>
          </table:table-cell>
          <table:table-cell/>
          <table:table-cell table:style-name="ce1" table:formula="of:=SUM([.A2093:.A2103])/11" office:value-type="float" office:value="0.529421949928457" calcext:value-type="float">
            <text:p>0.529421949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093:.G2103])/11" office:value-type="float" office:value="72.9090909090909" calcext:value-type="float">
            <text:p>72.9090909091</text:p>
          </table:table-cell>
          <table:table-cell table:style-name="ce1"/>
        </table:table-row>
        <table:table-row table:style-name="ro1">
          <table:table-cell office:value-type="float" office:value="0.545772731304169" calcext:value-type="float">
            <text:p>0.5457727313</text:p>
          </table:table-cell>
          <table:table-cell/>
          <table:table-cell table:style-name="ce1" table:formula="of:=SUM([.A2094:.A2104])/11" office:value-type="float" office:value="0.529091729359193" calcext:value-type="float">
            <text:p>0.529091729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1" table:formula="of:=SUM([.G2094:.G2104])/11" office:value-type="float" office:value="75.1818181818182" calcext:value-type="float">
            <text:p>75.1818181818</text:p>
          </table:table-cell>
          <table:table-cell table:style-name="ce1"/>
        </table:table-row>
        <table:table-row table:style-name="ro1">
          <table:table-cell office:value-type="float" office:value="0.327261447906494" calcext:value-type="float">
            <text:p>0.3272614479</text:p>
          </table:table-cell>
          <table:table-cell/>
          <table:table-cell table:style-name="ce1" table:formula="of:=SUM([.A2095:.A2105])/11" office:value-type="float" office:value="0.525394041429867" calcext:value-type="float">
            <text:p>0.525394041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095:.G2105])/11" office:value-type="float" office:value="79.7272727272727" calcext:value-type="float">
            <text:p>79.7272727273</text:p>
          </table:table-cell>
          <table:table-cell table:style-name="ce1"/>
        </table:table-row>
        <table:table-row table:style-name="ro1">
          <table:table-cell office:value-type="float" office:value="0.451492786407471" calcext:value-type="float">
            <text:p>0.4514927864</text:p>
          </table:table-cell>
          <table:table-cell/>
          <table:table-cell table:style-name="ce1" table:formula="of:=SUM([.A2096:.A2106])/11" office:value-type="float" office:value="0.526522487401962" calcext:value-type="float">
            <text:p>0.526522487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096:.G2106])/11" office:value-type="float" office:value="79.1818181818182" calcext:value-type="float">
            <text:p>79.1818181818</text:p>
          </table:table-cell>
          <table:table-cell table:style-name="ce1"/>
        </table:table-row>
        <table:table-row table:style-name="ro1">
          <table:table-cell office:value-type="float" office:value="0.39036500453949" calcext:value-type="float">
            <text:p>0.3903650045</text:p>
          </table:table-cell>
          <table:table-cell/>
          <table:table-cell table:style-name="ce1" table:formula="of:=SUM([.A2097:.A2107])/11" office:value-type="float" office:value="0.514416003769094" calcext:value-type="float">
            <text:p>0.514416003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097:.G2107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774364411830902" calcext:value-type="float">
            <text:p>0.7743644118</text:p>
          </table:table-cell>
          <table:table-cell/>
          <table:table-cell table:style-name="ce1" table:formula="of:=SUM([.A2098:.A2108])/11" office:value-type="float" office:value="0.516930290243842" calcext:value-type="float">
            <text:p>0.516930290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098:.G2108])/11" office:value-type="float" office:value="82.5454545454545" calcext:value-type="float">
            <text:p>82.5454545455</text:p>
          </table:table-cell>
          <table:table-cell table:style-name="ce1"/>
        </table:table-row>
        <table:table-row table:style-name="ro1">
          <table:table-cell office:value-type="float" office:value="0.553025186061859" calcext:value-type="float">
            <text:p>0.5530251861</text:p>
          </table:table-cell>
          <table:table-cell/>
          <table:table-cell table:style-name="ce1" table:formula="of:=SUM([.A2099:.A2109])/11" office:value-type="float" office:value="0.513446328314868" calcext:value-type="float">
            <text:p>0.513446328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099:.G2109])/11" office:value-type="float" office:value="85.3636363636364" calcext:value-type="float">
            <text:p>85.3636363636</text:p>
          </table:table-cell>
          <table:table-cell table:style-name="ce1"/>
        </table:table-row>
        <table:table-row table:style-name="ro1">
          <table:table-cell office:value-type="float" office:value="0.834739565849304" calcext:value-type="float">
            <text:p>0.8347395658</text:p>
          </table:table-cell>
          <table:table-cell/>
          <table:table-cell table:style-name="ce1" table:formula="of:=SUM([.A2100:.A2110])/11" office:value-type="float" office:value="0.499938661401922" calcext:value-type="float">
            <text:p>0.499938661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100:.G2110])/11" office:value-type="float" office:value="85.3636363636364" calcext:value-type="float">
            <text:p>85.3636363636</text:p>
          </table:table-cell>
          <table:table-cell table:style-name="ce1"/>
        </table:table-row>
        <table:table-row table:style-name="ro1">
          <table:table-cell office:value-type="float" office:value="0.485923409461975" calcext:value-type="float">
            <text:p>0.4859234095</text:p>
          </table:table-cell>
          <table:table-cell/>
          <table:table-cell table:style-name="ce1" table:formula="of:=SUM([.A2101:.A2111])/11" office:value-type="float" office:value="0.466943391344764" calcext:value-type="float">
            <text:p>0.466943391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01:.G2111])/11" office:value-type="float" office:value="83.0909090909091" calcext:value-type="float">
            <text:p>83.0909090909</text:p>
          </table:table-cell>
          <table:table-cell table:style-name="ce1"/>
        </table:table-row>
        <table:table-row table:style-name="ro1">
          <table:table-cell office:value-type="float" office:value="0.386409670114517" calcext:value-type="float">
            <text:p>0.3864096701</text:p>
          </table:table-cell>
          <table:table-cell/>
          <table:table-cell table:style-name="ce1" table:formula="of:=SUM([.A2102:.A2112])/11" office:value-type="float" office:value="0.46464678645134" calcext:value-type="float">
            <text:p>0.464646786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02:.G2112])/11" office:value-type="float" office:value="83.4545454545455" calcext:value-type="float">
            <text:p>83.4545454545</text:p>
          </table:table-cell>
          <table:table-cell table:style-name="ce1"/>
        </table:table-row>
        <table:table-row table:style-name="ro1">
          <table:table-cell office:value-type="float" office:value="0.677537620067596" calcext:value-type="float">
            <text:p>0.6775376201</text:p>
          </table:table-cell>
          <table:table-cell/>
          <table:table-cell table:style-name="ce1" table:formula="of:=SUM([.A2103:.A2113])/11" office:value-type="float" office:value="0.482823382724415" calcext:value-type="float">
            <text:p>0.482823382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03:.G2113])/11" office:value-type="float" office:value="82.9090909090909" calcext:value-type="float">
            <text:p>82.9090909091</text:p>
          </table:table-cell>
          <table:table-cell table:style-name="ce1"/>
        </table:table-row>
        <table:table-row table:style-name="ro1">
          <table:table-cell office:value-type="float" office:value="0.393117189407349" calcext:value-type="float">
            <text:p>0.3931171894</text:p>
          </table:table-cell>
          <table:table-cell/>
          <table:table-cell table:style-name="ce1" table:formula="of:=SUM([.A2104:.A2114])/11" office:value-type="float" office:value="0.488634445450523" calcext:value-type="float">
            <text:p>0.488634445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04:.G2114])/11" office:value-type="float" office:value="82.9090909090909" calcext:value-type="float">
            <text:p>82.9090909091</text:p>
          </table:table-cell>
          <table:table-cell table:style-name="ce1"/>
        </table:table-row>
        <table:table-row table:style-name="ro1">
          <table:table-cell office:value-type="float" office:value="0.505098164081574" calcext:value-type="float">
            <text:p>0.5050981641</text:p>
          </table:table-cell>
          <table:table-cell/>
          <table:table-cell table:style-name="ce1" table:formula="of:=SUM([.A2105:.A2115])/11" office:value-type="float" office:value="0.497084652835673" calcext:value-type="float">
            <text:p>0.497084652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05:.G2115])/11" office:value-type="float" office:value="81.2727272727273" calcext:value-type="float">
            <text:p>81.2727272727</text:p>
          </table:table-cell>
          <table:table-cell table:style-name="ce1"/>
        </table:table-row>
        <table:table-row table:style-name="ro1">
          <table:table-cell office:value-type="float" office:value="0.339674353599548" calcext:value-type="float">
            <text:p>0.3396743536</text:p>
          </table:table-cell>
          <table:table-cell/>
          <table:table-cell table:style-name="ce1" table:formula="of:=SUM([.A2106:.A2116])/11" office:value-type="float" office:value="0.490256935358048" calcext:value-type="float">
            <text:p>0.490256935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106:.G2116])/11" office:value-type="float" office:value="80.1818181818182" calcext:value-type="float">
            <text:p>80.1818181818</text:p>
          </table:table-cell>
          <table:table-cell table:style-name="ce1"/>
        </table:table-row>
        <table:table-row table:style-name="ro1">
          <table:table-cell office:value-type="float" office:value="0.318321466445923" calcext:value-type="float">
            <text:p>0.3183214664</text:p>
          </table:table-cell>
          <table:table-cell/>
          <table:table-cell table:style-name="ce1" table:formula="of:=SUM([.A2107:.A2117])/11" office:value-type="float" office:value="0.519397434863177" calcext:value-type="float">
            <text:p>0.519397434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107:.G2117])/11" office:value-type="float" office:value="81.8181818181818" calcext:value-type="float">
            <text:p>81.8181818182</text:p>
          </table:table-cell>
          <table:table-cell table:style-name="ce1"/>
        </table:table-row>
        <table:table-row table:style-name="ro1">
          <table:table-cell office:value-type="float" office:value="0.418022155761719" calcext:value-type="float">
            <text:p>0.4180221558</text:p>
          </table:table-cell>
          <table:table-cell/>
          <table:table-cell table:style-name="ce1" table:formula="of:=SUM([.A2108:.A2118])/11" office:value-type="float" office:value="0.523618763143366" calcext:value-type="float">
            <text:p>0.523618763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08:.G2118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0.736040830612183" calcext:value-type="float">
            <text:p>0.7360408306</text:p>
          </table:table-cell>
          <table:table-cell/>
          <table:table-cell table:style-name="ce1" table:formula="of:=SUM([.A2109:.A2119])/11" office:value-type="float" office:value="0.527963635596362" calcext:value-type="float">
            <text:p>0.527963635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09:.G2119])/11" office:value-type="float" office:value="79" calcext:value-type="float">
            <text:p>79</text:p>
          </table:table-cell>
          <table:table-cell table:style-name="ce1"/>
        </table:table-row>
        <table:table-row table:style-name="ro1">
          <table:table-cell office:value-type="float" office:value="0.404440850019455" calcext:value-type="float">
            <text:p>0.40444085</text:p>
          </table:table-cell>
          <table:table-cell/>
          <table:table-cell table:style-name="ce1" table:formula="of:=SUM([.A2110:.A2120])/11" office:value-type="float" office:value="0.474615923383019" calcext:value-type="float">
            <text:p>0.474615923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10:.G2120])/11" office:value-type="float" office:value="77.9090909090909" calcext:value-type="float">
            <text:p>77.9090909091</text:p>
          </table:table-cell>
          <table:table-cell table:style-name="ce1"/>
        </table:table-row>
        <table:table-row table:style-name="ro1">
          <table:table-cell office:value-type="float" office:value="0.471791595220566" calcext:value-type="float">
            <text:p>0.4717915952</text:p>
          </table:table-cell>
          <table:table-cell/>
          <table:table-cell table:style-name="ce1" table:formula="of:=SUM([.A2111:.A2121])/11" office:value-type="float" office:value="0.46735420552167" calcext:value-type="float">
            <text:p>0.467354205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111:.G2121])/11" office:value-type="float" office:value="76.1818181818182" calcext:value-type="float">
            <text:p>76.1818181818</text:p>
          </table:table-cell>
          <table:table-cell table:style-name="ce1"/>
        </table:table-row>
        <table:table-row table:style-name="ro1">
          <table:table-cell office:value-type="float" office:value="0.460660755634308" calcext:value-type="float">
            <text:p>0.4606607556</text:p>
          </table:table-cell>
          <table:table-cell/>
          <table:table-cell table:style-name="ce1" table:formula="of:=SUM([.A2112:.A2122])/11" office:value-type="float" office:value="0.455282593315298" calcext:value-type="float">
            <text:p>0.455282593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2112:.G2122])/11" office:value-type="float" office:value="77.2727272727273" calcext:value-type="float">
            <text:p>77.2727272727</text:p>
          </table:table-cell>
          <table:table-cell table:style-name="ce1"/>
        </table:table-row>
        <table:table-row table:style-name="ro1">
          <table:table-cell office:value-type="float" office:value="0.586352229118347" calcext:value-type="float">
            <text:p>0.5863522291</text:p>
          </table:table-cell>
          <table:table-cell/>
          <table:table-cell table:style-name="ce1" table:formula="of:=SUM([.A2113:.A2123])/11" office:value-type="float" office:value="0.462592804973776" calcext:value-type="float">
            <text:p>0.46259280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113:.G2123])/11" office:value-type="float" office:value="77.4545454545455" calcext:value-type="float">
            <text:p>77.4545454545</text:p>
          </table:table-cell>
          <table:table-cell table:style-name="ce1"/>
        </table:table-row>
        <table:table-row table:style-name="ro1">
          <table:table-cell office:value-type="float" office:value="0.741459310054779" calcext:value-type="float">
            <text:p>0.7414593101</text:p>
          </table:table-cell>
          <table:table-cell/>
          <table:table-cell table:style-name="ce1" table:formula="of:=SUM([.A2114:.A2124])/11" office:value-type="float" office:value="0.459059452468699" calcext:value-type="float">
            <text:p>0.459059452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14:.G2124])/11" office:value-type="float" office:value="78.9090909090909" calcext:value-type="float">
            <text:p>78.9090909091</text:p>
          </table:table-cell>
          <table:table-cell table:style-name="ce1"/>
        </table:table-row>
        <table:table-row table:style-name="ro1">
          <table:table-cell office:value-type="float" office:value="0.486069470643997" calcext:value-type="float">
            <text:p>0.4860694706</text:p>
          </table:table-cell>
          <table:table-cell/>
          <table:table-cell table:style-name="ce1" table:formula="of:=SUM([.A2115:.A2125])/11" office:value-type="float" office:value="0.435489142482931" calcext:value-type="float">
            <text:p>0.435489142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115:.G2125])/11" office:value-type="float" office:value="80" calcext:value-type="float">
            <text:p>80</text:p>
          </table:table-cell>
          <table:table-cell table:style-name="ce1"/>
        </table:table-row>
        <table:table-row table:style-name="ro1">
          <table:table-cell office:value-type="float" office:value="0.429993271827698" calcext:value-type="float">
            <text:p>0.4299932718</text:p>
          </table:table-cell>
          <table:table-cell/>
          <table:table-cell table:style-name="ce1" table:formula="of:=SUM([.A2116:.A2126])/11" office:value-type="float" office:value="0.410494278777729" calcext:value-type="float">
            <text:p>0.410494278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16:.G2126])/11" office:value-type="float" office:value="80" calcext:value-type="float">
            <text:p>80</text:p>
          </table:table-cell>
          <table:table-cell table:style-name="ce1"/>
        </table:table-row>
        <table:table-row table:style-name="ro1">
          <table:table-cell office:value-type="float" office:value="0.660219848155975" calcext:value-type="float">
            <text:p>0.6602198482</text:p>
          </table:table-cell>
          <table:table-cell/>
          <table:table-cell table:style-name="ce1" table:formula="of:=SUM([.A2117:.A2127])/11" office:value-type="float" office:value="0.407906545834108" calcext:value-type="float">
            <text:p>0.407906545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17:.G2127])/11" office:value-type="float" office:value="81.0909090909091" calcext:value-type="float">
            <text:p>81.0909090909</text:p>
          </table:table-cell>
          <table:table-cell table:style-name="ce1"/>
        </table:table-row>
        <table:table-row table:style-name="ro1">
          <table:table-cell office:value-type="float" office:value="0.364756077528" calcext:value-type="float">
            <text:p>0.3647560775</text:p>
          </table:table-cell>
          <table:table-cell/>
          <table:table-cell table:style-name="ce1" table:formula="of:=SUM([.A2118:.A2128])/11" office:value-type="float" office:value="0.437481194734573" calcext:value-type="float">
            <text:p>0.437481194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18:.G2128])/11" office:value-type="float" office:value="80.5454545454546" calcext:value-type="float">
            <text:p>80.5454545455</text:p>
          </table:table-cell>
          <table:table-cell table:style-name="ce1"/>
        </table:table-row>
        <table:table-row table:style-name="ro1">
          <table:table-cell office:value-type="float" office:value="0.465815752744675" calcext:value-type="float">
            <text:p>0.4658157527</text:p>
          </table:table-cell>
          <table:table-cell/>
          <table:table-cell table:style-name="ce1" table:formula="of:=SUM([.A2119:.A2129])/11" office:value-type="float" office:value="0.438877002759413" calcext:value-type="float">
            <text:p>0.438877002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1" table:formula="of:=SUM([.G2119:.G2129])/11" office:value-type="float" office:value="80.5454545454546" calcext:value-type="float">
            <text:p>80.5454545455</text:p>
          </table:table-cell>
          <table:table-cell table:style-name="ce1"/>
        </table:table-row>
        <table:table-row table:style-name="ro1">
          <table:table-cell office:value-type="float" office:value="0.149215996265411" calcext:value-type="float">
            <text:p>0.1492159963</text:p>
          </table:table-cell>
          <table:table-cell/>
          <table:table-cell table:style-name="ce1" table:formula="of:=SUM([.A2120:.A2130])/11" office:value-type="float" office:value="0.418349952860312" calcext:value-type="float">
            <text:p>0.418349952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120:.G2130])/11" office:value-type="float" office:value="85.0909090909091" calcext:value-type="float">
            <text:p>85.0909090909</text:p>
          </table:table-cell>
          <table:table-cell table:style-name="ce1"/>
        </table:table-row>
        <table:table-row table:style-name="ro1">
          <table:table-cell office:value-type="float" office:value="0.324561953544617" calcext:value-type="float">
            <text:p>0.3245619535</text:p>
          </table:table-cell>
          <table:table-cell/>
          <table:table-cell table:style-name="ce1" table:formula="of:=SUM([.A2121:.A2131])/11" office:value-type="float" office:value="0.439023983749476" calcext:value-type="float">
            <text:p>0.439023983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121:.G2131])/11" office:value-type="float" office:value="85.6363636363636" calcext:value-type="float">
            <text:p>85.6363636364</text:p>
          </table:table-cell>
          <table:table-cell table:style-name="ce1"/>
        </table:table-row>
        <table:table-row table:style-name="ro1">
          <table:table-cell office:value-type="float" office:value="0.33900386095047" calcext:value-type="float">
            <text:p>0.339003861</text:p>
          </table:table-cell>
          <table:table-cell/>
          <table:table-cell table:style-name="ce1" table:formula="of:=SUM([.A2122:.A2132])/11" office:value-type="float" office:value="0.438166159120473" calcext:value-type="float">
            <text:p>0.438166159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22:.G2132])/11" office:value-type="float" office:value="86.8181818181818" calcext:value-type="float">
            <text:p>86.8181818182</text:p>
          </table:table-cell>
          <table:table-cell table:style-name="ce1"/>
        </table:table-row>
        <table:table-row table:style-name="ro1">
          <table:table-cell office:value-type="float" office:value="0.541073083877564" calcext:value-type="float">
            <text:p>0.5410730839</text:p>
          </table:table-cell>
          <table:table-cell/>
          <table:table-cell table:style-name="ce1" table:formula="of:=SUM([.A2123:.A2133])/11" office:value-type="float" office:value="0.470711779865352" calcext:value-type="float">
            <text:p>0.470711779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23:.G2133])/11" office:value-type="float" office:value="86.8181818181818" calcext:value-type="float">
            <text:p>86.8181818182</text:p>
          </table:table-cell>
          <table:table-cell table:style-name="ce1"/>
        </table:table-row>
        <table:table-row table:style-name="ro1">
          <table:table-cell office:value-type="float" office:value="0.5474853515625" calcext:value-type="float">
            <text:p>0.5474853516</text:p>
          </table:table-cell>
          <table:table-cell/>
          <table:table-cell table:style-name="ce1" table:formula="of:=SUM([.A2124:.A2134])/11" office:value-type="float" office:value="0.460810009728779" calcext:value-type="float">
            <text:p>0.4608100097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2124:.G2134])/11" office:value-type="float" office:value="86.2727272727273" calcext:value-type="float">
            <text:p>86.2727272727</text:p>
          </table:table-cell>
          <table:table-cell table:style-name="ce1"/>
        </table:table-row>
        <table:table-row table:style-name="ro1">
          <table:table-cell office:value-type="float" office:value="0.482185900211334" calcext:value-type="float">
            <text:p>0.4821859002</text:p>
          </table:table-cell>
          <table:table-cell/>
          <table:table-cell table:style-name="ce1" table:formula="of:=SUM([.A2125:.A2135])/11" office:value-type="float" office:value="0.458776266737418" calcext:value-type="float">
            <text:p>0.458776266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25:.G2135])/11" office:value-type="float" office:value="85.3636363636364" calcext:value-type="float">
            <text:p>85.3636363636</text:p>
          </table:table-cell>
          <table:table-cell table:style-name="ce1"/>
        </table:table-row>
        <table:table-row table:style-name="ro1">
          <table:table-cell office:value-type="float" office:value="0.21112596988678" calcext:value-type="float">
            <text:p>0.2111259699</text:p>
          </table:table-cell>
          <table:table-cell/>
          <table:table-cell table:style-name="ce1" table:formula="of:=SUM([.A2126:.A2136])/11" office:value-type="float" office:value="0.441346763209863" calcext:value-type="float">
            <text:p>0.441346763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126:.G2136])/11" office:value-type="float" office:value="85.1818181818182" calcext:value-type="float">
            <text:p>85.1818181818</text:p>
          </table:table-cell>
          <table:table-cell table:style-name="ce1"/>
        </table:table-row>
        <table:table-row table:style-name="ro1">
          <table:table-cell office:value-type="float" office:value="0.401528209447861" calcext:value-type="float">
            <text:p>0.4015282094</text:p>
          </table:table-cell>
          <table:table-cell/>
          <table:table-cell table:style-name="ce1" table:formula="of:=SUM([.A2127:.A2137])/11" office:value-type="float" office:value="0.484193144874139" calcext:value-type="float">
            <text:p>0.484193144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27:.G2137])/11" office:value-type="float" office:value="85.7272727272727" calcext:value-type="float">
            <text:p>85.7272727273</text:p>
          </table:table-cell>
          <table:table-cell table:style-name="ce1"/>
        </table:table-row>
        <table:table-row table:style-name="ro1">
          <table:table-cell office:value-type="float" office:value="0.985540986061096" calcext:value-type="float">
            <text:p>0.9855409861</text:p>
          </table:table-cell>
          <table:table-cell/>
          <table:table-cell table:style-name="ce1" table:formula="of:=SUM([.A2128:.A2138])/11" office:value-type="float" office:value="0.523681885816834" calcext:value-type="float">
            <text:p>0.523681885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28:.G2138])/11" office:value-type="float" office:value="85.1818181818182" calcext:value-type="float">
            <text:p>85.1818181818</text:p>
          </table:table-cell>
          <table:table-cell table:style-name="ce1"/>
        </table:table-row>
        <table:table-row table:style-name="ro1">
          <table:table-cell office:value-type="float" office:value="0.380109965801239" calcext:value-type="float">
            <text:p>0.3801099658</text:p>
          </table:table-cell>
          <table:table-cell/>
          <table:table-cell table:style-name="ce1" table:formula="of:=SUM([.A2129:.A2139])/11" office:value-type="float" office:value="0.465074586597356" calcext:value-type="float">
            <text:p>0.465074586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29:.G2139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0.240018203854561" calcext:value-type="float">
            <text:p>0.2400182039</text:p>
          </table:table-cell>
          <table:table-cell/>
          <table:table-cell table:style-name="ce1" table:formula="of:=SUM([.A2130:.A2140])/11" office:value-type="float" office:value="0.487480303103274" calcext:value-type="float">
            <text:p>0.487480303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30:.G2140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0.376630336046219" calcext:value-type="float">
            <text:p>0.376630336</text:p>
          </table:table-cell>
          <table:table-cell/>
          <table:table-cell table:style-name="ce1" table:formula="of:=SUM([.A2131:.A2141])/11" office:value-type="float" office:value="0.561810171062296" calcext:value-type="float">
            <text:p>0.561810171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31:.G2141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0.31512588262558" calcext:value-type="float">
            <text:p>0.3151258826</text:p>
          </table:table-cell>
          <table:table-cell/>
          <table:table-cell table:style-name="ce1" table:formula="of:=SUM([.A2132:.A2142])/11" office:value-type="float" office:value="0.577192046425559" calcext:value-type="float">
            <text:p>0.577192046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32:.G2142])/11" office:value-type="float" office:value="85.8181818181818" calcext:value-type="float">
            <text:p>85.8181818182</text:p>
          </table:table-cell>
          <table:table-cell table:style-name="ce1"/>
        </table:table-row>
        <table:table-row table:style-name="ro1">
          <table:table-cell office:value-type="float" office:value="0.697005689144135" calcext:value-type="float">
            <text:p>0.6970056891</text:p>
          </table:table-cell>
          <table:table-cell/>
          <table:table-cell table:style-name="ce1" table:formula="of:=SUM([.A2133:.A2143])/11" office:value-type="float" office:value="0.556376347487623" calcext:value-type="float">
            <text:p>0.556376347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33:.G2143])/11" office:value-type="float" office:value="86.9090909090909" calcext:value-type="float">
            <text:p>86.9090909091</text:p>
          </table:table-cell>
          <table:table-cell table:style-name="ce1"/>
        </table:table-row>
        <table:table-row table:style-name="ro1">
          <table:table-cell office:value-type="float" office:value="0.432153612375259" calcext:value-type="float">
            <text:p>0.4321536124</text:p>
          </table:table-cell>
          <table:table-cell/>
          <table:table-cell table:style-name="ce1" table:formula="of:=SUM([.A2134:.A2144])/11" office:value-type="float" office:value="0.52558439292691" calcext:value-type="float">
            <text:p>0.525584392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34:.G2144])/11" office:value-type="float" office:value="86.3636363636364" calcext:value-type="float">
            <text:p>86.3636363636</text:p>
          </table:table-cell>
          <table:table-cell table:style-name="ce1"/>
        </table:table-row>
        <table:table-row table:style-name="ro1">
          <table:table-cell office:value-type="float" office:value="0.525114178657532" calcext:value-type="float">
            <text:p>0.5251141787</text:p>
          </table:table-cell>
          <table:table-cell/>
          <table:table-cell table:style-name="ce1" table:formula="of:=SUM([.A2135:.A2145])/11" office:value-type="float" office:value="0.505760885097764" calcext:value-type="float">
            <text:p>0.505760885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35:.G2145])/11" office:value-type="float" office:value="86.3636363636364" calcext:value-type="float">
            <text:p>86.3636363636</text:p>
          </table:table-cell>
          <table:table-cell table:style-name="ce1"/>
        </table:table-row>
        <table:table-row table:style-name="ro1">
          <table:table-cell office:value-type="float" office:value="0.290461361408234" calcext:value-type="float">
            <text:p>0.2904613614</text:p>
          </table:table-cell>
          <table:table-cell/>
          <table:table-cell table:style-name="ce1" table:formula="of:=SUM([.A2136:.A2146])/11" office:value-type="float" office:value="0.472464633258906" calcext:value-type="float">
            <text:p>0.472464633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2136:.G2146])/11" office:value-type="float" office:value="86.9090909090909" calcext:value-type="float">
            <text:p>86.9090909091</text:p>
          </table:table-cell>
          <table:table-cell table:style-name="ce1"/>
        </table:table-row>
        <table:table-row table:style-name="ro1">
          <table:table-cell office:value-type="float" office:value="0.682436168193817" calcext:value-type="float">
            <text:p>0.6824361682</text:p>
          </table:table-cell>
          <table:table-cell/>
          <table:table-cell table:style-name="ce1" table:formula="of:=SUM([.A2137:.A2147])/11" office:value-type="float" office:value="0.51724136011167" calcext:value-type="float">
            <text:p>0.517241360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37:.G2147])/11" office:value-type="float" office:value="86.5454545454545" calcext:value-type="float">
            <text:p>86.5454545455</text:p>
          </table:table-cell>
          <table:table-cell table:style-name="ce1"/>
        </table:table-row>
        <table:table-row table:style-name="ro1">
          <table:table-cell office:value-type="float" office:value="0.835904359817505" calcext:value-type="float">
            <text:p>0.8359043598</text:p>
          </table:table-cell>
          <table:table-cell/>
          <table:table-cell table:style-name="ce1" table:formula="of:=SUM([.A2138:.A2148])/11" office:value-type="float" office:value="0.473006581718272" calcext:value-type="float">
            <text:p>0.473006581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38:.G2148])/11" office:value-type="float" office:value="86.7272727272727" calcext:value-type="float">
            <text:p>86.7272727273</text:p>
          </table:table-cell>
          <table:table-cell table:style-name="ce1"/>
        </table:table-row>
        <table:table-row table:style-name="ro1">
          <table:table-cell office:value-type="float" office:value="0.340860694646835" calcext:value-type="float">
            <text:p>0.3408606946</text:p>
          </table:table-cell>
          <table:table-cell/>
          <table:table-cell table:style-name="ce1" table:formula="of:=SUM([.A2139:.A2149])/11" office:value-type="float" office:value="0.483363343910738" calcext:value-type="float">
            <text:p>0.483363343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139:.G2149])/11" office:value-type="float" office:value="85.6363636363636" calcext:value-type="float">
            <text:p>85.6363636364</text:p>
          </table:table-cell>
          <table:table-cell table:style-name="ce1"/>
        </table:table-row>
        <table:table-row table:style-name="ro1">
          <table:table-cell office:value-type="float" office:value="0.626572847366333" calcext:value-type="float">
            <text:p>0.6265728474</text:p>
          </table:table-cell>
          <table:table-cell/>
          <table:table-cell table:style-name="ce1" table:formula="of:=SUM([.A2140:.A2150])/11" office:value-type="float" office:value="0.498524356972088" calcext:value-type="float">
            <text:p>0.49852435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40:.G2150])/11" office:value-type="float" office:value="87.2727272727273" calcext:value-type="float">
            <text:p>87.2727272727</text:p>
          </table:table-cell>
          <table:table-cell table:style-name="ce1"/>
        </table:table-row>
        <table:table-row table:style-name="ro1">
          <table:table-cell office:value-type="float" office:value="1.05764675140381" calcext:value-type="float">
            <text:p>1.0576467514</text:p>
          </table:table-cell>
          <table:table-cell/>
          <table:table-cell table:style-name="ce1" table:formula="of:=SUM([.A2141:.A2151])/11" office:value-type="float" office:value="0.468071452595971" calcext:value-type="float">
            <text:p>0.468071452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41:.G2151])/11" office:value-type="float" office:value="88.3636363636364" calcext:value-type="float">
            <text:p>88.3636363636</text:p>
          </table:table-cell>
          <table:table-cell table:style-name="ce1"/>
        </table:table-row>
        <table:table-row table:style-name="ro1">
          <table:table-cell office:value-type="float" office:value="0.545830965042114" calcext:value-type="float">
            <text:p>0.545830965</text:p>
          </table:table-cell>
          <table:table-cell/>
          <table:table-cell table:style-name="ce1" table:formula="of:=SUM([.A2142:.A2152])/11" office:value-type="float" office:value="0.406033729965037" calcext:value-type="float">
            <text:p>0.406033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142:.G2152])/11" office:value-type="float" office:value="88.3636363636364" calcext:value-type="float">
            <text:p>88.3636363636</text:p>
          </table:table-cell>
          <table:table-cell table:style-name="ce1"/>
        </table:table-row>
        <table:table-row table:style-name="ro1">
          <table:table-cell office:value-type="float" office:value="0.0861531943082809" calcext:value-type="float">
            <text:p>0.0861531943</text:p>
          </table:table-cell>
          <table:table-cell/>
          <table:table-cell table:style-name="ce1" table:formula="of:=SUM([.A2143:.A2153])/11" office:value-type="float" office:value="0.394056737422943" calcext:value-type="float">
            <text:p>0.394056737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43:.G2153])/11" office:value-type="float" office:value="87.1818181818182" calcext:value-type="float">
            <text:p>87.1818181818</text:p>
          </table:table-cell>
          <table:table-cell table:style-name="ce1"/>
        </table:table-row>
        <table:table-row table:style-name="ro1">
          <table:table-cell office:value-type="float" office:value="0.358294188976288" calcext:value-type="float">
            <text:p>0.358294189</text:p>
          </table:table-cell>
          <table:table-cell/>
          <table:table-cell table:style-name="ce1" table:formula="of:=SUM([.A2144:.A2154])/11" office:value-type="float" office:value="0.427186409180815" calcext:value-type="float">
            <text:p>0.427186409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44:.G2154])/11" office:value-type="float" office:value="87.8181818181818" calcext:value-type="float">
            <text:p>87.8181818182</text:p>
          </table:table-cell>
          <table:table-cell table:style-name="ce1"/>
        </table:table-row>
        <table:table-row table:style-name="ro1">
          <table:table-cell office:value-type="float" office:value="0.214095026254654" calcext:value-type="float">
            <text:p>0.2140950263</text:p>
          </table:table-cell>
          <table:table-cell/>
          <table:table-cell table:style-name="ce1" table:formula="of:=SUM([.A2145:.A2155])/11" office:value-type="float" office:value="0.421721156347882" calcext:value-type="float">
            <text:p>0.421721156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45:.G2155])/11" office:value-type="float" office:value="87.8181818181818" calcext:value-type="float">
            <text:p>87.8181818182</text:p>
          </table:table-cell>
          <table:table-cell table:style-name="ce1"/>
        </table:table-row>
        <table:table-row table:style-name="ro1">
          <table:table-cell office:value-type="float" office:value="0.1588554084301" calcext:value-type="float">
            <text:p>0.1588554084</text:p>
          </table:table-cell>
          <table:table-cell/>
          <table:table-cell table:style-name="ce1" table:formula="of:=SUM([.A2146:.A2156])/11" office:value-type="float" office:value="0.434209380637516" calcext:value-type="float">
            <text:p>0.434209380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46:.G2156])/11" office:value-type="float" office:value="88.3636363636364" calcext:value-type="float">
            <text:p>88.3636363636</text:p>
          </table:table-cell>
          <table:table-cell table:style-name="ce1"/>
        </table:table-row>
        <table:table-row table:style-name="ro1">
          <table:table-cell office:value-type="float" office:value="0.783005356788635" calcext:value-type="float">
            <text:p>0.7830053568</text:p>
          </table:table-cell>
          <table:table-cell/>
          <table:table-cell table:style-name="ce1" table:formula="of:=SUM([.A2147:.A2157])/11" office:value-type="float" office:value="0.439773774959824" calcext:value-type="float">
            <text:p>0.43977377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47:.G2157])/11" office:value-type="float" office:value="88.9090909090909" calcext:value-type="float">
            <text:p>88.9090909091</text:p>
          </table:table-cell>
          <table:table-cell table:style-name="ce1"/>
        </table:table-row>
        <table:table-row table:style-name="ro1">
          <table:table-cell office:value-type="float" office:value="0.195853605866432" calcext:value-type="float">
            <text:p>0.1958536059</text:p>
          </table:table-cell>
          <table:table-cell/>
          <table:table-cell table:style-name="ce1" table:formula="of:=SUM([.A2148:.A2158])/11" office:value-type="float" office:value="0.419666397300634" calcext:value-type="float">
            <text:p>0.419666397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2148:.G2158])/11" office:value-type="float" office:value="89.4545454545455" calcext:value-type="float">
            <text:p>89.4545454545</text:p>
          </table:table-cell>
          <table:table-cell table:style-name="ce1"/>
        </table:table-row>
        <table:table-row table:style-name="ro1">
          <table:table-cell office:value-type="float" office:value="0.949828743934631" calcext:value-type="float">
            <text:p>0.9498287439</text:p>
          </table:table-cell>
          <table:table-cell/>
          <table:table-cell table:style-name="ce1" table:formula="of:=SUM([.A2149:.A2159])/11" office:value-type="float" office:value="0.427475222132423" calcext:value-type="float">
            <text:p>0.427475222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149:.G2159])/11" office:value-type="float" office:value="88.0909090909091" calcext:value-type="float">
            <text:p>88.0909090909</text:p>
          </table:table-cell>
          <table:table-cell table:style-name="ce1"/>
        </table:table-row>
        <table:table-row table:style-name="ro1">
          <table:table-cell office:value-type="float" office:value="0.507631838321686" calcext:value-type="float">
            <text:p>0.5076318383</text:p>
          </table:table-cell>
          <table:table-cell/>
          <table:table-cell table:style-name="ce1" table:formula="of:=SUM([.A2150:.A2160])/11" office:value-type="float" office:value="0.391258166594939" calcext:value-type="float">
            <text:p>0.391258166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50:.G2160])/11" office:value-type="float" office:value="88.8181818181818" calcext:value-type="float">
            <text:p>88.8181818182</text:p>
          </table:table-cell>
          <table:table-cell table:style-name="ce1"/>
        </table:table-row>
        <table:table-row table:style-name="ro1">
          <table:table-cell office:value-type="float" office:value="0.29159089922905" calcext:value-type="float">
            <text:p>0.2915908992</text:p>
          </table:table-cell>
          <table:table-cell/>
          <table:table-cell table:style-name="ce1" table:formula="of:=SUM([.A2151:.A2161])/11" office:value-type="float" office:value="0.39670579270883" calcext:value-type="float">
            <text:p>0.396705792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51:.G2161])/11" office:value-type="float" office:value="87.7272727272727" calcext:value-type="float">
            <text:p>87.7272727273</text:p>
          </table:table-cell>
          <table:table-cell table:style-name="ce1"/>
        </table:table-row>
        <table:table-row table:style-name="ro1">
          <table:table-cell office:value-type="float" office:value="0.375231802463531" calcext:value-type="float">
            <text:p>0.3752318025</text:p>
          </table:table-cell>
          <table:table-cell/>
          <table:table-cell table:style-name="ce1" table:formula="of:=SUM([.A2152:.A2162])/11" office:value-type="float" office:value="0.433607117696242" calcext:value-type="float">
            <text:p>0.433607117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52:.G2162])/11" office:value-type="float" office:value="86.6363636363636" calcext:value-type="float">
            <text:p>86.6363636364</text:p>
          </table:table-cell>
          <table:table-cell table:style-name="ce1"/>
        </table:table-row>
        <table:table-row table:style-name="ro1">
          <table:table-cell office:value-type="float" office:value="0.414084047079086" calcext:value-type="float">
            <text:p>0.4140840471</text:p>
          </table:table-cell>
          <table:table-cell/>
          <table:table-cell table:style-name="ce1" table:formula="of:=SUM([.A2153:.A2163])/11" office:value-type="float" office:value="0.456583033908497" calcext:value-type="float">
            <text:p>0.456583033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53:.G2163])/11" office:value-type="float" office:value="85.5454545454546" calcext:value-type="float">
            <text:p>85.5454545455</text:p>
          </table:table-cell>
          <table:table-cell table:style-name="ce1"/>
        </table:table-row>
        <table:table-row table:style-name="ro1">
          <table:table-cell office:value-type="float" office:value="0.450579583644867" calcext:value-type="float">
            <text:p>0.4505795836</text:p>
          </table:table-cell>
          <table:table-cell/>
          <table:table-cell table:style-name="ce1" table:formula="of:=SUM([.A2154:.A2164])/11" office:value-type="float" office:value="0.444198841398412" calcext:value-type="float">
            <text:p>0.444198841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154:.G2164])/11" office:value-type="float" office:value="86.0909090909091" calcext:value-type="float">
            <text:p>86.0909090909</text:p>
          </table:table-cell>
          <table:table-cell table:style-name="ce1"/>
        </table:table-row>
        <table:table-row table:style-name="ro1">
          <table:table-cell office:value-type="float" office:value="0.298176407814026" calcext:value-type="float">
            <text:p>0.2981764078</text:p>
          </table:table-cell>
          <table:table-cell/>
          <table:table-cell table:style-name="ce1" table:formula="of:=SUM([.A2155:.A2165])/11" office:value-type="float" office:value="0.459110606800426" calcext:value-type="float">
            <text:p>0.459110606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55:.G2165])/11" office:value-type="float" office:value="84.3636363636364" calcext:value-type="float">
            <text:p>84.3636363636</text:p>
          </table:table-cell>
          <table:table-cell table:style-name="ce1"/>
        </table:table-row>
        <table:table-row table:style-name="ro1">
          <table:table-cell office:value-type="float" office:value="0.351465493440628" calcext:value-type="float">
            <text:p>0.3514654934</text:p>
          </table:table-cell>
          <table:table-cell/>
          <table:table-cell table:style-name="ce1" table:formula="of:=SUM([.A2156:.A2166])/11" office:value-type="float" office:value="0.462651810862801" calcext:value-type="float">
            <text:p>0.462651810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56:.G2166])/11" office:value-type="float" office:value="85.4545454545455" calcext:value-type="float">
            <text:p>85.4545454545</text:p>
          </table:table-cell>
          <table:table-cell table:style-name="ce1"/>
        </table:table-row>
        <table:table-row table:style-name="ro1">
          <table:table-cell office:value-type="float" office:value="0.220063745975494" calcext:value-type="float">
            <text:p>0.220063746</text:p>
          </table:table-cell>
          <table:table-cell/>
          <table:table-cell table:style-name="ce1" table:formula="of:=SUM([.A2157:.A2167])/11" office:value-type="float" office:value="0.454127861694856" calcext:value-type="float">
            <text:p>0.454127861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57:.G2167])/11" office:value-type="float" office:value="86.0909090909091" calcext:value-type="float">
            <text:p>86.0909090909</text:p>
          </table:table-cell>
          <table:table-cell table:style-name="ce1"/>
        </table:table-row>
        <table:table-row table:style-name="ro1">
          <table:table-cell office:value-type="float" office:value="0.561824202537537" calcext:value-type="float">
            <text:p>0.5618242025</text:p>
          </table:table-cell>
          <table:table-cell/>
          <table:table-cell table:style-name="ce1" table:formula="of:=SUM([.A2158:.A2168])/11" office:value-type="float" office:value="0.485716800798069" calcext:value-type="float">
            <text:p>0.485716800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58:.G2168])/11" office:value-type="float" office:value="85.5454545454546" calcext:value-type="float">
            <text:p>85.5454545455</text:p>
          </table:table-cell>
          <table:table-cell table:style-name="ce1"/>
        </table:table-row>
        <table:table-row table:style-name="ro1">
          <table:table-cell office:value-type="float" office:value="0.281750679016113" calcext:value-type="float">
            <text:p>0.281750679</text:p>
          </table:table-cell>
          <table:table-cell/>
          <table:table-cell table:style-name="ce1" table:formula="of:=SUM([.A2159:.A2169])/11" office:value-type="float" office:value="0.475398158485239" calcext:value-type="float">
            <text:p>0.475398158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159:.G2169])/11" office:value-type="float" office:value="85.5454545454546" calcext:value-type="float">
            <text:p>85.5454545455</text:p>
          </table:table-cell>
          <table:table-cell table:style-name="ce1"/>
        </table:table-row>
        <table:table-row table:style-name="ro1">
          <table:table-cell office:value-type="float" office:value="0.551441133022308" calcext:value-type="float">
            <text:p>0.551441133</text:p>
          </table:table-cell>
          <table:table-cell/>
          <table:table-cell table:style-name="ce1" table:formula="of:=SUM([.A2160:.A2170])/11" office:value-type="float" office:value="0.490242765708403" calcext:value-type="float">
            <text:p>0.4902427657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2160:.G2170])/11" office:value-type="float" office:value="86.1818181818182" calcext:value-type="float">
            <text:p>86.1818181818</text:p>
          </table:table-cell>
          <table:table-cell table:style-name="ce1"/>
        </table:table-row>
        <table:table-row table:style-name="ro1">
          <table:table-cell office:value-type="float" office:value="0.567555725574493" calcext:value-type="float">
            <text:p>0.5675557256</text:p>
          </table:table-cell>
          <table:table-cell/>
          <table:table-cell table:style-name="ce1" table:formula="of:=SUM([.A2161:.A2171])/11" office:value-type="float" office:value="0.501933100548658" calcext:value-type="float">
            <text:p>0.501933100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61:.G2171])/11" office:value-type="float" office:value="87.0909090909091" calcext:value-type="float">
            <text:p>87.0909090909</text:p>
          </table:table-cell>
          <table:table-cell table:style-name="ce1"/>
        </table:table-row>
        <table:table-row table:style-name="ro1">
          <table:table-cell office:value-type="float" office:value="0.697505474090576" calcext:value-type="float">
            <text:p>0.6975054741</text:p>
          </table:table-cell>
          <table:table-cell/>
          <table:table-cell table:style-name="ce1" table:formula="of:=SUM([.A2162:.A2172])/11" office:value-type="float" office:value="0.495704881169579" calcext:value-type="float">
            <text:p>0.495704881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62:.G2172])/11" office:value-type="float" office:value="87.2727272727273" calcext:value-type="float">
            <text:p>87.2727272727</text:p>
          </table:table-cell>
          <table:table-cell table:style-name="ce1"/>
        </table:table-row>
        <table:table-row table:style-name="ro1">
          <table:table-cell office:value-type="float" office:value="0.62796688079834" calcext:value-type="float">
            <text:p>0.6279668808</text:p>
          </table:table-cell>
          <table:table-cell/>
          <table:table-cell table:style-name="ce1" table:formula="of:=SUM([.A2163:.A2173])/11" office:value-type="float" office:value="0.445131720467047" calcext:value-type="float">
            <text:p>0.445131720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63:.G2173])/11" office:value-type="float" office:value="87.8181818181818" calcext:value-type="float">
            <text:p>87.8181818182</text:p>
          </table:table-cell>
          <table:table-cell table:style-name="ce1"/>
        </table:table-row>
        <table:table-row table:style-name="ro1">
          <table:table-cell office:value-type="float" office:value="0.277857929468155" calcext:value-type="float">
            <text:p>0.2778579295</text:p>
          </table:table-cell>
          <table:table-cell/>
          <table:table-cell table:style-name="ce1" table:formula="of:=SUM([.A2164:.A2174])/11" office:value-type="float" office:value="0.436887000094761" calcext:value-type="float">
            <text:p>0.436887000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64:.G2174])/11" office:value-type="float" office:value="88.3636363636364" calcext:value-type="float">
            <text:p>88.3636363636</text:p>
          </table:table-cell>
          <table:table-cell table:style-name="ce1"/>
        </table:table-row>
        <table:table-row table:style-name="ro1">
          <table:table-cell office:value-type="float" office:value="0.614609003067017" calcext:value-type="float">
            <text:p>0.6146090031</text:p>
          </table:table-cell>
          <table:table-cell/>
          <table:table-cell table:style-name="ce1" table:formula="of:=SUM([.A2165:.A2175])/11" office:value-type="float" office:value="0.49190808290785" calcext:value-type="float">
            <text:p>0.491908082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65:.G2175])/11" office:value-type="float" office:value="88.3636363636364" calcext:value-type="float">
            <text:p>88.3636363636</text:p>
          </table:table-cell>
          <table:table-cell table:style-name="ce1"/>
        </table:table-row>
        <table:table-row table:style-name="ro1">
          <table:table-cell office:value-type="float" office:value="0.337129652500153" calcext:value-type="float">
            <text:p>0.3371296525</text:p>
          </table:table-cell>
          <table:table-cell/>
          <table:table-cell table:style-name="ce1" table:formula="of:=SUM([.A2166:.A2176])/11" office:value-type="float" office:value="0.495504946871237" calcext:value-type="float">
            <text:p>0.495504946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66:.G2176])/11" office:value-type="float" office:value="88.9090909090909" calcext:value-type="float">
            <text:p>88.9090909091</text:p>
          </table:table-cell>
          <table:table-cell table:style-name="ce1"/>
        </table:table-row>
        <table:table-row table:style-name="ro1">
          <table:table-cell office:value-type="float" office:value="0.257702052593231" calcext:value-type="float">
            <text:p>0.2577020526</text:p>
          </table:table-cell>
          <table:table-cell/>
          <table:table-cell table:style-name="ce1" table:formula="of:=SUM([.A2167:.A2177])/11" office:value-type="float" office:value="0.496293462135575" calcext:value-type="float">
            <text:p>0.496293462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167:.G2177])/11" office:value-type="float" office:value="88.9090909090909" calcext:value-type="float">
            <text:p>88.9090909091</text:p>
          </table:table-cell>
          <table:table-cell table:style-name="ce1"/>
        </table:table-row>
        <table:table-row table:style-name="ro1">
          <table:table-cell office:value-type="float" office:value="0.56754207611084" calcext:value-type="float">
            <text:p>0.5675420761</text:p>
          </table:table-cell>
          <table:table-cell/>
          <table:table-cell table:style-name="ce1" table:formula="of:=SUM([.A2168:.A2178])/11" office:value-type="float" office:value="0.507660550150004" calcext:value-type="float">
            <text:p>0.507660550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68:.G2178])/11" office:value-type="float" office:value="87.7272727272727" calcext:value-type="float">
            <text:p>87.7272727273</text:p>
          </table:table-cell>
          <table:table-cell table:style-name="ce1"/>
        </table:table-row>
        <table:table-row table:style-name="ro1">
          <table:table-cell office:value-type="float" office:value="0.448319137096405" calcext:value-type="float">
            <text:p>0.4483191371</text:p>
          </table:table-cell>
          <table:table-cell/>
          <table:table-cell table:style-name="ce1" table:formula="of:=SUM([.A2169:.A2179])/11" office:value-type="float" office:value="0.480817213654518" calcext:value-type="float">
            <text:p>0.480817213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69:.G2179])/11" office:value-type="float" office:value="87.7272727272727" calcext:value-type="float">
            <text:p>87.7272727273</text:p>
          </table:table-cell>
          <table:table-cell table:style-name="ce1"/>
        </table:table-row>
        <table:table-row table:style-name="ro1">
          <table:table-cell office:value-type="float" office:value="0.445041358470917" calcext:value-type="float">
            <text:p>0.4450413585</text:p>
          </table:table-cell>
          <table:table-cell/>
          <table:table-cell table:style-name="ce1" table:formula="of:=SUM([.A2170:.A2180])/11" office:value-type="float" office:value="0.464212784712965" calcext:value-type="float">
            <text:p>0.464212784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170:.G2180])/11" office:value-type="float" office:value="87.1818181818182" calcext:value-type="float">
            <text:p>87.1818181818</text:p>
          </table:table-cell>
          <table:table-cell table:style-name="ce1"/>
        </table:table-row>
        <table:table-row table:style-name="ro1">
          <table:table-cell office:value-type="float" office:value="0.680034816265106" calcext:value-type="float">
            <text:p>0.6800348163</text:p>
          </table:table-cell>
          <table:table-cell/>
          <table:table-cell table:style-name="ce1" table:formula="of:=SUM([.A2171:.A2181])/11" office:value-type="float" office:value="0.477033543315801" calcext:value-type="float">
            <text:p>0.477033543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71:.G2181])/11" office:value-type="float" office:value="89.4545454545455" calcext:value-type="float">
            <text:p>89.4545454545</text:p>
          </table:table-cell>
          <table:table-cell table:style-name="ce1"/>
        </table:table-row>
        <table:table-row table:style-name="ro1">
          <table:table-cell office:value-type="float" office:value="0.499045312404633" calcext:value-type="float">
            <text:p>0.4990453124</text:p>
          </table:table-cell>
          <table:table-cell/>
          <table:table-cell table:style-name="ce1" table:formula="of:=SUM([.A2172:.A2182])/11" office:value-type="float" office:value="0.504965358159759" calcext:value-type="float">
            <text:p>0.504965358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2172:.G2182])/11" office:value-type="float" office:value="87.1818181818182" calcext:value-type="float">
            <text:p>87.1818181818</text:p>
          </table:table-cell>
          <table:table-cell table:style-name="ce1"/>
        </table:table-row>
        <table:table-row table:style-name="ro1">
          <table:table-cell office:value-type="float" office:value="0.141200706362724" calcext:value-type="float">
            <text:p>0.1412007064</text:p>
          </table:table-cell>
          <table:table-cell/>
          <table:table-cell table:style-name="ce1" table:formula="of:=SUM([.A2173:.A2183])/11" office:value-type="float" office:value="0.513199029998346" calcext:value-type="float">
            <text:p>0.5131990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73:.G2183])/11" office:value-type="float" office:value="87.5454545454545" calcext:value-type="float">
            <text:p>87.5454545455</text:p>
          </table:table-cell>
          <table:table-cell table:style-name="ce1"/>
        </table:table-row>
        <table:table-row table:style-name="ro1">
          <table:table-cell office:value-type="float" office:value="0.537274956703186" calcext:value-type="float">
            <text:p>0.5372749567</text:p>
          </table:table-cell>
          <table:table-cell/>
          <table:table-cell table:style-name="ce1" table:formula="of:=SUM([.A2174:.A2184])/11" office:value-type="float" office:value="0.642387856136669" calcext:value-type="float">
            <text:p>0.642387856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74:.G2184])/11" office:value-type="float" office:value="87.9090909090909" calcext:value-type="float">
            <text:p>87.9090909091</text:p>
          </table:table-cell>
          <table:table-cell table:style-name="ce1"/>
        </table:table-row>
        <table:table-row table:style-name="ro1">
          <table:table-cell office:value-type="float" office:value="0.88308984041214" calcext:value-type="float">
            <text:p>0.8830898404</text:p>
          </table:table-cell>
          <table:table-cell/>
          <table:table-cell table:style-name="ce1" table:formula="of:=SUM([.A2175:.A2185])/11" office:value-type="float" office:value="0.609660133719444" calcext:value-type="float">
            <text:p>0.609660133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75:.G2185])/11" office:value-type="float" office:value="88.4545454545455" calcext:value-type="float">
            <text:p>88.4545454545</text:p>
          </table:table-cell>
          <table:table-cell table:style-name="ce1"/>
        </table:table-row>
        <table:table-row table:style-name="ro1">
          <table:table-cell office:value-type="float" office:value="0.654174506664276" calcext:value-type="float">
            <text:p>0.6541745067</text:p>
          </table:table-cell>
          <table:table-cell/>
          <table:table-cell table:style-name="ce1" table:formula="of:=SUM([.A2176:.A2186])/11" office:value-type="float" office:value="0.58060459792614" calcext:value-type="float">
            <text:p>0.580604597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76:.G2186])/11" office:value-type="float" office:value="87.3636363636364" calcext:value-type="float">
            <text:p>87.3636363636</text:p>
          </table:table-cell>
          <table:table-cell table:style-name="ce1"/>
        </table:table-row>
        <table:table-row table:style-name="ro1">
          <table:table-cell office:value-type="float" office:value="0.345803320407867" calcext:value-type="float">
            <text:p>0.3458033204</text:p>
          </table:table-cell>
          <table:table-cell/>
          <table:table-cell table:style-name="ce1" table:formula="of:=SUM([.A2177:.A2187])/11" office:value-type="float" office:value="0.571989916942337" calcext:value-type="float">
            <text:p>0.571989916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77:.G2187])/11" office:value-type="float" office:value="87.3636363636364" calcext:value-type="float">
            <text:p>87.3636363636</text:p>
          </table:table-cell>
          <table:table-cell table:style-name="ce1"/>
        </table:table-row>
        <table:table-row table:style-name="ro1">
          <table:table-cell office:value-type="float" office:value="0.382740020751953" calcext:value-type="float">
            <text:p>0.3827400208</text:p>
          </table:table-cell>
          <table:table-cell/>
          <table:table-cell table:style-name="ce1" table:formula="of:=SUM([.A2178:.A2188])/11" office:value-type="float" office:value="0.590456394986673" calcext:value-type="float">
            <text:p>0.59045639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78:.G2188])/11" office:value-type="float" office:value="86.8181818181818" calcext:value-type="float">
            <text:p>86.8181818182</text:p>
          </table:table-cell>
          <table:table-cell table:style-name="ce1"/>
        </table:table-row>
        <table:table-row table:style-name="ro1">
          <table:table-cell office:value-type="float" office:value="0.272265374660492" calcext:value-type="float">
            <text:p>0.2722653747</text:p>
          </table:table-cell>
          <table:table-cell/>
          <table:table-cell table:style-name="ce1" table:formula="of:=SUM([.A2179:.A2189])/11" office:value-type="float" office:value="0.613273107192733" calcext:value-type="float">
            <text:p>0.613273107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79:.G2189])/11" office:value-type="float" office:value="86.8181818181818" calcext:value-type="float">
            <text:p>86.8181818182</text:p>
          </table:table-cell>
          <table:table-cell table:style-name="ce1"/>
        </table:table-row>
        <table:table-row table:style-name="ro1">
          <table:table-cell office:value-type="float" office:value="0.265670418739319" calcext:value-type="float">
            <text:p>0.2656704187</text:p>
          </table:table-cell>
          <table:table-cell/>
          <table:table-cell table:style-name="ce1" table:formula="of:=SUM([.A2180:.A2190])/11" office:value-type="float" office:value="0.623715735294602" calcext:value-type="float">
            <text:p>0.623715735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80:.G2190])/11" office:value-type="float" office:value="86.2727272727273" calcext:value-type="float">
            <text:p>86.2727272727</text:p>
          </table:table-cell>
          <table:table-cell table:style-name="ce1"/>
        </table:table-row>
        <table:table-row table:style-name="ro1">
          <table:table-cell office:value-type="float" office:value="0.586069703102112" calcext:value-type="float">
            <text:p>0.5860697031</text:p>
          </table:table-cell>
          <table:table-cell/>
          <table:table-cell table:style-name="ce1" table:formula="of:=SUM([.A2181:.A2191])/11" office:value-type="float" office:value="0.653476659547199" calcext:value-type="float">
            <text:p>0.653476659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181:.G2191])/11" office:value-type="float" office:value="84.5454545454546" calcext:value-type="float">
            <text:p>84.5454545455</text:p>
          </table:table-cell>
          <table:table-cell table:style-name="ce1"/>
        </table:table-row>
        <table:table-row table:style-name="ro1">
          <table:table-cell office:value-type="float" office:value="0.987284779548645" calcext:value-type="float">
            <text:p>0.9872847795</text:p>
          </table:table-cell>
          <table:table-cell/>
          <table:table-cell table:style-name="ce1" table:formula="of:=SUM([.A2182:.A2192])/11" office:value-type="float" office:value="0.670518776232546" calcext:value-type="float">
            <text:p>0.670518776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182:.G2192])/11" office:value-type="float" office:value="83.3636363636364" calcext:value-type="float">
            <text:p>83.3636363636</text:p>
          </table:table-cell>
          <table:table-cell table:style-name="ce1"/>
        </table:table-row>
        <table:table-row table:style-name="ro1">
          <table:table-cell office:value-type="float" office:value="0.589615702629089" calcext:value-type="float">
            <text:p>0.5896157026</text:p>
          </table:table-cell>
          <table:table-cell/>
          <table:table-cell table:style-name="ce1" table:formula="of:=SUM([.A2183:.A2193])/11" office:value-type="float" office:value="0.639068737626076" calcext:value-type="float">
            <text:p>0.639068737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83:.G2193])/11" office:value-type="float" office:value="84" calcext:value-type="float">
            <text:p>84</text:p>
          </table:table-cell>
          <table:table-cell table:style-name="ce1"/>
        </table:table-row>
        <table:table-row table:style-name="ro1">
          <table:table-cell office:value-type="float" office:value="1.56227779388428" calcext:value-type="float">
            <text:p>1.5622777939</text:p>
          </table:table-cell>
          <table:table-cell/>
          <table:table-cell table:style-name="ce1" table:formula="of:=SUM([.A2184:.A2194])/11" office:value-type="float" office:value="0.678772334348072" calcext:value-type="float">
            <text:p>0.678772334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2184:.G2194])/11" office:value-type="float" office:value="84" calcext:value-type="float">
            <text:p>84</text:p>
          </table:table-cell>
          <table:table-cell table:style-name="ce1"/>
        </table:table-row>
        <table:table-row table:style-name="ro1">
          <table:table-cell office:value-type="float" office:value="0.177270010113716" calcext:value-type="float">
            <text:p>0.1772700101</text:p>
          </table:table-cell>
          <table:table-cell/>
          <table:table-cell table:style-name="ce1" table:formula="of:=SUM([.A2185:.A2195])/11" office:value-type="float" office:value="0.564829155802727" calcext:value-type="float">
            <text:p>0.564829155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185:.G2195])/11" office:value-type="float" office:value="83.6363636363636" calcext:value-type="float">
            <text:p>83.6363636364</text:p>
          </table:table-cell>
          <table:table-cell table:style-name="ce1"/>
        </table:table-row>
        <table:table-row table:style-name="ro1">
          <table:table-cell office:value-type="float" office:value="0.563478946685791" calcext:value-type="float">
            <text:p>0.5634789467</text:p>
          </table:table-cell>
          <table:table-cell/>
          <table:table-cell table:style-name="ce1" table:formula="of:=SUM([.A2186:.A2196])/11" office:value-type="float" office:value="0.577254322442142" calcext:value-type="float">
            <text:p>0.577254322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86:.G2196])/11" office:value-type="float" office:value="83.4545454545455" calcext:value-type="float">
            <text:p>83.4545454545</text:p>
          </table:table-cell>
          <table:table-cell table:style-name="ce1"/>
        </table:table-row>
        <table:table-row table:style-name="ro1">
          <table:table-cell office:value-type="float" office:value="0.559413015842438" calcext:value-type="float">
            <text:p>0.5594130158</text:p>
          </table:table-cell>
          <table:table-cell/>
          <table:table-cell table:style-name="ce1" table:formula="of:=SUM([.A2187:.A2197])/11" office:value-type="float" office:value="0.548146643421867" calcext:value-type="float">
            <text:p>0.548146643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87:.G2197])/11" office:value-type="float" office:value="83.4545454545455" calcext:value-type="float">
            <text:p>83.4545454545</text:p>
          </table:table-cell>
          <table:table-cell table:style-name="ce1"/>
        </table:table-row>
        <table:table-row table:style-name="ro1">
          <table:table-cell office:value-type="float" office:value="0.548934578895569" calcext:value-type="float">
            <text:p>0.5489345789</text:p>
          </table:table-cell>
          <table:table-cell/>
          <table:table-cell table:style-name="ce1" table:formula="of:=SUM([.A2188:.A2198])/11" office:value-type="float" office:value="0.539492206139998" calcext:value-type="float">
            <text:p>0.539492206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88:.G2198])/11" office:value-type="float" office:value="82.3636363636364" calcext:value-type="float">
            <text:p>82.3636363636</text:p>
          </table:table-cell>
          <table:table-cell table:style-name="ce1"/>
        </table:table-row>
        <table:table-row table:style-name="ro1">
          <table:table-cell office:value-type="float" office:value="0.633723855018616" calcext:value-type="float">
            <text:p>0.633723855</text:p>
          </table:table-cell>
          <table:table-cell/>
          <table:table-cell table:style-name="ce1" table:formula="of:=SUM([.A2189:.A2199])/11" office:value-type="float" office:value="0.536413414911791" calcext:value-type="float">
            <text:p>0.536413414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89:.G2199])/11" office:value-type="float" office:value="81.8181818181818" calcext:value-type="float">
            <text:p>81.8181818182</text:p>
          </table:table-cell>
          <table:table-cell table:style-name="ce1"/>
        </table:table-row>
        <table:table-row table:style-name="ro1">
          <table:table-cell office:value-type="float" office:value="0.387134283781052" calcext:value-type="float">
            <text:p>0.3871342838</text:p>
          </table:table-cell>
          <table:table-cell/>
          <table:table-cell table:style-name="ce1" table:formula="of:=SUM([.A2190:.A2200])/11" office:value-type="float" office:value="0.501815224235708" calcext:value-type="float">
            <text:p>0.501815224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90:.G2200])/11" office:value-type="float" office:value="81.8181818181818" calcext:value-type="float">
            <text:p>81.8181818182</text:p>
          </table:table-cell>
          <table:table-cell table:style-name="ce1"/>
        </table:table-row>
        <table:table-row table:style-name="ro1">
          <table:table-cell office:value-type="float" office:value="0.593040585517883" calcext:value-type="float">
            <text:p>0.5930405855</text:p>
          </table:table-cell>
          <table:table-cell/>
          <table:table-cell table:style-name="ce1" table:formula="of:=SUM([.A2191:.A2201])/11" office:value-type="float" office:value="0.532828964970329" calcext:value-type="float">
            <text:p>0.53282896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191:.G2201])/11" office:value-type="float" office:value="82.9090909090909" calcext:value-type="float">
            <text:p>82.9090909091</text:p>
          </table:table-cell>
          <table:table-cell table:style-name="ce1"/>
        </table:table-row>
        <table:table-row table:style-name="ro1">
          <table:table-cell office:value-type="float" office:value="0.77353298664093" calcext:value-type="float">
            <text:p>0.7735329866</text:p>
          </table:table-cell>
          <table:table-cell/>
          <table:table-cell table:style-name="ce1" table:formula="of:=SUM([.A2192:.A2202])/11" office:value-type="float" office:value="0.51207696036859" calcext:value-type="float">
            <text:p>0.512076960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92:.G2202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0.641334354877472" calcext:value-type="float">
            <text:p>0.6413343549</text:p>
          </table:table-cell>
          <table:table-cell/>
          <table:table-cell table:style-name="ce1" table:formula="of:=SUM([.A2193:.A2203])/11" office:value-type="float" office:value="0.521277831359343" calcext:value-type="float">
            <text:p>0.521277831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193:.G2203])/11" office:value-type="float" office:value="83.5454545454546" calcext:value-type="float">
            <text:p>83.5454545455</text:p>
          </table:table-cell>
          <table:table-cell table:style-name="ce1"/>
        </table:table-row>
        <table:table-row table:style-name="ro1">
          <table:table-cell office:value-type="float" office:value="1.02635526657105" calcext:value-type="float">
            <text:p>1.0263552666</text:p>
          </table:table-cell>
          <table:table-cell/>
          <table:table-cell table:style-name="ce1" table:formula="of:=SUM([.A2194:.A2204])/11" office:value-type="float" office:value="0.502188503742218" calcext:value-type="float">
            <text:p>0.502188503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94:.G2204])/11" office:value-type="float" office:value="84.0909090909091" calcext:value-type="float">
            <text:p>84.0909090909</text:p>
          </table:table-cell>
          <table:table-cell table:style-name="ce1"/>
        </table:table-row>
        <table:table-row table:style-name="ro1">
          <table:table-cell office:value-type="float" office:value="0.308902829885483" calcext:value-type="float">
            <text:p>0.3089028299</text:p>
          </table:table-cell>
          <table:table-cell/>
          <table:table-cell table:style-name="ce1" table:formula="of:=SUM([.A2195:.A2205])/11" office:value-type="float" office:value="0.453005541454662" calcext:value-type="float">
            <text:p>0.453005541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195:.G2205])/11" office:value-type="float" office:value="82.3636363636364" calcext:value-type="float">
            <text:p>82.3636363636</text:p>
          </table:table-cell>
          <table:table-cell table:style-name="ce1"/>
        </table:table-row>
        <table:table-row table:style-name="ro1">
          <table:table-cell office:value-type="float" office:value="0.313946843147278" calcext:value-type="float">
            <text:p>0.3139468431</text:p>
          </table:table-cell>
          <table:table-cell/>
          <table:table-cell table:style-name="ce1" table:formula="of:=SUM([.A2196:.A2206])/11" office:value-type="float" office:value="0.495136968114159" calcext:value-type="float">
            <text:p>0.495136968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2196:.G2206])/11" office:value-type="float" office:value="82.9090909090909" calcext:value-type="float">
            <text:p>82.9090909091</text:p>
          </table:table-cell>
          <table:table-cell table:style-name="ce1"/>
        </table:table-row>
        <table:table-row table:style-name="ro1">
          <table:table-cell office:value-type="float" office:value="0.243294477462768" calcext:value-type="float">
            <text:p>0.2432944775</text:p>
          </table:table-cell>
          <table:table-cell/>
          <table:table-cell table:style-name="ce1" table:formula="of:=SUM([.A2197:.A2207])/11" office:value-type="float" office:value="0.49783838337118" calcext:value-type="float">
            <text:p>0.497838383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97:.G2207])/11" office:value-type="float" office:value="80.8181818181818" calcext:value-type="float">
            <text:p>80.8181818182</text:p>
          </table:table-cell>
          <table:table-cell table:style-name="ce1"/>
        </table:table-row>
        <table:table-row table:style-name="ro1">
          <table:table-cell office:value-type="float" office:value="0.464214205741882" calcext:value-type="float">
            <text:p>0.4642142057</text:p>
          </table:table-cell>
          <table:table-cell/>
          <table:table-cell table:style-name="ce1" table:formula="of:=SUM([.A2198:.A2208])/11" office:value-type="float" office:value="0.534900155934421" calcext:value-type="float">
            <text:p>0.534900155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198:.G2208])/11" office:value-type="float" office:value="78" calcext:value-type="float">
            <text:p>78</text:p>
          </table:table-cell>
          <table:table-cell table:style-name="ce1"/>
        </table:table-row>
        <table:table-row table:style-name="ro1">
          <table:table-cell office:value-type="float" office:value="0.515067875385284" calcext:value-type="float">
            <text:p>0.5150678754</text:p>
          </table:table-cell>
          <table:table-cell/>
          <table:table-cell table:style-name="ce1" table:formula="of:=SUM([.A2199:.A2209])/11" office:value-type="float" office:value="0.581403418020769" calcext:value-type="float">
            <text:p>0.58140341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199:.G2209])/11" office:value-type="float" office:value="77.3636363636364" calcext:value-type="float">
            <text:p>77.3636363636</text:p>
          </table:table-cell>
          <table:table-cell table:style-name="ce1"/>
        </table:table-row>
        <table:table-row table:style-name="ro1">
          <table:table-cell office:value-type="float" office:value="0.253143757581711" calcext:value-type="float">
            <text:p>0.2531437576</text:p>
          </table:table-cell>
          <table:table-cell/>
          <table:table-cell table:style-name="ce1" table:formula="of:=SUM([.A2200:.A2210])/11" office:value-type="float" office:value="0.639275382865559" calcext:value-type="float">
            <text:p>0.639275382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00:.G2210])/11" office:value-type="float" office:value="76.1818181818182" calcext:value-type="float">
            <text:p>76.1818181818</text:p>
          </table:table-cell>
          <table:table-cell table:style-name="ce1"/>
        </table:table-row>
        <table:table-row table:style-name="ro1">
          <table:table-cell office:value-type="float" office:value="0.728285431861877" calcext:value-type="float">
            <text:p>0.7282854319</text:p>
          </table:table-cell>
          <table:table-cell/>
          <table:table-cell table:style-name="ce1" table:formula="of:=SUM([.A2201:.A2211])/11" office:value-type="float" office:value="0.664882619272579" calcext:value-type="float">
            <text:p>0.66488261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201:.G2211])/11" office:value-type="float" office:value="75.0909090909091" calcext:value-type="float">
            <text:p>75.0909090909</text:p>
          </table:table-cell>
          <table:table-cell table:style-name="ce1"/>
        </table:table-row>
        <table:table-row table:style-name="ro1">
          <table:table-cell office:value-type="float" office:value="0.364768534898758" calcext:value-type="float">
            <text:p>0.3647685349</text:p>
          </table:table-cell>
          <table:table-cell/>
          <table:table-cell table:style-name="ce1" table:formula="of:=SUM([.A2202:.A2212])/11" office:value-type="float" office:value="0.689407112923536" calcext:value-type="float">
            <text:p>0.689407112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02:.G2212])/11" office:value-type="float" office:value="74" calcext:value-type="float">
            <text:p>74</text:p>
          </table:table-cell>
          <table:table-cell table:style-name="ce1"/>
        </table:table-row>
        <table:table-row table:style-name="ro1">
          <table:table-cell office:value-type="float" office:value="0.874742567539215" calcext:value-type="float">
            <text:p>0.8747425675</text:p>
          </table:table-cell>
          <table:table-cell/>
          <table:table-cell table:style-name="ce1" table:formula="of:=SUM([.A2203:.A2213])/11" office:value-type="float" office:value="0.681699869307605" calcext:value-type="float">
            <text:p>0.681699869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03:.G2213])/11" office:value-type="float" office:value="75.0909090909091" calcext:value-type="float">
            <text:p>75.0909090909</text:p>
          </table:table-cell>
          <table:table-cell table:style-name="ce1"/>
        </table:table-row>
        <table:table-row table:style-name="ro1">
          <table:table-cell office:value-type="float" office:value="0.431351751089096" calcext:value-type="float">
            <text:p>0.4313517511</text:p>
          </table:table-cell>
          <table:table-cell/>
          <table:table-cell table:style-name="ce1" table:formula="of:=SUM([.A2204:.A2214])/11" office:value-type="float" office:value="0.628719343380495" calcext:value-type="float">
            <text:p>0.628719343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04:.G2214])/11" office:value-type="float" office:value="75.6363636363636" calcext:value-type="float">
            <text:p>75.6363636364</text:p>
          </table:table-cell>
          <table:table-cell table:style-name="ce1"/>
        </table:table-row>
        <table:table-row table:style-name="ro1">
          <table:table-cell office:value-type="float" office:value="0.485342681407928" calcext:value-type="float">
            <text:p>0.4853426814</text:p>
          </table:table-cell>
          <table:table-cell/>
          <table:table-cell table:style-name="ce1" table:formula="of:=SUM([.A2205:.A2215])/11" office:value-type="float" office:value="0.664725959300995" calcext:value-type="float">
            <text:p>0.664725959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205:.G2215])/11" office:value-type="float" office:value="76.1818181818182" calcext:value-type="float">
            <text:p>76.1818181818</text:p>
          </table:table-cell>
          <table:table-cell table:style-name="ce1"/>
        </table:table-row>
        <table:table-row table:style-name="ro1">
          <table:table-cell office:value-type="float" office:value="0.772348523139954" calcext:value-type="float">
            <text:p>0.7723485231</text:p>
          </table:table-cell>
          <table:table-cell/>
          <table:table-cell table:style-name="ce1" table:formula="of:=SUM([.A2206:.A2216])/11" office:value-type="float" office:value="0.714669910344211" calcext:value-type="float">
            <text:p>0.714669910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206:.G2216])/11" office:value-type="float" office:value="76.8181818181818" calcext:value-type="float">
            <text:p>76.8181818182</text:p>
          </table:table-cell>
          <table:table-cell table:style-name="ce1"/>
        </table:table-row>
        <table:table-row table:style-name="ro1">
          <table:table-cell office:value-type="float" office:value="0.343662410974503" calcext:value-type="float">
            <text:p>0.343662411</text:p>
          </table:table-cell>
          <table:table-cell/>
          <table:table-cell table:style-name="ce1" table:formula="of:=SUM([.A2207:.A2217])/11" office:value-type="float" office:value="0.681603250178424" calcext:value-type="float">
            <text:p>0.681603250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207:.G2217])/11" office:value-type="float" office:value="76.2727272727273" calcext:value-type="float">
            <text:p>76.2727272727</text:p>
          </table:table-cell>
          <table:table-cell table:style-name="ce1"/>
        </table:table-row>
        <table:table-row table:style-name="ro1">
          <table:table-cell office:value-type="float" office:value="0.650973975658417" calcext:value-type="float">
            <text:p>0.6509739757</text:p>
          </table:table-cell>
          <table:table-cell/>
          <table:table-cell table:style-name="ce1" table:formula="of:=SUM([.A2208:.A2218])/11" office:value-type="float" office:value="0.719443776390769" calcext:value-type="float">
            <text:p>0.719443776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table:formula="of:=SUM([.G2208:.G2218])/11" office:value-type="float" office:value="78.5454545454545" calcext:value-type="float">
            <text:p>78.5454545455</text:p>
          </table:table-cell>
          <table:table-cell table:style-name="ce1"/>
        </table:table-row>
        <table:table-row table:style-name="ro1">
          <table:table-cell office:value-type="float" office:value="0.975750088691711" calcext:value-type="float">
            <text:p>0.9757500887</text:p>
          </table:table-cell>
          <table:table-cell/>
          <table:table-cell table:style-name="ce1" table:formula="of:=SUM([.A2209:.A2219])/11" office:value-type="float" office:value="0.725245427001606" calcext:value-type="float">
            <text:p>0.72524542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209:.G2219])/11" office:value-type="float" office:value="81.9090909090909" calcext:value-type="float">
            <text:p>81.9090909091</text:p>
          </table:table-cell>
          <table:table-cell table:style-name="ce1"/>
        </table:table-row>
        <table:table-row table:style-name="ro1">
          <table:table-cell office:value-type="float" office:value="1.15165948867798" calcext:value-type="float">
            <text:p>1.1516594887</text:p>
          </table:table-cell>
          <table:table-cell/>
          <table:table-cell table:style-name="ce1" table:formula="of:=SUM([.A2210:.A2220])/11" office:value-type="float" office:value="0.814259469509124" calcext:value-type="float">
            <text:p>0.814259469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210:.G2220])/11" office:value-type="float" office:value="83.2727272727273" calcext:value-type="float">
            <text:p>83.2727272727</text:p>
          </table:table-cell>
          <table:table-cell table:style-name="ce1"/>
        </table:table-row>
        <table:table-row table:style-name="ro1">
          <table:table-cell office:value-type="float" office:value="0.534823358058929" calcext:value-type="float">
            <text:p>0.5348233581</text:p>
          </table:table-cell>
          <table:table-cell/>
          <table:table-cell table:style-name="ce1" table:formula="of:=SUM([.A2211:.A2221])/11" office:value-type="float" office:value="0.74984616853974" calcext:value-type="float">
            <text:p>0.749846168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11:.G2221])/11" office:value-type="float" office:value="84.4545454545455" calcext:value-type="float">
            <text:p>84.4545454545</text:p>
          </table:table-cell>
          <table:table-cell table:style-name="ce1"/>
        </table:table-row>
        <table:table-row table:style-name="ro1">
          <table:table-cell office:value-type="float" office:value="0.9980548620224" calcext:value-type="float">
            <text:p>0.998054862</text:p>
          </table:table-cell>
          <table:table-cell/>
          <table:table-cell table:style-name="ce1" table:formula="of:=SUM([.A2212:.A2222])/11" office:value-type="float" office:value="0.748792157931761" calcext:value-type="float">
            <text:p>0.748792157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12:.G2222])/11" office:value-type="float" office:value="84.4545454545455" calcext:value-type="float">
            <text:p>84.4545454545</text:p>
          </table:table-cell>
          <table:table-cell table:style-name="ce1"/>
        </table:table-row>
        <table:table-row table:style-name="ro1">
          <table:table-cell office:value-type="float" office:value="0.27998885512352" calcext:value-type="float">
            <text:p>0.2799888551</text:p>
          </table:table-cell>
          <table:table-cell/>
          <table:table-cell table:style-name="ce1" table:formula="of:=SUM([.A2213:.A2223])/11" office:value-type="float" office:value="0.675791911103508" calcext:value-type="float">
            <text:p>0.675791911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213:.G2223])/11" office:value-type="float" office:value="84.4545454545455" calcext:value-type="float">
            <text:p>84.4545454545</text:p>
          </table:table-cell>
          <table:table-cell table:style-name="ce1"/>
        </table:table-row>
        <table:table-row table:style-name="ro1">
          <table:table-cell office:value-type="float" office:value="0.291956782341003" calcext:value-type="float">
            <text:p>0.2919567823</text:p>
          </table:table-cell>
          <table:table-cell/>
          <table:table-cell table:style-name="ce1" table:formula="of:=SUM([.A2214:.A2224])/11" office:value-type="float" office:value="0.678752579472281" calcext:value-type="float">
            <text:p>0.678752579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14:.G2224])/11" office:value-type="float" office:value="81.0909090909091" calcext:value-type="float">
            <text:p>81.0909090909</text:p>
          </table:table-cell>
          <table:table-cell table:style-name="ce1"/>
        </table:table-row>
        <table:table-row table:style-name="ro1">
          <table:table-cell office:value-type="float" office:value="0.8274245262146" calcext:value-type="float">
            <text:p>0.8274245262</text:p>
          </table:table-cell>
          <table:table-cell/>
          <table:table-cell table:style-name="ce1" table:formula="of:=SUM([.A2215:.A2225])/11" office:value-type="float" office:value="0.71119808066975" calcext:value-type="float">
            <text:p>0.711198080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15:.G2225])/11" office:value-type="float" office:value="80.5454545454546" calcext:value-type="float">
            <text:p>80.5454545455</text:p>
          </table:table-cell>
          <table:table-cell table:style-name="ce1"/>
        </table:table-row>
        <table:table-row table:style-name="ro1">
          <table:table-cell office:value-type="float" office:value="1.0347261428833" calcext:value-type="float">
            <text:p>1.0347261429</text:p>
          </table:table-cell>
          <table:table-cell/>
          <table:table-cell table:style-name="ce1" table:formula="of:=SUM([.A2216:.A2226])/11" office:value-type="float" office:value="0.695385380224748" calcext:value-type="float">
            <text:p>0.695385380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16:.G2226])/11" office:value-type="float" office:value="79.4545454545455" calcext:value-type="float">
            <text:p>79.4545454545</text:p>
          </table:table-cell>
          <table:table-cell table:style-name="ce1"/>
        </table:table-row>
        <table:table-row table:style-name="ro1">
          <table:table-cell office:value-type="float" office:value="0.408615261316299" calcext:value-type="float">
            <text:p>0.4086152613</text:p>
          </table:table-cell>
          <table:table-cell/>
          <table:table-cell table:style-name="ce1" table:formula="of:=SUM([.A2217:.A2227])/11" office:value-type="float" office:value="0.66057200865312" calcext:value-type="float">
            <text:p>0.660572008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17:.G2227])/11" office:value-type="float" office:value="80.5454545454546" calcext:value-type="float">
            <text:p>80.5454545455</text:p>
          </table:table-cell>
          <table:table-cell table:style-name="ce1"/>
        </table:table-row>
        <table:table-row table:style-name="ro1">
          <table:table-cell office:value-type="float" office:value="0.759908199310303" calcext:value-type="float">
            <text:p>0.7599081993</text:p>
          </table:table-cell>
          <table:table-cell/>
          <table:table-cell table:style-name="ce1" table:formula="of:=SUM([.A2218:.A2228])/11" office:value-type="float" office:value="0.680932725017721" calcext:value-type="float">
            <text:p>0.68093272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218:.G2228])/11" office:value-type="float" office:value="81.0909090909091" calcext:value-type="float">
            <text:p>81.0909090909</text:p>
          </table:table-cell>
          <table:table-cell table:style-name="ce1"/>
        </table:table-row>
        <table:table-row table:style-name="ro1">
          <table:table-cell office:value-type="float" office:value="0.714792132377625" calcext:value-type="float">
            <text:p>0.7147921324</text:p>
          </table:table-cell>
          <table:table-cell/>
          <table:table-cell table:style-name="ce1" table:formula="of:=SUM([.A2219:.A2229])/11" office:value-type="float" office:value="0.63792706077749" calcext:value-type="float">
            <text:p>0.637927060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19:.G2229])/11" office:value-type="float" office:value="80" calcext:value-type="float">
            <text:p>80</text:p>
          </table:table-cell>
          <table:table-cell table:style-name="ce1"/>
        </table:table-row>
        <table:table-row table:style-name="ro1">
          <table:table-cell office:value-type="float" office:value="1.95490455627441" calcext:value-type="float">
            <text:p>1.9549045563</text:p>
          </table:table-cell>
          <table:table-cell/>
          <table:table-cell table:style-name="ce1" table:formula="of:=SUM([.A2220:.A2230])/11" office:value-type="float" office:value="0.622582473538138" calcext:value-type="float">
            <text:p>0.6225824735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2220:.G2230])/11" office:value-type="float" office:value="80" calcext:value-type="float">
            <text:p>80</text:p>
          </table:table-cell>
          <table:table-cell table:style-name="ce1"/>
        </table:table-row>
        <table:table-row table:style-name="ro1">
          <table:table-cell office:value-type="float" office:value="0.443113178014755" calcext:value-type="float">
            <text:p>0.443113178</text:p>
          </table:table-cell>
          <table:table-cell/>
          <table:table-cell table:style-name="ce1" table:formula="of:=SUM([.A2221:.A2231])/11" office:value-type="float" office:value="0.504877832802859" calcext:value-type="float">
            <text:p>0.504877832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21:.G2231])/11" office:value-type="float" office:value="79.2727272727273" calcext:value-type="float">
            <text:p>79.2727272727</text:p>
          </table:table-cell>
          <table:table-cell table:style-name="ce1"/>
        </table:table-row>
        <table:table-row table:style-name="ro1">
          <table:table-cell office:value-type="float" office:value="0.523229241371155" calcext:value-type="float">
            <text:p>0.5232292414</text:p>
          </table:table-cell>
          <table:table-cell/>
          <table:table-cell table:style-name="ce1" table:formula="of:=SUM([.A2222:.A2232])/11" office:value-type="float" office:value="0.52339355783029" calcext:value-type="float">
            <text:p>0.523393557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22:.G2232])/11" office:value-type="float" office:value="80.1818181818182" calcext:value-type="float">
            <text:p>80.1818181818</text:p>
          </table:table-cell>
          <table:table-cell table:style-name="ce1"/>
        </table:table-row>
        <table:table-row table:style-name="ro1">
          <table:table-cell office:value-type="float" office:value="0.195052146911621" calcext:value-type="float">
            <text:p>0.1950521469</text:p>
          </table:table-cell>
          <table:table-cell/>
          <table:table-cell table:style-name="ce1" table:formula="of:=SUM([.A2223:.A2233])/11" office:value-type="float" office:value="0.527753447944468" calcext:value-type="float">
            <text:p>0.527753447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23:.G2233])/11" office:value-type="float" office:value="81.8181818181818" calcext:value-type="float">
            <text:p>81.8181818182</text:p>
          </table:table-cell>
          <table:table-cell table:style-name="ce1"/>
        </table:table-row>
        <table:table-row table:style-name="ro1">
          <table:table-cell office:value-type="float" office:value="0.312556207180023" calcext:value-type="float">
            <text:p>0.3125562072</text:p>
          </table:table-cell>
          <table:table-cell/>
          <table:table-cell table:style-name="ce1" table:formula="of:=SUM([.A2224:.A2234])/11" office:value-type="float" office:value="0.532243530858647" calcext:value-type="float">
            <text:p>0.532243530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224:.G2234])/11" office:value-type="float" office:value="82.9090909090909" calcext:value-type="float">
            <text:p>82.9090909091</text:p>
          </table:table-cell>
          <table:table-cell table:style-name="ce1"/>
        </table:table-row>
        <table:table-row table:style-name="ro1">
          <table:table-cell office:value-type="float" office:value="0.648857295513153" calcext:value-type="float">
            <text:p>0.6488572955</text:p>
          </table:table-cell>
          <table:table-cell/>
          <table:table-cell table:style-name="ce1" table:formula="of:=SUM([.A2225:.A2235])/11" office:value-type="float" office:value="0.536195115609603" calcext:value-type="float">
            <text:p>0.536195115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25:.G2235])/11" office:value-type="float" office:value="85.1818181818182" calcext:value-type="float">
            <text:p>85.1818181818</text:p>
          </table:table-cell>
          <table:table-cell table:style-name="ce1"/>
        </table:table-row>
        <table:table-row table:style-name="ro1">
          <table:table-cell office:value-type="float" office:value="0.65348482131958" calcext:value-type="float">
            <text:p>0.6534848213</text:p>
          </table:table-cell>
          <table:table-cell/>
          <table:table-cell table:style-name="ce1" table:formula="of:=SUM([.A2226:.A2236])/11" office:value-type="float" office:value="0.54267572814768" calcext:value-type="float">
            <text:p>0.542675728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26:.G2236])/11" office:value-type="float" office:value="85.1818181818182" calcext:value-type="float">
            <text:p>85.1818181818</text:p>
          </table:table-cell>
          <table:table-cell table:style-name="ce1"/>
        </table:table-row>
        <table:table-row table:style-name="ro1">
          <table:table-cell office:value-type="float" office:value="0.651779055595398" calcext:value-type="float">
            <text:p>0.6517790556</text:p>
          </table:table-cell>
          <table:table-cell/>
          <table:table-cell table:style-name="ce1" table:formula="of:=SUM([.A2227:.A2237])/11" office:value-type="float" office:value="0.546143894845789" calcext:value-type="float">
            <text:p>0.546143894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27:.G2237])/11" office:value-type="float" office:value="86.2727272727273" calcext:value-type="float">
            <text:p>86.2727272727</text:p>
          </table:table-cell>
          <table:table-cell table:style-name="ce1"/>
        </table:table-row>
        <table:table-row table:style-name="ro1">
          <table:table-cell office:value-type="float" office:value="0.632583141326904" calcext:value-type="float">
            <text:p>0.6325831413</text:p>
          </table:table-cell>
          <table:table-cell/>
          <table:table-cell table:style-name="ce1" table:formula="of:=SUM([.A2228:.A2238])/11" office:value-type="float" office:value="0.509140995415774" calcext:value-type="float">
            <text:p>0.509140995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228:.G2238])/11" office:value-type="float" office:value="86.2727272727273" calcext:value-type="float">
            <text:p>86.2727272727</text:p>
          </table:table-cell>
          <table:table-cell table:style-name="ce1"/>
        </table:table-row>
        <table:table-row table:style-name="ro1">
          <table:table-cell office:value-type="float" office:value="0.28684589266777" calcext:value-type="float">
            <text:p>0.2868458927</text:p>
          </table:table-cell>
          <table:table-cell/>
          <table:table-cell table:style-name="ce1" table:formula="of:=SUM([.A2229:.A2239])/11" office:value-type="float" office:value="0.477163257923993" calcext:value-type="float">
            <text:p>0.477163257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29:.G2239])/11" office:value-type="float" office:value="85.1818181818182" calcext:value-type="float">
            <text:p>85.1818181818</text:p>
          </table:table-cell>
          <table:table-cell table:style-name="ce1"/>
        </table:table-row>
        <table:table-row table:style-name="ro1">
          <table:table-cell office:value-type="float" office:value="0.546001672744751" calcext:value-type="float">
            <text:p>0.5460016727</text:p>
          </table:table-cell>
          <table:table-cell/>
          <table:table-cell table:style-name="ce1" table:formula="of:=SUM([.A2230:.A2240])/11" office:value-type="float" office:value="0.529826467687433" calcext:value-type="float">
            <text:p>0.529826467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30:.G2240])/11" office:value-type="float" office:value="84.6363636363637" calcext:value-type="float">
            <text:p>84.6363636364</text:p>
          </table:table-cell>
          <table:table-cell table:style-name="ce1"/>
        </table:table-row>
        <table:table-row table:style-name="ro1">
          <table:table-cell office:value-type="float" office:value="0.66015350818634" calcext:value-type="float">
            <text:p>0.6601535082</text:p>
          </table:table-cell>
          <table:table-cell/>
          <table:table-cell table:style-name="ce1" table:formula="of:=SUM([.A2231:.A2241])/11" office:value-type="float" office:value="0.529945942488584" calcext:value-type="float">
            <text:p>0.529945942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31:.G2241])/11" office:value-type="float" office:value="82.9090909090909" calcext:value-type="float">
            <text:p>82.9090909091</text:p>
          </table:table-cell>
          <table:table-cell table:style-name="ce1"/>
        </table:table-row>
        <table:table-row table:style-name="ro1">
          <table:table-cell office:value-type="float" office:value="0.646786153316498" calcext:value-type="float">
            <text:p>0.6467861533</text:p>
          </table:table-cell>
          <table:table-cell/>
          <table:table-cell table:style-name="ce1" table:formula="of:=SUM([.A2232:.A2242])/11" office:value-type="float" office:value="0.501851336522536" calcext:value-type="float">
            <text:p>0.501851336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2232:.G2242])/11" office:value-type="float" office:value="85.1818181818182" calcext:value-type="float">
            <text:p>85.1818181818</text:p>
          </table:table-cell>
          <table:table-cell table:style-name="ce1"/>
        </table:table-row>
        <table:table-row table:style-name="ro1">
          <table:table-cell office:value-type="float" office:value="0.571188032627106" calcext:value-type="float">
            <text:p>0.5711880326</text:p>
          </table:table-cell>
          <table:table-cell/>
          <table:table-cell table:style-name="ce1" table:formula="of:=SUM([.A2233:.A2243])/11" office:value-type="float" office:value="0.506165694106709" calcext:value-type="float">
            <text:p>0.506165694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233:.G2243])/11" office:value-type="float" office:value="84.8181818181818" calcext:value-type="float">
            <text:p>84.8181818182</text:p>
          </table:table-cell>
          <table:table-cell table:style-name="ce1"/>
        </table:table-row>
        <table:table-row table:style-name="ro1">
          <table:table-cell office:value-type="float" office:value="0.24444305896759" calcext:value-type="float">
            <text:p>0.244443059</text:p>
          </table:table-cell>
          <table:table-cell/>
          <table:table-cell table:style-name="ce1" table:formula="of:=SUM([.A2234:.A2244])/11" office:value-type="float" office:value="0.484683340246027" calcext:value-type="float">
            <text:p>0.484683340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234:.G2244])/11" office:value-type="float" office:value="83.9090909090909" calcext:value-type="float">
            <text:p>83.9090909091</text:p>
          </table:table-cell>
          <table:table-cell table:style-name="ce1"/>
        </table:table-row>
        <table:table-row table:style-name="ro1">
          <table:table-cell office:value-type="float" office:value="0.356023639440536" calcext:value-type="float">
            <text:p>0.3560236394</text:p>
          </table:table-cell>
          <table:table-cell/>
          <table:table-cell table:style-name="ce1" table:formula="of:=SUM([.A2235:.A2245])/11" office:value-type="float" office:value="0.539242972027172" calcext:value-type="float">
            <text:p>0.53924297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35:.G2245])/11" office:value-type="float" office:value="82.2727272727273" calcext:value-type="float">
            <text:p>82.2727272727</text:p>
          </table:table-cell>
          <table:table-cell table:style-name="ce1"/>
        </table:table-row>
        <table:table-row table:style-name="ro1">
          <table:table-cell office:value-type="float" office:value="0.720144033432007" calcext:value-type="float">
            <text:p>0.7201440334</text:p>
          </table:table-cell>
          <table:table-cell/>
          <table:table-cell table:style-name="ce1" table:formula="of:=SUM([.A2236:.A2246])/11" office:value-type="float" office:value="0.537048624320464" calcext:value-type="float">
            <text:p>0.537048624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36:.G2246])/11" office:value-type="float" office:value="82.2727272727273" calcext:value-type="float">
            <text:p>82.2727272727</text:p>
          </table:table-cell>
          <table:table-cell table:style-name="ce1"/>
        </table:table-row>
        <table:table-row table:style-name="ro1">
          <table:table-cell office:value-type="float" office:value="0.691634654998779" calcext:value-type="float">
            <text:p>0.691634655</text:p>
          </table:table-cell>
          <table:table-cell/>
          <table:table-cell table:style-name="ce1" table:formula="of:=SUM([.A2237:.A2247])/11" office:value-type="float" office:value="0.532665466720408" calcext:value-type="float">
            <text:p>0.532665466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37:.G2247])/11" office:value-type="float" office:value="82.2727272727273" calcext:value-type="float">
            <text:p>82.2727272727</text:p>
          </table:table-cell>
          <table:table-cell table:style-name="ce1"/>
        </table:table-row>
        <table:table-row table:style-name="ro1">
          <table:table-cell office:value-type="float" office:value="0.244747161865234" calcext:value-type="float">
            <text:p>0.2447471619</text:p>
          </table:table-cell>
          <table:table-cell/>
          <table:table-cell table:style-name="ce1" table:formula="of:=SUM([.A2238:.A2248])/11" office:value-type="float" office:value="0.495464522730221" calcext:value-type="float">
            <text:p>0.495464522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38:.G2248])/11" office:value-type="float" office:value="81.1818181818182" calcext:value-type="float">
            <text:p>81.1818181818</text:p>
          </table:table-cell>
          <table:table-cell table:style-name="ce1"/>
        </table:table-row>
        <table:table-row table:style-name="ro1">
          <table:table-cell office:value-type="float" office:value="0.280828028917313" calcext:value-type="float">
            <text:p>0.2808280289</text:p>
          </table:table-cell>
          <table:table-cell/>
          <table:table-cell table:style-name="ce1" table:formula="of:=SUM([.A2239:.A2249])/11" office:value-type="float" office:value="0.549513532356782" calcext:value-type="float">
            <text:p>0.549513532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39:.G2249])/11" office:value-type="float" office:value="81.7272727272727" calcext:value-type="float">
            <text:p>81.7272727273</text:p>
          </table:table-cell>
          <table:table-cell table:style-name="ce1"/>
        </table:table-row>
        <table:table-row table:style-name="ro1">
          <table:table-cell office:value-type="float" office:value="0.866141200065613" calcext:value-type="float">
            <text:p>0.8661412001</text:p>
          </table:table-cell>
          <table:table-cell/>
          <table:table-cell table:style-name="ce1" table:formula="of:=SUM([.A2240:.A2250])/11" office:value-type="float" office:value="0.615787327289581" calcext:value-type="float">
            <text:p>0.615787327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40:.G2250])/11" office:value-type="float" office:value="82.8181818181818" calcext:value-type="float">
            <text:p>82.8181818182</text:p>
          </table:table-cell>
          <table:table-cell table:style-name="ce1"/>
        </table:table-row>
        <table:table-row table:style-name="ro1">
          <table:table-cell office:value-type="float" office:value="0.547315895557404" calcext:value-type="float">
            <text:p>0.5473158956</text:p>
          </table:table-cell>
          <table:table-cell/>
          <table:table-cell table:style-name="ce1" table:formula="of:=SUM([.A2241:.A2251])/11" office:value-type="float" office:value="0.581965869123285" calcext:value-type="float">
            <text:p>0.581965869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241:.G2251])/11" office:value-type="float" office:value="83.3636363636364" calcext:value-type="float">
            <text:p>83.3636363636</text:p>
          </table:table-cell>
          <table:table-cell table:style-name="ce1"/>
        </table:table-row>
        <table:table-row table:style-name="ro1">
          <table:table-cell office:value-type="float" office:value="0.351112842559814" calcext:value-type="float">
            <text:p>0.3511128426</text:p>
          </table:table-cell>
          <table:table-cell/>
          <table:table-cell table:style-name="ce1" table:formula="of:=SUM([.A2242:.A2252])/11" office:value-type="float" office:value="0.623620092868805" calcext:value-type="float">
            <text:p>0.623620092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242:.G2252])/11" office:value-type="float" office:value="84" calcext:value-type="float">
            <text:p>84</text:p>
          </table:table-cell>
          <table:table-cell table:style-name="ce1"/>
        </table:table-row>
        <table:table-row table:style-name="ro1">
          <table:table-cell office:value-type="float" office:value="0.694244086742401" calcext:value-type="float">
            <text:p>0.6942440867</text:p>
          </table:table-cell>
          <table:table-cell/>
          <table:table-cell table:style-name="ce1" table:formula="of:=SUM([.A2243:.A2253])/11" office:value-type="float" office:value="0.629664702848955" calcext:value-type="float">
            <text:p>0.629664702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43:.G2253])/11" office:value-type="float" office:value="82.2727272727273" calcext:value-type="float">
            <text:p>82.2727272727</text:p>
          </table:table-cell>
          <table:table-cell table:style-name="ce1"/>
        </table:table-row>
        <table:table-row table:style-name="ro1">
          <table:table-cell office:value-type="float" office:value="0.334882140159607" calcext:value-type="float">
            <text:p>0.3348821402</text:p>
          </table:table-cell>
          <table:table-cell/>
          <table:table-cell table:style-name="ce1" table:formula="of:=SUM([.A2244:.A2254])/11" office:value-type="float" office:value="0.647921361706474" calcext:value-type="float">
            <text:p>0.6479213617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2244:.G2254])/11" office:value-type="float" office:value="82.2727272727273" calcext:value-type="float">
            <text:p>82.2727272727</text:p>
          </table:table-cell>
          <table:table-cell table:style-name="ce1"/>
        </table:table-row>
        <table:table-row table:style-name="ro1">
          <table:table-cell office:value-type="float" office:value="0.844599008560181" calcext:value-type="float">
            <text:p>0.8445990086</text:p>
          </table:table-cell>
          <table:table-cell/>
          <table:table-cell table:style-name="ce1" table:formula="of:=SUM([.A2245:.A2255])/11" office:value-type="float" office:value="0.648510190573606" calcext:value-type="float">
            <text:p>0.648510190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45:.G2255])/11" office:value-type="float" office:value="83.8181818181818" calcext:value-type="float">
            <text:p>83.8181818182</text:p>
          </table:table-cell>
          <table:table-cell table:style-name="ce1"/>
        </table:table-row>
        <table:table-row table:style-name="ro1">
          <table:table-cell office:value-type="float" office:value="0.331885814666748" calcext:value-type="float">
            <text:p>0.3318858147</text:p>
          </table:table-cell>
          <table:table-cell/>
          <table:table-cell table:style-name="ce1" table:formula="of:=SUM([.A2246:.A2256])/11" office:value-type="float" office:value="0.659125116738406" calcext:value-type="float">
            <text:p>0.659125116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46:.G2256])/11" office:value-type="float" office:value="85.2727272727273" calcext:value-type="float">
            <text:p>85.2727272727</text:p>
          </table:table-cell>
          <table:table-cell table:style-name="ce1"/>
        </table:table-row>
        <table:table-row table:style-name="ro1">
          <table:table-cell office:value-type="float" office:value="0.67192929983139" calcext:value-type="float">
            <text:p>0.6719292998</text:p>
          </table:table-cell>
          <table:table-cell/>
          <table:table-cell table:style-name="ce1" table:formula="of:=SUM([.A2247:.A2257])/11" office:value-type="float" office:value="0.669909582896666" calcext:value-type="float">
            <text:p>0.669909582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47:.G2257])/11" office:value-type="float" office:value="86.3636363636364" calcext:value-type="float">
            <text:p>86.3636363636</text:p>
          </table:table-cell>
          <table:table-cell table:style-name="ce1"/>
        </table:table-row>
        <table:table-row table:style-name="ro1">
          <table:table-cell office:value-type="float" office:value="0.28242427110672" calcext:value-type="float">
            <text:p>0.2824242711</text:p>
          </table:table-cell>
          <table:table-cell/>
          <table:table-cell table:style-name="ce1" table:formula="of:=SUM([.A2248:.A2258])/11" office:value-type="float" office:value="0.719135915691203" calcext:value-type="float">
            <text:p>0.719135915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48:.G2258])/11" office:value-type="float" office:value="88.0909090909091" calcext:value-type="float">
            <text:p>88.0909090909</text:p>
          </table:table-cell>
          <table:table-cell table:style-name="ce1"/>
        </table:table-row>
        <table:table-row table:style-name="ro1">
          <table:table-cell office:value-type="float" office:value="0.839286267757416" calcext:value-type="float">
            <text:p>0.8392862678</text:p>
          </table:table-cell>
          <table:table-cell/>
          <table:table-cell table:style-name="ce1" table:formula="of:=SUM([.A2249:.A2259])/11" office:value-type="float" office:value="0.736392928795381" calcext:value-type="float">
            <text:p>0.736392928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249:.G2259])/11" office:value-type="float" office:value="89.7272727272727" calcext:value-type="float">
            <text:p>89.7272727273</text:p>
          </table:table-cell>
          <table:table-cell table:style-name="ce1"/>
        </table:table-row>
        <table:table-row table:style-name="ro1">
          <table:table-cell office:value-type="float" office:value="1.0098397731781" calcext:value-type="float">
            <text:p>1.0098397732</text:p>
          </table:table-cell>
          <table:table-cell/>
          <table:table-cell table:style-name="ce1" table:formula="of:=SUM([.A2250:.A2260])/11" office:value-type="float" office:value="0.720729359171608" calcext:value-type="float">
            <text:p>0.720729359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250:.G2260])/11" office:value-type="float" office:value="89.1818181818182" calcext:value-type="float">
            <text:p>89.1818181818</text:p>
          </table:table-cell>
          <table:table-cell table:style-name="ce1"/>
        </table:table-row>
        <table:table-row table:style-name="ro1">
          <table:table-cell office:value-type="float" office:value="0.494105160236359" calcext:value-type="float">
            <text:p>0.4941051602</text:p>
          </table:table-cell>
          <table:table-cell/>
          <table:table-cell table:style-name="ce1" table:formula="of:=SUM([.A2251:.A2261])/11" office:value-type="float" office:value="0.658679924227975" calcext:value-type="float">
            <text:p>0.658679924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51:.G2261])/11" office:value-type="float" office:value="88.0909090909091" calcext:value-type="float">
            <text:p>88.0909090909</text:p>
          </table:table-cell>
          <table:table-cell table:style-name="ce1"/>
        </table:table-row>
        <table:table-row table:style-name="ro1">
          <table:table-cell office:value-type="float" office:value="1.00551235675812" calcext:value-type="float">
            <text:p>1.0055123568</text:p>
          </table:table-cell>
          <table:table-cell/>
          <table:table-cell table:style-name="ce1" table:formula="of:=SUM([.A2252:.A2262])/11" office:value-type="float" office:value="0.678677569736134" calcext:value-type="float">
            <text:p>0.678677569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52:.G2262])/11" office:value-type="float" office:value="88.6363636363636" calcext:value-type="float">
            <text:p>88.6363636364</text:p>
          </table:table-cell>
          <table:table-cell table:style-name="ce1"/>
        </table:table-row>
        <table:table-row table:style-name="ro1">
          <table:table-cell office:value-type="float" office:value="0.417603552341461" calcext:value-type="float">
            <text:p>0.4176035523</text:p>
          </table:table-cell>
          <table:table-cell/>
          <table:table-cell table:style-name="ce1" table:formula="of:=SUM([.A2253:.A2263])/11" office:value-type="float" office:value="0.615751892328262" calcext:value-type="float">
            <text:p>0.615751892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53:.G2263])/11" office:value-type="float" office:value="90.2727272727273" calcext:value-type="float">
            <text:p>90.2727272727</text:p>
          </table:table-cell>
          <table:table-cell table:style-name="ce1"/>
        </table:table-row>
        <table:table-row table:style-name="ro1">
          <table:table-cell office:value-type="float" office:value="0.89506733417511" calcext:value-type="float">
            <text:p>0.8950673342</text:p>
          </table:table-cell>
          <table:table-cell/>
          <table:table-cell table:style-name="ce1" table:formula="of:=SUM([.A2254:.A2264])/11" office:value-type="float" office:value="0.610106487165798" calcext:value-type="float">
            <text:p>0.610106487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54:.G2264])/11" office:value-type="float" office:value="90.2727272727273" calcext:value-type="float">
            <text:p>90.2727272727</text:p>
          </table:table-cell>
          <table:table-cell table:style-name="ce1"/>
        </table:table-row>
        <table:table-row table:style-name="ro1">
          <table:table-cell office:value-type="float" office:value="0.341359257698059" calcext:value-type="float">
            <text:p>0.3413592577</text:p>
          </table:table-cell>
          <table:table-cell/>
          <table:table-cell table:style-name="ce1" table:formula="of:=SUM([.A2255:.A2265])/11" office:value-type="float" office:value="0.551675054160032" calcext:value-type="float">
            <text:p>0.551675054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255:.G2265])/11" office:value-type="float" office:value="90.2727272727273" calcext:value-type="float">
            <text:p>90.2727272727</text:p>
          </table:table-cell>
          <table:table-cell table:style-name="ce1"/>
        </table:table-row>
        <table:table-row table:style-name="ro1">
          <table:table-cell office:value-type="float" office:value="0.961363196372986" calcext:value-type="float">
            <text:p>0.9613631964</text:p>
          </table:table-cell>
          <table:table-cell/>
          <table:table-cell table:style-name="ce1" table:formula="of:=SUM([.A2256:.A2266])/11" office:value-type="float" office:value="0.586023726246574" calcext:value-type="float">
            <text:p>0.586023726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2256:.G2266])/11" office:value-type="float" office:value="89.0909090909091" calcext:value-type="float">
            <text:p>89.0909090909</text:p>
          </table:table-cell>
          <table:table-cell table:style-name="ce1"/>
        </table:table-row>
        <table:table-row table:style-name="ro1">
          <table:table-cell office:value-type="float" office:value="0.450514942407608" calcext:value-type="float">
            <text:p>0.4505149424</text:p>
          </table:table-cell>
          <table:table-cell/>
          <table:table-cell table:style-name="ce1" table:formula="of:=SUM([.A2257:.A2267])/11" office:value-type="float" office:value="0.539066574790261" calcext:value-type="float">
            <text:p>0.539066574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257:.G2267])/11" office:value-type="float" office:value="89.2727272727273" calcext:value-type="float">
            <text:p>89.2727272727</text:p>
          </table:table-cell>
          <table:table-cell table:style-name="ce1"/>
        </table:table-row>
        <table:table-row table:style-name="ro1">
          <table:table-cell office:value-type="float" office:value="1.21341896057129" calcext:value-type="float">
            <text:p>1.2134189606</text:p>
          </table:table-cell>
          <table:table-cell/>
          <table:table-cell table:style-name="ce1" table:formula="of:=SUM([.A2258:.A2268])/11" office:value-type="float" office:value="0.537514217875221" calcext:value-type="float">
            <text:p>0.537514217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258:.G2268])/11" office:value-type="float" office:value="87.6363636363636" calcext:value-type="float">
            <text:p>87.6363636364</text:p>
          </table:table-cell>
          <table:table-cell table:style-name="ce1"/>
        </table:table-row>
        <table:table-row table:style-name="ro1">
          <table:table-cell office:value-type="float" office:value="0.472251415252686" calcext:value-type="float">
            <text:p>0.4722514153</text:p>
          </table:table-cell>
          <table:table-cell/>
          <table:table-cell table:style-name="ce1" table:formula="of:=SUM([.A2259:.A2269])/11" office:value-type="float" office:value="0.52565830133178" calcext:value-type="float">
            <text:p>0.525658301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259:.G2269])/11" office:value-type="float" office:value="87.6363636363636" calcext:value-type="float">
            <text:p>87.6363636364</text:p>
          </table:table-cell>
          <table:table-cell table:style-name="ce1"/>
        </table:table-row>
        <table:table-row table:style-name="ro1">
          <table:table-cell office:value-type="float" office:value="0.666987001895905" calcext:value-type="float">
            <text:p>0.6669870019</text:p>
          </table:table-cell>
          <table:table-cell/>
          <table:table-cell table:style-name="ce1" table:formula="of:=SUM([.A2260:.A2270])/11" office:value-type="float" office:value="0.529326306148008" calcext:value-type="float">
            <text:p>0.529326306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60:.G2270])/11" office:value-type="float" office:value="85.3636363636364" calcext:value-type="float">
            <text:p>85.3636363636</text:p>
          </table:table-cell>
          <table:table-cell table:style-name="ce1"/>
        </table:table-row>
        <table:table-row table:style-name="ro1">
          <table:table-cell office:value-type="float" office:value="0.327295988798141" calcext:value-type="float">
            <text:p>0.3272959888</text:p>
          </table:table-cell>
          <table:table-cell/>
          <table:table-cell table:style-name="ce1" table:formula="of:=SUM([.A2261:.A2271])/11" office:value-type="float" office:value="0.539625360207124" calcext:value-type="float">
            <text:p>0.53962536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61:.G2271])/11" office:value-type="float" office:value="85.3636363636364" calcext:value-type="float">
            <text:p>85.3636363636</text:p>
          </table:table-cell>
          <table:table-cell table:style-name="ce1"/>
        </table:table-row>
        <table:table-row table:style-name="ro1">
          <table:table-cell office:value-type="float" office:value="0.714079260826111" calcext:value-type="float">
            <text:p>0.7140792608</text:p>
          </table:table-cell>
          <table:table-cell/>
          <table:table-cell table:style-name="ce1" table:formula="of:=SUM([.A2262:.A2272])/11" office:value-type="float" office:value="0.549451960758729" calcext:value-type="float">
            <text:p>0.549451960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62:.G2272])/11" office:value-type="float" office:value="84.1818181818182" calcext:value-type="float">
            <text:p>84.1818181818</text:p>
          </table:table-cell>
          <table:table-cell table:style-name="ce1"/>
        </table:table-row>
        <table:table-row table:style-name="ro1">
          <table:table-cell office:value-type="float" office:value="0.31332990527153" calcext:value-type="float">
            <text:p>0.3133299053</text:p>
          </table:table-cell>
          <table:table-cell/>
          <table:table-cell table:style-name="ce1" table:formula="of:=SUM([.A2263:.A2273])/11" office:value-type="float" office:value="0.502705624157732" calcext:value-type="float">
            <text:p>0.502705624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263:.G2273])/11" office:value-type="float" office:value="81.9090909090909" calcext:value-type="float">
            <text:p>81.9090909091</text:p>
          </table:table-cell>
          <table:table-cell table:style-name="ce1"/>
        </table:table-row>
        <table:table-row table:style-name="ro1">
          <table:table-cell office:value-type="float" office:value="0.355504095554352" calcext:value-type="float">
            <text:p>0.3555040956</text:p>
          </table:table-cell>
          <table:table-cell/>
          <table:table-cell table:style-name="ce1" table:formula="of:=SUM([.A2264:.A2274])/11" office:value-type="float" office:value="0.57431475547227" calcext:value-type="float">
            <text:p>0.574314755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64:.G2274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252321571111679" calcext:value-type="float">
            <text:p>0.2523215711</text:p>
          </table:table-cell>
          <table:table-cell/>
          <table:table-cell table:style-name="ce1" table:formula="of:=SUM([.A2265:.A2275])/11" office:value-type="float" office:value="0.578562653877518" calcext:value-type="float">
            <text:p>0.578562653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65:.G2275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719194650650024" calcext:value-type="float">
            <text:p>0.7191946507</text:p>
          </table:table-cell>
          <table:table-cell/>
          <table:table-cell table:style-name="ce1" table:formula="of:=SUM([.A2266:.A2276])/11" office:value-type="float" office:value="0.600700203667987" calcext:value-type="float">
            <text:p>0.600700203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66:.G2276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444834530353546" calcext:value-type="float">
            <text:p>0.4448345304</text:p>
          </table:table-cell>
          <table:table-cell/>
          <table:table-cell table:style-name="ce1" table:formula="of:=SUM([.A2267:.A2277])/11" office:value-type="float" office:value="0.580565632744269" calcext:value-type="float">
            <text:p>0.580565632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267:.G2277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433439016342163" calcext:value-type="float">
            <text:p>0.4334390163</text:p>
          </table:table-cell>
          <table:table-cell/>
          <table:table-cell table:style-name="ce1" table:formula="of:=SUM([.A2268:.A2278])/11" office:value-type="float" office:value="0.618225911801512" calcext:value-type="float">
            <text:p>0.618225911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68:.G2278])/11" office:value-type="float" office:value="79.7272727272727" calcext:value-type="float">
            <text:p>79.7272727273</text:p>
          </table:table-cell>
          <table:table-cell table:style-name="ce1"/>
        </table:table-row>
        <table:table-row table:style-name="ro1">
          <table:table-cell office:value-type="float" office:value="1.08300387859344" calcext:value-type="float">
            <text:p>1.0830038786</text:p>
          </table:table-cell>
          <table:table-cell/>
          <table:table-cell table:style-name="ce1" table:formula="of:=SUM([.A2269:.A2279])/11" office:value-type="float" office:value="0.641476464542476" calcext:value-type="float">
            <text:p>0.64147646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269:.G2279])/11" office:value-type="float" office:value="79.7272727272727" calcext:value-type="float">
            <text:p>79.7272727273</text:p>
          </table:table-cell>
          <table:table-cell table:style-name="ce1"/>
        </table:table-row>
        <table:table-row table:style-name="ro1">
          <table:table-cell office:value-type="float" office:value="0.512599468231201" calcext:value-type="float">
            <text:p>0.5125994682</text:p>
          </table:table-cell>
          <table:table-cell/>
          <table:table-cell table:style-name="ce1" table:formula="of:=SUM([.A2270:.A2280])/11" office:value-type="float" office:value="0.59119437634945" calcext:value-type="float">
            <text:p>0.591194376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270:.G2280])/11" office:value-type="float" office:value="78.9090909090909" calcext:value-type="float">
            <text:p>78.9090909091</text:p>
          </table:table-cell>
          <table:table-cell table:style-name="ce1"/>
        </table:table-row>
        <table:table-row table:style-name="ro1">
          <table:table-cell office:value-type="float" office:value="0.780276596546173" calcext:value-type="float">
            <text:p>0.7802765965</text:p>
          </table:table-cell>
          <table:table-cell/>
          <table:table-cell table:style-name="ce1" table:formula="of:=SUM([.A2271:.A2281])/11" office:value-type="float" office:value="0.655267126180909" calcext:value-type="float">
            <text:p>0.655267126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71:.G2281])/11" office:value-type="float" office:value="80.0909090909091" calcext:value-type="float">
            <text:p>80.0909090909</text:p>
          </table:table-cell>
          <table:table-cell table:style-name="ce1"/>
        </table:table-row>
        <table:table-row table:style-name="ro1">
          <table:table-cell office:value-type="float" office:value="0.435388594865799" calcext:value-type="float">
            <text:p>0.4353885949</text:p>
          </table:table-cell>
          <table:table-cell/>
          <table:table-cell table:style-name="ce1" table:formula="of:=SUM([.A2272:.A2282])/11" office:value-type="float" office:value="0.623301610350609" calcext:value-type="float">
            <text:p>0.623301610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272:.G2282])/11" office:value-type="float" office:value="79" calcext:value-type="float">
            <text:p>79</text:p>
          </table:table-cell>
          <table:table-cell table:style-name="ce1"/>
        </table:table-row>
        <table:table-row table:style-name="ro1">
          <table:table-cell office:value-type="float" office:value="0.199869558215141" calcext:value-type="float">
            <text:p>0.1998695582</text:p>
          </table:table-cell>
          <table:table-cell/>
          <table:table-cell table:style-name="ce1" table:formula="of:=SUM([.A2273:.A2283])/11" office:value-type="float" office:value="0.601310190829364" calcext:value-type="float">
            <text:p>0.601310190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273:.G2283])/11" office:value-type="float" office:value="77.9090909090909" calcext:value-type="float">
            <text:p>77.9090909091</text:p>
          </table:table-cell>
          <table:table-cell table:style-name="ce1"/>
        </table:table-row>
        <table:table-row table:style-name="ro1">
          <table:table-cell office:value-type="float" office:value="1.10103034973145" calcext:value-type="float">
            <text:p>1.1010303497</text:p>
          </table:table-cell>
          <table:table-cell/>
          <table:table-cell table:style-name="ce1" table:formula="of:=SUM([.A2274:.A2284])/11" office:value-type="float" office:value="0.613274283029817" calcext:value-type="float">
            <text:p>0.61327428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74:.G2284])/11" office:value-type="float" office:value="81.3636363636364" calcext:value-type="float">
            <text:p>81.3636363636</text:p>
          </table:table-cell>
          <table:table-cell table:style-name="ce1"/>
        </table:table-row>
        <table:table-row table:style-name="ro1">
          <table:table-cell office:value-type="float" office:value="0.402230978012085" calcext:value-type="float">
            <text:p>0.402230978</text:p>
          </table:table-cell>
          <table:table-cell/>
          <table:table-cell table:style-name="ce1" table:formula="of:=SUM([.A2275:.A2285])/11" office:value-type="float" office:value="0.554722673513673" calcext:value-type="float">
            <text:p>0.554722673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75:.G2285])/11" office:value-type="float" office:value="81.9090909090909" calcext:value-type="float">
            <text:p>81.9090909091</text:p>
          </table:table-cell>
          <table:table-cell table:style-name="ce1"/>
        </table:table-row>
        <table:table-row table:style-name="ro1">
          <table:table-cell office:value-type="float" office:value="0.495834618806839" calcext:value-type="float">
            <text:p>0.4958346188</text:p>
          </table:table-cell>
          <table:table-cell/>
          <table:table-cell table:style-name="ce1" table:formula="of:=SUM([.A2276:.A2286])/11" office:value-type="float" office:value="0.535766600207849" calcext:value-type="float">
            <text:p>0.535766600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76:.G2286])/11" office:value-type="float" office:value="81.3636363636364" calcext:value-type="float">
            <text:p>81.3636363636</text:p>
          </table:table-cell>
          <table:table-cell table:style-name="ce1"/>
        </table:table-row>
        <table:table-row table:style-name="ro1">
          <table:table-cell office:value-type="float" office:value="0.497714370489121" calcext:value-type="float">
            <text:p>0.4977143705</text:p>
          </table:table-cell>
          <table:table-cell/>
          <table:table-cell table:style-name="ce1" table:formula="of:=SUM([.A2277:.A2287])/11" office:value-type="float" office:value="0.531561470844529" calcext:value-type="float">
            <text:p>0.531561470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77:.G2287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859097599983215" calcext:value-type="float">
            <text:p>0.8590976</text:p>
          </table:table-cell>
          <table:table-cell/>
          <table:table-cell table:style-name="ce1" table:formula="of:=SUM([.A2278:.A2288])/11" office:value-type="float" office:value="0.53451938114383" calcext:value-type="float">
            <text:p>0.534519381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78:.G2288])/11" office:value-type="float" office:value="79.7272727272727" calcext:value-type="float">
            <text:p>79.7272727273</text:p>
          </table:table-cell>
          <table:table-cell table:style-name="ce1"/>
        </table:table-row>
        <table:table-row table:style-name="ro1">
          <table:table-cell office:value-type="float" office:value="0.689195096492767" calcext:value-type="float">
            <text:p>0.6891950965</text:p>
          </table:table-cell>
          <table:table-cell/>
          <table:table-cell table:style-name="ce1" table:formula="of:=SUM([.A2279:.A2289])/11" office:value-type="float" office:value="0.522743058475581" calcext:value-type="float">
            <text:p>0.522743058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79:.G2289])/11" office:value-type="float" office:value="78" calcext:value-type="float">
            <text:p>78</text:p>
          </table:table-cell>
          <table:table-cell table:style-name="ce1"/>
        </table:table-row>
        <table:table-row table:style-name="ro1">
          <table:table-cell office:value-type="float" office:value="0.529900908470154" calcext:value-type="float">
            <text:p>0.5299009085</text:p>
          </table:table-cell>
          <table:table-cell/>
          <table:table-cell table:style-name="ce1" table:formula="of:=SUM([.A2280:.A2290])/11" office:value-type="float" office:value="0.495752292600545" calcext:value-type="float">
            <text:p>0.4957522926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2280:.G2290])/11" office:value-type="float" office:value="78.5454545454545" calcext:value-type="float">
            <text:p>78.5454545455</text:p>
          </table:table-cell>
          <table:table-cell table:style-name="ce1"/>
        </table:table-row>
        <table:table-row table:style-name="ro1">
          <table:table-cell office:value-type="float" office:value="1.21739971637726" calcext:value-type="float">
            <text:p>1.2173997164</text:p>
          </table:table-cell>
          <table:table-cell/>
          <table:table-cell table:style-name="ce1" table:formula="of:=SUM([.A2281:.A2291])/11" office:value-type="float" office:value="0.546785551038656" calcext:value-type="float">
            <text:p>0.54678555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81:.G2291])/11" office:value-type="float" office:value="76.4545454545455" calcext:value-type="float">
            <text:p>76.4545454545</text:p>
          </table:table-cell>
          <table:table-cell table:style-name="ce1"/>
        </table:table-row>
        <table:table-row table:style-name="ro1">
          <table:table-cell office:value-type="float" office:value="0.428655922412872" calcext:value-type="float">
            <text:p>0.4286559224</text:p>
          </table:table-cell>
          <table:table-cell/>
          <table:table-cell table:style-name="ce1" table:formula="of:=SUM([.A2282:.A2292])/11" office:value-type="float" office:value="0.507029063322328" calcext:value-type="float">
            <text:p>0.507029063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82:.G2292])/11" office:value-type="float" office:value="75.9090909090909" calcext:value-type="float">
            <text:p>75.9090909091</text:p>
          </table:table-cell>
          <table:table-cell table:style-name="ce1"/>
        </table:table-row>
        <table:table-row table:style-name="ro1">
          <table:table-cell office:value-type="float" office:value="0.193482980132103" calcext:value-type="float">
            <text:p>0.1934829801</text:p>
          </table:table-cell>
          <table:table-cell/>
          <table:table-cell table:style-name="ce1" table:formula="of:=SUM([.A2283:.A2293])/11" office:value-type="float" office:value="0.484236385334622" calcext:value-type="float">
            <text:p>0.484236385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1" table:formula="of:=SUM([.G2283:.G2293])/11" office:value-type="float" office:value="76.4545454545455" calcext:value-type="float">
            <text:p>76.4545454545</text:p>
          </table:table-cell>
          <table:table-cell table:style-name="ce1"/>
        </table:table-row>
        <table:table-row table:style-name="ro1">
          <table:table-cell office:value-type="float" office:value="0.33147457242012" calcext:value-type="float">
            <text:p>0.3314745724</text:p>
          </table:table-cell>
          <table:table-cell/>
          <table:table-cell table:style-name="ce1" table:formula="of:=SUM([.A2284:.A2294])/11" office:value-type="float" office:value="0.520725255662745" calcext:value-type="float">
            <text:p>0.520725255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284:.G2294])/11" office:value-type="float" office:value="79.8181818181818" calcext:value-type="float">
            <text:p>79.8181818182</text:p>
          </table:table-cell>
          <table:table-cell table:style-name="ce1"/>
        </table:table-row>
        <table:table-row table:style-name="ro1">
          <table:table-cell office:value-type="float" office:value="0.456962645053863" calcext:value-type="float">
            <text:p>0.4569626451</text:p>
          </table:table-cell>
          <table:table-cell/>
          <table:table-cell table:style-name="ce1" table:formula="of:=SUM([.A2285:.A2295])/11" office:value-type="float" office:value="0.556857767430219" calcext:value-type="float">
            <text:p>0.556857767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85:.G2295])/11" office:value-type="float" office:value="77.5454545454546" calcext:value-type="float">
            <text:p>77.5454545455</text:p>
          </table:table-cell>
          <table:table-cell table:style-name="ce1"/>
        </table:table-row>
        <table:table-row table:style-name="ro1">
          <table:table-cell office:value-type="float" office:value="0.193714171648025" calcext:value-type="float">
            <text:p>0.1937141716</text:p>
          </table:table-cell>
          <table:table-cell/>
          <table:table-cell table:style-name="ce1" table:formula="of:=SUM([.A2286:.A2296])/11" office:value-type="float" office:value="0.576126789504832" calcext:value-type="float">
            <text:p>0.576126789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86:.G2296])/11" office:value-type="float" office:value="78.0909090909091" calcext:value-type="float">
            <text:p>78.0909090909</text:p>
          </table:table-cell>
          <table:table-cell table:style-name="ce1"/>
        </table:table-row>
        <table:table-row table:style-name="ro1">
          <table:table-cell office:value-type="float" office:value="0.449578195810318" calcext:value-type="float">
            <text:p>0.4495781958</text:p>
          </table:table-cell>
          <table:table-cell/>
          <table:table-cell table:style-name="ce1" table:formula="of:=SUM([.A2287:.A2297])/11" office:value-type="float" office:value="0.597683034159921" calcext:value-type="float">
            <text:p>0.597683034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87:.G2297])/11" office:value-type="float" office:value="78.6363636363636" calcext:value-type="float">
            <text:p>78.6363636364</text:p>
          </table:table-cell>
          <table:table-cell table:style-name="ce1"/>
        </table:table-row>
        <table:table-row table:style-name="ro1">
          <table:table-cell office:value-type="float" office:value="0.530251383781433" calcext:value-type="float">
            <text:p>0.5302513838</text:p>
          </table:table-cell>
          <table:table-cell/>
          <table:table-cell table:style-name="ce1" table:formula="of:=SUM([.A2288:.A2298])/11" office:value-type="float" office:value="0.596704946322875" calcext:value-type="float">
            <text:p>0.596704946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88:.G2298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729558050632477" calcext:value-type="float">
            <text:p>0.7295580506</text:p>
          </table:table-cell>
          <table:table-cell/>
          <table:table-cell table:style-name="ce1" table:formula="of:=SUM([.A2289:.A2299])/11" office:value-type="float" office:value="0.587778912349181" calcext:value-type="float">
            <text:p>0.587778912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289:.G2299])/11" office:value-type="float" office:value="80.2727272727273" calcext:value-type="float">
            <text:p>80.2727272727</text:p>
          </table:table-cell>
          <table:table-cell table:style-name="ce1"/>
        </table:table-row>
        <table:table-row table:style-name="ro1">
          <table:table-cell office:value-type="float" office:value="0.392296671867371" calcext:value-type="float">
            <text:p>0.3922966719</text:p>
          </table:table-cell>
          <table:table-cell/>
          <table:table-cell table:style-name="ce1" table:formula="of:=SUM([.A2290:.A2300])/11" office:value-type="float" office:value="0.544671792875637" calcext:value-type="float">
            <text:p>0.544671792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90:.G2300])/11" office:value-type="float" office:value="82.5454545454545" calcext:value-type="float">
            <text:p>82.5454545455</text:p>
          </table:table-cell>
          <table:table-cell table:style-name="ce1"/>
        </table:table-row>
        <table:table-row table:style-name="ro1">
          <table:table-cell office:value-type="float" office:value="1.09126675128937" calcext:value-type="float">
            <text:p>1.0912667513</text:p>
          </table:table-cell>
          <table:table-cell/>
          <table:table-cell table:style-name="ce1" table:formula="of:=SUM([.A2291:.A2301])/11" office:value-type="float" office:value="0.540614090182565" calcext:value-type="float">
            <text:p>0.540614090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291:.G2301])/11" office:value-type="float" office:value="81.3636363636364" calcext:value-type="float">
            <text:p>81.3636363636</text:p>
          </table:table-cell>
          <table:table-cell table:style-name="ce1"/>
        </table:table-row>
        <table:table-row table:style-name="ro1">
          <table:table-cell office:value-type="float" office:value="0.78007835149765" calcext:value-type="float">
            <text:p>0.7800783515</text:p>
          </table:table-cell>
          <table:table-cell/>
          <table:table-cell table:style-name="ce1" table:formula="of:=SUM([.A2292:.A2302])/11" office:value-type="float" office:value="0.482014588334344" calcext:value-type="float">
            <text:p>0.482014588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92:.G2302])/11" office:value-type="float" office:value="81.3636363636364" calcext:value-type="float">
            <text:p>81.3636363636</text:p>
          </table:table-cell>
          <table:table-cell table:style-name="ce1"/>
        </table:table-row>
        <table:table-row table:style-name="ro1">
          <table:table-cell office:value-type="float" office:value="0.177936464548111" calcext:value-type="float">
            <text:p>0.1779364645</text:p>
          </table:table-cell>
          <table:table-cell/>
          <table:table-cell table:style-name="ce1" table:formula="of:=SUM([.A2293:.A2303])/11" office:value-type="float" office:value="0.424121352759275" calcext:value-type="float">
            <text:p>0.424121352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93:.G2303])/11" office:value-type="float" office:value="81.9090909090909" calcext:value-type="float">
            <text:p>81.9090909091</text:p>
          </table:table-cell>
          <table:table-cell table:style-name="ce1"/>
        </table:table-row>
        <table:table-row table:style-name="ro1">
          <table:table-cell office:value-type="float" office:value="0.594860553741455" calcext:value-type="float">
            <text:p>0.5948605537</text:p>
          </table:table-cell>
          <table:table-cell/>
          <table:table-cell table:style-name="ce1" table:formula="of:=SUM([.A2294:.A2304])/11" office:value-type="float" office:value="0.466433961283077" calcext:value-type="float">
            <text:p>0.466433961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294:.G2304])/11" office:value-type="float" office:value="82.8181818181818" calcext:value-type="float">
            <text:p>82.8181818182</text:p>
          </table:table-cell>
          <table:table-cell table:style-name="ce1"/>
        </table:table-row>
        <table:table-row table:style-name="ro1">
          <table:table-cell office:value-type="float" office:value="0.728932201862335" calcext:value-type="float">
            <text:p>0.7289322019</text:p>
          </table:table-cell>
          <table:table-cell/>
          <table:table-cell table:style-name="ce1" table:formula="of:=SUM([.A2295:.A2305])/11" office:value-type="float" office:value="0.433770202777603" calcext:value-type="float">
            <text:p>0.433770202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295:.G2305])/11" office:value-type="float" office:value="82.2727272727273" calcext:value-type="float">
            <text:p>82.2727272727</text:p>
          </table:table-cell>
          <table:table-cell table:style-name="ce1"/>
        </table:table-row>
        <table:table-row table:style-name="ro1">
          <table:table-cell office:value-type="float" office:value="0.668921887874603" calcext:value-type="float">
            <text:p>0.6689218879</text:p>
          </table:table-cell>
          <table:table-cell/>
          <table:table-cell table:style-name="ce1" table:formula="of:=SUM([.A2296:.A2306])/11" office:value-type="float" office:value="0.398919965733181" calcext:value-type="float">
            <text:p>0.398919965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296:.G2306])/11" office:value-type="float" office:value="83.3636363636364" calcext:value-type="float">
            <text:p>83.3636363636</text:p>
          </table:table-cell>
          <table:table-cell table:style-name="ce1"/>
        </table:table-row>
        <table:table-row table:style-name="ro1">
          <table:table-cell office:value-type="float" office:value="0.430832862854004" calcext:value-type="float">
            <text:p>0.4308328629</text:p>
          </table:table-cell>
          <table:table-cell/>
          <table:table-cell table:style-name="ce1" table:formula="of:=SUM([.A2297:.A2307])/11" office:value-type="float" office:value="0.385172799229622" calcext:value-type="float">
            <text:p>0.385172799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97:.G2307])/11" office:value-type="float" office:value="83.9090909090909" calcext:value-type="float">
            <text:p>83.9090909091</text:p>
          </table:table-cell>
          <table:table-cell table:style-name="ce1"/>
        </table:table-row>
        <table:table-row table:style-name="ro1">
          <table:table-cell office:value-type="float" office:value="0.438819229602814" calcext:value-type="float">
            <text:p>0.4388192296</text:p>
          </table:table-cell>
          <table:table-cell/>
          <table:table-cell table:style-name="ce1" table:formula="of:=SUM([.A2298:.A2308])/11" office:value-type="float" office:value="0.435731447555802" calcext:value-type="float">
            <text:p>0.435731447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298:.G2308])/11" office:value-type="float" office:value="82.7272727272727" calcext:value-type="float">
            <text:p>82.7272727273</text:p>
          </table:table-cell>
          <table:table-cell table:style-name="ce1"/>
        </table:table-row>
        <table:table-row table:style-name="ro1">
          <table:table-cell office:value-type="float" office:value="0.432065010070801" calcext:value-type="float">
            <text:p>0.4320650101</text:p>
          </table:table-cell>
          <table:table-cell/>
          <table:table-cell table:style-name="ce1" table:formula="of:=SUM([.A2299:.A2309])/11" office:value-type="float" office:value="0.444438932971521" calcext:value-type="float">
            <text:p>0.44443893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299:.G2309])/11" office:value-type="float" office:value="81.6363636363636" calcext:value-type="float">
            <text:p>81.6363636364</text:p>
          </table:table-cell>
          <table:table-cell table:style-name="ce1"/>
        </table:table-row>
        <table:table-row table:style-name="ro1">
          <table:table-cell office:value-type="float" office:value="0.255379736423492" calcext:value-type="float">
            <text:p>0.2553797364</text:p>
          </table:table-cell>
          <table:table-cell/>
          <table:table-cell table:style-name="ce1" table:formula="of:=SUM([.A2300:.A2310])/11" office:value-type="float" office:value="0.424955485896631" calcext:value-type="float">
            <text:p>0.424955485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300:.G2310])/11" office:value-type="float" office:value="81.6363636363636" calcext:value-type="float">
            <text:p>81.6363636364</text:p>
          </table:table-cell>
          <table:table-cell table:style-name="ce1"/>
        </table:table-row>
        <table:table-row table:style-name="ro1">
          <table:table-cell office:value-type="float" office:value="0.347661942243576" calcext:value-type="float">
            <text:p>0.3476619422</text:p>
          </table:table-cell>
          <table:table-cell/>
          <table:table-cell table:style-name="ce1" table:formula="of:=SUM([.A2301:.A2311])/11" office:value-type="float" office:value="0.437235736034133" calcext:value-type="float">
            <text:p>0.43723573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301:.G2311])/11" office:value-type="float" office:value="80" calcext:value-type="float">
            <text:p>80</text:p>
          </table:table-cell>
          <table:table-cell table:style-name="ce1"/>
        </table:table-row>
        <table:table-row table:style-name="ro1">
          <table:table-cell office:value-type="float" office:value="0.446672230958939" calcext:value-type="float">
            <text:p>0.446672231</text:p>
          </table:table-cell>
          <table:table-cell/>
          <table:table-cell table:style-name="ce1" table:formula="of:=SUM([.A2302:.A2312])/11" office:value-type="float" office:value="0.442320380698551" calcext:value-type="float">
            <text:p>0.442320380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302:.G2312])/11" office:value-type="float" office:value="79.4545454545455" calcext:value-type="float">
            <text:p>79.4545454545</text:p>
          </table:table-cell>
          <table:table-cell table:style-name="ce1"/>
        </table:table-row>
        <table:table-row table:style-name="ro1">
          <table:table-cell office:value-type="float" office:value="0.14325276017189" calcext:value-type="float">
            <text:p>0.1432527602</text:p>
          </table:table-cell>
          <table:table-cell/>
          <table:table-cell table:style-name="ce1" table:formula="of:=SUM([.A2303:.A2313])/11" office:value-type="float" office:value="0.431302399797873" calcext:value-type="float">
            <text:p>0.431302399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303:.G2313])/11" office:value-type="float" office:value="81.1818181818182" calcext:value-type="float">
            <text:p>81.1818181818</text:p>
          </table:table-cell>
          <table:table-cell table:style-name="ce1"/>
        </table:table-row>
        <table:table-row table:style-name="ro1">
          <table:table-cell office:value-type="float" office:value="0.643375158309937" calcext:value-type="float">
            <text:p>0.6433751583</text:p>
          </table:table-cell>
          <table:table-cell/>
          <table:table-cell table:style-name="ce1" table:formula="of:=SUM([.A2304:.A2314])/11" office:value-type="float" office:value="0.440792349251834" calcext:value-type="float">
            <text:p>0.440792349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2304:.G2314])/11" office:value-type="float" office:value="81.7272727272727" calcext:value-type="float">
            <text:p>81.7272727273</text:p>
          </table:table-cell>
          <table:table-cell table:style-name="ce1"/>
        </table:table-row>
        <table:table-row table:style-name="ro1">
          <table:table-cell office:value-type="float" office:value="0.235559210181236" calcext:value-type="float">
            <text:p>0.2355592102</text:p>
          </table:table-cell>
          <table:table-cell/>
          <table:table-cell table:style-name="ce1" table:formula="of:=SUM([.A2305:.A2315])/11" office:value-type="float" office:value="0.490158866752278" calcext:value-type="float">
            <text:p>0.490158866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05:.G2315])/11" office:value-type="float" office:value="80.8181818181818" calcext:value-type="float">
            <text:p>80.8181818182</text:p>
          </table:table-cell>
          <table:table-cell table:style-name="ce1"/>
        </table:table-row>
        <table:table-row table:style-name="ro1">
          <table:table-cell office:value-type="float" office:value="0.345579594373703" calcext:value-type="float">
            <text:p>0.3455795944</text:p>
          </table:table-cell>
          <table:table-cell/>
          <table:table-cell table:style-name="ce1" table:formula="of:=SUM([.A2306:.A2316])/11" office:value-type="float" office:value="0.487300777977163" calcext:value-type="float">
            <text:p>0.48730077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06:.G2316])/11" office:value-type="float" office:value="80.4545454545455" calcext:value-type="float">
            <text:p>80.4545454545</text:p>
          </table:table-cell>
          <table:table-cell table:style-name="ce1"/>
        </table:table-row>
        <table:table-row table:style-name="ro1">
          <table:table-cell office:value-type="float" office:value="0.517703056335449" calcext:value-type="float">
            <text:p>0.5177030563</text:p>
          </table:table-cell>
          <table:table-cell/>
          <table:table-cell table:style-name="ce1" table:formula="of:=SUM([.A2307:.A2317])/11" office:value-type="float" office:value="0.504001167687503" calcext:value-type="float">
            <text:p>0.504001167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307:.G2317])/11" office:value-type="float" office:value="78.1818181818182" calcext:value-type="float">
            <text:p>78.1818181818</text:p>
          </table:table-cell>
          <table:table-cell table:style-name="ce1"/>
        </table:table-row>
        <table:table-row table:style-name="ro1">
          <table:table-cell office:value-type="float" office:value="0.986977994441986" calcext:value-type="float">
            <text:p>0.9869779944</text:p>
          </table:table-cell>
          <table:table-cell/>
          <table:table-cell table:style-name="ce1" table:formula="of:=SUM([.A2308:.A2318])/11" office:value-type="float" office:value="0.543665680018338" calcext:value-type="float">
            <text:p>0.5436656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308:.G2318])/11" office:value-type="float" office:value="77.6363636363636" calcext:value-type="float">
            <text:p>77.6363636364</text:p>
          </table:table-cell>
          <table:table-cell table:style-name="ce1"/>
        </table:table-row>
        <table:table-row table:style-name="ro1">
          <table:table-cell office:value-type="float" office:value="0.53460156917572" calcext:value-type="float">
            <text:p>0.5346015692</text:p>
          </table:table-cell>
          <table:table-cell/>
          <table:table-cell table:style-name="ce1" table:formula="of:=SUM([.A2309:.A2319])/11" office:value-type="float" office:value="0.560555040836334" calcext:value-type="float">
            <text:p>0.560555040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309:.G2319])/11" office:value-type="float" office:value="79.3636363636364" calcext:value-type="float">
            <text:p>79.3636363636</text:p>
          </table:table-cell>
          <table:table-cell table:style-name="ce1"/>
        </table:table-row>
        <table:table-row table:style-name="ro1">
          <table:table-cell office:value-type="float" office:value="0.217747092247009" calcext:value-type="float">
            <text:p>0.2177470922</text:p>
          </table:table-cell>
          <table:table-cell/>
          <table:table-cell table:style-name="ce1" table:formula="of:=SUM([.A2310:.A2320])/11" office:value-type="float" office:value="0.541188578714024" calcext:value-type="float">
            <text:p>0.541188578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310:.G2320])/11" office:value-type="float" office:value="79.9090909090909" calcext:value-type="float">
            <text:p>79.9090909091</text:p>
          </table:table-cell>
          <table:table-cell table:style-name="ce1"/>
        </table:table-row>
        <table:table-row table:style-name="ro1">
          <table:table-cell office:value-type="float" office:value="0.39046248793602" calcext:value-type="float">
            <text:p>0.3904624879</text:p>
          </table:table-cell>
          <table:table-cell/>
          <table:table-cell table:style-name="ce1" table:formula="of:=SUM([.A2311:.A2321])/11" office:value-type="float" office:value="0.610855842178518" calcext:value-type="float">
            <text:p>0.610855842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11:.G2321])/11" office:value-type="float" office:value="79.3636363636364" calcext:value-type="float">
            <text:p>79.3636363636</text:p>
          </table:table-cell>
          <table:table-cell table:style-name="ce1"/>
        </table:table-row>
        <table:table-row table:style-name="ro1">
          <table:table-cell office:value-type="float" office:value="0.40359303355217" calcext:value-type="float">
            <text:p>0.4035930336</text:p>
          </table:table-cell>
          <table:table-cell/>
          <table:table-cell table:style-name="ce1" table:formula="of:=SUM([.A2312:.A2322])/11" office:value-type="float" office:value="0.616779606450688" calcext:value-type="float">
            <text:p>0.616779606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312:.G2322])/11" office:value-type="float" office:value="79.9090909090909" calcext:value-type="float">
            <text:p>79.9090909091</text:p>
          </table:table-cell>
          <table:table-cell table:style-name="ce1"/>
        </table:table-row>
        <table:table-row table:style-name="ro1">
          <table:table-cell office:value-type="float" office:value="0.325474441051483" calcext:value-type="float">
            <text:p>0.3254744411</text:p>
          </table:table-cell>
          <table:table-cell/>
          <table:table-cell table:style-name="ce1" table:formula="of:=SUM([.A2313:.A2323])/11" office:value-type="float" office:value="0.650555328889327" calcext:value-type="float">
            <text:p>0.650555328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13:.G2323])/11" office:value-type="float" office:value="79.9090909090909" calcext:value-type="float">
            <text:p>79.9090909091</text:p>
          </table:table-cell>
          <table:table-cell table:style-name="ce1"/>
        </table:table-row>
        <table:table-row table:style-name="ro1">
          <table:table-cell office:value-type="float" office:value="0.247642204165459" calcext:value-type="float">
            <text:p>0.2476422042</text:p>
          </table:table-cell>
          <table:table-cell/>
          <table:table-cell table:style-name="ce1" table:formula="of:=SUM([.A2314:.A2324])/11" office:value-type="float" office:value="0.675711463798176" calcext:value-type="float">
            <text:p>0.675711463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14:.G2324])/11" office:value-type="float" office:value="80.4545454545455" calcext:value-type="float">
            <text:p>80.4545454545</text:p>
          </table:table-cell>
          <table:table-cell table:style-name="ce1"/>
        </table:table-row>
        <table:table-row table:style-name="ro1">
          <table:table-cell office:value-type="float" office:value="1.18640685081482" calcext:value-type="float">
            <text:p>1.1864068508</text:p>
          </table:table-cell>
          <table:table-cell/>
          <table:table-cell table:style-name="ce1" table:formula="of:=SUM([.A2315:.A2325])/11" office:value-type="float" office:value="0.694084745916453" calcext:value-type="float">
            <text:p>0.694084745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315:.G2325])/11" office:value-type="float" office:value="81" calcext:value-type="float">
            <text:p>81</text:p>
          </table:table-cell>
          <table:table-cell table:style-name="ce1"/>
        </table:table-row>
        <table:table-row table:style-name="ro1">
          <table:table-cell office:value-type="float" office:value="0.204120233654976" calcext:value-type="float">
            <text:p>0.2041202337</text:p>
          </table:table-cell>
          <table:table-cell/>
          <table:table-cell table:style-name="ce1" table:formula="of:=SUM([.A2316:.A2326])/11" office:value-type="float" office:value="0.629117845134301" calcext:value-type="float">
            <text:p>0.6291178451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2316:.G2326])/11" office:value-type="float" office:value="82.0909090909091" calcext:value-type="float">
            <text:p>82.0909090909</text:p>
          </table:table-cell>
          <table:table-cell table:style-name="ce1"/>
        </table:table-row>
        <table:table-row table:style-name="ro1">
          <table:table-cell office:value-type="float" office:value="0.529283881187439" calcext:value-type="float">
            <text:p>0.5292838812</text:p>
          </table:table-cell>
          <table:table-cell/>
          <table:table-cell table:style-name="ce1" table:formula="of:=SUM([.A2317:.A2327])/11" office:value-type="float" office:value="0.693173877217553" calcext:value-type="float">
            <text:p>0.693173877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317:.G2327])/11" office:value-type="float" office:value="81.9090909090909" calcext:value-type="float">
            <text:p>81.9090909091</text:p>
          </table:table-cell>
          <table:table-cell table:style-name="ce1"/>
        </table:table-row>
        <table:table-row table:style-name="ro1">
          <table:table-cell office:value-type="float" office:value="0.95401269197464" calcext:value-type="float">
            <text:p>0.954012692</text:p>
          </table:table-cell>
          <table:table-cell/>
          <table:table-cell table:style-name="ce1" table:formula="of:=SUM([.A2318:.A2328])/11" office:value-type="float" office:value="0.696709077466618" calcext:value-type="float">
            <text:p>0.696709077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18:.G2328])/11" office:value-type="float" office:value="84.5454545454546" calcext:value-type="float">
            <text:p>84.5454545455</text:p>
          </table:table-cell>
          <table:table-cell table:style-name="ce1"/>
        </table:table-row>
        <table:table-row table:style-name="ro1">
          <table:table-cell office:value-type="float" office:value="1.17276096343994" calcext:value-type="float">
            <text:p>1.1727609634</text:p>
          </table:table-cell>
          <table:table-cell/>
          <table:table-cell table:style-name="ce1" table:formula="of:=SUM([.A2319:.A2329])/11" office:value-type="float" office:value="0.650990981947292" calcext:value-type="float">
            <text:p>0.650990981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19:.G2329])/11" office:value-type="float" office:value="85.0909090909091" calcext:value-type="float">
            <text:p>85.0909090909</text:p>
          </table:table-cell>
          <table:table-cell table:style-name="ce1"/>
        </table:table-row>
        <table:table-row table:style-name="ro1">
          <table:table-cell office:value-type="float" office:value="0.321570485830307" calcext:value-type="float">
            <text:p>0.3215704858</text:p>
          </table:table-cell>
          <table:table-cell/>
          <table:table-cell table:style-name="ce1" table:formula="of:=SUM([.A2320:.A2330])/11" office:value-type="float" office:value="0.569805437868292" calcext:value-type="float">
            <text:p>0.569805437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20:.G2330])/11" office:value-type="float" office:value="84" calcext:value-type="float">
            <text:p>84</text:p>
          </table:table-cell>
          <table:table-cell table:style-name="ce1"/>
        </table:table-row>
        <table:table-row table:style-name="ro1">
          <table:table-cell office:value-type="float" office:value="0.984086990356445" calcext:value-type="float">
            <text:p>0.9840869904</text:p>
          </table:table-cell>
          <table:table-cell/>
          <table:table-cell table:style-name="ce1" table:formula="of:=SUM([.A2321:.A2331])/11" office:value-type="float" office:value="0.588022857904434" calcext:value-type="float">
            <text:p>0.588022857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21:.G2331])/11" office:value-type="float" office:value="84.5454545454546" calcext:value-type="float">
            <text:p>84.5454545455</text:p>
          </table:table-cell>
          <table:table-cell table:style-name="ce1"/>
        </table:table-row>
        <table:table-row table:style-name="ro1">
          <table:table-cell office:value-type="float" office:value="0.455623894929886" calcext:value-type="float">
            <text:p>0.4556238949</text:p>
          </table:table-cell>
          <table:table-cell/>
          <table:table-cell table:style-name="ce1" table:formula="of:=SUM([.A2322:.A2332])/11" office:value-type="float" office:value="0.528644740581512" calcext:value-type="float">
            <text:p>0.528644740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322:.G2332])/11" office:value-type="float" office:value="85.6363636363636" calcext:value-type="float">
            <text:p>85.6363636364</text:p>
          </table:table-cell>
          <table:table-cell table:style-name="ce1"/>
        </table:table-row>
        <table:table-row table:style-name="ro1">
          <table:table-cell office:value-type="float" office:value="0.775125980377197" calcext:value-type="float">
            <text:p>0.7751259804</text:p>
          </table:table-cell>
          <table:table-cell/>
          <table:table-cell table:style-name="ce1" table:formula="of:=SUM([.A2323:.A2333])/11" office:value-type="float" office:value="0.554820626974106" calcext:value-type="float">
            <text:p>0.554820627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323:.G2333])/11" office:value-type="float" office:value="86.1818181818182" calcext:value-type="float">
            <text:p>86.1818181818</text:p>
          </table:table-cell>
          <table:table-cell table:style-name="ce1"/>
        </table:table-row>
        <table:table-row table:style-name="ro1">
          <table:table-cell office:value-type="float" office:value="0.602191925048828" calcext:value-type="float">
            <text:p>0.602191925</text:p>
          </table:table-cell>
          <table:table-cell/>
          <table:table-cell table:style-name="ce1" table:formula="of:=SUM([.A2324:.A2334])/11" office:value-type="float" office:value="0.524894045157866" calcext:value-type="float">
            <text:p>0.524894045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324:.G2334])/11" office:value-type="float" office:value="89" calcext:value-type="float">
            <text:p>89</text:p>
          </table:table-cell>
          <table:table-cell table:style-name="ce1"/>
        </table:table-row>
        <table:table-row table:style-name="ro1">
          <table:table-cell office:value-type="float" office:value="0.449748307466507" calcext:value-type="float">
            <text:p>0.4497483075</text:p>
          </table:table-cell>
          <table:table-cell/>
          <table:table-cell table:style-name="ce1" table:formula="of:=SUM([.A2325:.A2335])/11" office:value-type="float" office:value="0.506410281766545" calcext:value-type="float">
            <text:p>0.506410281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325:.G2335])/11" office:value-type="float" office:value="89" calcext:value-type="float">
            <text:p>89</text:p>
          </table:table-cell>
          <table:table-cell table:style-name="ce1"/>
        </table:table-row>
        <table:table-row table:style-name="ro1">
          <table:table-cell office:value-type="float" office:value="0.471770942211151" calcext:value-type="float">
            <text:p>0.4717709422</text:p>
          </table:table-cell>
          <table:table-cell/>
          <table:table-cell table:style-name="ce1" table:formula="of:=SUM([.A2326:.A2336])/11" office:value-type="float" office:value="0.499797997149554" calcext:value-type="float">
            <text:p>0.499797997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326:.G2336])/11" office:value-type="float" office:value="86.1818181818182" calcext:value-type="float">
            <text:p>86.1818181818</text:p>
          </table:table-cell>
          <table:table-cell table:style-name="ce1"/>
        </table:table-row>
        <table:table-row table:style-name="ro1">
          <table:table-cell office:value-type="float" office:value="0.90873658657074" calcext:value-type="float">
            <text:p>0.9087365866</text:p>
          </table:table-cell>
          <table:table-cell/>
          <table:table-cell table:style-name="ce1" table:formula="of:=SUM([.A2327:.A2337])/11" office:value-type="float" office:value="0.507981546900489" calcext:value-type="float">
            <text:p>0.507981546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327:.G2337])/11" office:value-type="float" office:value="86.1818181818182" calcext:value-type="float">
            <text:p>86.1818181818</text:p>
          </table:table-cell>
          <table:table-cell table:style-name="ce1"/>
        </table:table-row>
        <table:table-row table:style-name="ro1">
          <table:table-cell office:value-type="float" office:value="0.568171083927155" calcext:value-type="float">
            <text:p>0.5681710839</text:p>
          </table:table-cell>
          <table:table-cell/>
          <table:table-cell table:style-name="ce1" table:formula="of:=SUM([.A2328:.A2338])/11" office:value-type="float" office:value="0.457197278738022" calcext:value-type="float">
            <text:p>0.4571972787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style-name="ce1" table:formula="of:=SUM([.G2328:.G2338])/11" office:value-type="float" office:value="87.9090909090909" calcext:value-type="float">
            <text:p>87.9090909091</text:p>
          </table:table-cell>
          <table:table-cell table:style-name="ce1"/>
        </table:table-row>
        <table:table-row table:style-name="ro1">
          <table:table-cell office:value-type="float" office:value="0.451113641262054" calcext:value-type="float">
            <text:p>0.4511136413</text:p>
          </table:table-cell>
          <table:table-cell/>
          <table:table-cell table:style-name="ce1" table:formula="of:=SUM([.A2329:.A2339])/11" office:value-type="float" office:value="0.497945349324833" calcext:value-type="float">
            <text:p>0.49794534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329:.G2339])/11" office:value-type="float" office:value="87.5454545454545" calcext:value-type="float">
            <text:p>87.5454545455</text:p>
          </table:table-cell>
          <table:table-cell table:style-name="ce1"/>
        </table:table-row>
        <table:table-row table:style-name="ro1">
          <table:table-cell office:value-type="float" office:value="0.279719978570938" calcext:value-type="float">
            <text:p>0.2797199786</text:p>
          </table:table-cell>
          <table:table-cell/>
          <table:table-cell table:style-name="ce1" table:formula="of:=SUM([.A2330:.A2340])/11" office:value-type="float" office:value="0.490056680007414" calcext:value-type="float">
            <text:p>0.4900566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30:.G2340])/11" office:value-type="float" office:value="85.0909090909091" calcext:value-type="float">
            <text:p>85.0909090909</text:p>
          </table:table-cell>
          <table:table-cell table:style-name="ce1"/>
        </table:table-row>
        <table:table-row table:style-name="ro1">
          <table:table-cell office:value-type="float" office:value="0.521962106227875" calcext:value-type="float">
            <text:p>0.5219621062</text:p>
          </table:table-cell>
          <table:table-cell/>
          <table:table-cell table:style-name="ce1" table:formula="of:=SUM([.A2331:.A2341])/11" office:value-type="float" office:value="0.493046820163727" calcext:value-type="float">
            <text:p>0.493046820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331:.G2341])/11" office:value-type="float" office:value="86.1818181818182" calcext:value-type="float">
            <text:p>86.1818181818</text:p>
          </table:table-cell>
          <table:table-cell table:style-name="ce1"/>
        </table:table-row>
        <table:table-row table:style-name="ro1">
          <table:table-cell office:value-type="float" office:value="0.330927699804306" calcext:value-type="float">
            <text:p>0.3309276998</text:p>
          </table:table-cell>
          <table:table-cell/>
          <table:table-cell table:style-name="ce1" table:formula="of:=SUM([.A2332:.A2342])/11" office:value-type="float" office:value="0.485117760571566" calcext:value-type="float">
            <text:p>0.485117760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32:.G2342])/11" office:value-type="float" office:value="83.3636363636364" calcext:value-type="float">
            <text:p>83.3636363636</text:p>
          </table:table-cell>
          <table:table-cell table:style-name="ce1"/>
        </table:table-row>
        <table:table-row table:style-name="ro1">
          <table:table-cell office:value-type="float" office:value="0.743558645248413" calcext:value-type="float">
            <text:p>0.7435586452</text:p>
          </table:table-cell>
          <table:table-cell/>
          <table:table-cell table:style-name="ce1" table:formula="of:=SUM([.A2333:.A2343])/11" office:value-type="float" office:value="0.547959883104671" calcext:value-type="float">
            <text:p>0.547959883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33:.G2343])/11" office:value-type="float" office:value="82.2727272727273" calcext:value-type="float">
            <text:p>82.2727272727</text:p>
          </table:table-cell>
          <table:table-cell table:style-name="ce1"/>
        </table:table-row>
        <table:table-row table:style-name="ro1">
          <table:table-cell office:value-type="float" office:value="0.44593358039856" calcext:value-type="float">
            <text:p>0.4459335804</text:p>
          </table:table-cell>
          <table:table-cell/>
          <table:table-cell table:style-name="ce1" table:formula="of:=SUM([.A2334:.A2344])/11" office:value-type="float" office:value="0.50740337100896" calcext:value-type="float">
            <text:p>0.50740337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334:.G2344])/11" office:value-type="float" office:value="81.1818181818182" calcext:value-type="float">
            <text:p>81.1818181818</text:p>
          </table:table-cell>
          <table:table-cell table:style-name="ce1"/>
        </table:table-row>
        <table:table-row table:style-name="ro1">
          <table:table-cell office:value-type="float" office:value="0.398870527744293" calcext:value-type="float">
            <text:p>0.3988705277</text:p>
          </table:table-cell>
          <table:table-cell/>
          <table:table-cell table:style-name="ce1" table:formula="of:=SUM([.A2335:.A2345])/11" office:value-type="float" office:value="0.516348012469032" calcext:value-type="float">
            <text:p>0.516348012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335:.G2345])/11" office:value-type="float" office:value="78.9090909090909" calcext:value-type="float">
            <text:p>78.9090909091</text:p>
          </table:table-cell>
          <table:table-cell table:style-name="ce1"/>
        </table:table-row>
        <table:table-row table:style-name="ro1">
          <table:table-cell office:value-type="float" office:value="0.377013176679611" calcext:value-type="float">
            <text:p>0.3770131767</text:p>
          </table:table-cell>
          <table:table-cell/>
          <table:table-cell table:style-name="ce1" table:formula="of:=SUM([.A2336:.A2346])/11" office:value-type="float" office:value="0.524804318493063" calcext:value-type="float">
            <text:p>0.524804318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336:.G2346])/11" office:value-type="float" office:value="77.8181818181818" calcext:value-type="float">
            <text:p>77.8181818182</text:p>
          </table:table-cell>
          <table:table-cell/>
        </table:table-row>
        <table:table-row table:style-name="ro1">
          <table:table-cell office:value-type="float" office:value="0.561789989471435" calcext:value-type="float">
            <text:p>0.5617899895</text:p>
          </table:table-cell>
          <table:table-cell/>
          <table:table-cell table:style-name="ce1" table:formula="of:=SUM([.A2337:.A2347])/11" office:value-type="float" office:value="0.531571036035365" calcext:value-type="float">
            <text:p>0.53157103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337:.G2347])/11" office:value-type="float" office:value="80.6363636363636" calcext:value-type="float">
            <text:p>80.6363636364</text:p>
          </table:table-cell>
          <table:table-cell/>
        </table:table-row>
        <table:table-row table:style-name="ro1">
          <table:table-cell office:value-type="float" office:value="0.3501096367836" calcext:value-type="float">
            <text:p>0.3501096368</text:p>
          </table:table-cell>
          <table:table-cell/>
          <table:table-cell table:style-name="ce1" table:formula="of:=SUM([.A2338:.A2348])/11" office:value-type="float" office:value="0.516438671133735" calcext:value-type="float">
            <text:p>0.516438671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338:.G2348])/11" office:value-type="float" office:value="80.0909090909091" calcext:value-type="float">
            <text:p>80.0909090909</text:p>
          </table:table-cell>
          <table:table-cell/>
        </table:table-row>
        <table:table-row table:style-name="ro1">
          <table:table-cell office:value-type="float" office:value="1.01639986038208" calcext:value-type="float">
            <text:p>1.0163998604</text:p>
          </table:table-cell>
          <table:table-cell/>
          <table:table-cell table:style-name="ce1" table:formula="of:=SUM([.A2339:.A2349])/11" office:value-type="float" office:value="0.568857835097747" calcext:value-type="float">
            <text:p>0.568857835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39:.G2349])/11" office:value-type="float" office:value="79.4545454545455" calcext:value-type="float">
            <text:p>79.4545454545</text:p>
          </table:table-cell>
          <table:table-cell/>
        </table:table-row>
        <table:table-row table:style-name="ro1">
          <table:table-cell office:value-type="float" office:value="0.364338278770447" calcext:value-type="float">
            <text:p>0.3643382788</text:p>
          </table:table-cell>
          <table:table-cell/>
          <table:table-cell table:style-name="ce1" table:formula="of:=SUM([.A2340:.A2350])/11" office:value-type="float" office:value="0.57865917953578" calcext:value-type="float">
            <text:p>0.5786591795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2340:.G2350])/11" office:value-type="float" office:value="78.9090909090909" calcext:value-type="float">
            <text:p>78.9090909091</text:p>
          </table:table-cell>
          <table:table-cell/>
        </table:table-row>
        <table:table-row table:style-name="ro1">
          <table:table-cell office:value-type="float" office:value="0.312611520290375" calcext:value-type="float">
            <text:p>0.3126115203</text:p>
          </table:table-cell>
          <table:table-cell/>
          <table:table-cell table:style-name="ce1" table:formula="of:=SUM([.A2341:.A2351])/11" office:value-type="float" office:value="0.580549080263485" calcext:value-type="float">
            <text:p>0.580549080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41:.G2351])/11" office:value-type="float" office:value="80.8181818181818" calcext:value-type="float">
            <text:p>80.8181818182</text:p>
          </table:table-cell>
          <table:table-cell/>
        </table:table-row>
        <table:table-row table:style-name="ro1">
          <table:table-cell office:value-type="float" office:value="0.434742450714111" calcext:value-type="float">
            <text:p>0.4347424507</text:p>
          </table:table-cell>
          <table:table-cell/>
          <table:table-cell table:style-name="ce1" table:formula="of:=SUM([.A2342:.A2352])/11" office:value-type="float" office:value="0.580372287468477" calcext:value-type="float">
            <text:p>0.580372287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style-name="ce1" table:formula="of:=SUM([.G2342:.G2352])/11" office:value-type="float" office:value="80.4545454545455" calcext:value-type="float">
            <text:p>80.4545454545</text:p>
          </table:table-cell>
          <table:table-cell/>
        </table:table-row>
        <table:table-row table:style-name="ro1">
          <table:table-cell office:value-type="float" office:value="1.02219104766846" calcext:value-type="float">
            <text:p>1.0221910477</text:p>
          </table:table-cell>
          <table:table-cell/>
          <table:table-cell table:style-name="ce1" table:formula="of:=SUM([.A2343:.A2353])/11" office:value-type="float" office:value="0.612406955523925" calcext:value-type="float">
            <text:p>0.612406955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43:.G2353])/11" office:value-type="float" office:value="83.9090909090909" calcext:value-type="float">
            <text:p>83.9090909091</text:p>
          </table:table-cell>
          <table:table-cell/>
        </table:table-row>
        <table:table-row table:style-name="ro1">
          <table:table-cell office:value-type="float" office:value="0.297437012195587" calcext:value-type="float">
            <text:p>0.2974370122</text:p>
          </table:table-cell>
          <table:table-cell/>
          <table:table-cell table:style-name="ce1" table:formula="of:=SUM([.A2344:.A2354])/11" office:value-type="float" office:value="0.564925944263285" calcext:value-type="float">
            <text:p>0.564925944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44:.G2354])/11" office:value-type="float" office:value="84.4545454545455" calcext:value-type="float">
            <text:p>84.4545454545</text:p>
          </table:table-cell>
          <table:table-cell/>
        </table:table-row>
        <table:table-row table:style-name="ro1">
          <table:table-cell office:value-type="float" office:value="0.544324636459351" calcext:value-type="float">
            <text:p>0.5443246365</text:p>
          </table:table-cell>
          <table:table-cell/>
          <table:table-cell table:style-name="ce1" table:formula="of:=SUM([.A2345:.A2355])/11" office:value-type="float" office:value="0.601626843214035" calcext:value-type="float">
            <text:p>0.601626843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345:.G2355])/11" office:value-type="float" office:value="85.5454545454546" calcext:value-type="float">
            <text:p>85.5454545455</text:p>
          </table:table-cell>
          <table:table-cell/>
        </table:table-row>
        <table:table-row table:style-name="ro1">
          <table:table-cell office:value-type="float" office:value="0.491889894008637" calcext:value-type="float">
            <text:p>0.491889894</text:p>
          </table:table-cell>
          <table:table-cell/>
          <table:table-cell table:style-name="ce1" table:formula="of:=SUM([.A2346:.A2356])/11" office:value-type="float" office:value="0.582665167071603" calcext:value-type="float">
            <text:p>0.582665167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346:.G2356])/11" office:value-type="float" office:value="87.2727272727273" calcext:value-type="float">
            <text:p>87.2727272727</text:p>
          </table:table-cell>
          <table:table-cell/>
        </table:table-row>
        <table:table-row table:style-name="ro1">
          <table:table-cell office:value-type="float" office:value="0.451447069644928" calcext:value-type="float">
            <text:p>0.4514470696</text:p>
          </table:table-cell>
          <table:table-cell/>
          <table:table-cell table:style-name="ce1" table:formula="of:=SUM([.A2347:.A2357])/11" office:value-type="float" office:value="0.622635613788258" calcext:value-type="float">
            <text:p>0.622635613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347:.G2357])/11" office:value-type="float" office:value="87.2727272727273" calcext:value-type="float">
            <text:p>87.2727272727</text:p>
          </table:table-cell>
          <table:table-cell/>
        </table:table-row>
        <table:table-row table:style-name="ro1">
          <table:table-cell office:value-type="float" office:value="0.395333975553513" calcext:value-type="float">
            <text:p>0.3953339756</text:p>
          </table:table-cell>
          <table:table-cell/>
          <table:table-cell table:style-name="ce1" table:formula="of:=SUM([.A2348:.A2358])/11" office:value-type="float" office:value="0.631152754480189" calcext:value-type="float">
            <text:p>0.631152754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48:.G2358])/11" office:value-type="float" office:value="87.2727272727273" calcext:value-type="float">
            <text:p>87.2727272727</text:p>
          </table:table-cell>
          <table:table-cell/>
        </table:table-row>
        <table:table-row table:style-name="ro1">
          <table:table-cell office:value-type="float" office:value="0.926720440387726" calcext:value-type="float">
            <text:p>0.9267204404</text:p>
          </table:table-cell>
          <table:table-cell/>
          <table:table-cell table:style-name="ce1" table:formula="of:=SUM([.A2349:.A2359])/11" office:value-type="float" office:value="0.634075533259999" calcext:value-type="float">
            <text:p>0.634075533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349:.G2359])/11" office:value-type="float" office:value="87.8181818181818" calcext:value-type="float">
            <text:p>87.8181818182</text:p>
          </table:table-cell>
          <table:table-cell/>
        </table:table-row>
        <table:table-row table:style-name="ro1">
          <table:table-cell office:value-type="float" office:value="1.12421464920044" calcext:value-type="float">
            <text:p>1.1242146492</text:p>
          </table:table-cell>
          <table:table-cell/>
          <table:table-cell table:style-name="ce1" table:formula="of:=SUM([.A2350:.A2360])/11" office:value-type="float" office:value="0.593006870963357" calcext:value-type="float">
            <text:p>0.59300687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350:.G2360])/11" office:value-type="float" office:value="87.2727272727273" calcext:value-type="float">
            <text:p>87.2727272727</text:p>
          </table:table-cell>
          <table:table-cell/>
        </table:table-row>
        <table:table-row table:style-name="ro1">
          <table:table-cell office:value-type="float" office:value="0.385127186775208" calcext:value-type="float">
            <text:p>0.3851271868</text:p>
          </table:table-cell>
          <table:table-cell/>
          <table:table-cell table:style-name="ce1" table:formula="of:=SUM([.A2351:.A2361])/11" office:value-type="float" office:value="0.536962985992432" calcext:value-type="float">
            <text:p>0.53696298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51:.G2361])/11" office:value-type="float" office:value="87.8181818181818" calcext:value-type="float">
            <text:p>87.8181818182</text:p>
          </table:table-cell>
          <table:table-cell/>
        </table:table-row>
        <table:table-row table:style-name="ro1">
          <table:table-cell office:value-type="float" office:value="0.310666799545288" calcext:value-type="float">
            <text:p>0.3106667995</text:p>
          </table:table-cell>
          <table:table-cell/>
          <table:table-cell table:style-name="ce1" table:formula="of:=SUM([.A2352:.A2362])/11" office:value-type="float" office:value="0.539143570444801" calcext:value-type="float">
            <text:p>0.5391435704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2352:.G2362])/11" office:value-type="float" office:value="87.8181818181818" calcext:value-type="float">
            <text:p>87.8181818182</text:p>
          </table:table-cell>
          <table:table-cell/>
        </table:table-row>
        <table:table-row table:style-name="ro1">
          <table:table-cell office:value-type="float" office:value="0.787123799324035" calcext:value-type="float">
            <text:p>0.7871237993</text:p>
          </table:table-cell>
          <table:table-cell/>
          <table:table-cell table:style-name="ce1" table:formula="of:=SUM([.A2353:.A2363])/11" office:value-type="float" office:value="0.558425022797151" calcext:value-type="float">
            <text:p>0.558425022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353:.G2363])/11" office:value-type="float" office:value="88.1818181818182" calcext:value-type="float">
            <text:p>88.1818181818</text:p>
          </table:table-cell>
          <table:table-cell/>
        </table:table-row>
        <table:table-row table:style-name="ro1">
          <table:table-cell office:value-type="float" office:value="0.499899923801422" calcext:value-type="float">
            <text:p>0.4998999238</text:p>
          </table:table-cell>
          <table:table-cell/>
          <table:table-cell table:style-name="ce1" table:formula="of:=SUM([.A2354:.A2364])/11" office:value-type="float" office:value="0.526503562927246" calcext:value-type="float">
            <text:p>0.526503562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354:.G2364])/11" office:value-type="float" office:value="85.0909090909091" calcext:value-type="float">
            <text:p>85.0909090909</text:p>
          </table:table-cell>
          <table:table-cell/>
        </table:table-row>
        <table:table-row table:style-name="ro1">
          <table:table-cell office:value-type="float" office:value="0.701146900653839" calcext:value-type="float">
            <text:p>0.7011469007</text:p>
          </table:table-cell>
          <table:table-cell/>
          <table:table-cell table:style-name="ce1" table:formula="of:=SUM([.A2355:.A2365])/11" office:value-type="float" office:value="0.569718897342682" calcext:value-type="float">
            <text:p>0.569718897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55:.G2365])/11" office:value-type="float" office:value="86.8181818181818" calcext:value-type="float">
            <text:p>86.8181818182</text:p>
          </table:table-cell>
          <table:table-cell/>
        </table:table-row>
        <table:table-row table:style-name="ro1">
          <table:table-cell office:value-type="float" office:value="0.335746198892593" calcext:value-type="float">
            <text:p>0.3357461989</text:p>
          </table:table-cell>
          <table:table-cell/>
          <table:table-cell table:style-name="ce1" table:formula="of:=SUM([.A2356:.A2366])/11" office:value-type="float" office:value="0.530757790262049" calcext:value-type="float">
            <text:p>0.530757790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56:.G2366])/11" office:value-type="float" office:value="87.3636363636364" calcext:value-type="float">
            <text:p>87.3636363636</text:p>
          </table:table-cell>
          <table:table-cell/>
        </table:table-row>
        <table:table-row table:style-name="ro1">
          <table:table-cell office:value-type="float" office:value="0.931564807891846" calcext:value-type="float">
            <text:p>0.9315648079</text:p>
          </table:table-cell>
          <table:table-cell/>
          <table:table-cell table:style-name="ce1" table:formula="of:=SUM([.A2357:.A2367])/11" office:value-type="float" office:value="0.535925521091982" calcext:value-type="float">
            <text:p>0.535925521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357:.G2367])/11" office:value-type="float" office:value="87.3636363636364" calcext:value-type="float">
            <text:p>87.3636363636</text:p>
          </table:table-cell>
          <table:table-cell/>
        </table:table-row>
        <table:table-row table:style-name="ro1">
          <table:table-cell office:value-type="float" office:value="0.545135617256165" calcext:value-type="float">
            <text:p>0.5451356173</text:p>
          </table:table-cell>
          <table:table-cell/>
          <table:table-cell table:style-name="ce1" table:formula="of:=SUM([.A2358:.A2368])/11" office:value-type="float" office:value="0.493193173950369" calcext:value-type="float">
            <text:p>0.49319317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358:.G2368])/11" office:value-type="float" office:value="87.9090909090909" calcext:value-type="float">
            <text:p>87.9090909091</text:p>
          </table:table-cell>
          <table:table-cell/>
        </table:table-row>
        <table:table-row table:style-name="ro1">
          <table:table-cell office:value-type="float" office:value="0.427484542131424" calcext:value-type="float">
            <text:p>0.4274845421</text:p>
          </table:table-cell>
          <table:table-cell/>
          <table:table-cell table:style-name="ce1" table:formula="of:=SUM([.A2359:.A2369])/11" office:value-type="float" office:value="0.541406558318572" calcext:value-type="float">
            <text:p>0.541406558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359:.G2369])/11" office:value-type="float" office:value="85.6363636363636" calcext:value-type="float">
            <text:p>85.6363636364</text:p>
          </table:table-cell>
          <table:table-cell/>
        </table:table-row>
        <table:table-row table:style-name="ro1">
          <table:table-cell office:value-type="float" office:value="0.474965155124664" calcext:value-type="float">
            <text:p>0.4749651551</text:p>
          </table:table-cell>
          <table:table-cell/>
          <table:table-cell table:style-name="ce1" table:formula="of:=SUM([.A2360:.A2370])/11" office:value-type="float" office:value="0.573260036381809" calcext:value-type="float">
            <text:p>0.573260036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60:.G2370])/11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0.507731914520264" calcext:value-type="float">
            <text:p>0.5077319145</text:p>
          </table:table-cell>
          <table:table-cell/>
          <table:table-cell table:style-name="ce1" table:formula="of:=SUM([.A2361:.A2371])/11" office:value-type="float" office:value="0.66760309717872" calcext:value-type="float">
            <text:p>0.667603097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61:.G2371])/11" office:value-type="float" office:value="82.9090909090909" calcext:value-type="float">
            <text:p>82.9090909091</text:p>
          </table:table-cell>
          <table:table-cell/>
        </table:table-row>
        <table:table-row table:style-name="ro1">
          <table:table-cell office:value-type="float" office:value="0.409113615751267" calcext:value-type="float">
            <text:p>0.4091136158</text:p>
          </table:table-cell>
          <table:table-cell/>
          <table:table-cell table:style-name="ce1" table:formula="of:=SUM([.A2362:.A2372])/11" office:value-type="float" office:value="0.661785469813781" calcext:value-type="float">
            <text:p>0.661785469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62:.G2372])/11" office:value-type="float" office:value="81.1818181818182" calcext:value-type="float">
            <text:p>81.1818181818</text:p>
          </table:table-cell>
          <table:table-cell/>
        </table:table-row>
        <table:table-row table:style-name="ro1">
          <table:table-cell office:value-type="float" office:value="0.522762775421143" calcext:value-type="float">
            <text:p>0.5227627754</text:p>
          </table:table-cell>
          <table:table-cell/>
          <table:table-cell table:style-name="ce1" table:formula="of:=SUM([.A2363:.A2373])/11" office:value-type="float" office:value="0.648032375357368" calcext:value-type="float">
            <text:p>0.648032375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63:.G2373])/11" office:value-type="float" office:value="80.6363636363636" calcext:value-type="float">
            <text:p>80.6363636364</text:p>
          </table:table-cell>
          <table:table-cell/>
        </table:table-row>
        <table:table-row table:style-name="ro1">
          <table:table-cell office:value-type="float" office:value="0.435987740755081" calcext:value-type="float">
            <text:p>0.4359877408</text:p>
          </table:table-cell>
          <table:table-cell/>
          <table:table-cell table:style-name="ce1" table:formula="of:=SUM([.A2364:.A2374])/11" office:value-type="float" office:value="0.66629321737723" calcext:value-type="float">
            <text:p>0.6662932174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2364:.G2374])/11" office:value-type="float" office:value="79.5454545454546" calcext:value-type="float">
            <text:p>79.5454545455</text:p>
          </table:table-cell>
          <table:table-cell/>
        </table:table-row>
        <table:table-row table:style-name="ro1">
          <table:table-cell office:value-type="float" office:value="0.975268602371216" calcext:value-type="float">
            <text:p>0.9752686024</text:p>
          </table:table-cell>
          <table:table-cell/>
          <table:table-cell table:style-name="ce1" table:formula="of:=SUM([.A2365:.A2375])/11" office:value-type="float" office:value="0.646377730098638" calcext:value-type="float">
            <text:p>0.646377730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table:formula="of:=SUM([.G2365:.G2375])/11" office:value-type="float" office:value="80.3636363636364" calcext:value-type="float">
            <text:p>80.3636363636</text:p>
          </table:table-cell>
          <table:table-cell/>
        </table:table-row>
        <table:table-row table:style-name="ro1">
          <table:table-cell office:value-type="float" office:value="0.272574722766876" calcext:value-type="float">
            <text:p>0.2725747228</text:p>
          </table:table-cell>
          <table:table-cell/>
          <table:table-cell table:style-name="ce1" table:formula="of:=SUM([.A2366:.A2376])/11" office:value-type="float" office:value="0.612995552745733" calcext:value-type="float">
            <text:p>0.6129955527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366:.G2376])/11" office:value-type="float" office:value="77.2727272727273" calcext:value-type="float">
            <text:p>77.2727272727</text:p>
          </table:table-cell>
          <table:table-cell/>
        </table:table-row>
        <table:table-row table:style-name="ro1">
          <table:table-cell office:value-type="float" office:value="0.392591238021851" calcext:value-type="float">
            <text:p>0.392591238</text:p>
          </table:table-cell>
          <table:table-cell/>
          <table:table-cell table:style-name="ce1" table:formula="of:=SUM([.A2367:.A2377])/11" office:value-type="float" office:value="0.666464869271626" calcext:value-type="float">
            <text:p>0.666464869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67:.G2377])/11" office:value-type="float" office:value="76.7272727272727" calcext:value-type="float">
            <text:p>76.7272727273</text:p>
          </table:table-cell>
          <table:table-cell/>
        </table:table-row>
        <table:table-row table:style-name="ro1">
          <table:table-cell office:value-type="float" office:value="0.461508989334106" calcext:value-type="float">
            <text:p>0.4615089893</text:p>
          </table:table-cell>
          <table:table-cell/>
          <table:table-cell table:style-name="ce1" table:formula="of:=SUM([.A2368:.A2378])/11" office:value-type="float" office:value="0.670485091480343" calcext:value-type="float">
            <text:p>0.670485091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68:.G2378])/11" office:value-type="float" office:value="75.6363636363636" calcext:value-type="float">
            <text:p>75.6363636364</text:p>
          </table:table-cell>
          <table:table-cell/>
        </table:table-row>
        <table:table-row table:style-name="ro1">
          <table:table-cell office:value-type="float" office:value="1.0754828453064" calcext:value-type="float">
            <text:p>1.0754828453</text:p>
          </table:table-cell>
          <table:table-cell/>
          <table:table-cell table:style-name="ce1" table:formula="of:=SUM([.A2369:.A2379])/11" office:value-type="float" office:value="0.757913997227497" calcext:value-type="float">
            <text:p>0.757913997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369:.G2379])/11" office:value-type="float" office:value="75.6363636363636" calcext:value-type="float">
            <text:p>75.6363636364</text:p>
          </table:table-cell>
          <table:table-cell/>
        </table:table-row>
        <table:table-row table:style-name="ro1">
          <table:table-cell office:value-type="float" office:value="0.777872800827026" calcext:value-type="float">
            <text:p>0.7778728008</text:p>
          </table:table-cell>
          <table:table-cell/>
          <table:table-cell table:style-name="ce1"/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70:.G2380])/11" office:value-type="float" office:value="76.8181818181818" calcext:value-type="float">
            <text:p>76.8181818182</text:p>
          </table:table-cell>
          <table:table-cell/>
        </table:table-row>
        <table:table-row table:style-name="ro1">
          <table:table-cell office:value-type="float" office:value="1.51273882389069" calcext:value-type="float">
            <text:p>1.5127388239</text:p>
          </table:table-cell>
          <table:table-cell/>
          <table:table-cell table:style-name="ce1"/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71:.G2381])/11" office:value-type="float" office:value="77.3636363636364" calcext:value-type="float">
            <text:p>77.3636363636</text:p>
          </table:table-cell>
          <table:table-cell/>
        </table:table-row>
        <table:table-row table:style-name="ro1">
          <table:table-cell office:value-type="float" office:value="0.443738013505936" calcext:value-type="float">
            <text:p>0.4437380135</text:p>
          </table:table-cell>
          <table:table-cell/>
          <table:table-cell table:style-name="ce1"/>
          <table:table-cell table:number-columns-repeated="3"/>
          <table:table-cell office:value-type="float" office:value="68" calcext:value-type="float">
            <text:p>68</text:p>
          </table:table-cell>
          <table:table-cell table:style-name="ce1" table:formula="of:=SUM([.G2372:.G2382])/11" office:value-type="float" office:value="77.3636363636364" calcext:value-type="float">
            <text:p>77.3636363636</text:p>
          </table:table-cell>
          <table:table-cell/>
        </table:table-row>
        <table:table-row table:style-name="ro1">
          <table:table-cell office:value-type="float" office:value="0.257829576730728" calcext:value-type="float">
            <text:p>0.2578295767</text:p>
          </table:table-cell>
          <table:table-cell/>
          <table:table-cell table:style-name="ce1"/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373:.G2383])/11" office:value-type="float" office:value="79.0909090909091" calcext:value-type="float">
            <text:p>79.0909090909</text:p>
          </table:table-cell>
          <table:table-cell/>
        </table:table-row>
        <table:table-row table:style-name="ro1">
          <table:table-cell office:value-type="float" office:value="0.723632037639618" calcext:value-type="float">
            <text:p>0.7236320376</text:p>
          </table:table-cell>
          <table:table-cell/>
          <table:table-cell table:style-name="ce1"/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74:.G2384])/11" office:value-type="float" office:value="78.5454545454545" calcext:value-type="float">
            <text:p>78.5454545455</text:p>
          </table:table-cell>
          <table:table-cell/>
        </table:table-row>
        <table:table-row table:style-name="ro1">
          <table:table-cell office:value-type="float" office:value="0.216917380690575" calcext:value-type="float">
            <text:p>0.2169173807</text:p>
          </table:table-cell>
          <table:table-cell/>
          <table:table-cell table:style-name="ce1"/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75:.G2385])/11" office:value-type="float" office:value="79.6363636363636" calcext:value-type="float">
            <text:p>79.6363636364</text:p>
          </table:table-cell>
          <table:table-cell/>
        </table:table-row>
        <table:table-row table:style-name="ro1">
          <table:table-cell office:value-type="float" office:value="0.608064651489258" calcext:value-type="float">
            <text:p>0.6080646515</text:p>
          </table:table-cell>
          <table:table-cell/>
          <table:table-cell table:style-name="ce1"/>
          <table:table-cell table:number-columns-repeated="3"/>
          <table:table-cell office:value-type="float" office:value="66" calcext:value-type="float">
            <text:p>66</text:p>
          </table:table-cell>
          <table:table-cell table:style-name="ce1" table:formula="of:=SUM([.G2376:.G2386])/11" office:value-type="float" office:value="79.6363636363636" calcext:value-type="float">
            <text:p>79.6363636364</text:p>
          </table:table-cell>
          <table:table-cell/>
        </table:table-row>
        <table:table-row table:style-name="ro1">
          <table:table-cell office:value-type="float" office:value="0.860737204551697" calcext:value-type="float">
            <text:p>0.8607372046</text:p>
          </table:table-cell>
          <table:table-cell/>
          <table:table-cell table:style-name="ce1"/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77:.G2387])/11" office:value-type="float" office:value="82.0909090909091" calcext:value-type="float">
            <text:p>82.0909090909</text:p>
          </table:table-cell>
          <table:table-cell/>
        </table:table-row>
        <table:table-row table:style-name="ro1">
          <table:table-cell office:value-type="float" office:value="0.436813682317734" calcext:value-type="float">
            <text:p>0.4368136823</text:p>
          </table:table-cell>
          <table:table-cell/>
          <table:table-cell table:style-name="ce1"/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78:.G2388])/11" office:value-type="float" office:value="81.7272727272727" calcext:value-type="float">
            <text:p>81.7272727273</text:p>
          </table:table-cell>
          <table:table-cell/>
        </table:table-row>
        <table:table-row table:style-name="ro1">
          <table:table-cell office:value-type="float" office:value="1.4232269525528" calcext:value-type="float">
            <text:p>1.4232269526</text:p>
          </table:table-cell>
          <table:table-cell/>
          <table:table-cell table:style-name="ce1"/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79:.G2389])/11" office:value-type="float" office:value="82.8181818181818" calcext:value-type="float">
            <text:p>82.8181818182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380:.G2390])/11" office:value-type="float" office:value="81.7272727272727" calcext:value-type="float">
            <text:p>81.7272727273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81" calcext:value-type="float">
            <text:p>81</text:p>
          </table:table-cell>
          <table:table-cell table:style-name="ce1" table:formula="of:=SUM([.G2381:.G2391])/11" office:value-type="float" office:value="81.1818181818182" calcext:value-type="float">
            <text:p>81.1818181818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82:.G2392])/11" office:value-type="float" office:value="77.1818181818182" calcext:value-type="float">
            <text:p>77.1818181818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83:.G2393])/11" office:value-type="float" office:value="78.2727272727273" calcext:value-type="float">
            <text:p>78.2727272727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84:.G2394])/11" office:value-type="float" office:value="78.8181818181818" calcext:value-type="float">
            <text:p>78.8181818182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85:.G2395])/11" office:value-type="float" office:value="79.3636363636364" calcext:value-type="float">
            <text:p>79.3636363636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86:.G2396])/11" office:value-type="float" office:value="79.9090909090909" calcext:value-type="float">
            <text:p>79.9090909091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93" calcext:value-type="float">
            <text:p>93</text:p>
          </table:table-cell>
          <table:table-cell table:style-name="ce1" table:formula="of:=SUM([.G2387:.G2397])/11" office:value-type="float" office:value="79.2727272727273" calcext:value-type="float">
            <text:p>79.2727272727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83" calcext:value-type="float">
            <text:p>83</text:p>
          </table:table-cell>
          <table:table-cell table:style-name="ce1" table:formula="of:=SUM([.G2388:.G2398])/11"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87" calcext:value-type="float">
            <text:p>87</text:p>
          </table:table-cell>
          <table:table-cell table:style-name="ce1" table:formula="of:=SUM([.G2389:.G2399])/11" office:value-type="float" office:value="76.8181818181818" calcext:value-type="float">
            <text:p>76.8181818182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75" calcext:value-type="float">
            <text:p>75</text:p>
          </table:table-cell>
          <table:table-cell table:style-name="ce1" table:formula="of:=SUM([.G2390:.G2400])/11" office:value-type="float" office:value="75.7272727272727" calcext:value-type="float">
            <text:p>75.7272727273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 table:number-rows-repeated="13">
          <table:table-cell table:number-columns-repeated="2"/>
          <table:table-cell table:style-name="ce1"/>
          <table:table-cell table:number-columns-repeated="6"/>
        </table:table-row>
        <table:table-row table:style-name="ro1" table:number-rows-repeated="1041363">
          <table:table-cell table:number-columns-repeated="9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21:58:25.968793560</meta:creation-date>
    <dc:date>2019-07-10T22:44:32.111625208</dc:date>
    <meta:editing-duration>PT3M50S</meta:editing-duration>
    <meta:editing-cycles>1</meta:editing-cycles>
    <meta:document-statistic meta:table-count="1" meta:cell-count="12372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工作表1.E1:工作表1.E216" svg:x="1.331cm" svg:y="0.18cm" svg:width="14.349cm" svg:height="7.659cm">
          <chartooo:coordinate-region svg:x="2.058cm" svg:y="0.301cm" svg:width="13.622cm" svg:height="6.536cm"/>
          <chart:axis chart:dimension="x" chart:name="primary-x" chart:style-name="ch3">
            <chart:title svg:x="7.998cm" svg:y="8.019cm" chart:style-name="ch4">
              <text:p>epoch</text:p>
            </chart:title>
          </chart:axis>
          <chart:axis chart:dimension="y" chart:name="primary-y" chart:style-name="ch3">
            <chart:title svg:x="0.451cm" svg:y="4.357cm" chart:style-name="ch5">
              <text:p>loss</text:p>
            </chart:title>
            <chart:grid chart:style-name="ch6" chart:class="major"/>
          </chart:axis>
          <chart:series chart:style-name="ch7" chart:values-cell-range-address="工作表1.E1:工作表1.E216" chart:class="chart:line">
            <chart:data-point chart:repeated="2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8117593418468">
                <text:p>1.58117593418468</text:p>
                <draw:g>
                  <svg:desc>工作表1.E1:工作表1.E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820595221086">
                <text:p>1.4820595221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6908894560554">
                <text:p>1.26908894560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8461479490454">
                <text:p>1.48461479490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0679852529006">
                <text:p>1.40679852529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883185711774">
                <text:p>1.3883185711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0611774054441">
                <text:p>1.30611774054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5578647743572">
                <text:p>1.45578647743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8042857430198">
                <text:p>1.38042857430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2676636414094">
                <text:p>1.22676636414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8705191395499">
                <text:p>1.18705191395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3742405609651">
                <text:p>1.33742405609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6830226941542">
                <text:p>1.36830226941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2056044990366">
                <text:p>1.32056044990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3323514678262">
                <text:p>1.43323514678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5729296640916">
                <text:p>1.35729296640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0908574841239">
                <text:p>1.30908574841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7016151493246">
                <text:p>1.27016151493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3075103001161">
                <text:p>1.13075103001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9146196408705">
                <text:p>1.19146196408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0323484377428">
                <text:p>1.103234843774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0267500118776">
                <text:p>1.202675001187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5723779526624">
                <text:p>1.15723779526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6635411435908">
                <text:p>1.166354114359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7301115556197">
                <text:p>0.937301115556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7585111206228">
                <text:p>1.175851112062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6796019727534">
                <text:p>1.067960197275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4304105043411">
                <text:p>1.043041050434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7058364478023">
                <text:p>0.997058364478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4295513413169">
                <text:p>0.9342955134131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5327785556967">
                <text:p>1.053277855569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446581537073">
                <text:p>1.06446581537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1379405585202">
                <text:p>1.11379405585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791724291715">
                <text:p>1.01791724291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6170283122496">
                <text:p>1.06170283122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96776047619907">
                <text:p>0.8967760476199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4972514835271">
                <text:p>0.949725148352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3945565223694">
                <text:p>0.903945565223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0261713916605">
                <text:p>1.102617139166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3371123508974">
                <text:p>1.133711235089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42438532005657">
                <text:p>0.9424385320056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0302600643852">
                <text:p>0.9903026006438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3040527430448">
                <text:p>1.13040527430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94483062354001">
                <text:p>0.894483062354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6825191107662">
                <text:p>0.996825191107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6239563335072">
                <text:p>0.9862395633350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4451128461144">
                <text:p>0.774451128461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690043351867">
                <text:p>1.06900433518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5000499161807">
                <text:p>1.050004991618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9541333588687">
                <text:p>0.8495413335886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7443230802363">
                <text:p>1.074432308023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97862374782563">
                <text:p>0.8978623747825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0866454297846">
                <text:p>1.008664542978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0828900120475">
                <text:p>1.00828900120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6445317485116">
                <text:p>0.9364453174851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66886639595032">
                <text:p>0.966886639595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6641687479886">
                <text:p>0.9766416874798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3081201423299">
                <text:p>0.9530812014232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0194920518182">
                <text:p>0.790194920518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4760157411748">
                <text:p>0.9247601574117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96297869357195">
                <text:p>0.8962978693571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8731407468969">
                <text:p>1.087314074689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9686477509412">
                <text:p>0.796864775094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2980441938747">
                <text:p>1.029804419387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35353477434679">
                <text:p>0.835353477434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1894097274">
                <text:p>0.818940972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24293743480335">
                <text:p>0.8242937434803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1721594767137">
                <text:p>0.7617215947671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14840739423578">
                <text:p>0.8148407394235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5038083900105">
                <text:p>0.7650380839001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14469941637732">
                <text:p>0.8144699416377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3626866123893">
                <text:p>0.736268661238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98839923468503">
                <text:p>0.8988399234685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6888540007851">
                <text:p>0.7468885400078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39438386938788">
                <text:p>0.8394383869387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4217927455902">
                <text:p>0.8742179274559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3629090460864">
                <text:p>0.736290904608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61658655513416">
                <text:p>0.6616586555134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69783846356652">
                <text:p>0.7697838463566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39865633032538">
                <text:p>0.8398656330325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0401162667708">
                <text:p>0.9304011626677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3023179336027">
                <text:p>0.8930231793360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05614482272755">
                <text:p>0.8056144822727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51020249995319">
                <text:p>0.7510202499953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92707158218731">
                <text:p>0.8927071582187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6236962838606">
                <text:p>1.062369628386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82563068649985">
                <text:p>0.7825630686499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92900516228242">
                <text:p>0.7929005162282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22475070303137">
                <text:p>0.822475070303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17718310789629">
                <text:p>0.8177183107896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74216302958402">
                <text:p>0.6742163029584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39625058390878">
                <text:p>0.7396250583908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92183483188803">
                <text:p>0.792183483188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72939153151079">
                <text:p>0.8729391531510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42442271926186">
                <text:p>0.742442271926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22338456457312">
                <text:p>0.822338456457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96595159443942">
                <text:p>0.6965951594439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10215473716909">
                <text:p>0.7102154737169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90517549623143">
                <text:p>0.7905175496231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31059265407649">
                <text:p>0.7310592654076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71157405593179">
                <text:p>0.7711574055931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73752431436019">
                <text:p>0.8737524314360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78679489547556">
                <text:p>0.878679489547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05464425412092">
                <text:p>0.7054644254120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03658759052103">
                <text:p>0.8036587590521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26208620450713">
                <text:p>0.7262086204507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84124087745493">
                <text:p>0.6841240877454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28695265271448">
                <text:p>0.7286952652714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14835863763636">
                <text:p>0.6148358637636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97799091989344">
                <text:p>0.697799091989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67407663843849">
                <text:p>0.7674076638438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65114601091905">
                <text:p>0.5651146010919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98060349984603">
                <text:p>0.6980603499846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63374409350481">
                <text:p>0.8633744093504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20470024238933">
                <text:p>0.8204700242389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2052778872577">
                <text:p>0.6920527788725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08490637215701">
                <text:p>0.7084906372157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10756802287969">
                <text:p>0.6107568022879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05374511805448">
                <text:p>0.705374511805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79084108092567">
                <text:p>0.7790841080925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86233701489188">
                <text:p>0.7862337014891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66118333556435">
                <text:p>0.8661183335564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45539982210506">
                <text:p>0.7455399822105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88438838720322">
                <text:p>0.5884388387203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93132016333667">
                <text:p>0.593132016333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88291918689554">
                <text:p>0.5882919186895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50306115638126">
                <text:p>0.5503061156381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75159389322454">
                <text:p>0.6751593893224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1452502283183">
                <text:p>0.614525022831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14552050828934">
                <text:p>0.6145520508289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68904892422936">
                <text:p>0.6689048924229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96286220984025">
                <text:p>0.5962862209840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85198638114063">
                <text:p>0.5851986381140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7003823952241">
                <text:p>0.6670038239522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92966244979339">
                <text:p>0.5929662449793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38330142606388">
                <text:p>0.6383301426063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01263603839008">
                <text:p>0.7012636038390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09250846234235">
                <text:p>0.6092508462342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9892583218488">
                <text:p>0.6998925832184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41119335998189">
                <text:p>0.7411193359981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19727630506862">
                <text:p>0.6197276305068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69904461503029">
                <text:p>0.5699044615030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75758617032658">
                <text:p>0.5757586170326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01539539207112">
                <text:p>0.5015395392071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1966658884829">
                <text:p>0.5819666588848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26310013099151">
                <text:p>0.5263100130991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65856865861199">
                <text:p>0.5658568658611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17314425923607">
                <text:p>0.5173144259236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91528049924157">
                <text:p>0.591528049924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95793848146092">
                <text:p>0.6957938481460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62944892048836">
                <text:p>0.7629448920488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4693457213315">
                <text:p>0.9046934572133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56511444937099">
                <text:p>0.6565114449370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75394413146106">
                <text:p>0.6753944131461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55731906132265">
                <text:p>0.5557319061322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53262274915522">
                <text:p>0.4532622749155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79154383594339">
                <text:p>0.4791543835943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00455726276745">
                <text:p>0.5004557262767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14940109578046">
                <text:p>0.6149401095780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15092952143062">
                <text:p>0.6150929521430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20650084994056">
                <text:p>0.7206500849940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66195379603993">
                <text:p>0.5661953796039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85501034151424">
                <text:p>0.5855010341514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2440434260802">
                <text:p>0.6324404342608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27454560453242">
                <text:p>0.5274545604532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6145970821381">
                <text:p>0.6761459708213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50830682841214">
                <text:p>0.7508306828412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91798410361464">
                <text:p>0.4917984103614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5515844930302">
                <text:p>0.655158449303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41046270457181">
                <text:p>0.4410462704571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30693577636372">
                <text:p>0.4306935776363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89448750560934">
                <text:p>0.4894487505609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93661797859452">
                <text:p>0.4936617978594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97529353607785">
                <text:p>0.4975293536077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37268730727109">
                <text:p>0.5372687307271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79312632029707">
                <text:p>0.5793126320297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02564161474055">
                <text:p>0.602564161474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07805869796059">
                <text:p>0.6078058697960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19576093012636">
                <text:p>0.5195760930126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7471050132404">
                <text:p>0.6174710501324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45274719595909">
                <text:p>0.5452747195959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3343193016269">
                <text:p>0.433431930162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96419408104637">
                <text:p>0.4964194081046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76578524166888">
                <text:p>0.4765785241668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99415828964927">
                <text:p>0.3994158289649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57493374293501">
                <text:p>0.4574933742935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16644888032566">
                <text:p>0.8166448880325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58873655037446">
                <text:p>0.7588736550374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25521432269704">
                <text:p>0.6255214322697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20088277079842">
                <text:p>0.5200882770798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37279966202649">
                <text:p>0.5372799662026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6464678645134">
                <text:p>0.464646786451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62592804973776">
                <text:p>0.4625928049737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60810009728779">
                <text:p>0.460810009728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05760885097764">
                <text:p>0.5057608850977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34209380637516">
                <text:p>0.4342093806375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54127861694856">
                <text:p>0.4541278616948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07660550150004">
                <text:p>0.5076605501500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13273107192733">
                <text:p>0.6132731071927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01815224235708">
                <text:p>0.5018152242357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64882619272579">
                <text:p>0.6648826192725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48792157931761">
                <text:p>0.7487921579317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27753447944468">
                <text:p>0.5277534479444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84683340246027">
                <text:p>0.4846833402460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48510190573606">
                <text:p>0.6485101905736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86023726246574">
                <text:p>0.5860237262465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80565632744269">
                <text:p>0.5805656327442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3451938114383">
                <text:p>0.534519381143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87778912349181">
                <text:p>0.5877789123491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24955485896631">
                <text:p>0.4249554858966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10855842178518">
                <text:p>0.6108558421785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28644740581512">
                <text:p>0.5286447405815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47959883104671">
                <text:p>0.5479598831046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64925944263285">
                <text:p>0.5649259442632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69718897342682">
                <text:p>0.5697188973426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12995552745733">
                <text:p>0.612995552745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工作表1.I1:工作表1.I218" svg:x="1.331cm" svg:y="0.18cm" svg:width="14.349cm" svg:height="7.659cm">
          <chartooo:coordinate-region svg:x="1.952cm" svg:y="0.301cm" svg:width="13.465cm" svg:height="6.536cm"/>
          <chart:axis chart:dimension="x" chart:name="primary-x" chart:style-name="ch3">
            <chart:title svg:x="7.998cm" svg:y="8.019cm" chart:style-name="ch4">
              <text:p>epoch</text:p>
            </chart:title>
          </chart:axis>
          <chart:axis chart:dimension="y" chart:name="primary-y" chart:style-name="ch3">
            <chart:title svg:x="0.451cm" svg:y="4.714cm" chart:style-name="ch5">
              <text:p>accuracy</text:p>
            </chart:title>
            <chart:grid chart:style-name="ch6" chart:class="major"/>
          </chart:axis>
          <chart:series chart:style-name="ch7" chart:values-cell-range-address="工作表1.I1:工作表1.I218" chart:class="chart:line">
            <chart:data-point chart:repeated="2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9090909090909">
                <text:p>21.9090909090909</text:p>
                <draw:g>
                  <svg:desc>工作表1.I1:工作表1.I2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8181818181818">
                <text:p>20.818181818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6363636363636">
                <text:p>16.6363636363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454545454545">
                <text:p>36.545454545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3636363636364">
                <text:p>50.3636363636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636363636364">
                <text:p>47.36363636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9090909090909">
                <text:p>50.909090909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7272727272727">
                <text:p>43.7272727272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2727272727273">
                <text:p>54.2727272727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8181818181818">
                <text:p>34.8181818181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3636363636364">
                <text:p>54.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.4545454545455">
                <text:p>52.4545454545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0909090909091">
                <text:p>54.0909090909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7272727272727">
                <text:p>48.7272727272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8181818181818">
                <text:p>52.8181818181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7272727272727">
                <text:p>38.7272727272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1818181818182">
                <text:p>36.1818181818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9090909090909">
                <text:p>42.90909090909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5454545454545">
                <text:p>43.5454545454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6363636363636">
                <text:p>60.6363636363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.9090909090909">
                <text:p>62.9090909090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9090909090909">
                <text:p>59.909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9090909090909">
                <text:p>63.9090909090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6363636363636">
                <text:p>64.6363636363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.4545454545455">
                <text:p>60.4545454545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.2727272727273">
                <text:p>65.2727272727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.5454545454546">
                <text:p>62.54545454545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6363636363636">
                <text:p>60.6363636363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1818181818182">
                <text:p>60.1818181818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.1818181818182">
                <text:p>65.1818181818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.7272727272727">
                <text:p>68.72727272727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.7272727272727">
                <text:p>64.7272727272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.6363636363636">
                <text:p>56.63636363636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7272727272727">
                <text:p>65.72727272727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.4545454545455">
                <text:p>64.4545454545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.8181818181818">
                <text:p>67.81818181818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1818181818182">
                <text:p>69.1818181818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.4545454545455">
                <text:p>62.45454545454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.7272727272727">
                <text:p>59.72727272727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.1818181818182">
                <text:p>61.18181818181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.1818181818182">
                <text:p>65.18181818181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.4545454545455">
                <text:p>62.4545454545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7272727272727">
                <text:p>63.72727272727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1818181818182">
                <text:p>68.18181818181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.8181818181818">
                <text:p>75.8181818181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.6363636363636">
                <text:p>60.63636363636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.2727272727273">
                <text:p>66.27272727272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.9090909090909">
                <text:p>70.90909090909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3636363636364">
                <text:p>71.36363636363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.2727272727273">
                <text:p>64.27272727272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.7272727272727">
                <text:p>70.7272727272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.3636363636364">
                <text:p>71.36363636363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8181818181818">
                <text:p>65.81818181818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.1818181818182">
                <text:p>75.1818181818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.0909090909091">
                <text:p>62.09090909090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.3636363636364">
                <text:p>68.36363636363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.3636363636364">
                <text:p>75.36363636363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.6363636363636">
                <text:p>69.63636363636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.3636363636364">
                <text:p>73.3636363636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.0909090909091">
                <text:p>79.0909090909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.6363636363636">
                <text:p>73.6363636363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.2727272727273">
                <text:p>67.27272727272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2727272727273">
                <text:p>67.27272727272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.6363636363636">
                <text:p>79.63636363636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.1818181818182">
                <text:p>73.18181818181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8181818181818">
                <text:p>75.8181818181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.7272727272727">
                <text:p>65.72727272727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.0909090909091">
                <text:p>76.09090909090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4.7272727272727">
                <text:p>74.72727272727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1818181818182">
                <text:p>77.18181818181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.2727272727273">
                <text:p>70.27272727272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.2727272727273">
                <text:p>67.27272727272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.5454545454545">
                <text:p>73.5454545454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.7272727272727">
                <text:p>74.72727272727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6363636363636">
                <text:p>68.63636363636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.9090909090909">
                <text:p>80.90909090909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.9090909090909">
                <text:p>80.90909090909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.1818181818182">
                <text:p>76.18181818181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1.8181818181818">
                <text:p>81.8181818181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0909090909091">
                <text:p>73.09090909090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.8181818181818">
                <text:p>58.81818181818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8.5454545454545">
                <text:p>58.54545454545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4.5454545454546">
                <text:p>74.54545454545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4.8181818181818">
                <text:p>74.81818181818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.8181818181818">
                <text:p>77.8181818181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.2727272727273">
                <text:p>76.27272727272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9.5454545454546">
                <text:p>79.54545454545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.8181818181818">
                <text:p>79.8181818181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6.5454545454545">
                <text:p>76.54545454545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.6363636363636">
                <text:p>67.63636363636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.4545454545455">
                <text:p>70.45454545454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4.1818181818182">
                <text:p>74.18181818181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6.9090909090909">
                <text:p>76.90909090909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6.7272727272727">
                <text:p>66.72727272727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9.1818181818182">
                <text:p>79.18181818181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.7272727272727">
                <text:p>78.72727272727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2.1818181818182">
                <text:p>82.18181818181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.6363636363636">
                <text:p>72.63636363636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.9090909090909">
                <text:p>83.90909090909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.5454545454546">
                <text:p>75.54545454545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.9090909090909">
                <text:p>72.90909090909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2.6363636363636">
                <text:p>72.63636363636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.9090909090909">
                <text:p>83.90909090909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1.4545454545454">
                <text:p>81.45454545454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.0909090909091">
                <text:p>87.09090909090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1.3636363636364">
                <text:p>81.36363636363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.7272727272727">
                <text:p>77.72727272727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.6363636363636">
                <text:p>77.63636363636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2727272727273">
                <text:p>78.27272727272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.9090909090909">
                <text:p>80.90909090909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.4545454545455">
                <text:p>83.4545454545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.2727272727273">
                <text:p>80.27272727272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.9090909090909">
                <text:p>84.90909090909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3.3636363636364">
                <text:p>83.36363636363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4.5454545454546">
                <text:p>84.54545454545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9.1818181818182">
                <text:p>79.18181818181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1.3636363636364">
                <text:p>81.36363636363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2.0909090909091">
                <text:p>82.09090909090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7.2727272727273">
                <text:p>77.27272727272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7.5454545454545">
                <text:p>87.54545454545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4.6363636363637">
                <text:p>84.63636363636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2.1818181818182">
                <text:p>82.18181818181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.6363636363636">
                <text:p>80.63636363636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.5454545454546">
                <text:p>84.54545454545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3.5454545454546">
                <text:p>83.54545454545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.8181818181818">
                <text:p>81.81818181818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9.7272727272727">
                <text:p>79.72727272727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5454545454546">
                <text:p>79.54545454545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5.7272727272727">
                <text:p>85.72727272727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1.2727272727273">
                <text:p>81.27272727272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4.0909090909091">
                <text:p>84.09090909090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4.0909090909091">
                <text:p>84.09090909090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.1818181818182">
                <text:p>86.18181818181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7.1818181818182">
                <text:p>77.18181818181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5.1818181818182">
                <text:p>85.18181818181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9.9090909090909">
                <text:p>79.90909090909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5454545454546">
                <text:p>75.54545454545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9090909090909">
                <text:p>76.90909090909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4.8181818181818">
                <text:p>74.81818181818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.2727272727273">
                <text:p>78.27272727272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.9090909090909">
                <text:p>84.90909090909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.0909090909091">
                <text:p>84.09090909090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0.6363636363636">
                <text:p>90.63636363636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.9090909090909">
                <text:p>86.90909090909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6.3636363636364">
                <text:p>76.36363636363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7.1818181818182">
                <text:p>77.18181818181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.3636363636364">
                <text:p>81.36363636363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.7272727272727">
                <text:p>82.72727272727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.9090909090909">
                <text:p>83.90909090909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7.9090909090909">
                <text:p>87.90909090909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7272727272727">
                <text:p>75.72727272727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.0909090909091">
                <text:p>70.09090909090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.2727272727273">
                <text:p>85.27272727272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.6363636363636">
                <text:p>85.63636363636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.9090909090909">
                <text:p>83.90909090909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9.4545454545455">
                <text:p>89.45454545454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.3636363636364">
                <text:p>89.36363636363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0.1818181818182">
                <text:p>90.18181818181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6.5454545454545">
                <text:p>86.54545454545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6.2727272727273">
                <text:p>86.27272727272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.7272727272727">
                <text:p>84.72727272727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3.4545454545455">
                <text:p>83.45454545454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.2727272727273">
                <text:p>80.27272727272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4.7272727272727">
                <text:p>84.72727272727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3.9090909090909">
                <text:p>83.90909090909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9.5454545454546">
                <text:p>79.54545454545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4.1818181818182">
                <text:p>84.18181818181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5.4545454545455">
                <text:p>85.454545454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9.0909090909091">
                <text:p>79.09090909090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8.5454545454546">
                <text:p>88.54545454545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9.9090909090909">
                <text:p>89.90909090909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.9090909090909">
                <text:p>86.90909090909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.1818181818182">
                <text:p>72.18181818181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.5454545454546">
                <text:p>70.54545454545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3.4545454545455">
                <text:p>83.45454545454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7.4545454545455">
                <text:p>77.45454545454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6.2727272727273">
                <text:p>86.27272727272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8.3636363636364">
                <text:p>88.36363636363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.0909090909091">
                <text:p>86.09090909090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7.7272727272727">
                <text:p>87.72727272727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.8181818181818">
                <text:p>86.81818181818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1.8181818181818">
                <text:p>81.81818181818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5.0909090909091">
                <text:p>75.09090909090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4.4545454545455">
                <text:p>84.45454545454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1.8181818181818">
                <text:p>81.81818181818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3.9090909090909">
                <text:p>83.90909090909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3.8181818181818">
                <text:p>83.81818181818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9.0909090909091">
                <text:p>89.09090909090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0.2727272727273">
                <text:p>80.27272727272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9.7272727272727">
                <text:p>79.72727272727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0.2727272727273">
                <text:p>80.27272727272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1.6363636363636">
                <text:p>81.63636363636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.3636363636364">
                <text:p>79.36363636363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.6363636363636">
                <text:p>85.63636363636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2.2727272727273">
                <text:p>82.27272727272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4.4545454545455">
                <text:p>84.45454545454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.8181818181818">
                <text:p>86.81818181818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2727272727273">
                <text:p>77.2727272727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2.0909090909091">
                <text:p>82.09090909090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